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Courier New" style:font-name-asian="Courier New" style:font-name-complex="Courier New"/>
    </style:style>
    <style:style style:name="P2" style:family="paragraph" style:parent-style-name="Standard">
      <style:paragraph-properties fo:text-align="justify" style:justify-single-word="false"/>
      <style:text-properties style:font-name="Courier New" style:font-name-complex="Courier New"/>
    </style:style>
    <style:style style:name="P3" style:family="paragraph" style:parent-style-name="Standard">
      <style:paragraph-properties fo:text-align="justify" style:justify-single-word="false"/>
      <style:text-properties style:font-name="Courier New" style:font-name-complex="Courier New"/>
    </style:style>
    <style:style style:name="P4" style:family="paragraph" style:parent-style-name="Heading_20_1" style:master-page-name="Standard">
      <style:paragraph-properties fo:text-align="center" style:justify-single-word="false" style:page-number="auto"/>
    </style:style>
    <style:style style:name="P5" style:family="paragraph" style:parent-style-name="Heading_20_2">
      <style:paragraph-properties fo:text-align="justify" style:justify-single-word="false"/>
    </style:style>
    <style:style style:name="T1" style:family="text">
      <style:text-properties style:use-window-font-color="true" style:font-name="Courier New" fo:font-size="10pt" fo:language="pt" fo:country="BR" style:font-name-asian="Times New Roman" style:font-size-asian="10pt" style:font-name-complex="Courier New" style:font-size-complex="10pt" style:language-complex="ar" style:country-complex="SA"/>
    </style:style>
    <style:style style:name="T2" style:family="text">
      <style:text-properties officeooo:rsid="002479a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Chapter-A-Day</text:h>
      <text:h text:style-name="P5" text:outline-level="2">Primeiro Ano</text:h>
      <text:p text:style-name="P2"/>
      <text:p text:style-name="P2">Iniciamos uma jornada através das Escrituras. Iremos seguir os passos da vida de um crente... (1) salvação, (2) separação do mundo, (3) nossa vida como um sacerdote diante de Deus, (4) nossa vida como um crente neste mundo e (5) os pensamentos de Deus sobre nós e para nós. Estes 5 passos são como Gênesis, Êxodo, Levítico, Números e Deuteronômio. Com cada livro do Antigo Testamento, iremos então alternar com um livro do Novo Testamento que nos dá a doutrina cristã (ensino) para cada um destes 5 passos. E então iremos através da Bíblia alternando entre o Antigo e o Novo Testamento. Aprendemos a doutrina Cristã (ensino) apenas no Novo Testamento; mas vemos que as histórias do Antigo Testamento são figuras. "O Novo está oculto no Antigo... O Antigo está revelado no Novo". Leia 1 Co 10-11 vagarosamente. As coisas não apenas aconteceram para aquelas pessoas nos séculos antes do Senhor Jesus ter vindo ao mundo, mas o Antigo Testamento foi escrito como instrução e aviso para nós crentes hoje. Leia Sl 102:18.</text:p>
      <text:p text:style-name="P2"/>
      <text:p text:style-name="P2">Começamos com Gênesis. Esta palavra significa "os princípios". Nos fala da primeira criação... o mundo natural. Então iremos ler Romanos. Quando uma pessoa recebe o Senhor Jesus como Salvador, ela é nascida de novo, tem um novo princípio... na nova criação. Romanos nos dá a verdade fundamental do Cristianismo. A primeira criação foi arruinada pelo pecado, a nova criação nunca pode ser estragada, pois ela foi formada pela morte e ressurreição de Cristo. A primeira criação é descrita por Deus como algo "muito bom" (Gn 1:31). O pecado a arruinou. Mas a nova criação que Cristo fez pela Sua morte e ressurreição tornou perfeito cada crente que faz parte dela (Hb 10:14). O pecado fechou o portão do paraíso terreno, mas o amor abriu a porta para o céu (Ap 4:1).</text:p>
      <text:p text:style-name="P2"/>
      <text:h text:style-name="Heading_20_2" text:outline-level="2">#001</text:h>
      <text:p text:style-name="P2"/>
      <text:p text:style-name="P2">A criação é obra dos dedos de Deus (Sl 8:3)... o castigo do ímpio é obra da mão de Deus (Sl 39:10)... a salvação é obra do braço de Deus (Sl 77:1).</text:p>
      <text:p text:style-name="P2"/>
      <text:p text:style-name="Text_20_body"><text:span text:style-name="T1">Gênesis</text:span> <text:span text:style-name="T1">1</text:span></text:p>
      <text:p text:style-name="P2">Repare nas quatro primeiras palavras da Bíblia. Deus criou maravilhosos céus e a terra. Na história da criação Deus conta ao homem (e a nós) tudo o que precisamos saber, nada mais.</text:p>
      <text:p text:style-name="P2"/>
      <text:p text:style-name="P2">Gn 1:1 Não é difícil de entender o que Deus está nos dizendo sobre a maneira como Ele criou todas as coisas. Em contraste, a teoria (é apenas uma teoria - uma idéia) da evolução é terrivelmente complicada. Pela fé (crendo) entendemos (Hebreus 11:3). Este versículo descreve a criação original, e que pode ter ocorrido tremendos juízos que caíram sobre esta terra. Se assim foi, então poderia haver milhares ou milhões de anos entre o primeiro e o segundo versículos. E isto explicaria muito daquilo que o homem tem descoberto... carvão, petróleo, minerais, etc. Todavia, poderia ter acontecido de Deus haver <text:soft-page-break/>criado estas coisas e as colocado ali, por assim dizer. Mas Ele não nos disse.</text:p>
      <text:p text:style-name="P2"/>
      <text:p text:style-name="P2">Gn 1:3-31 Foram gastos seis dias literais para fazer essa obra (veja isto confirmado em Êxodo 20:11 e Hebreus 11:3).</text:p>
      <text:p text:style-name="P2"/>
      <text:p text:style-name="P2">Gn 1:26 É naquele paraíso (jardim) que Deus introduz o primeiro homem... Adão. Os pensamentos de Deus sempre foram centralizados no homem (Provérbios 8:22-31). Adão e Eva não sabiam a diferença entre o bem e o mal... eles eram inocentes, e podiam desfrutar de Deus quando Ele descia para falar com eles.</text:p>
      <text:p text:style-name="P2"/>
      <text:h text:style-name="Heading_20_2" text:outline-level="2">#002</text:h>
      <text:p text:style-name="P2"/>
      <text:p text:style-name="P2">Nunca necessitamos mais do sustento de Deus e da obediência à Sua Palavra do que quando O adoramos.</text:p>
      <text:p text:style-name="P2"/>
      <text:p text:style-name="P2">Gênesis 2</text:p>
      <text:p text:style-name="P2"/>
      <text:p text:style-name="P2">Gn 2:1-3 Deus terminou Seu trabalho. Agora ele tinha descanso. O Sabbath é o descanso de Deus. Todavia, Deus nunca disse que a primeira criação era "perfeita". Ele disse que era "bom" e "muito bom" - 1:31. Repare que até aqui só a palavra "Deus" é usada. Ele é o Deus-Criador.</text:p>
      <text:p text:style-name="P2"/>
      <text:p text:style-name="P2">Gn 2:4-7 Um novo título... "Senhor Deus". Isto O coloca um pouco mais perto das pessoas. </text:p>
      <text:p text:style-name="P2"/>
      <text:p text:style-name="P2">Gn 2:8-14 O maravilhoso jardim no Éden (paraíso de delícias) é plantado pelo "Senhor Deus". Um rio (figura de bênção) corria desse jardim e se dividia em quatro rios. "Quatro" é o número nas Escrituras que significa "universal", ou, como os quatro cantos da terra. Quatro rios para abençoarem a terra. Mas isso não ia durar muito.</text:p>
      <text:p text:style-name="P2"/>
      <text:p text:style-name="P2">Gn 2:18-25 O primeiro matrimônio. Uma linda figura do último matrimônio que irá acontecer... Cristo e Sua noiva... cada verdadeiro crente nEle. Ap 19:7. O homem precisa de uma companhia, adequada a ele... à sua semelhança. Vejamos o significado profundo disso. Cerca de 4000 anos se passariam antes que soubéssemos o que Deus tinha em Seu coração. Seu Filho, o Senhor Jesus iria se tornar Homem. Ele é Deus e Homem em uma só Pessoa. Ele deveria ter uma esposa. Nós crentes no Senhor Jesus somos Sua esposa. Ef 5:23,32. Adão é posto a dormir... Cristo foi até a morte. A mulher é tirada do homem... a esposa de Cristo vem a existir saindo dEle próprio. Deus dá a esposa para Seu Filho como um prêmio pelo que Seu Filho fez por Ele, Cristo glorificou a Deus na terra. João 17:4. Há um só corpo... o corpo é a única igreja que existe - Ef 1:22-23. A igreja não é um edifício ou um grupo particular de crentes. A igreja é composta por cada verdadeiro crente no Senhor Jesus Cristo.</text:p>
      <text:p text:style-name="P2"/>
      <text:h text:style-name="Heading_20_2" text:outline-level="2">#003</text:h>
      <text:p text:style-name="P2"/>
      <text:p text:style-name="P2">Quando estou crendo que só Ele é perfeito em Seus caminhos, então não faço coisa alguma sem primeiro falar com Ele.</text:p>
      <text:p text:style-name="P2"/>
      <text:p text:style-name="P2">Gênesis 3</text:p>
      <text:p text:style-name="P2"/>
      <text:p text:style-name="P2"><text:soft-page-break/>Uma das passagens mais tristes em toda a Palavra de Deus... a queda do homem, sua separação do Deus santo que o criou e o amou. Então vem o anúncio daquilo que Deus iria graciosamente prover num futuro distante, para atender a necessidade do pecador caído e separado. Maravilhosa, maravilhosa verdade. Aprendamos isso no profundo de nosso coração!</text:p>
      <text:p text:style-name="P2"/>
      <text:p text:style-name="P2">Gn 3:1-7 Encontramos a serpente pela primeira vez, apresentada sem qualquer palavra de explicação: Eva comete vários erros. (1) Ela não devia ter escutado a serpente quando esta lhe falou. (2) Ela não devia ter falado com a serpente. (3) Ela devia ter ficado perto de seu marido. (4) Ela começou a raciocinar... o fruto era (A) bom para comer; (B) agradável aos olhos, (C) capaz de fazê-la sábia. (5) Ela desobedeceu a Deus, pois comeu o fruto. (6) Ela o deu a seu marido para ele comer. Desde então Satanás tem tido sucesso em trocar a verdade de Deus pelo engano e mentiras. Ele levou a raça humana ao pecado, miséria, violência, corrupção e morte; e para o perdido, o lago de fogo para sempre! E ainda assim as pessoas culpam a Deus pela condição atual do mundo.</text:p>
      <text:p text:style-name="P2"/>
      <text:p text:style-name="P2">Gn 3:7-10 Imediatamente após haverem desobedecido a Deus (pois a desobediência a Deus é pecado) eles viram que estavam nus... eles tinha recebido uma consciência... uma má consciência, pois se esconderam de Deus. Uma má consciência sempre nos faz ter medo de Deus.</text:p>
      <text:p text:style-name="P2"/>
      <text:p text:style-name="P2">Gn 3:11:24 O resultado de um ato de desobediência. O pecado sempre separa de Deus (Is 59:2). O pecado sai caro! A condição do mundo hoje é o resultado de um pecado.</text:p>
      <text:p text:style-name="P2"/>
      <text:p text:style-name="P2">Gn 3:15 Isto aponta diretamente para Cristo na cruz, destruindo Satanás (Hb 2:14).</text:p>
      <text:p text:style-name="P2"/>
      <text:p text:style-name="P2">Gn 3:16-17 Que contraste maravilhoso a esta tristeza é o gozo e a paz com Deus que o crente tem por meio da morte e ressurreição do Senhor Jesus Cristo (Rm 15:13).</text:p>
      <text:p text:style-name="P2"/>
      <text:p text:style-name="P2">Gn 3:21 Um animal deve morrer antes que as peles pudessem prover uma cobertura para Adão e Eva. Outra figura de Cristo como o Cordeiro de Deus, que morreu para nos limpar de nossos pecados e nos dar uma posição perfeita diante de Deus (Hb 10:14).</text:p>
      <text:p text:style-name="P2"/>
      <text:p text:style-name="P2">Gn 3:22 A árvore da vida tinha um propósito a ser cumprido no futuro. Vá até Ap 22:2. Nós crentes iremos comer do fruto daquela árvore, pois vamos viver para sempre!</text:p>
      <text:p text:style-name="P2"/>
      <text:p text:style-name="P2">Gn 3:23-24 A espada de juízo (castigo) os manteve fora do jardim. Mas a espada de juízo caiu sobre o Senhor Jesus (Zc 13:7) e através da morte do bom Pastor (Jo 10:11) a porta para o céu, para o paraíso de Deus, está aberta.</text:p>
      <text:p text:style-name="P2"/>
      <text:h text:style-name="Heading_20_2" text:outline-level="2">#004</text:h>
      <text:p text:style-name="P2"/>
      <text:p text:style-name="P2">Somos mais inclinados a falar a Deus da fraqueza que existe em nós do que permitir que Ele nos fale do que somos em Cristo.</text:p>
      <text:p text:style-name="P2"/>
      <text:p text:style-name="P2">Gênesis 4</text:p>
      <text:p text:style-name="P2"/>
      <text:p text:style-name="P2"><text:soft-page-break/>O pecado, espalhando-se por intermédio da família de Adão afetou cada pessoa nascida desde então (exceto o Senhor Jesus). No capítulo 3 foi o pecado contra Deus, aqui é o assassinato de outro ser humano. Há diversos "primeiros" neste capítulo, (1) o primeiro filho, (2) a primeira oferta, (3) o primeiro assassinato, (4) a primeira civilização, e (5) a primeira pessoa que está na linhagem espiritual de Cristo (Sete). </text:p>
      <text:p text:style-name="P2"/>
      <text:p text:style-name="P2">Na primeira vez que lemos de adoração, descobrimos que foi isto o que levou ao primeiro assassinato. Isto demonstra que hoje nenhuma pessoa que não esteja salva pode adorar a Deus. Pense em todo o sangue que foi derramado neste mundo como resultado do primeiro pecado.</text:p>
      <text:p text:style-name="P2"/>
      <text:p text:style-name="P2">Gn 4:1-17 A oferta de Caim foi fruto da terra que Deus havia amaldiçoado em Gn 3:17. Foi oferta sem sangue. A oferta de Abel agradou a Deus. Era uma figura da morte de Cristo na cruz por nós (Hb 11:4). Os altares de Caim e Abel (em tipo) ainda continuam ao nosso redor hoje. Você enxerga a diferença?</text:p>
      <text:p text:style-name="P2"/>
      <text:h text:style-name="Heading_20_2" text:outline-level="2">#005</text:h>
      <text:p text:style-name="P2"/>
      <text:p text:style-name="P2">Aquilo que está mais próximo do coração de Deus é sempre aquilo contra o que Satanás se opõe, com todas as suas forças e sutileza, por ser algo ligado a Cristo e à Sua glória; por isso ele se opõe, confunde, obscurece toda verdade que esteja associada a isso.</text:p>
      <text:p text:style-name="P2"/>
      <text:p text:style-name="P2">Gênesis 5</text:p>
      <text:p text:style-name="P2"/>
      <text:p text:style-name="P2">Gn 5:1 Compare este versículo com Mt 1:1. Gênesis 5 é um registro dos descendentes caídos do primeiro Adão, enquanto Mateus nos apresenta o livro das gerações de Jesus Cristo. Adão e Cristo são as duas cabeças. Nascemos na descendência da primeira; mas precisamos nascer de novo (Jo 3:7) na segunda. Por intermédio de Adão nós morremos, por intermédio de Cristo somos trazidos à vida (Rm 5:21). A que família você pertence? Por oito vezes neste capítulo lemos, "e morreu". Mas há um homem que nunca morreu. O que é falado a seu respeito? Um dia destes o Senhor Jesus voltará nos ares, e chamará cada crente para fora deste mundo. Todo aquele que não crê será deixado aqui. Enoque é uma figura de todos os crentes que serão arrebatados para encontrar o Senhor nos ares sem terem morrido (1 Ts 4:16-18).</text:p>
      <text:p text:style-name="P2"/>
      <text:h text:style-name="Heading_20_2" text:outline-level="2">#006</text:h>
      <text:p text:style-name="P2"/>
      <text:p text:style-name="P2">Não é conhecendo Satanás que nos tornamos capazes de discernir seus "estratagemas" e aptos a denunciá-la, mas em nos conservarmos na presença de Deus. Foi assim que sempre ocorreu com Cristo.</text:p>
      <text:p text:style-name="P2"/>
      <text:p text:style-name="P2">Gênesis 6</text:p>
      <text:p text:style-name="P2"/>
      <text:p text:style-name="P2">Gn 6:1-6 O pecado já naquele tempo tinha se espalhado por muitas partes da terra! E havia corrompido de tal forma a todos que Deus descreve isso da maneira como Ele vê no versículo 5. Cada lágrima de tristeza, separação, desapontamento, doença, morte, é resultado do pecado.</text:p>
      <text:p text:style-name="P2"/>
      <text:p text:style-name="P2"><text:soft-page-break/>Gn 6:7 O pecado só pode trazer castigo. Não pode haver qualquer outro resultado. Ele deve ser pago com a morte (Hb 9:22), "remissão" significando pagamento.</text:p>
      <text:p text:style-name="P2"/>
      <text:p text:style-name="P2">Gn 6:8-22 Mas Deus tem um homem pronto. Noé é uma figura de Cristo. Ele era um homem "justo" (correto e honesto) e perfeito (direito) e ele andou com Deus. Que contraste aquele com todas as pessoas ao redor dele! Noé permaneceu só. No meio de infiéis, só ele era fiel. É difícil permanecer só. Lembre-se de Noé. Deus enxerga você e Ele lhe usará se você for fiel à Sua Palavra.</text:p>
      <text:p text:style-name="P2"/>
      <text:p text:style-name="P2">Gn 6:13 O castigo de Deus. As pessoas dizem, "Sorria, Deus ama você", mas se esquecem deste versículo. É necessário arrependimento para com Deus e fé em nosso Senhor Jesus Cristo. Depois vem o sorriso.</text:p>
      <text:p text:style-name="P2"/>
      <text:p text:style-name="P2">Gn 6:14 A graça traz libertação. Deus sempre Se compraz em agir em graça (Rm 5:20). Mas deve haver um pagamento pelo derramamento de sangue.</text:p>
      <text:p text:style-name="P2"/>
      <text:p text:style-name="P2">Gn 6:14-22 Quando o pecado chega ao ápice, então vem o juízo. Mas Deus providencia um modo de escape. Somente na arca estava o meio de se escapar às águas da morte... Hoje, somente em Cristo há salvação. Cada exemplo de castigo tirado do castigo pelo pecado no Antigo Testamento é uma figura (um tipo) da cruz de Cristo. Às vezes a água é uma figura de juízo (Sl 69:2,14 e 15 e também Sl 42:7). Noé na arca, passando pelas águas, é uma destas figuras. Veja também Mt 12:40 e Mt 24:37-39. Isto demonstra que os acontecimentos do Antigo Testamento são figuras da salvação por meio de Cristo. Hoje o mundo está maduro (pronto) para o juízo. Desta vez será para sempre!</text:p>
      <text:p text:style-name="P2"/>
      <text:h text:style-name="Heading_20_2" text:outline-level="2">#007</text:h>
      <text:p text:style-name="P2"/>
      <text:p text:style-name="P2">Em graça soberana, Deus dá a Sua própria natureza àqueles que são nascidos de novo.</text:p>
      <text:p text:style-name="P2"/>
      <text:p text:style-name="P2">Gênesis 7</text:p>
      <text:p text:style-name="P2"/>
      <text:p text:style-name="P2">Deus disse a Noé o que fazer, e ele o fez (6:22 e 7:5,9). A arca proporcionava um abrigo perfeito contra o temporal da ira de Deus. Obedecer a Deus sempre traz livramento, bênção e felicidade, por toda a vida do crente.</text:p>
      <text:p text:style-name="P2"/>
      <text:p text:style-name="P2">Gn 7:1 "Entra" (8:16, "Sai"). Temos que entrar (Mt 11:28) antes de podermos sair (Mc 16:15). Devemos também nos separar do mundo (Hb 13:13; Tg 4:4). Separação não significa isolamento. Misturar-se com o mundo (socializar) estraga nosso testemunho. Mas falar de Cristo a outros nos conserva cristãos saudáveis.</text:p>
      <text:p text:style-name="P2"/>
      <text:p text:style-name="P2">Gn 7:2-5,8 Os animais dividiam-se em duas classes - limpos e impuros.</text:p>
      <text:p text:style-name="P2"/>
      <text:p text:style-name="P2">Gn 7:10 Após fechar a porta, Deus ainda espera, para o caso de haver alguém se voltar a Ele. (Jesus foi visto em pé, esperando caso Israel resolvesse voltar-se a Ele, mesmo depois de ter voltado para o céu - At 7:56). Nós crentes estamos neste período de tempo. A porta continua aberta. Deus está esperando pelos últimos que serão salvos antes de agir. A vinda do Senhor Jesus para nós (crentes) será o fim do dia da graça. Então a porta será fechada.</text:p>
      <text:p text:style-name="P2"/>
      <text:p text:style-name="P2"><text:soft-page-break/>Gn 7:11-24 Noé esteve na arca um ano e dez dias (7:11 e 8:14).</text:p>
      <text:p text:style-name="P2"/>
      <text:p text:style-name="P2">Gn 7:23 O juízo caiu sobre cada pessoa viva, cada animal e pássaro fora da arca. E assim é hoje, nenhuma pessoa que já tenha escutado o evangelho da graça de Deus terá uma segunda chance após o Senhor Jesus voltar.</text:p>
      <text:p text:style-name="P2"/>
      <text:h text:style-name="Heading_20_2" text:outline-level="2">#008</text:h>
      <text:p text:style-name="P2"/>
      <text:p text:style-name="P2">"Visto como o seu divino poder nos deu tudo o que diz respeito à vida e piedade, pelo conhecimento daquele que nos chamou pela sua glória e virtude." (2 Pd 1:3)</text:p>
      <text:p text:style-name="P2"/>
      <text:p text:style-name="P2">Gênesis 8</text:p>
      <text:p text:style-name="P2"/>
      <text:p text:style-name="P2">Gn 8:1-14 Deus não se esquece de Sua família na arca, e cuidadosamente nos conta vários detalhes interessantes. Deus faz um novo começo com a raça humana.</text:p>
      <text:p text:style-name="P2"/>
      <text:p text:style-name="P2">Gn 8:15-22 Mais uma vez, é um belo começo. Noé edifica um altar para Deus e oferece ofertas queimadas. Repare que isso é com os animais limpos... outra figura de Cristo, o Cordeiro de Deus. Veja Ap 5:6.</text:p>
      <text:p text:style-name="P2"/>
      <text:p text:style-name="P2">Gn 8:21 Milhares de anos iriam passar antes que Jesus viesse à terra para morrer, todavia o sacrifício de Noé foi um aroma agradável a Deus da morte de Seu Filho.</text:p>
      <text:p text:style-name="P2"/>
      <text:p text:style-name="P2">Gn 8:22 A promessa de Deus. Nunca falhou. Nunca falhará. 1 Rs 8:56 é algo belo.</text:p>
      <text:p text:style-name="P2"/>
      <text:h text:style-name="Heading_20_2" text:outline-level="2">#009</text:h>
      <text:p text:style-name="P2"/>
      <text:p text:style-name="P2">Você nunca sai da presença de Deus do modo como entra nela!</text:p>
      <text:p text:style-name="P2"/>
      <text:p text:style-name="P2">Gênesis 9</text:p>
      <text:p text:style-name="P2"/>
      <text:p text:style-name="P2">Gn 9:1-17 Deus faz um novo acordo (chamado de aliança) com os homens. Começa no vigésimo versículo do capítulo 8, e vai até o final do versículo 17 neste capítulo.</text:p>
      <text:p text:style-name="P2"/>
      <text:p text:style-name="P2">Gn 9:4 Um assunto muito importante. Pela primeira vez Deus dá permissão às pessoas para comerem a carne dos animais. Repare nesta afirmação... a vida da carne está no sangue. (Veja Lv 17:10-14). Eles NÃO deveriam comer o sangue. O corpo é feito de carne e sangue... a vida natural. Mas necessitamos de uma nova vida, uma vida espiritual. Quando Jesus morreu, Seu sangue foi vertido - derramado. Quando Ele ressuscitou de entre os mortos, Ele estava diferente. Ele estava sem sangue. Lc 24:39; 1 Co 15:43-50 e 2 Co 5:17. Se ler com atenção Romanos 6:2 a 12 irá aprender a nossa parte (a parte do crente) em tudo isso. Nós crentes estamos agora em uma nova vida espiritual. É a vida dEle; é vida eterna.</text:p>
      <text:p text:style-name="P2"/>
      <text:p text:style-name="P2">Gn 9:11-12 Sempre que você vê o arco-íris, você pode recordar que Deus o colocou ali como Sua indicação (lembrete) de que nunca mais haveria um dilúvio para destruir a terra. Mas você pode também ser lembrado de <text:soft-page-break/>que o próximo juízo é pior... Deus vai queimar a terra (2 Pd 3:6-7,10,12).</text:p>
      <text:p text:style-name="P2"/>
      <text:p text:style-name="P2">Gn 9:19-29 As pessoas não melhoraram. Noé cai agora em pecado. A raça humana começa a descambar mais uma vez pelo caminho da corrupção global.</text:p>
      <text:p text:style-name="P2"/>
      <text:h text:style-name="Heading_20_2" text:outline-level="2">#010</text:h>
      <text:p text:style-name="P2"/>
      <text:p text:style-name="P2">Ninguém pode estar tão intimamente perto de nós como Deus, pois Ele está em nós.</text:p>
      <text:p text:style-name="P2"/>
      <text:p text:style-name="P2">Gênesis 10</text:p>
      <text:p text:style-name="P2"/>
      <text:p text:style-name="P2">A história dos três filhos de Noé. Realmente, o mundo todo está hoje dividido a partir destes três filhos. Jafé... o povo Europeu é descendente dele (Também alguns dos povos do Norte da África vieram deste homem). Cão... dele vieram aqueles que agora habitam na África, e alguns do povo conhecido como Árabes. Sem... muitas das nações que vivem no continente da Ásia vieram dele. Os Israelitas estão neste grupo. Às vezes você escuta de pessoas que são contra os Judeus como sendo "anti-Semitas". A palavra "Semita" vem de "Semita"... descendentes de Sem.</text:p>
      <text:p text:style-name="P2"/>
      <text:p text:style-name="P2">Gn 10:8-10 Repare em Ninrod. Seu nome significa "nos rebelaremos". Seu reino era Babel (Babilônia). Ninrod era um caçador. Os dois métodos de Satanás são os que um caçador usa, engano e violência. Ele é uma figura do anticristo que irá liderar a rebelião contra o Senhor depois que os crentes tiverem sido arrebatados para o céu.</text:p>
      <text:p text:style-name="P2"/>
      <text:p text:style-name="P2">Em Apocalipse 17 você pode ler do "mistério, Babilônia", representando a última tentativa do homem de organizar um governo mundial.</text:p>
      <text:p text:style-name="P2"/>
      <text:h text:style-name="Heading_20_2" text:outline-level="2">#011</text:h>
      <text:p text:style-name="P2"/>
      <text:p text:style-name="P2">Deus nunca permite que Satanás atue em algo além da carne.</text:p>
      <text:p text:style-name="P2"/>
      <text:p text:style-name="P2">Gênesis 11</text:p>
      <text:p text:style-name="P2"/>
      <text:p text:style-name="P2">Gn 11:1-9 Ligue estes versículos ao parágrafo acima. A palavra "Babilônia" nas Escrituras é também uma figura da corrupção idólatra. Israel foi levado cativo para a Babilônia porque desobedeceu a Deus e se tornou idólatra. O crente que brinca com o mundo perderá seu poder e se tornará cativo de Satanás. No dia da tribulação haverá uma corrupção idólatra que se manifestará até ao máximo logo antes do Senhor vir em poder e destruir tudo. A torre de Babel levou à dispersão do povo. Uma maneira de lembrar o que Babilônia representa é esta - "Egito" é o mundo de onde a "igreja" foi chamada para fora, e "Babilônia" é uma figura do mundo para dentro do qual a "igreja professa" acabou entrando.</text:p>
      <text:p text:style-name="P2"/>
      <text:p text:style-name="P2">Gn 11:10-26 Repare como caiu a idade das pessoas. Matusalém viveu 969 anos (5:27), depois Arfaxade após o dilúvio (filho de Sem) - vers. 12-13, viveu 438 anos. Éber (versículos 16-17) viveu 464 anos, a maior idade após o dilúvio.</text:p>
      <text:p text:style-name="P2"/>
      <text:p text:style-name="P2"><text:soft-page-break/>Gn 11:20 Após a dispersão de Babel, Reú viveu 239 anos. A vida foi mais uma vez encurtada nos dias de Abraão, pois ele viveu 175 anos (25:7). No Salmo 90:10 Deus determinou 70 anos, e isso não mudou muito desde então. Mas o Senhor Jesus era para ser cortado na metade de Seus dias (Sl 102:24) ou cerca de 33 anos de idade.</text:p>
      <text:p text:style-name="P2"/>
      <text:p text:style-name="P2">Gn 11:27-32 Abrão (mais tarde seu nome foi trocado para Abraão 17:5) nos é apresentado.</text:p>
      <text:p text:style-name="P2"/>
      <text:h text:style-name="Heading_20_2" text:outline-level="2">#012</text:h>
      <text:p text:style-name="P2"/>
      <text:p text:style-name="P2">O amor de Deus foi demonstrado ao dar o que Ele tinha de mais próximo de Si, por aquele que estava mais longe de Si.</text:p>
      <text:p text:style-name="P2"/>
      <text:p text:style-name="P2">Gênesis 12</text:p>
      <text:p text:style-name="P2"/>
      <text:p text:style-name="P2">Gn 12:1-5 O chamado de Abraão por Deus foi um chamado bem claro para que se separasse de tudo aquilo que o homem poderia considerar valioso - seu país - seu povo e sua família. Abraão pode ser uma figura do crente cuja cidadania está no céu (Fp 3:20, a onde a palavra "cidade" pode ser traduzida também como "cidadania") embora vivendo nesta terra. Abraão foi chamado a andar por fé, e a viver como um estrangeiro e peregrino na terra. Grandes eram as promessas que lhe foram feitas - versículo 2.</text:p>
      <text:p text:style-name="P2"/>
      <text:p text:style-name="P2">Gn 12:7 Há duas coisas para se notar. O Senhor apareceu a ee quando chegou à terra de Canaã. Você também irá saber quando se encontra no lugar certo para adorar o Senhor. Em segundo lugar, ele edificou um altar ali, onde adorou a Deus. Houve uma resposta em seu coração.</text:p>
      <text:p text:style-name="P2"/>
      <text:p text:style-name="P2">Gn 12:10-20 Lembre-se sempre de que as pessoas na Bíblia que são tipos (figuras) do Senhor e de outras coisas importantes, eram apenas seres humanos que às vezes falhavam. Aqui lemos da segunda falha de Abraão. (A primeira foi quando ele parou em Harã, 11:31, ao invés de seguir todo o caminho até a terra de Canaã). Desta vez ele vai ainda mais longe, e o encontramos agora rumando para Egito (versículo 19), instruindo sua esposa a dizer uma mentira (nós crentes às vezes "empacamos" e às vezes vamos longe demais!). O Egito é uma figura do mundo com todos os seus atrativos e sua cultura. Como crentes, estamos constantemente sendo tentados a voltarmos ao mundo. Abrão perdeu tempo ali, e sofreu, em certas coisas, o resto de sua vida por sua falha. Deus foi misericordioso para com ele e permitiu que enriquecesse. Que isto possa servir de aviso para nós.</text:p>
      <text:p text:style-name="P2"/>
      <text:h text:style-name="Heading_20_2" text:outline-level="2">#013</text:h>
      <text:p text:style-name="P2"/>
      <text:p text:style-name="P2">A justiça de Deus que poderia condenar o pecador é a mesma coisa que, em Cristo, justifica o pecador.</text:p>
      <text:p text:style-name="P2"/>
      <text:p text:style-name="P2">Gênesis 13</text:p>
      <text:p text:style-name="P2"/>
      <text:p text:style-name="P2">Gn 13:1-4 Em 12:10 Abraão "desceu" ao Egito. Aqui ele "subiu" ao seu altar. A completa restauração de Abraão (Salmo 23:3). Deus nos restaura, caso contrário simplesmente ficaríamos à deriva. Não havia altar (nem adoração a Deus) enquanto ele estava no Egito!</text:p>
      <text:p text:style-name="P2"/>
      <text:p text:style-name="P2"><text:soft-page-break/>Gn 13:5-13 A grande riqueza que ele recebeu no Egito lhe traz mais problemas. Desta vez com seu sobrinho Ló. Todavia vemos um belo contraste, entre Abrão, o homem que andava por fé, e Ló que andava por vista. O que Abrão tinha de generoso Ló tinha de ganancioso. Ló era guiado por seus olhos, e que desastre isso lhe trouxe, pois foi morar em Sodoma. Os passos de Ló em sua descida são graduais, mas constantes. Versículo 10 "E levantou Ló os seus olhos, e viu". No versículo 11 ele escolheu toda a planície do Jordão. Versículo 12, habitou nas cidades da planície, e armou sua tenda indo em direção de Sodoma (14:12), habitou em Sodoma, (19:1) e sentou-se à porta (lugar de autoridade) de Sodoma. Leremos mais tarde do resultado dessa descida.</text:p>
      <text:p text:style-name="P2"/>
      <text:p text:style-name="P2">Gn 13:14-18 Quão diferentes foram os resultados para Abrão! Que herança gloriosa e duradoura era a sua! Colocando Deus em primeiro lugar, ele foi ricamente abençoado por Deus. Possamos colocar Deus em primeiro lugar, e desfrutar das bênçãos que temos! Notamos no versículo 10 que Ló usou seus olhos para fazer sua escolha. Mas no versículo 14, Deus estava para recompensar Abrão por haver esperado nEle, e Ele diz a Abrão para usar seus olhos para ver o que Deus iria lhe dar. Leia Is 64:4.</text:p>
      <text:p text:style-name="P2"/>
      <text:h text:style-name="Heading_20_2" text:outline-level="2">#014</text:h>
      <text:p text:style-name="P2"/>
      <text:p text:style-name="P2">Amar e dar é o que cabe a Deus; crer e receber é o que cabe a nós.</text:p>
      <text:p text:style-name="P2"/>
      <text:p text:style-name="P2">Gênesis 14</text:p>
      <text:p text:style-name="P2"/>
      <text:p text:style-name="P2">A primeira guerra que é registrada na Bíblia. Abrão poderia ter dito - "bem isto serve de exemplo para Ló. Ele que cuide de si mesmo". Mas não.</text:p>
      <text:p text:style-name="P2"/>
      <text:p text:style-name="P2">Gn 14:14 Embora Ló fosse sobrinho de Abrão, ele é chamado de "seu irmão". Quão humilhado deve ter ficado Ló quando pensou no amor de seu tio. Mas ele ainda tinha Sodoma em seu coração pois quando foi resgatado voltou direto para viver lá! Que alvo é o mundo para nós quando tiramos os olhos do Senhor!</text:p>
      <text:p text:style-name="P2"/>
      <text:p text:style-name="P2">Gn 14:18-24 Melquisedeque é um belo tipo de Cristo como Sacerdote e Rei. Leia sobre ele em Hb 6:20 e 7:23-24. Cristo no milênio será igualmente Sacerdote e Rei.</text:p>
      <text:p text:style-name="P2"/>
      <text:h text:style-name="Heading_20_2" text:outline-level="2">#015</text:h>
      <text:p text:style-name="P2"/>
      <text:p text:style-name="P2">Antes de esperar receber, Deus dá.</text:p>
      <text:p text:style-name="P2"/>
      <text:p text:style-name="P2">Gênesis 15</text:p>
      <text:p text:style-name="P2"/>
      <text:p text:style-name="P2">Gn 15:1 "Depois destas coisas". Depois de Abrão haver vencido aqueles reis, ele deve ter temido um contra-ataque. Por isso Deus o confortou com esta maravilhosa promessa, "Eu sou o teu escudo". Abrão também não quis tomar qualquer recompensa do rei (14:23), e agora Deus Diz a ele "Sou... o teu grandíssimo galardão". Proteção e recompensa. Veja Quem era o seu galardão!</text:p>
      <text:p text:style-name="P2"/>
      <text:p text:style-name="P2"><text:soft-page-break/>Gn 15:2-16 Abrão queria um filho e um herdeiro. Será que seria ir longe demais ele falar disso a Deus? O versículo 6 nos mostra o quão próximo ele estava do Senhor. Deus gosta de nos ouvir pedir a Ele coisas que sejam para a Sua glória e nosso bem.</text:p>
      <text:p text:style-name="P2"/>
      <text:h text:style-name="Heading_20_2" text:outline-level="2">#016</text:h>
      <text:p text:style-name="P2"/>
      <text:p text:style-name="P2">O que quer que produza cuidado em nós, produz o cuidado de Deus por nós.</text:p>
      <text:p text:style-name="P2"/>
      <text:p text:style-name="P2">Gênesis 16</text:p>
      <text:p text:style-name="P2"/>
      <text:p text:style-name="P2">Abraão falha outra vez. Israel hoje, com todos seus problemas, derramamentos de sangue e guerras com os Árabes, é o resultado de Abraão haver usado Hagar. Os Muçulmanos hoje consideram os Árabes como descendentes de Ismael (37:27). Hagar foi trazida do Egito! A amizade com o mundo nos levará a passar por muita tristeza.</text:p>
      <text:p text:style-name="P2"/>
      <text:p text:style-name="P2">Gn 16:4-6 Miséria, orgulho, inveja, discórdia e injustiça entraram em sua família.</text:p>
      <text:p text:style-name="P2"/>
      <text:p text:style-name="P2">Gn 16:7-16 Mesmo assim, como Deus foi misericordioso com aquela pobre mulher!</text:p>
      <text:p text:style-name="P2"/>
      <text:p text:style-name="P2">Gn 16:14 Ela chega ao poço de "Beer-Laai-Rói", que significa "o poço dAquele que vive e me vê". Quando pecamos, só existe Um a Quem podemos ir e confessar... Deus. (1 Jo 1:9). Mas podemos ter que carregar os resultados de nossa insensatez até o dia de nossa partida deste mundo.</text:p>
      <text:p text:style-name="P2"/>
      <text:h text:style-name="Heading_20_2" text:outline-level="2">#017</text:h>
      <text:p text:style-name="P2"/>
      <text:p text:style-name="P2">A prova do amor de Deus é que Ele entregou Seu Filho... a perfeição do Seu amor é que Ele nos introduziu na Sua presença. (1 Jo 4:9,17).</text:p>
      <text:p text:style-name="P2"/>
      <text:p text:style-name="P2">Gênesis 17</text:p>
      <text:p text:style-name="P2"/>
      <text:p text:style-name="P2">Gn 17:1-4 Esta é a sexta vez que Deus aparece ou dá uma promessa a Abraão. Houve um espaço em branco na história de Abraão que durou muitos anos. Agora ele está com 99 anos. Quando nos afastamos do Senhor, também perdemos nossos anos. Esta promessa e revelação posteriores apresentam o assunto da circuncisão. É uma figura da morte para a carne, separação e pureza; um completo abandono, uma rendição a Deus. Para desfrutarmos de nossas bênçãos cristãs, devemos aprender o significado de nos rendermos ao Senhor.</text:p>
      <text:p text:style-name="P2"/>
      <text:p text:style-name="P2">Gn 17:21 A aliança (acordo) de bênção iria ser por intermédio de Isaque, não Ismael. Abraão era impaciente. Ele não podia esperar que Deus lhe desse um filho por meio de Sara sua esposa. Assim ele quis resolver a questão sozinho, e tristeza foi o resultado disso. Mas Deus agora vai agir em graça.</text:p>
      <text:p text:style-name="P2"/>
      <text:h text:style-name="Heading_20_2" text:outline-level="2">#018</text:h>
      <text:p text:style-name="P2"/>
      <text:p text:style-name="P2">Ao invés de nossos pecados, Deus tem aquele sangue precioso diante de Si.</text:p>
      <text:p text:style-name="P2"><text:soft-page-break/></text:p>
      <text:p text:style-name="P2">Gênesis 18</text:p>
      <text:p text:style-name="P2"/>
      <text:p text:style-name="P2">Aqui vemos Abraão na sua melhor forma - amável, hospitaleiro, consciencioso, generoso, entendendo que estava conversando com o Senhor.</text:p>
      <text:p text:style-name="P2"/>
      <text:p text:style-name="P2">Gn 18:2 Ele correu em direção aos homens com confiança, mas rapidamente se curvou diante do Senhor em reverência.</text:p>
      <text:p text:style-name="P2"/>
      <text:p text:style-name="P2">Gn 18:9-15 Sara recebe as primeiras notícias do filho (Isaque) que ela deveria ter com quase 100 anos de idade!</text:p>
      <text:p text:style-name="P2"/>
      <text:p text:style-name="P2">Gn 18:16-33 Deus não iria esconder de Abraão o que Ele estava para fazer a Sodoma. Deus Se agrada em mostrar-nos o que Ele tem intenção de fazer. Aí está o problema. Com frequência somos descuidados em nossa vida, e por conseguinte deixamos de lado a comunhão com Ele. E então perdemos a confiança que antes tínhamos no Senhor. E finalmente perdemos nosso discernimento.</text:p>
      <text:p text:style-name="P2"/>
      <text:p text:style-name="P2">Gn 18:20-33 Abraão fala a Deus e roga pela cidade de Sodoma. Ele sabia que seu infiel sobrinho Ló morava lá. Que amor tinha Abraão! Que confiança no Senhor! Quando andamos com o Senhor podemos falar com Ele em completa confiança.</text:p>
      <text:p text:style-name="P2"/>
      <text:h text:style-name="Heading_20_2" text:outline-level="2">#019</text:h>
      <text:p text:style-name="P2"/>
      <text:p text:style-name="P2">Se posso chegar ao fundo do coração de Deus, então posso chegar ao fundo da graça.</text:p>
      <text:p text:style-name="P2"/>
      <text:p text:style-name="P2">Gênesis 19</text:p>
      <text:p text:style-name="P2"/>
      <text:p text:style-name="P2">Que capítulo desastroso e sombrio este! Foi degradante para Ló viver em um lugar tão pecaminoso. Mesmo assim o Senhor misericordiosamente o livra, embora ele perca sua esposa e parte de sua família. E então chega a destruição à ímpia cidade. Repare de onde vem o juízo.</text:p>
      <text:p text:style-name="P2"/>
      <text:p text:style-name="P2">Gn 19:14 Ló pode ser uma figura de um crente que se compromete com o mal e tem uma reputação ruim. No capítulo 14 lemos que quando Ló foi levado prisioneiro de Sodoma, Abraão o resgatou, mas ele voltou a viver em Sodoma! Agora Ló está dizendo a seus genros para saírem da cidade. Que aviso para nós. Eles pensavam que ele estivesse brincando pois ele próprio já tinha vindo duas vezes para Sodoma. Qual é nossa reputação entre nossos parentes e amigos? Entendemos que o juízo está para cair sobre este mundo? Será que nossa vida é um aviso para eles? Será que eles nos ouvirão?</text:p>
      <text:p text:style-name="P2"/>
      <text:p text:style-name="P2">Gn 19:16 Os anjos tiveram que pegar Ló, sua esposa e suas duas filhas pela mão e puxá-las para fora da cidade condenada.</text:p>
      <text:p text:style-name="P2"/>
      <text:p text:style-name="P2">Gn 19:26 O coração da mulher de Ló ainda continuava na cidade. Apesar do fato de terem sido instruídos a não olharem para trás (vers. 17) ela desobedece, e morre.</text:p>
      <text:p text:style-name="P2"/>
      <text:p text:style-name="P2">Gn 19:27 O Senhor fez chover enxofre e fogo e isso veio diretamente dEle. Quando o Senhor agir em juízo, será um dia horrível para este mundo. Leia Ap 19:11-15. Antes de terminarmos este capítulo, precisamos tirar uma mensagem dele. O pecado dessa cidade, <text:soft-page-break/>homossexualismo, hoje é tratado como uma escolha de cada um... um estilo de vida. Mas segundo a Palavra de Deus é pecado, que trouxe morte a toda uma cidade. </text:p>
      <text:p text:style-name="P2"/>
      <text:p text:style-name="P2">Gn 19:30-38 A bebedice e os atos degradantes andam juntos; as pessoas até riem quando vêem alguém sob a influência da bebida. Que história vergonhosa. Mas Deus não esconde coisa alguma. Abraão é sempre lembrado - Ló sai de cena.</text:p>
      <text:p text:style-name="P2"/>
      <text:h text:style-name="Heading_20_2" text:outline-level="2">#020</text:h>
      <text:p text:style-name="P2"/>
      <text:p text:style-name="P2">"MISTÉRIO"... significa aquilo que seria conhecido apenas pela revelação de Deus... àqueles ensinados por Ele, fica claramente conhecido.</text:p>
      <text:p text:style-name="P2"/>
      <text:p text:style-name="P2">Gênesis 20</text:p>
      <text:p text:style-name="P2"/>
      <text:p text:style-name="P2">Gn 20:1-5 Abraão repete um velho pecado. Na certa foi uma atitude baixa da parte de Abraão tentar se proteger com o risco de perder a própria esposa.</text:p>
      <text:p text:style-name="P2"/>
      <text:p text:style-name="P2">Gn 20:6-16 Deus graciosamente veio e salvou a situação. Com que frequência o Senhor nos salva de nós mesmos! Mas não tentemos o Senhor! (Veja Rom 6:1).</text:p>
      <text:p text:style-name="P2"/>
      <text:p text:style-name="P2">Gn 20:14-15 Quão melhor foi a atitude de Abimeleque! Com frequência os incrédulos sabem melhor do que os crentes como um Cristão deveria agir.</text:p>
      <text:p text:style-name="P2"/>
      <text:p text:style-name="P2">Gn 20:17 Abraão, restaurado em sua alma para com Deus, imediatamente ora, e Deus ouve sua oração! Que graça! Será que experimentamos isso? Experimentaremos se tão somente colocarmos em prática em nossa vida o que já conhecemos acerca do Senhor e de Sua Palavra.</text:p>
      <text:p text:style-name="P2"/>
      <text:h text:style-name="Heading_20_2" text:outline-level="2">#021</text:h>
      <text:p text:style-name="P2"/>
      <text:p text:style-name="P2">O efeito do verdadeiro ministério é colocar a alma em contato direto com Deus.</text:p>
      <text:p text:style-name="P2"/>
      <text:p text:style-name="P2">Gênesis 21</text:p>
      <text:p text:style-name="P2"/>
      <text:p text:style-name="P2">Gn 21:4 Deus havia prometido um filho a Abraão cerca de 15 anos antes de Isaque nascer, quando Abraão e Sara tinham cerca de 100 anos de idade! Isaque era herdeiro de tudo o que Abraão tinha e havia sido prometido por Deus. Gálatas 4:1-9 nos diz que nós que recebemos o Senhor Jesus como nosso Salvador somos herdeiros. Repare que somos "herdeiros de Deus".</text:p>
      <text:p text:style-name="P2"/>
      <text:p text:style-name="P2">Gn 21:9-11 Abraão não podia esperar que Deus desse a ele e Sara um filho, por isso casou-se com a serva egípcia de Sara cujo nome era Hagar. Ora, esse filho não poderia compartilhar com Isaque de todos os privilégios de ser herdeiro de Abraão. Sara age de modo mau e despede sua serva Hagar e seu filho Ismael.</text:p>
      <text:p text:style-name="P2"/>
      <text:p text:style-name="P2">Gn 21:12 Deus estava permitindo isto, pois Ele tinha uma lição para nos ensinar. Antes de tentarmos aprender o que significa toda essa <text:soft-page-break/>história, é maravilhoso vermos que Deus cuidou da mulher e de seu filho (vers. 15-21). Deus é misericordioso. Eis o significado da história. Leia Gálatas 4:22-31. A questão é, "está o crente sob a lei?". O filho da escrava (Hagar) é uma figura daqueles que estão sob a lei. O versículo 24 de Gálatas 4 traz a palavra "alegoria", isto significa uma história, uma parábola, um tipo. Aquilo que realmente aconteceu, e então aquilo de que é figura. Portanto Hagar e Ismael são uma figura da lei. Sara e Isaque são uma figura da graça (ou promessa). Nós crentes não somos salvos por guardarmos a lei, mas por graça (Ef 2:8, Gl 5:4 e Rm 5:14).</text:p>
      <text:p text:style-name="P2"/>
      <text:p text:style-name="P2">Gn 21:22-23 Abimeleque, um gentio, vê que Deus está com Abraão, e o procura e quer fazer um acordo com ele. Ele busca Abraão em busca de proteção. Talvez você ache esta parte difícil de entender. Trata-se de um vislumbre do futuro - uma figura do milênio - Ap 22:2, última parte.</text:p>
      <text:p text:style-name="P2"/>
      <text:h text:style-name="Heading_20_2" text:outline-level="2">#022</text:h>
      <text:p text:style-name="P2"/>
      <text:p text:style-name="P2">Deus abençoa pela revelação de Seu amor.</text:p>
      <text:p text:style-name="P2"/>
      <text:p text:style-name="P2">Gênesis 22</text:p>
      <text:p text:style-name="P2"/>
      <text:p text:style-name="P2">Gn 22:1-14 Abraão recebeu muitas promessas de Deus e houve muito encorajamento para ele. Agora vem a grande prova de sua vida. Estará ele desejoso de crer em Deus? Depois que tiver lido estes 14 versículos, vá até Hebreus 11:17-19. Tome um minuto do seu tempo para ler também os versículos 8-12. Deus foi satisfeito. Crer em Deus é a maior honra que podemos dar a Ele. Na perspectiva de Gênesis desta história, lemos o que Abraão fez; em Hebreus 11 lemos por que ele fez.</text:p>
      <text:p text:style-name="P2"/>
      <text:p text:style-name="P2">Gn 22:2 A primeira menção do amor na Bíblia. Aqui é o amor do pai por seu filho - uma bela figura do amor de Deus por Seu Filho. Quase que as mesmas duas palavras são repetidas nos versículos 2, 3, 6, 7, 8 e 13. Repare na frase que é repetida nos versículos 6 e 8. Você consegue ver nessa história o quanto ela se assemelha a Deus Pai indo com Seu Filho até a cruz? O Senhor Jesus Se entregou como um sacrifício perfeito a Deus. Hb 9:26, 10:12. Esta história é uma fraca figura do sacrifício perfeito na cruz do Calvário. Nosso bendito Salvador foi até o fim. Nenhum substituto foi encontrado para Ele. A pergunta feita no versículo 7 não fica totalmente respondida até chegarmos ao Evangelho de João, capítulo 1, versículos 29 e 36.</text:p>
      <text:p text:style-name="P2"/>
      <text:p text:style-name="P2">Gn 22:15-19 As grandes e gloriosas bênçãos prometidas a Abraão por causa de sua obediência. Algo maravilhoso aqui. Isaque não é visto do versículo 12 em diante. Ele desaparece. Sendo um tipo de Cristo na cruz, sabemos que o mundo nunca mais viu o Senhor Jesus após Ele ter sido tirado da cruz. Nenhum incrédulo O viu após a Sua ressurreição. A próxima vez em que O veremos será quando descer para nós, Sua noiva. Leia agora os versículos 20 ao 23. A primeira mulher a nascer e receber um nome que é mencionada na Bíblia. Quem é essa que está escondida nestes versículos? A futura noiva de Isaque! Não lemos a respeito dela por cerca de 20 anos até ela ir se encontrar com Isaque!</text:p>
      <text:p text:style-name="P2"/>
      <text:h text:style-name="Heading_20_2" text:outline-level="2">#023</text:h>
      <text:p text:style-name="P2"/>
      <text:p text:style-name="P2"><text:soft-page-break/>Existe algo no Deus bendito que jamais podemos medir... Jesus é a Medida.</text:p>
      <text:p text:style-name="P2"/>
      <text:p text:style-name="P2">Gênesis 23</text:p>
      <text:p text:style-name="P2"/>
      <text:p text:style-name="P2">Gn 23:2 A primeira vez que o choro é mencionado nas escrituras. Jesus chorou na morte de uma pessoa. A morte e o choro são companheiros, Ap 21:4.</text:p>
      <text:p text:style-name="P2"/>
      <text:p text:style-name="P2">Gn 23:3-20 Este longo relato detalhado certamente nos mostra a alta estima em que Abraão era tido por seus vizinhos. Como é bom termos nossos vizinhos pensando bem de nós! NÃO que devamos tentar ser populares para com eles, pois um crente fiel no Senhor Jesus jamais será popular para com o mundo (Jo 15:18,19 e 1 Jo 3:13). Você verá o quão próximos eram Abraão e Sara, se abrir em Hb 11:11-13 e 1 Pd 3:5,6. Abra em Hb 11:3-14 para ver que dentro do coração de Abraão ele possuía algo que estava além das lágrimas e da sepultura. A morte é para o crente uma combinação de lágrimas e esperança. Veja 1 Ts 4:13-18.</text:p>
      <text:p text:style-name="P2"/>
      <text:h text:style-name="Heading_20_2" text:outline-level="2">#024</text:h>
      <text:p text:style-name="P2"/>
      <text:p text:style-name="P2">Ressurreição... o glorioso intérprete dos caminhos e propósitos de Deus, e o pleno e eterno testemunho do Seu amor e poder.</text:p>
      <text:p text:style-name="P2"/>
      <text:p text:style-name="P2">Gênesis 24</text:p>
      <text:p text:style-name="P2"/>
      <text:p text:style-name="P2">Não lemos muito do caráter de Isaque. Abraão era ativo e agressivo, Isaque parece quieto e retraído. Existe um lampejo de seu caráter nos versículos 62 e 63. Neste servo que busca por uma noiva para o filho de seu senhor, temos uma linda figura da obra do Espírito Santo no mundo hoje. Ele está buscando uma noiva para Cristo, o Isaque celestial. A família pergunta à moça Rebeca se ela tem o desejo de ir com o homem (vers. 58). Repare na resposta clara que ela dá. Você está desejoso de seguir o Espírito Santo? Ele só pode guiar você a um centro na terra enquanto você viaja para encontrar seu "Isaque". Este Centro é Cristo. O Espírito de Deus não pode separar os crentes, isto é a obra de Satanás. Estamos nós desejosos de sermos guiados pelo Espírito de Deus, ou será que achamos que temos o direito de escolher? Estar reunido somente para o nome do Senhor Jesus Cristo é a obra do Espírito de Deus hoje. Segui-Lo sem hesitar é ser levado a um lugar de paz e gozo só conhecido quando agimos fazendo assim.</text:p>
      <text:p text:style-name="P2"/>
      <text:p text:style-name="P2">Gn 24:62-67 Quando estávamos lendo no final do capítulo 22, mencionamos o nascimento de Rebeca. Agora a vemos aqui quase a encontrar seu futuro marido. Ligue as duas partes. Nós somos a noiva. Estamos a ponto de encontrar nosso amado Senhor Jesus! Aqui lemos de "amor" pela segunda vez. Amor de Cristo por Sua noiva. Você se lembra da menção anterior? O homem que está acompanhando Rebeca é uma figura do Espírito Santo. Pare um minuto para ler como a Bíblia termina. Ap 22:17. Percebe a ligação?</text:p>
      <text:p text:style-name="P2"/>
      <text:h text:style-name="Heading_20_2" text:outline-level="2">#025</text:h>
      <text:p text:style-name="P2"/>
      <text:p text:style-name="P2"><text:soft-page-break/>Você já ouviu falar do segredo de Deus? (Jó 15:8). É múltiplice em eficácia (Jó 11:6). Está com aqueles que O temem (Pv 25:14). Está com o sincero (Pv 3:32).</text:p>
      <text:p text:style-name="P2"/>
      <text:p text:style-name="P2">Gênesis 25</text:p>
      <text:p text:style-name="P2"/>
      <text:p text:style-name="P2">Gn 25:1-11 Tente ligar estes quatro capítulos em seus significados. Capítulo 22... a cruz de nosso Senhor Jesus Cristo. Capítulo 23... a morte de Sara... uma figura de Israel colocado de lado. Quando os Judeus crucificaram o Senhor e rejeitaram o evangelho foram colocados de lado. Capítulo 24... a época atual quando o Espírito de Deus está guiando a noiva (todos os crentes) a Cristo. Capítulo 25... Abraão se casa outra vez. Após a igreja (os crentes) ser levada para a glória (céu), Deus irá então tratar com Israel outra vez... o milênio terá muitas outras nações abençoadas com Israel. Quetura tem um filho, Midiã.</text:p>
      <text:p text:style-name="P2"/>
      <text:p text:style-name="P2">Gn 25:12-18 Primeiramente, as gerações de Ismael (filho de Abraão).</text:p>
      <text:p text:style-name="P2"/>
      <text:p text:style-name="P2">Gn 25:19-28 Em segundo lugar, a família de Isaque. Primeiro aquilo que é natural (Ismael), então o que é espiritual (Isaque). (1 Co 15:46).</text:p>
      <text:p text:style-name="P2"/>
      <text:p text:style-name="P2">Gn 25:29-34 Leia Hb 12:14-17. Nos dias do Antigo Testamento, o primogênito sempre devia receber as bênçãos especiais e a herança do pai. Aqui vemos Esaú desprezando a bênção. Ele não fazia idéia do que estava perdendo. Não deu nenhum valor a Deus. Há muitos hoje que vivem apenas para o presente. As bênçãos que poderia ser deles, consideram como nada.</text:p>
      <text:p text:style-name="P2"/>
      <text:h text:style-name="Heading_20_2" text:outline-level="2">#026</text:h>
      <text:p text:style-name="P2"/>
      <text:p text:style-name="P2">O grande segredo do crescimento é o olhar para cima, para o Senhor, como Aquele que é gracioso.</text:p>
      <text:p text:style-name="P2"/>
      <text:p text:style-name="P2">Gênesis 26</text:p>
      <text:p text:style-name="P2"/>
      <text:p text:style-name="P2">Isaque foi o que mais tempo viveu destas quatro gerações (de Abraão aos filhos de Jacó). Veja sua idade no capítulo 35:28. Não lemos de nenhum ato importante em sua vida. Ele era o filho comum de um pai famoso, Abraão, e o pai comum de um filho famoso, Jacó.</text:p>
      <text:p text:style-name="P2"/>
      <text:p text:style-name="P2">Gn 26:1-6 Deus com freqüência precisava dizer a Abraão e Isaque que ficassem na terra à qual Deus os havia enviado. Mas eles tinham uma atração pelo Egito (12:10, 26:1-2). Lembre-se de que o Egito nas escrituras é uma figura deste mundo em que vivemos - ele nos atrai se deixarmos que o faça.</text:p>
      <text:p text:style-name="P2"/>
      <text:p text:style-name="P2">Gn 26:7-16 Assim como seu pai, Isaque diz uma mentira sobre sua esposa, e quase traz um grande pecado (vers. 10) sobre todos eles. Abimeleque é um homem sincero, e tem a coragem de falar firme a Isaque sobre o erro que este havia cometido.</text:p>
      <text:p text:style-name="P2"/>
      <text:p text:style-name="P2">Gn 26:17-25 Isaque reabre os poços que haviam sido entupidos. Ele os chama por seus antigos nomes. Em nossos dias há muitas coisas recebendo novos nomes. É sempre bom para o crente voltar ao princípio, aos dias dos apóstolos, da doutrina dos apóstolos e da comunhão dos apóstolos (At 2:42).</text:p>
      <text:p text:style-name="P2"/>
      <text:p text:style-name="P2"><text:soft-page-break/>Gn 26:23-24 Assim que Isaque volta a Berseba, veja o que acontece "naquela mesma noite". É só quando voltamos ao caminho certo que desfrutamos de comunhão com Deus.</text:p>
      <text:p text:style-name="P2"/>
      <text:p text:style-name="P2">Gn 26:25 Não pensemos que podemos viver da maneira que escolhermos e ainda assim sermos guiados por Deus. Leia estes versículos cuidadosamente. É só na restauração que vemos o Senhor Se aproximando de Isaque. Quatro belos símbolos aqui: (1) o altar, (2) oração, (3) a tenda e (4) o poço. O primeiro é uma figura da adoração ou comunhão com Deus - Jo 4:23. O Segundo é uma expressão da dependência em Deus - Sl 62:1,2. O terceiro é uma figura do testemunho ou de uma testemunha, para aqueles ao redor, de que estamos apenas de passagem - Jo 17:16. E o quarto, uma fonte de refrigério, assim como o Espírito Santo em nós - Jo 7:38,39. Quando estava em Gerar, Isaque não tinha nem gozo, nem paz ou influência.</text:p>
      <text:p text:style-name="P2"/>
      <text:h text:style-name="Heading_20_2" text:outline-level="2">#027</text:h>
      <text:p text:style-name="P2"/>
      <text:p text:style-name="P2">Quando tiramos nossos olhos de Cristo... perdemos a chave para todas as coisas.</text:p>
      <text:p text:style-name="P2"/>
      <text:p text:style-name="P2">Gênesis 27</text:p>
      <text:p text:style-name="P2"/>
      <text:p text:style-name="P2">Ao nos lembrarmos de que Esaú foi rejeitado, primeiro por ter rejeitado a bênção, não devemos pensar que Jacó tenha sido escolhido por haver qualquer dignidade nele. Pois ele não tinha nenhuma. Será que isto não nos faz entender o quanto Jacó devia a Deus? Era tudo por graça apenas. Que grupo de pessoas falhas vemos neste capítulo.</text:p>
      <text:p text:style-name="P2"/>
      <text:p text:style-name="P2">Isaque podia estar fingindo que ia morrer, já que viveu mais 40 anos. Seu apetite o colocou em dificuldades. Certamente aqueles não eram pensamentos que deviam ocupar a mente de um homem piedoso (vers. 4). As ações de Rebeca são indesculpáveis. Um problema leva a outro. Jacó engana. (Agora leia 1 Co 10:11,12). Que capítulo de obstinação, desejos carnais, engano e mentira. "Mas, onde o pecado abundou, superabundou a graça" (Rm 5:20).</text:p>
      <text:p text:style-name="P2"/>
      <text:h text:style-name="Heading_20_2" text:outline-level="2">#028</text:h>
      <text:p text:style-name="P2"/>
      <text:p text:style-name="P2">Um bom estado de espírito traduz-se no desfrutar de Cristo.</text:p>
      <text:p text:style-name="P2"/>
      <text:p text:style-name="P2">Gênesis 28</text:p>
      <text:p text:style-name="P2"/>
      <text:p text:style-name="P2">Gn 28:1-5 Deus tinha um plano para a vida de Jacó. Se você pertence ao Senhor Jesus Cristo, Deus tem um plano para a sua vida. Mas nossa responsabilidade é querermos nos sujeitar. É só pela obediência à Palavra de Deus que pode haver gozo e paz no andar nesta vida. Deus será honrado e você será abençoado. Estas duas coisas sempre andam juntas.</text:p>
      <text:p text:style-name="P2"/>
      <text:p text:style-name="P2">Gn 28:10-15 Deus começa a ensinar a Jacó algumas lições. Esta jornada é a escola de Jacó. Ele tem muito para aprender. O sol está se pondo em sua velha vida - vers. 11. Isto é com freqüência algo doloroso para nossa vida natural (a velha natureza), mas necessário.</text:p>
      <text:p text:style-name="P2"/>
      <text:p text:style-name="P2"><text:soft-page-break/>Gn 28:15 Preciosas promessas a um homem falho. Leia as promessas para os crentes em 2 Pd 1:34 e Ef 1:3.</text:p>
      <text:p text:style-name="P2"/>
      <text:p text:style-name="P2">Gn 28:16,17 Jacó é colocado face a face com Deus - ele chama aquele lugar da própria porta dos céus.</text:p>
      <text:p text:style-name="P2"/>
      <text:p text:style-name="P2">Gn 28:19 Betel significa "casa de Deus". Jacó disse "Na verdade o Senhor está neste lugar".</text:p>
      <text:p text:style-name="P2"/>
      <text:p text:style-name="P2">Gn 28:20 Leia 31:13. Quando temos a certeza em nosso coração da presença do Senhor coletivamente conosco, então diremos o mesmo que Jacó disse.</text:p>
      <text:p text:style-name="P2"/>
      <text:h text:style-name="Heading_20_2" text:outline-level="2">#029</text:h>
      <text:p text:style-name="P2"/>
      <text:p text:style-name="P2">Onde quer que o Espírito de Deus nos revele verdade, trata-se da revelação de Cristo para a alma.</text:p>
      <text:p text:style-name="P2"/>
      <text:p text:style-name="P2">Gênesis 29</text:p>
      <text:p text:style-name="P2"/>
      <text:p text:style-name="P2">Deus é um Professor fiel. Ele ensina Jacó, Ele deixa que Jacó colha a vergonha e a tristeza de um caminho de obstinação. Jacó havia enganado seu pai anos antes, e agora ele é enganado. Até nos mínimos detalhes mostrados neste capítulo, vemos a mão de Deus. Para Deus não existem coisas grandes ou pequenas. Todas são iguais. Ele Se interessa por cada detalhe de nossa vida. Dois mercadores - qual consegue passar a perna no outro? Estes não são os caminhos de Deus, mas do homem.</text:p>
      <text:p text:style-name="P2"/>
      <text:p text:style-name="P2">Gn 29:31-35 Sem o saber, estas esposas deram nomes que tinham um significado muito grande. Quando chegarmos ao capítulo 49 vamos aprender que toda a história de Israel está delineada em seus nomes. Que Senhor maravilhoso temos - Rm 11:36. Jacó ficou aqui cerca de 20 anos, e aprendeu muitas lições na escola de Deus. O crente hoje está na escola de Deus por toda a vida. Será que queremos aprender? Seremos abençoados, se quisermos - Leia Jo 7:17.</text:p>
      <text:p text:style-name="P2"/>
      <text:h text:style-name="Heading_20_2" text:outline-level="2">#030</text:h>
      <text:p text:style-name="P2"/>
      <text:p text:style-name="P2">O Senhor Jesus, havendo sido rejeitado pelo mundo, está agora escondido nos céus... de modo que os caminhos de Deus estão agora escondidos do mundo.</text:p>
      <text:p text:style-name="P2"/>
      <text:p text:style-name="P2">Gênesis 30</text:p>
      <text:p text:style-name="P2"/>
      <text:p text:style-name="P2">Tristes acontecimentos. O fato de Jacó ter duas esposas trouxe muita luta para dentro do lar. O atrito e ciúme das esposas passou para os filhos. Veremos isso nos dias que se seguirão, à medida que formos lendo o livro.</text:p>
      <text:p text:style-name="P2"/>
      <text:p text:style-name="P2">Gn 30:25-26 Quando José nasce, Jacó tem o desejo de voltar para o "meu lugar, e à minha terra". É bom ver que ele chama aquela terra de sua. Pois embora Deus a tivesse apenas prometido a ele, ele creu em Deus e já a considerava sua.</text:p>
      <text:p text:style-name="P2"/>
      <text:p text:style-name="P2">Gn 30:27 Seu primo Labão não está feliz com a idéia. Parentes e amigos que não sejam salvos não gostam que nos separemos deles.</text:p>
      <text:p text:style-name="P2"><text:soft-page-break/></text:p>
      <text:p text:style-name="P2">Gn 30:28-43 Um estratagema após outro. Podemos não nos surpreender com a malandragem de Labão, pois ele era um idólatra. Mas de Jacó esperávamos coisas melhores que essas. Jacó foi um homem que se encontrou com Deus em Betel, que viu anjos, e que fez um acordo sério com Deus. Mas aqui vemos Jacó de volta aos truques e enganos mundanos. Quando um crente volta às maneiras mundanas, é muito, muito triste. Todavia, quão paciente e longânimo é Deus! Deus espera pacientemente até que seu teimoso "filho" esgote todas suas possibilidades. Deus, em Sua humilde graça, com freqüência chama a Si mesmo de "Deus de Jacó". É este o Deus que precisamos conhecer cada vez mais.</text:p>
      <text:p text:style-name="P2"/>
      <text:h text:style-name="Heading_20_2" text:outline-level="2">#031</text:h>
      <text:p text:style-name="P2"/>
      <text:p text:style-name="P2">A revelação de Cristo tem tanto a ver com a formação de nosso caráter e afeições quanto tem a ver com a salvação de nossa alma.</text:p>
      <text:p text:style-name="P2"/>
      <text:p text:style-name="P2">Gênesis 31 vers. 1-24</text:p>
      <text:p text:style-name="P2"/>
      <text:p text:style-name="P2">Gn 31:1-24 Finalmente a caminho de sua própria terra! Após cerca de 20 anos de grandes eventos. Volte para 28:15 para ver a maravilhosa promessa que Deus lhe havia feito. Veja em Hb 13:5 a promessa que Ele fez a você (se você for um crente).</text:p>
      <text:p text:style-name="P2"/>
      <text:p text:style-name="P2">Gn 31:3 Ao longo de todo o caminho, Suas promessas nunca falham. Você pode se lembrar de um ponto na vida de Isaque (pai de Jacó) quando somente depois de ele voltar para a terra da promessa é que lemos de um altar e oração (26:23-24). Por todos os 20 anos da ausência de Jacó da terra prometida, nunca lemos nem uma vez de Jacó construindo um altar para Deus, ou mesmo de orar a Ele! Não havia nada para diferenciá-lo de todas as pessoas ao seu redor. Será que somos assim? Embora Jacó pareça ter abandonado a Deus, Deus não o abandonou. Você tem estado em um caminho de obstinação? Tem andado longe de Deus? Escute, Ele está falando com você, "Torna-te... e Eu serei contigo" (vers. 3). Ele restaura nossa alma (Sl 23:3).</text:p>
      <text:p text:style-name="P2"/>
      <text:h text:style-name="Heading_20_2" text:outline-level="2">#032</text:h>
      <text:p text:style-name="P2"/>
      <text:p text:style-name="P2">Jesus na cruz foi meu substituto... Jesus, ressuscitado e exaltado, é minha aceitação.</text:p>
      <text:p text:style-name="P2"/>
      <text:p text:style-name="P2">Gênesis 31 vers. 25-55</text:p>
      <text:p text:style-name="P2"/>
      <text:p text:style-name="P2">Gn 31:25-27 Jacó não precisava ter agido tão abruptamente e partido sem o conhecimento de seu tio. Ele não se apoiou em Deus, nem confiou em seu companheiro.</text:p>
      <text:p text:style-name="P2"/>
      <text:p text:style-name="P2">Gn 31:26-42 Um triste modo de agir. Raquel havia roubado alguns dos deuses de seu pai! Precisam inventar uma mentira para evitar que seu pai os encontrem. Geralmente são necessárias mentiras para esconder obras más.</text:p>
      <text:p text:style-name="P2"/>
      <text:p text:style-name="P2">Gn 31:43-55 Nenhum deles confiou no outro. A aliança que fizeram e a coluna que ergueram é uma evidência de que um tinha medo de ser ferido pelo outro.</text:p>
      <text:p text:style-name="P2"/>
      <text:p text:style-name="P2"><text:soft-page-break/>Gn 31:52 A preocupação deles. Não há muito amor fraternal (Que parte tem o crente com o incrédulo? 2 Co 6:14-18). Quando voltamos para os hábitos mundanos é importante que os confessemos e os abandonemos (Pv 28:14).</text:p>
      <text:p text:style-name="P2"/>
      <text:h text:style-name="Heading_20_2" text:outline-level="2">#033</text:h>
      <text:p text:style-name="P2"/>
      <text:p text:style-name="P2">A única descrição biográfica que Jesus deu de Si próprio foi, "Sou manso e humilde de coração" (Mt 11:29).</text:p>
      <text:p text:style-name="P2"/>
      <text:p text:style-name="P2">Gênesis 32</text:p>
      <text:p text:style-name="P2"/>
      <text:p text:style-name="P2">Gn 32:1-2 Outra prova do cuidado de Deus por Jacó. Deus envia um grupo de anjos ao encontro dele. Poderá ser de ajuda você abrir em algumas passagens sobre anjos. Sl 34:7, Dn 6:22, Hb 1:4 e 1 Pd 1:12. Nelas vemos que os anjos não são apenas servos de Deus (Hb 1:7) mas nos servem também. Eles estão ao nosso redor hoje (Hb 13:2). A palavra "Maanaim" significa dois arraiais ou dois exércitos. Um arraial era formado por suas esposas, filhos e por ele próprio. O outro era um guarda-costas formado por anjos! Será que estamos menos protegidos? não. Mas este arraial só é visto por nós pelo olhar da fé.</text:p>
      <text:p text:style-name="P2"/>
      <text:p text:style-name="P2">Gn 32:3-7 Ao invés de confiar na promessa de Deus, e nos anjos de Deus, Jacó faz seus próprios planos. Ele envia servos para dizerem a seu irmão Esaú o quão rico ele está. Mas Jacó fica mais apavorado quando escuta que Esaú está vindo com um exército de 400 homens!</text:p>
      <text:p text:style-name="P2"/>
      <text:p text:style-name="P2">Gn 32:8 Jacó divide sua família em dois grupos.</text:p>
      <text:p text:style-name="P2"/>
      <text:p text:style-name="P2">Gn 32:9-12 Quase como uma lembrança de última hora, ele ora a Deus!</text:p>
      <text:p text:style-name="P2"/>
      <text:p text:style-name="P2">Gn 32:13-23 Ele continua a armar estratagemas!</text:p>
      <text:p text:style-name="P2"/>
      <text:p text:style-name="P2">Gn 32:24-32 Um homem o encontra e luta com ele. Jacó persiste em lutar e em atracar-se ao anjo (na verdade o Senhor) até que lhe seja dada uma bênção. Sua coxa é tocada e pelo resto de sua vida ele andou mancando (vers. 31). Quando chegamos ao fim de nós mesmos e o Senhor nos toca de algum modo que nos faça sentir nossa fraqueza, então nunca mais "andamos" do mesmo modo. O nome de Jacó é mudado, e também seu caráter. O Senhor nos mudou? Ou será que continuamos a mesma pessoa obstinada, presunçosa, que costumávamos ser?</text:p>
      <text:p text:style-name="P2"/>
      <text:h text:style-name="Heading_20_2" text:outline-level="2">#034</text:h>
      <text:p text:style-name="P2"/>
      <text:p text:style-name="P2">Quem poderia prever que um Menino na manjedoura de Belém seria, ao mesmo tempo, o "Deus Poderoso"?</text:p>
      <text:p text:style-name="P2"/>
      <text:p text:style-name="P2">Gênesis 33</text:p>
      <text:p text:style-name="P2"/>
      <text:p text:style-name="P2">Depois de tudo isso, Jacó volta a seus velhos hábitos e truques. Deus transforma Esaú de um homem selvagem, vingativo, em alguém gentil. Às vezes tememos muito uma situação e não estamos fazendo o que Fp 4:6 nos diz.</text:p>
      <text:p text:style-name="P2"/>
      <text:p text:style-name="P2">Gn 33:17-20 Você irá reparar as quatro coisas que Jacó edifica quando volta à sua terra. Primeiro, uma casa (não um altar como em 26:25). <text:soft-page-break/>Depois, cabanas (currais) para seu gado. À medida que vai entrando na terra, ele tem outros pensamentos. Em terceiro lugar, ele comprou um campo. E finalmente, ele constrói um altar - Deus por último! (veja os comentários em 26:25 sobre estas coisas).</text:p>
      <text:p text:style-name="P2"/>
      <text:h text:style-name="Heading_20_2" text:outline-level="2">#035</text:h>
      <text:p text:style-name="P2"/>
      <text:p text:style-name="P2">Estamos em comunhão com Cristo quando aquilo que é para a Sua glória é de grande importância para nós.</text:p>
      <text:p text:style-name="P2"/>
      <text:p text:style-name="P2">Gênesis 34</text:p>
      <text:p text:style-name="P2"/>
      <text:p text:style-name="P2">Antes de ler este capítulo, abra em Gl 6:7 e 8. O que a Palavra de Deus diz ali é o que acontece no capítulo de hoje. Após a promessa que ele recebeu em 28:22, Jacó deveria ter ido diretamente a Betel (ele finalmente chega lá, mas só após Deus mandar, 35:1). Mas o que ele viu da terra ao seu redor atraiu seus olhos e por isso ele não seguiu seu coração. Sua permanência no lugar errado fez com que este triste capítulo fosse escrito! Que lição há nisto para os que são pais. Temos cuidado com nossos filhos? Escolhemos os lugares só porque nos trazem vantagens? Morar perto daquela cidade foi algo arriscado, mas Jacó nunca pareceu se preocupar com isso!</text:p>
      <text:p text:style-name="P2"/>
      <text:p text:style-name="P2">Gn 34:30-31 Jacó fala asperamente com seus filhos depois que o dano está feito. Repare também o modo como respondem a seu pai. E até mesmo os motivos que Jacó deu a seus filhos para que não fizessem aquilo, estavam todos centralizados em sua reputação e em suas possessões!</text:p>
      <text:p text:style-name="P2"/>
      <text:h text:style-name="Heading_20_2" text:outline-level="2">#036</text:h>
      <text:p text:style-name="P2"/>
      <text:p text:style-name="P2">As glórias de Cristo iluminam cada página dos Evangelhos, do mesmo modo como iluminaram cada caminho que Ele trilhou aqui.</text:p>
      <text:p text:style-name="P2"/>
      <text:p text:style-name="P2">Gênesis 35</text:p>
      <text:p text:style-name="P2"/>
      <text:p text:style-name="P2">Às vezes a diferença entre a vida de um crente meio comprometido e totalmente comprometido é tão grande quanto o contraste entre a vida de um incrédulo e de um crente. Não nos esqueçamos disto. Isto porque muitos crentes pensam que não importa como você vive, contanto que esteja salvo.</text:p>
      <text:p text:style-name="P2"/>
      <text:p text:style-name="P2">Gn 35:1 Deus fala graciosamente uma vez mais. Jacó deve ter ficado humilhado ao ser lembrado, por Deus, do dia em que fugiu de seu irmão Esaú.</text:p>
      <text:p text:style-name="P2"/>
      <text:p text:style-name="P2">Gn 35:2 O que Deus estava fazendo a Jacó começava a afetá-lo. Sua consciência está começando a funcionar. "Tirai", Ele diz. Nunca crescemos em nossas almas até que também "tiremos" as coisas com que talvez tenhamos vivido que não são agradáveis ao Senhor. Quando somos descuidados, nem mesmo percebemos que elas estão ali!</text:p>
      <text:p text:style-name="P2"/>
      <text:p text:style-name="P2">Gn 35:3 Boas palavras - "Subamos a Betel" (Lembre-se de que significa "casa de Deus").</text:p>
      <text:p text:style-name="P2"/>
      <text:p text:style-name="P2"><text:soft-page-break/>Gn 35:5-15 Imediatamente há uma diferença na influência que Jacó tem em seus vizinhos. Mais uma vez ele precisa ser lembrado de que seu nome foi mudado.</text:p>
      <text:p text:style-name="P2"/>
      <text:p text:style-name="P2">Gn 35:16-29 Agora Jacó é capaz de seguir adiante, e enfrentar um terrível acontecimento - a morte de sua amada esposa, Raquel.</text:p>
      <text:p text:style-name="P2"/>
      <text:p text:style-name="P2">Gn 35:27-29 Outra morte. Jacó está aprendendo que a morte do eu é a porta de entrada às bênçãos de Deus.</text:p>
      <text:p text:style-name="P2"/>
      <text:h text:style-name="Heading_20_2" text:outline-level="2">#037</text:h>
      <text:p text:style-name="P2"/>
      <text:p text:style-name="P2">O vitupério de Cristo está sempre ligado ao Seu Nome (Atos 9).</text:p>
      <text:p text:style-name="P2"/>
      <text:p text:style-name="P2">Gênesis 36</text:p>
      <text:p text:style-name="P2"/>
      <text:p text:style-name="P2">Vemos quão gentilmente Esaú agiu, e podemos pensar que tudo deve estar bem com um caráter assim. Comparado com a falta de amabilidade de Jacó, Esaú chega a brilhar - para nossos olhos naturais. Mas o que dizer de seu coração? Vemos Esaú fazendo um nome para si e para sua família. Ele estava ligado à terra, não tinha um coração para Betel ("casa de Deus") e seu altar. Leia o que Deus fala de Esaú em Hb 12:16. A palavra "profano" é usada para descrever uma área fora do tabernáculo que era separada de qualquer propósito sagrado. Para Esaú, não havia lugar sagrado. Tudo estava ligado à carne e nada a Deus. Uma pessoa pode ter uma boa educação, viver uma vida muito respeitável, ser considerado um bom Cristão em sua comunidade, ser um grande sucesso nos negócios, e ainda assim não ter um pensamento sequer acerca de Cristo.</text:p>
      <text:p text:style-name="P2"/>
      <text:h text:style-name="Heading_20_2" text:outline-level="2">#038</text:h>
      <text:p text:style-name="P2"/>
      <text:p text:style-name="P2">Se eu tiver um coração para Cristo, vou me humilhar... foi o que Cristo fez!</text:p>
      <text:p text:style-name="P2"/>
      <text:p text:style-name="P2">Gênesis 37</text:p>
      <text:p text:style-name="P2"/>
      <text:p text:style-name="P2">A história de José é uma das melhores e mais doces histórias já contadas. Contamos 75 maneiras de como esta história ilustra alguma parte da vida do Senhor Jesus Cristo. Numa visão geral, podemos dizer que a história pode ser uma bela figura de Cristo como um Homem na terra. Ele é rejeitado por Seu próprio povo, (os Judeus) e desaparece (na cruz e vai para o céu). Por Sua morte e ressurreição Ele traz vida a muitos. Ao invés de dar detalhes do que a história possa significar, vamos simplesmente dar um versículo que fala de algo similar acerca do Senhor. Se você estiver interessado, poderá lê-los. (Veja se pode acrescentar mais, há muitos).</text:p>
      <text:p text:style-name="P2"/>
      <text:p text:style-name="P2">Gn 37:1-4 O afortunado menino é amado por seu pai (Jo 3:35 e Mt 3:17). Ele tem uma túnica de muitas cores (Hb 2:7).</text:p>
      <text:p text:style-name="P2"/>
      <text:p text:style-name="P2">Gn 37:5-11 Seus sonhos, logo no início de sua vida, falam de um dia de glória vindoura (Is 53:10-12 e Ap 4:9).</text:p>
      <text:p text:style-name="P2"/>
      <text:p text:style-name="P2">Gn 37:12-17 José andou cerca de 112 quilômetros para encontrar seus irmãos. Ele não parou até ter cumprido as ordens de seu pai (Jo 6:38).</text:p>
      <text:p text:style-name="P2"><text:soft-page-break/></text:p>
      <text:p text:style-name="P2">Gn 37:18-22 Imediatamente eles planejam matá-lo (Mt 12:14 e Jo 5:18).</text:p>
      <text:p text:style-name="P2"/>
      <text:p text:style-name="P2">Gn 37:23-36 O ato é consumado. José se foi. Ao menos no que diz respeito a seus irmãos, se foi para sempre (Jo 15:24). Sua túnica é mergulhada no sangue de um animal morto e levada a seu pai. Este mundo pensa que, para Jesus, morrer na cruz foi o Seu fim. (Mt 27:62-66 e Jo 15:25).</text:p>
      <text:p text:style-name="P2"/>
      <text:h text:style-name="Heading_20_2" text:outline-level="2">#039</text:h>
      <text:p text:style-name="P2"/>
      <text:p text:style-name="P2">Quando Cristo Se torna minha sabedoria, então posso viver sem a minha própria sabedoria.</text:p>
      <text:p text:style-name="P2"/>
      <text:p text:style-name="P2">Gênesis 38</text:p>
      <text:p text:style-name="P2"/>
      <text:p text:style-name="P2">Muitas pessoas tentam imaginar por que Deus teria incluído este capítulo na bela história de José. Bem, é bom vermos que na lista dos ancestrais de nosso bendito Senhor, em Mt 1:1-3, este mesmo incidente é mencionado! Nosso Senhor nasceu da tribo de Judá. Isto apenas magnificou a graça de Deus. Nos mostra que toda a raça humana é má. Não há bem em nenhum de nós. O Senhor Jesus foi o único Homem perfeito que já viveu - Hb 7:14. Mas leia do poder transformador (para nós) da morte e ressurreição de Cristo (Hb 10:14).</text:p>
      <text:p text:style-name="P2"/>
      <text:h text:style-name="Heading_20_2" text:outline-level="2">#040</text:h>
      <text:p text:style-name="P2"/>
      <text:p text:style-name="P2">Na vida de Cristo, Deus Se aproximou do homem... na morte de Cristo, o homem pode aproximar-se de Deus.</text:p>
      <text:p text:style-name="P2"/>
      <text:p text:style-name="P2">Gênesis 39</text:p>
      <text:p text:style-name="P2"/>
      <text:p text:style-name="P2">Gn 39:1-6 José, em submissão, se adapta à vida de um escravo. Não lemos de qualquer reclamação (Lc 2:49-52).</text:p>
      <text:p text:style-name="P2"/>
      <text:p text:style-name="P2">Gn 39:2 Que belo parêntese e que segredo para entendermos! O Senhor estava com ele em sua prosperidade. (Veremos outra afirmação notável mais tarde neste capítulo).</text:p>
      <text:p text:style-name="P2"/>
      <text:p text:style-name="P2">Gn 39:7-20 Tentado, não apenas um dia, mas muitos (Hb 4:15). As circunstâncias favoráveis são a causa dos ataques sutis que Satanás às vezes traz sobre nós.</text:p>
      <text:p text:style-name="P2"/>
      <text:p text:style-name="P2">Gn 39:9 Todo pecado é contra Deus. Ele não disse "nós", mas "eu". Ele estava em uma posição muito mais responsável do que ela. Ela não conhecia o Senhor.</text:p>
      <text:p text:style-name="P2"/>
      <text:p text:style-name="P2">Gn 39:21-23 Que doce cumprimento do início do versículo 2. Aqui na adversidade, agora na prisão, existe esta bendita confiança de que "o Senhor estava com José". (Na prosperidade, e na prisão).</text:p>
      <text:p text:style-name="P2"/>
      <text:p text:style-name="P2">Gn 39:23 O Senhor estava por detrás de todos os eventos. Nós também podemos descansar na promessa de Fp 1:6.</text:p>
      <text:p text:style-name="P2"/>
      <text:h text:style-name="Heading_20_2" text:outline-level="2"><text:soft-page-break/>#041</text:h>
      <text:p text:style-name="P2"/>
      <text:p text:style-name="P2">Pela morte de Cristo recebemos um poder que nos capacita a resistir a Satanás e seus enganos.</text:p>
      <text:p text:style-name="P2"/>
      <text:p text:style-name="P2">Gênesis 40</text:p>
      <text:p text:style-name="P2"/>
      <text:p text:style-name="P2">As mais terríveis circunstâncias não fizeram com que José se comprometesse. Estes dias negros apenas precedem a aurora. Portanto não desistamos tampouco, o Senhor Jesus logo vem. José não sabia que aqueles eventos iriam ser os próprios meios de levá-lo à presença do grande rei Faraó. Os dois destinos, do copeiro e do padeiro, são similares aos dois ladrões que estavam pendurados em ambos os lados do Salvador. Um pereceu, e o outro foi para o paraíso com Cristo. Repare quão fácil foi para José dizer o significado dos sonhos. Por que? Porque Deus era tão real ao Seu servo sofredor (Jo 15:15).</text:p>
      <text:p text:style-name="P2"/>
      <text:p text:style-name="P2">Gn 40:14 Que pedido simples. Quão fácil de cumpri-lo. O Senhor Jesus nos fez um pedido (Lc 22:19).</text:p>
      <text:p text:style-name="P2"/>
      <text:p text:style-name="P2">Gn 40:23 Seria possível? Com que freqüência, no transcorrer da semana, nossos pensamentos estão associados a Cristo e a tudo o que Ele sofreu na cruz por nós? José esperou dois anos!</text:p>
      <text:p text:style-name="P2"/>
      <text:h text:style-name="Heading_20_2" text:outline-level="2">#042</text:h>
      <text:p text:style-name="P2"/>
      <text:p text:style-name="P2">Minha vida expressa o quanto sou semelhante a Cristo.</text:p>
      <text:p text:style-name="P2"/>
      <text:p text:style-name="P2">Gênesis 41 - Vers. 1-32</text:p>
      <text:p text:style-name="P2"/>
      <text:p text:style-name="P2">Gn 41:1 "Ao fim de dois anos inteiros". Deus registrou exatamente o tempo que Seu pobre servo foi esquecido. Mas não esquecido por Deus.</text:p>
      <text:p text:style-name="P2"/>
      <text:p text:style-name="P2">Gn 41:1-7 Deus colocou os sonhos na cabeça de Faraó. Deus sempre tem um plano.</text:p>
      <text:p text:style-name="P2"/>
      <text:p text:style-name="P2">Gn 41:8 O rei procura os sábios, como em Mt 2:12. Mas Eles não tinham as respostas, pois não conheciam o Deus de José (1 Co 1:19-31).</text:p>
      <text:p text:style-name="P2"/>
      <text:p text:style-name="P2">Gn 41:9-13 A recordação tardia.</text:p>
      <text:p text:style-name="P2"/>
      <text:p text:style-name="P2">Gn 41:14 Precipitadamente, ele é tirado do calabouço. Isto era para José como o vértice de um "V"; e tão semelhante à morte e ressurreição de Cristo. José trocou de roupa, Cristo, em ressurreição recebeu um corpo glorificado (1 Co 15:20-23).</text:p>
      <text:p text:style-name="P2"/>
      <text:h text:style-name="Heading_20_2" text:outline-level="2">#043</text:h>
      <text:p text:style-name="P2"/>
      <text:p text:style-name="P2">Em Sua morte, o Senhor Jesus, como Filho do Homem, glorificou a DEUS... durante toda a Sua vida Ele glorificou a Seu PAI.</text:p>
      <text:p text:style-name="P2"/>
      <text:p text:style-name="P2">Gênesis 41 - Vers. 33-57</text:p>
      <text:p text:style-name="P2"/>
      <text:p text:style-name="P2">Gn 41:33 O homem a ser escolhido precisava ser prudente e sábio (Hb 7:26).</text:p>
      <text:p text:style-name="P2"><text:soft-page-break/></text:p>
      <text:p text:style-name="P2">Gn 41:38-39 Faraó liga a vida de José a Deus. "Se Deus é por nós, quem será contra nós?" (Rm 8:31).</text:p>
      <text:p text:style-name="P2"/>
      <text:p text:style-name="P2">Gn 41:41 Exaltado sobre toda a terra do Egito! (Fp 2:9).</text:p>
      <text:p text:style-name="P2"/>
      <text:p text:style-name="P2">Gn 41:45 José recebeu um novo nome (Fp 2:9) e uma esposa gentia (Ef 5:25-27 e At 15:14).</text:p>
      <text:p text:style-name="P2"/>
      <text:p text:style-name="P2">Gn 41:47 Anos de abundância. O mundo está passando por seus anos de abundância - a fome vem depois. Mas José armazenou para o futuro.</text:p>
      <text:p text:style-name="P2"/>
      <text:p text:style-name="P2">Gn 41:53-57 Chega a fome. Faraó diz, "Ide a José" (Jo 14:6). O humilhado José se torna o exaltado José! Da cova para o palácio! O humilhado Jesus se torna o Centro da glória (Fp 2:5-11).</text:p>
      <text:p text:style-name="P2"/>
      <text:h text:style-name="Heading_20_2" text:outline-level="2">#044</text:h>
      <text:p text:style-name="P2"/>
      <text:p text:style-name="P2">Aquele que criou os céus e a terra, pediu um gole d'água.</text:p>
      <text:p text:style-name="P2"/>
      <text:p text:style-name="P2">Gênesis 42</text:p>
      <text:p text:style-name="P2"/>
      <text:p text:style-name="P2">Passaram-se mais de 18 anos desde José ter sido vendido. Mas Deus tem em mente um grande propósito. Quão pouco imaginavam os irmãos que aquele de quem tinham tanto ciúmes, e a quem venderam para escravidão, seria aquele a quem teriam que suplicar por pão! Quão pouco este mundo imagina que cada joelho irá se dobrar a Jesus (Fp 2:10).</text:p>
      <text:p text:style-name="P2"/>
      <text:p text:style-name="P2">Gn 42:6 Conte o número de vezes que eles se curvaram diante de José.</text:p>
      <text:p text:style-name="P2"/>
      <text:p text:style-name="P2">Gn 42:7 Ele os reconheceu (Jo 16:16).</text:p>
      <text:p text:style-name="P2"/>
      <text:p text:style-name="P2">Gn 42:8-11 É só quando os irmãos reconhecem sua iniqüidade que ele pode revelar o grande segredo de quem ele era.</text:p>
      <text:p text:style-name="P2"/>
      <text:p text:style-name="P2">Gn 42:12-20 As dificuldades aumentam, de modo que o exercício em seus corações se torna mais profundo.</text:p>
      <text:p text:style-name="P2"/>
      <text:p text:style-name="P2">Gn 42:21 Eles não podiam esquecer o momento, anos antes, quando viram sua expressão, quando o venderam como escravo (Mt 27:36). (No caso do Senhor Jesus não houve piedade.)</text:p>
      <text:p text:style-name="P2"/>
      <text:p text:style-name="P2">Gn 42:22 Seu sangue será requerido (Mt 27:75).</text:p>
      <text:p text:style-name="P2"/>
      <text:p text:style-name="P2">Gn 42:25-28 Repare nas últimas nove palavras!</text:p>
      <text:p text:style-name="P2"/>
      <text:p text:style-name="P2">Gn 42:29-38 Parece que a história vai terminar aqui. Que tragédia se assim tivesse ocorrido! (1 Co 15:14,8,19).</text:p>
      <text:p text:style-name="P2"/>
      <text:p text:style-name="P2">Gn 42:36 Repare nas últimas seis palavras. Que contraste, podemos dizer! (Rm 8:28).</text:p>
      <text:p text:style-name="P2"/>
      <text:h text:style-name="Heading_20_2" text:outline-level="2">#045</text:h>
      <text:p text:style-name="P2"/>
      <text:p text:style-name="P2">A ressurreição de Cristo foi a segunda manhã na história da criação.</text:p>
      <text:p text:style-name="P2"/>
      <text:p text:style-name="P2"><text:soft-page-break/>Gênesis 43</text:p>
      <text:p text:style-name="P2"/>
      <text:p text:style-name="P2">Gn 43:1 Deus estava permitindo que a fome ficasse pior. Mas Ele percebeu o quanto o povo a sentia. Há várias palavras comoventes ditas neste capítulo... As palavras de Jacó nos versículos 6,7,11-14. De José em 16,27,29. Do mordomo em 23. Os irmãos tomados pela culpa nem imaginavam que José conhecia suas consciências culpadas (veja 42:21-23). Eles pensavam dele como sendo um homem de dura cerviz (como eles próprios tinham sido muitos anos antes). Mas José não tinha nada para eles além de amor em seu coração. Quão pouco entendemos o amor do Senhor por nós, quando Ele permite que passemos por tristezas e dificuldades.</text:p>
      <text:p text:style-name="P2"/>
      <text:p text:style-name="P2">Gn 43:8-10 Volte e veja a parte que Judá teve quando se livraram de José. E veja o coração mudado. Ele está pronto a oferecer sua vida por seu irmão Benjamim.</text:p>
      <text:p text:style-name="P2"/>
      <text:p text:style-name="P2">Gn 43:11,15,25-26 Jacó ainda acha que os presentes irão ajudar. Pense no quão pouco isso iria significar para José. Ele estava interessado em seus corações. (Repare no contraste daquilo que José enviou como presente - 45:20-23).</text:p>
      <text:p text:style-name="P2"/>
      <text:p text:style-name="P2">Gn 43:30-31 Você consegue ler isto sem se comover? Que coração amoroso. Ele não guardava nenhum rancor por eles, e todavia ele não poderia deixar que vissem seu próprio coração. É só quando eles tivessem aprendido o quão mau era o coração deles que poderiam entender seu coração de amor.</text:p>
      <text:p text:style-name="P2"/>
      <text:h text:style-name="Heading_20_2" text:outline-level="2">#046</text:h>
      <text:p text:style-name="P2"/>
      <text:p text:style-name="P2">A Sabedoria transforma o conhecimento em discernimento; e a Sabedoria é nosso Senhor Jesus Cristo.</text:p>
      <text:p text:style-name="P2"/>
      <text:p text:style-name="P2">Gênesis 44</text:p>
      <text:p text:style-name="P2"/>
      <text:p text:style-name="P2">Gn 44:1-13 Que grupo de homens em dificuldades! Mas um coração quebrantado diante de Deus é prelúdio de bênção para o crente. Lembre-se de que as escrituras só têm um significado, mas muitas aplicações. A interpretação primeira de toda esta história é uma figura de Israel, não da igreja. (A igreja está representada por Azenate, 41:50 - a esposa gentia de José). A experiência dos irmãos é um tipo de Israel na tribulação. Eles irão então, como uma nação, passar por um tempo de terrível tribulação por aquilo que fizeram a seu Messias (At 2:36). Então, quando estiverem completamente quebrantados, o Senhor Jesus voltará para eles, e reinará como rei sobre a terra (Rm 11:26). Nós, igreja, somos Sua noiva (Ef 5:25) e reinaremos com Ele sobre a terra.</text:p>
      <text:p text:style-name="P2"/>
      <text:p text:style-name="P2">Gn 44:16 Agora vem a confissão final. Deus descobriu a iniqüidade deles! Deveras? Na verdade, o que eles queriam dizer era: agora descobrimos que Deus sabe.</text:p>
      <text:p text:style-name="P2"/>
      <text:p text:style-name="P2">Gn 44:18-34 Que palavras ternas! Vêm do coração de um homem verdadeiramente quebrantado.</text:p>
      <text:p text:style-name="P2"/>
      <text:h text:style-name="Heading_20_2" text:outline-level="2">#047</text:h>
      <text:p text:style-name="P2"/>
      <text:p text:style-name="P2"><text:soft-page-break/>Tudo em CRISTO... nada sem ELE.</text:p>
      <text:p text:style-name="P2"/>
      <text:p text:style-name="P2">Gênesis 45</text:p>
      <text:p text:style-name="P2"/>
      <text:p text:style-name="P2">Agora as comportas de amor se abrem e José se dá a conhecer a seus irmãos (Zc 14:4 e 13:6).</text:p>
      <text:p text:style-name="P2"/>
      <text:p text:style-name="P2">Gn 45:3-4 Repare na afirmação que é repetida (Todos os redimidos irão sempre se lembrar de que fomos nós que colocamos o Senhor Jesus Cristo na cruz - Jo 1:29).</text:p>
      <text:p text:style-name="P2"/>
      <text:p text:style-name="P2">Gn 45:5,7,8,9 José faz menção de Deus quatro vezes. Deus estava por detrás da terrível experiência de José ao ser vendido como um escravo, e estava preparando um caminho para que toda a família fosse preservada e abençoada.</text:p>
      <text:p text:style-name="P2"/>
      <text:p text:style-name="P2">Gn 45:9-15 Eles devem voltar rapidamente para os que ficaram em casa e contar a eles de José (Jo 17:18). Assim José lhes disse o que deviam falar (Mc 16:15). Eles deviam se apressar (2 Co 6:2). Tudo seria provido a eles (Rm 8:32).</text:p>
      <text:p text:style-name="P2"/>
      <text:p text:style-name="P2">Gn 45:20 Lhes foi dito que não se preocupassem com suas próprias coisas (Fp 4:6). Por meio do sofrimento, José havia recebido a coroa (Hb 1:3, 2:9-10, 9:28).</text:p>
      <text:p text:style-name="P2"/>
      <text:p text:style-name="P2">Gn 45:16-20 A alegria que Faraó e toda a sua casa sentiram quando ouviram as notícias da família de José nos falam da grande reputação que José devia ter.</text:p>
      <text:p text:style-name="P2"/>
      <text:p text:style-name="P2">Gn 45:25-28 José havia dito a eles que falassem a seu pai de toda a sua glória no Egito (vers. 13) mas repare que no vers. 26 qual a primeira coisa que dizem a seu pai! O grande tema do Cristianismo é que Jesus vive (Ap 1:18).</text:p>
      <text:p text:style-name="P2"/>
      <text:p text:style-name="P2">Jacó havia acreditado nas mentiras que seus filhos antes lhe haviam contado (37:32). Agora quando a verdade é dita, ele não acredita. Muitas pessoas acreditam alegremente em todas as mentiras que ouvem acerca de Deus. Mas não crêem na verdade. Virá o dia quando Deus fará com que creiam na mentira (2 Ts 2:10-12).</text:p>
      <text:p text:style-name="P2"/>
      <text:h text:style-name="Heading_20_2" text:outline-level="2">#048</text:h>
      <text:p text:style-name="P2"/>
      <text:p text:style-name="P2">Se meu coração estiver cheio de Cristo, as coisas que são contrárias a Ele não me atraem.</text:p>
      <text:p text:style-name="P2"/>
      <text:p text:style-name="P2">Gênesis 46</text:p>
      <text:p text:style-name="P2"/>
      <text:p text:style-name="P2">Gn 46:1 Jacó adorou a Deus antes de sair da terra.</text:p>
      <text:p text:style-name="P2"/>
      <text:p text:style-name="P2">Gn 46:2 Deus responde, e lhe assegura que sua família se tornaria uma grande nação! E Ele lhe assegura de Sua presença. Mas o melhor de tudo, Ele lhe assegura que Ele o fará subir outra vez (Jo 13:3).</text:p>
      <text:p text:style-name="P2"/>
      <text:p text:style-name="P2">Gn 46:5-26 A grande família de 66 almas viaja para o Egito. Não falta ninguém. Seriam eles todos homens bons, honestos, corretos? Dificilmente, mas formavam um povo humilhado. E é o que conta para Deus.</text:p>
      <text:p text:style-name="P2"/>
      <text:p text:style-name="P2"><text:soft-page-break/>Gn 46:28 Isto é interessante. Judá outra vez; (Zc 10:6), ele é escolhido para ir na frente e encontrar José. A tribo de Judá está hoje de volta à terra de Israel. Seus membros serão os primeiros a dar as boas vindas ao Senhor Jesus quando Ele voltar para reinar sobre a terra.</text:p>
      <text:p text:style-name="P2"/>
      <text:p text:style-name="P2">Gn 46:29 O próprio José vai encontrá-los em uma carruagem (Is 66:15).</text:p>
      <text:p text:style-name="P2"/>
      <text:p text:style-name="P2">Gn 46:30 Lemos das mãos de José, de suas lágrimas, de sua face, de seu sangue e de suas palavras. Se você quiser ter alguns doces pensamentos e meditações, pense nestas mesmas cinco coisas do Senhor Jesus.</text:p>
      <text:p text:style-name="P2"/>
      <text:h text:style-name="Heading_20_2" text:outline-level="2">#049</text:h>
      <text:p text:style-name="P2"/>
      <text:p text:style-name="P2">Não é a santidade o caminho para Cristo, mas Cristo o caminho para a santidade.</text:p>
      <text:p text:style-name="P2"/>
      <text:p text:style-name="P2">Gênesis 47</text:p>
      <text:p text:style-name="P2"/>
      <text:p text:style-name="P2">Gn 47:1-12 A família de José é assentada na melhor parte da terra do Egito (vers. 6 e 11).</text:p>
      <text:p text:style-name="P2"/>
      <text:p text:style-name="P2">Gn 47:13-26 José está no total controle do Egito. Quanto deviam amar José. Esta parte da história é uma figura do futuro, do reino de 1000 anos do Senhor Jesus. A terra prosperará e ficará em paz. Vale a pena ler Sl 72:1-9 e Is 11:4-9 (sobre o milênio).</text:p>
      <text:p text:style-name="P2"/>
      <text:p text:style-name="P2">Gn 47:27-31 Os últimos dias de Jacó (ou Israel). Mas apesar do belo lugar que recebera, apesar da grande coisa que era ter seu filho governador de todo o país, Jacó agora volta seus pensamentos para a terra da promessa! Seu lugar de descanso não seria o Egito, mas Israel.</text:p>
      <text:p text:style-name="P2"/>
      <text:h text:style-name="Heading_20_2" text:outline-level="2">#050</text:h>
      <text:p text:style-name="P2"/>
      <text:p text:style-name="P2">A Palavra revela Cristo como Aquele que fez toda a obra e merece toda a glória.</text:p>
      <text:p text:style-name="P2"/>
      <text:p text:style-name="P2">Gênesis 48</text:p>
      <text:p text:style-name="P2"/>
      <text:p text:style-name="P2">As 12 tribos de Israel eram as famílias dos 12 filhos de Jacó. Mas não havia uma tribo de José! Todavia algo melhor aconteceu. Os dois filhos de José foram elevados a esta honra. Naqueles dias o filho mais velho recebia o dobro dos outros (Dt 21:17). Mas José não era o filho mais velho! Abra em 1 Cr 5:1 e você verá que José recebeu a primogenitura e a razão disso! Assim ele recebeu porção dobrada. Leia também Ez 47:13. Adão foi como o primogênito, mas por haver pecado, perdeu a bênção. O Senhor Jesus (sendo como o segundo - 1 Co 15:47) recebeu a porção dobrada... a igreja, Sua esposa, composta de dois povos, Judeus crentes e Gentios crentes.</text:p>
      <text:p text:style-name="P2"/>
      <text:p text:style-name="P2">Gn 48:1-4 Uma bênção especial para José.</text:p>
      <text:p text:style-name="P2"/>
      <text:p text:style-name="P2">Gn 48:5-22 Os dois filhos de José. Jacó sabia melhor que José o que Deus queria. Mesmo sendo cego, Jacó podia enxergar melhor! Às vezes quando estamos mais cegos para as coisas deste mundo, enxergamos <text:soft-page-break/>melhor as coisas de Deus (2 Co 4:18). O filho mais jovem é elevado acima de seu irmão mais velho. (Mais uma vez como Adão e Cristo).</text:p>
      <text:p text:style-name="P2"/>
      <text:p text:style-name="P2">Gn 48:15-16 Que final feliz para a longa vida de Jacó, e que bela coisa para se dizer do cuidado de Deus para com ele.</text:p>
      <text:p text:style-name="P2"/>
      <text:h text:style-name="Heading_20_2" text:outline-level="2">#051</text:h>
      <text:p text:style-name="P2"/>
      <text:p text:style-name="P2">Poucos livros de história mencionam que o Deus Criador em Pessoa veio a este mundo. O que seria de nós se Ele não tivesse vindo!</text:p>
      <text:p text:style-name="P2"/>
      <text:p text:style-name="P2">Gênesis 49</text:p>
      <text:p text:style-name="P2"/>
      <text:p text:style-name="P2">Ao morrer Jacó abençoa todos os seus filhos, e isto se revela como uma profecia do futuro da nação de Israel. Não podemos tratar de cada bênção dos irmãos individualmente. Vamos olhar para o mais importante - Judá (v. 8-12). Era na tribo de Judá que nasceria o amado Filho de Deus. Pare alguns minutos para ler algumas referências a esta bendita Pessoa nas escrituras do Antigo Testamento. Sl 60:7, Nm 24:17, Ez 21:27, Zc 6:12-13. E bem no começo da Palavra de Deus - Gn 3:15.</text:p>
      <text:p text:style-name="P2"/>
      <text:p text:style-name="P2">Gn 49:10 A parte final do versículo se refere a nós, Gentios. Somos nós os povos.</text:p>
      <text:p text:style-name="P2"/>
      <text:p text:style-name="P2">Gn 49:22-26 José é outra figura de Cristo em Sua majestade e glória.</text:p>
      <text:p text:style-name="P2"/>
      <text:p text:style-name="P2">Gn 49:27 Benjamim é uma figura de Cristo em poder, em um dia futuro quando Ele irá reinar em poder sobre esta terra, mas particularmente sobre Israel.</text:p>
      <text:p text:style-name="P2"/>
      <text:h text:style-name="Heading_20_2" text:outline-level="2">#052</text:h>
      <text:p text:style-name="P2"/>
      <text:p text:style-name="P2">A única maneira do mundo ver a Cristo é em Seu povo, enquanto andam em comunhão com Ele.</text:p>
      <text:p text:style-name="P2"/>
      <text:p text:style-name="P2">Gênesis 50</text:p>
      <text:p text:style-name="P2"/>
      <text:p text:style-name="P2">Gn 50:1 Que terno amor José demonstra para com seu pai.</text:p>
      <text:p text:style-name="P2"/>
      <text:p text:style-name="P2">Gn 50:2-13 Um dos grandes funerais das Escrituras. Jacó é sepultado ao lado de Abraão e Sara, Isaque e Rebeca e da primeira esposa de Jacó, Lia (49:31). Hoje ali, em Hebrom, seus corpos aguardam pela ressurreição quando nós, juntamente com eles, ouviremos a bendita voz do Senhor Jesus - 1 Ts 4:16-17.</text:p>
      <text:p text:style-name="P2"/>
      <text:p text:style-name="P2">Gn 50:14-26 Quando Jacó morre, os irmãos de José ficam com medo que ele se vingue neles. Em outras palavras, pensavam em Jacó como sendo o protetor deles, mais do que José. Haviam desfrutado do amor, proteção e provisão de comida vinda de José por 17 anos e agora têm medo dele! Mas tudo isso é muito parecido conosco. O coração de cada crente logo fica com dúvidas acerca do imutável amor de Deus. Não há nada além de amor para nós. Toda a ira de Deus acerca de cada pecado que cometemos em toda a nossa vida foi descarregada sobre o Senhor Jesus. Simplesmente não sobrou nenhuma ira. Não sobrou nada além de amor! E cada ato dEle para conosco (mesmo as dificuldades) é um ato de amor - Hb 12:5-13.</text:p>
      <text:p text:style-name="P2"><text:soft-page-break/></text:p>
      <text:p text:style-name="P2">Gn 50:22-26 Lindo final. A fé de José o leva muito além do caixão no Egito. Ela alcança um dia melhor. Um dia eterno. "Deus certamente vos visitará!" Assim ele dá ordens a respeito de seus ossos. Que estes também deveriam ser levados de volta à terra (e foram - veja Js 24:32, Ex 13:19, Hb 11:22).</text:p>
      <text:p text:style-name="P2"/>
      <text:p text:style-name="P2">Na última referência vemos o valor dado por Deus à fé de José. O Egito só podia dar um caixão. Este mundo é nosso Egito. Mas podemos agradecer a nosso bendito Senhor Jesus Cristo, pois por Ele podemos dizer, "Certamente vos visitará Deus"!</text:p>
      <text:p text:style-name="P2"/>
      <text:h text:style-name="Heading_20_2" text:outline-level="2">#053</text:h>
      <text:p text:style-name="P2"/>
      <text:p text:style-name="P2">Toda a vida de nosso bendito Senhor como Homem se resume nas palavras, "Ele Se Humilhou". Ele começou Sua vida aqui em uma manjedoura e terminou na cruz, e ao longo do caminho não teve onde repousar Sua cabeça.</text:p>
      <text:p text:style-name="P2"/>
      <text:p text:style-name="P2">Romanos 1</text:p>
      <text:p text:style-name="P2"/>
      <text:p text:style-name="P2">Agora nos ocupamos de um livro do Novo Testamento que, em certos aspectos, equipara-se a Gênesis. Naquele livro tivemos a primeira criação - a criação física. Em Romanos lemos da nova criação - Cristianismo - a obra completa de Cristo. Romanos nos apresenta a verdade fundamental da posição de todo crente, assim como Gênesis nos apresenta a verdade fundamental da primeira criação. Gênesis nos fala das origens de nosso nascimento físico. Romanos nos apresenta a origem de nosso nascimento espiritual. O Senhor Jesus que é o Criador do primeiro, é o Consumador do segundo. Em Jo 3:6-7 ambos são apresentados juntos. Em Gênesis, um homem desobedeceu até a morte (Rm 5:19); em Romanos, um Homem obedeceu até a morte (o mesmo versículo). Na primeira criação a desobediência a Deus é a própria natureza do homem caído; na segunda criação, a obediência é a própria natureza de uma pessoa redimida (1 Pd 1:2).</text:p>
      <text:p text:style-name="P2"/>
      <text:p text:style-name="P2">Rm 1:3 As boas novas de Deus (o evangelho) dizem respeito a Seu Filho, Jesus Cristo nosso Senhor.</text:p>
      <text:p text:style-name="P2"/>
      <text:p text:style-name="P2">Rm 1:5 Obediência vem de Cristo, O qual foi totalmente obediente a Deus Pai. Leia a primeira parte de Jo 8:29. Se não estivermos obedecendo a Palavra de Deus, não estamos vivendo a vida certa que Deus planejou para nós.</text:p>
      <text:p text:style-name="P2"/>
      <text:p text:style-name="P2">Rm 1:7 Todo crente é um santo, embora seja um santo infeliz se não estiver obedecendo a Palavra de Deus.</text:p>
      <text:p text:style-name="P2"/>
      <text:p text:style-name="P2">Rm 1:17-18 "Justiça" significa o modo como Deus torna um pecador perfeito aos olhos de Deus. A ira de Deus contra o pecado foi toda gasta na cruz para qualquer um que aceite a Cristo como Salvador. Com Deus não restou mais nada além de amor para com aqueles que crêem nEle! Quando um juiz absolve um homem, o torna legalmente justo, mas não transforma aquele homem em uma pessoa diferente. Quando Deus aceita um pecador Ele transforma aquela pessoa. Ele a justifica. Ele a coloca em uma posição completamente nova. Ele a vê sem pecado em si mesma. Ele a vê em Cristo.</text:p>
      <text:p text:style-name="P2"/>
      <text:p text:style-name="P2"><text:soft-page-break/>Rm 1:18-32 Por outro lado, Deus está irado com todos aqueles que rejeitam a Sua justiça. Todas as pessoas do mundo são mencionadas. O pecado arruinou a todos.</text:p>
      <text:p text:style-name="P2"/>
      <text:p text:style-name="P2">Rm 1:19-20 Ninguém pode dizer que Deus não seja justo nisso tudo. Uma pessoa que nunca tenha escutado o evangelho não será responsabilizada por isso. Mas será tida por responsável por aquilo que Deus lhe tiver falado através da natureza. As pessoas são inescusáveis. Do versículo 19 ao 2:16 Deus está falando das terras pagãs (os Gentios).</text:p>
      <text:p text:style-name="P2"/>
      <text:h text:style-name="Heading_20_2" text:outline-level="2">#054</text:h>
      <text:p text:style-name="P2"/>
      <text:p text:style-name="P2">JESUS é uma VÍTIMA, perfeitamente capaz de nos purificar... Um SACERDOTE perfeitamente capaz de interceder por nós... um PROFETA perfeitamente capaz de nos instruir... um GUIA perfeitamente capaz de nos transportar seguros para a glória.</text:p>
      <text:p text:style-name="P2"/>
      <text:p text:style-name="P2">Romanos 2</text:p>
      <text:p text:style-name="P2"/>
      <text:p text:style-name="P2">Rm 2:1-16 Os Gentios cultos ou educados.</text:p>
      <text:p text:style-name="P2"/>
      <text:p text:style-name="P2">Rm 2:2 Deus julga em conformidade com a verdade. No vers. 6 de acordo com as obras (o que fizeram).</text:p>
      <text:p text:style-name="P2"/>
      <text:p text:style-name="P2">Rm 2:11 Sem favorecer uma pessoa em detrimento de outra. Vers. 16 - em conformidade com o evangelho que Paulo pregava. O capítulo todo mostra que quanto mais luz uma pessoa tem, maior o castigo se ela não aceitar o dom de Deus. As pessoas dizem "sim, mas e os pagãos?". Este capítulo coloca as coisas nos seus devidos lugares. Devíamos dizer a uma pessoa assim, "mas e você?"</text:p>
      <text:p text:style-name="P2"/>
      <text:p text:style-name="P2">Rm 2:17-final Os Judeus - eles eram muito mais responsáveis porque Deus lhes havia dado a lei, a Sua palavra.</text:p>
      <text:p text:style-name="P2"/>
      <text:h text:style-name="Heading_20_2" text:outline-level="2">#055</text:h>
      <text:p text:style-name="P2"/>
      <text:p text:style-name="P2">Com freqüência levamos as coisas até as mãos do Senhor, mas não até o Seu coração que move Suas mãos.</text:p>
      <text:p text:style-name="P2"/>
      <text:p text:style-name="P2">Romanos 3</text:p>
      <text:p text:style-name="P2"/>
      <text:p text:style-name="P2">O assunto do pecado continua. Deus está provando que o pecado está em todos. Todos pecaram (vers. 23) seja Judeu ou Gentio - não há diferença (vers. 22).</text:p>
      <text:p text:style-name="P2"/>
      <text:p text:style-name="P2">Rm 3:10-18 Tirados de sete diferentes passagens do Antigo Testamento, estes versículos provam que toda a raça humana, em todas as épocas, se apresenta como culpada diante de um Deus santo. (Paulo deve ter lido cuidadosamente o Antigo Testamento).</text:p>
      <text:p text:style-name="P2"/>
      <text:p text:style-name="P2">Rm 3:21-final Um grande "MAS", e Deus mostra aqui o grande contraste. Ele nos dá uma Pessoa - Seu Filho amado - para nos adquirir de volta - (nos redimir) para Ele.</text:p>
      <text:p text:style-name="P2"/>
      <text:p text:style-name="P2"><text:soft-page-break/>Rm 3:9 Todos estão debaixo do pecado, mas o Senhor Jesus foi feito pecado por nós, 2 Co 5:21. Veja também 1 Pd 2:24. Que grande foi o preço para eliminar o pecado!</text:p>
      <text:p text:style-name="P2"/>
      <text:h text:style-name="Heading_20_2" text:outline-level="2">#056</text:h>
      <text:p text:style-name="P2"/>
      <text:p text:style-name="P2">Quanto mais perto eu estiver do coração de Cristo, maior calor terá o meu próprio coração... para com Ele... e para com os outros!</text:p>
      <text:p text:style-name="P2"/>
      <text:p text:style-name="P2">Romanos 4</text:p>
      <text:p text:style-name="P2"/>
      <text:p text:style-name="P2">Hoje uma outra palavra começa a ser usada com grande destaque, "fé", que significa "crer, acreditar". Mas sempre (no Novo Testamento) relacionada a Deus, ou Cristo ou a coisas espirituais. Os pecadores só podem ser limpos de seus pecados pela fé. Nunca por obras.</text:p>
      <text:p text:style-name="P2"/>
      <text:p text:style-name="P2">Rm 4:1 Abraão é apresentado como o maior exemplo de fé. Ele creu em Deus.</text:p>
      <text:p text:style-name="P2"/>
      <text:p text:style-name="P2">Rm 4:2-8 A fé em Deus é algo totalmente diferente do fazer boas obras. Estas jamais podem salvar uma pessoa.</text:p>
      <text:p text:style-name="P2"/>
      <text:p text:style-name="P2">Rm 4:9-22 Abraão recebeu, de Deus, promessas de bênção antes que houvesse uma nação Judaica (portanto estas promessas não dependem da lei, mas da fé - de crer em Deus.</text:p>
      <text:p text:style-name="P2"/>
      <text:p text:style-name="P2">Rm 4:23-25 O mesmo se refere a nós. Somente a fé (crer) na obra de de Cristo salva nossa alma.</text:p>
      <text:p text:style-name="P2"/>
      <text:h text:style-name="Heading_20_2" text:outline-level="2">#057</text:h>
      <text:p text:style-name="P2"/>
      <text:p text:style-name="P2">Se eu estiver procurando por gozo, nunca vou encontrá-lo, mas se estou desejoso de conhecer melhor a Cristo, encontrarei gozo, paz e contentamento.</text:p>
      <text:p text:style-name="P2"/>
      <text:p text:style-name="P2">Romanos 5</text:p>
      <text:p text:style-name="P2"/>
      <text:p text:style-name="P2">Rm 5:1-2 "Portanto" - que linda palavra! Que paz invade nosso coração. Através de Cristo, nós, pecadores perdoados, somos elevados e introduzidos bem na glória de Deus.</text:p>
      <text:p text:style-name="P2"/>
      <text:p text:style-name="P2">Rm 5:1-11 Nunca diga a um pecador para fazer sua paz com Deus (ou "fazer as pazes"). A paz foi feita na cruz do Calvário (Cl 1:20). A paz se torna nossa pela fé.</text:p>
      <text:p text:style-name="P2"/>
      <text:p text:style-name="P2">Rm 5:10 Repare nos dois aspectos da Salvação que vem de Deus. Em um aspecto (o passado), ela veio através da morte do Senhor Jesus. No outro aspecto (o presente) ela é por intermédio da vida do Senhor Jesus agora. Até o final do versículo 11 o assunto tem sido os "pecados" (e não o "pecado"). Mas a partir do versículo 12 é falado do "pecado". O "pecado" é a natureza caída; os "pecados" são os atos desta natureza. O "pecado" é a raiz; os "pecados" compõem o fruto.</text:p>
      <text:p text:style-name="P2"/>
      <text:p text:style-name="P2">Rm 5:12-21 Adão era uma figura da velha vida. Cristo é a nova vida. Cada um é cabeça de uma família. Todos nós nascemos uma vez dentro da família de Adão. Devemos nascer de novo na família de Cristo. <text:soft-page-break/>"Pecado", "transgressão", "desobediência", "condenação" e "morte" aparecem em contraste (em oposição) a "justiça", "justificação" e "obediência". Estamos todos em uma ou outra posição.</text:p>
      <text:p text:style-name="P2"/>
      <text:p text:style-name="P2">Rm 5:21 O pecado é como um rei. Como um senhor de escravos. Éramos escravos. O pecado é um poder fora de nós. É um inimigo. O mundo hoje, separado de Cristo, está sob o poder ou controle do pecado. Cristo teve que descer e vencer o pecado em seu próprio território (Rm 8:3). Se você está em Cristo (se é um crente nEle) você entrou nesta vitória, e está liberto desse terrível poder do pecado - (Rm 6:18; 7:24-25). Mas agora a "graça" é o rei. A graça reina! Todavia ainda não estamos livres da presença do pecado. Este assunto será tratado amanhã. O capítulo 5 nos fala do que temos por intermédio de Cristo. O capítulo 6 do que somos em Cristo.</text:p>
      <text:p text:style-name="P2"/>
      <text:h text:style-name="Heading_20_2" text:outline-level="2">#058</text:h>
      <text:p text:style-name="P2"/>
      <text:p text:style-name="P2">Sua santidade fez dEle um estranho em um mundo poluído; Sua graça O manteve sempre ativo neste mundo necessitado.</text:p>
      <text:p text:style-name="P2"/>
      <text:p text:style-name="P2">Romanos 6</text:p>
      <text:p text:style-name="P2"/>
      <text:p text:style-name="P2">Nesta vida, o pecado está sempre tentando voltar a controlar o crente. E agora vamos aprender como tratar dessa séria situação. É descrito como um conflito. Alguns poderiam dizer que se uma pessoa estivesse nesta maravilhosa posição de salvação, o pecado já não importaria, mas importa, como nos diz o versículo 12.</text:p>
      <text:p text:style-name="P2"/>
      <text:p text:style-name="P2">Rm 6:1 Ele repete aqui o que outros haviam dito tentando acusá-lo de erro (Rm 3:8). Portanto Paulo explica cuidadosamente este assunto tão importante.</text:p>
      <text:p text:style-name="P2"/>
      <text:p text:style-name="P2">Rm 6:1-14 O crente morreu com Cristo, e possui uma nova vida em Jesus Cristo. A Palavra de Deus diz que estas coisas são fatos consumados. O versículo 11 nos diz para acreditarmos nisto. Se a vida de um verdadeiro cristão não demonstra que ele crê nisto, ele pode não perder sua salvação, mas não irá desfrutar de crescimento em sua alma. Se ele crê no que Deus diz, então não irá alimentar aquela velha natureza.</text:p>
      <text:p text:style-name="P2"/>
      <text:p text:style-name="P2">Rm 6:15-23 Os crentes são servos de Deus. Um novo Mestre tomou o lugar do pecado. O pecado era um mestre na velha vida, e exigia uma vida vergonhosa. Será que você entende que nestes versículos se encontra o segredo do poder para se viver uma vida pura?</text:p>
      <text:p text:style-name="P2"/>
      <text:p text:style-name="P2">Rm 6:23 O pecado recebe salário - a morte. Mas a alternativa é um presente - a vida eterna - por meio de Jesus Cristo nosso Senhor. No capítulo 5 há duas cabeças de famílias (Adão e Cristo). No capítulo 6 há dois mestres e no capítulo 7 há dois maridos.</text:p>
      <text:p text:style-name="P2"/>
      <text:h text:style-name="Heading_20_2" text:outline-level="2">#059 </text:h>
      <text:p text:style-name="P2"/>
      <text:p text:style-name="P2">Estou em Cristo nas alturas... Cristo está em mim aqui... é isto o que constitui o poder para minha vida.</text:p>
      <text:p text:style-name="P2"/>
      <text:p text:style-name="P2">Romanos 7 vers. 1-6</text:p>
      <text:p text:style-name="P2"><text:soft-page-break/></text:p>
      <text:p text:style-name="P2">Rm 7:1-6 Paulo usa a figura de uma mulher casada com um homem. Se ele morresse, ela estava livre para se casar com outro. (O marido é uma figura da lei, a esposa é uma figura de uma pessoa). A lei só tem poder sobre o crente enquanto ele vive e a lei não pode morrer; então como pode esta união ser quebrada? O crente morre! Portanto a lei (o antigo marido) já não tem poder sobre aquele que está morto. Uma pessoa que aceita a Cristo como seu Salvador já morreu com Cristo (6:8). Mas Cristo ressuscitou de entre os mortos, nós crentes estamos agora unidos a Ele. Não podemos ter dois maridos ao mesmo tempo. Hoje vamos ler apenas estes 6 versículos. A maior parte dos crente nunca os entende. Existe muito ensino errado sobre o que eles significam. Não espere entender lendo rapidamente. Leia e releia, até você assimilá-los! O crente é o que morre!</text:p>
      <text:p text:style-name="P2"/>
      <text:h text:style-name="Heading_20_2" text:outline-level="2">#060</text:h>
      <text:p text:style-name="P2"/>
      <text:p text:style-name="P2">Não posso ter Cristo como o centro de minha vida se Ele não for o centro de meus pensamentos.</text:p>
      <text:p text:style-name="P2"/>
      <text:p text:style-name="P2">Romanos 7 vers. 7-25</text:p>
      <text:p text:style-name="P2"/>
      <text:p text:style-name="P2">Rm 7:7-25 Em Fp 3:6 Paulo havia dito que, naquilo que dizia respeito à lei, ele era irrepreensível. Aquilo foi antes de ele se tornar um homem salvo. Mas aqui, como um homem salvo, ele está pensando no pecado de um modo diferente. Ele descobriu que queria fazer o bem, mas não tinha o poder para fazê-lo. Ele descobriu que em sua velha vida (velha natureza) ele era completamente mau (vers. 18). Aqui Paulo tinha a idéia errada de que sua nova natureza poderia vencer a velha natureza e mantê-la subjugada.</text:p>
      <text:p text:style-name="P2"/>
      <text:p text:style-name="P2">Rm 7:24 Mas isso não era possível. Ele clama por auxílio. Ele entende que precisa de um poder que está fora de si mesmo. Somente Deus podia fazer isso por ele.</text:p>
      <text:p text:style-name="P2"/>
      <text:p text:style-name="P2">Rm 7:25 Mas há outro clamor. Desta vez vindo de seu coração. Desta vez um brado de alívio e triunfo, e ele sabe que foi ouvido. Ele agradece Àquele que veio em seu socorro, a Deus que lhe havia dado a vitória por meio de Jesus Cristo nosso Senhor. Nada é mais importante para nós como crentes do que aprender isto para nós mesmos. Não saia destes dois capítulos (6 e 7) até enxergar isto. A carne, por melhor e mais refinada que seja, irá nos arrastar para a derrota e para a rendição ao pecado. Mas quando nos rendemos a Cristo, Ele tem a vitória, e todo o crédito (a glória) vai para Ele.</text:p>
      <text:p text:style-name="P2"/>
      <text:h text:style-name="Heading_20_2" text:outline-level="2">#061</text:h>
      <text:p text:style-name="P2"/>
      <text:p text:style-name="P2">O Sacerdote, Cristo, vai a Deus por nós... e nós vamos ao Sacerdote.</text:p>
      <text:p text:style-name="P2"/>
      <text:p text:style-name="P2">Romanos 8, vers. 1-17</text:p>
      <text:p text:style-name="P2"/>
      <text:p text:style-name="P2">O capítulo 7 foi todo de fraqueza e derrota e todo acerca do "Eu, mim, ou meu" (mencionado 47 vezes na versão inglesa), enquanto Cristo foi mencionado duas vezes. O Espírito Santo nem chega a ser mencionado. Este capítulo está saturado do Espírito. O Espírito Santo é mencionado 18 vezes, Cristo 13 vezes e "eu, me ou meu" três vezes! (referências <text:soft-page-break/>ao original em inglês). A lei não poderia libertar o homem do poder do pecado. Mas Deus fez isto enviando Seu Filho ao mundo para morrer na cruz. Pela morte de Jesus, Satanás, o pecado e a morte foram vencidos.</text:p>
      <text:p text:style-name="P2"/>
      <text:p text:style-name="P2">Rm 8:1-4 A base da obra do Espírito está na cruz de Cristo. E este deve ser nosso tema de louvor na eternidade. O Espírito de Deus quer que pensemos em Cristo cada vez mais.</text:p>
      <text:p text:style-name="P2"/>
      <text:p text:style-name="P2">Rm 8:5-13 O Espírito aparece em contraste com a carne. Aqueles que são do Senhor devem viver de modo diferente daqueles que não conhecem o Senhor. A carne luta contra nossa nova vida o tempo todo, mas a vida em Cristo nos leva a novos interesses e temos um objetivo na vida... agradar ao Senhor. A nova vida só quer fazer isto. A carne nunca compreende isto porque não compreende Deus.</text:p>
      <text:p text:style-name="P2"/>
      <text:p text:style-name="P2">Rm 8:14-17 O Espírito nos torna seguros de que somos filhos de Deus.</text:p>
      <text:p text:style-name="P2"/>
      <text:h text:style-name="Heading_20_2" text:outline-level="2">#062</text:h>
      <text:p text:style-name="P2"/>
      <text:p text:style-name="P2">Somos em Cristo uma herança de glória (Rm 8:17), a esperança da glória (Cl 1:27).</text:p>
      <text:p text:style-name="P2"/>
      <text:p text:style-name="P2">Romanos 8, Vers. 18-final</text:p>
      <text:p text:style-name="P2"/>
      <text:p text:style-name="P2">Rm 8:18-25 O Espírito nos assegura da glória vindoura. Se estivermos desfrutando deste fato, então os problemas presentes pelos quais passamos não nos incomodarão.</text:p>
      <text:p text:style-name="P2"/>
      <text:p text:style-name="P2">Rm 8:26-27 O Espírito Santo intercede (ora) por nós. Às vezes não sabemos como orar e apenas gememos. O Espírito Santo transforma esses gemidos em palavras diante de Deus!</text:p>
      <text:p text:style-name="P2"/>
      <text:p text:style-name="P2">Rm 8:28-30 O Espírito Santo executa o plano de Deus. Estes versículos se aplicam a todos os crentes. Pois todos os crentes amam a Deus. E Deus está gradualmente guiando todos os crentes em conformidade com Seus propósitos. Se entendemos que Seu amor para conosco nunca muda, estamos bem no caminho de entendermos estas outras coisas.</text:p>
      <text:p text:style-name="P2"/>
      <text:p text:style-name="P2">Rm 8:31-39 Que arrebatamento de adoração e ações de graças. Com este capítulo terminam os grandes ensinos sobre a salvação. Se você tiver tempo, valeria a pena ler estes oito capítulos junto com estes esboços. Estes capítulos são o fundamento do Cristianismo.</text:p>
      <text:p text:style-name="P2"/>
      <text:h text:style-name="Heading_20_2" text:outline-level="2">#063 </text:h>
      <text:p text:style-name="P2"/>
      <text:p text:style-name="P2">Se não conheço a Cristo, de nada importa conhecer todas as outras coisas... mas se conheço a Cristo, de nada importa se eu não conhecer todas as outras coisas.</text:p>
      <text:p text:style-name="P2"/>
      <text:p text:style-name="P2">Romanos 9</text:p>
      <text:p text:style-name="P2"/>
      <text:p text:style-name="P2">Deus fala agora dos Judeus. Israel era originalmente para ter sido o grupo missionário aos Gentios (Is 42:6). E quando o há muito prometido Messias (Jesus) veio, Israel O crucificou! Paulo divide este assunto todo em três partes. Capítulo 9 - primeira parte. Israel foi escolhido no passado para ser ricamente abençoado. Não foi por serem bons que <text:soft-page-break/>foram escolhidos. Eles falharam totalmente - mataram Aquele que veio ao mundo para abençoá-los! Capítulo 10 - Israel no presente. A nação é deixada de lado. Capítulo 11 - no futuro (após a igreja ter sido levada para o céu), Deus irá voltar a reunir Israel. Assim o passado, presente e futuro estão nos capítulos 9, 10 e 11.</text:p>
      <text:p text:style-name="P2"/>
      <text:p text:style-name="P2">Rm 9:1-5 Paulo está com o coração partido porque a maioria dos Judeus está fora do lugar de bênção. Eles rejeitaram o Salvador, e não aceitam que alguém O siga. Repare nestes versículos como Paulo fala à semelhança do Senhor... ele andava tão perto do Senhor!</text:p>
      <text:p text:style-name="P2"/>
      <text:p text:style-name="P2">Rm 9:6-13 No princípio da história de Israel, Deus escolheu um ramo de uma família para Seus propósitos especiais. O comportamento daquela pessoa não tinha nada a ver com o fato de ter sido escolhida. Os Judeus estavam argumentando que Deus tinha o dever de abençoá-los (Lc 3:8, Jo 8:33,39). Deste modo ele aponta para o fato de que apenas uma pessoa havia sido escolhida em uma família (vers. 7). Deus não esperou para ver como Jacó seria antes de escolhê-lo (Gn 25:23, Ml 1:2).</text:p>
      <text:p text:style-name="P2"/>
      <text:p text:style-name="P2">Rm 9:14-29 Ninguém pode dizer a Deus o que fazer. Paulo diz que Deus não pode ser chamado de injusto. Ele dá 3 razões.</text:p>
      <text:p text:style-name="P2"/>
      <text:p text:style-name="P2">Rm 9:15-18 As Escrituras mostram que Deus é livre para fazer o que quiser.</text:p>
      <text:p text:style-name="P2"/>
      <text:p text:style-name="P2">Rm 9:19-24 Seria o mesmo que se considerar igual a Deus, ao invés de uma de Suas criaturas.</text:p>
      <text:p text:style-name="P2"/>
      <text:p text:style-name="P2">Rm 9:25-29 As próprias passagens do Antigo Testamento provam que Deus iria ter um pequeno remanescente (grupo) de Judeus crentes e que Seu amor e graça alcançariam os Gentios.</text:p>
      <text:p text:style-name="P2"/>
      <text:p text:style-name="P2">Rm 9:30-33 Era conhecido das passagens do Antigo Testamento o fato de que Israel falharia miseravelmente e seria deixado de lado por Deus. Deus pode fazer o que quiser e se Ele os colocou de lado e introduziu os gentios na bênção, Ele jamais os abandonará. (Veremos isto no capítulo 11). Os Gentios que crerem serão salvos. Os Judeus tentaram ganhar suas bênçãos através de suas próprias obras e perderam tudo. A própria Rocha em que tropeçaram era Aquele, o Único, que poderia tê-los salvo. Aquela Rocha era o Senhor Jesus Cristo.</text:p>
      <text:p text:style-name="P2"/>
      <text:h text:style-name="Heading_20_2" text:outline-level="2">#064</text:h>
      <text:p text:style-name="P2"/>
      <text:p text:style-name="P2">O crente entende que o bendito Filho de Deus tornou-Se um homem para poder ser julgado, sofrer e morrer pelo que crê.</text:p>
      <text:p text:style-name="P2"/>
      <text:p text:style-name="P2">Romanos 10</text:p>
      <text:p text:style-name="P2"/>
      <text:p text:style-name="P2">Paulo havia sido um Fariseu, e conhecia tudo a respeito da lei. Todavia, assim que foi salvo e passou a ser habitado pelo Espírito Santo (simultâneo - Ef 1:13), ele passou a conhecer a completa rejeição dos Judeus para com Deus. (1) Eles rejeitaram Jeová; (2) rejeitaram o Cristo de Deus, que veio como o Messias e (3) rejeitaram a Deus, o Espírito Santo (Atos 7).</text:p>
      <text:p text:style-name="P2"/>
      <text:p text:style-name="P2">Rm 10:1-4 Os Judeus tinham um zelo (energia para servir) por Deus, mas não da maneira correta. Eles queriam estabelecer sua própria justiça. E pense só em quanta gente hoje está tentando fazer o melhor que pode.</text:p>
      <text:p text:style-name="P2"><text:soft-page-break/></text:p>
      <text:p text:style-name="P2">Rm 10:5-13 O evangelho é facilmente recebido e está aberto a todos.</text:p>
      <text:p text:style-name="P2"/>
      <text:p text:style-name="P2">Rm 10:6-7 Ninguém precisa pensar que seja necessário percorrer uma longa distância (para o céu) ou descer ao abismo para receber a Cristo. A salvação está perto, pronta para qualquer um.</text:p>
      <text:p text:style-name="P2"/>
      <text:p text:style-name="P2">Rm 10:8-13 Os lábios para falar, o coração para crer, isto é tudo o que é necessário de nossa parte.</text:p>
      <text:p text:style-name="P2"/>
      <text:p text:style-name="P2">Rm 10:14-21 Deus deu aos Judeus todas as oportunidades, e fez tudo o que era possível. Existem quatro elos em uma corrente entre Deus e eles... os apóstolos.. a pregação... o ouvir... e a fé (crer). Mas eles quebraram a corrente, eles não iriam crer.</text:p>
      <text:p text:style-name="P2"/>
      <text:h text:style-name="Heading_20_2" text:outline-level="2">#065</text:h>
      <text:p text:style-name="P2"/>
      <text:p text:style-name="P2">O primeiro homem foi expulso do paraíso por causa do pecado; mas agora um Homem veio do paraíso ao mundo, para pagar pelo pecado, e Ele vai nos levar com Ele para o paraíso para sempre.</text:p>
      <text:p text:style-name="P2"/>
      <text:p text:style-name="P2">Romanos 11</text:p>
      <text:p text:style-name="P2"/>
      <text:p text:style-name="P2">Paulo aqui olha para o futuro. Ele indaga se Deus parou de tratar com Israel de uma vez por todas. Não, eles serão abençoados no final! Após o Senhor levar a igreja (nós os crentes) para o céu, então Ele vai voltar a tratar com Israel.</text:p>
      <text:p text:style-name="P2"/>
      <text:p text:style-name="P2">Rm 11:1-5 Lembre-se de que Elias pensou que fosse o único em seus dias que permanecera fiel a Deus. E o Senhor precisou dizer a ele que 7.000 outros não tinham se curvado à adoração de ídolos. Deus sempre tem os Seus fiéis ou um remanescente.</text:p>
      <text:p text:style-name="P2"/>
      <text:p text:style-name="P2">Rm 11:6 A graça é o oposto das obras.</text:p>
      <text:p text:style-name="P2"/>
      <text:p text:style-name="P2">Rm 11:11-35 Através da rejeição do Messias, Deus deixou os Judeus e passou a oferecer Sua salvação a todo o mundo. Quando o Senhor Jesus voltar para nós, então Deus começará a trabalhar em alguns Judeus outra vez, e irá abrir seus olhos agora cegos.</text:p>
      <text:p text:style-name="P2"/>
      <text:p text:style-name="P2">Rm 11:12-16 Israel rejeitou o Salvador e através dessa rejeição muitas coisas boas chegaram aos Gentios. Quão grande <text:s/>e glorioso dia será aquele quando Israel voltar a Deus!</text:p>
      <text:p text:style-name="P2"/>
      <text:p text:style-name="P2">Rm 11:17-33 Israel foi o ramo natural de uma árvore. Por causa de sua incredulidade foi cortado, e outros ramos (os Gentios) foram enxertados. Mas aqui os novos ramos são avisados de que se não permanecerem fiéis serão cortados e então será fácil enxertar outra vez os ramos naturais. E é exatamente o que vai acontecer. Depois que nós crentes formos levados para o céu, os Judeus serão outra vez abençoados no milênio.</text:p>
      <text:p text:style-name="P2"/>
      <text:p text:style-name="P2">Rm 11:33 Paulo rompe em louvor a Deus por haver concebido um plano tão glorioso.</text:p>
      <text:p text:style-name="P2"/>
      <text:h text:style-name="Heading_20_2" text:outline-level="2"><text:soft-page-break/>#066</text:h>
      <text:p text:style-name="P2"/>
      <text:p text:style-name="P2">Seremos tão semelhantes ao segundo Homem como temos sido semelhantes ao primeiro.</text:p>
      <text:p text:style-name="P2"/>
      <text:p text:style-name="P2">Romanos 12</text:p>
      <text:p text:style-name="P2"/>
      <text:p text:style-name="P2">Os últimos cinco capítulos carregam diferentes instruções para os crentes. Este capítulo diz ao crente como ele deve viver, trabalhar e amar. Para cada instrução na Bíblia em como viver, existe sempre uma doutrina clara quanto ao fundamento disto. O evangelho tem dois lados, o lado do crer e o lado do proceder. Todavia, ambos andam juntos, pois nosso proceder mostra o que cremos.</text:p>
      <text:p text:style-name="P2"/>
      <text:p text:style-name="P2">Rm 12:1 Uma vida devotada a Deus é a vida natural para cada crente.</text:p>
      <text:p text:style-name="P2"/>
      <text:p text:style-name="P2">Rm 12:2 Não devemos seguir o modo de falar, os hábitos ou os costumes do mundo, mas sermos transformados em um viver para Cristo, para então provarmos a boa, aceitável e perfeita vontade de Deus. Não devemos viver para agradar a nós mesmos, mas ao Senhor.</text:p>
      <text:p text:style-name="P2"/>
      <text:p text:style-name="P2"/>
      <text:p text:style-name="P2">Rm 12:3-8 Nós crentes precisamos estar juntos em uma comunhão pois somos um "corpo". Você está vivendo isto?</text:p>
      <text:p text:style-name="P2"/>
      <text:p text:style-name="P2">Rm 12:9-21 O amor é, para o crente, um amor genuíno. É um amor que aprende do amor de Deus em Cristo e dele obtém sua força. "O amor seja não fingido" o que significa sem engano ou dissimulação. Quão verdadeiro estão sendo estes versículos a nosso respeito?</text:p>
      <text:p text:style-name="P2"/>
      <text:h text:style-name="Heading_20_2" text:outline-level="2">#067</text:h>
      <text:p text:style-name="P2"/>
      <text:p text:style-name="P2">Não podemos receber a Deus em graça e salvação sem que haja uma resposta de gratidão e gozo em nosso espírito.</text:p>
      <text:p text:style-name="P2"/>
      <text:p text:style-name="P2">Romanos 13</text:p>
      <text:p text:style-name="P2"/>
      <text:p text:style-name="P2">Ontem lemos de como o crente se comporta para com outros crentes... hoje, para com os incrédulos.</text:p>
      <text:p text:style-name="P2"/>
      <text:p text:style-name="P2">Rm 13:1-7 Sempre que existe uma eleição, é o homem certo que sempre ganha, por esta razão o crente não vota. Parece difícil entender que não faz diferença sob qual governo nos encontramos, ou que tipo de leis possam ser feitas. Quer gostemos ou não, devemos obedecê-las. (Evidentemente não será o caso se elas forem contrárias à Palavra de Deus). Satanás é o deus deste mundo (2 Co 4:4), ainda que seja Deus Quem governe tudo. Estamos no mundo, mas não pertencemos a ele. Se você desobedecer o governo estará desobedecendo a Deus. Leia estes versículos outra vez... é Deus falando para você e para mim.</text:p>
      <text:p text:style-name="P2"/>
      <text:p text:style-name="P2">Rm 13:8-14 Há duas razões para a piedade. A primeira é o amor (8-10), a segunda é porque o Senhor logo virá (11-14). O dia do Senhor vem após o dia da tribulação. Está se aproximando.</text:p>
      <text:p text:style-name="P2"/>
      <text:h text:style-name="Heading_20_2" text:outline-level="2"><text:soft-page-break/>#068</text:h>
      <text:p text:style-name="P2"/>
      <text:p text:style-name="P2">A NOVA NATUREZA é a capacidade... o ESPÍRITO SANTO é o poder... quando sou dependente e obediente.</text:p>
      <text:p text:style-name="P2"/>
      <text:p text:style-name="P2">Romanos 14</text:p>
      <text:p text:style-name="P2"/>
      <text:p text:style-name="P2">O modo como os crentes devem se comportar para com todos, mas tendo sempre o Senhor em mente. As opiniões pessoais são, com frequência, as razões do comportamento de uma pessoa, mas não é isto o que Deus está nos dizendo aqui.</text:p>
      <text:p text:style-name="P2"/>
      <text:p text:style-name="P2">Rm 14:13-23 As pessoas costumam olhar para aqueles que não agem do modo como elas pensam que eles deveriam agir. Os crentes não devem ser controlados pelo que pensam, mas pela Palavra de Deus. Devemos estar conscientes do efeito que exercemos sobre outros pelo modo como agimos; e o que é mais importante, que somos responsáveis para com o Senhor. Alguns que haviam sido Gentios antes de terem sido salvos podiam ter sido idólatras. As pessoas mais pobres podiam estar comprando no açougue carne que havia sido oferecida a ídolos. Surgiu a questão quanto a ser correto para um crente comer tal tipo de carne. Uma pessoa que tivesse acabado de conhecer ao Senhor Jesus como Salvador não saberia muito sobre o Senhor ou sobre as Escrituras. Um crente mais velho não deveria ofender a consciência do mais novo ao comer esse tipo de carne, mesmo que pudesse comê-la com boa consciência.</text:p>
      <text:p text:style-name="P2"/>
      <text:h text:style-name="Heading_20_2" text:outline-level="2">#069</text:h>
      <text:p text:style-name="P2"/>
      <text:p text:style-name="P2">A justificação é obra de Cristo; a santificação é obra do Espírito Santo.</text:p>
      <text:p text:style-name="P2"/>
      <text:p text:style-name="P2">Romanos 15</text:p>
      <text:p text:style-name="P2"/>
      <text:p text:style-name="P2">Rm 15:1-7 Paulo havia aprendido que a obediência não é para agradar a si mesmo. Esta é uma das coisas mais importantes para se entender. Paulo coloca o Homem perfeito diante de nós como um exemplo. Apenas um crente em Cristo tem o poder para viver a vida cristã em conformidade com a Bíblia. Lembre-se de que Paulo não estava apenas dizendo a eles como deveriam agir, mas estava lhes mostrando.</text:p>
      <text:p text:style-name="P2"/>
      <text:p text:style-name="P2">Rm 15:8-13 Os crentes que tinham sido Judeus podiam pensar que sabiam mais do que os crentes que tinham sido Gentios. E os crentes Gentios podiam estar pensando que os crentes Judeus estavam presos a uma porção de tradições, as quais vinham dos dias do Antigo Testamento. Paulo leva ambos a olharem para Cristo.</text:p>
      <text:p text:style-name="P2"/>
      <text:p text:style-name="P2">Rm 15:13 Que belas palavras para unir todos os crentes em um só desejo de agradar somente a Deus.</text:p>
      <text:p text:style-name="P2"/>
      <text:p text:style-name="P2">Rm 15:17-21 Paulo relembra seu trabalho missionário e não quer o crédito pelo trabalho missionário de outros. Mas aponta para a obra de Cristo feita por intermédio de si.</text:p>
      <text:p text:style-name="P2"/>
      <text:p text:style-name="P2">Rm 15:22-32 Paulo traça seus planos futuros. Este capítulo tem vários pontos muito belos. Aqui estão alguns deles. Deus é o Deus de paciência (vers. 5), o Deus de consolação (encorajamento, vers. 5), o <text:soft-page-break/>Deus de paz (vers. 33). Então temos a glória de Deus, a verdade de Deus, o evangelho de Deus, o Espírito de Deus, e a vontade de Deus. Veja se você pode encontrar as cinco coisas. Se tiver tempo, procure por (A) referências ao Espírito Santo, (B) referências à esperança, (C) referências a Cristo, (D) referências a muitas coisas com as quais podemos ser preenchidos. Como membros do um só corpo, repare que devemos (1) auxiliar, (2) agradar, (3) receber, (4) admoestar (avisar outros), (5) ministrar (servir), e (6) orar uns pelos outros.</text:p>
      <text:p text:style-name="P2"/>
      <text:h text:style-name="Heading_20_2" text:outline-level="2">#070</text:h>
      <text:p text:style-name="P2"/>
      <text:p text:style-name="P2">O Espírito Santo é o poder que nos desliga de tudo o que é contrário a Deus... e nos leva àquilo que é invisível... a Cristo.</text:p>
      <text:p text:style-name="P2"/>
      <text:p text:style-name="P2">Romanos 16</text:p>
      <text:p text:style-name="P2"/>
      <text:p text:style-name="P2">Paulo amava a todos os irmãos e sabia o que muitos estavam fazendo. Ele era rico em amizades. E é por esta razão que se recorda de tantos, mesmo que só por nome (em poucos casos). Os homens e mulheres que igualmente muito o ajudaram. Sempre que coubesse algum louvor, Paulo nunca deixava de fazê-lo. Não seria também um belo modo de agirmos para com outros crentes?</text:p>
      <text:p text:style-name="P2"/>
      <text:p text:style-name="P2">Rm 16:17-18 Paulo não estava querendo ganhar popularidade bajulando a todos. Ele tem algumas palavras duras para aqueles que causavam divisões - criando denominações. Hoje muitos crentes são tolerantes para com aqueles que causam divisões e ofensas que são contrárias à doutrina que aprenderam. Repare no que deveria ser feito com pessoas assim.</text:p>
      <text:p text:style-name="P2"/>
      <text:p text:style-name="P2">Rm 16:25-27 Que belo final para esta poderosa Epístola. Possamos receber graça de Deus para vivermos em conformidade com estas palavras. Então andaremos no gozo da bênção desta expressão final de louvor a Deus.</text:p>
      <text:p text:style-name="P2"/>
      <text:h text:style-name="Heading_20_2" text:outline-level="2">#071</text:h>
      <text:p text:style-name="P2"/>
      <text:p text:style-name="P2">Não contamos agora com o privilégio de ter um apóstolo para guiar nossos pensamentos como acontecia no princípio da igreja... mas nos resta um recurso... o Espírito Santo que habita em nós.</text:p>
      <text:p text:style-name="P2"/>
      <text:p text:style-name="P2">Êxodo 1</text:p>
      <text:p text:style-name="P2"/>
      <text:p text:style-name="P2">Agora passamos para o segundo passo... a saída.</text:p>
      <text:p text:style-name="P2"/>
      <text:p text:style-name="P2">Em Êxodo os filhos de Israel foram tirados do Egito por Deus; no livro de Atos (o livro mais ou menos correspondente do Novo Testamento) os filhos de Deus (crentes) são tirados da religião daqueles dias, o Judaísmo. "Êxodo" significa "saída". Deus sempre leva para fora antes de levar para dentro. Um crente não pode cometer erro maior do que achar que pode entender os pensamentos de Deus com sua mente natural. Devemos colocar para fora de nossa vida, em primeiro lugar, as coisas que sabemos não agradar a Deus. Leia Is 1:16,17 três vezes. Portanto hoje começamos o Livro da "saída".</text:p>
      <text:p text:style-name="P2"/>
      <text:p text:style-name="P2"><text:soft-page-break/>Êx 1:1-6 Uma lista de todas as famílias a serem tiradas. Para o crente hoje, Deus conhece todos os que serão salvos. (At 15:16-18), nossos nomes estão escritos em Seu livro da vida (Ap 20:15), e formos escolhidos antes da criação do mundo (Ef 1:4).</text:p>
      <text:p text:style-name="P2"/>
      <text:p text:style-name="P2">Êx 1:7-14 O inimigo é o rei do Egito. O inimigo de nossas almas é Satanás - e aqueles que ele usa. As tribulações fizeram o povo entender que estava em terreno inimigo. Assim fazem nossas tribulações. Este não é o lugar para nos estabelecermos.</text:p>
      <text:p text:style-name="P2"/>
      <text:p text:style-name="P2">Êx 1:15-22 O homicídio está no coração de Faraó (como Satanás - Jo 8:44). Assim também a situação de Israel enquanto estava no Egito é uma figura do crente - a sentença de morte estava sobre nós - mas fomos libertados por Deus. Foi Deus Quem conservou em vida os bebês, embora aquelas que Ele usou (parteiras) não se comportaram como deviam no que se refere à honestidade. - 2 Co 4:7. A pessoa que o Senhor pode usar nunca é perfeita. Apenas Cristo é perfeito.</text:p>
      <text:p text:style-name="P2"/>
      <text:h text:style-name="Heading_20_2" text:outline-level="2">#072</text:h>
      <text:p text:style-name="P2"/>
      <text:p text:style-name="P2">O Espírito Santo mantém a Glória de Cristo coletivamente... o Senhorio de Cristo individualmente.</text:p>
      <text:p text:style-name="P2"/>
      <text:p text:style-name="P2">Êxodo 2</text:p>
      <text:p text:style-name="P2"/>
      <text:p text:style-name="P2">Ex 2:1 Este homem mostra sua obediência à Palavra de Deus quanto a com quem deveria se casar. Compare Gn 24:3-4 com 2 Co 6:14,17.</text:p>
      <text:p text:style-name="P2"/>
      <text:p text:style-name="P2">Êx 2:2 Hb 11:23 nos fala um pouco mais do que há neste versículo. Deus enxerga dentro do coração.</text:p>
      <text:p text:style-name="P2"/>
      <text:p text:style-name="P2">Êx 2:3-10 Deus coloca as pessoas nos lugares que Ele as quer. Até mesmo um bebê chora no momento exato!</text:p>
      <text:p text:style-name="P2"/>
      <text:p text:style-name="P2">Êx 2:11-14 Moisés tinha um cuidado verdadeiro para com seus irmãos, os Hebreus, mas age de um modo terrível... ele mata o Egípcio. Moisés deve aprender que isto não trará jamais bons resultados.</text:p>
      <text:p text:style-name="P2"/>
      <text:p text:style-name="P2">Êx 2:15-22 Deus está ensinando a Moisés a ternura de espírito para com aqueles em dificuldades.</text:p>
      <text:p text:style-name="P2"/>
      <text:p text:style-name="P2">Êx 2:23-25 A dificuldade deles os levava mais perto de Deus e lhes fazia sentir sua necessidade dEle. As pessoas suspiravam, choravam e gemiam; mas Deus escutava, lembrava, olhava e os tinha em consideração (conhecia a condição deles). Ele sempre escuta quando nós reconhecemos nossa necessidade.</text:p>
      <text:p text:style-name="P2"/>
      <text:h text:style-name="Heading_20_2" text:outline-level="2">#073</text:h>
      <text:p text:style-name="P2"/>
      <text:p text:style-name="P2">O Espírito Santo não reúne crentes em torno de meras opiniões (por mais verdadeiras que sejam) mas reúne a CRISTO.</text:p>
      <text:p text:style-name="P2"/>
      <text:p text:style-name="P2">Êxodo 3</text:p>
      <text:p text:style-name="P2"/>
      <text:p text:style-name="P2"><text:soft-page-break/>Êx 3:1-6 Mais lições dadas em particular a Moisés. A sarça (arbusto) está queimando, todavia não se consome... uma figura do santo juízo de Deus que ainda não está destruindo.</text:p>
      <text:p text:style-name="P2"/>
      <text:p text:style-name="P2">Êx 3:7-10 Deus vê! Deus escuta! Deus Se importa! Deus promete! O crente deve entender isto em sua vida.</text:p>
      <text:p text:style-name="P2"/>
      <text:p text:style-name="P2">Êx 3:11-12 Moisés pensa em sua própria fraqueza. Deus lhe diz que ele não pode fazer a obra, mas Deus pode.</text:p>
      <text:p text:style-name="P2"/>
      <text:p text:style-name="P2">Êx 3:16-19 Deus dá a Moisés o homem mais velho e responsável de Israel para encorajá-lo. Eles agiriam juntos e o resultado seria a libertação certa de Israel.</text:p>
      <text:p text:style-name="P2"/>
      <text:p text:style-name="P2">Êx 3:13-15 Maravilhosa descrição de Deus. Leia várias vezes. Sua grandeza é irresistível.</text:p>
      <text:p text:style-name="P2"/>
      <text:h text:style-name="Heading_20_2" text:outline-level="2">#074</text:h>
      <text:p text:style-name="P2"/>
      <text:p text:style-name="P2">A fidelidade na prova e na tentação mostra tanto o poder como a energia de ação do Espírito.</text:p>
      <text:p text:style-name="P2"/>
      <text:p text:style-name="P2">Êxodo 4</text:p>
      <text:p text:style-name="P2"/>
      <text:p text:style-name="P2">Êx 4:1-9 Moisés pensa em sua própria fraqueza ao invés de escutar o que Deus acaba de lhe dizer (no capítulo 3). Deus, em misericórdia, faz três coisas para demonstrar Seus poder.</text:p>
      <text:p text:style-name="P2"/>
      <text:p text:style-name="P2">Êx 4:10-17 Ao invés de confiar no Senhor, Moisés continua duvidando e agora perde parte do lugar de privilégio. Deus usa dois homens para fazer uma obra. Nunca deveríamos duvidar do poder de Deus, nem pensar muito de nós mesmos.</text:p>
      <text:p text:style-name="P2"/>
      <text:p text:style-name="P2">Êx 4:24-26 Moisés falha em obedecer e circuncidar seus filhos, aparentemente porque sua esposa não queria que o fizesse. Isso quase custou a vida de Moisés.</text:p>
      <text:p text:style-name="P2"/>
      <text:p text:style-name="P2">Êx 4:27-31 Repare com que rapidez Aarão obedece o Senhor. Moisés faz todos os milagres outra vez.</text:p>
      <text:p text:style-name="P2"/>
      <text:p text:style-name="P2">Êx 4:31 Maravilhosas palavras... eles creram... eles escutaram... os últimos sete verbos nos mostram o resultado final!</text:p>
      <text:p text:style-name="P2"/>
      <text:h text:style-name="Heading_20_2" text:outline-level="2">#075</text:h>
      <text:p text:style-name="P2"/>
      <text:p text:style-name="P2">Na hora mais negra para o Senhor... a cruz... Ele não nos pede que sintamos pena dEle mas que sejamos abençoados por aquela hora.</text:p>
      <text:p text:style-name="P2"/>
      <text:p text:style-name="P2">Êxodo 5</text:p>
      <text:p text:style-name="P2"/>
      <text:p text:style-name="P2">Êx 5:1 Finalmente Moisés e Aarão vão a Faraó, o rei do Egito. Eles repetem as palavras do Senhor.</text:p>
      <text:p text:style-name="P2"/>
      <text:p text:style-name="P2">Êx 5:2 Faraó usa uma linguagem perigosa contra o Senhor. Hb 12:5 é um aviso para nós não endurecermos nosso coração.</text:p>
      <text:p text:style-name="P2"/>
      <text:p text:style-name="P2"><text:soft-page-break/>Êx 5:6-14 Ao invés de obedecer ao Senhor, Faraó faz os israelitas trabalharem mais. As circunstâncias se tornam rapidamente piores. Faraó (um tipo de Satanás) é um patrão duro.</text:p>
      <text:p text:style-name="P2"/>
      <text:p text:style-name="P2">Êx 5:19-23 Estes oficiais estão agindo sem a direção de Deus ao irem a Faraó; eles culpam Moisés (como crentes que agem sem a direção da Palavra de Deus. Eles sempre causam problemas). Moisés perde sua confiança no Senhor. Há lições que ele ainda precisa aprender.</text:p>
      <text:p text:style-name="P2"/>
      <text:h text:style-name="Heading_20_2" text:outline-level="2">#076</text:h>
      <text:p text:style-name="P2"/>
      <text:p text:style-name="P2">Nossas afeições são sempre tocadas quando nos ocupamos com Cristo na cruz, entregando-Se a Si mesmo por nós... nossa energia é ativada ao nos ocuparmos com um Cristo glorificado.</text:p>
      <text:p text:style-name="P2"/>
      <text:p text:style-name="P2">Êxodo 6</text:p>
      <text:p text:style-name="P2"/>
      <text:p text:style-name="P2">Êx 6:1 Que resposta graciosa o Senhor dá! A incredulidade de Seu povo não altera Seu propósito de introduzir os Israelitas na terra da promessa.</text:p>
      <text:p text:style-name="P2"/>
      <text:p text:style-name="P2">Êx 6:2-8 Deus concede outra vez Sua clara promessa. Será que desejamos crer em Deus quando Ele fala antes de Ele agir? Isto é fé. Um novo nome de Deus - "Jeová" - é dado aqui. O Nome especial de Deus dado antes tinha sido "Deus Todo-Poderoso" (vers. 3). (No cristianismo hoje Deus Se revelou completamente como Pai, Filho e Espírito Santo).</text:p>
      <text:p text:style-name="P2"/>
      <text:p text:style-name="P2">Êx 6:6-8 Repare as sete vezes em que o Senhor se refere a eles no futuro: Em (1) livramento, (2) liberdade, (3) poder, (4) intimidade, (5) relacionamento, (6) bênção e (7) herança. Você pode identificar isso?</text:p>
      <text:p text:style-name="P2"/>
      <text:p text:style-name="P2">Êx 6:9 Moisés entregou uma mensagem feliz e confortante, mas não foi ouvida porque o povo estava muito angustiado. Com que freqüência perdemos algo porque não somos pacientes e não cremos em Deus!</text:p>
      <text:p text:style-name="P2"/>
      <text:p text:style-name="P2">Êx 6:13, 14-27 Obediência à Palavra de Deus é o que Deus insiste. Deus sabia que o povo seria levado para fora do Egito, portanto Ele nos mostra aquelas famílias que mais tarde seriam líderes especiais entre os Israelitas.</text:p>
      <text:p text:style-name="P2"/>
      <text:h text:style-name="Heading_20_2" text:outline-level="2">#077</text:h>
      <text:p text:style-name="P1"><text:s/></text:p>
      <text:p text:style-name="P2">Há eficácia no sangue de Cristo capaz de limpar até o pecado daqueles que derramaram Seu sangue.</text:p>
      <text:p text:style-name="P2"/>
      <text:p text:style-name="P2">Êxodo 7</text:p>
      <text:p text:style-name="P2"/>
      <text:p text:style-name="P2">Êx 7:1-7 Deus estava para tirar Israel do Egito "com grandes juízos" (castigos).</text:p>
      <text:p text:style-name="P2"/>
      <text:p text:style-name="P2">Êx 7:4 Se Faraó, o rei, agisse duramente para com Israel, ele receberia o mesmo tratamento de volta (compare Gn 12:3 e Gl 6:7).</text:p>
      <text:p text:style-name="P2"/>
      <text:p text:style-name="P2">Êx 7:3 Alguns podem pensar que Deus tenha endurecido o coração de Faraó primeiro, mas não foi assim. Faraó primeiro endureceu seu <text:soft-page-break/>coração (5:2), embora Deus tenha dito de antemão que sabia que Faraó iria recuar a deixar os Israelitas saírem do Egito (3:19).</text:p>
      <text:p text:style-name="P2"/>
      <text:p text:style-name="P2">Êx 7:8-13 As pessoas gostam de ver milagres, mas seus corações não são mudados por tais atos de poder. O mesmo sucedeu quando Jesus esteve aqui - veja Jo 2:23-25 e Jo 6:25-29.</text:p>
      <text:p text:style-name="P2"/>
      <text:p text:style-name="P2">Êx 7:14-25 O Senhor começa a derramar Seus grandes castigos sobre toda a terra do Egito. Mas os homens sob o poder de Satanás (vers. 22) também fazem grandes coisas, e o rei continua a não dar atenção ao Senhor. Faraó estava tão endurecido de coração (vers. 23) que nem mesmo se sentiu incomodado pelos problemas de seu próprio povo enquanto este buscava água para poder beber. Foi o Senhor em Sua misericórdia Quem interrompeu este primeiro castigo (vers. 25).</text:p>
      <text:p text:style-name="P2"/>
      <text:h text:style-name="Heading_20_2" text:outline-level="2">#078</text:h>
      <text:p text:style-name="P2"/>
      <text:p text:style-name="P2">A cruz de Cristo é o lugar onde a vontade de Deus cruzou com a vontade do homem.</text:p>
      <text:p text:style-name="P2"/>
      <text:p text:style-name="P2">Êxodo 8</text:p>
      <text:p text:style-name="P2"/>
      <text:p text:style-name="P2">Êx 8:1-7 O segundo castigo; mas os homens de Satanás ainda estão trabalhando!</text:p>
      <text:p text:style-name="P2"/>
      <text:p text:style-name="P2">Êx 8:8-15 Só o Senhor poderia fazer cessar o problema. Moisés ora por aqueles que estavam causando os problemas, pois Faraó parecia estar cedendo um pouco.</text:p>
      <text:p text:style-name="P2"/>
      <text:p text:style-name="P2">Êx 8:6-19 O terceiro castigo. Satanás não tem poder para produzir vida do pó. Só Deus dá vida a qualquer criatura. Satanás sempre tenta imitar a Deus. Hoje escutamos de milagres sendo feitos; tenhamos cuidado com as imitações de Satanás.</text:p>
      <text:p text:style-name="P2"/>
      <text:p text:style-name="P2">Êx 8:20-24 O quarto castigo. Quão gracioso da parte do Senhor poupar Seu povo! Ele fez diferença (vers. 22-23). Lembre-se sempre de que somos um povo separado! Não existe algo como uma irmandade comum a todos os homens!</text:p>
      <text:p text:style-name="P2"/>
      <text:p text:style-name="P2">Êx 8:25-32 Moisés entende esta separação e não irá concordar em sacrificar a Deus na terra do Egito. Os Israelitas devem ir sozinhos - não deve haver mistura de Egípcios e Israelitas. Quão triste é vermos locais de profissão cristã em nossos dias que convidam qualquer pessoa que passe para "adorar conosco".</text:p>
      <text:p text:style-name="P2"/>
      <text:h text:style-name="Heading_20_2" text:outline-level="2">#079</text:h>
      <text:p text:style-name="P2"/>
      <text:p text:style-name="P2">Deus não usa nenhuma escritura para provar Seu amor por nós que não aponte para a cruz.</text:p>
      <text:p text:style-name="P2"/>
      <text:p text:style-name="P2">Êxodo 9</text:p>
      <text:p text:style-name="P2"/>
      <text:p text:style-name="P2">Êx 9:1-7 O quinto castigo (ou praga). O Senhor separa até os animais; mas Faraó ainda não acredita e não dará ouvidos.</text:p>
      <text:p text:style-name="P2"/>
      <text:p text:style-name="P2"><text:soft-page-break/>Êx 9:8-12 O sexto castigo. Começando agora a chegar mais perto ao tocar os corpos dos Egípcios inclusive de seus "fazedores de milagres". Ainda assim nenhuma mudança ocorre em Faraó!</text:p>
      <text:p text:style-name="P2"/>
      <text:p text:style-name="P2">Êx 9:13-26 O sétimo castigo. Com um aviso especial dado mais pessoalmente a Faraó. Ele tinha seu lugar de autoridade dada por Deus (veja Rm 13:1), mas estava pensando muito de si mesmo e não obedecia a Palavra de Deus. Ele devia sua própria vida a Deus (vers. 16-17) mas não queria admitir isso. Alguns de seus servos mostraram crer em Deus pelas suas atitudes (vers. 20). Se os líderes se voltam contra Deus, não podemos seguir seu exemplo, mas agir por fé por nós mesmos.</text:p>
      <text:p text:style-name="P2"/>
      <text:p text:style-name="P2">Êx 9:27-35 A primeira confissão de pecado vinda de Faraó, mas será que sentia isso? Moisés podia ver que Faraó não estava do lado de Deus, mas Moisés agindo com misericórdia roga outra vez por aqueles que não podiam rogar por eles mesmos. O Senhor é honrado e Faraó se torna mais responsável do que nunca por suas tolas ações.</text:p>
      <text:p text:style-name="P2"/>
      <text:h text:style-name="Heading_20_2" text:outline-level="2">#080</text:h>
      <text:p text:style-name="P2"/>
      <text:p text:style-name="P2">A cruz foi, primeiro, Redenção... então a morte da carne. O Mar Vermelho... a morte de Cristo por nós; o Jordão... nossa morte com Cristo.</text:p>
      <text:p text:style-name="P2"/>
      <text:p text:style-name="P2">Êxodo 10</text:p>
      <text:p text:style-name="P2"/>
      <text:p text:style-name="P2">Êx 10:1-11 A metade do versículo 3 é o que muitos crentes hoje não estão querendo fazer! Mas é a única "estrada" para a bênção de Deus na vida - veja Tg 4:9-10. Os servos de Faraó argumentam com ele que o Egito estava sofrendo. Eles não se importavam com Deus. Faraó estava querendo deixar os homens de Israel saírem de um modo que tivessem que voltar para seus lares e suas famílias. Faraó não queria a separação total do povo de Deus. Satanás é assim hoje.</text:p>
      <text:p text:style-name="P2"/>
      <text:p text:style-name="P2">Êx 10:12-15 O oitavo castigo. Não resta comida.</text:p>
      <text:p text:style-name="P2"/>
      <text:p text:style-name="P2">Êx 10:16-20 Faraó agora está com pressa, e sua confissão vai além da anterior. Mas ele está interessado somente em se livrar dos problemas (veja a palavra "somente" duas vezes no versículo 17).</text:p>
      <text:p text:style-name="P2"/>
      <text:p text:style-name="P2">Êx 10:21-29 O nono castigo. Há novamente uma grande diferença entre os Egípcios e os Israelitas. Será que existe diferença entre nosso lar e um lar mundano? Moisés não faria concessões de espécie alguma (maravilhoso exemplo para nós), e Faraó sela seu próprio destino ao recusar se submeter a Deus.</text:p>
      <text:p text:style-name="P2"/>
      <text:h text:style-name="Heading_20_2" text:outline-level="2">#081</text:h>
      <text:p text:style-name="P2"/>
      <text:p text:style-name="P2">Na cruz... Deus foi glorificado... o amor foi revelado... a paz foi buscada... a graça foi manifestada... a expiação foi feita... o pecado foi abolido... e Satanás foi derrotado.</text:p>
      <text:p text:style-name="P2"/>
      <text:p text:style-name="P2">Êxodo 11</text:p>
      <text:p text:style-name="P2"/>
      <text:p text:style-name="P2"><text:soft-page-break/>Este é o último aviso do Senhor antes que venha castigo final. É possível que cada uma destas pragas condenasse um diferente deus falso dos Egípcios.</text:p>
      <text:p text:style-name="P2"/>
      <text:p text:style-name="P2">Êx 11:7 Nos fala outra vez do quanto o Senhor Se agrada em Seu povo e em poder mostrar Seu poder a eles. A porta a esta graça está prestes a ser fechada para sempre. No Egito (uma figura deste mundo) o castigo de Deus estava para cair.</text:p>
      <text:p text:style-name="P2"/>
      <text:h text:style-name="Heading_20_2" text:outline-level="2">#082</text:h>
      <text:p text:style-name="P2"/>
      <text:p text:style-name="P2">A morte é o fim da vida natural para o homem pecador... mas a morte perdeu seu aguilhão para com o crente.</text:p>
      <text:p text:style-name="P2"/>
      <text:p text:style-name="P2">Êxodo 12, Vers. 1-20</text:p>
      <text:p text:style-name="P2"/>
      <text:p text:style-name="P2">Moisés é grande. Repare o que Nm 12:3 e 7 diz acerca dele.</text:p>
      <text:p text:style-name="P2"/>
      <text:p text:style-name="P2">Êx 12:2 O que estava para ser dito aos Israelitas era para ser o início de um modo de vida totalmente novo para eles.</text:p>
      <text:p text:style-name="P2"/>
      <text:p text:style-name="P2">Êx 12:3-5 "Um cordeiro... o cordeiro... para si um cordeiro"; isto torna tudo pessoal para cada Israelita - veja 1 Pd 1:18-20.</text:p>
      <text:p text:style-name="P2"/>
      <text:p text:style-name="P2">Êx 12:6 Eles precisavam ter certeza de que o cordeiro era perfeito.</text:p>
      <text:p text:style-name="P2"/>
      <text:p text:style-name="P2">Êx 12:7 Eles precisavam "tomar do sangue" do cordeiro morto e colocá-lo onde Deus havia dito.</text:p>
      <text:p text:style-name="P2"/>
      <text:p text:style-name="P2">Êx 12:8 Repare a palavra "assada". O cordeiro depois disso nunca deveria ser assado quando guardassem a Páscoa. Era para ser cozido em água como em 16:23. Assar coloca o cordeiro diretamente no fogo. O Senhor Jesus foi exposto ao fogo do juízo de Deus na cruz uma só vez. Quando recordamos o Senhor Jesus ao tomarmos o pão e o vinho trata-se da memória do que Ele fez uma vez.</text:p>
      <text:p text:style-name="P2"/>
      <text:p text:style-name="P2">Êx 12:8-11 Todos deveriam comer o resto do cordeiro, como pessoas prontas para deixarem o Egito. (Como um crente iniciando sua nova vida).</text:p>
      <text:p text:style-name="P2"/>
      <text:p text:style-name="P2">Êx 12:12-13 O décimo e final juízo, pelo qual o Senhor fez o que prometeu.</text:p>
      <text:p text:style-name="P2"/>
      <text:p text:style-name="P2">Êx 12:14 Esta festa memorial especial foi, para os Israelitas, como a Ceia do Senhor (1 Co 11:23-26) é agora para os Cristãos.</text:p>
      <text:p text:style-name="P2"/>
      <text:p text:style-name="P2">Êx 12:15-20 "Sete dias" é um período "completo", começando imediatamente após a festa do versículo 14! 1 Co 5:6-8 dá o significado desta festa de sétimo dia para os Cristãos. Em toda a nossa vida Cristã, desde o momento em que fomos salvos, devemos agir sinceramente (honestamente, corretamente) e em conformidade com a verdade da Palavra de Deus. O fermento (uma figura do mal) era para ser tirado de suas casas... o mal é para ser tirado de nossa vida.</text:p>
      <text:p text:style-name="P2"/>
      <text:h text:style-name="Heading_20_2" text:outline-level="2">#083</text:h>
      <text:p text:style-name="P2"/>
      <text:p text:style-name="P2"><text:soft-page-break/>A cruz de Cristo ultrapassa em glória moral tudo o que este universo jamais poderia conter!</text:p>
      <text:p text:style-name="P2"/>
      <text:p text:style-name="P2">Êxodo 12, Versículos 21-51</text:p>
      <text:p text:style-name="P2"/>
      <text:p text:style-name="P2">Êx 12:23 Veja o contraste entre as dez primeiras palavras e as quatorze últimas. O que faz a diferença para nós que cremos? O sangue do Senhor Jesus e nada mais (veja a metade do versículo). Será que seus familiares sabem disso? Será que faz com que nossos corações adorem ao Senhor?</text:p>
      <text:p text:style-name="P2"/>
      <text:p text:style-name="P2">Êx 12:31 Faraó é forçado por Deus a fazer o que não queria fazer.</text:p>
      <text:p text:style-name="P2"/>
      <text:p text:style-name="P2">Êx 12:35 Os Israelitas pediram aos Egípcios prata, ouro e vestidos.</text:p>
      <text:p text:style-name="P2"/>
      <text:p text:style-name="P2">Êx 12:36 E os Egípcios deram a eles o que pediram!</text:p>
      <text:p text:style-name="P2"/>
      <text:p text:style-name="P2">Êx 12:42 Provavelmente poderíamos dizer corretamente que esta foi a maior noite da história de Israel, a noite em que houve trevas e sangue. Para os crentes hoje, recordamos a cruz do Senhor Jesus Cristo quando houve trevas por três horas, e então sangue foi derramado.</text:p>
      <text:p text:style-name="P2"/>
      <text:p text:style-name="P2">Êx 12:46 Última parte. Eles tinham o cordeiro inteiro assado sobre a mesa para comerem, mas era preciso tomar cuidado para não quebrarem nenhum osso. Agora veja em Jo 19:36 e 1 Co 5:7 como isso tudo apontava para o Senhor Jesus.</text:p>
      <text:p text:style-name="P2"/>
      <text:p text:style-name="P2">Êx 12:49 Havia um padrão que servia para todos - o que Deus havia dito! Quão importante é a Sua Palavra.</text:p>
      <text:p text:style-name="P2"/>
      <text:h text:style-name="Heading_20_2" text:outline-level="2">#084</text:h>
      <text:p text:style-name="P2"/>
      <text:p text:style-name="P2">Minha alma não está em uma condição saudável a menos que eu esteja aguardando pelo Filho de Deus vindo do céu.</text:p>
      <text:p text:style-name="P2"/>
      <text:p text:style-name="P2">Êxodo 13</text:p>
      <text:p text:style-name="P2"/>
      <text:p text:style-name="P2">Êx 13:1-13 Agora que eles tinham sido redimidos pelo sangue do cordeiro, eram o povo de propriedade de Deus. Estavam prontos para estar com Ele nessa longa jornada... formavam agora um povo santo. Cada bebê recém nascido devia ser considerado como pertencendo ao Senhor. (Leia vers. 2 e 11-13). Um cordeiro precisava ser sacrificado para aquele menino.</text:p>
      <text:p text:style-name="P2"/>
      <text:p text:style-name="P2">Êx 13:3-10 Isto prevê o dia em que chegariam na "terra prometida" (Israel). Eles teriam que procurar em suas casas para se certificarem de não existir fermento na casa por sete dias (o número perfeito). Para nós isto pode significar que toda a nossa vida deveria ser separada do mal de todos os tipos e vivermos para o Senhor que é santo.</text:p>
      <text:p text:style-name="P2"/>
      <text:p text:style-name="P2">Êx 13:14-16 Mais tarde, quando um filho perguntasse a seu pai, "Por que você está fazendo isso?", o pai diria, "Porque o Senhor fez tanto por nós, nos libertando do Egito." Eles precisavam se recordar disso. Quanto mais nós precisamos lembrar o que Cristo fez por nós! É o que faremos por toda a eternidade (Ap 1:5,9).</text:p>
      <text:p text:style-name="P2"/>
      <text:p text:style-name="P2"><text:soft-page-break/>Êx 13:17-22 Que terno cuidado e proteção de Deus! Ele os guardou de ficarem desencorajados (vers. 17), os guiou como seu Líder, os protegeu do calor do sol, lhes deu luz e calor à noite (vers. 21) e nunca interrompeu Seu cuidado - vers. 22! E muito mais Ele faz hoje, pois fomos redimidos pelo sangue do Filho unigênito de Deus.</text:p>
      <text:p text:style-name="P2"/>
      <text:h text:style-name="Heading_20_2" text:outline-level="2">#085</text:h>
      <text:p text:style-name="P2"/>
      <text:p text:style-name="P2">Segurança... aonde nenhum inimigo chega</text:p>
      <text:p text:style-name="P2">Descanso... onde já não haverá labor</text:p>
      <text:p text:style-name="P2">Gozo... onde tristeza alguma tem lugar</text:p>
      <text:p text:style-name="P2">Paz... onde a luta terá terminado</text:p>
      <text:p text:style-name="P2"/>
      <text:p text:style-name="P2">Êxodo 14</text:p>
      <text:p text:style-name="P2"/>
      <text:p text:style-name="P2">Êx 14:1-4 Começa a longa jornada. O Senhor disse a Moisés exatamente aonde ir. (Isso é tudo o que nós crentes precisamos entender - Ele guia. Mas temos que obedecer).</text:p>
      <text:p text:style-name="P2"/>
      <text:p text:style-name="P2">Êx 14:5 Faraó logo se esquece do que Deus fez (veja o capítulo 12, versículo 29-31).</text:p>
      <text:p text:style-name="P2"/>
      <text:p text:style-name="P2">Êx 14:9-14 Exteriormente parecia que tudo era contra os Israelitas. Até eles próprios ficaram desencorajados e com medo.</text:p>
      <text:p text:style-name="P2"/>
      <text:p text:style-name="P2">Êx 14:15 O Senhor disse "marchem". (É só quando colocamos em prática a verdade de Deus em nossa vida que o poder de Deus será visto em nós).</text:p>
      <text:p text:style-name="P2"/>
      <text:p text:style-name="P2">Êx 14:19-20 Que tremendo milagre!</text:p>
      <text:p text:style-name="P2"/>
      <text:p text:style-name="P2">Êx 14:24-25 O Senhor faz o que ninguém mais poderia fazer, e até os Egípcios sabiam disso.</text:p>
      <text:p text:style-name="P2"/>
      <text:p text:style-name="P2">Êx 14:26-28 Mas eles estavam muito atrasados! Lembre-se de Gn 6:3.</text:p>
      <text:p text:style-name="P2"/>
      <text:p text:style-name="P2">Êx 14:29-31 Que diferença para Israel - salvo pelo Senhor, seus inimigos todos mortos, o próprio Senhor sendo a confiança deles (leia Rm 7:24-25, 8:1-4).</text:p>
      <text:p text:style-name="P2"/>
      <text:p text:style-name="P2">Tente entender que o tempo entre os capítulos 13 e 14 é como o crente hoje que foi redimido pelo sangue de Cristo, mas não tem a certeza de ter sido liberto do poder de Satanás. Porém, quando eles viram todo o exército Egípcio afogado, conheceram que estavam libertos.</text:p>
      <text:p text:style-name="P2"/>
      <text:h text:style-name="Heading_20_2" text:outline-level="2">#086</text:h>
      <text:p text:style-name="P2"/>
      <text:p text:style-name="P2">A apostasia da cristandade é uma evidência maior da iminente vinda do Senhor do que a volta de Israel para a terra. Isto foi dito antes que Israel retornasse!</text:p>
      <text:p text:style-name="P2"/>
      <text:p text:style-name="P2">Êxodo 15</text:p>
      <text:p text:style-name="P2"/>
      <text:p text:style-name="P2">No capítulo 12 eles tiveram o sangue; nos capítulos 13:21 e 14:20, eles tiveram a coluna; e em nosso capítulo hoje eles têm o cântico. (Coisas diferentes, mas todas elas símbolos dAquele Jesus que atende todas as nossas necessidades.)</text:p>
      <text:p text:style-name="P2"><text:soft-page-break/></text:p>
      <text:p text:style-name="P2">Êx 15:1 O cântico de Israel foi baseado no que Jeová fez no Egito; (nosso gozo está baseado no que Cristo fez no Calvário, Rm 5:11).</text:p>
      <text:p text:style-name="P2"/>
      <text:p text:style-name="P2">Êx 15:1-12 A obra do Senhor ao salvar os Israelitas os leva a aprender mais dEle e a louvá-Lo.</text:p>
      <text:p text:style-name="P2"/>
      <text:p text:style-name="P2">Aqui o Senhor os guiou para fora do Egito, no versículo 17 Ele os guiará para "dentro" da terra, e há a necessária direção entre uma coisa e outra (vers. 13) (Será que podemos confiar nEle? Certamente!).</text:p>
      <text:p text:style-name="P2"/>
      <text:p text:style-name="P2">Êx 15:14-18 Outras ouvem e ficam com medo.</text:p>
      <text:p text:style-name="P2"/>
      <text:p text:style-name="P2">Êx 15:17 Este é para se tornar o centro de toda a Terra em um dia vindouro (veja Zc 14:4,16).</text:p>
      <text:p text:style-name="P2"/>
      <text:p text:style-name="P2">Êx 15:22-26 Mais uma vez as coisas parecem ruins - apenas água amarga. O "lenho" nos recorda a cruz de Cristo. Quando introduzimos pensamentos da cruz em nossa "amargura" da vida, o resultado é doçura.</text:p>
      <text:p text:style-name="P2"/>
      <text:p text:style-name="P2">Êx 15:27 Sua graça mais uma vez - abundância de boa água e descanso. (Será que estamos aprendendo mais de como é Seu coração?).</text:p>
      <text:p text:style-name="P2"/>
      <text:h text:style-name="Heading_20_2" text:outline-level="2">#087</text:h>
      <text:p text:style-name="P2"/>
      <text:p text:style-name="P2">O tempo se abrevia... as trevas se adensam e o mal aumenta... mas os raios da manhã estão iluminando nosso dia. 2 Pd 1:19... o que será ver Sua face!</text:p>
      <text:p text:style-name="P2"/>
      <text:p text:style-name="P2">Êxodo 16</text:p>
      <text:p text:style-name="P2"/>
      <text:p text:style-name="P2">Êx 16:2-3 Reclamando outra vez! O vers. 8 nos mostra contra Quem as pessoas estavam realmente reclamando. Compare com 1 Tm 6:6,8.</text:p>
      <text:p text:style-name="P2"/>
      <text:p text:style-name="P2">Êx 16:4 Um dos maiores e mais duradouros milagres feitos por Deus para os Israelitas. Mais de 1.000 toneladas de maná devem ter caído do céu a cada dia durante quarenta anos. (Jo 6:26-35, 48-58 é a lição espiritual para nós hoje. O próprio Cristo não é apenas nosso Salvador, mas Ele deve ser nosso "alimento" diário.)</text:p>
      <text:p text:style-name="P2"/>
      <text:p text:style-name="P2">Êx 16:20-27 Quão lerdos somos para confiar no Senhor e nos entregarmos em Suas mãos! E quão paciente Ele é conosco. Ele não muda Sua Palavra quando falhamos, mas nos faz sentir nossa incredulidade.</text:p>
      <text:p text:style-name="P2"/>
      <text:p text:style-name="P2">Êx 16:35 Que fidelidade da parte de Deus! Possamos nós confiar mais nEle.</text:p>
      <text:p text:style-name="P2"/>
      <text:h text:style-name="Heading_20_2" text:outline-level="2">#088</text:h>
      <text:p text:style-name="P2"/>
      <text:p text:style-name="P2">O ministério flui da graça experimentada no coração.</text:p>
      <text:p text:style-name="P2"/>
      <text:p text:style-name="P2">Êxodo 17</text:p>
      <text:p text:style-name="P2"/>
      <text:p text:style-name="P2">Êx 17:1-3 No Mar Vermelho eles foram libertos da morte através da água, agora estão sendo provados pela completa falta d'água! Foi a água que os livrou do poder do inimigo, aqui eles precisar conhecer o <text:soft-page-break/>poder da água (nas mãos de Deus) quando aplicada neles individualmente.</text:p>
      <text:p text:style-name="P2"/>
      <text:p text:style-name="P2">Êx 17:6 Mais uma vez a misericórdia e cuidado de Deus.</text:p>
      <text:p text:style-name="P2"/>
      <text:p text:style-name="P2">Êx 17:7 Igual a nós! Depois de tudo o que o Senhor havia acabado de fazer a eles, aqui eles duvidavam das promessas do Senhor.</text:p>
      <text:p text:style-name="P2"/>
      <text:p text:style-name="P2">Êx 17:8-16 Josué rompia o poder do inimigo, mas apenas enquanto as mãos de Moisés estivessem levantadas, sobre o monte. Temos inimigos espirituais (veja Ef 6:12). Nosso poder para a vitória sobre estes inimigos só pode vir através de Cristo que está no céu rogando por nós (veja Hb 7:25).</text:p>
      <text:p text:style-name="P2"/>
      <text:p text:style-name="P2">Êx 17:15 "Jeová-nissi" significa "o Senhor meu estandarte".</text:p>
      <text:p text:style-name="P2"/>
      <text:h text:style-name="Heading_20_2" text:outline-level="2">#089</text:h>
      <text:p text:style-name="P2"/>
      <text:p text:style-name="P2">É preciso graça para ocupar um lugar humilde, e mais graça para fazê-lo no espírito correto.</text:p>
      <text:p text:style-name="P2"/>
      <text:p text:style-name="P2">Êxodo 18</text:p>
      <text:p text:style-name="P2"/>
      <text:p text:style-name="P2">Êx 18:1-12 Moisés casou-se com uma mulher Gentia, chamada Zípora. Ela é mandada embora, mas agora volta. Uma figura de nós, crentes. Somos a esposa Gentia de Cristo. Durante o tempo em que Israel passa pela tribulação, nós, crentes, a igreja, estamos longe, no céu. Mas, durante o milênio, a igreja e Israel vão se regozijar juntos por Cristo ser o Centro de tudo. Será um dia de gozo indizível para Ele, e cada porção desse gozo irá gerar uma resposta no coração da "noiva do Cordeiro" (os crentes) Ap 19:6-9.</text:p>
      <text:p text:style-name="P2"/>
      <text:p text:style-name="P2">Êx 18:13-27 Esta parte é uma figura do reino do Senhor durante o milênio. Em Sl 72:2-3 existe uma linda referência sobre esse grande período de tempo. Tudo estará perfeitamente em ordem. Todavia, não devemos menosprezar o fato de que o próprio Moisés cometeu um erro ao dar ouvidos a Jetro. Parecia um bom conselho, mas se Deus tinha dado a tarefa para Moisés executar, então Deus daria a ele as forças para fazê-lo.</text:p>
      <text:p text:style-name="P2"/>
      <text:h text:style-name="Heading_20_2" text:outline-level="2">#090</text:h>
      <text:p text:style-name="P2"/>
      <text:p text:style-name="P2">Agir em graça é algo natural à minha nova vida... procedo assim?</text:p>
      <text:p text:style-name="P2"/>
      <text:p text:style-name="P2">Êxodo 19</text:p>
      <text:p text:style-name="P2"/>
      <text:p text:style-name="P2">Êx 19:1-6 Aqui ocorre uma grande mudança na história deles. Deus chamou Moisés para ir até Ele numa montanha. Ali Deus lembrou a Moisés de como Ele havia cuidado deles. Tudo dependia de Deus. Agora Ele iria colocá-los em um terreno de prova. Se obedecessem, seriam abençoados.</text:p>
      <text:p text:style-name="P2"/>
      <text:p text:style-name="P2">Êx 19:7-8 "Oh, ótimo", disse o povo. "Nós obedeceremos tudo o que Deus nos disser". Que erro!</text:p>
      <text:p text:style-name="P2"/>
      <text:p text:style-name="P2">Êx 19:9 Assim Deus lhes deu os dez mandamentos!</text:p>
      <text:p text:style-name="P2"/>
      <text:p text:style-name="P2"><text:soft-page-break/>Êx 19:10-19 Esta foi a maneira de Deus mostrar a Si mesmo ao povo daquela vez. (Hb 12:18-29 nos mostra que não é esta a maneira de Deus hoje! Temos que ir a Jesus e ao Seu precioso sangue, e estamos em terreno de graça).</text:p>
      <text:p text:style-name="P2"/>
      <text:p text:style-name="P2">Êx 19:20-25 O Senhor conhecia o povo muito melhor que Moisés. Devemos ter uma santa reverência a Deus continuamente.</text:p>
      <text:p text:style-name="P2"/>
      <text:h text:style-name="Heading_20_2" text:outline-level="2">#091</text:h>
      <text:p text:style-name="P2"/>
      <text:p text:style-name="P2">Assim que nos apossamos de uma verdade, ela leva ao entendimento da seguinte, e assim por diante.</text:p>
      <text:p text:style-name="P2"/>
      <text:p text:style-name="P2">Êxodo 20</text:p>
      <text:p text:style-name="P2"/>
      <text:p text:style-name="P2">Êx 20:1-17 Os "dez mandamentos" apenas condenam todas as pessoas. Eles mostram o quão pecadores somos por natureza. Lembre-se de Hb 7:19. Estas palavras nos ensinam as coisas que Deus exige, e apenas Cristo podia guardá-las. Sendo um Homem perfeito, Ele poderia morrer por nossos pecados. Ele satisfez perfeitamente a Deus com respeito a nossos pecados, de modo que se Cristo fosse aceito de volta ao céu (e Ele foi), assim será aceito também cada crente.</text:p>
      <text:p text:style-name="P2"/>
      <text:p text:style-name="P2">Êx 20:24-26 Não confunda este altar com aquele de que iremos ler mais tarde. Este é feito de terra e foi temporário.</text:p>
      <text:p text:style-name="P2"/>
      <text:h text:style-name="Heading_20_2" text:outline-level="2">#092</text:h>
      <text:p text:style-name="P2"/>
      <text:p text:style-name="P2">A obediência não exige entendimento... apenas confiança em Deus... só entendemos depois de obedecermos.</text:p>
      <text:p text:style-name="P2"/>
      <text:p text:style-name="P2">Êxodo 21</text:p>
      <text:p text:style-name="P2"/>
      <text:p text:style-name="P2">Várias instruções para o comportamento deles como povo de Deus.</text:p>
      <text:p text:style-name="P2"/>
      <text:p text:style-name="P2">Êx 21:1-6 Nosso Senhor Jesus Cristo cumpriu perfeitamente esta tocante história. Ele amou a "igreja" e Se entregou por ela.</text:p>
      <text:p text:style-name="P2"/>
      <text:p text:style-name="P2">Êx 21:7-11 Agora é a serva. Deus nem sempre trata os homens e mulheres exatamente da mesma maneira. Estes versículos mostram algumas diferenças em comparação com os seis primeiros versículos de nosso capítulo.</text:p>
      <text:p text:style-name="P2"/>
      <text:p text:style-name="P2">Êx 21:12-27 Estes ensinamentos são as maneiras como Deus quer que o homem trate seu próximo ao legislar ou governar. Em vários lugares os governos estão deixando de aplicar a pena capital para os homicidas mas fazendo isso se afastam da Palavra de Deus.</text:p>
      <text:p text:style-name="P2"/>
      <text:p text:style-name="P2">Êx 21:28-36 Alguns dizem que uma pessoa é responsável apenas pelas suas próprias ações. Porém aqui Deus demonstra que os donos de animais são responsáveis pelos animais; tanto por ações passadas como presentes.</text:p>
      <text:p text:style-name="P2"/>
      <text:h text:style-name="Heading_20_2" text:outline-level="2">#093</text:h>
      <text:p text:style-name="P2"/>
      <text:p text:style-name="P2"><text:soft-page-break/>Sem separação do mundo... sem desfrutar a Pessoa de Cristo.</text:p>
      <text:p text:style-name="P2"/>
      <text:p text:style-name="P2">Êxodo 22</text:p>
      <text:p text:style-name="P2"/>
      <text:p text:style-name="P2">Vinte e um "se" no capítulo. Este último versículo resume a intenção de todo ele.</text:p>
      <text:p text:style-name="P2"/>
      <text:p text:style-name="P2">Êx 22:1-15 Era preciso haver honestidade no tratamento de uma pessoa para com outra. Dependendo do valor daquilo que era tirado ou destruído, a pessoa culpada tinha que restituir não apenas o que tomou, mas acrescentar algo. Satanás roubou honra de Deus (Gn 3:1-5). Cristo restaurou isso e mais do que isso por Sua vida e morte (Sl 69:4). Satanás roubou o mundo do homem; Cristo nos deu o céu! O pagamento final de Satanás virá em Ap 20:10.</text:p>
      <text:p text:style-name="P2"/>
      <text:p text:style-name="P2">Êx 22:16-20 A leviandade dos dias de hoje, idéias imorais, são coisas certamente condenadas por Deus.</text:p>
      <text:p text:style-name="P2"/>
      <text:p text:style-name="P2">Êx 22:21-27 Quão cuidadoso cada um deveria ser com respeito àqueles que possuem pouco neste mundo. As três últimas palavras deste grupo de versículos são importantíssimas para os crentes lembrarem!</text:p>
      <text:p text:style-name="P2"/>
      <text:p text:style-name="P2">Êx 22:28-31 Que tipo de pessoas devemos ser? (vers. 31). No versículo 28 "deuses" (versão inglesa) significa "juízes", e "príncipe" significa algum importante líder. Estes talvez nem sempre sejam corretos, mas devemos ter muito cuidado em como falamos a respeito deles, pois Deus ouve.</text:p>
      <text:p text:style-name="P2"/>
      <text:h text:style-name="Heading_20_2" text:outline-level="2">#094</text:h>
      <text:p text:style-name="P2"/>
      <text:p text:style-name="P2">Agora estamos conhecendo que Ele possui tesouros de graça para nossas necessidades... no mundo vindouro conheceremos Seus tesouros de glória para nosso gozo.</text:p>
      <text:p text:style-name="P2"/>
      <text:p text:style-name="P2">Êxodo 23</text:p>
      <text:p text:style-name="P2"/>
      <text:p text:style-name="P2">Mais instruções, com muito mais a respeito do falar.</text:p>
      <text:p text:style-name="P2"/>
      <text:p text:style-name="P2">Êx 23:1-9 Com freqüência as pessoas espalham maus rumores ou mexericos sobre outra pessoa. "Não seguirás a multidão" - vers. 2.</text:p>
      <text:p text:style-name="P2"/>
      <text:p text:style-name="P2">Êx 23:4-5 Repare de quem são estes animais!</text:p>
      <text:p text:style-name="P2"/>
      <text:p text:style-name="P2">Êx 23:10-13 Deus diz que todos precisam de um descanso do trabalho a cada semana. No versículo 13, "guardai-vos" significa ficar de prontidão ou ter muito cuidado. Nossa conversa deveria ser a respeito dEle e de Seu amor.</text:p>
      <text:p text:style-name="P2"/>
      <text:p text:style-name="P2">Êx 23:14-19 Responsabilidades para com o Senhor.</text:p>
      <text:p text:style-name="P2"/>
      <text:p text:style-name="P2">Êx 23:20-33 Maravilhosas promessas! "Guarda-te" no versículo 21 significa que deviam temer e reverenciar a Deus. (Será que nós crentes devemos ser menos cuidadosos?).</text:p>
      <text:p text:style-name="P2"/>
      <text:h text:style-name="Heading_20_2" text:outline-level="2">#095</text:h>
      <text:p text:style-name="P2"/>
      <text:p text:style-name="P2"><text:soft-page-break/>Verdade é o que Deus pensa de todas as coisas... religiões são o que o homem pensa de Deus e todas as coisas.</text:p>
      <text:p text:style-name="P2"/>
      <text:p text:style-name="P2">Êxodo 24</text:p>
      <text:p text:style-name="P2"/>
      <text:p text:style-name="P2">Êx 24:1-8 Chegamos ao tempo quando a aliança (acordo) de que lemos no capítulo 19, os "Dez Mandamentos", serão confirmados entre Deus e os Israelitas. Isso foi feito com sangue.</text:p>
      <text:p text:style-name="P2"/>
      <text:p text:style-name="P2">Em Hb 8:9 nos diz o que aconteceu a essa promessa (aliança) e por que existe uma "nova". Enquanto podemos aprender lições da "velha", ela já não é o fundamento para bênção vinda de Deus. Deus não falhou, mas o homem foi provado totalmente incapaz de guardar o seu lado do acordo (aliança). No Cristianismo não existe aliança, pois estávamos mortos em pecados. Agora Deus veio a nós em pura graça (Ef 2:8).</text:p>
      <text:p text:style-name="P2"/>
      <text:p text:style-name="P2">Êx 24:9-11 Que experiência essa para aqueles quatro homens. Foi uma visão da glória de Deus, mais do que ver a Pessoa de Deus. Algo como o que é descrito em Mt 17:2. Versículos como Jo 1:18, 1 Tm 6:16, Jo 4:24 nos mostram que é impossível para um homem realmente ver a Pessoa de Deus. Para que o homem pudesse "ver" a Deus de algum modo, o Filho se tornou um Homem. Mas é somente a fé que realmente enxerga Deus em Jesus! Jo 14:9.</text:p>
      <text:p text:style-name="P2"/>
      <text:p text:style-name="P2">Êx 24:12-18 Todos os líderes de Israel tiveram a honra especial nos versículos 9-11. Agora Moisés é separado para uma honra ainda maior dentre os líderes. O propósito do Senhor é dado no versículo 12. O que Ele deu a Moisés durante os quarenta anos é o que temos nos capítulos 25-31. Durante aqueles dias, os líderes esperaram na montanha e todo o restante do povo esperou ao pé da montanha. Com este capítulo termina a entrega dos dez mandamentos e instruções especiais.</text:p>
      <text:p text:style-name="P2"/>
      <text:h text:style-name="Heading_20_2" text:outline-level="2">#096</text:h>
      <text:p text:style-name="P2"/>
      <text:p text:style-name="P2">A graça de Deus fez uma obra que leva o pecador (sem pecado) para a Sua presença.</text:p>
      <text:p text:style-name="P2"/>
      <text:p text:style-name="P2">Êxodo 25, Vers. 1-22</text:p>
      <text:p text:style-name="P2"/>
      <text:p text:style-name="P2">Hoje começamos a ler um dos assuntos mais interessantes e instrutivos do Antigo Testamento... o TABERNÁCULO.</text:p>
      <text:p text:style-name="P2"/>
      <text:p text:style-name="P2">No Jardim do Éden, o pecado entrou através da desobediência, e a morte através do pecado. Por causa da santidade de Deus, o homem e a mulher precisaram ser tirados da presença de Deus. A primeira criação foi assim arruinada e toda a raça humana caiu. Mas, trancado no coração de Deus havia um segredo... que Ele enviaria Seu Filho amado a este mundo para se tornar Homem. Por Sua vida, morte sangue e ressurreição seria feita uma NOVA CRIAÇÃO que jamais viria a fracassar. Deus queria dar uma figura disso... e o TABERNÁCULO é essa figura. Pare e leia Hb 8:5 e 9:8,9,11 e 10:1,19,20.</text:p>
      <text:p text:style-name="P2"/>
      <text:p text:style-name="P2">Êx 25:1-7 Foi pedido ao povo que oferecessem os materiais necessários com os quais seria construído o tabernáculo. "De todo o homem cujo coração se mover voluntariamente." Era preciso vir do coração.</text:p>
      <text:p text:style-name="P2"/>
      <text:p text:style-name="P2">Êx 25:8 Este tabernáculo era para ser o lugar onde Deus poderia Se encontrar com Aarão, o Sumo Sacerdote (o qual poderia representar o <text:soft-page-break/>povo). Aarão também representava Deus perante o povo. Deus não saía, e o povo não poderia entrar (Hb 9:8). Mas agora cada crente no Senhor Jesus Cristo é um sacerdote diante de Deus (1 Pd 2:5) e pode entrar diretamente na presença de Deus (Hb 10:19-22). Por isso ter um homem como cabeça de uma congregação é, na verdade, deixar de lado a obra de Cristo na cruz. É como voltar às sombras do Antigo Testamento.</text:p>
      <text:p text:style-name="P2"/>
      <text:p text:style-name="P2">Êx 25:9 Nenhum detalhe foi deixado para Moisés resolver... sua responsabilidade era meramente a de executar o que o próprio Deus lhe havia mostrado como padrão. Tampouco Deus dá a você e a mim qualquer escolha quanto ao modo como Ele deve ser adorado. Todas as denominações são resultado do homem haver colocado em prática suas próprias idéias de como Deus deve ser adorado (1 Tm 1:3).</text:p>
      <text:p text:style-name="P2"/>
      <text:p text:style-name="P2">Êx 25:10-22 A ARCA. O último versículo nos mostra a total importância dessa caixa de madeira coberta com ouro puro. Trata-se de uma figura de Cristo, através de Quem toda a verdade divina nos é dada (Jo 14:6). Essa arca era feita de três partes. A caixa que a princípio continha apenas as duas pedras sobre as quais Deus havia escrito os dez mandamentos. Mas a cobrir completamente essa caixa havia uma placa de puro ouro, chamada de propiciatório. Sobre ela era aspergido sangue. Que maravilhosa figura esta de Cristo, Aquele que é santo, sem pecado e incontaminado (Hb 7:26), cujo sangue foi derramado; cuja Pessoa é nosso "propiciatório", e o mediador entre Deus e nós (1 Tm 2:5). A terceira parte era o querubim, seres celestiais, com asas estendidas sobre o propiciatório. Eles representam o poder de Deus em punir qualquer desobediência contra os dez mandamentos. Mas repare que eles estão parados; eles apenas olham para o sangue. Para nós o sangue de Cristo foi derramado para a punição dos pecados que cada crente tem cometido. Agora nenhum juízo pode cair sobre nós (Rm 8:1; 5:1).</text:p>
      <text:p text:style-name="P2"/>
      <text:h text:style-name="Heading_20_2" text:outline-level="2">#097</text:h>
      <text:p text:style-name="P2"/>
      <text:p text:style-name="P2">Deus não espera fruto do homem... Sua graça é o que o produz.</text:p>
      <text:p text:style-name="P2"/>
      <text:p text:style-name="P2">Êxodo 25, Vers. 23-40</text:p>
      <text:p text:style-name="P2"/>
      <text:p text:style-name="P2">Êx 25:23-30 A MESA. Sobre esta, doze pães recém assados eram colocados a cada Sábado. O pão da semana anterior era então tirado para o pátio do tabernáculo e Aarão e seus filhos os comiam. Cristo é o pão que desceu do céu (Jo 6:32,33,35,41,48,50 e 51).</text:p>
      <text:p text:style-name="P2"/>
      <text:p text:style-name="P2">Êx 25:33-40 O CANDELABRO. Feito de uma única peça de puro ouro, batido até o formato final, é aqui descrito. A única fonte de luz dentro do tabernáculo. Deus é luz - a única fonte de verdade é Deus. O Senhor Jesus Cristo Se tornou um Homem de modo a poder nos dar essa luz (Jo 1:1,3,4,8,9; 8:12 e 12:46).</text:p>
      <text:p text:style-name="P2"/>
      <text:h text:style-name="Heading_20_2" text:outline-level="2">#098</text:h>
      <text:p text:style-name="P2"/>
      <text:p text:style-name="P2">A graça de Deus nunca justifica um desvio de Sua Palavra.</text:p>
      <text:p text:style-name="P2"/>
      <text:p text:style-name="P2">Êxodo 26, Vers. 1-14</text:p>
      <text:p text:style-name="P2"/>
      <text:p text:style-name="P2"><text:soft-page-break/>Este capítulo nos fala de como deviam ser feitas as quatro cobertas de todo o tabernáculo. Cada uma delas ilustra para nós uma visão diferente de Cristo.</text:p>
      <text:p text:style-name="P2"/>
      <text:p text:style-name="P2">Êx 26:1-6 A cobertura interna cobria as 48 tábuas que ficavam em pé. A única maneira dessa magnífica cobertura ser vista era do lado de dentro, e o sacerdote tinha que olhar para cima! Cada uma traz aos nossos pensamentos as glórias de Cristo. Azul, o Homem celestial; púrpura, a realeza de Cristo; e carmesim, Sua glória terrena (ainda por vir). Todos os crentes no Senhor Jesus são sacerdotes (1 Pd 2:5). Esta cobertura é chamada de "tabernáculo" (vers. 1). Os dez painéis foram unidos de modo a formarem um só (Jo 1:14).</text:p>
      <text:p text:style-name="P2"/>
      <text:p text:style-name="P2">Êx 26:7-14 A segunda cobertura é chamada de "tenda" (vers. 14). Esta pode ser para nós uma figura de Cristo como o Profeta de Deus vindo ao mundo (Jo 6:14). Somente a parte que pendia sobre a porta da frente podia ser vista.</text:p>
      <text:p text:style-name="P2"/>
      <text:p text:style-name="P2">Êx 26:14 Em seguida vem uma cobertura interessante - peles de carneiro tingidas de vermelho (A) só aparecendo em meio versículo, (B) sem indicação de tamanho, (C) sem menção a laçadas, e (D) que não era vista. O carneiro era o animal da consagração para o sacerdote (29:15-28). (A) Uma figura indescritível da devoção de Cristo a Deus. (B) Quem jamais poderia medir o que Cristo significou em devoção a Deus! (C) Sua Pessoa jamais poderia ser dividida, Ele é Deus. (D) Somente Deus poderia ver e avaliar a devoção de Seu bem-amado Filho!</text:p>
      <text:p text:style-name="P2"/>
      <text:p text:style-name="P2">Êx 26:14 Esta cobertura de cima protegia toda a construção. Cristo é Aquele que esconde de um Deus santo tudo aquilo que em nós é ofensivo (Rm 5:10).</text:p>
      <text:p text:style-name="P2"/>
      <text:h text:style-name="Heading_20_2" text:outline-level="2">#099</text:h>
      <text:p text:style-name="P2"/>
      <text:p text:style-name="P2">O crente entende que Deus Se tornou um Homem a fim de poder ser julgado, sofrer e morrer pelo crente.</text:p>
      <text:p text:style-name="P2"/>
      <text:p text:style-name="P2">Êxodo 26, Vers. 15-37</text:p>
      <text:p text:style-name="P2"/>
      <text:p text:style-name="P2">Êx 26:15-30 QUARENTA E OITO TÁBUAS. Todas do mesmo tamanho, todas de madeira (figura da humanidade) todas cobertas com ouro (justiça divina). Você e eu, como seres humanos no estado em que nascemos, jamais poderíamos permanecer diante de um Deus santo. Mas como cada tábua era coberta de ouro, assim cada crente foi feito justiça de Deus em Cristo (1 Co 2:30). Muitas tábuas - um tabernáculo. Muitos membros - um corpo (1 Co 12:12-14).</text:p>
      <text:p text:style-name="P2"/>
      <text:p text:style-name="P2">Êx 26:31-33 O véu separava as duas salas no tabernáculo - o "santuário", - "o santo dos santos" ou "lugar santíssimo " (vers. 33), a presença de Deus onde estava a arca. Além do véu, Aarão, o sumo sacerdote, só podia entrar uma vez por ano no dia da expiação. Leia Hb 9:7-14, Mt 27:51 e finalmente leia Hb 10:19-22 para saber o que isso significa para nós. Você pode ter certeza de que será ricamente recompensado lendo estas passagens.</text:p>
      <text:p text:style-name="P2"/>
      <text:p text:style-name="P2">Êx 26:36[37 A porta do tabernáculo era uma porta de graça para os sacerdotes. Não havia nenhum querubim (juízo).</text:p>
      <text:p text:style-name="P2"/>
      <text:h text:style-name="Heading_20_2" text:outline-level="2"><text:soft-page-break/>#100</text:h>
      <text:p text:style-name="P2"/>
      <text:p text:style-name="P2">O dom do conhecimento é baseado no espírito de obediência.</text:p>
      <text:p text:style-name="P2"/>
      <text:p text:style-name="P2">Êxodo 27</text:p>
      <text:p text:style-name="P2"/>
      <text:p text:style-name="P2">Êx 27:1-8 Saímos agora para o pátio. O primeiro objeto após entrar pelo portão do pátio era o altar, feito de madeira, mas coberto com cobre (ou bronze, cf. algumas traduções). Ele teria cerca de 2,50 metros x 2,50 metros x 1,50 metros de altura. As pessoas (cerca de 604.000 homens) deviam levar seus animais àquele altar como sacrifício a Deus. Uma figura da cruz de Cristo. Aquelas pessoas levavam um animal, o qual matavam e queimavam no altar. Quando lermos os primeiros capítulos de Levítico aprenderemos acerca dos diferentes sacrifícios que levavam para aquele altar.</text:p>
      <text:p text:style-name="P2"/>
      <text:p text:style-name="P2">O altar era feito de madeira (a humanidade de Cristo) coberto com cobre (Sua resignação no castigo de Deus por nossos pecados).</text:p>
      <text:p text:style-name="P2"/>
      <text:p text:style-name="P2">Êx 27:9-15 O pátio era cercado por uma cerca de linho, de branco puro, com 5 côvados (uns 2,50 metros de altura). Tinha 100 côvados (cerca de 50 metros de comprimento) e 50 côvados (ou 25 metros) de largura. Uma figura da pureza da vida de Cristo. As pessoas acampavam todas ao redor do tabernáculo e podiam ver a cortina de linho branco. (Quando Jesus esteve aqui, o povo viu um Homem perfeito, sem pecado). O povo não podia ver por cima daquela cortina e ninguém podia se aproximar dela (leia o final de Nm 1:51).</text:p>
      <text:p text:style-name="P2"/>
      <text:p text:style-name="P2">Êx 27:16 Um maravilhoso portão - 20 côvados (10 metros) de largura! Muito espaço para entrar. O portão tinha as mesmas cores da porta, e tinha o mesmo tamanho total, 20 x 5 côvados = 100. A porta era de 10 x 10 - 100 côvados.</text:p>
      <text:p text:style-name="P2"/>
      <text:h text:style-name="Heading_20_2" text:outline-level="2">#101</text:h>
      <text:p text:style-name="P2"/>
      <text:p text:style-name="P2">A obediência à Palavra é a única proteção contra todo engano do inimigo.</text:p>
      <text:p text:style-name="P2"/>
      <text:p text:style-name="P2">Êxodo 28, Vers. 1-21</text:p>
      <text:p text:style-name="P2"/>
      <text:p text:style-name="P2">Um capítulo muito importante para todos nós procurarmos entender. Pode ser o início de uma mudança em sua vida cristã. Este capítulo dá grandes detalhes sobre as vestes que Aarão, o Sumo Sacerdote, vestia quando entrava no "santíssimo lugar", isto é, na presença de Deus. Então por que razão Deus usa 43 versículos para nos falar das vestes de Aarão? Porque Ele quer que entendamos o que elas significam hoje. Vamos tratar delas um passo de cada vez. Aarão é uma figura de Cristo como nosso Sumo Sacerdote agora no céu (Hb 9:25). Sua obra na cruz aqui na Terra está terminada. Ele é perfeito e temos uma perfeita posição diante de Deus tanto quanto Ele tem! (Hb 10:14).</text:p>
      <text:p text:style-name="P2"/>
      <text:p text:style-name="P2">TODAVIA, somos fracos e precisamos de outra obra para nós enquanto estamos aqui na Terra. Então vamos abrir em Hb 8:1,6; 9:11,24; 10:21,22 e Rm 5:10. Cada passagem nos fala de uma obra diferente que Ele está fazendo agora por nós no céu.</text:p>
      <text:p text:style-name="P2"/>
      <text:p text:style-name="P2"><text:soft-page-break/>Nossa debilidade e nossas falhas são as mesmas coisas que nos mostram a Sua graça em viver e rogar por nós. O Sumo Sacerdote (Cristo) vai até Deus por nós, mesmo antes de falharmos! Agora vamos ver nosso capítulo. Estas vestes (há 7 delas mencionadas - vers. 4,36) deviam ser sempre vestidas quando Aarão entrasse na presença de Deus (havia uma exceção). Ele representava o povo quando estava com Deus no "santíssimo lugar". As 7 vestes representavam, cada uma, uma figura do que Cristo é e está fazendo AGORA por nós. Ele não está completo sem nós (Ef 1:23); nós não estamos completos sem Ele (Cl 2:10).</text:p>
      <text:p text:style-name="P2"/>
      <text:p text:style-name="P2">Êx 28:1 Aarão e seus filhos estão intimamente associados... assim como Cristo está com todos os crentes nEle. Aarão devia ser um servo (ministro) diante de Deus.</text:p>
      <text:p text:style-name="P2"/>
      <text:p text:style-name="P2">Êx 28:2 "Glória e ornamento", as mesmas palavras que descrevem Cristo em Hb 2:7 (glória e honra).</text:p>
      <text:p text:style-name="P2"/>
      <text:p text:style-name="P2">Êx 28:4 As vestes - (1) O peitoral. Descrito com mais detalhes nos vers. 15-21. Quando Aarão entrasse no "santíssimo lugar), cada uma das 12 pedras iriam brilhar com uma cor diferente. Ele usava isso sobre seu peito de amor. Você e eu, individualmente, somos amados cada um de uma maneira individual por Cristo na presença de Deus. (2) O Éfode. Parece ser uma veste que era enrolada ao redor do corpo. (3) O Manto, veja vers. 32. Este versículo nos lembra da túnica que o Senhor usou (Jo 19:23) que pode ser Sua divindade indivisível. (4) A Túnica. Cobria tudo como uma túnica. (5) A Mitra, para cobrir a testa, tinha uma placa de ouro puro (vers. 36 a 38). Apesar de sermos com freqüência impuros em nossos pensamentos e obras, Cristo nos apresenta como perfeitos e santos diante de Deus! Será que estas coisas tocam seu coração? (6) Cinto. Como um cinturão. Ele segurava as vestes em seu caimento de modo a sugerir um serviço ativo (Is 11:5).</text:p>
      <text:p text:style-name="P2"/>
      <text:p text:style-name="P2">Conte quantas vezes a palavra "nomes" ou "nome" aparece. Deus olha para cada crente em Cristo com o mesmo prazer e favor que Ele olha para o próprio Cristo.</text:p>
      <text:p text:style-name="P2"/>
      <text:h text:style-name="Heading_20_2" text:outline-level="2">#102</text:h>
      <text:p text:style-name="P2"/>
      <text:p text:style-name="P2">Minha responsabilidade não aumenta por eu estar à mesa do Senhor... mas existe para mim um poder mantenedor se estou à Sua mesa.</text:p>
      <text:p text:style-name="P2"/>
      <text:p text:style-name="P2">Êxodo 28, Vers. 22-43</text:p>
      <text:p text:style-name="P2"/>
      <text:p text:style-name="P2">Êx 28:22-28 nos fala de como essas peças eram presas umas às outras! Não aquece nosso coração entender que esta é nossa posição de amor (peitoral) e segurança (ombreira) como o próprio Cristo prende a Si mesmo (cinto) e nos mantém seguros (correntes e anéis) em comunhão com Deus e nosso amável Pai?</text:p>
      <text:p text:style-name="P2"/>
      <text:p text:style-name="P2">Êx 28:30 Nenhuma descrição é dada do Urim e Tumim. Aprendemos de Nm 27:21 que eles eram usados para fazer perguntas a Deus. As palavras implicam "luzes" e "perfeições". No milênio o próprio Cristo tomará esse lugar para Israel. </text:p>
      <text:p text:style-name="P2"/>
      <text:p text:style-name="P2">Êx 28:33-35 Romãs de tecido alternadas com campainhas de ouro. Aarão vestia isso como faixa na borda do manto do éfode.</text:p>
      <text:p text:style-name="P2"/>
      <text:p text:style-name="P2">Êx 28:36-39 Descrito ontem.</text:p>
      <text:p text:style-name="P2"><text:soft-page-break/></text:p>
      <text:p text:style-name="P2">Êx 28:40-43 Aarão é uma figura de Cristo, os filhos de Aarão são uma figura de todos os crentes individualmente. Também temos vestes de "glória e ornamento"! Será que vivemos a cada dia como se estivéssemos vestido o "melhor manto"? (Lc 15:22).</text:p>
      <text:p text:style-name="P2"/>
      <text:h text:style-name="Heading_20_2" text:outline-level="2">#103</text:h>
      <text:p text:style-name="P2"/>
      <text:p text:style-name="P2">A obediência tem sua recompensa.</text:p>
      <text:p text:style-name="P2"/>
      <text:p text:style-name="P2">Êxodo 29</text:p>
      <text:p text:style-name="P2"/>
      <text:p text:style-name="P2">Êx 29:1-8 Embora a expressão "sacerdotes" incluísse Aarão e seus dois filhos, Nadab e Abiú, vale a pena notar que as vestes de Aarão era mais coloridas que as de seus filhos. Por que? Porque Aarão é um tipo de Cristo, e seus filhos um tipo do crente individual em Cristo.</text:p>
      <text:p text:style-name="P2"/>
      <text:p text:style-name="P2">Êx 29:9-28 Aarão e seus filhos são consagrados a Deus como sacerdotes. Às vezes a descrição se aplica a todos os três, outras vezes apenas a Aarão. Cristo compartilha algumas de Suas glórias conosco (Jo 17:22) e algumas são só dEle (Jo 17:5). A palavra consagrado (vers. 9) significa "encher a mão" (vers. 24). Os sacerdotes tomavam partes do carneiro em suas mãos e as moviam (ou as erguiam em oferta) diante de Deus. Como sacerdotes, você e eu fazemos isto. Nós, como era antes, erguemos Cristo para Deus. É isto que é adoração. O Pai fica sempre satisfeito quando entendemos o que Cristo fez por Ele. Portanto "enchamos nossas mãos" de Cristo!</text:p>
      <text:p text:style-name="P2"/>
      <text:p text:style-name="P2">Êx 29:29-30 Quando Aarão morreu, toda sua porção e vestes passaram para o filho mais velho.</text:p>
      <text:p text:style-name="P2"/>
      <text:p text:style-name="P2">Êx 29:30-37 Sete dias é uma figura de toda a nossa vida cristã. O Senhor Jesus está vivendo no céu como nosso Sumo Sacerdote. Leia Hb 7:25,26. Nós também deveríamos corresponder a todo o Seu amor.</text:p>
      <text:p text:style-name="P2"/>
      <text:p text:style-name="P2">Êx 29:38-46 Estas eram ofertas para serem feitas a Deus a cada dia. Você gostaria de ler um belo versículo que se aplica a você hoje? Hb 13:15. Que isto possa ser verdadeiro a nosso respeito!</text:p>
      <text:p text:style-name="P2"/>
      <text:h text:style-name="Heading_20_2" text:outline-level="2">#104</text:h>
      <text:p text:style-name="P2"/>
      <text:p text:style-name="P2">A obediência à Sua Palavra responde todas as dúvidas e dificuldades em minha vida.</text:p>
      <text:p text:style-name="P2"/>
      <text:p text:style-name="P2">Êxodo 30, Vers. 1-10</text:p>
      <text:p text:style-name="P2"/>
      <text:p text:style-name="P2">Quando terminamos o capítulo 27, havia dois itens do tabernáculo que ficaram sem ser mencionados. O altar de ouro do incenso e a pia de bronze (ou cobre). Os itens anteriores tinham ilustrado como Deus pode hoje vir e Se encontrar conosco... os itens que faltam nos dizem de como nós podemos nos aproximar de Deus como crentes. Os capítulos 28 e 29 ligam as duas seções; o sacerdote (Cristo) está entre elas (1 Tm 2:5).</text:p>
      <text:p text:style-name="P2"/>
      <text:p text:style-name="P2">Êx 30:1-10 O altar de ouro do incenso. Bem pequeno... cerca de 50 cm x 50 cm x 1,00 m de altura. Você irá recordar que o altar de cobre era <text:soft-page-break/>muito maior. Isto porque o altar é uma figura da cruz de Cristo - grande o suficiente para salvar cada pessoa em todo o mundo. Mas o altar de ouro é para crentes que adoram o Senhor. Poucos crentes respondem! Este altar não era para sacrifícios de animais, mas para queima de incenso (como perfume). Leia 1 Pd 2:3-7. Que precioso! Gaste um minuto para ler Ap 8:3-4 para ser ajudado a entender o significado do altar de ouro. Ali ele é usado pelos crentes que sobrevivem durante a tribulação, como que elevando, com suas orações, o incenso. Repare como subiu alto! Cristo é o doce incenso que oferecemos a Deus.</text:p>
      <text:p text:style-name="P2"/>
      <text:h text:style-name="Heading_20_2" text:outline-level="2">#105</text:h>
      <text:p text:style-name="P2"/>
      <text:p text:style-name="P2">É da maior importância que minha vida interior seja mantida no nível de minha atividade exterior. Se não for assim, estou perto de cair espiritualmente.</text:p>
      <text:p text:style-name="P2"/>
      <text:p text:style-name="P2">Êxodo 30, Vers. 11-38</text:p>
      <text:p text:style-name="P2"/>
      <text:p text:style-name="P2">Todo homem no arraial de Israel tinha que levar o dinheiro do "resgate". Não havia diferença entre homens ricos e pobres. Para hoje... existe um preço a ser pago pelo pecado... o sangue de Cristo (1 Pd 1:18-19).</text:p>
      <text:p text:style-name="P2"/>
      <text:p text:style-name="P2">Êx 30:17-21 A pia. Para o sacerdote se lavar cada vez que ia fazer o trabalho no tabernáculo. Repare o aviso, dado duas vezes, sobre a negligência. Evidentemente entendemos que o crente não pode perder sua salvação, mas ele pode perder o privilégio de sua obra sacerdotal se for descuidado nesta vida. Precisamos de mãos limpas (aquilo que fazemos) e pés limpos (aonde vamos). Nossa vida hoje é tão ocupada em "fazer as coisas", que estes versículos provavelmente são um choque para nós, pois estão dizendo o quão importante é a adoração a Deus. Em nossos dias, o serviço (é triste admitir) está substituindo a adoração em importância. Portanto leiamos Hb 8:3 e 4 para sermos ajudados a entender que Deus está nos dizendo algo.</text:p>
      <text:p text:style-name="P2"/>
      <text:p text:style-name="P2">Êx 30:22-38 As especiarias especiais a serem usadas nas ofertas a Deus. Repare com que cuidado elas são descritas quanto à medida - algumas diferentes... algumas iguais em quantidade. Todas eram só para Deus. Ninguém poderia jamais usar qualquer desses perfumes em si mesmo. Repare o que aconteceria se o fizessem. Deus zela para que toda a glória seja dada a Cristo somente. Essas especiarias e doces perfumes são uma figura do que Cristo é para Deus. Por isso nenhum ser humano podia usá-las.</text:p>
      <text:p text:style-name="P2"/>
      <text:h text:style-name="Heading_20_2" text:outline-level="2">#106</text:h>
      <text:p text:style-name="P2"/>
      <text:p text:style-name="P2">Todo o poder e serviço eficaz vem de minha submissão à Sua Palavra.</text:p>
      <text:p text:style-name="P2"/>
      <text:p text:style-name="P2">Êxodo 31</text:p>
      <text:p text:style-name="P2"/>
      <text:p text:style-name="P2">Êx 31:1-11 Homens e mulheres especiais para o trabalho especial de edificar o tabernáculo (veja Mc 13:23). Quando você é salvo pelo Senhor, já está preparado para a obra que Ele tem para você fazer, se tiver o desejo de obedecer (veja 2 Tm 2:21). Repare algumas belas observações. O Senhor diz, a respeito desses trabalhadores, "Eis que eu tenho chamado por nome... E o enchi do Espírito de Deus, de <text:soft-page-break/>sabedoria... entendimento... ciência... lavor" (Leia 1 Jo 2:20; Ef 1:8; 2 Tm 2:21).</text:p>
      <text:p text:style-name="P2"/>
      <text:p text:style-name="P2">Êx 31:12-18 A importância do Sábado (Leia Êx 16:23-26, pela primeira vez mencionado nas Escrituras). Significa "descanso decorrente de uma obra terminada". A Criação nos diz isto (Gn 2:3). Em nosso capítulo, vers. 14... as conseqüências de desobedecer. No Cristianismo não guardamos o Sábado pois chegou a um final (leia Rm 10:4). Jesus esteve morto durante todo o dia de Sábado e foi ressuscitado de entre os mortos na manhã do Domingo (o Dia do Senhor - Jo 20:1). O primeiro dia da semana é o dia do crente (leia Atos 20:7 para ver o que o crente deve fazer neste dia). Há uma nova criação (2 Co 5:17).</text:p>
      <text:p text:style-name="P2"/>
      <text:h text:style-name="Heading_20_2" text:outline-level="2">#107</text:h>
      <text:p text:style-name="P2"/>
      <text:p text:style-name="P2">A perfeita obediência traduzia-se, para Jesus, em perfeita comunhão com Seu Pai... a medida de minha obediência é a medida de minha comunhão com meu Pai.</text:p>
      <text:p text:style-name="P2"/>
      <text:p text:style-name="P2">Êxodo 32</text:p>
      <text:p text:style-name="P2"/>
      <text:p text:style-name="P2">Em meio a todo este maravilhoso assunto da construção do tabernáculo, repentinamente, entra um temível problema. Sempre que Deus está trabalhando, Satanás seguramente levanta oposição.</text:p>
      <text:p text:style-name="P2"/>
      <text:p text:style-name="P2">Êx 32:1-6 Se Aarão tivesse obedecido o que lhe havia sido mandado em Êx 20:2-5, ele não teria sido envolvido nesta questão. De Êx 11:2 aprendemos onde o povo havia conseguido suas jóias. Deus tinha a intenção de que isso fosse utilizado na construção do tabernáculo! E quando o bezerro de ouro é feito, eles fingem adorar o Senhor. E se levantaram para se divertir. Que horrível!</text:p>
      <text:p text:style-name="P2"/>
      <text:p text:style-name="P2">Êx 32:7-10 Nada escapa aos olhos de Deus.</text:p>
      <text:p text:style-name="P2"/>
      <text:p text:style-name="P2">Êx 32:11-14 Moisés graciosamente intercede pelo povo pecador. O Senhor aceita as palavras de Moisés.</text:p>
      <text:p text:style-name="P2"/>
      <text:p text:style-name="P2">Êx 32:15-18 Moisés e Josué descem da montanha com os dez mandamentos escritos em duas pedras.</text:p>
      <text:p text:style-name="P2"/>
      <text:p text:style-name="P2">Êx 32:19-21 Vendo o povo misturando diversão com sua idolatria religiosa, Moisés se ira e despedaça as pedras, salvando assim a vida de todo o povo, pois certamente os santos mandamentos de Deus jamais poderiam ter sido introduzidos no arraial. Pois eles já estavam transgredindo os dois primeiros mandamentos.</text:p>
      <text:p text:style-name="P2"/>
      <text:p text:style-name="P2">Êx 32:22-24 Culpando os outros e não falando a verdade.</text:p>
      <text:p text:style-name="P2"/>
      <text:p text:style-name="P2">Êx 32:26 Lindo contraste. Estes homens estavam desejosos de se separarem do mal. E nós? Lembre-se de que tratava-se de mal religioso.</text:p>
      <text:p text:style-name="P2"/>
      <text:p text:style-name="P2">Êx 32:32 Que amor Moisés tem pelo povo!</text:p>
      <text:p text:style-name="P2"/>
      <text:p text:style-name="P2">Êx 32:34-35 Embora o Senhor fosse gracioso, todavia o castigo deve vir.</text:p>
      <text:p text:style-name="P2"/>
      <text:h text:style-name="Heading_20_2" text:outline-level="2"><text:soft-page-break/>#108</text:h>
      <text:p text:style-name="P2"/>
      <text:p text:style-name="P2">O orgulho barra o caminho do discernimento.</text:p>
      <text:p text:style-name="P2"/>
      <text:p text:style-name="P2">Êxodo 33</text:p>
      <text:p text:style-name="P2"/>
      <text:p text:style-name="P2">Êx 33:1-6 Quando o Senhor enxerga algo em nossa vida, que não esteja Lhe agradando, devemos nos livrar disso se desejamos ser restaurados. Somente então começa o progresso em nossa alma.</text:p>
      <text:p text:style-name="P2"/>
      <text:p text:style-name="P2">Êx 33:7-11 Cada homem precisa agora tomar uma decisão pessoal... ficar no arraial, ou se quiser agradar o Senhor, sair para o tabernáculo ("uma tenda de reunião") armado longe do arraial. Abra agora em Hb 13:13... instruções para crentes hoje. Assim como o arraial de Israel estava contaminado por mal religioso, o Cristianismo hoje acabou contaminado pela corrupção da religião inventada pelo homem. Devemos sair a Cristo, levando Seu vitupério (vergonha). Se você fizer isto irá aprender o que significa vitupério.</text:p>
      <text:p text:style-name="P2"/>
      <text:p text:style-name="P2">Êx 33:12-16 Será isto suficiente para nós também? Ou será que precisamos que algum homem nos dirija?</text:p>
      <text:p text:style-name="P2"/>
      <text:p text:style-name="P2">Êx 33:17-23 "Um lugar junto a Mim... sobre a penha (rocha)." Aquele era o mais doce e mais glorioso lugar que Moisés poderia jamais ocupar! Nós Cristãos gozamos desse lugar de proximidade de Deus, nosso Pai, pois "estamos" sobre Cristo, nossa Rocha, e desfrutamos de toda a Sua proteção e da ocupação com Suas glórias.</text:p>
      <text:p text:style-name="P2"/>
      <text:h text:style-name="Heading_20_2" text:outline-level="2">#109</text:h>
      <text:p text:style-name="P2"/>
      <text:p text:style-name="P2">Se temo a Deus, estou SEMPRE forte, pois Deus está SEMPRE comigo.</text:p>
      <text:p text:style-name="P2"/>
      <text:p text:style-name="P2">Êxodo 34</text:p>
      <text:p text:style-name="P2"/>
      <text:p text:style-name="P2">Êx 34:1-10 Que graça da parte do Senhor. Ele diz a Moisés que escreveria os dez mandamentos pela segunda vez. Mas repare que nos versículos 6 e 7 aparecem misericórdia e perdão que não foram mencionados na primeira vez. Que humildade da parte de Moisés! Enquanto lemos a Palavra de Deus e entendemos o quão bom Ele é, e quão falhos nós os crentes somos, será que somos afetados como mostra o versículo 8? Nossos pensamentos devem começar com Ele, Seu amor, Seu poder.</text:p>
      <text:p text:style-name="P2"/>
      <text:p text:style-name="P2">Êx 34:11 O que Deus faria.</text:p>
      <text:p text:style-name="P2"/>
      <text:p text:style-name="P2">Êx 34:12 O que eles deviam fazer... separar-se das práticas e pensamentos religiosos do povo do versículo 11. No versículo 15, as palavras "alguém te chama" (na versão inglesa) significa "quando convidados". Se outros nos convidam para atividades religiosas que sejam contra a verdade da Palavra de Deus, devemos recusar. Se não recusamos como pais, veja o que acontece a nossos filhos no versículo 16.</text:p>
      <text:p text:style-name="P2"/>
      <text:p text:style-name="P2">Êx 34:23-24 Cada homem devia ir ao centro dado por Deus três vezes por ano. Se honrassem assim ao Senhor, Ele prometia que não sofreriam qualquer perda enquanto estivessem fora. Se colocarmos o Senhor em primeiro lugar, Ele nos guardará.</text:p>
      <text:p text:style-name="P2"><text:soft-page-break/></text:p>
      <text:p text:style-name="P2">Êx 34:27 Deus quer que aprendamos "o teor destas palavras". Veja Ne 8:8 e 1 Co 3:6. Possamos ganhar o "sentido" e o "espírito" da Palavra de Deus, bem como suas próprias palavras.</text:p>
      <text:p text:style-name="P2"/>
      <text:p text:style-name="P2">Êx 34:29 Isto não tinha acontecido na vez anterior. A graça de Deus nos torna Cristãos que brilham? Se não, talvez precisemos gastar mais tempo a sós com Ele - vers. 28.</text:p>
      <text:p text:style-name="P2"/>
      <text:p text:style-name="P2">Êx 34:30-35 Você pode querer ler 2 Co 3 inteiro para ver como Deus compara o capítulo 34 de hoje com o que nós Cristãos temos agora. A nação Judaica traz hoje o véu sobre sua face.</text:p>
      <text:p text:style-name="P2"/>
      <text:h text:style-name="Heading_20_2" text:outline-level="2">#110</text:h>
      <text:p text:style-name="P2"/>
      <text:p text:style-name="P2">Minha fraqueza está em não saber como ser fraco.</text:p>
      <text:p text:style-name="P2"/>
      <text:p text:style-name="P2">Êxodo 35</text:p>
      <text:p text:style-name="P2"/>
      <text:p text:style-name="P2">Êx 35:1-3 Repare a ênfase no Sábado - o dia do descanso... nem mesmo acender um fogo... uma figura de nosso descanso eterno na obra consumada de Cristo. Não devemos tentar acrescentar coisa alguma à Sua obra completa. O fogo do juízo caiu sobre Ele.</text:p>
      <text:p text:style-name="P2"/>
      <text:p text:style-name="P2">Êx 35:4-19 Primeiro os corações "dispostos" precisavam prover os materiais (vers. 5) - depois os "sábios" de coração deviam construir as peças do tabernáculo (vers. 10). Precisamos estar desejosos, Deus dá a sabedoria.</text:p>
      <text:p text:style-name="P2"/>
      <text:p text:style-name="P2">Êx 35:20-35 Primeiro, o povo trouxe voluntariamente os materiais para construir o tabernáculo.</text:p>
      <text:p text:style-name="P2"/>
      <text:p text:style-name="P2">Êx 35:20-29 Quando já entendemos o perdão de nossos pecados e já vimos um pouco da maravilhosa graça de Deus para conosco, estes versículos mostram o tipo de resposta que vêm do coração.</text:p>
      <text:p text:style-name="P2"/>
      <text:p text:style-name="P2">Êx 35:30-35 "para fazer... para ensinar". Será que estamos desejosos de sermos ensinados por aqueles que aprenderam de Deus? Veja 2 Tm 2:1-2.</text:p>
      <text:p text:style-name="P2"/>
      <text:h text:style-name="Heading_20_2" text:outline-level="2">#111</text:h>
      <text:p text:style-name="P2"/>
      <text:p text:style-name="P2">Nenhuma nova verdade pode destituir uma velha verdade, principalmente porque não existe qualquer nova verdade.</text:p>
      <text:p text:style-name="P2"/>
      <text:p text:style-name="P2">Êxodo 36</text:p>
      <text:p text:style-name="P2"/>
      <text:p text:style-name="P2">Êx 36:1-7 Que abundante generosidade. Que sabedoria, que habilidade estavam combinadas para completar esta magnífica obra!</text:p>
      <text:p text:style-name="P2"/>
      <text:p text:style-name="P2">Êx 36:8 Muitos homens e mulheres (vers. 25-26 do capítulo 35). Existe trabalho para todos, cada um em seu próprio lugar.</text:p>
      <text:p text:style-name="P2"/>
      <text:p text:style-name="P2">Êx 36:9-19 Quando o Senhor falou a Moisés sobre o tabernáculo, começando no capítulo 25, a arca da Sua presença foi a primeira coisa <text:soft-page-break/>mencionada. Mas quando a obra começa, as quatro coberturas do tabernáculo são feitas primeiro.</text:p>
      <text:p text:style-name="P2"/>
      <text:p text:style-name="P2">Êx 36:20-34 O que você pensaria destes trabalhadores se eles tivessem colocado as tábuas em diferentes agrupamentos? No versículo 22 "pregadas uma a outra" para formar um tabernáculo. Todavia há alguns Cristãos que dizem que está bem que existam muitos grupos de Cristãos, separados uns dos outros (veja Jo 17:20-21).</text:p>
      <text:p text:style-name="P2"/>
      <text:p text:style-name="P2">Êx 36:35-38 Compare Hb 10:19-22. O véu (ou cortina) é uma figura da carne de Cristo. Ele morreu, portanto Deus pode sair, e os crentes podem entrar em Sua presença.</text:p>
      <text:p text:style-name="P2"/>
      <text:h text:style-name="Heading_20_2" text:outline-level="2">#112</text:h>
      <text:p text:style-name="P2"/>
      <text:p text:style-name="P2">Tudo deve ser juízo, ou tudo deve ser graça.</text:p>
      <text:p text:style-name="P2"/>
      <text:p text:style-name="P2">Êxodo 37</text:p>
      <text:p text:style-name="P2"/>
      <text:p text:style-name="P2">Êx 37:1 "Bezalel" significa "na sombra de Deus". A honra e a glória deviam ser de Deus, não de qualquer homem e isto deveria ser verdadeiro em qualquer obra feita para o Senhor (Ef 2:10).</text:p>
      <text:p text:style-name="P2"/>
      <text:p text:style-name="P2">Êx 37:1-4 A arca era uma simples caixa de madeira, coberta com puro ouro, com 1 metro de comprimento, 50 centímetros de largura, 50 centímetros de altura. Ela continha os dez mandamentos.</text:p>
      <text:p text:style-name="P2"/>
      <text:p text:style-name="P2">Êx 37:6 Sua tampa era uma placa de puro ouro. Ela formava o propiciatório onde Deus podia Se encontrar com Aarão.</text:p>
      <text:p text:style-name="P2"/>
      <text:p text:style-name="P2">Êx 37:7-9 Os querubins (como seres celestiais) são uma figura daqueles que levam o castigo de Deus contra o pecado (Gn 3:24). Juntas, as três coisas nos sugerem: A arca = a santidade de Deus; os querubins = o poder de Deus para castigar o pecado; mas, o propiciatório, onde o sangue era colocado uma vez por ano = a misericórdia de Deus em prover o sangue de Cristo para ficar entre um Deus santo e um povo pecador.</text:p>
      <text:p text:style-name="P2"/>
      <text:p text:style-name="P2">Êx 37:10-29 Todas as peças seguintes estavam no lugar santo.</text:p>
      <text:p text:style-name="P2"/>
      <text:h text:style-name="Heading_20_2" text:outline-level="2">#113</text:h>
      <text:p text:style-name="P2"/>
      <text:p text:style-name="P2">A morte é o fim da vida natural para o homem pecador... A ressurreição é o fim da morte que já não tem nada em nós.</text:p>
      <text:p text:style-name="P2"/>
      <text:p text:style-name="P2">Êxodo 38</text:p>
      <text:p text:style-name="P2"/>
      <text:p text:style-name="P2">Êx 38:1-8 As duas peças que estavam entre o portão do pátio e a tenda do tabernáculo. Tudo era de ouro ou coberto de ouro dentro do tabernáculo, enquanto o bronze (cobre) era usado fora, no pátio. Lembre-se de que o ouro é uma figura da santidade de Deus; o cobre pode ser uma figura de algo usado para suportar (Cristo suportou).</text:p>
      <text:p text:style-name="P2"/>
      <text:p text:style-name="P2">Êx 38:9-20 O único portão estava do lado leste. Não era simplesmente de material branco como o resto das cortinas do pátio, mas era algo bonito de se ver! Em Jo 10:9 aprendemos Quem é o "portão" ou "a porta", e quão desejável Ele é aos olhos daquele que quer aprender a <text:soft-page-break/>verdade divina. O leste está voltado para o nascer do Sol e Ml 4:2 faz o significado disso ficar claro para nós. O tabernáculo estava voltado para o Leste. Nós crentes também, estamos voltados para o nascer do Sol, os incrédulos estão voltados para o pôr do Sol!</text:p>
      <text:p text:style-name="P2"/>
      <text:h text:style-name="Heading_20_2" text:outline-level="2">#114</text:h>
      <text:p text:style-name="P2"/>
      <text:p text:style-name="P2">Agora não se trata de misericórdia mas graça... a Reforma conheceu a misericórdia, não a graça.</text:p>
      <text:p text:style-name="P2"/>
      <text:p text:style-name="P2">Êxodo 39</text:p>
      <text:p text:style-name="P2"/>
      <text:p text:style-name="P2">Êx 39:1-7 Que maravilhosa habilidade eles tinham... fazer fios de ouro. Lembre-se de que isto aconteceu cerca de 3.000 anos atrás. O homem não evoluiu. Ele é uma criatura de Deus, e desde o princípio tinha habilidades físicas e mentais iguais (se não melhores) do que os homens de hoje. Deus deu a habilidade.</text:p>
      <text:p text:style-name="P2"/>
      <text:p text:style-name="P2">Êx 39:8-21 Esses homens podiam trabalhar com essas gemas preciosas com facilidade. Todavia nos dias de hoje os melhores lapidários (pessoas que trabalham com pedras) não sabem quais são estas doze pedras.</text:p>
      <text:p text:style-name="P2"/>
      <text:p text:style-name="P2">Êx 39:22-26 Quando Aarão estava dentro do "santíssimo lugar" a sós com Jeová, seus movimentos deviam produzir sons das campainhas. Cada som estava próximo de um fruto. Em Cristo cada ato Seu era de frutos para Deus por toda a Sua vida. Será que o fruto do Espírito é visto em nós também? (Gl 5:22-23).</text:p>
      <text:p text:style-name="P2"/>
      <text:p text:style-name="P2">Êx 39:27-31 As palavras "linho fino" incluem o significado de "brancura". O ouro puro gravado com "Santidade", colocado sobre o azul que havia sobre a "mitra" ou "turbante" branco sobre a cabeça do sacerdote, certamente era algo belo de se ver! Trata-se de Cristo em Sua deidade, Sua humanidade sem mancha, sua Filiação eterna, o Santo, nosso Sacerdote.</text:p>
      <text:p text:style-name="P2"/>
      <text:p text:style-name="P2">Êx 39:32-43 A obediência à Palavra de Deus sempre traz bênção.</text:p>
      <text:p text:style-name="P2"/>
      <text:h text:style-name="Heading_20_2" text:outline-level="2">#115</text:h>
      <text:p text:style-name="P2"/>
      <text:p text:style-name="P2">A verdade nunca é realmente nossa a menos que as afeições sejam controladas por ela.</text:p>
      <text:p text:style-name="P2"/>
      <text:p text:style-name="P2">Êxodo 40</text:p>
      <text:p text:style-name="P2"/>
      <text:p text:style-name="P2">Êx 40:1-33 Cada peça individual é colocada agora no lugar para formar um só tabernáculo. Isto nos faz pensar no "um só corpo" em 1 Co 12:12-31, do qual Cristo é a Cabeça e todos os crentes são os membros de Seu corpo.</text:p>
      <text:p text:style-name="P2"/>
      <text:p text:style-name="P2">Êx 40:34-35 Cristo como Filho é o brilho da glória de Deus - Hb 1:3.</text:p>
      <text:p text:style-name="P2"/>
      <text:p text:style-name="P2">Êx 40:36-38 Quão gracioso de Sua parte não apenas acompanhar Seu povo mas guiá-los "em todas as suas jornadas". Estamos nós, como povo de Deus hoje, juntos dependendo no Senhor como nosso Guia?</text:p>
      <text:p text:style-name="P2"/>
      <text:p text:style-name="P2">Êx 40:34-final Deus aceita e abençoa toda a obra. Está completa.</text:p>
      <text:p text:style-name="P2"><text:soft-page-break/></text:p>
      <text:h text:style-name="Heading_20_2" text:outline-level="2">#116</text:h>
      <text:p text:style-name="P2"/>
      <text:p text:style-name="P2">Um testemunho unido da verdade de Deus é a maior bênção possível vinda das alturas.</text:p>
      <text:p text:style-name="P2"/>
      <text:p text:style-name="P2">ATOS 1</text:p>
      <text:p text:style-name="P2"/>
      <text:p text:style-name="P2">Vimos no livro de Êxodo que se tratava do livro da "saída do Egito" - assim começaremos hoje o livro "da saída" para a vida Cristã. Enquanto continuamos a alternar entre o Antigo e o Novo Testamento, esperamos mostrar o progresso para a vida do crente. Trata-se de uma ponte (ou transição) entre o Judaísmo, com todas as suas cerimônias, rituais, sacerdotes, etc., e a completa revelação do Cristianismo nas Epístolas. Aqueles que se apegam muito a Atos e negligenciam as Epístolas de Paulo tornam-se ficam sem um equilíbrio em assuntos como batismo, adoração e ordem eclesiástica. Se você ler os capítulos finais de Lucas e os capítulos iniciais de Atos, verá uma ligação estreita entre eles. Os discípulos dos primeiros capítulos de Atos continuavam sem serem habitados pelo Espírito Santo. Este livro nos leva do Judaísmo para o Cristianismo.</text:p>
      <text:p text:style-name="P2"/>
      <text:p text:style-name="P2">At 1:1-14 Os apóstolos ainda esperavam que o Senhor estivesse para restaurar o reino para Israel. Mas o Senhor lhes havia dito que não cabia a eles conhecer o tempo (vers. 7). Mt 24:36 é claro. Ele subiu ao céu. Isto era necessário (Jo 16:7), caso contrário o Espírito Santo não poderia descer. Assim eles esperaram.</text:p>
      <text:p text:style-name="P2"/>
      <text:p text:style-name="P2">At 1:15-26 Os apóstolos sem dúvida haviam lido Sl 109:8 e os versículos adjacentes. Por isso escolheram dois homens, e é possível que tenham colocado seus nomes em uma caixa, tenham tirado um deles e lido que nome estava escrito, assumindo que era esse o homem que Deus queria. Após o Espírito Santo ter descido no dia de Pentecostes, nunca mais lemos de uma ocasião onde este método tivesse sido novamente utilizado. Lembre-se de que o Espírito Santo é uma Pessoa tão individual quanto o Senhor Jesus.</text:p>
      <text:p text:style-name="P2"/>
      <text:h text:style-name="Heading_20_2" text:outline-level="2">#117</text:h>
      <text:p text:style-name="P2"/>
      <text:p text:style-name="P2">Quando confio na bondade do Senhor, posso esperar nEle; quando existe algum problema, devo primeiro sentir qual é a minha parte nele; então verei Sua mão claramente.</text:p>
      <text:p text:style-name="P2"/>
      <text:p text:style-name="P2">ATOS 2</text:p>
      <text:p text:style-name="P2"/>
      <text:p text:style-name="P2">At 2:1-13 A palavra "Pentecostes" significa "qüinquagésimo". foi no qüinquagésimo dia após a morte do Senhor, que o Espírito Santo desceu à Terra. Sete semanas (7 Sábados) mais um dia, chegando ao Domingo, o dia do Senhor. Trata-se do dia do Cristianismo - o primeiro dia da semana. Cristo é o fim da lei - Gl 2:16-21. Por intermédio da vinda do Espírito Santo à Terra, (o Qual é uma Pessoa distinta) uma grande mudança acontece. Já não é mais no Tabernáculo ou no Templo que Deus habita. O Espírito Santo vive agora no corpo de cada crente. (1 Co 3:16; 2 Co 6:16; 2 Co 5:17) - tudo mudou.</text:p>
      <text:p text:style-name="P2"/>
      <text:p text:style-name="P2"><text:soft-page-break/>At 2:3 "Repartidas" significa divididas, implicando as muitas línguas faladas. Falar em línguas significa falar claramente e sobriamente em uma outra língua que aqueles que escutam possam entender. Estes eram pescadores incultos da Galiléia. Eles demonstraram o poder de Deus. Hb 2:3-4 nos diz claramente que estes sinais e maravilhas aconteciam no início da pregação do Evangelho da graça de Deus. "De fogo" nos falaria do castigo que os que rejeitam a Cristo deverão receber (veja Jo 16:7-11). </text:p>
      <text:p text:style-name="P2"/>
      <text:p text:style-name="P2">At 2:5-13 Muitas pessoas de diferentes raças e idiomas (línguas) que estavam em Jerusalém escutaram os apóstolos falarem miraculosamente nestas línguas estrangeiras das "grandezas de Deus". O evangelho podia assim alcançar rapidamente muitas línguas e nações. A Igreja de Deus na Terra foi formada nesse dia. Trata-se da data de nascimento da igreja (1 Co 12:12-13). Todos os crentes em Cristo foram formados em "um corpo". Deus gostaria que demonstrássemos essa unidade hoje.</text:p>
      <text:p text:style-name="P2"/>
      <text:p text:style-name="P2">At 2:14-40 Pedro prega que Jesus de Nazaré era agora Senhor e Cristo - vers. 36. Ele confronta abertamente uma grande multidão, pelo menos 3.000 (vers. 41), e simplesmente expõe os fatos; a morte de Cristo e Sua ascensão à glória, usando constantemente as Escrituras do Antigo Testamento.</text:p>
      <text:p text:style-name="P2"/>
      <text:p text:style-name="P2">At 2:41-47 Que mudança aconteceu na vida dessas 3.000 almas. Note 17 coisas sobre estes crentes. Você pode encontrar todas elas? Estes são os gozos e privilégios que você pode ter hoje.</text:p>
      <text:p text:style-name="P2"/>
      <text:h text:style-name="Heading_20_2" text:outline-level="2">#118</text:h>
      <text:p text:style-name="P2"/>
      <text:p text:style-name="P2">Para manter o rebanho unido, um bom pasto é mais eficaz do que a melhor cerca.</text:p>
      <text:p text:style-name="P2"/>
      <text:p text:style-name="P2">ATOS 3</text:p>
      <text:p text:style-name="P2"/>
      <text:p text:style-name="P2">Atos 3:1-11 Pedro e João ainda não tinham aprendido que Deus os estava levando para longe do templo. A verdade completa ainda não havia sido revelada. Os judeus estavam acostumados a orar três vezes ao dia, (1) na 3a. hora (9 da manhã) At 2:15, (2) na 6a. hora (meio-dia) At 10:9, (3) aqui na 9a. hora (às 3 da tarde).</text:p>
      <text:p text:style-name="P2"/>
      <text:p text:style-name="P2">At 3:12-26 Pedro faz mais um apelo à nação Judaica. Ele os desafia por terem matado o Príncipe da vida, mas ao mesmo tempo mostra que isso cumpriu as Escrituras.</text:p>
      <text:p text:style-name="P2"/>
      <text:p text:style-name="P2">At 3:19-21 Ainda desta vez, se eles se arrependessem, Cristo voltaria, seus pecados como nação seriam perdoados, e o reino seria estabelecido, em conformidade com todos os profetas do Antigo Testamento. Esta oferta foi feita mesmo após a igreja ter sido formada, mostrando o quão misericordioso é Deus.</text:p>
      <text:p text:style-name="P2"/>
      <text:h text:style-name="Heading_20_2" text:outline-level="2">#119</text:h>
      <text:p text:style-name="P2"/>
      <text:p text:style-name="P2">Com freqüência, quando o mal penetra entre o povo de Deus, descobre-se que aqueles que são vencidos por aquele mal são os mais ativos. Quando tenho uma má consciência, ela me força à atividade; para tentar fazer calar minha consciência.</text:p>
      <text:p text:style-name="P2"><text:soft-page-break/></text:p>
      <text:p text:style-name="P2">ATOS 4</text:p>
      <text:p text:style-name="P2"/>
      <text:p text:style-name="P2">At 4:1-12 Os líderes religiosos odiavam o nome de Jesus, e faziam tudo o que estava a seu alcance para impedir a pregação da morte e ressurreição de Cristo. Veja o que fizeram a homens inocentes. Em sua atividade religiosa, eles demonstram ser os inimigos de Deus, pois estavam agindo segundo suas próprias vontades (Pense nisto cuidadosamente). Quando Jesus estava aqui na Terra, eles O rejeitaram em Sua humilhação, agora rejeitam a Ele em Sua glória no céu.</text:p>
      <text:p text:style-name="P2"/>
      <text:p text:style-name="P2">At 4:11 Os construtores eram os líderes religiosos. (Que contraste com os construtores do tabernáculo em Êx 37). Israel havia recusado seu Messias, e o reino foi assim adiado. Mas os cidadãos celestiais eram para ser reunidos em um novo, eterno e celestial corpo de pessoas, chamado de igreja. Deus tornou-Se um Pai para cada um que crê. Daqui em diante vamos ler do crescimento da igreja, (assembléia é a palavra mais adequada), e também da violenta oposição que Satanás levantou contra ela. Se os discípulos não tivessem recebido oposição dos líderes dos Judeus, não teriam tido a oportunidade de pregar o evangelho na reunião do conselho deles.</text:p>
      <text:p text:style-name="P2"/>
      <text:p text:style-name="P2">At 4:13-22 Eles não podiam negar os milages (vers. 16), mas rejeitaram a Palavra de Deus. Eles lhes ordenaram que parassem de pregar no nome de Jesus. Pedro e João dão uma poderosa resposta.</text:p>
      <text:p text:style-name="P2"/>
      <text:p text:style-name="P2">At 4:23-30 Aqui notamos que a assembléia começava a ser vista como um grupo.</text:p>
      <text:p text:style-name="P2"/>
      <text:p text:style-name="P2">At 4:31-37 Que demonstração do poder de Deus. Grande poder e grande graça em um mesmo versículo!</text:p>
      <text:p text:style-name="P2"/>
      <text:h text:style-name="Heading_20_2" text:outline-level="2">#120</text:h>
      <text:p text:style-name="P2"/>
      <text:p text:style-name="P2">O corpo de Cristo na Terra é composto de indivíduos, NÃO de igrejas. Onde isto for reconhecido, será encontrada unidade.</text:p>
      <text:p text:style-name="P2"/>
      <text:p text:style-name="P2">ATOS 5</text:p>
      <text:p text:style-name="P2"/>
      <text:p text:style-name="P2">At 5:1-11 Este homem e sua esposa tentam enganar os outros ao fingirem que tinham trazido todo o dinheiro. Mas fazendo assim, fazem manifestar o poder e a presença do Espírito Santo na assembléia. Deus não deixa o fingimento passar despercebido. Por sua ação, eles na verdade estavam mentindo ao Espírito Santo.</text:p>
      <text:p text:style-name="P2"/>
      <text:p text:style-name="P2">At 5:12-16 Havia tanto poder na assembléia que aqueles em quem não havia realidade temiam se associar com eles. O Senhor era o Centro deste grupo recém formado de crentes, e muitos outros foram acrescentados a eles.</text:p>
      <text:p text:style-name="P2"/>
      <text:p text:style-name="P2">At 5:17-32 Os legisladores se enchem de inveja e frustração; eles aprisionam os apóstolos. A libertação miraculosa. Eles não param de pregar. Estão cheios com Cristo. Pedro faz uma declaração clara e poderosa.</text:p>
      <text:p text:style-name="P2"/>
      <text:p text:style-name="P2">At 5:33-40 Cresce o homicídio em seus corações! Vale a pena ler Jo 8:44. Deus interfere e livra os apóstolos. Mas não sem antes eles serem açoitados. Repare qual o nome da Pessoa que mais os perturba!</text:p>
      <text:p text:style-name="P2"><text:soft-page-break/></text:p>
      <text:p text:style-name="P2">At 5:41-42 Mas aquele Nome tem o efeito oposto nos fiéis apóstolos. Eles se regozijaram... eles sofreram. O tema principal deles? "Jesus Cristo".</text:p>
      <text:p text:style-name="P2"/>
      <text:h text:style-name="Heading_20_2" text:outline-level="2">#121</text:h>
      <text:p text:style-name="P2"/>
      <text:p text:style-name="P2">Nenhuma posição de privilégio me guardará se as escrituras perderem o poder sobre mim.</text:p>
      <text:p text:style-name="P2"/>
      <text:p text:style-name="P2">ATOS 6</text:p>
      <text:p text:style-name="P2"/>
      <text:p text:style-name="P2">At 6:1-7 Quando uma pessoa aceita a Cristo como Salvador, recebe uma nova natureza. Ele ainda tem a velha natureza que nunca melhora, mas que apenas age quando permitimos que ela o faça. Não se esqueça disto. Ter um mau temperamento não é um impedimento para mim, mas deixar que ele atue, isto é. Aqui vemos a velha natureza reclamando que as viúvas judias de língua grega estavam sendo negligenciadas quando alimentos e bens eram distribuídos entre os crentes. Os apóstolos escolheram sete Judeus Gregos (bela preocupação), homens de boa reputação e cheios do Espírito Santo para cuidarem deste trabalho.</text:p>
      <text:p text:style-name="P2"/>
      <text:p text:style-name="P2">At 6:4 Nos fala do que tinha prioridade nos pensamentos dos apóstolos (Não era porque eles não poderiam ser importunados pelas viúvas).</text:p>
      <text:p text:style-name="P2"/>
      <text:p text:style-name="P2">At 6:8-15 Estêvão era um destes. O Senhor é sobre todas as coisas para a Igreja (Ef 1:22) e tem um trabalho adicional para Estêvão. O oitavo versículo é o resultado daquilo que diz a Estêvão no quinto versículo. Logo falaremos mais sobre ele.</text:p>
      <text:p text:style-name="P2"/>
      <text:h text:style-name="Heading_20_2" text:outline-level="2">#122</text:h>
      <text:p text:style-name="P2"/>
      <text:p text:style-name="P2">Quanto Paulo escrevia cartas (Epístolas) sobre a escolha de anciãos, diáconos, etc., as cartas eram endereçadas apenas a indivíduos (1 Tm caps. 2 e 3 e Tito 1:5), nunca a assembléias.</text:p>
      <text:p text:style-name="P2"/>
      <text:p text:style-name="P2">ATOS 7</text:p>
      <text:p text:style-name="P2"/>
      <text:p text:style-name="P2">Um dos resumos mais marcantes da história de Israel na Bíblia. E que história de pecado foi! José, Moisés e Davi, da primeira vez em que se apresentaram foram rejeitados pelos Judeus, mas na segunda vez foram recebidos. Foi assim quando o Senhor Jesus veio. Estêvão demonstra que não era nada além de um espírito revoltoso, desobediente que tinha sido sempre manifestado. E quando Deus enviou Seu amado Filho, a mesma resistência continuou.</text:p>
      <text:p text:style-name="P2"/>
      <text:p text:style-name="P2">At 7:43-53 Dessa resistência eles passaram à idolatria. Eles eram culpados de quatro ofensas. (1) Os pais (homens do Antigo Testamento) não haviam guardado a lei. (2) Haviam perseguido e matado os profetas. (3) Haviam traído e assassinado o Justo - o Senhor Jesus, e (4) haviam resistido ao Espírito Santo. Assim vemos a culpa e ruína do homem na nação mais favorecida e privilegiada do mundo.</text:p>
      <text:p text:style-name="P2"/>
      <text:p text:style-name="P2">At 7:54-60 Este discurso trouxe à tona toda a fúria contra Estêvão. Eles o arrastam para fora da cidade (veja Lv 24:11-16). Eles o matam. Como ocorreu com o Senhor na cruz, Estêvão roga por seus assassinos. <text:soft-page-break/>Repare quem era testemunha de tudo isso! Sem dúvida aquilo deixou uma impressão duradoura nele, mas ele odiava o nome de Jesus.</text:p>
      <text:p text:style-name="P2"/>
      <text:h text:style-name="Heading_20_2" text:outline-level="2">#123</text:h>
      <text:p text:style-name="P2"/>
      <text:p text:style-name="P2">Nunca existe poder coletivo sem fidelidade individual.</text:p>
      <text:p text:style-name="P2"/>
      <text:p text:style-name="P2">ATOS 8</text:p>
      <text:p text:style-name="P2"/>
      <text:p text:style-name="P2">At 8:1-3 Acontece uma boa mudança. A igreja (assembléia), formada principalmente por crentes Judeus, começa agora a se espalhar para os Gentios. Mas a perseguição se espalha também. Nenhuma dificuldade pode permanecer quando Deus está ali, e nós crentes não podemos resistir a nossos inimigos quando Ele não está ali. Até o martírio de Estêvão, Jerusalém havia sido o único centro - (Dt 12:13-14). Agora Israel havia rejeitado o Espírito Santo por meio do assassinato de Estêvão, portanto a mensagem do evangelho do amor e da graça de Deus saiu a todas as nações.</text:p>
      <text:p text:style-name="P2"/>
      <text:p text:style-name="P2">At 8:5-25 Deus usa outro dos homens escolhidos para servir as mesas no capítulo 6.</text:p>
      <text:p text:style-name="P2"/>
      <text:p text:style-name="P2">At 8:9-25 Simão "creu", mas vemos mais tarde que foi apenas em sua cabeça, pois ele demonstra estar numa condição de perdido. Deve ser com o coração - Rm 10:10. Os milagres o haviam afetado. As pessoas dizem com frequência que se vissem creriam. Foi exatamente o que Simão fez, mas não era real.</text:p>
      <text:p text:style-name="P2"/>
      <text:p text:style-name="P2">At 8:26-40 Outro exemplo da mudança. O homem da Etiópia recebe a Cristo e segue seu caminho regozijando, ainda que sem Filipe. Quando estamos desfrutando de Cristo, não ficamos dependendo de contatos externos.</text:p>
      <text:p text:style-name="P2"/>
      <text:h text:style-name="Heading_20_2" text:outline-level="2">#124</text:h>
      <text:p text:style-name="P2"/>
      <text:p text:style-name="P2">Estar reunido para o nome do Senhor não se trata da sabedoria de um grupo de indivíduos, mas trata-se do desfrutar daquilo que é prometido em Mt 18:20.</text:p>
      <text:p text:style-name="P2"/>
      <text:p text:style-name="P2">ATOS 9</text:p>
      <text:p text:style-name="P2"/>
      <text:p text:style-name="P2">At 9:1-22 A conversão de Saulo (Paulo). O Senhor Jesus no céu disse a Saulo que as pessoas que ele estava perseguindo eram parte dEle próprio! O Senhor Jesus nunca tinha sido visto por Saulo na Terra. Mas agora Ele é revelado a Saulo da glória do céu. Repare nos versículos 20 e 22 o assunto de sua pregação.</text:p>
      <text:p text:style-name="P2"/>
      <text:p text:style-name="P2">At 9:23-25 Teria a conversão de Paulo um bom efeito sobre os outros Judeus, por ser ele um membro ativo daquela seita? Eles tentam matá-lo! As circunstâncias não convencem pessoas não salvas... somente Cristo, pelo Espírito Santo.</text:p>
      <text:p text:style-name="P2"/>
      <text:p text:style-name="P2">At 9:26-31 Alguns anos haviam se passado quando isto ocorre (Gl 1:15-19). Os crentes andavam no temor do Senhor. Que contraste com uma pessoa não salva (Rm 3:18). Eles não conhecem "o Senhor".</text:p>
      <text:p text:style-name="P2"/>
      <text:p text:style-name="P2"><text:soft-page-break/>At 9:32-43 Continua a pregação de Pedro. Ele cura Enéias por meio do uso de um nome, não de seu próprio nome. Mesmo que não tenha usado aquele nome ao ressuscitar Tabita (Dorcas) de entre os mortos, repare a quem as pessoas se voltaram (vers. 42).</text:p>
      <text:p text:style-name="P2"/>
      <text:h text:style-name="Heading_20_2" text:outline-level="2">#125</text:h>
      <text:p text:style-name="P2"/>
      <text:p text:style-name="P2">A presença do Espírito Santo e o Senhorio de Cristo individualmente fazem provisão para todas as ocasiões.</text:p>
      <text:p text:style-name="P2"/>
      <text:p text:style-name="P2">ATOS 10, Vers. 1-18</text:p>
      <text:p text:style-name="P2"/>
      <text:p text:style-name="P2">Pedro, e não Paulo, é usado para abrir a porta do reino aos Gentios. Deste modo a unidade da assembléia e da obra de todos os apóstolos é mantida. Pedro precisa aprender que Deus está derrubando a parede entre o Judeu e o Gentio. Cornélio precisa aprender que necessitava ser salvo.</text:p>
      <text:p text:style-name="P2"/>
      <text:p text:style-name="P2">At 10:1-8 Aqui está um homem muito devotado. Mas, apesar de tão temente a Deus, tão bom, tão generoso, ele precisava ser salvo (11:14). Muitos hoje são pessoas de vida correta, mas não querem a Cristo.</text:p>
      <text:p text:style-name="P2"/>
      <text:p text:style-name="P2">At 10:9-18 Pedro, um Judeu de vida correta, orgulhava-se de guardar a lei, sem entender que Deus estava agora alcançando em bênção também os Gentios. Como Judeu, ele não comeria qualquer animal imundo. Deus havia dado instruções explícitas sobre isto em Lv 11 e Dt 14. E ele pensava que os Gentios eram imundos também. Nós também podemos nos agarrar a tradições que não são conforme as Escrituras.</text:p>
      <text:p text:style-name="P2"/>
      <text:h text:style-name="Heading_20_2" text:outline-level="2">#126</text:h>
      <text:p text:style-name="P2"/>
      <text:p text:style-name="P2">Quando são homens que formam um grupo de crentes para recordar a morte do Senhor, este grupo ou será controlado por um homem (ou mais), ou por um conjunto de regras pré-estabelecido.</text:p>
      <text:p text:style-name="P2"/>
      <text:p text:style-name="P2">ATOS 10, Vers. 19-48</text:p>
      <text:p text:style-name="P2"/>
      <text:p text:style-name="P2">At 10:19-33 Um tinha sido Judeu, outro Gentio, são agora reunidos pelo Espírito de Deus.</text:p>
      <text:p text:style-name="P2"/>
      <text:p text:style-name="P2">At 10:33 Se cada leitor estivesse desejoso de ouvir e obedecer a Deus, que povo feliz e unido nós crentes seríamos.</text:p>
      <text:p text:style-name="P2"/>
      <text:p text:style-name="P2">At 10:34-43 Pedro faz uma clara afirmação, mostrando a Cornélio como ele poderia ser salvo. E ambos foram recompensados!</text:p>
      <text:p text:style-name="P2"/>
      <text:p text:style-name="P2">At 10:44-48 Deus, que havia dirigido essa obra maravilhosa, envia agora o Espírito Santo sobre todos os que estavam ali. Pela primeira vez o Espírito Santo desce sobre os Gentios. Ef 2:13-16 começava a acontecer.</text:p>
      <text:p text:style-name="P2"/>
      <text:h text:style-name="Heading_20_2" text:outline-level="2">#127</text:h>
      <text:p text:style-name="P2"/>
      <text:p text:style-name="P2"><text:soft-page-break/>Enquanto a fidelidade requer às vezes que eu ande em separação daqueles que amo, é necessário que tenhamos corações quebrantados. (Cl 2:2).</text:p>
      <text:p text:style-name="P2"/>
      <text:p text:style-name="P2">ATOS 11</text:p>
      <text:p text:style-name="P2"/>
      <text:p text:style-name="P2">At 11:1-18 Pedro é acusado, em Jerusalém, de haver se associado e comido com Gentios. Eles ainda não haviam aprendido o mesmo que Pedro. Ele narra as ações de Deus em todo o incidente. Eles não podiam resistir ao seu testemunho. Os Gentios crentes foram introduzidos e feitos um com os crentes Judeus! Que fato maravilhoso! A verdade do um só corpo é recebida.</text:p>
      <text:p text:style-name="P2"/>
      <text:p text:style-name="P2">At 11:19-26 O evangelho agora se amplia. Os Gentios recebem o Senhor Jesus como seu Salvador. A luz de Cristo começa agora a iluminar o mundo civilizado. Em muito pouco tempo, Paulo leva o Evangelho através do Império Romano e assembléias são estabelecidas em uma vasta área.</text:p>
      <text:p text:style-name="P2"/>
      <text:p text:style-name="P2">At 11:27-30 Todavia os problemas diários são reais, e o Cristianismo tem um grande cuidado para com as necessidades dos outros crentes.</text:p>
      <text:p text:style-name="P2"/>
      <text:h text:style-name="Heading_20_2" text:outline-level="2">#128</text:h>
      <text:p text:style-name="P2"/>
      <text:p text:style-name="P2">A unidade do corpo é mantida indestrutível por divino poder... a expressão dessa unidade é a parte que cabe a cada assembléia.</text:p>
      <text:p text:style-name="P2"/>
      <text:p text:style-name="P2">ATOS 12</text:p>
      <text:p text:style-name="P2"/>
      <text:p text:style-name="P2">At 12:1-19 Deus havia permitido uma grande fome por todo o mundo de então (11:28) mas essa catástrofe não impediu que o rei se ocupasse em destruir os pobres servos do Senhor. Estêvão e Tiago são mortos - um pela multidão, o outro pelo Rei Herodes, e agora Pedro é aprisionado, para ser logo entregue à morte. Quanta tristeza! Que prova para a fé deles! Mas tudo isso os levou à oração! Pedro, ao invés de ser usado para levar as novas a toda parte, é enviado à Cesaréia por um determinado período.</text:p>
      <text:p text:style-name="P2"/>
      <text:p text:style-name="P2">At 12:20-23 Mas, por outro lado, Deus envia um anjo a esse rei ímpio com uma missão diferente. Que morte horrível.</text:p>
      <text:p text:style-name="P2"/>
      <text:p text:style-name="P2">At 12:24 Que fruto provém das sementes de morte, dor, provações e orações! Estes versículos estão nos mostrando que é quando os crentes passam por problemas que há bênção. A Palavra de Deus cresceu porque é viva!</text:p>
      <text:p text:style-name="P2"/>
      <text:h text:style-name="Heading_20_2" text:outline-level="2">#129</text:h>
      <text:p text:style-name="P2"/>
      <text:p text:style-name="P2">A igreja de Deus é, junto com Cristo, o Centro de todos os conselhos de Deus para a Sua glória.</text:p>
      <text:p text:style-name="P2"/>
      <text:p text:style-name="P2">ATOS 13</text:p>
      <text:p text:style-name="P2"/>
      <text:p text:style-name="P2">At 13:1-3 A assembléia em Antioquia envia Barnabé e Saulo (Paulo), sem consultarem Jerusalém. Isto porque é o Espírito Santo, e não os apóstolos, que está no comando. A assembléia de crentes é reunida ao nome do Senhor Jesus, e Ele dirige tudo pelo Espírito Santo. Os <text:soft-page-break/>discípulos impõem suas mãos sobre esses dois homens, demonstrando que estavam em comunhão naquilo.</text:p>
      <text:p text:style-name="P2"/>
      <text:p text:style-name="P2">At 13:4-12 O Espírito Santo estava com eles, o que fazia levantar a oposição de Satanás. Satanás tentava desviar aquela autoridade da fé. Um homem é cegado por sua impiedade; o outro crê, recebendo luz (espiritual) e fica impressionado com a doutrina (ensino) do Senhor.</text:p>
      <text:p text:style-name="P2"/>
      <text:p text:style-name="P2">At 13:13 João Marcos deixa o grupo missionário e volta para Jerusalém. Uma perda para ele, e a causa de sérios problemas mais tarde.</text:p>
      <text:p text:style-name="P2"/>
      <text:p text:style-name="P2">At 13:14-51 A longa jornada missionária, resultando em Judeus e Gentios sendo salvos.</text:p>
      <text:p text:style-name="P2"/>
      <text:p text:style-name="P2">At 13:16-41 Paulo dá um resumo da história de Israel assim como Estêvão havia feito (no sétimo capítulo). Estêvão vai mais fundo na culpa de Israel que rejeitou um profeta após outro. Aqui Paulo apresenta a salvação individual quem quer que viesse a crer - vers. 38-39.</text:p>
      <text:p text:style-name="P2"/>
      <text:p text:style-name="P2">At 13:42 e 45-51 Uma maravilhosa profecia em Is 49:6, escrita mais de 500 anos antes começa a ser cumprida! Será que nós Gentios agradecemos a Deus por haver dirigido Sua graça para nós?</text:p>
      <text:p text:style-name="P2"/>
      <text:h text:style-name="Heading_20_2" text:outline-level="2">#130</text:h>
      <text:p text:style-name="P2"/>
      <text:p text:style-name="P2">Se estou reunido pelo poder do Espírito Santo ao nome do Senhor Jesus Cristo, encontro-me fora de todas as organizações religiosas.</text:p>
      <text:p text:style-name="P2"/>
      <text:p text:style-name="P2">ACTS 14</text:p>
      <text:p text:style-name="P2"/>
      <text:p text:style-name="P2">At 14:1 Muitos Judeus e Gentios creram. (1) Muito poder - muitos crentes. (2) Muitos crentes - muita oposição. (3) Muito tempo - muito crescimento. (4) Muito trabalho Satânico - muita divisão (Mt 10:34-39). (5) Muita agitação - muita violência. (6) Eles partiram quando viram a recusa em aceitar a verdade. Mas isso só fez com que a Palavra de Deus fosse pregada em outros lugares. Listra parece ter sido a terra natal de Timóteo (16:1). Derbe era o lar de Gaio (20:4).</text:p>
      <text:p text:style-name="P2"/>
      <text:p text:style-name="P2">At 14:8-18 Paulo tinha o poder do Espírito Santo para discernir o que havia naquela pobre alma mutilada, que ele tinha fé para ser curado. Que resultado maravilhoso para aquele homem.</text:p>
      <text:p text:style-name="P2"/>
      <text:p text:style-name="P2">At 14:11-18 Mas não havia discernimento nos incrédulos. Eles clamavam que os deuses os haviam visitado na forma de homens. A multidão é invadida pela selvagem euforia. Mas sem qualquer afeição por Cristo.</text:p>
      <text:p text:style-name="P2"/>
      <text:p text:style-name="P2">At 14:19 A multidão se une aos Judeus incrédulos que apedrejam Paulo até a morte (conforme supunham).</text:p>
      <text:p text:style-name="P2"/>
      <text:p text:style-name="P2">At 14:20-25 Nenhuma dificuldade pode permanecer quando Deus está presente; e não podemos permanecer diante de nossos inimigos quando Ele não está presente.</text:p>
      <text:p text:style-name="P2"/>
      <text:p text:style-name="P2">At 14:26-28 A jornada que havia começado com oração (13:3), termina com louvor.</text:p>
      <text:p text:style-name="P2"/>
      <text:h text:style-name="Heading_20_2" text:outline-level="2"><text:soft-page-break/>#131</text:h>
      <text:p text:style-name="P2"/>
      <text:p text:style-name="P2">Cristo confiou Sua glória na Terra à igreja (assembléia). João 17:22</text:p>
      <text:p text:style-name="P2"/>
      <text:p text:style-name="P2">ATOS 15</text:p>
      <text:p text:style-name="P2"/>
      <text:p text:style-name="P2">Mais problemas sérios... nada de pedras ou perseguição pelos de fora, mas mau ensino pelos líderes que professavam ser crentes. Como é sério e perigoso isto! Hoje o erro é pregado abertamente, e muitos crentes parecem não se preocupar e continuam nessas associações. Esses mestres estavam insistindo que a menos que as pessoas em Antioquia fossem circuncidadas, elas não poderiam ser salvas. O que você faria se estivesse lá? Será que você diria, "Oh, está bem, eles devem saber o que devem estar ensinando, pois afinal não devemos julgar"? É mais ou menos o que você está dizendo se continua em associação com aqueles que permitem coisas que as Escrituras condenam.</text:p>
      <text:p text:style-name="P2"/>
      <text:p text:style-name="P2">At 15:2 Paulo e Barnabé protestam imediatamente, e segue-se uma discussão. Mas o Espírito de Deus nos diz em detalhes o que eles fizeram para evitar isso. Não existe nas Escrituras alguma coisa do tipo de uma associação voluntária. O Espírito de Deus nos reúne, nós não nos reunimos a nós mesmos. Leia Mt 18:20 cuidadosamente, notando particularmente que "estão reunidos". Ele é Quem decide se está ou não no meio. Nós não podemos decidir.</text:p>
      <text:p text:style-name="P2"/>
      <text:p text:style-name="P2">At 15:2-5 Fica decidido que alguns deveriam ser enviados a Jerusalém para indagar ali a respeito desse ensino.</text:p>
      <text:p text:style-name="P2"/>
      <text:p text:style-name="P2">At 15:5 Repare a mudança no que aqueles mestres maus estavam dizendo - eles escondiam o seu ensino por sugestões mais brandas do que aquilo em que haviam insistido em Antioquia.</text:p>
      <text:p text:style-name="P2"/>
      <text:p text:style-name="P2">At 15:6-22 Finalmente, toda a assembléia, na presença do Senhor Jesus toma sua decisão.</text:p>
      <text:p text:style-name="P2"/>
      <text:p text:style-name="P2">At 15:23-25 O resultado foi que todos em Antioquia receberam a decisão com gozo. Sempre há gozo, paz e unidade quando escutamos o Senhor.</text:p>
      <text:p text:style-name="P2"/>
      <text:p text:style-name="P2">At 15:36-41 Apesar de uma triste contenda haver surgido entre Paulo e Barnabé, é digno de nota que mais tarde Paulo fala de Barnabé (1 Co 9:6) e João Marcos em Cl 4:10 e 2 Tm 4:11. Mas a assembléia põe sua recomendação sobre Paulo, e daí em diante não ouvimos mais falar do trabalho de Barnabé.</text:p>
      <text:p text:style-name="P2"/>
      <text:h text:style-name="Heading_20_2" text:outline-level="2">#132</text:h>
      <text:p text:style-name="P2"/>
      <text:p text:style-name="P2">O tratamento necessário ao mal deve ser aplicado pela consciência em graça.</text:p>
      <text:p text:style-name="P2"/>
      <text:p text:style-name="P2">ATOS 16</text:p>
      <text:p text:style-name="P2"/>
      <text:p text:style-name="P2">At 16:1-3 Paulo encontra Timóteo novamente. Timóteo havia sido levado ao Senhor por Paulo (1 Tm 1:2) provavelmente em sua primeira viagem a Listra no ano anterior. Repare o que foi falado de Timóteo. Ele cresceu logo em sua alma. Timóteo era filho de um casamento misto entre uma mãe Judia e um pai Gentio, e, portanto, segundo a lei <text:soft-page-break/>Judaica (Esdras 10) era considerado impuro. Assim Timóteo é circuncidado para satisfazer os Judeus.</text:p>
      <text:p text:style-name="P2"/>
      <text:p text:style-name="P2">At 16:4-13 Paulo estava sendo cuidadosamente guiado pelo Espírito de Deus.</text:p>
      <text:p text:style-name="P2"/>
      <text:p text:style-name="P2">At 16:14-15 Que doce simplicidade vemos aqui. O coração dela foi aberto - ela creu.</text:p>
      <text:p text:style-name="P2"/>
      <text:p text:style-name="P2">At 16:16-22 Satanás, não conseguindo vencer pela sutileza, usa agora de violência, e agita as autoridades e a multidão contra Paulo e Silas.</text:p>
      <text:p text:style-name="P2"/>
      <text:p text:style-name="P2">At 16:25-40 Muito espancados, com os pés presos a troncos, repare o que eles fazem na prisão. O poder se revela quando o povo de Deus ora e louva.</text:p>
      <text:p text:style-name="P2"/>
      <text:p text:style-name="P2">At 16:30 A pergunta que homens e mulheres, meninos e meninas continuam a fazer quando sinceros.</text:p>
      <text:p text:style-name="P2"/>
      <text:p text:style-name="P2">At 16:31 A gloriosa resposta retine clara, simples e cristalina.</text:p>
      <text:p text:style-name="P2"/>
      <text:p text:style-name="P2">At 16:32 Eles falam do Senhor, não de si mesmos.</text:p>
      <text:p text:style-name="P2"/>
      <text:p text:style-name="P2">At 16:33-34 O resultado! Primeiro ele treme, depois chora, então escuta, crê, aprende a Palavra do Senhor, leva os prisioneiros para casa, lava suas feridas, é batizado, coloca comida diante de Paulo e Silas, regozija, crendo com toda a sua casa! Que graça de Deus para um pobre pecador!</text:p>
      <text:p text:style-name="P2"/>
      <text:h text:style-name="Heading_20_2" text:outline-level="2">#133</text:h>
      <text:p text:style-name="P2"/>
      <text:p text:style-name="P2">Se o Espírito de Deus deixou uma assembléia por haver mal nela, como poderá haver poder do Espírito naquela assembléia para expulsar o mal dela?</text:p>
      <text:p text:style-name="P2"/>
      <text:p text:style-name="P2">ATOS 17</text:p>
      <text:p text:style-name="P2"/>
      <text:p text:style-name="P2">At 17:1-9 De Filipo a Anfipolis - 53 quilômetros; depois até Apolônia são mais 48 quilômetros, até Tessalônica - outros 60. 161 quilômetros - sem carros, trens, ônibus ou aviões. Eles pregam a Cristo por todos aqueles quilômetros. Se você tiver tempo, leia as duas cartas aos Tessalonicenses - você irá entender melhor o que Paulo estava pregando naquelas jornadas.</text:p>
      <text:p text:style-name="P2"/>
      <text:p text:style-name="P2">At 17:2 Ele baseava todas as suas conversas nas Escrituras do Antigo Testamento... nenhuma outra existia então.</text:p>
      <text:p text:style-name="P2"/>
      <text:p text:style-name="P2">At 17:10 Repare na preocupação que aqueles irmãos tinham por Paulo.</text:p>
      <text:p text:style-name="P2"/>
      <text:p text:style-name="P2">At 17:11 Não existe ninguém que tenha perscrutado as Escrituras com um coração puro sem ter sido ricamente recompensado.</text:p>
      <text:p text:style-name="P2"/>
      <text:p text:style-name="P2">At 17:16-34 Atenas era famosa em todo o mundo por causa de seus filósofos, escritores, poetas, pintores e arquitetos - mas Paulo, por sua palavra e pena, deixou uma marca mais profunda na humanidade do que qualquer outro homem. O grande servo de Cristo e o grande baluarte do paganismo são colocados face a face. À medida que atravessava a <text:soft-page-break/>cidade ele via os monumentos e edifícios para orgulho do homem, e para completa desonra de Deus, "tão entregue à idolatria" (vers. 16). Imediatamente há um embate entre a superstição da filosofia com sua beleza terrena e sabedoria mundana... e a fé simples do evangelho.</text:p>
      <text:p text:style-name="P2"/>
      <text:p text:style-name="P2">At 17:18 Estas eram duas das principais escolas antagônicas de pensamento. Para os Epicureus, o prazer era o bem mais elevado... os Estóicos aceitavam tudo como era, alegria ou tristeza. Nenhum deles podia dar paz.</text:p>
      <text:p text:style-name="P2"/>
      <text:p text:style-name="P2">At 17:23-24 Provavelmente esta afirmação "O Deus que fez o mundo e tudo o que nele há" condenava os Estóicos que clamavam que o mundo era Deus.</text:p>
      <text:p text:style-name="P2"/>
      <text:p text:style-name="P2">At 17:25-31 Paulo condenou completamente as imaginações deles ao apontar para um Deus vivo que deverá julgar o mundo em justiça. A prova era a ressurreição do Senhor Jesus.</text:p>
      <text:p text:style-name="P2"/>
      <text:p text:style-name="P2">At 17:32-34 Apenas dois são mencionados que creram, dentre toda aquela coleção da maior sabedoria do mundo. Enquanto Paulo falou de idéias eles escutaram, mas quando ele falou de um Deus vivo, eles não queriam mais ouvir. Agora leia 1 Co 1:21-22.</text:p>
      <text:p text:style-name="P2"/>
      <text:h text:style-name="Heading_20_2" text:outline-level="2">#134</text:h>
      <text:p text:style-name="P2"/>
      <text:p text:style-name="P2">Quando meu relacionamento com o Senhor não está equilibrado com meu relacionamento com outros em questões espirituais na assembléia, pode haver união, mas não unidade.</text:p>
      <text:p text:style-name="P2"/>
      <text:p text:style-name="P2">ATOS 18</text:p>
      <text:p text:style-name="P2"/>
      <text:p text:style-name="P2">At 18:1-17 Embora nunca tenhamos lido de uma assembléia de crentes sendo formada em Atenas, aprendemos que muitos em Corinto receberam o Senhor Jesus - vers. 10. Assim temos as duas instrutivas cartas (Epístolas) aos Coríntios. Atenas, a cidade do intelecto, Corinto, a cidade da luxúria e imoralidade. Qual se voltaria para o Senhor? Paulo fica em Atenas alguns dias - em Corinto 18 meses.</text:p>
      <text:p text:style-name="P2"/>
      <text:p text:style-name="P2">At 18:18-23 A incansável atividade de Paulo, pregando as riquezas inescrutáveis de Cristo. Ele não deixou de lado nenhum dos crentes, "todos" - vers. 23.</text:p>
      <text:p text:style-name="P2"/>
      <text:p text:style-name="P2">At 18:21 Três importantes palavras, "mas querendo Deus". Será que falamos assim?</text:p>
      <text:p text:style-name="P2"/>
      <text:p text:style-name="P2">At 18:24-28 Embora Apolo fosse um homem muito inteligente e educado, e um crente, ele não conhecia toda a história do evangelho. Ele estava ansioso por receber instruções dos fabricantes de tendas, Áquila e Priscila. 1 Co 1:25-29 nos mostra a razão disso.</text:p>
      <text:p text:style-name="P2"/>
      <text:p text:style-name="P2"/>
      <text:h text:style-name="Heading_20_2" text:outline-level="2">#135</text:h>
      <text:p text:style-name="P2"/>
      <text:p text:style-name="P2">Não é a apostasia que caracteriza Laodicéia, nem heresia, nem Babilônia, mas algo muito pior, penso eu; luz professa vinda de fontes humanas, vinda da mente humana.</text:p>
      <text:p text:style-name="P2"><text:soft-page-break/></text:p>
      <text:p text:style-name="P2">ATOS 19, Vers. 1-20</text:p>
      <text:p text:style-name="P2"/>
      <text:p text:style-name="P2">At 19:1-7 Paulo encontra mais pessoas como Apolo que não haviam recebido muito ensino Cristão e sabiam apenas que eram discípulos de João Batista (João estava morto há vários anos). Eles são outra vez batizados, e então recebem o Espírito Santo.</text:p>
      <text:p text:style-name="P2"/>
      <text:p text:style-name="P2">At 19:8-10 Uma grande mudança na história da igreja acontece agora. Antes disso, os crentes estavam nas sinagogas, mas de agora em diante Paulo os leva para uma posição fora.</text:p>
      <text:p text:style-name="P2"/>
      <text:p text:style-name="P2">At 19:11-12 Deus confirma isto por meio de milagres especiais feitos por Paulo. Nunca ouvimos falar de Paulo pregando no templo ou sinagogas depois disso.</text:p>
      <text:p text:style-name="P2"/>
      <text:p text:style-name="P2">At 19:13-20 Alguns Judeus tentam expulsar espíritos maus usando o nome de Jesus; mas Satanás conhece a diferença, e eles são vencidos e feridos.</text:p>
      <text:p text:style-name="P2"/>
      <text:p text:style-name="P2">At 19:17-20 O temor de Deus produz grandes resultados. Livros de adivinhação são queimados, mas O LIVRO cresce.</text:p>
      <text:p text:style-name="P2"/>
      <text:h text:style-name="Heading_20_2" text:outline-level="2">#136</text:h>
      <text:p text:style-name="P2"/>
      <text:p text:style-name="P2">Quando a disciplina é aplicada, se não for no poder do Espírito Santo, nada é conseguido.</text:p>
      <text:p text:style-name="P2"/>
      <text:p text:style-name="P2">ATOS 19, Vers. 21-41</text:p>
      <text:p text:style-name="P2"/>
      <text:p text:style-name="P2">At 19:21-29 As observações de Demétrio são instrutivas para nós, pois vemos exatamente a mesma situação hoje. Seu negócio (fazer imagens de prata da deusa pagã Diana) é uma grande forma de se fazer dinheiro.</text:p>
      <text:p text:style-name="P2"/>
      <text:p text:style-name="P2">At 19:25 Ele reúne os negociantes e apresenta suas razões para se livrarem dos pregadores do evangelho. Repare que suas próprias convicções religiosas não têm influência no caso. Primeiro ele apela para o bolso (Isto tem grande efeito). Depois, ele menciona que Paulo tinha feito uma porção de gente se desviar da adoração pagã.</text:p>
      <text:p text:style-name="P2"/>
      <text:p text:style-name="P2">At 19:27 Em terceiro lugar, o negócio deles estava diminuindo como consequência. Em quarto lugar - não a deusa, mas o edifício seria desprezado. Em quinto lugar - a magnificência de Dia seria destruída. (Obviamente eles nunca pensaram na possibilidade da própria Diana se defender).</text:p>
      <text:p text:style-name="P2"/>
      <text:p text:style-name="P2">At 19:28 Estes argumentos venceram, pois eles apelam para o bom senso deles e para a ganância. Que contraste com Cristo e o Cristianismo! Seguimos um homem glorificado, bem capaz de nos guiar e proteger, e nos satisfazer totalmente.</text:p>
      <text:p text:style-name="P2"/>
      <text:p text:style-name="P2">At 19:29-34 Mais confusão, e violência como consequência.</text:p>
      <text:p text:style-name="P2"/>
      <text:p text:style-name="P2">At 19:35-41 O escrivão da cidade tenta apaziguar o populacho dizendo-lhes que tudo ficaria bem com Diana. Desde então Diana há muito que se foi e caiu no esquecimento, mas Cristo vive!</text:p>
      <text:p text:style-name="P2"/>
      <text:h text:style-name="Heading_20_2" text:outline-level="2"><text:soft-page-break/>#137</text:h>
      <text:p text:style-name="P2"/>
      <text:p text:style-name="P2">"Egito" é o estado da natureza... da qual a assembléia é tirada. "Babilônia" é a corrupção e mundanismo... no qual a assembléia caiu.</text:p>
      <text:p text:style-name="P2"/>
      <text:p text:style-name="P2">ATOS 20</text:p>
      <text:p text:style-name="P2"/>
      <text:p text:style-name="P2">At 20:1-12 Paulo cruza as águas entrando na Macedônia (atualmente Grécia).</text:p>
      <text:p text:style-name="P2"/>
      <text:p text:style-name="P2">At 10:7 Os discípulos reuniam-se a cada primeiro dia da semana para partir o pão... para lembrar o Senhor em Sua morte. Paulo prega até meia-noite, um jovem cai no sono e cai do terceiro andar. Ora, vamos pensar nesta história como representando os ensinos de Paulo à igreja ao longo dos séculos. À medida que os séculos passaram, os Cristãos ficaram cansados das pregações de Paulo, que somos um só corpo, que somos cidadãos celestiais (não terrenais), que o Senhor está vindo para nos tirar deste mundo, e muitas outras coisas. Deste modo a igreja caiu no sono, e caiu de sua posição de separação (3 andares acima do mundo ou do nível da rua) e parecia estar morta. Mas por volta do final do século 19 a verdade dos ensinos de Paulo foi restaurada. (Paulo vai até o jovem e ele volta à vida. Ele não estava morto... apenas parecia morto). Paulo começa a falar outra vez. A verdade dos ensinos de Paulo tornou-se muito preciosa para muitos crentes outra vez. Ele continuou até o raiar do dia. A vinda do Senhor será o raiar do dia para nós. A verdade dos ensinos revelados a Paulo continuará até que o Senhor venha!</text:p>
      <text:p text:style-name="P2"/>
      <text:p text:style-name="P2">At 20:17-38 Paulo chama os irmãos anciãos de Éfeso para se encontrarem com ele e dá a eles um de seus mais sérios avisos. Uma mensagem que todos deveriam ler cuidadosamente. Paulo os avisa do mal - mal religioso - que teria duas origens - de fora e de dentro.</text:p>
      <text:p text:style-name="P2"/>
      <text:p text:style-name="P2">At 20:27 A importância dos ensinos de Paulo. Muitos crentes hoje rejeitam a verdade completa dos ensinos de Paulo.</text:p>
      <text:p text:style-name="P2"/>
      <text:p text:style-name="P2">At 20:29 Ataques de incrédulos... isso vindo do mundo, como o que vemos muito hoje.</text:p>
      <text:p text:style-name="P2"/>
      <text:p text:style-name="P2">At 20:30 Ataques de crentes... aqueles que recusam os ensinos de separação de Paulo. Cremos e oramos que você não seja um destes.</text:p>
      <text:p text:style-name="P2"/>
      <text:p text:style-name="P2">At 20:31 O grau da sinceridade de Paulo.</text:p>
      <text:p text:style-name="P2"/>
      <text:h text:style-name="Heading_20_2" text:outline-level="2">#138</text:h>
      <text:p text:style-name="P2">A Pessoa de Cristo, e tudo o que concerne a Ele é... o fundamento da existência da assembléia... o objeto de sua fé.</text:p>
      <text:p text:style-name="P2"/>
      <text:p text:style-name="P2">ATOS 21</text:p>
      <text:p text:style-name="P2"/>
      <text:p text:style-name="P2">At 21:1-17 Paulo é avisado pelos discípulos do Senhor para não ir a Jerusalém. Precisamos recordar que não foi porque ele quis desobedecer o Senhor, mas por amar seu próprio povo, os Judeus, e desejava que eles fossem salvos. Ele chega a Jerusalém.</text:p>
      <text:p text:style-name="P2"/>
      <text:p text:style-name="P2"><text:soft-page-break/>At 21:18-40 Ele não fica lá muito tempo antes que os Judeus incitem problemas contra ele. As coisas vão rapidamente de mau a pior, e se ele não tivesse sido resgatado, teria sido morto.</text:p>
      <text:p text:style-name="P2"/>
      <text:p text:style-name="P2">At 21:35-40 Nas escadarias do castelo, Paulo para e pergunta se pode falar para a multidão abaixo dele. E assim ele começa a falar.</text:p>
      <text:p text:style-name="P2"/>
      <text:h text:style-name="Heading_20_2" text:outline-level="2">#139</text:h>
      <text:p text:style-name="P2"/>
      <text:p text:style-name="P2">Quando estou separado da Presença corporativa do Senhor... o coração se torna frio e não me dou conta da perda. </text:p>
      <text:p text:style-name="P2"/>
      <text:p text:style-name="P2">ATOS 22</text:p>
      <text:p text:style-name="P2"/>
      <text:p text:style-name="P2">Paulo parece ter mostrado um aspecto de uma autoridade tal que a grande multidão ficou em silêncio. Ele falou na língua que eles amavam... o Hebraico.</text:p>
      <text:p text:style-name="P2"/>
      <text:p text:style-name="P2">At 22:1-5 Ele mais uma vez faz uma revisão de sua vida. No capítulo 9 lemos das coisas que realmente aconteceram. Aqui, e no capítulo 26, ele volta a contar, adaptando habilmente os detalhes à audiência diante dele. Ele fala de seu nascimento Judeu, sua educação aos pés de Gamaliel, (um renomado mestre Judeu da lei), seu zelo por Deus (antes de ser salvo, e quando perseguia os crentes). Ele considerava que seus ouvintes possuíam este mesmo zelo. Ele lhes faz recordar que ele próprio havia perseguido "desta maneira" até à morte.</text:p>
      <text:p text:style-name="P2"/>
      <text:p text:style-name="P2">At 22:6-11 Ele volta a citar o milagre que aconteceu, de como ele ouviu a voz de Jesus vinda do céu falando com ele.</text:p>
      <text:p text:style-name="P2"/>
      <text:p text:style-name="P2">At 22:8 O Senhor Jesus, como um Homem glorificado no céu, continua a assumir este mesmo título humilde - veja Jo 19:19.</text:p>
      <text:p text:style-name="P2"/>
      <text:p text:style-name="P2">At 22:12-21 Eles escutaram em silêncio a tudo isso, até a última sentença. E neste ponto deixaram escapar o clamor do versículo 22.</text:p>
      <text:p text:style-name="P2"/>
      <text:p text:style-name="P2">At 22:24-30 Paulo é levado para dentro. Por ter nascido em uma cidade que tinha privilégios similares à própria Roma, ele era considerado um cidadão romano. Portanto eles foram muito cuidadosos no modo como trataram Paulo.</text:p>
      <text:p text:style-name="P2"/>
      <text:h text:style-name="Heading_20_2" text:outline-level="2">#140</text:h>
      <text:p text:style-name="P2"/>
      <text:p text:style-name="P2">Não é suficiente que os líderes façam o que acharem certo; a consciência de toda a assembléia precisa estar envolvida na operação.</text:p>
      <text:p text:style-name="P2"/>
      <text:p text:style-name="P2">ATOS 23</text:p>
      <text:p text:style-name="P2"/>
      <text:p text:style-name="P2">At 23:1 Muitos anos antes Paulo havia sido membro daquele conselho, e quando os Cristãos eram julgados para a vida ou para a morte, ele havia dado seu voto contra eles (26:10). Agora ele próprio era acusado por esses juízes de justiça própria.</text:p>
      <text:p text:style-name="P2"/>
      <text:p text:style-name="P2">Os Judeus estavam tentando convencer Lísias, o tribuno romano, que ele era um revolucionário e causador de distúrbios contra a paz. Ele <text:soft-page-break/>confessa com toda a franqueza que havia pecado grandemente em sua vida anterior - veja 26:9.</text:p>
      <text:p text:style-name="P2"/>
      <text:p text:style-name="P2">At 23:11 Com os Fariseus e Saduceus clamando contra sua vida, sem o conforto de ter crentes perto de si, até o valente coração do poderoso apóstolo pode ter vacilado. Quem veio para ficar ao lado dele? O que esse Visitante disse? Está Ele perto de nós? Sim, Ele está! Nossa noite logo vai se transformar em um dia eterno. Ele estava cumprindo o que Deus havia determinado para ele quando tinha sido salvo. Leia 9:15.</text:p>
      <text:p text:style-name="P2"/>
      <text:p text:style-name="P2">At 23:12-35 Mais de 40 pessoas se ajuntaram e concordaram em não comer nem beber até que tivessem morto a Paulo! Leia Is 1:21 para ver que os corações dos homens para com Deus não mudaram.</text:p>
      <text:p text:style-name="P2"/>
      <text:p text:style-name="P2">At 23:14-24 Deus tinha um menino Seu no lugar certo para ouvir esse malévolo plano. Ele era sobrinho de Paulo. Paulo o envia a Lísias, o capitão.</text:p>
      <text:p text:style-name="P2"/>
      <text:p text:style-name="P2">At 23:25:30 Uma habilidosa e enganosa carta, chamando a atenção para suas ações como se tivessem todas sido feitas para proteger um cidadão romano.</text:p>
      <text:p text:style-name="P2"/>
      <text:p text:style-name="P2">At 23:34-35 Felix, o governador, lê a carta e decide ouvir o caso quando os acusadores chegassem.</text:p>
      <text:p text:style-name="P2"/>
      <text:h text:style-name="Heading_20_2" text:outline-level="2">#141</text:h>
      <text:p text:style-name="P2"/>
      <text:p text:style-name="P2">A assembléia (igreja) nunca está em condições de exercer disciplina até que o pecado de culpa individual se torne um pecado da assembléia.</text:p>
      <text:p text:style-name="P2"/>
      <text:p text:style-name="P2">ATOS 24</text:p>
      <text:p text:style-name="P2"/>
      <text:p text:style-name="P2">At 24:1-8 Provavelmente a barreira linguística fez com que o sumo sacerdote levasse um orador com ele para Cesaréia a fim de acusar Paulo de falsidade e dolo.</text:p>
      <text:p text:style-name="P2"/>
      <text:p text:style-name="P2">At 24:10-21 Que contraste! Paulo declara toda a sua crença em todas as Escrituras do Antigo Testamento.</text:p>
      <text:p text:style-name="P2"/>
      <text:p text:style-name="P2">At 24:24-26 Esse pobre homem ouviu as gloriosas novas do evangelho acerca do Senhor Jesus Cristo. Mas estava mais interessado em dinheiro, embora sua consciência fosse perturbada. Até onde sabemos, nunca houve outra "oportunidade" para ele.</text:p>
      <text:p text:style-name="P2"/>
      <text:h text:style-name="Heading_20_2" text:outline-level="2">#142</text:h>
      <text:p text:style-name="P2"/>
      <text:p text:style-name="P2">Guardar a unidade do Espírito é estar reunido ao Seu nome.</text:p>
      <text:p text:style-name="P2"/>
      <text:p text:style-name="P2">ATOS 25, Vers. 1-12</text:p>
      <text:p text:style-name="P2"/>
      <text:p text:style-name="P2">At 25:1-5 O Espírito de Deus conhecia os segredos deles e nos conta quais eram!</text:p>
      <text:p text:style-name="P2"/>
      <text:p text:style-name="P2">At 25:6-8 Mais uma vez os líderes religiosos viajam cerca de 80 quilômetros para tentarem fazer ele ser condenado.</text:p>
      <text:p text:style-name="P2"><text:soft-page-break/></text:p>
      <text:p text:style-name="P2">At 25:9-12 Festo está mais ansioso em agradar os Judeus. Paulo, sabendo que Festo não podia entregá-lo àqueles que o odiavam, apela para o imperador Romano César. Eles nada podem provar.</text:p>
      <text:p text:style-name="P2"/>
      <text:h text:style-name="Heading_20_2" text:outline-level="2"># 143</text:h>
      <text:p text:style-name="P2"/>
      <text:p text:style-name="P2">A igreja (assembléia) de Deus é, depois de Cristo, o Centro de todos os conselhos de Deus para Sua glória.</text:p>
      <text:p text:style-name="P2"/>
      <text:p text:style-name="P2">ATOS 25, Vers. 13-27</text:p>
      <text:p text:style-name="P2"/>
      <text:p text:style-name="P2">At 25:13-27 Uma autoridade mais elevada, o Rei Agripa e sua esposa, vem a Cesaréia. A eles o governador Festo relata o caso de Paulo. O rei decidiu que gostaria de ver Paulo pessoalmente. Leia outra vez 9:15. Este versículo se cumpre! Quando lemos o versículo 11 de nosso capítulo, devemos ter ficado espantados achando que Paulo estava indo longe demais ao apelar para o César em Roma. Mas pare para pensar nestes resultados: - Paulo pregou (1) ao povo em Jerusalém - 22:1-6; (2) aos líderes Judeus - 23:1-6; (3) a Felix e aos soldados Romanos - 24:10-21; (4) a Felix e Drusila em particular - 24:24-25; (5) a muitos outros que tinham livre acesso para visitarem Paulo - 24:23; (6) a Festo - 25:10; (7) a Festo, Agripa e Berenice e aos oficiais e à corte ali - 25:23; (8) aos marinheiros e passageiros na viagem a Roma - capítulo 27; (9) ao chefe e ao povo de Malta (Melita) - 28:7-10; (10) e finalmente, o clímax de tudo, a capital do mundo - 28:16-31.</text:p>
      <text:p text:style-name="P2"/>
      <text:h text:style-name="Heading_20_2" text:outline-level="2">#144</text:h>
      <text:p text:style-name="P2"/>
      <text:p text:style-name="P2">Seu NOME é tão exclusivo para a reunião como é para a salvação. Atos 4:12; Mateus 18:20.</text:p>
      <text:p text:style-name="P2"/>
      <text:p text:style-name="P2">ATOS 26, Vers. 1-18</text:p>
      <text:p text:style-name="P2"/>
      <text:p text:style-name="P2">At 26:2-23 Quão verdadeira é a resposta de Paulo! Sem lisonjas nem exageros, nenhum medo de homem iria enfeitar suas respostas ao rei Agripa.</text:p>
      <text:p text:style-name="P2"/>
      <text:p text:style-name="P2">At 26:4-5 Ele volta a mencionar sua vida antes; seus inimigos a conheciam bem.</text:p>
      <text:p text:style-name="P2"/>
      <text:p text:style-name="P2">At 26:6-7 Paulo sabia que o Messias (Jesus) era vindo. As 12 tribos continuavam a esperar! E ainda estão!</text:p>
      <text:p text:style-name="P2"/>
      <text:p text:style-name="P2">At 26:9 Um aviso! A menos que sigamos a Palavra de Deus, podemos apenas seguir nossa própria consciência. Podemos ser muito sinceros - mas errados - assim como Paulo estava.</text:p>
      <text:p text:style-name="P2"/>
      <text:p text:style-name="P2">At 26:10 Estêvão não era apenas o único que pagou com sua vida por sua fé em Cristo.</text:p>
      <text:p text:style-name="P2"/>
      <text:p text:style-name="P2">At 26:14-18 As palavras do Senhor Jesus vindas do céu.</text:p>
      <text:p text:style-name="P2"/>
      <text:h text:style-name="Heading_20_2" text:outline-level="2">#145</text:h>
      <text:p text:style-name="P2"/>
      <text:p text:style-name="P2"><text:soft-page-break/>Quase toda divisão aconteceu pela falha em se submeter à decisão da assembléia. Ainda que em fraqueza ou entre falhas, deve-se submeter à decisão. Se estiver errada, Ele certamente irá consertá-la no Seu tempo.</text:p>
      <text:p text:style-name="P2"/>
      <text:p text:style-name="P2">ATOS 26, Vers. 19-32</text:p>
      <text:p text:style-name="P2"/>
      <text:p text:style-name="P2">At 26:19 Paulo foi obediente.</text:p>
      <text:p text:style-name="P2"/>
      <text:p text:style-name="P2">At 26:22-23 Isto mostra que o Antigo Testamento não contradiz o Novo. Veja Lc 2:32 e Is 49:6 e 42:6</text:p>
      <text:p text:style-name="P2"/>
      <text:p text:style-name="P2">At 26:24 Os que não foram salvos não compreendem a verdade quando a escutam.</text:p>
      <text:p text:style-name="P2"/>
      <text:p text:style-name="P2">At 26:25-29 Paulo fala ao governador Festo e ao Rei Agripa. O rei era um Judeu e portanto cria no Antigo Testamento.</text:p>
      <text:p text:style-name="P2"/>
      <text:p text:style-name="P2">At 26:29 Que resposta cheia de graça, humildade e pureza a que Paulo dá. Ele não iria querer ve-los em suas correntes, mas desejava que pudessem ter vida eterna.</text:p>
      <text:p text:style-name="P2"/>
      <text:h text:style-name="Heading_20_2" text:outline-level="2">#146</text:h>
      <text:p text:style-name="P2"/>
      <text:p text:style-name="P2">A unidade de Deus é um centro sem uma circunferência.</text:p>
      <text:p text:style-name="P2"/>
      <text:p text:style-name="P2">ATOS 27, Vers. 1-26</text:p>
      <text:p text:style-name="P2"/>
      <text:p text:style-name="P2">At 27:1 Um centurião era um homem que comandava 100 homens. Este oficial Romano, Júlio, está voltando a Roma, e por isso Paulo e outros prisioneiros são colocados ao seu cuidado. César Augusto era o Ditador Romano. Paulo levou o evangelho até lá.</text:p>
      <text:p text:style-name="P2"/>
      <text:p text:style-name="P2">At 27:2 A jornada por mar em direção a Roma tem início.</text:p>
      <text:p text:style-name="P2"/>
      <text:p text:style-name="P2">At 27:3 Júlio permite que Paulo visite outros Cristãos.</text:p>
      <text:p text:style-name="P2"/>
      <text:p text:style-name="P2">At 27:10-11 O centurião parece estar dando ordens e decidindo questões, passando por cima da autoridade do capitão e dono do navio. Ele não segue o conselho de Paulo (na verdade, o conselho de Deus).</text:p>
      <text:p text:style-name="P2"/>
      <text:p text:style-name="P2">At 27:13-20 O Senhor é Senhor do clima. Uma grande tormenta se forma e toda a esperança de sobreviverem é perdida.</text:p>
      <text:p text:style-name="P2"/>
      <text:p text:style-name="P2">At 27:21-26 Paulo é um homem diferente de Jonas... ele está em comunhão com Deus. Ele lhes assegura a promessa de Deus de que ninguém perderia a vida.</text:p>
      <text:p text:style-name="P2"/>
      <text:h text:style-name="Heading_20_2" text:outline-level="2">#147</text:h>
      <text:p text:style-name="P2"/>
      <text:p text:style-name="P2">Estamos andando e trabalhando em meio a uma imensa rede de sistemas, na qual o ministério de Paulo é desconhecido.</text:p>
      <text:p text:style-name="P2"/>
      <text:p text:style-name="P2">ATOS 27, Vers. 27-41</text:p>
      <text:p text:style-name="P2"/>
      <text:p text:style-name="P2"><text:soft-page-break/>At 27:27-32 O temporal continua. Paulo, o prisioneiro se torna em Paulo, o que ajuda a salvá-los. Ele só falou dez palavras, mas elas foram obedecidas.</text:p>
      <text:p text:style-name="P2"/>
      <text:p text:style-name="P2">At 27:33-38 Duzentos e setenta e seis homens cansados e sem qualquer esperança natural. Mas Paulo se levanta para encorajá-los a ficarem firmes. Ele insiste para que comam, tendo dado graças a Deus, e dá a eles um exemplo.</text:p>
      <text:p text:style-name="P2"/>
      <text:p text:style-name="P2">At 27:39-44 Eles viram o navio em direção a uma baía, e o encalham. Imediatamente a popa é esmagada pela tormenta. Os cruéis soldados sugerem que os prisioneiros sejam mortos. Podemos não estar em um naufrágio, mas encontramos hoje muitas tormentas em nossa vida. Possamos aprender de Paulo.</text:p>
      <text:p text:style-name="P2"/>
      <text:h text:style-name="Heading_20_2" text:outline-level="2">#148</text:h>
      <text:p text:style-name="P2"/>
      <text:p text:style-name="P2">Não podemos colocar um limite naquilo que o Espírito Santo pode fazer por nós quando estamos mal, mas podemos nos colocar em uma condição em que Ele pode colocar esse limite.</text:p>
      <text:p text:style-name="P2"/>
      <text:p text:style-name="P2">ATOS 28</text:p>
      <text:p text:style-name="P2"/>
      <text:p text:style-name="P2">At 28:1-6 Esta ilha é conhecida hoje como Malta. Paulo é picado por uma cobra venenosa, mas o povo da ilha não conhecia o poder de Deus em Paulo. A princípio suspeitando que Paulo era algum homem ímpio, ele passam a achar que ele é um deus.</text:p>
      <text:p text:style-name="P2"/>
      <text:p text:style-name="P2">At 28:7-15 Finalmente, Itália! Uma longa caminhada os espera, mas o Senhor tem Seu próprio povo esperando para saudar Paulo.</text:p>
      <text:p text:style-name="P2"/>
      <text:p text:style-name="P2">At 28:16-24 Paulo testemunhou acerca de Jesus. Alguns creram, outros não.</text:p>
      <text:p text:style-name="P2"/>
      <text:p text:style-name="P2">At 28:25-31 Aqui vemos uma afirmação muito importante. A salvação de Deus sai agora pelo mundo! Leia Rm 11:11. Quão doce são as últimas quatro palavras. Assim será na vida de cada um que anda com Deus - um repouso tranqüilo, não em nós mesmos, ou em nossa obra, mas no Senhor. <text:s/></text:p>
      <text:p text:style-name="P2"/>
      <text:h text:style-name="Heading_20_2" text:outline-level="2">#149</text:h>
      <text:p text:style-name="P2"/>
      <text:p text:style-name="P2">Nunca uma coisa certa será feita de modo errado se houver sujeição ao Espírito Santo.</text:p>
      <text:p text:style-name="P2"/>
      <text:p text:style-name="P2">LEVÍTICO 1, Vers. 1-9</text:p>
      <text:p text:style-name="P2"/>
      <text:p text:style-name="P2">Vamos fazer uma revisão a fim de obter uma visão ampla dos passos que demos de um livro ao outro. Tanto no Antigo como no Novo Testamento.</text:p>
      <text:p text:style-name="P2"/>
      <text:p text:style-name="P2">Gn - Os começos, as origens, a semente no jardim.</text:p>
      <text:p text:style-name="P2"/>
      <text:p text:style-name="P2">Rm - A verdade fundamental do Cristianismo. Como Deus pode receber pecadores e ainda assim permanecer santo e verdadeiro.</text:p>
      <text:p text:style-name="P2"/>
      <text:p text:style-name="P2">Êx - A saída. A Redenção pelo sangue de um cordeiro. Libertação do poder do Egito através da água do Mar Vermelho.</text:p>
      <text:p text:style-name="P2"><text:soft-page-break/></text:p>
      <text:p text:style-name="P2">At - A saída. Os crentes foram separados deste mundo pelo sangue de Cristo. O poder de Satanás contra nós foi destruído (a menos que o Senhor o permita).</text:p>
      <text:p text:style-name="P2"/>
      <text:p text:style-name="P2">Lv - No deserto, Deus disse a Moisés para construir para Ele um tabernáculo onde Deus poderia ser adorado. Ele dá instruções sobre sacrifícios, ofertas, festas e, em geral, a adoração dada a Deus pelos sacerdotes. A adoração a Deus é o primeiro motivo de sermos salvos. Os oito primeiros capítulos nos falam de diferentes sacrifícios de animais. Cada oferenda é uma figura individual da obra de Cristo na cruz (exceto a oferta de manjares).</text:p>
      <text:p text:style-name="P2"/>
      <text:p text:style-name="P2">Capítulo 1 A oferta queimada. É uma figura da cruz de Cristo, como vista por Deus. Não de Cristo morrendo por nossos pecados. Ele se entregou completamente a Deus como sacrifício - Jo 13:31-32. O animal era completamente queimado (exceto a pele 7:3). É chamado de "oferta de aroma suave". A morte de Cristo para Deus foi a delícia de Deus Pai - Fp 2:9-10.</text:p>
      <text:p text:style-name="P2"/>
      <text:p text:style-name="P2">Lv 1:3,10,14 Três diferentes tipos de animais ou pássaros podiam ser oferecidos, dependendo da riqueza da pessoa que desejava trazer a oferta. Ele não era forçado a trazê-la. Nos dias do Antigo Testamento entre os Israelitas, quanto mais fiel era um homem, mais rico ele se tornava. (Quanto mais fiel e obediente um crente é à Palavra de Deus, mais ele a compreende. Não podemos entender as escrituras por nossa inteligência - 1 Co 1:21. É só através da consciência e do coração). Rm 10:10; 2 Co 4:6.</text:p>
      <text:p text:style-name="P2"/>
      <text:p text:style-name="P2">Lv 1:1 Nada era deixado para o sacerdote decidir. Era um caso de obediência. Todo crente hoje é um sacerdote - 1 Pd 2:5. Portanto este livro é uma instrução, fisicamente para eles, espiritualmente para nós. Possamos desejar aprender os significados.</text:p>
      <text:p text:style-name="P2"/>
      <text:p text:style-name="P2">Lv 1:3-9 A primeira seção nos fala de uma pessoa que trouxe um animal grande para a oferta queimada. Uma ilustração do crente hoje que entende bem que Cristo veio morrer para Deus em primeiro lugar. Ele entende que Deus agora encontra todo o seu prazer neste Homem... Jesus. Ele pode ser um crente velho, que cresceu neste conhecimento. Este é um aspecto da morte de Cristo. Na verdade, trata-se do aspecto de Deus. Não como aquele que levou o pecado aqui, mas que morreu para a glória de Deus. Há ricas recompensas para você se chegar a entender o que significa a oferta queimada.</text:p>
      <text:p text:style-name="P2"/>
      <text:p text:style-name="P2">Lv 1:4 Deus aceita esta oferta e transfere Sua aceitação do animal para a pessoa que a oferece. O que significa para nós é que Cristo foi aceito como Homem no céu. Somos aceitos nEle - Ef 1:6.</text:p>
      <text:p text:style-name="P2"/>
      <text:h text:style-name="Heading_20_2" text:outline-level="2">#150</text:h>
      <text:p text:style-name="P2"/>
      <text:p text:style-name="P2">Uma assembléia reunida ao nome do Senhor é a expressão exterior da unidade do Espírito aqui na terra.</text:p>
      <text:p text:style-name="P2"/>
      <text:p text:style-name="P2">LEVÍTICO 1, Vers. 10-17</text:p>
      <text:p text:style-name="P2"/>
      <text:p text:style-name="P2">Lv 1:10-13 Uma figura de alguém que pode entender um pouco menos de Cristo como a oferta queimada. Repare um belo ponto... as mesmas palavras são ditas acerca desta oferta como foi da primeira. Compare o <text:soft-page-break/>vers. 9 com o vers. 13. O que importa é o quanto estamos desfrutando do sacrifício de Cristo entregando-se a Si mesmo a Deus, não o quanto o entendemos. Deus fica igualmente grato com as três ofertas.</text:p>
      <text:p text:style-name="P2"/>
      <text:p text:style-name="P2">Lv 1:14-17 Uma pessoa que talvez tenha chegado recentemente ao conhecimento do Senhor como Salvador, entendendo muito pouco dos profundos significados do que Cristo é para Deus; todavia é feliz em conhecer mesmo que um pouco deste significado. Repare mais uma vez que Deus Se apraz até quando entendemos apenas um pouco desta grande verdade. O mesmo que nos versículos 9 e 13.</text:p>
      <text:p text:style-name="P2"/>
      <text:h text:style-name="Heading_20_2" text:outline-level="2">#151</text:h>
      <text:p text:style-name="P2"/>
      <text:p text:style-name="P2">É necessário uma condição adequada para tratar com problemas na assembléia. Quando estamos julgando o mal nos outros, nós mesmos estamos aptos a sermos levados pelo inimigo a uma condição de orgulho.</text:p>
      <text:p text:style-name="P2"/>
      <text:p text:style-name="P2">LEVÍTICO 2</text:p>
      <text:p text:style-name="P2"/>
      <text:p text:style-name="P2">Lv 2:1-3 A oferta de alimento ou "manjares" é bem diferente. Era uma oferta de comida. - geralmente de flor de farinha. Para Cristo ser um sacrifício perfeito para Deus, Ele precisou viver uma vida perfeita e sem pecado. A flor de farinha é uma figura da vida pura e uniforme de nosso bendito Senhor. O sacerdote podia tomar um punhado da farinha, derramar azeite e incenso sobre ela, e então queimá-la sobre o altar. O azeite é uma figura do Espírito Santo. O incenso, uma figura das graças, da bondade de Cristo. O Senhor Jesus "Se ofereceu a Si mesmo imaculado ("sem mancha") a Deus". Hb 9:14.</text:p>
      <text:p text:style-name="P2"/>
      <text:p text:style-name="P2">Lv 2:4-10 Uma variedade de tipo de ofertas de alimentos assados de diferentes maneiras. Cada um pode ser um aspecto diferente da vida do Senhor enquanto estava na terra. O forno pode ser uma figura dos sofrimentos intensos que Ele suportou no oculto (no forno).</text:p>
      <text:p text:style-name="P2"/>
      <text:p text:style-name="P2">Lv 2:5 Em uma frigideira. Aberta para todos poderem ver. Qualquer um que quisesse olhar poderia ter visto o bendito Senhor indo pelo país, sofrendo toda a oposição, insultos, dores entre seu povo.</text:p>
      <text:p text:style-name="P2"/>
      <text:p text:style-name="P2">Lv 2:6 Não importaria com que nível de detalhes viéssemos a olhar para a vida de Jesus nunca iríamos poder encontrar uma falta. Este bolo era quebrado em pequenos pedaços.</text:p>
      <text:p text:style-name="P2"/>
      <text:p text:style-name="P2">Lv 2:7 Na frigideira (caldeirão ou panela para cozinhar). Veja Hb 12:3. Como qualquer outro grande sofredor, Ele foi considerado pelo homem como se fosse um pecador (igual a qualquer outra pessoa) - Jo 9:24-25.</text:p>
      <text:p text:style-name="P2"/>
      <text:p text:style-name="P2">Lv 2:11 Algo que é bom esclarecer. Nenhuma oferenda aqui mencionada poderia conter qualquer fermento. O fermento é geralmente uma figura do mal (pecado). O mel é uma figura da belas coisas ou qualidades naturais das pessoas. As pessoas costumam dizer que se agirem com doçura ou bondade para com outros, isto se torna uma oferta a Deus. Aqui aprendemos que nenhum mel devia ser incluído. As coisas bonitas da vida não podem ser oferecidas a Deus como um sacrifício.</text:p>
      <text:p text:style-name="P2"/>
      <text:p text:style-name="P2">Lv 2:12-16 As primícias eram os primeiros frutos da estação que eram colhidos. Cristo é as Primícias da nova criação (Adão foi da primeira <text:soft-page-break/>criação). 1 Co 15:23. Oferecemos Cristo a Deus, e Deus Pai fica contente quando o fazemos. É isto que é adoração.</text:p>
      <text:p text:style-name="P2"/>
      <text:h text:style-name="Heading_20_2" text:outline-level="2">#152</text:h>
      <text:p text:style-name="P2"/>
      <text:p text:style-name="P2">O chicote pode ser a coisa certa mas não há como se ganhar o coração por meio dele. A justiça não é o que reina entre o povo do Senhor, mas "graça pela justiça". Rm 5:21.</text:p>
      <text:p text:style-name="P2"/>
      <text:p text:style-name="P2">LEVÍTICO 3</text:p>
      <text:p text:style-name="P2"/>
      <text:p text:style-name="P2">A oferta pacífica. A terceira e última das ofertas voluntárias. Trata-se de uma figura do gozo que Cristo sentiu ao ir para a cruz para a glória de Deus. Jo 17:4. E o gozo que todos os crentes podem compartilhar uns com os outros e com Deus da perfeita obra consumada na cruz. (O gozo do filho pródigo é um exemplo da oferta pacífica). As pessoas não precisavam trazer isso. Porém agradavam a Deus ao trazê-lo. Todas as três são chamadas de ofertas de "doce aroma". Doce para Deus porque elas O faziam pensar em Seu amado Filho que viria à terra (mais de mil anos depois). A oferta pacífica era diferente, uma vez que apenas parte dela era para ser queimada sobre o altar. Ela podia ser chamada de "oferta de comunhão", pois muitas pessoas participavam comendo dela. Deus tinha a Sua parte... a gordura, uma figura da excelência interior de Cristo - vers. 16. Aprenderemos mais do capítulo 7. Encontramos três grupos, vers. 1-5; 6-11 e 12-17. Três diferentes animais para o sacrifício, representando diferentes classes de crentes hoje que se regozijam em graus variados de comunhão com outros crentes e com Deus, nos gloriosos resultados da morte de Cristo sobre a cruz. Alguns crentes regozijam grandemente - você pode ver em seus rostos - são como o primeiro grupo. Alguns crentes compreendem menos disso. São como o segundo grupo. E menos ainda o terceiro grupo. Muitas pessoas pensam que Cristo morreu apenas por nossos pecados. Os capítulos 1, 2 e 3 nos têm mostrado que Deus foi honrado e glorificado e satisfeito com a morte de Seu Filho amado.</text:p>
      <text:p text:style-name="P2"/>
      <text:h text:style-name="Heading_20_2" text:outline-level="2">#153</text:h>
      <text:p text:style-name="P2"/>
      <text:p text:style-name="P2">Uma queda que exija expulsão não é o início do mal em um crente; aquela pessoa não devia estar se mantendo perto de Deus.</text:p>
      <text:p text:style-name="P2"/>
      <text:p text:style-name="P2">LEVÍTICO 4</text:p>
      <text:p text:style-name="P2"/>
      <text:p text:style-name="P2">A oferta pelo pecado. É bem similar à oferta pela transgressão que vem depois. São uma figura do aspecto da morte de Cristo que é mais facilmente compreendida pelas pessoas... Sua morte por pecadores. O sacrifício pelo pecado atende nossa necessidade - 1 Pd 2:24, 2 Co 5:21. Deus não pode simplesmente perdoar pecados. Eles precisam ter sido pagos. Quando aceitamos o Senhor Jesus como nosso Salvador, recebemos perdão de pecados, mas Ele pagou a pena - morte - por nós - Ef. 1:7. Você entende a diferença entre os três primeiros capítulos e este? Em sua sequência no tempo, as ofertas pelo pecado e pela transgressão vêm primeiro pois precisamos estar salvos primeiro, mas o que concerne a Deus (as três primeiras ofertas) vem primeiro em grau de importância do ponto de vista de Deus. Primeiro Deus deve se honrado.</text:p>
      <text:p text:style-name="P2"/>
      <text:p text:style-name="P2"><text:soft-page-break/>Lv 4:2 Repare também a diferença, em como esta oferta deve ser feita. Repare que estes eram pecados de ignorância. Não havia sacrifícios para pecados deliberados. Um pensamento sério - Hb 10:26. Uma pessoa que se denomina Cristão deve prestar mais atenção se estiver deliberadamente se envolvendo com o pecado sem ter sua consciência afetada. Ele (ou ela) não poderia ter qualquer segurança de ser realmente um crente. Mais uma vez o capítulo é dividido em seções.</text:p>
      <text:p text:style-name="P2"/>
      <text:p text:style-name="P2">Lv 4:3-12 Tratava-se de uma séria ofensa se o sumo sacerdote pecasse. Neste caso, e no próximo (toda a congregação), se o sangue do sacrifício não fosse introduzido no santo lugar e colocado sobre o altar do incenso, a comunhão de toda a congregação com Deus seria interrompida. Quanto mais perto uma pessoa anda com Deus, mais sério é quando peca. Deus o tem como responsável - Lc 12:48.</text:p>
      <text:p text:style-name="P2"/>
      <text:p text:style-name="P2">Lv 4:13-21 As mesmas coisas deveriam ser feitas se toda a congregação descobrisse a existência de culpa por um determinado pecado.</text:p>
      <text:p text:style-name="P2"/>
      <text:p text:style-name="P2">Lv 4:22-35 Nestes dois casos envolvendo alguém menos importante, o sangue não era introduzido no tabernáculo, mas era colocado sobre as pontas de bronze do altar que estava fora. Aquele era o lugar para a pessoa encontrar-se com Deus individualmente. Portanto, neste capículo, aprendemos que quanto mais verdade conhecemos, mais culpados somos pelo pecado que praticamos.</text:p>
      <text:p text:style-name="P2"/>
      <text:h text:style-name="Heading_20_2" text:outline-level="2">#154</text:h>
      <text:p text:style-name="P2"/>
      <text:p text:style-name="P2">Somos com frequência inclinados a confundir o instrumento com a causa.</text:p>
      <text:p text:style-name="P2"/>
      <text:p text:style-name="P2">LEVÍTICO 5</text:p>
      <text:p text:style-name="P2"/>
      <text:p text:style-name="P2">Lv 5:1-13 Leia 1 Co 15:3. Cristo é Aquele que é nossa oferta pela transgressão. Aqui temos um diferente tipo de pecado. Por exemplo, quando você está trabalhando com um grupo de pessoas cuja conversa é imoral. Você é contaminado por isso, mesmo se não estiver participando com eles. No vers. 2 lemos de se tocar um corpo morto. Trata-se de uma figura de nos tornarmos impuros pelo contato com o mundo do qual Deus diz que é imundo. Tg 4:4 e 1 Jo 2:15-17.</text:p>
      <text:p text:style-name="P2"/>
      <text:p text:style-name="P2">Lv 5:14-19 Se um erro tiver sido cometido, seja para Deus ou para uma pessoa, então Deus e aquela pessoa deve ser ressarcido pelo erro. Ao fazer isto, uma oferta pela transgressão deve ser dada ao Senhor. É bom que nós entendamos isto, pois às vezes pensamos que se fizemos algo de errado para alguém, tudo o que é preciso é resolver a questão com a pessoa pelo mal feito e só. Mas às vezes nos esquecemos que esta má atitude nos tirou da comunhão com Deus. Devemos nos reconciliar com Ele também.</text:p>
      <text:p text:style-name="P2"/>
      <text:h text:style-name="Heading_20_2" text:outline-level="2">#155</text:h>
      <text:p text:style-name="P2"/>
      <text:p text:style-name="P2">Hoje em dia a união é buscada através da indiferença para com a verdade... a verdade é santidade.</text:p>
      <text:p text:style-name="P2"/>
      <text:p text:style-name="P2">LEVÍTICO 6, Vers. 1-13</text:p>
      <text:p text:style-name="P2"/>
      <text:p text:style-name="P2"><text:soft-page-break/>Lv 6:1-7 O assunto de ontem continua. Além de restaurar o dano causado a um vizinho era preciso acrescentar um quinto disso. Se aquelas pessoas deviam ser cuidadosas, quão mais cuidadosos devemos nós crentes ser! 2 Pd 3:11, 1 Pd 1:15.</text:p>
      <text:p text:style-name="P2"/>
      <text:p text:style-name="P2">Lv 6:8-13 Voltamos agora à oferta queimada. Estas "leis" descrevem como a oferta devia ser feita. Nesta oferta todo o sacrifício era queimado. Uma figura de Cristo entregando-Se completamente a Deus. Há dois pontos principais, (1) o fogo nunca devia se extinguir. Deus nunca Se esquece da obra que Cristo fez na cruz, mesmo se o Seu povo venha a dormir e a se esquecer do fogo que está aceso. (2) As cinzas sempre são um lembrete de que o fogo esteve ali. O fogo do juízo (castigo) caiu sobre nosso bendito Senhor Jesus, não deixando nada além de cinzas - a recordação de Sua morte.</text:p>
      <text:p text:style-name="P2"/>
      <text:h text:style-name="Heading_20_2" text:outline-level="2">#156</text:h>
      <text:p text:style-name="P2"/>
      <text:p text:style-name="P2">Quanto mais elevado o privilégio... mais feroz o conflito.</text:p>
      <text:p text:style-name="P2"/>
      <text:p text:style-name="P2">LEVÍTICO 6, Vers. 14:30</text:p>
      <text:p text:style-name="P2"/>
      <text:p text:style-name="P2">Lv 6:14-23 A lei da oferta de Manjares. Um punhado de flor de farinha devia ser tomado pelo sacerdote das mãos do ofertante. Azeite (uma figura do poder do Espírito Santo) e incenso (uma figura das graças de nosso Senhor Jesus Cristo) eram colocados sobre a farinha e tudo era queimado no altar.</text:p>
      <text:p text:style-name="P2"/>
      <text:p text:style-name="P2">Lv 6:16-18 A parte que restasse era para o sacerdote (Aarão) e seus filhos. Cristo é nosso Sumo Sacerdote, e somos como os filhos de Aarão. Naqueles dias existia uma diferença entre os sacerdotes e o povo. Hoje, todo crente no Senhor Jesus é um sacerdote (1 Pd 2:5 e 9). Não há lugar para alguém se colocar entre os crentes e Deus, como por exemplo um ministro hoje. Isso é uma negação da verdade do Cristianismo. A Bíblia deixa bem claro - 1 Tm 2:5. Rabino, sacerdote ou ministro são coisas que os homens criaram. Trata-se de uma mistura das religiões Judaica e Cristã. E você não pode misturar as duas. O próprio Senhor estava ensinando isto em Mt 9:16-17. Deus dá um dom para cada pessoa, raramente dá dois dons, mas ministros devem possuir todos os dons (Ef 4:11).</text:p>
      <text:p text:style-name="P2"/>
      <text:p text:style-name="P2">Lv 6:24-30 Quão cuidadosos os sacerdotes precisavam ser! Será que entendemos o quão cuidadosos devemos ser acerca das pequenas coisas que fazemos? O sacerdote tinha que comer esta oferta pelo pecado. Isto fala a nós crentes de um ponto muito importante... que quando outros crentes pecam, deveríamos ficar tão preocupados por eles como se nós mesmo tivéssemos pecado.</text:p>
      <text:p text:style-name="P2"/>
      <text:h text:style-name="Heading_20_2" text:outline-level="2">#157</text:h>
      <text:p text:style-name="P2"/>
      <text:p text:style-name="P2">A verdade não pode viver sem luta em um mundo afastado de Deus.</text:p>
      <text:p text:style-name="P2"/>
      <text:p text:style-name="P2">LEVÍTICO 7, Vers. 1-18</text:p>
      <text:p text:style-name="P2"/>
      <text:p text:style-name="P2">Lv 7:1-10 Algumas instruções interessantes acerca das ofertas do pecado e transgressão.</text:p>
      <text:p text:style-name="P2"/>
      <text:p text:style-name="P2"><text:soft-page-break/>Lv 7:2 Repare a primeira parte... fazer algo a outro pode não ser considerado por nós como algo muito sério, mas aqui vemos que o sacrifício necessário para isto era morto no mesmo lugar da oferta queimada. Isto nos dá uma idéia da seriedade disso aos olhos de Deus. Então o sangue tinha que ser colocado no mesmo lugar!</text:p>
      <text:p text:style-name="P2"/>
      <text:p text:style-name="P2">Lv 7:3-5 Toda a gordura devia ser oferecida a Deus. A gordura... a parte interna, a parte não vista. A beleza, a amabilidade de Cristo tem valor para Deus.</text:p>
      <text:p text:style-name="P2"/>
      <text:p text:style-name="P2">Lv 7:7 Então o sacerdote que oferecia devia ficar com o que sobrasse. Cristo é o Sacerdote que fez a expiação. Foi Sua alegria oferecer-Se a Deus.</text:p>
      <text:p text:style-name="P2"/>
      <text:p text:style-name="P2">Lv 7:11-34 As leis da oferta Pacífica. Lembre-se de que trata-se de uma das ofertas de aroma suave... o prazer de Deus pela morte de Seu Filho e Seu compartilhar desse prazer conosco. Assim temos muito que refere-se ao Senhor, parte do sacrifício que ficava com o sacerdote, e o ofertante comendo o restante junto com seus amigos que estavam limpos.</text:p>
      <text:p text:style-name="P2"/>
      <text:p text:style-name="P2">Lv 7:12-18 O sacrifício devia ser comido no mesmo dia, em circunstâncias normais; ou no caso de uma oferta voluntária, devia ser comido no dia seguinte, mas não mais tarde. Aprendemos disso que o comer do sacrifício não deve ser separado do oferecer sobre o altar. Deus não nos permitirá separar a comunhão com Ele da obra na cruz.</text:p>
      <text:p text:style-name="P2"/>
      <text:h text:style-name="Heading_20_2" text:outline-level="2">#158</text:h>
      <text:p text:style-name="P2"/>
      <text:p text:style-name="P2">No momento em que o poder do Espírito se vai, o poder da carne entra em ação.</text:p>
      <text:p text:style-name="P2"/>
      <text:p text:style-name="P2">LEVÍTICO 7, Vers. 19-38</text:p>
      <text:p text:style-name="P2"/>
      <text:p text:style-name="P2">Lv 7-19 "Qualquer que estiver limpo comerá dela". Naqueles dias uma pessoa era impura, por exemplo, se tivesse tocado um corpo morto. Para nós crentes isto seria uma figura de nossa amizade com pessoas mundanas (a pessoa não salva está morta) Ef 2:1-3. A comunhão com os incrédulos suja um crente - 2 Co 6:14. Mas não é para nos isolarmos deles. Em nosso versículo, a pessoa poderia comer do sacrifício com seus amigos que estivessem limpos. É fácil perceber que importa com quem temos comunhão.</text:p>
      <text:p text:style-name="P2"/>
      <text:p text:style-name="P2">Lv 7:22-27 A gordura e o sangue não deviam ser comidos. Eram somente para Deus.</text:p>
      <text:p text:style-name="P2"/>
      <text:p text:style-name="P2">Lv 7:30-34 O peito do sacrifício era para Aarão e seus filhos. O peito - uma figura do amor de Cristo. O ombro direito era para o sacerdote que tinha feito a oferta. O ombro - uma figura da força de Cristo. Amor e poder estão combinados nEle. Ele teve o Seu gozo em entregar-Se a Deus. Isto encerra o assunto das ofertas. Juntando tudo representam a perfeita, porém variada, obra de Cristo na cruz. O tempo que você gastar pensando sobre estas ofertas será ricamente recompensado. Deus não gastaria sete capítulos se o assunto não fosse importante. Nossos pecados fizeram da cruz algo necessário.</text:p>
      <text:p text:style-name="P2"/>
      <text:h text:style-name="Heading_20_2" text:outline-level="2"><text:soft-page-break/>#159</text:h>
      <text:p text:style-name="P2"/>
      <text:p text:style-name="P2">A fidelidade é mais importante que ser cheio de frutos, embora uma coisa deva complementar a outra.</text:p>
      <text:p text:style-name="P2"/>
      <text:p text:style-name="P2">LEVÍTICO 8, Vers. 1-17</text:p>
      <text:p text:style-name="P2"/>
      <text:p text:style-name="P2">Um sacerdote era alguém que se colocava entre Deus e Seu povo. Nós também precisamos de alguém que se coloque entre um Deus santo e nós, pecadores. E temos Alguém assim em Cristo; 1 Tm 2:5. Ele é nosso Sumo Sacerdote no céu diante de Deus agora, Hb 4:14.</text:p>
      <text:p text:style-name="P2"/>
      <text:p text:style-name="P2">Lv 8:1-5 O capítulo de hoje nos fala da preparação de Aarão, o sumo sacerdote e seus filhos para sua obra. Cada crente é individualmente um membro do corpo de Cristo, portanto somos como os filhos de Aarão.</text:p>
      <text:p text:style-name="P2"/>
      <text:p text:style-name="P2">Lv 8:6 Primeiro, eles deviam ser lavados com água, uma figura da santificação (separação do mundo - Jo 17:17 e 19).</text:p>
      <text:p text:style-name="P2"/>
      <text:p text:style-name="P2">Lv 8:7-9 Aarão é vestido; uma figura da justiça (perfeita bondade).</text:p>
      <text:p text:style-name="P2"/>
      <text:p text:style-name="P2">Lv 8:10-11 O tabernáculo é ungido com azeite. Poder do Espírito Santo. O tabernáculo é uma pequena figura do universo que mais tarde se encherá de glória.</text:p>
      <text:p text:style-name="P2"/>
      <text:p text:style-name="P2">Lv 8:12 Aarão ungido com óleo - mas não com sangue. (Cristo não precisava da redenção).</text:p>
      <text:p text:style-name="P2"/>
      <text:p text:style-name="P2">Lv 8:13 Nós crentes associados com Cristo somos sacerdotes, aptos a nos aproximarmos de Deus.</text:p>
      <text:p text:style-name="P2"/>
      <text:p text:style-name="P2">Lv 8:14-17 A oferta pelo pecado para os sacerdotes.</text:p>
      <text:p text:style-name="P2"/>
      <text:h text:style-name="Heading_20_2" text:outline-level="2">#160</text:h>
      <text:p text:style-name="P2"/>
      <text:p text:style-name="P2">Tendo um lugar dentro com Deus, devo ter um lugar fora do mundo.</text:p>
      <text:p text:style-name="P2"/>
      <text:p text:style-name="P2">LEVÍTICO 8, Vers. 18-36</text:p>
      <text:p text:style-name="P2"/>
      <text:p text:style-name="P2">Lv 8:22-28 O carneiro da consagração. Aarão e seus filhos devem ser completamente para Deus. E assim é com todos os crentes hoje. (Reconhecemos o descuido que está por toda a parte entre os crentes, mas isto explica porque somos tão fracos). Orelha (o que se ouve), polegar (o que é feito), dois (onde a pessoa vai). Tudo deve ser para o Senhor. A consagração significa estar devotado a uma pessoa ou coisa. Estamos consagrados a Cristo em nossa vida?</text:p>
      <text:p text:style-name="P2"/>
      <text:p text:style-name="P2">Lv 8:33-36 Sete dias eles deviam permanecer no tabernáculo. Sete é o número completo nas escrituras. Deste modo isto nos fala de nossa total separação do mundo, e para Deus. Sérias palavras para considerarmos. Deus exige santidade de cada crente.</text:p>
      <text:p text:style-name="P2"/>
      <text:h text:style-name="Heading_20_2" text:outline-level="2">#161</text:h>
      <text:p text:style-name="P2"/>
      <text:p text:style-name="P2"><text:soft-page-break/>Estar perto de Jesus, para nosso próprio bem, é a forma de conhecermos a Sua vontade.</text:p>
      <text:p text:style-name="P2"/>
      <text:p text:style-name="P2">LEVÍTICO 9</text:p>
      <text:p text:style-name="P2"/>
      <text:p text:style-name="P2">Lv 9:1-22 Este capítulo é difícil de entender. Mas se pudermos ver o que ele representa em figura, então ficará mais fácil. Se você ler os versículos 23 e 24 primeiro, verá que Moisés e Aarão saem do tabernáculo. E há grande gozo entre o povo. É uma figura do milênio. Moisés é uma figura de Cristo como Rei; Aarão, de Cristo como Sacerdote. Cristo será Rei e Sacerdote no milênio. Israel não entenderá a obra de Cristo na cruz até que venha o milênio. Leia o que eles irão perguntar no começo (Zc 13:6). Nós crentes, a igreja, estamos escondidos durante essa época (o capítulo inteiro até o versículo 22). O capítulo vai além das ofertas... a visão da cruz de Cristo ficou para trás.</text:p>
      <text:p text:style-name="P2"/>
      <text:h text:style-name="Heading_20_2" text:outline-level="2">#162</text:h>
      <text:p text:style-name="P2"/>
      <text:p text:style-name="P2">Em dias de trevas, quando é o estilo de uma pregação o que agrada mais, poucos comparam o que ouviram com a Palavra de Deus... a consciência não foi despertada.</text:p>
      <text:p text:style-name="P2"/>
      <text:p text:style-name="P2">LEVÍTICO 10</text:p>
      <text:p text:style-name="P2"/>
      <text:p text:style-name="P2">Lv 10:1-7 Tudo o que Deus faz é perfeito, tudo o que Deus dá ao homem para fazer é rapidamente estragado. Tão logo é dado o privilégio de irem à casa de Deus, o Tabernáculo, aos quatro filhos de Aarão, os sacerdotes, e já dois homens desobedecem. Ao invés de levarem o fogo do altar de bronze para dentro do tabernáculo, eles usaram algum outro fogo. Os dois filhos mais velhos morrem. Toda a adoração a Deus deve ter a cruz de Cristo (o altar de bronze) como sua fonte. Usar qualquer coisa de nós mesmos (como tocar música, dar dinheiro, falar de nossa vida correta) rouba a Cristo a glória que só pertence a Ele.</text:p>
      <text:p text:style-name="P2"/>
      <text:p text:style-name="P2">Lv 10:6-7 Não devia haver tristeza pelos filhos mortos, pois morreram por causa da desobediência. As pessoas que acham que isto não foi correto não estão, elas mesmas, obedecendo a Deus. Ninguém é tão sábio quanto Deus.</text:p>
      <text:p text:style-name="P2"/>
      <text:p text:style-name="P2">Lv 10:9-11 Em Números capítulo 6, lemos daqueles que se tornaram Nazireus por um determinado período de tempo. Eles se devotaram ao Senhor abandonando certas coisas. Bem, aqui vemos algumas destas coisas. O vinho produziria excitação natural. Para nós crentes hoje, significa que nada do que é natural pode ter qualquer parte na adoração a Deus. Somente a presença de Deus deve ser sentida. Há muitos que são estimulados por emoções, sentimentos, música, etc. Isso não é adoração.</text:p>
      <text:p text:style-name="P2"/>
      <text:p text:style-name="P2">Lv 10:16-20 Se o sangue da oferta pelo pecado não fosse levado para dentro do tabernáculo, então a oferta pelo pecado devia ser comida pelos sacerdotes no santo lugar. Quando alguém entre os crentes faz algo de errado, os outros crentes devem assumir aquele pecado e confessá-lo a Deus como se eles próprios tivessem pecado. Do contrário irão agir com um coração duro e orgulhoso contra aquele que errou. Acabarão se colocando como juizes sem entenderem que só a graça pôde salvá-los.</text:p>
      <text:p text:style-name="P2"/>
      <text:h text:style-name="Heading_20_2" text:outline-level="2"><text:soft-page-break/>#163</text:h>
      <text:p text:style-name="P2"/>
      <text:p text:style-name="P2">Se estou verdadeiramente consciente de minha fraqueza e dependo de Deus... Ele pode me usar.</text:p>
      <text:p text:style-name="P2"/>
      <text:p text:style-name="P2">LEVÍTICO 11</text:p>
      <text:p text:style-name="P2"/>
      <text:p text:style-name="P2">Depois de os sacerdotes terem sido estabelecidos, e o tabernáculo estar funcionando, eles precisavam conhecer a diferença entre o limpo e o impuro. Nós somos sacerdotes diante de Deus. Também precisamos aprender a diferença. Vamos encontrar sete partes daqui até o capítulo 17, cada uma ensinando o que é limpo e o que é impuro de uma determinada coisa. Hoje iremos falar de comida limpa e pura. Precisamos conhecer a diferença entre o limpo e o impuro nas coisas que lemos e ouvimos. Qualquer coisa impura irá causar-nos dano.</text:p>
      <text:p text:style-name="P2"/>
      <text:p text:style-name="P2">Lv 11:2-8 Os animais que ruminavam e tinha cascos partidos eram limpos e podiam ser comidos. Os animais precisavam ter ambas características para serem considerados limpos. O descuidado que engole sem digerir lentamente, e que corre para todo lugar sem pensar, era representado pelo animal que não ruminava e não tinha casco partido.</text:p>
      <text:p text:style-name="P2"/>
      <text:p text:style-name="P2">Lv 11:9-12 Os peixes que não tivessem nadadeiras ou escamas eram impuros. As nadadeiras permitem que o peixe avance através da água. As escamas resistem aos ataques de fora.</text:p>
      <text:p text:style-name="P2"/>
      <text:p text:style-name="P2">Lv 11:13-23 Os pássaros que perambulavam pela noite, e aqueles que não podiam ser domesticados são aqui relacionados. Eles eram impuros.</text:p>
      <text:p text:style-name="P2"/>
      <text:p text:style-name="P2">Lv 11:29-45 Aqueles que rastejassem, arrastando-se pela terra eram impuros.</text:p>
      <text:p text:style-name="P2"/>
      <text:p text:style-name="P2">Lv 11:46-47 Podemos dizer que um crente que é cuidadoso com o que lê, escuta e vê, mantém-se limpo deste mundo. Deus quer o Seu povo limpo. Assim este capítulo tem uma boa instrução para nós. A Palavra de Deus é alimento limpo, leia 1 Pd 2:2, onde "racional" significa "puro".</text:p>
      <text:p text:style-name="P2"/>
      <text:h text:style-name="Heading_20_2" text:outline-level="2">#164</text:h>
      <text:p text:style-name="P2"/>
      <text:p text:style-name="P2">Eu cresço por meio do "puro leite espiritual [da Palavra]", quando sou ensinado pelo Espírito Santo; mas deve haver piedade e o deixar de lado de "toda a malícia, todo o engano, e fingimento, e invejas, e toda a maledicência". 1 Pd 2:1,2.</text:p>
      <text:p text:style-name="P2"/>
      <text:p text:style-name="P2">LEVÍTICO 12</text:p>
      <text:p text:style-name="P2"/>
      <text:p text:style-name="P2">A próxima coisa que deve ser mantida limpa - o corpo - um corpo puro - leia Gn 1:28. O nascimento de uma criança deveria ser um gozo e uma bênção. Mas isso foi antes da queda de Adão e Eva. Agora leia Gn 3:15 e veja o resultado do pecado que Eva cometeu. O pecado nunca fica sem castigo. O nascimento de uma criança, por causa do pecado de nossos primeiros pais, tornou agora a mulher impura - sob a lei. O Senhor Jesus levou a maldição da lei por nós, de modo que não estamos sob a lei, mas sob a graça - Gl 3:13 e 1 Co 6:18-20.</text:p>
      <text:p text:style-name="P2"/>
      <text:h text:style-name="Heading_20_2" text:outline-level="2"><text:soft-page-break/>#165</text:h>
      <text:p text:style-name="P2"/>
      <text:p text:style-name="P2">A piedade de se chorar pelos pecados de outros homens... uma afeição que é verdadeiramente uma semelhança de Cristo!</text:p>
      <text:p text:style-name="P2"/>
      <text:p text:style-name="P2">LEVÍTICO 13, Vers. 1-28</text:p>
      <text:p text:style-name="P2"/>
      <text:p text:style-name="P2">Em seguida, uma pessoa pura. A lepra era encontrada em pessoas, vestes e casas. Rm 5:12 nos fala que a morte entrou no mundo pelo pecado. Portanto a lepra era como o pecado atuando na carne. Não era o médico, mas o sacerdote, o homem que podia falar a verdade acerca disso. Não era algo fácil de se detectar.</text:p>
      <text:p text:style-name="P2"/>
      <text:p text:style-name="P2">Lv 13:2 Para o crente, a pessoa que vive próxima ao Senhor, fica mais fácil detectar o pecado - Hb 5:14, 1 Co 2:14. Por isso aqui Aarão (uma figura de Cristo), ou o filho de Aarão (uma figura de um crente vivendo próximo ao Senhor) podia decidir se era ou não lepra.</text:p>
      <text:p text:style-name="P2"/>
      <text:p text:style-name="P2">Lv 13:2, 4, 6 Se a carne aparecesse, era lepra. Quando a carne (a velha natureza) está ativa em nós, o pecado está em atividade. Isso fica evidente.</text:p>
      <text:p text:style-name="P2"/>
      <text:p text:style-name="P2">Lv 13:16-17 Se o homem estivesse todo branco - era como uma pessoa hoje que confessa que não existe nada de bom nela, mas apenas pecado - então estava limpo - Rm 7:18. O mais importante para o pecador hoje é confessar a Deus.</text:p>
      <text:p text:style-name="P2"/>
      <text:h text:style-name="Heading_20_2" text:outline-level="2">#166</text:h>
      <text:p text:style-name="P2"/>
      <text:p text:style-name="P2">Se nos encontramos com o próprio Bendito Senhor, devemos nos encontrar com Ele nas condições adequadas à Sua presença.</text:p>
      <text:p text:style-name="P2"/>
      <text:p text:style-name="P2">LEVÍTICO 13, Vers. 24-59</text:p>
      <text:p text:style-name="P2"/>
      <text:p text:style-name="P2">Lv 13:47-59 A lepra podia estar nas vestes (o adorno). O pecado pode estar nas circunstâncias que nos cercam. Se aparecesse apenas uma mancha, as vestes deviam ser lavadas. Que coisa maravilhosa é quando um crente se mantém imaculado do mundo - Tg 1:27. Enquanto nós crentes estamos no trabalho ou na escola somos manchados pelo contato com o mundo. Se apenas escutamos as coisas, mas não nos envolvemos com elas, é como a mancha do versículo 58. Mas repare quantas vezes precisava ser lavada.</text:p>
      <text:p text:style-name="P2"/>
      <text:p text:style-name="P2">Todos estes 59 versículos deveriam marcar em nós a importância, do ponto de vista de Deus, de nos mantermos limpos. A lepra na cabeça (vers. 29-37) pode ser uma figura do pecado de pensarmos nossos próprios pensamentos - 2 Co 10:5-6.</text:p>
      <text:p text:style-name="P2"/>
      <text:h text:style-name="Heading_20_2" text:outline-level="2">#167</text:h>
      <text:p text:style-name="P2"/>
      <text:p text:style-name="P2">O final da história da igreja é caracterizado pela existência de muitos sistemas que o Senhor está para vomitar de Sua boca. Que eu possa, humilhado por isto, guardar a verdade nesta hora escura da noite. </text:p>
      <text:p text:style-name="P2"/>
      <text:p text:style-name="P2"><text:soft-page-break/>LEVÍTICO 14, Vers. 1-32</text:p>
      <text:p text:style-name="P2"/>
      <text:p text:style-name="P2">Lembre-se de que a lepra, nas Escrituras, é uma figura do pecado. Não existia cura conhecida para isso. No capítulo de hoje, porém, o homem que tinha lepra era declarado limpo. Aqui está algo maravilhoso... a história que será lida agora é a história (em tipo) da morte e ressurreição de Cristo! Ninguém além de Deus poderia ter inspirado um Livro como a Bíblia.</text:p>
      <text:p text:style-name="P2"/>
      <text:p text:style-name="P2">Lv 14:1-3 O leproso está fora do arraial de Israel. Ele estava impuro. Agora ele está limpo. Mas não pode entrar... o sacerdote deve sair até ele e declará-lo limpo.</text:p>
      <text:p text:style-name="P2"/>
      <text:p text:style-name="P2">Lv 14:4 Aqui está a parte maravilhosa da história. Primeiro, dois pássaros vivos e limpos (como pardais) são trazidos ao sacerdote. Depois, 3 coisas estranhas precisam ser trazidas também... (vers. 4) (1) madeira de cedro... nas Escrituras, uma figura da força e estabilidade, (Sl 92:12), (2) carmesim... grandeza terrena e realeza de Israel. Veja em Êx 39-29 as vestes de glória e beleza do Sumo Sacerdote. (3) Hissopo... uma pequena flor que crescia abundantemente nos muros (uma figura de humildade), frequentemente utilizada para aspergir o impuro. Êx 12:22. Estava em contraste com (1).</text:p>
      <text:p text:style-name="P2"/>
      <text:p text:style-name="P2">Lv 14:5-7 É maravilhoso vermos estes 2 pássaros como tipos do Senhor Jesus na morte e ressurreição. Um pássaro é morto, o pássaro vivo é mergulhado no sangue do pássaro morto (assim como as 3 coisas mencionadas acima). O pássaro vivo (com sangue sobre si), é solto no campo aberto. (A ressurreição de Cristo). Em Rm 4:25 você encontrará estes dois pássaros (em tipo).</text:p>
      <text:p text:style-name="P2"/>
      <text:p text:style-name="P2">Lv 14:7 O leproso é aspergido 7 vezes e assim sucede com o crente que é coberto pelo sangue de Cristo e permanece em total aceitação de Cristo diante de Deus - Hb 10:14. Isto nos dá paz com Deus.</text:p>
      <text:p text:style-name="P2"/>
      <text:p text:style-name="P2">Lv 14:7-9 O leproso foi limpo pela água e pelo sangue. Leia Jo 19:34 e 1 Jo 5:6.</text:p>
      <text:p text:style-name="P2"/>
      <text:p text:style-name="P2">Lv 4:10-32 Agora começa o longo processo de se passar pelas diferentes ofertas que são descritas nos primeiros 7 capítulos deste livro. Quando aceitamos o Senhor Jesus como nosso Salvador, somos purificados para sempre de nossos pecados. Mas agora que estamos limpos, não significa que podemos viver como antes. Agora nossa vida não pertence a nós, pois fomos comprados com o preço do sangue de Cristo. Leia o que diz após a palavra "Porque" em 1 Co 6:19-20.</text:p>
      <text:p text:style-name="P2"/>
      <text:p text:style-name="P2">A salvação depende do poder purificador do sangue de Cristo, mas a comunhão com Deus depende da obra purificadora de Cristo. Sangue e água - leia Hb 10:22.</text:p>
      <text:p text:style-name="P2"/>
      <text:h text:style-name="Heading_20_2" text:outline-level="2">#168</text:h>
      <text:p text:style-name="P2"/>
      <text:p text:style-name="P2">Não existe ninguém tão capaz de fortalecer seus irmãos do que alguém que tenha, ele próprio, experimentado a graça restauradora de Cristo.</text:p>
      <text:p text:style-name="P2"/>
      <text:p text:style-name="P2">LEVÍTICO 14, Vers. 33-57</text:p>
      <text:p text:style-name="P2"/>
      <text:p text:style-name="P2">Lv 14:34 É bom notar a expressão "Quando tiverdes entrado na terra", e não "se". Era uma certeza absoluta, ainda que Israel tivesse que vagar <text:soft-page-break/>durante 40 anos pelo deserto por não terem crido nesta afirmação. (Veja Nm, capítulos 13 e 14). Estamos desfrutando de nossa vida celestial na qual já vivemos aqui na terra?</text:p>
      <text:p text:style-name="P2"/>
      <text:p text:style-name="P2">Lv 14:33-48 Lepra na casa. Era necessário uma casa pura. Vamos aplicar a "casa" a duas passagens, 1 Tm 3:15 e 2 Tm 2:20, e pensarmos nos cristãos reunidos ao nome do Senhor Jesus Cristo em uma cidade. A "casa" deve ser mantida pura de todo mal; doutrinário, eclesiástico ou moral. Como um testemunho coletivo, reundio pelo Espírito Santo para manter Sua unidade (Ef 4:3) a verdade deve ser guardada, o erro deve ser removido.</text:p>
      <text:p text:style-name="P2"/>
      <text:p text:style-name="P2">Lv 14:35-39 O proprietário da casa suspeitava de que algo estava errado. Deve ir ao sacerdote, que procede a uma cuidadosa investigação. Ele espera por 7 dias, e depois volta para ver se as condições mudaram.</text:p>
      <text:p text:style-name="P2"/>
      <text:p text:style-name="P2">Lv 14:40-42 Ele descobre que realmente existe uma praga ali, portanto ordena que certas pedras sejam removidas e as paredes raspadas. Novas pedras são colocadas no lugar. Devia-se tomar grande cuidado.</text:p>
      <text:p text:style-name="P2"/>
      <text:p text:style-name="P2">Lv 14:43-47 Se a praga voltar, a lepra é anunciada e a casa totalmente destruída. Repare para onde as pedras e outras coisas são levadas.</text:p>
      <text:p text:style-name="P2"/>
      <text:p text:style-name="P2">Lv 14:48 Mas se a praga não retornou, o sacerdote declara a casa limpa.</text:p>
      <text:p text:style-name="P2"/>
      <text:p text:style-name="P2">Lv 14:49-53 A casa necessita o mesmo tipo de limpeza que era utilizada nos versículos 4-7 para o homem que era purificado.</text:p>
      <text:p text:style-name="P2"/>
      <text:p text:style-name="P2">Tudo isso nos ensina lições espirituais. Quer seja em um indivíduo (versículos de ontem) ou coletivamente (versículos de hoje) ambos precisavam ter todo mal tirado de suas vidas! 1 Co 5 é instrutivo no Novo Testamento ao tratar do mesmo assunto. Que cada um de nós possa considerar isto de coração! Trata-se do que Deus está nos dizendo. </text:p>
      <text:p text:style-name="P2"/>
      <text:h text:style-name="Heading_20_2" text:outline-level="2">#169</text:h>
      <text:p text:style-name="P2"/>
      <text:p text:style-name="P2">A fé parece orgulho para aqueles que não a possuem.</text:p>
      <text:p text:style-name="P2"/>
      <text:p text:style-name="P2">LEVÍTICO 15</text:p>
      <text:p text:style-name="P2"/>
      <text:p text:style-name="P2">Agora chegamos aos bons hábitos. Deus é santo, e Ele quer que todo o Seu povo seja puro. Naqueles dias, lembre-se, eles estavam sob a lei. Hoje estamos sob a graça. Deus veio ao mundo na Pessoa de Seu amado Filho. O Senhor Jesus morreu na cruz para nos limpar, para sempre, de todos os nossos pecados. Mas agora que já recebemos a Cristo como Salvador, devemos nos manter limpos em nossa vida. A limpeza diária pela água (da Palavra de Deus) é necessária para nos manter em comunhão com nosso Pai - Ef 5:26.</text:p>
      <text:p text:style-name="P2"/>
      <text:h text:style-name="Heading_20_2" text:outline-level="2">#170</text:h>
      <text:p text:style-name="P2"/>
      <text:p text:style-name="P2">Se uma pessoa possui a verdade, essa pessoa sabe que a tem, apesar de não poder prová-lo por meio de palavras, mas apenas com sua vida.</text:p>
      <text:p text:style-name="P2"/>
      <text:p text:style-name="P2"><text:soft-page-break/>LEVÍTICO 16, Vers. 1-19</text:p>
      <text:p text:style-name="P2"/>
      <text:p text:style-name="P2">Já vimos (1) Alimento puro e limpo no capítulo 11, (2) Corpos puros no capítulo 12, (3) Pessoas puras no capítulo 13, (4) Casas puras no capítulo 14, (5) Hábitos puros no capítulo 15, e hoje lemos de (6) uma adoração pura. Trata-se de uma assunto de grande importância... para Deus, e para qualquer um de nós que, com um coração puro, deseje conhecer a Sua vontade a este respeito.</text:p>
      <text:p text:style-name="P2"/>
      <text:p text:style-name="P2">Lv 16:1-2 No capítulo 10 lemos da morte dos dois filhos de Aarão por se aproximarem de Deus de um modo errado. Hoje lemos das consequências dessa ofensa contra Deus. Até a morte deles, Aarão podia entrar na presença de Deus no "Santo dos santos" no Tabernáculo, a qualquer tempo. AGORA NÃO. Aarão morreria se o fizesse!</text:p>
      <text:p text:style-name="P2"/>
      <text:p text:style-name="P2">Lv 16:3 Nenhuma menção é feita das oferendas de "Manjares" ou de "Paz". Só estas duas. Uma era para Deus, a outra para o povo.</text:p>
      <text:p text:style-name="P2"/>
      <text:p text:style-name="P2">Lv 16:4 Agora as vestes. Todas de branco puro, linho e santas. De quem é isto uma figura? Nenhum outro além de nosso Senhor Jesus, Deus vindo ao mundo, poderia ter sido um Homem sem mácula, puro e santo, (sua encarnação) para viver para a glória de Deus, e morrer.</text:p>
      <text:p text:style-name="P2"/>
      <text:p text:style-name="P2">Lv 16:5-10 Dois bodes para uma "oferta pelo pecado". Ele lançava sortes (deixava Deus escolher) sobre os dois bodes. "Uma pelo Senhor", e o outro para "bode emissário", para ser levado embora para o deserto. O significado disso? Uma gloriosa figura de Cristo morrendo na cruz com dois objetivos... (1) (o bode "pelo Senhor"). Ele atendeu todas as reivindicações de um Deus santo, da própria natureza de Deus. De Seu caráter e de Seu trono. E (2) (o bode emissário) atendendo perfeitamente toda a culpa do homem e tudo o que este necessitava. O lado de Deus, e o nosso lado.</text:p>
      <text:p text:style-name="P2"/>
      <text:p text:style-name="P2">Lv 16:11-14 "Por si e pela sua casa". Qual o significado? Estes quatro versículos formam uma magnífica figura de Cristo e Sua assembléia (a igreja).</text:p>
      <text:p text:style-name="P2"/>
      <text:p text:style-name="P2">Lv 16:12-13 Qual o significado? O céu está cheio com o doce e santo perfume daquele incenso precioso, que é Cristo em toda Sua doçura e graça.</text:p>
      <text:p text:style-name="P2"/>
      <text:p text:style-name="P2">Lv 16:14-15 Repare que o sangue de ambos os tipos de oferta era levado para dentro da própria presença de Deus no Propiciatório. Qual o significado disso? O Senhor Jesus disse, em Jo 17:19 que tanto Ele como os crentes estão satisfeitos. Deus está contente, e aceita isto.</text:p>
      <text:p text:style-name="P2"/>
      <text:p text:style-name="P2">Lv 16:16-19 A expiação se aplicava a todo o tabernáculo... desde o mais elevado (o interior do santuário) até o altar (fora, logo após o portão). Isto por causa da impureza do povo. Qual o significado? É tão maravilhoso para nós saber que não importa quão descuidados e fracos nós sejamos, temos uma posição perfeita para com um Deus santo. Tudo por causa da obra de Cristo... primeiro para Deus, depois para nós. Podemos assim desfrutar de uma ADORAÇÃO PURA.</text:p>
      <text:p text:style-name="P2"/>
      <text:h text:style-name="Heading_20_2" text:outline-level="2">#171</text:h>
      <text:p text:style-name="P2"/>
      <text:p text:style-name="P2">A única coisa que pode ser verdadeiramente uma bênção para nossos irmãos é o que de Cristo pode ser visto em nós.</text:p>
      <text:p text:style-name="P2"><text:soft-page-break/></text:p>
      <text:p text:style-name="P2">LEVÍTICO 16, Vers. 20-34</text:p>
      <text:p text:style-name="P2"/>
      <text:p text:style-name="P2">Lv 16:21-22 Um bode morria como um sacrifício (vers. 8-9). O outro era chamado de bode emissário. Sobre sua cabeça, Aarão colocava ambas as mãos, e confessava sobre o bode vivo todos os pecados do povo. O bode vivo levava para o deserto todos os pecados, e nunca mais era visto. Cristo é visto em ambos os bodes. O bode morto é uma figura da morte de Cristo. O outro bode é uma figura de nossos pecados levados por Cristo, para nunca mais serem novamente lembrados por Deus.</text:p>
      <text:p text:style-name="P2"/>
      <text:p text:style-name="P2">Lv 16:23-24 A obra da expiação está terminada, de modo que Aarão é instruído a tirar aquelas vestes especiais. Qual o significado? O Senhor está agora fazendo coisas diferentes para nós no céu. A mudança de vestidos nos falaria da mudança de Seu trabalho.</text:p>
      <text:p text:style-name="P2"/>
      <text:p text:style-name="P2"/>
      <text:p text:style-name="P2">Lv 16:25-28 Tudo era feito cuidadosamente e tudo nos fala da perfeição da obra de Deus.</text:p>
      <text:p text:style-name="P2"/>
      <text:p text:style-name="P2">Lv 16:29-31 O dia da expiação, no décimo dia do sétimo mês, é uma figura de quando Israel, como nação, receberá a nova aliança, quando "nascer de novo" como nação. Leia cuidadosamente Hb 10:16-22 e 8:10-13. Qual o significado? Maravilhoso para aquela nação que hoje está espalhada, confusa e frustrada.</text:p>
      <text:p text:style-name="P2"/>
      <text:h text:style-name="Heading_20_2" text:outline-level="2">#172</text:h>
      <text:p text:style-name="P2"/>
      <text:p text:style-name="P2">Nossa vida, como crentes, é para servir de testemunho do que cremos.</text:p>
      <text:p text:style-name="P2"/>
      <text:p text:style-name="P2">LEVÍTICO 17</text:p>
      <text:p text:style-name="P2"/>
      <text:p text:style-name="P2">Este e o próximo capítulo nos dão várias instruções de como viver uma vida santa e das coisas impuras das quais precisamos nos manter afastados.</text:p>
      <text:p text:style-name="P2"/>
      <text:p text:style-name="P2">Lv 17:2 Tanto os sacerdotes como as pessoas recebem instruções. Nós crentes somos ambas as coisas (veja 1 Pd 2:5 para a primeira classe de pessoas e vers. 11 para a segunda. Que conexão maravilhosa existe entre os ensinos do Antigo e Novo Testamento). Podemos chamar o capítulo de hoje de Adoração Pura que requer Costumes Puros.</text:p>
      <text:p text:style-name="P2"/>
      <text:p text:style-name="P2">Havia o perigo do povo vir a oferecer secretamente seus sacrifícios a demônios (vers. 7). E é muito fácil para nós voltarmos ao mundo e nos misturarmos com as práticas pagãs. Muitos dos costumes religiosos hoje começaram nas religiões que na realidade adoravam o demônio.</text:p>
      <text:p text:style-name="P2"/>
      <text:p text:style-name="P2">Lv 17:10-16 O sangue nunca devia ser comido. Vemos a seriedade disso nestes versículos. Leia Hb 9:22. O sangue de Cristo é para Deus somente. A morte de Cristo é o fundamento da adoração a Deus. Por isso o sangue aparece neste capítulo quando somos instruídos acerca da adoração pura.</text:p>
      <text:p text:style-name="P2"/>
      <text:h text:style-name="Heading_20_2" text:outline-level="2">#173</text:h>
      <text:p text:style-name="P2"/>
      <text:p text:style-name="P2"><text:soft-page-break/>Quando há um afastamento da simples Palavra de Deus, os sentidos espirituais tornam-se amortecidos... o coração endurecido... a consciência entorpecida e o juízo pervertido. Segue-se a indiferença e a hostilidade.</text:p>
      <text:p text:style-name="P2"/>
      <text:p text:style-name="P2">LEVÍTICO 18</text:p>
      <text:p text:style-name="P2"/>
      <text:p text:style-name="P2">Lv 18:1-5 A terra da qual haviam saído (Egito) e a terra para a qual estavam indo (Canaã) tinham ambas maus costumes. O contraste estava em se fazer o que Deus dissera a eles que fizessem, pois Ele era o Senhor e, por conseguinte, perfeito. O vers. 5 era o glorioso motivo e resultado, se obedecessem. O mesmo para nós!</text:p>
      <text:p text:style-name="P2"/>
      <text:p text:style-name="P2">Lv 18:6 Este versículo é a chave para se entender o capítulo... não devemos misturar as intimidades do matrimônio com as relações familiares. Satanás tem levado as pessoas a fazerem essas coisas. Em 1 Co 5:1 e 3 vemos que os crentes são capazes dos mesmos males.</text:p>
      <text:p text:style-name="P2"/>
      <text:h text:style-name="Heading_20_2" text:outline-level="2">#174</text:h>
      <text:p text:style-name="P2"/>
      <text:p text:style-name="P2">Estamos determinados, como Cristãos, a sermos uma carta de recomendação diante do mundo.</text:p>
      <text:p text:style-name="P2"/>
      <text:p text:style-name="P2">LEVÍTICO 19</text:p>
      <text:p text:style-name="P2"/>
      <text:p text:style-name="P2">Este capítulo continua com os costumes puros, mas vai um pouco mais adiante. O capítulo de ontem falou de algumas coisas que não deveriam ser feitas.</text:p>
      <text:p text:style-name="P2"/>
      <text:p text:style-name="P2">Lv 19:5-8 Isto significa que um crente hoje não pode seguir dia após dia sem voltar para a cruz de Cristo. E podemos usar este mesmo pensamento em relação à leitura das Escrituras.</text:p>
      <text:p text:style-name="P2"/>
      <text:p text:style-name="P2">Lv 19:9-10 Amor pelo próximo é o que um crente carrega em seu coração.</text:p>
      <text:p text:style-name="P2"/>
      <text:p text:style-name="P2">Lv 19:11-37 Um crente pode aprender muitas lições para sua própria vida lendo estes versículos vagarosamente. Mas lembre-se de que estas instruções eram na realidade para pessoas sob a lei. Nós as aplicamos à vida espiritual que temos em Cristo.</text:p>
      <text:p text:style-name="P2"/>
      <text:h text:style-name="Heading_20_2" text:outline-level="2">#175</text:h>
      <text:p text:style-name="P2"/>
      <text:p text:style-name="P2">A glória do Senhor está muito próxima da alma do crente... na proporção que a buscamos é que a bênção pessoal será encontrada.</text:p>
      <text:p text:style-name="P2"/>
      <text:p text:style-name="P2">LEVÍTICO 20</text:p>
      <text:p text:style-name="P2"/>
      <text:p text:style-name="P2">Quando Israel entrou na terra, estavam tomando um país que estava cheio de impiedade da pior espécie. Repare que o mal religioso encabeça a lista. Nós crentes estamos em um mundo igualmente ímpio e que tem os mesmos males.</text:p>
      <text:p text:style-name="P2"/>
      <text:p text:style-name="P2">Lv 20:6 e 27 As pessoas hoje estão brincando com espíritos familiares, e não parecem entender que estão brincando com fogo. O espiritismo está se espalhando rapidamente. Em Is 47:10-15 lemos que Israel não havia prestado atenção a estes avisos e estava sendo castigado por <text:soft-page-break/>isso. Alguns Cristãos não parecem entender que Satanás leva os crentes para longe de Deus do mesmo modo como ele o faz com incrédulos. E não estão cientes de que ele pode nos levar muito longe. Mas repare o quão longe Satanás poderia levar aquele povo. Uma aviso para nós!</text:p>
      <text:p text:style-name="P2"/>
      <text:p text:style-name="P2">Lv 20:9 A desonra aos pais exigia a pena de morte! As pessoas hoje fazem piada disso (Pv 14:9).</text:p>
      <text:p text:style-name="P2"/>
      <text:p text:style-name="P2">Lv 20:23 O mundo ao nosso redor tem uma grande influência sobre nós. Devemos nos manter afastado dele o máximo que pudermos. Nossa vida deve ser um testemunho de Cristo contra o mundo.</text:p>
      <text:p text:style-name="P2"/>
      <text:p text:style-name="P2">Lv 20:24 Deus os separou do mundo para Si mesmo. Este versículo nos dá a razão pela qual deveríamos ter todas as coisas puras acerca das quais temos lido nos capítulos anteriores. Vamos nos conscientizar de que Deus só deseja bênção para nós, e nos deu instruções completas em Sua Palavra.</text:p>
      <text:p text:style-name="P2"/>
      <text:p text:style-name="P2">Lv 20:25 Precisamos conhecer o que é limpo e o que é impuro. O capítulo começa e termina com as coisas que exigiam o apedrejamento até a morte.</text:p>
      <text:p text:style-name="P2"/>
      <text:h text:style-name="Heading_20_2" text:outline-level="2">#176</text:h>
      <text:p text:style-name="P2"/>
      <text:p text:style-name="P2">Nosso objeto... estarmos ocupados com Cristo e seu inexaurível amor e imensurável graça.</text:p>
      <text:p text:style-name="P2"/>
      <text:p text:style-name="P2">LEVÍTICO 21</text:p>
      <text:p text:style-name="P2"/>
      <text:p text:style-name="P2">Hoje lemos de quão cuidadosos deveriam ser os sacerdotes. Você se lembra de que 1 Pd 2:5 nos diz que todo crente no Senhor Jesus é um sacerdote diante de Deus. Pare um pouco para considerar isso. Se os sacerdotes daqueles dias precisavam ser cuidadosos, quão mais cuidadosos deveríamos ser? Somos sacerdotes de Deus neste mundo mau e corrupto. Eles precisavam estar prontos para entrar na presença de Deus a qualquer momento; o mesmo precisamos nós dia após dia.</text:p>
      <text:p text:style-name="P2"/>
      <text:h text:style-name="Heading_20_2" text:outline-level="2">#177</text:h>
      <text:p text:style-name="P2"/>
      <text:p text:style-name="P2">Se estou defendendo a verdade, preciso vigiar meu espírito e temperamento, ou acabarei caindo no mal em outras formas.</text:p>
      <text:p text:style-name="P2"/>
      <text:p text:style-name="P2">LEVÍTICO 22</text:p>
      <text:p text:style-name="P2"/>
      <text:p text:style-name="P2">Há uma lição muito importante para aprendermos aqui. Se o sacerdote, por descuido, tivesse algo de errado com ele, não podia entrar na presença de Deus até que isso fosse corrigido. Algumas pessoas (crentes) dizem que podemos ficar muito estreitos em nossos pensamentos quanto à adoração a Deus. Mas cremos que quando temos a certeza dada pela Palavra de Deus de que Cristo está no meio, então iremos querer ser bem cuidadosos. Não será uma questão de sermos o mais descuidados que quisermos ser, mas de sermos o mais cuidadosos que devermos ser. Quando não estamos conscientes da presença do Senhor no meio, então é natural que não tenha importância o que a pessoa faz, contanto que ele seja crente. Leia este capítulo cuidadosamente e em oração.</text:p>
      <text:p text:style-name="P2"><text:soft-page-break/></text:p>
      <text:h text:style-name="Heading_20_2" text:outline-level="2">#178</text:h>
      <text:p text:style-name="P2"/>
      <text:p text:style-name="P2">A verdade que exige fé para ser seguida encontra resistência nas afeições naturais.</text:p>
      <text:p text:style-name="P2"/>
      <text:p text:style-name="P2">LEVÍTICO 23, Vers. 1-22</text:p>
      <text:p text:style-name="P2"/>
      <text:p text:style-name="P2">Deus dá aqui instruções cuidadosas sobre as sete ocasiões quando o Seu povo deveria se reunir ao Seu redor. São camadas de "Festas", não necessariamente para comer. Se os sacerdotes deviam estar na casa de Deus, era para eles se comportarem da maneira que Ele determinava. Havia sete "festas" a cada ano. (1) o Sabath; (2) a Páscoa e a festa dos pães ázimos; (3) as primícias da colheita; (4) o Pentecoste; (5) a festa das trombetas; (6) o dia da expiação; (7) a festa dos tabernáculos. Juntas elas nos contam uma maravilhosa história. Em resumo tratam de (1) Cristo; (2) a morte de Cristo e nosso cuidado com nossa vida diária; (3) a ressurreição de Cristo; (4) a vinda do Espírito Santo ao mundo; (5) o chamado de Israel logo após o arrebatamento; (6) quando Israel será restaurado a Deus; (7) o milênio (7 é uma figura de algo completo). Deus se apraz em Cristo, e cada festa nos recorda dEle de uma maneira diferente.</text:p>
      <text:p text:style-name="P2"/>
      <text:p text:style-name="P2">Lv 23:3 (1) Seis dias da criação, e depois o descanso. Seis dias de trabalho a cada semana e depois o Sábado - o Sabath - o último dia, o dia do descanso. É uma figura de Deus encontrando o Seu descanso em Cristo. Porque a obra da primeira criação foi arruinada pelo pecado, Cristo teve que descer e completar uma nova obra. E essa obra nunca pode ser desfeita. Cristo é o Sabath de Deus.</text:p>
      <text:p text:style-name="P2"/>
      <text:p text:style-name="P2">Lv 23:4-8 (2) Estas duas são o fundamento sobre o qual repousa a primeira. A Páscoa é redenção... Êx 12. Fermento é uma figura do pecado. Cristo foi o Pão Ázimo (sem fermento) - 1 Pd 2:22. Cada crente recebeu o poder de viver para a glória de Deus em sua vida de convertido (como os 7 dias) - 2 Pd 1:3.</text:p>
      <text:p text:style-name="P2"/>
      <text:p text:style-name="P2">Lv 23:10-14 (3) As primícias da colheita. Cristo ressuscitado foi o princípio da verdadeira e grande colheita... (a igreja, nós crentes).</text:p>
      <text:p text:style-name="P2"/>
      <text:p text:style-name="P2">Lv 23:11 O "dia seguinte" (Domingo, o dia do Senhor), isto é, o dia após o Sabath (Sábado). O Senhor ressuscitou no primeiro dia da semana - Domingo.</text:p>
      <text:p text:style-name="P2"/>
      <text:p text:style-name="P2">Lv 23:12 Cristo é a oferta queimada. Capítulo 1 de Levítico e todo o Evangelho de João.</text:p>
      <text:p text:style-name="P2"/>
      <text:p text:style-name="P2">Lv 23:13 Cristo é a Oferta de Manjares. Levítico capítulo 2 e todos os evangelhos. Sua vida perfeita.</text:p>
      <text:p text:style-name="P2"/>
      <text:p text:style-name="P2">Lv 23:15-21 (4) Em seguida à festa das semanas (Dt 16:10). Eles deviam contar 7 semanas ou 49 dias a partir do Sabath. Então acrescentar um dia totalizando 50 dias. Portanto, Domingo. O dia da igreja é o primeiro dia da semana - Domingo - o dia do Senhor. Cinquenta dias após a cruz do Calvário (o Senhor Jesus esteve morto durante todo o sábado) o Espírito Santo desceu no dia de Pentecoste - Domingo, Atos 2:1.</text:p>
      <text:p text:style-name="P2"/>
      <text:p text:style-name="P2"><text:soft-page-break/>Lv 23:17 Uma bela figura da igreja vemos aqui. Dois pães - Judeu e Gentio - Ef 2:12-18. "Dois ou três congregados em Meu nome" (Mt 18:20). (Pães fermentados - nós crentes ainda temos a velha natureza em nós).</text:p>
      <text:p text:style-name="P2"/>
      <text:h text:style-name="Heading_20_2" text:outline-level="2">#179</text:h>
      <text:p text:style-name="P2"/>
      <text:p text:style-name="P2">Se estou "em Cristo", sou uma nova criatura... Estou morto e ressuscitado... e tenho novos poderes e afeições.</text:p>
      <text:p text:style-name="P2"/>
      <text:p text:style-name="P2">LEVÍTICO 23, Vers. 23-44</text:p>
      <text:p text:style-name="P2"/>
      <text:p text:style-name="P2">Lv 23:23-25 (5) A festa das trombetas. O Senhor Jesus deve voltar e, como na festa, tocar a trombeta e reunir Israel de todas as partes da terra. Isso acontecerá após os crentes serem levados para o céu. </text:p>
      <text:p text:style-name="P2"/>
      <text:p text:style-name="P2">Lv 23:26-32 (6) Então vem o dia da expiação, Lv 16. Quando este dia se cumprir, Israel confessará o horrível pecado de haver crucificado seu amável Messias. Leia Zc 12:9-14.</text:p>
      <text:p text:style-name="P2"/>
      <text:p text:style-name="P2">Lv 23:33-44 Por fim, (7) a festa dos Tabernáculos será cumprida no milênio. Israel será lembrado de todas as peregrinações de seus pais no deserto. Muitas das nações ao redor de Israel irão participar do regozijo e da adoração. Leia Zc 14:16.</text:p>
      <text:p text:style-name="P2"/>
      <text:h text:style-name="Heading_20_2" text:outline-level="2">#180</text:h>
      <text:p text:style-name="P2"/>
      <text:p text:style-name="P2">Deus está cumprindo um propósito... o aperfeiçoamento dos santos para que possam desfrutar dEle completamente. Ele está me ensinando a julgar o eu e a me submeter a Ele.</text:p>
      <text:p text:style-name="P2"/>
      <text:p text:style-name="P2">LEVÍTICO 24</text:p>
      <text:p text:style-name="P2"/>
      <text:p text:style-name="P2">Duas partes - uma muito boa (1-9) e a outra muito ruim (10-23).</text:p>
      <text:p text:style-name="P2"/>
      <text:p text:style-name="P2">Lv 24:1-9 Repare algumas lindas palavras.</text:p>
      <text:p text:style-name="P2"/>
      <text:p text:style-name="P2">Lv 24:1 O Senhor; vers. 2 - azeite puro, luz contínua, vers. 3, testemunho (reputação); vers. 4, candelabro puro; vers. 5, flor de farinha, vers. 6, mesas puras; vers. 7, incenso puro; vers. 8, permanente; vers. 9, Santo, Santo dos Santos. Todas essas palavras falam da linda atmosfera dentro do tabernáculo (onde Deus encontrava os sacerdotes). A luz devia estar acesa o tempo todo. O pão era comido todos os Sabados por Aarão e seus filhos. Isto pode nos ensinar de que precisamos0da luz de Deus a cada hora de nossa vida - Jo 12:36, 46. Precisamos nos alimentar de Cristo - o pão que desceu do céu - Jo 6:32-35.</text:p>
      <text:p text:style-name="P2"/>
      <text:p text:style-name="P2">Lv 24:10-23 Aqui está o contraste - pecado - discórdias - blasfêmia - maldição - prisão - apedrejamento até a morte - morte. Tudo isso é resultado do pecado.</text:p>
      <text:p text:style-name="P2"/>
      <text:p text:style-name="P2">Lv 24:1-9 é dentro da casa de Deus (v. 3). Os versículos 10-23 são fora. (v. 10). É bom estar em Cristo, liberto da corrupção que há no mundo.</text:p>
      <text:p text:style-name="P2"/>
      <text:h text:style-name="Heading_20_2" text:outline-level="2"><text:soft-page-break/>#181</text:h>
      <text:p text:style-name="P2"/>
      <text:p text:style-name="P2">As palavras e obras de Deus são as mesmas... são elas minhas também?</text:p>
      <text:p text:style-name="P2"/>
      <text:p text:style-name="P2">LEVÍTICO 25</text:p>
      <text:p text:style-name="P2"/>
      <text:p text:style-name="P2">Os filhos de Israel ainda não estavam em sua terra prometida, mas os pensamentos de Deus estavam voltados para isso. Era algo designado por Deus para o povo de Deus. Leia Hb 4:1-11. Israel entrou na terra do seu descanso, mas acabaram estragando tudo. Cristo nos deu um descanso que nunca pode ser estragado.</text:p>
      <text:p text:style-name="P2"/>
      <text:p text:style-name="P2">Lv 25:1-7 Todo sétimo ano eles deviam deixar a terra descansar.</text:p>
      <text:p text:style-name="P2"/>
      <text:p text:style-name="P2">Lv 25:8-17 A cada cinquenta anos, toda a terra devia ser devolvida a seus proprietários originais. Que bondade de Deus! A terra não acabaria nas mãos de alguns poucos ricos.</text:p>
      <text:p text:style-name="P2"/>
      <text:p text:style-name="P2">Lv 25:25-55 Mesmo as pessoas que ficassem pobres, e tivessem que se tornar servos de outros, eram para ser libertas no ano do jubileu. O Senhor Jesus nos libertou. Éramos escravos do pecado, mas Ele pagou o preço de nossa redenção. O Senhor possuía a terra. Ele apenas a emprestava para Israel. Tudo devia voltar para Ele no final. (A verdade de Deus nos foi emprestada para que desfrutássemos dela. É bom quando cuidamos bem dela!).</text:p>
      <text:p text:style-name="P2"/>
      <text:h text:style-name="Heading_20_2" text:outline-level="2">#182</text:h>
      <text:p text:style-name="P2"/>
      <text:p text:style-name="P2">É mais fácil confiar no Senhor para a eternidade do que para amanhã, pois entendemos que a eternidade está em Suas mãos, mas achamos que o amanhã nos pertence.</text:p>
      <text:p text:style-name="P2"/>
      <text:p text:style-name="P2">LEVÍTICO 26</text:p>
      <text:p text:style-name="P2"/>
      <text:p text:style-name="P2">Lv 26:1 Primeiro uma séria advertência, depois promessas de bênção pela obediência. Ele desejava muito abençoar Seu povo e fazê-los feliz. (O mesmo Ele quer fazer conosco hoje). Se eles tão somente Lhe obedecessem, Ele derramaria chuva desde o céu, a terra produziria com abundância - árvores frutíferas brotariam em abundância - a colheita duraria até o Outono (vers. 5), as vinhas ficariam tão carregadas que levaria até o tempo da semeadura para conseguirem colher tudo!</text:p>
      <text:p text:style-name="P2"/>
      <text:p text:style-name="P2">Lv 26:11-13 Deus habitaria com o Seu povo.</text:p>
      <text:p text:style-name="P2"/>
      <text:p text:style-name="P2">Lv 26:14-39 Mas que desolação haveria se não obedecessem! Se nós crentes estivermos obedecendo o Senhor, certamente estaremos experimentando gozo e paz - sim, plenitude de gozo - Jo 15:8-11. Se estivermos desobedecendo, então estaremos tristes - inquietos - insatisfeitos - sós - desapontados. Como estamos?</text:p>
      <text:p text:style-name="P2"/>
      <text:p text:style-name="P2">Lv 26:40-46 Mas Deus sempre volta para aquilo que Ele é.</text:p>
      <text:p text:style-name="P2"/>
      <text:h text:style-name="Heading_20_2" text:outline-level="2">#183</text:h>
      <text:p text:style-name="P2"/>
      <text:p text:style-name="P2"><text:soft-page-break/>Deus só nos nega aquilo que nós mesmos negaríamos a nós mesmos se tivéssemos sabedoria suficiente para isso.</text:p>
      <text:p text:style-name="P2"/>
      <text:p text:style-name="P2">LEVÍTICO 27</text:p>
      <text:p text:style-name="P2"/>
      <text:p text:style-name="P2">Este capítulo nos fala de pessoas que faziam votos (promessas) a Deus. Cada uma tinha um valor diferente. Isto nos faz pensar do Senhor Jesus e do valor que foi dado a Ele. Leia Zc 11:12-13. Também Mt 27:9-10.</text:p>
      <text:p text:style-name="P2"/>
      <text:p text:style-name="P2">O Senhor Jesus é Aquele que veio ao mundo e nos redimiu (pagou por nós) com Seu sangue. Nós crentes somos dEle agora. 1 Co 6:19-20. Rm 14:7-9. Quão próximo Deus Se mantinha do Seu povo e da Sua terra. E isto é exatamente a maneira como Ele quer fazer conosco agora. Pense no fato de que este livro foi escrito cerca de 1.300 anos antes de Cristo nascer, e todas estas histórias têm significados que se cumprem nEle - alguns ainda futuros.</text:p>
      <text:p text:style-name="P2"/>
      <text:h text:style-name="Heading_20_2" text:outline-level="2">#184</text:h>
      <text:p text:style-name="P2"/>
      <text:p text:style-name="P2">Ao invés de inovadores, possamos ser restauradores.</text:p>
      <text:p text:style-name="P2"/>
      <text:p text:style-name="P2">HEBREUS 1</text:p>
      <text:p text:style-name="P2"/>
      <text:p text:style-name="P2">No Antigo Testamento vimos a primeira criação e seu desenvolvimento (Gênesis). No Novo Testamento aprendemos que a primeira criação falhou completamente e é deixada de lado, e uma nova criação toma o seu lugar. (Romans). Em Êxodo aprendemos da redenção pelo sangue de um cordeiro, e, da primeira família de Deus, os Israelitas, saindo do Egito e entrando no deserto. Deus queria viver com essa primeira família, portanto disse a eles que construíssem um tabernáculo onde Ele poderia Se encontrar com aquele povo redimido. Mas tudo falhou. Eles até crucificaram a Pessoa que viria trazer tudo o que Deus havia prometido. Assim Deus fez uma criação totalmente nova. Desta vez é celestial e nunca pode falhar. Em Romanos lemos dos começos, dos fundamentos da família celestial de Deus, os crentes no Senhor Jesus Cristo. E agora vamos aprender o real propósito de sermos redimidos... para que Deus possa ter um povo adorador.</text:p>
      <text:p text:style-name="P2"/>
      <text:p text:style-name="P2">O livro de Hebreus nos ensina como podemos nos aproximar de Deus. Apesar de escrito a Judeus crentes (3:1) serve para todos os crentes. Leremos acerca de anjos, profetas, Moisés, Aarão, Jó, Melquisedeque, alianças, promessas, sacrifícios, mas em Cristo Jesus o crente tem um melhor sacrifício, uma melhor aliança, e melhores promessas, que são eternas e celestiais. "Adoração" era a chave para Levítico e "acesso a Deus" é a chave para o livro de Hebreus - 10:19-22. Leia também Cl 1:12.</text:p>
      <text:p text:style-name="P2"/>
      <text:p text:style-name="P2">Hb 1:1-2 No Antigo Testamento, Deus falou ao Seu povo pelos servos e profetas como Davi, Samuel, Isaías e outros. Mas agora, o próprio Deus está falando a nós, pois o Senhor Jesus é o Filho de Deus. Ele é também "herdeiro de tudo" e os mundos foram feitos por Ele, o sol, a lua, as estrelas; tudo que podemos ver e muito mais. Jo 1:3 e Cl 1:16.</text:p>
      <text:p text:style-name="P2"/>
      <text:p text:style-name="P2">Hb 1:3 A glória de nosso bendito Salvador, Quem Ele é e o que Ele fez, e onde Ele está agora. Devemos nossa vida e fôlego a Ele. Ele, por Si só purgou ou limpou nossos pecados e agora senta-Se à destra da majestade nas alturas.</text:p>
      <text:p text:style-name="P2"/>
      <text:p text:style-name="P2"><text:soft-page-break/>Hb 1:4-8 O Senhor Jesus é superior aos anjos. Encontraremos bastante dessa "comparação" em Hebreus, as palavras "melhor" ou "muito melhor", como no versículo 4 ("mais excelente").</text:p>
      <text:p text:style-name="P2"/>
      <text:p text:style-name="P2">Hb 1:6 Os anjos foram instruídos a adorarem o Senhor Jesus pois Ele é Deus.</text:p>
      <text:p text:style-name="P2"/>
      <text:p text:style-name="P2">Hb 1:8-12 Não devemos adorar anjos. Estas mesmas palavras foram escritas por um homem que viveu milhares de anos antes do Senhor Jesus (leia Sl 45:6-7). Como podia o Rei Davi escrever quase as mesmas palavras sobre este Homem glorioso que viria só 1.000 anos depois?</text:p>
      <text:p text:style-name="P2"/>
      <text:p text:style-name="P2">Hb 1:13 A nenhum anjo foi jamais dito que se sentasse à destra de Deus.</text:p>
      <text:p text:style-name="P2"/>
      <text:p text:style-name="P2">Hb 1:14 Os anjos são servos de Deus para cuidarem fisicamente dos crentes hoje.</text:p>
      <text:p text:style-name="P2"/>
      <text:h text:style-name="Heading_20_2" text:outline-level="2">#185</text:h>
      <text:p text:style-name="P2"/>
      <text:p text:style-name="P2">É preciso diligência para manifestar a unidade do Espírito na terra. Ef 4:3.</text:p>
      <text:p text:style-name="P2"/>
      <text:p text:style-name="P2">HEBREUS 2</text:p>
      <text:p text:style-name="P2"/>
      <text:p text:style-name="P2">Hb 2:1-3 Se era algo sério desonrar a lei do Antigo Testamento, quão mais sério é negligenciar a maravilhosa e completa salvação que é agora ofertada.</text:p>
      <text:p text:style-name="P2"/>
      <text:p text:style-name="P2">Hb 2:5 "O mundo futuro", refere-se ao tempo quando o Senhor Jesus irá reinar em poder e glória sobre esta terra no milênio. Então reinaremos com Ele - sobre a terra. 2 Tm 2:12.</text:p>
      <text:p text:style-name="P2"/>
      <text:p text:style-name="P2">Hb 2:7-9 Adão, por causa do pecado, foi expulso do Paraíso de Deus (Éden); Cristo, para limpar o pecado (não dEle, mas nosso) foi enviado do Paraíso de Deus (céu), mas agora recebeu o lugar mais alto do céu.</text:p>
      <text:p text:style-name="P2"/>
      <text:p text:style-name="P2">Hb 2:10 Ele sempre foi perfeito, mas a fim de compreender perfeitamente nossos sofrimentos e tribulações, Ele próprio experimentou o sofrimento. Por isso podemos sempre ir a Ele quando passarmos por qualquer sofrimento ou tribulação. Ele compreende pois é um perfeito "príncipe" ou "capitão".</text:p>
      <text:p text:style-name="P2"/>
      <text:p text:style-name="P2">Hb 2:12-13 Alegra o coração de Seu Pai nos ter reunidos ao redor de nosso Senhor Jesus, que está tão feliz que canta louvores ao Seu Pai.</text:p>
      <text:p text:style-name="P2"/>
      <text:p text:style-name="P2">Hb 2:14-18 Ele se tornou um Homem de verdade, mas também um "misericordioso e fiel sumo Sacerdote". O mesmo que morreu para nos redimir, agora vive para nos manter e nos ajudar (leia Rm 5:10).</text:p>
      <text:p text:style-name="P2"/>
      <text:h text:style-name="Heading_20_2" text:outline-level="2">#186</text:h>
      <text:p text:style-name="P2"/>
      <text:p text:style-name="P2">NOÉ, (Hb 11:7) tinha fé em Deus, escutava a Deus, tinha temor de Deus, e deste modo agia por Deus.</text:p>
      <text:p text:style-name="P2"/>
      <text:p text:style-name="P2">HEBREUS 3</text:p>
      <text:p text:style-name="P2"><text:soft-page-break/></text:p>
      <text:p text:style-name="P2">Hb 3:1 Talvez este versículo explique por quê não nos é dito o nome do escritor deste livro. Devemos considerar (passar muito tempo aprendendo sobre) "Jesus Cristo, o apóstolo e Sumo Sacerdote de nossa confissão".</text:p>
      <text:p text:style-name="P2"/>
      <text:p text:style-name="P2">Hb 3:2-6 O Senhor Jesus comparado com Moisés. Os Judeus se orgulhavam muito das vezes quando seus líderes viram anjos. Moisés era um de seus famosos líderes. Mas existe Um que está muito acima de qualquer anjo ou de qualquer um de seus líderes. Quando este livro foi escrito, havia muitos judeus que achavam popular dizerem que eram Cristãos. Deus conhecia aqueles que eram reais, e advertia aqueles que apenas "professassem". Ele faz o mesmo hoje.</text:p>
      <text:p text:style-name="P2"/>
      <text:p text:style-name="P2">Hb 3:14 Outro "if". Houve muitos que saíram do Egito no tempo de Moisés, mas alguns não creram. Deus conhecia o coração de cada um. Há muitos hoje que gostam de ser chamados Cristãos mas nunca creram em Jesus como seu Salvador.</text:p>
      <text:p text:style-name="P2"/>
      <text:h text:style-name="Heading_20_2" text:outline-level="2">#187</text:h>
      <text:p text:style-name="P2"/>
      <text:p text:style-name="P2">Em qualquer assunto, não faça nada enquanto não tiver uma direção clara do Senhor. Em outras palavras, se você não sabe o que fazer, ESPERE. A direção do Senhor é sempre positiva.</text:p>
      <text:p text:style-name="P2"/>
      <text:p text:style-name="P2">HEBREUS 4</text:p>
      <text:p text:style-name="P2"/>
      <text:p text:style-name="P2">Hb 4:1-2 Uma séria advertência para aqueles que escutaram a Palavra do Senhor nos dias de Moisés, mas não creram de verdade. Esta advertência é ainda muito necessária, poie existem muitos que dizem crer na Bíblia, mas que nunca aceitaram o Senhor Jesus, pela fé, como Salvador. Eles não acham que sejam pecadores.</text:p>
      <text:p text:style-name="P2"/>
      <text:p text:style-name="P2">Hb 4:3-11 O próprio Senhor descansou no sétimo dia, após a obra da criação. Aqueles que conhecem o Senhor, já desfrutam do maravilhoso descanso de consciência por meio de Sua obra consumada. Mas existe um outro descanso - descanso eternal, ainda por vir. O nome "Jesus" no versículo 8 é realmente o mesmo que "Josué" no Antigo Testamento.</text:p>
      <text:p text:style-name="P2"/>
      <text:p text:style-name="P2">Hb 4:12-13 A Palavra de Deus perscruta bem dentro de cada coração e revela tudo aquilo que as pessoas não podem ver.</text:p>
      <text:p text:style-name="P2"/>
      <text:p text:style-name="P2">Hb 4:14-16 Nós crentes temos O mesmo que morreu por nós, vivendo agora para nós como um Sumo Sacerdote que Se compadece. O capítulo começou com "Temamos, pois" e agora termina com "Cheguemos pois com confiança". Neste capítulo temos quatro coisas. Descanso... a Palavra de Deus... um Grande Sumo Sacerdote... e um trono de graça!</text:p>
      <text:p text:style-name="P2"/>
      <text:p text:style-name="P2">Hb 4:12-16 Quanto mais profundamente sentirmos a Palavra de Deus atingindo a consciência, mais valor daremos ao serviço de nosso grande Sumo Sacerdote, o Senhor Jesus no céu.</text:p>
      <text:p text:style-name="P2"/>
      <text:h text:style-name="Heading_20_2" text:outline-level="2">#188</text:h>
      <text:p text:style-name="P2"/>
      <text:p text:style-name="P2">O que é um pastor? Uma pessoa que pode levar toda a dor, cuidado, miséria e pecado de outro sobre sua própria alma, ir a Deus para <text:soft-page-break/>tratar disso, e trazer de Deus o que atende isso, antes de dirigir-se a outro.</text:p>
      <text:p text:style-name="P2"/>
      <text:p text:style-name="P2">HEBREUS 5</text:p>
      <text:p text:style-name="P2"/>
      <text:p text:style-name="P2">O Senhor Jesus é comparado com Aarão, o sacerdote.</text:p>
      <text:p text:style-name="P2"/>
      <text:p text:style-name="P2">Hb 5:1-3 Um sacerdote terreno, como Aarão, era, ele próprio, um pecador e tinha que oferecer sacrifícios por si próprio bem como pelo povo. Nisto, evidentemente, o Senhor Jesus era muito melhor, pois Ele não pecou (1 Pd 2:22) e podia oferecer a Si mesmo como um perfeito sacrifício uma só vez.</text:p>
      <text:p text:style-name="P2"/>
      <text:p text:style-name="P2">Hb 5:5-6 O Senhor Jesus foi escolhido pelo próprio Deus para ser um sacerdote. "Tu és Meu Filho" - esta é Sua glória pessoal. "Tu és sacerdote eternamente" - esta é sua glória oficial.</text:p>
      <text:p text:style-name="P2"/>
      <text:p text:style-name="P2">Hb 5:8 Quando Ele estava no céu como Filho com Seu Pai, nunca houve qualquer dúvida quanto à obediência. Mas quando foi enviado ao mundo como Homem para fazer a vontade do Pai, o Senhor Jesus aprendeu o significado da obediência, e o que significava sofrer.</text:p>
      <text:p text:style-name="P2"/>
      <text:p text:style-name="P2">Hb 5:9 A obra está consumada. O Salvador que morreu, agora vive, e é o autor (causa) de "eterna salvação". Não apenas somos salvos de nossos pecados, mas Aquele que nos salvou agora vive por nós, e está voltando para nós.</text:p>
      <text:p text:style-name="P2"/>
      <text:p text:style-name="P2">Hb 5:11-14 Foi difícil para os Hebreus aprenderem algumas dessas coisas novas, pois eles ainda não tinham desistido das coisas velhas. Eles continuavam a honrar anjos, Moisés e Aarão, e como veremos mais tarde, o templo, os sacerdotes e os sacrifícios. Mas este livro foi escrito para dizer a eles que Alguém "muito melhor" tinha vindo. Todas aquelas coisas que tanto significavam para eles, eram apenas figuras dAquele que agora tinha vindo.</text:p>
      <text:p text:style-name="P2"/>
      <text:h text:style-name="Heading_20_2" text:outline-level="2">#189</text:h>
      <text:p text:style-name="P2"/>
      <text:p text:style-name="P2">Todo privilégio tem uma responsabilidade; mas toda responsabilidade tem um poder para que seja posta em prática.</text:p>
      <text:p text:style-name="P2"/>
      <text:p text:style-name="P2">HEBREUS 6</text:p>
      <text:p text:style-name="P2"/>
      <text:p text:style-name="P2">Hb 6:1-8 Estes são versículos usados por alguns para dizer que uma pessoa poderia perder sua salvação. Mas todos nós deveríamos entender que as pessoas mencionadas aqui nunca foram crentes verdadeiros.</text:p>
      <text:p text:style-name="P2"/>
      <text:p text:style-name="P2">Hb 6:1-2 Estas eram coisas que eram cridas pelos Judeus antes que a verdade completa do Cristianismo fosse tornada conhecida.</text:p>
      <text:p text:style-name="P2"/>
      <text:p text:style-name="P2">Hb 6:4-5 Algumas destas coisas podem ser conhecidas por uma pessoa sem que ela seja nascida de novo.</text:p>
      <text:p text:style-name="P2"/>
      <text:p text:style-name="P2">Hb 6:6 Havia muitos que tinham visto muitas das maravilhas do Cristianismo, mas não eram salvos. É algo muito sério ver o quão perto uma pessoa pode chegar do conhecimento da maravilhosa verdade do Cristianismo, e todavia se perder. Pois se alguém conheceu a verdade do Cristianismo, na sua cabeça, e então se desvia dela, não há salvação em nenhum outro lugar. "Conhecer" não é o mesmo que "crêr".</text:p>
      <text:p text:style-name="P2"><text:soft-page-break/></text:p>
      <text:p text:style-name="P2">Hb 6:9 Aqui o escritor fala a crentes verdadeiros... "esperamos coisas melhores...", deixando claro que ele os colocava em contraste com os meros professos mencionados antes no capítulo.</text:p>
      <text:p text:style-name="P2"/>
      <text:p text:style-name="P2">Hb 6:11-20 Quão certa e segura é a esperança do crente! Abraão só tinha promessas em que descansar, mas aqueles que conhecem o Senhor têm uma obra consumada e um Salvador vivo no céu, Aquele que tornou a salvação uma certeza para nós. Esta esperança é absolutamente certa, ainda que futura. Nossa esperança em Cristo é uma âncora certa e segura. A "Âncora" (Cristo) está no céu.</text:p>
      <text:p text:style-name="P2"/>
      <text:h text:style-name="Heading_20_2" text:outline-level="2">#190</text:h>
      <text:p text:style-name="P2"/>
      <text:p text:style-name="P2">A linha entre a estreiteza e a fidelidade é uma linha muito estreita.</text:p>
      <text:p text:style-name="P2"/>
      <text:p text:style-name="P2">HEBREUS 7</text:p>
      <text:p text:style-name="P2"/>
      <text:p text:style-name="P2">O Senhor Jesus é comparado com "Melquisedeque", que era tanto rei como sacerdote - primeiro nos dias de Abraão - Gn 14:18-20 e Sl 110:4.</text:p>
      <text:p text:style-name="P2"/>
      <text:p text:style-name="P2">Hb 7:2 Primeiro Rei de justiça, e depois disso... Rei de paz. Um figura do Senhor Jesus, que satisfez todas as justas demandas de Deus sobre a cruz para que possamos ter paz. Ele irá também vencer todos os Seus inimigos em justiça, e então trazer paz à terra (após os Cristãos serem levados para o céu). Cristo é tanto Rei como Sacerdote.</text:p>
      <text:p text:style-name="P2"/>
      <text:p text:style-name="P2">Hb 7:3 Isto não quer dizer que ele não tivesse pai ou mãe, mas que ele não estava em nenhuma linhagem sacerdotal... ele aparece de repente, como um tipo, e desaparece.</text:p>
      <text:p text:style-name="P2"/>
      <text:p text:style-name="P2">Hb 7:4-17 Quão grande era este homem Melquisedeque, e todavia tudo está escrito para que possamos ver quão maior é a Pessoa de nosso glorioso Sumo Sacerdote, nosso Senhor Jesus Cristo.</text:p>
      <text:p text:style-name="P2"/>
      <text:p text:style-name="P2">Hb 7:19 Todas as demandas da lei, e todos os seus sacrifícios, e todos os seus sacerdotes, nunca tornaram coisa alguma perfeita. Mas uma perfeita esperança, sim! Quão maravilhoso que temos em Cristo essa melhor e segura esperança!</text:p>
      <text:p text:style-name="P2"/>
      <text:p text:style-name="P2">Hb 7:25 Existe Um que vive agora por nós, e que é capaz de não apenas nos salvar - não somente de nossos pecados, mas de nos levar através das tribulações e provas de nossa vida até chegarmos ao lar.</text:p>
      <text:p text:style-name="P2"/>
      <text:p text:style-name="P2">Hb 7:26-28 Que perfeito Salvador e Sacerdote nós temos! Em um sacrifício, Ele terminou para sempre a obra e agora vive por nós "mais sublime do que os céus".</text:p>
      <text:p text:style-name="P2"/>
      <text:h text:style-name="Heading_20_2" text:outline-level="2">#191</text:h>
      <text:p text:style-name="P2"/>
      <text:p text:style-name="P2">Sou incapaz de apresentar a verdade a crentes, a menos que esteja consciente de minha fraqueza.</text:p>
      <text:p text:style-name="P2"/>
      <text:p text:style-name="P2">HEBREUS 8</text:p>
      <text:p text:style-name="P2"/>
      <text:p text:style-name="P2"><text:soft-page-break/>Alguns daqueles Judeus que haviam recebido esta carta estavam aparentemente achando difícil de entender que muitas das coisas que haviam aprendido de sua antiga religião tivesse agora sido substituída por uma Pessoa, Jesus Cristo. Eles tiveram que aprender que as coisas velhas eram meramente figuras de Cristo.</text:p>
      <text:p text:style-name="P2"/>
      <text:p text:style-name="P2">Hb 8:6 "Ministério tanto mais excelente" - "melhor concerto"... "melhores promessas". Com que frequência temos notado isto! Quão melhor é o maravilhoso lugar que nos pertence em um Cristo ressuscitado, ao invés de estarmos sob o jugo e sacrifícios da lei.</text:p>
      <text:p text:style-name="P2"/>
      <text:p text:style-name="P2"/>
      <text:p text:style-name="P2">Hb 8:8-9 Para entendermos isto, devemos recordar que Deus fez um acordo (a Bíblia chama de "concerto") com Israel nos dias do Antigo Testamento. Eles desobedeceram isso completamente e assim o romperam. Em nossos versículos lemos as palavras "repreendendo-os", que se refere a terem rompido o acordo.</text:p>
      <text:p text:style-name="P2"/>
      <text:p text:style-name="P2">Hb 8:10-12 O Senhor irá fazer um novo concerto com Israel (após nós crentes termos sido levados para o céu). Este, todavia, será baseado na perfeita obra de Cristo na cruz.</text:p>
      <text:p text:style-name="P2"/>
      <text:h text:style-name="Heading_20_2" text:outline-level="2">#192</text:h>
      <text:p text:style-name="P2"/>
      <text:p text:style-name="P2">Há mais alegria no fato de estarmos em comunhão com Ele do que nas coisas que Ele nos dá.</text:p>
      <text:p text:style-name="P2"/>
      <text:p text:style-name="P2">HEBREUS 9</text:p>
      <text:p text:style-name="P2"/>
      <text:p text:style-name="P2">Hb 9:1-5 Se voltarmos aos dias do Antigo Testamento veremos sacerdotes em roupas vistosas, adereços de ouro e muitos sacrifícios. Que visão magnificente! Mas será que saberíamos que nossos pecados estão perdoados de uma vez por todas? Não. Será que teríamos paz de consciência? Não. Seríamos capazes de nos aproximarmos de Deus? Não. Nenhuma dessas coisas poderiam ser desfrutadas sob "a primeira aliança".</text:p>
      <text:p text:style-name="P2"/>
      <text:p text:style-name="P2">Hb 9:8 "O caminho do santuário (onde Deus habitava) não estava descoberto".</text:p>
      <text:p text:style-name="P2"/>
      <text:p text:style-name="P2">Hb 9:11 "Mas, vindo Cristo,..."</text:p>
      <text:p text:style-name="P2"/>
      <text:p text:style-name="P2">Hb 9:12-24 Que comparação! "Por Seu próprio sangue... (Ele obteve eterna redenção". Terminaram os sacrifícios, pois esta redenção é eterna. Que gozo deve ter sido para um Judeu crente, ver que todos aqueles sacrifícios, bem como o tabernáculo e o sacerdócio, apontavam para este glorioso Salvador, e Sua obra poderosa! (Regozijamos também, pois é para nós igualmente).</text:p>
      <text:p text:style-name="P2"/>
      <text:p text:style-name="P2">Hb 9:16 A palavra "testamento" é a mesma que a palavra "desejo", que é escrito por alguém para dizer o que é para ser feito com suas posses depois que ele morrer. Mas aquele testamento não terá valor até que o homem morra. Cristo precisou morrer para podermos receber as bênçãos prometidas.</text:p>
      <text:p text:style-name="P2"/>
      <text:p text:style-name="P2">Hb 9:23 Essa mesma palavra "melhor"... certamente o sangue de Cristo é bem melhor que o sangue de todos os animais que já foram sacrificados.</text:p>
      <text:p text:style-name="P2"/>
      <text:p text:style-name="P2"><text:soft-page-break/>Hb 9:24 Cristo está nas alturas, velando por nós o tempo todo que estivermos aqui - o presente.</text:p>
      <text:p text:style-name="P2"/>
      <text:p text:style-name="P2">Hb 9:26 "Manifestou..." isto é o que Ele fez e completou na cruz - o passado.</text:p>
      <text:p text:style-name="P2"/>
      <text:p text:style-name="P2">Hb 9:28 "Aparecerá" - Ele está voltando - o futuro.</text:p>
      <text:p text:style-name="P2"/>
      <text:h text:style-name="Heading_20_2" text:outline-level="2">#193</text:h>
      <text:p text:style-name="P2"/>
      <text:p text:style-name="P2">É o conhecimento de Cristo que amadurece minha alma.</text:p>
      <text:p text:style-name="P2"/>
      <text:p text:style-name="P2">HEBREUS 10, Vers. 1-22</text:p>
      <text:p text:style-name="P2"/>
      <text:p text:style-name="P2">Hb 10:1-4 Muitos sacrifícios foram oferecidos no tabernáculo e no templo, que na verdade não tiravam pecados - eles eram meras figuras do único e perfeito Sacrifício na cruz.</text:p>
      <text:p text:style-name="P2"/>
      <text:p text:style-name="P2">Hb 10:5-9 O Senhor Jesus tomou um corpo e ofereceu-Se como o único sacrifício perfeito.</text:p>
      <text:p text:style-name="P2"/>
      <text:p text:style-name="P2">Hb 10:10 "Santificado" significa separado de outros para Deus, santo. Foi esta a vontade de Deus, e aquela "vontade" foi cumprida por meio da obra de Cristo na cruz. Agora somos santificados. Os Israelitas deviam ser um povo separado. (1 Rs 8:53), mas eles falharam, pois sua salvação dependia deles. Somos santificados pela obra de Outro.</text:p>
      <text:p text:style-name="P2"/>
      <text:p text:style-name="P2">Hb 10:12 Muitos, muitos animais foram oferecidos e ainda assim a obra nunca foi consumada. Mas após o Senhor Jesus ter Se oferecido como um único sacrifício, Ele assentou-Se no céu... a obra foi feita para sempre.</text:p>
      <text:p text:style-name="P2"/>
      <text:p text:style-name="P2">Hb 10:14 Agora mesmo Deus, ao olhar para cada crente, vê cada um feito perfeito para sempre através do único sacrifício de Seu amado Filho. Você entende isso?</text:p>
      <text:p text:style-name="P2"/>
      <text:p text:style-name="P2">Hb 10:19-22 Agora estamos prontos e somos convidados a entrar no santuário - na própria presença de Deus.</text:p>
      <text:p text:style-name="P2"/>
      <text:p text:style-name="P2">Vers. 8 a 22 nos dão exemplos de "inteira certeza de fé" daqueles que simplesmente esperaram em Deus e creram nEle.</text:p>
      <text:p text:style-name="P2"/>
      <text:h text:style-name="Heading_20_2" text:outline-level="2">#194</text:h>
      <text:p text:style-name="P2"/>
      <text:p text:style-name="P2">Se me deixo levar pelos gostos do mundo, não verei muito da amabilidade de Cristo a me atrair.</text:p>
      <text:p text:style-name="P2"/>
      <text:p text:style-name="P2">HEBREUS 10, Vers. 23-final</text:p>
      <text:p text:style-name="P2"/>
      <text:p text:style-name="P2">Hb 10:23 Nos é dito para retermos firmes, e então somos lembrados de que, embora sejamos fracos, Ele continua fiel.</text:p>
      <text:p text:style-name="P2"/>
      <text:p text:style-name="P2">Hb 10:26-31 Apesar daquele único sacrifício e de todo o seu perfeito valor, existia ainda o perigo de que alguns pudessem professar ser Cristãos, e mais tarde voltarem completamente atrás. Para os tais, não havia esperança, nada restava senão castigo. Esses nunca tinham sido <text:soft-page-break/>crentes... Aqueles que não crêem na segurança eterna, usam este versículo 6:4-6, além de 2 Pd 2:20-22 para tentarem provar que uma pessoa poderia se perder depois de ter sido salva. (Mas veja Jo 10:28).</text:p>
      <text:p text:style-name="P2"/>
      <text:p text:style-name="P2">Hb 10:29 "Santificado" - Se uma pessoa saía dos sacrifícios Judaicos, e tomava o seu lugar entre os que professavam ser Cristãos, ela estava dessa maneira se separando daqueles que continuavam sendo Judeus religiosos. Ela passava a ter o nome de "Cristão". Se alguém assim se voltasse contra o Cristianismo que ele professava, veja as palavras que eram ditas de um homem assim.</text:p>
      <text:p text:style-name="P2"/>
      <text:p text:style-name="P2">Hb 10:32-34 As marcas de verdadeiros crentes em Cristo.</text:p>
      <text:p text:style-name="P2"/>
      <text:p text:style-name="P2">Hb 10:39 Havia muitos cuja confissão de fé em Cristo era real.</text:p>
      <text:p text:style-name="P2"/>
      <text:h text:style-name="Heading_20_2" text:outline-level="2">#195</text:h>
      <text:p text:style-name="P2"/>
      <text:p text:style-name="P2">Mantenha seus pés no caminho estreito e seu coração o mais largo que puder.</text:p>
      <text:p text:style-name="P2"/>
      <text:p text:style-name="P2">HEBREUS 11, Vers. 1-22</text:p>
      <text:p text:style-name="P2"/>
      <text:p text:style-name="P2">Hb 11:1-3 Deus nos falou como o mundo foi feito - "pela Palavra de Deus". Isto significa que Deus criou as coisas falando "Faça-se..." como em Gn 1. E isto cremos por fé. Se cremos na Palavra de Deus, entendemos a criação. Mas se a Palavra de Deus é duvidada, nada resta senão confusão e especulação. A fé dá substância àquilo que esperamos. Muitas pessoas hoje não crêem que Deus criou o mundo. Leia Jr 10:10 e veja o que as pessoas farão quando a ira de Deus for derramada sobre esta terra. A palavra "fé" aparece apenas duas vezes no Antigo Testamento. Dt 32:20 e Hab 2:4.</text:p>
      <text:p text:style-name="P2"/>
      <text:p text:style-name="P2">Hb 11:4 Abel cria que era um pecador, ele era um filho dos culpados Adão e Eva. Por isso ele ofereceu um sacrifício no qual sangue foi derramado. Deus aceitou aquele sacrifício; não o de Caim em que não havia sangue. Podemos dizer que este versículo nos fala de "adoração", que o versículo 5 fala de um "andar" de fé e que o versículo 7 é uma "advertência".</text:p>
      <text:p text:style-name="P2"/>
      <text:p text:style-name="P2">Hb 11:5 Deus levou Enoque para o céu sem morrer - uma figura do que acontecerá com cada crente quando o Senhor vier para nós. Ele "agradou a Deus". Um exemplo maravilhoso para nós!</text:p>
      <text:p text:style-name="P2"/>
      <text:p text:style-name="P2">Hb 11:7 Nos nomes que se seguem (Noé, Sara e Abraão e outros) só é falado da fé deles. Não é feita menção às suas falhas. O tempo está chegando quando o Senhor irá rever a vida de todos aqueles que são crentes. Todas as manchas de pecado terão sumido - apenas aquilo que foi feito para o Senhor, em obediência à Sua Palavra, será recompensado então.</text:p>
      <text:p text:style-name="P2"/>
      <text:p text:style-name="P2">Hb 11:21 Todos os ocupados esforços de Jacó durante sua vida são deixados de fora. Em sua velhice, ele havia aprendido que não tinha força em si mesmo, e aprendeu, e adorou.</text:p>
      <text:p text:style-name="P2"/>
      <text:h text:style-name="Heading_20_2" text:outline-level="2"><text:soft-page-break/>#196</text:h>
      <text:p text:style-name="P2"/>
      <text:p text:style-name="P2">É a proximidade do coração de Cristo que produz simplicidade.</text:p>
      <text:p text:style-name="P2"/>
      <text:p text:style-name="P2">HEBREUS 11, Vers. 23-final</text:p>
      <text:p text:style-name="P2"/>
      <text:p text:style-name="P2">Hb 11:23-24 nos dá exemplos da "energia da fé" que vence.</text:p>
      <text:p text:style-name="P2"/>
      <text:p text:style-name="P2">Hb 11:25 Uma boa escolha para lembrarmos. Moisés poderia ter sido um homem muito famoso, mas pela fé escolheu sofrer tribulações com o povo de Deus por causa do versículo 26. Podem existir ofertas de fama e riqueza que nos serão apresentadas, mas se escolhermos por fé, iremos escolher agradar ao Senhor.</text:p>
      <text:p text:style-name="P2"/>
      <text:p text:style-name="P2">Hb 11:33-34 Existiram homens e mulheres de fé que foram libertados por Deus.</text:p>
      <text:p text:style-name="P2"/>
      <text:p text:style-name="P2">Hb 11:35 Outros não foram libertados. Deus deu o mesmo valor à fé deles. Talvez também não sejamos libertados de nossas tribulações, mas podemos ter que suportá-las por todo o caminho até o fim da jornada.</text:p>
      <text:p text:style-name="P2"/>
      <text:p text:style-name="P2">Hb 11:39 As primeiras três palavras. Elas apresentam todas as pessoas acima. Não é maravilhoso? Resumindo o capítulo... nos versículos 8-22 temos sete testemunhas de fé em um país estrangeiro; nos versículos 23-31 sete testemunhas de um andar de fé no deserto. Versículo 32, sete exemplos de luta de fé na terra de Israel.</text:p>
      <text:p text:style-name="P2"/>
      <text:h text:style-name="Heading_20_2" text:outline-level="2">#197</text:h>
      <text:p text:style-name="P2"/>
      <text:p text:style-name="P2">A comunhão com Deus significa... pensamentos e alegria em comum com Ele.</text:p>
      <text:p text:style-name="P2"/>
      <text:p text:style-name="P2">HEBREUS 12</text:p>
      <text:p text:style-name="P2"/>
      <text:p text:style-name="P2">Hb 12:1 Esta "nuvem de testemunhas" refere-se àqueles mencionados no capítulo 11. Quando entendemos o que eles sofreram, iremos também querer ser mais fiéis ao bendito Senhor em nossa vida. E então seremos felizes ao ver que tudo isso trará glória e gozo a Ele. Iremos querer tirar de nossa vida tudo o que nos atrapalharia o avanço (os pesos) e o pecado que nos pararia!</text:p>
      <text:p text:style-name="P2"/>
      <text:p text:style-name="P2">Hb 12:2 Jesus foi o único Homem de fé perfeito, e por isso precisamos ter os olhos fixos nEle.</text:p>
      <text:p text:style-name="P2"/>
      <text:p text:style-name="P2">Hb 12:5-29 Tudo sobre nosso Pai. Quão amável e sábio Ele é!</text:p>
      <text:p text:style-name="P2"/>
      <text:p text:style-name="P2">Hb 12:5-11 Aqui encontramos outras tribulações que não podemos colocar de lado. Devemos entender que elas são permitidas por nosso Pai. Todo pai sábio precisa corrigir e castigar seus filhos quando eles desobedecem. Nós que somos pais nem sempre somos sábios ao fazê-lo, mas nosso Pai no céu é perfeito em Sua sabedoria e em Seu amor quando nos disciplina. O vers. 5 nos fala o que não devemos fazer... o vers. 11 nos dá a promessa positiva de bênção.</text:p>
      <text:p text:style-name="P2"/>
      <text:p text:style-name="P2">Hb 12:18-21 O Monte Sinai, onde a lei foi dada aos Judeus. Que horrível condição estar sob a maldição daquela lei transgredida! É esta, na verdade, a condição da nação de Israel agora. (Não dos <text:soft-page-break/>indivíduos, pois qualquer um que crê no Senhor Jesus Cristo pode ser salvo).</text:p>
      <text:p text:style-name="P2"/>
      <text:p text:style-name="P2">Hb 12:22 O Monte Sião. A palavra "Sião" significa "graça" ou "brilho do sol" - e é assim que Deus está agindo conosco hoje.</text:p>
      <text:p text:style-name="P2"/>
      <text:p text:style-name="P2">Hb 12:24 Caim foi castigado por haver derramado o sangue de Abel, e Caim precisou sair da presença do Senhor. Mas o sangue derramado do Senhor Jesus é a única maneira pela qual todos os que crêem nEle podem entrar na presença de Deus.</text:p>
      <text:p text:style-name="P2"/>
      <text:p text:style-name="P2">Hb 12:26-28 As coisas no mundo, que um dia estiveram quietas e pacíficas, estão agora sendo abaladas. Aumenta uma terrível inquietude. Mas graças a Deus existe algo que não pode ser abalado, e que permanecerá para sempre. Pertencemos, por graça, àquele reino que não pode ser abalado.</text:p>
      <text:p text:style-name="P2"/>
      <text:p text:style-name="P2">Hb 12:29 Nosso Deus é Um que faz arder a sarça sem nos destruir. Pare um minuto para ler Dt 4:24, 31, 7:9, 21. Quanto mais O conhecemos, mais confiamos nEle e O amamos.</text:p>
      <text:p text:style-name="P2"/>
      <text:h text:style-name="Heading_20_2" text:outline-level="2">#198</text:h>
      <text:p text:style-name="P2"/>
      <text:p text:style-name="P2">A responsabilidade humana é algo claramente ensinado nas Escrituras, assim como a incapacidade humana.</text:p>
      <text:p text:style-name="P2"/>
      <text:p text:style-name="P2">HEBREUS 13</text:p>
      <text:p text:style-name="P2"/>
      <text:p text:style-name="P2">Hb 13:1-6 Deus vigia nossa vida, e quer que os crentes se comportem de um modo que seja para a Sua glória, e que também possa mostrar uma vida pura diante daqueles que não estão salvos.</text:p>
      <text:p text:style-name="P2"/>
      <text:p text:style-name="P2">Hb 13:4 Estamos vivendo em uma época quando este versículo é muito necessário, pois as pessoas estão ignorando o fundamento da sociedade, conforme estabelecido por Deus.</text:p>
      <text:p text:style-name="P2"/>
      <text:p text:style-name="P2">Hb 13:5 "Contentando-vos". Estaremos contentes se crermos no final do versículo.</text:p>
      <text:p text:style-name="P2"/>
      <text:p text:style-name="P2">Hb 13:7-8 Aqueles que talvez nos tenham sido de auxílio em nos encaminhar ao Senhor, ou nos ajudaram a entender a Palavra de Deus. Se um servo do Senhor faz bem o seu trabalho, ele levará todos a olharem para o Senhor Jesus, que é sempre o mesmo, e sempre será.</text:p>
      <text:p text:style-name="P2"/>
      <text:p text:style-name="P2">Hb 13:8-9 Temos tudo em Cristo e precisamos cuidar para não sermos envolvidos por doutrina estranha.</text:p>
      <text:p text:style-name="P2"/>
      <text:p text:style-name="P2">Hb 13:1 - Amor fraternal, uns para com os outros. Hb 13:2-7 Santidade de uns para com os outros. Hb 13:9 Verdade de uns para com os outros.</text:p>
      <text:p text:style-name="P2"/>
      <text:p text:style-name="P2">Hb 13:10 O Cristianismo é algo totalmente novo e diferente do Antigo Testamento. Leia o versículo 15 com o vers. 10.</text:p>
      <text:p text:style-name="P2"/>
      <text:p text:style-name="P2">Hb 13:13 Jesus foi levado para fora da cidade religiosa de Jerusalém e ali foi crucificado. Se os crentes quiserem estar conforme Ele hoje, serão reunidos ao redor da Pessoa do Senhor Jesus, fora de todas as religiões e denominações dos homens. Estar reunido em redor de qualquer outro nome é desobedecer Ef 4:3. Cristo está rejeitado, Ele <text:soft-page-break/>foi expulso por este mundo religioso. Não nos é dito para sairmos a uma igreja ou credo, mas a Ele. Acaso Ele atrai seu coração?</text:p>
      <text:p text:style-name="P2"/>
      <text:h text:style-name="Heading_20_2" text:outline-level="2">#199</text:h>
      <text:p text:style-name="P2"/>
      <text:p text:style-name="P2">Na consciência de nossa fraqueza e fracasso, sentimos a necessidade de um sentimento novo da glória, amor, riquezas e poder do Senhor diante de nós; e, com isto, desejamos sguir, contando com Ele para nos ajudar nos dias escuros.</text:p>
      <text:p text:style-name="P2"/>
      <text:p text:style-name="P2">NÚMEROS 1, Vers. 1-16</text:p>
      <text:p text:style-name="P2"/>
      <text:p text:style-name="P2">Hoje começamos nosso quarto livro do Antigo Testamento, (e outro passo como crentes). Gênesis e Romanos foram os começos; Êxodo e Atos a saída (redenção). Levítico e Hebreus, adoração. Agora Números. Do nosso lado... tribulações, provas, dificuldades. Israel estava em um deserto, nós estamos em um mundo que é contrário a Deus, e não podemos encontrar coisa alguma aqui que satisfaça a vida que agora temos. Do lado de Deus... Sua infinita paciência com o Israel que reclamava... e conosco crentes que reclamamos com frequência de nossas circunstâncias. Certo? Se eles tivessem crido e confiado em Deus, onze dias teriam sido suficientes para levá-los à terra - Dt 1:2. 1 Co 10:1-12 mostra um pouco dos sérios eventos que aconteceram a Israel durante sua jornada.</text:p>
      <text:p text:style-name="P2"/>
      <text:p text:style-name="P2">Nm 1:1 O Senhor fala a Moisés "no deserto". Eles, em tipo, eram redimidos pelo sangue de cordeiros; nós, em realidade, pelo sangue de Cristo.</text:p>
      <text:p text:style-name="P2"/>
      <text:p text:style-name="P2">Nm 1:5-16 Cada tribo é nomeada separadamente e é dado o capitão de cada tribo.</text:p>
      <text:p text:style-name="P2"/>
      <text:h text:style-name="Heading_20_2" text:outline-level="2">#200</text:h>
      <text:p text:style-name="P2"/>
      <text:p text:style-name="P2">Por natureza o crente está morto EM pecado, pela graça ele está morta PARA o pecado.</text:p>
      <text:p text:style-name="P2"/>
      <text:p text:style-name="P2">NÚMEROS 1, Vers. 17-fim</text:p>
      <text:p text:style-name="P2"/>
      <text:p text:style-name="P2">Nm 1:17-46 Mas agora todo homem de cada tribo é cuidadosamente questionado quanto aos ancestrais de sua família. Esperamos que você seja capaz de dizer "Percenço à família de Deus". Somos introduzidos em uma nova família, e nos alegramos de ler que somos agora "da família de Deus". Ef 2:19 (nossa própria jornada no "deserto" começa quando nascemos de novo). Doze tribos foram examinadas. Nesta lista são incluídos os dois filhos de José.</text:p>
      <text:p text:style-name="P2"/>
      <text:p text:style-name="P2">Nm 1:47-54 Uma tribo foi contada separadamente. Os Levitas tinham o cuidado do tabernáculo. Eles o desmontavam, montavam, e o guardavam armando suas tendas ao redor dele. Quantos detalhes e que cuidado! Assim podemos dizer que aquele povo era formado por guerreiros... adoradores... trabalhadores. Assim somos nós.</text:p>
      <text:p text:style-name="P2"/>
      <text:h text:style-name="Heading_20_2" text:outline-level="2">#201</text:h>
      <text:p text:style-name="P2"/>
      <text:p text:style-name="P2"><text:soft-page-break/>Se o principal objetivo de Cristo ao vir ao mundo foi glorificar a Deus, e assim foi (João 17:4), então meu principal objetivo na vida deve ser também glorificar a Deus.</text:p>
      <text:p text:style-name="P2"/>
      <text:p text:style-name="P2">NÚMEROS 2</text:p>
      <text:p text:style-name="P2"/>
      <text:p text:style-name="P2">A palavra "estandarte" (ou bandeira) é mencionada com frequência. Todo homem em Israel não deve apenas conhecer sua família, mas deve também reconhecer onde aquele determinado estandarte era levantado. Que confusão teria sido se cada homem decidisse por si próprio onde iria armar sua própria tenda.</text:p>
      <text:p text:style-name="P2"/>
      <text:p text:style-name="P2">Nm 2:17 O tabernáculo do Senhor estava bem no centro de todo o grande arraial. Os Levitas estavam ao redor dele. Que felicidade seria se nós que somos crentes nos lembrássemos disso. Ao nosso redor vemos aqueles que levantaram seus próprios estandartes. Eles usam um nome. Eles vão "à igreja de sua escolha". Mas o que promete a Palavra de Deus? "Onde estiverem dois ou três reunidos em Meu nome, aí estou Eu no meio deles". Mt 18:20. Vamos nos reunir em torno do estandarte que Deus proveu, a pessoa do próprio Filho de Deus e Seu nome digno. Assim era no princípio do Cristianismo - Atos 2:42.</text:p>
      <text:p text:style-name="P2"/>
      <text:h text:style-name="Heading_20_2" text:outline-level="2">#202</text:h>
      <text:p text:style-name="P2"/>
      <text:p text:style-name="P2">Dou boas vindas à verdade de que o ESPÍRITO dá VIDA, mas custo a aprender que o ESPÍRITO é PODER. Ef 3:20</text:p>
      <text:p text:style-name="P2"/>
      <text:p text:style-name="P2">O arraial de Israel está organizado, e Deus está para indicar determinadas famílias para um determinado trabalho. Mas primeiro é contada uma triste história. (E não é sem razão de ser).</text:p>
      <text:p text:style-name="P2"/>
      <text:p text:style-name="P2">Nm 3:4 O sacerdote devia tomar fogo do altar e acrescentar incenso para apresentá-lo ao Senhor - Lv 16:12-13. Nadabe e Abiú foram ao lugar certo, e eram filhos de Aarão o sacerdote, mas tomaram o fogo de um lugar diferente do altar, e Deus os matou por meio de fogo (Lv 10:1-2). Isto nos ajudaria a lembrar que Deus não Se agrada de qualquer pretensão de adoração que não tenha início na cruz de nosso Senhor Jesus Cristo e no sangue que Ele derramou ali.</text:p>
      <text:p text:style-name="P2"/>
      <text:p text:style-name="P2">Nm 3:12-13 Quando Deus matou os primogênitos do Egito, Ele queria que todos os primogênitos (homens - Ex 13:12) de todas as tribos de Israel fossem Seus. Aqui Ele diz que tomará a tribo de Levi ao invés daqueles primogênitos. Todos os Levitas pertenciam especialmente ao Senhor, e eram privilegiados e responsáveis por servi-Lo.</text:p>
      <text:p text:style-name="P2"/>
      <text:p text:style-name="P2">Nm 3:17 A tribo de Levi, revestida de especial honra, é agora dividida em três famílias, Gerson, Coate e Merari. Cada uma dessas famílias tem seu próprio serviço, especialmente escolhido pelo Senhor. Temos nestes primeiros capítulos de Números "guerreiros (soldados), adoradores e obreiros". Vimos (1) uma nação de guerreiros, reunidos ao redor de seus estandartes; vestidos com toda a armadura de Deus e prontos a lutar pela verdade; (2) uma tribo de obreiros - a tribo de Levi; e agora (3) uma família de adoradores - a família de Aarão. Certamente deveríamos nos deliciar em adorá-Lo exatamente da maneira que Ele nos disse para fazer e deveríamos servir com alegria o Senhor em tudo o que Ele possa nos guiar.</text:p>
      <text:p text:style-name="P2"/>
      <text:h text:style-name="Heading_20_2" text:outline-level="2"><text:soft-page-break/>#203</text:h>
      <text:p text:style-name="P2"/>
      <text:p text:style-name="P2">Nossa salvação não é por obras mas uma salvação que opera se não for impedida pela vontade própria.</text:p>
      <text:p text:style-name="P2"/>
      <text:p text:style-name="P2">NÚMEROS 3, Vers. 27-51</text:p>
      <text:p text:style-name="P2"/>
      <text:p text:style-name="P2">Nm 3:25, 31, 36, 37 Veja como o Senhor escolheu algo especial para cada família fazer. Podemos pensar que se trate de uma honra muito maior levar a arca, do que levar as estacas - mas seja o que for que o Senhor escolhesse para cada um fazer, aquilo era um privilégio especial. Conforme 1 Pd, cap. 2, todos os crentes são sacerdotes e é nosso privilégio adorarmos e servirmos, mas tudo deve ser feito em conformidade com o modo como o próprio Senhor nos guia. Os sacerdotes eram todos iguais, e faziam a mesma obra, mas isso não acontecia com os Levitas, onde cada um tinha uma obra individual a fazer - 4:19.</text:p>
      <text:p text:style-name="P2"/>
      <text:p text:style-name="P2">Vamos organizar nossos pensamentos a respeito desses arranjos enquanto o arraial estava acampado. O tabernáculo ficava no centro. Três tribos do povo estavam em cada um dos quatro lados. Mas então havia um grande espaço vazio entre o Tabernáculo e o povo. Nos lados Oeste, Sul e Norte, nesse espaço vazio estavam os Levitas, para o serviço, armando o Tabernáculo, guardando-o e desmontando-o. Ao Leste estavam os sacerdotes. Todos os quatro grupos eram da família de Levi.</text:p>
      <text:p text:style-name="P2"/>
      <text:p text:style-name="P2">Nm 3:23-26 A família Levita de Gérson, levou as coisas mais leves do Tabernáculo através do deserto por 38 anos.</text:p>
      <text:p text:style-name="P2"/>
      <text:p text:style-name="P2">Nm 3:27-32 A família Levita de Coate tinha o maior privilégio - levavam os utensílios santos do Tabernáculo.</text:p>
      <text:p text:style-name="P2"/>
      <text:p text:style-name="P2">Nm 3:33-37 A família de Merari levava todas as coisas pesadas.</text:p>
      <text:p text:style-name="P2"/>
      <text:p text:style-name="P2">Nm 3:38-39 Os sacerdotes e Moisés viviam no lado Leste. Eles não carregavam nada. Seu trabalho começava apenas quando o arraial parava. Os sacerdotes eram designados para a adoração a Deus.</text:p>
      <text:p text:style-name="P2"/>
      <text:p text:style-name="P2">Nm 3:40-51. Interessante. Ao invés de cada primogênito de todo o arraial ser dedicado a Deus (Êx 13:13), os Levitas como um grupo foram dedicados a Deus como representando os primogênitos.</text:p>
      <text:p text:style-name="P2"/>
      <text:p text:style-name="P2">(Na nova criação, Cristo é apresentado como sendo o "primogênito de toda a criação". Cl 1:15. Ele é também as "primícias" da grande seara de Deus (1 Co 15:20-23). Portanto isso implica que há mais fruto por vir. Os crentes são este fruto. Assim, estando em Cristo, os crentes são resultados do Primogênito - Cl 1:15). Veja o capítulo 7:6-9 para entender o que Deus provia para os Levitas conforme o peso de suas cargas. Lembre-se disso quando você achar que tem uma carga pessada!).</text:p>
      <text:p text:style-name="P2"/>
      <text:h text:style-name="Heading_20_2" text:outline-level="2">#204</text:h>
      <text:p text:style-name="P2"/>
      <text:p text:style-name="P2">A lei de Deus é a regra da consciência.</text:p>
      <text:p text:style-name="P2"/>
      <text:p text:style-name="P2">NÚMEROS 4</text:p>
      <text:p text:style-name="P2"/>
      <text:p text:style-name="P2">Vemos com que cuidado o Senhor guardava as coisas santas do tabernáculo. Antes dos Coatitas saírem a carregar suas partes, Aaraão <text:soft-page-break/>e seus filhos deviam entrar e cobrir a mobília santa. Estes itens eram cobertos enquanto eram levados através do deserto. </text:p>
      <text:p text:style-name="P2"/>
      <text:p text:style-name="P2">Nm 4:15-20 O privilégio e serviço dos Coatitas. Vers. 24:29 - o serviço dos Gersonitas. Vers. 31-33 - o serviço dos Meratitas. Os melhores anos de suas vidas eram destinados ao serviço do Senhor e Seu tabernáculo. Dos 30 aos 50 anos de idade! Com frequência esses anos são os que usamos para tentar conseguir sucesso e bens aqui neste mundo.</text:p>
      <text:p text:style-name="P2"/>
      <text:p text:style-name="P2">Nm 4:49 "Cada qual segundo o seu ministério, e segundo o seu cargo" Nada era deixado para eles escolherem - tudo era ordenado por Deus. E cada um de nós pode pedir ao Senhor que também nos mostre o serviço e a carga que tem para que nós aceitemos em nossa jornada para nosso lar celestial.</text:p>
      <text:p text:style-name="P2"/>
      <text:h text:style-name="Heading_20_2" text:outline-level="2">#205</text:h>
      <text:p text:style-name="P2"/>
      <text:p text:style-name="P2">Ele está nas alturas por mim... estou eu aqui em baixo por Ele?</text:p>
      <text:p text:style-name="P2"/>
      <text:p text:style-name="P2">NÚMEROS 5</text:p>
      <text:p text:style-name="P2"/>
      <text:p text:style-name="P2">Nm 5:2-3 Havia certas coisas que podiam tornar o arraial impuro, e elas deviam ser "lançadas fora" - porque o próprio Senhor estava ali. (Isto é algo importante para lembrarmos se queremos honrar o nome de nosso Senhor Jesus. Somos responsáveis em cuidar para que as coisas que contaminam, sejam elas morais ou doutrinárias, sejam "lançadas fora" - pois o Senhor está ali, Gl 5:9 e 1 Co 5:6).</text:p>
      <text:p text:style-name="P2"/>
      <text:p text:style-name="P2">Nm 5:6 O Senhor agora faz Seu povo lembrar que cada um devia permanecer individualmente alerta, que a consciência deles era impura (Quando alguém age ou fala de modo errado contra outro, não é suficiente apenas dizer ao Senhor que pecamos - temos que ir ao que fizemos mal e acertar as coisas com ele também).</text:p>
      <text:p text:style-name="P2"/>
      <text:p text:style-name="P2">Nm 5:12-31 Encontramos com frequência na Bíblia a figura do marido e da esposa, o que nos lembra do Amor e relacionamento do Senhor para com o Seu povo de Israel, ou para com Sua Noiva celestial (a igreja). Que coisa triste e terrível quando o povo do Senhor se desvia dEle e faz amigos dentre aqueles que são realmente inimigos de nosso Senhor. Nesta prova, a água é usada para nos lembrar das Palavra de Deus, e o "pó" é usado para nos lembrar da morte, ou do juízo-próprio. Deixemos que a Palavra de Deus nos perscrute completamente. Repare que foi Deus quem tomou a decisão.</text:p>
      <text:p text:style-name="P2"/>
      <text:h text:style-name="Heading_20_2" text:outline-level="2">#206</text:h>
      <text:p text:style-name="P2"/>
      <text:p text:style-name="P2">Deus nunca me priva de coisa alguma, senão daquelas que eu alegremente deixaria se cresse nEle.</text:p>
      <text:p text:style-name="P2"/>
      <text:p text:style-name="P2">NÚMEROS 6</text:p>
      <text:p text:style-name="P2"/>
      <text:p text:style-name="P2">Era o privilégio de qualquer homem ou mulher de Israel separar-se a si próprio de uma maneira especial para o Senhor. Quando assim procedia, a pessoa era chamada de "Nazireu". (Não Nazareno, que era uma pessoa que vivia em Nazaré). Um homem que desejasse desfrutar dessa posição <text:soft-page-break/>deveria (1) não beber vinho, (2) deixar seu cabelo crescer, e (3) não tocar um corpo morto. (São lições para nós). O vinho no Antigo Testamento é uma figura da alegria terrena. Durante o tempo que uma pessoa era um Nazireu, ele não deveria beber vinho. O crente é uma pessoa que está sempre separada, para Cristo, da excitação deste mundo. Algo pode não ser considerado "pecaminoso", mas poderia nos impedir de verdadeiramente desfrutarmos do Senhor. Deixar seu cabelo crescer significaria desistir de qualquer direito à sua própria dignidade ou reputação. Pois a Bíblia nos diz que é uma vergonha para o homem ter cabelo comprido - 1 Co 11:14. Era uma vergonha para um homem ser um Nazireu. Tocar um corpo morto o tornaria impuro. Acaso não estamos cercados por aqueles que estão mortos em transgressões e pecados? O próprio Senhor Jesus foi o verdadeiro e perfeito Nazireu. Ele Se fez de nenhuma reputação e Se conservou incontaminado deste mundo.</text:p>
      <text:p text:style-name="P2"/>
      <text:p text:style-name="P2">Nm 6:13-20 No final do tempo do voto de um Nazireu, ele deve trazer ofertas queimadas, sacrifícios pelo pecado, sacrifícios pacíficos, ofertas de carne e de bebida! Ele deve rapar o cabelo "e depois o nazireu poderá beber vinho." Vai chegar o tempo quando nosso Senhor Jesus Cristo, Aquele em Quem se cumpriram todas as ofertas, receberá aquele lugar digno de honra, dignidade e gozo nesta terra. Reinaremos com Ele sobre este mundo - Ap 5:10.</text:p>
      <text:p text:style-name="P2"/>
      <text:h text:style-name="Heading_20_2" text:outline-level="2">#207</text:h>
      <text:p text:style-name="P2"/>
      <text:p text:style-name="P2">Demonstro meu amor por Cristo pelo tanto que obedeço Sua Palavra. João 14:23.</text:p>
      <text:p text:style-name="P2"/>
      <text:p text:style-name="P2">NÚMEROS 7</text:p>
      <text:p text:style-name="P2"/>
      <text:p text:style-name="P2">Os presentes dados ao Senhor pelos príncipes em Israel.</text:p>
      <text:p text:style-name="P2"/>
      <text:p text:style-name="P2">Nm 7:1-9 Bois e carros foram dados aos Gersonitas e Meraritas, pois eles tinham cargas pesadas para carregar; cap. 3, mas nada foi dado aos Coatitas, pois eles carregavam a santa mobília sobre seus ombros. Isto que representa particularmente a Pessoa do Senhor Jesus Cristo deve ser levado da maneira mais pessoal e exaltada.</text:p>
      <text:p text:style-name="P2"/>
      <text:p text:style-name="P2">Repare que apesar de cada príncipe ter oferecido exatamente o mesmo, ainda assim cada um ofereceu em um dia especial, e cada príncipe e sua oferta é relacionada de modo especial em todos os detalhes. Isto nos faz lembrar de que Deus nunca Se cansa de escutar nosso louvor.</text:p>
      <text:p text:style-name="P2"/>
      <text:p text:style-name="P2">Por que iria Deus ocupar 80 versículos para nos dizer isto? Não teria sido porque o louvor pertence a Deus e ao Senhor Jesus Cristo?</text:p>
      <text:p text:style-name="P2"/>
      <text:h text:style-name="Heading_20_2" text:outline-level="2">#208</text:h>
      <text:p text:style-name="P2"/>
      <text:p text:style-name="P2">Nenhuma comunhão haverá com os santos se não houver comunhão com Deus.</text:p>
      <text:p text:style-name="P2"/>
      <text:p text:style-name="P2">NÚMEROS 8</text:p>
      <text:p text:style-name="P2"/>
      <text:p text:style-name="P2">Nm 8:1-4 O candelabro dava a única luz no tabernáculo. Era a primeira sala - "o santo lugar". Deus é luz (1 Jo 1:5), Jesus era a luz do mundo (Jo 9:5) e o Espírito Santo é o azeite (o poder) que capacita a <text:soft-page-break/>luz a brilhar. Sete lâmpadas nos falam que era algo perfeito. Vemos nisto que a luz de nossa vida, o que dizemos e fazemos, é para a glória do Senhor somente. Leia Mt 5:14-16. Que responsabilidade temos!</text:p>
      <text:p text:style-name="P2"/>
      <text:p text:style-name="P2">Nm 8:6-22 Os Levitas precisam ser preparados para o serviço do Senhor. Só água, e não sangue, é usada. Veja Jo 13:6-10. A água é como a Palavra de Deus. Os crentes precisam da Palavra para se manterem limpos. Ef 5:25. Lembre-se de que os sacerdotes eram para a adoração a Deus, mas os Levitas (neste capítulo) eram para o serviço. O vers. 19 nos diz que os Levitas vinham depois dos sacerdotes. Nós crentes somos ambas as coisas, mas a adoração deve tomar o primeiro lugar. Leia estes versículos bem devagar.</text:p>
      <text:p text:style-name="P2"/>
      <text:p text:style-name="P2">Nm 8:23-26 Os anos maduros e produtivos de suas vidas deviam ser devotados ao serviço do Senhor. Após 50 anos de idade, eles deviam entrar no tabernáculo, mas não deviam fazer qualquer obra ou serviço.</text:p>
      <text:p text:style-name="P2"/>
      <text:h text:style-name="Heading_20_2" text:outline-level="2">#209</text:h>
      <text:p text:style-name="P2"/>
      <text:p text:style-name="P2">O novo homem, nascido de Deus, é, em sua natureza, o reflexo inteligente da natureza de Deus.</text:p>
      <text:p text:style-name="P2"/>
      <text:p text:style-name="P2">NÚMEROS 9</text:p>
      <text:p text:style-name="P2"/>
      <text:p text:style-name="P2">Nm 9:3 A importância da data para guardar a Páscoa (veja Êx 12:2-3).</text:p>
      <text:p text:style-name="P2"/>
      <text:p text:style-name="P2">Nm 9:6-8 Havia alguns que não estavam limpos. Eles confessaram abertamente e perguntaram a Moisés o que deviam fazer. Moisés pergunta ao Senhor. E é isto o que devemos fazer. Voltemo-nos para a Palavra de Deus em busca de respostas.</text:p>
      <text:p text:style-name="P2"/>
      <text:p text:style-name="P2">Nm 9:11-12 Quão maravilhosa é a graça de Deus. Ele permite que haja tempo para que o impuro seja limpo, e deste modo o homem guardou a Páscoa no segundo mês. Os detalhes de como esto deve ser guardada.</text:p>
      <text:p text:style-name="P2"/>
      <text:p text:style-name="P2">Nm 9:13 Um Israelita que fosse descuidado e não se importasse em guardar a Páscoa devia ser cortado do povo. O Senhor pediu-nos que correspondêssemos ao Seu amor recordando-O em Sua morte. Isto não significa que um crente possa vir a perder sua salvação se for descuidado, mas ele perderá seu discernimento e paz.</text:p>
      <text:p text:style-name="P2"/>
      <text:p text:style-name="P2">Nm 9:15-16 A nuvem era visível a todos, de dia e de noite.</text:p>
      <text:p text:style-name="P2"/>
      <text:p text:style-name="P2">Nm 9:18-23 Os filhos de Israel descansavam ou viajavam somente ao comando do Senhor. Que lição para nós! Hoje, a presença do Senhor é vista apenas pela fé, mas Ele está presente em cada crente. Ele é capaz de nos guiar e nos dirigir em nossa jornada a cada dia em direção ao nosso Lar. A fim de saber quando parar e quando andar, um Israelita tinha que manter seus olhos na nuvem. É igualmente importante para nós olharmos para o Senhor.</text:p>
      <text:p text:style-name="P2"/>
      <text:h text:style-name="Heading_20_2" text:outline-level="2">#210</text:h>
      <text:p text:style-name="P2"/>
      <text:p text:style-name="P2">Somos grandemente beneficiados por parte daqueles que construíram muros em torno da verdade... como NEEMIAS fez.</text:p>
      <text:p text:style-name="P2"/>
      <text:p text:style-name="P2"><text:soft-page-break/>NÚMEROS 10</text:p>
      <text:p text:style-name="P2"/>
      <text:p text:style-name="P2">As duas trombetas eram para serem feitas de uma só peça de prata, recordando-nos do Antigo e Novo Testamentos - ambos os quais são na verdade um só - a Palavra de Deus. A redenção é representada para nós na prata.</text:p>
      <text:p text:style-name="P2"/>
      <text:p text:style-name="P2">Nm 10:2 Para o chamado da assembléia.</text:p>
      <text:p text:style-name="P2"/>
      <text:p text:style-name="P2">Nm 10:4-10 Um alarme para o tempo de guerra, e até nos dias de alegria em seus dias solenes. A Palavra de Deus é para todo propósito... ela pode e deve fazer parte daquele gozo, tanto quanto para proteção e conforto.</text:p>
      <text:p text:style-name="P2"/>
      <text:p text:style-name="P2">Nm 10:11-12 A perfeita ordem do arraial quando começa a se mover adiante.</text:p>
      <text:p text:style-name="P2"/>
      <text:p text:style-name="P2">Nm 10:29 Moisés cometeu um erro aqui, e se volta para um parente que estava familiarizado com o deserto, e pede a ele que os guie para lhes servir de olhos (vers. 31). Às vezes somos guiados por parentes aos invés da Palavra e do Espírito Santo.</text:p>
      <text:p text:style-name="P2"/>
      <text:p text:style-name="P2">Nm 10:33-34 O Senhor é zeloso, pois conhece que a direção vinda de qualquer outro lugar nos levará a caminhos errados. Portanto Ele instrui para que tirem a arca do centro do arraial e a coloquem na frente para guiar. Repare o que Ele buscava para eles. Você está encontrando descanso para sua alma?</text:p>
      <text:p text:style-name="P2"/>
      <text:h text:style-name="Heading_20_2" text:outline-level="2">#211</text:h>
      <text:p text:style-name="P2"/>
      <text:p text:style-name="P2">Nunca obtenho a chave para qualquer dificuldade espiritual sem Cristo.</text:p>
      <text:p text:style-name="P2"/>
      <text:p text:style-name="P2">NÚMEROS 11</text:p>
      <text:p text:style-name="P2"/>
      <text:p text:style-name="P2">Nm 11:1-3 Depois de tudo isto eles começam a reclamar. O Senhor ouviu e enviou fogo entre eles, mas outra vez em Sua misericórdia, o fogo foi apagado quando o povo clamou a Moisés.</text:p>
      <text:p text:style-name="P2"/>
      <text:p text:style-name="P2">Nm 11:4-9 Deus proveu a eles o alimento diário vindo do céu, chamado maná... suficiente para todos. Mas eles ficaram cansados da comida de Deus e clamaram outra vez pela comida que antes comiam no Egito! Todos estes seis alimentos nascem próximos da terra ou vêm do mar. E acaso não é verdade que depois de termos comido cebolas e alhos, outros ao nosso redor podem dizer o que estivemos comendo? E assim é se nos alimentamos daquilo que este pobre e culpado mundo tem para oferecer, sua TV, sua música de rock, o sabor disso ficará em nós, e outros logo saberão onde estivemos nos alimentando.</text:p>
      <text:p text:style-name="P2"/>
      <text:p text:style-name="P2">Nm 11:11-15 Moisés reclama ao Senhor e usa as palavras "eu" e "mim" vez após outra. O Senhor fez conforme a palavra de Moisés, e tirou um pouco do espírito que estava com Moisés, e o dividiu entre setenta homens escolhidos.</text:p>
      <text:p text:style-name="P2"/>
      <text:p text:style-name="P2">Nm 11:24-30 Os homens sobre os quais este espírito foi concedido, permaneceram fora do arraial, mas dois deles ficaram dentro, e profetizaram ali. Eles deviam ter saído, como Moisés e os outros fizeram, e um jovem reparou nisso e perguntou a Moisés se deviam ser mandados calar. Moisés os deixou onde estavam. Não é verdade que hoje <text:soft-page-break/>há muitos que estão pregando o Evangelho mas estão recusando o lugar da escolha de Deus, que é estar reunido ao nome do Senhor Jesus "fora do arraial"?</text:p>
      <text:p text:style-name="P2"/>
      <text:h text:style-name="Heading_20_2" text:outline-level="2">#212</text:h>
      <text:p text:style-name="P2"/>
      <text:p text:style-name="P2">Não é para nos regozijarmos tanto nos livramentos quando chegam, como nAquele que nos livra.</text:p>
      <text:p text:style-name="P2"/>
      <text:p text:style-name="P2">NÚMEROS 12</text:p>
      <text:p text:style-name="P2"/>
      <text:p text:style-name="P2">Uma figura do Senhor Jesus, tomando para Si mesmo uma noiva de entre os Gentios. Vemos esta ira claramente no livro de Atos, onde os Judeus ficavam muito irados todas as vezes que o evangelho era pregado aos gentios.</text:p>
      <text:p text:style-name="P2"/>
      <text:p text:style-name="P2">Nm 12:3 Moisés era um homem fraco, e mesmo quando criticado, não se defendia, mas deixava tudo com o Senhor, e o Senhor cuidava do problema.</text:p>
      <text:p text:style-name="P2"/>
      <text:p text:style-name="P2">Nm 12:4-10 O Senhor responde e age prontamente.</text:p>
      <text:p text:style-name="P2"/>
      <text:p text:style-name="P2">Nm 12:11-15 Moisés pede perdão por Miriam. O Senhor ouve, mas há uma pena.</text:p>
      <text:p text:style-name="P2"/>
      <text:h text:style-name="Heading_20_2" text:outline-level="2">#213</text:h>
      <text:p text:style-name="P2"/>
      <text:p text:style-name="P2">Não há ninguém tão consciente do pecado que habita em si quanto aquele que anda na luz.</text:p>
      <text:p text:style-name="P2"/>
      <text:p text:style-name="P2">NÚMEROS 13</text:p>
      <text:p text:style-name="P2"/>
      <text:p text:style-name="P2">Nm 13:1-3 Em Dt 1, vers. 21 e 22, vemos que este desejo de investigar a terra começou com os filhos de Israel. Deus os havia trazido do Egito e prometeu introduzi-los na boa terra, e disse a eles como ela seria. Por que então precisariam de espias? Incredulidade!</text:p>
      <text:p text:style-name="P2"/>
      <text:p text:style-name="P2">Nm 13:22-28 Eles logo descobriram que a terra era exatamente como Deus lhes havia falado. Era uma terra de onde manava leite e mel, e trouxeram com eles alguns dos frutos da terra. As pessoas ouviram o testemunho e viram o fruto, a evidência, todavia ainda assim não creram.</text:p>
      <text:p text:style-name="P2"/>
      <text:p text:style-name="P2">Nm 13:31 Eles dizem ao povo "Não poderemos". Seus olhos estavam desviados do Senhor, e sentiam-se como gafanhotos diante de gigantes.</text:p>
      <text:p text:style-name="P2"/>
      <text:p text:style-name="P2">Nm 13:32 Mas um homem chamado Calebe diz, "seguramente prevaleceremos". Calebe tinha seus olhos no Senhor. Há muitos inimigos que iriam tentar nos impedir hoje de desfrutarmos, agora mesmo, nossos maravilhosos privilégios e bênçãos como povo celestial. Somos abençoados "com todas as bênçãos espirituais nos lugares celestiais em Cristo". Ef 1:3. Não obtemos nossas bênçãos pela obediência à Palavra de Deus, mas desfrutamos delas pela obediência.</text:p>
      <text:p text:style-name="P2"/>
      <text:h text:style-name="Heading_20_2" text:outline-level="2"><text:soft-page-break/>#214</text:h>
      <text:p text:style-name="P2"/>
      <text:p text:style-name="P2">O Senhor a me segurar é o que me garante segurança eterna... eu segurar no Senhor é essencial para uma vida de comunhão.</text:p>
      <text:p text:style-name="P2"/>
      <text:p text:style-name="P2">NÚMEROS 14</text:p>
      <text:p text:style-name="P2"/>
      <text:p text:style-name="P2">Nm 14:1-5 É difícil entender tamanha incredulidade e rebelião (a menos que olhemos para nós mesmos!). Aqui eles se encontram bem na divisa da terra que Deus lhes havia prometido, e falam de escolher um capitão e voltarem para o Egito!</text:p>
      <text:p text:style-name="P2"/>
      <text:p text:style-name="P2">Nm 14:6-10 Estes dois homens tomam a palavra e confiam em Deus, e por causa disto são ameaçados de morte! (Também vivemos em uma época quando há muitos crentes que rejeitam a verdade de que Cristo é tudo, e preferem seguir adiante de modo mundano. Não sejamos assim.)</text:p>
      <text:p text:style-name="P2"/>
      <text:p text:style-name="P2">Nm 14:11-20 Deus diz a Moisés que irá punir aqueles que não creram que Deus era capaz de introduzi-los na terra da promessa.</text:p>
      <text:p text:style-name="P2"/>
      <text:p text:style-name="P2">Nm 14:34 Apesar de Deus os ter perdoado naquela vez, Ele lhes disse que iriam vagar durante 40 anos naquele mesmo deserto, até que todos os que tinham mais de 20 anos de idade estivessem mortos. Somente seus filhos, Calebe e Josué poderiam entrar na terra.</text:p>
      <text:p text:style-name="P2"/>
      <text:p text:style-name="P2">Nm 14:37 Deus não deixa nada passar despercebido.</text:p>
      <text:p text:style-name="P2"/>
      <text:p text:style-name="P2">Nm 14:40-45 Quando o Senhor disse a eles que entrassem - eles se recusaram. Agora que Ele diz que devem vagar por 40 anos, eles dizem, "Não, entraremos na terra". São derrotados em sua primeira luta contra o inimigo, pois o Senhor não estava com eles; sem Deus age a vontade própria. Devemos ver isto com mais clareza no próximo capítulo.</text:p>
      <text:p text:style-name="P2"/>
      <text:h text:style-name="Heading_20_2" text:outline-level="2">#215</text:h>
      <text:p text:style-name="P2"/>
      <text:p text:style-name="P2">Sempre posso encontrar o suficiente para quaisquer tribulações que Deus possa permitir, se tão somente olhar para Cristo.</text:p>
      <text:p text:style-name="P2"/>
      <text:p text:style-name="P2">NÚMEROS 15</text:p>
      <text:p text:style-name="P2"/>
      <text:p text:style-name="P2">Nm 15:1-2 Depois de toda a incredulidade do último capítulo, o Senhor diz, "Quando entrardes na terra da vossa habitação, que eu vos hei de dar". Não é maravilhoso? Sua graça e fidelidade será a causa do assentamento de Israel na terra. Desobediência, da parte deles, graça da parte de Deus! Nunca se esqueça disso.</text:p>
      <text:p text:style-name="P2"/>
      <text:p text:style-name="P2">Nm 15:3-13 Deus olha com gozo para o tempo quando Seu amado povo estará na terra; eles levarão alegremente suas oferendas e sacrifícios a Ele.</text:p>
      <text:p text:style-name="P2"/>
      <text:p text:style-name="P2">Nm 15:14-16 O Senhor pensa naqueles que não fazem parte de Seu povo terreno Israel, e quer abençoá-los também. Nós Gentios éramos estrangeiros e desarraigados, mas fomos introduzidos na mais maravilhosa bênção por meio da obra de Cristo por nós. A igreja de Deus é formada de Judeus e Gentios - Ef 2:13-18. E deverá compartilhar as glórias com Cristo no céu para sempre.</text:p>
      <text:p text:style-name="P2"/>
      <text:p text:style-name="P2"><text:soft-page-break/>Nm 15:22-31 É feita provisão para nossos pecados de ignorância e, a horrível sentença de morte para aquele que pecou deliberadamente. Ser ignorante da verdade é uma coisa. Mas desobedecê-la deliberadamente, é outra.</text:p>
      <text:p text:style-name="P2"/>
      <text:p text:style-name="P2">Nm 15:37-41 Azul é a cor que nos lembra do céu. Nosso "andar" diário deveria mostrar aos outros que pertencemos ao céu e que queremos agradar ao Senhor.</text:p>
      <text:p text:style-name="P2"/>
      <text:h text:style-name="Heading_20_2" text:outline-level="2">#216</text:h>
      <text:p text:style-name="P2"/>
      <text:p text:style-name="P2">A mesma Palavra que nos diz que não temos pecado em nós, nos diz claramente que temos pecado em nós.</text:p>
      <text:p text:style-name="P2"/>
      <text:p text:style-name="P2">NÚMEROS 16</text:p>
      <text:p text:style-name="P2"/>
      <text:p text:style-name="P2">Esta horrível história é mencionada em Judas, vers. 11, como a "rebelião de Coré". Sem dúvida havia inveja no coração deste homem. Ele vê defeito em Moisés e Aarão que tinham um serviço mais proeminente. Que coisa terrível é a inveja aos olhos de Deus! Deus escolheu cada homem para sua obra; Coré estava na verdade se rebelando contra Deus.</text:p>
      <text:p text:style-name="P2"/>
      <text:p text:style-name="P2">Nm 16:4 Algo bom de se fazer. O próprio Senhor é nosso Grande Sumo Sacerdote; não temos direito de escolha. Sujeitemo-nos a nosso Senhor Jesus Cristo.</text:p>
      <text:p text:style-name="P2"/>
      <text:p text:style-name="P2">Nm 16:12 Dois outros que tomaram parte nessa rebelião.</text:p>
      <text:p text:style-name="P2"/>
      <text:p text:style-name="P2">Nm 16:16-35 Datã e Abirão e todos os que estão com eles são literalmente "engolidos" pela terra, e Coré e os 250 que estavam com ele são queimados. Deus não será zombado ou desafiado, e embora Ele seja longânimo e misericordioso hoje, Ele trará um terrível juízo sobre aqueles que se rebelam contra o Senhor Jesus. Lembremo-nos dos versículo 21, e estejamos separados daqueles (às vezes até crentes) que se recusam a aceitar a autoridade do Senhor.</text:p>
      <text:p text:style-name="P2"/>
      <text:p text:style-name="P2">Nm 16:41-45 Este espírito de rebelião estava em "toda a congregação".</text:p>
      <text:p text:style-name="P2"/>
      <text:p text:style-name="P2">Nm 16:48 Aarão o sacerdote permanece entre os vivos e os mortos, e a praga é interrompida. Se não fosse por nosso Sumo Sacerdote, de Quem Aarão é uma figura, jamais chegaríamos ao céu. Mas Ele é fiel e Ele que fez a expiação vive agora para nós.</text:p>
      <text:p text:style-name="P2"/>
      <text:h text:style-name="Heading_20_2" text:outline-level="2">#217</text:h>
      <text:p text:style-name="P2"/>
      <text:p text:style-name="P2">Nos últimos dias a prova do verdadeiro amor a Cristo é manter a manutenção da Sua verdade.</text:p>
      <text:p text:style-name="P2"/>
      <text:p text:style-name="P2">NÚMEROS 17</text:p>
      <text:p text:style-name="P2"/>
      <text:p text:style-name="P2">O Senhor irá agir publicamente.</text:p>
      <text:p text:style-name="P2"/>
      <text:p text:style-name="P2">Nm 17:1-9 Doze varas eram para ser tomadas e colocadas diante da arca, o próprio lugar da habitação de Deus. O nome de cada tribo estava escrito sobre cada vara individual.</text:p>
      <text:p text:style-name="P2"><text:soft-page-break/></text:p>
      <text:p text:style-name="P2">Nm 17:8 Que milagre! A vara de Aarão, o Sumo Sacerdote, produz brotos, flores e amêndoas, tudo em uma só noite! Isto é uma figura da vida e ressurreição a partir da morte! E Aquele que é nosso Sumo Sacerdote, Aquele que está lá nas alturas na presença de Deus por nós, agora vive de entre os mortos, capaz e ansioso por nos guiar e nos guardar em nosso caminho para o lar. Não nos esqueçamos da presente obra de nosso Senhor no céu (Rm 5:10); sem isso não sobreviveríamos.</text:p>
      <text:p text:style-name="P2"/>
      <text:p text:style-name="P2">Nm 17:12-13 Que profunda incredulidade, mesmo depois deste maravilhoso milagre. O capítulo termina com uma pergunta. No capítulo de amanhã vem a resposta.</text:p>
      <text:p text:style-name="P2"/>
      <text:h text:style-name="Heading_20_2" text:outline-level="2">#218</text:h>
      <text:p text:style-name="P2"/>
      <text:p text:style-name="P2">O quer que enfraqueça a união a Cristo destrói o poder.</text:p>
      <text:p text:style-name="P2"/>
      <text:p text:style-name="P2">NÚMEROS 18</text:p>
      <text:p text:style-name="P2"/>
      <text:p text:style-name="P2">Nm 18:1-5 Que resposta maravilhosa! O Senhor não pode abaixar o padrão de Sua santidade, mas aqui Ele faz completa provisão " para que não haja outra vez furor sobre os filhos de Israel". A tribo de Levi precisava ser "juntada" a Aarão. Eles eram privilegiados para servirem, mas deviam ser obedientes a Aarão, o Sumo Sacerdote. Quão triste e confuso é quando um crente escolhe seu próprio tipo de serviço. A adoração deve vir antes do serviço.</text:p>
      <text:p text:style-name="P2"/>
      <text:p text:style-name="P2">Nm 18:8-10 É bom servir o Senhor, porém é mais importante ainda adorá-Lo. Eles tinham que "comer" a oferta pelo pecado no "lugar santo". Isto na verdade significa que deveríamos sentir profundamente e com pesar o pecado de qualquer crente. Nos esquecemos disto, talvez, censuramos e corrigimos alguém que falha, sem sentirmos o peso daquele pecado e de nossa própria falha.</text:p>
      <text:p text:style-name="P2"/>
      <text:p text:style-name="P2">Nm 18:14-19 Tanto o povo como os animais impuros precisavam ser redimidos.</text:p>
      <text:p text:style-name="P2"/>
      <text:p text:style-name="P2">Nm 18:20 A possessão de Aarão era o próprio Senhor.</text:p>
      <text:p text:style-name="P2"/>
      <text:p text:style-name="P2">Nm 18:31 Os dízimos e ofertas que eram trazidas ao Senhor eram dadas aos Levitas e eles e suas famílias deviam comê-las e desfrutar delas. Que felicidade encontrar lares onde as coisas que pertencem ao Senhor são desfrutadas em conjunto no lar e na família.</text:p>
      <text:p text:style-name="P2"/>
      <text:h text:style-name="Heading_20_2" text:outline-level="2">#219</text:h>
      <text:p text:style-name="P2"/>
      <text:p text:style-name="P2">Falar de comunhão com Deus enquanto vou seguindo com maus pensamentos ou atos, trará desonra ao nome de Cristo.</text:p>
      <text:p text:style-name="P2"/>
      <text:p text:style-name="P2">NÚMEROS 19</text:p>
      <text:p text:style-name="P2"/>
      <text:p text:style-name="P2">Embora você possa achar este capítulo difícil de entender a princípio, é muito importante que tentemos entendê-lo. Pois trata-se de uma figura de nossa vida como um crente hoje. Deus está nos falando aqui de tão horrível é o PECADO para Ele. Não os pecados que praticamos antes de sermos salvos, mas aqueles que praticamos depois. Você nunca <text:soft-page-break/>será castigado por um pecado sequer que tenha cometido, pois o Senhor Jesus foi castigado por eles. Jo 13:10. Mas Deus nosso Pai sabe que os pecados que praticamos após termos sido salvos estragam nossa comunhão com Ele, e também nos tornam tristes. Eu e você precisamos aprender que Deus está falando conosco por meio desta ilustração. Deus proveu um caminho para nós. Aprendamos qual é.</text:p>
      <text:p text:style-name="P2"/>
      <text:p text:style-name="P2">Nm 19:2 A novilha ruiva (bezerra) sem uma mancha, ou defeito é uma figura de Cristo.</text:p>
      <text:p text:style-name="P2"/>
      <text:p text:style-name="P2">Nm 19:3-8 A novilha é levada fora do arraial, é morta, seu sangue trazido de volta, e aspergido 7 vezes na frente do tabernáculo (Lv 14:7); A morte ou o sangue não voltam a ser mencionados neste capítulo. Tudo é uma figura de Cristo, Sua morte fora da cidade de Jerusalém, e seu sangue derramado. Por meio deste único sacrifício nossos pecados se foram para sempre. 7 é o número perfeito.</text:p>
      <text:p text:style-name="P2"/>
      <text:p text:style-name="P2">Nm 19:9-10 Mas agora as cinzas são guardadas... uma lembrança constante da morte da novilha. Não precisamos ser salvos outra vez se nós, crentes, pecamos, mas precisamos nos lembrar do quanto custou ao Senhor Jesus levar nossos pecados. Às vezes somos descuidados a respeito das coisas que nós crentes fazemos, mas Deus não é assim. Leia o vers. 9 e veja quão similar é isso com o que José fez em Mt 27:59.</text:p>
      <text:p text:style-name="P2"/>
      <text:p text:style-name="P2">Nm 19:11-16 Eles certamente tinham que ser cuidadosos para não tocar um corpo morto. Também devemos lembrar que a amizade com o mundo estraga nossa comunhão com o Senhor.</text:p>
      <text:p text:style-name="P2"/>
      <text:p text:style-name="P2">Nm 19:17-22 As cinzas e a água são aspergidas sobre a pessoa impura. Repare que levou quatro dias para a pessoa ser restaurada a plena comunhão. Não voltamos à comunhão com a mesma rapidez com que nos afastamos dela. Possamos ter o mesmo horror ao pecado que Deus tem.</text:p>
      <text:p text:style-name="P2"/>
      <text:h text:style-name="Heading_20_2" text:outline-level="2">#220</text:h>
      <text:p text:style-name="P2"/>
      <text:p text:style-name="P2">Quanto mais alta nossa posição, menos será tolerado o mais leve desvio. Uma falha que poderia passar despercebida em uma posição mais baixa, seria intolerável em uma alta posição.</text:p>
      <text:p text:style-name="P2"/>
      <text:p text:style-name="P2">NÚMEROS 20, Vers. 1-13</text:p>
      <text:p text:style-name="P2"/>
      <text:p text:style-name="P2">Para refrescar sua memória do que está acontecendo a Israel. Eles se recusaram a crer que Deus era capaz de lhes dar a terra prometida, por isso Deus os enviou para o deserto até que todos os homens com mais de 20 anos (naquela ocasião) tivessem morrido.</text:p>
      <text:p text:style-name="P2"/>
      <text:p text:style-name="P2">Nm 20:1 Você se lembra de que quando eles foram tirados através do Mar Vermelho, Míriam (irmã de Moisés e Aarão) havia cantado uma canção de gozo (Êx 15:20-21). Agora ela morre... a lembrança do primeiro gozo de Israel transforma-se em tristeza. Não é exatamente o que acontece conosco? O gozo inicial da salvação logo se vai, quando somos desobedientes a Deus. Veja do capítulo 13:17 em diante, mas particularmente o versículo 26 para ver o que aconteceu 38 anos antes. Agora eles estão de volta a Cades!</text:p>
      <text:p text:style-name="P2"/>
      <text:p text:style-name="P2"><text:soft-page-break/>Nm 20:2-5 Israel não apenas se esqueceu de seu primeiro gozo, mas se esqueceu do poder de um Deus amoroso que era capaz de cuidar de todas as suas necessidades. Leia este amargo ataque contra Moisés e Aarão.</text:p>
      <text:p text:style-name="P2"/>
      <text:p text:style-name="P2">Nm 20:6 Mais uma vez Moisés e Aarão se controlam, afastam-se em silêncio da multidão que reclama e se voltam para um SENHOR compassivo! A Pessoa certa e o lugar certo.</text:p>
      <text:p text:style-name="P2"/>
      <text:p text:style-name="P2">Nm 20:7-9 "A vara" é de Aarão (a vara de Aarão é uma figura da graça, a vara de Moisés é uma figura de poder). Moisés recebe ordens de falar à rocha. A rocha foi ferida uma vez (Êx 17). É uma figura da cruz de Cristo, (leia Hb 10:12 "um sacrifício"). Também Sl 78:15. Falar à rocha nos mostra o poder do Espírito Santo, que nos sustenta vez após outra, durante "nossa jornada no deserto" aqui na terra hoje. Era para falar, não ferir.</text:p>
      <text:p text:style-name="P2"/>
      <text:p text:style-name="P2">Nm 20:10-11 Moisés comete sérios erros. (1) Usa sua própria vara, e (2) fere a rocha duas vezes. O Senhor é gracioso!. A água flui dela, MAS...</text:p>
      <text:p text:style-name="P2"/>
      <text:p text:style-name="P2">Nm 20:12 Moisés é instruído acerca das conseqüências de seus atos... ele não guiará o povo de Deus para dentro da terra. Embora os crentes sejam, com freqüência, desobedientes à Palavra de Deus, o Senhor graciosamente oferece misericórdia, mas Ele não pode, e nem irá, recompensar a desobediência. Hoje não buscamos pela aprovação de nossos atos pelos resultados que possamos ver, mas obtemos a certeza de nossa aprovação da Palavra de Deus.</text:p>
      <text:p text:style-name="P2"/>
      <text:h text:style-name="Heading_20_2" text:outline-level="2">#221</text:h>
      <text:p text:style-name="P2"/>
      <text:p text:style-name="P2">A chama do testemunho queima com fulgor quando alimentada com o azeite da graça. Pv 13:9</text:p>
      <text:p text:style-name="P2"/>
      <text:p text:style-name="P2">NÚMEROS 20, v. 14-29</text:p>
      <text:p text:style-name="P2"/>
      <text:p text:style-name="P2">Nm 20:14-21 O povo de Edom era descendente de Esaú (irmão de Jacó). Você se lembra de que muito antes disso, Jacó havia enganado seu pai Isaque e usurpado a bênção de primogenitura que pertencia a Esaú (Edom) - Gn 27. Agora os descendentes desses dois homens se encontram! Israel deve sofrer por seu ato há muito praticado. Colhemos o que semeamos (Ec 3:15). Mas para encorajar você, não se esqueça, Ele também se lembra do bem (Mc 9:41).</text:p>
      <text:p text:style-name="P2"/>
      <text:p text:style-name="P2">Nm 20:22-final O capítulo começa e termina com morte. Agora Aarão. Embora Aarão não tenha tomado parte na ação, ele se associou com Moisés, e também compartilhou do desgosto do Senhor. Deus está nos dizendo que somos tidos por responsáveis por nossas associações. O filho de Aarão se torna sumo sacerdote.</text:p>
      <text:p text:style-name="P2"/>
      <text:h text:style-name="Heading_20_2" text:outline-level="2">#222</text:h>
      <text:p text:style-name="P2"/>
      <text:p text:style-name="P2">Não existe maior evidência de um santo de coração puro que o seu santo temor de Deus.</text:p>
      <text:p text:style-name="P2"/>
      <text:p text:style-name="P2">NÚMEROS 21</text:p>
      <text:p text:style-name="P2"/>
      <text:p text:style-name="P2"><text:soft-page-break/>Nm 21:1-3 Israel faz um acordo com o Senhor.</text:p>
      <text:p text:style-name="P2"/>
      <text:p text:style-name="P2">Nm 21:4-9 Tudo dá certo. Mas será que o povo de Israel está contente? (1) Eles falaram contra Deus e Moisés; (2) eles questionam o por quê de terem sido libertados do Egito; (3) Falaram uma inverdade - eles tinham pão - o maná, eles tinham água - 20:11 e (4) eles repugnaram (desprezaram) o maná. O senhor envia serpentes ardentes; quando as pessoas eram mordidas, morriam. O povo confessa, "pecamos". Com que frequência nós crentes falamos o mesmo ao Senhor, achando outras razões para culpar, menos a nós mesmos. A história toda é uma figura marcante do pecado e da salvação por meio do Senhor Jesus sendo levantado sobre a cruz (leia Jo 3:14-15). Um olhar para Cristo significa vida; (um olhar para a serpente significava cura). Jesus foi feito pecado por nós que cremos - 2 Co 5:21.</text:p>
      <text:p text:style-name="P2"/>
      <text:p text:style-name="P2">Nm 21:16 Que bondade do Senhor. Ele adora reunir as pessoas!</text:p>
      <text:p text:style-name="P2"/>
      <text:p text:style-name="P2">Nm 21:17 O resultado... eles cantam. O Senhor Jesus é nosso poço - Jo 4:14-15.</text:p>
      <text:p text:style-name="P2"/>
      <text:p text:style-name="P2">Nm 21:21-final As diferentes raças de pessoas temeram, ressentiram, odiaram e invejaram os Israelitas. Cada inimigo tinha uma dessas características. Nós crentes nos encontramos cercados por inimigos espirituais hoje. 2 Co 10:3-6 e Ef 6:10-17 deixam isto bem claro. Até outros crentes nos criticam quando falamos ou escrevemos a verdade - Gl 4:16. Mas não temamos. Repare no que o Senhor fez para Israel nestes versículos.</text:p>
      <text:p text:style-name="P2"/>
      <text:h text:style-name="Heading_20_2" text:outline-level="2">#223</text:h>
      <text:p text:style-name="P2"/>
      <text:p text:style-name="P2">A verdade nos torna humildes, nossas opiniões nos tornam orgulhosos.</text:p>
      <text:p text:style-name="P2"/>
      <text:p text:style-name="P2">NÚMEROS 22</text:p>
      <text:p text:style-name="P2"/>
      <text:p text:style-name="P2">Outro inimigo se opõe à aproximação de Israel em direção à terra que o Senhor havia escolhido para eles. Moabe é uma figura da corrupção religiosa. Eles estavam muito perto de Israel, logo após o Jordão. Veja em Sf 2:8-11, Ez 25:8-11.</text:p>
      <text:p text:style-name="P2"/>
      <text:p text:style-name="P2">Nm 22:1-7 Os Moabitas tinham medo dos Israelitas... eles haviam escutado do que tinha acontecido a alguns de seus vizinhos. Eles decidem contratar um homem chamado Balaão para ir amaldiçoar aqueles Israelitas. Veremos quão gracioso Deus foi para com Israel. Eles haviam falhado miseravelmente em obedecê-Lo, mas o Senhor transforma essa tentativa de amaldiçoar Israel em uma declaração de bênção!</text:p>
      <text:p text:style-name="P2"/>
      <text:p text:style-name="P2">Nm 22:8-14 Podemos achar que aquilo que Balaão fez foi certo porque ele consultou o Senhor sobre o que fazer. Mas veremos que ele estava errado. Ele sabia muito bem que devia ter dito "NÃO". Antes que você continue a ler, abra em 2 Pd 2:15 (É só pela Palavra de Deus, e não pela nossa opinião, que avaliamos o certo do errado).</text:p>
      <text:p text:style-name="P2"/>
      <text:p text:style-name="P2">Nm 22:15-17 O Rei Balaque, mais determinado que nunca a amaldiçoar Israel, agora envia homens de mais elevada posição e influência, para tentar atrair Balaão a si. Eles prometem a Balaão recompensas sem limites.</text:p>
      <text:p text:style-name="P2"/>
      <text:p text:style-name="P2"><text:soft-page-break/>Nm 22:18-19 Palavras aparentemente nobres sobre querer saber qual era a vontade do Senhor (lembre-se do que diz 2 Pd 2:15) quando na verdade ele queria ir.</text:p>
      <text:p text:style-name="P2"/>
      <text:p text:style-name="P2">Nm 22:20-21 Deus permite que ele vá pois Deus vê sua determinação. O versículo seguinte prova isto.</text:p>
      <text:p text:style-name="P2"/>
      <text:p text:style-name="P2">Nm 22:22-35 Maravilhosa história. Fora a serpente no Éden, o único caso nas Escrituras de um animal falando. A mula salva sua vida. Balaão persiste em sua vontade própria, usando ainda aquela conversa de aparência santa.</text:p>
      <text:p text:style-name="P2"/>
      <text:p text:style-name="P2">Nm 22:36-final O Rei Balaque dá as boas vindas a Balaão com sacrifícios idólatras. Um capítulo dos mais instrutivos. Revela nosso próprio enganoso coração. Podemos professar estar querendo saber a vontade do Senhor para nós, e ainda assim persistindo em nossos caminhos.</text:p>
      <text:p text:style-name="P2"/>
      <text:h text:style-name="Heading_20_2" text:outline-level="2">#224</text:h>
      <text:p text:style-name="P2"/>
      <text:p text:style-name="P2">Oh, que os filhos de Deus pudessem despertar para um senso de sua VERDADEIRA E MARAVILHOSA ORIGEM (Ef 1:3), ATUAL DIGNIDADE (1 Jo 4:4) e DESTINO FUTURO!</text:p>
      <text:p text:style-name="P2"/>
      <text:p text:style-name="P2">NÚMEROS 23</text:p>
      <text:p text:style-name="P2"/>
      <text:p text:style-name="P2">Nm 23:1-4 Três visões ou mensagens que Balaão recebe do Senhor. Estes quatro versículos são a primeira. Mas em contraste com isto, lemos da conspiração desses dois homens ímpios. Tudo parecendo ser tão santo.</text:p>
      <text:p text:style-name="P2"/>
      <text:p text:style-name="P2">Nm 23:5-7 O Senhor coloca as palavras na boca de Balaão.</text:p>
      <text:p text:style-name="P2"/>
      <text:p text:style-name="P2">Nm 23:8-10 Ao invés de uma maldição, Balaão anuncia a primeira das três bênçãos. Aqui vemos o povo escolhido de Deus separado para Deus - separado, ou para usar a linguagem do Novo Testamento, "santificado" (ves. 9).</text:p>
      <text:p text:style-name="P2"/>
      <text:p text:style-name="P2">Nm 23:11-17 De volta ao complô do Rei Balaque para amaldiçoar Israel. Repare que é tentado outro lugar. Satanás usa diferentes maneiras.</text:p>
      <text:p text:style-name="P2"/>
      <text:p text:style-name="P2">Nm 23:18-24 O segundo anúncio vindo do Senhor... podemos usar outra palavra do Novo Testamento... "justificado". O modo de Deus ver Seu povo. Nenhum pecado é visto por Deus. Esta é sua posição se você é um filho de Deus.</text:p>
      <text:p text:style-name="P2"/>
      <text:p text:style-name="P2">Nm 23:25 ao final O Rei Balaque tenta outro lugar.</text:p>
      <text:p text:style-name="P2"/>
      <text:h text:style-name="Heading_20_2" text:outline-level="2">#225</text:h>
      <text:p text:style-name="P2"/>
      <text:p text:style-name="P2">A responsabilidade cristã é ser Cristão; ou seja, andar como Ele andou porque estamos em Cristo, por Cristo habitar em nós.</text:p>
      <text:p text:style-name="P2"/>
      <text:p text:style-name="P2">NÚMEROS 24</text:p>
      <text:p text:style-name="P2"/>
      <text:p text:style-name="P2">Nm 24:1 Isto nos ajuda a enxergar a fonte da obra de Balaão... encantamento, o que é como bruxaria. É satânico.</text:p>
      <text:p text:style-name="P2"><text:soft-page-break/></text:p>
      <text:p text:style-name="P2">Nm 24:2-9 A terceira visão de Deus... como Deus enxerga Israel... a aceitação do povo diante de Deus e as bênçãos que se seguem. No vers. 2, Balaão vê o arraial de Israel em unidade e ordem, conforme as suas tribos. No versículo 5 ele enxerga o quão belo o arraial parecia, no versículo 6 ele sente as doces fragrâncias como dos jardins regados, no versículo 7 a abundância de tudo que era necessário para fazê-los confortáveis e felizes, no versículo 8 o poder de Deus para eles e com eles, e no versículo 9 a aceitação que Deus tem por eles e as bênçãos que decorrem dessa aceitação.</text:p>
      <text:p text:style-name="P2"/>
      <text:p text:style-name="P2">Nm 24:10-14 O Rei Balaque e Balaão desistem. Balaão é instruído a ir, mas antes de partir ele conta fala a Balaque do futuro glorioso de Israel e do que eles fariam com a nação do Rei Balaque!</text:p>
      <text:p text:style-name="P2"/>
      <text:p text:style-name="P2">Nm 24:15-19 Esta visão final é como uma explosão de luz... a promessa de uma Estrela (ela apareceu aos magos - Mt 2:1-2) e de um Cetro (uma vara simbolizando autoridade real) a vinda do Senhor Jesus Cristo como Rei para esmagar todo mal e estabelecer um reino de poder e glória.</text:p>
      <text:p text:style-name="P2"/>
      <text:p text:style-name="P2">Nm 24:20-final Balaão termina suas visões falando da destruição das diferentes nações que cercavam Israel.</text:p>
      <text:p text:style-name="P2"/>
      <text:h text:style-name="Heading_20_2" text:outline-level="2">#226</text:h>
      <text:p text:style-name="P2"/>
      <text:p text:style-name="P2">A oração é a atitude constante de dependência de Deus.</text:p>
      <text:p text:style-name="P2"/>
      <text:p text:style-name="P2">NÚMEROS 25</text:p>
      <text:p text:style-name="P2"/>
      <text:p text:style-name="P2">Nm 25:1-3 Israel é guardado da maldição do Rei Balaque, mas cai em outro mal - comete fornicação com as mulheres de Moabe. Mas isso levou a uma associação ainda pior... à adoração de ídolos. Leia 1 Co 10:20.</text:p>
      <text:p text:style-name="P2"/>
      <text:p text:style-name="P2">Nm 25:4-5 O Senhor ordena um horrível castigo para os homens culpados.</text:p>
      <text:p text:style-name="P2"/>
      <text:p text:style-name="P2">Nm 25:6-final Um homem fiel, Finéias, é zeloso da glória de Deus e executa rapidamente um castigo sobre a impiedade. Por isso (vers. 11-13) o Senhor lhe deu uma bênção especial. A fidelidade deste homem salvou Israel de um castigo ainda pior. Repare quantos morreram da praga que Deus enviou (vers. 9), e os dois que são especialmente mencionados, pessoas muito proeminentes. Deus não faz acepção de pessoas, sejam elas de alta ou baixa posição. Tampouco Deus permite que nos esqueçamos de que Ele odeia o pecado, pois em 1 Co 10:8 Ele nos recorda desse terrível acontecimento.</text:p>
      <text:p text:style-name="P2"/>
      <text:h text:style-name="Heading_20_2" text:outline-level="2">#227</text:h>
      <text:p text:style-name="P2"/>
      <text:p text:style-name="P2">Em todas as nossas petições, falhas, confissões e necessidades como indivíduos, vamos a DEUS como nosso PAI... mas em tudo o que diz respeito à conduta da igreja, vamos a Àquele que é a Cabeça da igreja.</text:p>
      <text:p text:style-name="P2"/>
      <text:p text:style-name="P2">NÚMEROS 26</text:p>
      <text:p text:style-name="P2"/>
      <text:p text:style-name="P2">Deus está cuidando de nos dizer que Ele conhece e tem um registro de cada homem que atravessa o deserto. Podem existir ocasiões quando nós crentes indagamos se o Senhor realmente está prestando atenção em nós <text:soft-page-break/>quando há tantos outros vivendo e morrendo neste mundo. Mas ele realmente conhece você pessoalmente por seu nome, e vigia você todos os dias. Tudo o que Ele nos pede para fazer é obedecê-Lo! Ele nos fará felizes e Ele ficará feliz também. Com freqüência, quão tolos somos quando não O obedecemos!</text:p>
      <text:p text:style-name="P2"/>
      <text:p text:style-name="P2">Nm 26:63-65 No início da jornada através do deserto, havia 600.000 homens, além de mulheres e crianças. Agora quando eles são contados no final da jornada, só restam 2 homens do grupo original. Todos os outros morreram no deserto e seus filhos agora cresceram. Deus os amava, e os tirou do Egito, mas por causa da incredulidade deles e de suas murmurações, perderam o gozo de entrarem na terra que mana "leite e mel". Isto não quer dizer que todos tenham ido para o inferno. Talvez existissem muitos que não tinham nenhuma fé, e só seguiam a multidão. Esses estavam realmente perdidos, mas havia muitos outros que tiveram fé, e confiaram no Senhor. Todavia por sua incredulidade e murmurações, perderam a bênção de entrarem na terra de Canaã. Josué e Calebe creram na promessa de Deus. Eles foram guardados aqueles 40 anos, para entrarem na terra.</text:p>
      <text:p text:style-name="P2"/>
      <text:h text:style-name="Heading_20_2" text:outline-level="2">#228</text:h>
      <text:p text:style-name="P2"/>
      <text:p text:style-name="P2">As orações na terra são incenso no céu. Ap 5:8.</text:p>
      <text:p text:style-name="P2"/>
      <text:p text:style-name="P2">NÚMEROS 27</text:p>
      <text:p text:style-name="P2"/>
      <text:p text:style-name="P2">Nm 27:1-11 Poucos tinham fé real. Havia muitos ao redor que não pareciam se importar muito com sua herança, mas havia 5 irmãs, que não tinham irmãos, que se importavam muito. (Mas hoje, Deus nos deu, a homens, mulheres, meninos e meninas, tão maravilhosas bênçãos espirituais - e uma "herança". Será que damos valor a isso?)</text:p>
      <text:p text:style-name="P2"/>
      <text:p text:style-name="P2">Nm 27:7 O Senhor promete que elas não perderiam sua herança.</text:p>
      <text:p text:style-name="P2"/>
      <text:p text:style-name="P2">Nm 27:12-13 Que notícias tristes para Moisés. Ele pode dar uma boa olhada na terra prometida, mas é dito a ele que deve morrer, e que não poderá guiar o povo para entrar na terra.</text:p>
      <text:p text:style-name="P2"/>
      <text:p text:style-name="P2">Nm 27:15-17 Que homem desapegado! Ao invés de pensar só em si mesmo, e na tristeza de estar sendo impedido de entrar na terra, ele pensa no povo de Deus, e pede ao Senhor para cuidar deles, e para escolher outro para guiá-los para que não sejam como ovelhas sem um pastor.</text:p>
      <text:p text:style-name="P2"/>
      <text:h text:style-name="Heading_20_2" text:outline-level="2">#229</text:h>
      <text:p text:style-name="P2"/>
      <text:p text:style-name="P2">O poder de nossas orações depende de nossa condição espiritual.</text:p>
      <text:p text:style-name="P2"/>
      <text:p text:style-name="P2">NÚMEROS 28</text:p>
      <text:p text:style-name="P2"/>
      <text:p text:style-name="P2">Nm 28:2 Repare nas palavras "meu" e "me". O próprio Deus naquilo que possa apontar para a vinda de Seu Filho amado, o Senhor Jesus. Quando o Senhor Jesus morreu na cruz, foi para que nossos pecados pudessem ser tirados. Mas é importante para nós recordarmos que havia um primeiro propósito em Sua morte, e era que Ele morresse para a glória de Deus. Esse sacrifício foi uma perfeita delícia ao coração do próprio Deus. Lembremo-nos disso, pois é muito importante. Se fossemos <text:soft-page-break/>ler este capítulo, e o próximo, descobriríamos que a oferta pelo pecado é mencionada 13 vezes, mas as ofertas de aroma suave são mencionadas 58 vezes. Qual é a diferença? A oferta pelo pecado servem para nos lembrar do Senhor Jesus tirando nossos pecados ao levar o castigo de Deus e ao derramar o Seu sangue por nós. Mas as ofertas de aroma suave nos recordam de quão preciosa e doce aquela oferta do Senhor Jesus foi para o próprio Deus. Quanto mais você compreender isto, mais rico será seu louvor a Deus.</text:p>
      <text:p text:style-name="P2"/>
      <text:p text:style-name="P2">Nm 28:4 Cedo e à tarde devia haver aquela oferta do cordeiro. Para nós hoje trata-se de um lembrete da preciosa Pessoa do Senhor Jesus, oferecendo-Se a Deus.</text:p>
      <text:p text:style-name="P2"/>
      <text:h text:style-name="Heading_20_2" text:outline-level="2">#230</text:h>
      <text:p text:style-name="P2"/>
      <text:p text:style-name="P2">NÚMEROS 29</text:p>
      <text:p text:style-name="P2"/>
      <text:p text:style-name="P2">Ao orarmos em Nome de Cristo, nos aproximamos de Deus em todo o valor e autoridade daquele Nome.</text:p>
      <text:p text:style-name="P2"/>
      <text:p text:style-name="P2">NÚMEROS 29</text:p>
      <text:p text:style-name="P2"/>
      <text:p text:style-name="P2">Nm 29:1-6 A oferta queimada é uma figura dAquele perfeito que foi tamanho prazer para o coração de Deus... o Senhor Jesus que "Se ofereceu a Si mesmo imaculado a Deus" (Hb 9:14), e em Quem Deus encontrou tão perfeito prazer. É verdadeiramente maravilhoso conhecer um pouquinho do que o Senhor Jesus fez por mim, e de como Seu poderoso sacrifício tirou os meus pecados. Mas não nos esqueçamos de que Ele significa mais para Deus Seu Pai do que Ele significa para qualquer um de nós. (Leia cuidadosa e vagarosamente Jo 17:4).</text:p>
      <text:p text:style-name="P2"/>
      <text:p text:style-name="P2">Nm 29:12-40 No décimo quinto dia, eles deviam trazer uma oferta de 13 novilhos. Eles seriam uma oferta grande e cara para apresentar ao Senhor. Nos dias que se seguiam até o oitavo dia, o número de novilhos vai diminuindo até que no oitavo dia é de apenas um. Mesmo que não conheçamos tanto sobre o Senhor quanto outros conheçam, Deus tem prazer em tudo o que podemos desfrutar da beleza e amabilidade de Cristo. Não hesite em louvá-Lo e em agradecer a Ele. Ele vê o seu coração e dá grande valor aos seus pensamentos sobre Seu Filho amado. Tente se lembrar do que o Senhor Jesus fez para a glória de Deus em primeiro lugar. Então no que Ele fez para você.</text:p>
      <text:p text:style-name="P2"/>
      <text:h text:style-name="Heading_20_2" text:outline-level="2">#231</text:h>
      <text:p text:style-name="P2"/>
      <text:p text:style-name="P2">NÚMEROS 30</text:p>
      <text:p text:style-name="P2"/>
      <text:p text:style-name="P2">Oro pensando em minhas necessidades... adoramos pensando naquilo que temos em Deus.</text:p>
      <text:p text:style-name="P2"/>
      <text:p text:style-name="P2">Nm 30:3 Um voto é uma promessa que é feita, e aqui se refere a promessas feitas ao Senhor. Uma mulher faz uma promessa ou voto ao Senhor. Às vezes fazemos promessas que não somos capazes de cumprir. Ou talvez desejamos que nunca tivéssemos feito aquela promessa. Quando uma mulher fazia um voto, ela tinha que manter sua palavra. Não importa o quão difícil pudesse ser, ela não podia voltar atrás.</text:p>
      <text:p text:style-name="P2"/>
      <text:p text:style-name="P2"><text:soft-page-break/>Nm 30:8 A notável provisão. Se o seu marido ou seu pai (vers. 5) escutasse ela fazer um voto e soubesse que seria muito difícil para ela guardar aquele voto, então ele poderia "desobrigá-la" daquele voto - veja os vers. 13, 14 e 15. Seu marido tinha o direito de deixá-la levar a total responsabilidade de seu voto, ou se ela não o fizesse, ele próprio deveria fazê-lo. Então ela ficava livre da responsabilidade.</text:p>
      <text:p text:style-name="P2"/>
      <text:p text:style-name="P2">Nm 30:15 "...então ele levará a iniqüidade dela." Que lição temos em tudo isso! Na crucificação de nosso Senhor Jesus, os líderes de Israel clamaram a Pilatos, "o seu sangue caia sobre nós e sobre nossos filhos." Que voto terrível! Eles disseram - sabemos o que estamos fazendo, queremos que este Homem seja entregue à morte e assumiremos toda a culpa por isso para nós mesmos e para nossos filhos. Se aquele voto permanecesse, então jamais poderia haver bênção para aquela nação. Eles seriam sempre culpados do assassinato do Senhor Jesus, e o próprio Deus não poderia abençoá-los. Mas o Senhor Jesus escutou aquele terrível voto... Ele era realmente como o marido de Israel. Embora Ele fosse o rejeitado e odiado, Ele não queria que aquele terrível voto permanecesse. Por isso Ele disse, "Pai, perdoa-lhes, porque não sabem o que fazem" (Lc 23:34). Ele desobrigou-os (cancelou) aquele voto! Que amor maravilhoso! Ele queria que eles fossem abençoados e perdoados e levou a culpa sobre Si mesmo. E agora Deus está livre para abençoar Seu povo Israel, e Ele o fará após nós os crentes termos sido levados para estarmos com o Senhor.</text:p>
      <text:p text:style-name="P2"/>
      <text:h text:style-name="Heading_20_2" text:outline-level="2">#232</text:h>
      <text:p text:style-name="P2"/>
      <text:p text:style-name="P2">Quando vamos a Deus para adorar, nós o fazemos ocupados com Aquele que é perfeitamente aceitável a Deus.</text:p>
      <text:p text:style-name="P2"/>
      <text:p text:style-name="P2">NÚMEROS 31</text:p>
      <text:p text:style-name="P2"/>
      <text:p text:style-name="P2">Temos lido nos capítulos 22 ao 25 de como os Midianitas tentaram separar Deus de Israel usando Balaão; e não conseguiram. Então eles tentaram separar Israel de Deus levando os homens de Israel a caírem em imoralidade com as mulheres de Midiã, e conseguiram fazê-lo em parte. Balaão parecia ter escapado de qualquer castigo. Mas hoje, nos versículos 1-3 vemos afirmações interessantes. Nos versículos 1-2 o Senhor disse a Moisés, "vinga os filhos de Israel dos midianitas", mas no versículo 3 lemos que Moisés disse ao povo "vinga o Senhor de Midiã" (conforme a versão inglesa). Deste modo ambas as coisas se cumpriram!</text:p>
      <text:p text:style-name="P2"/>
      <text:p text:style-name="P2">Então no versículo 2 entendemos que Deus não iria deixar Moisés morrer sem ver essa desgraça totalmente eliminada da memória.</text:p>
      <text:p text:style-name="P2"/>
      <text:p text:style-name="P2">Nm 31:3-12 Pelo fato de Deus estar trabalhando por detrás dos bastidores, não era necessário um exército enorme, mesmo se Midiã fosse muito poderoso. Repare que Finéias, o sacerdote, acompanhou o exército! Ele era melhor do que algum grande capitão qualquer.</text:p>
      <text:p text:style-name="P2"/>
      <text:p text:style-name="P2">Nm 31:13-24 As mulheres eram a causa do pecado, portanto Moisés estava irado porque os principais não as estavam destruindo. Nada poderia ser usado por Israel que não tivesse passado pelo fogo, o juízo de Deus.</text:p>
      <text:p text:style-name="P2"/>
      <text:p text:style-name="P2">Nm 31:25-54 Quando os israelitas haviam deixado a terra do Egito anos antes, levaram com eles grande parte dos tesouros da terra. Aqui eles <text:soft-page-break/>conservam parte para eles, e dão outra parte ao Senhor, dos despojos dos inimigos do Senhor. Quando eles se voltam a Ele em obediência, o Senhor em Sua graça traz bênção.</text:p>
      <text:p text:style-name="P2"/>
      <text:h text:style-name="Heading_20_2" text:outline-level="2">#233</text:h>
      <text:p text:style-name="P2"/>
      <text:p text:style-name="P2">Em quaisquer circunstâncias, em todos os lugares, em todo tempo, devemos orar. A oração é a atitude constante de dependência de Deus.</text:p>
      <text:p text:style-name="P2"/>
      <text:p text:style-name="P2">NÚMEROS 32</text:p>
      <text:p text:style-name="P2"/>
      <text:p text:style-name="P2">Nm 32:1-5 Alguns do povo de três das tribos não quiseram atravessar o Rio Jordão. Eles olharam para o bom pasto da terra do lado silvestre do rio. Parecia um bom lugar para se ficar. Por isso disseram a Moisés que não queriam cruzar o rio Jordão. Com o que isto se parece em nossa vida cristã? Este Rio Jordão é uma figura de nossa morte com Cristo na cruz. Rm 6:3-11 e Gl 2:20 nos falam isso. Somos cidadãos do céu, não da terra. Leia Cl 3:1-3. Para desfrutarmos de nossas bênçãos celestiais (Ef 1:3) agora, precisamos entender que morremos com Cristo para o pecado e para o mundo, e estamos vivos com Ele agora em nossa vida celestial. Se olharmos ao redor e dissermos "bem, este não é um lugar de todo mal, vou desfrutar dele", seríamos como essas pessoas em nosso capítulo. Agora, gaste um minuto lendo Josué 14:1-2 para ver o que eles perderam.</text:p>
      <text:p text:style-name="P2"/>
      <text:p text:style-name="P2">Nm 32:6-15 Moisés estava muito desgostoso com isso. Seus olhos estavam colocados na terra que Deus havia prometido dar ao povo.</text:p>
      <text:p text:style-name="P2"/>
      <text:p text:style-name="P2">Nm 32:16-19 Aqueles que tinham dito que não queriam cruzar o rio, prometem que irão e ajudarão o restante de seus irmãos a possuir a terra, e depois voltarão.</text:p>
      <text:p text:style-name="P2"/>
      <text:p text:style-name="P2">Nm 32:20-42 Moisés aceita isso. Quando estamos determinados a tomar nosso próprio caminho, Deus às vezes permite que o façamos. Mais tarde descobrimos os problemas que acompanham isso. Se fôssemos acompanhar a história dessas duas tribos e meia, descobriríamos que eles foram os primeiros a serem levados para o cativeiro quando o inimigo os atacou - 1 Cr 5:25, 26. Não sejamos crentes ocupados com o mundo.</text:p>
      <text:p text:style-name="P2"/>
      <text:h text:style-name="Heading_20_2" text:outline-level="2">#234</text:h>
      <text:p text:style-name="P2"/>
      <text:p text:style-name="P2">Em todas as nossas petições, falhas, confissões, e necessidades como indivíduos vamos a DEUS como nosso PAI... mas em tudo o que diga respeito à conduta da igreja, vamos Àquele que é a Cabeça da igreja.</text:p>
      <text:p text:style-name="P2"/>
      <text:p text:style-name="P2">NÚMEROS 33</text:p>
      <text:p text:style-name="P2"/>
      <text:p text:style-name="P2">Nm 33:1-49 A fidelidade e cuidado do Senhor cuidou que fosse mantido um registro das peregrinações de Seu povo durante mais de quarenta anos. Cada lugar que pararam ao longo do caminho é anotado. O Senhor também mantém um registro de nossa vida, e algum dia Ele irá rever isso passo a passo. E então nós O louvaremos por Sua fidelidade apesar de nossas falhas. O próprio Senhor foi com eles em todas aquelas peregrinações.</text:p>
      <text:p text:style-name="P2"/>
      <text:p text:style-name="P2"><text:soft-page-break/>Nm 33:50-56 Após esse longo relato, eles são informados de que quando entrarem na terra, devem expulsar aqueles que viviam ali, de modo a não serem influenciados por seus ímpios caminhos. Eles foram avisados que se os deixassem permanecer, e tentassem viver entre eles, aquilo seria um contínuo problema e tribulação para eles. Isto é uma lição para nós. Estamos em jornada em direção ao céu, onde nunca mais teremos qualquer uma dessas tribulações e batalhas. Mas sabemos que tribulações são estas agora. Sabemos que precisamos trabalhar com aqueles que não amam o Senhor Jesus, e que zombam de nós se falamos bem dEle. Cuidemos de não fazer amizade com eles, mas permaneçamos separados deles. Devemos testemunhar a Eles do Senhor. Separação não significa isolamento.</text:p>
      <text:p text:style-name="P2"/>
      <text:h text:style-name="Heading_20_2" text:outline-level="2">#235</text:h>
      <text:p text:style-name="P2"/>
      <text:p text:style-name="P2">As orações na terra são incenso no céu. Ap 5:8</text:p>
      <text:p text:style-name="P2"/>
      <text:p text:style-name="P2">NÚMEROS 34</text:p>
      <text:p text:style-name="P2"/>
      <text:p text:style-name="P2">Nm 34:1 O Senhor diz, "quando entrardes na terra", não diz "se entrardes", pois Ele havia prometido, e iria cumprir a promessa. E a mesma mão que os trouxe para fora do Egito, e que os manteve durante aqueles 40 anos no deserto, iria também dividir para eles a terra que manava "leite e mel". Por isso lemos das fronteiras daquela terra.</text:p>
      <text:p text:style-name="P2"/>
      <text:p text:style-name="P2">Nm 34:16 Estes dois homens, Eleazar o sacerdote e Josué, devem dividir a terra prometida entre as doze tribos.</text:p>
      <text:p text:style-name="P2"/>
      <text:p text:style-name="P2">Nm 34:19-29 Devia ser posto um príncipe como responsável por cada tribo. Lembre-se de que Ele também nos prometeu uma "terra" nas alturas... nossas bênçãos não podem ser medidas por fronteiras e nem por milhas. Mesmo hoje, somos tão ricamente abençoados, e o Senhor quer que desfrutemos de tudo. A altura e a profundidade, a largura e o comprimento não podem ser medidos, Ef 3:17, 18 e 19. É tudo nosso, pois somos herdeiros de Deus e co-herdeiros com Jesus Cristo.</text:p>
      <text:p text:style-name="P2"/>
      <text:h text:style-name="Heading_20_2" text:outline-level="2">#236</text:h>
      <text:p text:style-name="P2"/>
      <text:p text:style-name="P2">O poder de nossas orações depende de nossa condição espiritual.</text:p>
      <text:p text:style-name="P2"/>
      <text:p text:style-name="P2">NÚMEROS 35</text:p>
      <text:p text:style-name="P2"/>
      <text:p text:style-name="P2">Nm 35:11 As cidades de refúgio eram para alguém que tivesse matado outro "por engano" - isto é, por acidente. Podemos ver do final do versículo 16, que se fosse um homicídio de fato, então o homem que o praticasse deveria ser morto. Lembre-se sempre de que o homicídio vem de Satanás - Jo 8:44.</text:p>
      <text:p text:style-name="P2"/>
      <text:p text:style-name="P2">Nm 35:25 Aquele que fugisse para a cidade de refúgio devia permanecer ali até a morte do Sumo Sacerdote, e então poderia voltar para o lugar onde a morte havia acontecido, e estaria livre. Mas nos versículos 26 e 27 vemos que se ele saísse daquela cidade antes da morte do sumo sacerdote, então poderia ser morto. Deixe-nos fazer a aplicação desta história. O Senhor Jesus amou tanto Seu culpado povo de Israel que disse, "Pai, perdoa-lhes pois não sabem o que fazem". Se o Senhor não tivesse dito isso, eles teriam sido culpados de homicídio, e não <text:soft-page-break/>poderia haver bênção para eles para todo o sempre. Mas agora podemos dizer que eles são culpados de "homicídio não premeditado", e Deus permitiu a eles que se refugiassem entre as nações para onde foram dispersos. Eles estão voltando para a terra agora enquanto o grande Sumo Sacerdote (o Senhor Jesus) ainda está na glória, e serão punidos ali na terra por sua desobediência. Depois que o Senhor voltar para nos levar, os crentes, para junto dEle no céu, Ele introduzirá os Israelitas que crerem em sua terra e Ele aparecerá ali. (Embora este capítulo seja sobre o povo de Deus, Israel, é uma ilustração do refúgio (lugar seguro) que encontramos em nosso Senhor Jesus. Agradeçamos a Deus por isso.)</text:p>
      <text:p text:style-name="P2"/>
      <text:h text:style-name="Heading_20_2" text:outline-level="2">#237</text:h>
      <text:p text:style-name="P2"/>
      <text:p text:style-name="P2">Pedirmos em Nome de Cristo, é mais do que ter um direito por meio do Seu nome; é, na verdade, entrar na presença de Deus com todo o valor e autoridade daquele Nome.</text:p>
      <text:p text:style-name="P2"/>
      <text:p text:style-name="P2">NÚMEROS 36</text:p>
      <text:p text:style-name="P2"/>
      <text:p text:style-name="P2">No capítulo 27 tivemos o início da história das filhas deste homem Zelofeade. Agora vemos a conclusão. Em Israel, se uma jovem não tivesse irmãos, ela recebia a herança de seu pai. Ela devia casar-se com um homem de sua própria tribo, do contrário sua herança poderia ir para a tribo de seu marido. Deus queria que cada tribo se mantivesse distinta. (Lembremo-nos da lição que é para nós. Existe uma "herança" que deve ser avaliada e nunca, nunca abandonada. Há muitos jovens crentes que vivem para o Senhor Jesus e que dão valor à "herança" que têm nEle. Quão triste é escutarmos de crentes que têm amigos, e que até mesmo se casaram com alguém que é gentil e agradável mas que não ama o Senhor e nem se interessa pela herança celestial. Há tristezas em uma condição assim, e o Senhor nos avisa disso em 2 Co 6:14. Para o incrédulo este é apenas um livro de "números", mas para nós que conhecemos o Senhor como Salvador, é de grande encorajamento enquanto atravessamos este mundo rumo à glória. Quanto mais estivermos desfrutando do Senhor, mais entenderemos que este mundo é um deserto.</text:p>
      <text:p text:style-name="P2"/>
      <text:h text:style-name="Heading_20_2" text:outline-level="2">#238</text:h>
      <text:p text:style-name="P2"/>
      <text:p text:style-name="P2">A oração e o louvor andam juntos. Aqueles que têm louvores têm orações.</text:p>
      <text:p text:style-name="P2"/>
      <text:p text:style-name="P2">FILIPENSES 1, Vers. 1-10</text:p>
      <text:p text:style-name="P2"/>
      <text:p text:style-name="P2">O livro de "Números" foi a história da jornada de Israel através do deserto, portanto é bom que hoje nos voltemos para um livro do Novo Testamento que é escrito para NOSSA jornada por este mundo (nosso deserto). Paulo, que o escreveu, estava prisioneiro em Roma por ser um crente em Cristo. Nós certamente podemos aprender muito de Filipenses SE entendermos que estamos no mundo de Satanás. Mas ao longo de todo este livro veremos a Figura Central dele... CRISTO. Foi Ele o Servo Perfeito (2:6-11), e todos as tribulações, desapontamentos e perigos que nós experimentamos neste mundo foi o que Ele recebeu do povo. Assim devemos manter nossos olhos NELE (Leia 4:13).</text:p>
      <text:p text:style-name="P2"/>
      <text:p text:style-name="P2"><text:soft-page-break/>Fp 1:1 Paulo se coloca numa posição humilde como um servo, juntamente com Timóteo. Ele amava os crentes de tal maneira que os estava sempre encorajando, foratalecendo e edificando. As difíceis experiências pelas quais passavam só davam a Paulo a oportunidade de demonstrar a eles que estas eram para seu próprio bem e para a glória de Deus. O Senhor ordena cada circunstância na vida do crente.</text:p>
      <text:p text:style-name="P2"/>
      <text:p text:style-name="P2">Fp 1:4 Não existe nenhuma outra epístola que tenha tanto gozo em si. Aqui está o primeiro. Os perigos, tristezas, sofrimentos e tribulações só tornavam o gozo mais evidente!</text:p>
      <text:p text:style-name="P2"/>
      <text:p text:style-name="P2">Fp 1:5 O interesse deles no evangelho havia sido firme desde o princípio.</text:p>
      <text:p text:style-name="P2"/>
      <text:p text:style-name="P2">Fp 1:6-9 E não iria desvanecer, mas seguir até o dia perfeito, o dia de Jesus Cristo. Ele apenas anseia que o amor deles pelos outros pudesse crescer. Isso resultaria no crescimento deles em conhecimento e inteligência.</text:p>
      <text:p text:style-name="P2"/>
      <text:p text:style-name="P2">Fp 1:10 Ele orava para que aqueles que tinham começado com Cristo, seguissem adiante com Cristo, não tendo coisa alguma além de Cristo diante de seus olhos, e se mantivessem nesse caminho sem tropeço até o dia de Cristo. Possamos nós experimentar isso cada vez mais.</text:p>
      <text:p text:style-name="P2"/>
      <text:h text:style-name="Heading_20_2" text:outline-level="2">#239</text:h>
      <text:p text:style-name="P2"/>
      <text:p text:style-name="P2">Há mais necessidade de temermos não escutar o Senhor do que de Ele não nos escutar.</text:p>
      <text:p text:style-name="P2"/>
      <text:p text:style-name="P2">FILIPENSES 1, Vers. 11-30</text:p>
      <text:p text:style-name="P2"/>
      <text:p text:style-name="P2">Fp 1:11 O propósito de Paulo ao escrever a eles estava em que eles pudessem completar seu gozo vivendo a vida alegre que Deus tinha para eles. Que desejo desprendido! Ser cheio deste fruto. Não só às vezes, mas constantemente, continuamente, transbordando.</text:p>
      <text:p text:style-name="P2"/>
      <text:p text:style-name="P2">Fp 1:12-20 Ele nos fala sobre suas circunstâncias, e indica que elas realmente auxiliaram o evangelho a ser mais pregado. Se Cristo é visto em meio às tribulações, que doçura advém disso para o crente!</text:p>
      <text:p text:style-name="P2"/>
      <text:p text:style-name="P2">Fp 1:21 Paulo tinha um objetivo na vida... viver para Cristo cada momento do dia.</text:p>
      <text:p text:style-name="P2"/>
      <text:p text:style-name="P2">Fp 1:22-26 Ele ansiava partir e estar com Cristo, mas possivelmente ele era necessário aqui na terra, e por isso estava contente, de um modo ou de outro.</text:p>
      <text:p text:style-name="P2"/>
      <text:p text:style-name="P2">Fp 1:27-30 Grandes palavras. As primeiras poucas palavras do vers. 27 são como se ele estivesse dizendo "somente portai-vos de uma maneira que seja digna das boas novas acerca de Cristo". Será isto verdade a nosso respeito?</text:p>
      <text:p text:style-name="P2"/>
      <text:p text:style-name="P2">Fp 1:28 O evangelho é um sinal para os perdidos de que eles irão perecer, mas para os crentes de que é sua salvação.</text:p>
      <text:p text:style-name="P2"/>
      <text:p text:style-name="P2">Fp 1:29 A estrada pode ser difícil. Há duas coisas a fazer - crer e sofrer. Paulo experimentou ambas.</text:p>
      <text:p text:style-name="P2"/>
      <text:h text:style-name="Heading_20_2" text:outline-level="2"><text:soft-page-break/>#240</text:h>
      <text:p text:style-name="P2"/>
      <text:p text:style-name="P2">Oro por aquilo que necessito... adoro no sentido daquilo que tenho em Deus.</text:p>
      <text:p text:style-name="P2"/>
      <text:p text:style-name="P2">FILIPENSES 2, Vers. 1-11</text:p>
      <text:p text:style-name="P2"/>
      <text:p text:style-name="P2">Fp 2:1-4 Para que eles tivessem amor uns pelos outros, eles deviam enxergar uns aos outros como Cristo fazia. Então cada um iria pensar melhor dos outros crentes do que deles mesmos.</text:p>
      <text:p text:style-name="P2"/>
      <text:p text:style-name="P2">Fp 2:5-11 O Filho de Deus deu dois passos para baixo e dois para cima nestes versículos.</text:p>
      <text:p text:style-name="P2"/>
      <text:p text:style-name="P2">Fp 2:5-7 Ele Se esvaziou, tornando-Se um Homem e um Servo.</text:p>
      <text:p text:style-name="P2"/>
      <text:p text:style-name="P2">Fp 2:8 Em segundo lugar, como Homem Ele Se humilhou e tornou-se obediente até a terrível morte de cruz.</text:p>
      <text:p text:style-name="P2"/>
      <text:p text:style-name="P2">Fp 2:9-10 Agora dois passos para cima. Ele, como o Homem Jesus, é altamente exaltado e recebe um nome que está acima de todo nome. Todo joelho se dobrará ao Seu nome como Senhor.</text:p>
      <text:p text:style-name="P2"/>
      <text:p text:style-name="P2">Fp 2:11 E em segundo lugar, toda língua irá confessar que Ele é Senhor para a glória de Deus Pai.</text:p>
      <text:p text:style-name="P2"/>
      <text:h text:style-name="Heading_20_2" text:outline-level="2">#241</text:h>
      <text:p text:style-name="P2"/>
      <text:p text:style-name="P2">Quando dirijo-me a Deus para adorar, eu o faço ocupado com Aquele que é perfeitamente aceitável para Deus.</text:p>
      <text:p text:style-name="P2"/>
      <text:p text:style-name="P2">FILIPENSES 2, Vers. 12-30</text:p>
      <text:p text:style-name="P2"/>
      <text:p text:style-name="P2">Fp 2:12 Eles eram mais obedientes na ausência de paulo do que em sua presença. Por isso tinham que estar desfrutando de toas as consolações que estavam em Cristo e deviam viver aquela vida dia a dia.</text:p>
      <text:p text:style-name="P2"/>
      <text:p text:style-name="P2">Fp 2:13 Mostra o que Deus estava fazendo para eles em sua vida.</text:p>
      <text:p text:style-name="P2"/>
      <text:p text:style-name="P2">Fp 2:14-16 O que eles tinham poder para fazer em suas vidas, por causa do versículo 13.</text:p>
      <text:p text:style-name="P2"/>
      <text:p text:style-name="P2">Fp 2:17 O segredo do verdadeiro serviço é a verdadeira humildade.</text:p>
      <text:p text:style-name="P2"/>
      <text:p text:style-name="P2">Fp 2:19-23 Timóteo era muito querido a Paulo, e estava com ele esta vez, mas ele estava querendo despedir Timóteo, mesmo sabendo que sentiria a solidão da prisão Romana.</text:p>
      <text:p text:style-name="P2"/>
      <text:p text:style-name="P2">Fp 2:20-21 Paulo buscava por alguém que pudesse enviar a eles com uma mensagem, mas todos com exceção de Timóteo estavam ocupados demais com suas próprias coisas!</text:p>
      <text:p text:style-name="P2"/>
      <text:p text:style-name="P2">Fp 2:22, 23 Que privilégio para este jovem (cerca de 11 anos após Atos 16) executar esta tarefa para Paulo.</text:p>
      <text:p text:style-name="P2"/>
      <text:p text:style-name="P2">Fp 2:25-30 Outro homem fiel. Seu nome significa "amável". Ele realmente parece ter vivido dessa maneira. Ele estava preocupado que <text:soft-page-break/>os Filipenses pudessem ter escutado que ele tinha estado doente! Ele sabia que eles ficariam preocupados até que ouvissem como estava. Que amor de uns para com os outros!</text:p>
      <text:p text:style-name="P2"/>
      <text:h text:style-name="Heading_20_2" text:outline-level="2">#242</text:h>
      <text:p text:style-name="P2"/>
      <text:p text:style-name="P2">A queda de Pedro começou pela falta de dependência e negligência com a oração.</text:p>
      <text:p text:style-name="P2"/>
      <text:p text:style-name="P2">FILIPENSES 3</text:p>
      <text:p text:style-name="P2"/>
      <text:p text:style-name="P2">Este capítulo é bem diferente do restante do livro. Até aqui, e continuando no capítulo 4, há a quietude do amor atuando. Este capítulo introduz a atividade. No capítulo 23 de Mateus, ouvimos o Senhor pronunciando "ai" após "ai" sobre o mal religioso. Aqui também encontramos alguma coisa desse tipo... avisos contra o mal religioso.</text:p>
      <text:p text:style-name="P2"/>
      <text:p text:style-name="P2">Fp 3:2 "Incisão" (ou "falsa circuncisão" em algumas versões), aqueles que eram meio a meio. Não estavam completamente separados do mal.</text:p>
      <text:p text:style-name="P2"/>
      <text:p text:style-name="P2">Fp 3:3 "Circuncisão" aqui é espiritual. Trata-se de uma figura de completa separação (em contraste com o verso 2).</text:p>
      <text:p text:style-name="P2"/>
      <text:p text:style-name="P2">Fp 3:4-7 Se alguém tinha algo de que se gloriar, mesmo que religiosamente, Paulo tinha mais. A verdade nos torna humildes. Nossas opiniões nos tornam orgulhosos.</text:p>
      <text:p text:style-name="P2"/>
      <text:p text:style-name="P2">Fp 3:8-12 Às vezes quando alguém aceita o Senhor Jesus como Salvador, há uma explosão de energia e devoção a Cristo, mas depois de algum tempo ela se desvanece. Se o sétimo versículo descrevia seus primeiros dias como Cristão, o oitavo versículo mostra que ele não tinha mudado.</text:p>
      <text:p text:style-name="P2"/>
      <text:p text:style-name="P2">Fp 3:11 Quanto mais uma pessoa desfruta de Cristo aqui, mais ela almeja estar com Ele nas alturas.</text:p>
      <text:p text:style-name="P2"/>
      <text:p text:style-name="P2">Fp 3:13-16 Devemos esquecer qualquer progresso que tenhamos feito em nossas almas, e insistir em direção ao glorioso futuro.</text:p>
      <text:p text:style-name="P2"/>
      <text:p text:style-name="P2">Fp 3:17-19 Outro tipo de mal religioso... tornando o Cristianismo algo terreno, até mesmo usando o nome do Senhor.</text:p>
      <text:p text:style-name="P2"/>
      <text:p text:style-name="P2">Fp 3:20-21 Mais uma vez ele leva os corações a Cristo, e nos recorda de que somos cidadãos celestiais. "Cidade" aqui está no sentido de cidadania, como vivemos.</text:p>
      <text:p text:style-name="P2"/>
      <text:p text:style-name="P2">Fp 3:21 Nossos corpos transformados para estarem prontos para a presença de Deus e para nos sentirmos felizes por estarmos ali!</text:p>
      <text:p text:style-name="P2"/>
      <text:h text:style-name="Heading_20_2" text:outline-level="2">#243</text:h>
      <text:p text:style-name="P2"/>
      <text:p text:style-name="P2">FILIPENSES 4</text:p>
      <text:p text:style-name="P2"/>
      <text:p text:style-name="P2">Nossa oração deveria ser... "Que aqueles que estão muito fracos para orar possam repousar em Ti."</text:p>
      <text:p text:style-name="P2"/>
      <text:p text:style-name="P2">Fp 4:1 Conte as expressões de afeto.</text:p>
      <text:p text:style-name="P2"><text:soft-page-break/></text:p>
      <text:p text:style-name="P2">Fp 4:3 As mulheres podem ser de auxílio em muitas maneiras. Uma mulher brilha mais onde ela não aparece publicamente. Uma mulher não traz honra para si ou para o Senhor ao tentar fazer o trabalho de homem. As Escrituras descrevem claramente o lugar para cada uma.</text:p>
      <text:p text:style-name="P2"/>
      <text:p text:style-name="P2">Fp 4:4 Quando devemos nos regozijar no Senhor?</text:p>
      <text:p text:style-name="P2"/>
      <text:p text:style-name="P2">Fp 4:5-7 Nestes versículos há duas coisas coisas tratadas como "seja conhecida". Uma para as pessoas - vers. 5, a outra para Deus - vers. 6. Não devemos ficar ansiosos (cheios de cuidados) por coisa alguma. Pois perto está o Senhor. Mas agora vem o lado positivo... devemos fazer conhecidas as nossas petições a Deus. Mas agradeça a Ele antes!</text:p>
      <text:p text:style-name="P2"/>
      <text:p text:style-name="P2">Fp 4:7 Veja o resultado prometido. Está além da compreensão! Deus é um Deus de paz.</text:p>
      <text:p text:style-name="P2"/>
      <text:p text:style-name="P2">Fp 4:8-9 Então nosso coração ficará pronto, e livre de todo cuidado, para pensar nessas coisas.</text:p>
      <text:p text:style-name="P2"/>
      <text:p text:style-name="P2">Fp 4:10-23 No vers. 11, Paulo diz, "Aprendi". Nossa jornada nesta vida (nosso deserto) pode ser a nossa chance de aprendermos nossas lições. </text:p>
      <text:p text:style-name="P2"/>
      <text:h text:style-name="Heading_20_2" text:outline-level="2">#244</text:h>
      <text:p text:style-name="P2"/>
      <text:p text:style-name="P2">Quando estou humilhado, então o Senhor Se torna mais precioso para mim.</text:p>
      <text:p text:style-name="P2"/>
      <text:p text:style-name="P2">1 CORÍNTIOS 1, Vers. 1-17</text:p>
      <text:p text:style-name="P2"/>
      <text:p text:style-name="P2">Estamos reunindo quatro livros do Novo Testamento - Filipenses, 1 Coríntios, Gálatas e Colossenses - como livros que contém ensinos para nós em nossa jornada pela vida como crentes, em nosso caminho para o céu. O livro de Números tem nos mostrado ilustrações que nos ajudam a entender estes quatro livros do Novo Testamento.</text:p>
      <text:p text:style-name="P2"/>
      <text:p text:style-name="P2">1 Coríntios nos irá mostrar as armadilhas em que podemos cair se não tivermos cuidado. AS divisões entre os Cristãos, imoralidade permitida entre eles, e muito mais. Devemos dizer que a primeira parte, até 10:14, é como uma série de placas com sinais de perigo ao longo da estrada, nos dizendo onde NÃO devemos ir; a última parte, sinais com instruções de onde devemos ir. Os Coríntios eram muito inteligentes e educados, tinham grande habilidade, eram muito bom oradores, etc. Mas estavam apoiados nessas habilidades naturais ao invés de estarem apoiados no Senhor. O resultado é sempre o mesmo; divide os crentes; exatamente o que aconteceu com os crentes hoje. Centenas de grupos ou denominações, todos clamando estar com a razão. Leia o vers. 10. Deus nunca nos pede para fazermos algo sem nos dar o poder para fazê-lo. Fp 4:13, 2 Pd 1:3-4. Isto encoraja você? Será que é Deus Quem causa uma divisão ou são os homens? Será possível encontrar o caminho certo? Será que você está querendo, de coração, ser guiado nesse caminho?</text:p>
      <text:p text:style-name="P2"/>
      <text:p text:style-name="P2">1 Co 1:8-9 Apesar de serem muito descuidados, e de estarem fazendo muitas coisas que não deviam fazer, Paulo lhes recorda que o Senhor Jesus nunca falharia em Seu trabalho para com eles.</text:p>
      <text:p text:style-name="P2"/>
      <text:p text:style-name="P2">1 Co 1:10 Muito importante. Deus quer que todos os crentes estejam perfeitamente unidos em feliz comunhão. Não poderiam existir nem mesmo <text:soft-page-break/>dois grupos, pois isso destruiria este versículo. Havia só um grupo no princípio.</text:p>
      <text:p text:style-name="P2"/>
      <text:p text:style-name="P2">1 Co 1:11 Aqui estava o princípio da divisão.</text:p>
      <text:p text:style-name="P2"/>
      <text:p text:style-name="P2">1 Co 1:12-13 Existe um centro. Cristo é o centro. No céu estaremos todos reunidos ao redor de um Cristo glorificado. Agora na Terra o Espírito de Deus nos reúne ao redor de um Cristo rejeitado. Leia cuidadosamente Jo 17:20-21. As palavras nunca podem convencer, mas só a sujeição de nossa vontade a Deus. Será que é o que queremos?</text:p>
      <text:p text:style-name="P2"/>
      <text:h text:style-name="Heading_20_2" text:outline-level="2">#245</text:h>
      <text:p text:style-name="P2"/>
      <text:p text:style-name="P2">Confiar é ter, mas não necessariamente mostrar.</text:p>
      <text:p text:style-name="P2"/>
      <text:p text:style-name="P2">1 CORÍNTIOS 1, Vers. 17:31</text:p>
      <text:p text:style-name="P2"/>
      <text:p text:style-name="P2">1 Co 1:17-18 Palavras inteligentes podem fazer da cruz de Cristo uma grande loucura. E palavras inteligentes podem tornar o seguir a Cristo uma loucura também.</text:p>
      <text:p text:style-name="P2"/>
      <text:p text:style-name="P2">1 Co 1:19-28 As coisas loucas e as coisas fracas. As coisas sábias e as coisas fortes. Qual escolhemos? Repare o que Deus escolheu.</text:p>
      <text:p text:style-name="P2"/>
      <text:p text:style-name="P2">1 Co 1:23 Um Cristo crucificado era uma pedra de tropeço para os Judeus. (Era como uma isca numa armadilha... quando se toca a isca a porta da armadilha fecha.) E a cruz era loucura para os Gentios. Esses crentes Coríntios eram muito influenciados pelo que os Judeus e Gentios pensavam pois eles usavam a cabeça e não o coração. Estavam sob a influência do pensamento Judaico e Gentio.</text:p>
      <text:p text:style-name="P2"/>
      <text:p text:style-name="P2">1 Co 1:24 Que contraste; poder e sabedoria de Deus pertenciam a eles.</text:p>
      <text:p text:style-name="P2"/>
      <text:p text:style-name="P2">1 Co 1:26-29 Não muitos sábios, não muitos poderosos, nem muitos de nobre nascimento são escolhidos para serem salvos, de maneira que ninguém pode se gloriar, exceto em pertencer a Cristo.</text:p>
      <text:p text:style-name="P2"/>
      <text:p text:style-name="P2">1 Co 1:30-31 Que palavras gloriosas para cada crente em Cristo poder se regozijar nelas.</text:p>
      <text:p text:style-name="P2"/>
      <text:h text:style-name="Heading_20_2" text:outline-level="2">#246</text:h>
      <text:p text:style-name="P2"/>
      <text:p text:style-name="P2">É bom trabalhar para Aquele que fornece o solo, a semente, as chuvas e o sol... e então abre o coração para que receba a semente.</text:p>
      <text:p text:style-name="P2"/>
      <text:p text:style-name="P2">1 CORÍNTIOS 2</text:p>
      <text:p text:style-name="P2"/>
      <text:p text:style-name="P2">1 Co 2:1-8 Nada parecia ser mais fraco, nem mais vergonhoso, do que Cristo crucificado. Os Coríntios não queriam o lado de vergonha do Cristianismo. Só o lado bom, respeitável, inteligente e talentoso. Mas a menos que estejamos ver isto, vamos continuar a manter os crentes divididos. É o orgulho que nos impede de sujeitarmos nossa vontade ao Senhor. O remédio para cada mal mencionado em Coríntios é a disposição de ter a Cristo como Senhor (Mestre) de nossa vida.</text:p>
      <text:p text:style-name="P2"/>
      <text:p text:style-name="P2"><text:soft-page-break/>1 Co 2:9 Citação de Is 64:4, (que vai até o máximo que podia ir o Antigo Testamento). Mas...</text:p>
      <text:p text:style-name="P2"/>
      <text:p text:style-name="P2">1 Co 2:10 ...agora temos o Espírito Santo. Ele nos conta os segredos de Deus, se andarmos em obediência à Sua Palavra. Portanto nunca poderíamos entender com nossa inteligência, e é isto que agora vai ser explicado.</text:p>
      <text:p text:style-name="P2"/>
      <text:p text:style-name="P2">1 Co 2:11-16 Quem poderia entender os pensamentos de um homem, exceto o próprio homem? Do mesmo modo só o Espírito de Deus conhece os pensamentos de Deus.</text:p>
      <text:p text:style-name="P2"/>
      <text:p text:style-name="P2">1 Co 2:12 mas os crentes receberam aquele mesmo Espírito. É no poder daquele Espírito que agora podemos entender perfeitamente a Deus! Somos um com Ele. Bem, não confunda o que estamos dizendo. Não estamos dizendo que todo crente automaticamente conhece e entende Deus e Sua Palavra. (A desobediência e descuido impedem isto). Mas esta passagem está dizendo que todos os crentes têm essa habilidade.</text:p>
      <text:p text:style-name="P2"/>
      <text:h text:style-name="Heading_20_2" text:outline-level="2">#247</text:h>
      <text:p text:style-name="P2"/>
      <text:p text:style-name="P2">A falta de confiança em Deus deixa o mal e outras coisas entrarem.</text:p>
      <text:p text:style-name="P2"/>
      <text:p text:style-name="P2">1 CORÍNTIOS 3</text:p>
      <text:p text:style-name="P2"/>
      <text:p text:style-name="P2">1 Co 3:1-9 "Carnal" significa ser mundano (como as pessoas do mundo que não são salvas). Isto deve ter sido um choque para essas pessoas orgulhosas quando escutaram o que Paulo lhes estava dizendo! Eles tinham um bom conceito de si mesmos, e era este exatamente o motivo de não poderem entender o que Paulo estava dizendo.</text:p>
      <text:p text:style-name="P2"/>
      <text:p text:style-name="P2">1 Co 3:10-23 Muito, muito importante. Há dois edifícios sendo construídos. A igreja de Deus, e a casa de Deus. Cristo edifica apenas o primeiro - Ef 2:22. Contra a Sua obra as portas do inferno não prevalecerão, Mt 16:18. Os homens edificam o segundo. A casa de Deus é algo como o reino dos céus. Todos os que dizem ser Cristãos estão nestes dois últimos. Crentes verdadeiros e meros professos encontram-se tanto na casa de Deus como no reino dos Céus. Somente os verdadeiros crentes encontram-se na igreja de Deus (o reino de Deus). Um pregador que não seja salvo pode estar edificando a casa de Deus. Se ele diz a seus ouvintes para fazerem o melhor que puderem pois agindo assim irão para o céu, ele está usando madeira, feno e palha. Mas dissermos a verdade sobre a Palavra de Deus, estaremos usando ouro, prata e pedras preciosas.</text:p>
      <text:p text:style-name="P2"/>
      <text:p text:style-name="P2">1 Co 3:15 Um crente pode construir mal, ao dizer coisas sobre as Escrituras que não sejam corretas. Ele está usando madeira, feno e palha. Tudo isso será queimado, mas ele não. O fogo é uma figura do juízo perscrutador de Deus.</text:p>
      <text:p text:style-name="P2"/>
      <text:h text:style-name="Heading_20_2" text:outline-level="2">#248</text:h>
      <text:p text:style-name="P2"/>
      <text:p text:style-name="P2">Se meu pensamento está nas coisas do alto, não estarei inclinado a insistir nas coisas daqui de baixo.</text:p>
      <text:p text:style-name="P2"/>
      <text:p text:style-name="P2">1 CORÍNTIOS 4</text:p>
      <text:p text:style-name="P2"><text:soft-page-break/></text:p>
      <text:p text:style-name="P2">1 Co 4:3 A assembléia ou igreja dos Coríntios estava seguindo de uma forma tão má que Paulo diz que pouco lhe importava qual era a opinião deles a seu respeito. E acrescenta que ele não podia confiar nem na opinião que ele fazia de si mesmo.</text:p>
      <text:p text:style-name="P2"/>
      <text:p text:style-name="P2">1 Co 4:4 Significa que ele não sabia de nada em sua vida que estivesse errado. Mas acrescenta que isso não era algo decisivo. Era o Senhor (o Mestre de sua vida) Quem decidida. mas ele não tinha uma consciência pesada. E nós temos? </text:p>
      <text:p text:style-name="P2"/>
      <text:p text:style-name="P2">1 Co 4:7 Se um crente possui maior habilidade do que outro para fazer algo para o Senhor, isso vem de Deus. Cada crente recebeu uma obra especial para fazer (Mc 13:34).</text:p>
      <text:p text:style-name="P2"/>
      <text:p text:style-name="P2">1 Co 4:14-21 Os Coríntios eram muito críticos acerca de Paulo, e ao mesmo tempo que deixava isso de lado, ele lhes avisa do poder que tem dado por Deus, como apóstolo de Deus.</text:p>
      <text:p text:style-name="P2"/>
      <text:h text:style-name="Heading_20_2" text:outline-level="2">#249</text:h>
      <text:p text:style-name="P2"/>
      <text:p text:style-name="P2">Sábio é aquele que deixa as coisas que não pode reter para ganhar aquilo que não pode perder.</text:p>
      <text:p text:style-name="P2"/>
      <text:p text:style-name="P2">1 CORÍNTIOS 5, Vers. 1-5</text:p>
      <text:p text:style-name="P2"/>
      <text:p text:style-name="P2">1 Co 5:1-5 Paulo apresenta uma séria acusação contra eles. A de que eles estavam permitindo permanecer na assembléia um homem que estava vivendo com a segunda mulher de seu pai. Eles estavam tão satisfeitos com todas as habilidades que tinham, que não estavam julgando este mal. Eram responsáveis pelo que estava acontecendo, e que não era segredo para ninguém.</text:p>
      <text:p text:style-name="P2"/>
      <text:p text:style-name="P2">1 Co 5:2 Mas primeiro eles tinham que se humilhar. Se não houvesse humilhação eles nunca iriam expulsar aquele homem. Se eles se humilhassem, então agiriam rapidamente.</text:p>
      <text:p text:style-name="P2"/>
      <text:p text:style-name="P2">1 Co 5:5 Isto pode confundir alguns. Parece que isto pudesse significar que essa pessoa iria para o inferno, mas isso nunca poderia acontecer a um crente. Repare sempre nas palavras exatas das Escrituras quando não entender algo. Ali diz, "para destruição da carne", não "da alma ou do espírito". Estes nunca podem ser destruídos. Leia 1 Co 11:29 e 30. Embora Paulo fosse um apóstolo, e portanto tivesse poder para fazer isso, ele não o fez. Mas ele lhes diz para fazê-lo e para expulsarem aquele homem da assembléia. A primeira coisa ("seja entregue a Satanás para destruição da carne" vers. 5) não pode ser feito hoje pois não há mais apóstolos, mas a assembléia pode fazer a segunda coisa conforme os versículos 7 e 13 ensinam claramente.</text:p>
      <text:p text:style-name="P2"/>
      <text:h text:style-name="Heading_20_2" text:outline-level="2">#250</text:h>
      <text:p text:style-name="P2"/>
      <text:p text:style-name="P2">Não tenha medo das consequências... se eu fizer o que for certo, Deus cuidará deles.</text:p>
      <text:p text:style-name="P2"/>
      <text:p text:style-name="P2">1 CORÍNTIOS 5, Vers. 6-13</text:p>
      <text:p text:style-name="P2"><text:soft-page-break/></text:p>
      <text:p text:style-name="P2">1 Co 5:6 Se eles permitisse que isso fosse adiante, iria trazer dano a toda a assembléia. O poder para executar a disciplina vem da presença do Senhor. Se fôssemos nós que criássemos as regras, então seria um problema nosso aplicar a disciplina. Mas a Palavra de Deus deve ser nossa autoridade. O pecado moral tem origem na mente natural.</text:p>
      <text:p text:style-name="P2"/>
      <text:p text:style-name="P2">1 Co 5:7 "Alimpar" ("Purgar"), significa limpar completamente, e é usado apenas duas vezes no Novo Testamento. Aqui e em 2 Tm 2:21. Neste exemplo eles deviam tirar do meio deles aquele ímpio. Em 2 Tm 2:21, a pessoa que quisesse agradar ao Senhor deveria se separar de outros que não estivessem vivendo em obediência à Bíblia.</text:p>
      <text:p text:style-name="P2"/>
      <text:p text:style-name="P2">1 Co 5:6-8 Ele explica o motivo de tal tratamento. O Senhor Jesus está no meio deles. Se permitissem um pouco de mal, este se espalharia para todos, e o Senhor Jesus não poderia mais estar com eles. O mal doutrinário é pior do que o mal moral, pois ataca Cristo e Sua obra. Neste capítulo trata-se de mal moral em um homem, e não mal doutrinário (cap. 15:12) e mal eclesiástico, cap. 2, na assembléia. Expulsando o homem não os tornava limpos. 2 Co 7:11 mostra que demorou mais para a assembléia julgar a si própria do que para julgar aquele homem. Pois o estado de espírito deles era tão mal que o homem havia seguido adiante com a assembléia sem que sua consciência fosse tocada.</text:p>
      <text:p text:style-name="P2"/>
      <text:p text:style-name="P2">1 Co 5:10-13 Se uma pessoa que não é salva fosse imoral, seria uma situação diferente de uma pessoa que fosse chamada de "crente". É desse último que eles deveriam se separar (manter-se longe); não era nem para comerem com o tal. Mas pode não ser possível manter-se longe dos incrédulos imorais, pois para isso teríamos que sair do mundo, pois há pessoas imorais demais. Você consegue ver a diferença? Quando estamos reunidos ao redor do Senhor Jesus Cristo para recordá-Lo em Sua morte, para tomar o pão e o vinho, então não deveria ser permitido nenhum mal conhecido em Sua presença. É por causa de Sua Santa Pessoa que deve ser tomado esse cuidado. Quando os Cristãos recebem qualquer pessoa que afirme ser um crente, isto geralmente acontece porque eles não estão conscientes de ter a presença do Senhor em seu meio.</text:p>
      <text:p text:style-name="P2"/>
      <text:h text:style-name="Heading_20_2" text:outline-level="2">#251</text:h>
      <text:p text:style-name="P2"/>
      <text:p text:style-name="P2">A situação de Estêvão, por um breve momento, é um exemplo vivo do que é o relacionamento do crente hoje, tanto com o Senhor além do véu, como com este mundo no qual vive... Aquele que contempla a glória do Senhor é transformado à mesma imagem.</text:p>
      <text:p text:style-name="P2"/>
      <text:p text:style-name="P2">1 CORÍNTIOS 6</text:p>
      <text:p text:style-name="P2"/>
      <text:p text:style-name="P2">1 Co 6:1-11 Outro mal que estava acontecendo na assembléia em Corinto. Quando eles tinham uma questão com alguém sobre algo que possuíam, levavam a pessoa para o tribunal. Ele lhes diz que a melhor maneira era abrir mão e assumir a perda. Então lhes faz lembrar de que os crentes irão julgar o mundo e os anjos também! Se isto é assim, certamente eles não poderiam criar disputas.</text:p>
      <text:p text:style-name="P2"/>
      <text:p text:style-name="P2">1 Co 6:9-11 Ele lhes recorda de que há um Juiz maior (Deus) que vê tudo.</text:p>
      <text:p text:style-name="P2"/>
      <text:p text:style-name="P2">1 Co 6:12-20 A cidade de Corinto era uma das cidades mais depravadas e imorais, todavia os Gregos eram os mais cultos e inteligentes <text:soft-page-break/>pensadores, cujos escritos ainda existem pelo mundo. A filosofia grega está mais uma vez se espalhando. Os crentes tinham antes vivido em toda aquela corrupção. Pouco depois de terem sido salvos, o primeiro amor estava se esfriando, e eles estavam começando a voltar aos seus velhos hábitos. Estavam caindo na armadilha de pensarem que contanto que suas intenções fossem puras, podiam fazer o que quisessem com seus corpos. Eles são lembrados de que o Espírito Santo habitava em seus corpos.</text:p>
      <text:p text:style-name="P2"/>
      <text:h text:style-name="Heading_20_2" text:outline-level="2">#252</text:h>
      <text:p text:style-name="P2"/>
      <text:p text:style-name="P2">Minha necessidade hoje... não é de me justificar, mas de me renunciar... não de me vingar do mal que me é feito, mas de suportá-los.</text:p>
      <text:p text:style-name="P2"/>
      <text:p text:style-name="P2">1 CORÍNTIOS 7</text:p>
      <text:p text:style-name="P2"/>
      <text:p text:style-name="P2">O assunto do matrimônio vem a seguir. Você irá reparar que às vezes Paulo diz que escreve o mandamento de Deus, e outras vezes diz que está dando sua opinião. Mas nunca se esqueça de que o capítulo todo é inspirado. Todavia, Deus faz uma distinção mais elevada. Os mandamentos de Paulo são a revelação de Deus. As opiniões de Paulo são a inspiração de Deus. Nunca se esqueça de que todo o capítulo é inspirado - é tudo a Palavra de Deus. O matrimônio é uma linda figura da relação entre Cristo e a Noiva, e nós somos a noiva. Nós, futura noiva de Cristo, não dizemos a Ele o que fazer. Estamos sujeitos (obedientes) a Ele.</text:p>
      <text:p text:style-name="P2"/>
      <text:p text:style-name="P2">1 Co 7:20-24 Naqueles dias havia muitos escravos. Alguns deles escutaram sobre o Senhor Jesus Cristo, e O aceitaram como Salvador. Agora eles ficam pensando no que devem fazer.</text:p>
      <text:p text:style-name="P2"/>
      <text:p text:style-name="P2">1 Co 7:22 Mas aqueles que eram livres deviam se lembrar de que quando aceitaram a Cristo como seu Salvador, se tornaram servos dEle! É bom lembrarmos isto, nós que vivemos em uma terra de liberdade.</text:p>
      <text:p text:style-name="P2"/>
      <text:p text:style-name="P2">1 Co 7:25-40 Temos então diferentes relações que são mencionadas. Repare como o Senhor ou Sua vinda é mencionado em cada problema. Fica mais fácil de resolvê-lo. O crente está em um mundo em mutação. Tudo passará. Devemos viver com isto em mente.</text:p>
      <text:p text:style-name="P2"/>
      <text:p text:style-name="P2">1 Co 7:40 Quanto menos fossem os embaraços, mais feliz ela viveria.</text:p>
      <text:p text:style-name="P2"/>
      <text:h text:style-name="Heading_20_2" text:outline-level="2">#253</text:h>
      <text:p text:style-name="P2"/>
      <text:p text:style-name="P2">Se o evangelho de Deus é glorioso... Seu poder infinito... Sua justiça perfeita... o que deve ser Sua ira!</text:p>
      <text:p text:style-name="P2"/>
      <text:p text:style-name="P2">1 CORÍNTIOS 8</text:p>
      <text:p text:style-name="P2"/>
      <text:p text:style-name="P2">Agora vem o assunto dos ídolos. Havia duas coisas a serem aprendidas a este respeito. Primeiro, que o ídolo não era nada. Segundo, que eles deviam se lembrar de que o ídolo pode ser algo para a consciência de outros crentes. Alguns crentes podem ligar os ídolos a demônios, e sentir que não devam comer carne que tivesse sido oferecida a um ídolo em um templo pagão.</text:p>
      <text:p text:style-name="P2"><text:soft-page-break/></text:p>
      <text:p text:style-name="P2">1 Co 8:1 Alguém que tivesse conhecimento de que um ídolo nada era, tinha que tomar cuidado. O amor para com Deus e a preocupação para com o próximo são necessários. Devemos nos lembrar de que quanto maior o conhecimento, maior a responsabilidade.</text:p>
      <text:p text:style-name="P2"/>
      <text:p text:style-name="P2">1 Co 8:7 Se Alguém tivesse uma má consciência acerca de alguma coisa, devia parar de fazê-la, ou iria acabar perdendo sua doce confiança para com o Senhor.</text:p>
      <text:p text:style-name="P2"/>
      <text:p text:style-name="P2">1 Co 8:13 Paulo fala isto porque ele tinha muito amor para com seus irmãos, os crentes.</text:p>
      <text:p text:style-name="P2"/>
      <text:h text:style-name="Heading_20_2" text:outline-level="2">#254</text:h>
      <text:p text:style-name="P2"/>
      <text:p text:style-name="P2">Se o pobre ladrão recebeu o castigo de seus pecados que lhe era aplicado pelo homem, o Senhor ao seu lado estava recebendo o castigo pelos pecados aplicado por Deus.</text:p>
      <text:p text:style-name="P2"/>
      <text:p text:style-name="P2">1 CORÍNTIOS 9</text:p>
      <text:p text:style-name="P2"/>
      <text:p text:style-name="P2">1 Co 9:1-2 Alguns dos Coríntios estavam questionando se ele tinha realmente o poder e autoridade de Deus que afirmava ter. Ele lhes diz que eles próprios, após terem sido salvos por meio de sua pregação, eram uma prova de que ele era um apóstolo especial designado por Deus.</text:p>
      <text:p text:style-name="P2"/>
      <text:p text:style-name="P2">1 Co 9:4-6 Ele tinha o direito de se casar como qualquer outra pessoa. Mas ele tinha de boa vontade desistido desse direito por causa do Senhor. É possível que ele estivesse pensando no cap. 7:33.</text:p>
      <text:p text:style-name="P2"/>
      <text:p text:style-name="P2">1 Co 9:7-23 As passagens do Antigo Testamento ensinavam que quando um boi estivesse trabalhando, não deveria ser amordaçado - Dt 25:4. Em nosso versículo e em 1 Tm 5:18, Deus está ensinando que aqueles que passam todo o seu tempo pregando o evangelho deveriam ser mantidos por aqueles que aceitaram o Senhor Jesus. Paulo, todavia, não iria aceitar qualquer coisa vinda da assembléia de Corinto, pois eles estavam agindo muito mal.</text:p>
      <text:p text:style-name="P2"/>
      <text:p text:style-name="P2">1 Co 9:18 Paulo não iria se valer do direito que tinha de aceitar dinheiro deles, de modo que o evangelho não lhes custaria nada.</text:p>
      <text:p text:style-name="P2"/>
      <text:p text:style-name="P2">1 Co 9:19 Nenhum dos outros apóstolos o havia enviado a pregar. Mas ele assume uma posição mais humilde que todos os outros.</text:p>
      <text:p text:style-name="P2"/>
      <text:p text:style-name="P2">1 Co 9:20-23 Ele não estava tentando transformar as pessoas em Judeus, mas queria que eles se voltassem ao Senhor Jesus. Ele estava disposto a fazer qualquer coisa para ganhá-los para Cristo.</text:p>
      <text:p text:style-name="P2"/>
      <text:p text:style-name="P2">1 Co 9:24-27 Os atletas desistem de todo tipo de coisas enquanto estão treinando. Seu objetivo é ganhar o prêmio. Seus prêmios se desvanecem e desaparecem, mas os prêmios que um crente ganha são incorruptíveis, nunca se desvanecem.</text:p>
      <text:p text:style-name="P2"/>
      <text:h text:style-name="Heading_20_2" text:outline-level="2">#255</text:h>
      <text:p text:style-name="P2"/>
      <text:p text:style-name="P2"><text:soft-page-break/>A lei exige força de quem não tem nenhuma, e o almadiçoa pelo fracasso... o evangelho dá força ao que não tem nenhuma, e o abençoa por usá-la.</text:p>
      <text:p text:style-name="P2"/>
      <text:p text:style-name="P2">1 CORÍNTIOS 10, Vers. 1-14</text:p>
      <text:p text:style-name="P2"/>
      <text:p text:style-name="P2">Há muito que pode ser aprendido da leitura de hoje, mas você precisará se concentrar se quiser entender o ensino que ela contém. O modo como Deus trata com Israel é muito similar ao modo como Ele trata conosco, crentes, nesta nossa época de graça. Eles eram um povo redimido pelo sangue do cordeiro no Egito. Assim devem ser vistos como uma figura (tipo) de nós crentes que fomos redimidos pelo sangue de Cristo. Deus foi muito bondoso para com eles, e é muito bondoso para conosco. Eles, porém, foram muito desobedientes e infiéis, e devemos admitir que somos assim também, muito frequentemente.</text:p>
      <text:p text:style-name="P2"/>
      <text:p text:style-name="P2">1 Co 10:1-4 Deus faz tudo. Ele livra Israel do Egito, os atravessa pelo Mar Vermelho, os leva através do deserto.</text:p>
      <text:p text:style-name="P2"/>
      <text:p text:style-name="P2">1 Co 10:5-6 Agora vem a responsabilidade deles, com avisos. Repare que os avisos são para nós. Israel se aproveitou da vantagem da bondade de Deus, e como consequência muitos pereceram no deserto (Nm 14:19, 30, 35).</text:p>
      <text:p text:style-name="P2"/>
      <text:p text:style-name="P2">1 Co 10:7-10 Quatro versículos começando com a palavra "não". Isto significa que nós estamos sendo avisados, não eles.</text:p>
      <text:p text:style-name="P2"/>
      <text:p text:style-name="P2">1 Co 10:11 É esta a chave para abrir nosso entendimento para todos estes dez versículos. Eles são como os crentes verdadeiros de hoje que não estão vivendo na verdade que conhecem. Eles não estão crescendo espiritualmente, e portanto parecem mortos.</text:p>
      <text:p text:style-name="P2"/>
      <text:p text:style-name="P2">1 Co 10:12-13 Alguns também fingem ser crentes. Muitos outros acham que são cristãos, mas não são. Aqueles que verdadeiramente pertencem ao Senhor serão poupados, mas não terão paz e nem gozo em sua vida enquanto tiverem um peso em suas consciências.</text:p>
      <text:p text:style-name="P2"/>
      <text:h text:style-name="Heading_20_2" text:outline-level="2">#256</text:h>
      <text:p text:style-name="P2"/>
      <text:p text:style-name="P2">A lei ordena... mas não me fornece nem os pés nem as mãos para agir. O evangelho traz algo melhor... ele me oferece o vôo... e fornece as asas.</text:p>
      <text:p text:style-name="P2"/>
      <text:p text:style-name="P2">1 CORÍNTIOS 10, Vers. 15-33</text:p>
      <text:p text:style-name="P2"/>
      <text:p text:style-name="P2">Neste versículo ocorre uma grande mudança. Em todos estes capítulos, até o versículo 14 do capítulo de hoje, Paulo tem escrito para aqueles que professavam ser crentes. Alguns apenas professavam ser. Em outras palavras, ele estava escrevendo para a casa de Deus em Corinto. Deus permitiu que esses dois grupos, isto é, os verdadeiros crentes e aqueles que apenas afirmam ser, seguissem adiante durante todo o período "dia da graça" (o atual). Quando Paulo estava escrevendo para o primeiro grupo, ele havia iniciado com o assunto das divisões entre eles (capítulo 1:10-17).</text:p>
      <text:p text:style-name="P2"/>
      <text:p text:style-name="P2">Mas quando ele escreve para os verdadeiros crentes (do versículo 16 até o final do livro), Paulo começa com o assunto da unidade entre eles, e como ela é mostrada... pela mesa do Senhor. Todo crente <text:soft-page-break/>verdadeiro se encontra na unidade do um só corpo (12:13), mas nem todos guardam a unidade do Espírito, pois somos admoestados a sermos diligentes em mantê-la (Ef 4:3). Perguntemos a nós mesmos isto - "Estou eu procurando manter a unidade do Espírito? Será que o fato de não fazê-lo mexe com minha consciência?" Estas são perguntas que devem ser consideradas com seriedade por cada um que lê estas linhas. Chegará o dia quando cada um de nós terá que dar esta resposta ao Senhor pessoalmente.</text:p>
      <text:p text:style-name="P2"/>
      <text:p text:style-name="P2">1 Co 11:16-17 O sangue de Cristo é o fundamento da união de todos os crentes que se encontram na terra. O cálice de vinho é a comunhão dessa unidade. O único pão é o símbolo dessa unidade. Comunhão é ter um gozo comum sobre um objeto comum... Cristo é esse Objeto. Obviamente não podem existir duas unidades pois Cristo não está dividido (1 Co 1:13).</text:p>
      <text:p text:style-name="P2"/>
      <text:p text:style-name="P2">1 Co 11:18-22 A ilustração disto é o altar - adoração do Israel do Antigo Testamento (Lv 7:11-34, mas principalmente versículos 15 e 19). O homem que trazia o sacrifício, comia uma parte dele, mas seus amigos deviam estar limpos, pois estavam participando com ele. Para nós hoje podermos encontrar a Cristo como o único centro de reunião é necessário haver separação do mal moral e doutrinário. Saberemos quando estivermos ali. É o Espírito Santo Quem nos reúne, pois trata-se de Sua unidade (Ef 4:3).</text:p>
      <text:p text:style-name="P2"/>
      <text:p text:style-name="P2">1 Co 11:23-33 Nós crentes não devemos fazer aquilo que nos agrada. Devemos pensar no efeito que isso tem nos outros crentes. Devemos levar em conta a consciência dos outros.</text:p>
      <text:p text:style-name="P2"/>
      <text:h text:style-name="Heading_20_2" text:outline-level="2">#257</text:h>
      <text:p text:style-name="P2"/>
      <text:p text:style-name="P2">Por que uma alma perdida não crê? Porque não crê que Deus é tão bom quanto Ele é; pois a dádiva de Cristo é grande demais para ela; porque sua confiança está nela ou então porque não confiam em Deus.</text:p>
      <text:p text:style-name="P2"/>
      <text:p text:style-name="P2">1 CORÍNTIOS 11, Vers. 1-16</text:p>
      <text:p text:style-name="P2"/>
      <text:p text:style-name="P2">1 Co 11:1-16 Aqui vemos um problema do dia-a-dia; deve uma mulher cobrir sua cabeça quando ora? Alguns tentam fugir da clareza destes versículos dizendo que o cabelo é a cobertura dela. Se assim fosse, o cabelo também seria uma cobertura para o homem. Mas o versículo 4 deixa claro que fala de uma cobertura, não do cabelo. Se assim fosse, palavra usada seria "tosquiar-se", como acontece no versículo 6. Deixar isto de lado leva a deixar de lado outras coisas também. O homem é a cabeça da mulher, e ela coloca uma cobertura sobre sua cabeça física para mostrar que entende que existe uma autoridade sobre ela.</text:p>
      <text:p text:style-name="P2"/>
      <text:p text:style-name="P2">1 Co 11:10 Quando uma mulher age assim, ela é vista pelos anjos, e trata-se de um bom testemunho. Os anjos não devem ver coisas feitas incorretamente, pois eles também aprendem!</text:p>
      <text:p text:style-name="P2"/>
      <text:p text:style-name="P2">1 Co 11:7 O homem representa Deus, embora ele com certeza tenha falhado em cumprir o seu papel. Às vezes é edificado um monumento para representar um determinado homem. Pode não ser exatamente igual, mas representa o homem. Assim o homem representa Deus. O homem foi originalmente criado sem pecado. O homem conserva a posição de cabeça, mesmo sendo uma criatura caída. Quando a mulher crente enxerga isto, e <text:soft-page-break/>crê na Palavra de Deus, ela não tem mais dúvidas quanto a manter sua cabeça coberta quando ora. E não ora em voz alta na presença de um homem.</text:p>
      <text:p text:style-name="P2"/>
      <text:p text:style-name="P2">1 Co 11:16 Não deve haver discussão sobre este ponto!</text:p>
      <text:p text:style-name="P2"/>
      <text:h text:style-name="Heading_20_2" text:outline-level="2">#258</text:h>
      <text:p text:style-name="P2"/>
      <text:p text:style-name="P2">Ao invés de pregar a respeito de Cristo, pregue Cristo.</text:p>
      <text:p text:style-name="P2"/>
      <text:p text:style-name="P2">1 CORÍNTIOS 11, Vers. 17:34</text:p>
      <text:p text:style-name="P2"/>
      <text:p text:style-name="P2">1 Co 11:17-19 Mais uma vez chegamos a questões tristes na assembléia... divisões. Isto vem da desobediência. Podemos ver por que haviam desordens nesta assembléia. "Heresias" e "seitas" são a mesma coisa. Um homem que divide os crentes está fazendo mal.</text:p>
      <text:p text:style-name="P2"/>
      <text:p text:style-name="P2">1 Co 11:19 Muitos dizem, "oh, bem, cada um têm a sua opinião, isto não importa". Mas este versículo demonstra que Deus não Se agrada de divisões, e Ele mostrará quem está certo.</text:p>
      <text:p text:style-name="P2"/>
      <text:p text:style-name="P2">1 Co 11:20-34 O comer a ceia do Senhor. (O capítulo 10 trata da mesa do Senhor). Paulo recebeu estas instruções por meio de revelação. A verdade que diz respeito à assembléia e à unidade do corpo (todos os crentes) foi dada para Paulo divulgar.</text:p>
      <text:p text:style-name="P2"/>
      <text:p text:style-name="P2">1 Co 11:23-26 O privilégio de todo crente no Senhor Jesus Cristo é estar reunido ao Seu nome, e participar do pão e o vinho com todos que confessam o Senhor com um coração puro - 2 Tm 2:22. Que o Senhor possa conceder a cada um de nós uma consciência sensível a este respeito.</text:p>
      <text:p text:style-name="P2"/>
      <text:p text:style-name="P2">1 Co 11:27-34 Mas se somos descuidados na maneira como recordamos o Senhor, ficamos sujeitos a sermos condenados pelo próprio Senhor. Isso não significa que iríamos para o inferno, mas que seríamos culpados de um sério mal. Seria como se estivéssemos insultando o Senhor Jesus. E ele diz que esse tipo de coisa que estava acontecendo, era a razão de muitos crentes estarem doentes. Muitos até morreram!</text:p>
      <text:p text:style-name="P2"/>
      <text:h text:style-name="Heading_20_2" text:outline-level="2">#259</text:h>
      <text:p text:style-name="P2"/>
      <text:p text:style-name="P2">Ganhadores de almas não são ganhadores de almas por causa do que conhecem, mas por causa dAquele que conhecem, e do quanto O conhecem, e do quanto desejam que outros O conheçam.</text:p>
      <text:p text:style-name="P2"/>
      <text:p text:style-name="P2">1 CORÍNTIOS 12, Vers. 1-13</text:p>
      <text:p text:style-name="P2"/>
      <text:p text:style-name="P2">Quando aceitamos o Senhor Jesus Cristo como nosso Salvador, o Espírito de Deus vem morar em nosso corpo. Ele mostra o contraste desse poder com o poder de demônios, o que é igualmente real!</text:p>
      <text:p text:style-name="P2"/>
      <text:p text:style-name="P2">1 Co 12:2 Ele lhes lembra de que costumavam estar sob o poder desses demônios.</text:p>
      <text:p text:style-name="P2"/>
      <text:p text:style-name="P2">1 Co 12:3 Ninguém, falando no poder do Espírito de Deus diz "Jesus é anátema (maldito". E em contraste a isso, ninguém pode dizer "Senhor Jesus" senão no pode do Espírito Santo. Você já reparou que quando as <text:soft-page-break/>pessoas amaldiçoam, elas nunca falam assim? Elas podem tomar Seu nome em vão, mas não desta maneira.</text:p>
      <text:p text:style-name="P2"/>
      <text:p text:style-name="P2">1 Co 12:4-11 Deus dá a diferentes crentes diferentes poderes. Mas queira notar que uma pessoa não recebe vários dons. Um homem que se coloca entre os crentes em uma posição que tenha que usar mais do que um ou dois dons está claramente em uma posição que não é bíblica.</text:p>
      <text:p text:style-name="P2"/>
      <text:p text:style-name="P2">1 Co 12:13 Todos os crentes estão no um só corpo. Esta unidade não pode ser dividida.</text:p>
      <text:p text:style-name="P2"/>
      <text:h text:style-name="Heading_20_2" text:outline-level="2">#260</text:h>
      <text:p text:style-name="P2"/>
      <text:p text:style-name="P2">A Palavra... nos instrui, encoraja, avisa e, se necessário, nos humilha.</text:p>
      <text:p text:style-name="P2"/>
      <text:p text:style-name="P2">1 CORÍNTIOS 12, Vers. 14:31</text:p>
      <text:p text:style-name="P2"/>
      <text:p text:style-name="P2">1 Co 12:14 Avisos contra o estabelecimento de um homem sobre outros como um ministério de um só homem. Como adoradores de Deus, todos os crentes são iguais.</text:p>
      <text:p text:style-name="P2"/>
      <text:p text:style-name="P2">1 Co 12:15 Avisos contra ser independente de outros crentes. Deus quer que todos os Seus filhos estejam reunidos ao redor de Cristo, não adotando qualquer outro nome além do dEle.</text:p>
      <text:p text:style-name="P2"/>
      <text:p text:style-name="P2">1 Co 12:14-31 Um corpo humano, quando saudável, funciona em harmonia... todos os membros são necessários. A cabeça controla todo o corpo. Nós crentes somos todos diferentes membros do corpo de Cristo. O Senhor é a Cabeça. Satanás tem conseguido dividir os crentes em muitas denominações, privando assim o Senhor de alguma honra.</text:p>
      <text:p text:style-name="P2"/>
      <text:h text:style-name="Heading_20_2" text:outline-level="2">#261</text:h>
      <text:p text:style-name="P2"/>
      <text:p text:style-name="P2">As provas positivas da Bíblia estão todas nela própria... o sol não precisa de outra luz para ser visto.</text:p>
      <text:p text:style-name="P2"/>
      <text:p text:style-name="P2">1 CORÍNTIOS 13</text:p>
      <text:p text:style-name="P2"/>
      <text:p text:style-name="P2">Este é o capítulo da "caridade" ou "amor". Ontem tivemos os dons e o poder que Deus nos dá. Amanhã, as habilidades que Deus pode dar. Hoje lemos do "óleo" que faz com que ambas as "máquinas" funcionem. Esse óleo é o amor. Deus é amor. Este capítulo está falando de amor e realidade. Se temos o primeiro, temos o segundo. Não se trata de uma definição do que significa amor, mas de como o amor funciona! Mas lembre-se, este é amor divino, o amor de Deus. O amor humano se desvanece quando não encontra resposta. O amor divina não.</text:p>
      <text:p text:style-name="P2"/>
      <text:p text:style-name="P2">1 Co 13:5 Pensar no mal deprime a alma. Nós facilmente chegamos a pensar que o mal é maior que o bem. O amor continuará no céu, sem que exista o mal para interferir. Todos estes versículos nos dão as características do amor. Dois deles nos dizem o que é o amor. Oito nos dizem o que o amor não faz. Seis nos dizem o que Deus faz.</text:p>
      <text:p text:style-name="P2"/>
      <text:p text:style-name="P2"><text:soft-page-break/>1 Co 13:13 Fé, esperança e amor são as três coisas que um crentes feliz demonstra ter. Todas elas são para a vida presente, mas a última delas permanecerá por toda a eternidade.</text:p>
      <text:p text:style-name="P2"/>
      <text:h text:style-name="Heading_20_2" text:outline-level="2">#262</text:h>
      <text:p text:style-name="P2"/>
      <text:p text:style-name="P2">Assim como Jesus veio de Deus e voltou para Deus... assim é o Livro que divinamente O revela.</text:p>
      <text:p text:style-name="P2"/>
      <text:p text:style-name="P2">1 CORÍNTIOS 14, Vers. 1-20</text:p>
      <text:p text:style-name="P2"/>
      <text:p text:style-name="P2">1 Co 14:1-3 Recebemos habilidades por meio do Espírito Santo a fim de ajudar outros a crerem. Profetizar é falar a outros, assim como ocorre ocm ensinar, encorajar e confortar... tocar, edificar e ligar.</text:p>
      <text:p text:style-name="P2"/>
      <text:p text:style-name="P2">1 Co 14:4-40 Foram dadas instruções sobre o uso do dom de falar em línguas, ou seja, ser capaz de falar do Senhor em outra língua. O apóstolo insiste na necessidade de se fazer entender, seja quando alguém fala, canta ou ora (vers. 15-16).</text:p>
      <text:p text:style-name="P2"/>
      <text:p text:style-name="P2">1 Co 14:18-19 Paulo falava em mais línguas do que todos, e queria que o que estivesse sendo falado fosse entendido.</text:p>
      <text:p text:style-name="P2"/>
      <text:p text:style-name="P2">1 Co 14:20 Na assembléia de Corinto eles estavam desfrutando destes dons para si próprios como evidência do poder do Espírito, sem que outros fossem auxiliados por isso. E isto não é de valor algum. O orgulho elevava aqueles que estavam fazendo demonstrações destes dons. O amor não se preocupa com a pessoa que está falando, mas apenas com o auxílio que está sendo recebido pelo que está sendo falado.</text:p>
      <text:p text:style-name="P2"/>
      <text:h text:style-name="Heading_20_2" text:outline-level="2">#263</text:h>
      <text:p text:style-name="P2"/>
      <text:p text:style-name="P2">A verdade na Palavra encaminha a alma para Deus, pois nela Ele tem revelado a Si próprio.</text:p>
      <text:p text:style-name="P2"/>
      <text:p text:style-name="P2">1 CORÍNTIOS 14, Vers. 21-40</text:p>
      <text:p text:style-name="P2"/>
      <text:p text:style-name="P2">1 Co 14:22 Este versículo é desprezado por aqueles que dizem que você não é totalmente abençoado enquanto não puder falar em línguas. Atos 8:14-17 diz que aqueles Samaritanos que creram, foram batizados, e depois receberam o Espírito Santo, mas nada é dito acerca deles falando em línguas.</text:p>
      <text:p text:style-name="P2"/>
      <text:p text:style-name="P2">1 Co 14:23-24 Se um visitante que chegasse à assembléia não entendesse o que estava sendo dito, ele iria considerar todos loucos. Mas a profecia poderia atingir sua consciência, e fazê-lo entender que Deus estava ali.</text:p>
      <text:p text:style-name="P2"/>
      <text:p text:style-name="P2">1 Co 14:26-33 A tendência era que todos se sentissem como se devessem falar. Por isso são dadas instruções aqui para a boa conduta e auxílio da assembléia. Somente um homem deveria falar de cada vez, dois ou três no total.</text:p>
      <text:p text:style-name="P2"/>
      <text:p text:style-name="P2">1 Co 14:32 Cada um que falasse estaria no controle de si mesmo, e poderia se controlar. Que repreensão é isso tudo para o movimento moderno de falar em línguas em nosso país. A algazarra é criada por <text:soft-page-break/>uma multidão, inclusive mulheres, e ninguém entende os ruídos. O poder de Satanás tende a imitar o poder do Espírito.</text:p>
      <text:p text:style-name="P2"/>
      <text:p text:style-name="P2">1 Co 14:33-35 As mulheres deviam permanecer em silêncio na assembléia. Hoje escutamos todos os tipos de argumentos produzidos para justificar a desobediência à clara Palavra de Deus.</text:p>
      <text:p text:style-name="P2"/>
      <text:p text:style-name="P2">1 Co 14:36-40 Este falar em línguas não originou com eles, e não veio somente a eles. Por que então não ouvir ao apóstolo que lhes havia levado as boas novas pelo mandamento do Senhor? Reconhecer que aquilo que Paulo dizia vinha de Deus seria um teste para sua espiritualidade. Lembre-se sempre de que estes capítulos existem para corrigir erros, não para elogiar os crentes.</text:p>
      <text:p text:style-name="P2"/>
      <text:h text:style-name="Heading_20_2" text:outline-level="2">#264</text:h>
      <text:p text:style-name="P2"/>
      <text:p text:style-name="P2">Se eu deixar que a pura Palavra de Deus habite em meu coração e comande meus pés, descobrirei que ela esclarece a minha mente.</text:p>
      <text:p text:style-name="P2"/>
      <text:p text:style-name="P2">1 CORÍNTIOS 15, Vers. 1-28</text:p>
      <text:p text:style-name="P2"/>
      <text:p text:style-name="P2">1 Co 15:1-11 Imaginações, argumentos, e opiniões falsas a respeito da ressurreição do corpo eram coisas que também haviam se introduzido. Alguns estavam negando a ressurreição dos mortos. Todavia a ressurreição de Cristo era uma parte vital deste evangelho que eles haviam escutado de Paulo e no qual haviam crido.</text:p>
      <text:p text:style-name="P2"/>
      <text:p text:style-name="P2">1 Co 15:12-19 Se não houvesse ressurreição dos mortos, então Cristo não teria ressuscitado, e eles teriam crido em vão, pois permaneceriam em seus pecados.</text:p>
      <text:p text:style-name="P2"/>
      <text:p text:style-name="P2">1 Co 15:20 Glorioso, vitorioso; extraindo o aguilhão da morte do funeral de cada crente.</text:p>
      <text:p text:style-name="P2"/>
      <text:p text:style-name="P2">1 Co 15:21-23 Todos os da família de Adão morrem; todos os da família de Cristo reviverão. (A ressurreição dos perdidos não é mencionada aqui).</text:p>
      <text:p text:style-name="P2"/>
      <text:p text:style-name="P2">1 Co 15:24-28 Cristo irá, a seu tempo, entregar Seu reino (no final do milênio) após todos os Seus inimigos terem sido colocados sob os Seus pés - inclusive a morte - para que Deus, (como Deus que é Pai, Filho e Espírito Santo em Um só), seja tudo em todos. Os versículos 20 ao 28 formam um parênteses. Isto nos ajuda a entender os próximos dois versículos. Leia o 17, 18, 19, 29 e 30 de uma só vez.</text:p>
      <text:p text:style-name="P2"/>
      <text:h text:style-name="Heading_20_2" text:outline-level="2">#265</text:h>
      <text:p text:style-name="P2"/>
      <text:p text:style-name="P2">Tentar usar a Palavra de Deus sem o ensino do Espírito irá me levar ao racionalismo... fingir ter o Espírito de Deus sem a Palavra, me levará ao fanatismo.</text:p>
      <text:p text:style-name="P2"/>
      <text:p text:style-name="P2">1 CORÍNTIOS 15, Vers. 29-58</text:p>
      <text:p text:style-name="P2"/>
      <text:p text:style-name="P2">1 Co 15:29-30 Estes versículos não se referem a ser batizado por uma pessoa que já morreu. O que querem dizer é que o batismo significa identificar-me (assim como ocorreu com todos aqueles que já morreram <text:soft-page-break/>crendo) com a morte de Cristo. Se não houvesse ressurreição, o que adiantaria tornar-se Cristão? Se os mortos não ressuscitam (vers. 16) então aqueles crentes que morreram pereceram. O batismo naqueles dias era algo tão sério que aqueles que eram batizados corriam o risco de serem assassinados a qualquer momento. Como se estivessem se entregando à morte.</text:p>
      <text:p text:style-name="P2"/>
      <text:p text:style-name="P2">1 Co 15:33-34 Satanás estava apresentando essas mentiras para fazer com que as pessoas tratassem levianamente o mal.</text:p>
      <text:p text:style-name="P2"/>
      <text:p text:style-name="P2">1 Co 15:35-36 Paulo descreve estes pensamentos como sendo loucuras.</text:p>
      <text:p text:style-name="P2"/>
      <text:p text:style-name="P2">1 Co 15:37-44 O corpo que foi redimido é o corpo que será ressuscitado, embora transformado em um corpo glorificado adequado ao céu.</text:p>
      <text:p text:style-name="P2"/>
      <text:p text:style-name="P2">1 Co 15:45-49 O primeiro Adão e o último Adão (Cristo) são postos em contraste, e do mesmo modo o terrenal com o que é celestial. Nós os crentes somos agora como nossa Cabeça - somos celestiais.</text:p>
      <text:p text:style-name="P2"/>
      <text:p text:style-name="P2">1 Co 15:50-54 O mistério é explicado. (Leia 1 Ts 4:13-18. A vinda do Senhor para nós crentes). Em um exército, a última trombeta era aquela que os punha em marcha.</text:p>
      <text:p text:style-name="P2"/>
      <text:p text:style-name="P2">1 Co 15:55-58 Se esta verdade se apoderar de nós, nos fará diligentes no serviço para o Senhor.</text:p>
      <text:p text:style-name="P2"/>
      <text:h text:style-name="Heading_20_2" text:outline-level="2">#266</text:h>
      <text:p text:style-name="P2"/>
      <text:p text:style-name="P2">A verdade doutrinal a respeito da Igreja só é encontrada em... 1 Coríntios, 1 Timóteo, Efésios e Colossenses... os outros nos dizem como viver estes ensinamentos.</text:p>
      <text:p text:style-name="P2"/>
      <text:p text:style-name="P2">1 CORÍNTIOS 16</text:p>
      <text:p text:style-name="P2"/>
      <text:p text:style-name="P2">Paulo volta ao assunto do dinheiro. Ele amava o povo do Senhor, e se as coisas espirituais sobre as quais estava escrevendo tinham encontrado morada neles, então ele poderia escrever sobre o dia a dia da vida cristã.</text:p>
      <text:p text:style-name="P2"/>
      <text:p text:style-name="P2">1 Co 16:3-7 Os crentes em Jerusalém eram pobres. Ele desejava levar dinheiro para ajudá-los. O Cristianismo é viver para o auxílio e o bem de outros... suas necessidades físicas tanto quando as espirituais.</text:p>
      <text:p text:style-name="P2"/>
      <text:p text:style-name="P2">1 Co 16:10-11 Timóteo tendia a ser tímido, e os Coríntios tendiam a ser mundanos e orgulhosos. Eles deviam cuidar dele.</text:p>
      <text:p text:style-name="P2"/>
      <text:p text:style-name="P2">1 Co 16:13-14 Um comovente chamado à fidelidade.</text:p>
      <text:p text:style-name="P2"/>
      <text:p text:style-name="P2">1 Co 16:15-16 Deviam se sujeitar a homens fiéis.</text:p>
      <text:p text:style-name="P2"/>
      <text:p text:style-name="P2">1 Co 16:22 Não podia haver mistura; o Cristianismo deve ser de coração. Ninguém em Corinto é saudado por nome.</text:p>
      <text:p text:style-name="P2"/>
      <text:p text:style-name="P2">1 Co 16:24 O amor de Paulo encerra este maravilhoso livro. Os erros contra os quais ele alertava ainda existem hoje entre os crentes. Você foi beneficiado pela leitura? Deseja agir em obediência à Palavra de Deus?</text:p>
      <text:p text:style-name="P2"><text:soft-page-break/></text:p>
      <text:h text:style-name="Heading_20_2" text:outline-level="2">#267</text:h>
      <text:p text:style-name="P2"/>
      <text:p text:style-name="P2">Uma Bíblia que está caindo aos pedaços geralmente pertence a alguém que não está!</text:p>
      <text:p text:style-name="P2"/>
      <text:p text:style-name="P2">GÁLATAS 1</text:p>
      <text:p text:style-name="P2"/>
      <text:p text:style-name="P2">Aqui há mais sinais de perigo ao longo de nosso caminho por este mundo... (o deserto do crente). 1 Coríntios foi uma série de avisos contra os perigos morais e doutrinários. Gálatas é sobre os perigos espirituais (ou religiosos). Ambos os livros têm um versículo (sinal de perigo) que é o mesmo - 1 Co 5:6 e Gl 5:9. Leia Fp 3:6 e 1 Tm 1:15 para ver como Paulo tinha sido antes de ser salvo. Exteriormente e moralmente, Paulo tinha sido irrepreensível, mas espiritualmente ele estava pecando, pois estava pecando contra Cristo. Todo erro religioso ou doutrinário é contra Cristo. O apóstolo Paulo estava tão contrariado com o erro religioso no qual os crentes da Galácia haviam caído, que não diz nenhuma palavra favorável a eles, mas vai direto ao assunto que tanto o aborrecia.</text:p>
      <text:p text:style-name="P2"/>
      <text:p text:style-name="P2">Gl 1:1 Paulo demonstra sua autoridade como apóstolo, que não lhe fora dada por homens, mas por Jesus Cristo.</text:p>
      <text:p text:style-name="P2"/>
      <text:p text:style-name="P2">Gl 1:6-9 Ele avisa do "outro evangelho", pois alguns mestres já haviam se introduzido com falsas doutrinas. Até mesmo se um anjo apresentasse qualquer outra doutrina além daquela que Paulo estava apresentando, seria maldito. A má doutrina que estava sendo ensinada era que os crentes precisavam guardar a lei para se manterem salvos. E hoje há muitos que tentam fazer isto. Carregam suas Bíblias e podem citar vários versículos mas irão tentar nos colocar sob a lei.</text:p>
      <text:p text:style-name="P2"/>
      <text:p text:style-name="P2">Gl 1:11-20 Paulo não recebeu o evangelho de outros crentes, ou mesmo dos outros apóstolos, mas do próprio Senhor. Ele nos diz isso para que recebamos os avisos como vindos do Senhor.</text:p>
      <text:p text:style-name="P2"/>
      <text:h text:style-name="Heading_20_2" text:outline-level="2">#268</text:h>
      <text:p text:style-name="P2"/>
      <text:p text:style-name="P2">Para eu poder ligar a Palavra de Deus ao Espírito de Deus, preciso ter meus olhos fixos em Cristo.</text:p>
      <text:p text:style-name="P2"/>
      <text:p text:style-name="P2">GÁLATAS 2</text:p>
      <text:p text:style-name="P2"/>
      <text:p text:style-name="P2">Gl 2:4 Duas palavras importantes para se entender a Epístola. "Liberdade" e "Servidão" - a liberdade do evangelho de nosso Senhor Jesus, e a servidão da lei.</text:p>
      <text:p text:style-name="P2"/>
      <text:p text:style-name="P2">Gl 2:9 Paulo explica que o Senhor havia enviado a ele especificamente para pregar aos "incircuncisos" (os Gentios ou pagãos). Pedro foi enviado aos "circuncisos", (os Judeus). Satanás quer dividir estes dois grupos, mas o Espírito de Deus uniu ambos em um.</text:p>
      <text:p text:style-name="P2"/>
      <text:p text:style-name="P2">Gl 2:11-12 A princípio Pedro se relacionava tanto com Judeus como com Gentios, mas depois se separou dos Gentios, e nisso havia o perigo de uma triste divisão. Paulo o corrige rigidamente por isso.</text:p>
      <text:p text:style-name="P2"/>
      <text:p text:style-name="P2"><text:soft-page-break/>Gl 2:16 Ele segue adiante para mostrar que não somos salvos por procurarmos guardar a lei, mas pela fé em Cristo. Por Sua morte e por Sua vida por nós agora no céu.</text:p>
      <text:p text:style-name="P2"/>
      <text:p text:style-name="P2">Gl 2:19-20 Paulo está morto para a lei, portanto ele pode seguir dizendo que "e vivo, não mais eu". É assim que Deus nos livra para sempre da servidão da lei. Estamos mortos para ela, por meio da morte de Cristo. Isto não significa que não ligamos para ela, pois o crente deve viver uma vida piedosa.</text:p>
      <text:p text:style-name="P2"/>
      <text:p text:style-name="P2">Gl 2:21 O terrível erro de se ensinar que a justiça vem pela guarda da lei.</text:p>
      <text:p text:style-name="P2"/>
      <text:h text:style-name="Heading_20_2" text:outline-level="2">#269</text:h>
      <text:p text:style-name="P2"/>
      <text:p text:style-name="P2">Incredulidade para com a verdade é natural... questioná-la não é difícil... mas a Palavra de Deus permanece tão clara e certa como sempre foi.</text:p>
      <text:p text:style-name="P2"/>
      <text:p text:style-name="P2">GÁLATAS 3</text:p>
      <text:p text:style-name="P2"/>
      <text:p text:style-name="P2">"Ó insensatos Gálatas..." Era uma insensatez eles darem ouvidos a mestres que queriam colocá-los sob a lei.</text:p>
      <text:p text:style-name="P2"/>
      <text:p text:style-name="P2">Gl 3:3 "Tendo começado no Espírito..." ou seja, vocês foram salvos pelo Espírito por meio da obra de Cristo - "acabeis agora pela carne?" Ou seja, vocês estão tentando viver a vida cristã em conformidade com a lei?</text:p>
      <text:p text:style-name="P2"/>
      <text:p text:style-name="P2">Gl 3:10 Se você estiver tentando guardar a lei, ela só poderá amaldiçoá-lo, pois ela continuamente revela que você é culpado, por mais que você tente. Se você deseja ter algo que não é seu, é culpado de transgredir todos os mandamentos! (Tg 2:10).</text:p>
      <text:p text:style-name="P2"/>
      <text:p text:style-name="P2">Gl 3:13 Que boas novas! Somos libertos - não por nossos próprios esforços, mas pela morte de Cristo que levou aquela maldição sobre Si.</text:p>
      <text:p text:style-name="P2"/>
      <text:p text:style-name="P2">Gl 3:21 A lei exigia obediência e justiça, e prometia vida se obedecessem, e morte se pecassem. Ela não podia dar vida pois todos pecaram.</text:p>
      <text:p text:style-name="P2"/>
      <text:p text:style-name="P2">Gl 3:22 A lei é como um espelho que mostra o quão sujos somos.</text:p>
      <text:p text:style-name="P2"/>
      <text:p text:style-name="P2">Gl 3:24 "Justificados pela fé". O que a lei não podia fazer, Cristo fez, pois Ele levou o castigo que nós merecíamos como transgressores da lei.</text:p>
      <text:p text:style-name="P2"/>
      <text:p text:style-name="P2">Gl 3:25 Não estamos mais sob esse aio, a lei. Não estamos mais sob a servidão, mas desfrutamos de liberdade. Não a liberdade de fazermos o que nossa velha natureza quiser, mas a liberdade de viver para agradar o Senhor. Temos uma vida que é capaz disto - (2 Pd 1:3) e que se alegra em fazê-lo.</text:p>
      <text:p text:style-name="P2"/>
      <text:h text:style-name="Heading_20_2" text:outline-level="2">#270</text:h>
      <text:p text:style-name="P2"/>
      <text:p text:style-name="P2"><text:soft-page-break/>Deus registra o passado e revela o futuro em Sua Palavra, para me afetar no presente.</text:p>
      <text:p text:style-name="P2"/>
      <text:p text:style-name="P2">GÁLATAS 4</text:p>
      <text:p text:style-name="P2"/>
      <text:p text:style-name="P2">Gl 4:3 A escravidão para com as coisas deste mundo nas quais antes estávamos cativos.</text:p>
      <text:p text:style-name="P2"/>
      <text:p text:style-name="P2">Gl 4:5 Que contraste! Aqui somos redimidos, somos adotados na própria família de Deus e somos filhos. Um servo está escravizado, mas um filho é livre.</text:p>
      <text:p text:style-name="P2"/>
      <text:p text:style-name="P2">Gl 4:6 Sob o controle da lei, não poderíamos chamar Deus de "Pai". Mas como filhos livres, desfrutamos deste relacionamento.</text:p>
      <text:p text:style-name="P2"/>
      <text:p text:style-name="P2">Gl 4:7 Não somos apenas filhos, mas herdeiros de Deus. Não é de admirar que Satanás quer estragar tudo isso levando-nos de volta para o jugo da lei.</text:p>
      <text:p text:style-name="P2"/>
      <text:p text:style-name="P2">Gl 4:9 Paulo se maravilha de que eles pudessem ser enganados e retornarem à escravidão da lei. Muitos crentes hoje fazem o mesmo.</text:p>
      <text:p text:style-name="P2"/>
      <text:p text:style-name="P2">Gl 4:21 Em outras palavras, "vocês não sabem que a lei só pode condenar vocês e amaldiçoar vocês e declarar a sentença de morte?"</text:p>
      <text:p text:style-name="P2"/>
      <text:p text:style-name="P2">Gl 4:22-31 A histórias de Abraão e de seus filhos Ismael e Isaque. Ismael deve ser expulso para que Isaque possa ser desfrutado como o único filho. Ismael é uma figura de nossa velha posição sob a lei, e Isaque é o filho da promessa, uma figura de nossa posição em graça.</text:p>
      <text:p text:style-name="P2"/>
      <text:h text:style-name="Heading_20_2" text:outline-level="2">#271</text:h>
      <text:p text:style-name="P2"/>
      <text:p text:style-name="P2">Nunca haverá uma época, até que o Senhor venha, em que possa faltar luz na Palavra de Deus para guiar o crente.</text:p>
      <text:p text:style-name="P2"/>
      <text:p text:style-name="P2">GÁLATAS 5</text:p>
      <text:p text:style-name="P2"/>
      <text:p text:style-name="P2">Gl 5:1 Ainda numa linguagem das mais fortes, Paulo insiste com eles para que permanecessem na liberdade com que Cristo lhes havia tornado livres. Satanás é tão astuto que desviou a muitos de darem ouvidos ao evangelho da liberdade para escutarem aquilo que coloca os homens sob a servidão.</text:p>
      <text:p text:style-name="P2"/>
      <text:p text:style-name="P2">Gl 5:4 Se alguém professa ser salvo por graça, e então volta a guardar a lei, Paulo diz que tal pessoa caiu da graça. Tenhamos cuidado.</text:p>
      <text:p text:style-name="P2"/>
      <text:p text:style-name="P2">Gl 5:10 Paulo expressa confiança de que os Gálatas não seriam enganados por esses mestres da lei, e diz que tais mestres seriam tidos por responsáveis.</text:p>
      <text:p text:style-name="P2"/>
      <text:p text:style-name="P2">Gl 5:13 Somos libertados da escravidão do pecado e levados à liberdade, mas não para agirmos em vontade própria e levianamente. Pense no que custou ao Senhor Jesus para nos dar essa nova vida!</text:p>
      <text:p text:style-name="P2"/>
      <text:p text:style-name="P2">Gl 5:16-17 O viver no Espírito é nosso poder para evitar que façamos nossa própria vontade.</text:p>
      <text:p text:style-name="P2"/>
      <text:p text:style-name="P2"><text:soft-page-break/>Gl 5:19-23 As obras da carne e o fruto do Espírito colocados em contraste. Certamente devemos estar mostrando o fruto do Espírito em nossa vida.</text:p>
      <text:p text:style-name="P2"/>
      <text:h text:style-name="Heading_20_2" text:outline-level="2">#272</text:h>
      <text:p text:style-name="P2"/>
      <text:p text:style-name="P2">A Bíblia não foi escrita para informar cientistas, mas não há nenhuma descoberta da ciência que possa aniquilar a verdade que ela contém.</text:p>
      <text:p text:style-name="P2"/>
      <text:p text:style-name="P2">GÁLATAS 6</text:p>
      <text:p text:style-name="P2"/>
      <text:p text:style-name="P2">Gl 6:1 Se um crente descuidado cometesse alguma falta, era responsabilidade daqueles que eram espirituais ajudá-lo, lembrando-se de que qualquer um deles poderia ter cometido a mesma falta.</text:p>
      <text:p text:style-name="P2"/>
      <text:p text:style-name="P2">Gl 6:2 Se realmente queremos ter uma lei para nossa época, aqui está uma: "Levai as cargas uns dos outros". O Senhor Jesus fez isto quando esteve aqui - pois é isso o que quer dizer "a lei de Cristo."</text:p>
      <text:p text:style-name="P2"/>
      <text:p text:style-name="P2">Gl 6:7-8 O que semeamos, certamente ceifaremos, mesmo como crente, com todos os nossos pecados perdoados e em nosso caminho rumo ao céu! Veja 2 Tm 2:12, 13.</text:p>
      <text:p text:style-name="P2"/>
      <text:p text:style-name="P2">Gl 6:9 Portanto, sirvamos, semeemos e esperemos. Pois o Senhor percebe tudo o que é feito para Ele em obediência à Sua Palavra e Ele retribuirá mais tarde.</text:p>
      <text:p text:style-name="P2"/>
      <text:p text:style-name="P2">Gl 6:10 Talvez nos esquecemos disto.</text:p>
      <text:p text:style-name="P2"/>
      <text:p text:style-name="P2">Gl 6:14 O mundo deu ao nosso Salvador uma cruz. E Paulo diz que a cruz permanece entre ele e o mundo que continua a odiar o Senhor. "Estou crucificado", diz Paulo - em outras palavras, o mundo não me quer porque pertenço Àquele que eles desprezaram. E o mundo está crucificado para mim, diz Paulo, "pois não quero a amizade daqueles que crucificaram meu Salvador".</text:p>
      <text:p text:style-name="P2"/>
      <text:h text:style-name="Heading_20_2" text:outline-level="2">#273</text:h>
      <text:p text:style-name="P2"/>
      <text:p text:style-name="P2">Enquanto Mateus nos apresenta a glória oficial do Messias, e Marcos a missão e serviço dAquele que "andou fazendo o bem"... Lucas nos apresenta o que Ele é como o Filho do Home.</text:p>
      <text:p text:style-name="P2"/>
      <text:p text:style-name="P2">COLOSSENSES 1 Vers. 1-17</text:p>
      <text:p text:style-name="P2"/>
      <text:p text:style-name="P2">Nossas últimas três Epístolas estiveram dando sérios avisos dos perigos que nos cercam. Paulo, em Colossenses, levanta nossos olhos e pensamentos para nossa Cabeça, o Senhor Jesus Cristo no céu... nosso destino. Mas ainda não chegamos lá, pois Colossenses ainda nos vê como estando na Terra. Colossenses também traz os seus avisos. O legalismo (criar regras para nossa vida) 2:20-21, é algo muito sutil, pois parece tão santo. Mas não está considerando que é só por graça que permanecemos em pé. Depois havia a celebração de dias especiais. E também a filosofia. Mas o assunto principal é Cristo, a Cabeça (no céu) do corpo (na Terra).</text:p>
      <text:p text:style-name="P2"/>
      <text:p text:style-name="P2"><text:soft-page-break/>Cl 1:4-5 Vemos três grandes coisas, fé, amor e esperança. A fé EM Cristo Jesus; amor pelos outros; esperança da glória futura.</text:p>
      <text:p text:style-name="P2"/>
      <text:p text:style-name="P2">Cl 1:6 Tudo isso produziu fruto. Isto é, mudou vidas, e é isto o que a verdade faz em nós.</text:p>
      <text:p text:style-name="P2"/>
      <text:p text:style-name="P2">Cl 1:9-17 A oração de Paulo por eles. O Cristianismo não é algum tipo de pacote que recebemos uma vez, e havendo recebido, estamos resolvidos. Repare que as expressões - sejai cheios - andar dignamente diante do Senhor - agradando-Lhe em tudo - frutificando - crescendo - em toda a fortaleza - dando graças. Acaso poderia cada um de nós parar de ler neste momento e dizer "No ano que passou eu cresci para conhecer mais o Senhor?" Se não pudermos dizer isto, é porque Satanás colocou alguma coisa mais diante de nossos olhos. Estes versículos nos elevam a nossa gloriosa Cabeça, nosso Senhor Jesus Cristo.</text:p>
      <text:p text:style-name="P2"/>
      <text:h text:style-name="Heading_20_2" text:outline-level="2">#274</text:h>
      <text:p text:style-name="P2"/>
      <text:p text:style-name="P2">O Senhor silenciou Satanás com um versículo das Escrituras. Mt 4:1-11</text:p>
      <text:p text:style-name="P2"/>
      <text:p text:style-name="P2">COLOSSENSES 1, Vers. 18-29</text:p>
      <text:p text:style-name="P2"/>
      <text:p text:style-name="P2">Cl 1:18 A importância da assembléia (igreja) para Cristo. Reverentemente falando, o Senhor Jesus não está completo sem nós, pois somos o Seu corpo (Ef 1:23).</text:p>
      <text:p text:style-name="P2"/>
      <text:p text:style-name="P2">Cl 1:19 O corpo de Cristo, que foi maltratado, envergonhado e sofreu aqui na Terra, é a habitação do Pai, Filho e Espírito Santo para todo o sempre.</text:p>
      <text:p text:style-name="P2"/>
      <text:p text:style-name="P2">Cl 1:20 A criação como um todo está para ser "reconciliada" (trazida de volta) a um paraíso (ou jardim de delícias), quando o Senhor Jesus vier em Sua glória. Evidentemente isto será no futuro.</text:p>
      <text:p text:style-name="P2"/>
      <text:p text:style-name="P2">Cl 1:21 Mas isto é presente. Nós crentes já fomos levados de volta a Deus e permanecemos diante dEle em toda a perfeição do próprio Cristo.</text:p>
      <text:p text:style-name="P2"/>
      <text:p text:style-name="P2">Cl 1:23 Repare o "se". Os Colossenses estavam em uma rota perigosa. Estavam se desviando e acrescentando filosofia e tradições ao Cristianismo. Não confunda isto com o pensamento de que qualquer um poderia se perder depois de ter sido salvo, pois isto é impossível. Mas existe o lado de nossa responsabilidade. Paulo não queria embalá-los em um sono que os fizesse pensar que eles poderiam seguir como bem quisessem. Muitos que dizem ser Cristãos, mais tarde se revelaram os piores inimigos de Cristo. "Saíram de nós, mas não eram de nós". 1 Jo 2:19.</text:p>
      <text:p text:style-name="P2"/>
      <text:p text:style-name="P2">Cl 1:24-29 Ele diz que era ele o servo de Deus a lhes falar do "mistério" ou segredo. Este "mistério" é que os Judeus e Gentios são agora um em Cristo.</text:p>
      <text:p text:style-name="P2"/>
      <text:h text:style-name="Heading_20_2" text:outline-level="2">#275</text:h>
      <text:p text:style-name="P2"/>
      <text:p text:style-name="P2">Em minha vida, somente aquilo que foi produzido pela Palavra deve ser preservado.</text:p>
      <text:p text:style-name="P2"/>
      <text:p text:style-name="P2"><text:soft-page-break/>COLOSSENSES 2</text:p>
      <text:p text:style-name="P2"/>
      <text:p text:style-name="P2">Cl 2:1-3 Aqueles que falam a verdade de Deus geralmente são os que Satanás mais ataca. A Paulo Deus havia entregue o grande mistério de que Cristo e a assembléia (igreja) são um. Paulo tinha um grande conflito (lutas) com Satanás por levar a mensagem da verdade de Deus. Paulo ansiava que todos os crentes pudessem estar unidos em amor. Isto é, como Cristo que nos une a todos em um. Mas o Espírito de Deus é entristecido quando vê os crentes separados e espalhados em muitas denominações.</text:p>
      <text:p text:style-name="P2"/>
      <text:p text:style-name="P2">Cl 2:3 Neste "mistério" estão ocultos todos os tesouros da sabedoria e da ciência!</text:p>
      <text:p text:style-name="P2"/>
      <text:p text:style-name="P2">Cl 2:4, 8, 16, 18, 23 Eles estavam dando ouvidos a palestrantes educados que conseguiria desviá-los de Cristo. Adorar sua própria vontade (20-23) parecia ser algo tão bom para o intelecto, mas na verdade não trazia ganho algum.</text:p>
      <text:p text:style-name="P2"/>
      <text:p text:style-name="P2">Cl 2:6, 7, 9, 15, 17 Ele os leva de volta, vez após outra, a Cristo e Sua morte. Deveria haver homens que estariam dizendo que se um punhado de pescadores ignorantes podiam fazer tão grandes coisas por sua pregação, o que poderíamos nós fazer com nosso grande conhecimento! Paulo está mostrando que isto só poderia roubar de Cristo um pouco de Sua glória e roubá-los de seu gozo.</text:p>
      <text:p text:style-name="P2"/>
      <text:h text:style-name="Heading_20_2" text:outline-level="2">#276</text:h>
      <text:p text:style-name="P2"/>
      <text:p text:style-name="P2">A Palavra de Deus é a base da revelação do pensamento de Deus.</text:p>
      <text:p text:style-name="P2"/>
      <text:p text:style-name="P2">COLOSSENSES 3</text:p>
      <text:p text:style-name="P2"/>
      <text:p text:style-name="P2">Cl 3:1-17 Ele se desvia da inteligência humana e os leva de volta à verdade. Devemos voltar nossos olhos e nossos pensamentos em direção ao céu. Ele lhes faz lembrar (e a nós também) que estavam mortos (com Cristo) e que a vida deles agora está escondida com Cristo em Deus. Sem misturar... ou é um ou é o outro que vai tomar nossa atenção. Se entendermos que estamos mortos então haverá o mundo exercerá pouca atração em nós.</text:p>
      <text:p text:style-name="P2"/>
      <text:p text:style-name="P2">Cl 3:4 Paulo sempre iria nos guiar a Cristo e à Sua vinda.</text:p>
      <text:p text:style-name="P2"/>
      <text:p text:style-name="P2">Cl 3:5 Eles (e nós) precisavam ser lembrados de considerar todas essas coisas como mortas.</text:p>
      <text:p text:style-name="P2"/>
      <text:p text:style-name="P2">Cl 3:8 Se concordamos que as coisas do versículo 5 não deveriam fazer parte de nossa vida, o que pensar das coisas deste versículo? Elas também pertencem à velha vida, e Deus diz que esta está morta.</text:p>
      <text:p text:style-name="P2"/>
      <text:p text:style-name="P2">Cl 3:18-25 Instruções particulares para diferentes classes de pessoas. O primeiro versículo do próximo capítulo liga-se ao final deste.</text:p>
      <text:p text:style-name="P2"/>
      <text:h text:style-name="Heading_20_2" text:outline-level="2">#277</text:h>
      <text:p text:style-name="P2"/>
      <text:p text:style-name="P2">Ele que é o Único que conhece o caminho da sabedoria fez das Escrituras sua habitação.</text:p>
      <text:p text:style-name="P2"><text:soft-page-break/></text:p>
      <text:p text:style-name="P2">COLOSSENSES 4</text:p>
      <text:p text:style-name="P2"/>
      <text:p text:style-name="P2">Cl 4:2 Todas as coisas maravilhosas que temos ouvido acerca de nossa posição não estariam completas sem este versículo: "Perseverai em oração", e vigiai.</text:p>
      <text:p text:style-name="P2"/>
      <text:p text:style-name="P2">Cl 4:7-8 Paulo sempre gostou de ouvir de como eles estavam indo, mas ele sabia que eles também queriam saber como ele estava. Este amor de uns para com os outros é o Cristianismo em sua totalidade. Poderia haver algo mais doce entre os crentes?</text:p>
      <text:p text:style-name="P2"/>
      <text:p text:style-name="P2">Cl 4:9-11 Repare como ele se limita a fazer breves comentários sobre estes seguidores. Será que teríamos permanecido com o apóstolo Paulo se tivéssemos estado com ele na sua época? Hoje é nossa época de permanecermos com o Senhor. Logo Ele virá, e o dia da fé estará terminado. Trata-se da maravilhosa sabedoria de Deus que ocultou a verdade do Novo Testamento sob a superfície do Antigo Testamento. A senda do progresso, ou os passos desde o princípio, seguem para o glorioso futuro celestial. Tudo é absolutamente necessário. A verdade do Cristianismo é aprendida no Novo Testamento, mas o Antigo Testamento é como uma série de figuras que ilustram o Novo. É por isso que alternamos entre um e outro.</text:p>
      <text:p text:style-name="P2"/>
      <text:h text:style-name="Heading_20_2" text:outline-level="2">#278</text:h>
      <text:p text:style-name="P2"/>
      <text:p text:style-name="P2">Qual é o objetivo principal da Palavra de Deus para a igreja hoje? Purificá-la.</text:p>
      <text:p text:style-name="P2"/>
      <text:p text:style-name="P2">DEUTERONÔMIO 1</text:p>
      <text:p text:style-name="P2"/>
      <text:p text:style-name="P2">Temos um grande livro diante de nós. "Deuteronômio" significa "a segunda lei", mas isto não quer dizer que existissem novos mandamentos. Os filhos de Israel encontram-se agora nas fronteiras da terra prometida, mas não estão dentro dela. Estão sendo lembrados de que foram trazidos até este ponto não por terem guardado os dez mandamentos dados por Moisés; mas por causa das promessas de Deus feitas a seu pai Abraão! Leia cuidadosamente 9:4-6 (Ele viveu cerca de 500 anos antes de Moisés). O crente hoje não é guardado porque exista qualquer bem na maneira como ele age, mas inteiramente por causa da graça de Deus. (Lembre-se, nossas bênçãos dependem inteiramente do que Cristo fez por nós, mas nossa felicidade depende de quão obedientes somos à Palavra de Deus.) O crente hoje está também aprendendo deste livro que Deus quer encher nossos pensamentos com o céu e com a glória futura. A "terra" é mencionada cerca de 98 vezes, portanto eles eram constantemente lembrados do futuro. Existem três grandes divisões no livro. Os primeiros 11 capítulos dão as razões por quê eles deveriam obedecer a Deus! A segunda seção são os capítulos 12-29... nos dizendo o que deveriam obedecer. E em terceiro lugar, do capítulo 30 ao final do livro... as coisas que virão - as bênçãos.</text:p>
      <text:p text:style-name="P2"/>
      <text:p text:style-name="P2">Dt 1:1-8 Moisés faz uma revisão do passado, desde o tempo quando começaram a cruzar o deserto.</text:p>
      <text:p text:style-name="P2"/>
      <text:p text:style-name="P2">Dt 1:9-18 Moisés recorda a eles da ocasião quando enviaram os espias à terra para a examinarem; ao invés de confiarem em Deus. Deus havia prometido a terra a eles! Deus já a havia examinado muito tempo antes. <text:soft-page-break/>Será que Ele não seria capaz de lhes dar a terra sem precisar que espias a examinassem?</text:p>
      <text:p text:style-name="P2"/>
      <text:p text:style-name="P2">Dt 1:35-46 E por não crerem, Deus não os havia introduzido na terra. Ele os levara de volta a vagar pelo deserto por 38 anos. Estes versículos são muito interessantes. Agora os 38 anos já se passaram, e eles estão prestes a entrar na terra.</text:p>
      <text:p text:style-name="P2"/>
      <text:h text:style-name="Heading_20_2" text:outline-level="2">#279</text:h>
      <text:p text:style-name="P2"/>
      <text:p text:style-name="P2">A história da Bíblia é a história do pecado original... a doutrina da Bíblia é a doutrina de Deus eliminando o pecado para sempre.</text:p>
      <text:p text:style-name="P2"/>
      <text:p text:style-name="P2">DEUTERONÔMIO 2</text:p>
      <text:p text:style-name="P2"/>
      <text:p text:style-name="P2">Dt 2:1-15 Moisés continua a rever a jornada deles, e lhes mostra que Deus havia sido muito bom e sempre esteve perto deles por todo o caminho. Particularmente o versículo 7. Que jornada! Mas que Companheiro eles tinham para a viagem! Tudo o que aconteceu a eles foi evidência da bondade e sabedoria de Deus. Ele os estava guiando rumo ao Seu lar. Por 21 vezes Deus usa a palavra "grande" neste livro. Possamos entender também que nós crentes estamos sendo guiados dia após dia através deste mundo mau até chegarmos no lar e na glória de Deus por Seu grande poder.</text:p>
      <text:p text:style-name="P2"/>
      <text:p text:style-name="P2">Dt 2:16-37 Eles haviam chegado perto da terra e encontraram inimigos que não os deixariam passar. Mas Deus também cuidou disso. À medida que nos aproximamos do dia quando o Senhor virá nos buscar, Satanás, nosso inimigo, estará atacando como nunca fez antes. Mas possamos nós lembrar deste livro, que a única coisa que os enfraquecia era a própria desobediência deles à Palavra de Deus!</text:p>
      <text:p text:style-name="P2"/>
      <text:h text:style-name="Heading_20_2" text:outline-level="2">#280</text:h>
      <text:p text:style-name="P2"/>
      <text:p text:style-name="P2">Existe maior razão para temermos que nós não escutemos o Senhor, do que Ele não nos escute.</text:p>
      <text:p text:style-name="P2"/>
      <text:p text:style-name="P2">DEUTERONÔMIO 3, Vers. 1-17</text:p>
      <text:p text:style-name="P2"/>
      <text:p text:style-name="P2">Pode parecer estranho que o Antigo Testamento nos fale de tantas batalhas e mortes, mas nós crentes precisamos nos lembrar de que aquelas batalhas têm um significado espiritual para nós. Leia cuidadosamente 1 Co 10:11. Deus está dizendo isto a você. Satanás nos engana quando somos descuidados, sem opinião definida, indiferentes ou mesmo desobedientes à Palavra de Deus e seus avisos. Leia Ef 6:10-17, 1 Co 9:25-27, 1 Tm 6:12, 1 Tm 1:18, 2 Tm 2:3-4. Se você leva a sério o aprendizado acerca do que as batalhas do Antigo Testamento significam para você, irá ler cada uma destas cinco referências no Novo Testamento.</text:p>
      <text:p text:style-name="P2"/>
      <text:p text:style-name="P2">Dt 3:1-17 Um inimigo após outro caía diante deles. Mas eles deviam tudo a Deus... Ele os estava guiando.</text:p>
      <text:p text:style-name="P2"/>
      <text:h text:style-name="Heading_20_2" text:outline-level="2">#281</text:h>
      <text:p text:style-name="P2"/>
      <text:p text:style-name="P2"><text:soft-page-break/>Nossa força é conhecer nossa nulidade, e ter a Ele como nosso tudo.</text:p>
      <text:p text:style-name="P2"/>
      <text:p text:style-name="P2">DEUTERONÔMIO 3, Vers. 18:24</text:p>
      <text:p text:style-name="P2"/>
      <text:p text:style-name="P2">Dt 3:18-20 Dê uma olhada outra vez em Números 32, para compreender a que estes 3 versículos se referem. Os homens das 2 1/2 tribos deviam seguir adiante, deixando suas esposas e filhos protegidos.</text:p>
      <text:p text:style-name="P2"/>
      <text:p text:style-name="P2">Dt 3:21-22 Josué deve se tornar o grande líder na terra, assim como Moisés havia sido no deserto. O nome "Josué" é o mesmo que "Jesus". "Josué" está em Hebraico (língua do Antigo Testamento), Jesus está em Grego, ou na língua do Novo Testamento.</text:p>
      <text:p text:style-name="P2"/>
      <text:p text:style-name="P2">Dt 3:23-25 Moisés havia rogado ao Senhor que o deixasse entrar na terra, mas...</text:p>
      <text:p text:style-name="P2"/>
      <text:p text:style-name="P2">Dt 3:26 Nos faz lembrar Paulo (2 Co 12:9), que rogou que o Senhor tirasse o espinho que tinha na carne. O Senhor respondeu "minha graça te basta". Vemos a mesma palavra "basta" ou "é suficiente" aqui.</text:p>
      <text:p text:style-name="P2"/>
      <text:p text:style-name="P2">Dt 3:27 Todavia, o Senhor deu a Moisés algo melhor. Ele lhe deu uma visão celestial (a visão de Deus) da terra! Deus foi o Guia terrenal ao longo do deserto, agora Ele iria ser o Guia Celestial, mostrando toda a terra a Moisés. Em Mt 17:3 lemos de Moisés no monte da transfiguração estando NA TERRA. Ao nos apropriarmos disso, vemos que foi uma experiência maravilhosa, pois ele estava com o Senhor.</text:p>
      <text:p text:style-name="P2"/>
      <text:h text:style-name="Heading_20_2" text:outline-level="2">#282</text:h>
      <text:p text:style-name="P2"/>
      <text:p text:style-name="P2">Tendo o fracasso atrás de nós, a fraqueza entre nós, e corrupção em todo o redor, precisamos de um novo senso da glória do Senhor, do poder do Senhor, das riquezas do Senhor, do amor do Senhor; e com o Senhor diante de nós, seguimos adiante "na força do Seu poder". Ef 1:18 a 20.</text:p>
      <text:p text:style-name="P2"/>
      <text:p text:style-name="P2">DEUTERONÔMIO 4</text:p>
      <text:p text:style-name="P2"/>
      <text:p text:style-name="P2">Lindo capítulo. Um grande encorajamento e um grande aviso. Repare particularmente no versículo 2. Que coisa maravilhosa era para esta nação ter seu próprio Deus no céu! (vers. 7). Todas as palavras que Ele havia dado a eles deviam ser atendidas. Nada era para ser acrescentado ou tirado delas. Leia estes versículos cuidadosamente, pois eles podem ser aplicados a nós em um sentido espiritual. Se eles se voltassem à idolatria (outros deuses) iriam perder suas bênçãos. (Nós crentes podemos perder nossa alegria e paz, mas nunca podemos perder nossas bênçãos!)</text:p>
      <text:p text:style-name="P2"/>
      <text:p text:style-name="P2">Dt 4:1-13 Uma revisão dos caminhos de Deus com eles no passado.</text:p>
      <text:p text:style-name="P2"/>
      <text:p text:style-name="P2">Dt 4:14-24 Avisos contra ídolos ou imagens.</text:p>
      <text:p text:style-name="P2"/>
      <text:p text:style-name="P2">Dt 4:25-49 Seu futuro, com encorajamentos e avisos.</text:p>
      <text:p text:style-name="P2"/>
      <text:h text:style-name="Heading_20_2" text:outline-level="2">#283</text:h>
      <text:p text:style-name="P2"/>
      <text:p text:style-name="P2">Não existe fracasso que possa romper o elo de fé com o poder de Deus.</text:p>
      <text:p text:style-name="P2"><text:soft-page-break/></text:p>
      <text:p text:style-name="P2">DEUTERONÔMIO 5</text:p>
      <text:p text:style-name="P2"/>
      <text:p text:style-name="P2">Começando com este capítulo, e prosseguindo até o final do capítulo 11, ouvimos Deus falar a Israel de um modo mais próximo, mais íntimo. Nos primeiros quatro capítulos, Israel é visto estando no deserto. Estes sete capítulos são de Israel já na entrada da terra da promessa.</text:p>
      <text:p text:style-name="P2"/>
      <text:p text:style-name="P2">Dt 5:1-5 Moisés lhes recorda que Deus havia falado a eles de cima do monte em Horebe (ou Sinai) quando deu os dez mandamentos. Não confunda esta com a outra vez que Ele falou na terra de Moabe, (iremos ler isto mais tarde).</text:p>
      <text:p text:style-name="P2"/>
      <text:p text:style-name="P2">Dt 5:6-21 Muitos acham que esta parte é apenas uma repetição dos dez mandamentos em Êx 20:2-17. Deus tem um propósito. Em Deuteronômio Ele apresenta as razões por quê eles deveriam obedecer os mandamentos. Compare esta parte com Êxodo, capítulo 20. Você verá que o Sábado é detalhado aqui. A guarda do Sábado era algo que ninguém poderia conhecer a menos que Deus houvesse dito. Muito embora as pessoas tenham, naturalmente, pelo menos um conhecimento parcial dos outros mandamentos - por exemplo roubar. O Sábado levou as pessoas para perto de Deus. (Ele nos lembra da obra do Senhor Jesus, e do descanso que Deus agora tem em Cristo. Cristo é o Sábado ou descanso de Deus). Para Israel o Sábado se cumprirá no milênio. (Por causa da incredulidade eles perderam essa terra de descanso). </text:p>
      <text:p text:style-name="P2"/>
      <text:p text:style-name="P2">Nós crentes pertencemos a Cristo, e à nova criação. Somos novas criaturas - 2 Co 5:17. Maravilha. Assim quando o Cristianismo começou, o primeiro dia da semana, o dia do Senhor, passou a ser um dia importante, e não o Sábado. O Senhor Jesus esteve morto todo o dia de Sábado. Mas há algo mais. O Sábado é o sétimo dia. O dia seguinte, o oitavo, é o dia do Senhor, o Domingo, o primeiro dia da nova ordem de coisas (Atos 20:7). Este nunca irá terminar. Não existe um nono dia.</text:p>
      <text:p text:style-name="P2"/>
      <text:p text:style-name="P2">Dt 5:22 Estas palavras foram da maior importância para aquelas pessoas naquela ocasião.</text:p>
      <text:p text:style-name="P2"/>
      <text:p text:style-name="P2">Dt 5:23-28 Eles temeram grandemente quando ouviram e viram os trovões e relâmpagos - Hb 12:18-21.</text:p>
      <text:p text:style-name="P2"/>
      <text:p text:style-name="P2">Dt 5:29 Maravilhoso versículo. Deus expondo o Seu coração de amor para com o povo.</text:p>
      <text:p text:style-name="P2"/>
      <text:p text:style-name="P2">Dt 5:29-33 Podemos sentir como Deus desejou que o povo deixasse que Ele derramasse toda a Sua bondade e bênçãos para eles. Acaso eles deixaram? Não. Acaso deixamos que Ele derrame a paz e o gozo sobre nós?</text:p>
      <text:p text:style-name="P2"/>
      <text:h text:style-name="Heading_20_2" text:outline-level="2">#284</text:h>
      <text:p text:style-name="P2"/>
      <text:p text:style-name="P2">Se for uma questão de fraqueza ou enfermidade, Jesus nos conforta... mas Ele nunca sente pena da carne.</text:p>
      <text:p text:style-name="P2"/>
      <text:p text:style-name="P2">DEUTERONÔMIO 6</text:p>
      <text:p text:style-name="P2"/>
      <text:p text:style-name="P2">Dt 6:13 e 16 Um capítulo também importante... no qual descobrimos as palavras que o Senhor Jesus disse a Satanás quando estava sendo tentado por este - Mt 4.</text:p>
      <text:p text:style-name="P2"><text:soft-page-break/></text:p>
      <text:p text:style-name="P2">Dt 6:4-19 Isto nos leva para diante do próprio Deus. E é esta uma das maiores razões por quê as pessoas deveriam obedecer ao Senhor. Leia cuidadosamente esta terna súplica de Deus para com Seu povo. Ele queria abençoá-los! Havia muitos deuses falsos nos países ao redor de Israel. O povo que havia morado nesta terra era o povo mais idólatra. (veja 9:5). Portanto os filhos de Israel tinham a maravilhosa oportunidade de mostrar a todos os outros que eles tinham o único e verdadeiro Deus.</text:p>
      <text:p text:style-name="P2"/>
      <text:p text:style-name="P2">Dt 6:5 Repare que é espírito (coração), alma e corpo (poder).</text:p>
      <text:p text:style-name="P2"/>
      <text:p text:style-name="P2">Dt 6:7 Que maneira maravilhosa de criar nossos filhos.</text:p>
      <text:p text:style-name="P2"/>
      <text:p text:style-name="P2">Dt 6:16 Tentar a Deus é duvidar dEle. Às vezes somos culpados disso. A pessoa que crê em Deus, é alguém calmo e pacífico em todas as circunstâncias!</text:p>
      <text:p text:style-name="P2"/>
      <text:p text:style-name="P2">Dt 6:20-final Pais, leiam cuidadosamente. Será que nossos filhos estão ouvindo a Palavra de Deus de nossos lábios?</text:p>
      <text:p text:style-name="P2"/>
      <text:p text:style-name="P2">Resumo. Apesar de todo o terno esforço de Deus para com eles, eles fracassaram. Leia em 29:4 o que eles perderam. Não por não terem mantido os sacrifícios (eles os mantiveram), mas por que mesmo os mantendo, eles não estavam fazendo isso por amor a Deus, mas achando que apenas por isso iriam ser considerados justos. (Leia Is 1:10-20).</text:p>
      <text:p text:style-name="P2"/>
      <text:h text:style-name="Heading_20_2" text:outline-level="2">#285</text:h>
      <text:p text:style-name="P2"/>
      <text:p text:style-name="P2">A completa fraqueza me pertence, Senhor;</text:p>
      <text:p text:style-name="P2">A perfeita força, de Ti vem com valor,</text:p>
      <text:p text:style-name="P2">Portanto nada sou, sei dizer... </text:p>
      <text:p text:style-name="P2">É Tua plenitude que supre meu ser.</text:p>
      <text:p text:style-name="P2"/>
      <text:p text:style-name="P2">DEUTERONÔMIO 7</text:p>
      <text:p text:style-name="P2"/>
      <text:p text:style-name="P2">O povo de Deus deve se afastar do povo da terra. Não era para eles conservarem nenhum de seus hábitos imundos. Eles deviam destruir completamente seus deuses (9:5), e deviam desfrutar de Deus! (Leia o que Deus diz de alguns crentes - 1 Ts 1:9).</text:p>
      <text:p text:style-name="P2"/>
      <text:p text:style-name="P2">Dt 7:1 Deus iria ser o poder. (Nós crentes não temos poder de nós mesmos, mas somos fortes em Cristo quando somos obedientes - Fp 4:13).</text:p>
      <text:p text:style-name="P2"/>
      <text:p text:style-name="P2">Dt 7:2-8 Era para haver uma total separação daquelas nações. Deus era para ser o deleite deles. (Hoje nós crentes devemos estar igualmente separados deste mundo. Cristo é nosso deleite. Veja o que Paulo dizia, em Fp 1:21).</text:p>
      <text:p text:style-name="P2"/>
      <text:p text:style-name="P2">Dt 7:9 Que tipo de Deus é Ele? Abra em Sl 119:138 e descobrirá que a Palavra de Deus é descrita usando esta mesma palavra. Você pode ver que palavra é? Agora abra o Novo Testamento - 2 Tm 2:13. Mesmo quando não cremos, Ele permanece...</text:p>
      <text:p text:style-name="P2"/>
      <text:p text:style-name="P2">Dt 7:12-24 Que bênçãos!</text:p>
      <text:p text:style-name="P2"/>
      <text:p text:style-name="P2">Dt 7:25-26 Que avisos!</text:p>
      <text:p text:style-name="P2"/>
      <text:h text:style-name="Heading_20_2" text:outline-level="2"><text:soft-page-break/>#286</text:h>
      <text:p text:style-name="P2"/>
      <text:p text:style-name="P2">Nas coisas espirituais o declínio é lento.</text:p>
      <text:p text:style-name="P2"/>
      <text:p text:style-name="P2">DEUTERONÔMIO 8</text:p>
      <text:p text:style-name="P2"/>
      <text:p text:style-name="P2">Um capítulo sobre obediência. Um crente obediente nos dias de hoje é uma pessoa feliz.</text:p>
      <text:p text:style-name="P2"/>
      <text:p text:style-name="P2">Dt 8:1 Tudo o que tinham que fazer era obedecer! Nós também.</text:p>
      <text:p text:style-name="P2"/>
      <text:p text:style-name="P2">Dt 8:2-9 Deus sempre quer abençoar o Seu povo, seja ele Israel nos dias passados, ou os crentes hoje. Leia Hb 10:35 antes de seguir lendo. Aqui estão algumas das razões por que Deus fez o que fez. (Podemos também aplicar isso para nós, mas de um modo espiritual).</text:p>
      <text:p text:style-name="P2"/>
      <text:p text:style-name="P2">Dt 8:2 Eles atravessaram o deserto por duas razões. (1) Para serem humilhados. (2) Para que fosse colocado para fora o que havia em seus corações. Nós crentes estamos neste mundo por estas duas razões também.</text:p>
      <text:p text:style-name="P2"/>
      <text:p text:style-name="P2">Dt 8:3-4 Outra razão. Para que pudessem vir a conhecer Deus! Também em nosso caso.</text:p>
      <text:p text:style-name="P2"/>
      <text:p text:style-name="P2">Dt 8:3 Foi deste capítulo que o Senhor Jesus tomou Sua citação para responder a Satanás - Mt 4.</text:p>
      <text:p text:style-name="P2"/>
      <text:p text:style-name="P2">Dt 8:5-6 Eles estavam intimamente ligados a Deus. Eles precisavam aprender que era como a relação entre pai e filho. Hb 12:5-13 dá ao crente o tempo de treinamento.</text:p>
      <text:p text:style-name="P2"/>
      <text:p text:style-name="P2">Dt 8:7-9 A terra da promessa - sua meta.</text:p>
      <text:p text:style-name="P2"/>
      <text:p text:style-name="P2">Dt 8:10-20 Os avisos. Por que Deus iria usar mais versículos para dar avisos do que usou para as promessas? Por causa de seus corações (e dos nossos). Com freqüência o mundo nos atrai de volta.</text:p>
      <text:p text:style-name="P2"/>
      <text:h text:style-name="Heading_20_2" text:outline-level="2">#287</text:h>
      <text:p text:style-name="P2"/>
      <text:p text:style-name="P2">Nada nos humilha mais do que a obediência.</text:p>
      <text:p text:style-name="P2"/>
      <text:p text:style-name="P2">DEUTERONÔMIO 9</text:p>
      <text:p text:style-name="P2"/>
      <text:p text:style-name="P2">Dt 9:1-6 Algo novo para aprender - a terra para a qual se dirigiam era uma terra onde as pessoas eram muito mais poderosas que Israel. Como então eles poderiam vencê-los? Somente por Deus. O que importava o quão forte era o inimigo? Rm 8:31.</text:p>
      <text:p text:style-name="P2"/>
      <text:p text:style-name="P2">Dt 9:4-6 Lembre-se da diferença entre as promessas feitas a Abraão (Gn 15:18) e o acordo que Deus fez com Israel (Êx 19:5-8). As primeiras eram incondicionais, o segundo dependia de Israel obedecer. Portanto estes versículos servem para lembrá-los de que não estão conseguindo a terra por causa do segundo, mas por causa das primeiras!</text:p>
      <text:p text:style-name="P2"/>
      <text:p text:style-name="P2">Dt 9:7-29 Mais uma vez Deus usa mais versículos para avisar.</text:p>
      <text:p text:style-name="P2"/>
      <text:p text:style-name="P2"><text:soft-page-break/>Dt 9:24 Simplesmente a história deles. Deus precisa lembrá-los do quão maus eles eram. A menos que enxerguemos o quão maus somos por natureza, nunca entendemos que é só por meio de Cristo que vivemos. Há poder em nossa vida quando aprendemos isto.</text:p>
      <text:p text:style-name="P2"/>
      <text:p text:style-name="P2">Dt 9:25-29 Que oração maravilhosa feita por Moisés! Ele tinha orado por 40 anos para que Deus não os destruísse no começo de sua jornada. Agora ele precisa orar outra vez por eles. Repare que ele relembra a primeira promessa incondicional feita a Abraão! É importante ler este capítulo cuidadosamente.</text:p>
      <text:p text:style-name="P2"/>
      <text:h text:style-name="Heading_20_2" text:outline-level="2">#288</text:h>
      <text:p text:style-name="P2"/>
      <text:p text:style-name="P2">A força que destruiu o poder de Satanás foi a fraqueza da morte ("Porque, ainda que foi crucificado por fraqueza" 2 Co 13:4).</text:p>
      <text:p text:style-name="P2"/>
      <text:p text:style-name="P2">DEUTERONÔMIO 10</text:p>
      <text:p text:style-name="P2"/>
      <text:p text:style-name="P2">Aprendendo acerca de Deus pelo por compreenderem seus próprios corações desobedientes.</text:p>
      <text:p text:style-name="P2"/>
      <text:p text:style-name="P2">Dt 10:1-11 Moisés relembra a história deles para mostrar-lhes como Deus havia feito provisão para eles por todo o tempo. É só quando entendemos o quão maus somos, é que podemos entender o quão bom é Deus para nós.</text:p>
      <text:p text:style-name="P2"/>
      <text:p text:style-name="P2">Dt 10:6-7 Um parênteses; Aarão foi preservado e só morreu no final da jornada (Nm 20:28).</text:p>
      <text:p text:style-name="P2"/>
      <text:p text:style-name="P2">Dt 10:12-13 Cinco passos que eles podiam dar quando tivessem aprendido a lição do capítulo anterior. (1) Temer ao Senhor. (2) Andar em Seus passos. (3) Amá-lo. (4) Servir o Senhor. (5) Guardar seus mandamentos.</text:p>
      <text:p text:style-name="P2"/>
      <text:p text:style-name="P2">Dt 10:14 O resultado de dar estes cinco passos é que estaremos olhando para o céu para estarmos para sempre com o Senhor.</text:p>
      <text:p text:style-name="P2"/>
      <text:p text:style-name="P2">Dt 10:16 Separar-se do mal no coração, e não apenas de uma forma exterior. Eles nunca fizeram isto. Mas quando Israel fracassou completamente, Deus tinha um segredo. Depois que nós crentes formos levados para o céu, então Deus introduzirá Israel na bênção na Terra. Não pela bondade deles, pois Ele os terá provado durante todos esses séculos, mas Ele irá colocar um novo coração neles. E você encontrará o mesmo pensamento em 30:6 como encontrou em nosso versículo 16. Mas a diferença é que, como eles não iriam conseguir, Deus o fará.</text:p>
      <text:p text:style-name="P2"/>
      <text:h text:style-name="Heading_20_2" text:outline-level="2">#289</text:h>
      <text:p text:style-name="P2"/>
      <text:p text:style-name="P2">Descobriremos que crescemos em sabedoria quando nos contentamos em assumir o lugar de quem não tem nenhuma sabedoria.</text:p>
      <text:p text:style-name="P2"/>
      <text:p text:style-name="P2">DEUTERONÔMIO 11</text:p>
      <text:p text:style-name="P2"/>
      <text:p text:style-name="P2">O último capítulo da primeira seção do livro. Diz aos Israelitas as várias razões por que deveriam obedecer. (Nós também nos esquecemos disto facilmente).</text:p>
      <text:p text:style-name="P2"/>
      <text:p text:style-name="P2"><text:soft-page-break/>Dt 11:6 Datã e Abirão são lembrados como exemplo do resultado da rebelião contra Deus - Nm 16.</text:p>
      <text:p text:style-name="P2"/>
      <text:p text:style-name="P2">Dt 11:7 Eles haviam visto tudo o que Deus tinha feito no passado, portanto deveriam obedecer a Deus quando entrassem na terra.</text:p>
      <text:p text:style-name="P2"/>
      <text:p text:style-name="P2">Dt 11:10 O grande rio Nilo era a fonte de água do Egito. Mas eles não sabiam onde eram as nascentes do Nilo.</text:p>
      <text:p text:style-name="P2"/>
      <text:p text:style-name="P2">Dt 11:11 A terra de Israel era diferente. Sabia onde de onde vinham suas bênçãos... a chuva que vinha do céu. Eles tinham uma estreita ligação a Deus, e dependiam dEle.</text:p>
      <text:p text:style-name="P2"/>
      <text:p text:style-name="P2">Dt 11:8-32 A mais brilhante promessa de bênção, e os mais duros avisos dos resultados da desobediência ocupam o restante do capítulo.</text:p>
      <text:p text:style-name="P2"/>
      <text:h text:style-name="Heading_20_2" text:outline-level="2">#290</text:h>
      <text:p text:style-name="P2"/>
      <text:p text:style-name="P2">A fragilidade humana deve buscar sua ajuda em Deus. O Senhor Jesus tem perfeições, não fragilidades, mas entregou a Deus todos os direitos que essas perfeições Lhe asseguravam.</text:p>
      <text:p text:style-name="P2"/>
      <text:p text:style-name="P2">DEUTERONÔMIO 12</text:p>
      <text:p text:style-name="P2"/>
      <text:p text:style-name="P2">O capítulo de hoje inicia a segunda seção do livro... o que deviam obedecer. Antes de começar, leia 29:1. (Quando o crente hoje aprende obediência e submissão a Deus, ele está pronto para os detalhes da vida no dia-a-dia.</text:p>
      <text:p text:style-name="P2"/>
      <text:p text:style-name="P2">Dt 12:1-14 A primeira instrução trata da completa destruição de todos os ídolos... o mais perigoso obstáculo para eles poderem desfrutar da terra. (Para o crente, existe o perigo de voltar para o mundo). Satanás tem muitos ídolos para nós. Ídolos eram sempre religiosos. (Será que Deus está ocupando o primeiro lugar em nossa vida?) Repare a palavra que é repetida nos versículos 5, 11, 13, 14, 18, 21 e 26. É algo humano querer escolher por nós mesmos. Todavia muitos verdadeiros crentes pensam que podem escolher aonde ir para adorar a Deus.</text:p>
      <text:p text:style-name="P2"/>
      <text:h text:style-name="Heading_20_2" text:outline-level="2">#291</text:h>
      <text:p text:style-name="P2"/>
      <text:p text:style-name="P2">Se não temos para com os homens o mesmo sentimento que Deus tem, como podemos ser eficientes como testemunhas dEle?</text:p>
      <text:p text:style-name="P2"/>
      <text:p text:style-name="P2">DEUTERONÔMIO 13</text:p>
      <text:p text:style-name="P2"/>
      <text:p text:style-name="P2">Dt 13:1-5 Que séria instrução religiosa é esta. Igualmente importante para nós. Se qualquer pregador disser algo que não esteja de acordo com a Palavra de Deus, somos instruídos quanto ao que fazer.</text:p>
      <text:p text:style-name="P2"/>
      <text:p text:style-name="P2">Dt 13:3 Deus está nos provando, para ver se iremos obedecê-Lo.</text:p>
      <text:p text:style-name="P2"/>
      <text:p text:style-name="P2">Dt 13:5 Eles deviam entregar um tal pregador à morte. Evidentemente não matamos, mas devemos nos separar dele - 2 Co 6:14-18, 2 Tm 2 deixa isto bem claro. Discutirmos só nos fará mais egoístas que nunca. Mas quando entregamos a nossa vontade, isto traz glória para Deus e gozo, paz e direção para nós.</text:p>
      <text:p text:style-name="P2"><text:soft-page-break/></text:p>
      <text:p text:style-name="P2">Dt 13:6-11 Bem claro. Frequentemente nossos parentes exercem uma má influência sobre nós. Particularmente quando queremos seguir o Senhor. Temos, com frequência, mais medo de ofendermos a nossos parentes do que ao Senhor. Repare na atitude que tinha que ser tomada. Alguém pode dizer ser isto muito estrito. Mas Deus escreveu assim. Aprendemos lições espirituais destes eventos no mundo físico. Não matamos pessoas, mas será que escolhemos amigos ou parentes que nos privam de desfrutarmos do Senhor?</text:p>
      <text:p text:style-name="P2"/>
      <text:p text:style-name="P2">Dt 13:12-18 Também é importante. Nos importa saber como outros crentes se comportam. Aquele que é fiel está preocupado com eles. Quando os crentes voltam ao mundo, ficamos tristes, mas devemos nos separar deles. Sabemos que eles nunca serão felizes até que voltem ao Senhor. Nesta seção eles não deviam desprezar nada na cidade. Deviam inquirir diligentemente logo de início para saber se a história era verdade, e então deviam agir com energia.</text:p>
      <text:p text:style-name="P2"/>
      <text:h text:style-name="Heading_20_2" text:outline-level="2">#292</text:h>
      <text:p text:style-name="P2"/>
      <text:p text:style-name="P2">Quanto mais perto você fica de Deus, mais você irá amar o povo de Deus. 2 Cr 30.</text:p>
      <text:p text:style-name="P2"/>
      <text:p text:style-name="P2">DEUTERONÔMIO 14</text:p>
      <text:p text:style-name="P2"/>
      <text:p text:style-name="P2">Dt 14:1-2 Eles eram lembrados de que eram um povo santo para o Senhor... eles pertenciam a Ele. Eles não deviam seguir os costumes estranhos e mundanos dos pagãos. (Nós crentes não apenas somos santos, mas somos um povo celestial. Devemos agir assim).</text:p>
      <text:p text:style-name="P2"/>
      <text:p text:style-name="P2">Dt 14:3-26 Embora todos os alimentos venham de Deus, eles deviam comer apenas animais e pássaros limpos. Pois precisavam aprender a temer ao Senhor - vers. 23. Tampouco nós podemos ser descuidados acerca do que comemos, espiritualmente. O que você lê? Com quê alimentamos nossa alma? Alguns crentes chegam a pensar que podem passar o dia sem ler a Palavra de Deus, e ainda assim serem crentes saudáveis. Jó 23:12 é um bom versículo para aprendermos. Agimos assim? Quanto mais lemos a Palavra de Deus, mais iremos querer lê-la.</text:p>
      <text:p text:style-name="P2"/>
      <text:p text:style-name="P2">Dt 14:27-29 Eles deviam pensar nos Levitas que não tinham terra para produzir seu alimento. O estrangeiro, o órfão e a viúva deviam ser lembrados.</text:p>
      <text:p text:style-name="P2"/>
      <text:h text:style-name="Heading_20_2" text:outline-level="2">#293</text:h>
      <text:p text:style-name="P2"/>
      <text:p text:style-name="P2">Devo permitir a meus irmão muito mais do que permito a mim mesmo.</text:p>
      <text:p text:style-name="P2"/>
      <text:p text:style-name="P2">DEUTERONÔMIO 15</text:p>
      <text:p text:style-name="P2"/>
      <text:p text:style-name="P2">Este capítulo nos mostra quanto cuidado eles deviam ter para com os outros.</text:p>
      <text:p text:style-name="P2"/>
      <text:p text:style-name="P2">Dt 15:1-11 Os pobres deviam ser auxiliados. Diz no versículo 4 "Exceto quando não houver entre ti pobre algum". Era um bom limite, pois o Senhor disse que tal situação não ocorreria - Mt 26:11.</text:p>
      <text:p text:style-name="P2"/>
      <text:p text:style-name="P2"><text:soft-page-break/>Dt 15:12-18 Você consegue enxergar esta história como uma linda figura do Senhor Jesus como um Servo? Ele podia ter voltado ao céu após ter passado sua vida aqui na terra. Mas o amor O manteve aqui. Ele foi até a morte por Seu Pai e por nós. E Ele permanecerá um Servo para sempre - Lc 12:37.</text:p>
      <text:p text:style-name="P2"/>
      <text:p text:style-name="P2">Dt 15:19-23 O primogênito dos animais limpos devia ser sacrificado ao Senhor.</text:p>
      <text:p text:style-name="P2"/>
      <text:p text:style-name="P2">Dt 15:20 Eles deviam comê-lo. Esta é uma bela figura, apontando para Cristo, o "Primogênito" da nova criação - Cl 1:15. Ele é nosso alimento. Jo 6:56-57.</text:p>
      <text:p text:style-name="P2"/>
      <text:h text:style-name="Heading_20_2" text:outline-level="2">#294</text:h>
      <text:p text:style-name="P2"/>
      <text:p text:style-name="P2">O efeito do verdadeiro ministério é colocar a alma em contato direto com Deus.</text:p>
      <text:p text:style-name="P2"/>
      <text:p text:style-name="P2">DEUTERONÔMIO 16, Vers. 1-8</text:p>
      <text:p text:style-name="P2"/>
      <text:p text:style-name="P2">Deus está agora dando instruções. Haveriam três ocasiões cada ano quando todo homem deveria ir ao lugar que Deus iria escolher. Ele levaria um sacrifício para oferecer a Deus. Eram chamadas de "Festas" (ou encontros). Vamos tratar uma de cada vez.</text:p>
      <text:p text:style-name="P2"/>
      <text:p text:style-name="P2">Dt 16:1-8 A primeira era a Páscoa, e a festa do pão sem fermento. Repare que não havia regozijo nesta festa. Era uma lembrança constante da morte do cordeiro no Egito. Sabemos Quem é o Cordeiro de Deus hoje. Portanto devemos recordá-Lo em Sua morte. No dia após a Páscoa havia sete dias quando eles deviam estar bem assegurados de não ter "fermento" em suas casas. (Isto é importante para nós, e o número "sete" é uma figura de algo completo. Portanto nossa vida deve estar toda ela separada de todo mal.)</text:p>
      <text:p text:style-name="P2"/>
      <text:h text:style-name="Heading_20_2" text:outline-level="2">#295</text:h>
      <text:p text:style-name="P2"/>
      <text:p text:style-name="P2">Se tenho mais santidade, devo ir e restaurar meu irmão. Gl 6:1.</text:p>
      <text:p text:style-name="P2"/>
      <text:p text:style-name="P2">DEUTERONÔMIO 16, Vers. 9-22</text:p>
      <text:p text:style-name="P2"/>
      <text:p text:style-name="P2">Dt 16:9-12 Agora vamos ver a segunda festa; a "festa das semanas". Nesta festa devia haver regozijo. Eram sete semanas mais um dia, o que totaliza 50 dias a partir da colheita. Em Atos 2 vemos que o Pentecoste, que significa "50", aconteceu quando o Espírito Santo desceu à terra. Isso foi 50 dias após a cruz! Evidentemente há gozo para nós.</text:p>
      <text:p text:style-name="P2"/>
      <text:p text:style-name="P2">Dt 16:10 O gozo que a presença do Espírito Santo nos causa é como uma "oferta voluntária".</text:p>
      <text:p text:style-name="P2"/>
      <text:p text:style-name="P2">Dt 16:11 Não apenas havia ali gozo no Senhor, mas outros eram chamados também a regozijar.</text:p>
      <text:p text:style-name="P2"/>
      <text:p text:style-name="P2">Dt 16:13-15 A colheita era juntada no celeiro. Então vinha a terceira festa - a dos "tabernáculos". Depois que nós crentes tivermos sido <text:soft-page-break/>arrebatados ao céu, Deus vai reunir alguns dos Judeus (Israelitas) em torno de Si uma vez mais - Mt 13:41-43.</text:p>
      <text:p text:style-name="P2"/>
      <text:p text:style-name="P2">Dt 16:16-17 Estes versículos encerram o lado religioso das coisas.</text:p>
      <text:p text:style-name="P2"/>
      <text:p text:style-name="P2">Dt 16:18-20 A justiça era para ser feita na terra santa de Deus. Nenhum favoritismo para certas pessoas devia ser tolerado.</text:p>
      <text:p text:style-name="P2"/>
      <text:p text:style-name="P2">Dt 16:21-22 Bosques e ídolos eram proibidos.</text:p>
      <text:p text:style-name="P2"/>
      <text:h text:style-name="Heading_20_2" text:outline-level="2">#296</text:h>
      <text:p text:style-name="P2"/>
      <text:p text:style-name="P2">Não estamos em condições de tratar uns com os outros até que Deus tenha tratado com aquilo que é contrário ao Seu nome em nossa vida.</text:p>
      <text:p text:style-name="P2"/>
      <text:p text:style-name="P2">DEUTERONÔMIO 17</text:p>
      <text:p text:style-name="P2"/>
      <text:p text:style-name="P2">Dt 17:1-13 Não podemos separar nossa vida religiosa das coisas normais da vida. Se estivermos errados nas primeiras, as outras não serão adequadamente controladas. Repare no que aconteceria se eles desobedecessem... seriam entregues à morte!</text:p>
      <text:p text:style-name="P2"/>
      <text:p text:style-name="P2">Dt 17:14-20 Mesmo que tivessem um rei, eram advertidos de que isso lhes traria muitos problemas. Com certeza, seu grande rei Salomão era culpado destas mesmas coisas. O resultado disso foi a divisão do reino e cada pessoa nesses reinos divididos tinha sua vida diária bastante afetada por isso.</text:p>
      <text:p text:style-name="P2"/>
      <text:h text:style-name="Heading_20_2" text:outline-level="2">#297</text:h>
      <text:p text:style-name="P2"/>
      <text:p text:style-name="P2">A principal causa da depressão espiritual é a incredulidade.</text:p>
      <text:p text:style-name="P2"/>
      <text:p text:style-name="P2">DEUTERONÔMIO 18</text:p>
      <text:p text:style-name="P2"/>
      <text:p text:style-name="P2">Deut 18:1-8 Os sacerdotes e Levitas não receberiam herança alguma na terra prometida. O Senhor era sua herança. Agora aprendemos de 1 Pd 2:5 que nós os crentes somos todos sacerdotes. O Senhor é nossa herança. Embora os Levitas não fossem ricos em Deuteronômio, eles eram cuidadosamente abastecidos pelo Senhor. Quando as pessoas levavam uma "oferta pacífica" a Deus, elas a ofereciam completamente. O vers. 1 nos diz que os Levitas podiam comer do que fosse dado a Deus. Isto nos fala de quão íntimos eles eram do Senhor. O ato de comer, nas Escrituras, normalmente tem o significado de uma associação íntima com outra pessoa. Por isso se o povo fosse fiel ao levar sua oferta a Deus, os Levitas teriam o que comer. Se o Senhor fosse negligenciado, o mesmo acontecia com os Levitas.</text:p>
      <text:p text:style-name="P2"/>
      <text:p text:style-name="P2">Dt 18:9-14 O povo estava bem avisado contra qualquer ligação com o Espiritismo (espíritos familiares). Hoje o crente precisa ser avisado contra a leitura do horóscopo mensal. É perigoso. As pessoas estão se afastando de Deus. Falar em línguas é algo semelhante. Está se tornando cada vez mais difícil distinguir entre a obra de Deus e a obra de Satanás.</text:p>
      <text:p text:style-name="P2"/>
      <text:p text:style-name="P2">Dt 18:15-22 Mas Deus tem uma resposta melhor. Em um dia futuro Ele iria levantar um Profeta... o próprio Cristo! O Espírito de Deus <text:soft-page-break/>apresenta com freqüência figuras de Cristo no Antigo Testamento. Este é um dos mais belos exemplos... não pode ser ninguém mais do que Cristo. Que admoestação para quando não queremos escutá-Lo! Leia At 3:22 e Jo 6:14.</text:p>
      <text:p text:style-name="P2"/>
      <text:h text:style-name="Heading_20_2" text:outline-level="2">#298</text:h>
      <text:p text:style-name="P2"/>
      <text:p text:style-name="P2">O maior segredo de se lavar os pés de alguém é fazer isto sem que o outro saiba que você está fazendo.</text:p>
      <text:p text:style-name="P2"/>
      <text:p text:style-name="P2">DEUTERONÔMIO 19</text:p>
      <text:p text:style-name="P2"/>
      <text:p text:style-name="P2">Dt 19:1-10 O homem foi feito à imagem de Deus. Derramar sangue era algo sério para Deus. Todavia, Ele faz uma grande diferença entre derramá-lo por acidente e o homicídio deliberado. Em nenhum caso Ele deixaria que esquecessem a seriedade de tal ato. Sua terra não era para ter sangue a contaminá-la. Era uma terra santa. Por isso Deus providencia estas cidades para onde uma pessoa fugisse caso tivesse morto alguém sem querer. Elas eram chamadas de "cidades de refúcio". Ninguém poderia estar a mais de 32 quilômetros de uma dessas cidades na terra. Números capítulo 15 acrescenta 3 outras cidades do outro lado do rio Jordão.</text:p>
      <text:p text:style-name="P2"/>
      <text:p text:style-name="P2">Dt 19:11-13 Todavia não poderia ser demonstrada piedade para qualquer pessoa que deliberadamente derramasse o sangue alheio. Essa pessoa devia morrer. Que diferença de hoje!</text:p>
      <text:p text:style-name="P2"/>
      <text:p text:style-name="P2">Dt 19:15-21 As testemunhas deviam ser verdadeiras. Não podiam se calar caso soubessem que algo de errado tinha sido feito. Se uma pessoa contasse uma história falsa sobre outra pessoa, o castigo com que aquela pessoa tivesse sido castigada devia ser o mesmo a ser aplicado em quem contou a história falsa!</text:p>
      <text:p text:style-name="P2"/>
      <text:h text:style-name="Heading_20_2" text:outline-level="2">#299</text:h>
      <text:p text:style-name="P2"/>
      <text:p text:style-name="P2">Os ganhadores de almas não são ganhadores de alma por causa do que conhecem, mas por causa dAquele que eles conhecem, e do quanto que O conhecem, e do quanto almejam que os outros O conheçam.</text:p>
      <text:p text:style-name="P2"/>
      <text:p text:style-name="P2">DEUTERONÔMIO 20</text:p>
      <text:p text:style-name="P2"/>
      <text:p text:style-name="P2">Dt 20:1-4 Isto iria parecer difícil de acreditar, que o amável e terno Deus que conhecemos, podia ser a mesma Pessoa de Quem lemos aqui, incitando o povo à guerra! Talvez 1 Co 15:46 e 10:11 nos ajude nisto. O Senhor está nos ensinando lições em nossa nova vida espiritual por intermédio das lições do Antigo Testamento.</text:p>
      <text:p text:style-name="P2"/>
      <text:p text:style-name="P2">Os inimigos de Israel eram as nações que viviam ao redor deles, cerca de 14 delas... nossos inimigos são aqueles ao nosso redor que Satanás usa para nos atrair de volta para o mundo do qual o Senhor nos tirou. Leia Ef 6:11 e 12. Você consegue ver? Não era uma questão de quão bem eles podiam lutar, ou de quão boas fossem suas armas, mas de entenderem que Deus era seu Líder e sua força. (Precisamos entender isto também).</text:p>
      <text:p text:style-name="P2"/>
      <text:p text:style-name="P2"><text:soft-page-break/>Dt 20:5-9 Repare com que cuidado Deus providencia para qualquer situação. Aqueles que tinham medo não eram dignos de participar da batalha.</text:p>
      <text:p text:style-name="P2"/>
      <text:p text:style-name="P2">Dt 20:10-11 Deus não se alegrava com as batalhas. Mas Ele iria lhes dar toda a terra.</text:p>
      <text:p text:style-name="P2"/>
      <text:p text:style-name="P2">Dt 20:13-15 Como tratar as nações que estivessem longe de Israel.</text:p>
      <text:p text:style-name="P2"/>
      <text:p text:style-name="P2">Dt 20:16-20 Como tratar aqueles na terra que eles iriam possuir.</text:p>
      <text:p text:style-name="P2"/>
      <text:h text:style-name="Heading_20_2" text:outline-level="2">#300</text:h>
      <text:p text:style-name="P2"/>
      <text:p text:style-name="P2">Nosso poder em atrair outros ao Senhor reside principalmente no gozo e na comunhão que nós mesmos temos com Ele.</text:p>
      <text:p text:style-name="P2"/>
      <text:p text:style-name="P2">DEUTERONÔMIO 21, Vers. 1-14</text:p>
      <text:p text:style-name="P2"/>
      <text:p text:style-name="P2">Dt 21:1-9 São dadas instruções completas para seu comportamento. Quando alguém fosse encontrado assassinado, isto era o que deviam fazer. Nada importante era deixado para eles decidirem. Mas podemos enxergar uma razão maior para estes detalhes... Deus sempre teve Cristo em Seus pensamentos quando as Escrituras foram redigidas. O homem morto pode ser uma figura de Cristo. Todos (exceto o crente) ainda hoje, negam a responsabilidade de Sua crucificação. A distância para a cidade mais próxima devia ser medida. Deus olha para o mundo, e vê Israel como o mais próximo do Homem crucificado. Durante os sete anos que se seguem aos crentes sendo levados para o céu, um pequeno grupo (remanescente) em Israel irá crer. E embora a terra seja tida por culpada (mesmo que as pessoas que lá habitam hoje não tenham crucificado o Senhor Jesus), um substituto deve ser encontrado, vers. 4. O pecado deve ser julgado antes que os pecados possam ser perdoados. Cristo é mais uma vez visto aqui. A novilha é um tipo do Senhor Jesus, o Substituto para o pecado da pessoa que havia morto o homem. Uma figura deste mundo desolado. (No futuro o pequeno remanescente irá entender que o Cristo, seu Messias, morreu para a redenção e libertação deles.)</text:p>
      <text:p text:style-name="P2"/>
      <text:p text:style-name="P2">Dt 21:10-14 Uma figura do relacionamento original do Senhor com Israel. Ele havia escolhido Israel para Si, tirando-o de entre todos os povos do mundo. Mas... Israel foi infiel e O rejeitou -- (Capítulo 24 irá tratar mais disto.) Todavia, não é ainda o fim dessa pessoa infiel. Se você tiver tempo, leia Isaías capítulo 62 para a conclusão da história que vai acontecer após os crentes (a noiva celestial) ter sida levada para estar com Cristo. Então o Senhor irá cumprir as promessas que fez a Israel no passado. Mas Ele lhes dará então um novo coração pois Ele pagou por todas as infidelidades deles ao derramar Seu sangue por eles. Leia Jr 31:31-34 e Hb 8:9-13. Quanta graça!</text:p>
      <text:p text:style-name="P2"/>
      <text:h text:style-name="Heading_20_2" text:outline-level="2">#301</text:h>
      <text:p text:style-name="P2"/>
      <text:p text:style-name="P2">Um homem disse certa vez, "levou 4 anos para conseguir fazer faculdade e 40 anos para esquecê-la".</text:p>
      <text:p text:style-name="P2"/>
      <text:p text:style-name="P2">DEUTERONÔMIO 21, Vers. 15-23</text:p>
      <text:p text:style-name="P2"/>
      <text:p text:style-name="P2"><text:soft-page-break/>Dt 21:15-17 A esposa que não é amada é uma figura de Israel, aquela que Deus escolheu primeiro. Por causa de seu pecado, ao crucificar Jesus, eles precisaram ser expulsos (Israel hoje). Por isso Deus Se volta para nós, os Gentios (a esposa amada); a única e celestial noiva de Cristo. Atos 28:26-28. Não obstante, após os crentes serem levados para o céu, Deus irá mais uma vez tratar de Seu povo terrenal. De um certo modo, o filho da que parecia estar rejeitada, deve ser aquele que receberá a herança na terra.</text:p>
      <text:p text:style-name="P2"/>
      <text:p text:style-name="P2">Dt 21:18-21 Uma figura de Israel, como uma nação, a qual foi o filho rebelde de Deus. Eles serão aqueles que serão punidos e destruídos no final da tribulação - vers. 19-21.</text:p>
      <text:p text:style-name="P2"/>
      <text:p text:style-name="P2">Dt 21:22-23 Cristo foi pendurado em um madeiro - 1 Pd 2:24. Ele foi feito maldição por nós - Gl 3:13.</text:p>
      <text:p text:style-name="P2"/>
      <text:h text:style-name="Heading_20_2" text:outline-level="2">#302</text:h>
      <text:p text:style-name="P2"/>
      <text:p text:style-name="P2">MOISÉS ficou... 40 anos achando que era alguma coisa; 40 anos aprendendo que não era nada; 40 anos descobrindo que Deus era tudo.</text:p>
      <text:p text:style-name="P2"/>
      <text:p text:style-name="P2">DEUTERONÔMIO 22</text:p>
      <text:p text:style-name="P2"/>
      <text:p text:style-name="P2">Um lampejo do terno amor de Deus.</text:p>
      <text:p text:style-name="P2"/>
      <text:p text:style-name="P2">Dt 22:6-8 Um parapeito é como uma cerca. Nós crentes devemos ter cuidado para não ensinar ou dizer a outros crentes coisas que não estejam de acordo com a Palavra de Deus. Se o fizermos estaremos fazendo com que caiam do telhado de nossa casa.</text:p>
      <text:p text:style-name="P2"/>
      <text:p text:style-name="P2">Dt 22:9-12 Deus odeia mistura. Satanás está nos dizendo o tempo todo que a mistura é largueza de espírito e tolerância; 2 Co 6:14-18. A desobediência embaça nossos olhos espirituais.</text:p>
      <text:p text:style-name="P2"/>
      <text:p text:style-name="P2">Dt 22:13-30 "Por que iria Deus inspirar estas palavras?" Bem, abra em 1 Co 10:11 e Rm 15:4 para se assegurar de que Ele as inspirou. Para nos ensinar do que nosso coração é capaz, se formos deixados para agir por nós mesmos. Trata-se de profundezas morais às quais o crente pode se agarrar se temos um compromisso com a verdade, 1 Co 5:8.</text:p>
      <text:p text:style-name="P2"/>
      <text:h text:style-name="Heading_20_2" text:outline-level="2">#303</text:h>
      <text:p text:style-name="P2"/>
      <text:p text:style-name="P2">O segredo do verdadeiro serviço é a verdadeira humildade.</text:p>
      <text:p text:style-name="P2"/>
      <text:p text:style-name="P2">DEUTERONÔMIO 23</text:p>
      <text:p text:style-name="P2"/>
      <text:p text:style-name="P2">Aqui vemos quão cuidadoso Deus é ao tratar com as pessoas. Um Deus Justo e Salvador! Is 45:21. Ele não faz distinção, e nem discrimina.</text:p>
      <text:p text:style-name="P2"/>
      <text:p text:style-name="P2">Dt 23:1-6 O Senhor dá instruções cuidadosas a cada indivíduo em SUA congregação. Eles podiam desobedecer, e sair para se casar com alguém fora do arraial de Israel. Mas era desobediência do mesmo modo, e Deus não a iria ignorar (Lc 11:50, 51).</text:p>
      <text:p text:style-name="P2"/>
      <text:p text:style-name="P2">Dt 23:7 Deus lembra e também esquece. Aqui Ele se lembra de que uma vez os Israelitas tinham um lar no Egito. Mas Ele diz a nós crentes <text:soft-page-break/>que Ele nunca mais irá se lembrar de nossos pecados - Hb 10:17. Nossa responsabilidade é obedecer a Deus. Se formos obedientes entenderemos. Se fazemos algo por pensarmos que é certo, então o crédito é nosso. Mas quando agimos porque a Palavra de Deus nos diz, então damos glória a Deus. Eles tinham Deus no meio de seu arraial, portanto deviam deixá-lo limpo. Nós crentes devemos agir na consciência de que o Senhor está no nosso meio. Fazemos assim?</text:p>
      <text:p text:style-name="P2"/>
      <text:h text:style-name="Heading_20_2" text:outline-level="2">#304</text:h>
      <text:p text:style-name="P2"/>
      <text:p text:style-name="P2">Se a nossa disposição para com os homens não é a mesma que Deus tem, como podemos ser eficazes como Suas testemunhas?</text:p>
      <text:p text:style-name="P2"/>
      <text:p text:style-name="P2">DEUTERONÔMIO 24</text:p>
      <text:p text:style-name="P2"/>
      <text:p text:style-name="P2">Instruções sobre o assunto do divórcio. No Antigo Testamento o homem está sendo provado. Deus está procurando para ver se pode achar algum que irá obedecê-Lo. Ele não encontra nenhum. Foi só quando Cristo veio que foi encontrado Um! Nós crentes estamos em uma posição completamente diferente. Um crente no Senhor Jesus Cristo já não pertence à família de Adão. Leia 2 Co 5:17. Ele pertence ao Segundo Adão, o Segundo Homem - Cristo. Se essas pessoas deviam levar outras em consideração (vers. 10:22) quanto mais nós que recebemos a graça de Deus!</text:p>
      <text:p text:style-name="P2"/>
      <text:h text:style-name="Heading_20_2" text:outline-level="2">#305</text:h>
      <text:p text:style-name="P2"/>
      <text:p text:style-name="P2">O que vem do Espírito é sempre uno.</text:p>
      <text:p text:style-name="P2"/>
      <text:p text:style-name="P2">DEUTERONÔMIO 25</text:p>
      <text:p text:style-name="P2"/>
      <text:p text:style-name="P2">As instruções chegam aos mínimos detalhes da vida diária. (Quão cuidadosos devemos ser em cada detalhe de nossa vida!).</text:p>
      <text:p text:style-name="P2"/>
      <text:p text:style-name="P2">Dt 25:4 Até mesmo o pobre e laborioso boi não deve ter uma mordaça na boca quando trabalha. (2 Co 9:9).</text:p>
      <text:p text:style-name="P2"/>
      <text:p text:style-name="P2">Dt 25:13 A desonestidade por ter a balança errada.</text:p>
      <text:p text:style-name="P2"/>
      <text:p text:style-name="P2">Dt 25:16 Deus detesta a injustiça. (Rm 3:6).</text:p>
      <text:p text:style-name="P2"/>
      <text:p text:style-name="P2">Dt 25:17-19 "Deus pede conta do que passou" - Ec 3:15. As pessoas costumam confundir aquilo que Deus lembra com aquilo que Ele esquece. Se formos crentes descuidados, Deus certamente irá nos deixar cometer erros tolos, mas sempre porque nos ama.</text:p>
      <text:p text:style-name="P2"/>
      <text:p text:style-name="P2">Os Capítulos 22;15 nos deram ilustrações de quão cuidadosos deveríamos ser em cada aspecto de nossa vida diária como crentes.</text:p>
      <text:p text:style-name="P2"/>
      <text:h text:style-name="Heading_20_2" text:outline-level="2">#306</text:h>
      <text:p text:style-name="P2"/>
      <text:p text:style-name="P2">Por que nem sempre concordamos? Porque minha vontade própria opera.</text:p>
      <text:p text:style-name="P2"/>
      <text:p text:style-name="P2">DEUTERONÔMIO 26</text:p>
      <text:p text:style-name="P2"/>
      <text:p text:style-name="P2"><text:soft-page-break/>O capítulo de hoje se eleva ao nível das ilustrações do mais alto privilégio da vida na terra, a adoração a Deus.</text:p>
      <text:p text:style-name="P2"/>
      <text:p text:style-name="P2">Dt 26:1-4 A adorável historia do povo levando uma cesta do primeiro fruto colhido na maravilhosa terra da promessa na qual eles agora estavam para entrar. Repare nestas três afirmações... (1) "entrarás", (2) "possuirás", e (3) "habitarás". Saiamos e saiamos para Cristo. Este é o cumprimento das sete promessas que Deus havia feito 40 anos antes (Leia em Êx 6). Nossa vida demonstra o quanto estamos crendo em Deus.</text:p>
      <text:p text:style-name="P2"/>
      <text:p text:style-name="P2">Dt 26:3 Devemos dar os 3 passos mencionados acima, para desfrutarmos (não para receber) nossas bênçãos celestiais, e deste modo levar uma adoração genuína a Deus. O Israelita não oferecia a cesta de primícias para poder entrar na terra, mas por estar na terra. Com frequência desfrutamos de nossa bênção mas somos tão negligentes com nossa devoção a Cristo.</text:p>
      <text:p text:style-name="P2"/>
      <text:p text:style-name="P2">Dt 26:1-11 Eles deviam levar as primícias que colhiam para o Senhor (Cristo é nossa "primícia" - 1 Co 15:20. A verdadeira adoração é apresentar Cristo a Deus. Há três passos maravilhosos em nossa vida nestes versículos).</text:p>
      <text:p text:style-name="P2"/>
      <text:p text:style-name="P2">Dt 26:3 Primeiro, confessar que agora temos todas as nossas bênçãos - Ef 1:13.</text:p>
      <text:p text:style-name="P2"/>
      <text:p text:style-name="P2">Dt 26:16 Segundo, confessar em que miséria estávamos antes de conhecermos a Cristo como nosso Salvador.</text:p>
      <text:p text:style-name="P2"/>
      <text:p text:style-name="P2">Dt 26:11 Terceiro, desfrutar de nossas bênçãos com Deus. Então a consideração e graça fluem para com os outros.</text:p>
      <text:p text:style-name="P2"/>
      <text:p text:style-name="P2">Dt 26:12-15 Alguns crentes costumam dar o dízimo - dar uma porcentagem do que ganham a quem acham que mereça receber. Nisto existem dois perigos - (1) nos colocarmos novamente sob a lei. Há instruções claras em 1 Co 16:2. Nenhuma menção é feita ao dízimo. (Segundo perigo), nos esquecermos de que tudo o que temos é do Senhor - 1 Co 6:19-20. Ele quer nosso coração por inteiro, não apenas parte dele. A adoração vem primeiro. Depois o cuidado para com os outros.</text:p>
      <text:p text:style-name="P2"/>
      <text:h text:style-name="Heading_20_2" text:outline-level="2">#307</text:h>
      <text:p text:style-name="P2"/>
      <text:p text:style-name="P2">Se tivéssemos apenas o que aprendemos das Escrituras, seríamos todos iguais.</text:p>
      <text:p text:style-name="P2"/>
      <text:p text:style-name="P2">DEUTERONÔMIO 27, Vers. 1-10</text:p>
      <text:p text:style-name="P2"/>
      <text:p text:style-name="P2">Preste uma atenção especial aos dez primeiros versículos e mantenha-os totalmente separados em sua mente antes de ler o restante do capítulo.</text:p>
      <text:p text:style-name="P2"/>
      <text:p text:style-name="P2">Dt 27:1-10 Aqui lemos do povo de Deus, depois de 40 anos de vida no deserto, finalmente entrando na terra da promessa. Era certo que eles eram pecadores, e por isso precisavam de um altar de bronze e daquilo que este representava... a cruz de Cristo. A figura diante de nós é de pessoas aceitas por Deus. Nada restava senão levar a "oferta queimada" e a "oferta pacífica" a Deus. Não havia necessidade da "oferta pelo pecado". Tudo estava resolvido. Agora só era preciso adorar! Não é maravilhoso?</text:p>
      <text:p text:style-name="P2"><text:soft-page-break/></text:p>
      <text:p text:style-name="P2">Dt 27:9 Que posição para estarmos nela!</text:p>
      <text:p text:style-name="P2"/>
      <text:p text:style-name="P2">Dt 27:8 e 10 Tudo o que precisavam fazer era obedecer a lei; deste modo, a fim de ajudá-los, os dez mandamentos foram escritos em tábuas de pedra (Êx 24:12).</text:p>
      <text:p text:style-name="P2"/>
      <text:p text:style-name="P2">Mas logo vem um contraste.</text:p>
      <text:p text:style-name="P2"/>
      <text:h text:style-name="Heading_20_2" text:outline-level="2">#308</text:h>
      <text:p text:style-name="P2"/>
      <text:p text:style-name="P2">É só quando estamos no caminho que conhecemos o Seu pensamento.</text:p>
      <text:p text:style-name="P2"/>
      <text:p text:style-name="P2">DEUTERONÔMIO 27, Vers. 11-26</text:p>
      <text:p text:style-name="P2"/>
      <text:p text:style-name="P2">Dt 27:11-13 Moisés indica dois grupos para ficarem nestas montanhas separadas que estavam logo dentro da terra prometida. Em Gerizim, para abençoar o povo (por obedecer) ...em Ebal, para pronunciar as maldições caso desobedecesse a lei. Você consegue encontrar as bênçãos? Nem uma só palavra.</text:p>
      <text:p text:style-name="P2"/>
      <text:p text:style-name="P2">Dt 27:14-26 Doze maldições. Repare no que todo o povo devia dizer depois de cada maldição que era anunciada! "Amém" significa "Eu concordo". Precisamos abrir em Gl 3:10 para encontrar a resposta para nosso "por que?" que Paulo menciona acerca deste capítulo. Não pode haver bênção vinda da lei, mesmo que Deus tenha mantido Sua promessa e introduzido eles nessa terra gloriosa (Leia Sl 106:21-24).</text:p>
      <text:p text:style-name="P2"/>
      <text:p text:style-name="P2">Para resumir todo o nosso capítulo... os vers. 1-10 nos apresentam o coração de um Deus gracioso, e os pensamentos de Deus para com Seu povo amado. Todavia os versículos 11-26 nos mostram a condição atual desse povo... eles estavam no terreno da lei... suas bênçãos iriam depender de sua obediência! Daí o triste resultado do real estado de Israel diante de Deus. MAS por causa da graça e do amor de Deus, Ele enviou um Salvador, o qual levou a maldição para nós e nos introduziu na posição de completa bênção. Leia Rm 6:15.</text:p>
      <text:p text:style-name="P2"/>
      <text:h text:style-name="Heading_20_2" text:outline-level="2">#309</text:h>
      <text:p text:style-name="P2"/>
      <text:p text:style-name="P2">A verdadeira unidade é a unidade do Espírito, e deve ser gerada pela operação do Espírito.</text:p>
      <text:p text:style-name="P2"/>
      <text:p text:style-name="P2">DEUTERONÔMIO 28</text:p>
      <text:p text:style-name="P2"/>
      <text:p text:style-name="P2">Os capítulos 27 e 28 parecem se contradizer, mas as Escritura nunca se contradiz. Portanto é importante vermos qual é a diferença. Sempre leia a Bíblia crendo nela, nunca duvidando de sua perfeição. O capítulo 27 é uma figura da humanidade pecadora, completa e totalmente arruinada, incapaz de obter bênçãos por seu comportamento. Sobre o homem paira uma maldição eterna (leia a última metade de Jo 3:36). Mas o capítulo 28 tem uma visão bem ampla da história toda da nação de Israel na terra. Fala primeiro, nos versículos 1 a 14 das bênçãos para aqueles que obedecem. Lembre-se de que não se refere a um Judeu de hoje que aceite a Cristo como Salvador. Todo este capítulo não fala de indivíduos, mas de toda a nação de Israel no futuro (no milênio).</text:p>
      <text:p text:style-name="P2"/>
      <text:p text:style-name="P2"><text:soft-page-break/>Dt 28:16-68 Repare que esta seção é mais que três vezes maior que a primeira. Leia o capítulo 4:24 e o Sl 9:17. Mas devemos também lembrar que é só pelo fato de que na cruz o Senhor Jesus sofreu as maldições mencionadas nestes 53 versículos, que qualquer bênção poderia ser derramada tanto sobre o Israelita como sobre um crente hoje. Todavia, precisamos também nos lembrar de que apesar de eles e nós recebermos estas bênçãos como uma dádiva, isso não nos dá a liberdade de fazermos nossa própria vontade. Se o crente obedece a Palavra de Deus, é feliz e irá crescer em sua alma.</text:p>
      <text:p text:style-name="P2"/>
      <text:h text:style-name="Heading_20_2" text:outline-level="2">#310</text:h>
      <text:p text:style-name="P2"/>
      <text:p text:style-name="P2">O uso que um Cristão faz das coisas do mundo que possui mostra onde está o seu coração.</text:p>
      <text:p text:style-name="P2"/>
      <text:p text:style-name="P2">DEUTERONÔMIO 29, Vers. 1-13</text:p>
      <text:p text:style-name="P2"/>
      <text:p text:style-name="P2">Este capítulo é a última parte da segunda divisão principal deste livro. Ela começou com o capítulo 12. A primeira seção, 1-11, foi "por que as pessoas deviam obedecer". Esta segunda seção é sobre "o que eles deviam obedecer". Possivelmente a maior ajuda para entender os capítulos 27 e 28 é ler o versículo 29 do capítulo de hoje, antes de ler o capítulo. Ele significa simplesmente isto... as coisas "reveladas" são o que Israel devia ter feito, mas não fez; as coisas "secretas" são o que Deus iria fazer apesar da desobediência e completo fracasso deles. Isto é o que é a misericórdia e a graça de Deus! Isto é o que é o evangelho! Isto é o que cada crente deveria entender!</text:p>
      <text:p text:style-name="P2"/>
      <text:p text:style-name="P2">Agora Deus vai fazer outro concerto (acordo) com Israel em Moabe. Por que? Você se lembra de que eles havia rompido o primeiro concerto no Monte Sinai (ou Horebe) logo depois de terem atravessado o Mar Vermelho e entrado no deserto. Eles haviam se voltado à idolatria e adorado um bezerro de ouro. Naquela ocasião eles foram poupados da completa destruição pela intercessão de Moisés. Aquilo deixou bem claro que eles haviam perdido o direito de entrar na terra. Se Deus os tivesse mantido naquele concerto feito no Sinai, Ele não poderia tê-los introduzido na terra depois de suas longas peregrinações no deserto. O que Ele irá fazer? Ele fará outro concerto com eles em Moabe! Portanto esta é uma das coisas "secretas" do versículo 29. Deste modo Ele pode introduzi-los na terra, pois neste acordo Ele introduz a Sua misericórdia! Que Deus!</text:p>
      <text:p text:style-name="P2"/>
      <text:p text:style-name="P2">Dt 29:1-13 Enquanto você estiver lendo estes versículos do concerto, irá notar que trata-se de um acordo muito gentil, nem todo lei, nem todo graça... mas ambos. Deus lembra o povo de Sua bondade desde que deixaram o Egito.</text:p>
      <text:p text:style-name="P2"/>
      <text:h text:style-name="Heading_20_2" text:outline-level="2">#311</text:h>
      <text:p text:style-name="P2"/>
      <text:p text:style-name="P2">Uma reunião, que não inclua todos os filhos de Deus em seus pensamentos está se privando da plenitude da graça.</text:p>
      <text:p text:style-name="P2"/>
      <text:p text:style-name="P2">Dt 29:14-15 Deus Se preocupa com outros tanto quanto com os que estavam ali. Leia Jo 10:16 e Ef 2:11-13 e 17, para o que pode estar sendo falado neste dois versículos.</text:p>
      <text:p text:style-name="P2"><text:soft-page-break/></text:p>
      <text:p text:style-name="P2">Dt 29:16-21 Primeiro Moisés lhes recorda que tinham visto muitas coisas horríveis nas terras por onde haviam passado... adoração a ídolos misturada com todo tipo de impurezas. (A exposição ao mal embota nossa habilidade de discernir o bem e o mal, e logo ficamos como o homem dos versículos 19-21. O Senhor nos assegura que ninguém sairá impune - Leia Hb 10:31).</text:p>
      <text:p text:style-name="P2"/>
      <text:p text:style-name="P2">Dt 29:22-28 Embora esses fossem avisos para Israel, hoje sabemos que devem servir de aviso para nós, conforme nos diz Romanos 15:4. Se Israel se tornasse infiel a Deus, (e eles foram assim) as pessoas no futuro, quando visitassem essa terra escolhida, perguntariam o que tinha acontecido. Eles veriam a terra cheia de enfermidades e em completa ruína, e iriam perguntar por que o Senhor teria feito isso.</text:p>
      <text:p text:style-name="P2"/>
      <text:p text:style-name="P2">Dt 29:25-28 Aqui está a resposta que iriam receber. Nós que somos verdadeiramente nascidos de novo, crentes no Senhor Jesus Cristo, precisamos dar uma olhada em nossa vida. Estamos vivendo para Cristo todos os dias? Estamos seguindo os Seus passos? Quando um incrédulo olha para nós, ele ou ela vê um reflexo de Cristo? Estes versículos são um sério aviso a nós. Leia novamente estes quatro versículos. Este é o mesmo Senhor que está olhando para a sua e a minha vida a cada hora do dia.</text:p>
      <text:p text:style-name="P2"/>
      <text:h text:style-name="Heading_20_2" text:outline-level="2">#312</text:h>
      <text:p text:style-name="P2"/>
      <text:p text:style-name="P2">Somos em Cristo um herdeiro de glória. Rm 8:17</text:p>
      <text:p text:style-name="P2">Cristo é em nós a esperança da glória. Cl 1:27</text:p>
      <text:p text:style-name="P2"/>
      <text:p text:style-name="P2">DEUTERONÔMIO 30</text:p>
      <text:p text:style-name="P2"/>
      <text:p text:style-name="P2">Este capítulo inicia a terceira e última seção deste livro. Ele cobre o futuro de Israel após nós os crentes termos sido levados para a glória. Ontem lemos das "coisas secretas". Hoje leremos de algumas dessas coisas. Elas nos mostram o coração de Deus. Pois Israel havia perdido todo direito à bênção, tendo falhado em guardar a lei e Deus havia espalhado as tribos até os confins da terra. Todavia iremos ler da bênção futura de Israel.</text:p>
      <text:p text:style-name="P2"/>
      <text:p text:style-name="P2">Dt 30:4-9 Quão descritivos são estes versículos acerca de Israel (todas as 12 tribos) hoje! Pois o povo de Israel está disperso pela face da terra.</text:p>
      <text:p text:style-name="P2"/>
      <text:p text:style-name="P2">Dt 30:4-9 Você encontrará sete vezes dizendo o que Deus fará.</text:p>
      <text:p text:style-name="P2"/>
      <text:p text:style-name="P2">Dt 30:10 Refere-se àqueles que obedecem. Mas veja no versículo 6 o que Deus dará àqueles que crêem... um novo coração!</text:p>
      <text:p text:style-name="P2"/>
      <text:p text:style-name="P2">Dt 30:11-14 Eles não precisarão usar suas mãos ou seus pés para receber as bênçãos mencionadas nos versículos 4-9. Mas eles usam o novo coração que irão receber! Paulo em Rm 10:5-13 usa quase as mesmas palavras de nosso capítulo, para descrever o Evangelho da graça de Deus em nossos dias! Isto ajuda a entender nosso capítulo.</text:p>
      <text:p text:style-name="P2"/>
      <text:p text:style-name="P2">Dt 30:15-20 Quão terno e amável o apelo feito a eles por Deus, para que recebam Suas bênçãos; mas ligado a uma advertência de que aqueles que recusassem este novo coração nunca entrariam na terra prometida, porém iriam morrer (vers. 18).</text:p>
      <text:p text:style-name="P2"><text:soft-page-break/></text:p>
      <text:h text:style-name="Heading_20_2" text:outline-level="2">#313</text:h>
      <text:p text:style-name="P2"/>
      <text:p text:style-name="P2">A heresia é, em princípio, a carne ocupando-se com a verdade; é dividir por partidos aqueles que deveriam ser um.</text:p>
      <text:p text:style-name="P2"/>
      <text:p text:style-name="P2">DEUTERONÔMIO 31, Vers. 1-13</text:p>
      <text:p text:style-name="P2"/>
      <text:p text:style-name="P2">Dt 31:1-6 Alguns de nós serão tocados pelas ternas palavras de Moisés neste último e amável apelo ao povo para que obedeçam e creiam no Senhor. Moisés amava o povo de Deus (leia Êx 32:31-32) e nunca se cansou de rogar a eles para que seguissem adiante pelo Senhor. Moisés e Paulo são semelhantes neste sentido. À medida que estes dois homens chegavam ao fim de suas vidas, escreveram, não sobre suas próprias vidas, mas para que outros seguissem ao Senhor. Repare que aqui no vers. 6 há sete coisas e Paulo em Atos 20:28:35 roga sete vezes ou mais para que se apegassem a Deus e à Palavra de Sua graça.</text:p>
      <text:p text:style-name="P2"/>
      <text:p text:style-name="P2">Dt 31:7-8 É digno de nota que as palavras ditas a toda a congregação nos versículos acima são muito semelhantes àquelas agora faladas ao novo grande líder Josué. Por que? Porque aquilo que o mais humilde e menos importante membro do arraial de mais de 600.000 homens precisava era o mesmo daquele que tinha a maior responsabilidade... ficar assegurado da presença de Deus e do Seu poder.</text:p>
      <text:p text:style-name="P2"/>
      <text:p text:style-name="P2">Dt 31:9-13 Aprendemos que Deus dava muita importância a cada um ouvir a Palavra de Deus. Assim Moisés entregou as palavras aos sacerdotes, a TODOS os anciãos para que lessem para TODO Israel (vers. 11)... homens, mulheres, crianças e estrangeiros (vers. 12). Cada pessoa em particular devia ser colocada em contato direto com a Palavra de Deus.</text:p>
      <text:p text:style-name="P2"/>
      <text:h text:style-name="Heading_20_2" text:outline-level="2">#314</text:h>
      <text:p text:style-name="P2"/>
      <text:p text:style-name="P2">Uma consciência tocada somente por Deus, coloca Deus em Seu lugar e a nós mesmos em nosso lugar. A fé coloca Deus em Seu lugar, e coloca a mim em meu lugar.</text:p>
      <text:p text:style-name="P2"/>
      <text:p text:style-name="P2">DEUTERONÔMIO 31, Vers. 14-30</text:p>
      <text:p text:style-name="P2"/>
      <text:p text:style-name="P2">Dt 31:14-15 Que experiência para aqueles dois homens foi se encontrarem com o Senhor no tabernáculo, mesmo tendo Ele Se escondido em uma nuvem! Você fala com o Senhor em intimidade? Ele está assim próximo de você, e anseia que estejamos conscientes da Sua presença. "O Senhor" (mencionado 19 vezes neste capítulo) falou diretamente a Moisés e disse-lhe que logo ele iria morrer. Estava para ocorrer uma mudança oficial na liderança do povo do Senhor em Sua presença no Tabernáculo (os únicos versículos nos quais o Tabernáculo é mencionado neste livro).</text:p>
      <text:p text:style-name="P2"/>
      <text:p text:style-name="P2">Dt 31:16-18 Moisés representava a lei, e ela não podia introduzir Israel na terra da promessa e do descanso. Portanto Moisés está para morrer. A Moisés é revelado que no futuro o povo iria se desviar do Senhor seguindo outros deuses! Depois de tudo o que o Senhor havia feito para eles desde os portões do Egito até esta terra. Repare que "Deus" (não "Senhor") é usado quando é previsto o castigo.</text:p>
      <text:p text:style-name="P2"/>
      <text:p text:style-name="P2"><text:soft-page-break/>Dt 31:19-29 Moisés é instruído a escrever duas coisas... uma canção que ajudasse o povo a recordar que o que o Senhor lhes estava dizendo. A outra foi que escrevesse em um livro as palavras que Deus lhe estava dizendo (vers. 26 diz onde Moisés deveria colocar este livro).</text:p>
      <text:p text:style-name="P2"/>
      <text:p text:style-name="P2">Dt 31:23 Apesar de todas as advertências dos problemas que viriam (por causa da desobediência do povo) o Senhor encoraja Josué e promete estar com ele. (Ele faz o mesmo conosco - Hb 13:5).</text:p>
      <text:p text:style-name="P2"/>
      <text:h text:style-name="Heading_20_2" text:outline-level="2">#315</text:h>
      <text:p text:style-name="P2"/>
      <text:p text:style-name="P2">Onde Deus guia, Ele providencia.</text:p>
      <text:p text:style-name="P2"/>
      <text:p text:style-name="P2">DEUTERONÔMIO 32</text:p>
      <text:p text:style-name="P2"/>
      <text:p text:style-name="P2">Apesar do desejo de Moisés de entrar na terra, (Deus havia dito a ele que não entraria) isto não o impede de falar as palavras desta maravilhosa canção.</text:p>
      <text:p text:style-name="P2"/>
      <text:p text:style-name="P2">Dt 32:1 Nos mostra quão importante era, pois na verdade as palavras saíram da boca de Deus, assim como acontece com cada palavra da Bíblia (como em Ez 3:10, Is 6:8, Jr 28:7). Toda a criação deve ouvir!</text:p>
      <text:p text:style-name="P2"/>
      <text:p text:style-name="P2">Dt 32:1-43 Se você tiver tempo para ler isto bem devagar (para mim levou 8 minutos) verá tanto a majestade, a graça e o amor de Deus de um lado, como você como um pecador rebelde e sem esperança do outro. Conte quantas vezes Moisés alterna entre palavras de como amável e bondoso Deus é (vers. 2-4) e de quão terrivelmente o povo (nós) agiu (5). Mas à medida que você for lendo, terá vislumbres do que Deus irá fazer no final (29, 39, 40 e 43). Repare a Sua graça, vingança e glória!</text:p>
      <text:p text:style-name="P2"/>
      <text:p text:style-name="P2">Dt 32:8 Interessante. Israel é distinguida entre todos os países do mundo.</text:p>
      <text:p text:style-name="P2"/>
      <text:p text:style-name="P2">Dt 32:44-47 Faça da Palavra de Deus o que Moisés fala aqui "Porque esta Palavra... é a vossa vida".</text:p>
      <text:p text:style-name="P2"/>
      <text:p text:style-name="P2">Dt 32:48-52 A despedida do fiel Moisés (Hb 3:2). Mas lembre-se de Gl 6:7 e veja que um ato de Moisés (vers. 51) custou-lhe muito.</text:p>
      <text:p text:style-name="P2"/>
      <text:p text:style-name="P2">Há dois lados no modo de Deus tratar conosco que somos crentes, (1) em graça, (2 Tm 2:13) e (2) em governo (Gl 6:7). Se nos esquecemos da graça, nos tornamos descuidados, e se nos esquecemos do governo e falhamos, ficamos deprimidos.</text:p>
      <text:p text:style-name="P2"/>
      <text:h text:style-name="Heading_20_2" text:outline-level="2">#316</text:h>
      <text:p text:style-name="P2"/>
      <text:p text:style-name="P2">Fazer o que já sabemos em obediência é uma ótima maneira de conhecermos mais. </text:p>
      <text:p text:style-name="P2"/>
      <text:p text:style-name="P2">DEUTERONÔMIO 33</text:p>
      <text:p text:style-name="P2"/>
      <text:p text:style-name="P2">Deuteronômio sempre fala dos filhos de Israel como "quase" na terra da promessa. Hoje lemos das bênçãos que as diversas tribos iriam receber na terra.</text:p>
      <text:p text:style-name="P2"><text:soft-page-break/></text:p>
      <text:p text:style-name="P2">Dt 33:6 Rubem era o primogênito de Jacó. Mas ele perdeu seu direito à bênção da primogenitura por causa do seu pecado (1 Cr 5:1-2) e por isso lemos muito pouco dele aqui.</text:p>
      <text:p text:style-name="P2"/>
      <text:p text:style-name="P2">Dt 33:7 Mas Judá, a tribo real, vem em seguida (apesar de não ter sido o segundo a nascer) porque nesta tribo haveria de nascer o Cristo. Cristo é o Segundo Homem. 1 Co 15:47.</text:p>
      <text:p text:style-name="P2"/>
      <text:p text:style-name="P2">Dt 33:8-11 Outro filho favorecido - Levi. A tribo sacerdotal.</text:p>
      <text:p text:style-name="P2"/>
      <text:p text:style-name="P2">Dt 33:12 Benjamim é o próximo. Jerusalém, a cidade do grande Rei - Cristo - estava situada na tribo de Benjamim.</text:p>
      <text:p text:style-name="P2"/>
      <text:p text:style-name="P2">Dt 33:13-17 José, aquele que herdou as bênçãos de primogênito, e deste modo recebeu bênçãos duplas (2 tribos formadas de seus dois filhos), 1 Cr 5:1-2. Uma figura de Cristo que recebe também a dupla bênção - os Judeus e os Gentios.</text:p>
      <text:p text:style-name="P2"/>
      <text:p text:style-name="P2">Dt 33:18-25 O restante das tribos. Cada uma tem uma bênção.</text:p>
      <text:p text:style-name="P2"/>
      <text:p text:style-name="P2">Dt 33:26-29 Poucas palavras do Antigo Testamento se aproximam da grandeza destas palavras, quando Moisés descreve as maravilhas de Deus.</text:p>
      <text:p text:style-name="P2"/>
      <text:h text:style-name="Heading_20_2" text:outline-level="2">#317</text:h>
      <text:p text:style-name="P2"/>
      <text:p text:style-name="P2">A vontade de Deus e a nossa nova natureza são uma coisa só.</text:p>
      <text:p text:style-name="P2"/>
      <text:p text:style-name="P2">DEUTERONÔMIO 34</text:p>
      <text:p text:style-name="P2"/>
      <text:p text:style-name="P2">Dt 34:1-5 Um ato de desobediência fez com que Moisés perdesse a chance de entrar na terra da promessa com seu amado povo. Mas é isto o que Deus está nos mostrando neste livro de Deuteronômio. A obediência traz bênção, mas a graça de Deus é tão grande, que Ele eleva Moisés até o cume de uma montanha, e dá a Moisés uma visão celestial da terra do ponto de vista de Deus! Podemos supor que todos os desapontamentos que Moisés possa ter tido por não entrar na terra tenham agora se dissipado enquanto ele acompanha o Deus que amou e serviu tão fielmente nesta maravilhosa vista da terra. Deus sempre dá algo melhor. Assim termina este magnífico livro de Deuteronômio. Que o próprio Deus possa abençoar você com sua leitura.</text:p>
      <text:p text:style-name="P2"/>
      <text:h text:style-name="Heading_20_2" text:outline-level="2">#318</text:h>
      <text:p text:style-name="P2"/>
      <text:p text:style-name="P2">Pode estar certo que se estivermos perto o suficiente de Deus, não sairemos perdendo por conhecermos a Sua vontade.</text:p>
      <text:p text:style-name="P2"/>
      <text:p text:style-name="P2">1 TESSALONICENSES 1</text:p>
      <text:p text:style-name="P2"/>
      <text:p text:style-name="P2">Você pode conhecer o cenário deste livro lendo Atos 17:1-9. Na primeira carta (Epístola) recebemos um impacto constante do frescor da esperança que esses novos crentes tinham em Cristo. E ao mesmo tempo, eles estavam sendo terrivelmente perseguidos. Será estranho que estas duas coisas, uma alegre esperança e perseguições pudessem ser <text:soft-page-break/>experimentadas ao mesmo tempo? O próprio Paulo costumava ter ambas, e raramente passava sem elas. Assim ele compartilhava do gozo deles.</text:p>
      <text:p text:style-name="P2"/>
      <text:p text:style-name="P2">1 Ts 1:2-4 Fé, amor e esperança. Temos uma vida gloriosa, somos felizes se vivemos nestas coisas.</text:p>
      <text:p text:style-name="P2"/>
      <text:p text:style-name="P2">1 Ts 1:5-10 Mas a vida do Cristão não é apenas contemplação... é viver expressando isso! O modo fiel como esses crentes estavam vivendo era conhecido em muitos lugares.</text:p>
      <text:p text:style-name="P2"/>
      <text:p text:style-name="P2">1 Ts 1:9-10 Havia ocorrido uma mudança positiva em suas vidas. Há três coisas aqui: (1) eles haviam se desviado dos ídolos para Deus. (2) Eles estavam aguardando pelo Filho de Deus vindo do céu. (3) Ele lhes havia salvado da ira e do juízo de Deus que está para vir sobre este mundo. Será que tudo isso não faz nossas dificuldades e tristezas parecerem bem pequenas?</text:p>
      <text:p text:style-name="P2"/>
      <text:h text:style-name="Heading_20_2" text:outline-level="2">#319</text:h>
      <text:p text:style-name="P2"/>
      <text:p text:style-name="P2">Para aqueles que se importam o suficiente para perguntar duas vezes, "onde", será mostrado "onde". E Ele lhes dirá, "ali". Lucas 22:9,11,12. "E, indo eles, acharam como lhes havia sido dito." <text:s/></text:p>
      <text:p text:style-name="P2"/>
      <text:p text:style-name="P2">1 TESSALONICENSES 2</text:p>
      <text:p text:style-name="P2"/>
      <text:p text:style-name="P2">1 Ts 2:1-11 A vida que Paulo vivia era exatamente a mesma que eles eram convidados a levar; uma vida de gozosa esperança e trabalho duro. Ele não estava lhes falando de doutrina, mas assinalando quais os resultados de se ter recebido a doutrina de Cristo. A doutrina que aprendemos nestes dois livros refere-se aos detalhes das duas vindas futuras do Senhor Jesus.</text:p>
      <text:p text:style-name="P2"/>
      <text:p text:style-name="P2">1 Ts 2:12 A vida Cristã feliz é uma vida de constante vigilância, embora Deus possa às vezes nos envolver em circunstâncias agradáveis. Mas essas pessoas estavam na maior parte do tempo sofrendo perseguições por causa de sua fé. Às vezes somos criticados por outros crentes quando permanecermos firmes, como fizeram os Tessalonicenses. </text:p>
      <text:p text:style-name="P2"/>
      <text:p text:style-name="P2">1 Ts 2:13 Eles não tinham recebido a mensagem como vinda de Paulo, mas como a Palavra de Deus. E repare que diz que ela funciona quando cremos nela! Quanto realmente cremos nela? E nossa vida está mostrando o quanto cremos. A Palavra de Deus é a fonte de toda a nossa confiança.</text:p>
      <text:p text:style-name="P2"/>
      <text:p text:style-name="P2">1 Ts 2:14-20 As perseguições, que eram causadas por Satanás impedindo Paulo, significam que ele não podia vê-los face a face. Mas ele aceitava aquilo como sendo permitido por Deus.</text:p>
      <text:p text:style-name="P2"/>
      <text:p text:style-name="P2">1 Ts 2:19-20 Mas esse mesmo impedimento o fez pensar de quando todos estariam juntos com Cristo no céu. Repare como os crentes, bem como Cristo, enchiam seu coração de gozo. Com frequência pensamos só em estarmos com Cristo, mas vamos trazer alegria uns para com os outros também.</text:p>
      <text:p text:style-name="P2"/>
      <text:h text:style-name="Heading_20_2" text:outline-level="2">#320</text:h>
      <text:p text:style-name="P2"/>
      <text:p text:style-name="P2"><text:soft-page-break/>Vale a pena perder um mundo para ter uma eternidade em intimidade com Cristo.</text:p>
      <text:p text:style-name="P2"/>
      <text:p text:style-name="P2">1 TESSALONICENSES 3</text:p>
      <text:p text:style-name="P2"/>
      <text:p text:style-name="P2">1 Ts 3:1-10 Paulo só tinha sido capaz de permanecer por um breve período em Tessalônica porque os Judeus estavam promovendo grandes perseguições - Atos 17. Ele precisou se mudar para Beréia. Mas mesmo ali os Judeus daquela cidade foram trazer problemas a Paulo. Depois disso Paulo escuta de uma grande tempestade de perseguições que se havia iniciado contra os Tessalonicenses. Paulo está muito preocupado que estes crentes não viessem a ser capazes de suportar a perseguição, e enviou Timóteo para descobrir como eles estavam passando. Quando Timóteo voltou, e contou a Paulo as boas novas de que a fé e o amor deles (vers. 6) haviam permanecido firmes, ele foi confortado.</text:p>
      <text:p text:style-name="P2"/>
      <text:p text:style-name="P2">1 Ts 3:8 Ele estava tão perto em espírito daqueles crentes que podia dizer "Porque agora vivemos, se estais firmes no Senhor."</text:p>
      <text:p text:style-name="P2"/>
      <text:p text:style-name="P2">1 Ts 3:11 O gozo inundava a alma de Paulo quando pensava em poder vê-los.</text:p>
      <text:p text:style-name="P2"/>
      <text:p text:style-name="P2">1 Ts 3:12 Eles com certeza havia demonstrado amor uns para com os outros... ele desejava mais... porque ele próprio tinha um amor assim ardente por eles. O amor divino é eterno... é infinito... é o maior poder já conhecido. O amor no versículo 12 produz a santidade no versículo 13, mas a santidade não produz necessariamente o amor.</text:p>
      <text:p text:style-name="P2"/>
      <text:h text:style-name="Heading_20_2" text:outline-level="2">#321</text:h>
      <text:p text:style-name="P2"/>
      <text:p text:style-name="P2">Se você procura saber como descobrir a vontade de Deus sem obedecer, você está procurando o mal.</text:p>
      <text:p text:style-name="P2"/>
      <text:p text:style-name="P2">1 TESSALONICENSES 4</text:p>
      <text:p text:style-name="P2"/>
      <text:p text:style-name="P2">1 Ts 4:1 Devemos viver de tal maneira que seja agradável a Deus. Lembre-se, Ele nos deu o poder para fazermos isto.</text:p>
      <text:p text:style-name="P2"/>
      <text:p text:style-name="P2">1 Ts 4:2-8 Aqui temos um aviso contra a imoralidade, evidentemente apresentado de forma gentil. Os Tessalonicenses tinham vivido uma vida imoral e pagã antes de serem salvos. Era difícil para eles mudarem de repente. Mas o poder da nova vida é mais forte que o poder da velha vida. Quando se vive em obediência à vontade de Deus (vers. 3), este poder é capaz de vencer o poder da velha vida. O Senhor iria punir qualquer um que desrespeitasse a pureza do matrimônio. Um homem que tomasse a mulher de outro não apenas desrespeitava o marido, mas também desrespeitava o corpo como uma habitação do Espírito de Deus. - 1 Co 6:18-20.</text:p>
      <text:p text:style-name="P2"/>
      <text:p text:style-name="P2">1 Ts 4:8-12 Ele não precisava lembrá-los de amarem uns aos outros, mas diz que eles deviam amar uns aos outros ainda mais.</text:p>
      <text:p text:style-name="P2"/>
      <text:p text:style-name="P2">1 Ts 4:11 Uma das poucas vezes em que a palavra "estudo" é usada nas Escrituras. Repare no que devemos ser por meio do estudo! O coração que descansa em Cristo e em Sua presente posição na glória, está quieto, em paz, e está satisfeito com as circunstâncias da sua vida.</text:p>
      <text:p text:style-name="P2"/>
      <text:p text:style-name="P2"><text:soft-page-break/>1 Ts 4:12 Maravilhosa promessa para a pessoa que vive Cristo diante de seus vizinhos e parentes incrédulos, sem depender deles para suas necessidades.</text:p>
      <text:p text:style-name="P2"/>
      <text:p text:style-name="P2">1 Ts 4:13-18 Seis versículos importantes. A menos que você os entenda, não terá a esperança que cada crente necessita diariamente. Nenhum evento deve acontecer no mundo antes que isto aconteça. O Senhor Jesus pode vir a qualquer momento, e levar todos os crentes para o céu. Todo verdadeiro crente escutará Sua voz (não apenas aqueles que estão vigiando, como tem sido ensinado por alguns Cristãos hoje em dia). Todos os outros serão deixados para serem julgados. Não há uma segunda chance para aqueles que já ouviram o evangelho.</text:p>
      <text:p text:style-name="P2"/>
      <text:h text:style-name="Heading_20_2" text:outline-level="2">#322</text:h>
      <text:p text:style-name="P2"/>
      <text:p text:style-name="P2">A submissão à Palavra de Deus assegura a manutenção da verdade para nós, e assegura que aprendamos mais.</text:p>
      <text:p text:style-name="P2"/>
      <text:p text:style-name="P2">1 TESSALONICENSES 5, Vers. 1-11</text:p>
      <text:p text:style-name="P2"/>
      <text:p text:style-name="P2">1 Ts 5:1-11 Estes versículos não estão se referindo à vinda do Senhor da qual lemos ontem. Eles se referem à vinda do Senhor conosco. Não são muitos os crentes que sabem a diferença. O "dia do Senhor" foi profetizado desde o tempo de Enoque (veja Judas 14). Todo o Antigo Testamento menciona apenas a vinda do Senhor que iremos comentar hoje e nunca menciona a vinda do Senhor para nos buscar. Sem dúvida é por isso que Paulo diz que ele não precisava explicar o que estaremos vendo hoje.</text:p>
      <text:p text:style-name="P2"/>
      <text:p text:style-name="P2">Trata-se do dia da maior exaltação do Senhor. A morte de Cristo foi o dia de sua maior humilhação. Irá afetar toda criatura no céu e na terra, e ocasionará uma tremenda mudança na terra... o milênio começará... o reino de Cristo como Rei sobre todo este mundo... o Dia do Senhor. Esta vida do Senhor é mencionada como "a manifestação", pois todo o mundo irá vê-Lo (como o Sol de Justiça - Ml 4:2... o sol faz as pessoas despertarem). Mas quando Ele vem para nós, é como a estrela da manhã subindo - Ap 22:16 (o mundo dorme quando esta estrela sobe).</text:p>
      <text:p text:style-name="P2"/>
      <text:p text:style-name="P2">1 Ts 5:2 O dia da vinda do Senhor é como um ladrão à noite. O dia é como um ladrão, não que o Senhor seja como um ladrão. Ele tirará os que não foram salvos (não os salvos). "Então, estando dois no campo, será levado (incrédulo) um, e deixado o outro (crente)" Mt 24:39-40. Isto está se referindo à "manifestação".</text:p>
      <text:p text:style-name="P2"/>
      <text:p text:style-name="P2">1 Ts 5:8 Estas coisas são importantes para cada crente conhecer.</text:p>
      <text:p text:style-name="P2"/>
      <text:h text:style-name="Heading_20_2" text:outline-level="2">#323</text:h>
      <text:p text:style-name="P2"/>
      <text:p text:style-name="P2">A alma simples que tem seu coração sincero, não irá errar.</text:p>
      <text:p text:style-name="P2"/>
      <text:p text:style-name="P2">1 TESSALONICENSES 5, Vers. 12-28</text:p>
      <text:p text:style-name="P2"/>
      <text:p text:style-name="P2">1 Ts 5:12-28 Instruções para a conduta diária, mas nem por isto sem importância. Aqueles que estavam mais expostos às perseguições e perigos eram os mais protegidos pelo Senhor.</text:p>
      <text:p text:style-name="P2"><text:soft-page-break/></text:p>
      <text:p text:style-name="P2">1 Ts 5:12-13 Eles deveriam prestar amar e prestar atenção naqueles que haviam levado a nova verdade do Cristianismo. Os Cristãos em geral hoje não querem esta verdade.</text:p>
      <text:p text:style-name="P2"/>
      <text:p text:style-name="P2">1 Ts 5:14-15 Instruções mais breves, mas nem por isso menos importantes.</text:p>
      <text:p text:style-name="P2"/>
      <text:p text:style-name="P2">1 Ts 5:16 Regozijar nunca precisa terminar para o crente, pois ele não obtém seu gozo de suas circunstâncias.</text:p>
      <text:p text:style-name="P2"/>
      <text:p text:style-name="P2">1 Ts 5:16-21 Estas tem a ver conosco pessoalmente.</text:p>
      <text:p text:style-name="P2"/>
      <text:p text:style-name="P2">1 Ts 5:21-22 Observe com atenção que Deus diz no primeiro versículo "retende" (segure com firmeza) aquilo que é correto, e no segundo versículo Ele diz "abstende-vos" (fique longe) de toda a iniquidade.</text:p>
      <text:p text:style-name="P2"/>
      <text:p text:style-name="P2">1 Ts 5:23 Aqui está o que o Deus de paz, Ele próprio, virá a fazer por você, em seu espírito, alma e corpo!</text:p>
      <text:p text:style-name="P2"/>
      <text:p text:style-name="P2">1 Ts 5:24 Mais! O que Deus promete a você, Ele fará!</text:p>
      <text:p text:style-name="P2"/>
      <text:h text:style-name="Heading_20_2" text:outline-level="2">#324</text:h>
      <text:p text:style-name="P2"/>
      <text:p text:style-name="P2">As artimanhas de Satanás... o remédio absoluto de Deus... nossa responsabilidade de discernir ambas as coisas.</text:p>
      <text:p text:style-name="P2"/>
      <text:p text:style-name="P2">2 TESSALONICENSES 1, Vers. 1-6</text:p>
      <text:p text:style-name="P2"/>
      <text:p text:style-name="P2">A 1a. Epístola corrige um sério erro, que os crentes que tivessem morrido iriam perder o grande privilégio de virem com o Senhor Jesus por ocasião de Sua manifestação. Esta segunda Epístola esclarece o segundo erro... que a tribulação já tinha vindo e que eles estavam passando por ela. Não é assim. Todos os crentes sabiam que o "dia do Senhor" seria introduzido por trevas e acontecimentos terríveis. Isaías capítulos 2 a 4, Joel 2 e 3, Amós 5, Sofonias 1-3. Satanás estava derramando grandes dificuldades e estava usando falsos mestres para dizer a eles que "o dia" tinha chegado.</text:p>
      <text:p text:style-name="P2"/>
      <text:p text:style-name="P2">2 Ts 1:1-4 Mas antes de indicar estes erros, ele aquece seus corações. Se você ler os versículos iniciais da primeira Epístola verá mencionada "fé", "amor" e "esperança". Mas repare que em nossos versículos está faltando "esperança". Eles estavam perdendo a esperança da vinda do Senhor para o crente.</text:p>
      <text:p text:style-name="P2"/>
      <text:p text:style-name="P2">2 Ts 1:5-10 As perseguições deveriam encorajá-los (não desencorajá-los) a olharem para o alto. Ele lhes diz que deveriam se regozijar mais do que nunca se sofressem aqueles problemas. O Senhor ama os crentes e todavia permite que provas e dores venham sobre eles! Mas que dia está para chegar para os incrédulos quando Deus fará chover fogo e enxofre sobre eles!</text:p>
      <text:p text:style-name="P2"/>
      <text:h text:style-name="Heading_20_2" text:outline-level="2">#325</text:h>
      <text:p text:style-name="P2"/>
      <text:p text:style-name="P2">Minha condição me leva a cair na armadilha que o inimigo preparou para mim.</text:p>
      <text:p text:style-name="P2"><text:soft-page-break/></text:p>
      <text:p text:style-name="P2">2 TESSALONICENSES 1, Vers. 7-12</text:p>
      <text:p text:style-name="P2"/>
      <text:p text:style-name="P2">2 Ts 1:7-10 Esta é a Sua manifestação. Quanto pior nossas provações, tristezas, desapontamentos aqui, mais podemos entender que está chegando o dia quando tudo será mudado. Leia Hb 12:2 para encontrar uma palavra para cada um de nós.</text:p>
      <text:p text:style-name="P2"/>
      <text:p text:style-name="P2">2 Ts 1:8 Cada pessoa viva que ainda não estiver salva verá o Senhor Jesus deste modo! Se o Senhor voltar hoje, este evento não acontecerá muito tempo depois, após 7 anos ou pouco mais.</text:p>
      <text:p text:style-name="P2"/>
      <text:p text:style-name="P2">2 Ts 1:11-12 Paulo ora por eles. Como é bom orarmos uns pelos outros! A entrada da Palavra produz luz em nossa vida. Ore acima de tudo por uma consciência tenra quando estiver lendo a Sua Palavra. Leia estes dois poderosos versículos cuidadosamente.</text:p>
      <text:p text:style-name="P2"/>
      <text:h text:style-name="Heading_20_2" text:outline-level="2">#326</text:h>
      <text:p text:style-name="P2"/>
      <text:p text:style-name="P2">Não importa quão inteligente você seja nas coisas de Deus, você perderá a mente de Deus se estiver fora de comunhão.</text:p>
      <text:p text:style-name="P2"/>
      <text:p text:style-name="P2">2 TESSALONICENSES 2, Vers. 1-8</text:p>
      <text:p text:style-name="P2"/>
      <text:p text:style-name="P2">2 Ts 2:2 "Perto" significa "já tivesse chegado".</text:p>
      <text:p text:style-name="P2"/>
      <text:p text:style-name="P2">2 Ts 2:3 Muitos crentes hoje estão enganados por um ensino ruim, e nem mesmo sabem que estão sendo enganados... o engano é tão habilidoso. Somente a obediência àquilo que já sabemos é o que traz mais inteligência espiritual. "Apostasia" significa uma época quando a grande maioria terá abandonado a crença em Deus e se voltado totalmente à vontade própria. Estamos vendo isto hoje acontecendo em todos os lugares, mas o pior está por vir. Quando o completo desenvolvimento disso (chamado de "apostasia", que significa ao "abandono da religião") tiver chegado, então o Anticristo, o agente de Satanás, aparecerá, um homem de verdade nesta terra, (imediatamente após o Senhor haver arrebatado os crentes).</text:p>
      <text:p text:style-name="P2"/>
      <text:p text:style-name="P2">2 Ts 2:4 Ele se sentará no lugar de Deus no templo que terá sido construído em Jerusalém. Os Judeus gostariam de começar a construção, mas estão tão ocupados com seus inimigos que não têm tempo ou meios de fazê-lo hoje. Mas eles o farão. Esse homem irá ensinar o que Satanás sugeriu a Eva no Jardim do Éden, "sereis como deuses" - Gn 3:5.</text:p>
      <text:p text:style-name="P2"/>
      <text:p text:style-name="P2">2 Ts 2:6 Deus controla tudo, e enquanto os crentes continuam aqui na Terra, e o Espírito Santo em cada um de nós, Deus irá preservá-la do poder de Satanás (um grande conforto sabermos disso).</text:p>
      <text:p text:style-name="P2"/>
      <text:p text:style-name="P2">2 Ts 2:7 O mistério dessa maldade e de uma ainda maior, a injustiça, já está operando. Estamos vendo os poderes misteriosos do Espiritismo se espalhando mais a cada dia. Está se tornando cada vez mais difícil distinguir entre a obra de Deus e a obra de Satanás. E estes são sinais de que nos encontramos nos últimos dias.</text:p>
      <text:p text:style-name="P2"/>
      <text:p text:style-name="P2">2 Ts 2:8 Uma palavra mais precisa para este homem ("o iníquo") é "o sem lei". Isto é pior. O mal é, a princípio, impiedade, mas à medida que ele piora, estabelece-se em oposição contra Deus e então trata-se <text:soft-page-break/>de injustiça (ou ausência de lei). Quando o Senhor Jesus vier no final da tribulação, Ele destruirá esse iníquo.</text:p>
      <text:p text:style-name="P2"/>
      <text:h text:style-name="Heading_20_2" text:outline-level="2">#327</text:h>
      <text:p text:style-name="P2"/>
      <text:p text:style-name="P2">Se acontecer de eu me encontrar em dúvidas, ou incerteza, é porque meu olho não é simples. Deus me coloca em determinadas circunstâncias de dificuldade até que eu detecte isto. É possível que eu nunca venha a suspeitar disso por mim mesmo. Até que isto seja colocado de lado, nunca terei certeza do caminho em que estou.</text:p>
      <text:p text:style-name="P2"/>
      <text:p text:style-name="P2">2 TESSALONICENSES 2, Vers. 9-17</text:p>
      <text:p text:style-name="P2"/>
      <text:p text:style-name="P2">2 Ts 2:9-12 Aqueles que hoje não crêem no evangelho (durante o dia da graça) e aqueles que escutam o evangelho do reino durante os 7 anos e não o aceitam, são aqueles que estão descritos aqui. Deus fará com que eles creiam em uma mentira, pois não creram na verdade quando a ouviram. Que futuro terrível espera por nossos amados que ainda não estão salvos.</text:p>
      <text:p text:style-name="P2"/>
      <text:p text:style-name="P2">2 Ts 2:13-14 O lado de Deus e os feitos de Deus.</text:p>
      <text:p text:style-name="P2"/>
      <text:p text:style-name="P2">2 Ts 2:15 Nossa responsabilidade. Ambas normalmente andam juntas nas Escrituras.</text:p>
      <text:p text:style-name="P2"/>
      <text:p text:style-name="P2">2 Ts 2:16-17 Que conforto! - Que contraste com o que acabamos de ler... "</text:p>
      <text:p text:style-name="P2"/>
      <text:p text:style-name="P2">"nosso Deus e Pai, que nos amou... console os vossos corações (o lado de Deus)..., e vos confirme em toda a boa palavra e obra (nossa responsabilidade)."</text:p>
      <text:p text:style-name="P2"/>
      <text:h text:style-name="Heading_20_2" text:outline-level="2">#328</text:h>
      <text:p text:style-name="P2"/>
      <text:p text:style-name="P2">O entendimento é a sabedoria usando o conhecimento de modo correto.</text:p>
      <text:p text:style-name="P2"/>
      <text:p text:style-name="P2">2 TESSALONICENSES 3</text:p>
      <text:p text:style-name="P2"/>
      <text:p text:style-name="P2">Havendo dado estas mensagens, Paulo almeja que eles vivessem deste modo! E podemos ser gratos também por ainda termos a Palavra de Deus para ler e obedecer. De pouco nos vale fazermos a primeira coisa sem a segunda.</text:p>
      <text:p text:style-name="P2"/>
      <text:p text:style-name="P2">2 Ts 3:2-6 Eles estavam em perigo de ouvir maus mestres (não pense nestes como homens maus (imorais) pois provavelmente eles eram líderes religiosos altamente respeitados).</text:p>
      <text:p text:style-name="P2"/>
      <text:p text:style-name="P2">2 Ts 3:3-5 Eles precisavam ser fortalecidos por receberem esta verdade.</text:p>
      <text:p text:style-name="P2"/>
      <text:p text:style-name="P2">2 Ts 3:7-12 Havia então perigos em outra direção. Havia alguns que estavam entusiasmados com todos esses grande eventos que viriam, e achavam que não precisavam trabalhar porque o Senhor estava vindo! Nós também devemos continuar em nosso trabalho diário, mas esperando por Ele para vir a qualquer momento. Repare nas fortes instruções - não quer trabalhar - também não coma.</text:p>
      <text:p text:style-name="P2"><text:soft-page-break/></text:p>
      <text:p text:style-name="P2">2 Ts 3:13 Que amável contraste - e um encorajamento para nós todos.</text:p>
      <text:p text:style-name="P2"/>
      <text:p text:style-name="P2">2 Ts 3:18 Um belo pensamento para terminar.</text:p>
      <text:p text:style-name="P2"/>
      <text:h text:style-name="Heading_20_2" text:outline-level="2">#329</text:h>
      <text:p text:style-name="P2"/>
      <text:p text:style-name="P2">A inteligência nas coisas divinas vem por meio da consciência, não do intelecto.</text:p>
      <text:p text:style-name="P2"/>
      <text:p text:style-name="P2">2 CORÍNTIOS 1</text:p>
      <text:p text:style-name="P2"/>
      <text:p text:style-name="P2">Existe uma palavra que provavelmente descreveria este livro - "consolo". Paulo havia escrito de maneira enérgica em sua primeira carta a esta assembléia. Agora ele ouviu dizer que sua carta tivera um bom efeito sobre eles, de modo que escreve sua segunda carta.</text:p>
      <text:p text:style-name="P2"/>
      <text:p text:style-name="P2">2 Co 1:3-4 Não há consolo como aquele que vem do próprio Deus, e o próprio Paulo havia sentido em si mesmo a maravilha que é isso. E agora ele pode consolar outros. Não temamos as provações - mas voltemo-nos ao Senhor para aprender a lição e para o consolo que resulta das provações. E então estaremos melhor capacitados a encorajar outros que estejam passando por provações.</text:p>
      <text:p text:style-name="P2"/>
      <text:p text:style-name="P2">2 Co 1:11 É bom ajudar a obra do Senhor por meio da oração. Quando as almas são salvas, podemos sentir que fazemos parte da obra.</text:p>
      <text:p text:style-name="P2"/>
      <text:p text:style-name="P2">2 Co 1:14-19 Paulo queria visitá-los e por não ter ido até lá, eles o acusavam de haver mudado de idéia.</text:p>
      <text:p text:style-name="P2"/>
      <text:p text:style-name="P2">2 Co 1:20 Deus sempre mantém Suas promessas! Paulo está dizendo que quando ele dizia "sim", queria dizer "sim", "sim" (certamente) e "amém" significam "que seja feito".</text:p>
      <text:p text:style-name="P2"/>
      <text:p text:style-name="P2">2 Co 1:21-22 O Espírito Santo de Deus é dado a cada crente com 3 objetivos principais (1) "ungidos", para sermos capazes de entender a verdade. (2) "selados", para termos certeza de que estamos eternamente salvos. (3) "penhor", por termos o Espírito Santo já morando em nosso corpo, temos a garantia de que cada um de nós é um filho de Deus.</text:p>
      <text:p text:style-name="P2"/>
      <text:h text:style-name="Heading_20_2" text:outline-level="2">#330</text:h>
      <text:p text:style-name="P2"/>
      <text:p text:style-name="P2">Meu desejo deveria ser nem tanto conhecer a Sua vontade, mas andar com Deus.</text:p>
      <text:p text:style-name="P2"/>
      <text:p text:style-name="P2">2 CORÍNTIOS 2</text:p>
      <text:p text:style-name="P2"/>
      <text:p text:style-name="P2">2 Co 2:1-5 Paulo expõe claramente seu grande coração de amor para esses Coríntios. Era porque ele os amava que escreve de modo tão claro a eles. Ele também sentia a tristeza. Mas também sentia gozo!</text:p>
      <text:p text:style-name="P2"/>
      <text:p text:style-name="P2">2 Co 2:7-8 O culpado, de quem Paulo havia falado na primeira epístola, capítulo 5, agora estava arrependido, portanto Paulo lhes diz para lhe demonstrar amor e para recebê-lo de volta no meio deles.</text:p>
      <text:p text:style-name="P2"/>
      <text:p text:style-name="P2"><text:soft-page-break/>2 Co 2:11 Existem duas "armadilhas" especiais de Satanás. Um desses perigos é quando um crente continua a seguir em seu pecado pessoal e a assembléia à qual freqüenta não o coloca fora da comunhão com eles; o outro é quando falhamos em perdoar quando existe arrependimento genuíno.</text:p>
      <text:p text:style-name="P2"/>
      <text:p text:style-name="P2">2 Co 2:15-16 Onde quer que Cristo seja pregado, trata-se de "cheiro suave" para Deus. Deus se agrada em escutar o evangelho, e em ouvir de Seu Filho amado sendo apresentado como Salvador. Se a mensagem é aceita, há gozo na presença dos anjos de Deus.</text:p>
      <text:p text:style-name="P2"/>
      <text:h text:style-name="Heading_20_2" text:outline-level="2">#331</text:h>
      <text:p text:style-name="P2"/>
      <text:p text:style-name="P2">A sabedoria de Deus nos conduz no caminho da vontade de Deus.</text:p>
      <text:p text:style-name="P2"/>
      <text:p text:style-name="P2">2 CORÍNTIOS 3</text:p>
      <text:p text:style-name="P2"/>
      <text:p text:style-name="P2">2 Co 3:1 Se uma pessoa estivesse reunida ao precioso Nome do Senhor em uma cidade, ela estava em uma mesma comunhão com aqueles que estivessem também reunidos ao precioso Nome do Senhor em qualquer outra cidade. E deste modo quando esses crentes viajavam de um lugar para outro, levavam com eles uma carta que os apresentaria àqueles crentes que estivessem em outras cidades. Cada assembléia não era independente das outras. Lemos em Ef 4:3, "procurando guardar a unidade do Espírito", e esta é uma forma pela qual eles seguiam esta instrução. A Bíblia nunca fala de denominações, mas de um só corpo.</text:p>
      <text:p text:style-name="P2"/>
      <text:p text:style-name="P2">2 Co 3:6 A "letra" é a lei que foi dada por Moisés, e o "espírito" é como a maravilhosa mensagem de graça vinda de Deus, dada por Seu Espírito.</text:p>
      <text:p text:style-name="P2"/>
      <text:p text:style-name="P2">2 Co 3:11 A lei que foi dada por Moisés era gloriosa, mas foi "transitória". Mas aquilo que é a mensagem de Deus dada por Seu Espírito "permanece".</text:p>
      <text:p text:style-name="P2"/>
      <text:p text:style-name="P2">2 Co 3:18 É na medida que o Senhor estiver controlando minha vida que vou me tornar mais semelhante a Ele. Um pensamento sério!</text:p>
      <text:p text:style-name="P2"/>
      <text:h text:style-name="Heading_20_2" text:outline-level="2">#332</text:h>
      <text:p text:style-name="P2"/>
      <text:p text:style-name="P2">Enquanto as coisas em nossa vida permanecerem sem julgamento e sem correção, haverá incerteza em nossa vida.</text:p>
      <text:p text:style-name="P2"/>
      <text:p text:style-name="P2">2 CORÍNTIOS 4</text:p>
      <text:p text:style-name="P2"/>
      <text:p text:style-name="P2">2 Co 4:3-4 O evangelho não estava escondido não por não ser pregado, mas porque as pessoas não queriam aceitá-lo.</text:p>
      <text:p text:style-name="P2"/>
      <text:p text:style-name="P2">2 Co 4:7 O Espírito de Deus está no crente (o tesouro), mas continuamos em nosso corpo terreno (vasos de barro).</text:p>
      <text:p text:style-name="P2"/>
      <text:p text:style-name="P2">2 Co 4:10 Paulo queria ser nada para que Cristo pudesse ser visto em sua vida.</text:p>
      <text:p text:style-name="P2"/>
      <text:p text:style-name="P2"><text:soft-page-break/>2 Co 4:11 Se não estivermos desejosos de sermos nada, o Senhor saberá como quebrar-nos. Pois não existe nada tão importante em nossa vida quanto mostrar nosso Senhor Jesus em um mundo de trevas.</text:p>
      <text:p text:style-name="P2"/>
      <text:p text:style-name="P2">2 Co 4:17 Paulo chama todo o seu sofrimento para o Senhor (veja o capítulo 11:23-27) de "leve tribulação"! Ele olha adiante para o "peso de glória". Podemos sofrer por nosso Senhor ao longo do caminho, há uma eternidade de glória à nossa frente.</text:p>
      <text:p text:style-name="P2"/>
      <text:p text:style-name="P2">2 Co 4:18 Tudo que é visto é "temporal" - logo passará. Mas nossas bênçãos espirituais em Cristo não são vistas, pois são celestiais e eternas.</text:p>
      <text:p text:style-name="P2"/>
      <text:h text:style-name="Heading_20_2" text:outline-level="2">#333</text:h>
      <text:p text:style-name="P2"/>
      <text:p text:style-name="P2">Somente a minha vontade me impede de conhecer a vontade de Deus.</text:p>
      <text:p text:style-name="P2"/>
      <text:p text:style-name="P2">2 CORÍNTIOS 5</text:p>
      <text:p text:style-name="P2"/>
      <text:p text:style-name="P2">2 Co 5:1 Sabemos que quando deixarmos este mundo teremos uma casa não feita por mãos, mas eterna nos céus. Se o crente morre, sua casa terrena (corpo) será mais tarde transformado em um corpo adequado ao céu. Repare nas 3 condições mencionadas aqui nestes 4 primeiros versículos. </text:p>
      <text:p text:style-name="P2"/>
      <text:p text:style-name="P2">"Despido" - a condição de um crente que morreu e está com Cristo, mas que ainda não recebeu seu corpo glorificado. </text:p>
      <text:p text:style-name="P2"/>
      <text:p text:style-name="P2">"Nu" - a condição de um perdido que não tem as vestes da justiça, e permanece culpado e nu diante de Deus.</text:p>
      <text:p text:style-name="P2"/>
      <text:p text:style-name="P2">"Revestido" - essa gloriosa condição quando todos os redimidos do Senhor terão seus novos corpos. Isso acontecerá no momento em que o Senhor vier nos ares para nos levar para o céu.</text:p>
      <text:p text:style-name="P2"/>
      <text:p text:style-name="P2">2 Co 5:6-8 Paulo está sempre perfeitamente confiante, e não somente Paulo, pois ele diz, "estamos...".</text:p>
      <text:p text:style-name="P2"/>
      <text:p text:style-name="P2">2 Co 5:9 Por causa desta confiança devemos amar agradar ao Senhor.</text:p>
      <text:p text:style-name="P2"/>
      <text:p text:style-name="P2">2 Co 5:10 Todo crente em nosso Senhor Jesus, terá sua vida revista - e irá descobrir que tudo o que foi feito para nosso Senhor em obediência à Sua Palavra será recompensado.</text:p>
      <text:p text:style-name="P2"/>
      <text:p text:style-name="P2">2 Co 5:20 Podemos ser como embaixadores que representam nosso Senhor neste mundo culpado (somente os Apóstolos eram realmente "embaixadores").</text:p>
      <text:p text:style-name="P2"/>
      <text:h text:style-name="Heading_20_2" text:outline-level="2">#334</text:h>
      <text:p text:style-name="P2"/>
      <text:p text:style-name="P2">Se estivermos andando humildemente, Deus nos guiará.</text:p>
      <text:p text:style-name="P2"/>
      <text:p text:style-name="P2">2 CORÍNTIOS 6</text:p>
      <text:p text:style-name="P2"/>
      <text:p text:style-name="P2">2 Co 6:1-10 O serviço fiel a nosso Senhor não irá receber honra aqui. Paulo, enquanto estava vivo e ensinava a Palavra de Deus, sofreu <text:soft-page-break/>muito. E isto é verdade até hoje. Se você quiser ser sincero para com o Senhor Jesus - quiser confessar Seu nome - quiser estar reunido ao Seu Nome de coração - a seguir Sua Palavra, você não vai ser popular. Paulo alegremente continuava a servir o Senhor; ele nos encoraja a fazermos o mesmo hoje.</text:p>
      <text:p text:style-name="P2"/>
      <text:p text:style-name="P2">2 Co 6:14-17 Somos instruídos a não estarmos em jugo desigual (unidos) a incrédulos. Nem no casamento e nem de qualquer outra maneira, nos devemos estar neste jugo desigual. Muitos crentes estão ficando descuidados a este respeito. A Palavra de Deus não pode ser desprezada sem que venha a nos custar algo mais tarde. Ele chama a Si próprio de Deus Todo Poderoso, pois Ele é maior que qualquer um que queira perseguir o crente. E Ele promete fielmente que será um Pai para com os Seus. Sejamos filhos obedientes e seremos cheios de coragem. Quando nos falta coragem é porque somos desobedientes.</text:p>
      <text:p text:style-name="P2"/>
      <text:h text:style-name="Heading_20_2" text:outline-level="2">#335</text:h>
      <text:p text:style-name="P2"/>
      <text:p text:style-name="P2">O entendimento é a comunhão consciente com os pensamentos de Deus acerca de um assunto.</text:p>
      <text:p text:style-name="P2"/>
      <text:p text:style-name="P2">2 CORÍNTIOS 7</text:p>
      <text:p text:style-name="P2"/>
      <text:p text:style-name="P2">Somos instruídos a nos livrarmos de tudo aquilo que venha a desonrar o Senhor. "Imundícia da carne" - sem dúvida existem maus hábitos que não estariam agradando o Senhor, os quais alegremente abandonaríamos para não entristecê-Lo. E a "imundícia do espírito" serviria para nos lembrar do jugo desigual contra o qual acabamos de ser lembrados.</text:p>
      <text:p text:style-name="P2"/>
      <text:p text:style-name="P2">2 Co 7:6-7 Tito trouxe a Paulo as boas novas que ele esperava, que os Coríntios haviam recebido e agido conforme a mensagem da primeira carta.</text:p>
      <text:p text:style-name="P2"/>
      <text:p text:style-name="P2">2 Co 7:11 Os Coríntios havia se arrependido e lamentado sua falta de cuidado em permitir o mal na assembléia. Na verdade, a assembléia devia ser culpada pela condição descrita em 1 Co 5. Leia o vers. 2. Mas demorou um bom tempo para a assembléia entender isto. Assim havia na verdade dois males. O mal moral no homem, o mal religioso na assembléia. Portanto é bom ver (neste versículo) que tudo tinha um efeito corretivo sobre a assembléia.</text:p>
      <text:p text:style-name="P2"/>
      <text:p text:style-name="P2">2 Co 7:15 Os Coríntios não estavam com medo de Tito, mas tinham um saudável respeito pela Palavra de Deus trazida por Paulo. Eles obedeciam a mensagem enviada pelo Senhor. Possamos também tremer diante da Palavra de Deus, o obedecê-la.</text:p>
      <text:p text:style-name="P2"/>
      <text:h text:style-name="Heading_20_2" text:outline-level="2">#336</text:h>
      <text:p text:style-name="P2"/>
      <text:p text:style-name="P2">O Senhor me está dizendo, "Conheço as tuas obras, tua ocupação é Me conhecer".</text:p>
      <text:p text:style-name="P2"/>
      <text:p text:style-name="P2">2 CORÍNTIOS 8</text:p>
      <text:p text:style-name="P2"/>
      <text:p text:style-name="P2">2 Co 8:1-7 Lindo exemplo de generosidade Cristã.</text:p>
      <text:p text:style-name="P2"/>
      <text:p text:style-name="P2"><text:soft-page-break/>2 Co 8:2 Em meio à aflição e profunda pobreza eles davam tão generosamente. Mas aquilo produzia muito gozo!</text:p>
      <text:p text:style-name="P2"/>
      <text:p text:style-name="P2">2 Co 8:5 Eles primeiro deram a si mesmos ao Senhor, e então deram suas dádivas. O Senhor não quer o seu dinheiro ou suas dádivas tanto quanto Ele quer você antes de mais nada! E aí passa a ser seu privilégio ser generoso para com o necessitado, e Ele manterá um registro completo disso.</text:p>
      <text:p text:style-name="P2"/>
      <text:p text:style-name="P2">2 Co 8:9 O perfeito e maravilhoso padrão de se dar. O Senhor Jesus tornou-Se pobre - Ele deu tudo e então deu-Se a Si mesmo - para que pudéssemos ser ricos. Nunca podemos medir nossas riquezas, pois elas são espirituais e são para sempre. As coisas desta vida, logo deixaremos para trás.</text:p>
      <text:p text:style-name="P2"/>
      <text:p text:style-name="P2">2 Co 8:12 Deus sabe o que precisamos das coisas materiais e não exige 10 porcento (dízimo) de nós.</text:p>
      <text:p text:style-name="P2"/>
      <text:p text:style-name="P2">2 Co 8:20 Paulo agia de um modo que pudesse evitar quaisquer acusações de cobiça ou mexericos.</text:p>
      <text:p text:style-name="P2"/>
      <text:p text:style-name="P2">2 Co 8:21 Vamos agir sempre de modo totalmente honesto diante do Senhor e diante das pessoas. Nossas palavras cairão em ouvidos surdos se outros virem que não somos honestos.</text:p>
      <text:p text:style-name="P2"/>
      <text:h text:style-name="Heading_20_2" text:outline-level="2">#337</text:h>
      <text:p text:style-name="P2"/>
      <text:p text:style-name="P2">A alma não está completamente restaurada antes que aquilo que tem levado a essas falhas seja julgado no coração. Normalmente será descoberto que é por haver a alma deixado a comunhão com Deus e feito a sua própria vontade.</text:p>
      <text:p text:style-name="P2"/>
      <text:p text:style-name="P2">2 CORÍNTIOS 9</text:p>
      <text:p text:style-name="P2"/>
      <text:p text:style-name="P2">2 Co 9:1-5 Esses crentes eram bem generosos no que davam.</text:p>
      <text:p text:style-name="P2"/>
      <text:p text:style-name="P2">2 Co 9:2 Seu zelo havia encorajado muitos a também serem generosos.</text:p>
      <text:p text:style-name="P2"/>
      <text:p text:style-name="P2">2 Co 9:6 Estamos agora semeando ao usarmos com fidelidade aquilo que o Senhor nos tem dado. E o tempo da colheita chegará quando o Senhor irá rever nossa vida e nos elogiará e recompensará por aquilo que foi feito ou dado a Ele.</text:p>
      <text:p text:style-name="P2"/>
      <text:p text:style-name="P2">2 Co 9:7 "Deus ama ao que dá com alegria". Quão bom receber uma dádiva de alguém que a deu alegremente por amar você!</text:p>
      <text:p text:style-name="P2"/>
      <text:p text:style-name="P2">2 Co 9:11-12 Esta generosidade trazia "ações de graças a Deus", o que é mencionado no final de cada versículo. Havia na realidade três benefícios; primeiro os Coríntios que davam tão generosamente iriam receber um galardão; segundo, aqueles que recebiam a dádiva seriam encorajados por ela; terceiro, o Senhor recebia o agradecimento!</text:p>
      <text:p text:style-name="P2"/>
      <text:p text:style-name="P2">2 Co 9:15 Um lembrete da mais maravilhosa e mais generosa dádiva de todas. Deus deu o Seu próprio Filho. Verdadeiramente um dom inefável.</text:p>
      <text:p text:style-name="P2"/>
      <text:h text:style-name="Heading_20_2" text:outline-level="2"><text:soft-page-break/>#338</text:h>
      <text:p text:style-name="P2"/>
      <text:p text:style-name="P2">A presença de Deus dá um sentimento daquilo que o pecado é... então a alma reconhece que a vontade-própria tomou o lugar da comunhão com Deus.</text:p>
      <text:p text:style-name="P2"/>
      <text:p text:style-name="P2">2 CORÍNTIOS 10</text:p>
      <text:p text:style-name="P2"/>
      <text:p text:style-name="P2">2 Co 10:1-2 Alguns estavam dizendo que Paulo era "baixo" (ou humilde) quando estava com eles. É verdade que Paulo era dócil e gentio, pois ele era um seguidor do Senhor Jesus. Mas isso não significa que ele fazia vistas grossas para o pecado, ou que deixava passar despercebida a desobediência.</text:p>
      <text:p text:style-name="P2"/>
      <text:p text:style-name="P2">2 Co 10:5 O dócil e gentil apóstolo falando sobre a obediência à Palavra de Deus. Ele avisa com linguagem forte que nunca devemos permitir que nossos pensamentos ou raciocínios questionem a Palavra de Deus. Nos curvamos de boa vontade à Palavra e andamos e obediência a ela, como o próprio Cristo fez.</text:p>
      <text:p text:style-name="P2"/>
      <text:p text:style-name="P2">2 Co 10:6 A desobediência à Palavra de Deus nunca é tratada com leviandade. É completamente condenada, pois o Senhor nos tem dado o poder para obedecer à Sua Palavra.</text:p>
      <text:p text:style-name="P2"/>
      <text:p text:style-name="P2">2 Co 10:10 Repare na maneira rude como alguns dos crentes falavam de Paulo, "a presença do corpo é fraca, e a palavra desprezível." E todavia ele os amava muito e tentava ajudá-los e pastoreá-los.</text:p>
      <text:p text:style-name="P2"/>
      <text:p text:style-name="P2">2 Co 10:17 Se ele tivesse se gloriado em si mesmo, teria sido ofendido pela zombaria deles, mas em lugar disso ele se gloriava no Senhor.</text:p>
      <text:p text:style-name="P2"/>
      <text:p text:style-name="P2">2 Co 10:18 Sejamos cuidadosos em servirmos e obedecermos em quietude, e deixemos elogie.</text:p>
      <text:p text:style-name="P1"><text:s/></text:p>
      <text:h text:style-name="Heading_20_2" text:outline-level="2">#339</text:h>
      <text:p text:style-name="P2"/>
      <text:p text:style-name="P2">Após a restauração existe um grande perigo de uma nova queda se a raiz do mal não tiver sido julgada.</text:p>
      <text:p text:style-name="P2"/>
      <text:p text:style-name="P2">2 CORÍNTIOS 11</text:p>
      <text:p text:style-name="P2"/>
      <text:p text:style-name="P2">2 Co 11:1-3 Paulo amava e desejava a bênção dos Coríntios! Ele queria que aqueles crentes fossem sinceros e fiéis ao seu Senhor. Mas ele sabia que Satanás havia enganado a Eva, de modo que Satanás iria tentar enganá-los.</text:p>
      <text:p text:style-name="P2"/>
      <text:p text:style-name="P2">2 Co 11:4 Falsos mestres já haviam se introduzido, e Paulo avisa para tomarem cuidado com eles.</text:p>
      <text:p text:style-name="P2"/>
      <text:p text:style-name="P2">2 Co 11:13-15 Avisos a respeito desses mestres, e o inimigo que eles representavam. "Ministros de Satanás". Trata-se de uma linguagem forte mas é necessária. Há muitos hoje que vêm à nossa casa com más doutrinas. Eles agem como "anjos de luz" e carregam uma Bíblia com eles, e falam muito de Deus, mas negam a divindade do Senhor Jesus Cristo; negam que Ele é Deus Filho.</text:p>
      <text:p text:style-name="P2"/>
      <text:p text:style-name="P2"><text:soft-page-break/>2 Co 11:21-29 Este relato nos deixa envergonhados, pois sentimos que sofremos pouco, se é que sofremos, pelo Senhor. Se permanecermos pela verdade da Palavra de Deus, seremos criticados, às vezes até por outros crentes.</text:p>
      <text:p text:style-name="P2"/>
      <text:p text:style-name="P2">2 Co 11:30 E agora vemos que ele não se gloria naquilo que havia sofrido, mas em suas fraquezas: isso magnificava o poder e a graça de Deus.</text:p>
      <text:p text:style-name="P2"/>
      <text:h text:style-name="Heading_20_2" text:outline-level="2">#340</text:h>
      <text:p text:style-name="P2"/>
      <text:p text:style-name="P2">Toda a recuperação está baseada no arrependimento.</text:p>
      <text:p text:style-name="P2"/>
      <text:p text:style-name="P2">2 CORÍNTIOS 12</text:p>
      <text:p text:style-name="P2"/>
      <text:p text:style-name="P2">2 Co 12:1-5 Paulo evita se gloriar em si mesmo, portanto fala nestes versículos de "um homem em Cristo", todavia está se referindo a si próprio. O terceiro céu é a morada eterna de Deus, onde o crente irá viver para sempre. Está além de tudo o que já foi criado! Paulo não podia descrever, em palavras humanas, a experiência que passou ali.</text:p>
      <text:p text:style-name="P2"/>
      <text:p text:style-name="P2">2 Co 12:7 Havia o perigo de Paulo se orgulhar dessa experiência, por isso lhe foi dado uma aflição física, chamada aqui de "espinho na carne".</text:p>
      <text:p text:style-name="P2"/>
      <text:p text:style-name="P2">2 Co 12:8-9 Paulo pediu a Senhor por 3 vezes que tirasse sua aflição, mas ele recebeu esta resposta. O Senhor disse que daria a Paulo a graça para suportar. Ele não promete remover todas as provas, mas Ele promete nos dar a habilidade de suportar o que Ele permite que passemos.</text:p>
      <text:p text:style-name="P2"/>
      <text:p text:style-name="P2">2 Co 12:9 "O poder de Cristo". Esta é a única vez que esta expressão é encontrada na Bíblia. Pode ser um grande encorajamento para cada crente quando ele ou ela passar, com a permissão do Senhor, por uma doença ou dificuldade séria. Então, e só então, isto é prometido ser dado, "para que em mim habite o poder de Cristo". Você está entendendo a mensagem?</text:p>
      <text:p text:style-name="P2"/>
      <text:p text:style-name="P2">2 Co 12:10 Paulo havia aprendido sua lição... "quando estou fraco, então sou forte". Se confiamos em nossa própria força falhamos, mas se, em nossa fraqueza, nos apoiarmos em nosso Senhor, Ele nos dará a força que precisamos.</text:p>
      <text:p text:style-name="P2"/>
      <text:p text:style-name="P2">2 Co 12:15 Desejemos esse espírito de amor perdoador... não o buscar por amor, mas o demonstrar amor a todos.</text:p>
      <text:p text:style-name="P2"/>
      <text:h text:style-name="Heading_20_2" text:outline-level="2">#341 </text:h>
      <text:p text:style-name="P2"/>
      <text:p text:style-name="P2">Existe entre nós pouco poder para restaurar porque há falta de espiritualidade e daquele amor que se importa com os membros de Cristo.</text:p>
      <text:p text:style-name="P2"/>
      <text:p text:style-name="P2">2 CORÍNTIOS 13</text:p>
      <text:p text:style-name="P2"/>
      <text:p text:style-name="P2">2 Co 13:1-3 Alguns diziam que não criam que ele fosse verdadeiramente um apóstolo.</text:p>
      <text:p text:style-name="P2"><text:soft-page-break/></text:p>
      <text:p text:style-name="P2">2 Co 13:3 Eles pediam a Paulo uma prova.</text:p>
      <text:p text:style-name="P2"/>
      <text:p text:style-name="P2">2 Co 13:5 Sua resposta. "Examinai-vos a vós mesmos... estais salvos... por intermédio da pregação de quem fostes salvos?" Evidentemente eles teriam que admitir que havia sido por intermédio da pregação de Paulo, por isso ele diz, "Esta é vossa prova de que Cristo tem falado por meu intermédio".</text:p>
      <text:p text:style-name="P2"/>
      <text:p text:style-name="P2">2 Co 13:11 Paulo não achou fácil escrever estas 2 cartas. Ele amava muito aqueles crentes, e foi doloroso para ele ter que adverti-los e corrigi-los. Agora que tinha terminado, ele fala de modo tão gentil, "Quanto ao mais, irmãos, regozijai-vos". Se pertencemos a nosso Senhor Jesus somos verdadeiramente "irmãos" e podemos saudar alegremente uns aos outros deste modo. "Sede perfeitos" - ele não desejava nada menos para eles do que um seguir ao Senhor de modo sincero e fiel. "Sede consolados" - Ele sabia o que era ser consolado na tribulação, e ele queria que eles soubessem disso também. "Sede de um mesmo parecer, vivei em paz". Desejamos isto?</text:p>
      <text:p text:style-name="P2"/>
      <text:h text:style-name="Heading_20_2" text:outline-level="2">#342</text:h>
      <text:p text:style-name="P2"/>
      <text:p text:style-name="P2">Se o anúncio de perdão traz gozo, há por que temer que a consciência não tenha sido despertada.</text:p>
      <text:p text:style-name="P2"/>
      <text:p text:style-name="P2">1 PEDRO 1, Vers. 1-8</text:p>
      <text:p text:style-name="P2"/>
      <text:p text:style-name="P2">Deus tem um diferente propósito para cada livro da Bíblia. Cada um é como uma jóia preciosa, com seus matizes próprios de cores vistas sobre um fundo do amor de Deus. Neste livro os crentes haviam sido Judeus, que foram dispersos por outras terras e estavam sofrendo por sua fé no Senhor Jesus. Nestas duas cartas, Pedro não lhes fala da maravilhosa posição celestial do crente, como faz Paulo. Ele lhes diz que eles são estrangeiros e peregrinos que sofrem na terra, e dirige seus pensamentos (e os nossos) para o céu.</text:p>
      <text:p text:style-name="P2"/>
      <text:p text:style-name="P2">1 Pd 1:2 Deus sabia de antemão quem iria crer no Senhor Jesus Cristo. É isso que significa "presciência". A verdadeira vida Cristã é uma vida de obediência. A "aspersão do sangue de Jesus Cristo" significa que o crente permanece perfeitamente limpo diante de Deus pois foi lavado pelo sangue de Cristo.</text:p>
      <text:p text:style-name="P2"/>
      <text:p text:style-name="P2">1 Pd 1:3 Ele lhes diz que eles têm uma viva esperança baseada na ressurreição de Cristo, em contraste com uma vida sem esperança na terra, o que eles tinham quando eram Judeus não salvos.</text:p>
      <text:p text:style-name="P2"/>
      <text:p text:style-name="P2">1 Pd 1:4-final Eles possuem uma herança que nunca irá perecer, incorruptível, que não se desvanecerá, reservada no céu! E mesmo assim somos atraídos por algumas coisas tolas e passageiras aqui na terra!</text:p>
      <text:p text:style-name="P2"/>
      <text:p text:style-name="P2">1 Pd 1:5 O crente é guardado pelo poder de Deus. Ele possui uma salvação que já está pronta, e aguardando para lhe ser revelada.</text:p>
      <text:p text:style-name="P2"/>
      <text:p text:style-name="P2">1 Pd 1:6 Ele possui algo que o faz regozijar-se grandemente. Mas tem também provas e dificuldades, se precisar delas!</text:p>
      <text:p text:style-name="P2"/>
      <text:p text:style-name="P2">1 Pd 1:7 Estas coisas lhe acontecem para que aquilo que é real nele se transforme em louvor e honra e glória quando todo o mundo vir o Senhor <text:soft-page-break/>Jesus. (Isso quando o Senhor surgir no final da tribulação e no começo do milênio). Se você se lembra de que Ele está vindo em breve para nós crentes, isto torna mais fácil suportar todas as dificuldades. Isto é, as dificuldades por sermos crentes.</text:p>
      <text:p text:style-name="P2"/>
      <text:p text:style-name="P2">1 Pd 1:8 Não apenas suportaremos, mas triunfaremos com um gozo que não pode ser explicado.</text:p>
      <text:p text:style-name="P2"/>
      <text:h text:style-name="Heading_20_2" text:outline-level="2">#343</text:h>
      <text:p text:style-name="P2"/>
      <text:p text:style-name="P2">Arrependimento não é salvação... mas não há salvação sem arrependimento.</text:p>
      <text:p text:style-name="P2"/>
      <text:p text:style-name="P2">1 PEDRO 1, Vers. 10-22</text:p>
      <text:p text:style-name="P2"/>
      <text:p text:style-name="P2">1 Pd 1:10-13 Ao longo de todo o Antigo Testamento, homens preocupados tentaram descobrir o segredo do Cristo que havia de vir. Até os profetas liam o que eles próprios haviam escrito, para tentar descobrir o significado das palavras sobre os sofrimentos de Cristo. Eles podiam entender que Aquele que vinha seria grande, mas não podiam entender a parte que falava de Seus sofrimentos. (Leia Lc 24:25 e 26, 44, 46). Até os anjos tentaram descobrir. Não é emocionante!</text:p>
      <text:p text:style-name="P2"/>
      <text:p text:style-name="P2">1 Pd 1:14-16 O crente possui uma nova vida para viver; ele deixa a velha vida para trás.</text:p>
      <text:p text:style-name="P2"/>
      <text:p text:style-name="P2">1 Pd 1:18-19 "Resgatados" significa "comprados de volta". O Senhor Jesus nos comprou de volta para Deus. O custo foi Seu sangue precioso.</text:p>
      <text:p text:style-name="P2"/>
      <text:p text:style-name="P2">1 Pd 1:22 "Obediência" é mencionada pela terceira vez neste capítulo. Se obedecermos, iremos amar todos os outros crentes, pois eles são filhos de Deus.</text:p>
      <text:p text:style-name="P2"/>
      <text:h text:style-name="Heading_20_2" text:outline-level="2">#344</text:h>
      <text:p text:style-name="P2"/>
      <text:p text:style-name="P2">Não voltar a fazer é o mais genuíno arrependimento.</text:p>
      <text:p text:style-name="P2"/>
      <text:p text:style-name="P2">1 PEDRO 2, Vers. 1-7</text:p>
      <text:p text:style-name="P2"/>
      <text:p text:style-name="P2">1 Pd 2:1 O que provém de nossa nova vida. "Malícia" significa ter maus pensamentos sobre outros. "Engano" significa enganar ou ser ardiloso. "Fingimentos" significa fingir ser algo que não somos. "Invejas", querer ser o que não somos. "Murmurações", palavras ruins. Tudo isso deve sair de nossa vida, se pretendemos estar prontos para o próximo versículo.</text:p>
      <text:p text:style-name="P2"/>
      <text:p text:style-name="P2">1 Pd 2:2 Ter sede, (como têm os recém nascidos) do alimento espiritual, o leite da Palavra de Deus. É o único alimento para nossa nova vida em Cristo.</text:p>
      <text:p text:style-name="P2"/>
      <text:p text:style-name="P2">1 Pd 2:3 Nunca iremos achar a Bíblia atraente, a menos que tenhamos experimentado que o Senhor é bom.</text:p>
      <text:p text:style-name="P2"/>
      <text:p text:style-name="P2">1 Pd 2:4 Cristo é a Pedra viva. Os não salvos O rejeitam, mas Ele é precioso para Deus, e precioso para nós!</text:p>
      <text:p text:style-name="P2"/>
      <text:p text:style-name="P2"><text:soft-page-break/>1 Pd 2:5 O versículo mais importante. Cada crente é também uma pedra viva. Porém mais que isso, cada crente é agora um sacerdote! Estamos capacitados a oferecer sacrifícios espirituais (não animais mortos como no Antigo Testamento) a Deus. Eles são aceitáveis a Deus por Jesus Cristo. Não precisamos de nenhum outro homem para estar entre Deus e nós (isto é, um sacerdote ou ministro).</text:p>
      <text:p text:style-name="P2"/>
      <text:p text:style-name="P2">1 Pd 2:7 Ele é precioso para você? Para um crente Ele deve ficar cada dia mais precioso.</text:p>
      <text:p text:style-name="P2"/>
      <text:h text:style-name="Heading_20_2" text:outline-level="2">#345</text:h>
      <text:p text:style-name="P2"/>
      <text:p text:style-name="P2">Com frequência a alma, ao buscar por gozo, não pode encontrá-lo; já que isso não poderia purificar ou abençoá-la; e para abençoar, Deus deve primeiro purificar. Quando esvaziados do eu, e buscando a Deus, encontramos gozo.</text:p>
      <text:p text:style-name="P2"/>
      <text:p text:style-name="P2">1 PEDRO 2, Vers. 8-25</text:p>
      <text:p text:style-name="P2"/>
      <text:p text:style-name="P2">1 Pd 2:8 Cristo é uma pedra sobre a qual aqueles que não crêem tropeçam. A última parte do versículo não significa que os crentes tenham sido escolhidos, mas significa que eles irão tropeçar sobre a Pedra que foi escolhida.</text:p>
      <text:p text:style-name="P2"/>
      <text:p text:style-name="P2">1 Pd 2:9 Se o versículo 7 for verdade a nosso respeito, então estaremos mostrando Sua atração em nossa vida.</text:p>
      <text:p text:style-name="P2"/>
      <text:p text:style-name="P2">1 Pd 2:11 Nossa velha natureza possui paixões egoístas, e aqui somos advertidos de que elas fazem guerra contra nossa alma; não devemos deixá-las nos controlar (Rm 6:11, 12).</text:p>
      <text:p text:style-name="P2"/>
      <text:p text:style-name="P2">1 Pd 2:13-21 Devemos obedecer às leis do governo. Se sofrermos com paciência por sermos crentes, estaremos fazendo bem e seremos recompensados mais tarde. Pois estamos apenas seguindo nas pegadas do Senhor Jesus.</text:p>
      <text:p text:style-name="P2"/>
      <text:p text:style-name="P2">1 Pd 2:21-25 Nossos olhos voltados para Ele como o exemplo perfeito.</text:p>
      <text:p text:style-name="P2"/>
      <text:h text:style-name="Heading_20_2" text:outline-level="2">#346</text:h>
      <text:p text:style-name="P2"/>
      <text:p text:style-name="P2">O gozo é tão característico do povo de Deus como a ausência dele é a marca dos sistemas humanos.</text:p>
      <text:p text:style-name="P2"/>
      <text:p text:style-name="P2">1 PEDRO 3</text:p>
      <text:p text:style-name="P2"/>
      <text:p text:style-name="P2">O gozo é tão característico do povo de Deus quanto a ausência dele o é dos sistemas humanos.</text:p>
      <text:p text:style-name="P2"/>
      <text:p text:style-name="P2">1 PEDRO 3</text:p>
      <text:p text:style-name="P2"/>
      <text:p text:style-name="P2">1 Pd 3:1-6 Estes versículos são particularmente para as esposas crentes cujos maridos não são salvos. "Sede sujeitas" vai além de "obedecer". Trata-se do resultado de confiar em Deus, e descansar silenciosamente nEle. Então a esposa irá desejar se sujeitar ao seu marido. Se ela estiver desfrutando do Senhor em sua vida, o marido irá <text:soft-page-break/>"lê-la" ao invés da Bíblia e será ganho para Cristo. Trata-se de uma promessa.</text:p>
      <text:p text:style-name="P2"/>
      <text:p text:style-name="P2">1 Pd 3:7 O marido crente deve demonstrar consideração para com sua esposa crente. São juntamente herdeiros do que Deus lhes dá.</text:p>
      <text:p text:style-name="P2"/>
      <text:p text:style-name="P2">1 Pd 3:8-9 Finalmente, uma mensagem para todos os crentes. Quão perto estamos desse padrão?</text:p>
      <text:p text:style-name="P2"/>
      <text:p text:style-name="P2">1 Pd 3:10-18 Cada capítulo traz alguma coisa sobre sofrimento. Precisamos lembrar que o desfrutar de nossas bênçãos nos chegará mediante a obediência e o sofrimento. E assim como Ele teve gozo, nós também teremos. Quando o sofrimento é mencionado, a recompensa também é.</text:p>
      <text:p text:style-name="P2"/>
      <text:p text:style-name="P2">1 Pd 3:19 O espírito daquelas pessoas que escutaram a pregação de Noé e não creram nele, estão agora em cadeias (aprisionadas e aguardando o juízo).</text:p>
      <text:p text:style-name="P2"/>
      <text:h text:style-name="Heading_20_2" text:outline-level="2">#347</text:h>
      <text:p text:style-name="P2"/>
      <text:p text:style-name="P2">A intimidade com Cristo manterá minha consciência desperta e meu coração feliz.</text:p>
      <text:p text:style-name="P2"/>
      <text:p text:style-name="P2">1 PEDRO 4</text:p>
      <text:p text:style-name="P2"/>
      <text:p text:style-name="P2">1 Pd 4:1-7 O sofrimento por ser crente é melhor explicado.</text:p>
      <text:p text:style-name="P2"/>
      <text:p text:style-name="P2">1 Pd 4:1 Se eu (minha velha vida, a carne) quero fazer alguma coisa, e vou adiante e a faço, minha velha vida, minha carne, desfruta disso. Mas se não faço, minha carne sofre, mas eu não peco.</text:p>
      <text:p text:style-name="P2"/>
      <text:p text:style-name="P2">1 Pd 4:4 O mundo não pode enxergar a alegria de ser crente. Mas temos um gozo do qual nada sabem.</text:p>
      <text:p text:style-name="P2"/>
      <text:p text:style-name="P2">1 Pd 4:8-19 A maneira como os crentes devem agir uns para com os outros.</text:p>
      <text:p text:style-name="P2"/>
      <text:p text:style-name="P2">1 Pd 4:8 "Amor" é outra palavra para "caridade". O amor pelos outros crentes nos impede de fazermos coisas (pecados) que de outro modo teríamos feito.</text:p>
      <text:p text:style-name="P2"/>
      <text:p text:style-name="P2">1 Pd 4:11 Quando guiado por Deus, tudo na vida do crente vem de Deus.</text:p>
      <text:p text:style-name="P2"/>
      <text:p text:style-name="P2">1 Pd 4:12-19 Não devemos nos surpreender se nós, como crentes, sofrermos pelo nome de Cristo. Mas devemos associar nossos sofrimentos com aquilo que Ele sofreu quando aqui.</text:p>
      <text:p text:style-name="P2"/>
      <text:p text:style-name="P2">1 Pd 4:13 O pensamento da vinda do Senhor Jesus é o prêmio, e nos dá forças para seguirmos adiante.</text:p>
      <text:p text:style-name="P2"/>
      <text:p text:style-name="P2">1 Pd 4:15 Um crente nunca deveria sofrer como alguém que pratica o mal.</text:p>
      <text:p text:style-name="P2"/>
      <text:p text:style-name="P2">1 Pd 4:17-18 A "casa de Deus" é formada por todos os que "dizem" ser Cristãos, sejam eles crentes ou não. É bem melhor para um incrédulo dizer que ele não é Cristão do que dizer que é. Se já sofremos aqui na Terra, o que será para o incrédulo sofrer no inferno eternamente!</text:p>
      <text:p text:style-name="P2"><text:soft-page-break/></text:p>
      <text:h text:style-name="Heading_20_2" text:outline-level="2">#348</text:h>
      <text:p text:style-name="P2"/>
      <text:p text:style-name="P2">Somos "chamados" a desfrutar do que está acima de nós e a herdar o que está abaixo de nós. A herança inclui todas as coisas criadas.</text:p>
      <text:p text:style-name="P2"/>
      <text:p text:style-name="P2">1 PEDRO 5</text:p>
      <text:p text:style-name="P2"/>
      <text:p text:style-name="P2">1 Pd 5:1-4 Os homens mais velhos deviam ser exemplos de vida Cristã. Pedro havia sido uma testemunha do sofrimento de Cristo, e estava para ser participante da glória vindoura.</text:p>
      <text:p text:style-name="P2"/>
      <text:p text:style-name="P2">1 Pd 5:4 As recompensas estão chegando!</text:p>
      <text:p text:style-name="P2"/>
      <text:p text:style-name="P2">1 Pd 5:7 Uma tradução mais precisa disto é - "Lançando sobre Ele toda a vossa ansiedade, etc". Não a pegue de volta!</text:p>
      <text:p text:style-name="P2"/>
      <text:p text:style-name="P2">1 Pd 5:8-9 Isso mostra o quanto o Senhor nos ama. Satanás nos odeia, e tentará desviar nossos pensamentos do Senhor.</text:p>
      <text:p text:style-name="P2"/>
      <text:p text:style-name="P2">1 Pd 5:10 Deus nos guardará até aquele dia! Quando pensamos nisto, devemos saber o que evitar neste mundo que O odeia.</text:p>
      <text:p text:style-name="P2"/>
      <text:h text:style-name="Heading_20_2" text:outline-level="2">#349</text:h>
      <text:p text:style-name="P2"/>
      <text:p text:style-name="P2">A única descrição biográfica que Jesus deu de Si próprio foi, "Sou manso e humilde de coração" (Mt 11:29).</text:p>
      <text:p text:style-name="P2"/>
      <text:p text:style-name="P2">2 PEDRO 1, Vers. 1-8</text:p>
      <text:p text:style-name="P1"><text:s/></text:p>
      <text:p text:style-name="P2">A segunda carta alerta principalmente contra aqueles que tentam fazer os verdadeiros crentes se desviarem de seguir ao Senhor. Hoje há muitos assim.</text:p>
      <text:p text:style-name="P2"/>
      <text:p text:style-name="P2">2 Pd 1:1-4 Isso é o que todo crente tem em Cristo. Leia cuidadosamente.</text:p>
      <text:p text:style-name="P2"/>
      <text:p text:style-name="P2">2 Pd 1:5 Nossa parte. Nossa responsabilidade (não para obtermos as bênçãos, mas porque as temos). O versículo 5 diz "e além disso" no sentido de "pelo mesmo motivo que temos as bênçãos" dos versículos 3 e 4, agora devemos viver nelas. Se não alimentamos a velha vida (a velha natureza) ela fica fraca. O amor (caridade) será uma parte importante de nossa vida.</text:p>
      <text:p text:style-name="P2"/>
      <text:h text:style-name="Heading_20_2" text:outline-level="2">#350</text:h>
      <text:p text:style-name="P2"/>
      <text:p text:style-name="P2">É o espírito, não a mente que guia uma pessoa para o lugar onde Jesus está. A manifestação celestial é tão grande que todas as outras influências se desvanecem. Lucas 2:8-16.</text:p>
      <text:p text:style-name="P2"/>
      <text:p text:style-name="P2">2 PEDRO 1, Vers. 9-21</text:p>
      <text:p text:style-name="P2"/>
      <text:p text:style-name="P2">2 Pd 1:9 Mas se estas coisas não fazem parte de nossa vida, então não podemos enxergar muito longe nas coisas de Deus. Olhamos para as coisas ao nosso redor.</text:p>
      <text:p text:style-name="P2"><text:soft-page-break/></text:p>
      <text:p text:style-name="P2">2 Pd 1:11 Se formos crentes obedientes, então vamos ser felizes e estaremos aguardando para entrar no céu.</text:p>
      <text:p text:style-name="P2"/>
      <text:p text:style-name="P2">2 Pd 1:12-15 Pedro se alegrava em poder lembrá-los dessas coisas, mesmo que eles não as conhecessem. E precisamos ser lembrados disso vez após outra. Nos esquecemos logo.</text:p>
      <text:p text:style-name="P2"/>
      <text:p text:style-name="P2">2 Pd 1:17-18 A transfiguração do Senhor em Mt 17.</text:p>
      <text:p text:style-name="P2"/>
      <text:p text:style-name="P2">2 Pd 1:19 A transfiguração tornou as profecias do Antigo Testamento mais certas para os crentes. A estrela da manhã aparece antes que o dia amanheça. Nas Escrituras, o nascer do sol é o Senhor Jesus vindo em glória no princípio do milênio. Mas a estrela da manhã é o Senhor Jesus vindo para os crentes antes do milênio.</text:p>
      <text:p text:style-name="P2"/>
      <text:p text:style-name="P2">2 Pd 1:20-21 Não podemos tomar apenas uma parte das Escrituras - devemos juntar tudo para obter o significado completo. Nenhuma profecia é explicada por si só. Mas não se esqueça de que toda profecia tem a ver com este mundo.</text:p>
      <text:p text:style-name="P2"/>
      <text:h text:style-name="Heading_20_2" text:outline-level="2">#351</text:h>
      <text:p text:style-name="P2"/>
      <text:p text:style-name="P2">A manifestação celestial, e não a mente, foi o que moveu os sábios. Mt 2:1-11</text:p>
      <text:p text:style-name="P2"/>
      <text:p text:style-name="P2">2 PEDRO 2</text:p>
      <text:p text:style-name="P2"/>
      <text:p text:style-name="P2">Agora vêm os avisos contra os falsos mestres.</text:p>
      <text:p text:style-name="P2"/>
      <text:p text:style-name="P2">2 Pd 2:1 "O Senhor que os resgatou" não significa que eles sejam pessoas salvas, embora possam parecer que sejam, mas significa que o Senhor pagou o preço na cruz de modo que eles poderiam ser salvos se cressem. Meio confuso? Mt 13:44 e 45 pode ajudar. O Senhor Jesus "comprou" o mundo a fim de poder "redimir" algumas das pessoas que havia no mundo. Muitas pessoas seriam enganadas pelos falsos mestres.</text:p>
      <text:p text:style-name="P2"/>
      <text:p text:style-name="P2">2 Pd 2:3 Mas o castigo iria alcançá-los!</text:p>
      <text:p text:style-name="P2"/>
      <text:p text:style-name="P2">2 Pd 2:4-10 Exemplos de coisas similares no passado. Os anjos que pecaram continuam hoje acorrentados e aguardando pelo juízo. No dilúvio, os ímpios não foram poupados. Depois veio Sodoma e Gomorra. Pode ter parecido na ocasião que aquelas cidades permaneceriam para sempre, mas o juízo veio.</text:p>
      <text:p text:style-name="P2"/>
      <text:p text:style-name="P2">2 Pd 2:9 O Senhor sabe como livrar os Seus! Não precisamos nos preocupar.</text:p>
      <text:p text:style-name="P2"/>
      <text:p text:style-name="P2">2 Pd 2:12-22 Descrição dos homens em posições religiosas e de poder nos dias de hoje.</text:p>
      <text:p text:style-name="P2"/>
      <text:p text:style-name="P2">2 Pd 2:20 Eles não têm desculpa. Pois aqui nos diz que escutaram a verdade por si próprios, e a rejeitaram. Teria sido muito melhor se nunca a tivessem escutado.</text:p>
      <text:p text:style-name="P2"/>
      <text:p text:style-name="P2">2 Pd 2:22 O cão e a porca, animais impuros, mostram que essas pessoas não estão salvas.</text:p>
      <text:p text:style-name="P2"/>
      <text:h text:style-name="Heading_20_2" text:outline-level="2"><text:soft-page-break/>#352</text:h>
      <text:p text:style-name="P2"/>
      <text:p text:style-name="P2">Não é por um homem ser letrado que ele é capaz de entrar nos pensamentos de Deus. Seja ele ignorante ou letrado, só existe uma maneira... para o olho enxergar o que se refere a Cristo. Onde quer que Cristo esteja firmemente fixado diante da alma, Ele Se torna a luz para a inteligência espiritual.</text:p>
      <text:p text:style-name="P2"/>
      <text:p text:style-name="P2">2 PEDRO 3</text:p>
      <text:p text:style-name="P2"/>
      <text:p text:style-name="P2">O capítulo de hoje é diferente. Essas pessoas estão olhando ao redor e achando que por tudo continuar parecendo estável e certo, vai ficar assim para sempre. E as pessoas hoje em dia estão dizendo e pensando o mesmo.</text:p>
      <text:p text:style-name="P2"/>
      <text:p text:style-name="P2">2 Pd 3:1-2 Doces sussurros de ternura para nós.</text:p>
      <text:p text:style-name="P2"/>
      <text:p text:style-name="P2">2 Pd 3:3-4 Os zombadores que não eram salvos, por tudo parecer estável, diziam que o Senhor nunca voltaria para mudar todas as coisas.</text:p>
      <text:p text:style-name="P2"/>
      <text:p text:style-name="P2">2 Pd 3:5-7 Deus lembra a eles (e a nós) que se esqueciam do dilúvio!</text:p>
      <text:p text:style-name="P2"/>
      <text:p text:style-name="P2">2 Pd 3:8 Coisas pequenas e grandes são iguais para o Senhor. Um dia é como mil anos para Ele.</text:p>
      <text:p text:style-name="P2"/>
      <text:p text:style-name="P2">2 Pd 3:9 O Senhor não está desatento para a Sua promessa de voltar. Ele aguarda pois não quer que alguém pereça.</text:p>
      <text:p text:style-name="P2"/>
      <text:p text:style-name="P2">2 Pd 3:10 Isto refere-se a vinda do Senhor para tirar os incrédulos. (Exatamente o contrário da primeira vinda).</text:p>
      <text:p text:style-name="P2"/>
      <text:p text:style-name="P2">2 Pd 3:11-18 Considerando que todas essas coisas passarão, que pessoas santas devemos ser!</text:p>
      <text:p text:style-name="P2"/>
      <text:p text:style-name="P2">2 Pd 3:17-18 Precisamos ser muito cuidadosos quanto a quem escutamos. Para crescermos em graça e no conhecimento de nosso Senhor e Salvador Jesus Cristo.</text:p>
      <text:p text:style-name="P2"/>
      <text:h text:style-name="Heading_20_2" text:outline-level="2">#353</text:h>
      <text:p text:style-name="P2"/>
      <text:p text:style-name="P2">Aquele que busca conhecimento, com a idéia de escarnecer e censurar, vai encontrar assunto suficiente para seu deboche, mas nada para sua instrução. Um contraste é... "o conhecimento é algo fácil para o inteligente." Pv 14:6.</text:p>
      <text:p text:style-name="P2"/>
      <text:p text:style-name="P2">JOSUÉ 1</text:p>
      <text:p text:style-name="P2"/>
      <text:p text:style-name="P2">Um lembrete. O Antigo Testamento nos dá figuras dos passos na vida do crente. Primeiro passo... salvação. Então separação do mundo... depois adoração... depois serviço, e agora Josué, guerra. Josué substituiu Moisés como líder. Houve poucas batalhas no deserto, mas agora será uma após a outra "na terra". Josué estava guiando o povo para conquistar toda a terra. Deus havia prometido dar a eles a terra, portanto agora eles têm que tomar posse dela. Repare cuidadosamente o texto do versículo 3. Não diz "Eu vos darei". Para nós hoje, a "terra prometida" não é tanto o céu, mas a bênçãos celestiais que já temos <text:soft-page-break/>enquanto estamos na Terra. O livro de Josué é uma figura, uma ilustração, um tipo do livro de Efésios. Os "lugares celestiais" (Ef 1:3) são a nossa Canaã, na qual entramos quando aceitamos a Cristo como Salvador. À medida que desfrutamos de nossas ricas bênçãos entendemos que elas significam guerra contra Satanás, aqueles que nos priva de nosso gozo se não quisermos resistir a ele. Tg 4:7.</text:p>
      <text:p text:style-name="P2"/>
      <text:p text:style-name="P2">Trata-se de uma batalha! Satanás fará tudo o que estiver ao seu alcance para impedir você de entender isto.</text:p>
      <text:p text:style-name="P2"/>
      <text:p text:style-name="P2">Js 1:1-9 O nome "Josué" significa "Jeová o Salvador". É o mesmo nome que "Jesus" no Novo Testamento. Cristo é nosso Líder nas batalhas para defesa da verdade. Ef 6:11.</text:p>
      <text:p text:style-name="P2"/>
      <text:p text:style-name="P2">Js 1:10-15 A preparação para as batalhas que virão! "Comida" - versículo 11, fala da comida que eles iriam precisar durante os dias difíceis. (Cristo, através da Palavra de Deus, é a comida para nós Cristãos, - Jo 6:35). "Armados", no versículo 14, significa que eles deviam seguir "em tropas", ou de um modo bem ordenado. Veja o final de 1 Co 14:40.</text:p>
      <text:p text:style-name="P2"/>
      <text:p text:style-name="P2">Js 1:16-18 Que respeito tinham por seu líder! Será que nós Cristãos somos reverentes para com Cristo?</text:p>
      <text:p text:style-name="P2"/>
      <text:h text:style-name="Heading_20_2" text:outline-level="2">#354</text:h>
      <text:p text:style-name="P2"/>
      <text:p text:style-name="P2">Se um homem não tiver uma mente espiritual, não poderá entender coisa alguma; mas a mente é apenas o vaso... não o poder. O poder é o Espírito Santo agindo no vaso e através dele, mas deve ser o próprio Espírito Santo a encher a alma. "Serão todos ensinados por Deus." Jo 6:45</text:p>
      <text:p text:style-name="P2"/>
      <text:p text:style-name="P2">JOSUÉ 2</text:p>
      <text:p text:style-name="P2"/>
      <text:p text:style-name="P2">Js 2:1-11 Quão parecidos conosco eram aquelas pessoas do Antigo Testamento! A fé de Josué não é forte, por isso ele envia espiões ao invés de simplesmente seguir adiante firmado na certeza da Palavra de Jeová (cap. 1:1-6). Raabe, uma mulher imoral volta-se para Jeová pela fé, (mas ela não é sincera para com seus conterrâneos).</text:p>
      <text:p text:style-name="P2"/>
      <text:p text:style-name="P2">Js 2:12-21 Embora Raabe não tivesse sido tão direita quanto deveria, foi a sua fé pessoal em Deus que fez com que desejasse abandonar seu povo e ajudasse Israel.</text:p>
      <text:p text:style-name="P2"/>
      <text:p text:style-name="P2">Js 2:21 Demonstra que ela imediatamente colocou o "símbolo" ou sinal que demonstrava de que lado ela e sua família estavam. E nós e nossos lares - está claro quanto a que lado estamos?</text:p>
      <text:p text:style-name="P2"/>
      <text:p text:style-name="P2">Js 2:22-24 Foi a fraqueza da fé de Israel que fez com que enviassem os espias. Foi a maravilhosa graça de Jeová que deu aos espias a evidência que buscavam, encorajando-os. Raabe, por sua fé em Deus, mais tarde passou a fazer parte da família de Israel, casou-se com Salmon, e se tornou parte da linhagem real, da qual nasceu Jesus anos mais tarde - Mt 1:5. Ela é também mencionada em Hb 11:31 e Tg 2:25, e nenhuma das passagens esconde o que ela tinha sido antes, mas fala de sua fé e de suas obras.</text:p>
      <text:p text:style-name="P2"/>
      <text:h text:style-name="Heading_20_2" text:outline-level="2"><text:soft-page-break/>#355</text:h>
      <text:p text:style-name="P2"/>
      <text:p text:style-name="P2">O gênio da civilização moderna, se deixado livre para seguir seu curso de perfeição, levará a humanidade ao ponto em que terão tudo com que viver, e nada para se viver. Toda forma de conforto material estará ao alcance da mão para satisfazer as necessidades físicas do homem. Mas a sociedade terá perdido sua alma, seu senso de objetivo e o próprio sentido da existência.</text:p>
      <text:p text:style-name="P2"/>
      <text:p text:style-name="P2">JOSUÉ 3</text:p>
      <text:p text:style-name="P2"/>
      <text:p text:style-name="P2">Js 3:1-6 As pessoas comandadas por Josué são obedientes e reverentes para com a arca - (uma figura da presença do Senhor). Deus tinha seu lugar de direito como cabeça, guiando-os. Na assembléia Cristã Cristo é nosso Cabeça.</text:p>
      <text:p text:style-name="P2"/>
      <text:p text:style-name="P2">Js 3:7-17 É prometida a vitória certa. Mais um passo de fé. Os crentes não apenas podem dizer que "Cristo morreu por nós" (cuja figura está nos Israelitas cruzando o Mar Vermelho no livro de Êxodo), mas o crente pode dizer também "Estou crucificado com Cristo" (representado na travessia do rio Jordão).</text:p>
      <text:p text:style-name="P2"/>
      <text:h text:style-name="Heading_20_2" text:outline-level="2">#356</text:h>
      <text:p text:style-name="P2"/>
      <text:p text:style-name="P2">Sectarismo é o interesse de se ter um pequeno círculo de pessoas em torno de si... que é a praga mais comum do coração humano.</text:p>
      <text:p text:style-name="P2"/>
      <text:p text:style-name="P2">JOSUÉ 4</text:p>
      <text:p text:style-name="P2"/>
      <text:p text:style-name="P2">Js 4:1-11 Um monumento que as pessoas pudessem ver estava na terra seca, e um que eles não podiam ver estava sob as águas do Rio Jordão. Um para recordação deles e outro para a recordação do Senhor.</text:p>
      <text:p text:style-name="P2"/>
      <text:p text:style-name="P2">Js 4:12-18 Todos se moviam apenas quando Josué dava a ordem vinda do Senhor. Como crentes não temos o direito de exercer nossos pensamentos em qualquer medida - 2 Co 10:5. Ao contrário, precisamos prestar atenção aos pensamentos de Deus em Sua Palavra. O Espírito Santo é o Professor! Jo 16:13. Ele ensinará a cada um de nós as mesmas coisas, se desejarmos ser obedientes. Não há lugar para opiniões. 1 Co 1:10.</text:p>
      <text:p text:style-name="P2"/>
      <text:p text:style-name="P2">Js 4:19-24 Gilgal era o lugar desse monumento, que sempre recordaria os Israelitas do poder de Jeová que estava do lado deles. Eles não tinham poder em si mesmos. A mão do Senhor era poderosa. Não foi por qualquer confiança em si próprios que chegaram a Gilgal. Fp 3:3 seria o Gilgal do Cristão (que significa "morte para a carne").</text:p>
      <text:p text:style-name="P2"/>
      <text:h text:style-name="Heading_20_2" text:outline-level="2">#357</text:h>
      <text:p text:style-name="P2"/>
      <text:p text:style-name="P2">Uma pessoa que use de sofismas, é um argumentador que usa deliberadamente falácias que ajudem no seu caso.</text:p>
      <text:p text:style-name="P2"/>
      <text:p text:style-name="P2">JOSUÉ 5, Vers. 1-9</text:p>
      <text:p text:style-name="P2"/>
      <text:p text:style-name="P2">Js 5:1-9 Agora tinham que usar facas afiadas em si próprios. Era doloroso, mas muito necessário se quisessem realmente ganhar a terra <text:soft-page-break/>prometida (veja Gn 17:1-11). Era a outra parte do significado de "Gilgal" para eles. Os Egípcios não eram circuncidados. Deus queria que o Seu povo fosse um povo separado. A circuncisão é uma figura da separação da carne e do mundo. Deus quer que eles sejam cortados de qualquer conexão com o Egito. Será que nós Cristãos já aprendemos o que o apóstolo Paulo disse de si próprio em Rm 7:18? Os incrédulos têm o "eu" como seu único centro. Os Cristãos devem ter a Cristo como o Centro de suas vidas. Sua entrada na terra tinha que passar pelo Jordão, uma figura de nossa morte espiritual com Cristo. Em segundo lugar, a circuncisão é uma figura da morte para a carne. Estas duas figuras formam a verdade fundamental para entrarmos na compreensão e no desfrutar completo de nossa presente posição em Cristo. Leia Ef 2:13-22.</text:p>
      <text:p text:style-name="P2"/>
      <text:h text:style-name="Heading_20_2" text:outline-level="2">#358</text:h>
      <text:p text:style-name="P2"/>
      <text:p text:style-name="P2">Satanás afeta a mente do homem por meio do ensino... o corpo do homem por meio da cura... a alma do homem por meio da religião pagã.</text:p>
      <text:p text:style-name="P2"/>
      <text:p text:style-name="P2">JOSUÉ 5, Vers. 10-15</text:p>
      <text:p text:style-name="P2"/>
      <text:p text:style-name="P2">Js 5:10-12 O maná era a comida que tiveram vinda de Jeová por todo o deserto. Nas tribulações e nos problemas da vida diária do crente, podemos pensar do Senhor Jesus como o Homem que compreende, Se simpatiza, e Se importa (Jesus, nosso "Maná"). Mas agora Israel não vai mais receber o maná. Ao invés disso, uma nova comida... o fruto da terra. O grão armazenado da colheita do ano anterior. (Um Cristo glorificado voltou para o lugar de onde tinha vindo.) Isto é maravilhosamente tipificado no "fruto da terra". Cristo estava na glória em uma eternidade passada e agora voltou, mas desta vez como um Homem. Ele é o primeiro Homem a entrar no céu e é a única Pessoa ressuscitada ali no momento, (até o arrebatamento). Esse era o alimento que os tornaria fortes. Haviam batalhas por vir. Os crentes agora descobrem que a oposição começa vinda dos incrédulos e crentes mundanos. Começam as "batalhas".</text:p>
      <text:p text:style-name="P2"/>
      <text:p text:style-name="P2">Js 5:13-15 Uma lição mais adiantada para Josué, o líder! Ele próprio tinha um "Líder" também.</text:p>
      <text:p text:style-name="P2"/>
      <text:h text:style-name="Heading_20_2" text:outline-level="2">#359</text:h>
      <text:p text:style-name="P2"/>
      <text:p text:style-name="P2">Questionar só nos torna mais voluntariosos que nunca.</text:p>
      <text:p text:style-name="P2"/>
      <text:p text:style-name="P2">JOSUÉ 6, Vers. 1-14</text:p>
      <text:p text:style-name="P2"/>
      <text:p text:style-name="P2">Js 6:1-5 Jericó era a primeira grande cidade da terra que eles iriam conquistar. É uma figura do mundo que está totalmente contra Deus e sob o controle de Satanás, o deus do mundo (2 Co 4:4). A maneira como a cidade é tomada mostra claramente que o poder para subjugá-la vinha todo de Deus.</text:p>
      <text:p text:style-name="P2"/>
      <text:p text:style-name="P2">Js 6:2 Poderia Josué jamais duvidar que iriam tomar a cidade! Nós crentes hoje podemos ter a mesma confiança que teve Josué quando lemos Ef 1:1-14. Nos foram dadas todas as bênçãos possíveis, no próprio céu. Mas será que estamos desfrutando delas e vivendo essas bênçãos. Josué creu e obedeceu. Ele fez exatamente o que Deus disse a ele para fazer. <text:soft-page-break/>E lemos dos resultados no final do capítulo. Será que isso é o que acontece em nossa vida?</text:p>
      <text:p text:style-name="P2"/>
      <text:p text:style-name="P2">Js 6:6-14 Não era por ser um exército bom e poderoso, ou por causa de suas habilidades de combate, mas por causa do poder de Deus agindo por eles. Eles agiram em simples obediência.</text:p>
      <text:p text:style-name="P2"/>
      <text:h text:style-name="Heading_20_2" text:outline-level="2">#360</text:h>
      <text:p text:style-name="P2"/>
      <text:p text:style-name="P2">Com frequência nossas próprias opiniões obscurecem o conselho por palavras sem conhecimento. Jó 38:2</text:p>
      <text:p text:style-name="P2"/>
      <text:p text:style-name="P2">JOSUÉ 6, Vers. 15-23</text:p>
      <text:p text:style-name="P2"/>
      <text:p text:style-name="P2">Js 6:15-16 A palavra "sete" (ou "sétimo") aparece quatro vezes aqui. Aquele número tinha um significado especial nas Escrituras... significa que algo está completo. Na maioria das vezes algo de bom, mas às vezes algo de mal ou ruim. Aqui está a vitória para Israel, mas morte para as pessoas de Jericó. Foi ordenado aos Israelitas que gritassem. Veja por que.</text:p>
      <text:p text:style-name="P2"/>
      <text:p text:style-name="P2">Js 6:17-19 As palavras "anátema" ou "maldito" são usadas quatro vezes no original (quatro é universal). Jericó é realmente uma figura do mundo todo perdido no pecado e sob a sentença de morte, aguardando pelo castigo (juízo) que cairá sobre ele. As pessoas foram instruídas a não tocarem em qualquer coisa da cidade, exceto que toda a prata, ouro, vasos de bronze e ferro deviam ser colocados no tesouro para o Senhor. Lembre-se disso quando ler o próximo capítulo.</text:p>
      <text:p text:style-name="P2"/>
      <text:p text:style-name="P2">Js 6:20-27 Tudo isso aconteceu! Assim como o Senhor disse que aconteceria, nos versículos 2 e 5. Do mesmo modo o juízo de Deus será lançado sobre todo este mundo ímpio (2 Pd 3:10), MORTE.</text:p>
      <text:p text:style-name="P2"/>
      <text:p text:style-name="P2">Js 6:22-23 Que contraste! Uma mulher tinha uma mensagem maravilhosa a dizer que "qualquer" (2:19) que entrasse em sua casa seria salvo! Tudo isso aconteceu! Assim como o Senhor havia dito que aconteceria! Você não fica emocionado por ser um dos que estavam "dentro"? VIDA.</text:p>
      <text:p text:style-name="P2"/>
      <text:h text:style-name="Heading_20_2" text:outline-level="2">#361</text:h>
      <text:p text:style-name="P2"/>
      <text:p text:style-name="P2">Nossa mente espiritual possui a capacidade de absorver informação somente quando está pronta a aceitá-la.</text:p>
      <text:p text:style-name="P2"/>
      <text:p text:style-name="P2">JOSUÉ 7, Vers. 1-15</text:p>
      <text:p text:style-name="P2"/>
      <text:p text:style-name="P2">Js 7:1-5 Há alguns Cristãos que dizem que o que os outros crentes fazem não afeta a eles. Que cada um deve cuidar de si mesmo. Mas este capítulo mostra que até nos tempos do Antigo Testamento, o pecado de um homem afetava todo o arraial de Israel (veja 1 Co 5 para ver um capítulo do Novo Testamento que mostra a mesma coisa).</text:p>
      <text:p text:style-name="P2"/>
      <text:p text:style-name="P2">Js 7:6-15 Primeiro é colocada a culpa no Senhor, e a reclamação pelo que perderam. Não tinham visto que neles havia orgulho e auto-piedade! Após terem conquistado uma grande vitória no capítulo anterior, vem agora uma derrota. Repare que não houve um pedido de direção a Deus; tudo parecia fácil... uma pequena cidade a ser conquistada, portanto <text:soft-page-break/>bastava enviar uma pequena companhia de soldados. Simples. (Não é o que também acontece conosco? Nos esquecemos de nossa completa dependência do Senhor a cada dia, e qual o resultado!) Mas então aparece o segredo de terem sido derrotados.</text:p>
      <text:p text:style-name="P2"/>
      <text:p text:style-name="P2">Js 7:11 Embora neste versículo pareça que todos eles tenham pecado, repare as 5 vezes que uma palavra similar é usada... Você pode encontrá-la?</text:p>
      <text:p text:style-name="P2"/>
      <text:p text:style-name="P2">Js 7:12-15 Deus está nos mostrando que todos os crentes são "um corpo". (1 Co 12:13). Nosso comportamento individual afeta os outros crentes.</text:p>
      <text:p text:style-name="P2"/>
      <text:h text:style-name="Heading_20_2" text:outline-level="2">#362</text:h>
      <text:p text:style-name="P2"/>
      <text:p text:style-name="P2">O ataque ao caráter pessoal de algum oponente mais culto é a última defesa de um homem provado de argumentos válidos.</text:p>
      <text:p text:style-name="P2"/>
      <text:p text:style-name="P2">JOSUÉ 7, Vers. 16-26</text:p>
      <text:p text:style-name="P2"/>
      <text:p text:style-name="P2">O modo de Deus era fazer com que cada Israelita sentisse que ele pudesse ser a pessoa culpada (Leia Mt 26:21,22). Só então todos eles podiam se juntar para identificar o culpado. O arraial inteiro é reunido. Imagine o silêncio que se fez quando começou a ser fechado o cerco.</text:p>
      <text:p text:style-name="P2"/>
      <text:p text:style-name="P2">Js 7:18 Um homem.</text:p>
      <text:p text:style-name="P2"/>
      <text:p text:style-name="P2">Js 7:19-20 Repare contra quem ele disse haver pecado.</text:p>
      <text:p text:style-name="P2"/>
      <text:p text:style-name="P2">Js 7:21 Repare nos três passos que ele deu - "Vi", "Cobicei", "Tomei". E então, "Escondi". Um pecado leva a outro!</text:p>
      <text:p text:style-name="P2"/>
      <text:p text:style-name="P2">Js 7:22 Eles correram para verificar tudo, e ali estava.</text:p>
      <text:p text:style-name="P2"/>
      <text:p text:style-name="P2">Js 7:24-26 Por que tomar toda a família? Porque ele tinha que cavar um grande buraco no solo no meio da tenda deles; todos deviam saber o que o pai estava fazendo ali. Toda a família foi envolvida. Que exemplo terrível para seus filhos seguirem! Que responsabilidade a dele! Que ruína para toda a sua família! Somos cuidadosos na maneira como estamos criando nossos filhos para o Senhor?</text:p>
      <text:p text:style-name="P2"/>
      <text:h text:style-name="Heading_20_2" text:outline-level="2">#363</text:h>
      <text:p text:style-name="P2"/>
      <text:p text:style-name="P2">O conhecimento intelectual me eleva... o conhecimento do coração me humilha.</text:p>
      <text:p text:style-name="P2"/>
      <text:p text:style-name="P2">JOSUÉ 8</text:p>
      <text:p text:style-name="P2"/>
      <text:p text:style-name="P2">Js 8:1-2 Na leitura de ontem, Josué havia seguido adiante sem a direção do Senhor, e o resultado foi um desastre (cap. 7:2-5). Agora que Josué e o povo foram humilhados quanto a sua condição, e julgaram o mal que havia entre eles, o Senhor os encoraja a tomar Ai pelo Seu poder operando por eles.</text:p>
      <text:p text:style-name="P2"/>
      <text:p text:style-name="P2"><text:soft-page-break/>Js 8:10 Josué foi cuidadoso também, pois a palavra "escolheu" significa que ele "examinou" todos cedo de manhã.</text:p>
      <text:p text:style-name="P2"/>
      <text:p text:style-name="P2">Js 8:13, 18-19 Várias companhias de Israelitas, com Josué no meio deles, todos guiados pelo Senhor e agindo juntos. Que bela figura do que os Cristãos deveriam ser hoje!</text:p>
      <text:p text:style-name="P2"/>
      <text:p text:style-name="P2">Js 8:24-29 A obediência traz vitória.</text:p>
      <text:p text:style-name="P2"/>
      <text:p text:style-name="P2">Js 8:30-32 A vitória se torna em adoração.</text:p>
      <text:p text:style-name="P2"/>
      <text:p text:style-name="P2">Js 8:33-35 A adoração leva ao anseio de escutar toda a Palavra de Deus.</text:p>
      <text:p text:style-name="P2"/>
      <text:h text:style-name="Heading_20_2" text:outline-level="2">#364</text:h>
      <text:p text:style-name="P2"/>
      <text:p text:style-name="P2">Se alguém é legalista, ele espera receber algo por seu sofrimento.</text:p>
      <text:p text:style-name="P2"/>
      <text:p text:style-name="P2">JOSUÉ 9</text:p>
      <text:p text:style-name="P2"/>
      <text:p text:style-name="P2">Js 9:1-2 Acaso o final feliz do capítulo 8 leva a uma vida fácil e confortável? Muito pelo contrário, pois Satanás só fica mais furioso e até arranja inimigos para se unirem contra o povo de Deus. Satanás muda suas táticas. O capítulo 7 foi um ataque de Satanás vindo de dentro da congregação, de seus desejos; hoje seu ardil vem de fora. Não é à toa que temos que vigiar de noite e de dia contra Satanás.</text:p>
      <text:p text:style-name="P2"/>
      <text:p text:style-name="P2">Js 9:3-15 Gibeom estava a apenas algumas milhas de Ai e menos que um dia de jornada (53 quilômetros) de Gilgal. Aquelas pessoas eram sorrateiras e procuravam se proteger. Eles não se importavam com o Senhor, apenas usavam o Seu nome no versículo 9 para causar uma boa impressão. Josué e os outros líderes de Israel estavam intranqüilos - versículos 7-8, mas foram induzidos ao erro pela história inventada. A decisão do versículo 15 é uma decisão errada por causa do versículo 14. É esta a causa de muitos dos erros que nós crentes cometemos. Confiança própria e nenhuma oração.</text:p>
      <text:p text:style-name="P2"/>
      <text:p text:style-name="P2">Js 9:16 Bastaria ter aguardado um pouco na presença do Senhor para terem tudo esclarecido.</text:p>
      <text:p text:style-name="P2"/>
      <text:p text:style-name="P2">Js 9:17-21 Os líderes certamente haviam cometido um erro, mas o restante do povo agora aumenta o problema ao apontarem faltas em seus líderes ao invés de entenderem que eles (a congregação) teria agido da mesma forma errada se fossem eles os líderes.</text:p>
      <text:p text:style-name="P2"/>
      <text:p text:style-name="P2">Js 9:27 Repare nas últimas 18 palavras. Agora leia Dt 12:5-13. Nem Moisés nem Josué sabiam onde era aquele lugar ou o que se tornaria... Jerusalém, o lugar permanente de Deus (no Antigo Testamento) onde Ele iria colocar o Seu nome. Deus sempre possui um só centro! Leia 1 Rs 11:36. Continuamos a ser dirigidos para o único Centro de Deus... Cristo. Lembre-se deste versículo, pois o primeiro versículo que iremos ler amanhã, se Deus quiser, tem o mesmo nome daquele lugar, que não seria possuído por Israel nos próximos 400 anos!</text:p>
      <text:p text:style-name="P2"/>
      <text:h text:style-name="Heading_20_2" text:outline-level="2">#365</text:h>
      <text:p text:style-name="P2"/>
      <text:p text:style-name="P2"><text:soft-page-break/>As opiniões são nossas, e não deveríamos nos agarrar a elas com muita força. A verdade é divina e por ela vale a pena viver e morrer.</text:p>
      <text:p text:style-name="P2"/>
      <text:p text:style-name="P2">JOSUÉ 10</text:p>
      <text:p text:style-name="P2"/>
      <text:p text:style-name="P2">Js 10:1 Existe o lugar! Agora, pare um minuto para ler 1 Rs 14:21 e veja as mesmas palavras como as lemos no último versículo do capítulo de ontem. Depois leia 2 Sm 5:6, 7 para conhecer os fatos históricos.</text:p>
      <text:p text:style-name="P2"/>
      <text:p text:style-name="P2">Js 10:6 Os homens de Gibeão haviam professado a Deus, portanto agora, quando estão para ser atacados por cinco reis, chamam por Israel para ajudá-los.</text:p>
      <text:p text:style-name="P2"/>
      <text:p text:style-name="P2">Js 10:7-15 Josué obtém conforto, força e certeza diretamente do Senhor. Em graça o Senhor não apenas ganha a batalha por Israel, mas efetua um poderoso milagre com o sol e a lua!</text:p>
      <text:p text:style-name="P2"/>
      <text:p text:style-name="P2">Js 10:16-42 Aqueles que se opõem a Deus, após terem ouvido falar dEle e de Seu poder, devem sofrer as conseqüências cedo ou tarde. Aquelas pessoas, com seus reis, não tinham que ser destruídas (Raabe e os Gibeonitas são um exemplo daqueles que escutaram o aviso de Deus e foram poupados). O mesmo acontece hoje.</text:p>
      <text:p text:style-name="P2"/>
      <text:p text:style-name="P2">Js 10:43 Você se lembra por que este era um bom lugar para o qual deviam voltar? Se não, volte aos capítulos quatro e cinco, lendo os comentários.</text:p>
      <text:p text:style-name="P2"/>
      <text:h text:style-name="Heading_20_2" text:outline-level="2">#366</text:h>
      <text:p text:style-name="P2"/>
      <text:p text:style-name="P2">O cristianismo torna eloqüente a mente mais pobre.</text:p>
      <text:p text:style-name="P2"/>
      <text:p text:style-name="P2">JOSUÉ 11</text:p>
      <text:p text:style-name="P2"/>
      <text:p text:style-name="P2">Js 11:1-14 Muitas nações escutam agora desse estranho exército invasor com coisas sobre-humanas ocorrendo (como o sol e a lua parando no céu durante todo um dia). Assim um rei persuade a todos para que se unam a fim de se livrarem desse estranho exército. Mas eles não sabiam que o Senhor dirigia aqueles invasores! O Senhor é mencionado quatro vezes. Repare (vers. 12) que eles estão fazendo exatamente o que Moisés havia ordenado que Josué fizesse (Dt 20:17).</text:p>
      <text:p text:style-name="P2"/>
      <text:p text:style-name="P2">Js 11:15 Que coisa grandiosa para se dizer! Estamos nós seguindo fielmente a Palavra de Deus? At 2:42; 2 Tm 2:2.</text:p>
      <text:p text:style-name="P2"/>
      <text:p text:style-name="P2">Js 11:16-23 A fidelidade em seguir a direção do Senhor traz vitória após vitória "por muito tempo" - vers. 18, e leva ao descanso da guerra quando os propósitos de Deus estão cumpridos. Nós Cristãos sabemos de Hb 4:9-10 que nosso "descanso" das batalhas espirituais só acontecerá quando formos levados para estar com Cristo no céu.</text:p>
      <text:p text:style-name="P2"/>
      <text:p text:style-name="P2">Js 11:20 Isso porque aqueles estes inimigos não iriam se sujeitar a Deus que é o dono do mundo e de tudo o que nele há. Leia Dn 4:17 e At 17:26. Repare bem na última seqüência. Este capítulo é o final da primeira parte do livro inteiro. Josué, até este ponto, tem sido uma figura, para nós crentes, de Cristo conquistando a grande vitória sobre Satanás na cruz e nos introduz em TODAS as bênçãos que nos pertencem. A paz se segue às vitórias. O que depende de Cristo sempre prevalece; o que depende de nós revela a nossa própria fraqueza.</text:p>
      <text:p text:style-name="P2"><text:soft-page-break/></text:p>
      <text:h text:style-name="Heading_20_2" text:outline-level="2">#367</text:h>
      <text:p text:style-name="P2"/>
      <text:p text:style-name="P2">A sabedoria de Deus nos conduz no caminho da vontade de Deus.</text:p>
      <text:p text:style-name="P2"/>
      <text:p text:style-name="P2">JOSUÉ 12</text:p>
      <text:p text:style-name="P2"/>
      <text:p text:style-name="P2">Este capítulo descreve as vitórias que Deus lhes concede, 33 reis e suas possessões foram conquistados. Todos os inimigos foram vencidos.</text:p>
      <text:p text:style-name="P2"/>
      <text:p text:style-name="P2">Js 12:1-6 Descreve os dois no lado Leste (deserto) do Rio Jordão.</text:p>
      <text:p text:style-name="P2"/>
      <text:p text:style-name="P2">Js 12:7-24 O restante do capítulo nos fala dos 31 reis na terra de Canaã (Israel atual), a parte principal "da terra".</text:p>
      <text:p text:style-name="P2"/>
      <text:p text:style-name="P2">Js 12:8 Seis lugares, como seis experiências na vida do Cristão... a sétima está por vir... com CRISTO no CÉU. Mas enquanto isso, temos que lutar contra a sutil oposição de Satanás (Ef 6:12, 2 Tm 3:1-5). Deus, hoje, está permitindo que o engano de Satanás aumente. Possamos ser vencedores, não apenas contra o mal moral, mas (o que é pior) contra o mal e os ensinos errados no que concerne as Escrituras.</text:p>
      <text:p text:style-name="P2"/>
      <text:h text:style-name="Heading_20_2" text:outline-level="2">#368</text:h>
      <text:p text:style-name="P2"/>
      <text:p text:style-name="P2">Se alguém fala de separação do mal, sem estar humilhado, é melhor que se cuide, ou sua posição se tornará simplesmente algo que em todas as épocas tem dado origem às seitas e gerado heresia doutrinária.</text:p>
      <text:p text:style-name="P2"/>
      <text:p text:style-name="P2">JOSUÉ 13</text:p>
      <text:p text:style-name="P2"/>
      <text:p text:style-name="P2">Js 13:1 Em 11:23 lemos que eles "tomaram" toda a terra. Aqui diz que precisavam "possuí-la". Podemos conhecer alguma verdade das Escrituras, mas só passamos a vivê-la... quando a "possuímos".</text:p>
      <text:p text:style-name="P2"/>
      <text:p text:style-name="P2">Js 13:6-7 Assim como nenhuma tribo recebeu toda a terra, agora nenhum crente pode dizer que entenda toda a verdade de Deus. É por isso que Deus deu a nós Cristãos versículos como Romanos 12:3-8, 1 Co 12:4-27, Ef 4:15-16. Você está "possuindo" a verdade? Só "possuímos" alguma verdade das Escrituras quando a estamos VIVENDO. Pare um minuto para ler Lucas 8:18. "Aquele que tem", significa que só tenho quando estou vivendo aquilo que já sei. Então o Senhor vai me ensinar mais.</text:p>
      <text:p text:style-name="P2"/>
      <text:p text:style-name="P2">Js 13:13 Deus é cuidadoso em nos dizer que Israel não expulsou principalmente duas nações. Cerca de 400 anos mais tarde, o grande rei Davi casou-se com a filha do rei de Gesur (2 Sm 3:3). Quem foi o filho deles? O ímpio Absalão! Deus é misericordioso, mas Ele nos diz que se não nos separamos daquilo que Ele nos avisa para nos separarmos, há um preço a ser pago por isso - Gl 5:7.</text:p>
      <text:p text:style-name="P2"/>
      <text:p text:style-name="P2">Js 13:22 Você se lembra de Balaão? Ele conseguiu fazer com que os Israelitas se casassem com essas pessoas. Nm 31:16. Aqui lemos do seu fim.</text:p>
      <text:p text:style-name="P2"/>
      <text:p text:style-name="P2">Js 13:33 Uma tribo que não podia chamar nenhuma terra como sendo sua, mas isso não era por causa da sua infidelidade, mas era resultado dos anos de fidelidade que haviam tido (Ex 32:25-29, Nm 8:5-19). Repare <text:soft-page-break/>cuidadosamente Quem era a sua herança! Valorizamos a Cristo acima de todas as coisas desta vida?</text:p>
      <text:p text:style-name="P2"/>
      <text:h text:style-name="Heading_20_2" text:outline-level="2">#369</text:h>
      <text:p text:style-name="P2"/>
      <text:p text:style-name="P2">Quanto mais separado você estiver do mal, mais irá senti-lo.</text:p>
      <text:p text:style-name="P2"/>
      <text:p text:style-name="P2">JOSUÉ 14</text:p>
      <text:p text:style-name="P2"/>
      <text:p text:style-name="P2">Js 14:1-5 As nove tribos e meia herdam a terra em conformidade com os mandamentos do Senhor. Uma herança é algo separado no futuro para uma pessoa em particular. Os pensamentos de Deus não estavam na parte leste do Jordão, mas no lado oeste do rio. Repare que a palavra "herança" está escrita em itálico em algumas versões, pois foi acrescentada pelos tradutores em 13:15, 24, 29. Elas não se encontram no original.</text:p>
      <text:p text:style-name="P2"/>
      <text:p text:style-name="P2">Js 14:6-15 Um dos homens fiéis de Deus! Por causa do fracasso de Israel, ele teve que andar com eles por metade de sua vida (40 anos no deserto) antes de receber aquilo que lhe foi prometido. Ele seguiu adiante pela fé no Senhor. Aqui ele obtém o "bom testemunho" do qual Deus nos fala em Hebreus 11:1-2, e possui Hebrom (que significa "comunhão") para si próprio. Calebe e Josué, pela sua fidelidade, são os dois únicos indivíduos que receberam um pedaço pessoal da terra de Israel! (14:13).</text:p>
      <text:p text:style-name="P2"/>
      <text:h text:style-name="Heading_20_2" text:outline-level="2">#370</text:h>
      <text:p text:style-name="P2"/>
      <text:p text:style-name="P2">Separação não é uma questão de cerimônia mas do desfrutar de Cristo.</text:p>
      <text:p text:style-name="P2"/>
      <text:p text:style-name="P2">JOSUÉ 15</text:p>
      <text:p text:style-name="P2"/>
      <text:p text:style-name="P2">Js 15:1-12 Judá era o quarto filho de Jacó, mas substituiu Rubem como a tribo real da qual o Messias havia de vir (veja Gn 49:10). Portanto, Judá é a primeira tribo a receber sua herança, e eles recebem a maior porção dentre todas as tribos.</text:p>
      <text:p text:style-name="P2"/>
      <text:p text:style-name="P2">Js 15:13-19 O exemplo piedoso de Calebe afeta seu parente e sua família. Foi o desejo deles de ter mais da terra prometida por Deus que levou Otniel e Acsa a se unirem como marido e mulher.</text:p>
      <text:p text:style-name="P2"/>
      <text:p text:style-name="P2">Js 15:20-62 Quão cuidadoso é Deus com cada detalhe da herança da tribo de Judá. Se você e eu formos obedientes à Palavra de Deus, receberemos uma maior recompensa, no céu, vinda do próprio Senhor (Ap 22:12).</text:p>
      <text:p text:style-name="P2"/>
      <text:p text:style-name="P2">Js 15:63 Uma tribo após outra falhou em obedecer à ordem do Senhor de expulsar os inimigos.</text:p>
      <text:p text:style-name="P2"/>
      <text:h text:style-name="Heading_20_2" text:outline-level="2">#371</text:h>
      <text:p text:style-name="P2"/>
      <text:p text:style-name="P2">Não estou tentando viver neste mundo... estou aprendendo a morrer nele. 1 Co 15:31; Rm 7:3; 8:1.</text:p>
      <text:p text:style-name="P2"/>
      <text:p text:style-name="P2">JOSUÉ 16</text:p>
      <text:p text:style-name="P2"/>
      <text:p text:style-name="P2"><text:soft-page-break/>Js 16:1-4 Os filhos de José vem a seguir, logo após Judá. José foi o décimo primeiro filho de Jacó, mas José se tornou uma figura pessoal do Messias de Israel, deste modo... José foi rejeitado por seus irmãos em sua juventude pois se tornou aquele que verdadeiramente os salvou mais tarde. Então passou a ser quem os mantinha e a glória e cabeça sobre toda a terra do Egito (Gn 49:22-26).</text:p>
      <text:p text:style-name="P2"/>
      <text:p text:style-name="P2">Js 16:4 José recebeu uma porção dupla (Gn 48:22), seus dois filhos se tornaram cabeças de tribos.</text:p>
      <text:p text:style-name="P2"/>
      <text:p text:style-name="P2">Js 16:5-10 Embora Manassés fosse o primogênito (veja vers. 4), Efarim vem primeiro, por causa da bênção dada a Jacó em Gênesis 48:8-20.</text:p>
      <text:p text:style-name="P2"/>
      <text:h text:style-name="Heading_20_2" text:outline-level="2">#372</text:h>
      <text:p text:style-name="P2"/>
      <text:p text:style-name="P2">O testemunho contra o mal deve estar em nosso andar e em nossas maneiras.</text:p>
      <text:p text:style-name="P2"/>
      <text:p text:style-name="P2">JOSUÉ 17</text:p>
      <text:p text:style-name="P2"/>
      <text:p text:style-name="P2">Js 17:1-2 "Os demais" significa a outra metade dessa tribo. Eles obedeceram as instruções originais de Deus ao se estabelecerem na terra. Cada família é nomeada, como se Deus quisesse mostrar o quanto Ele apreciava a disposição que eles tinham em se separarem do restante de sua tribo para serem fiéis à Sua Palavra.</text:p>
      <text:p text:style-name="P2"/>
      <text:p text:style-name="P2">Js 17:3-6 A herança de Israel normalmente era passada adiante apenas aos filhos em uma família. Mas aqui estava uma família sem filhos. As filhas davam valor à Palavra que o Senhor havia falado a seu pai. Elas lembram Eleazar e Josué do que o Senhor havia prometido a elas por meio de Moisés (Nm 27:1-11). Assim, neste caso em especial, a herança foi para as filhas.</text:p>
      <text:p text:style-name="P2"/>
      <text:p text:style-name="P2">Js 17:7-13 A tribo de Manassés recebe uma área tanto na terra prometida como na margem Leste do Jordão.</text:p>
      <text:p text:style-name="P2"/>
      <text:p text:style-name="P2">Js 17:14-18 Se quisessem mais, havia mais para ser dado! E é assim conosco crentes hoje, que podemos ter tanto de Cristo quanto desejamos, e nossa vida está demonstrando o quanto queremos!</text:p>
      <text:p text:style-name="P2"/>
      <text:h text:style-name="Heading_20_2" text:outline-level="2">#373</text:h>
      <text:p text:style-name="P2"/>
      <text:p text:style-name="P2">Quanto mais perto de Deus, maior a separação. Lv 21:1-9</text:p>
      <text:p text:style-name="P2"/>
      <text:p text:style-name="P2">JOSUÉ 18</text:p>
      <text:p text:style-name="P2"/>
      <text:p text:style-name="P2">Js 18:1 Siló era o único lugar de reunião para todas as tribos. Era o lugar onde o tabernáculo foi levantado primeiro quando os Israelitas saíram dos 40 anos no deserto, entrando na terra de Canaã.</text:p>
      <text:p text:style-name="P2"/>
      <text:p text:style-name="P2">Js 18:2-10 Que triste condição! Sete tribos sem qualquer energia ou desejo de possuir o que lhes havia sido dado. Eles têm que ser motivados à ação. Somos nós Cristãos diligentes em obedecermos ao Senhor?</text:p>
      <text:p text:style-name="P2"/>
      <text:p text:style-name="P2"><text:soft-page-break/>Js 18:11-28 Das sete tribos, Benjamim vem primeiro. A área de terra dessa tribo era uma das menores, mas estava entre as duas tribos especiais (vers. 11) e incluía Jerusalém (que tornou-se mais tarde o centro de Israel).</text:p>
      <text:p text:style-name="P2"/>
      <text:h text:style-name="Heading_20_2" text:outline-level="2">#374</text:h>
      <text:p text:style-name="P2"/>
      <text:p text:style-name="P2">Ele nos separa de um povo para o qual Ele nos envia. At 26:16, 17</text:p>
      <text:p text:style-name="P2"/>
      <text:p text:style-name="P2">JOSUÉ 19, Vers. 1-23</text:p>
      <text:p text:style-name="P2"/>
      <text:p text:style-name="P2">Js 19:1-9 Esta tribo de Simeão recebeu a parte sul daquilo que havia sido dado a Judá. Judá falhou em fazer o que os filhos de José fizeram em Js 17:14-18. Ali, a fé e o desejo deles lhes deram energia para conseguir mais. Aqui, a fraqueza e debilidade causam a perda de parte da terra para outros.</text:p>
      <text:p text:style-name="P2"/>
      <text:p text:style-name="P2">Js 19:10-16 Das cidades e aldeias pertencentes a esta tribo, Gate-Hefer (vers. 13) é talvez uma das mais importantes na história das tribos. Se você der uma olhada em 2 Reis 14:25, verá de quem aquela cidade se tornou o lar anos mais tarde (a última palavra daquele versículo é outra forma para o nome dessa cidade).</text:p>
      <text:p text:style-name="P2"/>
      <text:p text:style-name="P2">Js 19:17-23 Uma comovente história tem lugar em Suném (vers. 18 - veja 2 Rs 4:8-37), onde o grande profeta Eliseu esteve certa ocasião.</text:p>
      <text:p text:style-name="P2"/>
      <text:h text:style-name="Heading_20_2" text:outline-level="2">#375</text:h>
      <text:p text:style-name="P2"/>
      <text:p text:style-name="P2">Será que outro crente está enxergando com mais clareza o caminho da separação por causa de sua vida?</text:p>
      <text:p text:style-name="P2"/>
      <text:p text:style-name="P2">JOSUÉ 19, Vers. 24-51</text:p>
      <text:p text:style-name="P2"/>
      <text:p text:style-name="P2">Js 19:24-31 Dois lugares dentro da área de Aser se tornam bem famosos - a grande Sidom e a cidade fortificada de Tiro (vers. 28-29). O Senhor Jesus, muitos anos depois, estava familiarizado com o tipo de pessoas que moravam nesses lugares quando Ele estava na terra. Ele encontrou uma mulher daquelas regiões que não queria deixá-Lo ir sem atender o seu pedido (Mt 15:21-28). Essas duas cidades ainda existem.</text:p>
      <text:p text:style-name="P2"/>
      <text:p text:style-name="P2">Js 19:32-39 Quinerete - vers. 35, era uma cidade à margem do que agora chamamos de mar da Galiléia, uma área na qual o Senhor Jesus (muitos anos depois) costumava viajar.</text:p>
      <text:p text:style-name="P2"/>
      <text:p text:style-name="P2">Js 19:40-48 Lesém. A tribo de Dã não apenas herdou a terra próximo a Judá para os lados do sul da Palestina, mas também "subiram" - vers. 47, até a extremidade norte acima do Mar da Galiléia e tomaram alguma terra ali, onde estava Lesém.</text:p>
      <text:p text:style-name="P2"/>
      <text:p text:style-name="P2">Js 19:49-50 O povo apreciou tanto o que Josué havia feito como líder, que deu a ele uma herança pessoal. Em Grego, seu nome é Jesus. O Senhor Jesus irá receber Sua herança... (Rm 8:17, e repare quem são "co-herdeiros com Cristo"! vers. 16).</text:p>
      <text:p text:style-name="P2"/>
      <text:p text:style-name="P2">Js 19:51 Decisões finais são tomadas nesse único lugar de reunião.</text:p>
      <text:p text:style-name="P2"/>
      <text:h text:style-name="Heading_20_2" text:outline-level="2"><text:soft-page-break/>#376</text:h>
      <text:p text:style-name="P2"/>
      <text:p text:style-name="P2">Separação, todavia amplitude de coração. Separação porque Ele é santo... amplitude de coração porque Ele é gracioso.</text:p>
      <text:p text:style-name="P2"/>
      <text:p text:style-name="P2">JOSUÉ 20</text:p>
      <text:p text:style-name="P2"/>
      <text:p text:style-name="P2">Js 20:1-3 O Senhor recorda Josué do que Ele havia dito a Moisés. Israel e nós somos culpados de homicídio deliberado, pois nós rejeitamos a Deus e crucificamos o Seu Cristo. "Mas os lavradores, vendo o filho, disseram entre si: Este é o herdeiro; vinde, matemo-lo, e apoderemo-nos da sua herança." (Mt 21:38) e "Não queremos que este reine sobre nós" (Lk 19:14). A morte de Jesus sobre a cruz permitiria a Deus perdoar Israel, mas Sua morte é também o pagamento para o pecado deles individualmente.</text:p>
      <text:p text:style-name="P2"/>
      <text:p text:style-name="P2">Js 20:4-9 Os anciãos deviam escutar a história dos homicida e dar a ele o benefício da dúvida, protegendo-o daqueles que quisessem fazer-lhe mal. A assembléia daquela cidade devia tomar a decisão final, se o vingador apresentasse o seu lado da história. Se nunca aparecesse um vingador, o homicida não estaria livre até a morte do sumo-sacerdote que estivesse vivendo então.</text:p>
      <text:p text:style-name="P2"/>
      <text:p text:style-name="P2">Js 20:6 A morte do Sumo Sacerdote era a libertação do homicida. O Senhor é nosso Sumo Sacerdote (como ilustrado por Aarão). Assim os crentes estão eternamente seguros do poder de Satanás como "vingador" que, se pudesse, destruiria cada crente - Hb 7:24-26.</text:p>
      <text:p text:style-name="P2"/>
      <text:h text:style-name="Heading_20_2" text:outline-level="2">#377</text:h>
      <text:p text:style-name="P2"/>
      <text:p text:style-name="P2">A primeira instrução de Deus a Abraão foi, "sai". Gn 12:1</text:p>
      <text:p text:style-name="P2"/>
      <text:p text:style-name="P2">JOSUÉ 21</text:p>
      <text:p text:style-name="P2"/>
      <text:p text:style-name="P2">Js 21:1-3 Estes Levitas mostrarem que não estavam com inveja do que havia sido dado a seus irmãos. Eles deram valor à promessa especial que o Senhor lhes havia dado.</text:p>
      <text:p text:style-name="P2"/>
      <text:p text:style-name="P2">Js 21:4-8 Estes Levitas foram espalhados por todas as doze tribos de ambos os lados do Rio Jordão. Eles eram os servos especiais do Senhor.</text:p>
      <text:p text:style-name="P2"/>
      <text:p text:style-name="P2">Js 21:9-42 Os filhos de Aarão foram divididos em quatro grupos - os sacerdotes, os Coatitas, os Gersonitas e os Meraritas. Cada grupo tinha seu trabalho particular, conforme vemos quando lemos o livro de Números. Aqui eles estão recebendo parte de suas recompensas. (Em Mc 13:34 lemos algo parecido para nós hoje).</text:p>
      <text:p text:style-name="P2"/>
      <text:p text:style-name="P2">Js 21:43-45 Que Deus nós temos! Quão certo é tudo o que Ele falou! Que descanso encontraremos em simplesmente confiarmos nas Sagradas Escrituras!</text:p>
      <text:p text:style-name="P2"/>
      <text:h text:style-name="Heading_20_2" text:outline-level="2">#378</text:h>
      <text:p text:style-name="P2"/>
      <text:p text:style-name="P2">"Quem é pelo Senhor?" não fala nem da neutralidade Laodicense, nem da indiferença egoísta.</text:p>
      <text:p text:style-name="P2"><text:soft-page-break/></text:p>
      <text:p text:style-name="P2">JOSUÉ 22</text:p>
      <text:p text:style-name="P2"/>
      <text:p text:style-name="P2">Js 22:1-9 A Palavra do Senhor devia ser um padrão para todas as doze tribos, não importa onde vivesse cada tribo. Mas as duas tribos e meia tinham que deixar seus irmãos e o lugar da tenda da congregação na terra prometida, a fim de voltarem à terra que eles havia escolhido. Não poderia haver "Siló" a leste do Jordão. Deus não pode ter dois "centros" na terra ao mesmo tempo, tanto naquela época como agora.</text:p>
      <text:p text:style-name="P2"/>
      <text:p text:style-name="P2">Js 22:10-12 Mas não demorou para começarem os problemas. O altar que foi construído com certeza era de impressionar, e a notícia chega às 9 tribos e meia que se reúnem no centro de Deus; essas notícias inquietam aquelas tribos que estavam no lugar de Deus.</text:p>
      <text:p text:style-name="P2"/>
      <text:p text:style-name="P2">Js 22:13-20 Estes líderes falam severamente, baseando seus pensamentos nas notícias que tinham escutado. Ao mesmo tempo que falavam a verdade ao defenderem o centro do Senhor, agiam sem sabedoria em falar sem ainda ter investigado as notícias.</text:p>
      <text:p text:style-name="P2"/>
      <text:p text:style-name="P2">Js 22:21-29 As duas tribos e meia respondem de modo mais amável, dizendo que o Senhor conhecia seus corações e que não estavam fazendo o que as nove tribos e meia suspeitavam; e prontamente admitem que só poderia existir um único centro, que era em Siló.</text:p>
      <text:p text:style-name="P2"/>
      <text:p text:style-name="P2">Js 22:30-34 A luta é terminada antes que fugisse ao controle. A paz é restaurada, e os Israelitas "louvaram a Deus" e abandonaram seus maus sentimentos para com seus irmãos. Mas essas duas tribos e meia que voltaram para o outro lado do Jordão não obedeceram totalmente Dt 26:1. Cerca de 150 anos mais tarde eles foram os primeiros a serem levados ao cativeiro. 1 Crônicas 5:25-26.</text:p>
      <text:p text:style-name="P2"/>
      <text:h text:style-name="Heading_20_2" text:outline-level="2">#379</text:h>
      <text:p text:style-name="P2"/>
      <text:p text:style-name="P2">Quando o sofrimento vem das pessoas, o crente pode se sujeitar a ele como vindo do Senhor, e, ao invés de ficar irado ou bravo com os outros, estará em paz. Hb 12:11.</text:p>
      <text:p text:style-name="P2"/>
      <text:p text:style-name="P2">JOSUÉ 23</text:p>
      <text:p text:style-name="P2"/>
      <text:p text:style-name="P2">Josué sabia que não permaneceria com seus irmãos por muito tempo. Ele chama os líderes de Israel, lhes faz lembrar da misericórdia, graça e poder do Senhor demonstrados a seus ancestrais e a eles, os encoraja a continuarem a confiar no Senhor em meio aos perigos que viriam, e lhes encomenda à Palavra escrita do Senhor para sua instrução.</text:p>
      <text:p text:style-name="P2"/>
      <text:p text:style-name="P2">Js 23:11 O versículo chave. Eles deviam continuar como um povo separado para o Senhor, de entre os povos que estavam ao redor deles. O desfrutar das bênçãos do Senhor, ou a falta de Sua aprovação, iria depender de sua obediência, e nosso gozo também depende disso.</text:p>
      <text:p text:style-name="P2"/>
      <text:p text:style-name="P2">Js 23:14 Se você seguir com o Senhor cada dia, com uma boa consciência em tudo o que faz e diz, quando ler este versículo provavelmente irá dizer para si mesmo, "Oh, quão verdadeiro... o Senhor me tem guardado e nunca me abandonou, nem mesmo uma vez, apesar de eu não merecer uma migalha de toda a sua benignidade para comigo". Em Atos 20:17-32 vemos outro servo fiel.</text:p>
      <text:p text:style-name="P2"/>
      <text:h text:style-name="Heading_20_2" text:outline-level="2"><text:soft-page-break/>#380</text:h>
      <text:p text:style-name="P2"/>
      <text:p text:style-name="P2">Uma coisa é admirar outros que são sustentados pelo Espírito de Cristo, e outra é se gloriar nas tribulações, quando nós mesmos estamos nelas.</text:p>
      <text:p text:style-name="P2"/>
      <text:p text:style-name="P2">JOSUÉ 24</text:p>
      <text:p text:style-name="P2"/>
      <text:p text:style-name="P2">Js 24:1-13 Deus Se agrada em voltar a mostrar Seus caminhos de misericórdia e graça para com Seu povo. Encontramos isso várias vezes por todas as Escrituras. Aqui Ele começa onde o povo havia sido idólatra - vers. 2, e foi introduzido na bênção por algo que não tinham feito - vers. 13. Será que nos alegramos em pensar no que Ele tem feito por nós quando nem ao menos merecemos? Você encontra a palavra "rio" nos versículos 2, 3, 14, 15; refere-se ao Rio Eufrates, onde o pai de Abraão vivia.</text:p>
      <text:p text:style-name="P2"/>
      <text:p text:style-name="P2">Js 24:14-15 Fica claro que havia deuses escondidos em algumas casas! Deus sabia que eles estavam ali e ordenou ao povo que se livrasse deles. Que exemplo maravilhoso Josué dá diante deles no versículo 15, "eu e minha casa" é algo para cada um que é pai de família considerar. Será que a família dele era diferente? E a nossa?</text:p>
      <text:p text:style-name="P2"/>
      <text:p text:style-name="P2">Js 24:16-28 A escolha e a decisão era deles, mas deve ser em santidade. Não podemos permitir "deuses estranhos" em nossa vida tampouco. Veja 1 João 5:19-21.</text:p>
      <text:p text:style-name="P2"/>
      <text:p text:style-name="P2">Js 24:29-33 Que bom é ver o povo seguindo o Senhor como resultado da fidelidade de Josué e dos anciãos com ele. Os Cristãos são hoje lembrados de que devem recordar e seguir a fé daqueles que vieram antes de nós - Hb 13:7-8, para que em todas as coisas Cristo possa ter a primazia. Este maravilhoso livro começou com a morte do Mediador, Moisés. Terminou com a morte do sacerdote, Eleazer. Estes homens foram apenas tipos (figuras) de Cristo, nosso verdadeiro Mediador - 1 Tm 2:5, e nosso grande Sumo Sacerdote - Hb 4:14. Ele vive para sempre. E leia João 11:26 para conhecer a parte que cabe ao crente.</text:p>
      <text:p text:style-name="P2"/>
      <text:p text:style-name="P2"/>
      <text:p text:style-name="P2"/>
      <text:p text:style-name="P2"/>
      <text:p text:style-name="P2">381</text:p>
      <text:p text:style-name="P2"/>
      <text:p text:style-name="P2">Precisamos de uma vontade quebrada, confiança em Deus, comunhão com Aquele que sofreu por nós, a fim de podermos nos gloriar nos sofrimentos.</text:p>
      <text:p text:style-name="P2"/>
      <text:p text:style-name="P2">EFÉSIOS 1, Vers. 1-8</text:p>
      <text:p text:style-name="P2"/>
      <text:p text:style-name="P2">O livro do Antigo Testamento que acabamos de deixar nos deu figuras dos ensinos do livro do Novo Testamento que agora iniciamos. Hoje podemos aprender a imensa lição de que ao crente foram dadas todas as bênçãos que ele poderá receber (no próprio céu). Nós as temos agora. Mas só iremos desfrutar delas se escutarmos a Deus, e vivermos em nossa vida diária as coisas que já aprendemos e compreendemos. Então, e só então, o Espírito de Deus irá nos ensinar mais das glórias de Cristo (Lucas 8:18). Josué 1:3 não diz "... vo-lo darei". O que diz é a chave para se entender Efésios. Vamos ter o gozo de nossas bênçãos se aprendermos este ponto. Não é algo que aprendemos intelectualmente. <text:soft-page-break/>As Escrituras nunca podem ser verdadeiramente aprendidas com o cérebro. É sempre por meio da consciência.</text:p>
      <text:p text:style-name="P2"/>
      <text:p text:style-name="P2">Ef 1:1-14 A mais elevada verdade de toda a Bíblia. Repare que os verbos no passado são usados cerca de dez vezes. Os versículos 3-6 são a obra de Deus Pai; 7-12 a obra do Senhor Jesus e 13-14 a obra do Espírito Santo. Repare que cada seção termina com louvor e glória!</text:p>
      <text:p text:style-name="P2"/>
      <text:p text:style-name="P2">Ef 1:3 A posição na qual cada crente verdadeiro no Senhor Jesus Cristo está, quer ele entenda e desfrute disso, quer não. Foi isso que Deus fez. Por isso só temos que agradecer-Lhe, e é isso que significa "abençoado".</text:p>
      <text:p text:style-name="P2"/>
      <text:p text:style-name="P2">Ef 1:4 Todo crente foi escolhido em Cristo antes que o mundo fosse feito! Tão somente creia, e você agradecerá a Ele. Isso aconteceu no passado.</text:p>
      <text:p text:style-name="P2"/>
      <text:p text:style-name="P2">Ef 1:5 Ele nos escolhe para a adoção em Sua família. Isto está no presente.</text:p>
      <text:p text:style-name="P2"/>
      <text:p text:style-name="P2">Ef 1:6 Cristo, mesmo como Homem, foi aceito no céu. Somos aceitos nEle.</text:p>
      <text:p text:style-name="P2"/>
      <text:p text:style-name="P2">Ef 1:8 Deus tornou conhecidos a nós todos estes segredos.</text:p>
      <text:p text:style-name="P2"/>
      <text:h text:style-name="Heading_20_2" text:outline-level="2">#382</text:h>
      <text:p text:style-name="P2"/>
      <text:p text:style-name="P2">A verdade revelada na Palavra leva a alma a Deus, pois Ele tem Se revelado em Sua Palavra.</text:p>
      <text:p text:style-name="P2"/>
      <text:p text:style-name="P2">EFÉSIOS 1, Vers. 9-23</text:p>
      <text:p text:style-name="P2"/>
      <text:p text:style-name="P2">Ef 1:10 Isto é futuro. Tudo isso se encaixa perfeitamente com aquilo que Ele irá fazer no final... toda a criação (corrompida por Satanás e pelo pecado) irá ser restaurada a uma doce unidade, e a Cabeça de tudo é Cristo.</text:p>
      <text:p text:style-name="P2"/>
      <text:p text:style-name="P2">Ef 1:12</text:p>
      <text:p text:style-name="P2"/>
      <text:p text:style-name="P2">Tudo isso foi feito por nós, para que cantássemos Seus louvores para sempre.</text:p>
      <text:p text:style-name="P2"/>
      <text:p text:style-name="P2">Ef 1:13-14 E todo crente, após haver crido, recebeu um selo, um carimbo colocado sobre si. Trata-se do Espírito Santo. Ele permanece em cada crente para sempre. Ele é o penhor (promessa) dado por Deus até que Jesus venha nos buscar, e transforme nosso corpo para torná-lo adequado para o céu, na presença de Deus.</text:p>
      <text:p text:style-name="P2"/>
      <text:p text:style-name="P2">Ef 1:15-23 Paulo nos conta o que orou em duas ocasiões neste livro. A primeira é esta, a segunda está no terceiro capítulo. Gosto de chamar a primeira de oração "depois", e a segunda de oração "AGORA". A primeira leva nossos pensamentos para o futuro na glória. Você verá nesta oração que os pensamentos de Paulo sobem direto ao céu. Deus tem o título de DEUS de nosso Senhor Jesus Cristo; porque Cristo é visto lá como o HOMEM glorificado, que desceu à terra, sofreu a morte e ressuscitou. A igreja (todos os crentes) é vista como a "plenitude dAquele que cumpre tudo em todos". É uma oração breve, porém que tem muito em si.</text:p>
      <text:p text:style-name="P2"><text:soft-page-break/></text:p>
      <text:p text:style-name="P2">Ef 1:22-23 A igreja é o corpo de Cristo. É formada por cada crente nEle. Apenas pare para pensar no fato de que o Senhor Jesus não está completo sem nós.</text:p>
      <text:p text:style-name="P2"/>
      <text:h text:style-name="Heading_20_2" text:outline-level="2">#383</text:h>
      <text:p text:style-name="P2"/>
      <text:p text:style-name="P2">A ansiedade não esvazia o amanhã de suas tristezas; apenas esvazia o hoje de sua força.</text:p>
      <text:p text:style-name="P2"/>
      <text:p text:style-name="P2">EFÉSIOS 2</text:p>
      <text:p text:style-name="P2"/>
      <text:p text:style-name="P2">Ef 2:1-3 Todos nós estávamos mortos em pecados para com Deus, tanto Gentios como Judeus. (Mas a todos os crentes Deus deu vida. "Vivificados" significa que receberam vida).</text:p>
      <text:p text:style-name="P2"/>
      <text:p text:style-name="P2">Ef 2:4-7 Tanto os crentes Judeus como Gentios são agora um em Cristo (não estando com Ele ainda). Deus fez tudo isso para mostrar Sua enorme graça para conosco em Cristo Jesus nos séculos vindouros.</text:p>
      <text:p text:style-name="P2"/>
      <text:p text:style-name="P2">Ef 2:8-9 Fomos salvos pela fé (crendo). E então segue explicando que até mesmo a fé (a habilidade para crer), é um dom também. Isto é provado pelo versículo seguinte, que nada vem de nós. Tudo vem de Deus. Estes dois capítulos estão contando o lado de Deus da história da salvação. Nada tem a ver com nossa responsabilidade. Lembre-se disto.</text:p>
      <text:p text:style-name="P2"/>
      <text:p text:style-name="P2">Ef 2:10-13 Pois somos feitura sua. Por que? Para podermos viver nesta Terra de modo a agradá-Lo. Éramos Gentios ou Judeus antes de sermos salvos. Naquele tempo estávamos separados de Cristo, totalmente longe dEle, e sem qualquer direito a qualquer ajuda ou bênção. Mas agora estamos em Cristo Jesus; introduzidos neste lugar de proximidade pelo sangue de Cristo.</text:p>
      <text:p text:style-name="P2"/>
      <text:p text:style-name="P2">Ef 2:14 Em Cristo, todos os crentes estão unidos.</text:p>
      <text:p text:style-name="P2"/>
      <text:p text:style-name="P2">Ef 2:19-22 Todos os crentes estão agora em uma única família, uma casa. Somos edificados sobre os apóstolos e profetas do Novo Testamento, sendo o próprio Jesus Cristo a pedra de esquina. Em Cristo, todo esse edifício se encaixa perfeitamente e cresce para ser um templo santo, ou habitação de Deus.</text:p>
      <text:p text:style-name="P2"/>
      <text:h text:style-name="Heading_20_2" text:outline-level="2">#384</text:h>
      <text:p text:style-name="P2"/>
      <text:p text:style-name="P2">Tão certo como Deus pode colocar Seus filhos na fornalha, Ele também estará na fornalha com eles.</text:p>
      <text:p text:style-name="P2"/>
      <text:p text:style-name="P2">EFÉSIOS 3</text:p>
      <text:p text:style-name="P2"/>
      <text:p text:style-name="P2">O mistério é um segredo que Deus guardou em Seu coração até haver contado a Paulo! Este segredo é que Deus providenciaria uma noiva para Seu Filho amado, o Senhor Jesus.</text:p>
      <text:p text:style-name="P2"/>
      <text:p text:style-name="P2">Ef 3:6 O mistério está dividido aqui em três coisas. (a) Que os Gentios seriam herdeiros (uma pessoa que herda algo) com os Judeus. (b) Que eles e os Judeus que crêem estão em um corpo. (c) Que eles <text:soft-page-break/>compartilhariam juntos das promessas feitas por Deus em Cristo no Evangelho.</text:p>
      <text:p text:style-name="P2"/>
      <text:p text:style-name="P2">Ef 3:7-13 A Paulo havia sido dada a maravilhosa obra de tornar conhecido o evangelho, as boas novas de Deus. Para falar das inescrutáveis riquezas de Cristo!</text:p>
      <text:p text:style-name="P2"/>
      <text:p text:style-name="P2">Ef 3:14-21 Então chegamos à segunda oração de Paulo - a oração "AGORA". Escutemos o que ele disse. Para começar, ele inicia de modo diferente, "Pai de nosso Senhor Jesus Cristo". Por que? Porque o Senhor Jesus está ali como o Filho de Deus. A ênfase aqui está na intimidade de comunhão, e em nosso AGORA estar "cheio de toda a plenitude de Deus" (vers. 19). É Deus nos enchendo AGORA com Ele mesmo. Esta proximidade é impressionante, porém real. O vers. 16 nos diz que somos fortalecidos com poder pelo Seu Espírito que AGORA está em nós. "Para que Cristo habite pela fé nos vossos corações" AGORA.</text:p>
      <text:p text:style-name="P2"/>
      <text:p text:style-name="P2">Ef 3:17 Estamos "arraigados e fundados em amor" AGORA. Estamos dentro de um cubo, "a largura, e o comprimento, e a altura, e a profundidade" com Deus AGORA. Conhecemos "o amor de Cristo, que excede todo o entendimento" AGORA.</text:p>
      <text:p text:style-name="P2"/>
      <text:p text:style-name="P2">Ef 3:19 Ele "fazer tudo muito mais abundantemente além daquilo que pedimos ou pensamos" AGORA.</text:p>
      <text:p text:style-name="P2"/>
      <text:p text:style-name="P2">Ef 3:20 "Segundo o poder que em nós opera" AGORA. Isto causa em você um transbordar de ações de graças e louvor, dando glória a ELE AGORA? (vers. 21).</text:p>
      <text:p text:style-name="P2"/>
      <text:h text:style-name="Heading_20_2" text:outline-level="2">#385</text:h>
      <text:p text:style-name="P2"/>
      <text:p text:style-name="P2">Existe uma preparação da alma que deve preceder a recepção de qualquer verdade em poder.</text:p>
      <text:p text:style-name="P2"/>
      <text:p text:style-name="P2">EFÉSIOS 4, Vers. 1-7</text:p>
      <text:p text:style-name="P2"/>
      <text:p text:style-name="P2">Agora Paulo volta para onde ele falava de si mesmo como prisioneiro (3:1).</text:p>
      <text:p text:style-name="P2"/>
      <text:p text:style-name="P2">Ef 4:2-3 Se andamos humildemente, mansamente, pacientemente, suportando uns aos outros, porque amamos uns aos outros, então poderemos guardar a unidade do Espírito. Essa unidade do Espírito não é a unidade do corpo. Deus guarda a unidade do corpo. Mas devemos fazer tudo o que pudermos para guardar a unidade de comunhão. Não a estabelecemos, mas a mantemos. Satanás tem conseguido criar várias denominações que chamam a si mesmas de Cristãs. E pode haver verdadeiros cristãos nelas, mas o Espírito de Deus não poderia guiar dois crentes a duas comunhões diferentes. Deus estaria deste modo confundindo as pessoas. O Espírito de Deus quer reunir todos os crentes em redor de um único Centro. E este Centro é Cristo. Como podemos encontrar este Centro? Do mesmo modo <text:s text:c="2"/>como quando fomos salvos. Nós rendemos nossa vontade e nossas próprias idéias de bondade própria. Então o Espírito de Deus irá nos reunir a Cristo.</text:p>
      <text:p text:style-name="P2"/>
      <text:p text:style-name="P2">Ef 4:4-6 Há três círculos aqui. O primeiro no versículo 4. Dentro deste círculo estão apenas os verdadeiros crentes no Senhor Jesus Cristo... Nascer de novo é a porta para entrar neste círculo. O segundo círculo está no versículo 5. Dizer "Sou Cristão" não me torna <text:soft-page-break/>Cristão. Este círculo é formado de verdadeiros crentes e também daqueles que apenas dizem que são. Em outras palavras, neste círculo há os que apenas professam e os que realmente possuem. O batismo é a porta para este círculo. O terceiro está no versículo 6 e inclui todas as pessoas do mundo. Nascer como um bebê é a porta para entrar nele. O final do versículo 6 nos leva de volta aos crentes.</text:p>
      <text:p text:style-name="P2"/>
      <text:p text:style-name="P2">Ef 4:7-16 Todo crente pode fazer algo para o Senhor. E a graça e a habilidade para fazer isso são concedidas a todos. O Senhor Jesus dá estes dons aos crentes para ajudá-los.</text:p>
      <text:p text:style-name="P2"/>
      <text:h text:style-name="Heading_20_2" text:outline-level="2">#386 </text:h>
      <text:p text:style-name="P2"/>
      <text:p text:style-name="P2">Aquele que é perfeita luz, sempre habitando na luz, suportou três horas de indizíveis trevas, para que nós que habitávamos nas trevas pudéssemos ser introduzidos em Sua gloriosa luz.</text:p>
      <text:p text:style-name="P2"/>
      <text:p text:style-name="P2">EFÉSIOS 4, Vers. 8-22</text:p>
      <text:p text:style-name="P2"/>
      <text:p text:style-name="P2">Ef 4:8-10 Uma citação do Salmo 58:18, imagine só! O Senhor destruiu totalmente o poder de Satanás, e subiu ao céu como Homem, tornando-se o inimigo agora um cativo Seu. Agora Ele pode conceder dons ao Seu Corpo, a igreja.</text:p>
      <text:p text:style-name="P2"/>
      <text:p text:style-name="P2">Ef 4:11-16 Estes dons são pessoas. Normalmente, uma pessoa não tem mais que uma função. Estes dons continuam até que a igreja seja levada para o céu. Alguns Cristãos aceitam cargos para fazer coisas que exigem quatro ou cinco habilidades, o que as Escrituras nunca dizem pertencer a uma só pessoa.</text:p>
      <text:p text:style-name="P2"/>
      <text:p text:style-name="P2">Ef 4:17-19 Um aviso para não se viver como vivem os incrédulos. Então vem uma descrição do que é realmente a vida do incrédulo.</text:p>
      <text:p text:style-name="P2"/>
      <text:p text:style-name="P2">Ef 4:20-21 Nossa vida deve mostrar que somos crentes verdadeiros.</text:p>
      <text:p text:style-name="P2"/>
      <text:p text:style-name="P2">Ef 4:22-32 Diversas coisas que não devemos fazer.</text:p>
      <text:p text:style-name="P2"/>
      <text:h text:style-name="Heading_20_2" text:outline-level="2">#387</text:h>
      <text:p text:style-name="P2"/>
      <text:p text:style-name="P2">É melhor lutar contra a maré, que seguir a correnteza junto com o mundo.</text:p>
      <text:p text:style-name="P2"/>
      <text:p text:style-name="P2">EFÉSIOS 5</text:p>
      <text:p text:style-name="P2"/>
      <text:p text:style-name="P2">Ef 5:1-2 Deus e Cristo são colocados diante de nós como Exemplos. Mas repare o contraste que se segue.</text:p>
      <text:p text:style-name="P2"/>
      <text:p text:style-name="P2">Ef 5:3-5 É difícil crer que nós crentes podemos afundar tanto. Mas Deus nos conhece melhor do que nós mesmos.</text:p>
      <text:p text:style-name="P2"/>
      <text:p text:style-name="P2">Ef 5:10-21 Diversos avisos e encorajamentos. Do versículo 22 ao 9 do capítulo 6 há instruções importantes para cada tipo de pessoa.</text:p>
      <text:p text:style-name="P2"/>
      <text:p text:style-name="P2">Ef 5:14 Nós, os crentes, devemos acordar. Os "mortos" são os incrédulos ao nosso redor. Cristo então resplandecerá sobre nós.</text:p>
      <text:p text:style-name="P2"/>
      <text:p text:style-name="P2"><text:soft-page-break/>Ef 5:16 Não dispomos de muito tempo para viver para o Senhor.</text:p>
      <text:p text:style-name="P2"/>
      <text:p text:style-name="P2">Ef 5:22-32 Agora Deus nos dá perfeitas instruções para um matrimônio.</text:p>
      <text:p text:style-name="P2"/>
      <text:p text:style-name="P2">Ef 5:22-24 As esposas devem ser submissas, devem se adaptar a seus próprios maridos.</text:p>
      <text:p text:style-name="P2"/>
      <text:p text:style-name="P2">Ef 5:25-33 Os maridos devem amar suas esposas, e para isso é dado o exemplo.</text:p>
      <text:p text:style-name="P2"/>
      <text:p text:style-name="P2">Ef 5:32 O matrimônio é uma figura do mistério, isto é, do Senhor e Sua noiva (nós, os que cremos).</text:p>
      <text:p text:style-name="P2"/>
      <text:h text:style-name="Heading_20_2" text:outline-level="2">#388</text:h>
      <text:p text:style-name="P2"/>
      <text:p text:style-name="P2">O fato de eu procurar me livrar da tribulação demonstra que ainda necessito dela.</text:p>
      <text:p text:style-name="P2"/>
      <text:p text:style-name="P2">EFÉSIOS 6</text:p>
      <text:p text:style-name="P2"/>
      <text:p text:style-name="P2">Ef 6:1-3 Os filhos devem fazer tudo aquilo que seus pais lhes dizem para fazer, desde que não seja algo que as Escrituras proíbam. (Isto se aplica às esposas nos versículos 22-24 do capítulo 5).</text:p>
      <text:p text:style-name="P2"/>
      <text:p text:style-name="P2">Ef 6:4 Os pais não devem provocar ou irritar seus filhos para que não se irem. Mas devem criá-los com ternura, indicando-lhes Cristo.</text:p>
      <text:p text:style-name="P2"/>
      <text:p text:style-name="P2">Ef 6:5-9 Os servos (escravos naqueles dias) devem ser obedientes a seus senhores, como se fizessem tudo para o Senhor. Os mestres devem retribuir a bondade.</text:p>
      <text:p text:style-name="P2"/>
      <text:p text:style-name="P2">Ef 6:10 Instruções para uma perfeita proteção, colocando-se a armadura de Deus.</text:p>
      <text:p text:style-name="P2"/>
      <text:p text:style-name="P2">Ef 6:11-19 Ela nos protege das artimanhas de Satanás para nos enganar. Ele nos engana até fazendo-nos pensar que não precisamos disso. Nossa luta é contra o mal espiritual em suas diversas formas. Conseguiremos AGUENTAR se a utilizarmos!</text:p>
      <text:p text:style-name="P2"/>
      <text:p text:style-name="P2">Ef 6:14 Uma boa consciência.</text:p>
      <text:p text:style-name="P2"/>
      <text:p text:style-name="P2">Ef 6:15 Nosso andar irá nos preparar para falarmos àqueles que se encontram perdidos.</text:p>
      <text:p text:style-name="P2"/>
      <text:p text:style-name="P2">Ef 6:16 Confiança no favor de Deus, que é onde todo crente está firmado.</text:p>
      <text:p text:style-name="P2"/>
      <text:p text:style-name="P2">Ef 6:17 Usando a Palavra de Deus para proteger nossos pensamentos. A espada é como a Palavra de Deus. Serve tanto para o ataque como para a defesa.</text:p>
      <text:p text:style-name="P2"/>
      <text:p text:style-name="P2">Ef 6:23-24 Paz, amor e graça... as possessões do crente!</text:p>
      <text:p text:style-name="P2"/>
      <text:h text:style-name="Heading_20_2" text:outline-level="2">#389</text:h>
      <text:p text:style-name="P2"/>
      <text:p text:style-name="P2"><text:soft-page-break/>Os conflitos não são para nos fazer alcançar nossos privilégios, para nos manter sempre no gozo deles.</text:p>
      <text:p text:style-name="P2"/>
      <text:p text:style-name="P2">1 TIMÓTEO 1, Vers. 1-11</text:p>
      <text:p text:style-name="P2"/>
      <text:p text:style-name="P2">Vamos ler apenas a primeira Epístola a Timóteo para nos mantermos na sequência de nossos passos na vida do crente. Efésios nos ensinou nossa vocação celestial, e a luta que irá resultar de seguirmos o Senhor nesta posição celestial, enquanto ainda estamos na terra. Primeira Timóteo foi escrita quando tudo estava em ordem nas assembléias, e por isso nos diz (vers. 3) que não há lugar para opiniões pessoais; para nenhuma outra doutrina. É triste admitir, mas hoje vemos centenas de denominações, todas reivindicando ter o respaldo da Palavra de Deus para a doutrina que professam. João 7:17 diz que se alguém quiser mesmo conhecer a vontade de Deus, Deus a revelará a essa pessoa. O problema é que deixamos nossa vontade própria agir. Até Jesus disse, "não se faça a minha vontade, mas a tua", quando estava orando a Seu Pai. Lc 22:42.</text:p>
      <text:p text:style-name="P2"/>
      <text:p text:style-name="P2">Efésios e 1 Timóteo nos mostram a única igreja de Deus (a igreja de Deus é formada por todos os crentes no Senhor Jesus Cristo sobre a Terra), em sua condição perfeita como o próprio Deus a vê.</text:p>
      <text:p text:style-name="P2"/>
      <text:p text:style-name="P2">1 Tm 1:3-4 Paulo encoraja Timóteo a permanecer em Éfeso, pois aqueles que estavam em Éfeso haviam recebido uma maravilhosa revelação da verdade (Epístola aos Efésios). Timóteo é aconselhado a ser fiel em permanecer pela verdade e em admoestar aqueles que viessem a se opor a ela. Não havia lugar para nenhuma opinião pessoal!</text:p>
      <text:p text:style-name="P2"/>
      <text:p text:style-name="P2">1 Tm 1:4 Nosso coração pode ser tomado por "fábulas" ao invés da verdade, se não formos cuidadosos.</text:p>
      <text:p text:style-name="P2"/>
      <text:p text:style-name="P2">1 Tm 1:7 Uma forma dos crentes se desviarem da verdade de Deus é voltarem à lei. É fácil fazer isso, pois é algo que nos dá algum crédito, mas o Senhor Jesus é quem deve ter todo o crédito.</text:p>
      <text:p text:style-name="P2"/>
      <text:p text:style-name="P2">1 Tm 1:7-11 A lei nunca teve o propósito de trazer salvação, mas de mostrar o quão culpado o homem era perante um Deus santo.</text:p>
      <text:p text:style-name="P2"/>
      <text:h text:style-name="Heading_20_2" text:outline-level="2">#390</text:h>
      <text:p text:style-name="P2"/>
      <text:p text:style-name="P2">Nosso conflito tem dois objetivos... 1) Nos fazer desfrutar de nossos privilégios... 2) Ajudar-nos a libertar o povo de Deus que foi colocado sob o poder de Satanás por meio de sua própria infidelidade.</text:p>
      <text:p text:style-name="P2"/>
      <text:p text:style-name="P2">1 TIMÓTEO 1, Vers. 12-20</text:p>
      <text:p text:style-name="P2"/>
      <text:p text:style-name="P2">Paulo certamente assume um lugar de humilhação. Ele entende que é só pela graça do Senhor que havia recebido poder para entrar naquela obra. Três coisas que ele havia sido antes de ser salvo. Ele fez o que fez em ignorância e incredulidade.</text:p>
      <text:p text:style-name="P2"/>
      <text:p text:style-name="P2">1 Tm 1:14-15 No versículo 13 ele havia recebido "misericórdia" (isso aconteceu quando ainda não estava salvo) mas aqui lemos de "graça", "fé" e "amor" quando ele fora salvo. "Misericórdia" é para nós quando ainda estávamos mortos, "graça" para quando estamos vivos em Cristo. Ele era o principal dos pecadores. (Paulo, antes de sua conversão, <text:soft-page-break/>fora um homem de excelente moral - veja Fp 3:6), mas ele havia odiado a Cristo, o que o tornara o pior dos pecadores.</text:p>
      <text:p text:style-name="P2"/>
      <text:p text:style-name="P2">1 Tm 1:16 Paulo, um exemplo da graça de Deus para todos os demais.</text:p>
      <text:p text:style-name="P2"/>
      <text:p text:style-name="P2">1 Tm 1:18-20 "Este mandamento" refere-se ao versículo 3. E Timóteo é encorajado a guardar a fé e uma boa consciência - o que todos necessitamos.</text:p>
      <text:p text:style-name="P2"/>
      <text:h text:style-name="Heading_20_2" text:outline-level="2">#391</text:h>
      <text:p text:style-name="P2"/>
      <text:p text:style-name="P2">A purificação vem pelo peneirar.</text:p>
      <text:p text:style-name="P2"/>
      <text:p text:style-name="P2">1 TIMÓTEO 2</text:p>
      <text:p text:style-name="P2"/>
      <text:p text:style-name="P2">1 Tm 2:1-2 Lembre-se destes versículos numa época como hoje. Devemos orar pelos "reis" (aqueles que estão em posição de autoridade em todos os países), para o povo que se encontra em todo lugar. O propósito de nossa oração é que o povo de Deus possa viver em toda piedade e honestidade.</text:p>
      <text:p text:style-name="P2"/>
      <text:p text:style-name="P2">1 Tm 2:4 Deus deseja, não apenas que os homens possam ser salvos, mas chegarem ao conhecimento da verdade. Possamos nós, que somos crentes, obedecer Sua Palavra para podermos alcançar tal conhecimento. Seu desejo é que todos os crentes possam crescer no conhecimento da verdade; é quase como ser salvo de uma nova maneira. Não negligencie a segunda parte destas duas.</text:p>
      <text:p text:style-name="P2"/>
      <text:p text:style-name="P2">1 Tm 2:5 Apesar do que os outros possam ensinar, é algo falso e sem valor orar a Maria ou aos santos - pois só existe um Mediador entre Deus e os homens.</text:p>
      <text:p text:style-name="P2"/>
      <text:p text:style-name="P2">1 Tm 2:8 Podemos orar em qualquer lugar, "mãos santas" devem nos lembrar de que nossa vida deve ser limpa e pura se desejamos que Deus responda nossas orações. Não deve haver ira ou dúvida em nosso coração.</text:p>
      <text:p text:style-name="P2"/>
      <text:p text:style-name="P2">1 Tm 2:9 A vestimenta adequada às mulheres não é descrita, mas é dito que seja modesto. Lembremo-nos disto, pois há uma falta de modéstia nas vestes femininas entre os incrédulos. O enfeite também deve ser um de boas obras, não de aparência exterior.</text:p>
      <text:p text:style-name="P2"/>
      <text:p text:style-name="P2">1 Tm 2:12 Estas são as instruções de Deus, e não as idéias de Paulo. Uma mulher não deve ensinar um homem, nem estar em um emprego onde seja patrão do homem. Isto se aplica às coisas comuns da vida tanto quanto às coisas espirituais.</text:p>
      <text:p text:style-name="P2"/>
      <text:p text:style-name="P2">1 Tm 2:15 Gênesis 3:16 mostra a tristeza que caiu sobre Eva e seus descendentes por causa do seu pecado. A mulher crente deve se lembrar do pecado de Eva, e portar-se em piedade e agradecer a Deus por esta promessa.</text:p>
      <text:p text:style-name="P2"/>
      <text:h text:style-name="Heading_20_2" text:outline-level="2">#392</text:h>
      <text:p text:style-name="P2"/>
      <text:p text:style-name="P2">Deus parece achar mais difícil esvaziar um vaso do que enchê-lo.</text:p>
      <text:p text:style-name="P2"/>
      <text:p text:style-name="P2"><text:soft-page-break/>1 TIMÓTEO 3</text:p>
      <text:p text:style-name="P2"/>
      <text:p text:style-name="P2">1 Tm 3:1 "O episcopado" significava ser um pastor ou superintendente entre o povo de Deus. Hoje não se trata de uma posição oficial porque não existem apóstolos ou seus delegados para <text:s/>os escolher. Em segundo lugar, devemos lembrar que esses homens eram anciãos apenas na assembléia local. E, em terceiro lugar, havia sempre mais de um em cada local (ou assembléia). Por que alguém almejaria tal ofício? Certamente não por alguma honra para si, mas por amar o povo de Deus, e desejar ser de auxílio para ele.</text:p>
      <text:p text:style-name="P2"/>
      <text:p text:style-name="P2">1 Tm 3:2-7 Timóteo é lembrado de que se uma pessoa fosse um presbítero entre o povo de Deus, sua vida devia ser sem ofença.</text:p>
      <text:p text:style-name="P2"/>
      <text:p text:style-name="P2">1 Tm 3:8-13 Embora essa posição oficial já não exista mais, possamos cada um de nós ter o desejo de encorajar outros crentes. Havia também homens que cuidavam das necessidades materiais daqueles que estavam na assembléia. Eles tinham que ser honestos e fiéis na distribuição do que era oferecido ao Senhor, para os necessitados. (Um exemplo do vers. 13 é Estêvão - Atos 6:5).</text:p>
      <text:p text:style-name="P2"/>
      <text:p text:style-name="P2">1 Tm 3:15 A assembléia é: - primeiro, a casa de Deus. Deus habita nela - Ef 2:22. Segundo - a igreja do Deus vivo. É dEle! E Ele vive! Não acrescentemos a isso coisa alguma, como nomes de homens que estão mortos, nem o nome de alguma doutrina. Terceiro - é a coluna e firmeza da verdade.</text:p>
      <text:p text:style-name="P2"/>
      <text:p text:style-name="P2">1 Tm 3:16 O segredo da piedade é Cristo. Sigamos Seu perfeito exemplo... disso resultará verdadeira piedade.</text:p>
      <text:p text:style-name="P2"/>
      <text:h text:style-name="Heading_20_2" text:outline-level="2">#393</text:h>
      <text:p text:style-name="P2"/>
      <text:p text:style-name="P2">O coração é, pelas provas, separado para Deus por graça.</text:p>
      <text:p text:style-name="P2"/>
      <text:p text:style-name="P2">1 TIMÓTEO 4</text:p>
      <text:p text:style-name="P2"/>
      <text:p text:style-name="P2">1 Tm 4:1 Sabemos que estamos nos "últimos tempos" porque aqueles que uma vez professaram a fé, e foram considerados Cristãos, estão abandonando a fé. Ouvimos de homens nos púlpitos hoje que afirmam ser homens Cristãos, mas que negam a fé. Provavelmente o maior perigo entre os crentes hoje é abandonar a autoridade absoluta da Palavra de Deus.</text:p>
      <text:p text:style-name="P2"/>
      <text:p text:style-name="P2">1 Tm 4:3 Estejamos alertas contra qualquer ensino que não esteja de acordo com a Palavra de Deus, mesmo que pareça ser muito piedoso e religioso.</text:p>
      <text:p text:style-name="P2"/>
      <text:p text:style-name="P2">1 Tm 4:6 Três vezes, daqui até o final do capítulo, é mencionada a "doutrina". Para sermos capazes de detectar falsa doutrina (a palavra quer dizer "o que é ensinado") precisamos estar bem familiarizados com a "sã doutrina". Quanto mais você viver a verdade que você conhece, mais você será capaz de detectar o erro.</text:p>
      <text:p text:style-name="P2"/>
      <text:p text:style-name="P2">1 Tm 4:8 O exercício físico é proveitoso somente para um breve tempo. Mas a piedade é proveitosa em para todas as coisas, aqui e para a eternidade. Sem dúvida Paulo fazia muito exercício físico em seu interminável trabalho para o Senhor e para o Seu povo!</text:p>
      <text:p text:style-name="P2"/>
      <text:p text:style-name="P2"><text:soft-page-break/></text:p>
      <text:p text:style-name="P2">1 Tm 4:10 No versículo a palavra "Salvador" não significa Salvador dos pecados, mas sim "Preservador" ou Aquele que dá e mantém a vida.</text:p>
      <text:p text:style-name="P2"/>
      <text:p text:style-name="P2">1 Tm 4:12 Timóteo é instruído a se comportar de modo não ser desprezado... isto ocorreria se a sua conduta estivesse em conformidade com aquilo que ele estava ensinando.</text:p>
      <text:p text:style-name="P2"/>
      <text:p text:style-name="P2">1 Tm 4:13-16 Sejamos diligentes em lermos e meditarmos; primeiro para nossa própria necessidade e depois para ajudarmos os outros.</text:p>
      <text:p text:style-name="P2"/>
      <text:h text:style-name="Heading_20_2" text:outline-level="2">#394</text:h>
      <text:p text:style-name="P2"/>
      <text:p text:style-name="P2">Todo o conhecimento de Deus deve fluir de revelação, pois o homem por sua própria sabedoria não conhece a Deus. 1 Co 1:21.</text:p>
      <text:p text:style-name="P2"/>
      <text:p text:style-name="P2">1 TIMÓTEO 5</text:p>
      <text:p text:style-name="P2"/>
      <text:p text:style-name="P2">A Bíblia não é apenas um livro de doutrinas, mas está cheia da mais prática instrução. Seria uma maldade pensar em fingir sermos sãos em doutrina e descuidados em nosso comportamento.</text:p>
      <text:p text:style-name="P2"/>
      <text:p text:style-name="P2">1 Tm 5:1 Timóteo era um jovem, e devia se lembrar disso em suas atitudes para com os outros. Aqueles que são jovens devem agradecer ao Senhor pelos crentes mais velhos. E aqueles que são mais velhos devem se lembrar de que os jovens serão encorajados se puderem ver um exemplo piedoso na vida das pessoas mais velhas.</text:p>
      <text:p text:style-name="P2"/>
      <text:p text:style-name="P2">1 Tm 5:3-16 A responsabilidade da assembléia para com as viúvas. Alguns deles estavam em necessidade, e deviam ser auxiliados financeiramente pela assembléia. Algumas, depois de perderem o marido, não reconheciam que Deus tinha algo para ensinar-lhes. Se agissem como no versículo 13, seria uma triste evidência de que lhes faltava dependência no Senhor.</text:p>
      <text:p text:style-name="P2"/>
      <text:p text:style-name="P2">1 Tm 5:14 Lembremo-nos de que em nossos dias de tanta imoralidade e rebelião contra Deus, este ainda é o propósito do matrimônio.</text:p>
      <text:p text:style-name="P2"/>
      <text:p text:style-name="P2">1 Tm 5:22 Não devemos fazer muito alvoroço por um novo convertido. Devemos agir com cautela.</text:p>
      <text:p text:style-name="P2"/>
      <text:p text:style-name="P2">1 Tm 5:24 Todas as vidas serão revisadas. Alguns crentes viveram vidas abertamente ímpias, e outros vidas aparentemente corretas, mas Deus irá revelar tudo. Assim como acontece com crentes... as coisas boas que fazem podem não ser conhecidas de outros agora. Mas elas serão reveladas mais tarde pelo Senhor.</text:p>
      <text:p text:style-name="P2"/>
      <text:h text:style-name="Heading_20_2" text:outline-level="2">#395</text:h>
      <text:p text:style-name="P2"/>
      <text:p text:style-name="P2">Podemos chorar com Ele agora... mas nos regozijaremos com Ele para sempre.</text:p>
      <text:p text:style-name="P2"/>
      <text:p text:style-name="P2">1 TIMÓTEO 6</text:p>
      <text:p text:style-name="P2"/>
      <text:p text:style-name="P2">1 Tm 6:1 Nosso comportamento para com nosso empregador deve ser tal que ele venha a querer escutar o evangelho. Se professamos conhecer o <text:soft-page-break/>Senhor e não obedecemos a nosso patrão, ele zombará do nome de Deus por nossa causa.</text:p>
      <text:p text:style-name="P2"/>
      <text:p text:style-name="P2">1 Tm 6:2 E se trabalhamos para um empregador crente, sejamos igualmente fiéis em nosso trabalho. O Senhor toma nota dessas coisas!</text:p>
      <text:p text:style-name="P2"/>
      <text:p text:style-name="P2">1 Tm 6:6 O que significa "grande ganho" para você? Deus nos diz o que deve significar.</text:p>
      <text:p text:style-name="P2"/>
      <text:p text:style-name="P2">1 Tm 6:8 Outra vez "contente". Algo tão raro nos dias de hoje; as pessoas fazem greves porque não estão contentes.</text:p>
      <text:p text:style-name="P2"/>
      <text:p text:style-name="P2">1 Tm 6:9-10 Palavras necessárias para nós hoje. Os crentes possuem riquezas que lhes não podem ser tiradas.</text:p>
      <text:p text:style-name="P2"/>
      <text:p text:style-name="P2">1 Tm 6:11-12 Timóteo é instruído a "fugir", a "seguir" e a "lutar". Ele deve fugir do espírito de cobiça que é natural a todos nós. Ele deve seguir as maravilhosas qualidades apresentadas aqui. Ele deve combater o bom combate da fé. Timóteo havia aprendido o quão rico era nas coisas espirituais; ele deveria se apegar a essas coisas.</text:p>
      <text:p text:style-name="P2"/>
      <text:p text:style-name="P2">1 Tm 6:13-16 Nós que conhecemos o Senhor Jesus devemos nos lembrar da majestade que Lhe pertence. Que grande tolice deixarmos de representar Alguém assim, para sermos levados pelas honras passageiras da riqueza deste mundo.</text:p>
      <text:p text:style-name="P2"/>
      <text:h text:style-name="Heading_20_2" text:outline-level="2">#396</text:h>
      <text:p text:style-name="P2"/>
      <text:p text:style-name="P2">Se culpamos Deus pelas provas que vêm para nosso bem, as provas podem se transformar em tentações para nosso mal.</text:p>
      <text:p text:style-name="P2"/>
      <text:p text:style-name="P2">JUÍZES 1, Vers. 1-15</text:p>
      <text:p text:style-name="P2"/>
      <text:p text:style-name="P2">Voltamos para o Antigo Testamento para vermos o próximo passo nas figuras (no AT) dos progressos na vida de um crente. Gênesis - Nova vida; Êxodo - saindo para um novo lugar; então adoração; então nossos problemas diários; então Josué - nosso combate contra os inimigos da verdade; agora "Juízes" - Deus provando Seu povo para ver se irão viver em todas as bênçãos que Deus lhes tem dado... O que vemos? Só Fracasso, desprezo pela terra, desobediência (estas duas coisas andam juntas). Portanto Deus os castiga. O que foi que fizeram? Clamaram a Ele. E o que Deus fez? Enviou um "Libertador". Quando este morreu, o que foi que fizeram? Voltaram à desobediência... e assim por diante ao longo do livro que começamos a ler hoje. Agora quando aplicarmos essas lições à nossa vida, não se esqueça que, como crentes no Senhor Jesus, temos o Espírito Santo vivendo em nosso corpo. Ele é o poder que nos capacita a obedecermos. Quando terminarmos este livro, estaremos lendo acerca de nossos erros e desobediências também, em 2 Timóteo. Moisés, o grande líder do povo de Deus na travessia do deserto, está morto. Josué, o brilhante líder na terra prometida, e o conquistador dela, também está morto. Ambos haviam sido escolhidos por Deus para fazer cada um a sua obra. Tudo o que Deus havia ordenado a Moisés, havia sido escrito em um livro. E temos esse livro em nossas mãos, os cinco livros de Moisés - de Gênesis até o fim de Deuteronômio. Portanto lembre-se de que as pessoas a respeito das quais vamos ler, tinham os mesmos cinco livros, Deuteronômio 12:1. As pessoas haviam prometido (Josué 24:24) que iriam obedecer a Deus, e, por conseguinte, à Sua Palavra!</text:p>
      <text:p text:style-name="P2"><text:soft-page-break/></text:p>
      <text:h text:style-name="Heading_20_2" text:outline-level="2">#397</text:h>
      <text:p text:style-name="P2"/>
      <text:p text:style-name="P2">Conforme nos aproximamos do fim, a devoção do coração de Cristo irá produzir um fruto que parecerá fútil aos olhos humanos... Jeremias é um exemplo disso.</text:p>
      <text:p text:style-name="P2"/>
      <text:p text:style-name="P2">JUÍZES 1, Vers. 16-36</text:p>
      <text:p text:style-name="P2"/>
      <text:p text:style-name="P2">Hoje iniciamos a leitura da triste história do comportamento de Israel. Conforme instruções dadas a Moisés, o tabernáculo havia sido construído e os sacerdotes estabelecidos para fazerem a intermediação entre Deus e o Seu povo. Os sacerdotes se tornaram negligentes e desobedientes, de modo que Deus já não podia usá-los. Ele nunca nunca fica sem instrumentos (pessoas ou coisas) que possa usar. Seus novos instrumentos são agora os juízes... o nome de nosso livro. Seja nos dias dos juízes, ou hoje, o poder (nos crentes) é perdido somente pela desobediência a Deus e à Sua Palavra. Os filhos de Israel foram mais tarde atribulados por estes mesmos inimigos. </text:p>
      <text:p text:style-name="P2"/>
      <text:p text:style-name="P2">Mas aqui você está lendo o motivo... eles não os expulsaram da terra que Deus lhes havia dado. Eles deixaram alguns, e esses foram a causa dos problemas que se seguiram. Isto nos ensina que Satanás irá vencer por astúcia - ao nos dizer que não precisamos nos separar, e nos separar para o Senhor... e que desde que sejamos moralmente bons, tudo estará bem. Mas é dessa forma que somos enganados. A fé em Deus e a obediência à Sua Palavra trarão gozo pessoal, paz e bênção, como veremos à medida que formos avançando neste livro. O que também veremos em nossa própria vida à medida que seguirmos adiante pelo Senhor.</text:p>
      <text:p text:style-name="P2"/>
      <text:h text:style-name="Heading_20_2" text:outline-level="2">#398</text:h>
      <text:p text:style-name="P2"/>
      <text:p text:style-name="P2">Na gloria, nos lembraremos mais dos dias tristes do que dos dias alegres, pois foram eles que nos esvaziaram de nós mesmos.</text:p>
      <text:p text:style-name="P2"/>
      <text:p text:style-name="P2">JUÍZES 2</text:p>
      <text:p text:style-name="P2"/>
      <text:p text:style-name="P2">Jz 2:1-5 Você se lembra de ter lido em Josué acerca da cidade de Gilgal? Eles conquistaram vitórias na batalha quando partiram de Gilgal. Foi ali que a vergonha de terem estado no Egito lhes foi tirada. Eles foram circuncidados em Gilgal. (A circuncisão no significado do Novo Testamento é morte para a carne para o crente - Gl 5:6, 1 Co 7:19). Mas agora o anjo se move de Gilgal para Boquim. "Boquim" significa "choro". Deus lhes diz qual seria o resultado do descuido deles... Ele não expulsaria seus inimigos. O resultado seria choro. Mas não chegou a tocar seus corações, pois nos versículos 12-13 vemos o que fizeram! Às vezes choramos quando estamos com problemas, mas voltamos a desobedecer logo depois. Podemos dizer que os versículos 11-13 mostram o que Israel era, e os versículos 16-18, o que o Senhor fez.</text:p>
      <text:p text:style-name="P2"/>
      <text:p text:style-name="P2">Jz 2:14-15 Vamos ler palavras como estas diversas vezes neste livro. Muitos crentes estão constantemente em um estado de infelicidade e inquietude pela mesma razão... nos comprometemos (cedemos um pouquinho) com o mundo.</text:p>
      <text:p text:style-name="P2"><text:soft-page-break/></text:p>
      <text:p text:style-name="P2">Jz 2:16-23 Uma prévia deste livro. Certamente necessitamos aprender que, em nossa vida, a obediência é o que deveríamos escolher. 1 Co 6:19-20.</text:p>
      <text:p text:style-name="P2"/>
      <text:h text:style-name="Heading_20_2" text:outline-level="2">#399</text:h>
      <text:p text:style-name="P2"/>
      <text:p text:style-name="P2">A vida divina precisa ser acondicionada em um vaso que deve estar constantemente humilhado.</text:p>
      <text:p text:style-name="P2"/>
      <text:p text:style-name="P2">JUÍZES 3</text:p>
      <text:p text:style-name="P2"/>
      <text:p text:style-name="P2">Jz 3:1-6 O Senhor permitiu que esses inimigos permanecessem na terra para provar Israel.</text:p>
      <text:p text:style-name="P2"/>
      <text:p text:style-name="P2">Jz 3:4 E Ele faz o mesmo conosco. Ele nos dará o poder para vencer somente se estivermos desejosos de obedecer à Sua Palavra. Os detalhes de sua desobediência. Até aqui não lemos de nenhuma vitória.</text:p>
      <text:p text:style-name="P2"/>
      <text:p text:style-name="P2">Jz 3:7-8 Eles abandonaram o Senhor, por isso Ele os abandonou, mas não sem antes avisar!</text:p>
      <text:p text:style-name="P2"/>
      <text:p text:style-name="P2">Jz 3:9-11 Aqui acontece a primeira volta ao Senhor. Era quase como se o Senhor estivesse esperando ouvir eles clamarem a Ele! Eles descansaram por quarenta anos.</text:p>
      <text:p text:style-name="P2"/>
      <text:p text:style-name="P2">Jz 3:12-31 Mas eles não aprenderam a lição. Logo voltam a praticar o mal! O Senhor não lhes deu forças, mas deu forças a seus inimigos! (Será que entendemos que quando o inimigo está muito forte contra nós, é porque o Senhor está permitindo?).</text:p>
      <text:p text:style-name="P2"/>
      <text:p text:style-name="P2">Jz 3:15 O misericordioso Deus deles mais uma vez escuta e responde.</text:p>
      <text:p text:style-name="P2"/>
      <text:p text:style-name="P2">Jz 3:30 Dessa vez Israel tinha que descansar o dobro da outra vez. Você irá reparar que alguns dos "libertadores" tinham alguma característica de fraqueza. Eles não seriam o tipo de pessoa que o povo escolheria. Somente Deus poderia usá-los. Porque Ele é a força deles - 2 Co 12:9. Os dias eram maus, por causa de sua desobediência, e portanto tudo acontece em fraqueza. O indivíduo hoje que quiser seguir fiel para com o Senhor, receberá dEle a força para o momento.</text:p>
      <text:p text:style-name="P2"/>
      <text:h text:style-name="Heading_20_2" text:outline-level="2">#400</text:h>
      <text:p text:style-name="P2"/>
      <text:p text:style-name="P2">O crente pode se regozijar na prova de sua fé.</text:p>
      <text:p text:style-name="P2"/>
      <text:p text:style-name="P2">JUÍZES 4</text:p>
      <text:p text:style-name="P2"/>
      <text:p text:style-name="P2">Jz 4:1-3 Outra vez desobediência, outra vez a súplica a Deus, outra vez Deus enviando um libertador.</text:p>
      <text:p text:style-name="P2"/>
      <text:p text:style-name="P2">Jz 4:4 Mas não havia um homem fiel que Deus pudesse usar, portanto Ele usa uma mulher fiel. Isso nos dá uma idéia mais completa da condição de fraqueza em que Israel se encontrava. Hoje vemos uma ascendência das mulheres pelo mesmo motivo.</text:p>
      <text:p text:style-name="P2"/>
      <text:p text:style-name="P2"><text:soft-page-break/>Jz 4:5-9 Esse fraco homem diz que ele só sairá à batalha se Débora for com ele! Deus permitiu essa vergonha em Israel. Mas outra mulher será a causa da vitória! Com certeza, homem algum poderia ter levado o crédito.</text:p>
      <text:p text:style-name="P2"/>
      <text:p text:style-name="P2">Jz 4:10-24 A luta - veja o vers. 23. (Possamos ter Deus mais envolvido em cada detalhe de nossa vida).</text:p>
      <text:p text:style-name="P2"/>
      <text:h text:style-name="Heading_20_2" text:outline-level="2">#401</text:h>
      <text:p text:style-name="P2"/>
      <text:p text:style-name="P2">Com frequência desejamos mais que nos seja tirada a prova do que o estado de espírito que a causou.</text:p>
      <text:p text:style-name="P2"/>
      <text:p text:style-name="P2">JUÍZES 5</text:p>
      <text:p text:style-name="P2"/>
      <text:p text:style-name="P2">O capítulo de hoje é uma canção. Pode parecer estranho a você ler de tanta vingança, violência e destruição. Mas nunca aprenderemos a verdade da Bíblia se nos colocarmos como juízes. Precisamos entender que Deus inspirou cada palavra. O Antigo Testamento só é compreendido se entendermos o Novo Testamento. O Antigo Testamento é a história dos acontecimentos físicos, e principalmente do povo de Deus, os Judeus, os Israelitas. Eles estavam sob a lei. Se obedecessem, eram abençoados. Se desobedecessem, eram castigados. Em nossa época (o dia da graça), Cristo já veio à Terra, morreu por nossos pecados, e pelo derramamento de Seu sangue somos limpos de todo pecado. Agora estamos em uma nova posição. É uma posição de GRAÇA, Ef 2:8. Portanto não misture as duas coisas. A lei e a graça não podem ser misturadas. Mas o triste de nossos dias é que muitos crentes não entendem que temos também responsabilidade em obedecer à Palavra de Deus. Temos todas as nossas bênçãos, mas nossa felicidade nelas depende de nossa obediência.</text:p>
      <text:p text:style-name="P2"/>
      <text:h text:style-name="Heading_20_2" text:outline-level="2">#402</text:h>
      <text:p text:style-name="P2"/>
      <text:p text:style-name="P2">A aflição não pode me ferir quando faço uso da submissão.</text:p>
      <text:p text:style-name="P2"/>
      <text:p text:style-name="P2">JUÍZES 6, Vers. 1-10</text:p>
      <text:p text:style-name="P2"/>
      <text:p text:style-name="P2">Jz 6:1-10 Cada inimigo é, para nós hoje, um tipo de nossos inimigos espirituais. Os Midianitas são uma figura das coisas terrenas - (eles podiam bem ser nossa casa, nosso carro, jardim, emprego ou até nossos filhos). As primeiras palavras nos falam o motivo do que aconteceu neste capítulo.</text:p>
      <text:p text:style-name="P2"/>
      <text:p text:style-name="P2">Jz 6:6 Eles não entenderam que era a sua própria desobediência a razão daquilo. (A desobediência é com frequência a razão de nossas provas e problemas). Os Amalequitas - uma figura da carne ou da velha natureza em nós. Tome nota desses inimigos e do que cada um significa... é instrutivo para sua vida. No primeiro versículo, o Senhor enviou os Midianitas porque Israel não os expulsou da terra. No oitavo versículo, o Senhor enviou um profeta para tocar a consciência deles. No versículo 11, o Senhor enviou um anjo para levantar um libertador. (O Senhor Se apraz em nos tirar de nossa miséria, mas só quando nos voltamos para Ele).</text:p>
      <text:p text:style-name="P2"/>
      <text:h text:style-name="Heading_20_2" text:outline-level="2"><text:soft-page-break/>#403</text:h>
      <text:p text:style-name="P2"/>
      <text:p text:style-name="P2">O crente deve entender... que seu testemunho é algo inseparável do conflito.</text:p>
      <text:p text:style-name="P2"/>
      <text:p text:style-name="P2">JUÍZES 6, Vers. 11-40</text:p>
      <text:p text:style-name="P2"/>
      <text:p text:style-name="P2">Jz 6:11-18 Deus só enxergou um homem, Gideão, a quem Ele iria usar para livrar Israel de seus inimigos. Por causa de sua desobediência, Israel havia afundado até a mais baixa condição desde que chegaram à terra gloriosa.</text:p>
      <text:p text:style-name="P2"/>
      <text:p text:style-name="P2">Jz 6:11 Malhar o trigo é separar o grão da palha... uma figura de separar a verdade do erro. Veja Provérbios 25:4; Jeremias 15:19, 23:28, 2 Coríntios 6:14. É de se duvidar que exista uma lição mais importante do que esta para aprendermos em nossa vida. "Apartar-se do mal é inteligência" Jó 28:28.Quando confessamos nossos pecados a Ele, Ele escuta, Ele Se apraz em nos abençoar. Pv 28:13.</text:p>
      <text:p text:style-name="P2"/>
      <text:p text:style-name="P2">Jz 6:13 Afirmações verdadeiras. Não se trata de Deus haver cometido um erro, ou de ter aquilo acontecido de forma aleatória. Eles desobedeceram e trouxeram problemas para si mesmos.</text:p>
      <text:p text:style-name="P2"/>
      <text:p text:style-name="P2">Jz 6:15-18 Gideão enxerga sua fraqueza. Isso é bom. Mas ele precisa olhar para outro lado, para o poder de Deus, e é o que faz.</text:p>
      <text:p text:style-name="P2"/>
      <text:p text:style-name="P2">Jz 6:19-20 Se Gideão não estivesse malhando o trigo, ele provavelmente não teria trigo pronto para a oferta de manjares para Deus. (A menos que estejamos vivendo de forma a agradar o Senhor, não seremos capazes de fazer o que ele fala em Hb 13:15).</text:p>
      <text:p text:style-name="P2"/>
      <text:p text:style-name="P2">Jz 6:33-40 Deus graciosamente prova o Seu poder a Gideão.</text:p>
      <text:p text:style-name="P2"/>
      <text:h text:style-name="Heading_20_2" text:outline-level="2">#404</text:h>
      <text:p text:style-name="P2"/>
      <text:p text:style-name="P2">Uma consciência perfeitamente purificada é a base da comunhão.</text:p>
      <text:p text:style-name="P2"/>
      <text:p text:style-name="P2">JUÍZES 7</text:p>
      <text:p text:style-name="P2"/>
      <text:p text:style-name="P2">Gideão tinha mais lições a aprender. (2 Co 12:9-10 diz "quando estou fraco então sou forte").</text:p>
      <text:p text:style-name="P2"/>
      <text:p text:style-name="P2">Jz 7:2 A grande coisa em nossa vida é sermos capazes de enxergar que os pecados em que persistimos são aqueles que permitem que o inimigo (Satanás) nos vença. Então nós os julgamos e os abandonamos, e o Senhor nos livra. (Pv 28:13).</text:p>
      <text:p text:style-name="P2"/>
      <text:p text:style-name="P2">Jz 7:3 Foram 32.000 homens que atenderam ao chamado de Gideão. Mas Deus sabia que Israel (não Gideão) iria se vangloriar da vitória que estava para ser conquistada. Assim, todos os que estavam temerosos foram enviados de volta para casa. (Que lição para nós. Com frequência temos medo de tomar uma posição pela verdade que Deus nos tem mostrado). 2/3 do exército se desvaneceu!</text:p>
      <text:p text:style-name="P2"/>
      <text:p text:style-name="P2">Jz 7:4-8 Ainda havia gente demais. Desta vez o teste é diferente, estava relacionado ao modo como eles bebiam água. Aqueles que rapidamente tomaram um gole d'água foram separados daqueles que se <text:soft-page-break/>ajoelharam e beberam com calma. Os primeiros eram apenas 300. Os últimos 9.700. Somente aqueles que tinham diante de si um propósito, que desejavam seguir para a missão, foram escolhidos. Eles foram provados pela água. A água é uma figura para nós da Palavra de Deus. Ef 5:26. Como crentes, quanto estamos desejosos de obedecer a Palavra de Deus?</text:p>
      <text:p text:style-name="P2"/>
      <text:p text:style-name="P2">Jz 7:9-15 Gideão escuta o sonho. Ele reconhece que é o Senhor Quem está lhe falando. É bom vermos o Senhor em cada evento de nossa vida. O resultado é que Gideão adora o Senhor.</text:p>
      <text:p text:style-name="P2"/>
      <text:p text:style-name="P2">Jz 7:16-25 Os 300 tinham uma coisa a fazer - manter seus olhos em Gideão. (O crente tem uma coisa a fazer antes de tudo - manter seus olhos em Cristo). O resultado é vitória. Sempre é.</text:p>
      <text:p text:style-name="P2"/>
      <text:h text:style-name="Heading_20_2" text:outline-level="2">#405</text:h>
      <text:p text:style-name="P2"/>
      <text:p text:style-name="P2">Uma alma não pode desfrutar das coisas de Deus sem ter a paz que está associada a uma boa consciência.</text:p>
      <text:p text:style-name="P2"/>
      <text:p text:style-name="P2">JUÍZES 8</text:p>
      <text:p text:style-name="P2"/>
      <text:p text:style-name="P2">Jz 8:1-3 Muitos, que não tinham interesse ou coragem antes da batalha, agora são prontos a reclamar a Gideão. Repare sua humilde resposta. (Um crente precisa estar preparado para enfrentar dificuldades - mesmo vindas de outros crentes).</text:p>
      <text:p text:style-name="P2"/>
      <text:p text:style-name="P2">Jz 8:4 Mas não parou para reclamar. Ele e seu pequeno grupo seguiram adiante, fracos, porém perseguindo. (Possamos nós crentes seguir em frente!).</text:p>
      <text:p text:style-name="P2"/>
      <text:p text:style-name="P2">Jz 8:5-10 Mais reclamações vindas de seus amigos. Que maneira terrível do povo agir. Mas veremos o resultado mais tarde.</text:p>
      <text:p text:style-name="P2"/>
      <text:p text:style-name="P2">Jz 8:11-21 Gideão poderia ter ficado satisfeito por prender os dois príncipes... mas não. Enquanto os 2 reis estivessem vivos, o inimigo ainda existia. Ele insistiu. (Alguns Cristãos dizem que os crentes que insistem são fanáticos. Mas perguntamos, "a quem devemos agradar? A Deus ou ao homem?".)</text:p>
      <text:p text:style-name="P2"/>
      <text:p text:style-name="P2">Jz 8:22-35 Que aviso para nós temos aqui! Com frequência após o Senhor nos ter ajudado de maneira marcante para vencermos alguma prova, fracassamos em alguma outra armadilha colocada por Satanás. Poucos de nós podem suportar o sucesso. Nosso inimigo é muito sutil. Não podemos jamais abaixar nossa guarda.</text:p>
      <text:p text:style-name="P2"/>
      <text:p text:style-name="P2">Jz 8:24 Satanás estava esperando para passar uma rasteira em Gideão. Parecia a Gideão que não havia mal em pedir por isso!</text:p>
      <text:p text:style-name="P2"/>
      <text:p text:style-name="P2">Jz 8:27 Mas veja o que acontece a essas coisas! Todo o Israel não iria seguir a Gideão quando fosse para fazer a obra do Senhor, mas eles seguiriam quando o mal estivesse envolvido nisso! Que aviso para nós!</text:p>
      <text:p text:style-name="P2"/>
      <text:p text:style-name="P2">Jz 8:33-35 A história termina com tristeza. Com que rapidez eles se esquecem do Senhor! (Depois de tudo que o Senhor tem feito por nós, depois de todo o gozo que experimentamos quando no começo aceitamos a Cristo como Salvador, com que rapidez voltamos para o pobre mundo).</text:p>
      <text:p text:style-name="P2"/>
      <text:h text:style-name="Heading_20_2" text:outline-level="2"><text:soft-page-break/>#406</text:h>
      <text:p text:style-name="P2"/>
      <text:p text:style-name="P2">Um sinal de fraqueza é quando a própria reunião se torna o objeto da atenção ao invés de Cristo.</text:p>
      <text:p text:style-name="P2"/>
      <text:p text:style-name="P2">JUÍZES 9</text:p>
      <text:p text:style-name="P2"/>
      <text:p text:style-name="P2">Isto é a respeito de Abimeleque, o filho de Gideão. Às vezes uma pessoa é verdadeiramente abençoada pelo Senhor em alguma obra especial para Deus. Então outros (ou possivelmente o filho da própria pessoa), pensa que pode levar o trabalho adiante. Acabam agindo sobre a fé de outros. Abimeleque era um homem que se aproveitou da reputação que seu pai possuía. Ele usa esse poder para seu próprio ganho, não para Deus. Todos os filhos de Gideão, exceto um, são mortos. "Não erreis: Deus não se deixa escarnecer; porque tudo o que o homem semear, isso também ceifará." (Gl 6:7).</text:p>
      <text:p text:style-name="P2"/>
      <text:p text:style-name="P2">Jz 9:5 É notável que o filho mais velho e o mais novo de Gideão sejam mencionados nesta instrutiva história. Em 8:20 um filho mais velho era um dos 300 fiéis! O mais jovem é o único filho que escapa! Jeter significa "juízo vindouro". Jotão significa "Jeová é perfeito".</text:p>
      <text:p text:style-name="P2"/>
      <text:p text:style-name="P2">Jz 9:6-57 Este homem orgulhoso e egocêntrico assassinou aqueles que tinham mais direitos que ele para representar seu fiel pai. O castigo cai sobre ele de uma forma humilhante.</text:p>
      <text:p text:style-name="P2"/>
      <text:p text:style-name="P2">Jz 9:56-57 Mas devemos entender que qualquer um que hoje adote o nome de Cristão está se colocando em uma posição de grande responsabilidade. Pode acontecer do verdadeiro crente permitir que a velha vida se manifeste nele. E se isso acontece, Deus Pai trata conosco. Mas sempre porque nos ama. Possamos ter uma consciência sensível e andarmos e vivermos na nova natureza.</text:p>
      <text:p text:style-name="P2"/>
      <text:h text:style-name="Heading_20_2" text:outline-level="2">#407</text:h>
      <text:p text:style-name="P2"/>
      <text:p text:style-name="P2">Há alguns que falam da necessidade de poder nas reuniões, tendo sua própria opinião a respeito do que significa poder. Esquecem-se que a presença do Senhor é o poder, seja para derrubar ou para edificar.</text:p>
      <text:p text:style-name="P2"/>
      <text:p text:style-name="P2">JUÍZES 10</text:p>
      <text:p text:style-name="P2"/>
      <text:p text:style-name="P2">Jz 10:1-5 Dois juízes sobre Israel, em cujas vidas Deus vê pouca coisa digna de nos ser contada.</text:p>
      <text:p text:style-name="P2"/>
      <text:p text:style-name="P2">Jz 10:6 Israel afunda ainda mais. Deus nos diz o que Ele viu. Ele relaciona cada deus que eles seguiam. Ele então resume tudo nas duas últimas observações. Era o Senhor, ou todos esses outros deuses - todos eram agrupados como uma mesma coisa.</text:p>
      <text:p text:style-name="P2"/>
      <text:p text:style-name="P2">Jz 10:7 Deus entrega Israel a duas das nações (Amom e os Filisteus) a cujos deuses Israel se entregara! Acaso eram essas nações amáveis e amigas de Israel por este ter se voltado a seus deuses?</text:p>
      <text:p text:style-name="P2"/>
      <text:p text:style-name="P2">Jz 10:8-9 Aquele ano! E por 18 anos!</text:p>
      <text:p text:style-name="P2"/>
      <text:p text:style-name="P2">Jz 10:10 Para quem podem se voltar agora? Sua confissão alcança o ouvido misericordioso de Deus. (É essa a confissão que você faz quando <text:soft-page-break/>se vê em problemas? O Senhor escuta se você o fizer - 1 João 1:9. Ele não provê para que andemos descuidadamente, mas é misericordioso quando nos arrependemos e confessamos os nossos pecados).</text:p>
      <text:p text:style-name="P2"/>
      <text:p text:style-name="P2">Jz 10:11-14 Mais uma vez essas duas nações são mencionadas, Amom e os Filisteus; Deus já havia libertado Israel deles antes! E voltaram e adoraram seus deuses! (Estamos fazendo exatamente o mesmo quando abrimos mão da Palavra de Deus).</text:p>
      <text:p text:style-name="P2"/>
      <text:p text:style-name="P2">Jz 10:15 O que Israel faz aqui é o que nós crentes devemos fazer também. (A menos que nos separemos dos ensinos que sabemos ser contrários à Palavra de Deus, não iremos crescer em nossa alma).</text:p>
      <text:p text:style-name="P2"/>
      <text:p text:style-name="P2">Jz 10:16 Deus sentia a miséria deles mais do que eles próprios.</text:p>
      <text:p text:style-name="P2"/>
      <text:h text:style-name="Heading_20_2" text:outline-level="2">#408</text:h>
      <text:p text:style-name="P2"/>
      <text:p text:style-name="P2">Os vestidos gastos dos Gibeonitas foram mais poderosos em seus efeitos do que as poderosas muralhas de Jericó.</text:p>
      <text:p text:style-name="P2"/>
      <text:p text:style-name="P2">JUÍZES 11</text:p>
      <text:p text:style-name="P2"/>
      <text:p text:style-name="P2">As coisas estão indo de mal para pior para Israel. Abimeleque (capítulo 9) era filho de uma concubina, mas aqui temos o filho de uma prostituta. Deus está nos mostrando a baixa condição de Israel por meio dos fracos instrumentos que Ele usa para auxiliá-los. E assim acontece hoje. Deus não usará um instrumento mais refinado enquanto Israel estiver em um estado tão baixo. Jefté parece ser o líder de um grupo de homens rudes.</text:p>
      <text:p text:style-name="P2"/>
      <text:p text:style-name="P2">Jz 11:4-5 Amom ataca Israel.</text:p>
      <text:p text:style-name="P2"/>
      <text:p text:style-name="P2">Jz 11:6-11 Embora Jefté tivesse sido um homem rude; e apesar de fazer um voto imprudente (no final do capítulo), nestes versículos vemos o homem agindo com muito cuidado. Ele quer certificar-se de estar fazendo o que é certo antes de tomar uma atitude! Não se tratava apenas de sair correndo para guerrear contra os Amonitas. Jefté queria ter certeza de que Deus estava por detrás desse movimento, e que seria para o bem de Israel. (É bom que nos lembremos de que se fazemos as coisas para Deus de uma maneira contrária à Sua Palavra, no final não teremos a bênção de Deus. Antes de mais nada deve haver obediência à Sua Palavra).</text:p>
      <text:p text:style-name="P2"/>
      <text:p text:style-name="P2">Jz 11:30-40 Jefté faz uma promessa imprudente a Deus. Ele provavelmente imaginava que uma ovelha ou uma cabra sairia de sua casa. Vemos quem saiu! (Precisamos ter muito cuidado com as promessas que fazemos a Deus. Deus não nos pede pagamento pelo bem que Ele nos faz.) Jefté paga por seu voto imprudente.</text:p>
      <text:p text:style-name="P2"/>
      <text:h text:style-name="Heading_20_2" text:outline-level="2">#409</text:h>
      <text:p text:style-name="P2"/>
      <text:p text:style-name="P2">"Laodicéia" é... reter a verdade e a posição divina sem que aquela verdade e posição tenham qualquer efeito prático em minha vida.</text:p>
      <text:p text:style-name="P2"/>
      <text:p text:style-name="P2">JUÍZES 12</text:p>
      <text:p text:style-name="P2"/>
      <text:p text:style-name="P2"><text:soft-page-break/>Jz 12:1-7 Você irá se lembrar da calma com que Gideão respondeu a esse mesmo povo de Efraim. Mas Jefté é um homem rude e age de modo diferente. (Um crente deve ser paciente, e não revidar quando é criticado).</text:p>
      <text:p text:style-name="P2"/>
      <text:p text:style-name="P2">Jz 12:6 Por não conseguirem pronunciar uma palavra da forma adequada, ele mata 42000 homens. Tudo isso mostra o quanto Israel havia afundado nessa época.</text:p>
      <text:p text:style-name="P2"/>
      <text:p text:style-name="P2">Jz 12:8-15 Vinte e cinco anos se passam. Nenhuma palavra sobre o Senhor. Apenas comentários sobre a forma egoísta como viviam.</text:p>
      <text:p text:style-name="P2"/>
      <text:h text:style-name="Heading_20_2" text:outline-level="2">#410</text:h>
      <text:p text:style-name="P2"/>
      <text:p text:style-name="P2">O maior obstáculo para a obediência de um crente é o mundo.</text:p>
      <text:p text:style-name="P2"/>
      <text:p text:style-name="P2">JUÍZES 13</text:p>
      <text:p text:style-name="P2"/>
      <text:p text:style-name="P2">Jz 13:1 Depois de tudo o que Deus fez por este povo, eles se rebelam mais uma vez e fazem o mal aos olhos de Deus. Por isso Deus permite que os Filisteus vençam os Israelitas. (Quando nós crentes queremos seguir nosso próprio caminho, Deus pode permitir que venham problemas em nossa vida para nos fazer parar e dar ouvidos a Ele).</text:p>
      <text:p text:style-name="P2"/>
      <text:p text:style-name="P2">Jz 13:2-25 Podemos aprender muito desta história, se prestarmos bastante atenção. Repare o quanto sua esposa entende de Deus mais que seu próprio marido. (O entendimento de Deus é resultado da obediência àquilo que já conhecemos de Sua Palavra. Para aqueles que obedecem, Sua Palavra é simples e certa - Pv 8:8-9). Israel estava afundando cada vez mais, esquecendo-se de Deus. Quando vemos quanta ruína havia na vida de Sansão, entendemos quão miserável era a posição em que o povo estava para com Deus. Lembre-se disso enquanto estiver lendo os próximos capítulos. Caso contrário, você ficará espantado de Deus aceitar tamanha mistura de bem e mal em um homem.</text:p>
      <text:p text:style-name="P2"/>
      <text:h text:style-name="Heading_20_2" text:outline-level="2">#411</text:h>
      <text:p text:style-name="P2"/>
      <text:p text:style-name="P2">A falsa humildade é orgulho disfarçado. A verdadeira humildade não apenas pode assumir o lugar mais baixo, mas pode aceitar qualquer lugar, desde que o Senhor seja glorificado.</text:p>
      <text:p text:style-name="P2"/>
      <text:p text:style-name="P2">JUÍZES 14</text:p>
      <text:p text:style-name="P2"/>
      <text:p text:style-name="P2">Você pode ficar intrigado com o fato de Deus apresentar uma história tão estranha como esta, mas lembre-se de que os dias dos juízes eram maus dias. Israel havia afundado a um nível incrivelmente baixo. Pense também em Romanos 5:20, Deus tirando o melhor do meio do pior e Satanás fazendo o oposto. Deus nos diz a verdae, e Ele não está dizendo que aquilo que Sansão fazia era certo. Hebreus 11:32-33 revela o que Deus viu no coração de Sansão.</text:p>
      <text:p text:style-name="P2"/>
      <text:p text:style-name="P2">Jz 14:12-18 Um interessante enigma. Vers. 14 - o "comedor" é o leão. Mas aqui uma figura de Satanás - (o inimigo em grande poder). Mas Deus é mais forte que Satanás. E da vitória de Cristo ("o forte") sobre Satanás na cruz, saiu a doçura da salvação. Que contraste entre Cristo e Sansão. Sansão era forte. Cristo, como homem, era fraco - 2 Co 13:4.</text:p>
      <text:p text:style-name="P2"><text:soft-page-break/></text:p>
      <text:h text:style-name="Heading_20_2" text:outline-level="2">#412</text:h>
      <text:p text:style-name="P2"/>
      <text:p text:style-name="P2">Não podemos nos apegar a uma doutrina que não estamos vivendo. Sl 115</text:p>
      <text:p text:style-name="P2"/>
      <text:p text:style-name="P2">JUÍZES 15</text:p>
      <text:p text:style-name="P2"/>
      <text:p text:style-name="P2">Compare 15:15 com 15:6, e veja a horrível traição dos Filisteus. Se você está surpreso de como Deus podia suportar toda essa impiedade e corrupção moral, lembre-se de que trata-se apenas de uma figura do que Deus vê e suporta no mundo hoje. (Mas os crentes que andam desordenadamente são avisados em 1 Coríntios 11:30. Não pensemos nem por um momento que irá existir qualquer paz ou alegria no coração do crente que vive hoje apenas para agradar a si mesmo).</text:p>
      <text:p text:style-name="P2"/>
      <text:p text:style-name="P2">Jz 15:9-20 O povo de Israel está com tanto medo de seu inimigo que culpam Sansão por seus problemas! Deus lhe dá força para vencer seus inimigos uma vez mais.</text:p>
      <text:p text:style-name="P2"/>
      <text:p text:style-name="P2">Jz 15:12 Que vergonha para a tribo de Judá! A tribo da qual viriam a nascer o Rei Davi e o Senhor Jesus.</text:p>
      <text:p text:style-name="P2"/>
      <text:p text:style-name="P2">Jz 15:18-20 Mesmo em sua vitória sua fé é pequena. Mas veja como Deus é fiel!.</text:p>
      <text:p text:style-name="P2"/>
      <text:h text:style-name="Heading_20_2" text:outline-level="2">#413</text:h>
      <text:p text:style-name="P2"/>
      <text:p text:style-name="P2">Lembremo-nos do que somos em nós mesmos, quando falamos em disciplinar alguém.</text:p>
      <text:p text:style-name="P2"/>
      <text:p text:style-name="P2">JUDGES 16</text:p>
      <text:p text:style-name="P2"/>
      <text:p text:style-name="P2">Jz 16:1-3 Aqui Sansão cai ainda mais. A Bíblia diz que "o caminho dos prevaricadores é áspero" - Pv 13:15. Sansão está recebendo a paga por seus pecados. O homem culpado cai na conversa da "mulher estranha" - Pv 5:3. Este é o poder do pecado que cega. Sansão não discerne a maldade dela, nem o perigo que corre. (Crentes descuidados perdem sua habilidade de enxergar o perigo). Seu segredo para com Deus, da sua força, era seu cabelo longo. Enquanto o conservasse, ele seria forte. Mas ele conta seu segredo a uma prostituta, que fazia isso por dinheiro.</text:p>
      <text:p text:style-name="P2"/>
      <text:p text:style-name="P2">Jz 16:21-31 Sansão perde sua força, e seus olhos. Ele é rebaixado ao ponto de ser feito diversão e escravo do inimigo de Deus e de Israel. Mas Deus está para obter uma vitória para Si. O pobre Sansão volta-se para o Senhor em sua horrível condição, e o Senhor o ouve. (Mas podemos aprender uma lição para nós aqui). Não podendo contar com seus olhos naturais, ele via mais claro com seus "olhos interiores". (E nós também precisamos que os "olhos do nosso entendimento" Ef 1:18, sejam abertos). Com frequência Sansão havia usado seus olhos naturais para objetivos egoístas e pecaminosos (14:1, 16:1). Lembremo-nos de que temos uma velha natureza como a de Sansão. No fim de sua vida Sansão estava querendo morrer pelonome do Senhor. Os Filisteus estavam honrando seu deus Dagon. Mas o Senhor não podia permitir isso diante de <text:s/>uma oração como a que Sansão fez. Sansão trouxe mais honra a Deus em sua morte que em sua vida.</text:p>
      <text:p text:style-name="P2"><text:soft-page-break/></text:p>
      <text:h text:style-name="Heading_20_2" text:outline-level="2">#414</text:h>
      <text:p text:style-name="P2"/>
      <text:p text:style-name="P2">O orgulho bloqueia o caminho do discernimento.</text:p>
      <text:p text:style-name="P2"/>
      <text:p text:style-name="P2">JUÍZES 17</text:p>
      <text:p text:style-name="P2"/>
      <text:p text:style-name="P2">Do capítulo 17 ao final do livro temos um suplemento ou apêndice que nos fala de acontecimentos terríveis acontecidos centenas de anos antes dos capítulos anteriores. Um motivo, sugerido por um escritor, é que se estes tristes eventos foram inseridos antes, teriam interrompido a principal instrução do livro de Juízes. Mas não pense nesta seção como sendo algo que tenha sido inserido por algum ser humano. Toda a Bíblia é divina. Deus usou muitos escritores, mas soprou o que cada pessoa devia dizer.</text:p>
      <text:p text:style-name="P2"/>
      <text:p text:style-name="P2">Jz 17:1-6 Não importa o quão má uma pessoa seja, por dentro ela quer ser religiosa! Não queremos dizer com isso que as pessoas desejem conhecer a Deus, mas cada coração se agarra a algo. E Satanás lhes dá um deus falso.</text:p>
      <text:p text:style-name="P2"/>
      <text:p text:style-name="P2">Jz 17:7-13 Este sacerdote está em busca de uma vida melhor, e um lugar mais livre onde possa praticar sua religião. Isso na verdade estava se transformando em uma adoração a ídolos. Que vergonha que o Senhor fosse abandonado, e que levantassem um rival a Deus, mas usando o Nome de Deus!</text:p>
      <text:p text:style-name="P2"/>
      <text:h text:style-name="Heading_20_2" text:outline-level="2">#415</text:h>
      <text:p text:style-name="P2"/>
      <text:p text:style-name="P2">Quanto maior for a profissão verbal de santidade e separação para Deus que um cristão fizer, maior será a urgência com que Deus irá exigir dele uma semelhança, na prática, a Jesus nosso Senhor.</text:p>
      <text:p text:style-name="P2"/>
      <text:p text:style-name="P2">JUÍZES 18</text:p>
      <text:p text:style-name="P2"/>
      <text:p text:style-name="P2">A tribo de Dã foi a primeira das tribos de Israel a cair na idolatria. Pouco a pouco ela foi se tornando pior, até que todo o Israel acabasse se voltando para ídolos e afastando-se do Deus vivo. Finalmente Deus os varreu para fora de sua terra. Hoje podemos não ter imagens para adorar como ídolos, mas qualquer coisa que nós crentes tenhamos que nos impeça de seguir de perto o Senhor, pode ser um ídolo.</text:p>
      <text:p text:style-name="P2"/>
      <text:p text:style-name="P2">Jz 18:1 É interessante reparar que esta primeira sentença aparece quatro vezes no livro (17:6, aqui, 19:1 e 21:25). Nos fala da razão por que as coisas estavam tão ruins nesta seção, tanto do ponto de vista moral como religioso.</text:p>
      <text:p text:style-name="P2"/>
      <text:p text:style-name="P2">Jz 18:2-final Estes versículos nos falam do terrível estabelecimento de ídolos em Israel com uma aparência de santidade. Era, na realidade, colocar Deus totalmente de lado e vergonhosamente estabelecer um ritual a Ele.</text:p>
      <text:p text:style-name="P2"/>
      <text:h text:style-name="Heading_20_2" text:outline-level="2">#416</text:h>
      <text:p text:style-name="P2"/>
      <text:p text:style-name="P2">O liberalismo hoje se opõe a toda a certeza e é a fonte do mal.</text:p>
      <text:p text:style-name="P2"><text:soft-page-break/></text:p>
      <text:p text:style-name="P2">JUÍZES 19</text:p>
      <text:p text:style-name="P2"/>
      <text:p text:style-name="P2">É difícil de acreditar que uma cidade de Israel pudesse ter afundado a uma imoralidade tão extrema quando a de Sodoma e Gomorra (homosexualismo). Naquelas cidades Deus havia feito chover fogo e enxofre por causa de seu horrível comportamento. Confiamos que você esteja enxergando o paralelo entre esses eventos e o que está acontecendo hoje ao redor. Uma vergonhosa liberalidade está sendo tratada com leviandade enquanto, ao mesmo tempo, se introduz o movimento de nova era, que tenta fazer do homem um deus.</text:p>
      <text:p text:style-name="P2"/>
      <text:p text:style-name="P2">Jz 19:30 É bom termos este versículo, pois pelo menos o povo dizia que coisas assim nunca tinham acontecido em Israel.</text:p>
      <text:p text:style-name="P2"/>
      <text:h text:style-name="Heading_20_2" text:outline-level="2">#417</text:h>
      <text:p text:style-name="P2"/>
      <text:p text:style-name="P2">Um caminho largo significa uma consciência larga, não um coração amplo. Temos um caminho estreito, mas é um caminho conhecido, e um caminho direito.</text:p>
      <text:p text:style-name="P2"/>
      <text:p text:style-name="P2">JUÍZES 20</text:p>
      <text:p text:style-name="P2"/>
      <text:p text:style-name="P2">Jz 20:1-11 Todo o Israel envia homens para que se reunam para decidir o que farão. Repare que não é por haver entrado a idolatria, mas porque os direitos sociais foram tocados. É como as pessoas hoje que ficam furiosas com as condições de nosso país, mas não com o fato das pessoas se afastarem de Deus.</text:p>
      <text:p text:style-name="P2"/>
      <text:p text:style-name="P2">Jz 20:12-48 Mas Deus tem a Sua maneira de acordar as pessoas, e trazê-las de volta a Ele. O povo de Israel, por meio deste terrível acontecimento, são levados a um ponto em que ficam preocupados que o nome de Deus esteja sendo injuriado. Inicialmente a principal preocupação deles era para com o Levita e sua concumbina. Deus não estava em nenhum de seus pensamentos. Eles fizeram seus planos de punir os homens de Gibeá, mas usam planos humanos para isso. Então eles pedem conselho a Deus! Mas Deus tem uma forma de ensinar a todos eles que Ele deve ser consultado primeiro!</text:p>
      <text:p text:style-name="P2"/>
      <text:p text:style-name="P2">Jz 20:19:48 Mesmo apesar das onze tribos estarem moralmente corretas em sua posição, elas estavam erradas em agir com tanta pressa. Sua própria condição era ruim. Às vezes crentes descuidados agem de modo muito violento quanto pensam que algum mal tenha sido feito, mas normalmente estão preocupados com sua própria reputação, e não com a glória do Senhor. Assim quando alguém de nossa família se envolve com problemas.</text:p>
      <text:p text:style-name="P2"/>
      <text:p text:style-name="P2">Jz 20:23-48 Pela primeira vez eles chamam Benjamim de "irmão". Mas eles ainda não estão adequadamente humilhados diante de Deus. É só depois disso ter acontecido que eles estão em uma condição adequada para serem usados para punir Benjamim. Mas Israel perdeu 40.000 homens!</text:p>
      <text:p text:style-name="P2"/>
      <text:p text:style-name="P2">Jz 20:28 Este é o versículo que nos faz conhecer que tudo isso aconteceu antes do restante do livro de Juízes. Finéias estava vivo nos dias de Moisés, antes que tivessem atravessado o Jordão - Números 25:7.</text:p>
      <text:p text:style-name="P2"/>
      <text:h text:style-name="Heading_20_2" text:outline-level="2"><text:soft-page-break/>#418</text:h>
      <text:p text:style-name="P2"/>
      <text:p text:style-name="P2">Reputação é apenas aquilo que as pessoas pensam de nós; caráter é o que Deus conhece de nós. Procure por quem as pessoas piedosas (não a maioria) estão escutando.</text:p>
      <text:p text:style-name="P2"/>
      <text:p text:style-name="P2">JUÍZES 21</text:p>
      <text:p text:style-name="P2"/>
      <text:p text:style-name="P2">Este último capítulo nos fala de como Deus tocou o coração do povo de Israel com respeito à condição da tribo de Benjamin. Esta tribo é então capaz de continuar. Mas lembre-se de que toda esta parte mostra a terrível condição de Israel. As últimas palavras dizem por que. De modo similar hoje, muitos crentes estão fazendo o mesmo e não obedecem a Palavra de Deus. Acaso não é por isso que os crentes estão tão divididos? </text:p>
      <text:p text:style-name="P2"/>
      <text:p text:style-name="P2">Lembre-se do Livro de Juízes quando ler o Livro de Rute.</text:p>
      <text:p text:style-name="P2"/>
      <text:h text:style-name="Heading_20_2" text:outline-level="2">#419</text:h>
      <text:p text:style-name="P2"/>
      <text:p text:style-name="P2">Quando acabamos de cair em uma correnteza, ela nos levará bem além de nossas intenções.</text:p>
      <text:p text:style-name="P2"/>
      <text:p text:style-name="P2">2 TIMÓTEO 1</text:p>
      <text:p text:style-name="P2"/>
      <text:p text:style-name="P2">Em Juízes vimos indivíduos que eram fiéis a Deus em uma época quando quase todos estavam desobedecendo a Deus. Em 2 Timóteo veremos o mesmo. Deus havia permitido que o mal entrasse entre os crentes nos dias de Timóteo, para que a Bíblia pudesse dizer para todas as gerações de crentes que viessem depois como deveriam agir quando as coisas ficassem difíceis e tenebrosas. Lembre-se disto quando ler 2a. Timóteo. É a última carta escrita por Paulo. Ele estava para perder sua vida na corte do Imperador Romano Nero. É um livro de encorajamento para todos aqueles que desejam seguir adiante para o Senhor, apesar das crescentes trevas e dificuldades causadas por muitos crentes que se afastam da verdade. Na ocasião em que o apóstolo escrevia esta segunda carta a Timóteo, ele já tinha visto a infidelidade entre o povo de Deus, e o fracasso e fraqueza na assembléia. Possamos ser sensíveis a esta mensagem, e aprender dela. Este livro é intensamente individual. Receba-o pessoalmente. Estamos vivendo nos dias que antecedem a vinda do Senhor para nós... a fidelidade individual é essencial.</text:p>
      <text:p text:style-name="P2"/>
      <text:p text:style-name="P2">2 Tm 1:5 Ele alegremente se recorda da fé que havia visto em Timóteo. Ele também havia visto essa fé na mão e na avó de Timóteo. Que encorajamento para as mães e avós de hoje! Viva aquilo que aprendeu acerca de Cristo. Se você ensina a verdade a seus filhos, então há algo ainda mais importante... deixe que eles vejam isso em sua vida!</text:p>
      <text:p text:style-name="P2"/>
      <text:p text:style-name="P2">2 Tm 1:6 Paulo encoraja Timóteo a fazer uso das habilidades que ele havia recebido de Deus. Paulo havia demonstrado sua comunhão com Timóteo ao usar aquele dom, impondo suas mãos sobre ele. (Demonstrando sua unidade com ele).</text:p>
      <text:p text:style-name="P2"/>
      <text:p text:style-name="P2">2 Tm 1:8 Embora tudo esteja envolto em fraqueza, ainda assim não há razão para se envergonhar do testemunho do Senhor. Você está preparado para defender a verdade? Muitos crentes têm medo por causa do que os <text:soft-page-break/>parentes irão dizer deles. Mas acaso isso é colocar o Senhor em primeiro lugar? Nossa oportunidade de sermos fiéis à Sua Palavra logo terá passado.</text:p>
      <text:p text:style-name="P2"/>
      <text:p text:style-name="P2">2 Tm 1:10 "Trouxe à luz... pelo evangelho". Significa que a vinda do Salvador a este mundo foi a completa revelação do amor e da graça de Deus para com um mundo perdido. O evangelho nos fala da maravilhosa história desta verdade.</text:p>
      <text:p text:style-name="P2"/>
      <text:p text:style-name="P2">2 Tm 1:12 Repare a alegre confiança de Paulo, apesar de enxergar o testemunho se desfazendo, mas ele não se envergonhava - ele entregava tudo ao Senhor. Nunca nos envergonharemos de termos permanecido firmes na verdade que aprendemos.</text:p>
      <text:p text:style-name="P2"/>
      <text:p text:style-name="P2">2 Tm 1:13 "Conserva". Hoje é um dia de desistência, sabemos disso. Mais devemos então conservar a verdade que Deus deu em Sua Palavra.</text:p>
      <text:p text:style-name="P2"/>
      <text:h text:style-name="Heading_20_2" text:outline-level="2">#420</text:h>
      <text:p text:style-name="P2"/>
      <text:p text:style-name="P2">Quando os homens se propõem a imitar a administração do "um só corpo", ou acaba em uma ditadura, ou em um grupo que concordam com regras predeterminadas.</text:p>
      <text:p text:style-name="P2"/>
      <text:p text:style-name="P2">2 TIMÓTEO 2, Vers. 1-8</text:p>
      <text:p text:style-name="P2"/>
      <text:p text:style-name="P2">Lembremo-nos, enquanto lermos os versículos 1 ao 19, de que eles podem ser vistos como uma parte em que podemos aprender que eu e você podemos fazer duas coisas, se nossa condição espiritual diante de Deus for boa; primeiro, seremos capazes de saber o que Deus quer que façamos, e, segundo, teremos forças para fazer isso dia após dia. Maravilhoso? Maravilhoso! Mãos à obra.</text:p>
      <text:p text:style-name="P2"/>
      <text:p text:style-name="P2">2 Tm 2:1 Mais uma vez, ele é ensinado a se fortalecer; desta vez na graça que está em Cristo Jesus. Pois embora as pessoas possam falhar e a verdade possa ser abandonada, mesmo assim Cristo Jesus permanece sempre o mesmo.</text:p>
      <text:p text:style-name="P2"/>
      <text:p text:style-name="P2">2 Tm 2:2 Timóteo devia transmitir a verdade a homens fiéis que também pudessem transmiti-las a outros. Não fala que deviam ser homens letrados, inteligentes, mas "homens fiéis" - homens que defenderiam a verdade que tinham aprendido. A verdade não muda e nem sai da moda...</text:p>
      <text:p text:style-name="P2"/>
      <text:p text:style-name="P2">2 Tm 2:3-4 Timóteo é comparado a um soldado que deve aprender a suportar as dificuldades, a estar separado daquilo que pudesse embaraçá-lo, e a agradar Aquele que o escolhera. Somos facilmente embaraçados com coisas que atrapalham o tempo que gastamos para o Senhor Jesus. Com muita frequência, culpamos nossos afazeres, mas, sejamos honestos, será que damos a Cristo nosso tempo quando terminamos nossos afazeres? Lembre-se de 1 Samuel 2:30. É também um bom versículo para ser memorizado.</text:p>
      <text:p text:style-name="P2"/>
      <text:p text:style-name="P2">2 Tm 2:5 Nas provas de atletismo, há regras que devem ser seguidas. Desprezar ou desobedecer essas regras não permitirá que se ganhe a medalha de ouro. E do mesmo modo para com o serviço do Senhor, a Palavra de Deus nos instrui naquilo que o Senhor exige, e é melhor não ignorarmos isso.</text:p>
      <text:p text:style-name="P2"/>
      <text:p text:style-name="P2"><text:soft-page-break/>2 Tm 2:6 O agricultor deve trabalhar em seus campos antes de receber qualquer fruto por seu trabalho. O tempo de trabalho de Timóteo era aquele, e os frutos chegariam mais tarde... assim como é conosco!</text:p>
      <text:p text:style-name="P2"/>
      <text:p text:style-name="P2">2 Tm 2:8 Um exemplo do que Paulo estava falando - pois o fruto do Senhor era em ressurreição. A vida e a pregação do Senhor podia parecer improdutiva até chegar aquele momento. Trabalhemos e esperemos também!</text:p>
      <text:p text:style-name="P2"/>
      <text:h text:style-name="Heading_20_2" text:outline-level="2">#421</text:h>
      <text:p text:style-name="P2"/>
      <text:p text:style-name="P2">Um fracasso notório sempre é precedido de um declínio gradual da vida e energia espiritual.</text:p>
      <text:p text:style-name="P2"/>
      <text:p text:style-name="P2">2 TIMÓTEO 2, Vers. 9-26</text:p>
      <text:p text:style-name="P2"/>
      <text:p text:style-name="P2">2 Tm 2:15 Aqui temos outra comparação. Timóteo é como um trabalhador. Se ele manejar bem a verdade, não terá de que se envergonhar em seu trabalho. Manejemos ou interpretemos bem as Escrituras da maneira adequada. Podemos fazê-lo se tivermos uma boa consciência.</text:p>
      <text:p text:style-name="P2"/>
      <text:p text:style-name="P2">2 Tm 2:19 Repare duas coisas (1) O lado de Deus, o Senhor sabe quem são os crentes. (2) Nosso lado - nossa responsabilidade é de nos separarmos do mal (mal ensino - vers. 18, imoralidade - vers. 22).</text:p>
      <text:p text:style-name="P2"/>
      <text:p text:style-name="P2">2 Tm 2:20 Alguns de nós vivem em países chamados Cristãos, mas são "Cristãos" apenas de nome. A "grande casa" descreve a mistura e inclui aqueles que dizem ser "cristãos" mas não são crentes verdadeiro no Senhor Jesus Cristo. "Professam" mas não "possuem".</text:p>
      <text:p text:style-name="P2"/>
      <text:p text:style-name="P2">2 Tim 2:21 Que maravilhosa promessa é feita aqui para o indivíduo que se separa dos ensinos que as Escrituras condenam. Essa pessoa se encontrará entendendo mais verdade e com maior rapidez por meio do Espírito Santo de Deus. 1 Ts 2:13.</text:p>
      <text:p text:style-name="P2"/>
      <text:p text:style-name="P2">2 Tm 2:22 Quatro coisas. Justiça; aprendemos do Evangelho de Mateus; Fé, de Marcos; caridade (amor) de João e Paz do Evangelho de Lucas.</text:p>
      <text:p text:style-name="P2"/>
      <text:p text:style-name="P2">2 Tm 2:23-26 Avisos, sinais vermelhos que não devemos ultrapassar.</text:p>
      <text:p text:style-name="P2"/>
      <text:h text:style-name="Heading_20_2" text:outline-level="2">#422</text:h>
      <text:p text:style-name="P2"/>
      <text:p text:style-name="P2">O pecado separa... fisicamente, espiritualmente e eternamente.</text:p>
      <text:p text:style-name="P2"/>
      <text:p text:style-name="P2">2 TIMÓTEO 3</text:p>
      <text:p text:style-name="P2"/>
      <text:p text:style-name="P2">Este capítulo não nos fala de disciplina coletiva, mas da responsabilidade individual de cada um.</text:p>
      <text:p text:style-name="P2"/>
      <text:p text:style-name="P2">2 Tm 3:1-5 O capítulo 2:19 nos disse que devemos nos separar de crentes que não obedecem a Palavra. Estes versículos nos falam que devemos nos separar de incrédulos que podem até mesmo ter uma "forma de piedade". (Veja 2:21 e 3?5, última parte).</text:p>
      <text:p text:style-name="P2"/>
      <text:p text:style-name="P2">2 Tm 3:2-4 Que descrição precisa de nossos dias. Vemos isso ao nosso redor. E não vai melhorar.</text:p>
      <text:p text:style-name="P2"><text:soft-page-break/></text:p>
      <text:p text:style-name="P2">2 Tm 3:10 Mas, aqui estava uma vida totalmente oposta àquilo que havia sido descrito. A própria vida e testemunho de Paulo eram um exemplo piedoso para Timóteo. Pergunte a si mesmo, "Estou sendo de ajuda e encorajamento para outros?" Estamos vivendo nestes "ultimos dias"!</text:p>
      <text:p text:style-name="P2"/>
      <text:p text:style-name="P2">2 Tm 3:13 As condições ao nosso redor hoje irão piorar e não podemos impedir que isso aconteça.</text:p>
      <text:p text:style-name="P2"/>
      <text:p text:style-name="P2">2 Tm 3:14 Mais uma vez a palavra "MAS" ou "PORÉM" - permanece! Pode ser que o leitor destas palavras tenha conhecido a verdade e agora esteja vendo ela ser abandonada, e substituída por pensamentos humanos. Não ceda. Permanece! Timóteo havia aprendido a verdade dos lábios e da vida do apóstolo Paulo, e também por ter tido uma mãe e avó piedosas.</text:p>
      <text:p text:style-name="P2"/>
      <text:p text:style-name="P2">2 Tm 3:15 Que isto sirva de encorajamento aos pais que oram. Seus filhos escutam a leitura diária das Escrituras em casa? Ensine-os mostrando a eles a maneira correta.</text:p>
      <text:p text:style-name="P2"/>
      <text:p text:style-name="P2">2 Tm 3:16-17 Toda a Palavra de Deus é dada por inspiração de Deus, e toda ela é proveitosa. Não estamos totalmente equipados se não lermos a Palavra constantemente.</text:p>
      <text:p text:style-name="P2"/>
      <text:h text:style-name="Heading_20_2" text:outline-level="2">#423</text:h>
      <text:p text:style-name="P2"/>
      <text:p text:style-name="P2">Quanto maior a energia do Espírito, mais o indivíduo em quem ela é manifestada estará exposto ao conflito.</text:p>
      <text:p text:style-name="P2"/>
      <text:p text:style-name="P2">2 TIMÓTEO 4</text:p>
      <text:p text:style-name="P2"/>
      <text:p text:style-name="P2">Este capítulo dá instruções especiais de como servir ao Senhor quando muitos crentes ao redor já nem querem ouvir a sã doutrina. Repare dois diferentes períodos mostrados no versículo 1. O Senhor julgará os incrédulos que estiverem vivos quando Ele vier, e 1.000 anos mais tarde Ele irá julgar os incrédulos, os mortos e os vivos no final do milênio.</text:p>
      <text:p text:style-name="P2"/>
      <text:p text:style-name="P2">2 Tm 4:1-2 Por causa dos dias de trevas que estavam por vir, era da máxima urgência que Timóteo pregasse a Palavra fielmente e em todas as ocasiões. Os dias de nosso testemunho estão quase no fim. Tomemos também esta exortação de coração. Repare que o aviso para nós nestes últimos dias é contra o mal religioso e eclesiástico. "Porque... não suportarão a sã doutrina", alguns ficam até irados quando se insiste neste ponto. É exatamente o que o versículo 3 previa. "Comichão nos ouvidos" refere-se aos ouvintes. eles querem mestres que digam coisas interessantes, mesmo que sejam falsas... - vers. 3-4.</text:p>
      <text:p text:style-name="P2"/>
      <text:p text:style-name="P2">2 Tm 4:5-8 Paulo sabia que logo iria partir, e encoraja Timóteo a seguir fiel.</text:p>
      <text:p text:style-name="P2"/>
      <text:p text:style-name="P2">2 Tm 4:8 Refere-se ao tempo quando o Senhor descerá do céu conosco para julgar, e para estabelecer o Seu reino (não quando Ele vier para nós). Se amamos alguém, nos alegramos de ver essa pessoa ser honrada. Se eu e você realmente amamos o dia vindouro quando Cristo será Rei e governará sobre este mundo, o resultado será que eu e você iremos viver para Ele hoje, e cada dia de nossa vida. Trata-se do dia quando Ele Se manifestará ao mundo (veja Ap 19:11-16).</text:p>
      <text:p text:style-name="P2"><text:soft-page-break/></text:p>
      <text:p text:style-name="P2">2 Tm 4:10 Diz que Demas amou o presente século ou mundo (não o mundo mau). É tão fácil fazer isto um pouco de vez em quando. É melhor não sermos acusados disso.</text:p>
      <text:p text:style-name="P2"/>
      <text:p text:style-name="P2">2 Tm 4:11-final Saudações de Paulo para aqueles que ele amava muito, alguns dos quais haviam servido o Senhor com ele por muitos anos. Assim Paulo descansa sua pena.</text:p>
      <text:p text:style-name="P2"/>
      <text:h text:style-name="Heading_20_2" text:outline-level="2">#424</text:h>
      <text:p text:style-name="P2"/>
      <text:p text:style-name="P2">A armadura devia ser vestida antes da batalha, não na hora dela.</text:p>
      <text:p text:style-name="P2"/>
      <text:p text:style-name="P2">TITO 1</text:p>
      <text:p text:style-name="P2"/>
      <text:p text:style-name="P2">Temos alguns lampejos do que Paulo pensava de Tito em 2 Coríntios 8:16, 17 e 23; e 7:13.</text:p>
      <text:p text:style-name="P2"/>
      <text:p text:style-name="P2">Tt 1:1 Tito recebe instruções de Paulo de como transmitir ordem e um comportamento adequado às assembléias que estavam na Ilha de Creta. Nas cartas de Paulo a Timóteo a "doutrina" é mencionada com mais frequência, mas nesta carta a Tito, Paulo insiste no comportamento.</text:p>
      <text:p text:style-name="P2"/>
      <text:p text:style-name="P2">Tt 1:2 Lembremo-nos de que o Cristianismo não é um aperfeiçoamento da religião Judaica. É algo totalmente novo, e aqui nos é dito que isso estava no coração de Deus antes do princípio do mundo.</text:p>
      <text:p text:style-name="P2"/>
      <text:p text:style-name="P2">Tt 1:3 Os pensamentos de Deus, da eternidade passada, são revelados agora pela Sua Palavra. Os ensinos de Paulo são em conformidade com o mandamento de Deus nosso Salvador.</text:p>
      <text:p text:style-name="P2"/>
      <text:p text:style-name="P2">Tt 1:5 O propósito de Tito ao ser deixado em Creta, e o propósito desta carta. Ele devia indicar anciãos em cada assembléia. Nos versículos seguintes temos instruções quanto a quais poderiam ser anciãos adequados, e usando dessa comissão que lhe foi dada, Tito tinha a autoridade do apóstolo Paulo para designá-los. Hoje, temos as Escrituras para nos mostrar quais são as qualificações próprias de um homem que poderia ser considerado pronto para agir como um ancião ou pastor, mas hoje não temos autoridade apostólica para designá-los. Não existem anciãos oficiais hoje conforme o pensamento de Deus em Sua Palavra.</text:p>
      <text:p text:style-name="P2"/>
      <text:p text:style-name="P2">Tt 1:9 A "sã doutrina" (boas instruções) resulta em um comportamento adequado para a glória de Deus.</text:p>
      <text:p text:style-name="P2"/>
      <text:p text:style-name="P2">Tt 1:10-11 Vez após outra vemos falsos mestres tentanto colocar os Cristãos sob a lei. Suas bocas devem serão caladas.</text:p>
      <text:p text:style-name="P2"/>
      <text:h text:style-name="Heading_20_2" text:outline-level="2">#425</text:h>
      <text:p text:style-name="P2"/>
      <text:p text:style-name="P2">É sempre a verdade mais elevada que é abandonada primeiro.</text:p>
      <text:p text:style-name="P2"/>
      <text:p text:style-name="P2">TITO 2</text:p>
      <text:p text:style-name="P2"/>
      <text:p text:style-name="P2">Tt 2:2-10 Temos instruções para o comportamento de homens idosos, mulheres idosas, mulheres jovens, homens jovens e servos.</text:p>
      <text:p text:style-name="P2"><text:soft-page-break/></text:p>
      <text:p text:style-name="P2">Tt 2:4-5 A conduta que iria agradar ao Senhor e que estaria em conformidade com o ensino são, vista nas jovens. E eram as mulheres idosas que deveriam instruí-las a isso. Precisamos dessas piedosas instruções nos dias de hoje, pois somos inclinados a sermos influenciados pelo comportamento descuidado generalizado de nossos dias.</text:p>
      <text:p text:style-name="P2"/>
      <text:p text:style-name="P2">Tt 2:6-8 Aqui vemos o que é os jovens rapazes.</text:p>
      <text:p text:style-name="P2"/>
      <text:p text:style-name="P2">Tt 2:9-10 Este era o privilégio dos servos (escravos). Os crentes não devem ser rebeldes ou ambiciosos (nem fazer greves).</text:p>
      <text:p text:style-name="P2"/>
      <text:p text:style-name="P2">Tt 2:12 Devemos nos desviar das coisas más e vivermos de maneira sóbria (pessoalmente) e justa (para com os outros), e piedosa (diante de Deus).</text:p>
      <text:p text:style-name="P2"/>
      <text:h text:style-name="Heading_20_2" text:outline-level="2">#426</text:h>
      <text:p text:style-name="P2"/>
      <text:p text:style-name="P2">A liberdade vontade própria nada mais é do que a escravidão do diabo.</text:p>
      <text:p text:style-name="P2"/>
      <text:p text:style-name="P2">TITO 3</text:p>
      <text:p text:style-name="P2"/>
      <text:p text:style-name="P2">Tt 3:1-2 Comportamento que está sendo negligenciado hoje. Não importa como os outros possam agir, e não importa quão injustas as autoridades podem ser, devemos ser obedientes às leis de nosso país, pois o governo é escolhido por Deus. (Rm 13:1). Não devemos falar mal do governo ou de qualquer pessoa. Um comportamento dócil e humilde não é algo que exista na natureza do crente, mas lembre-se de que temos uma nova natureza, e é assim que ela se comporta.</text:p>
      <text:p text:style-name="P2"/>
      <text:p text:style-name="P2">Tt 3:3 Nós éramos exatamente assim antes do Senhor nos salvar.</text:p>
      <text:p text:style-name="P2"/>
      <text:p text:style-name="P2">Tt 3:4 Nos mostra a fonte da salvação.</text:p>
      <text:p text:style-name="P2"/>
      <text:p text:style-name="P2">Tt 3:5 Nos mostra o caminho da salvação.</text:p>
      <text:p text:style-name="P2"/>
      <text:p text:style-name="P2">Tt 3:6 Nos mostra a evidência da salvação.</text:p>
      <text:p text:style-name="P2"/>
      <text:p text:style-name="P2">Tt 3:5-7 Eles não eram instruídos a orar para que o Espírito Santo viesse ao mundo... pois Ele já tinha chegado. Assim aqui estamos salvos, lavados, renovados pelo Espírito Santo, justificados e feitos herdeiros. Que salvação completa!</text:p>
      <text:p text:style-name="P2"/>
      <text:p text:style-name="P2">Tt 3:8 Como consequência de tudo isso, sejamos cuidadosos em manter as boas obras.</text:p>
      <text:p text:style-name="P2"/>
      <text:h text:style-name="Heading_20_2" text:outline-level="2">#427</text:h>
      <text:p text:style-name="P2"/>
      <text:p text:style-name="P2">Na escola de Cristo, somente os humildes aprendem.</text:p>
      <text:p text:style-name="P2"/>
      <text:p text:style-name="P2">RUTE 1, vers. 1-5</text:p>
      <text:p text:style-name="P2"/>
      <text:p text:style-name="P2">Não faz muito tempo estávamos lendo o Livro de Juízes. Mencionamos que foi uma época de grandes trevas para Israel. Eles tinham acabado de entrar na terra prometida. Por não terem expulsado os povos que ali <text:soft-page-break/>habitavam, logo acabaram se misturando com eles. Esses inimigos logo venceram os Israelitas. Em seu pensamento, procure encaixar o Livro de Rute na parte mais antiga do Livro de Juízes, pois foi nessa época que ele aconteceu. A história que vamos começar hoje é como um brilhante raio de sol que ilumina de repente um dia muito escuro e cheio de nuvens. Uma jovem mulher, uma estrangeira, age com fé, e desfruta da mais rica bênção que uma pessoa do Antigo Testamento poderia ter... tornar-se um ancestral de nosso Salvador, o Senhor Jesus!</text:p>
      <text:p text:style-name="P2"/>
      <text:p text:style-name="P2">Através do homem, o que há de pior acaba saindo do que há de melhor... a primeira adoração acabou levando ao primeiro homicídio - Gênesis 4. Mas por meio de Cristo o que há de melhor acaba saindo do que há de pior... "onde abundou o pecado, superabundou a graça" Romanos 5:20. Este livro é um lindo exemplo disso.</text:p>
      <text:p text:style-name="P2"/>
      <text:p text:style-name="P2">Rt 1:1 Um homem - um Israelita - encontra-se diante de uma decisão a ser tomada... ficar em Israel onde começou uma grave fome... ou ir a algum outro lugar. Ele poderia ter aprendido de Deuteronômio 8:7-20 que Deus estava dizendo a Seu povo que havia desobediência. Se tivesse permanecido, e obedecido a Deus, isso seria uma prova de confiança nEle. Ele desobedece e vai para Moabe. Um lugar ímpio, certamente. Ele escolheu o pior. Ele provavelmente pensou... "Devo cuidar de minha vida, minha esposa, meus dois filhos".</text:p>
      <text:p text:style-name="P2"/>
      <text:p text:style-name="P2">Rt 1:2-5 Que desastre cai sobre essa família. O pai morre primeiro. Se a esposa, Noemi, tivesse discernimento da ação de Deus ao tirar seu marido, ela teria voltado a Israel imediatamente. Mas não, ela ficou onde estava. Depois disso, seus dois filhos se casam com moças Moabitas, o que era totalmente proibido (leia Neemias 13:1). Ela não os impede. Um filho morre. Ela continua esquecida da Palavra de Deus. Outro filho morre. Finalmente ela é tocada. Ela dá ouvidos. Após dez anos, resta apenas uma pessoa de uma família que tinha quatro membros. - Gl 6:7.</text:p>
      <text:p text:style-name="P2"/>
      <text:h text:style-name="Heading_20_2" text:outline-level="2">#428</text:h>
      <text:p text:style-name="P2"/>
      <text:p text:style-name="P2">Se o homem mais santo que já viveu até hoje fosse nossa ocupação principal, isto só nos atrapalharia, e de nada iria nos ajudar. O próprio CRISTO é nosso grande Exemplo.</text:p>
      <text:p text:style-name="P2"/>
      <text:p text:style-name="P2">RUTE 1, Vers. 6-22</text:p>
      <text:p text:style-name="P2"/>
      <text:p text:style-name="P2">Rt 1:6 Noemi (seu nome significa "conforto") decide voltar à terra de Israel.</text:p>
      <text:p text:style-name="P2"/>
      <text:p text:style-name="P2">Rt 1:7 Ela e suas duas noras (três viúvas) começam a voltar... um bom começo.</text:p>
      <text:p text:style-name="P2"/>
      <text:p text:style-name="P2">Rt 1:8-9 Mas ao invés de encorajá-las a permanecerem com ela, eis o que ela diz! Isso demonstra que Noemi continuava pensando que não havia problema em permanecer naquela terra ímpia. (Um crente descuidado não enxerga qualquer mal em ficar apegado às coisas do mundo. Os crentes perdem seu discernimento quando perdem a comunhão diária com o Senhor).</text:p>
      <text:p text:style-name="P2"/>
      <text:p text:style-name="P2">Rt 1:11-13 Veja os argumentos que ela usa!</text:p>
      <text:p text:style-name="P2"/>
      <text:p text:style-name="P2"><text:soft-page-break/>Rt 1:14 Um momento de decisão para duas jovens. (Você está em uma situação semelhante? Siga a decisão de Rute!) Orfa desaparece para sempre no esquecimento.</text:p>
      <text:p text:style-name="P2"/>
      <text:p text:style-name="P2">Rt 1:15-17 Que contraste.</text:p>
      <text:p text:style-name="P2"/>
      <text:p text:style-name="P2">Rt 1:18 (Estamos perseverando? Veja Atos 2:42).</text:p>
      <text:p text:style-name="P2"/>
      <text:p text:style-name="P2">Rt 1:19-22 A vida de desobediência de Noemi alterou sua aparência de tal maneira que as pessoas dificilmente a reconhecem. (Temos uma responsabilidade maior que Noemi tinha de obedecermos, por temos o Espírito Santo habitando em nós - 1 Co 6:20). Portanto, podemos dizer que, para o crente, a mensagem do capítulo 1 é "decidir seguir a Cristo".</text:p>
      <text:p text:style-name="P2"/>
      <text:h text:style-name="Heading_20_2" text:outline-level="2">#429</text:h>
      <text:p text:style-name="P2"/>
      <text:p text:style-name="P2">Uma séria heresia é aquela que embora pareça defender a verdade, cria um partido em torno de si. Tito 3:10. Mas o Espírito Santo procura unir todos os crentes, e edificar a casa de Deus.</text:p>
      <text:p text:style-name="P2"/>
      <text:p text:style-name="P2">RUTE 2</text:p>
      <text:p text:style-name="P2"/>
      <text:p text:style-name="P2">Nós crentes poderíamos dizer que o significado deste capítulo é "Encontrando-se com Cristo".</text:p>
      <text:p text:style-name="P2"/>
      <text:p text:style-name="P2">Rt 2:1 Somos imediatamente apresentados a um homem... Boaz. Seu nome significa "força". Ele é uma figura de Cristo. Ele é rico, e também é parente do marido morto de Noemi. Boaz não saiu perdendo por ter permanecido em Israel durante o tempo de fome. Nosso bendito Senhor Se fez Homem para poder ser um de nós... um Parente... nosso Redentor - Fp 2:7.</text:p>
      <text:p text:style-name="P2"/>
      <text:p text:style-name="P2">Rt 2:2-17 Uma figura de nós (Rute) sendo encontrados pelo Senhor Jesus (Boaz).</text:p>
      <text:p text:style-name="P2"/>
      <text:p text:style-name="P2">Rt 2:8 Mas quando ele encontra Rute, a primeira coisa que lhe diz é que não vá a outro campo. (O Senhor Jesus avisa a nós, crentes, que não nos misturemos com o mundo. Quando estamos perto dEle, somos protegidos, felizes e abençoados).</text:p>
      <text:p text:style-name="P2"/>
      <text:p text:style-name="P2">Rt 2:14 Ela ENTRA na presença de Boaz para ter comunhão. Ela SAI para o serviço.</text:p>
      <text:p text:style-name="P2"/>
      <text:p text:style-name="P2">Rt 2:17 Ela obedece e obtém uma boa colheita (cerca de 10 dias de comida para uma pessoa).</text:p>
      <text:p text:style-name="P2"/>
      <text:p text:style-name="P2">Rt 2:18 O amor sempre dá.</text:p>
      <text:p text:style-name="P2"/>
      <text:p text:style-name="P2">Rt 2:19-23 A obediência à Palavra de Deus produz bênção, unidade e gozo.</text:p>
      <text:p text:style-name="P2"/>
      <text:h text:style-name="Heading_20_2" text:outline-level="2">#430</text:h>
      <text:p text:style-name="P2"/>
      <text:p text:style-name="P2">Os Coríntios se esqueceram de tudo o que dizia respeito à carne, ficando tão ocupados com o poder do Espírito.</text:p>
      <text:p text:style-name="P2"><text:soft-page-break/></text:p>
      <text:p text:style-name="P2">RUTE 3</text:p>
      <text:p text:style-name="P2"/>
      <text:p text:style-name="P2">A chave para este capítulo é "descanso", portanto, uma figura para nós do descanso que encontramos em Cristo.</text:p>
      <text:p text:style-name="P2"/>
      <text:p text:style-name="P2">Rt 3:1-15 A obediência e submissão são duas grandes colunas das quais depende o descanso. Rute mostra ambas as coisas neste capítulo. Não há nenhuma idéia de imoralidade aqui. Boaz e todos os outros na cidade sabiam que Rute era uma mulher virtuosa. Ele quer uma mulher de valor para ter como esposa. (Nas Escrituras aprendemos que os crentes devem ser a noiva de Cristo. Ef 5:25-32) Devemos nos manter imaculados deste mundo e puros para Ele).</text:p>
      <text:p text:style-name="P2"/>
      <text:p text:style-name="P2">Rt 3:16-18 Aplique isto a você como crente.</text:p>
      <text:p text:style-name="P2"/>
      <text:h text:style-name="Heading_20_2" text:outline-level="2">#431</text:h>
      <text:p text:style-name="P2"/>
      <text:p text:style-name="P2">Quando a verdade é apresentada, a menos que a vontade se submeta a ela, o resultado é ira.</text:p>
      <text:p text:style-name="P2"/>
      <text:p text:style-name="P2">RUTE</text:p>
      <text:p text:style-name="P2"/>
      <text:p text:style-name="P2">Rt 4:1-12 Boaz era sem dúvida alguma um homem correto. De acordo com as Escrituras (Levítico 25:25-28) ele sabia que o parente mais próximo do finado marido de Rute tinha a responsabilidade de comprar de volta (redimir) a terra que antes lhe pertencia. Assim, Boaz encontra-se com sua parente mais próxima na cidade. Rute é uma figura de Israel, que entrará em grande bênção no futuro milênio. Todavia, podemos vê-la também como uma figura de um pecador perdido. O parente mais próximo pode ser uma figura da "lei", que não podia redimir. Mas a lei precisava ter sua chance, o que ocorreu, embora jamais pudesse resolver o problema. Só Cristo pode nos redimir do pecado. Boaz pode tomar Rute por esposa.</text:p>
      <text:p text:style-name="P2"/>
      <text:p text:style-name="P2">Rt 4:13-22 Mais tarde nasce um filho. Ele torna-se o ancestral do grande Rei Davi. Mas de Mateus capítulo 1, podemos traçar esta linhagem até um que é maior que Davi, e desta forma podemos aprender que esta história representa mais que apenas uma história de amor terrenal, pois nos leva ao nascimento do Filho do Homem, o Senhor Jesus. A nação de Israel se regozijou em Davi, mas, nAquele que foi o maior Filho do grande Davi, todas as nações da Terra se regozijarão. (No milênio).</text:p>
      <text:p text:style-name="P2"/>
      <text:h text:style-name="Heading_20_2" text:outline-level="2">#432</text:h>
      <text:p text:style-name="P2"/>
      <text:p text:style-name="P2">Minha reputação é o que eu sou na luz (em público). Meu caráter é o que eu sou no escuro (na intimidade).</text:p>
      <text:p text:style-name="P2"/>
      <text:p text:style-name="P2">1 SAMUEL 1, Vers. 1-11</text:p>
      <text:p text:style-name="P2"/>
      <text:p text:style-name="P2">Lembre-se de que o Antigo Testamento nos mostra a história do povo de Deus. Mas do Novo Testamento aprendemos que esses acontecimentos são ilustrações de nossa vida Cristã. De outro modo jamais poderíamos entender por que houve tanta matança e guerras. (Com frequência não entendemos que Deus está nos ensinando que isso foi necessário, e <text:soft-page-break/>portanto negligenciamos a responsabilidade de tirarmos de nossa vida as coisas que sabemos que não estão agradando o Senhor.)</text:p>
      <text:p text:style-name="P2"/>
      <text:p text:style-name="P2">1 Sm 1:1-3 Em Josué 18:3 vimos que o Senhor havia escolhido um lugar chamado Silo, quando dos Israelitas finalmente terminaram seus 40 anos vagando no deserto. Eli era o nome do sacerdote do Senhor que estava em Silo. Hoje lemos de um homem chamado Elcana, e de sua esposa Ana.</text:p>
      <text:p text:style-name="P2"/>
      <text:p text:style-name="P2">1 Sm 1:7-11 Suas fiéis visitas à casa do Senhor. No vers. 11, Ana prometeu que se o Senhor lhe desse um filho, ela o daria ao Senhor "todos os dias da sua vida". (Que maravilhoso seria se os pais crentes de hoje realmente desejassem algo assim para seus filhos).</text:p>
      <text:p text:style-name="P2"/>
      <text:h text:style-name="Heading_20_2" text:outline-level="2">#433</text:h>
      <text:p text:style-name="P2"/>
      <text:p text:style-name="P2">Ninguém está tão propenso a cair, quanto aquele que está continuamente ministrando a verdade de Deus, se não tiver o cuidado de manter uma "boa consciência". 1 Tm 1:19.</text:p>
      <text:p text:style-name="P2"/>
      <text:p text:style-name="P2">1 SAMUEL 1, Vers. 12-28</text:p>
      <text:p text:style-name="P2"/>
      <text:p text:style-name="P2">1 Sm 1:12-19 É possível que estes versículos nos mostrem com mais profundidade por que Deus fez Ana esperar tanto antes de lhe dar o filho... a má condição do sacerdote. Este achou que Ana estivesse bêbeda. Mas ela estava em grande tristeza, e esperava pacientemente no Senhor. Ana e seu marido voltaram para casa. Repare nas últimas cinco maravilhosas palavras!</text:p>
      <text:p text:style-name="P2"/>
      <text:p text:style-name="P2">1 Sm 1:20 A oração de Ana é respondida e ela recebe um filho ao qual chama de Samuel - que significa "requisitado por Deus".</text:p>
      <text:p text:style-name="P2"/>
      <text:p text:style-name="P2">1 Sm 1:24-28 Repare nas três coisas a respeito deste garotinho Samuel, que é levado à casa do Senhor em Silo, e deixado ali. Primeiro, ele tinha sido desmamado. Talvez isto pudesse significar "separação", pois agora ele estaria comendo uma comida nova e diferente na casa do Senhor. Em segundo lugar, foi oferecido um sacrifício! Para poderem ser aceitos na presença de Deus, deve ocorrer uma morte por sacrifício. Terceiro, ele é levado à presença do Senhor em Silo. Repare no último versículo, a palavra "SENHOR" é mencionada três vezes, e termina com a palavra "ali". Para o crente hoje, é importante lembrar que o próprio Senhor é o único centro de reunião, para todos os que colocaram sua confiança nEle. Mt 18:20.</text:p>
      <text:p text:style-name="P2"/>
      <text:h text:style-name="Heading_20_2" text:outline-level="2">#434</text:h>
      <text:p text:style-name="P2"/>
      <text:p text:style-name="P2">Quando a vontade-própria entra em nossa vida... é seguida pela auto-piedade.</text:p>
      <text:p text:style-name="P2"/>
      <text:p text:style-name="P2">1 SAMUEL 2, Vers. 1-11</text:p>
      <text:p text:style-name="P2"/>
      <text:p text:style-name="P2">1 Sam 2:1-10 Ana se regozija "no Senhor", e menciona Seu Nome nove vezes em sua oração! Mas há outras coisas maravilhosas sobre sua oração. Você terá que lê-la devagar para ver quão vasto significado está escondido ali. Ela apresenta uma figura do que aconteceu após a morte e ressurreição de Cristo (que ocorreu mais de 1100 anos depois da oração de Ana!).</text:p>
      <text:p text:style-name="P2"><text:soft-page-break/></text:p>
      <text:p text:style-name="P2">1 Sm 2:8 Primeiro - a graça de Deus transportando o pecador culpado para o trono de glória. Segundo - vers. 9 - a perfeita segurança dos santos de Deus. Terceiro - vers. 10, o tempo da tribulação após a igreja ser chamada para o céu. Quarto - vers. 10, a vinda de Cristo em poder e glória, e o estabelecimento de Seu reino sobre a Terra. O Milênio. Que oração!</text:p>
      <text:p text:style-name="P2"/>
      <text:h text:style-name="Heading_20_2" text:outline-level="2">#435</text:h>
      <text:p text:style-name="P2"/>
      <text:p text:style-name="P2">Quando começamos a nos desviar do Senhor, isto não acontece de repente, e no processo vemos muitos "sinais vermelhas".</text:p>
      <text:p text:style-name="P2"/>
      <text:p text:style-name="P2">1 SAMUEL 2, Vers. 12-28 </text:p>
      <text:p text:style-name="P2"/>
      <text:p text:style-name="P2">1 Sm 2:12 Os dois filhos do sacerdote Eli eram homens ímpios. Repare o que também diz acerca deles.</text:p>
      <text:p text:style-name="P2"/>
      <text:p text:style-name="P2">1 Sm 2:13-14 Parece que os costumes (ou o modo como os sacerdotes faziam as coisas) tomaram o lugar das instruções originalmente dadas por Deus a Moisés. Aqui vemos alguns deles.</text:p>
      <text:p text:style-name="P2"/>
      <text:p text:style-name="P2">1 Sm 2:12-17 Deus repara no pecado daqueles que ocupavam a posição de sacerdotes. Seu egoísmo e impiedade devem ser punidos. Quanto mais uma pessoa conhece, mais responsável ela é, e mais forte o castigo se ela desobedecer.</text:p>
      <text:p text:style-name="P2"/>
      <text:p text:style-name="P2">1 Sm 2:15-16 Isso foi pior. A Páscoa original (Êxodo 12) era a única ocasião quando o cordeiro sacrificado devia ser assado. Todas as outras Páscoas que vieram depois, eram apenas um memorial da primeira, e nelas o cordeiro devia ser fervido ou cozido. Aqui o sacerdote queria assar a sua parte. (Cristo, nossa Páscoa, morreu uma vez. Temos um memorial semanal daquela morte).</text:p>
      <text:p text:style-name="P2"/>
      <text:p text:style-name="P2">1 Sm 2:17 Repare quão séria ofensa era esse ato "diante do Senhor".</text:p>
      <text:p text:style-name="P2"/>
      <text:p text:style-name="P2">1 Sm 2:18-19 Samuel continua a seguir com o Senhor, mesmo havendo tanto mal ao seu redor. De um certo modo, o jovem Samuel toma o lugar de um sacerdote. O sacerdócio era o método estabelecido por Deus pelo qual um homem podia aproximar-se de Deus. Mas como o sacerdócio fracassou, Deus pôde agir em graça, e é isso o que Ele está fazendo aqui. Deus está mostrando que pode se aproximar do homem por Sua graça. Sua mãe, mulher de oração, veio visitá-lo e observava seu crescimento.</text:p>
      <text:p text:style-name="P2"/>
      <text:p text:style-name="P2">1 Sam 2:26 Samuel cresceu, e agradou ao Senhor. (O Senhor pode nos guardar da impiedade que nos cerca).</text:p>
      <text:p text:style-name="P2"/>
      <text:p text:style-name="P2">1 Sm 2:27-36 Deus viu tudo o que estava acontecendo, e logo virá o castigo por isso.</text:p>
      <text:p text:style-name="P2"/>
      <text:h text:style-name="Heading_20_2" text:outline-level="2">#436</text:h>
      <text:p text:style-name="P2"/>
      <text:p text:style-name="P2">O pecado moral brota do coração natural... o pecado doutrinário brota da mente natural.</text:p>
      <text:p text:style-name="P2"/>
      <text:p text:style-name="P2"><text:soft-page-break/>1 SAMUEL 3, Vers. 1-10</text:p>
      <text:p text:style-name="P2"/>
      <text:p text:style-name="P2">1 Sm 3:1 A impiedade da casa de Eli estava em agudo contraste com uma pessoa fiel. "E o jovem Samuel servia ao Senhor perante Eli; e a palavra do Senhor era de muita valia (rara) naqueles dias." Apenas um menino cercado por muita maldade. (Quem deseja andar com o Senhor hoje? Há trevas e maldade, mas ainda é possível andar com Deus. O desafio é bastante pessoal, embora você não irá se achar sozinho, pois existem outros para os quais o Senhor também é precioso).</text:p>
      <text:p text:style-name="P2"/>
      <text:p text:style-name="P2">1 Sm 3:2-3 Aqui temos uma história noturna. Eli, o sacerdote, estava quase cego; a lâmpada de Deus no templo estava se apagando, e era um tempo de muitas trevas na história de Israel. É uma figura do tempo em que hoje vivemos. A luz da Palavra de Deus tem sido rejeitada, e aqueles que deviam ser capaz de guiar e instruir o povo de Deus estão quase cegos.</text:p>
      <text:p text:style-name="P2"/>
      <text:p text:style-name="P2">1 Sm 3:4 Mesmo em um tempo de trevas como hoje, ainda resta a voz do Senhor para ser ouvida.</text:p>
      <text:p text:style-name="P2"/>
      <text:p text:style-name="P2">1 Sm 3:5-10 Samuel não reconheceu o chamado do Senhor. Mas finalmente fica claro para ele que o Senhor estava mesmo chamando.</text:p>
      <text:p text:style-name="P2"/>
      <text:h text:style-name="Heading_20_2" text:outline-level="2">#437</text:h>
      <text:p text:style-name="P2"/>
      <text:p text:style-name="P2">O caminho da fé jamais será considerado sábio aos olhos daqueles que aplicam a sabedoria natural nas coisas de Deus.</text:p>
      <text:p text:style-name="P2"/>
      <text:p text:style-name="P2">1 SAMUEL 3, Vers. 11-21</text:p>
      <text:p text:style-name="P2"/>
      <text:p text:style-name="P2">1 Sm 3:11 Não sabemos que idade Samuel tinha nesta ocasião, mas era um menino. O Senhor diz a Samuel que o que Ele estava para fazer iria retinir os ouvidos de todos! O Senhor esperou bastante, mas Eli não corrigiu seus filhos culpados, e nem eles se desviaram de seus caminhos ímpios. Deus pode esperar pacientemente, mas Ele não deixará passar o pecado.</text:p>
      <text:p text:style-name="P2"/>
      <text:p text:style-name="P2">1 Sm 3:12-14 O Senhor disse que faria isso. Pare um pouco para ler o que aconteceu cerca de 120 anos mais tarde, em 1 Reis 2:27. Acaso Deus fala algo e não executa?</text:p>
      <text:p text:style-name="P2"/>
      <text:p text:style-name="P2">1 Sm 3:15-20 Samuel repete toda a mensagem a Eli, e embora Eli a receba, mesmo assim ele não parece sentir-se na responsabilidade de corrigir seus culpados filhos.</text:p>
      <text:p text:style-name="P2"/>
      <text:p text:style-name="P2">1 Sm 3:21 E foi em Silo, o único lugar que o Senhor havia escolhido para colocar o Seu Nome. (O Senhor irá Se revelar a um crente hoje que esteja desejoso de ouvir e obedecer). Repare cuidadosamente como o Senhor Se revela.</text:p>
      <text:p text:style-name="P2"/>
      <text:h text:style-name="Heading_20_2" text:outline-level="2">#438</text:h>
      <text:p text:style-name="P2"/>
      <text:p text:style-name="P2">Nunca estamos correndo perigo quando estamos na presença de Deus; mas quando estamos nos lembrando de termos estado lá... Satanás se apresenta.</text:p>
      <text:p text:style-name="P2"/>
      <text:p text:style-name="P2"><text:soft-page-break/>1 SAMUEL 4</text:p>
      <text:p text:style-name="P2"/>
      <text:p text:style-name="P2">1 Sm 4:1-2 Samuel é agora o profeta. O juízo sobre Israel chega de repente. Israel, o povo de Deus, é colocado diante de um poderoso inimigo, os Filisteus. Na primeira batalha, 4.000 homens de Israel são mortos.</text:p>
      <text:p text:style-name="P2"/>
      <text:p text:style-name="P2">1 Sm 4:3 Eles decidem levar a arca com eles "para que nos livre das mãos de nossos inimigos". Que coisa terrível fazer isso... é como usar o Senhor conforme a conveniência. Eles nunca sentiram que a condição pecaminosa deles tinha sido a o motivo da derrota.</text:p>
      <text:p text:style-name="P2"/>
      <text:p text:style-name="P2">1 Sm 4:5 Quando a arca é trazida a eles, gritam com grande auto-confiança.</text:p>
      <text:p text:style-name="P2"/>
      <text:p text:style-name="P2">1 Sm 4:10 Desta vez são mortos 40.000 Israelitas na batalha! A arca de Deus é levada pelo inimigo, e Hofni e Finéias são mortos - assim como Deus havia dito a Samuel. (A arca era a mais elevada e santa figura da presença do Senhor).</text:p>
      <text:p text:style-name="P2"/>
      <text:p text:style-name="P2">1 Sm 4:12-18 O triste fim do velho Eli, quando acabava de escutar da morte de seus filhos, e que a arca de Deus havia sido tomada. E parece que o roubo da arca trouxe mais dor a ele do que a morte de seus dois filhos. É bom entender isto.</text:p>
      <text:p text:style-name="P2"/>
      <text:p text:style-name="P2">1 Sm 4:19-22 A esposa de Finéias escuta que seu marido e seu irmão foram ambos mortos. Ela está em dores e dando à luz um filho, e está a ponto de morrer. Ela pede que seu filho seja chamado de "Ichabod" (que signfica "acabou-se a glória") pois a arca de Deus havia sido tomada. Para ela, aquela era a pior notícia. Quando a arca de Deus é perdida por Israel, tudo esta perdido! A arca nunca mais esteve na Casa do Senhor.</text:p>
      <text:p text:style-name="P2"/>
      <text:p text:style-name="P2">1 Sm 4:21 Repare na ordem de importância em que esta mulher coloca os três horríveis eventos.</text:p>
      <text:p text:style-name="P2"/>
      <text:h text:style-name="Heading_20_2" text:outline-level="2">#439</text:h>
      <text:p text:style-name="P2"/>
      <text:p text:style-name="P2">Não há nada que possa destruir mais a inteligência espiritual que meramente se deixar levar pela corrente de opiniões e modas.</text:p>
      <text:p text:style-name="P2"/>
      <text:p text:style-name="P2">1 SAMUEL 5</text:p>
      <text:p text:style-name="P2"/>
      <text:p text:style-name="P2">Podemos imaginar os Filisteus se vangloriando enquanto levavam a arca para sua terra e a colocavam no templo de seu ídolo.</text:p>
      <text:p text:style-name="P2"/>
      <text:p text:style-name="P2">1 Sm 5:3 Mas na manhã seguinte seu ídolo havia caído diante da arca de Deus! Eles levantaram o ídolo, Dagom, e o colocaram de volta em seu lugar. Foi Deus Quem fez aquilo.</text:p>
      <text:p text:style-name="P2"/>
      <text:p text:style-name="P2">1 Sm 5:4 Na manhã seguinte o ídolo havia caído e sua cabeça e suas mãos estavam quebradas!</text:p>
      <text:p text:style-name="P2"/>
      <text:p text:style-name="P2">1 Sm 5:6 Deus não permitirá que Sua santa arca permaneça em um templo pagão, e mais ainda, surgem pragas entre os Filisteus e eles ficam com medo de manter a arca por mais tempo.</text:p>
      <text:p text:style-name="P2"/>
      <text:p text:style-name="P2"><text:soft-page-break/>1 Sm 5:8 Ao invés de se arrependerem e enviarem a arca de volta para Israel, eles apenas a enviam para outra parte de seu próprio país.</text:p>
      <text:p text:style-name="P2"/>
      <text:p text:style-name="P2">1 Sm 5:9-10 Mais uma vez o Senhor traz pragas e sofrimento sobre esses pagãos. Não há dúvida de que eles tinham medo de destruir a arca, pois apesar de serem pagãos e adoradores de ídolos, eles sabiam que o Deus de Israel era o verdadeiro Deus vivo - o vers. 4:7 confirma isso.</text:p>
      <text:p text:style-name="P2"/>
      <text:h text:style-name="Heading_20_2" text:outline-level="2">#440</text:h>
      <text:p text:style-name="P2"/>
      <text:p text:style-name="P2">Vivemos no meio de uma imensa rede de sistemas nos quais o ministério de Paulo é totalmente desconhecido. Por isso ele sofreu como um malfeitor em cadeias. Atos 9:16</text:p>
      <text:p text:style-name="P2"/>
      <text:p text:style-name="P2">1 SAMUEL 6</text:p>
      <text:p text:style-name="P2"/>
      <text:p text:style-name="P2">1 Sm 6:1-9 Os falsos sacerdotes entre os Filisteus procuram decidir o que fazer. Com medo de mantê-la por mais tempo, eles nem tem idéia de como mandá-la de volta. Finalmente eles colocam a arca em um carro novo, puxado por duas vacas, e uma caixa de dádivas de ouro junto a ela. Deus guiou essas vacas para que deixassem seus bezerros, algo contra a natureza - e para que caminhassem devagar de volta para a terra de Israel.</text:p>
      <text:p text:style-name="P2"/>
      <text:p text:style-name="P2">1 Sm 6:14-15 Essas vacas puxaram o carro com sua maravilhosa carga, direto para o campo de um homem chamado Josué, um Israelita. Ele, e os que estavam com ele, imediatamente ofereceram um sacrifício ao Senhor.</text:p>
      <text:p text:style-name="P2"/>
      <text:p text:style-name="P2">1 Sm 6:19 Uma triste nota, e um aviso. Você está lembrado de algo sobre esta maravilhosa arca? Era uma grande caixa de madeira, coberta de ouro, e dentro dela havia as duas tábuas da lei nas quais foram escritos os dez mandamentos. Cobrindo a arca, havia o propiciatório, feito de ouro puro, com dois querubins (como anjos) sobre ele. Para poderem olhar dentro da arca, eles precisariam levantar aquela tampa (o propiciatório). Isso, evidentemente, iria expor os dez mandamentos. Veja quantos morreram fazendo isto. (Para nós, seria como nos intrometermos além do que nos foi falado da Pessoa de Cristo - veja Mt 11:27).</text:p>
      <text:p text:style-name="P2"/>
      <text:h text:style-name="Heading_20_2" text:outline-level="2">#441</text:h>
      <text:p text:style-name="P2"/>
      <text:p text:style-name="P2">Não há espaço para o vigor divino exceto onde existir fraqueza. Se compreendemos perfeitamente nossa fraqueza, encontramos a perfeição do Seu vigor.</text:p>
      <text:p text:style-name="P2"/>
      <text:p text:style-name="P2">1 SAMUEL 7</text:p>
      <text:p text:style-name="P2"/>
      <text:p text:style-name="P2">1 Sm 7:2 Vinte anos se passaram, e o povo de Israel agora lamenta "pelo Senhor". Isso é bom. Não é mais pela arca apenas, mas pelo próprio Senhor. Mas quanto tempo perdido. (Não precisamos permanecer longe do Senhor. Se falhamos, ele espera por nós com amor e perdão para nos dar as boas vindas).</text:p>
      <text:p text:style-name="P2"/>
      <text:p text:style-name="P2">1 Sm 7:3 Mas agora, após 20 anos de silêncio, escutamos a voz de Samuel.</text:p>
      <text:p text:style-name="P2"/>
      <text:p text:style-name="P2"><text:soft-page-break/>1 Sm 7:5 Agora o centro de toda a administração de Israel.</text:p>
      <text:p text:style-name="P2"/>
      <text:p text:style-name="P2">1 Sm 7:3-9 Os filhos de Israel haviam adotado deuses pagãos. O povo sempre deseja algo para adorar. Primeiro devem arrepender disso e se livrarem de seus falsos deuses. Samuel derrama água no chão para mostrar quão fracos e desamparados eles se encontram. Não há gritos e ninguém se gloria aqui - tudo o que há é confissão e oração. (Se estivermos enfrentando problemas devemos fazer o mesmo). O Senhor sabia tudo sobre aqueles ídolos.</text:p>
      <text:p text:style-name="P2"/>
      <text:p text:style-name="P2">1 Sm 7:10 O resultado de sua confiança completa no Senhor, e de sua confissão de suas próprias fraquezas. O Senhor traz uma poderosa vitória, contra o mesmo inimigo que os havia derrotado 20 anos antes. Se há confissão de pecado e um clamor ao Senhor, Ele irá escutar e responderá! 1 João 1:9.</text:p>
      <text:p text:style-name="P2"/>
      <text:h text:style-name="Heading_20_2" text:outline-level="2">#442</text:h>
      <text:p text:style-name="P2"/>
      <text:p text:style-name="P2">Um ateu é um pecador vil desejoso de eliminar Deus, para que não haja consequências para seu pecado.</text:p>
      <text:p text:style-name="P2"/>
      <text:p text:style-name="P2">1 SAMUEL 8</text:p>
      <text:p text:style-name="P2"/>
      <text:p text:style-name="P2">Aqueles filhos certamente não sabiam que o que fizeram seria escrito para que lêssemos hoje. Eles tentam receber suborno secretamente e esperam que isso nunca seja descoberto. Nós crentes podemos facilmente seguir esse caminho e escolher andar como Cristãos inconsequentes. Será que somos obedientes à Palavra de Deus? Precisamos nos lembrar de que todos os nossos feitos são conhecidos do Senhor, sejam eles bons ou maus. (2 Co 5:10).</text:p>
      <text:p text:style-name="P2"/>
      <text:p text:style-name="P2">1 Sm 8:5 O povo pede por um rei que reine sobre eles. Em seus corações eles não queriam que Deus fosse seu Rei.</text:p>
      <text:p text:style-name="P2"/>
      <text:p text:style-name="P2">1 Sm 8:6-9 Samuel estava tão atribulado com isso que perguntou ao Senhor o que fazer. O Senhor diz a Samuel, "a Mim Me tem rejeitado". Eles queriam ser "como as nações".</text:p>
      <text:p text:style-name="P2"/>
      <text:p text:style-name="P2">1 Sm 8:10-18 Samuel diz ao povo qual o tipo de homem que iria reinar sobre eles, e os problemas que teriam com isso.</text:p>
      <text:p text:style-name="P2"/>
      <text:p text:style-name="P2">1 Sm 8:19 Apesar disso, eles respondem, "haverá sobre nós um rei" - para podermos ser como todas as nações. Aí está outra vez. Eles não querem ser conhecidos simplesmente como o povo de Deus. O que estava gerando isso? A vontade própria deles. É assim conosco?</text:p>
      <text:p text:style-name="P2"/>
      <text:h text:style-name="Heading_20_2" text:outline-level="2">#443</text:h>
      <text:p text:style-name="P2"/>
      <text:p text:style-name="P2">Joabe, com todos os seus atos, não é mencionado entre os homens fortes de Davi, mas seu escudeiro é mencionado. 2 Sm 23:37.</text:p>
      <text:p text:style-name="P2"/>
      <text:p text:style-name="P2">1 SAMUEL 9</text:p>
      <text:p text:style-name="P2"/>
      <text:p text:style-name="P2">Saul deve ser rei sobre Israel. Até o final do versículo 14, vemos como Deus dirige Saul para o lugar onde deve encontrar Samuel. Ele <text:soft-page-break/>estava apenas procurando por mulas. Mas Deus estava dirigindo cada passo seu - e com um propósito.</text:p>
      <text:p text:style-name="P2"/>
      <text:p text:style-name="P2">1 Sm 9:15-16 O Senhor havia dito de antemão a Samuel, que Saul iria encontrar-se com ele.</text:p>
      <text:p text:style-name="P2"/>
      <text:p text:style-name="P2">1 Sm 9:20 Samuel sabia tudo sobre as mulas. O Senhor lhe havia dito.</text:p>
      <text:p text:style-name="P2"/>
      <text:p text:style-name="P2">1 Sm 9:21-27 Que surpreso deve ter ficado Saul com as coisas que aconteceram aqui. Ele saiu de casa com outro propósito e agora acontece Samuel, o profeta, estar esperando por ele e ter dito ao cozinheiro para guardar o melhor da comida para esse convidado especial. (Lembre-se, os olhos de Deus estão sobre você também. O que estamos "procurando" nesta vida é o que nossa vida realmente é. Ele tem uma mensagem para você, pois Ele sabe tudo sobre você e quer abençoá-lo.).</text:p>
      <text:p text:style-name="P2"/>
      <text:p text:style-name="P2">Que homem instável era Saul! Ele ignorava o homem por quem Deus havia feito tantas coisas, e ignorava o Deus que estava por detrás de tudo isso! (Depois de nós crentes termos sido levados para o céu, o Anticristo aparecerá em Israel. Ele se anunciará como sendo o Messias. Hoje estamos vendo outdoors anunciando a breve vinda do Messias. Virá o falso... não Jesus). Em nossos capítulos o rei Saul pode ser uma figura desse homem falso. Saul era da tribo de Benjamim... uma das duas tribos já em Israel. Saul não era o rei que Deus queria, o rei Davi era. Saul foi ungido secretamente... Davi, publicamente.</text:p>
      <text:p text:style-name="P2"/>
      <text:h text:style-name="Heading_20_2" text:outline-level="2">#444</text:h>
      <text:p text:style-name="P2"/>
      <text:p text:style-name="P2">O poder vem, não do esforço, mas da confiança.</text:p>
      <text:p text:style-name="P2"/>
      <text:p text:style-name="P2">1 SAMUEL 10</text:p>
      <text:p text:style-name="P2"/>
      <text:p text:style-name="P2">1 Sm 10:1 Agora Saul descobre o verdadeiro propósito da mensagem de Samuel. Ele é ungido para ser rei!</text:p>
      <text:p text:style-name="P2"/>
      <text:p text:style-name="P2">1 Sm 10:9-13 Todas as coisas que Samuel disse a Saul, aconteceram uma após outra.</text:p>
      <text:p text:style-name="P2"/>
      <text:p text:style-name="P2">1 Sm 10:17 Qual era a condição de Israel nesse momento? Muito triste. Mas Deus ainda insiste! O Deus de Betel, que havia prometido a Jacó nunca abandoná-lo. Samuel reúne o povo para apresentar seu Rei. Até aqui, eles não sabia quem ele era, pois Saul não lhes havia dito, nem Samuel.</text:p>
      <text:p text:style-name="P2"/>
      <text:p text:style-name="P2">1 Sm 10:18-19 Samuel lhes recorda a culpa que tinham por terem rejeitado o Senhor, que havia feito tanto por eles. </text:p>
      <text:p text:style-name="P2"/>
      <text:p text:style-name="P2">Nos versículos que se seguem, a princípio tudo parece estar bem. Quando as almas se desviam de obedecer ao Senhor, as coisas parecem tranquilas por um tempo, mas nunca podemos, jamais, nos afastar do Senhor e sermos verdadeiramente felizes (apesar de pensarmos o contrário).</text:p>
      <text:p text:style-name="P2"/>
      <text:h text:style-name="Heading_20_2" text:outline-level="2">#445</text:h>
      <text:p text:style-name="P2"/>
      <text:p text:style-name="P2"><text:soft-page-break/>Não devemos ser amigos do mundo, mas devemos ser o melhor amigo que os do mundo podem encontrar.</text:p>
      <text:p text:style-name="P2"/>
      <text:p text:style-name="P2">1 SAMUEL 11</text:p>
      <text:p text:style-name="P2"/>
      <text:p text:style-name="P2">1 Sm 11:1-11 Aqui Israel encontra sua primeira dificuldade sob Saul. Deus ainda ama Seu povo, mesmo que O tenham rejeitado, e aqui Ele dá poder a Saul e ao povo para conquistar uma grande vitória sobre seus inimigos, os Amonitas. Vemos que inicialmente Deus dá a Israel um teste fácil. Os Amonitas fizeram uma exigência absurda (vers. 2). Houve uma vitória completa (vers. 11). Mas as provas mais difíceis estavam por vir.</text:p>
      <text:p text:style-name="P2"/>
      <text:p text:style-name="P2">1 Sm 11:12-15 Você deve se lembrar do lugar "Gilgal", quando Josué estava liderando o exército para conquistar a terra. (Josué, cap. 5). Aquele lugar tornou-se o ponto de partida para suas vitórias. Agora vemos que nesse mesmo lugar eles fazem de Saul o seu primeiro rei. Apesar de sua vontade própria em ter um rei, o Senhor lhes dá a oportunidade de terem um bom começo sob o governo de um rei.</text:p>
      <text:p text:style-name="P2"/>
      <text:h text:style-name="Heading_20_2" text:outline-level="2">#446</text:h>
      <text:p text:style-name="P2"/>
      <text:p text:style-name="P2">Um crente desobediente é, inconscientemente, um escravo de um rebelde mais poderoso do que ele.</text:p>
      <text:p text:style-name="P2"/>
      <text:p text:style-name="P2">1 SAMUEL 12</text:p>
      <text:p text:style-name="P2"/>
      <text:p text:style-name="P2">Samuel pede ao povo que lhe diga se ele foi desonesto ou desleal. Todos eles admitem que ele havia sido íntegro e honesto.</text:p>
      <text:p text:style-name="P2"/>
      <text:p text:style-name="P2">1 Sm 12:6-12 A história passada. Eles haviam se tornado contra o Senhor, e foram provados por inimigos poderosos. E mesmo assim, quando clamaram ao Senhor, foram libertos! Que misericórdia!</text:p>
      <text:p text:style-name="P2"/>
      <text:p text:style-name="P2">1 Sm 12:13-15 Apesar de terem se rebelado e rejeitado o Senhor como seu rei, mesmo assim o Senhor promete, por meio de Samuel, que Ele abençoaria a eles e a seu rei Saul, se seguissem ao Senhor. Essa era, certamente, uma atitude de graça e perdão, pois demonstra o quanto Deus amava aquelas pessoas, e queria abençoá-las.</text:p>
      <text:p text:style-name="P2"/>
      <text:p text:style-name="P2">1 Sm 12:16-19 O povo admite que pecou ao pedir um rei.</text:p>
      <text:p text:style-name="P2"/>
      <text:p text:style-name="P2">1 Sm 12:22 Um povo infiel, um Senhor fiel e um Samuel fiel.</text:p>
      <text:p text:style-name="P2"/>
      <text:p text:style-name="P2">1 Sm 12:23 Nosso livro começou com a oração contínua de Ana (1:12) e aqui aquele por quem ela havia orado faz contínua oração pelo povo. (Não desista de orar por outros, em particular). Samuel prometeu que jamais deixaria de orar por eles, e então os adverte mais uma vez para que não se desviem da verdade de Deus.</text:p>
      <text:p text:style-name="P2"/>
      <text:h text:style-name="Heading_20_2" text:outline-level="2">#447</text:h>
      <text:p text:style-name="P2"/>
      <text:p text:style-name="P2">O conhecimento é poder e deve ser sempre usado em amor - mas o amor deve ser sempre controlado pelo conhecimento.</text:p>
      <text:p text:style-name="P2"/>
      <text:p text:style-name="P2">1 SAMUEL 13</text:p>
      <text:p text:style-name="P2"><text:soft-page-break/></text:p>
      <text:p text:style-name="P2">1 Sm 13:6-7 Aqui encontramos o povo escolhido de Deus se escondendo e tremendo diante de seus inimigos. (Nós também iremos encontrar o inimigo forte demais para nós quando, por sermos descuidados, ficamos com uma má consciência por causa das coisas que estamos permitindo em nossa vida).</text:p>
      <text:p text:style-name="P2"/>
      <text:p text:style-name="P2">1 Sm 13:8-14 Pode não parecer a nós que Saul tenha cometido um erro muito sério, mas foi desobediência à Palavra do Senhor. Saul estava com medo que o povo fugisse, e por isso, ao invés de esperar como Samuel lhe havia dito para fazer, ele próprio ofereceu esse sacrifício. Era algo que só devia ser feito pelos sacerdotes... não por um rei. (Como é comum nos dias de hoje encontrarmos pessoas que acham que têm o perfeito direito de adorar o Senhor do jeito que bem entenderem). Deus havia revelado Sua vontade a Samuel, mas Saul rejeitou isso, e foi o que tornou a desobediência algo muito sério. Por este motivo ele perdeu o reino!</text:p>
      <text:p text:style-name="P2"/>
      <text:p text:style-name="P2">1 Sm 13:`17-23 Não havia espadas ou lanças em toda a terra, exceto com Saul e Jônatas... certamente uma indicação de que eles estavam em uma condição muito fraca. (Estejamos sempre em guarda contra nosso inimigo, e tenhamos sempre conosco a "Espada do Espírito que é a Palavra de Deus". Ef 6:17).</text:p>
      <text:p text:style-name="P2"/>
      <text:h text:style-name="Heading_20_2" text:outline-level="2">#448</text:h>
      <text:p text:style-name="P2"/>
      <text:p text:style-name="P2">Onde a carne não estiver crucificada, o mundo e Satanás terá poder em nossa vida.</text:p>
      <text:p text:style-name="P2"/>
      <text:p text:style-name="P2">1 SAMUEL 14, Vers. 1-21</text:p>
      <text:p text:style-name="P2"/>
      <text:p text:style-name="P2">Jônatas, o filho de Saul, amava o Senhor, e tinha um coração corajoso e destemido.</text:p>
      <text:p text:style-name="P2"/>
      <text:p text:style-name="P2">1 Sm 14:1-2 Jônatas e seu escudeiro estão planejando secretamente entrar no acampamento do inimigo para lutar, ao mesmo tempo que Saul está descansando sob uma romeira!</text:p>
      <text:p text:style-name="P2"/>
      <text:p text:style-name="P2">1 Sm 14:3 Um sacerdote, vestido com as roupas adequadas, estava ali, mas não foi usado para fazer seu trabalho.</text:p>
      <text:p text:style-name="P2"/>
      <text:p text:style-name="P2">1 Sm 14:4-6 Foi preciso coragem para enfrentar todo um exército, levando apenas um homem com ele. Mas a confiança de Jônatas estava no Senhor. </text:p>
      <text:p text:style-name="P2"/>
      <text:p text:style-name="P2">1 Sm 14:7-17 Com perfeita confiança em Deus, Jôtatas e seu escudeiro entram no poderoso exército dos Filisteus. Veja o resultado! O Senhor está com eles.</text:p>
      <text:p text:style-name="P2"/>
      <text:p text:style-name="P2">1 Sm 14:17-20 Saul nem mesmo sabia que seu filho estava ali lutando as guerras do Senhor.</text:p>
      <text:p text:style-name="P2"/>
      <text:p text:style-name="P2">1 Sm 14:21 Há algo triste aqui... alguns dos Hebreus (Israelitas) estavam vivendo entre seus inimigos, os Filiesteus. Eles eram amigos do inimigo! Isto nos faz lembrar Tiago 4:4.</text:p>
      <text:p text:style-name="P2"/>
      <text:h text:style-name="Heading_20_2" text:outline-level="2"><text:soft-page-break/>#449</text:h>
      <text:p text:style-name="P2"/>
      <text:p text:style-name="P2">Todo incrédulo possui um coração de desapontamento, ou um coração que está sempre buscando algo para ficar desapontado, embora ele não enxergue isto.</text:p>
      <text:p text:style-name="P2"/>
      <text:p text:style-name="P2">1 SAMUEL 14, Vers. 22-52</text:p>
      <text:p text:style-name="P2"/>
      <text:p text:style-name="P2">1 Sm 14:22 Aqueles que não tinham qualquer desejo de lutar as guerras do Senhor, agora escutam dizer que o inimigo fugiu, e de repente ficam animados (como acontece conosco às vezes... quando é difícil tomarmos uma posição pelo Senhor, nós nos escondemos. Mas quando outros crentes insistem, tomam uma posição e vencem, então voltamos a entrar em cena para ver se obtemos algum benefício).</text:p>
      <text:p text:style-name="P2"/>
      <text:p text:style-name="P2">1 Sm 14:24 Que tipo de Rei era Saul. A única contribuição que deu foi criar problemas e atrapalhar o povo de Israel e particularmente o homem que merecia o maior crédito... seu filho Jônatas. Saul só pensava em si no versículo 24. Foi só ele tomar o poder por alguns momentos e todos acharam que Deus os havia abandonado.</text:p>
      <text:p text:style-name="P2"/>
      <text:p text:style-name="P2">1 Sm 14:27 Jônatas não sabia que seu pai havia proibido a todos de comerem naquele dia.</text:p>
      <text:p text:style-name="P2"/>
      <text:p text:style-name="P2">1 Sm 14:29 Isso mostra a distância que separava pai e filho. Jônatas era aquele que Deus estava usando, não Saul. A comida havia fortalecido Jônatas.</text:p>
      <text:p text:style-name="P2"/>
      <text:p text:style-name="P2">1 Sm 14:30-33 O povo, ao ver como Jônatas havia sido auxiliado, sai para a batalha, vence, e come as ovelhas, bois e bezerros desafiando o rei. Mas o povo foi longe demais, pois comeram também o sangue. Aquilo era um pecado contra Deus.</text:p>
      <text:p text:style-name="P2"/>
      <text:p text:style-name="P2">1 Sm 14:34-52 Saul edifica um altar ao Senhor ao mesmo tempo em que coloca seu filho sob a sentença de morte.</text:p>
      <text:p text:style-name="P2"/>
      <text:p text:style-name="P2">1 Sm 14:47 Embora Saul tenha atacado os inimigos, ele não os destruiu como deveria.</text:p>
      <text:p text:style-name="P2"/>
      <text:h text:style-name="Heading_20_2" text:outline-level="2">#450</text:h>
      <text:p text:style-name="P2"/>
      <text:p text:style-name="P2">Há só um lugar para a carne... um só receptáculo adequado a ela... o túmulo de Cristo.</text:p>
      <text:p text:style-name="P2"/>
      <text:p text:style-name="P2">1 SAMUEL 15</text:p>
      <text:p text:style-name="P2"/>
      <text:p text:style-name="P2">1 Sm 15:1-5 Há muito tempo, o Senhor avisou Israel que eles nunca iriam estar em paz com Amaleque - Êxodo 17:16. Amaleque é uma figura da velha natureza pecaminosa que existe em nós. Devemos considerá-la morta, e desistir de qualquer esperança de deixar aquela velha natureza agir - Romanos 13:14. Saul recebeu a ordem clara de não poupar coisa alguma.</text:p>
      <text:p text:style-name="P2"/>
      <text:p text:style-name="P2">1 Sm 15:9 (1SM 15:9) "E Saul e o povo pouparam a Agague, e ao melhor das ovelhas e das vacas..." Isso foi desobediência.</text:p>
      <text:p text:style-name="P2"/>
      <text:p text:style-name="P2"><text:soft-page-break/>1 Sm 15:13 Saul diz a Samuel, "cumpri a palavra do Senhor". Na certa ele achou que Samuel não iria descobrir sua desobediência, mas a culpa não pode ser escondida de Deus.</text:p>
      <text:p text:style-name="P2"/>
      <text:p text:style-name="P2">1 Sm 15:15 Quando Samuel diz a Saul que ele sabe o que fez, Saul diz uma mentira. (Será que Deus ficaria satisfeito se trouxéssemos a Ele, como sacrifício, algo de nossa velha natureza que já foi condenada? É claro que não.)</text:p>
      <text:p text:style-name="P2"/>
      <text:p text:style-name="P2">1 Sm 15:22-23 Importante versículos. O Senhor quer obediência! "Obedecer é melhor que sacrificar". A verdadeira adoração de Deus não pode ter nada da "velha natureza" nela (até mesmo cantar e cultuar não será adoração).</text:p>
      <text:p text:style-name="P2"/>
      <text:p text:style-name="P2">1 Sm 15:30 O orgulho e a vaidade de Saul. Ele sabe que pecou, mas queria honrar a homens antes de honrar a Deus.</text:p>
      <text:p text:style-name="P2"/>
      <text:p text:style-name="P2">1 Sm 15:32 O próprio Samuel mata o rei Agague. (Graças a Deus haverá um completo fim para Satanás, e é o próprio Senhor que providenciará isto.)</text:p>
      <text:p text:style-name="P2"/>
      <text:p text:style-name="P2">1 Sm 15:35 Saul é rejeitado e Samuel nunca volta a visitá-lo, mas chora por ele. (Em fidelidade ao Senhor podemos precisar deixar de acompanhar aqueles crentes que são desobedientes à Palavra de Deus, mas devemos chorar por eles).</text:p>
      <text:p text:style-name="P2"/>
      <text:h text:style-name="Heading_20_2" text:outline-level="2">#451</text:h>
      <text:p text:style-name="P2"/>
      <text:p text:style-name="P2">Você não pode enterrar sua consciência, mas pode endurecê-la.</text:p>
      <text:p text:style-name="P2"/>
      <text:p text:style-name="P2">1 SAMUEL 16</text:p>
      <text:p text:style-name="P2"/>
      <text:p text:style-name="P2">Agora tem início a maravilhosa história de Davi, pois Deus ainda amava a Seu povo e estava determinado a abençoá-los, apesar de seu fracasso. Assim, ao invés de continuar a lamentar por Saul, Samuel é instruído a ir ungir um novo rei. E isto é algo maravilhoso, pois o Senhor diz, "Me tenho provido de um rei".</text:p>
      <text:p text:style-name="P2"/>
      <text:p text:style-name="P2">1 Sm 16:6-12 Samuel, seguindo a direção do Senhor, vai a Belém, a mesma cidade onde nosso Senhor Jesus nasceu 1000 anos depois. Os filhos são trazidos diante de Samuel, que falava com o Senhor com uma intimidade tal como se Ele estivesse em pé bem ao seu lado. Samuel fica impressionado com a altura e a aparência do mais velho. Samuel vai de um para outro. São estes todos os seus filhos? pergunta Samuel. "Ainda falta o menor, que está apascentando as ovelhas". Veja o que é dito dele.</text:p>
      <text:p text:style-name="P2"/>
      <text:p text:style-name="P2">1 Sm 16:19-23 Davi é repentinamente chamado à presença do rei Saul, para trabalhar como servo dele, principalmente para tentar ajudá-lo quando era atribulado por um espírito mau.</text:p>
      <text:p text:style-name="P2"/>
      <text:h text:style-name="Heading_20_2" text:outline-level="2">#452</text:h>
      <text:p text:style-name="P2"/>
      <text:p text:style-name="P2">Faça os pés e a verdade permanecerem juntos.</text:p>
      <text:p text:style-name="P2"/>
      <text:p text:style-name="P2">1 SAMUEL 17</text:p>
      <text:p text:style-name="P2"><text:soft-page-break/></text:p>
      <text:p text:style-name="P2">1 Sm 17:1-11 A bem conhecida história de Golias.</text:p>
      <text:p text:style-name="P2"/>
      <text:p text:style-name="P2">1 Sm 17:11 O resultado de não se confiar no Senhor (como fazemos às vezes?).</text:p>
      <text:p text:style-name="P2"/>
      <text:p text:style-name="P2">1 Sm 17:12-27 Jessé estava pensando em seus filhos no exército, e envia Davi com uma mensagem e um presente. (Daqui em diante Davi é uma figura de Cristo).</text:p>
      <text:p text:style-name="P2"/>
      <text:p text:style-name="P2">1 Sm 17:26 Enquanto todos os outros tremiam e estavam com medo, Davi sabia que o Deus vivo estava do lado de Israel e por isso não tinha medo.</text:p>
      <text:p text:style-name="P2"/>
      <text:p text:style-name="P2">1 Sm 17:28-29 Seus irmãos o acusam de descuido e orgulho. (O Senhor Jesus "(veio para o que era Seu, e os Seus não O receberam" - João 1:11).</text:p>
      <text:p text:style-name="P2"/>
      <text:p text:style-name="P2">1 Sm 17:30-39 Saul sugere que Davi vista a armadura do rei. Mas Davi tira tudo, pois não ousaria ir na força e armadura de homens, mas no poder de Deus. Ele diz, "Ele (o Senhor) me livrará". (Você já enfrentou uma tentação em suas próprias forças e descobriu quão fraco você é? Mas se confiamos na força do Senhor, haverá vitória.)</text:p>
      <text:p text:style-name="P2"/>
      <text:p text:style-name="P2">1 Sm 17:40 Davi escolhe cinco seixos (pedregulhos) e deixa-os prontos em sua bolsa. (É bom termos a Palavra de Deus pronta para repelirmos qualquer ataque do inimigo).</text:p>
      <text:p text:style-name="P2"/>
      <text:p text:style-name="P2">1 Sm 17:49 Com uma dessas pedras, a vitória é obtida! Davi é uma bela figura de nosso Senhor Jesus que desceu ao vale da morte para derrotar nosso poderoso inimigo. Na cruz Ele venceu Satanás e a morte, e agora desfrutamos dessa maravilhosa vitória.</text:p>
      <text:p text:style-name="P2"/>
      <text:h text:style-name="Heading_20_2" text:outline-level="2">#453</text:h>
      <text:p text:style-name="P2"/>
      <text:p text:style-name="P2">A união feita com base na "concessão mútua", no que diz respeito às diferenças de opinião que são encontradas entre cristãos, embora tenha boa aparência, é extremamente perniciosa. Ef 4:3... Ela faz pensar que a verdade esteja à nossa disposição.</text:p>
      <text:p text:style-name="P2"/>
      <text:p text:style-name="P2">1 SAMUEL 18</text:p>
      <text:p text:style-name="P2"/>
      <text:p text:style-name="P2">1 Sm 18:1 A vitória de Davi foi para todo o Israel, mas atraiu o coração de Jônatas (filho de Saul) a Davi.</text:p>
      <text:p text:style-name="P2"/>
      <text:p text:style-name="P2">1 Sm 18:4 Jônatas não apenas disse que amava Davi, mas demonstrou isso. (Estamos dispostos a mostrar nosso amor para com o Senhor Jesus pela nossa obediência à Sua Palavra?) </text:p>
      <text:p text:style-name="P2"/>
      <text:p text:style-name="P2">1 Sm 18:5-9 Davi está atribulado. Saul escuta os cânticos louvando Davi e fica com muita inveja.</text:p>
      <text:p text:style-name="P2"/>
      <text:p text:style-name="P2">1 Sm 18:10-11 A inveja é tanta que Saul tenta matar Davi.</text:p>
      <text:p text:style-name="P2"/>
      <text:p text:style-name="P2">1 Sm 18:12-30 Saul percebe que não pode matar Davi, então procura causar problemas para ele de outras maneiras. Mas, apesar de tudo, Davi comporta-se cada vez com mais sabedoria. É maravilhoso vermos a conduta de Davi quando é odiado por Saul e amado por Jônatas. (Acaso <text:soft-page-break/>não é verdade que nosso Senhor Jesus é mais amargamente odiado e o mais calorosamente amado que qualquer outra pessoa? E cada um de nós está de um lado ou de outro).</text:p>
      <text:p text:style-name="P2"/>
      <text:h text:style-name="Heading_20_2" text:outline-level="2">#454</text:h>
      <text:p text:style-name="P2"/>
      <text:p text:style-name="P2">A condição de minha alma pode ser vista pelo efeito produzido em mim pela menção do nome de JESUS.</text:p>
      <text:p text:style-name="P2"/>
      <text:p text:style-name="P2">1 SAMUEL 19</text:p>
      <text:p text:style-name="P2"/>
      <text:p text:style-name="P2">1 Sm 19:1 Jônatas vive no palácio com seu pai o rei, e assiste a um ódio contínuo contra Davi, seu especial e amado amigo. (É provável que experimentemos o mesmo. Amamos o Senhor Jesus, e adoramos ouvir outros falando bem dEle. Mas temos que viver e trabalhar com aqueles que são como Saul - que verdadeiramente odeiam o Senhor e tomam Seu precioso Nome em vão.)</text:p>
      <text:p text:style-name="P2"/>
      <text:p text:style-name="P2">1 Sm 19:4-7 Vemos aqui a fidelidad do amor de Jônatas por Davi. Ele "falou bem de Davi a Saul". Para isso deve ter precisado de muita coragem. (Não é fácil falarmos bem do Senhor Jesus entre aqueles que O odeiam, mas com certeza não devíamos nos calar em ocasiões assim). Saul escuta seu filho e promete que Davi não será morto.</text:p>
      <text:p text:style-name="P2"/>
      <text:p text:style-name="P2">1 Sm 19:8-17 Saul logo deixa aquelas boas promessas.</text:p>
      <text:p text:style-name="P2"/>
      <text:p text:style-name="P2">1 Sm 19:18-24 Davi corre em busca de Samuel. Saul escuta e envia mensageiros para capturarem Davi, e finalmente vai ele próprio em busca dele - mas veja como o Senhor cuida dos Seus. Nem Saul, nem seus homens mais poderosos, podem tocar alguém a quem o Senhor protege.</text:p>
      <text:p text:style-name="P2"/>
      <text:h text:style-name="Heading_20_2" text:outline-level="2">#455</text:h>
      <text:p text:style-name="P2"/>
      <text:p text:style-name="P2">Se eu digo, "Jesus é tudo para mim", como fica minha agenda?</text:p>
      <text:p text:style-name="P2"/>
      <text:p text:style-name="P2">1 SAMUEL 20</text:p>
      <text:p text:style-name="P2"/>
      <text:p text:style-name="P2">1 Sm 20:1-4 Davi fala a Jônatas do perigo que corre, e Jônatas responde corajosamente. Era uma maravilhosa promessa, mas é triste admitir que o pobre Jônatas falhou em mantê-la, como veremos. (Se realmente amamos alguém, temos prazer em cumprir seu desejo).</text:p>
      <text:p text:style-name="P2"/>
      <text:p text:style-name="P2">1 Sm 20:14-17 Davi promete que não apenas demonstrará bondade para com Jônatas, mas para com sua casa (família) para sempre.</text:p>
      <text:p text:style-name="P2"/>
      <text:p text:style-name="P2">1 Sm 20:18-34 Jôtanas é o próximo na linhagem para o trono, mas precisa escolher entre seu pai e seu melhor amigo. A quem ele permanecerá fiel? (Você já teve que passar por uma prova assim? Sejamos sempre fiéis a nosso Senhor Jesus que morreu para nos salvar e para nos livrar de nosso poderoso inimigo).</text:p>
      <text:p text:style-name="P2"/>
      <text:p text:style-name="P2">1 Sm 20:35-39 Nos versículos 19 a 22 Jônatas falou a Davi de como este iria receber a mensagem para saber se seria seguro ir à casa do rei ou se Davi deveria fugir.</text:p>
      <text:p text:style-name="P2"/>
      <text:p text:style-name="P2"><text:soft-page-break/>1 Sm 20:41-42 Eles se amavam - e o amor de Davi era maior. Conte o número de vezes que nos é falado do amor que tinham um pelo outro. Não se esqueça, Davi é uma figura de Cristo, Jônatas é uma figura de um crente que ama o Senhor.</text:p>
      <text:p text:style-name="P2"/>
      <text:h text:style-name="Heading_20_2" text:outline-level="2">#456</text:h>
      <text:p text:style-name="P2"/>
      <text:p text:style-name="P2">O pecado que mais assedia esta geração é a banalização do pecado.</text:p>
      <text:p text:style-name="P2"/>
      <text:p text:style-name="P2">1 SAMUEL 21</text:p>
      <text:p text:style-name="P2"/>
      <text:p text:style-name="P2">1 Sm 21:1-6 Davi, (o rei ungido) é rejeitado do mesmo modo como o Senhor Jesus foi rejeitado por aqueles que deviam tê-Lo recebido e honrado. Assim, quando Davi vai ao sacerdote e pede comida, recebe o pão santificado que estivera na mesa da proposição! O próprio Senhor Jesus fala disso em Mateus 12, vers. 3-4. Ele, assim como Davi, foi um rejeitado, embora fosse Rei ungido. Isto está nos mostrando que "já as primeiras coisas são passadas" (Ap 21:4), e quando o Senhor foi rejeitado, comer do pão santo já não era uma ofensa aos olhos de Deus.</text:p>
      <text:p text:style-name="P2"/>
      <text:p text:style-name="P2">1 Sm 21:10-15 Agora Davi está com tanto medo que foge para os Filisteus, os inimigos de Israel, em busca de abrigo. Aqui Davi deixa de ser um tipo de Cristo... e age como um homem do mundo.</text:p>
      <text:p text:style-name="P2"/>
      <text:p text:style-name="P2">1 Sm 21:13 Se desviamos nosso olhos do Senhor, e falhamos em confiar plenamente nEle, é surpreendente quão tolos acabamos ficando - Romanos 8:31.</text:p>
      <text:p text:style-name="P2"/>
      <text:h text:style-name="Heading_20_2" text:outline-level="2">#457</text:h>
      <text:p text:style-name="P2"/>
      <text:p text:style-name="P2">O crente pára de progredir espiritualmente assim que pára de se arrepender.</text:p>
      <text:p text:style-name="P2"/>
      <text:p text:style-name="P2">1 SAMUEL 22</text:p>
      <text:p text:style-name="P2"/>
      <text:p text:style-name="P2">Davi, o rei ungido de Israel, foge e se esconde em uma caverna! No versículo 1 lemos de sua família indo até lá... o que era natural, mas no versículo 2 lemos 3 vezes falar de "qualquer pessoa". Certamente não eram aqueles que poderiam ajudar Davi. Exatamente o oposto. Pense só nos 3 grupos. Quem era a atração? Um homem que o Rei Saul estava caçando como um animal! Esse homem era um pária! Mais uma vez Davi se torna uma figura de nosso bendito Senhor Jesus. Ele havia conquistado o coração do povo. Sim, mas ele era também a escolha de Deus para ser rei. Não apenas um grande rei futuro de Israel ali, mas também um profeta, 22:5, e o futuro sumo sacerdote, 22:20-23. </text:p>
      <text:p text:style-name="P2"/>
      <text:p text:style-name="P2">(Nosso bendito Senhor Jesus é Rei, Profeta e Sacerdote. Possamos, cada um de nós que conhece o Senhor como Salvador, entender que estamos seguindo Alguém que foi rejeitado por este mundo. Ora, onde iríamos preferir estar... no palácio do rei Saul, onde Davi era odiado, ou na caverna onde ele era o chefe? Todos os crentes no Senhor Jesus Cristo hoje estão realmente nesta posição. Seguimos um Homem rejeitado e estamos escondidos com Cristo neste mundo, uma caverna. Vale a pena? Nossa felicidade não depende de circunstâncias favoráveis, mas de quão próximo estamos vivendo de Cristo).</text:p>
      <text:p text:style-name="P2"/>
      <text:p text:style-name="P2"><text:soft-page-break/>1 Sm 22:6-19 Saul está tão cheio de orgulho, que é capaz de se livrar de qualquer um que tenta ajudar Davi. (E devemos nos lembrar de que se desejarmos ser sinceros e fiéis a nosso Senhor rejeitado, iremos também encontrar aqueles que nos rejeitam e se opõem a nós.)</text:p>
      <text:p text:style-name="P2"/>
      <text:p text:style-name="P2">1 Sm 22:20 Um dos sacerdotes escapa e corre para Davi em busca de segurança. As palavras de Davi devem ter sido suficientes para afastar de Abiatar todo o temor. (Estamos preparados para tomar uma posição ao lado do Senhor no lugar onde Ele foi rejeitado?).</text:p>
      <text:p text:style-name="P2"/>
      <text:h text:style-name="Heading_20_2" text:outline-level="2">#458</text:h>
      <text:p text:style-name="P2"/>
      <text:p text:style-name="P2">Assim que uma pessoa afasta-se de Deus, ela perde o senso espiritual do que é pecado.</text:p>
      <text:p text:style-name="P2"/>
      <text:p text:style-name="P2">1 SAMUEL 23</text:p>
      <text:p text:style-name="P2"/>
      <text:p text:style-name="P2">1 Sm 23:1-2 Davi fez aquilo que cada um de nós precisa fazer diariamente.</text:p>
      <text:p text:style-name="P2"/>
      <text:p text:style-name="P2">1 Sm 23:3-4 Os amigos de Davi ainda pensam que seria mais seguro não ir contra os Filisteus. Davi é paciente para com eles e vai orar a Deus pela segunda vez, recebendo a mesma resposta, "Vai", mas algo é acrescentado ao que Deus havia falado da primeira vez. (Você está recebendo essa mensagem? Estará se manter-se junto a Ele. Leia João 15:7).</text:p>
      <text:p text:style-name="P2"/>
      <text:p text:style-name="P2">1 Sm 23:9-15 Mais uma vez Davi pede a direção do Senhor, e desta vez, ao invés de sair para lutar, ele é guiado à fuga. Saul procura por ele todos os dias, mas não pode encontrá-lo. (O Senhor Jesus não nos promete popularidade e honra neste mundo: ao invés disso, pode haver perseguição. Mas se for para o nome do Senhor, podemos nos regozijar).</text:p>
      <text:p text:style-name="P2"/>
      <text:p text:style-name="P2">1 Sm 23:16-18 Teria sido melhor se Jônatas tivesse compartilhado das tribulações com seu amigo Davi.</text:p>
      <text:p text:style-name="P2"/>
      <text:p text:style-name="P2">1 Sm 23:19-29 Saul certamente tenta encontrar Davi para capturá-lo, mas Deus cuida de Davi. Nada que venha do Senhor parece tocar Saul. Ele não deixa Davi em paz por ter entendido ser esta a vontade do Senhor, mas porque os Filisteus haviam atacado sua terra! Lembre-se disto quando chegar ao capítulo 28.</text:p>
      <text:p text:style-name="P2"/>
      <text:h text:style-name="Heading_20_2" text:outline-level="2">#459</text:h>
      <text:p text:style-name="P2"/>
      <text:p text:style-name="P2">O pecado que conservamos sem julgar, enfraquece em nossa alma a autoridade da Palavra de Deus... estamos em vias de desonrar a Deus.</text:p>
      <text:p text:style-name="P2"/>
      <text:p text:style-name="P2">1 SAMUEL 24</text:p>
      <text:p text:style-name="P2"/>
      <text:p text:style-name="P2">1 Sm 24:1-2 Parece difícil de acreditar que Saul pudesse estar tão determinado a se livrar de Davi, que havia sido escolhido por Deus em lugar de Saul (15:1).</text:p>
      <text:p text:style-name="P2"/>
      <text:p text:style-name="P2">1 Sm 24:3-8 Os homens de Davi lhe dizem para aproveitar a oportunidade e matar Saul, mas Davi se recusa. Ele sabe que Saul ainda é rei, mesmo agindo de modo tão mau.</text:p>
      <text:p text:style-name="P2"><text:soft-page-break/></text:p>
      <text:p text:style-name="P2">1 Sm 24:9-15 Veja que lugar de humildade Davi assume. Ele chama a si mesmo de cão morto, de pulga. Ele estava certo em honrar o rei Saul, apesar de toda a perseguição que havia sofrido. (Virá o dia quando o Senhor tomará o Seu lugar de direito, mas enquanto isso, Ele nos disse para obedecermos as autoridades que estão sobre nós. Mas, por outro lado, a autoridade de Deus vem primeiro, e jamais devemos desistir de obedecer à Palavra de Deus, simplesmente para obedecermos a mandamentos de homens).</text:p>
      <text:p text:style-name="P2"/>
      <text:p text:style-name="P2">1 Sm 24:16-22 Saul chora quando escuta a voz de Davi, e faz todo tipo de confissões. Veremos se o que dizia era ou não sincero.</text:p>
      <text:p text:style-name="P2"/>
      <text:h text:style-name="Heading_20_2" text:outline-level="2">#460</text:h>
      <text:p text:style-name="P2"/>
      <text:p text:style-name="P2">Onde quer que haja independência, sempre há pecado.</text:p>
      <text:p text:style-name="P2"/>
      <text:p text:style-name="P2">1 SAMUEL 25</text:p>
      <text:p text:style-name="P2"/>
      <text:p text:style-name="P2">1 Sm 25:1 Poderíamos chamar este capítulo de "A loucura de um homem e a fé de uma mulher".</text:p>
      <text:p text:style-name="P2"/>
      <text:p text:style-name="P2">1 Sm 25:2-9 Nabal era muito rico, mas de temperamento mau e orgulhoso. Sua esposa era bela e sábia.</text:p>
      <text:p text:style-name="P2"/>
      <text:p text:style-name="P2">1 Sm 25:10-13 Davi envia alguns de seus jovens para pedir comida a Nabal, em troca da proteção que haviam dado aos pastores de Nabal. Nabal recusa rudemente, e Davi, irado, prepara a vingança.</text:p>
      <text:p text:style-name="P2"/>
      <text:p text:style-name="P2">1 Sm 25:14-17 Alguns dos jovens de Nabal vêem que problemas estão para acontecer, e vão contar a Abigail o que havia ocorrido.</text:p>
      <text:p text:style-name="P2"/>
      <text:p text:style-name="P2">1 Sm 25:18-31 A sabedoria desta mulher. Ele corre se encontrar com Davi com um grande presente e assume a posição de alguém culpado.</text:p>
      <text:p text:style-name="P2"/>
      <text:p text:style-name="P2">1 Sm 25:31 Ela lhe faz lembrar que se derramar sangue em sua ira, depois irá se arrepender disso. (Toda figura do Senhor Jesus tem alguma falha, pois o Senhor Jesus jamais agiria loucamente - porém Ele descerá do céu para trazer juízo sobre aqueles que O rejeitaram. E quem será introduzido na bênção? Aqueles que reconheceram a culpa e receberam Sua misericórdia).</text:p>
      <text:p text:style-name="P2"/>
      <text:p text:style-name="P2">1 Sm 25:32-35 Davi logo vê a sabedoria das súplicas dessa mulher e agradece a ela por isso, e desiste de seus planos.</text:p>
      <text:p text:style-name="P2"/>
      <text:p text:style-name="P2">1 Sm 25:36-44 Nabal recebe seu castigo. (Que bela figura do amor e graça de nosso Senhor Jesus, que não só nos livrará do castigo, mas nos introduzirá no lugar de maior intimidade de amor e bênção).</text:p>
      <text:p text:style-name="P2"/>
      <text:h text:style-name="Heading_20_2" text:outline-level="2">#461</text:h>
      <text:p text:style-name="P2"/>
      <text:p text:style-name="P2">Deus odeia o orgulho acima de todas as coisas, pois dá ao homem o lugar que pertence a Ele, o Único que é exaltado sobre todos.</text:p>
      <text:p text:style-name="P2"/>
      <text:p text:style-name="P2">1 SAMUEL 26</text:p>
      <text:p text:style-name="P2"/>
      <text:p text:style-name="P2"><text:soft-page-break/>1 Sm 26:1-4 Parece difícil de acreditar que Saul nunca desiste de caçar Davi.</text:p>
      <text:p text:style-name="P2"/>
      <text:p text:style-name="P2">1 Sm 26:5-10 Todos os soldados, que o deveriam estar guardando, estão dormindo. Abisai quer pegar aquela lança e matar Saul imediatamente, mas Davi não permitirá que ele faça isso, pois sabe que Saul continua sendo o rei ungido por Deus, e evita feri-lo.</text:p>
      <text:p text:style-name="P2"/>
      <text:p text:style-name="P2">1 Sm 26:11-16 Davi age com paciência, perdoando, e confiando.</text:p>
      <text:p text:style-name="P2"/>
      <text:p text:style-name="P2">1 Sm 26:21-25 O coração de Saul para com Davi não muda, apesar dessas palavras parecerem tão doces. Principalmente o último versículo. Davi parece sentir isso, como o primeiro versículo do capítulo seguinte indica.</text:p>
      <text:p text:style-name="P2"/>
      <text:h text:style-name="Heading_20_2" text:outline-level="2">#462</text:h>
      <text:p text:style-name="P2"/>
      <text:p text:style-name="P2">O orgulho interrompe a comunhão com Deus e atrai Seu castigo, pois Deus resiste ao soberbo. Tiago 4:6.</text:p>
      <text:p text:style-name="P2"/>
      <text:p text:style-name="P2">1 SAMUEL 27</text:p>
      <text:p text:style-name="P2"/>
      <text:p text:style-name="P2">Neste capítulo, Davi certamente não é uma figura do Senhor Jesus. Mas mostra a fraqueza e os erros de cada um de nós que crê no Senhor. Não nos esqueçamos disto!</text:p>
      <text:p text:style-name="P2"/>
      <text:p text:style-name="P2">1 Sm 27:1-4 Davi foge para a terra dos Filisteus, o próprio inimigo de Israel. Que estranho encontrar o futuro rei de Israel, aquele que havia morto Golias, encontrando abrigo entre os Filisteus. (Nós crentes às vezes nos voltamos para o mundo em busca de auxílio, e era isso o que Davi estava fazendo).</text:p>
      <text:p text:style-name="P2"/>
      <text:p text:style-name="P2">1 Sm 27:5-7 Davi se estabelece na terra do inimigo, em uma cidade chamada Ziclague.</text:p>
      <text:p text:style-name="P2"/>
      <text:p text:style-name="P2">1 Sm 27:8-12 Davi age e fala de modo falso. (Quando damos um passo na direção errada, isso geralmente nos leva a algo pior). Davi diz uma mentira, e tenta encobri-la dizendo que não sobrou ninguém vivo para denunciá-lo! (Quem conta a história verdadeira? O Senhor. Ele escutou aquela mentira! Nunca podemos esconder coisa alguma de Deus). </text:p>
      <text:p text:style-name="P2"/>
      <text:h text:style-name="Heading_20_2" text:outline-level="2">#463</text:h>
      <text:p text:style-name="P2"/>
      <text:p text:style-name="P2">Qual é o segredo da infelicidade e da inquietude de muitos crentes? Um anseio por descanso aqui.</text:p>
      <text:p text:style-name="P2"/>
      <text:p text:style-name="P2">1 SAMUEL 28</text:p>
      <text:p text:style-name="P2"/>
      <text:p text:style-name="P2">1 Sm 28:1-2 Davi encontra-se agora em uma difícil situação, (uma figura de um crente que compromete a verdade). Ele havia escolhido viver com o inimigo de Israel, e agora encontra-se diante do problema de precisar lutar contra o seu próprio povo. (Se não permanecemos fielmente ao lado de nosso rejeitado Senhor, nos encontraremos tomando posição com aqueles que resistem à verdade).</text:p>
      <text:p text:style-name="P2"/>
      <text:p text:style-name="P2"><text:soft-page-break/>1 Sm 28:4-5 Mais uma vez o poderoso exército dos Filisteus está reunido contra Israel, e Saul, o rei, está tremendo. Samuel havia morrido, Davi havia fugido, e Saul não sabia a quem ir, pois era um estranho para o Senhor. Este é o contraste com Davi no capítulo 23:1-4. Portanto ele vai em busca de uma "feiticeira". Havia feiticeiras naqueles dias, e estavam sob o poder de demônios. Saul não tem mais aonde ir, portanto vai ao diabo em busca de socorro.</text:p>
      <text:p text:style-name="P2"/>
      <text:p text:style-name="P2">1 Sm 28:7-20 Que experiência terrível! A feiticeira espanta-se ao ver Samuel, e Saul fica aterrorizado com a mensagem que Samuel lhe dá. "Amanhã tu e teus filhos estareis comigo." Mortos! Evidentemente, Samuel era obediente e Saul desobediente, mas ambos estariam na eternidade. Algumas pessoas querem crer que os espíritas têm esse poder que é mostrado aqui. Mas não é verdade. Deus trouxe Samuel, e a feiticeira ficou tão apavorada quanto Saul por aquela aparição. Ela estava acostumada a receber demônios fazendo-se passar por mortos. Eles não a espantavam. Agora Saul só tinha mais um dia de vida. Iria ele voltar-se ao Senhor e confessar sua culpa? É triste dizer, mas não fez assim. Aqui estava um homem a quem foi dito que estaria morto no dia seguinte, e ainda assim seu coração era tão duro, ainda que aterrorizado, que seguiu seu próprio caminho - sem Deus.</text:p>
      <text:p text:style-name="P2"/>
      <text:h text:style-name="Heading_20_2" text:outline-level="2">#464</text:h>
      <text:p text:style-name="P2"/>
      <text:p text:style-name="P2">Nada é mais terrível que uma consciência endurecida por uma vontade perversa.</text:p>
      <text:p text:style-name="P2"/>
      <text:p text:style-name="P2">1 SAMUEL 29</text:p>
      <text:p text:style-name="P2"/>
      <text:p text:style-name="P2">Que estranha figura vemos nesta breve história. Davi, o destemido Israelita que havia enfrentado Golias e os Filisteus, está agora seguindo para a batalha junto com os Filisteus - contra Israel! Lembre-se sempre de que Deus não escreveu a Bíblia para exaltar qualquer homem ou mulher, mas para mostrar a Sua própria perfeição e glória. Todas as pessoas falham. Mas também nunca se esqueça de que quando aceitamos a Cristo como nosso Salvador, nos tornamos perfeitos assim como Ele é. Hebreus 10:14. Recebemos Vida Eterna. 1 Epístola de João 5:11. </text:p>
      <text:p text:style-name="P2"/>
      <text:p text:style-name="P2">Não confunda nossa posição perfeita e santa diante de Deus em Cristo, com a velha vida. Quando fazemos o que queremos, estamos voltando para aquela velha vida. Só pecamos quando queremos pecar. Leia Romanos 8:2. As duas coisas andam juntas. Na primeira, as Escrituras dizem que Ele aperfeiçoou para sempre os que são santificados (todos os crentes) Hb 10:14, e Paulo disse, "em mim, isto é, na minha carne, não habita bem algum." Romanos 7:18.</text:p>
      <text:p text:style-name="P2"/>
      <text:p text:style-name="P2">1 Sm 29:7-8 Mesmo quando Davi é avisado que está no lugar errado, ele argumenta que quer ficar. Mas o Senhor estava acima de tudo isso, e Ele não iria querer Davi lutando contra Israel.</text:p>
      <text:p text:style-name="P2"/>
      <text:h text:style-name="Heading_20_2" text:outline-level="2">#465</text:h>
      <text:p text:style-name="P2"/>
      <text:p text:style-name="P2">Não há cegueira maior que aquela que resulta da resistência à luz, e que, quando na presença da luz, não renuncia à sua vontade própria.</text:p>
      <text:p text:style-name="P2"/>
      <text:p text:style-name="P2"><text:soft-page-break/>1 SAMUEL 30</text:p>
      <text:p text:style-name="P2"/>
      <text:p text:style-name="P2">1 Sm 30:1-21 O que aconteceu durante a ausência de Davi? O Senhor certamente permitiu isso. (Se nos afastamos do Senhor, Ele é fiel em nos trazer de volta, mas podemos sofrer por nossa desobediência).</text:p>
      <text:p text:style-name="P2"/>
      <text:p text:style-name="P2">1 Sm 30:3-6 Davi e seus homens estão terrivelmente desencorajados, pois parece que perderam tudo. E aqueles que foram tão fiéis a Davi até sugerem que ele seja apedrejado até a morte! "Todavia Davi se fortaleceu no SENHOR seu Deus." Apesar de ter se afastado tanto do Senhor, e ter se misturado com os inimigos, mesmo assim, quando em profunda tribulação, ele sabe que pode voltar-se para o Senhor e descobrirá que Ele é fiel.</text:p>
      <text:p text:style-name="P2"/>
      <text:p text:style-name="P2">1 Sm 30:11-15 Uma interessante história de um servo Egípcio que foi abandonado para morrer. (É uma figura de como somos. Nós também éramos servos do pecado e de Satanás, e teríamos morrido em nossos pecados se o Senhor não tivesse nos encontrado). Davi mostra bondade a ele e o fortalece, e então pergunta se poderia levá-lo à companhia de soldados que havia queimado e roubado Ziclague.</text:p>
      <text:p text:style-name="P2"/>
      <text:p text:style-name="P2">1 Sm 30:16-20 Que grande vitória - Davi recupera tudo. Sim, as esposas e famílias de todos aqueles homens foram recuperadas vivas e em boas condições. (Quão gratos deveríamos ser por nosso Senhor Jesus, por meio de sua morte por nós, ter recuperado tudo. Está consumado. Ele venceu por nós - de modo que agora podemos desfrutar de todas as bênçãos que resultam daquela vitória, e podemos olhar adiante para o gozo e felicidade eterna).</text:p>
      <text:p text:style-name="P2"/>
      <text:p text:style-name="P2">1 Sm 30:26-31 Havia muitas coisas resultantes daquela grande vitória que se podia enviar presentes a outros. (Não apenas nós desfrutaremos da alegria do lar de nosso Senhor e do Seu amor para sempre, mas haverá bênçãos para outros - mesmo para os crentes na terra).</text:p>
      <text:p text:style-name="P2"/>
      <text:h text:style-name="Heading_20_2" text:outline-level="2">#466</text:h>
      <text:p text:style-name="P2"/>
      <text:p text:style-name="P2">Quanto mais verdadeiramente alguém está na luz, mais estará aliando-se a Satanás se rejeitar a luz... o coração acaba se acostumando à indiferença.</text:p>
      <text:p text:style-name="P2"/>
      <text:p text:style-name="P2">1 SAMUEL 31</text:p>
      <text:p text:style-name="P2"/>
      <text:p text:style-name="P2">1 Sm 31:1-6 Eis o triste fim de Saul e de seus filhos.</text:p>
      <text:p text:style-name="P2"/>
      <text:p text:style-name="P2">1 Sm 31:7-10 Os Filisteus pagãos agora se gabam de sua vitória sobre Israel e sobre o rei Saul. Saul havia sido tão poderosa e Davi tão desprezado. Eis o fim daquele soberbo rei.</text:p>
      <text:p text:style-name="P2"/>
      <text:p text:style-name="P2">1 Sm 31:11-13 Ficamos felizes ao lermos a respeito dos homens valentes que honraram Saul, como o rei ungido de Deus, mesmo depois de tamanho fracasso. Veremos mais tarde que Davi notou isso, e mostrou sua gratidão àqueles homens que arriscaram suas vidas para demonstrar respeito ao seu derrotado rei Saul. Olhemos para trás, para este livro que acabamos de ler. Que histórias de fracassos de homens! Quase que todos eles! Parece até que Deus estava desistindo deles... Samuel, o profeta, havia morrido, o rei Saul e seus filhos são mortos pelos Filisteus; até Davi fugiu e foi morar com os Filisteus, os piores inimigos de Israel. Tudo acabou. Não há esperança ou bênção para <text:soft-page-break/>Israel, exceto na misericórdia de Deus! Mas é exatamente isto que encontramos no segundo livro de Samuel.</text:p>
      <text:p text:style-name="P2"/>
      <text:h text:style-name="Heading_20_2" text:outline-level="2">#467</text:h>
      <text:p text:style-name="P2"/>
      <text:p text:style-name="P2">Nunca será demais termos grande aversão pelo mal em nossa alma, mas deve ser tomado cuidado para que não sejamos severos demais com um transgressor.</text:p>
      <text:p text:style-name="P2"/>
      <text:p text:style-name="P2">2 SAMUEL 1</text:p>
      <text:p text:style-name="P2"/>
      <text:p text:style-name="P2">Quarenta anos antes deste evento, os filhos de Israel haviam desejado ter um rei sobre eles, como todas as nações ao redor. Isso foi muito errado e um pecado. Mas em graça, Deus permitiu que fosse como queriam. Deus estava querendo deixar que tivessem um rei até que chegasse o dia (ainda não chegou) quando um Rei maior que Davi pudesse reinar! Davi é um tipo do Senhor Jesus como Rei. Originalmente, Deus estabeleceu os sacerdotes como o grupo governante sobre Seu povo. Mas, é triste dizer, eles fracassaram. Agora Deus passa a usar um rei. </text:p>
      <text:p text:style-name="P2"/>
      <text:p text:style-name="P2">Evidentemente entendemos que Deus sabia que os reis também iriam falhar. Você pode estar perguntando por que Deus teria escolhido este método de governar Seu povo. Com um rei, tudo agora iria depender da obediência e da vida de um homem! Se ele obedecesse o Senhor, todo o povo seria abençoado. Você sabe de que isto é uma figura? De Cristo, quando Ele vier reinar sobre todo o mundo! Isso acontecerá no milênio.</text:p>
      <text:p text:style-name="P2"/>
      <text:p text:style-name="P2">2 Sm 1:1-16 Um dos inimigos de Saul (os Amalequitas) chega e conta a Davi o que pensava serem boas novas. Era natural, pois os Amalequitas tinham sabido que Saul estava tentando matar Davi. Mas ele descobre os sentimentos mais profundos do coração de Davi. Ele sabia que Saul era o rei ungido de Deus, e não ousaria erguer um dedo contra ele. Portanto ele castiga o homem que o fez.</text:p>
      <text:p text:style-name="P2"/>
      <text:p text:style-name="P2">2 Sm 1:17-27 O mais triste lamento de um homem por outro. Mais uma vez vemos o terno coração de Davi.</text:p>
      <text:p text:style-name="P2"/>
      <text:h text:style-name="Heading_20_2" text:outline-level="2">#468</text:h>
      <text:p text:style-name="P2"/>
      <text:p text:style-name="P2">O legalismo coloca o mandamento acima dAquele que manda.</text:p>
      <text:p text:style-name="P2"/>
      <text:p text:style-name="P2">2 SAMUEL 2</text:p>
      <text:p text:style-name="P2"/>
      <text:p text:style-name="P2">2 Sm 2:1-3 Davi não se apressa em tomar o reino, mas vai aonde o Senhor ordena que vá. Ele não dá um passo sem perguntar ao Senhor. (Se fôssemos mais assim, seríamos muito mais felizes!)</text:p>
      <text:p text:style-name="P2"/>
      <text:p text:style-name="P2">2 Sm 2:4-32 Você pode querer saber por que há tantos detalhes sobre este povo aparentemente tão sem importância. Será um pouco difícil, mas tente entender que tudo isso é uma figura do tempo quando o Senhor Jesus virá reinar sobre Israel e o mundo, e gradualmente tomar controle.</text:p>
      <text:p text:style-name="P2"/>
      <text:p text:style-name="P2">2 Sm 2:8-32 Aqui vemos a família de Saul interferindo com o progresso de Davi. Abner não tinha a autoridade do Senhor para tentar fazer de Is-Bosete o próximo rei.</text:p>
      <text:p text:style-name="P2"><text:soft-page-break/></text:p>
      <text:p text:style-name="P2">2 Sm 2:10-11 Davi é feito rei inicialmente (por 7 1/2 anos) apenas pela tribo de Judá. (Quando o Senhor voltar para reinar, primeiro Ele irá tratar com Judá, que hoje já se encontra na terra de Israel. Então, mais tarde, Ele reunirá as outras dez tribos que estão espalhadas pelo mundo.)</text:p>
      <text:p text:style-name="P2"/>
      <text:h text:style-name="Heading_20_2" text:outline-level="2">#469</text:h>
      <text:p text:style-name="P2"/>
      <text:p text:style-name="P2">Quando caímos na correnteza, somos carregados para bem mais longe de nosso destino.</text:p>
      <text:p text:style-name="P2"/>
      <text:p text:style-name="P2">2 SAMUEL 3</text:p>
      <text:p text:style-name="P2"/>
      <text:p text:style-name="P2">2 Sm 3:1 Davi só vai se fortalecendo gradualmente.</text:p>
      <text:p text:style-name="P2"/>
      <text:p text:style-name="P2">2 Sm 3:6-21 Abner havia sido o general do exército de Saul. Ele tinha sido tudo para Saul e sua família - vers. 6. O orgulho de Abner estava profundamente ferido por um protesto que lhe havia sido feito por um dos filhos de Saul. Ele passa para o lado de Davi. Nessa luta de um contra o outro, estavam esquecendo quem era o verdadeiro inimigo, os Filisteus.</text:p>
      <text:p text:style-name="P2"/>
      <text:p text:style-name="P2">2 Sm 3:12-21 Davi percebe que Abner é sincero. Foi muito humilhante para Abner ir a Davi dessa maneira. Abner vai a algumas das tribos de Israel para persuadí-los a seguirem Davi. (Será que o Senhor Jesus já conquistou seu coração como Davi conquistou o de Abner?).</text:p>
      <text:p text:style-name="P2"/>
      <text:p text:style-name="P2">2 Sm 3:22-39 Vemos um contraste neste homem. Ele não entendia a mudança no coração de Abner. E Joabe suspeita de Abner, acusando-o de traição contra Davi.</text:p>
      <text:p text:style-name="P2"/>
      <text:p text:style-name="P2">2 Sm 3:27 Ele comete algo terrível.</text:p>
      <text:p text:style-name="P2"/>
      <text:p text:style-name="P2">2 Sm 3:28-39 Davi coloca todas as coisas nos seus devidos lugares. Vemos o terno coração de Davi. (Se estamos perto do Senhor, aprendemos qual a visão correta de todas as coisas. É sempre melhor quando temos os pensamentos de Deus. Então, ainda que tudo possa sair errado para nós, e venhamos a sofrer injustamente, podemos ter a certeza de que o caminho de Deus é perfeito).</text:p>
      <text:p text:style-name="P2"/>
      <text:h text:style-name="Heading_20_2" text:outline-level="2">#470</text:h>
      <text:p text:style-name="P2"/>
      <text:p text:style-name="P2">A base de todas as religiões humanas é... 1. Descaso para com a santidade de Deus (os primeiros 5 mandamentos) 2. Leviandade para com o pecado (os últimos 5 mandamentos).</text:p>
      <text:p text:style-name="P2"/>
      <text:p text:style-name="P2">2 SAMUEL 4</text:p>
      <text:p text:style-name="P2"/>
      <text:p text:style-name="P2">Outra boa lição. (Um incrédulo entende muito pouco do coração de amor que tem Deus). Estes dois homens achavam que estariam agradando Davi ao matarem Is-Bosete. Não conheciam o coração de Davi. Is-Bosete era filho de Saul. Saul havia tentado matar Davi muitas vezes. Mas Davi havia mostrado antes o que sentia em relação a qualquer pessoa que fizesse fazer mal a Saul - veja o capítulo 1:16. Assim esses dois homens já deviam saber. Mas a incredulidade nunca entende. (Estamos <text:soft-page-break/>constantemente aplicando os eventos da vida de Davi à vida do crente hoje).</text:p>
      <text:p text:style-name="P2"/>
      <text:h text:style-name="Heading_20_2" text:outline-level="2">#471</text:h>
      <text:p text:style-name="P2"/>
      <text:p text:style-name="P2">O ministério apresenta Deus à alma, e coloca esta em Sua Presença; escondendo-se para poder fazê-lo. O clericalismo coloca-se entre Deus e a alma.</text:p>
      <text:p text:style-name="P2"/>
      <text:p text:style-name="P2">2 SAMUEL 5</text:p>
      <text:p text:style-name="P2"/>
      <text:p text:style-name="P2">Embora o povo soubesse que Davi iria ser o rei (final do vers. 2) na realidade ainda não o desejava. Eles tinham outras coisas que desejavam mais. Davi jamais havia tomado a iniciativa de tomar o reino por si só. O povo poderia ter agido, mas é Deus quem deve fazer a obra. Ele finalmente removeu Saul, Jônatas, Abner e Is-Bosete. Enquanto estes homens viviam, o povo não se importou em deixar que as coisas seguissem como estavam. (Nós crentes podemos pertencer a Cristo, mas será que estamos agindo para a Sua glória? Será que estamos deixando de lado as coisas que sabemos não estarem de acordo com a Palavra de Deus? Será que nos mantemos associados religiosamente com pessoas que abertamente desobedecem a Palavra de Deus? Deus tem uma Pessoa em torno da qual Ele deseja reunir todos os crentes. Essa Pessoa é Cristo. Se nosso amor por Cristo é fraco e insensível, deixaremos as coisas seguirem como estão.) O povo finalmente se juntou para fazer Davi rei.</text:p>
      <text:p text:style-name="P2"/>
      <text:p text:style-name="P2">2 Sm 5:6-12 Por toda a vida de Josué, e depois, Israel nunca fora capaz de tomar Jerusalém, a grande fortaleza. Agora, finalmente, Davi a toma. Sião é o nome do monte ao sul da cidade de Jerusalém. É uma figura da graça de Deus. Ainda será o centro da graça de Deus sobre a Terra no milênio. Isaías 52:1-8 é uma bela cena dessa ocasião. (Mas a nossa "Sião" é agora. - veja Hebreus 12:22).</text:p>
      <text:p text:style-name="P2"/>
      <text:p text:style-name="P2">2 Sm 5:17-25 As novas de Davi como rei sobre todo Israel, mexe com o inimigo. (Quando exaltamos o Senhor Jesus Cristo, isto sempre levanta a oposição de Satanás).</text:p>
      <text:p text:style-name="P2"/>
      <text:h text:style-name="Heading_20_2" text:outline-level="2">#472</text:h>
      <text:p text:style-name="P2"/>
      <text:p text:style-name="P2">Não se trata necessariamente de má doutrina, mas da vontade maligna da carne insistindo em um ponto da verdade às custas de toda a verdade. Assim se estabelece um partido em redor de uma doutrina em particular.</text:p>
      <text:p text:style-name="P2"/>
      <text:p text:style-name="P2">2 SAMUEL 6, Vers. 1-7</text:p>
      <text:p text:style-name="P2"/>
      <text:p text:style-name="P2">Davi não tem a arca com ele em sua nova capital. Ele não poderia descansar de verdade sem a presença do Senhor. (Tampouco podemos nós, crentes, termos um verdadeiro descanso do coração, enquanto não estivermos vivendo próximos à presença consciente do Senhor).</text:p>
      <text:p text:style-name="P2"/>
      <text:p text:style-name="P2">2 Sm 6:1-3 Mas nenhuma palavra é dita sobre eles terem perguntado como fazer isso. Eles agiram segundo seus próprios pensamentos!</text:p>
      <text:p text:style-name="P2"/>
      <text:p text:style-name="P2">2 Sm 6:4-7 Tristes resultados. (Com frequência pedimos o auxílio do Senhor para lidar com problemas, mas quando se trata de como e onde <text:soft-page-break/>vamos adorar o Senhor, achamos que nós mesmos podemos decidir. Que triste condição existe hoje entre os crentes. Há muitos tentando agir para a glória do Senhor sem fazer a Ele a pergunta que Pedro e João fizeram em Lucas 22:9, "onde queres"? Não há um lugar onde precisamos mais da direção clara do Senhor do que na questão da adoração a Deus). Onde é que foram buscar a idéia de um carro novo? Dos pagãos Filisteus, é o que lemos em 1 Samuel 6:7. (Onde fomos buscar muitos dos costumes religiosos de hoje? De uma mistura de rituais do paganismo e do Antigo Testamento).</text:p>
      <text:p text:style-name="P2"/>
      <text:p text:style-name="P2">2 Sm 6:6 Será que este homem agiu direito segurando a arca? Deus nos dá a resposta. Ele havia dito que ninguém além de um sacerdote poderia tocar a arca. Portanto, a coisa toda estava errada.</text:p>
      <text:p text:style-name="P2"/>
      <text:h text:style-name="Heading_20_2" text:outline-level="2">#473</text:h>
      <text:p text:style-name="P2"/>
      <text:p text:style-name="P2">De todos os povos do mundo, o povo de Deus foi o que mostrou ser o mais ingrato pelo que receberam.</text:p>
      <text:p text:style-name="P2"/>
      <text:p text:style-name="P2">2 SAMUEL 6, Vers. 8:23</text:p>
      <text:p text:style-name="P2"/>
      <text:p text:style-name="P2">2 Sm 6:8-10 Será que agimos corretamente quando ficamos bravos pelo Senhor tentar nos mostrar que estamos agindo em desobediência por estarmos conectados àquilo que é contrário à Palavra de Deus?</text:p>
      <text:p text:style-name="P2"/>
      <text:p text:style-name="P2">2 Sm 6:11 Mas que diferença este homem. Ele foi abençoado.</text:p>
      <text:p text:style-name="P2"/>
      <text:p text:style-name="P2">2 Sm 6:12-23 Davi agora age em conformidade com a Palavra do Senhor. Abra em 1 Crônicas 15:25-29 para ver quem levou a arca. O resultado é grande regozijo. (Que você possa encontrar esse gozo!)</text:p>
      <text:p text:style-name="P2"/>
      <text:p text:style-name="P2">2 Sm 6:20-23 Alguém desprezou tudo isso em seu coração! Ela não disse uma palavra! Mas Deus sabia, e agiu, e foi ela quem saiu perdendo.</text:p>
      <text:p text:style-name="P2"/>
      <text:h text:style-name="Heading_20_2" text:outline-level="2">#474</text:h>
      <text:p text:style-name="P2"/>
      <text:p text:style-name="P2">Quando a "indiferença" se casa com a "dúvida", juntas têm um filho chamado "Liberalismo".</text:p>
      <text:p text:style-name="P2"/>
      <text:p text:style-name="P2">2 SAMUEL 7</text:p>
      <text:p text:style-name="P2"/>
      <text:p text:style-name="P2">2 Sm 7:1-3 Magníficas mostras do coração de Davi para com Deus. Davi dava valor ao que Deus havia feito por ele, portanto deseja edificar um lugar adequado para a arca poder habitar. (Era como se estivesse falando de uma Pessoa. E era assim, já que a Arca representa a Pessoa de Cristo).</text:p>
      <text:p text:style-name="P2"/>
      <text:p text:style-name="P2">2 Sm 7:4 Deus falou ao profeta Natã. (Que experiência para Natã escutar a voz de Deus de verdade!)</text:p>
      <text:p text:style-name="P2"/>
      <text:p text:style-name="P2">2 Sm 7:5-17 Natã deu ouvidos a cada palavra! Ele não se esqueceu de nada - vers. 17.</text:p>
      <text:p text:style-name="P2"/>
      <text:p text:style-name="P2">2 Sm 7:5-11 O Senhor relembra todo o caminho em que havia guiado Davi. Ele fala também do futuro, quando as provas de Israel chegarão ao fim (vers. 10). O Senhor Se agradou do desejo do coração de Davi.</text:p>
      <text:p text:style-name="P2"><text:soft-page-break/></text:p>
      <text:p text:style-name="P2">2 Sm 7:12-17 Ao invés disso, Deus irá construir uma casa para Davi. Com isto queria dizer que Davi seria o princípio de uma linhagem de reis. Seria a "casa de Davi". Deus é sempre um "Dador".</text:p>
      <text:p text:style-name="P2"/>
      <text:p text:style-name="P2">2 Sm 7:18-29 Quando Davi ouve acerca deste maravilhoso futuro para si, diz, "quem sou eu?" (É assim que nos sentimos quando entendemos algo do que o próprio Senhor Jesus fez por cada um de nós. Podemos aprender muito dessas maravilhosas palavras. Tudo provém de Deus!</text:p>
      <text:p text:style-name="P2"/>
      <text:h text:style-name="Heading_20_2" text:outline-level="2">#475</text:h>
      <text:p text:style-name="P2"/>
      <text:p text:style-name="P2">Heresia é simplesmente um apego determinado a um assunto ou à opinião de alguém.</text:p>
      <text:p text:style-name="P2"/>
      <text:p text:style-name="P2">2 SAMUEL 8</text:p>
      <text:p text:style-name="P2"/>
      <text:p text:style-name="P2">2 Sm 8:1-8 Davi destrói os Filisteus e os Moabitas. "Jarretou", no versículo 4, significa "tornou inválidos". (Precisamos sempre nos lembrar de que esses inimigos de Israel são figuras dos inimigos espirituais do Cristão, que estão sempre tentando interferir em nosso gozo no Senhor. Se pensarmos em nossos inimigos espirituais como sendo pessoas, acabaremos sendo enganados por Satanás, que nos fará pensar que somos cruéis quando, por exemplo, não quisermos nos comprometer com mau ensino).</text:p>
      <text:p text:style-name="P2"/>
      <text:p text:style-name="P2">2 Sm 8:9-18 Muitas das nações Gentias vão a Jerusalém abençoar o rei e levar-lhe presentes. Poder, glória e bênçãos chegam a Davi em abundância.</text:p>
      <text:p text:style-name="P2"/>
      <text:p text:style-name="P2">2 Sm 8:15-18 É estabelecida a ordem e um bom governo.</text:p>
      <text:p text:style-name="P2"/>
      <text:h text:style-name="Heading_20_2" text:outline-level="2">#476</text:h>
      <text:p text:style-name="P2"/>
      <text:p text:style-name="P2">A sabedoria transforma conhecimento em compreensão; e Sabedoria é nosso Senhor Jesus Cristo.</text:p>
      <text:p text:style-name="P2"/>
      <text:p text:style-name="P2">2 SAMUEL 9</text:p>
      <text:p text:style-name="P2"/>
      <text:p text:style-name="P2">Vem agora uma doce história. (Que figura da misericórdia e graça de Deus para conosco, pecadores perdidos, introduzidos nas mais elevadas bênçãos!) Mefibosete pertence à família de Saul, o inimigo de Davi. Que benefício poderia trazer Mefibosete a Davi? (Por que Deus nos escolheu? Só por causa daquilo que Ele é. Veja se você consegue enxergar nesta história outras maneiras de mostrar que se trata de uma figura de nós).</text:p>
      <text:p text:style-name="P2"/>
      <text:p text:style-name="P2">2 Sm 9:13 Ao olhar para Mefibosete sentado entre os filhos do rei, ninguém poderia saber que ele era aleijado de ambos os pés. (Deus nos fez sentar ao redor da Sua mesa. Estamos aptos à Sua presença por causa do sangue do Senhor Jesus Cristo que nos limpou de todos os nossos pecados - 1 João 1:7). Mefibosete aceita todos os favores e desfruta deles.</text:p>
      <text:p text:style-name="P2"/>
      <text:h text:style-name="Heading_20_2" text:outline-level="2"><text:soft-page-break/>#477</text:h>
      <text:p text:style-name="P2"/>
      <text:p text:style-name="P2">Qualquer coisa que enfraqueça a ligação com Cristo, enfraquece o poder.</text:p>
      <text:p text:style-name="P2"/>
      <text:p text:style-name="P2">2 SAMUEL 10</text:p>
      <text:p text:style-name="P2"/>
      <text:p text:style-name="P2">2 Sm 10:1-3 Agora Davi deseja demonstrar bondade para outro homem. Acontece exatamente o oposto neste caso. O homem recusa a bondade. (É isto que acontece quando uma pessoa escuta o evangelho e decide não aceitá-lo).</text:p>
      <text:p text:style-name="P2"/>
      <text:p text:style-name="P2">2 Sm 10:4 Ele não apenas deixa de aceitar a bondade de Davi e suspeita que Davi esteja agindo mal, mas insulta os mensageiros! (O incrédulo nunca dá valor à graça de Deus).</text:p>
      <text:p text:style-name="P2"/>
      <text:p text:style-name="P2">2 Sm 10:6-19 Vem o castigo. Repare que há muitos que se juntam, mas não podem resistir à força de Davi. (Ninguém será capaz de resistir contra o Senhor quando Ele vier para castigar os incrédulos.)</text:p>
      <text:p text:style-name="P2"/>
      <text:h text:style-name="Heading_20_2" text:outline-level="2">#478</text:h>
      <text:p text:style-name="P2"/>
      <text:p text:style-name="P2">O conhecimento é poder e deve sempre ser usado em amor, mas o amor deve sempre ser controlado pelo conhecimento. Filipenses 1:9-11</text:p>
      <text:p text:style-name="P2"/>
      <text:p text:style-name="P2">2 SAMUEL 11</text:p>
      <text:p text:style-name="P2"/>
      <text:p text:style-name="P2">Um capítulo sombrio. Pecado e vergonha para Davi. (Lembre-se sempre de que os tipos de Cristo na Bíblia não são seres humanos perfeitos. Deus não escreveu a Bíblia para exaltar o homem, mas para exaltar a Cristo).</text:p>
      <text:p text:style-name="P2"/>
      <text:p text:style-name="P2">2 Sm 11:2-4 Repare que Davi teve várias oportunidades de parar seu caminho de pecado, mas não o fez. Geralmente é assim que acontece com os crentes. A ocasião para rejeitar a tentação de Satanás é bem no início. Ao invés de Davi estar em atividade, ele está ocioso. (O velho ditado é verdade - "Mente desocupada, oficina de Satanás"). Vem o pecado.</text:p>
      <text:p text:style-name="P2"/>
      <text:p text:style-name="P2">2 Sm 11:6-25 Então são feitos os piores esforços para cobrir o pecado. Urias era um servo fiel e verdadeiro para Davi, embora não fosse um Hebreu. Davi leva o corajoso Urias à sepultura! Que vergonha chegar a tanto!</text:p>
      <text:p text:style-name="P2"/>
      <text:h text:style-name="Heading_20_2" text:outline-level="2">#479</text:h>
      <text:p text:style-name="P2"/>
      <text:p text:style-name="P2">Se começamos a nos afastar do Senhor, isso não acontece de repente, e antes temos que passar por diversos "sinais vermelhos".</text:p>
      <text:p text:style-name="P2"/>
      <text:p text:style-name="P2">2 Sm 12:1-4 Deus viu tudo, e agora age. (O Senhor pode deixar que as coisas sigam adiante, mas chega um dia quando tudo deve ser esclarecido). O profeta Natã conta a Davi uma comovente história, mas com um sério significado.</text:p>
      <text:p text:style-name="P2"/>
      <text:p text:style-name="P2"><text:soft-page-break/>2 Sm 12:5-6 Davi fica bravo ao escutar a história. (Somos rápidos em enxergar as faltas de outros). Quando Davi viu a Natã que vinha a ele, deveria ser tocado por sua consciência, mas ele estava endurecido pelo pecado.</text:p>
      <text:p text:style-name="P2"/>
      <text:p text:style-name="P2">2 Sm 12:7 Apenas quatro palavras, mas elas bateram com força.</text:p>
      <text:p text:style-name="P2"/>
      <text:p text:style-name="P2">2 Sm 12:7-12 Vêm os resultados. O servo de Deus, altamente privilegiado, precisa receber um grande castigo.</text:p>
      <text:p text:style-name="P2"/>
      <text:p text:style-name="P2">2 Sm 12:12 O que é feito secretamente será visto abertamente. (Não podemos esconder coisa alguma de Deus).</text:p>
      <text:p text:style-name="P2"/>
      <text:p text:style-name="P2">2 Sm 12:13 Ele confessa que o pecado é contra Deus... todo pecado é.</text:p>
      <text:p text:style-name="P2"/>
      <text:p text:style-name="P2">2 Sm 12:15-23 Enquanto a criança vivia, Davi acreditava que o Senhor poderia salvá-la misericordiosamente. Mas quando morreu, ele aceita o fato como vindo do Senhor. (Mateus 18:11 também nos assegura que uma criança que morre vai para o Senhor).</text:p>
      <text:p text:style-name="P2"/>
      <text:p text:style-name="P2">2 Sm 12:24 Quão gracioso é o Senhor. Ele nunca muda. O pecado deve ser totalmente punido. Mas a graça é abundante. A própria mulher vem a ser a mãe de Salomão, o maior rei que Israel já teve! (Deus odeia o pecado, e não o tolerará em Sua presença. Ele enviou o Seu Filho, depois dos dias de Davi, e O castigou pelos pecados de cada crente. Você já se abrigou em Seu precioso sangue? Dois capítulos extremamente sombrios. No de hoje lemos do adultério e homicídio cometidos por Davi. Amanhã leremos da fornicação e homicídio cometidos pelo filho de Davi).</text:p>
      <text:p text:style-name="P2"/>
      <text:h text:style-name="Heading_20_2" text:outline-level="2">#480</text:h>
      <text:p text:style-name="P2"/>
      <text:p text:style-name="P2">Só o cultivo do bem pode trazer bênção permanente, e não o ataque ao mal.</text:p>
      <text:p text:style-name="P2"/>
      <text:p text:style-name="P2">2 SAMUEL 13</text:p>
      <text:p text:style-name="P2"/>
      <text:p text:style-name="P2">2 Sm 13:1-18 Que horrível comportamento este do filho mais velho de Davi! O amor de Amnon por sua meio-irmã era pura concupiscência que imediatamente se transformou em ódio quando satisfeito.</text:p>
      <text:p text:style-name="P2"/>
      <text:p text:style-name="P2">2 Sm 13:19-29 O pecado tem um preço. Mentiras, enganos e homicídio são os resultados.</text:p>
      <text:p text:style-name="P2"/>
      <text:p text:style-name="P2">2 Sm 13:30-39 Mais confusão. Absalão foge. Mas veja no capítulo 12:10 que Davi foi quem causou toda essa tristeza à sua família por ter desprezado o Senhor.</text:p>
      <text:p text:style-name="P2"/>
      <text:h text:style-name="Heading_20_2" text:outline-level="2">#481</text:h>
      <text:p text:style-name="P2"/>
      <text:p text:style-name="P2">Incredulidade é estar contente com as trevas.</text:p>
      <text:p text:style-name="P2"/>
      <text:p text:style-name="P2">2 SAMUEL 14</text:p>
      <text:p text:style-name="P2"/>
      <text:p text:style-name="P2">Hoje vemos a misericórdia de Davi ao permitir que Absalão voltasse para casa. O rei possui um coração terno para com seu filho, todavia <text:soft-page-break/>entende sua responsabilidade para com Deus em punir Absalão por haver derramado o sangue de Amnon.</text:p>
      <text:p text:style-name="P2"/>
      <text:p text:style-name="P2">2 Sm 14:1-3 O sutil (manhoso) Joabe sabia que o coração de Davi estava ansioso por ter seu culpado filho Absalão de volta. Portanto ele usa esta mulher que finge ser uma pessoa muito triste. </text:p>
      <text:p text:style-name="P2"/>
      <text:p text:style-name="P2">2 Sm 14:4-20 Joabe inventou uma história para ela contar ao rei.</text:p>
      <text:p text:style-name="P2"/>
      <text:p text:style-name="P2">2 Sm 14:12-20 O rei dá a ela sua palavra. Agir em graça era o que Davi adorava fazer. (Como com Mefibosete no capítulo 9). O estratagema estava dando certo. Se davi podia poupar o filho de outro, não poderia poupar o seu próprio?</text:p>
      <text:p text:style-name="P2"/>
      <text:p text:style-name="P2">2 Sm 14:13-20 Mas o rei vê o dedo de Joabe nessa visita.</text:p>
      <text:p text:style-name="P2"/>
      <text:p text:style-name="P2">2 Sm 14:21-23 O rei não muda de idéia, mas ordena a Joabe para que traga Absalão de volta. Na verdade, o próprio Joabe nada sabia sobre graça, mas sabia ser algo que havia em Davi.</text:p>
      <text:p text:style-name="P2"/>
      <text:p text:style-name="P2">2 Sm 14:24 A culpa de Absalão continuava no pensamento de Davi, por isso vemos a restrição que é colocada em Absalão.</text:p>
      <text:p text:style-name="P2"/>
      <text:p text:style-name="P2">2 Sm 14:25-27 A aparência de Absalão. Tanto Saul quanto Absalão eram muito atraentes à vista.</text:p>
      <text:p text:style-name="P2"/>
      <text:p text:style-name="P2">2 Sm 14:28-33 Joabe tem outro estratagema para fazer com que o rei receba Absalão. Podemos ver claramente que apesar de Davi ser um bom rei, ele era um pai que deixava a desejar em vários, vários aspectos.</text:p>
      <text:p text:style-name="P2"/>
      <text:h text:style-name="Heading_20_2" text:outline-level="2">#482</text:h>
      <text:p text:style-name="P2"/>
      <text:p text:style-name="P2">O evangelho tem dois lados... o lado do crer... e o lado do comportamento. Nosso comportamento demonstra o quanto cremos.</text:p>
      <text:p text:style-name="P2"/>
      <text:p text:style-name="P2">2 SAMUEL 15, Vers. 1-18</text:p>
      <text:p text:style-name="P2"/>
      <text:p text:style-name="P2">Depois de toda a graça com que Absalão foi tratado, agora seu coração traidor é revelado. (Depois de toda a bondade e graça de Deus para com o homem haver sido demonstrada na cruz trazendo salvação, mesmo com tudo isso, se levantará nesta terra o homem de pecado, o anticristo. Isso acontecerá após nós os crentes termos partido para a glória - 2 Ts 2:7-12. Absalão é uma clara figura do anticristo.</text:p>
      <text:p text:style-name="P2"/>
      <text:p text:style-name="P2">A última sentença do capítulo de ontem indicava que Absalão estava assumindo um lugar bem humilde diante de seu pai, mas repare na primeira sentença de nosso capítulo hoje, "depois disto" que mostra o verdadeiro coração de Absalão... que se exalta a si mesmo!</text:p>
      <text:p text:style-name="P2"/>
      <text:p text:style-name="P2">2 Sm 15:1-16 Absalão articula seus planos sutis. Há duas coisas que ele busca... Uma é minar o poder do rei, a outra promover a si próprio. Para isso ele usa de bajulação. Absalão nunca amou essas pessoas como Davi amou. </text:p>
      <text:p text:style-name="P2"/>
      <text:p text:style-name="P2">2 Sm 15:7 Isto provavelmente deveria ser "quatro" e não "quarenta". </text:p>
      <text:p text:style-name="P2"/>
      <text:p text:style-name="P2">2 Sm 15:7-9 Repare que Absalão usa o nome do Senhor enquanto mente para seu pai. Seu pai está completamente enganado.</text:p>
      <text:p text:style-name="P2"><text:soft-page-break/></text:p>
      <text:p text:style-name="P2">2 Sm 15:10 Ele tem seu plano bem articulado por todo o Israel, para iniciar uma rebelião contra seu pai.</text:p>
      <text:p text:style-name="P2"/>
      <text:p text:style-name="P2">2 Sm 15:11 Ele engana até estes 200 homens.</text:p>
      <text:p text:style-name="P2"/>
      <text:p text:style-name="P2">2 Sm 15:12 Pior - ele oferece sacrifícios ao Senhor enquanto planeja seus enganos!</text:p>
      <text:p text:style-name="P2"/>
      <text:p text:style-name="P2">2 Sm 15:13-18 O rei Davi deve agora reunir ao redor de si os poucos leais dentre o povo, e abandonar sua capital - Jerusalém.</text:p>
      <text:p text:style-name="P2"/>
      <text:h text:style-name="Heading_20_2" text:outline-level="2">#483</text:h>
      <text:p text:style-name="P2"/>
      <text:p text:style-name="P2">A frieza da alma leva-me a um sistema de homens.</text:p>
      <text:p text:style-name="P2"/>
      <text:p text:style-name="P2">2 SAMUEL 15, Vers. 19-37</text:p>
      <text:p text:style-name="P2"/>
      <text:p text:style-name="P2">Um maravilhoso exemplo de fidelidade a Davi pessoalmente, por um homem de um país inimigo (Filisteu). Leia estes versículos vagarosamente e entenda que o Rei Davi havia conquistado o coração de Itai de tal maneira que nada iria fazê-lo desistir de seguir completamente a Davi, inclusive com seus filhos pequenos. (Uma coisa é seguir o Senhor quando há uma porção de gente conosco, mas outra é fazer isso quando tudo é contrário e apenas alguns poucos estão conosco quando seguimos um Homem rejeitado.)</text:p>
      <text:p text:style-name="P2"/>
      <text:p text:style-name="P2">2 Sm 15:24-29 Um século antes disto, Israel não tinha um homem como Davi como cabeça. Em 1 Samuel 4:3-4 o povo e os sacerdotes entram em pânico quando são atacados, e carregam a arca sagrada para o campo de batalha, e a perdem para o inimigo. Em contraste, aqui Davi se recusa a usar um objeto sagrado e ordena que os sacerdotes levem a arca de volta a Jerusalém.</text:p>
      <text:p text:style-name="P2"/>
      <text:p text:style-name="P2">2 Sm 15:30-37 Repare o que Davi faz (no vers. 31). Ele derrama seu coração diante de Deus. Ele instrui os sacerdotes para que permaneçam com seu filho rebelde.</text:p>
      <text:p text:style-name="P2"/>
      <text:h text:style-name="Heading_20_2" text:outline-level="2">#484</text:h>
      <text:p text:style-name="P2"/>
      <text:p text:style-name="P2">Característico do homem... criar um deus que se adapte a ele... e depois se tornar como esse deus.</text:p>
      <text:p text:style-name="P2"/>
      <text:p text:style-name="P2">2 SAMUEL 16 e 17</text:p>
      <text:p text:style-name="P2"/>
      <text:p text:style-name="P2">2 Sm 16:1-4 Davi é enganado pelas mentiras de Ziba. Volte ao capítulo 9 para ver quem ele era. Davi acredita na mentira, e dá a Ziba toda a terra que pertencia a Mefibosete. Mas há uma bela sequência disto que iremos ver em breve.</text:p>
      <text:p text:style-name="P2"/>
      <text:p text:style-name="P2">2 Sm 16:5-14 Um contraste com os presentes dos versículos 1 e 2. Davi experimenta conforto e ódio. Frutos vindos de um - pedras e maldições vindos de outro. Neste caso, ouvimos o humilde rei impedindo que seus homens derramem sangue.</text:p>
      <text:p text:style-name="P2"/>
      <text:p text:style-name="P2"><text:soft-page-break/>2 Sm 16:15-23 Os dois conselheiros têm idéias opostas para Absalão. A mensagem é passada adiante e finalmente chega até Davi, que rapidamente cruza o rio Jordão.</text:p>
      <text:p text:style-name="P2"/>
      <text:p text:style-name="P2">2 Sm 17:23 O fim de Aitofel.</text:p>
      <text:p text:style-name="P2"/>
      <text:p text:style-name="P2">2 Sm 17:24-26 Absalão persegue Davi.</text:p>
      <text:p text:style-name="P2"/>
      <text:p text:style-name="P2">2 Sm 17:27-29 Davi tem amigos que possuem um coração terno e generoso e lhe enviam estes presentes. Que encorajamento todas essas coisas devem ter sido para Davi e para todos os que estavam com ele!</text:p>
      <text:p text:style-name="P2"/>
      <text:h text:style-name="Heading_20_2" text:outline-level="2">#485</text:h>
      <text:p text:style-name="P2"/>
      <text:p text:style-name="P2">Abraham Lincoln disse certa vez, "Posso ver como pode ser possível para um homem olhar para a terra e ser um ateu, mas não posso conceber como ele poderia olhar para cima, para os céus, e dizer que Deus não existe."</text:p>
      <text:p text:style-name="P2"/>
      <text:p text:style-name="P2">2 SAMUEL 18</text:p>
      <text:p text:style-name="P2"/>
      <text:p text:style-name="P2">2 Sm 18:1-5 Davi traça seus planos.</text:p>
      <text:p text:style-name="P2"/>
      <text:p text:style-name="P2">2 Sm 18:6-18 Chega o clímax. Absalão que era um homem tão ardiloso, vaidoso e mau, morre pendurado em uma árvore; sua cabeça (sua inteligência) preza nos galhos. Podemos pensar por que Deus nos dá todos estes detalhes... O que significam? No futuro haverá o período chamado de "tribulação". Ele ocorre logo depois de todos os crentes no Senhor Jesus serem levados repentinamente para o céu (pode ser hoje!). Então um homem aparecerá na terra de Israel, que se declarará como sendo o "Messias". (2 Ts 2:7-10). Deus permitirá que ele "roube" os corações de milhões de pessoas, enganando-as para que pensem que ele é o prometido. Então ele mudará de repente e anunciará que está contra Deus. Ele é o "Anticristo" (1 Jo 2:18, 4:3) que o Senhor Jesus lançará vivo no inferno (Ap 19:20. Ali ele é chamado também de "falso profeta"). Agora podemos entender melhor que Absalão é uma figura desse homem.</text:p>
      <text:p text:style-name="P2"/>
      <text:p text:style-name="P2">2 Sm 18:33 Se Davi sentiu tanto assim é difícil saber. O Senhor havia punido Absalão, e provavelmente ele deveria estar mais em sintonia com os pensamentos de Deus. Todavia isso nos mostra a bondade de Davi.</text:p>
      <text:p text:style-name="P2"/>
      <text:h text:style-name="Heading_20_2" text:outline-level="2">#486</text:h>
      <text:p text:style-name="P2"/>
      <text:p text:style-name="P2">O grande impedimento para a paz consistente é a dúvida em nossa mente, se somos realmente tão maus quanto Deus sabe que somos.</text:p>
      <text:p text:style-name="P2"/>
      <text:p text:style-name="P2">2 SAMUEL 19, Vers. 1-15</text:p>
      <text:p text:style-name="P2"/>
      <text:p text:style-name="P2">2 Sm 19:1-15 Os líderes do rei não gostam de ver a tristeza que Davi sentia por seu filho Absalão. Joabe fala de modo bem ríspido com Davi. É possível que Davi tenha exagerado na tristeza, esquecendo-se de que Deus estava na direção de tudo. Os tipos sempre falham de alguma maneira. Davi falha - mas o Senhor Jesus nunca falha! Tudo será perfeito quando o Senhor Jesus vier em poder.</text:p>
      <text:p text:style-name="P2"/>
      <text:h text:style-name="Heading_20_2" text:outline-level="2"><text:soft-page-break/>#487</text:h>
      <text:p text:style-name="P2"/>
      <text:p text:style-name="P2">O mundo é um imenso sistema construído por Satanás em torno do homem caído para mantê-lo insensível para com sua ruína.</text:p>
      <text:p text:style-name="P2"/>
      <text:p text:style-name="P2">2 SAMUEL 19, Vers. 16-40</text:p>
      <text:p text:style-name="P2"/>
      <text:p text:style-name="P2">2 Sm 19:16-23 Você se lembra do que este homem fez a Davi quando Davi estava fugindo? (16:5). Agora Davi aceita este homem com base em suas próprias palavras. (Durante o milênio haverá muitos que fingirão obediência, mas o que está verdadeiramente em seus corações virá para fora, e eles serão castigados) Procure se lembrar deste homem quando chegarmos a Salomão, filho do Rei Davi. Ele tem algo a dizer acerca de Simei.</text:p>
      <text:p text:style-name="P2"/>
      <text:p text:style-name="P2">2 Sm 19:24-30 Maravilhoso contraste. Não havia fingimento aqui. Volte ao capítulo 9, e também a 16:1-4. Mas hoje aprendemos o que verdadeiramente estava no coração de Mefibosete. Todo o tempo que Davi ficou fora, repare no que Mefibosete não fez! Repare também na diferença entre as palavras de Simei (vers. 20) quando falou ao Rei Davi... "Teu servo deveras confessa que pecou", e as palavras do fiel Mefibosete (vers. 30), quando ouviu que Ziba (vers. 26) havia recebido a Davi, disse "Tome ele também tudo." Ele estava satisfeito por ter Davi de volta, portanto não se importava com a propriedade que havia perdido. (Leia Hb 10:34).</text:p>
      <text:p text:style-name="P2"/>
      <text:p text:style-name="P2">2 Sm 19:31-40 Outro adorável caráter. Este homem não tinha interesse na glória ou nos prêmios terrenos. Ele amava Davi e o apoiou no tempo da sua rejeição. (Somos fiéis a Cristo durante o tempo da Sua rejeição?) Davi quer recompensar a Barzilai, mas não pode. O tipo mais uma vez falha. (Mas todos irão receber sua devida recompensa quando o Senhor Jesus voltar - 1 Co 4:5).</text:p>
      <text:p text:style-name="P2"/>
      <text:p text:style-name="P2">2 Sm 19:41-43 O povo tenta exceder um ao outro ao trazer seu rei de volta à sua amada capital. (Que dia glorioso está chegando quando o Senhor Jesus voltar para reinar sobre esta terra em justiça, e estaremos com Ele - Ezequiel 43:2 e Ap 5:10).</text:p>
      <text:p text:style-name="P2"/>
      <text:h text:style-name="Heading_20_2" text:outline-level="2">#488</text:h>
      <text:p text:style-name="P2"/>
      <text:p text:style-name="P2">Àquilo que Cristo morreu é o que Satanás se opõe... e temporariamente consegue.</text:p>
      <text:p text:style-name="P2"/>
      <text:p text:style-name="P1"><text:s/></text:p>
      <text:p text:style-name="P2">2 SAMUEL 20</text:p>
      <text:p text:style-name="P2"/>
      <text:p text:style-name="P2">Surge outro traidor - Seba. Você deve se lembrar de que Joabe foi substituído como general do exército de Davi por Amasa (19:13). Mas aqui vemos Joabe atuando de maneira firme e corajosa em favor do rei, para se livrar do traidor Seba, embora proceda de modo muito enganoso para com Amasa, matando-o. Joabe era sempre um homem muito duro para o gosto de Davi - 2 Samuel 3:27-39, principalmente o último versículo.</text:p>
      <text:p text:style-name="P2"/>
      <text:h text:style-name="Heading_20_2" text:outline-level="2">#489</text:h>
      <text:p text:style-name="P2"/>
      <text:p text:style-name="P2"><text:soft-page-break/>O orgulho continua sendo a tática principal de Satanás para com os homens de hoje. O orgulho é o maior de todos os pecados que nos afligem; de todos os nossos inimigos, é que morre mais devagar e da forma mais difícil.</text:p>
      <text:p text:style-name="P2"/>
      <text:p text:style-name="P2">2 SAMUEL 21</text:p>
      <text:p text:style-name="P2"/>
      <text:p text:style-name="P2">2 Sm 21:1-14 Esta parte prova um ponto muito importante... que Deus é santo, e que mesmo aquilo que foi feito há muito tempo e foi esquecido pelo povo, Deus Se lembra e exige que seja pago. "Deus pede conta do que passou." - Eclesiastes 3:15. Para entender este capítulo, devemos ler primeiro Josué 9:3-21. Uma promessa havia sido feita ao povo, e apesar de haver enganado a Josué, o povo não seria destruído. Mas o rei Saul, muitos anos mais tarde, em seu pretenso zelo pelo Senhor, mata alguns deles. Agora, vários anos depois, Deus manda uma fome por 3 anos. Davi pergunta ao Senhor e lhe é dito a causa. Há o perigo de se pensar que o que passou, passou. (Podemos participar de um grupo de cristãos e não perguntar como foi que surgiu. O fato de fecharmos nossos olhos não resolve nada. Devemos julgar tudo e nos separarmos do mal se quisermos ser abençoados pelo Senhor). Davi perguntou ao Senhor. (Lucas 22:9 é uma boa pergunta para fazermos). O equilíbrio deste capítulo nos mostra os sentimentos, a energia e força do povo de Davi quando sua própria força física começa a diminuir.</text:p>
      <text:p text:style-name="P2"/>
      <text:h text:style-name="Heading_20_2" text:outline-level="2">#490</text:h>
      <text:p text:style-name="P2"/>
      <text:p text:style-name="P2">A infidelidade é baseada na falsa presunção de que a mente humana é competente para julgar as coisas de Deus.</text:p>
      <text:p text:style-name="P2"/>
      <text:p text:style-name="P2">2 SAMUEL 22</text:p>
      <text:p text:style-name="P2"/>
      <text:p text:style-name="P2">O Salmo 18 é muito parecido com este capítulo. Uma combinação da história de Israel com Davi como um tipo do Messias. (Isto pode ser difícil de entender. Se assim for, apenas leia o capítulo). Que o Senhor possa ser avaliado por cada um de nós como Ele foi pelo Rei Davi. Conte quantas vezes Davi mostrou o apreço que tinha pelo Senhor ("Meu", "meu", "meu") vers. 2 e seguintes.</text:p>
      <text:p text:style-name="P2"/>
      <text:p text:style-name="P2">Repare as dores pelas quais a Pessoa passa, e então é trazido para fora delas como o Libertador. Uma história de dores e sofrimentos seguida por gozo e vitória.</text:p>
      <text:p text:style-name="P2"/>
      <text:h text:style-name="Heading_20_2" text:outline-level="2">#491</text:h>
      <text:p text:style-name="P2"/>
      <text:p text:style-name="P2">Satanás é... "o príncipe das potestades do ar." Ef 2:2; "o deus deste século" 2 Co 4:4; "o príncipe deste mundo" Jo 12:31, 14:30; "bramando como leão" 1 Pd 5:8. Pérgamo... onde está o trono de Satanás. Ap 2:13.</text:p>
      <text:p text:style-name="P2"/>
      <text:p text:style-name="P2">2 SAMUEL 23</text:p>
      <text:p text:style-name="P2"/>
      <text:p text:style-name="P2">Um contraste com o capítulo de ontem. Uma retrospectiva da vida de Davi. Começou com tantas esperanças, todavia nunca completamente realizadas. E ninguém conhecia melhor o Rei Davi do que ele mesmo! Vemos aqui uma combinação de gozo e tristeza. Gozo quando ele lembrou-se do verdadeiro Rei que vem, que Se sentará em seu trono... tristeza quando entendeu quão pobre ele era como figura dAquele que vem! E <text:soft-page-break/>todavia em tudo isso ele é um homem quebrado e humilhado. (Aprendemos que nossos fracassos não afetam nossa maravilhosa posição em Cristo. Mas o gozo de nossa posição é muito afetado por nossa vida. Devemos tudo a Cristo. À medida que entendemos isto, crescemos em graça).</text:p>
      <text:p text:style-name="P2"/>
      <text:p text:style-name="P2">2 Sm 23:8-39 Uma breve história dos principais pontos na vida dos poderosos homens que estiveram com Davi durante sua vida.</text:p>
      <text:p text:style-name="P2"/>
      <text:p text:style-name="P2">2 Sm 23:14-17 Que amor por Davi deve ter havido no coração daqueles homens para desejarem fazer tão grande coisa. Mas que graça vemos em Davi quando ele derrama a água na terra! Ele olhou para aquilo como se olhasse para o sangue daqueles homens!</text:p>
      <text:p text:style-name="P2"/>
      <text:p text:style-name="P2">2 Sm 23:18:39 Mais homens corajosos. (O crente hoje deve seguir adiante quieta e humildemente para o Senhor. Aceitar a vergonha, solidão, incompreensão, peda, e até perseguição por Ele, nos introduz a uma doce paz e confiança nEle. Então o Espírito nos une a outros - 2 Tm 2:22). Esses homens conheciam Davi. Isso lhes dava (e a nós) força e coragem. Logo devemos reinar com Cristo. Agora é nossa vez de sofrermos com Ele - 2 Tm 2:12.</text:p>
      <text:p text:style-name="P2"/>
      <text:h text:style-name="Heading_20_2" text:outline-level="2">#492</text:h>
      <text:p text:style-name="P2"/>
      <text:p text:style-name="P2">Quando as inclinações de nosso coração permanecem sem serem julgadas, Satanás tem poder para enganar.</text:p>
      <text:p text:style-name="P2"/>
      <text:p text:style-name="P2">2 SAMUEL 24</text:p>
      <text:p text:style-name="P2"/>
      <text:p text:style-name="P2">O triste fracasso de Davi. Ao invés de ficar satisfeito por saber que o Senhor era sua força, ele quer contar o povo para ver o quão forte era! (Êx 30:12, quando o povo era contado, cada um tinha que pagar pelo resgate de sua alma. Aqui nada foi pago, portanto veio o castigo de Deus).</text:p>
      <text:p text:style-name="P2"/>
      <text:p text:style-name="P2">2 Sm 24:3 Joabe não se importava tanto em agradar ao Senhor, mas ele sabia que o Senhor ficaria irado com seu tio, o Rei Davi.</text:p>
      <text:p text:style-name="P2"/>
      <text:p text:style-name="P2">2 Sm 24:4-9 Todavia o rei segue adiante.</text:p>
      <text:p text:style-name="P2"/>
      <text:p text:style-name="P2">2 Sm 24:10-14 A princípio parecia como se Deus não estivesse ligando, pois Ele permite que se passem nove meses e vinte dias! O Senhor viu tudo e dá a Davi três escolhas. Davi escolhe cair nas mãos de Deus ao invés de cair nas mãos dos homens. Por causa do amor por Davi, Deus não o poupou. Mas no meio da praga, e na própria cidade da qual a ordem foi inicialmente dada, a misericórdia se manifesta. A praga é barrada.</text:p>
      <text:p text:style-name="P2"/>
      <text:p text:style-name="P2">2 Sm 24:17 O homem culpado fala com Deus e é ouvido.</text:p>
      <text:p text:style-name="P2"/>
      <text:p text:style-name="P2">2 Sm 24:18-25 Um Gentio provê o lugar para um altar ser construído, para sacrifício ao Senhor. (Irá custar a você alguma coisa se quiser se separar de outros crentes para adorar a Deus em verdade). O local era o mesmo onde o grande templo de Salomão seria construído. (Isto é uma figura de um dia ainda mais importante que acontecerá neste mundo - uma conexão entre o céu e a terra. Pois perto daqui morreu nosso bendito Senhor Jesus sobre a cruz, derramando Seu precioso sangue, para que nós, crentes, possamos estar aptos para entrar na presença de Deus).</text:p>
      <text:p text:style-name="P2"><text:soft-page-break/></text:p>
      <text:h text:style-name="Heading_20_2" text:outline-level="2">#493</text:h>
      <text:p text:style-name="P2"/>
      <text:p text:style-name="P2">Satanás irá estragar aquilo que não puder impedir. </text:p>
      <text:p text:style-name="P2"/>
      <text:p text:style-name="P2">1 JOÃO 1</text:p>
      <text:p text:style-name="P2"/>
      <text:p text:style-name="P2">Em 1 e 2 Samuel ouvimos acerca de Deus escolhendo um rei para Seu povo Israel, e vimos a mão de Deus trabalhando por detrás dos eventos. O Rei Davi é uma figura do bendito Homem que Deus tinha em mente... nosso Senhor Jesus. Mil anos se passaram entre 2 Samuel e 1 João, e agora estamos lendo acerca do Senhor Jesus, tendo vindo a este mundo. Ele deu a cada crente aquilo que Ele próprio é... "vida eterna". É a vida que estava com o Pai desde a eternidade passada, e que está no Filho de Deus. É nesta vida que os crentes desfrutam de comunhão com Deus Pai e com Deus Filho. Assim podemos aprender que cada crente no Senhor Jesus é um dos filhos na família de Deus. Nascemos nessa família quando cremos no Senhor Jesus. Temos vida eterna... Jesus é vida eterna. Ele não poderia pecar, nem pode um crente nessa nova vida que recebemos dEle. Leia o cap. 3:9. Creia nisto e você irá desfrutar disto... viva isto e você será um Cristão saudável espiritualmente.</text:p>
      <text:p text:style-name="P2"/>
      <text:p text:style-name="P2">1 Jo 1:1-3 João escreveu sua epístola bem depois dos outros escritores. Os modernistas daqueles dias estavam dizendo que o Cristianismo era muito bom como um fundamento, mas que estava ficando velho, e novas idéias eram necessárias. Ouvimos o mesmo hoje. Assim João está mostrando que a PESSOA DE NOSSO SENHOR, a verdadeira manifestação da própria vida divina, lança por terra todos esses pensamentos.</text:p>
      <text:p text:style-name="P2"/>
      <text:p text:style-name="P2">1 Jo 1:4 Poucos de nós crentes conhecem a plenitude de gozo. Todavia é para nós todos. O gozo completo é mencionado pelo menos quatro vezes nas Escrituras. (1) Gozo completo pela obediência - João 15:9-11. (2) Gozo completo pela oração - João 16Ç24. (3) Gozo completo pela comunhão - João 17:13 e (4) nosso versículo. O Espírito Santo é a fonte dos pensamentos do crente em sua vida em Cristo, e Ele não pode dar pensamentos diferentes daqueles do Pai e do Filho. Deus nos tem dado a plena habilidade de desfrutar desta vida, mas precisamos entender que é só quando vivemos esta vida diariamente que somos felizes nEle.</text:p>
      <text:p text:style-name="P2"/>
      <text:p text:style-name="P2">1 Jo 1:6-7 Todo incrédulo anda em trevas, e todo crente anda na luz, pelo menos no que se refere à sua posição. Mas, com toda a certeza, um crente pode voltar suas costas para a luz, se for desobediente à Palavra de Deus. Todavia, a luz continuará brilhando sobre ele. Deus quer que todos os crentes sejam um em comunhão, mas nossa vida de obediência é o que produz esta comunhão.</text:p>
      <text:p text:style-name="P2"/>
      <text:p text:style-name="P2">1 Jo 1:8 um crente está enganado se disser isto.</text:p>
      <text:p text:style-name="P2"/>
      <text:p text:style-name="P2">1 Jo 1:9 O orgulho de nossa vontade é quebrado quando confessamos um pecado a Deus. (Poderíamos pedir perdão sem a consciência ter sido tocada; isto traria descuido e frieza à nossa vida).</text:p>
      <text:p text:style-name="P2"/>
      <text:p text:style-name="P2">1 Jo 1:10 Um incrédulo pode dizer isto, mas um crente não.</text:p>
      <text:p text:style-name="P2"/>
      <text:h text:style-name="Heading_20_2" text:outline-level="2"><text:soft-page-break/>#494</text:h>
      <text:p text:style-name="P2"/>
      <text:p text:style-name="P2">O diabo nunca seria capaz de realizar qualquer plano na Cristandade se não pudesse arranjar pessoas para se unirem às más que há nela.</text:p>
      <text:p text:style-name="P2"/>
      <text:p text:style-name="P2">1 JOÃO 2, Vers. 1-14</text:p>
      <text:p text:style-name="P2"/>
      <text:p text:style-name="P2">Temos um Advogado (alguém que intercede por outro, como um advogado faz). O Senhor Jesus cuida de nosso caso diante do Pai. Nossa parte é confessar o pecado a nosso Pai. Por causa do Seu Filho Ele nos perdoa, pois Jesus morreu uma vez por aqueles pecados. Pecados não confessados em nós trazem infelicidade.</text:p>
      <text:p text:style-name="P2"/>
      <text:p text:style-name="P2">1 Jo 2:1 As coisas anteriores foram escritas para que não pecássemos. Mas se pecarmos, Deus tem o remédio... Cristo, o Advogado.</text:p>
      <text:p text:style-name="P2"/>
      <text:p text:style-name="P2">1 Jo 2:3-6 A nova natureza de um crente é uma natureza obediente.</text:p>
      <text:p text:style-name="P2"/>
      <text:p text:style-name="P2">1 Jo 2:7-8 Isto prova que não está se referindo aos dez mandamentos, mas à Palavra de Deus.</text:p>
      <text:p text:style-name="P2"/>
      <text:p text:style-name="P2">1 Jo 2:9-11 Cegueira e escuridão são, ambas elas, características dos que não estão salvos.</text:p>
      <text:p text:style-name="P2"/>
      <text:p text:style-name="P2">1 Jo 2:12 Isto mexe com você? (nestas Epístolas, "filhinhos" são os crentes de qualquer idade que talvez não tenham conhecido o Senhor por muito tempo).</text:p>
      <text:p text:style-name="P2"/>
      <text:p text:style-name="P2">1 Jo 2:12-14 Três etapas do crescimento em um crente - filhinhos - jovens - e pais. Deus não quer que permanecemos como criancinhas.</text:p>
      <text:p text:style-name="P2"/>
      <text:h text:style-name="Heading_20_2" text:outline-level="2">#495</text:h>
      <text:p text:style-name="P2"/>
      <text:p text:style-name="P2">Quando Satanás consegue levar alguém a pecar (em uma assembléia), pode-se observar que ele também ataca a assembléia tentando dividi-la.</text:p>
      <text:p text:style-name="P2"/>
      <text:p text:style-name="P2">1 JOÃO 2, Vers. 15-29</text:p>
      <text:p text:style-name="P2"/>
      <text:p text:style-name="P2">1 Jo 2:15-17 "O mundo" refere-se ao espírito deste mundo, não o mundo físico. Nesta epístola João está escrevendo a nós, crentes, como pertencendo à família de Deus. Todo crente em Cristo faz parte dela. Estas palavras referem-se ao modo como nos comportamos.</text:p>
      <text:p text:style-name="P2"/>
      <text:p text:style-name="P2">1 Jo 2:18-19 Escutamos cada vez mais acerca de pessoas que afirmam ser "o Cristo"... Fique o mais longe possível delas. Sabemos que estamos nos "últimos tempos".</text:p>
      <text:p text:style-name="P2"/>
      <text:p text:style-name="P2">1 Jo 2:20 Todo crente que dá ouvidos à Palavra de Deus e se sujeita a ela escuta exatamente o mesmo que os outros que também se sujeitam. Isto é o que traz a unidade entre o povo do Senhor.</text:p>
      <text:p text:style-name="P2"/>
      <text:p text:style-name="P2">1 Jo 2:22-23 Duas imagens reconfortantes do Senhor Jesus... como o Cristo e como o Filho de Deus. Quando as pessoas negam isso, elas mentem. É muito importante crer nisto.</text:p>
      <text:p text:style-name="P2"/>
      <text:p text:style-name="P2">1 Jo 2:28 Enquanto você lê esta Epístola, pode ver que quase tudo que é mencionado está baseado no que o Senhor Jesus disse em Sua última <text:soft-page-break/>noite na Terra; Evangelho de João, capítulos 13, 14, 15 e 16. Leia esta versículo e depois leia João 14:3. Esta promessa lança fora toda ansiedade e perturbação em nossa vida.</text:p>
      <text:p text:style-name="P2"/>
      <text:h text:style-name="Heading_20_2" text:outline-level="2">#496</text:h>
      <text:p text:style-name="P2"/>
      <text:p text:style-name="P2">Tudo aquilo que Cristo deseja... Satanás sai a destruir.</text:p>
      <text:p text:style-name="P2"/>
      <text:p text:style-name="P2">1 JOÃO 3</text:p>
      <text:p text:style-name="P2"/>
      <text:p text:style-name="P2">1 Jo 3:1-2 Somos AGORA filhos de Deus. A próxima coisa a aprender é que viveremos como o Senhor Jesus quando Ele vier em glória. Toda a beleza, toda a excelência de Seu caráter serão reproduzidos em cada um de nós. Mas leia 2 Co 3:18 e aprenda que quanto mais nos parecermos com Ele ainda agora, mais como Ele nos tornamos!</text:p>
      <text:p text:style-name="P2"/>
      <text:p text:style-name="P2">1 Jo 3:5, 6, 9, 10 A terceira grande coisa a ser aprendida... O crente que verdadeiramente é do Senhor, não segue na prática do pecado, (não segue fazendo coisas que sabe serem contrárias à vontade de Deus). Ele tem duas naturezas, que se odeiam mutuamente. Sua nova natureza não pode pecar. Ele pode dizer, "a nova natureza em mim". (Então não alimentará a velha natureza, pois sabe que Deus a vê como morta - Rom 6:6).</text:p>
      <text:p text:style-name="P2"/>
      <text:p text:style-name="P2">1 Jo 3:14, 15, 17 Passamos da morte para a vida! Muitos crentes verdadeiros não sabem disso. Outra coisa... amamos os outros crentes. Se o amor tomou o lugar do ódio e do egoísmo em meu coração, então sei que passei da morte para a vida. Leia Jo 13:34-35. O teste de amor é este... se tenho condições para ajudar outros, eu ajudo.</text:p>
      <text:p text:style-name="P2"/>
      <text:p text:style-name="P2">1 Jo 3:19-21 O crente tem confiança em Deus. Aquele que não tem uma má consciência na presença de Deus, pode olhar para cima e falar com Deus em oração com alegria, como fala a um Amigo com quem está de bem. Mas se há pecados em nossa consciência, então não podemos pedir com confiança. Devemos confessá-los para sermos perdoados.</text:p>
      <text:p text:style-name="P2"/>
      <text:p text:style-name="P2">1 Jo 3:22 O crente tem poder para receber de Deus, pela oração, o que pedir. Mas precisamos ler o versículo todo! Se é para Deus nos ouvir, devemos antes ouvi-Lo! Repare as duas coisas diferentes. Há muitas coisas, que Deus não tratou explicitamente em Seu livro, que Ele gostaria que fizéssemos. Um pai gosta quando seus filhos fazem coisas que sabem que irão agradá-lo.</text:p>
      <text:p text:style-name="P2"/>
      <text:p text:style-name="P2">1 Jo 3:24 Temos o Espírito Santo em nós. Efésios 1:13; quão ricos somos!</text:p>
      <text:p text:style-name="P2"/>
      <text:h text:style-name="Heading_20_2" text:outline-level="2">#497</text:h>
      <text:p text:style-name="P2"/>
      <text:p text:style-name="P2">Deus nunca permite que Satanás vá além de atacar nossa carne; Deus permite que Satanás atribule nossa mente, e faça a carne sofrer exteriormente, a fim de que o homem interior possa ser guardado do mal. 2 Pd 4:1. Isto é sempre verdadeiro se a mão do Senhor estiver sobre uma pessoa até que ela reconheça o mal diante de Deus; e então vem o perdão da iniquidade.</text:p>
      <text:p text:style-name="P2"/>
      <text:p text:style-name="P2">1 JOÃO 4, Vers. 1-10</text:p>
      <text:p text:style-name="P2"><text:soft-page-break/></text:p>
      <text:p text:style-name="P2">1 Jo 4:1-6 Hoje em dia estamos ouvindo muito sobre o "mundo espírita". As pessoas correm atrás de palestrantes que dizem ter poderes sobrenaturais. Uma pessoa controlada por espíritos pode estar sendo controlada por Satanás. Nunca se esqueça de que há espírito mentirosos, assim como há pessoas mentirosas. Estes versículos nos dizem para provarmos os espíritos. Os falsos profetas são controlados por falsos espíritos. Eles são reais, e provém do próprio Satanás. Como devemos testá-los? Deste modo... eles confessam que Jesus é Divino? Deus nos disse que os demônios podem controlar pessoas. O crente é guardado desse poder de sermos controlados, mas podemos ser enganados se não aplicarmos este teste. É por isso que somos avisados tantas vezes neste Livro.</text:p>
      <text:p text:style-name="P2"/>
      <text:p text:style-name="P2">1 Jo 4:7-10 Este grave aviso é seguido pela certeza do amor de Deus. Veremos sete grandes verdades sobre o amor.</text:p>
      <text:p text:style-name="P2"/>
      <text:p text:style-name="P2">1 Jo 4:7 A primeira... o amor vem de Deus. Cada partícula de amor verdadeiro que existe no mundo veio de Deus. O amor verdadeiro se agrada em ajudar os outros. As pessoas falam muito de amor hoje em dia, mas a maior parte disso é egocentrismo. Todo aquele que ama é nascido de Deus. Não confunda afeição natural com o amor de Deus.</text:p>
      <text:p text:style-name="P2"/>
      <text:p text:style-name="P2">1 Jo 4:8 O amor é o que Deus é. Veja também 1:5. Luz e amor estão combinados em Deus. Toda a Bíblia repousa sobre estes dois grandes pilares.</text:p>
      <text:p text:style-name="P2"/>
      <text:p text:style-name="P2">1 Jo 4:9-10 Jesus Cristo é a suprema manifestação do amor de Deus. Mas isso é só um lado - o outro é que Ele enviou Seu Filho para ser a propiciação para nossos pecados. "Propiciação" significa isto: Deus foi ultrajado e insultado pelo pecado do homem. Mas o Senhor Jesus veio ao mundo e cumpriu uma tal obra ao Se sacrificar por nossos pecados, que Deus ficou completamente satisfeito e pode agora demonstrar misericórdia para conosco, que pecamos de modo tão horrível.</text:p>
      <text:p text:style-name="P2"/>
      <text:h text:style-name="Heading_20_2" text:outline-level="2">#498</text:h>
      <text:p text:style-name="P2"/>
      <text:p text:style-name="P2">Imediatamente após os crentes serem levados para a glória, os homens e mulheres se tornarão muito religiosos, mas extremamente ímpios.</text:p>
      <text:p text:style-name="P2"/>
      <text:p text:style-name="P2">1 JOÃO 4, Vers. 11-21</text:p>
      <text:p text:style-name="P2"/>
      <text:p text:style-name="P2">1 Jo 4:11 Isto parece simples, mas será que é assim conosco?</text:p>
      <text:p text:style-name="P2"/>
      <text:p text:style-name="P2">1 Jo 4:12-26 Que pensamento poderoso este, de que estamos em Deus e Ele está em nós.</text:p>
      <text:p text:style-name="P2"/>
      <text:p text:style-name="P2">1 Jo 4:17 Quando estivermos diante do Senhor no Tribunal de Cristo, nos sentiremos perfeitamente à vontade, pois seremos como Ele é! Já somos como Ele agora! Mas vivenciamos isto em nossa vida?</text:p>
      <text:p text:style-name="P2"/>
      <text:p text:style-name="P2">1 Jo 4:18 Aprender mais do Seu amor é ser liberto de todo o medo.</text:p>
      <text:p text:style-name="P2"/>
      <text:p text:style-name="P2">1 Jo 4:19 O amor não começa com nós amando a Deus, mas com Ele nos amando.</text:p>
      <text:p text:style-name="P2"/>
      <text:h text:style-name="Heading_20_2" text:outline-level="2"><text:soft-page-break/>#499</text:h>
      <text:p text:style-name="P2"/>
      <text:p text:style-name="P2">Qualquer coisa que enfraqueça a atração a Cristo destrói todo poder. Satanás não pode encontrar uma brecha em um coração que está cheio de Cristo.</text:p>
      <text:p text:style-name="P2"/>
      <text:p text:style-name="P2">1 JOÃO 5</text:p>
      <text:p text:style-name="P2"/>
      <text:p text:style-name="P2">1 Jo 5:1 Todo verdadeiro crente no Senhor Jesus Cristo é um filho de Deus, O qual é onisciente, eterno, santo, poderoso. Com um Pai como este, que grande é nossa responsabilidade!</text:p>
      <text:p text:style-name="P2"/>
      <text:p text:style-name="P2">1 Jo 5:4-5 Todo crente verdadeiro conquistou a vitória sobre o mundo! O mundo é inimigo de Deus. Faz tudo o que pode para nos arrastar para a derrota. A fé diária em Cristo é o que nos capacita a obter esta vitória sobre o mundo.</text:p>
      <text:p text:style-name="P2"/>
      <text:p text:style-name="P2">1 Jo 5:6-10 Todo crente verdadeiro tem o Espírito Santo em si. O Espírito é verdade, e Ele é uma testemunha da verdade para nós. Palavras fortes estas!</text:p>
      <text:p text:style-name="P2"/>
      <text:p text:style-name="P2">1 Jo 5:11-13 Todo crente verdadeiro tem a vida eterna (13o. versículo).</text:p>
      <text:p text:style-name="P2"/>
      <text:p text:style-name="P2">1 Jo 5:14-15 Todo crente verdadeiro tem confiança em Deus, de modo que tudo o que pedimos a Deus, se for de acordo com Sua vontade, Ele ouve. Sabemos se é conforme a Sua vontade quando prestamos atenção à Sua Palavra e a obedecemos.</text:p>
      <text:p text:style-name="P2"/>
      <text:p text:style-name="P2">1 Jo 5:16-17 Todo crente verdadeiro tem poder em oração, para si mesmo, e para outros. A última parte do versículo poderia se referir a um crente que segue em uma vida de desobediência... pode acabar com o Senhor levando essa pessoa. Evidentemente tais pessoas estão salvas - 1 Co 11:30.</text:p>
      <text:p text:style-name="P2"/>
      <text:p text:style-name="P2">1 Jo 5:18 Todo crente verdadeiro desfruta de perfeita segurança.</text:p>
      <text:p text:style-name="P2"/>
      <text:p text:style-name="P2">1 Jo 5:20 Todo crente verdadeiro recebeu conhecimento dado por Deus. Ele conhece a Deus! Grandes cientistas podem ser capazes de levar o homem à lua, mas não podem incutir o conhecimento de Deus em um homem!</text:p>
      <text:p text:style-name="P2"/>
      <text:h text:style-name="Heading_20_2" text:outline-level="2">#500</text:h>
      <text:p text:style-name="P2"/>
      <text:p text:style-name="P2">Satanás incentiva... sejam "como Deus." Gn 3:5.</text:p>
      <text:p text:style-name="P2"/>
      <text:p text:style-name="P2">2 JOÃO</text:p>
      <text:p text:style-name="P2"/>
      <text:p text:style-name="P2">O amor em verdade e a verdade em amor, é o caráter deste livro.</text:p>
      <text:p text:style-name="P2"/>
      <text:p text:style-name="P2">2 Jo 4 Temos a verdade, pois a Palavra de Deus é verdade. Mas é algo bem diferente andar na verdade (viver a verdade). O apóstolo João se regozijava muito quando via isto nos filhos dessa mulher.</text:p>
      <text:p text:style-name="P2"/>
      <text:p text:style-name="P2">2 Jo 5-6 Andar na verdade é a própria demonstração de amor para com outros crentes.</text:p>
      <text:p text:style-name="P2"/>
      <text:p text:style-name="P2">2 Jo 7 Andar na verdade nos protege de enganadores.</text:p>
      <text:p text:style-name="P2"><text:soft-page-break/></text:p>
      <text:p text:style-name="P2">2 Jo 9-11 A verdade está centralizada em Cristo. Ele é verdade (Jo 14:6). Ele é Deus feito Homem. É este o significado da "doutrina de Cristo". A senhora devia manter fora de sua casa todos os que não estivessem em conformidade com essa doutrina. Os pecados daqueles que não guardassem essa doutrina seriam transferidos para ela se permitisse que entrassem em sua casa e se os saudasse. Se pensamos que podemos ganhar para Cristo Mórmons ou Testemunhas de Jeová por permitir que entrem em nossa casa para discutir, estamos desobedecendo a Palavra de Deus. (Ambos negam que Jesus é o divino Filho de Deus).</text:p>
      <text:p text:style-name="P2"/>
      <text:h text:style-name="Heading_20_2" text:outline-level="2">#501</text:h>
      <text:p text:style-name="P2"/>
      <text:p text:style-name="P2">Os apóstolos de Satanás não são os donos de bares ou traficantes de escravos, mas são, em sua maioria, "ministros de justiça". 2 Co 11:15.</text:p>
      <text:p text:style-name="P2"/>
      <text:p text:style-name="P2">3 JOÃO</text:p>
      <text:p text:style-name="P2"/>
      <text:p text:style-name="P2">Em 2 João lemos de um lar que devia ser um santuário (lugar de habitação) da verdade. Em 3 João lemos da casa de Gaio que devia ser "hospedeira" da verdade. Gaio era o colaborador da verdade - e nós? (2 João avisa quem deve ser mantido fora... 3 João dá as boas vindas a todos os que andam em obediência).</text:p>
      <text:p text:style-name="P2"/>
      <text:p text:style-name="P2">3 Jo 1-6 Que lar maravilhoso deve ter sido este para ser visitado. Todos aqueles que andavam na verdades sentiam-se à vontade aqui.</text:p>
      <text:p text:style-name="P2"/>
      <text:p text:style-name="P2">3 Jo 5 Tudo que ele fazia era feito com fidelidade.</text:p>
      <text:p text:style-name="P2"/>
      <text:p text:style-name="P2">3 Jo 7 É correto para os crentes receberem dinheiro de incrédulos? Aqui está a resposta das Escrituras.</text:p>
      <text:p text:style-name="P2"/>
      <text:p text:style-name="P2">3 Jo 9-10 Diótrefes amava, mas não a verdade. O amor próprio é o oposto do amor divino. Ele estava na assembléia de crentes, o que torna seus atos ainda piores.</text:p>
      <text:p text:style-name="P2"/>
      <text:p text:style-name="P2">3 Jo 12 Demétrio era um seguidor daquilo que era bom. É bom que deixemos uma boa impressão a nosso respeito.</text:p>
      <text:p text:style-name="P2"/>
      <text:h text:style-name="Heading_20_2" text:outline-level="2">#502</text:h>
      <text:p text:style-name="P2"/>
      <text:p text:style-name="P2">Deus, hoje, deu a Satanás a capacidade de produzir os resultados desejados. </text:p>
      <text:p text:style-name="P2"/>
      <text:p text:style-name="P2">FILEMOM</text:p>
      <text:p text:style-name="P2"/>
      <text:p text:style-name="P2">Uma adorável carta mostrando-nos como essa vida eterna de que temos lido funciona no dia a dia. A carta fala de um escravo chamado Onésimo que fugiu de seu senhor, Filemom, e acabou em Roma. Aqui ele encontrou o apóstolo Paulo, e foi salvo. Paulo o envia de volta a seu senhor com esta carta.</text:p>
      <text:p text:style-name="P2"/>
      <text:p text:style-name="P2">Fl 1-9 Uma introdução ardente a Filemom, um querido amigo e irmão (no Senhor) de Paulo.</text:p>
      <text:p text:style-name="P2"/>
      <text:p text:style-name="P2"><text:soft-page-break/>Fl 2 "A igreja que está em tua casa". Podemos ver que a palavra "igreja" não significa o que muitas pessoas fazem do nome - um prédio de tijolos ou pedras. Significa uma assembléia, e esta assembléia reunia-se na casa mencionada aqui.</text:p>
      <text:p text:style-name="P2"/>
      <text:p text:style-name="P2">Fl 10 Ao que parece Onésimo encontrou-se com Paulo na prisão e foi salvo por seu intermédio. Quão maravilhosos são os caminhos de Deus.</text:p>
      <text:p text:style-name="P2"/>
      <text:p text:style-name="P2">Fl 11 Aparentemente Onésimo não era um servo muito confiável, mas agora que está salvo, tudo será diferente. Quando nos achegamos a Cristo, toda a nossa vida é mudada.</text:p>
      <text:p text:style-name="P2"/>
      <text:p text:style-name="P2">Fl 12-14 A vida do homem recém convertido é mudada de tal maneira que Paulo gostaria de tê-lo consigo.</text:p>
      <text:p text:style-name="P2"/>
      <text:p text:style-name="P2">Fl 15-16 Ele saiu como um escravo fugitivo, e retorna como um irmão amado!</text:p>
      <text:p text:style-name="P2"/>
      <text:p text:style-name="P2">Fl 17 "Recebe-o como a mim mesmo"! Receber um escravo fugitivo como o apóstolo! Sim, e quando nós encontramos o mais humilde crente no Senhor, deveríamos nos recordar disto também. Repare finalmente que em Cl 4:9 lemos "Onésimo, amado e fiel irmão". Quão feliz foi o final de tudo isso.</text:p>
      <text:p text:style-name="P2"/>
      <text:h text:style-name="Heading_20_2" text:outline-level="2">#503</text:h>
      <text:p text:style-name="P2"/>
      <text:p text:style-name="P2">A corrupção daquilo que está entre as coisas mais excelentes é a pior corrupção.</text:p>
      <text:p text:style-name="P2"/>
      <text:p text:style-name="P2">JUDAS, vers. 1-13</text:p>
      <text:p text:style-name="P2"/>
      <text:p text:style-name="P2">Ao que parece, Judas é a mesma pessoa que Judas, o apóstolo (Lucas 6:16 e João 14:22), e Lebeu ou Tadeu (Mt 10:3 e At 1:13).</text:p>
      <text:p text:style-name="P2"/>
      <text:p text:style-name="P2">Jd 3-4 Judas havia desejado escrever acerca do gozo de ser um crente no Senhor Jesus Cristo, mas por causa dos homens infiéis que haviam surgido entre eles, ao invés disso ele teve que escrever um sério aviso! Judas, o escritor, tem que voltar aos princípios fundamentais da fé. Nosso mundo ocidental antes era uma área verdadeiramente Cristã, mas quase que abandonou totalmente a verdade do Cristianismo. Todavia, Deus continua retendo o mal. Depois de partirmos, o mal virá como uma inundação (2 Ts 2:7-8). Mas "o mistério da iniquidade já opera". Nas Epístolas de Pedro, isto acontecia no mundo... nas de João é visto como atingindo as assembléias (1 Jo 2:19)... em Judas está entrando naquilo que professa ser a "igreja". (Precisamos da Epístola de Judas agora, pois muitos de nossos leitores não estão conscientes dos ensinos errôneos aos quais estão se expondo. Leia cuidadosamente o quarto versículo. Estariam eles cientes do que estava ocorrendo?)</text:p>
      <text:p text:style-name="P2"/>
      <text:p text:style-name="P2">Jd 5-13 Quatro grupos são descritos aqui, como exemplos da apostasia - (que significa abandono da verdade que antes possuíam)... (1) Aqueles que saíram do Egito, todavia nunca chegaram à terra prometida... (2) Anjos que abandonaram sua posição inicial... (3) Pessoas de Sodoma e Gomorra... que voltaram a cair na imoralidade... (4) Aqueles que estavam se infiltrando entre os crentes.</text:p>
      <text:p text:style-name="P2"/>
      <text:h text:style-name="Heading_20_2" text:outline-level="2"><text:soft-page-break/>#504</text:h>
      <text:p text:style-name="P2"/>
      <text:p text:style-name="P2">Cuidado com os "SE's" do Diabo.</text:p>
      <text:p text:style-name="P2"/>
      <text:p text:style-name="P2">JUDAS, vers. 14:25</text:p>
      <text:p text:style-name="P2"/>
      <text:p text:style-name="P2">Jd 14-15 Estes dois versículos deveriam nos fazer inclinar nossa cabeça de espanto e louvor a Deus... Três homens estão envolvidos aqui... Enoque, Moisés e Judas. Aproximadamente 1.100 anos separavam os dois primeiros, e 1.300 anos os dois últimos. Nenhuma pessoa escapará se não for salva. Nada ficou registrado do que Enoque disse antes que Moisés escrevesse o livro de Gênesis. Além disso, não há nada escrito no Antigo Testamento a respeito destas declarações que Judas escreveu sua Epístola (carta)! Assim, Judas escreve que Enoque havia profetizado do juízo dos ímpios quando o Senhor Jesus viesse com dez mil de Seus santos! Os eventos ao nosso redor hoje (cerca de 2.400 anos mais tarde) estão ocorrendo de forma tão rápida que nos mostram estarmos vivendo bem nos últimos dias. Lembre-se sempre de que estes eventos acontecerão 7 anos (ou cerca de 7 anos) após nós os crentes termos sidos arrebatados para estar com o Senhor para sempre.</text:p>
      <text:p text:style-name="P2"/>
      <text:p text:style-name="P2">Jd 18 Há escarnecedors hoje? Você pode responder!</text:p>
      <text:p text:style-name="P2"/>
      <text:p text:style-name="P2">Jd 20-25 Que maravilhoso contraste para o crente! Sua responsabilidade é... edificar - orar - conservar - esperar.</text:p>
      <text:p text:style-name="P2"/>
      <text:h text:style-name="Heading_20_2" text:outline-level="2">#505</text:h>
      <text:p text:style-name="P2"/>
      <text:p text:style-name="P2">Há 100 anos, os homens não eram capazes de fazer às claras o que faziam às escondidas. Mas hoje, estão fazendo tudo às claras.</text:p>
      <text:p text:style-name="P2"/>
      <text:p text:style-name="P2">1 REIS 1, vers. 1-27</text:p>
      <text:p text:style-name="P2"/>
      <text:p text:style-name="P2">Hoje voltamos ao Antigo Testamento para olhar mais algumas figuras! 1 e 2 Reis são uma continuação de 1 e 2 Samuel. O Rei Davi é uma figura de Cristo conquistando uma vitória maravilhosa contra Satanás e o poder do mal; Salomão é uma figura de Cristo em paz, prosperidade e sabedoria, reinando sobre a Terra no milênio.</text:p>
      <text:p text:style-name="P2"/>
      <text:p text:style-name="P2">1 Rs 1:1-4 Diferentes esforços foram feitos para manter o Rei Davi vivo; todos métodos humanos.</text:p>
      <text:p text:style-name="P2"/>
      <text:p text:style-name="P2">1 Rs 1:5-10 Mesmo depois de Davi haver morrido, outro de seus filhos, Adonias, rebela-se e proclama a si mesmo o novo rei. Você deve se lembrar de que Deus disse que a espada nunca se apartaria da família de Davi (porque ele havia pecado - 2 Sm 12:10), portanto aqui ela cai outra vez. Davi foi um bom rei, mas um pai sofrível. Ele nunca corrigiu seu filho. Adonias não queria ter consigo aqueles que tivessem se devotado ao rei escolhido por Deus, Davi.</text:p>
      <text:p text:style-name="P2"/>
      <text:p text:style-name="P2">1 Rs 1:11-27 Bate-Seba e Natã parecem preocupados com sua própria segurança e com a dúvida se Salomão seria rei ou não.</text:p>
      <text:p text:style-name="P2"/>
      <text:h text:style-name="Heading_20_2" text:outline-level="2">#506</text:h>
      <text:p text:style-name="P2"/>
      <text:p text:style-name="P2"><text:soft-page-break/>Satanás tem poder contra os argumentos, contra o conhecimento, mas não contra obediência... se estivermos agindo conforme a Palavra, sem nenhuma vontade própria.</text:p>
      <text:p text:style-name="P2"/>
      <text:p text:style-name="P2">1 REIS 1, Vers. 28-53</text:p>
      <text:p text:style-name="P2"/>
      <text:p text:style-name="P2">1 Rs 1:28-40 Rei, sacerdote e profeta (vers. 28 e 32) estão juntos. (No milênio este será o lugar de Cristo; Ele é as três coisas - veja Apocalipse 19:16; Hebreus 7:21-28). Salomão é proclamando rei de Israel. Por volta do ano 1015 A.C. E reinou por 40 anos. Deus o escolheu para ser um rei sábio, para tomar as decisões certas e governar sobre Israel na época de sua mais elevada glória, prosperidade, unidade e paz.</text:p>
      <text:p text:style-name="P2"/>
      <text:p text:style-name="P2">1 Rs 1:41-53 As notícias da escolha de Deus traz medo àqueles que desejavam que Adonias fosse rei. (Ele era o irmão mais velho de Salomão). Ele é outra figura da época que ainda está para vir na tribulação, quando a cabeça do Império Romano revivido (que está se formando na Europa agora com 12 nações formando uma união econômica) é chamada de "Besta" (Apocalipse 13:1). Então existirá um outro homem, o "homem de pecado", o "anticristo", que tentará dominar o mundo. O Senhor Jesus aparecerá repentinamente no céu, (e nós, os crentes, com Ele), e vencerá esses dois homens (Ap 19:19 a 21) e os lançará vivos no inferno. Então o Senhor Jesus será o Governante do mundo por 1000 anos. Assim, em nosso capítulo, vemos uma figura de tudo isso. Você não sente seu coração tremer quando percebe que o Senhor Jesus ainda terá Seu lugar de direito neste mundo?</text:p>
      <text:p text:style-name="P2"/>
      <text:h text:style-name="Heading_20_2" text:outline-level="2">#507</text:h>
      <text:p text:style-name="P2"/>
      <text:p text:style-name="P2">Hoje, Satanás pode, e irá, se apresentar, no momento em que eu falhar em me apoiar somente em Deus... (Algo fácil de ser visto!)</text:p>
      <text:p text:style-name="P2"/>
      <text:p text:style-name="P2">1 REIS 2</text:p>
      <text:p text:style-name="P2"/>
      <text:p text:style-name="P2">1 Rs 2:1-4 Que palavras maravilhosas para todos nós aplicarmos em nossa vida. O que Deus promete fazer aqui para Salomão, Ele fará também para você, mas isto exige obediência a Deus. Vamos experimentar!</text:p>
      <text:p text:style-name="P2"/>
      <text:p text:style-name="P2">1 Rs 2:5-9 Davi mostra misericórdia para com Joabe e Simei, mas estes dois homens não se arrependeram, portanto seu castigo deve ser ministrado pelo sábio Salomão. E como Davi se recordava de seus maus feitos, ele também se lembrava da bondade de Barzilai (2 Samuel 19:31-38).</text:p>
      <text:p text:style-name="P2"/>
      <text:p text:style-name="P2">1 Rs 2:13-25 Sem arrependimento - sem bênção! Adonias sabia quem era a escolha de Deus - vers. 15, mas ao invés de ir pessoalmente até Salomão e se humilhar em confissão, ele envia a mãe do rei para tentar obter um favor para si.</text:p>
      <text:p text:style-name="P2"/>
      <text:p text:style-name="P2">1 Rs 2:26-27 A fidelidade de Abiatar a Davi não é esquecida. Mas Abiatar não havia continuado com a escolha de Deus, mas havia se colocado do lado de Adonias (cap. 1, vers. 7), e agora ele perde seu lugar de favorecimento como sacerdote).</text:p>
      <text:p text:style-name="P2"/>
      <text:p text:style-name="P2">1 Rs 2:28-35 Joabe havia sido o general do exército de Davi, mas não havia se comportado de acordo com os desejos do rei.</text:p>
      <text:p text:style-name="P2"><text:soft-page-break/></text:p>
      <text:p text:style-name="P2">1 Rs 2:36-46 Uma forma simples de se evitar a morte, mas após três anos Simei já não se recorda das palavras do rei. Isto lhe custa a vida. (Estes dois capítulos são fortes lembretes de que nossa vida será revista diante de Deus).</text:p>
      <text:p text:style-name="P2"/>
      <text:h text:style-name="Heading_20_2" text:outline-level="2">#508</text:h>
      <text:p text:style-name="P2"/>
      <text:p text:style-name="P2">Minha condição é o que me leva a cair na cilada que o inimigo prepara para mim.</text:p>
      <text:p text:style-name="P2"/>
      <text:p text:style-name="P2">1 REIS 3</text:p>
      <text:p text:style-name="P2"/>
      <text:p text:style-name="P2">1 Rs 3:1 "Se aparentou" significa que "uniu-se", por causa do matrimônio, ao rei do Egito. Este foi primeiro passo de Salomão no caminho errado. "A trouxe à cidade de Davi" - ela não pertence ao palácio real. "Até que acabasse de edificar a sua casa". Salomão deu mais importância a terminar sua própria casa do que a casa do Senhor. "A muralha de Jerusalém" devia ter ocupado um lugar de maior importância em seus pensamentos, e isso teria guardado Salomão de cometer seu primeiro erro.</text:p>
      <text:p text:style-name="P2"/>
      <text:p text:style-name="P2">1 Rs 3:3 Mas existe esperança para coisas melhores, pois seu coração era correto. (Quanto mais próximos ficamos do Senhor, mais iremos ver coisas em nossa vida da maneira como Ele as vê, sejam boas ou ruins).</text:p>
      <text:p text:style-name="P2"/>
      <text:p text:style-name="P2">1 Rs 3:4-9 Em alguns aspectos Salomão fez o que era correto; eis um exemplo. O Senhor ficou satisfeito.</text:p>
      <text:p text:style-name="P2"/>
      <text:p text:style-name="P2">1 Rs 3:10-15 Salomão recebeu poder vindo de Deus, tinha entendimento, e recebeu muito mais do que poderia imaginar. Ele responde com louvor e ações de graças a Deus, com o povo de Deus, no lugar indicado por Deus.</text:p>
      <text:p text:style-name="P2"/>
      <text:p text:style-name="P2">1 Rs 3:16-28 A sabedoria de Deus opera em um mundo de pecado e egoísmo! (Se andamos com Deus a cada dia, Ele nos levará a fazer as escolhas certas para a Sua honra, e outros verão os resultados).</text:p>
      <text:p text:style-name="P2"/>
      <text:h text:style-name="Heading_20_2" text:outline-level="2">#509</text:h>
      <text:p text:style-name="P2"/>
      <text:p text:style-name="P2">Quanto mais na frente de batalha alguém se encontra, mais ele estará exposto aos dardos inflamados. Quanto mais você levar o testemunho dos pensamentos de Deus, da vontade de Deus, e do lugar que os santos têm na mente de Deus, mais você estará sujeito aos ataques de Satanás.</text:p>
      <text:p text:style-name="P2"/>
      <text:p text:style-name="P2">1 REIS 4</text:p>
      <text:p text:style-name="P2"/>
      <text:p text:style-name="P2">1 Rs 4:1-28 Tudo estava em perfeita ordem sob o rei de Deus e todo o povo estava contente. Estes capítulos nos apresentam uma pequena figura do Reino de Cristo no milênio. Naquela época futura, Israel (todas as doze tribos) estará alegremente reunido ao credor de Cristo, seu Rei, e nada faltará - vers. 17!</text:p>
      <text:p text:style-name="P2"/>
      <text:p text:style-name="P2">1 Rs 4:20 Não podemos passar por este versículo sem um comentário. Parece-se demais com uma festa desenfreada ou com satisfação própria (como vemos descrito dos loucos de Lucas 12:19). Todavia, é realmente <text:soft-page-break/>uma figura do milênio futuro, quando todos desfrutarão de paz pessoal. Mas para hoje, o crente está em um mundo onde não há paz. Ao invés de agirmos assim, devemos ser testemunhas de um Cristo rejeitado. Por isso temos o maravilhoso versículo de Romanos 14:17; pense nisto.</text:p>
      <text:p text:style-name="P2"/>
      <text:p text:style-name="P2">1 Rs 4:29-34 Do maior para o menor, Salomão estava sobre todas as coisas e podia falar com inteligência de qualquer assunto. O vers. 34 nos faz lembrar de Zacarias 14:16, pois Cristo é "o Rei".</text:p>
      <text:p text:style-name="P2"/>
      <text:h text:style-name="Heading_20_2" text:outline-level="2">#510</text:h>
      <text:p text:style-name="P2"/>
      <text:p text:style-name="P2">Satanás não tem qualquer poder enquanto a alma estiver andando em obediência à Palavra de Deus.</text:p>
      <text:p text:style-name="P2"/>
      <text:p text:style-name="P2">1 REIS 5</text:p>
      <text:p text:style-name="P2"/>
      <text:p text:style-name="P2">1 Rs 5:1-11 Não apenas todo o Israel está se regozijando sob seu rei, mas aqui está um rei Gentio fazendo alegremente o que Salomão pede! No reino de Cristo, toda a Terra irá obedecê-Lo. Lucas 2:14 se cumprirá.</text:p>
      <text:p text:style-name="P2"/>
      <text:p text:style-name="P2">1 Rs 5:12-18 Muitas mãos ocupadas com uma construção. Provavelmente o mais magnífico e caro edifício já construído nesta Terra. O próprio Deus fala sobre isto. Leia o que Ele falou no capítulo 9:3. Estas palavras nos fazem entender que o templo é uma figura do grande e glorioso reino de Cristo durante os 1000 anos conhecidos como milênio. Embora este edifício tenha sido depois destruído, depois reconstruído e outra vez destruído, ele será novamente construído. Mas as Escrituras sempre referem-se a ele como uma casa. Leia Ageu 2:9. Quando o Senhor Jesus estava na Terra, Ele o chamava de "casa de Meu Pai" - João 2:16.</text:p>
      <text:p text:style-name="P2"/>
      <text:p text:style-name="P2">1 Rs 5:17 Interessante versículo. As pedras têm três descrições. Com estas palavras na mente, abra em Ef 2:19-22 para ver que você (cada crente) é uma pedra no templo que Deus está agora construindo. Isto não enche seu coração de gozo?</text:p>
      <text:p text:style-name="P2"/>
      <text:h text:style-name="Heading_20_2" text:outline-level="2">#511</text:h>
      <text:p text:style-name="P2"/>
      <text:p text:style-name="P2">Não é a força do inimigo que devo temer, mas minha própria iniquidade que me enfraquece.</text:p>
      <text:p text:style-name="P2"/>
      <text:p text:style-name="P2">1 REIS 6</text:p>
      <text:p text:style-name="P2"/>
      <text:p text:style-name="P2">1 Rs 6:1-10 Este edifício era maior que doze vezes o tamanho do tabernáculo. O tabernáculo havia sido feito de tábuas que podiam ser desmontadas e transportadas (necessário para viajar pelo deserto), mas este templo foi construído de pedras, como um edifício permanente na terra prometida. Este templo foi edificado sem que se ouvisse o som de uma ferramenta humana sequer - vers. 7.</text:p>
      <text:p text:style-name="P2"/>
      <text:p text:style-name="P2">1 Rs 6:11-13 Uma bênção maior para Israel dependia da fidelidade de Salomão.</text:p>
      <text:p text:style-name="P2"/>
      <text:p text:style-name="P2">1 Rs 6:14-22 A árvore de cedro representa a glória do homem na sua melhor forma. Ela fica completamente escondida neste templo por ser completamente coberta com ouro, (justiça divina). O "oráculo" era a <text:soft-page-break/>sala para a arca - vers. 19, e ali estava também o altar - vers. 22, como no tabernáculo, embora tudo fosse de tamanho maior, exceto a arca.</text:p>
      <text:p text:style-name="P2"/>
      <text:p text:style-name="P2">1 Rs 6:23-28 Os querubins para a arca estão conectados com esta sala também. No milênio haverá o governo do Senhor para controlar tudo perfeitamente e para julgar os pecados todos os dias. Querubins (seres celestiais) executam o castigo de Deus para os pecados.</text:p>
      <text:p text:style-name="P2"/>
      <text:p text:style-name="P2">1 Rs 6:29-36 O tabernáculo tinha um véu de linho em fronte da sala na qual a arca permanecia, mas neste templo há portas dobráveis de madeira cobertas com ouro. No Cristianismo nós os crentes não temos "portas" que nos impeçam de entrar na presença de Deus - Hebreus 10:19-22; mas Israel não poderia e nem terá o privilégio de uma posição de tamanha liberdade.</text:p>
      <text:p text:style-name="P2"/>
      <text:p text:style-name="P2">1 Rs 6:37-38 O templo é completado.</text:p>
      <text:p text:style-name="P2"/>
      <text:h text:style-name="Heading_20_2" text:outline-level="2">#512</text:h>
      <text:p text:style-name="P2"/>
      <text:p text:style-name="P2">As artimanhas de Satanás... o remédio absoluto de Deus... e nossa responsabilidade de estarmos cientes de ambas as coisas.</text:p>
      <text:p text:style-name="P2"/>
      <text:p text:style-name="P2">1 REIS 7, Vers. 1-22</text:p>
      <text:p text:style-name="P2"/>
      <text:p text:style-name="P2">1 Rs 7:1-12 A casa do rei era mais de 4 vezes maior que o templo e exigiu de Salomão quase o dobro do tempo para construi-la. (Será que aprendemos algo disto? Mas quando tudo isso se cumprir na Terra, nós os crentes estaremos com Cristo, desfrutando não apenas das bênçãos celestiais, mas de Seu governo sobre a Terra, como a "noiva, a esposa do Cordeiro" - Ap 21:9-27).</text:p>
      <text:p text:style-name="P2"/>
      <text:p text:style-name="P2">1 Rs 7:7 Aqui Salomão tomou decisões também em todas as questões concernentes ao reino. Tudo isso é uma figura do reino de Cristo durante o milênio, quando o Senhor irá governar o mundo por meio de Israel.</text:p>
      <text:p text:style-name="P2"/>
      <text:p text:style-name="P2">1 Rs 7:15-22 Duas colunas - "Jaquim" (significando "Aquele que estabelecerá") e "Boaz" (significando "nEle há força"), ambas lindamente decoradas. Cristo cumprirá ambas as coisas em Sua bendita Pessoa no milênio. (Somente Ele pode ser o mesmo para nós Cristãos hoje).</text:p>
      <text:p text:style-name="P2"/>
      <text:h text:style-name="Heading_20_2" text:outline-level="2">#513</text:h>
      <text:p text:style-name="P2"/>
      <text:p text:style-name="P2">Satanás sempre procura usar coisas boas para substituir a Cristo.</text:p>
      <text:p text:style-name="P2"/>
      <text:p text:style-name="P2">1 REIS 7, Vers. 23-51</text:p>
      <text:p text:style-name="P2"/>
      <text:p text:style-name="P2">1 Rs 7:23-46 Uma imensa bacia com cerca de 4,5 metros de diâmetro (com capacidade para quase 49 mil litros de água) apoiada sobre doze bois de bronze.</text:p>
      <text:p text:style-name="P2"/>
      <text:p text:style-name="P2">1 Rs 7:47 "Excessivo número" significa que o peso era tão grande que Salomão não podia pesá-lo! O bronze nas Escrituras é uma figura de tolerância, ou paciência na prova. (Este versículo nos ajuda a <text:soft-page-break/>entender um pouco, mas nunca completamente, o que Cristo suportou na cruz. Algo que só Deus conheceu. Veja Hebreus 12:1-4).</text:p>
      <text:p text:style-name="P2"/>
      <text:p text:style-name="P2">1 Rs 7:48-51 O que Davi havia preparado, Salomão traz para dentro, e tudo fica completo. Cristo fará a obra de arrependimento no coração de Israel (Zc 12:10) e irá também estabelecê-los em Sua terra da promessa em paz (Salmo 29:10-11; Isaías 32:15-18).</text:p>
      <text:p text:style-name="P2"/>
      <text:h text:style-name="Heading_20_2" text:outline-level="2">#514</text:h>
      <text:p text:style-name="P2"/>
      <text:p text:style-name="P2">Não é por conhecer Satanás que ficamos capacitados a discernir seus "ardis", mas por nos mantermos na presença de Deus. Sempre foi assim com Cristo.</text:p>
      <text:p text:style-name="P2"/>
      <text:p text:style-name="P2">1 REIS 8, Vers. 1-32</text:p>
      <text:p text:style-name="P2"/>
      <text:p text:style-name="P2">1 Rs 8:2 Esta era a Festa dos Tabernáculos (veja os comentários de Levítico 23).</text:p>
      <text:p text:style-name="P2"/>
      <text:p text:style-name="P2">1 Rs 8:3-4 Tudo estava em divina ordem aqui, em conformidade com Números 4.</text:p>
      <text:p text:style-name="P2"/>
      <text:p text:style-name="P2">1 Rs 8:5 Eles ofereciam expontaneamente mais do que podiam contar.</text:p>
      <text:p text:style-name="P2"/>
      <text:p text:style-name="P2">1 Rs 8:6 A única peça de mobília do tabernáculo que entrou no templo.</text:p>
      <text:p text:style-name="P2"/>
      <text:p text:style-name="P2">1 Rs 8:8 Os sacerdotes podiam entrar no "lugar santo", mas não no "oráculo" (o "santíssimo lugar" ou "santo dos santos"), onde estava a arca. Eles podiam ver somente as pontas dos varais, mas aquilo era suficiente para se lembrarem de que Deus estava com eles. O restante do povo de Israel que ficava "fora" (fora do edifício) não via nada disso. (Hoje nós que somos Cristãos somos sacerdotes e é nosso feliz privilégio poder entrar além do véu na própria presença de Deus - Hebreus 10:19-22).</text:p>
      <text:p text:style-name="P1"><text:s/></text:p>
      <text:p text:style-name="P2">1 Rs 8:10-11 Deus provou que estava satisfeito, ao fazer com que a nuvem (a glória do Senhor) enchesse o templo. (Assim foi com o início da igreja - Atos 4:31-33).</text:p>
      <text:p text:style-name="P2"/>
      <text:p text:style-name="P2">1 Rs 8:12-21 A voz de louvor e ações de graças a Deus vinha de um coração grato!</text:p>
      <text:p text:style-name="P2"/>
      <text:p text:style-name="P2">1 Rs 8:22-30 A voz de oração e súplica a Deus vinha de um coração dependente! Repare a importância do "lugar" onde o Senhor disse que Seu nome estaria. Havia só um lugar assim em todo o Israel e para todo o Israel. (Compare com Mateus 18:20 e veja o que "o lugar" é para nós crentes hoje.)</text:p>
      <text:p text:style-name="P2"/>
      <text:p text:style-name="P2">1 Rs 8:31-32 Os pecados individuais deviam ser resolvidos "na casa" (o Templo), se não fossem resolvidos em particular entre as pessoas - compare com Mateus 18:15-17.</text:p>
      <text:p text:style-name="P2"/>
      <text:h text:style-name="Heading_20_2" text:outline-level="2">#515</text:h>
      <text:p text:style-name="P2"/>
      <text:p text:style-name="P2">Satanás mais do futuro do que nós, ou menos ainda, conforme nos é revelado na Palavra de Deus.</text:p>
      <text:p text:style-name="P2"><text:soft-page-break/></text:p>
      <text:p text:style-name="P2">1 REIS 8, Vers. 33-66</text:p>
      <text:p text:style-name="P2"/>
      <text:p text:style-name="P2">1 Rs 8:33-40 Os pecados dos quais as pessoas, como um todo, eram culpadas, eram também para ser perdoados se houvesse confissão "voltados para esta casa". (Em 2 Coríntios 7:8-12, a assembléia em Corinto havia aprendido a perdoar apenas quando houvesse confissão do mal praticado.)</text:p>
      <text:p text:style-name="P2"/>
      <text:p text:style-name="P2">1 Rs 8:46-53 Isto aconteceu mais tarde a Israel. Daniel, cap. 9:4, nos mostra um homem que se lembrou destes versículos cerca de 400 anos depois da oração de Salomão.</text:p>
      <text:p text:style-name="P2"/>
      <text:p text:style-name="P2">1 Rs 8:55-61 Quão dependente era Salomão! (É a única atitude segura para nós também).</text:p>
      <text:p text:style-name="P2"/>
      <text:p text:style-name="P2">1 Rs 8:62-66 Se você e eu estivermos vivendo com uma boa consciência para com Deus, seremos tão felizes quanto essas pessoas! O Senhor quer que sejamos felizes todos os dias e nos disse o quanto podemos ser felizes... pela obediência à Sua Palavra.</text:p>
      <text:p text:style-name="P2"/>
      <text:h text:style-name="Heading_20_2" text:outline-level="2">#516</text:h>
      <text:p text:style-name="P2"/>
      <text:p text:style-name="P2">Que mistério de iniquidade este, que a igreja acabasse sendo o berço no qual Satanás tem dado à luz a plenitude da iniquidade humana!</text:p>
      <text:p text:style-name="P2"/>
      <text:p text:style-name="P2">1 REIS 9</text:p>
      <text:p text:style-name="P2"/>
      <text:p text:style-name="P2">1 Rs 9:1-9 Este é o motivo de Israel ter passado por tão terrível tribulação pelos últimos 2500 anos! (Oséias 3:4).</text:p>
      <text:p text:style-name="P2"/>
      <text:p text:style-name="P2">1 Rs 9:10-14 No capítulo 5, Salomão deu a Hirão tudo o que combinaram. Estas 20 cidades eram um presente adicional, mas Hirão chamaou o presente de "Cabul" que significa "sem valor". Hirão aparentemente não gostou de receber parte da terra prometida de Israel, valorizando mais sua própria cidade de Tiro.</text:p>
      <text:p text:style-name="P2"/>
      <text:p text:style-name="P2">1 Rs 9:15-23 Havia uma diferença entre os Israelitas e aqueles que estavam nas nações que antes controlavam a terra. Em Mateus 17:24-27, o Senhor Jesus indica esta diferença a Pedro. Mas Ele faz com que Pedro pague o imposto, pois naquela época os Gentios estavam no controle.</text:p>
      <text:p text:style-name="P2"/>
      <text:p text:style-name="P2">1 Rs 9:25 No milênio, os sacrifícios serão outra vez oferecidos sob a direção de Cristo, o Rei de Israel. (A igreja nunca participará deles, pois nós, como igreja, estaremos no céu nessa ocasião).</text:p>
      <text:p text:style-name="P2"/>
      <text:p text:style-name="P2">1 Rs 9:26-28 A fama de Salomão começa a se espalhar mais por meio de seus servos.</text:p>
      <text:p text:style-name="P2"/>
      <text:h text:style-name="Heading_20_2" text:outline-level="2">#517</text:h>
      <text:p text:style-name="P2"/>
      <text:p text:style-name="P2">Se estou andando como alguém nascido de Deus... e como alguém que vestiu toda a armadura de Deus... a carne sendo mantida no lugar de morte... então Satanás não pode me afetar. 1 João 5:18</text:p>
      <text:p text:style-name="P2"/>
      <text:p text:style-name="P2"><text:soft-page-break/>1 REIS 10</text:p>
      <text:p text:style-name="P2"/>
      <text:p text:style-name="P2">1 Rs 10:1-3 Sua fama alcança os ouvidos de uma rainha a mais de 2200 quilômetros no sul da Arábia. Sua fama está conectada ao Nome do Senhor. Mesmo sendo uma rainha, ela deve assumir o lugar de aprendiz diante do rei Salomão. (Que figura essa de Cristo, que será Rei de reis e Senhor de senhores!).</text:p>
      <text:p text:style-name="P2"/>
      <text:p text:style-name="P2">1 Rs 10:4-9 Ela não só prestou atenção às palavras e obras de Salomão, mas observou cuidadosamente cada movimento de seus servos e a maneira como estavam vestidos!</text:p>
      <text:p text:style-name="P2"/>
      <text:p text:style-name="P2">1 Rs 10:10-13 Ela deu algo a ele. (Os crentes têm o privilégio de dar algo ao Senhor, além de nos darmos a nós próprios e de nossas possessões.) Mas então ele dá algo a ela. (O Senhor será o "Dador" e nós os recebedores).</text:p>
      <text:p text:style-name="P2"/>
      <text:p text:style-name="P2">1 Rs 10:14-22 A riqueza de Salomão era tão grande que a prata nem era contada - vers. 21!</text:p>
      <text:p text:style-name="P2"/>
      <text:p text:style-name="P2">1 Rs 10:23-29 É isto que se dirá de Cristo em Seu reino na terra durante o milênio.</text:p>
      <text:p text:style-name="P2"/>
      <text:h text:style-name="Heading_20_2" text:outline-level="2">#518</text:h>
      <text:p text:style-name="P2"/>
      <text:p text:style-name="P2">Tanto a Cristandade como Israel têm recusado o verdadeiro Cristo... ambos devem receber o falso... o Anticristo.</text:p>
      <text:p text:style-name="P2"/>
      <text:p text:style-name="P2">1 REIS 11</text:p>
      <text:p text:style-name="P2"/>
      <text:p text:style-name="P2">1 Rs 11:1-8 Mas... que triste palavra! Seria possível aquele homem se apartar de seguir ao Senhor que o havia abençoado tanto? Sim. (E o mesmo pode acontecer conosco se não vigiarmos.) "Mulheres estrangeiras" significa que não eram Israelitas. (Se andamos em companhia de incrédulos, isto é o que nos farão - vers. 4).</text:p>
      <text:p text:style-name="P2"/>
      <text:p text:style-name="P2">1 Rs 11:9-13 Salomão não parou de ser um crente, mas ele agora é um crente desobediente, e por isso o Senhor tira a honra que Salomão tinha como líder dado por Deus para Seu povo. Isto é o que se chama de "governo" de Deus. Veja também Gl 6:7).</text:p>
      <text:p text:style-name="P2"/>
      <text:p text:style-name="P2">1 Rs 11:14-25 Agora aparecem dois causadores de problemas. (Os fracassos do crente são o que dão forças e oportunidades a nossos inimigos.) Hadad estava aparentado com Israel. Rezom era um Gentio.</text:p>
      <text:p text:style-name="P2"/>
      <text:p text:style-name="P2">1 Rs 11:26-40 Leremos bastante sobre esse jovem. Ele tinha algumas coisas boas - vers. 28, e algumas coisas más - vers. 26.</text:p>
      <text:p text:style-name="P2"/>
      <text:p text:style-name="P2">1 Rs 11:41-43 Só 3 reis, Saul, Davi e Salomão, reinaram sobre o reino unido de Israel durante sua idade adulta. Salomão reinou em Jerusalém sobre todo o Israel por quarenta anos. O próximo Rei, que deverá reinar sobre um Israel unido é o próprio Senhor Jesus! (Leia Salmos 48:2). E será Rei por 1000 anos!</text:p>
      <text:p text:style-name="P2"/>
      <text:h text:style-name="Heading_20_2" text:outline-level="2">#519</text:h>
      <text:p text:style-name="P2"/>
      <text:p text:style-name="P2"><text:soft-page-break/>É bom lembrar que a disseminação do que é mau é algo natural; enquanto a disseminação da verdade requer o poder de Deus.</text:p>
      <text:p text:style-name="P2"/>
      <text:p text:style-name="P2">1 REIS 12, Vers. 1-20</text:p>
      <text:p text:style-name="P2"/>
      <text:p text:style-name="P2">1 Rs 12:1-5 Roboão, filho de Salomão, teve um bom início com "todo o Israel".</text:p>
      <text:p text:style-name="P2"/>
      <text:p text:style-name="P2">1 Rs 12:6-11 Mas ele logo começa a escorregar, por não dar ouvidos àqueles que eram mais velhos e sábios que ele. "Escorpiões" - vers. 11, (Um tipo de chicote com nós nas pontas).</text:p>
      <text:p text:style-name="P2"/>
      <text:p text:style-name="P2">1 Rs 12:12-15 Roboão fazia uso de um falar duro, cruel, e vermos os resultados. Mas o Senhor estava usando isso tudo para cumprir o que Ele havia planejado e sobre o que havia escrito no capítulo 11:26 a 32, e por causa do vers. 33.</text:p>
      <text:p text:style-name="P2"/>
      <text:p text:style-name="P2">1 Rs 12:20 A promessa do capítulo 11, vers. 37, dizia respeito a Roboão particularmente. As dez tribos não escutaram isso, mas aqui elas cumprem isso, se rebelando contra o rei de Deus.</text:p>
      <text:p text:style-name="P2"/>
      <text:h text:style-name="Heading_20_2" text:outline-level="2">#520</text:h>
      <text:p text:style-name="P2"/>
      <text:p text:style-name="P2">Discernir falsa doutrina é algo muito difícil; exige discernir o conteúdo dos ardis com que se tenta justificá-lo... para esconder isso sob a aparência de verdade.</text:p>
      <text:p text:style-name="P2"/>
      <text:p text:style-name="P2">1 REIS 12, Vers. 21-33</text:p>
      <text:p text:style-name="P2"/>
      <text:p text:style-name="P2">1 Rs 12:21-24 Estas duas tribos tinham que se sujeitar ao Senhor na dolorosa divisão que aconteceu, pois todo o povo era culpado.</text:p>
      <text:p text:style-name="P2"/>
      <text:p text:style-name="P2">1 Rs 12:24 Há uma declaração extraordinária no meio deste versículo... "Eu é que fiz esta obra" (Será que já aconteceu alguma coisa em sua vida Cristã, que tenha sido uma verdadeira tristeza para você? Lembre-se de que você não está onde está por acidente. Ele permitiu isso para que você pudesse aprender que o melhor amigo é Jesus. Quando estamos envoltos em dificuldades ou tribulações, quanto mais nos aproximamos do Senhor, mais compreenderemos que o Senhor está falando para nós, "Eu é que fiz esta obra").</text:p>
      <text:p text:style-name="P2"/>
      <text:p text:style-name="P2">1 Rs 12:25-33 Ele sabia muito bem onde ainda estava o centro de Deus (11:27 e 38), mas sua auto-importância estava se introduzindo no caminho de obediência ao Senhor. Os resultados? Ele criou falsos centros de adoração e nesses lugares começou a aplicar seus próprios métodos. O que diz as Escrituras sobre as divisões humanas - vers. 30? Cristo, e o Seu Nome somente, é o Centro de Deus. A Palavra de Deus é a única fonte de verdadeiro ensino quanto à adoração e ordem Cristã na assembléia.</text:p>
      <text:p text:style-name="P2"/>
      <text:h text:style-name="Heading_20_2" text:outline-level="2">#521</text:h>
      <text:p text:style-name="P2"/>
      <text:p text:style-name="P2">É só quando podemos dizer que cada um dos outros filhos de Deus pertence à mesma igreja a que pertencemos, é que estamos no terreno (fundamento) da igreja de Deus.</text:p>
      <text:p text:style-name="P2"/>
      <text:p text:style-name="P2"><text:soft-page-break/>1 REIS 13, vers. 1-10</text:p>
      <text:p text:style-name="P2"/>
      <text:p text:style-name="P2">1 Rs 13:1-3 O Senhor envia o Seu mensageiro com um sério aviso àqueles que estavam se reunindo em um falso centro em Betel. (Após ler estes 3 versículos, vá até 2 Reis 23:16-18, para ver que o que é dito aqui aconteceu lá cerca de 350 anos mais tarde!)</text:p>
      <text:p text:style-name="P2"/>
      <text:p text:style-name="P2">1 Rs 13:4 O rei estava fora do seu lugar ao estar junto ao altar. (Aqueles que estão no lugar errado de adoração hoje também perdem seu discernimento daquilo que Deus requer). O rei está irado, e imediatamente Deus faz com que seu braço secasse.</text:p>
      <text:p text:style-name="P2"/>
      <text:p text:style-name="P2">1 Rs 13:6 Bondade divina para com alguém que não merecia esta misericórdia.</text:p>
      <text:p text:style-name="P2"/>
      <text:p text:style-name="P2">1 Rs 13:7-10 Um verdadeiro teste para o homem de Deus depois de haver feito este milagre no rei rebelde e desobediente.</text:p>
      <text:p text:style-name="P2"/>
      <text:h text:style-name="Heading_20_2" text:outline-level="2">#522</text:h>
      <text:p text:style-name="P2"/>
      <text:p text:style-name="P2">O clericalismo é o Judaísmo adaptado por dispositivos humanos, a uma fé à qual difere em essência, e para a qual se opõe radicalmente.</text:p>
      <text:p text:style-name="P2"/>
      <text:p text:style-name="P2">1 REIS 13, Vers. 11-34</text:p>
      <text:p text:style-name="P2"/>
      <text:p text:style-name="P2">1 Rs 13:11-19 O homem de Deus não pode repousar em sua fidelidade passada. Ele tinha a Palavra de Deus e o próprio Deus não poderia ter dado ao anjo ordens opostas. O homem de Deus desobedece ao obedecer um profeta enganador (um mestre religioso).</text:p>
      <text:p text:style-name="P2"/>
      <text:p text:style-name="P2">1 Rs 13:20-22 (Se conhecemos a vontade de Deus mas não a colocamos em prática (não obedecemos) nossa alma sai perdendo.</text:p>
      <text:p text:style-name="P2"/>
      <text:p text:style-name="P2">1 Rs 13:23-32 O profeta chorou sua morte. Mas não fez nada para sair daquele falso centro que era Betel. (Você diz, sim, sei que denominações e divisões entre o povo de Deus são erradas e que todos os Cristãos deveriam estar reunidos somente ao nome do Senhor Jesus? Se responder que sim... você está tomando alguma providência?). É esta a maneira prática de se dar glória ao Senhor.</text:p>
      <text:p text:style-name="P2"/>
      <text:p text:style-name="P2">1 Rs 13:33-34 Apesar de tudo, Jeroboão continua com suas próprias idéias.</text:p>
      <text:p text:style-name="P2"/>
      <text:h text:style-name="Heading_20_2" text:outline-level="2">#523</text:h>
      <text:p text:style-name="P2"/>
      <text:p text:style-name="P2">Deus santifica os desapontamentos de nossa vida se tivermos um espírito sem rancor a respeito deles.</text:p>
      <text:p text:style-name="P2"/>
      <text:p text:style-name="P2">1 REIS 14</text:p>
      <text:p text:style-name="P2"/>
      <text:p text:style-name="P2">1 Rs 14:1-5 Ele segue com seus planos, mas o Senhor não Se deixa escarnecer, e nem o servo do Senhor que tiver permanecido no lugar certo.</text:p>
      <text:p text:style-name="P2"/>
      <text:p text:style-name="P2">1 Rs 14:6-16 Deus diz a Aías quem é verdadeiramente aquela mulher! Deus disse a ele também muitas outras coisas. Uma terrível mensagem, <text:soft-page-break/>mas a quem Jeroboão poderia culpar? Que misericórdia é o versículo 13. A criança não tinha idade suficiente para ser pessoalmente culpada pelos maus procedimentos de seu pai, portanto o Senhor leva a criança para Si, para fora daquela casa pecaminosa (veja Mateus 18:10-11, 14).</text:p>
      <text:p text:style-name="P2"/>
      <text:p text:style-name="P2">1 Rs 14:17-20 Duas mortes.</text:p>
      <text:p text:style-name="P2"/>
      <text:p text:style-name="P2">1 Rs 14:21 O Senhor nos diz mais uma vez onde era o Seu centro.</text:p>
      <text:p text:style-name="P2"/>
      <text:p text:style-name="P2">1 Rs 14:22-24 Mas é importante notar que aqueles que estavam no lugar onde o Senhor havia colocado o Seu Nome, também eram infiéis.</text:p>
      <text:p text:style-name="P2"/>
      <text:p text:style-name="P2">1 Rs 14:25-31 O Senhor permitiu que o rei do Egito atacasse Jerusalém e até invadisse a casa do Senhor e levasse os seus tesouros. Repare que o rei faz mais escudos, mas para a defesa de que casa? (Quando não damos valor a Cristo como nosso Centro de reunião, o Senhor às vezes permite que o inimigo nos roube nossos tesouros).</text:p>
      <text:p text:style-name="P2"/>
      <text:h text:style-name="Heading_20_2" text:outline-level="2">#524</text:h>
      <text:p text:style-name="P2"/>
      <text:p text:style-name="P2">Em geral, quando pensamos que estamos julgando as circunstâncias, é Deus que está nos julgando... julgando nossa condição.</text:p>
      <text:p text:style-name="P2"/>
      <text:p text:style-name="P2">1 REIS 15</text:p>
      <text:p text:style-name="P2"/>
      <text:p text:style-name="P2">1 Rs 15:1-8 O filho de Jeroboão torna-se agora rei de Judá. Ele segue os passos de seu pai e não tem um coração que agrade ou obedeça ao Senhor. Repare o tempo de duração de seu reinado.</text:p>
      <text:p text:style-name="P2"/>
      <text:p text:style-name="P2">1 Rs 15:9-15 Um rei fiel, principalmente em sua própria casa com seus pais infiéis. Um verdadeiro encorajamento para qualquer um cujos pais não sejam salvos.</text:p>
      <text:p text:style-name="P2"/>
      <text:p text:style-name="P2">1 Rs 15:16-24 Mas ele não continuou em fidelidade quando os de fora o ameaçaram. (Tenha cuidado quanto até onde você vai em seu relacionamento com vizinhos, colegas de escola ou de trabalho que não são salvos).</text:p>
      <text:p text:style-name="P2"/>
      <text:p text:style-name="P2">1 Rs 15:25-34 Aqueles que seguiram Jeroboão. Deus nunca Se esqueceu do que Jeroboão fez ao levar Israel a se desviar do centro de Deus - vers. 26-34. E nenhum dos reis daquelas 10 tribos jamais fez "o que era bom aos olhos do Senhor", pois estavam sempre em oposição àquele centro e encorajavam a divisão do povo de Deus.</text:p>
      <text:p text:style-name="P2"/>
      <text:h text:style-name="Heading_20_2" text:outline-level="2">#525</text:h>
      <text:p text:style-name="P2"/>
      <text:p text:style-name="P2">Podemos saber o que fazer nas circunstâncias, mas não deveríamos ser guiados por elas.</text:p>
      <text:p text:style-name="P2"/>
      <text:p text:style-name="P2">1 REIS 16</text:p>
      <text:p text:style-name="P2"/>
      <text:p text:style-name="P2">1 Rs 16:1-7 Baasa colhe seu próprio castigo por causa de seu mau exemplo diante das 10 tribos.</text:p>
      <text:p text:style-name="P2"/>
      <text:p text:style-name="P2">1 Rs 16:8-14 A tristeza causada pela bebida forte (é um pecado contra Deus embebedar-se - Gl 5:21).</text:p>
      <text:p text:style-name="P2"><text:soft-page-break/></text:p>
      <text:p text:style-name="P2">1 Rs 16:15-20 Ele foi rei por apenas 7 dias, e depois perdeu sua vida, pois planejou a morte de outro - compare com 1 João 3:14.</text:p>
      <text:p text:style-name="P2"/>
      <text:p text:style-name="P2">1 Rs 16:21-28 Que reputação tinha essa pessoa - vers. 25. Ele agiu melhor do que todos os que o antecederam - foi um sucesso - mas era tudo mau aos olhos de Deus!</text:p>
      <text:p text:style-name="P2"/>
      <text:p text:style-name="P2">1 Rs 16:29-34 Mas Acabe foi ainda mais longe, casando-se deliberadamente com uma mulher má dos Gentios, adorando os deus pagãos, e levantando um ídolo pagão ("bosque" - vers. 33 no Inglês).</text:p>
      <text:p text:style-name="P2"/>
      <text:h text:style-name="Heading_20_2" text:outline-level="2">#526</text:h>
      <text:p text:style-name="P2"/>
      <text:p text:style-name="P2">Todo crente precisa aprender o que ele é ao passar pelas circunstâncias em que ele é colocado.</text:p>
      <text:p text:style-name="P2"/>
      <text:p text:style-name="P2">1 REIS 17</text:p>
      <text:p text:style-name="P2"/>
      <text:p text:style-name="P2">1 Rs 17:1 "Elias" significa "Aquele cujo Deus é Jeová". As dez tribos haviam sido levadas, por seus reis, cada vez mais longe do Senhor, até que Acabe acabou por levá-los à completa idolatria. Assim Elias é uma reprimenda contra Acabe e as 10 tribos, e é de repente que ele se manifesta.</text:p>
      <text:p text:style-name="P2"/>
      <text:p text:style-name="P2">1 Rs 17:2-6 Ele não era popular e precisava se esconder, mas o Senhor cuidou dele.</text:p>
      <text:p text:style-name="P2"/>
      <text:p text:style-name="P2">1 Rs 17:7-16 Era humilhante para ele ser alimentado por uma viúva, escondido em algum canto da terra de Israel. Mas ele é obediente, e há bênção para esse lar de uma Gentia como resultado disso.</text:p>
      <text:p text:style-name="P2"/>
      <text:p text:style-name="P2">1 Rs 17:17-24 Deus, em Quem está o poder de ressurreição, mostra este poder em um Judeu para um Gentio. (Da mesma forma como Deus hoje faz, dando vida eterna a nós Gentios, que estávamos mortos em delitos e pecados).</text:p>
      <text:p text:style-name="P2"/>
      <text:h text:style-name="Heading_20_2" text:outline-level="2">#527</text:h>
      <text:p text:style-name="P2"/>
      <text:p text:style-name="P2">Possamos nós conhecer o gozo de ter Jesus enxugando as lágrimas de nossos olhos, e saber que é algo mais abençoado ter a Ele enxugando nossas lágrimas do que não ter lágrimas para serem enxugadas.</text:p>
      <text:p text:style-name="P2"/>
      <text:p text:style-name="P2">1 REIS 18</text:p>
      <text:p text:style-name="P2"/>
      <text:p text:style-name="P2">1 Rs 18:1-6 "Obadias" significa "Servo de Jeová". Ele arriscou seu cargo para salvar alguns dos servos do Senhor da esposa de seu patrão. Estes 100 profetas são uma figura do remanescente de Israel (após nós os crentes estarmos no céu) que será preservado das terríveis perseguições do Anticristo.</text:p>
      <text:p text:style-name="P2"/>
      <text:p text:style-name="P2">1 Rs 18:7-8 Obadias pode ter temido ao Senhor, mas ele estava servindo um rei ímpio e idólatra. Portanto ele não tinha coragem de dizer a verdade a Acabe. Obadias conhecia as coisas boas deste mundo, Elias conhecia as coisas boas do céu.</text:p>
      <text:p text:style-name="P2"/>
      <text:p text:style-name="P2"><text:soft-page-break/>1 Rs 18:17-20 Quão endurecido estava Acabe! Quão corajoso era Elias! (o vers. 15 diz a razão).</text:p>
      <text:p text:style-name="P2"/>
      <text:p text:style-name="P2">1 Rs 18:21-24 Elias faz uma boa pergunta - vers. 21. O povo desobediente, seguindo um líder pecador, fica em silêncio para depois responder sem sinceridade.</text:p>
      <text:p text:style-name="P2"/>
      <text:p text:style-name="P2">1 Rs 18:25-29 Os falsos mestres não têm poder, e passam por tolos na presença do servo de Deus.</text:p>
      <text:p text:style-name="P2"/>
      <text:p text:style-name="P2">1 Rs 18:30-39 Os falsos profetas haviam feito seu próprio altar - vers. 26, mas Elias restaura e usa o altar do Senhor. Este altar e o sacrifício representam Cristo em Sua morte na cruz, sofrendo sob o fogo do juízo de Deus contra o pecado, e só trazendo glória ao Nome de Jeová em nome de todas as 12 tribos de Israel (toda a nação - 12 pedras).</text:p>
      <text:p text:style-name="P2"/>
      <text:p text:style-name="P2">1 Rs 18:40 Todos os falsos mestres morrem.</text:p>
      <text:p text:style-name="P2"/>
      <text:p text:style-name="P2">1 Rs 18:41-46 Chuvas de bênção vêm por meio do servo de Deus - assim será também no milênio; primeiro o castigo, depois a bênção (veja o Salmo 72, principalmente vers. 6).</text:p>
      <text:p text:style-name="P2"/>
      <text:h text:style-name="Heading_20_2" text:outline-level="2">#528</text:h>
      <text:p text:style-name="P2"/>
      <text:p text:style-name="P2">Não existe amargura, nem mesmo na mais profunda tristeza, a menos que a vontade própria esteja trabalhando. É o trabalho da vontade própria que gera amargura.</text:p>
      <text:p text:style-name="P2"/>
      <text:p text:style-name="P2">1 REIS 19</text:p>
      <text:p text:style-name="P2"/>
      <text:p text:style-name="P2">1 Rs 19:1-9 Toda figura de Cristo nas Escrituras é imperfeita. O pobre Elias foge para salvar sua vida, ameaçada por esta ímpia mulher, ao invés de repousar no poder do Senhor. Mas o Senhor graciosamente cuida de seu Servo que falha, fortalecendo-o naquilo que ele próprio não podia fazer.</text:p>
      <text:p text:style-name="P2"/>
      <text:p text:style-name="P2">1 Rs 19:10-12 Agora é a vez do Senhor fazer uma pergunta. A resposta de Elias demonstrava que ele havia se tornado orgulhoso de sua fidelidade. A resposta do Senhor - uma voz mansa (sussurro) e delicada (agradável).</text:p>
      <text:p text:style-name="P2"/>
      <text:p text:style-name="P2">1 Rs 19:13-14 Ele não está humilhado, mas continua com seu orgulho.</text:p>
      <text:p text:style-name="P2"/>
      <text:p text:style-name="P2">1 Rs 19:15-18 Assim ele perde seu lugar como profeta do Senhor. (Palavras sérias para qualquer um que queira ser servo do Senhor hoje).</text:p>
      <text:p text:style-name="P2"/>
      <text:p text:style-name="P2">1 Rs 19:19-21 (É preciso singeleza de coração para ser um seguidor de Cristo). Eliseu estava aprendendo fidelidade em seu trabalho em casa, mas ele quase deixou que seus pais se intrometessem quando decide seguir o servo de Deus. (Cristo deve ter o primeiro lugar em nosso coração).</text:p>
      <text:p text:style-name="P2"/>
      <text:h text:style-name="Heading_20_2" text:outline-level="2">#529</text:h>
      <text:p text:style-name="P2"/>
      <text:p text:style-name="P2"><text:soft-page-break/>Deus nunca deixa a consciência de Seus filhos nas mãos do inimigo.</text:p>
      <text:p text:style-name="P2"/>
      <text:p text:style-name="P2">1 REIS 20</text:p>
      <text:p text:style-name="P2"/>
      <text:p text:style-name="P2">1 Rs 20:1-6 Acabe não tinha poder contra seus inimigos por haver se desviado do Senhor (primeiro passo para baixo) e se entregou aos Gentios (segundo passo). Isso levou ao encorajamento do ímpio que tenta ir mais longe tomando tudo o que tenha valor (terceiro passo).</text:p>
      <text:p text:style-name="P2"/>
      <text:p text:style-name="P2">1 Rs 20:7-21 Acabe tenta blefar para sair da dificuldade - Vers. 11, mas só faz as coisas ficarem piores. Um servo do Senhor, não identificado, entrega a mensagem de misericórdia vinda do Senhor. Iria isso fazer com que Acabe se humilhasse?</text:p>
      <text:p text:style-name="P2"/>
      <text:p text:style-name="P2">1 Rs 20:26-34 O poder de Israel estava no Senhor - vers. 28, não em suas próprias habilidades. Acaso a vitória gera obediência? Fazer um concerto (acordo) com o rei Gentio seria honrar o Senhor?</text:p>
      <text:p text:style-name="P2"/>
      <text:p text:style-name="P2">1 Rs 20:35-43 Acabe é exposto por um homem que entende os pensamentos de Deus. Deus insiste na separação de Seu povo dos ímpios. Aqueles que tratam isso com leviandade irão atrair sobre si mesmos a pesada mão do Senhor. Acabe nem agora iria admitir que estava errado, mas acaba voltando para casa desgostoso (chateado) e indignado (atormentado).</text:p>
      <text:p text:style-name="P2"/>
      <text:h text:style-name="Heading_20_2" text:outline-level="2">#530</text:h>
      <text:p text:style-name="P2"/>
      <text:p text:style-name="P2">A redenção do Egito nos traz para o deserto. Se não tivermos Deus ali... nada teremos.</text:p>
      <text:p text:style-name="P2"/>
      <text:p text:style-name="P2">1 REIS 21</text:p>
      <text:p text:style-name="P2"/>
      <text:p text:style-name="P2">1 Rs 21:1-3 Outro homem fiel em Israel. Nabote não iria abrir mão de sua herança recebida do Senhor. Como poderia o dinheiro ou algum pedaço de terra substituir o que Deus havia escolhido para ele?</text:p>
      <text:p text:style-name="P2"/>
      <text:p text:style-name="P2">1 Rs 21:4 As mesmas palavras falou Acabe aqui, como no final do versículo 20. O pior está para vir.</text:p>
      <text:p text:style-name="P2"/>
      <text:p text:style-name="P2">1 Rs 21:5-16 Um ato terrível da ímpia esposa de Acabe. Os líderes daquela cidade estavam sob o poder desta mulher. Mas Deus registrou tudo.</text:p>
      <text:p text:style-name="P2"/>
      <text:p text:style-name="P2">1 Rs 21:17-26 E Deus castigará os que fazem o mal, em conformidade com o que Ele tem visto.</text:p>
      <text:p text:style-name="P2"/>
      <text:p text:style-name="P2">1 Rs 21:27-29 Acabe finalmente se humilha, e o Senhor mostra que viu isto também. O castigo deve vir, mas em misericórdia o Senhor diz que irá conceder um pouco de alívio enquanto ele ainda viver.</text:p>
      <text:p text:style-name="P2"/>
      <text:h text:style-name="Heading_20_2" text:outline-level="2">#531</text:h>
      <text:p text:style-name="P2"/>
      <text:p text:style-name="P2">Não há nada em todo o mundo, ou que seja do mundo, que possa servir de refrigério para o novo homem, como não há nada no céu que possa satisfazer o velho homem.</text:p>
      <text:p text:style-name="P2"/>
      <text:p text:style-name="P2">1 REIS 22, Vers. 1-28</text:p>
      <text:p text:style-name="P2"><text:soft-page-break/></text:p>
      <text:p text:style-name="P2">1 Rs 22:1-4 Se as palavras de Acabe, rei das 10 tribos, eram más no capítulo 20:4 (com um Gentio), estas palavras (no vers. 4) do rei de Judá a Acabe eram piores!</text:p>
      <text:p text:style-name="P2"/>
      <text:p text:style-name="P2">1 Rs 22:5-8 Jeosafá, em uma associação errada, tem sua consciência atribulada. Acabe fica satisfeito com o conselho daqueles que lhe diziam o que ele queria ouvir. Mas há outro homem fiel cujo conselho não é desejado.</text:p>
      <text:p text:style-name="P2"/>
      <text:p text:style-name="P2">1 Rs 22:9-12 Poderiam 400 homens estarem errados? Será verdade que "a união faz a força"? Este é o raciocínio da mente humana, mas não são os pensamentos de Deus.</text:p>
      <text:p text:style-name="P2"/>
      <text:p text:style-name="P2">1 Rs 22:13-18 Acaso a verdade de Deus é "mal"? - vers. 18. Só é para a pessoa que não deseja seguir a Deus.</text:p>
      <text:p text:style-name="P2"/>
      <text:p text:style-name="P2">1 Rs 22:19-28 O servo de Deus sabe que tipo de espírito está por detrás dos 400, e fala claramente a todos eles. Ele é como o Senhor Jesus, que sofreu tanto nas mãos de Seu próprio povo, sem ser livrado por Deus (veja Lamentações 3:30 e Mateus 26:67-68).</text:p>
      <text:p text:style-name="P2"/>
      <text:h text:style-name="Heading_20_2" text:outline-level="2">#532</text:h>
      <text:p text:style-name="P2"/>
      <text:p text:style-name="P2">As marcas do Egito aparecem na família de Abraão, quando já não podiam ser vistas nele. Que tipo de marcas estamos deixando em nossos filhos?</text:p>
      <text:p text:style-name="P2"/>
      <text:p text:style-name="P2">1 REIS 22, Vers. 29-53</text:p>
      <text:p text:style-name="P2"/>
      <text:p text:style-name="P2">1 Rs 22:29-33 Jeosafá quase perde sua vida por causa de sua associação errada.</text:p>
      <text:p text:style-name="P2"/>
      <text:p text:style-name="P2">1 Rs 22:34-40 Parecia um tiro "acidental", mas Deus providencia para que Sua Palavra se cumpra em todos os detalhes.</text:p>
      <text:p text:style-name="P2"/>
      <text:p text:style-name="P2">1 Rs 22:41-50 Havia algumas coisas que Jeosafá falhou em fazer (Deus não perde nada que acontece em nossa vida), mas pelo menos ele parece haver aprendido sua lição com Acabe - vers. 49. E fez algumas coisas boas que são também registradas - vers. 46. Deus está tudo sobre o Seu povo - Salmos 87:6 - (o que Ele está escrevendo de nós?)</text:p>
      <text:p text:style-name="P2"/>
      <text:p text:style-name="P2">1 Rs 22:51-53 Outro rei das 10 tribos - outra triste história de "tal pai, tal filho".</text:p>
      <text:p text:style-name="P2"/>
      <text:h text:style-name="Heading_20_2" text:outline-level="2">#533</text:h>
      <text:p text:style-name="P2"/>
      <text:p text:style-name="P2">No deserto nós sempre encontramos a nuvem escura, desapontamentos, morte... mas lembre-se de Calebe! Ele seguiu o Senhor com inteireza de coração durante 40 anos no deserto. Josué 13.</text:p>
      <text:p text:style-name="P2"/>
      <text:p text:style-name="P2">2 REIS 1</text:p>
      <text:p text:style-name="P2"/>
      <text:p text:style-name="P2">2 Rs 1:1-2 Acazias é o novo rei de Israel (10 tribos). A educação na casa de Acabe deve ter sido péssima, pois o filho parece não ter conhecimento de Deus. Quando Satanás domina uma pessoa, sua mente torna-se escrava de toda sorte de impiedade. Aqui vemos a mente do <text:soft-page-break/>novo rei completamente sob o poder de Satanás. Repare no que ele faz quando sofre este acidente (não existem acidentes para Deus). Embora ele não pedisse a Deus, Deus estava vigiando!</text:p>
      <text:p text:style-name="P2"/>
      <text:p text:style-name="P2">2 Rs 1:3-4 A resposta definitiva chega, não vinda de um falso deus, que não tinha vida, mas do próprio Deus.</text:p>
      <text:p text:style-name="P2"/>
      <text:p text:style-name="P2">2 Rs 1:5-16 Elias (seu nome significa "meu Deus é o Senhor"), recebe a tarefa de entregar a mensagem do Senhor. O rei fica muito irado quando alguém resiste às suas ímpias idéias. Ele vai usar de violência. (Será que ficamos bravos quando alguém nos mostra uma passagem das Escrituras que prova que estamos errados?)</text:p>
      <text:p text:style-name="P2"/>
      <text:p text:style-name="P2">2 Rs 1:17-18 Deus irá ter sempre a última palavra. (Quanto mais cedo aprendermos isto em nossa vida, mais cedo nós crentes seremos felizes). Quantas vezes você leu "assim diz o Senhor" neste capítulo?</text:p>
      <text:p text:style-name="P2"/>
      <text:h text:style-name="Heading_20_2" text:outline-level="2">#534</text:h>
      <text:p text:style-name="P2"/>
      <text:p text:style-name="P2">A fé de Rute fez com que ela se identificasse com a pobreza de Noeme, e obtivesse para si as riquezas e dignidade de Boás.</text:p>
      <text:p text:style-name="P2"/>
      <text:p text:style-name="P2">2 REIS 2</text:p>
      <text:p text:style-name="P2"/>
      <text:p text:style-name="P2">2 Rs 2:1-11 Não ouvimos falar de Eliseu desde o dia em que Elias o chamou para segui-lo (1 Reis 19:21). Sem dúvida Deus estava treinando Seu servo Eliseu secretamente para o trabalho que devia fazer. Mas aqui o vemos aprendendo a lição abertamente. Embora ele fosse ter o privilégio de testemunhar de algo que nunca tivesse sido visto antes por um ser humano, ele deve ser provado.</text:p>
      <text:p text:style-name="P2"/>
      <text:p text:style-name="P2">2 Rs 2:2-6 Quantas vezes Eliseu diz a Elias, "Não te deixarei"? Os filhos dos profetas tentaram desencorajar Eliseu de seguir Elias. Repare quantas vezes eles tentam.</text:p>
      <text:p text:style-name="P2"/>
      <text:p text:style-name="P2">2 Rs 2:8 Em Josué 3, Deus parou as águas do Jordão para milhões atravessarem. Ele agora irá fazer o mesmo para apenas dois homens!</text:p>
      <text:p text:style-name="P2"/>
      <text:p text:style-name="P2">2 Rs 2:9-11 Aqui Elias é uma bela figura do Homem Cristo Jesus, que sobe ao céu. Eliseu - uma figura nossa, é deixado aqui na terra. Elias pergunta a Eliseu qual seu maior desejo. Ele não pede por qualquer coisa na terra, qualquer coisa material. Sua resposta demonstra onde estava seu coração. Ele quer poder espiritual. Deve vir de Deus. Se Eliseu pretende receber o que pediu, deve ficar de olho no "homem celestial", Elias. (Se desejamos receber poder espiritual, deve ser mantendo nossos olhos em Cristo. Olhar para Cristo no céu é o segredo para se desfrutar de poder aqui. O mártir Estêvão - Atos 7:55, é um exemplo disto). Elias ascende aos céus, não em uma carruagem de fogo, mas em um redemoinho.</text:p>
      <text:p text:style-name="P2"/>
      <text:p text:style-name="P2">2 Rs 2:12-14 Eliseu agora passa a ser um representante de um homem que está no céu. (É isto que cada crente deve ser). O efeito nele era... primeiro, rasgou seus velhos vestidos. Sua velha vida acabava ali. Segundo, ele agora tem os vestidos de um homem que subiu ao céu (Leia 2 Coríntios 5:17 para saber o tipo de vida que devemos viver).</text:p>
      <text:p text:style-name="P2"/>
      <text:p text:style-name="P2"><text:soft-page-break/>2 Rs 2:15-18 Estes não têm qualquer inteligência espiritual. (Um crente que fica afastado dificilmente sabe qual o caminho certo a seguir).</text:p>
      <text:p text:style-name="P2"/>
      <text:p text:style-name="P2">2 Rs 2:19-22 Jericó, uma cidade sob uma maldição - Josué 6:26, é uma figura deste mundo. (Só Cristo pode fazer doce as águas desta vida. E Ele o faz. Você já experimentou isto em sua vida Cristã?)</text:p>
      <text:p text:style-name="P2"/>
      <text:p text:style-name="P2">2 Rs 2:23-25 As pessoas pensam que Deus não irá punir aqueles que zombam do Seu amor e de Sua graça! Os filhos dos profetas demonstraram incredulidade. Os homens na cidade não se importaram com a subida de Elias ao céu. Mas estes zombam, por isso eis o resultado.</text:p>
      <text:p text:style-name="P2"/>
      <text:h text:style-name="Heading_20_2" text:outline-level="2">#535</text:h>
      <text:p text:style-name="P2"/>
      <text:p text:style-name="P2">Sua disciplina é o exercício de amor contínuo e infatigável que agora não descansa, para podermos entrar no Seu descanso. (Ele descansará em Seu amor).</text:p>
      <text:p text:style-name="P2"/>
      <text:p text:style-name="P2">2 REIS 3</text:p>
      <text:p text:style-name="P2"/>
      <text:p text:style-name="P2">Ter amizade com alguém que não vive em obediência à Palavra de Deus sempre causa problemas.</text:p>
      <text:p text:style-name="P2"/>
      <text:p text:style-name="P2">2 Rs 3:1-3 Este rei Jorão aparta-se apenas parcialmente de seguir a ídolos. (Que erro este para um crente!) Jeosafá, rei de Judá, é um homem temente a Deus, e jamais deveria ter se permitido ficar amigo de Jorão. Ele deveria ter se mantido separado.</text:p>
      <text:p text:style-name="P2"/>
      <text:p text:style-name="P2">2 Rs 3:4-9 Um compromisso sempre leva a outro. Agora o ímpio rei Jorão está unido com Jeosafá, o temente a Deus, e com o rei pagão de Edom. Não é feita nenhuma oração antes de começarem algo juntos!</text:p>
      <text:p text:style-name="P2"/>
      <text:p text:style-name="P2">2 Rs 3:10 O rei temente a Deus não é quem menciona o Senhor em primeiro lugar.</text:p>
      <text:p text:style-name="P2"/>
      <text:p text:style-name="P2">2 Rs 3:11 Antes tarde! Se ele tivesse perguntado antes, sem dúvida não estaria ali! Aqui vem Eliseu. O que pode ele fazer?</text:p>
      <text:p text:style-name="P2"/>
      <text:p text:style-name="P2">2 Rs 3:12 Boa coisa para ser dita a respeito dele!</text:p>
      <text:p text:style-name="P2"/>
      <text:p text:style-name="P2">2 Rs 3:13 Eliseu fala de modo claro e destemido.</text:p>
      <text:p text:style-name="P2"/>
      <text:p text:style-name="P2">2 Rs 3:15 Existe tanta mistura e tanta confusão que Eliseu não pode discernir a vontade do Senhor. Ele conhecia os males que o cercavam, mas não sabia ainda qual o remédio. O menestrel, ao tocar, o ajuda a entender toda aquela triste situação, de modo que pode descobrir quais os pensamentos de Deus.</text:p>
      <text:p text:style-name="P2"/>
      <text:p text:style-name="P2">2 Rs 3:16-27 Eliseu descobre que Deus vai ser misericordioso e gracioso. (Que Deus temos!).</text:p>
      <text:p text:style-name="P2"/>
      <text:h text:style-name="Heading_20_2" text:outline-level="2">#536</text:h>
      <text:p text:style-name="P2"/>
      <text:p text:style-name="P2">Se Ele destrói nosso repouso aqui, é só para nos introduzir no Seu próprio repouso.</text:p>
      <text:p text:style-name="P2"><text:soft-page-break/></text:p>
      <text:p text:style-name="P2">2 REIS 4</text:p>
      <text:p text:style-name="P2"/>
      <text:p text:style-name="P2">A história de uma mulher pobre no versículo 1 e de uma mulher rica no versículo 8. Ambas foram abençoadas pelo Senhor. Então, história de morte... um marido morto (vers. 1), um filho morto (vers. 20) e depois, "morte na panela" (vers. 40). Mas o Senhor trouxe bênção em cada uma das situações. (Veja Lamentações 3:32-33).</text:p>
      <text:p text:style-name="P2"/>
      <text:p text:style-name="P2">2 Rs 4:1-7 Uma mulher que passa por necessidades, e nada que possa fazer irá satisfazer suas necessidades. (Deus quer que levemos todos os problemas a Ele. Mas Ele quer fazer-nos compreender nossa completa incapacidade antes de entrar em cena). Deus usa coisas simples... coisas vazias. A fé da mulher seguiu emprestando, até não ter mais um vaso disponível. Ela separa-se, com seus filhos, dos que são de fora, e começa o enchimento! Deus estava com ela, do lado de dentro da casa. (Nossa parte consiste em prover os vasos vazios. A parte de Deus consiste em enchê-los). O azeite é uma figura do poder do Espírito Santo.</text:p>
      <text:p text:style-name="P2"/>
      <text:p text:style-name="P2">2 Rs 4:8 Se você está ansioso para agradar o Senhor, porém acha que os tempos estão difíceis, esta história não deixará de encorajá-o. A época de Eliseu eram muito semelhantes à nossa.</text:p>
      <text:p text:style-name="P2"/>
      <text:p text:style-name="P2">2 Rs 4:9 Repare na fé pessoal dessa mulher. Ela era capaz de discernir. Mas que bela impressão Eliseu deixou neles!</text:p>
      <text:p text:style-name="P2"/>
      <text:p text:style-name="P2">2 Rs 4:12-17 Uma bela resposta dada pela mulher - vers. 13. (É ali que habitamos? Será que o "nosso povo" é o povo do Senhor?)</text:p>
      <text:p text:style-name="P2"/>
      <text:p text:style-name="P2">2 Rs 4:16 O que Deus promete, Ele pode fazer. É dado um filho.</text:p>
      <text:p text:style-name="P2"/>
      <text:p text:style-name="P2">2 Rs 4:18-37 Mas ela ainda tem uma lição maior para aprender. E esta era que o Deus que dá vida é também o Deus de ressurreição. A criança morre mais o Senhor lhe dá vida novamente! Maravilha das maravilhas. (A morte entrou em nossa vida também, através do pecado. Mas Deus nos fez passar da morte para a vida - João 5:24). Esta mulher está no "capítulo da fé" - Hb 11:35.</text:p>
      <text:p text:style-name="P2"/>
      <text:p text:style-name="P2">2 Rs 4:38-41 Uma agradável história apresentada em apenas quatro versículos. Mesmo em tempo de escassez (fome) Eliseu, "o homem de Deus", provê uma refeição para estes jovens. Todos esperavam dele. A panela é suficientemente grande para alimentar todos eles. Esta pode ser uma bela figura de Cristo (vista em Eliseu) que nos alimenta com saudável ensino (Jesus disse, "Eu sou o pão vivo" João 6:51-57. É bom para nós estarmos olhando para o Senhor Jesus; assim como estes homens estavam olhando para Eliseu).</text:p>
      <text:p text:style-name="P2"/>
      <text:p text:style-name="P2">2 Rs 4:39 Mas alguém achava que podia melhorar a refeição acrescentando algo a ela. (Como os falsos mestres estão fazendo hoje). Mas aquilo mostrou ser veneno.</text:p>
      <text:p text:style-name="P2"/>
      <text:p text:style-name="P2">2 Rs 4:41 A refeição, ou a farinha; em Lev. 2, a oferta de manjares era muito importante. (Para nós é uma figura da pura, imaculada vida do Senhor Jesus. Quando temos problemas, elevemos os olhos para o Senhor Jesus no céu, que disse, "Eu sou o caminho, e a verdade e a vida." João 14:6. É isso que Ele quer que façamos constantemente.) O remédio para a refeição funcionou, (e hoje iremos descobrir que Ele irá nos falar. Experimente confiar nEle.)</text:p>
      <text:p text:style-name="P2"/>
      <text:p text:style-name="P2"><text:soft-page-break/>2 Rs 4:42-44 Leia isso cuidadosamente, ou você irá perder o que está sendo falado aqui. Trata-se de um milagre como em Mateus 15:33-39. Portanto, tivemos três coisas acontecendo. Morte - ressurreição e alimento para manter a vida. Portanto temos aqui estas três coisas também - (1) estávamos mortos em ofensas e pecados Ef 2:1. (2) Nascemos de novo em uma nova vida. Ef 2:6 e (3) Temos sido alimentados para nossa nova vida, pela Palavra de Deus, para que possamos crescer por ela. 1 Pedro 2:2.</text:p>
      <text:p text:style-name="P2"/>
      <text:h text:style-name="Heading_20_2" text:outline-level="2">#537</text:h>
      <text:p text:style-name="P2"/>
      <text:p text:style-name="P2">A mesma fé que vê a glória no final de nosso caminho; vê Deus por nós ao longo de todo o caminho.</text:p>
      <text:p text:style-name="P2"/>
      <text:p text:style-name="P2">2 REIS 5</text:p>
      <text:p text:style-name="P2"/>
      <text:p text:style-name="P2">Uma pequena figura de uma grande verdade na Bíblia, que por haver Israel se afastado de Deus (apesar de todas as Suas misericórdias), Ele voltou-Se para os Gentios. Mas uma pequena serva (uma Israelita) é usada para levar uma mensagem aos Gentios. Repare em quatro mensagens dada a outros nesta grande história.</text:p>
      <text:p text:style-name="P2"/>
      <text:p text:style-name="P2">2 Rs 5:1 (Agora Israel está no cativeiro e aos Gentios foi permitido conquistar a vitória). Nesta bela história, procure ver por si mesmo como uma "pequena serva" é tão fiel e confiante. Nunca um milagre assim jamais havia sido feito - Lucas 4:27. Enquanto a mensagem era transmitida de um para outro, alguns a transmitiram de forma incorreta. Todavia Naamã ouviu a verdadeira história mais tarde. Seu grande orgulho é quebrado, ele se lava, e sua carne se torna como a carne "de um menino". (Quando aceitamos a Cristo como Salvador, somos lavados em Seu precioso sangue, e então "nascemos de novo" - Lucas 18:17).</text:p>
      <text:p text:style-name="P2"/>
      <text:p text:style-name="P2">2 Rs 5:17-19 Os dois sacos de terra falam do Judeu e do Gentio sendo colocados juntos - Ef 2:15 e dos "dois ou três" - Mateus 18:20. (O novo terreno onde adoramos a Deus).</text:p>
      <text:p text:style-name="P2"/>
      <text:p text:style-name="P2">2 Rs 5:20-27 O ganho material (o amor ao dinheiro) já estragou muitos crentes. Quando o pecado entra na vida do crente ele se torna imundo. Você descobriu as 8 mensagens nos versículos 3, 4, 5, 6, 8, 10, 13 e 22?</text:p>
      <text:p text:style-name="P2"/>
      <text:h text:style-name="Heading_20_2" text:outline-level="2">#538</text:h>
      <text:p text:style-name="P2"/>
      <text:p text:style-name="P2">Se eu perder o gozo da glória, as dificuldades se tornarão insuperáveis, pois meu coração não sabe contra o que deve lutar. Sl 106:24.</text:p>
      <text:p text:style-name="P2"/>
      <text:p text:style-name="P2">2 REIS 6, Vers. 1-14</text:p>
      <text:p text:style-name="P2"/>
      <text:p text:style-name="P2">Eliseu consegue se relacionar com todos os tipos de pessoas - reis, viúvas, leprosos e agora a estes homens que edificam uma casa. O apóstolo Paulo podia pregar para reis - Atos 26:1-2, e recolher gravetos para uma fogueira - Atos 28:3. Ambos eram como nosso bendito Senhor, que projetou e criou o mundo, e ainda assim podia carregar uma criancinha em seus braços.</text:p>
      <text:p text:style-name="P2"><text:soft-page-break/></text:p>
      <text:p text:style-name="P2">2 Rs 6:1-7 Esta história pode ser como a de um crente; ele tem a verdade "emprestada", porém a perde. (Geralmente, começamos a seguir por essa estrada quando paramos de ler as Escrituras todos os dias). Ele precisa voltar ao local exato onde o perdeu.</text:p>
      <text:p text:style-name="P2"/>
      <text:p text:style-name="P2">2 Rs 6:6 O "pau" (madeira) pode ser uma figura da cruz do Senhor Jesus. Precisamos entender que a morte de Cristo pagou por nossos pecados.</text:p>
      <text:p text:style-name="P2"/>
      <text:p text:style-name="P2">2 Rs 6:7 Então esticamos nossa mão e somos restaurados e ficamos agradecidos.</text:p>
      <text:p text:style-name="P2"/>
      <text:p text:style-name="P2">2 Rs 6:8-23 Mais uma vez vemos a graça de Deus operando através de Eliseu. Desta vez para avisar o rei de Israel dos planos secretos do inimigo!</text:p>
      <text:p text:style-name="P2"/>
      <text:p text:style-name="P2">2 Rs 6:11-14 O rei da Síria envia todo um exército para capturar um homem. (O ímpio compreende sua fraqueza contra Deus e contra o povo de Deus). Assim precisamos entender que se Deus está conosco, não importa quão forte o inimigo possa parecer.</text:p>
      <text:p text:style-name="P2"/>
      <text:h text:style-name="Heading_20_2" text:outline-level="2">#539</text:h>
      <text:p text:style-name="P2"/>
      <text:p text:style-name="P2">Existe um fardo de cuidados quando se adquire riquezas... preocupação em mantê-las... tentação de usá-las... culpa em abusar delas... tristeza em perdê-las.</text:p>
      <text:p text:style-name="P2"/>
      <text:p text:style-name="P2">2 REIS 6, Vers. 15-33</text:p>
      <text:p text:style-name="P2"/>
      <text:p text:style-name="P2">2 Rs 6:15-17 Para o olho natural, a posição de Eliseu era sem esperanças. Mas para a fé existe um lado positivo. (Que o versículo 16 seja nosso pensamento permanente. E será, se vivermos com uma consciência simples para com o Senhor).</text:p>
      <text:p text:style-name="P2"/>
      <text:p text:style-name="P2">2 Rs 6:19 Eliseu era o "homem de Deus" nos versículos 6, 9 e 10, mas repare que isto está faltando aqui.</text:p>
      <text:p text:style-name="P2"/>
      <text:p text:style-name="P2">2 Rs 6:20 Eliseu estava acostumado com o poder de Deus, e não iria ser negligente em mostrar a graça de Deus. (Se estamos conscientes da graça, conheceremos o poder).</text:p>
      <text:p text:style-name="P2"/>
      <text:p text:style-name="P2">2 Rs 6:24-33 Agora chegamos à última grande apresentação de Eliseu. Lembre-se de que foi a própria desobediência de Israel a Deus que trouxe essa fome sobre eles. (Leia os avisos em Levítico 26:21-29 e Deuteronômio 28:49-57).</text:p>
      <text:p text:style-name="P2"/>
      <text:p text:style-name="P2">2 Rs 6:30 Repare que o rei vestia duas coisas. Ele estava tentando ser duas coisas ao mesmo tempo. Se ele vestisse apenas o último item mencionado, não teria havido esta fome. Ele tinha o coração dividido em termos de humilhação. Pano de saco é uma figura de arrependimento e humilhação.</text:p>
      <text:p text:style-name="P2"/>
      <text:p text:style-name="P2">2 Rs 6:25-32 Repare o contraste entre o que todo o povo e o rei estavam fazendo, e o que Eliseu está fazendo - Isaías 26:3.</text:p>
      <text:p text:style-name="P2"/>
      <text:h text:style-name="Heading_20_2" text:outline-level="2"><text:soft-page-break/>#540</text:h>
      <text:p text:style-name="P2"/>
      <text:p text:style-name="P2">A submissão à vontade divina é o travesseiro mais macio no qual nos reclinamos.</text:p>
      <text:p text:style-name="P2"/>
      <text:p text:style-name="P2">2 REIS 7</text:p>
      <text:p text:style-name="P2"/>
      <text:p text:style-name="P2">2 Rs 7:1 Por meio de uma mensagem recebida do Senhor, Eliseu avisa que vai haver abundância no dia seguinte! (Por meio de uma mensagem do Senhor, os crentes sabem que apesar de passarem por um mundo de violência e fome, possuem um brilhante "amanhã". E pode ser hoje).</text:p>
      <text:p text:style-name="P2"/>
      <text:p text:style-name="P2">2 Rs 7:2 Mas um incrédulo zomba da Palavra do Senhor.</text:p>
      <text:p text:style-name="P2"/>
      <text:p text:style-name="P2">2 Rs 7:3-16 Através de quatro homens que tinham lepra é feita a maravilhosa descoberta de que Deus agiu. Não foi outro o motivo do inimigo fugir - vers. 5. A abundância chega, conforme a Palavra do Senhor.</text:p>
      <text:p text:style-name="P2"/>
      <text:p text:style-name="P2">2 Rs 7:17-20 O rei põe este incrédulo em um lugar de responsabilidade, ao invés de tirá-lo de seu cargo. Mas Deus age quando o rei não o faz, e aqui está o terrível fim.</text:p>
      <text:p text:style-name="P2"/>
      <text:h text:style-name="Heading_20_2" text:outline-level="2">#541</text:h>
      <text:p text:style-name="P2"/>
      <text:p text:style-name="P2">Oh, ter a Cristo diante dos olhos para poder julgar tudo segundo a Sua luz!</text:p>
      <text:p text:style-name="P2"/>
      <text:p text:style-name="P2">2 REIS 8</text:p>
      <text:p text:style-name="P2"/>
      <text:p text:style-name="P2">2 Rs 8:1 Nem a miséria do povo de Israel, nem a misericórdia que receberam de Deus, fizeram seu coração voltar-se para Deus! Assim Eliseu diz a esta mulher que o Senhor trará a fome! (Com frequência o Senhor nos fala por meio das circunstâncias que Ele permite em nossa vida, mesmo quando não são as nossas ações que as criam. O crente que compreende que é o Senhor falando, não se abala com elas).</text:p>
      <text:p text:style-name="P2"/>
      <text:p text:style-name="P2">2 Rs 8:4 Você deve se lembrar do homem que mentiu a Eliseu com respeito a Naaman - 5:20-27. Agora nós o encontramos sentado, falando com o rei incrédulo. Ele está falando das "grandes coisas" que Eliseu havia feito. Nada a respeito do Senhor.</text:p>
      <text:p text:style-name="P2"/>
      <text:p text:style-name="P2">2 Rs 8:5-6 A mulher tem suas terras devolvidas.</text:p>
      <text:p text:style-name="P2"/>
      <text:p text:style-name="P2">2 Rs 8:7-15 Quando este rei estava em prosperidade, ele enviou um exército para capturar Eliseu - 6:14, mas agora em sua enfermidade ele envia a Eliseu um presente! (O mundo, quando enfrente a calamidade, às vezes conta com Deus, mas apenas por razões egoístas).</text:p>
      <text:p text:style-name="P2"/>
      <text:p text:style-name="P2">2 Rs 8:10 Eliseu andava próximo ao Senhor, e por este motivo conhecia o Seu pensamento. Embora o rei pudesse haver se recuperado, ele acabaria morrendo por outros meios.</text:p>
      <text:p text:style-name="P2"/>
      <text:p text:style-name="P2">2 Rs 8:11-12 Eliseu é evidentemente afetado pelos pensamentos do que estava para vir sobre seu amado povo, não pelo que iria acontecer ao rei da Síria.</text:p>
      <text:p text:style-name="P2"/>
      <text:p text:style-name="P2"><text:soft-page-break/>2 Rs 8:13 O homem Hazael não conhece seu próprio coração.</text:p>
      <text:p text:style-name="P2"/>
      <text:p text:style-name="P2">2 Rs 8:14-15 O assassino ocupa o trono!</text:p>
      <text:p text:style-name="P2"/>
      <text:p text:style-name="P2">2 Rs 8:16-29 A triste história de muitas pessoas.</text:p>
      <text:p text:style-name="P2"/>
      <text:h text:style-name="Heading_20_2" text:outline-level="2">#542</text:h>
      <text:p text:style-name="P2"/>
      <text:p text:style-name="P2">As circunstâncias não deveriam nos perturbar, pois se não conseguissem encontrar em nós algo contrário a Deus, elas seriam passariam sussurrando como o vento. Deus trata com aquilo que há em nós que impede a comunhão e que não permite que busquemos descanso só nEle. Hb 4:13.</text:p>
      <text:p text:style-name="P2"/>
      <text:p text:style-name="P2">2 REIS 9, Ves. 1-24</text:p>
      <text:p text:style-name="P2"/>
      <text:p text:style-name="P2">2 Rs 9:1-4 Pode ser difícil para você relacionar os reis dos dois reinos na terra de Israel. Nenhum dos reis das 10 tribos (chamadas de "reino de Israel") obedeceu ao Senhor. Sua impiedade atraiu sobre eles o mais severo castigo de Deus, como vamos ler a seguir. Portanto, prepare-se, lembrando que o Senhor lhes tinha avisado.</text:p>
      <text:p text:style-name="P2"/>
      <text:p text:style-name="P2">2 Rs 9:1-4 Eliseu, o profeta do Senhor, não se envolve com este novo rei do reino de Israel. Ele envia um dos filhos dos profetas para proclamá-lo rei.</text:p>
      <text:p text:style-name="P2"/>
      <text:p text:style-name="P2">2 Rs 9:4-26 Mas havia duas mensagens enviadas e este outro homem. (1) Para dizer-lhe que seria rei; (2) para dizer-lhe para punir a casa de Acabe por toda a sua impiedade. Ambas as mensagens apelam para a natureza de Jeú. Ele executa a segunda com grande energia. Deus estava castigando por causa do mal, mas Jeú estava fazendo isso para fortalecer sua própria posição como rei.</text:p>
      <text:p text:style-name="P2"/>
      <text:h text:style-name="Heading_20_2" text:outline-level="2">#543</text:h>
      <text:p text:style-name="P2"/>
      <text:p text:style-name="P2">Certifique-se de que um testemunho nos últimos dias será caracterizado por dificuldades e provas peculiares, pois estará cada vez mais cercado de dias maus.</text:p>
      <text:p text:style-name="P2"/>
      <text:p text:style-name="P2">2 REIS 9, Vers. 25-37</text:p>
      <text:p text:style-name="P2"/>
      <text:p text:style-name="P2">2 Rs 9:25 Se quiser acompanhar algo interessante, volte para a história do rei Acabe e o que o Senhor disse que iria acontecer - 1 Reis 21. Leia para ver por que e como Deus fizera a promessa de que o castigo viria.</text:p>
      <text:p text:style-name="P2"/>
      <text:p text:style-name="P2">Pare apenas por um momento e tente pensar em quão terrível será para nossos amigos e parentes que não são salvos quando morrerem, ao descobrirem de repente que estão perdidos e que ficarão para sempre no inferno, por não terem crido na Palavra de Deus que havia falado com tanta clareza que estariam perdidos se não crescem. Leia 2 Ts 2:12.</text:p>
      <text:p text:style-name="P2"/>
      <text:p text:style-name="P2">Todavia, possamos nós, que somos crentes, recordar o precioso sangue de Cristo que foi derramado para que nunca, jamais, fôssemos castigados por nossos pecados... Ele recebeu o castigo. Possamos compreender o terror que há em um pecado.</text:p>
      <text:p text:style-name="P2"><text:soft-page-break/></text:p>
      <text:p text:style-name="P2">Muitos, muitos anos se passaram, mas aqui lemos do campo de Nabote outra vez! Nem Acabe nem Jezabel escaparam.</text:p>
      <text:p text:style-name="P2"/>
      <text:h text:style-name="Heading_20_2" text:outline-level="2">#544</text:h>
      <text:p text:style-name="P2"/>
      <text:p text:style-name="P2">As circunstâncias presentes que oprime tanto você é a ferramenta mais adequada na mão do Pai para esculpir você para a Sua glória.</text:p>
      <text:p text:style-name="P2"/>
      <text:p text:style-name="P2">2 REIS 10, Vers. 1-17</text:p>
      <text:p text:style-name="P2"/>
      <text:p text:style-name="P2">Jamais poderemos entender os terríveis eventos destes versículos se não nos lembrarmos de duas coisas, (1) que um Deus santo e perfeito os colocou na Bíblia, e (2) que Ele, cedo ou tarde, castiga todo pecado já cometido. (Ou você será lançado no inferno por causa de seus pecados, ou Jesus já foi castigado por cada um de seus pecados).</text:p>
      <text:p text:style-name="P2"/>
      <text:p text:style-name="P2">2 Rs 10:1 Samaria era a capital, Jezreel era um lugar em Israel; Jerusalém era a capital do reino de Judá.</text:p>
      <text:p text:style-name="P2"/>
      <text:p text:style-name="P2">2 Rs 10:2-3 O rei Jeú usa esses estranhos métodos para fazer aquilo que Deus lhe havia dito para fazer.</text:p>
      <text:p text:style-name="P2"/>
      <text:p text:style-name="P2">2 Rs 10:4-5 Os líderes de Israel estão com medo, pois suspeitam que algo está errado.</text:p>
      <text:p text:style-name="P2"/>
      <text:p text:style-name="P2">2 Rs 10:6-7 O severo castigo proveniente de Deus cai sobre estes setenta príncipes, filhos do ímpio rei Acabe.</text:p>
      <text:p text:style-name="P2"/>
      <text:p text:style-name="P2">2 Rs 10:9-11 Não apenas sobre os príncipes, mas sobre todos esses quatro grupos. Era a remoção completa, da terra, de todos aqueles que haviam servido Acabe. (Lembre-se de que isto é uma figura do justo juízo de Deus sobre cada pecador não arrependido dos dias de hoje).</text:p>
      <text:p text:style-name="P2"/>
      <text:p text:style-name="P2">2 Rs 10:12-17 Estes homens, que tinham vindo do Rei de Judá, foram mortos por ordem de Jeú, que chega a se gabar de seu zelo pelo Senhor em tudo o que estava fazendo!</text:p>
      <text:p text:style-name="P2"/>
      <text:h text:style-name="Heading_20_2" text:outline-level="2">#545</text:h>
      <text:p text:style-name="P2"/>
      <text:p text:style-name="P2">Se examinarmos muitos de nossos problemas, iremos descobrir nosso nome marcado neles, como o nome do fabricante.</text:p>
      <text:p text:style-name="P2"/>
      <text:p text:style-name="P2">2 REIS 10, Vers. 18-36</text:p>
      <text:p text:style-name="P2"/>
      <text:p text:style-name="P2">Deus estava agindo com um propósito diferente do de Jeú. Jeú estava fazendo tudo isso para se fortalecer como rei. Ambos os propósitos estavam sendo cumpridos! </text:p>
      <text:p text:style-name="P2"/>
      <text:p text:style-name="P2">2 Rs 10:29-30 Mas Deus viu exatamente como era o coração de Jeú.</text:p>
      <text:p text:style-name="P2"/>
      <text:p text:style-name="P2">2 Rs 10:31-36 Você poderia achar que Jeú teria aprendido algo acerca de Deus depois de tudo isso, mas não. Ele era exatamente como milhões de pessoas hoje, achando que Deus não repara em tudo, até no coração do homem que está cumprindo os Seus propósitos.</text:p>
      <text:p text:style-name="P2"/>
      <text:p text:style-name="P2"><text:soft-page-break/></text:p>
      <text:h text:style-name="Heading_20_2" text:outline-level="2">#546</text:h>
      <text:p text:style-name="P2"/>
      <text:p text:style-name="P2">Não há dificuldades que possam permanecer quando Deus está presente, e nós não podemos permanecer quando Ele não está ali.</text:p>
      <text:p text:style-name="P2"/>
      <text:p text:style-name="P2">2 REIS 11</text:p>
      <text:p text:style-name="P2"/>
      <text:p text:style-name="P2">Agora vamos passar para outra linhagem de reis... os reis de Judá. Encontramos assassinato e violência ali também. Mas tente manter os dois reinos separados, Judá e Israel.</text:p>
      <text:p text:style-name="P2"/>
      <text:p text:style-name="P2">2 Rs 11:1-3 Esta ímpia mulher (filha do rei Acabe, chamada filha de Omri, que era pai de Acabe, 8:26), assassina seus netos e toma o trono de Judá para si. Mas um dos meninos é salvo e escondido de Atalia por seis anos.</text:p>
      <text:p text:style-name="P2"/>
      <text:p text:style-name="P2">2 Rs 11:4-16 O complô e seu resultado.</text:p>
      <text:p text:style-name="P2"/>
      <text:p text:style-name="P2">2 Rs 11:17-21 É tão belo vermos que em meio a esta história de assassinatos e traição, um homem fiel, Joiada, o sacerdote, está pensando no Senhor, e em como trazer o povo de volta a Ele! Por um tempo ele é bem sucedido.</text:p>
      <text:p text:style-name="P2"/>
      <text:h text:style-name="Heading_20_2" text:outline-level="2">#547</text:h>
      <text:p text:style-name="P2"/>
      <text:p text:style-name="P2">Aquilo com que deveríamos estar ocupados, não são nossas circunstâncias, mas aquilo que Deus pretende fazer por meio delas.</text:p>
      <text:p text:style-name="P2"/>
      <text:p text:style-name="P2">2 REIS 12</text:p>
      <text:p text:style-name="P2"/>
      <text:p text:style-name="P2">Joás era fiel ao Senhor enquanto este sacerdote vivia. Joás parecia se apoiar mais no sacerdote Joiada do que no Senhor. (Cometemos um grande erro quando olhamos para homens. Seremos sempre desapontados quando o fizermos). Lembre-se, estamos agora lendo sobre o reino de Judá (nenhum dos reis de Israel, após a divisão, voltou-se verdadeiramente para o Senhor... mas alguns dos reis de Judá fizeram isso. Este foi um deles).</text:p>
      <text:p text:style-name="P2"/>
      <text:p text:style-name="P2">2 Rs 12:4-6 É bom ler sobre este fiel sacerdote. Quando ele morreu, foi tão lembrado que foi sepultado entre os reis de Judá em Jerusalém (2 Crônicas 24:16). Agora o templo está reparado. Veja em que péssimas condições estava. (Quando nos voltamos para o Senhor, entendemos o quão longe estivemos. Mas é uma ocasião feliz quando entendemos que voltando para o Senhor irá certamente nos fazer ver as condições de Sua casa. Só então temos energia suficiente para "repará-la").</text:p>
      <text:p text:style-name="P2"/>
      <text:h text:style-name="Heading_20_2" text:outline-level="2">#548</text:h>
      <text:p text:style-name="P2"/>
      <text:p text:style-name="P2">Não há nada que o corpo sofra, que o espírito não possa tirar proveito.</text:p>
      <text:p text:style-name="P2"/>
      <text:p text:style-name="P2">2 REIS 13</text:p>
      <text:p text:style-name="P2"/>
      <text:p text:style-name="P2"><text:soft-page-break/>2 rS 13:1-13 Jeoacás, rei de Israel (não confunda os dois reinos), não recebeu de seu pai apenas o reino, mas também seus pecados. Deus recompensou seu pai por sua obediência, 10:30, mas o castigou por sua idolatria, mas não há sinais de ter se voltado para o Senhor.</text:p>
      <text:p text:style-name="P2"/>
      <text:p text:style-name="P2">2 Rs 13:14-21 A vida fiel de Eliseu foi longa. Ele viveu sob os reis Jorão (filho de Acabe), Jeú, Jeoacaz de Israel e Joás (rei de Judá). Chegamos agora ao ocaso de seus dias, quando seu sol está pra se por. Muitos de nós crentes já ficamos ao lado da cama de algum fiel cristão idoso. Que tremenda experiência esta pode ser. Aqui estamos ao lado da cama de alguém assim.</text:p>
      <text:p text:style-name="P2"/>
      <text:p text:style-name="P2">2 Rs 13:15-19 Eliseu usa isto para encorajar o rei contra seu antigo inimigo - a Síria.</text:p>
      <text:p text:style-name="P2"/>
      <text:p text:style-name="P2">2 Rs 13:21 Mesmo na hora da morte, Deus mostra Seu poder. Possivelmente um vislumbre do futuro, quando o próprio Israel será miraculosamente trazido de volta à vida (após a igreja ter sido arrebatada à glória). Veja também Daniel 12:2.</text:p>
      <text:p text:style-name="P2"/>
      <text:h text:style-name="Heading_20_2" text:outline-level="2">#549</text:h>
      <text:p text:style-name="P2"/>
      <text:p text:style-name="P2">Parece que estamos nos aproximando dos últimos momentos de tranquilidade.</text:p>
      <text:p text:style-name="P2"/>
      <text:p text:style-name="P2">2 REIS 14</text:p>
      <text:p text:style-name="P2"/>
      <text:p text:style-name="P2">2 Rs 14:1-4 Por um momento pode parecer que o rei Amazias iria restaurar a adoração ao Senhor em conformidade com a Sua Palavra. Mas ele foi até um certo ponto. Só havia um lugar para adorar ao Senhor. Eles pensavam que não havia problema ter outros lugares chamados de "lugares altos". Neste caso esses lugares não eram para a adoração de ídolos, mas para o Senhor. Mas não agradaram ao Senhor, pois Ele havia dado instruções precisas como já lemos juntos muitas vezes.</text:p>
      <text:p text:style-name="P2"/>
      <text:p text:style-name="P2">2 Rs 14:8-14 Houve várias tentativas de restaurar a divisão entre Israel e Judá, e certamente era o desejo de Deus que o povo fosse um só. Mas o problema está em se abandonar a adoração ao Senhor. O resultado aqui é que Jerusalém (o centro de Deus) é atacada. O ouro do templo de Deus é roubado, e o muro derrubado.</text:p>
      <text:p text:style-name="P2"/>
      <text:p text:style-name="P2">2 Rs 14:15-25 Não há um retorno a Deus e à Sua Palavra. Sem dúvida havia muita adoração acontecendo, mas não era de Deus. O resultado era só tristeza.</text:p>
      <text:p text:style-name="P2"/>
      <text:h text:style-name="Heading_20_2" text:outline-level="2">#550</text:h>
      <text:p text:style-name="P2"/>
      <text:p text:style-name="P2">Deus pode permitir e criar acontecimentos para que seja manifestado o pecado... nunca para produzi-lo.</text:p>
      <text:p text:style-name="P2"/>
      <text:p text:style-name="P2">2 REIS 15</text:p>
      <text:p text:style-name="P2"/>
      <text:p text:style-name="P2">2 Rs 15:1 Não confunda este rei Jeroboão, Rei de Israel, com o primeiro rei do reino dividido de Israel.</text:p>
      <text:p text:style-name="P2"/>
      <text:p text:style-name="P2"><text:soft-page-break/>2 Rs 15:4 e 35 Quase a mesma coisa do capítulo 14:4. O povo adorava onde bem entendia. Ao ler este capítulo, com todas as suas mudanças, confusão e impiedade, você deve entender que isto acontece logo antes de Israel (as 10 tribos) ser varrido para fora da terra. Até hoje essas dez tribos não foram achadas. Mas elas estão em algum lugar, pois deverão ser reunidas de volta à terra de Israel depois que tivermos partido! (Neste capítulo vemos um reflexo de nossos dias; pois muitos crentes hoje estão adorando a Deus da forma que acham ser correto). A Palavra de Deus exerce pouco poder sobre a vida deles. (Cada um de nós deveria perguntar a si mesmo, "Estou disposto a me sujeitar ao que sei que a Palavra de Deus está me dizendo?" </text:p>
      <text:p text:style-name="P2"/>
      <text:h text:style-name="Heading_20_2" text:outline-level="2">#551</text:h>
      <text:p text:style-name="P2"/>
      <text:p text:style-name="P2">É bom lembrar que a Mão que prepara nossas circunstâncias e que muda os cenários, tem por detrás o coração que leva em consideração o pardal quando cai.</text:p>
      <text:p text:style-name="P2"/>
      <text:p text:style-name="P2">2 REIS 16, Vers. 1-10</text:p>
      <text:p text:style-name="P2"/>
      <text:p text:style-name="P2">A história de Acaz, rei de Judá. Ele teve um bom pai (15:32-38) para lhe indicar o caminho direito do Senhor. Ele é uma figura dos crentes que teimosamente recusam-se a mudar de caminho para ficarem em conformidade com a Palavra de Deus (veja Oséias 4:17). Uma pessoa que persiste em seguir o seu próprio caminho, geralmente acaba sendo levada a um erro maior. Este rei é um exemplo disso.</text:p>
      <text:p text:style-name="P2"/>
      <text:p text:style-name="P2">2 Rs 16:10-18 Acaz, rei de Judá, vai visitar o rei da Assíria. Mas Deus quer que o Seu povo mantenha-se separado daquelas pessoas que adoram ídolos. Repare no que chama a atenção de seus olhos! Ele prefere este altar àquele que Deus havia designado (Êxodo 27:1-2). Acaso ele agradou a Deus? É claro que não. (Muitos crentes hoje acham que é perfeitamente correto aprender um pouco das diferentes religiões. As denominações que emprestam do Judaísmo e de outras religiões estão fazendo isto. Ore para que nossos olhos possam estar abertos para enxergar os erros nos quais Satanás está guiando muitos crentes. Tudo sendo feito para roubar ao Senhor Jesus a glória que Ele merece).</text:p>
      <text:p text:style-name="P2"/>
      <text:h text:style-name="Heading_20_2" text:outline-level="2">#552</text:h>
      <text:p text:style-name="P2"/>
      <text:p text:style-name="P2">Quando nossa vida for revista, não nos lembraremos tanto das alegrias como das tristezas, pois foram estas que nos aproximaram de um Jesus compassivo.</text:p>
      <text:p text:style-name="P2"/>
      <text:p text:style-name="P2">2 REIS 16, Vers. 11-20</text:p>
      <text:p text:style-name="P2"/>
      <text:p text:style-name="P2">2 Rs 16:11 O sacerdote, em seu lugar, que deveria ter sido um guardião da verdade de Deus, segue debilmente os planos do rei e faz um altar, copiando o projeto que o rei lhe tinha enviado. (Muitos crentes hoje estão fazendo o mesmo. Estão adorando em altares que são cópias das leis Judaicas do Antigo Testamento. Por exemplo, ter um edifício e chamá-lo de casa de Deus é copiar a idéia do templo. Deus diz que agora não vive em templos (construções) feitas por mãos - Atos 17:24 - mas Ele vive em cada crente - 1 Co 6:19. Ou ter um só homem, escolhido pela congregação, para fazer toda a pregação, e que seja o único com <text:soft-page-break/>permissão para partir o pão e o vinho durante a comunhão (isto é copiar a idéia do sacerdote de Levítico, e extingue o Espírito de Deus - Ef 4:30, 1 Ts 5:19). E Deus diz que agora todos os crentes são sacerdotes - 1 Pedro 2:5 e que todos os crentes são igualmente importantes - 1 Co 12:14. Se nossa própria vontade (o que achamos) nos dirigir, não seremos capazes de enxergar coisa alguma de errado nestas coisas - Jó 34:32.</text:p>
      <text:p text:style-name="P2"/>
      <text:p text:style-name="P2">2 Rs 16:12-13 Ele provavelmente achava que era algo muito atraente. A mente humana precisa de alguma forma de religião, e se for deixada para decidir, sempre vai buscar algo atraente aos olhos, mas que é, na verdade, idolatria. Veja o vers. 2 para saber a opinião de Deus. Todos nós precisamos ser lembrados de que a Palavra de Deus, quando dirigida pelo Espírito Santo, é a única autoridade.</text:p>
      <text:p text:style-name="P2"/>
      <text:h text:style-name="Heading_20_2" text:outline-level="2">#553</text:h>
      <text:p text:style-name="P2"/>
      <text:p text:style-name="P2">O Senhor Jesus não é segurança contra tormentas, mas Ele é a perfeita segurança "na" tormenta.</text:p>
      <text:p text:style-name="P2"/>
      <text:p text:style-name="P2">2 REIS 17</text:p>
      <text:p text:style-name="P2"/>
      <text:p text:style-name="P2">A paciência de Deus se esgotou. Lemos uma longa e triste história. Deus enviou um aviso após outro, profeta após profeta, mas eles se recusaram a dar ouvidos a qualquer um deles. Agora chega o inimigo. O reino de Israel (as 10 tribos) é varrido para fora da terra, para nunca mais voltar nos 2.600 anos que se passaram desde então. </text:p>
      <text:p text:style-name="P2"/>
      <text:p text:style-name="P2">Estamos vivendo exatamente nas mesmas condições. A Palavra de Deus não tem qualquer efeito na maioria das pessoas, e pouco efeito nos crentes. A indiferença (e não o cuidado) é a doença de nossos dias. Em Apocalipse 3:16, Deus está falando dos últimos dias da história da igreja na Terra - onde estamos hoje. Leia o que Ele diz que vai fazer com os Cristãos professos... do mesmo modo como fez com o reino de Israel no capítulo de hoje. Leia cuidadosamente. É exatamente como hoje. Não pense nisto como se aplicando somente aos não salvos. Os verdadeiros crentes estão sendo envenenados por falso ensino como nunca foram antes.</text:p>
      <text:p text:style-name="P2"/>
      <text:p text:style-name="P2">Nossa voz é fraca, mas nós a levantamos em prol de Deus e Sua verdade. Você continua seguindo no veneno do compromisso e das tradições que os homens estabeleceram, e se recusa a aceitar o aviso de Deus em Sua Palavra? Deus quer que todos os crentes se separem do mal religioso - 2 Co 6:17. Enquanto lê o capítulo, repare quantas vezes é dito que eles não deram ouvidos ou obedeceram... vers. 7 ao 12, 14 ao 17, 22, 40.</text:p>
      <text:p text:style-name="P2"/>
      <text:p text:style-name="P2">2 Rs 17:36 O Deus que com tanta misericórdia redimiu este povo, livrando-o do Egito e guiando-o através de um deserto sem trilhas por quarenta anos, que deu a ele a boa terra... onde os israelitas comeram sem escassez, e onde não havia falta de coisa alguma (Dt 8:7), agora os tirou da terra por O terem desobedecido - veja Oséias 9:17. Portanto, uma triste história. (Mas pensamos em quantos leitores estão querendo dizer ao Senhor - "Sim, quero por a Ti sobre todos os meus pensamentos atuais, e obedecer a Ti somente".)</text:p>
      <text:p text:style-name="P2"/>
      <text:h text:style-name="Heading_20_2" text:outline-level="2"><text:soft-page-break/>#554</text:h>
      <text:p text:style-name="P2"/>
      <text:p text:style-name="P2">A vontade de Deus é melhor que todas as oportunidades, se estivermos enxergando claramente essa vontade.</text:p>
      <text:p text:style-name="P2"/>
      <text:p text:style-name="P2">2 REIS 18, Vers. 1-16</text:p>
      <text:p text:style-name="P2"/>
      <text:p text:style-name="P2">2 Rs 18:1-8 Voltamos mais uma vez ao reino de Judá. Em toda a história do rei Ezequias, vemos o que pode ser feito quando o coração está voltado para Deus. Se ao menos o outro reino tivesse feito o mesmo! Repare como o Senhor ficou satisfeito, e o ajudou.</text:p>
      <text:p text:style-name="P2"/>
      <text:p text:style-name="P2"/>
      <text:p text:style-name="P2">2 Rs 18:9-12 Os Assírios levaram o outro reino cativo. Sua capital era Samaria. O motivo pelo qual o inimigo pôde vencer não foi por terem sido mais fortes, mas por causa do que lemos no versículo 12.</text:p>
      <text:p text:style-name="P2"/>
      <text:p text:style-name="P2">2 Rs 18:13-16 Oito anos mais tarde, o exército Assírio voltou para fazer o mesmo ao reino de Judá. Mas irá conseguir? Irá o rei Ezequias ser também desobediente, ou será que ele irá voltar-se para o Senhor? Ele teve um pai muito tolo e desobediente - 16:10-20, e teria sido fácil para ele seguir as idéias de seu pai. Inicialmente, quando a Assíria invadiu as outras cidades de Judá, Ezequias paga um tributo. Mas aquilo não era confiar no Senhor. Só evitava o problema.</text:p>
      <text:p text:style-name="P2"/>
      <text:h text:style-name="Heading_20_2" text:outline-level="2">#555</text:h>
      <text:p text:style-name="P2"/>
      <text:p text:style-name="P2">Todas as minhas responsabilidades e deveres fluem da posição em que me encontro.</text:p>
      <text:p text:style-name="P2"/>
      <text:p text:style-name="P2">2 REIS 18, Vers. 17:37</text:p>
      <text:p text:style-name="P2"/>
      <text:p text:style-name="P2">Os três representantes do rei da Assíria encontram-se com os representantes do rei Ezequias. Eles fazem o melhor que podem para desencorajar qualquer confiança no Senhor ou em quem quer que seja. Aparentemente eles sabiam que Ezequias estava confiando no Senhor, por isso zombam deliberadamente do Senhor.</text:p>
      <text:p text:style-name="P2"/>
      <text:p text:style-name="P2">2 Rs 18:32 O inimigo oferece a eles uma imitação de sua maravilhosa terra - Dt 8:7-8. A terra do inimigo com certeza não era tão boa quanto a própria terra de Israel. Os prêmios de Satanás são falsos.</text:p>
      <text:p text:style-name="P2"/>
      <text:p text:style-name="P2">2 Rs 18:37 Se não tivesse a fé que Ezequias tinha no Senhor, aqueles três homens ficam bastante irados, e levam a mensagem para Ezequias.</text:p>
      <text:p text:style-name="P2"/>
      <text:h text:style-name="Heading_20_2" text:outline-level="2">#556</text:h>
      <text:p text:style-name="P2"/>
      <text:p text:style-name="P2">Um céu silencioso é o maior mistério de nossa existência.</text:p>
      <text:p text:style-name="P2"/>
      <text:p text:style-name="P2">2 REIS 19</text:p>
      <text:p text:style-name="P2"/>
      <text:p text:style-name="P2">2 Rs 19:1 Embora ele esteja transtornado, ele toma a melhor decisão... vai contar ao Senhor. (Que grande coisa para nós nos lembrarmos!).</text:p>
      <text:p text:style-name="P2"/>
      <text:p text:style-name="P2"><text:soft-page-break/>2 Rs 19:2-5 Em segundo lugar, ele manda comunicar Isaías, o profeta de Deus. (É bom contar a crentes que vivem perto do Senhor quando estamos atribulados. Com frequência eles têm uma mensagem do Senhor para nós.)</text:p>
      <text:p text:style-name="P2"/>
      <text:p text:style-name="P2">2 Rs 19:6-7 A mensagem de Isaías. Poderia o rei temer após tamanha palavra de certeza?</text:p>
      <text:p text:style-name="P2"/>
      <text:p text:style-name="P2">2 Rs 19:8-13 Mas o inimigo não reduz o passo.</text:p>
      <text:p text:style-name="P2"/>
      <text:p text:style-name="P2">2 Rs 19:14-19 Desta vez Ezequias leva a carta do inimigo diretamente para o Senhor. Podemos ler de sua oração - breve e direta.</text:p>
      <text:p text:style-name="P2"/>
      <text:p text:style-name="P2">2 Rs 19:20-34 Deus passa a limpo toda a situaçao, contando, talvez, com mais detalhes do que o próprio Ezequias conhecia, da orgulhosa pretensão e planos do inimigo. Então Deus diz o que iria realmente acontecer.</text:p>
      <text:p text:style-name="P2"/>
      <text:p text:style-name="P2">2 Rs 19:35-37 Um anjo destrói 185.000 no arraial do inimigo em uma só noite.</text:p>
      <text:p text:style-name="P2"/>
      <text:h text:style-name="Heading_20_2" text:outline-level="2">#557</text:h>
      <text:p text:style-name="P2"/>
      <text:p text:style-name="P2">Estamos vivendo em uma época que poderia ser descrita como paganismo civilizado.</text:p>
      <text:p text:style-name="P2"/>
      <text:p text:style-name="P2">2 REIS 20</text:p>
      <text:p text:style-name="P2"/>
      <text:p text:style-name="P2">2 Rs 20:1 O rei é acometido por uma séria doença. Mas pelo poder de Deus é restaurado. Às vezes o Senhor precisa falar conosco por meio de uma doença para nos levar para mais perto dEle (Veja 1 Pedro 1:6,7).</text:p>
      <text:p text:style-name="P2"/>
      <text:p text:style-name="P2">2 Rs 20:2-3 Ele ora, e Deus escuta e o cura.</text:p>
      <text:p text:style-name="P2"/>
      <text:p text:style-name="P2">2 Rs 20:4-7 Deus lhe promete esses anos.</text:p>
      <text:p text:style-name="P2"/>
      <text:p text:style-name="P2">2 Rs 20:8-11 O amor e poder estão combinados em Deus. Acontece também um grande milagre. Ezequias tem muito por quê agradecer. Certamente poderíamos pensar que um homem que experimentou tão grandes coisas do Senhor jamais iria cometer um erro... iria sempre andar com cuidado.</text:p>
      <text:p text:style-name="P2"/>
      <text:p text:style-name="P2">2 Rs 20:12-13 Mas veja o que ele faz! O coração humano não pode permanecer bem sucedido, a menos que se apóie no Senhor. Ezequias não fala uma palavra acerca do Senhor lhe ter dado toda sua saúde.</text:p>
      <text:p text:style-name="P2"/>
      <text:p text:style-name="P2">2 Rs 20:14-21 Se existe algo que pode ser dito dele, é que recebeu isso do Senhor com humildade.</text:p>
      <text:p text:style-name="P2"/>
      <text:h text:style-name="Heading_20_2" text:outline-level="2">#558</text:h>
      <text:p text:style-name="P2"/>
      <text:p text:style-name="P2">As circunstâncias revelam a causa do fracasso.</text:p>
      <text:p text:style-name="P2"/>
      <text:p text:style-name="P2">2 REIS 21</text:p>
      <text:p text:style-name="P2"/>
      <text:p text:style-name="P2">O filho de Ezequias, Manassés, nasceu durante os 15 anos adicionais que Deus deu ao pai, pois tinha apenas 12 anos quando se tornou rei. <text:soft-page-break/>Aparentemente, qualquer ensino que possa ter recebido de seu pai não causou grande impressão nele.</text:p>
      <text:p text:style-name="P2"/>
      <text:p text:style-name="P2">2 Rs 21:2-9 Os detalhes de sua maldade nos são claramente apresentados. Repare mais uma vez que seus feitos eram de mal religioso. Ele edificou vários altares.</text:p>
      <text:p text:style-name="P2"/>
      <text:p text:style-name="P2">2 Rs 21:10-16 Com igual detalhe, Deus diz o que fará como resultado de sua impiedade. Embora o Senhor seja tão longânimo e misericordioso, Ele é santo, e o pecado deve ser castigado, apesar do castigo poder ser postergado. Leia Eclesiastes 8:11. Este versículo descreve o mundo hoje.</text:p>
      <text:p text:style-name="P2"/>
      <text:p text:style-name="P2">2 Rs 21:19-26 Seu filho Amom seguiu o pai em seus caminhos ímpios. Que terrível fim ele teve.</text:p>
      <text:p text:style-name="P2"/>
      <text:h text:style-name="Heading_20_2" text:outline-level="2">#559</text:h>
      <text:p text:style-name="P2"/>
      <text:p text:style-name="P2">Se não puder vencer onde estou, não vencerei em lugar nenhum.</text:p>
      <text:p text:style-name="P2"/>
      <text:p text:style-name="P2">2 REIS 22</text:p>
      <text:p text:style-name="P2"/>
      <text:p text:style-name="P2">Poderíamos esperar que a próxima geração continuasse essa vida de desobediência e degradação. Mas repentinamente vemos uma estrela brilhante em meio às trevas... o rei Josias, filho de Amom.</text:p>
      <text:p text:style-name="P2"/>
      <text:p text:style-name="P2">2 Rs 22:3-7 Estes versículos parecem indicar aquilo que o jovem rei havia ordenado antes que o templo fosse restaurado.</text:p>
      <text:p text:style-name="P2"/>
      <text:p text:style-name="P2">2 Rs 22:8-20 Enquanto limpavam a sujeira que havia no templo, eles encontraram uma cópia da Palavra de Deus - (Apenas os 5 livros de Moisés - Gênesis a Deuteronômio). Aparentemente ela havia estado perdida por muitos anos. Repare o efeito que isso tem no rei. (Isto é o que todos nós precisamos aprender. Se a Palavra de Deus não mudar nossa vida, é porque somos descuidados e indiferentes. Leia Isaías 66:2, para ver uma boa promessa). O rei Josias fez isso. Embora Deus fosse castigar o povo, Ele iria poupar o rei de assistir isso. (Não pode existir crescimento na alma de nenhum de nós a menos que nos separemos do mal que nos cerca. 2 Tm 2:19-26).</text:p>
      <text:p text:style-name="P2"/>
      <text:h text:style-name="Heading_20_2" text:outline-level="2">#560</text:h>
      <text:p text:style-name="P2"/>
      <text:p text:style-name="P2">Vemos o FIM, mas será que vemos o caminho?</text:p>
      <text:p text:style-name="P2"/>
      <text:p text:style-name="P2">2 REIS 23, Vers. 1-14</text:p>
      <text:p text:style-name="P2"/>
      <text:p text:style-name="P2">2 Rs 23:1-2 Tendo lido a Palavra de Deus, o próximo passo importante foi fazer com que fosse lida para o povo. Não teria sido justo apenas contar ao povo acerca da Palavra. Ele queria que eles próprios escutassem as palavras. Por isso dizemos repetidamente que o objetivo dos esboços de Chapter-A-Day servem para encorajá-lo a ler a Palavra de Deus por si mesmo e ser afetado por ela.</text:p>
      <text:p text:style-name="P2"/>
      <text:p text:style-name="P2">2 Rs 23:3 Ele não lhes pede que façam algo que ele próprio não estava fazendo. O rei foi o primeiro a fazer a promessa. Depois o povo concordou.</text:p>
      <text:p text:style-name="P2"><text:soft-page-break/></text:p>
      <text:p text:style-name="P2">2 Rs 23:4 A primeira tarefa foi livrar-se da corrupção. E a ordem de Deus é sempre esta. Os crentes não aprendem a verdade de Deus enquanto não desejarem se separar daquilo que sabem que está errado em suas vidas. Isaías 1:16-17.</text:p>
      <text:p text:style-name="P2"/>
      <text:p text:style-name="P2">2 Rs 23:5 Então o mal religioso devia ser eliminado. (Você compreende o que isto significa em sua vida?)</text:p>
      <text:p text:style-name="P2"/>
      <text:p text:style-name="P2">2 Rs 23:6-14 Acaso ele diz, oh, que mal há nisto? ou todo mundo está fazendo assim, não seria por isso correto? Não. Ele decidiu tudo por aquilo que a Palavra de Deus dizia. (Fazemos o mesmo?)</text:p>
      <text:p text:style-name="P2"/>
      <text:p text:style-name="P2">2 Rs 23:12 Repare na última palavra no versículo 4... Betel (também nos versículos 15 e 17). Agora volte a 1 Reis 12:26-29! Isto aconteceu séculos antes. Veja Eclesiastes 3:15, (a última parte). Deus não muda. Ele havia anunciado, 350 anos antes, que "um filho... Josias" destruiria o altar de Betel. 1 Reis 13:2. Não apenas o nome de Josias está na Bíblia 350 antes de nascer, mas também é dito que ele faria aquilo especificamente àquele altar!</text:p>
      <text:p text:style-name="P2"/>
      <text:h text:style-name="Heading_20_2" text:outline-level="2">#561</text:h>
      <text:p text:style-name="P2"/>
      <text:p text:style-name="P2">Entendemos a obra feita PARA nós, mas será que entendemos a obra feita EM nós?</text:p>
      <text:p text:style-name="P2"/>
      <text:p text:style-name="P2">2 REIS 23, Vers. 15-37</text:p>
      <text:p text:style-name="P2"/>
      <text:p text:style-name="P2">2 Rs 23:15-20 Enquanto o rei Josias estava ordenando que toda aqueles objetos de idolatria fossem destruídos, ele reparou que havia alguns lugares onde pessoas tinham sido sepultadas (sepulcros). Havia lugares onde estavam os ossos daqueles falsos profetas que tinham vivido muitos e muitos anos antes. Seus olhos foram atraídos por um nome que estava gravado em um sepulcro. Os homens lhe disseram que aquele era a sepultura daquele homem de Deus que havia vivido cerca de 350 anos antes (1 Reis 13:1, 30). Vemos assim os dois resultados... preservação para os dois profetas, e destruição para tudo aquilo que não era de Deus.</text:p>
      <text:p text:style-name="P2"/>
      <text:p text:style-name="P2">2 Rs 23:21-23 Um dos motivos pelos quais esta Páscoa nunca foi semelhante antes ou depois desta, foi porque tudo foi feito em conformidade com a Palavra de Deus! (Que mensagem para cada um de nós hoje).</text:p>
      <text:p text:style-name="P2"/>
      <text:p text:style-name="P2">2 Rs 23:24 Lembre-se de que a idolatria está sempre ligada à adoração. O coração humano nunca está satisfeito, a menos que tenha algo para adorar. (Hoje Satanás está conseguindo enganar milhões com seus cultos que trazem uma aparência religiosa. Até crentes verdadeiros estão sendo desviados da verdade das Escrituras).</text:p>
      <text:p text:style-name="P2"/>
      <text:p text:style-name="P2">2 Rs 23:25 Aquelas terríveis condições não eram um obstáculo para este rei. Leia cuidadosamente o que é dito de sua fidelidade. Repare que era algo feito com seu espírito (coração), alma e corpo (poder).</text:p>
      <text:p text:style-name="P2"/>
      <text:p text:style-name="P2">2 Rs 23:26-27 Apesar da fidelidade do rei, Deus não iria alterar os severos castigos que já havia anunciado (Leia Jeremias 15:4).</text:p>
      <text:p text:style-name="P2"/>
      <text:p text:style-name="P2"><text:soft-page-break/>2 Rs 23:29-37 O castigo começa. Judá perde seu fiel rei Josias, e ganha dois reis maus, ambos filhos de Josias. O reino de Judá está sob o controle do rei (Faraó significa rei. Como César, Kaiser, Czar).</text:p>
      <text:p text:style-name="P2"/>
      <text:h text:style-name="Heading_20_2" text:outline-level="2">#562</text:h>
      <text:p text:style-name="P2"/>
      <text:p text:style-name="P2">Minha necessidade hoje... não é de justificação própria, mas de renúncia própria... não de vingar-me dos males mas de suportá-los.</text:p>
      <text:p text:style-name="P2"/>
      <text:p text:style-name="P2">2 REIS 24</text:p>
      <text:p text:style-name="P2"/>
      <text:p text:style-name="P2">Quatro reis de Judá vêm e vão no espaço de 23 anos. Joacaz reina apenas 3 meses (23:31), Jeoiaquim, 11 anos (23:36), Joaquim 3 meses (24:8), e Zedequias 11 anos (vers. 18). O nome do Senhor é mencionado 10 vezes no capítulo. Repare nas circunstâncias que envolvem cada vez. Deus havia avisado continuamente o reino de Judá do que iria acontecer se fossem desobedientes.</text:p>
      <text:p text:style-name="P2"/>
      <text:p text:style-name="P2">Eles não deram ouvidos... viram o reino de Israel (as outras dez tribos) serem levadas para o cativeiro. Nem deram atenção... e agora Deus age! Tudo se encontra em total confusão. Primeiro eles estavam sob o controle do Egito. Agora vem Nabucodonosor, Rei de Babilônia e eles ficam sujeitos à Babilônia. Tudo estava se desmoronando. Você vê o mesmo acontecendo hoje em nossos países? E pelo mesmo motivo <text:s/>desobediência ao Senhor.</text:p>
      <text:p text:style-name="P2"/>
      <text:h text:style-name="Heading_20_2" text:outline-level="2">#563</text:h>
      <text:p text:style-name="P2"/>
      <text:p text:style-name="P2">Em quaisquer circunstâncias, em qualquer ocasião, devemos orar. A oração é a atitude de constante dependência de Deus.</text:p>
      <text:p text:style-name="P2"/>
      <text:p text:style-name="P2">2 REIS 25</text:p>
      <text:p text:style-name="P2"/>
      <text:p text:style-name="P2">2 Rs 25:1-21 Aqui está o triste fim da história de desobediência a Deus. Esta linda terra que Deus havia dado a Israel, eles a perderam, e agora Judá está sendo levada cativa à Babilônia. Ali ficarão durante 70 anos; então um pequeno remanescente fiel será levado de volta. Deus sempre tem os Seus poucos.</text:p>
      <text:p text:style-name="P2"/>
      <text:p text:style-name="P2">2 Rs 25:22-26 A maioria das pessoas que permaneceu na terra buscaram ajuda no Egito. (Deus lhes havia dito que se sujeitassem ao rei de Babilônia e Ele os preservaria). Mas eles se recusaram e são destruídos (leia sobre o mesmo incidente em Jeremias 43).</text:p>
      <text:p text:style-name="P2"/>
      <text:p text:style-name="P2">Assim chegamos ao final deste livro de 2 Reis, com muitos incidentes, alguns brilhantes mas a maior parte deles negros; com muitos homens, mulheres, jovens e crianças, alguns fiéis, alguns infiéis a Deus. Como será vista a sua vida e a minha quando for revista diante do Senhor Jesus Cristo? Esta é nossa única oportunidade de vivermos em fidelidade a Ele. Pv. 14:23 diz que "em todo trabalho há proveito". Mas na vida do crente nenhum trabalho pode dar um fruto mais rico e duradouro que a paciente leitura e prática da Palavra de Deus, feita em oração. Muitos descobriram que esta é uma vida de gozo. (Nós crentes não podemos progredir, ao contrário, iremos cada vez mais para baixo, se não estivermos dispostos a nos separar do mal religioso que nos cerca. Será que isto faz soar uma corda em seu coração?)</text:p>
      <text:p text:style-name="P2"><text:soft-page-break/></text:p>
      <text:h text:style-name="Heading_20_2" text:outline-level="2">#564</text:h>
      <text:p text:style-name="P2"/>
      <text:p text:style-name="P2">Em todas as nossas petições, fracassos, confissões, e necessidades como indivíduos, vamos a DEUS como nosso PAI... mas em tudo o que diz respeito à conduta da igreja, vamos Àquele que é a Cabeça da igreja.</text:p>
      <text:p text:style-name="P2"/>
      <text:p text:style-name="P2">APOCALIPSE 1, Vers. 1-11</text:p>
      <text:p text:style-name="P2"/>
      <text:p text:style-name="P2">Ontem acabamos de ler sobre o povo de Deus que estava vivendo sob reis e a lei de Deus. Hoje começamos a ler um Livro que mostra como Deus avalia o Seu povo; como eles viveram sob Sua graça até terminar o tempo de Seu teste. Fracasso sob o favor de Deus. Tal é o coração do homem. O lago de fogo para os que não estão salvos... glória junto a Cristo para sempre, para os redimidos. Deus revelou isto e entregou a Jesus a tarefa de revelar a Seus servos. O livro nos mostra o que Jesus tem feito desde que foi ao céu, e o que Ele vai fazer muito em breve.</text:p>
      <text:p text:style-name="P2"/>
      <text:p text:style-name="P2">O livro foi escrito pelo Apóstolo João que tinha sido banido pelo Imperador Romano, para uma pequena ilha no Mediterrâneo. O livro é dividido em partes. A primeira está nos três primeiros capítulos e fala de nosso tempo presente. Foi escrito há 2000 anos, antes que qualquer coisa do atual "Dia da graça" acontecesse.</text:p>
      <text:p text:style-name="P2"/>
      <text:p text:style-name="P2">Ap 1:3 e capítulo 22:6-7. Estas promessas são para eu e você. Iremos desfrutá-las se quisermos obedecer. Neste Livro Deus nos mostra Seu "projeto" do futuro. Todavia as pessoas dizem que desejam conhecer o que irá acontecer ao mundo! Ao ler este Livro, mantenha seus olhos em Cristo. (Veja as primeiras cinco palavras!). Se nossos olhos estiverem nEle, nossa mente irá compreender, e nosso coração será aquecido.</text:p>
      <text:p text:style-name="P2"/>
      <text:p text:style-name="P2">Ap 1:5 O Senhor Jesus Cristo é todo-poderoso e também todo amor. Um belo versículo. Procure memorizá-lo.</text:p>
      <text:p text:style-name="P2"/>
      <text:p text:style-name="P2">Ap 1:7 Esta é a Sua vinda em glória (conosco, não para nós).</text:p>
      <text:p text:style-name="P2"/>
      <text:p text:style-name="P2">Ap 1:8-11 O apóstolo João foi feito prisioneiro por ter pregado a Jesus. Ele escreveu sete cartas a sete assembléias de crentes nestas sete cidades. Embora Satanás pudesse ter pensado que tinha se livrado do apóstolo João, Deus vai encontrá-lo naquela ilha chamada Patmos. Ali mesmo. Através dele, Deus nos mostra o roteiro que avança pelo tempo que ainda resta até a eternidade!</text:p>
      <text:p text:style-name="P2"/>
      <text:h text:style-name="Heading_20_2" text:outline-level="2">#565</text:h>
      <text:p text:style-name="P2"/>
      <text:p text:style-name="P2">As orações na terra são incenso no céu. Ap 5:8</text:p>
      <text:p text:style-name="P2"/>
      <text:p text:style-name="P2">APOCALIPSE 1 Vers. 12:20</text:p>
      <text:p text:style-name="P2"/>
      <text:p text:style-name="P2">Ap 1:12-16 Estes versículos descrevem o Senhor Jesus quando observa aqueles que professam ser Cristãos. A "Cristandade", como é chamada, é formada de todas as pessoas que se denominam Cristãs. O Senhor nos dá detalhes de quão poderoso e onividente Ele é. Não vemos o Senhor aqui do modo como geralmente O conhecemos, isto é, como Cabeça da igreja (Cl 1:18) ou como Aquele que está sempre intercedendo por nós. (Hb <text:soft-page-break/>7:25). Mas O vemos aqui como o Juiz que enxerga cada detalhe da vida de cada um que verdadeiramente crê nEle. Isto deveria trazer encorajamento e confiança a cada um de nós crentes, pois é então que entendemos que, quando passamos por dificuldades por sermos fiéis a Ele, Ele nos vê e nos concede as forças necessárias para seguirmos adiante por Ele - 2 Co 12:9.</text:p>
      <text:p text:style-name="P2"/>
      <text:h text:style-name="Heading_20_2" text:outline-level="2">#566</text:h>
      <text:p text:style-name="P2"/>
      <text:p text:style-name="P2">O poder de nossas orações depende de nossa condição espiritual.</text:p>
      <text:p text:style-name="P2"/>
      <text:p text:style-name="P2">APOCALIPSE 2, Vers. 1-7</text:p>
      <text:p text:style-name="P2"/>
      <text:p text:style-name="P2">Estes dois capítulos (2 e 3) são de grande ajuda para nós se os lermos com atenção. Eles são formados de sete cartas escritas para sete cidades diferentes onde viviam os crentes. Em cada uma existe uma condição espiritual diferente. Como acontece também com indivíduos. O Espírito de Deus nos tem mostrado que todas as sete cartas estão nos falando do futuro, desde o dia de Pentecostes, quando o Espírito Santo desceu à terra, até o dia em que o Senhor Jesus vem para os crentes. Todas foram escritas antes que acontecesse!</text:p>
      <text:p text:style-name="P2"/>
      <text:p text:style-name="P2">Agora uma palavra sobre "a igreja". Antes, leia as seguintes passagens, 1 Co 12:12-13 e 16, e 5:23. Se você for um crente no Senhor Jesus Cristo, você está na única igreja que as Escrituras endossam. Você está também no único corpo, pois a igreja e o corpo são a mesma coisa. Ef 1:22, 23 mostra isto claramente. Pense nisto.</text:p>
      <text:p text:style-name="P2"/>
      <text:p text:style-name="P2">Ap 2:7, 11, 17, 29 e capítulo 3:6, 13 e 22 dizem as mesmas palavras. Somente os verdadeiros crentes no Senhor Jesus Cristo têm ouvidos espirituais para entender a mensagem das Escrituras. Mas será que os estamos usando.</text:p>
      <text:p text:style-name="P2"/>
      <text:p text:style-name="P2">Ap 2:1-7 Éfeso é nossa primeira carta. Esta assembléia ou igreja é mencionada em Atos 20:17-38, 1 Co 15:32, 1 Tm 1:3, 2 Tm 1:18 e obviamente todo o livro de Efésios. O Senhor nos diz que Ele podia ver algo que estava muito errado - eles haviam deixado seu primeiro amor. Quando primeiro aceitamos a Cristo como Salvador, há um grande amor em nosso coração para com Ele. Todavia, a menos que sejamos cuidadosos, este amor acaba esfriando. Quando isto acontece, o discernimento, o gozo e o poder acabam saindo de nossa vida.</text:p>
      <text:p text:style-name="P2"/>
      <text:p text:style-name="P2">Ap 2:1-3 É prometida uma bênção a cada um de nós que lê e dá ouvidos a este livro. Na história, o período coberto por esta carta ocorreu nos primeiros séculos após o Pentecostes.</text:p>
      <text:p text:style-name="P2"/>
      <text:h text:style-name="Heading_20_2" text:outline-level="2">#567</text:h>
      <text:p text:style-name="P2"/>
      <text:p text:style-name="P2">Pedir em nome de Cristo é mais do que ter um direito assegurado pelo Seu nome; é, na realidade, comparecer diante de Deus com todo o valor e autoridade daquele Nome.</text:p>
      <text:p text:style-name="P2"/>
      <text:p text:style-name="P2">APOCALIPSE 2, Vers. 8-29</text:p>
      <text:p text:style-name="P2"/>
      <text:p text:style-name="P2">Ap 2:8-11 Esmirna; a palavra significa "mirra" (as dores da perseguição). Isto cobre o período quando os crentes passaram por um <text:soft-page-break/>tempo horrível de perseguição no terceiro século. Nenhuma falha é encontrada nos crentes durante este período. A perseguição os aproximou de Cristo. "Dez dias" podem representar dez períodos de horrível perseguição sob os ditadores Romanos.</text:p>
      <text:p text:style-name="P2"/>
      <text:p text:style-name="P2">Ap 2:12-17 Pérgamo significa "muito casado". Satanás agora muda seus métodos. Ao invés de perseguir os crentes, ele levou os incrédulos a se tornarem Cristãos nominais. Na época de Constantino (cerca de 288 a 337 AD) milhares de súditos deste Imperador Romano tornaram-se Cristãos (alguns apenas de nome). Os crentes receberam essas pessoas no seu meio. Lemos do resultado... Possamos aplicar a nós este aviso. Os mundos político e religioso estavam casados.</text:p>
      <text:p text:style-name="P2"/>
      <text:p text:style-name="P2">Ap 2:18-29 Tiatira. Este período foi quando a igreja Católica Romana dominou. Há corrupção aqui, e o Senhor fala com muita severidade.</text:p>
      <text:p text:style-name="P2"/>
      <text:p text:style-name="P2">Ap 2:20 "Jezabel" - este era o nome da ímpia mulher que foi casada com um dos reis de Judá. 1 Reis 16:30, 31 e 21:25. Ela é um tipo do que estava acontecendo espiritualmente aqui.</text:p>
      <text:p text:style-name="P2"/>
      <text:h text:style-name="Heading_20_2" text:outline-level="2">#568</text:h>
      <text:p text:style-name="P2"/>
      <text:p text:style-name="P2">Orações e louvor andam juntos. Aqueles que oram tem louvores a dar.</text:p>
      <text:p text:style-name="P2"/>
      <text:p text:style-name="P2">APOCALIPSE 3</text:p>
      <text:p text:style-name="P2"/>
      <text:p text:style-name="P2">Ap 3:1-6 Sardes pode ser uma figura do Protestantismo. Ela escapou de Roma, mas logo naufragou no mundanismo e política.</text:p>
      <text:p text:style-name="P2"/>
      <text:p text:style-name="P2">Ap 3:1 "Tens nome de que vives, e estás morto". Era um nome que deveria ter tido vida, mas aqui vemos morte espiritual. Precisamos pensar nisto com muito cuidado. Será que estamos apenas dando de ombros e seguindo em frente descuidadamente? Nenhuma boa palavra é dita deste grupo.</text:p>
      <text:p text:style-name="P2"/>
      <text:p text:style-name="P2">Ap 3:7-13 Filadélfia. Esta é uma bela descrição de uma feliz condição. O próprio Cristo está no meio. Repare as coisas encorajadoras que ele diz para aqueles que viviam para o Senhor. Esta carta não descreve qualquer período em particular, mas nos mostra aqueles que permanecem na verdade de Deus. Trata-se da fidelidade ao próprio Senhor, que pode existir em qualquer período deste "dia da graça".</text:p>
      <text:p text:style-name="P2"/>
      <text:p text:style-name="P2">Ap 3:14-22 Laodicéia. Nenhum mal específico em doutrina é condenado aqui, mas o fato de se envolverem com coisas e dinheiro. O lucro e o prazer são duas grandes atrações que Satanás coloca diante das pessoas. Elas não sabiam que, na verdade, eram miseráveis, pobres, cegas e nuas. Não são crentes verdadeiros, mas apenas professos misturados com crentes verdadeiros.</text:p>
      <text:p text:style-name="P2"/>
      <text:p text:style-name="P2">Ap 3:19-22 Os verdadeiros crentes. Mas mesmo para eles, Cristo está do lado de fora, e precisa bater na porta do coração para ser convidado para entrar! Ele não faz isto com um incrédulo. O incrédulo precisa primeiro de um novo coração. Laodicéia é uma descrição de nosso mundo ocidental logo antes do Senhor vir nos buscar.</text:p>
      <text:p text:style-name="P2"/>
      <text:h text:style-name="Heading_20_2" text:outline-level="2"><text:soft-page-break/>#569</text:h>
      <text:p text:style-name="P2"/>
      <text:p text:style-name="P2">É preciso temer mais que nós não venhamos a escutar o Senhor, do que temer que Ele não venha a nos escutar.</text:p>
      <text:p text:style-name="P2"/>
      <text:p text:style-name="P2">APOCALIPSE 4</text:p>
      <text:p text:style-name="P2"/>
      <text:p text:style-name="P2">Começa a segunda parte do livro. O terceiro capítulo termina profeticamente com a vinda do Senhor Jesus para os crentes, portanto agora este capítulo trata dos eventos que acontecerão após "a igreja" (os verdadeiros crentes) ter sido levada para o céu. Assim, entre os capítulos 3 e 4 o "arrebatamento" dos crentes para o céu evidentemente ocorreu, pois agora os crentes são vistos no céu. Um trono é visto, e Deus naquele trono, mas descrito para nós de um modo que pudesse ser vislumbrado.</text:p>
      <text:p text:style-name="P2"/>
      <text:p text:style-name="P2">Ap 4:4 Os 24 anciãos podem ser uma figura de todas as pessoas redimidas; 12 representando o tempo do Antigo Testamento, e 12 "a igreja" do Novo Testamento. Há tronos nos quais estes anciãos estão sentados como sacerdotes reais com coroas em suas cabeças. Se você for um crente no Senhor Jesus Cristo, então esta cena no céu está descrevendo sua posição ali!</text:p>
      <text:p text:style-name="P2"/>
      <text:p text:style-name="P2">Ap 4:6-9 Os "quatro animais", ou seres vivos, são uma figura de poder, firmeza, inteligência e rapidez, em executar as ordens de Deus. Ou, podem ser entendidos melhor como Majestade (o leão), Paciência (o bezerro), Inteligência (o homem), e Rapidez (a águia). Estes nos mostram o grande governo de Deus.</text:p>
      <text:p text:style-name="P2"/>
      <text:p text:style-name="P2">Ap 4:10-11 Deus é adorado por todos como Criador. (Algo diferente do capítulo de amanhã).</text:p>
      <text:p text:style-name="P2"/>
      <text:h text:style-name="Heading_20_2" text:outline-level="2">#570</text:h>
      <text:p text:style-name="P2"/>
      <text:p text:style-name="P2">Oro em razão de minhas necessidades... adoro por aquilo que tenho em Deus.</text:p>
      <text:p text:style-name="P2"/>
      <text:p text:style-name="P2">APOCALIPSE 5, Vers. 1-7</text:p>
      <text:p text:style-name="P2"/>
      <text:p text:style-name="P2">A glória do Cordeiro Imolado, o Senhor Jesus Cristo, como o Redentor, surge diante de nós. Ele adquiriu os direitos da herança terrenal. Este maravilhoso capítulo contém quatro visões diferentes (1) "E vi" vers. 1; (2) "E vi" vers. 2; (3) "E olhei" vers. 6 (4) "E olhei" vers. 11. Aquele que está assentado no trono tem um "livro" em Sua mão direita. Este livro contém detalhes sobre os eventos futuros que acontecerão na Terra.</text:p>
      <text:p text:style-name="P2"/>
      <text:p text:style-name="P2">Ap 5:2-5 Quem seria digno de abrir um livro assim? Nenhum homem foi encontrado.</text:p>
      <text:p text:style-name="P2"/>
      <text:p text:style-name="P2">Ap 5:5-7 O Leão da tribo de Judá (Jesus) era o Único que foi achado digno de fazer isto! Profetizado muito antes em Gênesis 49:9-10. É maravilhoso vermos como o Apocalipse (o último Livro) tem alguns de seus princípios vistos em Gênesis (o primeiro Livro). Veja também Hebreus 7:14. Mas quando João olhou, ele viu um Cordeiro como tendo sido morto (Jesus, evidentemente). Que visão esta deve ter sido para o Apóstolo João, confinado naquela pequena ilha do Mar Mediterrâneo.</text:p>
      <text:p text:style-name="P2"><text:soft-page-break/></text:p>
      <text:h text:style-name="Heading_20_2" text:outline-level="2">#571</text:h>
      <text:p text:style-name="P2"/>
      <text:p text:style-name="P2">Quando me aproximo de Deus para adorar, o faço como ocupado com Aquele que é perfeitamente aceito por Deus.</text:p>
      <text:p text:style-name="P2"/>
      <text:p text:style-name="P2">APOCALIPSE 5, Vers. 8-14</text:p>
      <text:p text:style-name="P2"/>
      <text:p text:style-name="P2">Ap 5:8-14 Tudo no céu mais uma vez explode em louvor e adoração a Deus. Mas agora visto como o Redentor (vers. 9). "Senhor" por direito de criação no capítulo 4; "Senhor" por direito de redenção neste capítulo.</text:p>
      <text:p text:style-name="P2"/>
      <text:p text:style-name="P2">Ap 5:9-10 O grupo do círculo mais interior é formado apenas de pessoas redimidas. Eles cantam dizendo "Digno és". Eles falam diretamente a Ele.</text:p>
      <text:p text:style-name="P2"/>
      <text:p text:style-name="P2">Ap 5:11-12 O próximo círculo é formado pelos anjos, centenas de milhões deles. Eles falam do Senhor e dizem "Digno é Ele (o Cordeiro)". Por nunca terem pecado, eles não O conhecem como Salvador.</text:p>
      <text:p text:style-name="P2"/>
      <text:p text:style-name="P2">Ap 5:13 O círculo exterior... toda a criação; o coro de "Aleluias" ressoa pelo Universo.</text:p>
      <text:p text:style-name="P2"/>
      <text:h text:style-name="Heading_20_2" text:outline-level="2">#572</text:h>
      <text:p text:style-name="P2"/>
      <text:p text:style-name="P2">A queda de Pedro começou por falta de dependência e negligência na oração.</text:p>
      <text:p text:style-name="P2"/>
      <text:p text:style-name="P2">APOCALIPSE 6</text:p>
      <text:p text:style-name="P2"/>
      <text:p text:style-name="P2">Este capítulo nos dá a resposta para a pergunta que é feita com frequência hoje em dia: "Por que Deus permite que todo o mal continue neste mundo?" Este "livro" mencionado em 5:2-5 tinha sete selos, que devem ser abertos, um de cada vez. É o livro do juízo (castigos) de Deus. Mas os detalhes estão na forma de símbolos. Os cavalos podem representar: (1) vers. 2 Um cavalo branco e seu cavaleiro: um conquistador vitorioso. (2) vers. 4 Cavalo vermelho; guerras e revoluções. (3) vers. 5 Cavalo negro; luto e fome, (4) vers. 8 Cavalo amarelo; peste (há referência a isto em Ezequiel 14:21). Os cavaleiros representam aqueles que controlam estas coisas. Deus, durante milhares de anos, tem estado em silêncio, observando, ouvindo cada palavra que é dita, permitindo que Satanás seja o deus deste mundo - 2 Co 4:4, suportando os insultos (e mesmo assim nunca perdendo o controle). E agora Ele intervém! As pessoas planejam um mundo melhor! Mas o mal deve ficar cada vez pior, e deve continuar assim até Satanás ser adorado.</text:p>
      <text:p text:style-name="P2"/>
      <text:p text:style-name="P2">Estes são os acontecimentos que tomarão lugar na Terra após os crentes terem sido levados ao céu. O mundo simplesmente seguirá seu caminho como fará um dia antes do Senhor Jesus voltar. Os negócios continuarão, muitas igrejas serão as mesmas. Tudo continuará como sempre, por um pequeno período. Então começarão os problemas.</text:p>
      <text:p text:style-name="P2"/>
      <text:p text:style-name="P2"><text:soft-page-break/>Ap 6:9-11 Aqueles Judeus que são mortos por pregarem o evangelho do reino (que o Rei - o Senhor Jesus está voltando para estabelecer o Seu reino).</text:p>
      <text:p text:style-name="P2"/>
      <text:p text:style-name="P2">Ap 6:12-17 Horrível! Os governos - federal ao municipal, entrarão em colapso. Há terror e completo desespero em todos os lugares. As pessoas estão suplicando pela morte, mas o pior ainda está para vir.</text:p>
      <text:p text:style-name="P2"/>
      <text:h text:style-name="Heading_20_2" text:outline-level="2">#573</text:h>
      <text:p text:style-name="P2"/>
      <text:p text:style-name="P2">Nossas orações deveriam ser... "Que aqueles que estão muito fracos para orar possam se apoiar no Senhor".</text:p>
      <text:p text:style-name="P2"/>
      <text:p text:style-name="P2">APOCALIPSE 7</text:p>
      <text:p text:style-name="P2"/>
      <text:p text:style-name="P2">Ap 7:1-8 Este capítulo interrompe a descrição do sexto capítulo... terminou com o sexto selo. Muitos em Israel irão crer no Senhor, e se voltar para Ele. Serão preservados durante estes horríveis dias.</text:p>
      <text:p text:style-name="P2"/>
      <text:p text:style-name="P2">Ap 7:9-17 Estes são Gentios, não Judeus. Aqueles que creram na pregação do evangelho do reino. (Veja Mateus 24:14 e vers. 36-41. Repare que nos versículos 40 e 41 acontece o inverso do "arrebatamento" pois são os incrédulos que desaparecem).</text:p>
      <text:p text:style-name="P2"/>
      <text:h text:style-name="Heading_20_2" text:outline-level="2">#574</text:h>
      <text:p text:style-name="P2"/>
      <text:p text:style-name="P2">Israel atravessou o Mar Vermelho sob a proteção da nuvem... e atravessou o Jordão sob a proteção da Arca.</text:p>
      <text:p text:style-name="P2"/>
      <text:p text:style-name="P2">APOCALIPSE 8</text:p>
      <text:p text:style-name="P2"/>
      <text:p text:style-name="P2">O sétimo selo introduz as sete trombetas. Não como uma chamada final. E soam sobre todas as nações ocidentais do mundo. Todas estas nações nesta ocasião terão se afastado de Deus.</text:p>
      <text:p text:style-name="P2"/>
      <text:p text:style-name="P2">Ap 8:6-13 Você pode ver que este é o terrível futuro das orgulhosas nações que hoje levam o nome de Cristãs.</text:p>
      <text:p text:style-name="P2"/>
      <text:p text:style-name="P2">Ap 8:13 Aqui está o anúncio do clímax do terrível juízo que cairá sobre a Terra. Mas principalmente sobre o mundo ocidental.</text:p>
      <text:p text:style-name="P2"/>
      <text:h text:style-name="Heading_20_2" text:outline-level="2">#575</text:h>
      <text:p text:style-name="P2"/>
      <text:p text:style-name="P2">Hoje Israel não tem nem um Deus verdadeiro, nem um deus falso, nem um rei, nem um sacerdote, nem um sacrifício. Mas após o arrebatamento, um remanescente entre os Judeus (Judá e Benjamim) terão seus olhos abertos e verão Jeová, seu Deus, e Davi, seu Rei! Todos os incrédulos de todas as 12 tribos serão destruídos.</text:p>
      <text:p text:style-name="P2"/>
      <text:p text:style-name="P2">APOCALIPSE 9</text:p>
      <text:p text:style-name="P2"/>
      <text:p text:style-name="P2">Ap 9:1 Uma estrela - (alguém com grande poder político), cai dos céus.</text:p>
      <text:p text:style-name="P2"/>
      <text:p text:style-name="P2">Ap 9:1-3 Calamidades horríveis vêm sobre a Terra como resultado desta vinda. É aberto o poço do abismo. Que dia terrível será para este <text:soft-page-break/>pobre mundo de pessoas não salvas. Que coisa é entender que tudo isso irá acontecer logo após o Senhor Jesus ter levado os crentes para o céu. Nós crentes não passaremos pela tribulação - 3:10. O poder de Satanás é visto crescendo nestes 3 versículos. (O Espírito Santo que está na Terra hoje detém o poder de Satanás. Mas naquele tempo, o Espírito Santo terá voltado para o céu, e Satanás terá grande poder).</text:p>
      <text:p text:style-name="P2"/>
      <text:p text:style-name="P2">Ap 9:4-6 Muitos judeus não crerão no evangelho do reino vindouro, e estes versículos descrevem aqueles Judeus incrédulos.</text:p>
      <text:p text:style-name="P2"/>
      <text:p text:style-name="P2">Ap 9:7-21 Formas de maldade que antes disso eram contidas, agora se manifestam. Estes versículos parecem se referir ao Leste (Rio Eufrates - vers. 14).</text:p>
      <text:p text:style-name="P2"/>
      <text:h text:style-name="Heading_20_2" text:outline-level="2">#576</text:h>
      <text:p text:style-name="P2"/>
      <text:p text:style-name="P2">O remanescente que crê deve se tornar a verdadeira nação de Deus e o cumprimento de Romanos 11:26, "E assim todo o Israel será salvo". Eles irão sujeitar seus corações diante de Jeová. A base de sua bênção já não será mais a guarda da lei, mas a Nova Aliança que tem, como fundamento, o precioso sangue de seu Messias que uma vez foi rejeitado.</text:p>
      <text:p text:style-name="P2"/>
      <text:p text:style-name="P2">APOCALIPSE 10</text:p>
      <text:p text:style-name="P2"/>
      <text:p text:style-name="P2">Mais uma vez acontece uma interrupção (até o final de 11:13) na narrativa dos eventos que devem acontecer na Terra.</text:p>
      <text:p text:style-name="P2"/>
      <text:p text:style-name="P2">Ap 10:1-3 Surge um anjo poderoso, provavelmente o próprio Senhor. É maravilhoso ver que o Senhor Jesus está no controle de tudo. Mesmo apesar de estarmos lendo de catástrofes tão incríveis, nada escapa de Suas mãos. Estamos a salvo naquela Mão - João 10:28.</text:p>
      <text:p text:style-name="P2"/>
      <text:p text:style-name="P2">Ap 10:8-11 É este exatamente o significado de João comendo o livro. Era doce saber que Deus estava falando a ele sobre estes eventos vindouros, mas era horrível enxergar o que deve significar isso para aqueles sobre os quais o juízo de Deus caiu.</text:p>
      <text:p text:style-name="P2"/>
      <text:h text:style-name="Heading_20_2" text:outline-level="2">#577</text:h>
      <text:p text:style-name="P2"/>
      <text:p text:style-name="P2">Quando o sacerdócio de Israel fracassou (em Eli)... Deus levantou o profeta Samuel; quando tudo fracassou sob o comando dos reis (inclusive a família de Davi)... Deus levantou Isaías; quando o rei Acaz introduziu a idolatria (até na casa de Deus)... Deus anunciou a vinda do Messias!</text:p>
      <text:p text:style-name="P2"/>
      <text:p text:style-name="P2">APOCALIPSE 11</text:p>
      <text:p text:style-name="P2"/>
      <text:p text:style-name="P2">Ap 11:1-2 Uma pequena preparação para o futuro para aqueles Judeus crentes que continuarão perseverando no milênio. (Estes capítulos até aqui são todos sobre a primeira metade dos 7 anos).</text:p>
      <text:p text:style-name="P2"/>
      <text:p text:style-name="P2">Ap 11:2 Quarenta e dois meses é 3,5 anos. Isto refere-se à última metade daqueles 7 anos. E este, para ser mais exato, é o período de tribulação (não todos os 7 anos). Pois na primeira metade o anticristo está fingindo ser o Messias.</text:p>
      <text:p text:style-name="P2"><text:soft-page-break/></text:p>
      <text:p text:style-name="P2">Ap 11:3-13 Deus tem poder na Terra. E estas duas testemunhas, que profetizam em Jerusalém, demonstram isto. 1.260 dias referem-se aos 3,5 anos. Mas elas são mortas. Parece até que o poder de Deus se foi; que este mundo não muda. O poder Romano deixa seus corpos mortos nas ruas para mostrar sua vitória - vers. 8. Então, de repente, aqueles corpos voltam à vida e são levados para o céu! Seguem-se mais catástrofes. (Isto termina o parêntesis aberto em 10:1). Os primeiros indícios do milênio começam a aparecer.</text:p>
      <text:p text:style-name="P2"/>
      <text:p text:style-name="P2">Ap 11:14-18 Finalmente o Senhor Jesus começa a assumir seu poder sobre a Terra.</text:p>
      <text:p text:style-name="P2"/>
      <text:p text:style-name="P2">Ap 11:15-17 "no céu" - quem seriam estas pessoas? Nós; aqueles que puseram sua confiança no Senhor Jesus Cristo. Daremos graças ao Senhor Deus Todo-poderoso! Que dia este que está chegando!</text:p>
      <text:p text:style-name="P2"/>
      <text:p text:style-name="P2">Ap 11:18 Este versículo termina com a história geral ou a história do livro. Daqui em diante, há certos detalhes que são abordados, um a um. A ocasião quando os mortos serão julgados é anunciada. Não quer dizer que sejam julgados neste momento.</text:p>
      <text:p text:style-name="P2"/>
      <text:h text:style-name="Heading_20_2" text:outline-level="2">#578</text:h>
      <text:p text:style-name="P2"/>
      <text:p text:style-name="P2">Os filhos de Israel conheciam as obras de Deus, mas Moisés havia aprendido algo maior, os caminhos de DEUS.</text:p>
      <text:p text:style-name="P2"/>
      <text:p text:style-name="P2">APOCALIPSE 12</text:p>
      <text:p text:style-name="P2"/>
      <text:p text:style-name="P2">Ap 12:1-6 A vinda de Cristo à Terra foi o princípio da grande obra de Deus. Por isso agora lemos de uma mulher (Israel) e da criança (Cristo) que ela dá à luz. O dragão (Satanás) espera pelo nascimento para devorar <text:s/>a criança. Mas a criança escapa.</text:p>
      <text:p text:style-name="P2"/>
      <text:p text:style-name="P2">Ap 12:6 Refer-se ao tempo atual, quando Israel está espalhado.</text:p>
      <text:p text:style-name="P2"/>
      <text:p text:style-name="P2">Ap 12:7-13 Isto explica por que ela (Israel) precisava voar. Referem-se particularmente à última metade dos sete anos (1.260 dias no versículo 6) quando Satanás foi lançado à Terra.</text:p>
      <text:p text:style-name="P2"/>
      <text:p text:style-name="P2">Ap 12:14 "um tempo" é igual a 1 ano, "tempos" é igual a 2 anos. "metade de um tempo" é igual a meio ano. Isto mais uma vez soma 3,5 anos. Durante este tempo de tribulação, o Senhor está protegendo os crentes Judeus.</text:p>
      <text:p text:style-name="P2"/>
      <text:p text:style-name="P2">Ap 12:15-17 "atrás da mulher, água como um rio" refere-se às nações Gentias que Satanás usa para tentar destruir Israel durante este período de tribulação. Satanás odeia os crentes em Israel e volta sua fúria contra eles.</text:p>
      <text:p text:style-name="P2"/>
      <text:h text:style-name="Heading_20_2" text:outline-level="2">#579</text:h>
      <text:p text:style-name="P2"/>
      <text:p text:style-name="P2">A palavra Babilônia não signfica apenas "confusão", mas a própria Babilônia foi um lugar onde a idolatria teve sua origem sob influência de Satanás. Dali ela penetrou em todas as partes do mundo antigo.</text:p>
      <text:p text:style-name="P2"/>
      <text:p text:style-name="P2"><text:soft-page-break/>APOCALIPSE 13</text:p>
      <text:p text:style-name="P2"/>
      <text:p text:style-name="P2">Ap 13:1-10 Este é o Império Romano voltando a existir... uma "besta" surgindo do mar. (O mar é uma figura da infatigável massa de nações Gentias na Europa ocidental.)</text:p>
      <text:p text:style-name="P2"/>
      <text:p text:style-name="P2">Ap 13:4 Por meio deste poder, o povo se voltará à adoração de Satanás.</text:p>
      <text:p text:style-name="P2"/>
      <text:p text:style-name="P2">Ap 13:11 "Outra besta" representa uma pessoa completamente diferente da "besta" do versículo 1. Trata-se do "homem de pecado", o "Anticristo" (2 Ts 2:3-10) e "falso profeta" (19:20), os 3 nomes descrevendo o mesmo homem. Estes dois poderes - a cabeça do Império Romano, "a besta" (do vers. 1) e o Anticristo "outra besta", juntamente com Satanás, formam a trindade maligna. Eles controlarão o mundo ocidental durante aquele tempo terrível, até que o Senhor Jesus volte do céu em fúria e raiva (19:11-13 e 2 Ts 2:8), e lance estes dois homens, vivos, no inferno (19:20).</text:p>
      <text:p text:style-name="P2"/>
      <text:p text:style-name="P2">Ap 13:12-18 Estes homens terão grande poder.</text:p>
      <text:p text:style-name="P2"/>
      <text:p text:style-name="P2">Ap 13:16-17 Todos terão que receber uma marca em suas testas. Caso contrário não lhes será permitido comprar ou vender!</text:p>
      <text:p text:style-name="P2"/>
      <text:p text:style-name="P2">Ap 13:18 Tem muita gente tentando dizer o significado destes números "666". Mas nosso conselho é que não perca tempo tentando descobrir o que não está claro. Cremos que o verdadeiro significado deste número não será conhecido até que "a besta" apareça.</text:p>
      <text:p text:style-name="P2"/>
      <text:h text:style-name="Heading_20_2" text:outline-level="2">#580</text:h>
      <text:p text:style-name="P2"/>
      <text:p text:style-name="P2">Deus escolheu Israel para ser o Seu povo. Eles, todavia, mais uma vez, alheios deste privilégio de serem testemunhas da longanimidde de Deus para o mundo, tornaram-se (é difícil acreditar) instrumentos de Satanás para entregar à morte o bendito Filho de Deus! E não apenas isto, mas para perseguir aqueles que crêem nEle.</text:p>
      <text:p text:style-name="P2"/>
      <text:p text:style-name="P2">APOCALIPSE 14, Vers. 1-12</text:p>
      <text:p text:style-name="P2"/>
      <text:p text:style-name="P2">Ap 14:1-5 Cinco versículos que descrevem um impressionante contraste. Já lemos da terrível sorte daqueles que seguiram o falso cordeiro; agora vemos os regozijantes seguidores do verdadeiro Cordeiro. É como uma visão do que nós, no céu, veremos se olharmos para baixo, para a Terra, durante o reino de mil anos de Cristo. O céu e a Terra regozijarão e cantarão. Acaso você se emociona por saber que estará assistindo isto? E podemos ler disto agora mesmo! Vimos que os seguidores do falso Cristo receberam uma marca em suas testas, e agora estes seguidores do verdadeiro Cristo têm Seu nome e o nome de Seu Pai escrito em suas testas!</text:p>
      <text:p text:style-name="P2"/>
      <text:p text:style-name="P2">Ap 14:6-7 A pregação do evangelho eterno são as boas novas de Deus vinda do céu para este pobre mundo. Este é o chamado final de Deus e alcança cada canto do globo terrestre.</text:p>
      <text:p text:style-name="P2"/>
      <text:p text:style-name="P2">Ap 14:8 A ímpia e corrupta organização deste mundo, chamada de "Babilônia". Deus irá despedaçá-la.</text:p>
      <text:p text:style-name="P2"/>
      <text:p text:style-name="P2">Ap 14:9-11 A horrível perdição daqueles que adoraram o diabo e seus homens. Estamos aqui tratando com pessoas e coisas que são eternas! <text:soft-page-break/>(1) A eterna existência de Deus - 10:6. (2) A eterna glória do Cordeiro, 5:13. (3) O reinado eterno do crente - 22:5. (4) A perdição eterna do diabo - 20:10. (5) O tormento eterno do perdido. "não têm repouso" - nosso versículo 11 e 20:10.</text:p>
      <text:p text:style-name="P2"/>
      <text:p text:style-name="P2">Ap 14:12 Que contraste vemos aqui. A paciência dos santos. Estamos lendo de crentes diante da morte iminente. Mas será melhor ser morto pela "besta" do que ser atormentado com "a besta".</text:p>
      <text:p text:style-name="P2"/>
      <text:h text:style-name="Heading_20_2" text:outline-level="2">#581</text:h>
      <text:p text:style-name="P2"/>
      <text:p text:style-name="P2">ISRAEL - do Egito a Canaã... o sangue, e a canção e a Coluna são diferentes sinais do mesmo Jesus que atende a TODAS as nossas necessidades.</text:p>
      <text:p text:style-name="P2"/>
      <text:p text:style-name="P2">APOCALIPSE 14, Vers. 13-20</text:p>
      <text:p text:style-name="P2"/>
      <text:p text:style-name="P2">Ap 14:13 Que doce promessa para aqueles que morrem "no Senhor" durante essa temível época.</text:p>
      <text:p text:style-name="P2"/>
      <text:p text:style-name="P2">Ap 14:14 O Senhor Jesus, o Filho do Homem, aqui está para começar a varrer os culpados incrédulos da terra. Repare no que Ele tem em Sua Cabeça e em Sua Mão! Uma espada é usada para executar juízo, mas uma foice é para colher uma seara. Os crentes e incrédulos são separados nesta seara. O trigo (os crentes) serão reunidos em Seu celeiro e o joio (incrédulos) serão reunidos em feixes para queimar (veja Mt 13:30, 39 a 43).</text:p>
      <text:p text:style-name="P2"/>
      <text:p text:style-name="P2">Ap 14:15-20 Estas ações dos anjos podem parecer como se tudo fosse acontecer instantaneamente, mas estes eventos irão ocorrer durante os 3,5 anos da grande tribulação. Que terrível época para este mundo. E quão perto está! Nada na história deste pobre e triste mundo poderia sequer comparar-se a isto em termos de terror. O sangue correrá a ponto de chegar aos freios dos cavalos! E as pessoas hoje riem e não dão ouvidos ao evangelho, as boas novas de salvação por meio do Senhor Jesus Cristo.</text:p>
      <text:p text:style-name="P2"/>
      <text:p text:style-name="P2">Ap 14:20 Mil e seiscentos estádios é aproximadamente a extensão da terra de Israel (cerca de 200 milhas ou 320 quilômetros).</text:p>
      <text:p text:style-name="P2"/>
      <text:h text:style-name="Heading_20_2" text:outline-level="2">#582</text:h>
      <text:p text:style-name="P2"/>
      <text:p text:style-name="P2">A fé é uma planta divina que só cresce no solo de uma vontade quebrantada.</text:p>
      <text:p text:style-name="P2"/>
      <text:p text:style-name="P2">APOCALIPSE 15</text:p>
      <text:p text:style-name="P2"/>
      <text:p text:style-name="P2">Ap 15:2-4 Os muitos mártires Judeus que morrem por sua sua fidelidade ao Senhor são vistos aqui no céu. Em 20:5 você pode ler de como eles estão no céu, mesmo apesar de terem provavelmente vivido na Terra por ocasião do Arrebatamento. (Eles nunca tinham escutado o Evangelho da graça de Deus, portanto não foram levados naquela ocasião. Mas agora eles têm uma ressurreição especial e fazem parte da primeira ressurreição - o arrebatamento).</text:p>
      <text:p text:style-name="P2"/>
      <text:p text:style-name="P2"><text:soft-page-break/>Ap 15:5-8 Quando pensamos no templo das Escrituras do Antigo Testamento, pensamos em uma ordem tranquila de sacerdotes cuidando do culto. E pensamos também na bondade e graça de Deus abrindo um acesso para Seu povo poder encontrá-Lo. Mas veja o contraste aqui. Sete anjos (não sacerdotes) têm sete pragas. A terrível ira de Deus está para ser derramada sobre esta Terra. Mas nunca nos esqueçamos da verdade que isto representa. Que agora existe graça e amor. Logo haverá ira e castigo.</text:p>
      <text:p text:style-name="P2"/>
      <text:h text:style-name="Heading_20_2" text:outline-level="2">#583</text:h>
      <text:p text:style-name="P2"/>
      <text:p text:style-name="P2">O orgulho barra o caminho do verdadeiro discernimento.</text:p>
      <text:p text:style-name="P2"/>
      <text:p text:style-name="P2">APOCALIPSE 16</text:p>
      <text:p text:style-name="P2"/>
      <text:p text:style-name="P2">Chegamos aqui ao clímax dos castigos que caem sobre a Terra provenientes do céu. Há sete frascos (ou cálices) que são derramados sobre a Terra.</text:p>
      <text:p text:style-name="P2"/>
      <text:p text:style-name="P2">Ap 16:1-2 Vêm misérias horríveis.</text:p>
      <text:p text:style-name="P2"/>
      <text:p text:style-name="P2">Ap 16:3 Não se trata de morte física, ou literalmente sangue, mas é simbólico. Toda a fé fingida é posta de lado. Há um completo abandono (apostasia) de Deus.</text:p>
      <text:p text:style-name="P2"/>
      <text:p text:style-name="P2">Ap 16:4-7 Um rio nas Escrituras geralmente é uma figura de vida de saúde e refrigério, mas aqui é exatamente o oposto.</text:p>
      <text:p text:style-name="P2"/>
      <text:p text:style-name="P2">Ap 16:5 Um anjo encontra-se, geralmente, cuidando de algo para Deus, para executar Suas ordens. Aqui o anjo justificava a Deus, pois Deus é justo.</text:p>
      <text:p text:style-name="P2"/>
      <text:p text:style-name="P2">Ap 16:6 A água, que geralmente é um símbolo de vida, aqui é de morte.</text:p>
      <text:p text:style-name="P2"/>
      <text:p text:style-name="P2">Ap 16:7 O altar é um símbolo da presença de Deus. Uma voz concorda com todos estes severos castigos de Deus.</text:p>
      <text:p text:style-name="P2"/>
      <text:p text:style-name="P2">Ap 16:8-9 Uma extrema opressão abrasa a raça humana. Mas as pessoas não se arrependem, e blasfemam contra Deus!</text:p>
      <text:p text:style-name="P2"/>
      <text:p text:style-name="P2">Ap 16:10-11 A Europa ocidental irá sentir a fúria e ira de Deus Todo-Poderoso.</text:p>
      <text:p text:style-name="P2"/>
      <text:p text:style-name="P2">Ap 16:12-14 As nações orientais onde os Muçulmanos, (Islã) e outras religiões estão, devem ser as próximas a receber o que merecem por seu desprezo e ódio contra Deus. Desses países sairão horríveis cultos e impiedades - já vemos isso acontecendo hoje.</text:p>
      <text:p text:style-name="P2"/>
      <text:p text:style-name="P2">Ap 16:15 "Venho como ladrão", é um aviso na preparação do sétimo e último cálice.</text:p>
      <text:p text:style-name="P2"/>
      <text:p text:style-name="P2">Ap 16:17-21 Agora chega o fim do domínio Gentio do mundo, o fim do dia do homem.</text:p>
      <text:p text:style-name="P2"/>
      <text:p text:style-name="P2">Ap 16:19 "A Grande Babilônia" - a expressão máxima de toda a religião meramente humana, de tudo aquilo que está em oposição contra Deus - é o principal alvo do castigo. Seu título "grande" aponta para seu <text:soft-page-break/>imenso poder religioso. Mas sua completa destruição é chegada. Estamos nos mantendo separados desse ímpio sistema? cap. 18:4.</text:p>
      <text:p text:style-name="P2"/>
      <text:p text:style-name="P2">Ap 16:21 Quanto pior o castigo, mais os homens blasfemam e odeiam a Deus. Não faz com que qualquer deles se voltem para Ele. Os homens não mudam, a menos que o Espírito de Deus, em graça, os converta e os salve. Quão paciente é Deus!</text:p>
      <text:p text:style-name="P2"/>
      <text:h text:style-name="Heading_20_2" text:outline-level="2">#584</text:h>
      <text:p text:style-name="P2"/>
      <text:p text:style-name="P2">Não pela experiência passada, mas é pela fé presente que Deus deve ser conhecido. Sl 78</text:p>
      <text:p text:style-name="P2"/>
      <text:p text:style-name="P2">APOCALIPSE 17</text:p>
      <text:p text:style-name="P2"/>
      <text:p text:style-name="P2">Uma horrível descrição das religiões do mundo ocidental nessa ocasião. Muitos podem dizer, "Com certeza não se trata das igrejas no mundo hoje". Bem, você deve ler este capítulo devagar e cuidadosamente. Cada pessoa não salva que estiver viva quando o Senhor Jesus voltar será deixada para trás para viver esses dias. As religiões dos não salvos continuarão como estão hoje. O que as Escrituras nos dizem hoje? Leia 2 Coríntios 6:14-18. Não se esqueça de que todo crente no Senhor Jesus Cristo será arrebatado desta Terra quando Ele vier da primeira vez. A maioria das pessoas sabem qual é a cidade edificada sobre sete colinas - vers. 9.</text:p>
      <text:p text:style-name="P2"/>
      <text:p text:style-name="P2">Ap 17:7 O poder religioso deverá controlar o poder político.</text:p>
      <text:p text:style-name="P2"/>
      <text:p text:style-name="P2">Ap 17:18 A Europa Ocidental lutará contra Deus.</text:p>
      <text:p text:style-name="P2"/>
      <text:p text:style-name="P2">Ap 17:16 A besta é a cabeça do poder político - o Império Romano revivido. A "grande meretriz" é a organização religiosa.</text:p>
      <text:p text:style-name="P2"/>
      <text:h text:style-name="Heading_20_2" text:outline-level="2">#585</text:h>
      <text:p text:style-name="P2"/>
      <text:p text:style-name="P2">O poder encontra-se na sinceridade e fervor da fé, que não é nada mais que simplicidade e realidade de fé.</text:p>
      <text:p text:style-name="P2"/>
      <text:p text:style-name="P2">APOCALIPSE 18</text:p>
      <text:p text:style-name="P2"/>
      <text:p text:style-name="P2">Todo este capítulo fala dos lamentos daqueles que vêem a destruição do poder religioso. Ela trouxe um grande esplendor e aparência de justiça ao mundo. Mas era tudo hipocrisia. Todavia, serviu bem aos não salvos, pois eles podiam seguir em frente com seus pecados enquanto frequentavam cultos religiosos. Eles sentem ao vê-la destruída.</text:p>
      <text:p text:style-name="P2"/>
      <text:h text:style-name="Heading_20_2" text:outline-level="2">#586</text:h>
      <text:p text:style-name="P2"/>
      <text:p text:style-name="P2">Não se esqueça... a fé tem seu próprio mundo. 2 Sm 23:4</text:p>
      <text:p text:style-name="P2"/>
      <text:p text:style-name="P2">APOCALIPSE 19</text:p>
      <text:p text:style-name="P2"/>
      <text:p text:style-name="P2">Ap 19:1-10 Há gozo no céu porque o castigo do mal está sendo efetuado. Deus é assim honrado... o ímpio, o falso sistema religioso, a falsa noiva é destruída. A verdadeira noiva está no céu e está para ser <text:soft-page-break/>apresentada. Enquanto estas coisas horríveis estão acontecendo na Terra, um grande evento tem lugar no céu. As bodas do Cordeiro. O Senhor Jesus casa-se com Sua noiva (a Igreja do Novo Testamento) e quem é ela? Todos os pecadores que foram lavados pelo Seu sangue precioso, pela morte de Cristo, desde a descida do Espírito Santo. Que dia maravilhoso para nós! Isto encerra a segunda grande parte deste livro. Agora vem a última parte.</text:p>
      <text:p text:style-name="P2"/>
      <text:p text:style-name="P2">Ap 19:11-21 O Senhor vindo em glória. Estes versículos descrevem aquele evento. Ele vem em ira, o humilde Jesus que foi desprezado e rejeitado, virá como um Rei conquistador e vitorioso. Ele é Rei de reis, e Senhor de senhores. Finalmente, Ele tem o Seu lugar. Será que concedemos a Ele este lugar em nosso coração hoje?</text:p>
      <text:p text:style-name="P2"/>
      <text:p text:style-name="P2">Ap 19:14 "Os exércitos" no céu não são anjos, mas santos - (nós, os crentes), que seguem seu Capitão. Este é o cumprimento da profecia de Enoque (veja Judas, vers. 14).</text:p>
      <text:p text:style-name="P2"/>
      <text:p text:style-name="P2">Ap 19:19-21 Um imenso exército, chefiado pela besta (a cabeça do Império Romano), reune-se para lutar contra o Senhor Jesus. Todos são destruídos por Ele!</text:p>
      <text:p text:style-name="P2"/>
      <text:p text:style-name="P2">Ap 19:20 Quem pode descrever com palavras o horror de um tão terrível juízo (castigo)? Este será o castigo das duas pessoas, um que é Judeu (veja comentários do capitulo 13, vers. 11) e o outro um Gentio (veja (13:1), e talvez ambos estejam na Terra neste exato momento! "O lago de fogo é um lugar, e não uma condição, mencionado aqui pela primeira vez.</text:p>
      <text:p text:style-name="P2"/>
      <text:h text:style-name="Heading_20_2" text:outline-level="2">#587</text:h>
      <text:p text:style-name="P2"/>
      <text:p text:style-name="P2">Fé é a expressão exterior, não interior, da alma.</text:p>
      <text:p text:style-name="P2"/>
      <text:p text:style-name="P2">APOCALIPSE 20</text:p>
      <text:p text:style-name="P2"/>
      <text:p text:style-name="P2">Ap 20:1-3 Satanás é lançado no abismo (ainda não no lago de fogo), por mil anos (durante o milênio).</text:p>
      <text:p text:style-name="P2"/>
      <text:p text:style-name="P2">Ap 20:4 Os profetas Daniel e João vêem os mesmos tronos; Daniel os viu ocupados (Daniel 7:9), mas a redenção aconteceu, de modo que João vê pessoas sentadas neles. Aqueles que foram mortos durante a tribulação por testemunharem de Jesus assim como nós, que somos crentes, estaremos vivendo e reinando com Cristo por mil anos sobre a Terra, não na Terra.</text:p>
      <text:p text:style-name="P2"/>
      <text:p text:style-name="P2">Ap 20:5-6 Cada pessoa morta ficará em seu túmulo até o julgamento do grande trono branco, no final dos mil anos.</text:p>
      <text:p text:style-name="P2"/>
      <text:p text:style-name="P2">Ap 20:7-10 No final do milênio (mil anos) Satanás será tirado do abismo, e deixado solto por algum tempo. Mesmo depois de terem visto o Senhor Jesus reinar em justiça durante aqueles mil anos, milhões (um sem número) voltarão a seguir Satanás. Mas o castigo cairá sobre eles.</text:p>
      <text:p text:style-name="P2"/>
      <text:p text:style-name="P2">Ap 20:10 Satanás é o enganador. Se pudéssemos apenas entender o quão esperto e enganador ele é, não seríamos enganados por ele com tanta frequência como somos hoje. E lembre-se de que ele é um enganador religioso. Aqui está o seu terrível fim.</text:p>
      <text:p text:style-name="P2"/>
      <text:p text:style-name="P2"><text:soft-page-break/>Ap 20:11-15 Agora chega o juízo final. Somente os perdidos são apresentados aqui. Certifique-se de entender bem isto. Não existe algo como um dia do juízo final para todas as pessoas se apresentarem diante de Deus para descobrir para onde devem ir, céu ou inferno. Aqueles que aparecem aqui são os que rejeitaram a Deus, desde Caim até a última pessoa nascida.</text:p>
      <text:p text:style-name="P2"/>
      <text:h text:style-name="Heading_20_2" text:outline-level="2">#588</text:h>
      <text:p text:style-name="P2"/>
      <text:p text:style-name="P2">A fé é o melhor raciocinador.</text:p>
      <text:p text:style-name="P2"/>
      <text:p text:style-name="P2">APOCALIPSE 21</text:p>
      <text:p text:style-name="P2"/>
      <text:p text:style-name="P2">Ap 21:1-8 Estes versículos descrevem a condição eterna (após os 1000 anos) dos salvos. Então o restante do capítulo vem descrever a condição dos salvos com o Senhor durante o milênio. Podemos ter invertido a ordem destes versículos, mas Deus tem o Seu propósito é sempre perfeito. O nome "Deus" é o único usado. Toda a obra está completada e Deus é tudo em todos - 1 Coríntios 15:27-28. O que tudo isso acarreta ao nosso coração? Faz-nos afastar deste mundo para irmos em direção a Cristo? Certamente deveria.</text:p>
      <text:p text:style-name="P2"/>
      <text:p text:style-name="P2">Ap 21:2 A noiva, mesmo depois dos 1000 anos, será tão jovial e bela como no dia de seu casamento!</text:p>
      <text:p text:style-name="P2"/>
      <text:p text:style-name="P2">Ap 21:9-27 O milênio para os crentes. Nós crentes iremos estar com o Senhor, reinando sobre a Terra, não nela.</text:p>
      <text:p text:style-name="P2"/>
      <text:p text:style-name="P2">Ap 21:27 Nada que possa estragar algo ali irá entrar!</text:p>
      <text:p text:style-name="P2"/>
      <text:h text:style-name="Heading_20_2" text:outline-level="2">#589</text:h>
      <text:p text:style-name="P2"/>
      <text:p text:style-name="P2">A fé descansa na avaliação que Deus dá ao sangue... não na que nós damos.</text:p>
      <text:p text:style-name="P2"/>
      <text:p text:style-name="P2">APOCALIPSE 22</text:p>
      <text:p text:style-name="P2"/>
      <text:p text:style-name="P2">Ap 22:1-2 Uma descrição do milênio.</text:p>
      <text:p text:style-name="P2"/>
      <text:p text:style-name="P2">Ap 22:3-5 Uma descrição do estado eterno.</text:p>
      <text:p text:style-name="P2"/>
      <text:p text:style-name="P2">Ap 22:6-21 O término do livro. Mas antes de termina, Jesus faz mais uma declaração - "Eis que cedo venho".</text:p>
      <text:p text:style-name="P2"/>
      <text:p text:style-name="P2">Ap 22:20 E outra vez. Possamos nós ardentemente corresponder com estas mesmas palavras. Por nós foi que Ele morreu, por nós é que Ele vive, por nós é que Ele virá.</text:p>
      <text:p text:style-name="P2"/>
      <text:p text:style-name="P2">Ap 22:21 Sua infalível graça é nossa força e sustento. E assim termina a Bíblia. Que tesouro temos! A Palavra de Deus, que nos diz tudo o que precisamos saber. E que revela tudo o que Deus é, que Ele é luz e amor. Possamos aprender a conhecê-Lo e amá-Lo cada vez mais.</text:p>
      <text:p text:style-name="P2"/>
      <text:h text:style-name="Heading_20_2" text:outline-level="2">#590</text:h>
      <text:p text:style-name="P2"/>
      <text:p text:style-name="P2"><text:soft-page-break/>Uma vida de fé é uma vida de surpresas. A graça cresce melhor no inverno.</text:p>
      <text:p text:style-name="P2"/>
      <text:p text:style-name="P2">PROVÉRBIOS 1</text:p>
      <text:p text:style-name="P2"/>
      <text:p text:style-name="P2">Estamos reunindo juntos cinco livros - Provérbios, Tiago, Eclesiastes, Judas e Jó. Todos são para cada leitor dos dias de hoje. Eles não ensinam doutrina. Provérbios dá ao crente instruções de como deve se comportar enquanto está na Terra, mas não lhe fala do segredo do poder que torna isto possível. Isto é algo que ele recebe do Espírito de Deus através das passagens do Novo Testamento. Deus deu a um homem - Salomão - mais sabedoria do que a qualquer outro homem - 1 Reis 4:29-31. Ele também tinha o dinheiro para experimentar e provar toda a sua sabedoria. Todos os reis da terra queriam ouvir a sabedoria de Salomão (2 Crônicas 9:22-23). </text:p>
      <text:p text:style-name="P2"/>
      <text:p text:style-name="P2">Se você já conhece o Senhor Jesus Cristo como seu Salvador pessoal, Provérbios pode ser de grande ajuda em cada dia de sua vida. Mas, com todas as suas bênçãos, você ainda tem responsabilidades. Portanto, antes de começar este livro, leia 1 João 5:18.</text:p>
      <text:p text:style-name="P2"/>
      <text:p text:style-name="P2">Pv 1:5 A importância e o resultado de ouvir.</text:p>
      <text:p text:style-name="P2"/>
      <text:p text:style-name="P2">Pv 1:7 Não existe conhecimento verdadeiro à parte do temor do Senhor.</text:p>
      <text:p text:style-name="P2"/>
      <text:p text:style-name="P2">Pv 1:8-9 A obediência aos pais é algo em que a Bíblia insiste continuamente. Pais e filhos precisam lembrar que isto é um treino para se obedecer a Deus. 2 Timóteo 3:1-2 nos diz que isto é algo que será abandonado nos últimos dias.</text:p>
      <text:p text:style-name="P2"/>
      <text:p text:style-name="P2">Pv 1:10-19 Dois avisos. As más companhias e a cobiça por coisas que não nos pertencem. 2 Co 6:17 é o aviso do Novo Testamento.</text:p>
      <text:p text:style-name="P2"/>
      <text:p text:style-name="P2">Pv 1:20-23 A sabedoria nos primeiros 8 capítulos é como uma pessoa falando. Quando você chega ao oitavo capítulo, descobre Quem é essa Pessoa.</text:p>
      <text:p text:style-name="P2"/>
      <text:p text:style-name="P2">Pv 1:24-33 Abundância de avisos para aqueles que não obedecem.</text:p>
      <text:p text:style-name="P2"/>
      <text:h text:style-name="Heading_20_2" text:outline-level="2">#591</text:h>
      <text:p text:style-name="P2"/>
      <text:p text:style-name="P2">Deus não está buscando primeiro a nossa felicidade, mas a nossa santidade.</text:p>
      <text:p text:style-name="P2"/>
      <text:p text:style-name="P2">PROVÉRBIOS 2</text:p>
      <text:p text:style-name="P2"/>
      <text:p text:style-name="P2">Pv 2:1-5 Três "se" e um "então". Coo podemos entender o temor do Senhor? Os 4 primeiros versículos nos dizem. Mas repare que nenhuma pessoa descuidada irá descobrir o segredo.</text:p>
      <text:p text:style-name="P2"/>
      <text:p text:style-name="P2">Pv 2:6-9 Quando eu e você obedecemos o Senhor, então recebemos um auxílio real vindo do Senhor. E somos guardados de muitos males desta forma. Leia João 7:7.</text:p>
      <text:p text:style-name="P2"/>
      <text:p text:style-name="P2">Pv 2:10-15 Outra consequência de crer é que pensamos de forma correta. A violência e a perversidade são apenas algumas das coisas de que somos guardados.</text:p>
      <text:p text:style-name="P2"/>
      <text:p text:style-name="P2"><text:soft-page-break/>Pv 2:16-19 Imoralidade é outro mal do qual seremos guardados. Alguns crentes acham que uma vontade própria forte pode nos guardar do mal, mas não é assim. Pedro achava que podia depender de si mesmo para nunca negar o Senhor; mas sua auto-confiança não foi suficiente para guardá-lo. Repare que o versículo 10 é onde tem início a sentença. Pois a idéia é que todos esses males são afastados daquele que busca por Sabedoria (lembre-se de que "Sabedoria" é o Senhor, e ela vem só dEle). Não existe amor nessa "mulher estranha" (vers. 16), apenas luxúria e egoísmo.</text:p>
      <text:p text:style-name="P2"/>
      <text:h text:style-name="Heading_20_2" text:outline-level="2">#592</text:h>
      <text:p text:style-name="P2"/>
      <text:p text:style-name="P2">Um grama de fé é algo mais precioso que um quilo de conhecimento. Algo não encontrado em livros se não for primeiro semeado no fundo do coração.</text:p>
      <text:p text:style-name="P2"/>
      <text:p text:style-name="P2">PROVÉRBIOS 3, Vers. 1-12</text:p>
      <text:p text:style-name="P2"/>
      <text:p text:style-name="P2">Pv 3:1-4 Os primeiros capítulos de Provérbios nos mostram que o temor do Senhor é a única maneira garantida de ser guardado do mal. (Para o crente, o comportamento é da maior importância. Não para conseguirmos nossas bênçãos, mas para desfrutar delas. Lembre-se, o Senhor Jesus ainda não havia vindo ao mundo quando foi escrito o livro de Provérbios).</text:p>
      <text:p text:style-name="P2"/>
      <text:p text:style-name="P2">Pv 3:5-8 Quando confiamos no Senhor, nós Lhe obedecemos. E quando obedecemos, confiaos nEle. Um é fruto do outro. Aqui também. Que tolice é confiar em nossos próprios pensamentos.</text:p>
      <text:p text:style-name="P2"/>
      <text:p text:style-name="P2">Pv 3:7 Eva, no jardim, escutou isso de Satanás. E ele tem enganado pessoas desde então. </text:p>
      <text:p text:style-name="P2"/>
      <text:p text:style-name="P2">Pv 3:9-10 Estas promessas de prosperidade eram para Israel. (Mas podemos transferi-las para prosperidade espiritual).</text:p>
      <text:p text:style-name="P2"/>
      <text:p text:style-name="P2">Pv 3:11-12 Mencionado em Hebreus 12:5-6 coo aplicando-se a nós. Os versículos de hoje são um aviso contra dois dos resultados que podem advir quando o Senhor permite que tenhamos problemas. Primeiro - "não rejeites". Não faça pouco delas. Segundo - não "desmaies" . Não desanime, nem fique deprimido por causa deles.</text:p>
      <text:p text:style-name="P2"/>
      <text:h text:style-name="Heading_20_2" text:outline-level="2">#593</text:h>
      <text:p text:style-name="P2"/>
      <text:p text:style-name="P2">A fé habita perto de Deus.</text:p>
      <text:p text:style-name="P2"/>
      <text:p text:style-name="P2">PROVÉRBIOS 3, Vers. 13-35</text:p>
      <text:p text:style-name="P2"/>
      <text:p text:style-name="P2">Pv 3:13-20 Aqui está o lado feliz. Não existe vida feliz como a vida de alguém que anda com o Senhor. Pois só Ele pode dar alegria. Salomão podia nos dizer o que Deus lhe havia prometido, se ele colocasse o Senhor em primeiro lugar (1 Reis 3:11-13). Tudo o que Salomão tinha, veio de Deus.</text:p>
      <text:p text:style-name="P2"/>
      <text:p text:style-name="P2">Pv 3:21-26 Um crente fica logo preocupado se não estiver confiando no Senhor. Estes versículos nos asseguram que quando o crente vive verdadeiramente com uma boa consciência diante de Deus, uma sutil <text:soft-page-break/>confiança no Senhor desce sobre ele. Se algo acontece de repente, ele permanece firme.</text:p>
      <text:p text:style-name="P2"/>
      <text:p text:style-name="P2">Pv 3:27-30 Nosso coração é tão enganoso quanto desconfiado, portanto precisamos ser simples e honestos em nossos relacionamentos com os outros.</text:p>
      <text:p text:style-name="P2"/>
      <text:p text:style-name="P2">Pv 3:31 Não tenha inveja daqueles que praticam o mal e parecem não colher suas consequências.</text:p>
      <text:p text:style-name="P2"/>
      <text:p text:style-name="P2">Pv 3:33-35 Trata-se de uma imensa impiedade ficar zombando daqueles que desejam agradar ao Senhor.</text:p>
      <text:p text:style-name="P2"/>
      <text:p text:style-name="P2">Pv 3:35 Os sábios entenderão, e herdarão a glória!</text:p>
      <text:p text:style-name="P2"/>
      <text:h text:style-name="Heading_20_2" text:outline-level="2">#594</text:h>
      <text:p text:style-name="P2"/>
      <text:p text:style-name="P2">Moisés não teve suas esperanças frustradas quando teve que desistir de todos os direitos ao trono do Egito (Hb 11:26). Mas sentiu profundamente o impedimento de entrar em Canaã (Dt 32:52).</text:p>
      <text:p text:style-name="P2"/>
      <text:p text:style-name="P2">PROVÉRBIOS 4</text:p>
      <text:p text:style-name="P2"/>
      <text:p text:style-name="P2">Pv 4:1-13 Certamente Deus, que criou o mundo e o homem, deve ser ouvido. Ele nos diz para escutarmos... como faz um pai falando ternamente com seus filhos. A obediência a Deus é o segredo da vida.</text:p>
      <text:p text:style-name="P2"/>
      <text:p text:style-name="P2">Pv 4:14-19 Então vem o contraste... a vida infeliz do ímpio. Uma pessoa ímpia é aquele que não obedece a Deus. Uma pessoa santa é aquele que obedece. Mas o livro de Provérbios não nos revela que é apenas em Cristo, e através dEle, que poderia existir uma vida santa. Salomão não conhecia nada do que conhecemos e temos em Cristo.</text:p>
      <text:p text:style-name="P2"/>
      <text:p text:style-name="P2">Pv 4:20-27 O ouvido, os olhos, o coração devem estar todos sintonizados em ouvir, ver e aprender. Repare que o coração é o que deve ser mais protegido. Finalmente os pés e as mãos devem ser controlados.</text:p>
      <text:p text:style-name="P2"/>
      <text:h text:style-name="Heading_20_2" text:outline-level="2">#595</text:h>
      <text:p text:style-name="P2"/>
      <text:p text:style-name="P2">Deus nos dá fé para agir... nos prova... e então honra.</text:p>
      <text:p text:style-name="P2"/>
      <text:p text:style-name="P2">PROVÉRBIOS 5</text:p>
      <text:p text:style-name="P2"/>
      <text:p text:style-name="P2">Pv 5:1 "Meu" filho, "minha" sabedoria, "minha" inteligência, tudo se refere a Deus.</text:p>
      <text:p text:style-name="P2"/>
      <text:p text:style-name="P2">Pv 5:2-14 Não existe nada mais belo na vida que a afeição, mas a complacência para consigo mesmo produz dor e ruína. A consciência é cada vez mais anestesiada pela auto-complacência... a vontade acaba não sendo quebrada. Se queremos nos manter moralmente puros, precisamos nos desviar claramente da tentação. O egoísmo quer receber, o amor quer dar. O amor humano depende de uma resposta daquele que se ama, o amor divino não. O amor divino trouxe o Filho desde o céu, sabendo que ninguém iria amá-Lo ou desejá-Lo. Deus também nos deu amor humano, estando a família no centro disso. Satanás tenta desfazer a <text:soft-page-break/>obra de Deus, e assim temos a "mulher estranha", para estragar este centro do amor humano.</text:p>
      <text:p text:style-name="P2"/>
      <text:p text:style-name="P2">Pv 5:15-23 Para o crente, o matrimônio é uma figura de Cristo e Sua noiva (todos os que crêem nEle). O lar de cada crente deveria ser uma pequena figura deste relacionamento. Quanto cuidado, portanto, devemos tomar para que nosso lar seja santo. (Leia versículos como 1 Pedro 3:1-7 e Efésios 5:22-33). Que teste este para nós! Será que oramos juntos todos os dias?</text:p>
      <text:p text:style-name="P2"/>
      <text:p text:style-name="P2">Pv 5:21 Que lembrete! No tribunal de Cristo Ele irá mostrar o valor que deu a nossos pensamentos, palavras e ações.</text:p>
      <text:p text:style-name="P2"/>
      <text:p text:style-name="P2">Pv 5:22-23 Um aviso para qualquer pessoa que não esteja salva e que possa estar lendo estes versículos.</text:p>
      <text:p text:style-name="P2"/>
      <text:h text:style-name="Heading_20_2" text:outline-level="2">#596</text:h>
      <text:p text:style-name="P2"/>
      <text:p text:style-name="P2">Deus se agrada em responder à fé; embora Ele possa fazer isso de uma maneira que, apesar de atender as nossas necessidades, revele nossa fraqueza.</text:p>
      <text:p text:style-name="P2"/>
      <text:p text:style-name="P2">PROVÉRBIOS 6</text:p>
      <text:p text:style-name="P2"/>
      <text:p text:style-name="P2">Pv 6:1-5 Fazer promessas a um amigo ou estrangeiro é algo perigoso, pois a maioria das promessas não pode ser cumprida. Só o Senhor Jesus podia manter Suas promessas - Romanos 4:21.</text:p>
      <text:p text:style-name="P2"/>
      <text:p text:style-name="P2">Pv 6:12-15 Sua calamidade chegará de repente.</text:p>
      <text:p text:style-name="P2"/>
      <text:p text:style-name="P2">Pv 6:16-19 Deus odeia estas sete coisas. Satanás é a fonte de todas elas. Se você separar um tempo para pensar em outros versículos na Bíblia que nos falam disto, irá descobrir como Satanás é ardiloso. Veja 1 Tm 3:6 e João 8:44.</text:p>
      <text:p text:style-name="P2"/>
      <text:p text:style-name="P2">Pv 6:20-35 Deus sabe que a única coisa que pode nos guardar de cair nas armadilhas de Satanás é a Sua Palavra e a obediência a ela.</text:p>
      <text:p text:style-name="P2"/>
      <text:p text:style-name="P2">Pv 6:22 Três coisas que a Palavra faz para nós. Ela nos guia, nos protege e fala conosco.</text:p>
      <text:p text:style-name="P2"/>
      <text:p text:style-name="P2">Pv 6:23 A Palavra de Deus é uma luz e nos corrige.</text:p>
      <text:p text:style-name="P2"/>
      <text:p text:style-name="P2">Pv 6:24-35 A Palavra nos guarda da imoralidade. Mas, como temos aprendido neste livro, a mulher é uma figura da sutileza (enganando) e o homem é uma figura da violência. Em nenhuma outra circunstância o Cristão é enganado em seu caminho do que com mal religioso. Um pouco de comprometimento leva a mais mal. Vemos isto nos versículos 28 e 29.</text:p>
      <text:p text:style-name="P2"/>
      <text:h text:style-name="Heading_20_2" text:outline-level="2">#597</text:h>
      <text:p text:style-name="P2"/>
      <text:p text:style-name="P2">A fé deve ser colocada à prova, as palavras não são suficientes. Por isso somos indagados "amas-Me mais que...". Até sermos testados, não sabemos como é pequena a nossa fé.</text:p>
      <text:p text:style-name="P2"/>
      <text:p text:style-name="P2">PROVÉRBIOS 7</text:p>
      <text:p text:style-name="P2"><text:soft-page-break/></text:p>
      <text:p text:style-name="P2">Lembre-se de que Deus nos deu este capítulo de 27 versículos para alertar os jovens e velhos contra a maldade e a imoralidade. Se um crente cai neste pecado, o faz com seus olhos bem abertos. Ele não está enganado quando deliberadamente não dá atenção aos avisos.</text:p>
      <text:p text:style-name="P2"/>
      <text:p text:style-name="P2">Pv 7:6-27 Uma descrição bem clara do caminho decadente que muitos têm trilhado em direção à sua destruição final.</text:p>
      <text:p text:style-name="P2"/>
      <text:p text:style-name="P2">Pv 7:26 Repare que até homens fortes são destruídos. Todos têm que ficar de guarda. Temos dois pensamentos nos 9 primeiros capítulos... de um lado, o temor do Senhor, e de outro, a insensatez e os resultados de fazermos nossa própria vontade.</text:p>
      <text:p text:style-name="P2"/>
      <text:h text:style-name="Heading_20_2" text:outline-level="2">#598</text:h>
      <text:p text:style-name="P2"/>
      <text:p text:style-name="P2">Na fé não existe vontade própria.</text:p>
      <text:p text:style-name="P2"/>
      <text:p text:style-name="P2">PROVÉRBIOS 8</text:p>
      <text:p text:style-name="P2"/>
      <text:p text:style-name="P2">Pv 8:1-11 Agora vem um total contraste com o capítulo de ontem. O inverso de imoralidade, poderíamos pensar ser a moralidade, mas aqui aprendemos que é a sabedoria! E nos versículos mais adiante aprenderemos o que, ou quem, é a sabedoria! Lembre-se de que tudo isso não são apenas frases sábias criadas por homens, mas vêm do próprio Deus. Ele estabeleceu certos relacionamentos neste mundo - marido e mulher, pais e filhos. Quando uma pessoa permite que sua própria vontade opere, está recusando a Deus e Sua sabedoria. Deus chama isso de pecado. Geralmente assume duas formas - violência e corrupção. Abra em Gênesis 6:11 para ver estas duas coisas. Deus descreve todo o pecado daquela época como estando sob duas cabeças. Satanás é representado como sendo as duas - ele é o leão e a serpente - violencia e sutileza (engano).</text:p>
      <text:p text:style-name="P2"/>
      <text:p text:style-name="P2">Pv 8:11-21 Aqui "Sabedoria" torna-se cada vez mais uma pessoa que está falando estas maravilhosas palavras. Leia cuidadosamente. Que contraste existe entre a sabedoria e a vontade própria!</text:p>
      <text:p text:style-name="P2"/>
      <text:p text:style-name="P2">Pv 8:22-31 "Sabedoria" é Cristo! Seu lugar era com Seu Pai no céu antes que existisse o mundo. Ele descreve a primeira criação.</text:p>
      <text:p text:style-name="P2"/>
      <text:p text:style-name="P2">Pv 8:30-31 Alguns dos mais sublimes segredos de todas as Escrituras estão revelados aqui.</text:p>
      <text:p text:style-name="P2"/>
      <text:p text:style-name="P2">Pv 8:32-36 Então a Sabedoria (o Senhor Jesus), declara efetivamente - "agora ouvi-me". Se o fizermos, seremos ricamente abençoados. Uma coisa é escutar a verdade, outra bem diferente é colocá-la em prática em nossa vida. O certo é que só possuímos a verdade que vivemos. Guardar a verdade em nossa cabeça e não em nossa vida, acabará nos fazendo desviar.</text:p>
      <text:p text:style-name="P2"/>
      <text:h text:style-name="Heading_20_2" text:outline-level="2">#599</text:h>
      <text:p text:style-name="P2"/>
      <text:p text:style-name="P2">Nada além da fé pode ser absolutamente certa.</text:p>
      <text:p text:style-name="P2"/>
      <text:p text:style-name="P2">PROVÉRBIOS 9</text:p>
      <text:p text:style-name="P2"><text:soft-page-break/></text:p>
      <text:p text:style-name="P2">Vemos convites feitos por duas mulheres diferentes para ir a diferentes casas.</text:p>
      <text:p text:style-name="P2"/>
      <text:p text:style-name="P2">Pv 9:1-12 A casa da mulher sábia é sólida, edificada sobre sete colunas de sabedoria. É uma casa em ordem, abastecida de carne e vinho (força e alegria), a mesa é posta, o convite é enviado a todos para que venham, ao mesmo tempo que aponta para a maneira correta de se viver. Quem quer que frequente sua casa é sábio. A Sabedoria, lembre-se, é Cristo.</text:p>
      <text:p text:style-name="P2"/>
      <text:p text:style-name="P2">Pv 9:13-18 A outra mulher (Satanás). Que contraste. Veja que fim! Está acontecendo hoje! Com este capítulo, termina a primeira parte deste livro.</text:p>
      <text:p text:style-name="P2"/>
      <text:h text:style-name="Heading_20_2" text:outline-level="2">#600</text:h>
      <text:p text:style-name="P2"/>
      <text:p text:style-name="P2">A morte, para o crente, não é algo tão grande quanto sua salvação.</text:p>
      <text:p text:style-name="P2"/>
      <text:p text:style-name="P2">PROVÉRBIOS 10</text:p>
      <text:p text:style-name="P2"/>
      <text:p text:style-name="P2">Daqui até o final do capítulo 24, temos diversos provérbios breves de Salomão. Eles nos falam do caminho em que o sábio anda. Não temos assuntos tratados, como antes. A maioria dos versículos tem um "mas" no meio, e mostra assim o contraste.</text:p>
      <text:p text:style-name="P2"/>
      <text:p text:style-name="P2">Pv 10:2 A história do mundo provou ser isto verdade. Olhe para qualquer lar e você verá comprovada uma ou outra destas afirmações. ("Justiça" ou "justo" para o crente hoje significa viver obedecendo as Escrituras).</text:p>
      <text:p text:style-name="P2"/>
      <text:p text:style-name="P2">Pv 10:5 Chega então o tempo de se colher os preciosos molhos. Demas, em 2 Tm 4:10, desistiu antes da colheita.</text:p>
      <text:p text:style-name="P2"/>
      <text:p text:style-name="P2">Pv 10:15 O crente é o homem rico, o incrédulo é o pobre e tolo.</text:p>
      <text:p text:style-name="P2"/>
      <text:p text:style-name="P2">Pv 10:22 Um bom versículo para se memorizar e demostrar ser verdade em nossa própria vida. Deus deseja que experimentemos tudo isso.</text:p>
      <text:p text:style-name="P2"/>
      <text:p text:style-name="P2">Pv 10:27 A eternidade é vista aqui. Os crentes irão viver para sempre, os incrédulos irão perecer, mas continuarão a existir. Veja a sabedoria de cada afirmação e comprove a sabedoria de Deus ao nos deixar estes versículos.</text:p>
      <text:p text:style-name="P2"/>
      <text:h text:style-name="Heading_20_2" text:outline-level="2">#601</text:h>
      <text:p text:style-name="P2"/>
      <text:p text:style-name="P2">"Deus é meu Pai, e sou Seu presente para Seu Filho. Cristo é minha justiça... meu objetivo na vida... e meu gozo eternamente".</text:p>
      <text:p text:style-name="P2"/>
      <text:p text:style-name="P2">PROVÉRBIOS 11, Vers. 1-18</text:p>
      <text:p text:style-name="P2"/>
      <text:p text:style-name="P2">Perguntamos a nossos filhos, "É certo ou errado roubar algo em uma loja?" Eles sabem que é errado. Todavia há muitas coisas na vida de que nós crente às vezes descuidamos. Portanto Deus, nosso Pai, usa um capítulo inteiro para nos avisar dos perigos e tristezas entre a <text:soft-page-break/>justiça e fazer o que queremos. Deus aponta também a bênção e felicidade que se obtém ouvindo e obedecendo a Ele.</text:p>
      <text:p text:style-name="P2"/>
      <text:p text:style-name="P2">Pv 11:7-8 Veja estes versículos de duas maneiras, (1) como referindo-se a pessoas perdidas que perecem, em contraste com o crente que estará no céu, feliz com Cristo para sempre. Depois (2) aplica-se também à sua vida como crente. Embora você possa ter muitos problemas, será mantido calmo, em paz e feliz por Deus se for obediente à Sua Palavra.</text:p>
      <text:p text:style-name="P2"/>
      <text:p text:style-name="P2">Pv 11:14 "Conselho" significa "aviso". Um crente que ama e segue o Senhor será um bom conselheiro para eu e você.</text:p>
      <text:p text:style-name="P2"/>
      <text:h text:style-name="Heading_20_2" text:outline-level="2">#602</text:h>
      <text:p text:style-name="P2"/>
      <text:p text:style-name="P2">Se não estivermos nos ajoelhando e confessando que temos sido negligentes para com o Senhor, e seguirmos fazendo coisas que sabemos que O desagradam, então não haverá psicologia humana que possa ajudar.</text:p>
      <text:p text:style-name="P2"/>
      <text:p text:style-name="P2">PROVÉRBIOS 11, Vers. 19:31</text:p>
      <text:p text:style-name="P2"/>
      <text:p text:style-name="P2">Pv 11:19 Que verdade há neste versículo!</text:p>
      <text:p text:style-name="P2"/>
      <text:p text:style-name="P2">Pv 11:23-31 Cada versículo contém tantos bons conselhos, e é tão fácil de entender, que dispensa comentários. Lembre-se sempre de que nós, crentes, podemos aplicar estes Provérbios de duas maneiras: (A) como um bom conselho para nossa vida diária neste mundo. (B) Igualmente bom para nós quando fazemos deles lições espirituais. Por exemplo, o versículo 25. A primeira interpretação é óbvia, mas ao aplicá-la espiritualmente, aprendemos que um crente que se apraz em ajudar os outros encorajando-os a olhar mais para o Senhor é, ele próprio, encorajado.</text:p>
      <text:p text:style-name="P2"/>
      <text:h text:style-name="Heading_20_2" text:outline-level="2">#603</text:h>
      <text:p text:style-name="P2"/>
      <text:p text:style-name="P2">A maior habilidade é a dependência.</text:p>
      <text:p text:style-name="P2"/>
      <text:p text:style-name="P2">PROVÉRBIOS 12</text:p>
      <text:p text:style-name="P2"/>
      <text:p text:style-name="P2">Quem mais além de Deus poderia ter dado a Salomão a sabedoria nestes versículos? Lembre-se também de que Deus pode torná-los verdade em nossa vida. Deus é nosso Pai e deseja muito abençoar Seus filhos. Se você ama a instrução da Palavra de Deus, você está dando importância àquela que é a coisa mais importante em sua vida. E Deus nosso Pai deseja muito nos instruir através da Sua Palavra.</text:p>
      <text:p text:style-name="P2"/>
      <text:p text:style-name="P2">Pv 12:15 Todo tolo pensa estar certo. Todos os nossos pensamentos precisam ser formados pela Palavra de Deus. Leia estes versículos, pense neles, reúna as palavras em grupos... amor, bem, justiça, virtude, correção, direito, critério, justo, sábio, paz, gozo... Tudo anda junto. Aponte os opostos. Estes falam por sí só.</text:p>
      <text:p text:style-name="P2"/>
      <text:h text:style-name="Heading_20_2" text:outline-level="2">#604</text:h>
      <text:p text:style-name="P2"/>
      <text:p text:style-name="P2">A fé cristã foi feita para florescer em solo hostil.</text:p>
      <text:p text:style-name="P2"><text:soft-page-break/></text:p>
      <text:p text:style-name="P2">PROVÉRBIOS 13</text:p>
      <text:p text:style-name="P2"/>
      <text:p text:style-name="P2">Pv 13:1 Cada versículo é rico em instruções. Uma pessoa sábia deseja ser ensinada. O oposto também é verdade. Uma pessoa salva anda com sabedoria, porque anda sendo ensinada. A pessoa que não está salva recusa-se a escutar e perece. O mundo não pode nos ensinar coisa alguma da verdadeira sabedoria.</text:p>
      <text:p text:style-name="P2"/>
      <text:p text:style-name="P2">Pv 13:2-3 O sábio é aquele que controla sua língua. Todas as bocas dos que não são sábios serão caladas diante de Deus - Romanos 3:19.</text:p>
      <text:p text:style-name="P2"/>
      <text:p text:style-name="P2">Pv 13:9 Aqueles que vivem em obediência tem sua experiência... seu coração será <text:s/>feliz, seu testemunho claro e brilhante.</text:p>
      <text:p text:style-name="P2"/>
      <text:p text:style-name="P2">Pv 13:13 Desprezar a Palavra de Deus é trazer vergonha para si próprio. O incrédulo experimentará isto.</text:p>
      <text:p text:style-name="P2"/>
      <text:p text:style-name="P2">Pv 13:19 A alma se regozija quando o coração obtém o que deseja. Não é verdade que é assim com o crente? Mas o tolo só deseja gratificar as paixões do corpo. As três partes do ser humano - corpo, alma e espírito.</text:p>
      <text:p text:style-name="P2"/>
      <text:p text:style-name="P2">Pv 13:22 O crente que ama o Senhor e O obedece deixa atrás de si uma rica herança quando parte deste mundo. Nos dias do Antigo Testamento, isso teria sido em coisas materiais. Hoje é nas coisas que pertencem ao Senhor.</text:p>
      <text:p text:style-name="P2"/>
      <text:p text:style-name="P2">Pv 13:24 Não é amor deixar uma criança fazer o que quer. A geração que está crescendo está mostrando os resultados da vontade própria que é deixada a seu bel-prazer (a assim chamada auto-expressão). O mundo está mergulhando na violência.</text:p>
      <text:p text:style-name="P2"/>
      <text:h text:style-name="Heading_20_2" text:outline-level="2">#605</text:h>
      <text:p text:style-name="P2"/>
      <text:p text:style-name="P2">Muitos cristãos colocam marcas em suas Bíblias, mas suas Bíblias nunca deixam marcas neles.</text:p>
      <text:p text:style-name="P2"/>
      <text:p text:style-name="P2">PROVÉRBIOS 14</text:p>
      <text:p text:style-name="P2"/>
      <text:p text:style-name="P2">Pv 14:1 As mães que estão lendo estas palavras farão bem se prestarem atenção. Leia sobre a diferença entre a mãe de Moisés em Êxodo 2 e a mãe do rei Acazias em 2 Crônicas 22:2-3.</text:p>
      <text:p text:style-name="P2"/>
      <text:p text:style-name="P2">Pv 14:4 Se alguém quer ter um curral limpo, deve se livrar de seu gado! Mas a que custo! Ficará sem comida. Se pacientemente seguirmos trabalhando, veremos o fruto de nosso trabalho.</text:p>
      <text:p text:style-name="P2"/>
      <text:p text:style-name="P2">Pv 14:7 Se andarmos em companhia de pessoas insensato (incrédulos são realmente insensatos) iremos nos dar mal. É melhor não andarmos com eles. Argumentar com eles é perda de tempo, e nos corrompe (suja). Leia Romanos 16:17 - é bem claro. Fale a eles do evangelho.</text:p>
      <text:p text:style-name="P2"/>
      <text:p text:style-name="P2">Pv 14:9 Fazemos pouco do pecado? A TV faz pouco do pecado? O que Deus diz de uma pessoa que zomba do pecado?</text:p>
      <text:p text:style-name="P2"/>
      <text:p text:style-name="P2">Pv 14:12 Uma pessoa que não é salva escolhe naturalmente o seu próprio caminho. Este versículo nos diz onde vai dar esse caminho. Mas Jesus <text:soft-page-break/>nos fala de algo muito melhor sobre "o caminho" <text:s/>em João 14:5. (Nossos próprios pensamentos nunca nos levam a Deus).</text:p>
      <text:p text:style-name="P2"/>
      <text:p text:style-name="P2">Pv 14:14 Repare nas palavras, "no seu coração". Começamos a escorregar no coração antes de escorregarmos em nossas ações. Mais tarde acabamos egocêntricos.</text:p>
      <text:p text:style-name="P2"/>
      <text:p text:style-name="P2">Pv 14:17 É um péssimo sinal quando um crente se ira com facilidade. Os resultados são igualmente ruins, pois aquela pessoa com frequência toma decisões insensatas. </text:p>
      <text:p text:style-name="P2"/>
      <text:p text:style-name="P2">Pv 14:27 Deus tem um propósito em mente ao nos dar este versículo tantas vezes seguidas... Ele quer que reparemos nele. Um crente obediente é uma pessoa feliz, e sua vida é como uma fonte.</text:p>
      <text:p text:style-name="P2"/>
      <text:h text:style-name="Heading_20_2" text:outline-level="2">#606</text:h>
      <text:p text:style-name="P2"/>
      <text:p text:style-name="P2">Os homens não rejeitam a Bíblia por ela se contradizer, mas por ela lhes contradizer.</text:p>
      <text:p text:style-name="P2"/>
      <text:p text:style-name="P2">PROVÉRBIOS 15</text:p>
      <text:p text:style-name="P2"/>
      <text:p text:style-name="P2">Pv 15:1-4 Quem jamais poderia somar o mal que já foi feito ao ser humano através da língua humana? Todavia Deus veio ao mundo, na forma humana, e usou a língua para falar a mensagem do céu.</text:p>
      <text:p text:style-name="P2"/>
      <text:p text:style-name="P2">Pv 15:3 Quando vivemos para agradar o Senhor, concordamos prontamente com este versículo.</text:p>
      <text:p text:style-name="P2"/>
      <text:p text:style-name="P2">Pv 15:8-9 Até que um pecador volte-se para Deus em arrependimento, tudo o que fizer não terá valor algum para o Senhor. Paulo disse o mesmo em Romanos 8:8.</text:p>
      <text:p text:style-name="P2"/>
      <text:p text:style-name="P2">Pv 15:10-12 Deus tudo vê. O mundo invisível está aberto diante dEle, e se assim acontece, quanto mais o coração humano!</text:p>
      <text:p text:style-name="P2"/>
      <text:p text:style-name="P2">Pv 15:16-17 Estes versículos são como a comparação entre o crente e o incrédulo. O crente pode possuir pouca coisa neste mundo, mas ele tem o Senhor; o incrédulo pode possuir grandes tesouros neste mundo, mas nada que seja para a eternidade.</text:p>
      <text:p text:style-name="P2"/>
      <text:p text:style-name="P2">Pv 15:18 Deus nos disse isto no primeiro versículo. Deve ser importante para ele voltar a nos lembrar disto. Um homem irado é uma pessoa de temperamento forte e é alguém orgulhoso por pensar ser alguma coisa. A pessoa humilde tem pensamentos humildes acerca de si mesma e, portanto, não será tão pronto a ressentir por algum insulto.</text:p>
      <text:p text:style-name="P2"/>
      <text:p text:style-name="P2">Pv 15:19 Vamos aplicar este versículo a um crente descuidado em sua vida cristã. Ele vê todos os tipos de motivos para não tomar uma posição pela verdade de Deus. Veja agora a segunda metade deste versículo. Aplique-a a um crente que anda (vive) na verdade na qual ele sabe que deve andar. Tudo fica claro enquanto ele dá um passo certo após outro. Se Deus fala a ele ou a ela, através da Sua Palavra, ele ou ela simplesmente obedece, e aqui Deus diz que fará tudo simples e claro. Tente fazer assim.</text:p>
      <text:p text:style-name="P2"/>
      <text:p text:style-name="P2">Pv 15:23 A resposta que uma pessoa dá e que não produz arrependimento é a "palavra dita a seu tempo".</text:p>
      <text:p text:style-name="P2"><text:soft-page-break/></text:p>
      <text:p text:style-name="P2">Pv 15:25 O Senhor está sempre contra aqueles que tentam elevar a si próprios, e apóia aqueles que são fracos.</text:p>
      <text:p text:style-name="P2"/>
      <text:p text:style-name="P2">Pv 15:26 Lemos das ações e palavras daqueles que não amam o Senhor. Aqui até seus pensamentos são uma abominação a Ele. (Veja também a última parte de 21:4).</text:p>
      <text:p text:style-name="P2"/>
      <text:p text:style-name="P2">Pv 15:29 Você quer suas orações respondidas? Aqui está como.</text:p>
      <text:p text:style-name="P2"/>
      <text:h text:style-name="Heading_20_2" text:outline-level="2">#607</text:h>
      <text:p text:style-name="P2"/>
      <text:p text:style-name="P2">A Bíblia é como um leão. Ela não precisa de defesa. Solte-a de sua jaula, e ela se defenderá a si mesma.</text:p>
      <text:p text:style-name="P2"/>
      <text:p text:style-name="P2">PROVÉRBIOS 16</text:p>
      <text:p text:style-name="P2"/>
      <text:p text:style-name="P2">Pv 16:1 Os homens fazem grandes planos para fazer grandes coisas, mas Deus tem a palavra final em tudo.</text:p>
      <text:p text:style-name="P2"/>
      <text:p text:style-name="P2">Pv 16:2 Desde a queda do homem no jardim do Eden, tem sido o desejo do homem tentar justificar-se. Mas um crente entende que não pode confiar em seu próprio coração, e por esta razão ele escuta a opinião de Deus acerca de tudo.</text:p>
      <text:p text:style-name="P2"/>
      <text:p text:style-name="P2">Pv 16:3 Bela instrução. Precisamos desenvolver este costume de entregar nossos problemas para o Senhor, e Ele promete cuidar deles para nós e fazer com que tudo acabe bem.</text:p>
      <text:p text:style-name="P2"/>
      <text:p text:style-name="P2">Pv 16:10-15 Embora possa haver existido alguns bons reis na história deste mundo, nunca haverá um rei perfeito até que o Senhor Jesus volte (no milênio).</text:p>
      <text:p text:style-name="P2"/>
      <text:p text:style-name="P2">Pv 16:19 É melhor ser reputado em pouco aos olhos dos outros e desfrutar de uma feliz comunhão com os humildes, do que se beneficiar por ter intimidade com pessoas orgulhosas.</text:p>
      <text:p text:style-name="P2"/>
      <text:p text:style-name="P2">Pv 16:20-24 Em cada um destes versículos podemos ver que se nosso oração for reto diante de Deus dia após dia, então todas as nossas coisas e todas as nossas palavras serão tranquilas, persistentes e boas. Toda a felicidade na vida do crente depende de seu estado de espírito.</text:p>
      <text:p text:style-name="P2"/>
      <text:h text:style-name="Heading_20_2" text:outline-level="2">#608</text:h>
      <text:p text:style-name="P2"/>
      <text:p text:style-name="P2">Outros livros foram escritos para nossa informação; a Bíblia foi dada para nossa transformação.</text:p>
      <text:p text:style-name="P2"/>
      <text:p text:style-name="P2">PROVÉRBIOS 17</text:p>
      <text:p text:style-name="P2"/>
      <text:p text:style-name="P2">Pv 17:4 Coloque juntas as quatro expressões - "ímpio - iníquo - mentiroso - maligno", e você verá o poder deste versículo.</text:p>
      <text:p text:style-name="P2"/>
      <text:p text:style-name="P2">Pv 17:9 Se alguém ama o Senhor, não irá repetir as coisas ruins que escuta sobre alguém. Não é o caso de ele tentar esconder o pecado, mas de não ficar falando disso a outros.</text:p>
      <text:p text:style-name="P2"><text:soft-page-break/></text:p>
      <text:p text:style-name="P2">Pv 17:17 Um amigo de verdade não muda de atitude para com o outro, quando este falha. Nosso Senhor Jesus Cristo é o verdadeiro Amigo. O crente não deveria ter amizade com as pessoas do mundo, mas deveria ser o melhor amigo que elas têm.</text:p>
      <text:p text:style-name="P2"/>
      <text:p text:style-name="P2">Pv 17:23 Como Deus é diferente! Isaías 45:21, Deus amou o mundo de tal maneira que deu Seu Filho unigênito.</text:p>
      <text:p text:style-name="P2"/>
      <text:h text:style-name="Heading_20_2" text:outline-level="2">#609</text:h>
      <text:p text:style-name="P2"/>
      <text:p text:style-name="P2">Aqueles que podem enxergar a mão de Deus em tudo são os que melhor depositam tudo nas mãos de Deus.</text:p>
      <text:p text:style-name="P2"/>
      <text:p text:style-name="P2">PROVÉRBIOS 18</text:p>
      <text:p text:style-name="P2"/>
      <text:p text:style-name="P2">Nada está ensinado com maior clareza nas Escrituras do que a necessidade de separar o que é limpo daquilo que é sujo, aqueles que amam a verdade, daqueles que vivem para a satisfação própria.</text:p>
      <text:p text:style-name="P2"/>
      <text:p text:style-name="P2">Pv 18:1-9 Diversos versículos sobre palavras; palavras causam problemas (veja 10:19). Mas o versículo 10 mostra um belo contraste.</text:p>
      <text:p text:style-name="P2"/>
      <text:p text:style-name="P2">Pv 18:10 Quão precioso é poder dizer isto! Os justos não se envergonham de correr para aquele nome. O Espírito de Deus deseja reunir todos os crentes àquele nome.</text:p>
      <text:p text:style-name="P2"/>
      <text:p text:style-name="P2">Pv 18:13 Quem responde rápido, geralmente erra. Portanto é sempre sábio pensar um pouco antes de responder; melhor é ouvir do que falar.</text:p>
      <text:p text:style-name="P2"/>
      <text:p text:style-name="P2">Pv 18:15 A importância de se ouvir.</text:p>
      <text:p text:style-name="P2"/>
      <text:p text:style-name="P2">Pv 18:17 Deus nos diz que nossos vizinhos conhecem mais sobre nós do que imaginamos. O crente fiel tem um bom testemunho para o Senhor entre seus vizinhos.</text:p>
      <text:p text:style-name="P2"/>
      <text:p text:style-name="P2">Pv 18:21 Mais sabedoria sobre o poder da língua.</text:p>
      <text:p text:style-name="P2"/>
      <text:p text:style-name="P2">Pv 18:24 Acaso não vemos com frequência que as pessoas não amigáveis são sempre as primeiras a reclamar da frieza com que as pessoas as tratam? Aqui está a verdadeira razão disso. Jamais teremos um amigo que possa ser comparado ao Senhor!</text:p>
      <text:p text:style-name="P2"/>
      <text:h text:style-name="Heading_20_2" text:outline-level="2">#610</text:h>
      <text:p text:style-name="P2"/>
      <text:p text:style-name="P2">Ninguém jamais se arrependeu de ser cristão em seu leito de morte.</text:p>
      <text:p text:style-name="P2"/>
      <text:p text:style-name="P2">PROVÉRBIOS 19</text:p>
      <text:p text:style-name="P2"/>
      <text:p text:style-name="P2">Pv 19:11 Alguém que ame o Senhor não fica irado com facilidade, e nem é tomado pelo mal.</text:p>
      <text:p text:style-name="P2"/>
      <text:p text:style-name="P2">Pv 19:15 A preguiça produz pobreza. Um crente preguiçoso causa vergonha ao nome do Senhor.</text:p>
      <text:p text:style-name="P2"/>
      <text:p text:style-name="P2"><text:soft-page-break/>Pv 19:17 Uma bela promessa. O Senhor recompensará tudo o que for feito para Ele. Se formos bons para os outros, para que pensem bem de nós, o Senhor não fica com nenhuma glória, e nós não ficamos com nenhuma recompensa vinda dEle.</text:p>
      <text:p text:style-name="P2"/>
      <text:p text:style-name="P2">Pv 19:18 Quão diferente é esta instrução dos pensamentos modernos sobre como criar filhos. Preferimos antes obedecer a Deus, pois Ele é Aquele que controla os resultados.</text:p>
      <text:p text:style-name="P2"/>
      <text:p text:style-name="P2">Pv 19:20 Não existe melhor conselho que a Palavra de Deus.</text:p>
      <text:p text:style-name="P2"/>
      <text:p text:style-name="P2">Pv 19:21 Nossos pensamentos não são de muito valor comparados com os pensamentos do Senhor. Ele sempre terá a última palavra.</text:p>
      <text:p text:style-name="P2"/>
      <text:p text:style-name="P2">Pv 19:23 Se temermos o Senhor, não temeremos nada neste mundo.</text:p>
      <text:p text:style-name="P2"/>
      <text:h text:style-name="Heading_20_2" text:outline-level="2">#611</text:h>
      <text:p text:style-name="P2"/>
      <text:p text:style-name="P2">Alimente sua fé e suas dúvidas morrerão de fome.</text:p>
      <text:p text:style-name="P2"/>
      <text:p text:style-name="P2">PROVÉRBIOS 20</text:p>
      <text:p text:style-name="P2"/>
      <text:p text:style-name="P2">Pv 20:4 O preguiçoso sempre encontra uma razão para não trabalhar, mas logo ele estará pedindo ajuda!</text:p>
      <text:p text:style-name="P2"/>
      <text:p text:style-name="P2">Pv 20:7 Que encorajamento para os pais crentes.</text:p>
      <text:p text:style-name="P2"/>
      <text:p text:style-name="P2">Pv 20:8 Acontecerá quando o Senhor Jesus reinar sobre o mundo durante o milênio. Então, a justiça reinará. Agora a justiça sofre. No estado eterno, a justiça habitará.</text:p>
      <text:p text:style-name="P2"/>
      <text:p text:style-name="P2">Pv 20:9 Salomão não conhecia o que nós crentes conhecemos hoje. (O sangue de Jesus Cristo Seu Filho nos limpa de todo pecado - 1 João 1:7).</text:p>
      <text:p text:style-name="P2"/>
      <text:p text:style-name="P2">Pv 20:10 e 23 Os pesos são usados em balanças há muito tempo. Às vezes as pessoas desonestas alteravam os pesos para entregar menos para seus clientes. Deus sempre dá uma quantidade certa, nunca menos.</text:p>
      <text:p text:style-name="P2"/>
      <text:p text:style-name="P2">Pv 20:12 O crente recebeu ambos.</text:p>
      <text:p text:style-name="P2"/>
      <text:p text:style-name="P2">Pv 20:14 O comprador tenta enganar o vendedor fazendo-o pensar que não dá valor a seus produtos. Mas quando os adquire, se vangloria!</text:p>
      <text:p text:style-name="P2"/>
      <text:p text:style-name="P2">Pv 20:15 Conhecer o Senhor é a maior coisa que podemos ter.</text:p>
      <text:p text:style-name="P2"/>
      <text:p text:style-name="P2">Pv 20:17 Os prazeres do pecado são só por um momento.</text:p>
      <text:p text:style-name="P2"/>
      <text:p text:style-name="P2">Pv 20:19 Quem nos bajula não está fazendo nenhum bem.</text:p>
      <text:p text:style-name="P2"/>
      <text:p text:style-name="P2">Pv 20:22 Quando somos mal tratados por alguém, devemos entregar isso ao Senhor! Ele nos livrará. O que Ele fará ao outro, é algo que devemos deixar com Ele.</text:p>
      <text:p text:style-name="P2"/>
      <text:p text:style-name="P2">Pv 20:24 O "homem" aqui refere-se a um homem justo que é hoje um crente.</text:p>
      <text:p text:style-name="P2"/>
      <text:p text:style-name="P2"><text:soft-page-break/>Pv 20:25 É melhor analisar bem uma questão antes de formar uma opinião.</text:p>
      <text:p text:style-name="P2"/>
      <text:p text:style-name="P2">Pv 20:28 A misericórdia e a verdade vêm de Deus. Quando confessamos e perdoamos um pecado, recebemos misericórdia de Deus, 28:13.</text:p>
      <text:p text:style-name="P2"/>
      <text:p text:style-name="P2">Pv 20:30 Às vezes um médico precisa fazer mais exames que causam maior dor. Ele sabe que isso é necessário para obter um bom resultado final. Assim acontece com a forma de Deus tratar conosco. Quando vê algo em nossa vida que talvez não tenhamos reparado, Ele permite que aconteça algo doloroso para nos fazer ouvir. Ele conhece a dor, mas Ele conhece também o bom resultado, se escutarmos.</text:p>
      <text:p text:style-name="P2"/>
      <text:h text:style-name="Heading_20_2" text:outline-level="2">#612</text:h>
      <text:p text:style-name="P2"/>
      <text:p text:style-name="P2">Olhe para você -- e fique desapontado; olhe para os outros -- e fique deprimido; olhe para o Senhor Jesus -- e fique satisfeito.</text:p>
      <text:p text:style-name="P2"/>
      <text:p text:style-name="P2">PROVÉRBIOS 21</text:p>
      <text:p text:style-name="P2"/>
      <text:p text:style-name="P2">Pv 21:1-8 Estes oito versículos nos mostram que Deus não somente vê todos os atos de uma pessoa, mas Ele vê o coração e o motivo pelo qual algo é feito!</text:p>
      <text:p text:style-name="P2"/>
      <text:p text:style-name="P2">Pv 21:1 Deus nos faz lembrar que até o coração de um rei está em Sua mão.</text:p>
      <text:p text:style-name="P2"/>
      <text:p text:style-name="P2">Pv 21:2 As pessoas dizem, "Siga sua consciência". Aqui aprendemos que todos pensam estar fazendo o que é certo, e podem não ter uma má consciência sobre o que estão fazendo. (Volte a ler os comentários de 20:30). A justiça-própria é um sério pecado, e somos todos culpados disso às vezes. Mas se formos sensíveis à Sua Palavra, então iremos querer conhecer o que Ele vê em nosso coração. A Palavra de Deus é o único guia que podemos usar.</text:p>
      <text:p text:style-name="P2"/>
      <text:p text:style-name="P2">Pv 21:6 As pessoas podem ser bem sucedidas em ganhar dinheiro com mentiras, mas no final elas acabarão cheias de frustrações. Não serão felizes, nem aqui, nem depois.</text:p>
      <text:p text:style-name="P2"/>
      <text:p text:style-name="P2">Pv 21:9 Será triste se alguma esposa crente for assim. Mas Deus dá sabedoria em como agir, se algum homem se achar nesta situação.</text:p>
      <text:p text:style-name="P2"/>
      <text:p text:style-name="P2">Pv 21:10 Uma pessoa egoísta encontra seu prazer em fazer o mal; em seu coração, ela não tem lugar para pensar em seu próximo.</text:p>
      <text:p text:style-name="P2"/>
      <text:p text:style-name="P2">Pv 21:11 As duas maneiras como a instrução é recebida. A pessoa sábia aceita a instrução da Bíblia.</text:p>
      <text:p text:style-name="P2"/>
      <text:p text:style-name="P2">Pv 21:14 Um pequeno presente acalma até uma pessoa irada, se for dado sem que ninguém mais o veja.</text:p>
      <text:p text:style-name="P2"/>
      <text:p text:style-name="P2">Pv 21:21 Três prêmios maravilhosos.</text:p>
      <text:p text:style-name="P2"/>
      <text:p text:style-name="P2">Pv 21:24-31 Avisos que são dignos de serem lidos com atenção.</text:p>
      <text:p text:style-name="P2"/>
      <text:h text:style-name="Heading_20_2" text:outline-level="2"><text:soft-page-break/>#613</text:h>
      <text:p text:style-name="P2"/>
      <text:p text:style-name="P2">É tão natural para o homem espiritual orar, como é para o homem natural respirar.</text:p>
      <text:p text:style-name="P2"/>
      <text:p text:style-name="P2">PROVÉRBIOS 22</text:p>
      <text:p text:style-name="P2"/>
      <text:p text:style-name="P2">Pv 22:1 O que é bom e justo aos olhos de Deus é algo que devemos almejar em lugar de dinheiro.</text:p>
      <text:p text:style-name="P2"/>
      <text:p text:style-name="P2">Pv 22:2 Como é pequena a diferença entre uma pessoa rica e uma pobre!</text:p>
      <text:p text:style-name="P2"/>
      <text:p text:style-name="P2">Pv 22:6 O bom ensino que é ministrado cedo certamente irá trazer resultados valiosos. É o que Deus diz.</text:p>
      <text:p text:style-name="P2"/>
      <text:p text:style-name="P2">Pv 22:9 "Bons olhos" significa alguém que percebe quando outro precisa de ajuda, e ajuda. Deus abençoará aquela pessoa.</text:p>
      <text:p text:style-name="P2"/>
      <text:p text:style-name="P2">Pv 22:15 A educação hoje ensina que cada criança deve poder fazer o que quiser. Deus diz que nascemos com um coração que é néscio. E que os pais devem punir os filhos pela desobediência. Alguns pais pensam que são mais sábios que Deus.</text:p>
      <text:p text:style-name="P2"/>
      <text:p text:style-name="P2">Pv 22:17 Ouvir um crente que vive perto do Senhor é algo bom - aplicar nossos corações ao conhecimento de Deus é ainda melhor.</text:p>
      <text:p text:style-name="P2"/>
      <text:p text:style-name="P2">Pv 22:18 A sabedoria do mundo não é, nem de longe, tão agradável quanto a sabedoria de Deus. Quando a desfrutamos, nossos lábios irão falar dela a outros.</text:p>
      <text:p text:style-name="P2"/>
      <text:p text:style-name="P2">Pv 22:19 E o melhor de tudo é confiar no Senhor.</text:p>
      <text:p text:style-name="P2"/>
      <text:p text:style-name="P2">Pv 22:20 O crente é rico, pois possui os tesouros da Palavra de Deus.</text:p>
      <text:p text:style-name="P2"/>
      <text:p text:style-name="P2">Pv 22:22-28 Estas são coisas que não deveríamos fazer.</text:p>
      <text:p text:style-name="P2"/>
      <text:p text:style-name="P2"/>
      <text:h text:style-name="Heading_20_2" text:outline-level="2">#614</text:h>
      <text:p text:style-name="P2"/>
      <text:p text:style-name="P2">Aqui está um tremendo contraste entre a religião e a salvação: Religião é o homem tentando alcançar a Deus. Salvação é Deus alcançando o homem.</text:p>
      <text:p text:style-name="P2"/>
      <text:p text:style-name="P2">PROVÉRBIOS 23</text:p>
      <text:p text:style-name="P2"/>
      <text:p text:style-name="P2">Nada é pequeno demais para Deus deixar de perceber em nossa vida aqui no mundo. Assim os primeiros três versículos nos falam de como devemos nos comportar quando somos convidados para comer na casa de uma pessoa rica. No capítulo 1 de Daniel temos um exemplo.</text:p>
      <text:p text:style-name="P2"/>
      <text:p text:style-name="P2">Pv 23:4-5 Avisos contra tentarmos ser ricos para desfrutar das luxúrias deste mundo. Aqui Deus nos diz que elas são enganosas. Nunca satisfazem.</text:p>
      <text:p text:style-name="P2"/>
      <text:p text:style-name="P2">Pv 23:9-18 Em contraste com o que vimos acima, aqui temos a maravilhosa sabedoria de Deus para diferentes coisas. Como se comportar diante de incrédulos (tolos), para com nossos filhos, não <text:soft-page-break/>invejarmos os pecadores (não desejarmos as coisas que eles possuem). Pois certamente (é o que Deus diz) existe um fim, um dia de prestação de contas que irá chegar, e nós os crentes não ficaremos desapontados.</text:p>
      <text:p text:style-name="P2"/>
      <text:p text:style-name="P2">Pv 23:19-22 Os jovens têm muita energia e podem cair nestas armadilhas. Com frequência eles não gostam de ouvir seus pais - leia o vers. 22.</text:p>
      <text:p text:style-name="P2"/>
      <text:p text:style-name="P2">Pv 23:23 O dinheiro não pode comprar a verdade. Só o coração do crente pode comprá-la. O preço é desistir de tudo aquilo que naturalmente possamos desejar. O mundo faz várias propostas para nos levar a vender a verdade!</text:p>
      <text:p text:style-name="P2"/>
      <text:p text:style-name="P2">Pv 23:26 É Deus, (e não um pai) que fala aqui. Ele quer a coisa principal - o coração do crente.</text:p>
      <text:p text:style-name="P2"/>
      <text:p text:style-name="P2">Pv 23:27 E o contraste. Valas profundas e poços estreitos são lugares difíceis de onde sair.</text:p>
      <text:p text:style-name="P2"/>
      <text:p text:style-name="P2">Pv 23:29-35 A triste imagem de uma pessoa que gosta de beber. Repare os efeitos colaterais.</text:p>
      <text:p text:style-name="P2"/>
      <text:h text:style-name="Heading_20_2" text:outline-level="2">#615 </text:h>
      <text:p text:style-name="P2"/>
      <text:p text:style-name="P2">Satanás deve ser evitado como um leão, temido como uma serpente, e acima de tudo, temido como um anjo de luz!</text:p>
      <text:p text:style-name="P2"/>
      <text:p text:style-name="P2">PROVÉRBIOS 24</text:p>
      <text:p text:style-name="P2"/>
      <text:p text:style-name="P2">Pv 24:1-9 Nós os crentes estamos cercados por um mundo que é muito esperto. Ele diz ter a resposta para todos os problemas - exceto para o problema do pecado. As pessoas podem ser educadas e interessantes, mas o que dizer de sua vida não salva? O crente tem uma sabedoria que outro não tem. Pois ela provém de Deus, e é compreendida apenas quando temos uma boa consciência.</text:p>
      <text:p text:style-name="P2"/>
      <text:p text:style-name="P2">Pv 24:10 "Fraco" é no sentido de pouca força. Quando alguém ri de nós por crermos no Senhor, descobrimos o quanto isto é real.</text:p>
      <text:p text:style-name="P2"/>
      <text:p text:style-name="P2">Pv 24:11-12 Devemos nos preocupar com os outros além de nós mesmos. Se dizemos que nem reparamos quando alguém estava com problemas, o Senhor sabe se vimos ou não!</text:p>
      <text:p text:style-name="P2"/>
      <text:p text:style-name="P2">Pv 24:16 Embora um crente possa tropeçar muitas vezes, ele se levanta. A pessoa que não é salva irá perecer para sempre.</text:p>
      <text:p text:style-name="P2"/>
      <text:p text:style-name="P2">Pv 24:19-20 Não devemos limitar nossos pensamentos a este mundo. Aqui não é o fim. O ímpio pode parecer estar se livrando com algo, mas há uma eternidade diante de nós.</text:p>
      <text:p text:style-name="P2"/>
      <text:p text:style-name="P2">Pv 24:30-34 Um aviso contra a prequiça. As ervas daninhas crescem onde onde deveria crescer a semente. Repare que este muro está destruído. O inimigo pode entrar. Ele dorme, não existe muito de Deus em sua vida.</text:p>
      <text:p text:style-name="P2"/>
      <text:h text:style-name="Heading_20_2" text:outline-level="2">#616</text:h>
      <text:p text:style-name="P2"/>
      <text:p text:style-name="P2"><text:soft-page-break/>É muito mais seguro estar na tempestade com Cristo, que em águas tranquilas sem Ele.</text:p>
      <text:p text:style-name="P2"/>
      <text:p text:style-name="P2">PROVÉRBIOS 25</text:p>
      <text:p text:style-name="P2"/>
      <text:p text:style-name="P2">Esta é a 3a. parte do Livro. Não fazia parte dele até os dias do Rei Ezequias, cerca de 3 séculos depois da morte de Salomão! Os escribas devem ter coletado isto e escrito.</text:p>
      <text:p text:style-name="P2"/>
      <text:p text:style-name="P2">Pv 25:1 Mais sábias palavras de Salomão.</text:p>
      <text:p text:style-name="P2"/>
      <text:p text:style-name="P2">Pv 25:2 Deus não conta todos os Seus segredos de uma só vez. O maior exemplo é que Deus estava para obter uma esposa para Seu Filho, o Senhor Jesus. Mesmo assim, Ele não falou nada deste segredo enquanto esteve aqui no mundo.</text:p>
      <text:p text:style-name="P2"/>
      <text:p text:style-name="P2">Pv 22:4 Deus odeia a mistura. Se as impurezas (pecados, impiedades, mundanismo) são removidas, só resta a pura prata. E isto estará de acordo com Deus (o Refinador).</text:p>
      <text:p text:style-name="P2"/>
      <text:p text:style-name="P2">Pv 25:8 Não se apresse em tentar passar adiante de outros. No final pode ser pior para você.</text:p>
      <text:p text:style-name="P2"/>
      <text:p text:style-name="P2">Pv 25:9-10 Não diga ao seu próximo aquilo que lhe disseram confidencialmente. Se o fizer, você poderá passar um bom tempo até conseguir se livrar da má reputação.</text:p>
      <text:p text:style-name="P2"/>
      <text:p text:style-name="P2">Pv 25:11 Por outro lado, se falar ao seu próximo com cuidado e de modo a ajudá-lo, isto é maravilhosamente comparado aqui com maçãs de ouro em bandejas de prata.</text:p>
      <text:p text:style-name="P2"/>
      <text:p text:style-name="P2">Pv 25:12 Uma pessoa que fala mansamente a outros sobre alguma coisa que vê não estar bem na vida deles, é comparada a um ornamento de fino ouro.</text:p>
      <text:p text:style-name="P2"/>
      <text:p text:style-name="P2">Pv 25:14 Quando as nuvens aparecem no céu em uma época de grande seca, as pessoas esperam que venha chuva. Assim, quando alguém fala de dar presentes, mas não o faz, desaponta do mesmo modo.</text:p>
      <text:p text:style-name="P2"/>
      <text:p text:style-name="P2">Pv 25:15 Grandes líderes são geralmente muito apegados a suas idéias. Mas até eles podem ser persuadidos por uma palavra dita mansamente.</text:p>
      <text:p text:style-name="P2"/>
      <text:p text:style-name="P2">Pv 25:16 O mel é uma figura (nas Escrituras) das coisas agradáveis por natureza. Não devemos usar muito disso. Nos tornará doentes.</text:p>
      <text:p text:style-name="P2"/>
      <text:p text:style-name="P2">Pv 25:17 Devemos nos relacionar com outras pessoas, mas não abusar disto!</text:p>
      <text:p text:style-name="P2"/>
      <text:p text:style-name="P2">Pv 25:21-22 A maior porção destes dois versículos está nas últimas seis palavras.</text:p>
      <text:p text:style-name="P2"/>
      <text:p text:style-name="P2">Pv 25:26 Quando uma pessoa justa cede à iniquidade, torna-se como um lago manso e limpo quando é movimentado. Muita sujeira aparece.</text:p>
      <text:p text:style-name="P2"/>
      <text:p text:style-name="P2">Pv 25:28 Este versículo nos diz como é importante o auto-controle em um crente (o Apóstolo Paulo nos diz o quanto isso era importante para ele - 1 Coríntios 9:20-21). Moisés falhou neste sentido (Números 20). O apóstolo Paulo usa o Senhor Jesus como o perfeito exemplo (Leia 2 Co 10:1).</text:p>
      <text:p text:style-name="P2"/>
      <text:h text:style-name="Heading_20_2" text:outline-level="2"><text:soft-page-break/>#617</text:h>
      <text:p text:style-name="P2"/>
      <text:p text:style-name="P2">Nunca encontrei alguém que tenha me dado tanto trabalho quanto eu mesmo.</text:p>
      <text:p text:style-name="P2"/>
      <text:p text:style-name="P2">PROVÉRBIOS 26</text:p>
      <text:p text:style-name="P2"/>
      <text:p text:style-name="P2">Pv 26:1-12 Um tolo é mencionado um bom número de vezes. Salomão viveu muito tempo antes de existirem Cristãos no mundo. Portanto aqui ele está falando de pessoas tolas. Uma pessoa sábia era o oposto. Todavia, hoje entendemos as coisas de modo diferente, pois o Espírito Santo vive no coração de cada crente verdadeiro, e nos ensina. Também sabemos que todos os que não são salvos são tolos. Todavia, nós que somos crentes somos, com frequência, tolos também.</text:p>
      <text:p text:style-name="P2"/>
      <text:p text:style-name="P2">Pv 26:13-16 Preguiçoso é aquele que não assume suas responsabilidades.</text:p>
      <text:p text:style-name="P2"/>
      <text:p text:style-name="P2">Pv 26:13 Ele imagina que exista perigo onde não existe.</text:p>
      <text:p text:style-name="P2"/>
      <text:p text:style-name="P2">Pv 26:14 Ele fica rolando na cama com a mesma facilidade que uma porta gira em suas dobradiças!</text:p>
      <text:p text:style-name="P2"/>
      <text:p text:style-name="P2">Pv 26:16 O preguiçoso é alguém lerdo. Ele não precisa aprender. Sabe tudo!</text:p>
      <text:p text:style-name="P2"/>
      <text:p text:style-name="P2">Pv 26:17-22 Intrometer-se nos negócios alheios é um mal muito sério. (Como crentes, não devemos ser bisbilhoteiros).</text:p>
      <text:p text:style-name="P2"/>
      <text:p text:style-name="P2">Pv 26:20 Se não levamos adiante, um boato é logo esquecido.</text:p>
      <text:p text:style-name="P2"/>
      <text:p text:style-name="P2">Pv 26:23 O verdadeiro mal é coberto com a aparência de bem.</text:p>
      <text:p text:style-name="P2"/>
      <text:p text:style-name="P2">Pv 26:24-28 Enganar a outros é um mal horrível aos olhos de Deus.</text:p>
      <text:p text:style-name="P2"/>
      <text:h text:style-name="Heading_20_2" text:outline-level="2">#618</text:h>
      <text:p text:style-name="P2"/>
      <text:p text:style-name="P2">O problema com um pecado pequeno é que ele nunca permanece pequeno.</text:p>
      <text:p text:style-name="P2"/>
      <text:p text:style-name="P2">PROVÉRBIOS 27</text:p>
      <text:p text:style-name="P2"/>
      <text:p text:style-name="P2">Pv 27:1-2 Gabar-se é ruim, pois desvia a glória que deve ser dada a Deus, e a coloca sobre <text:s/>nós mesmos.</text:p>
      <text:p text:style-name="P2"/>
      <text:p text:style-name="P2">Pv 27:5-6 Se amamos alguém, não nos calamos quando vemos alguma falta nessa pessoa. Iremos falar a ela sobre o assunto. Damos grande valor a um amigo que nos fala de alguma coisa errada que tenhamos feito.</text:p>
      <text:p text:style-name="P2"/>
      <text:p text:style-name="P2">Pv 27:8 A casa de Deus é o lugar indicado para a família se reunir. Infeliz aquele que quer deixar o lar. Nem mesmo um pássaro faz isso.</text:p>
      <text:p text:style-name="P2"/>
      <text:p text:style-name="P2">Pv 27:9 Como o perfume ou unguento serve para trazer refrigério, assim é o amigo que nos traz um bom conselho.</text:p>
      <text:p text:style-name="P2"/>
      <text:p text:style-name="P2">Pv 27:11 Que pai não tem prazer em ver seu filho ir bem?</text:p>
      <text:p text:style-name="P2"/>
      <text:p text:style-name="P2"><text:soft-page-break/>Pv 27:12 Isto é como uma pessoa salva. Ele vê o juízo de Deus adiante de si. Aceita a Cristo como seu Salvador pessoal, e abriga-se nEle. A pessoa que não é salva não se importa com o futuro, e por isso perece.</text:p>
      <text:p text:style-name="P2"/>
      <text:p text:style-name="P2">Pv 27:18 Se formos diligentes em servir ao Senhor, colheremos o fruto em alegria, paz e contentamento, e seremos honrados.</text:p>
      <text:p text:style-name="P2"/>
      <text:p text:style-name="P2">Pv 27:19 A face de uma pessoa, e seu reflexo em um espelho, são a mesma coisa, assim como acontece com o coração de qualquer um de nós. Um crente nunca pode crescer espiritualmente até entender o quão mau é seu velho coração. Romanos 3:10-18.</text:p>
      <text:p text:style-name="P2"/>
      <text:p text:style-name="P2">Pv 27:20 Somente o crente pode estar satisfeito. E até ele se torna insatisfeito quando fica olhando para as coisas em redor. Uma pessoa que não é salva não pode enxergar coisa alguma que a satisfaça.</text:p>
      <text:p text:style-name="P2"/>
      <text:p text:style-name="P2">Pv 27:24 Envelhecemos rapidamente, e falecemos. Só as verdadeiras riquezas (conhecer o Senhor) duram para sempre - 2 Coríntios 2:9</text:p>
      <text:p text:style-name="P2"/>
      <text:h text:style-name="Heading_20_2" text:outline-level="2">#619</text:h>
      <text:p text:style-name="P2"/>
      <text:p text:style-name="P2">Nada mostra com maior precisão o tipo de Cristãos que realmente somos, do que a forma como enfrentamos as tribulações e dificuldades.</text:p>
      <text:p text:style-name="P2"/>
      <text:p text:style-name="P2">PROVÉRBIOS 28</text:p>
      <text:p text:style-name="P2"/>
      <text:p text:style-name="P2">Pv 28:1 O ímpio, por não ter paz com Deus, é amedrontado pelas coisas desta vida. O crente tem o seu futuro assegurado, portanto não teme o presente.</text:p>
      <text:p text:style-name="P2"/>
      <text:p text:style-name="P2">Pv 28:4 Vemos isto acontecendo cada vez mais. À medida que a Bíblia é abandonada, a impiedade passa a ser considerada interessante. Leia 14:9.</text:p>
      <text:p text:style-name="P2"/>
      <text:p text:style-name="P2">Pv 28:5 Se o crente não compreende as Escrituras, é por ser desobediente em alguma coisa que encontra nela, a qual ele não compreende. Quanto mais viver para agradar o Senhor, mais irá compreender a Bíblia.</text:p>
      <text:p text:style-name="P2"/>
      <text:p text:style-name="P2">Pv 28:9 Se não obedecemos a Palavra de Deus, é isto o que Deus diz de nossas orações. Leia também o Salmo 66:18.</text:p>
      <text:p text:style-name="P2"/>
      <text:p text:style-name="P2">Pv 28:10 É algo muito sério levarmos algum outro crente a uma vida mundana, mas há uma bela promessa para quando fazemos o contrário.</text:p>
      <text:p text:style-name="P2"/>
      <text:p text:style-name="P2">Pv 28:13 Se escondemos nossos pecados e não os confessamos ao Senhor, não podemos contar com a ajuda do Senhor. É por isso que tantos crentes encontram-se confusos. Mas recebemos misericórdia quando confessamos e deixamos nossos pecados.</text:p>
      <text:p text:style-name="P2"/>
      <text:p text:style-name="P2">Pv 28:14 O temor do Senhor não é ter medo dEle, mas ter medo de ofendê-Lo ou desobedecê-Lo.</text:p>
      <text:p text:style-name="P2"/>
      <text:p text:style-name="P2">Pv 18:17 Ser culpado de deliberadamente tomar parte na destruição de alguém inocente é algo terrível. Judas é um exemplo disto.</text:p>
      <text:p text:style-name="P2"/>
      <text:p text:style-name="P2"><text:soft-page-break/>Pv 28:19 O Senhor quer que todos os Seus filhos sejam diligentes. Se somos, teremos uma vida plena, alegre e feliz. Mas o oposto é o que nos acontece quando andamos em más companhias.</text:p>
      <text:p text:style-name="P2"/>
      <text:p text:style-name="P2">Pv 28:20 Um homem fiel provavelmente não acumulará grandes riquezas em um mundo como este em que vivemos. Mas em seu coração ele desfrutará das grandes bênçãos de Deus (as quais todo crente tem, mas com frequência não desfruta).</text:p>
      <text:p text:style-name="P2"/>
      <text:p text:style-name="P2">Pv 28:21 Dar atenção às pessoas por causa daquilo que são não é algo bom para um crente.</text:p>
      <text:p text:style-name="P2"/>
      <text:p text:style-name="P2">Pv 28:26 Não podemos confiar em nosso coração. Somente a Palavra de Deus é digna de confiança. Repare o oposto. (Aqui não diz, ("Aquele que não confia no seu próprio coração é sábio"). Mas, de forma positiva, "aquele que anda em sabedoria".</text:p>
      <text:p text:style-name="P2"/>
      <text:h text:style-name="Heading_20_2" text:outline-level="2">#620</text:h>
      <text:p text:style-name="P2"/>
      <text:p text:style-name="P2">O amor de Deus nem sempre nos livra de tribulações, mas é um amor que sempre nos guarda em meio às tribulações.</text:p>
      <text:p text:style-name="P2"/>
      <text:p text:style-name="P2">PROVÉRBIOS 29</text:p>
      <text:p text:style-name="P2"/>
      <text:p text:style-name="P2">Pv 29:1 Quando formos teimosos e não queremos fazer o que a Palavra de Deus nos diz, é bom que nos lembremos deste versículo.</text:p>
      <text:p text:style-name="P2"/>
      <text:p text:style-name="P2">Pv 29:2 A última parte deste versículo está se tornando verdadeira nos dias de hoje.</text:p>
      <text:p text:style-name="P2"/>
      <text:p text:style-name="P2">Pv 29:5 A lisonja sem sinceridade no final nos causará problemas.</text:p>
      <text:p text:style-name="P2"/>
      <text:p text:style-name="P2">Pv 29:15 Os educadores modernos dizem que as crianças não devem ser punidas, mas Deus sabe melhor o que fazer. A quem você segue.</text:p>
      <text:p text:style-name="P2"/>
      <text:p text:style-name="P2">Pv 29:16 A impiedade certamente deve crescer nestes dias, mas o crente estará com o Senhor quando os incrédulos perecerem.</text:p>
      <text:p text:style-name="P2"/>
      <text:p text:style-name="P2">Pv 29:17 Uma maravilhosa promessa para pais e mães!</text:p>
      <text:p text:style-name="P2"/>
      <text:p text:style-name="P2">Pv 29:22 Não é um bom sinal um crente irar-se com facilidade.</text:p>
      <text:p text:style-name="P2"/>
      <text:p text:style-name="P2">Pv 29:25 Ter medo do que as pessoas dizem a nosso respeito é um sinal certo de que não estamos confiando no Senhor. Aquele que teme a Deus não temerá o homem. É corajoso.</text:p>
      <text:p text:style-name="P2"/>
      <text:p text:style-name="P2">Pv 29:26 Há muitos que tentam ficar bem com o patrão, mas o verdadeiro conhecimento e auxílio vêm do Senhor.</text:p>
      <text:p text:style-name="P2"/>
      <text:h text:style-name="Heading_20_2" text:outline-level="2">#621</text:h>
      <text:p text:style-name="P2"/>
      <text:p text:style-name="P2">Nunca tenha medo de confiar a Deus um futuro que desconhece.</text:p>
      <text:p text:style-name="P2"/>
      <text:p text:style-name="P2">PROVÉRBIOS 30</text:p>
      <text:p text:style-name="P2"/>
      <text:p text:style-name="P2"><text:soft-page-break/>Pv 30:1 Estes dois últimos capítulos são instruções vindas de Deus por meio de outros homens.</text:p>
      <text:p text:style-name="P2"/>
      <text:p text:style-name="P2">Pv 30:2-4 Este homem assume um lugar de grande humilhação.</text:p>
      <text:p text:style-name="P2"/>
      <text:p text:style-name="P2">Pv 30:5-6 Não devemos alterar uma palavra sequer do Antigo ou Novo Testamento. Abra em Deuteronômio 4:2 e Apocalipse 22:18-19. O Salmo 119:128 diz que tudo aí é perfeito.</text:p>
      <text:p text:style-name="P2"/>
      <text:p text:style-name="P2">Pv 30:15-16 Quatro coisas que nunca ficam satisfeitas, que nunca dizem "basta".</text:p>
      <text:p text:style-name="P2"/>
      <text:p text:style-name="P2">Pv 30:17 Zombar (ainda que no coração) de um pai, odiar obedecer à mãe, são coisas que não escaparão ao juízo de Deus.</text:p>
      <text:p text:style-name="P2"/>
      <text:p text:style-name="P2">Pv 30:18-19 Estas quatro coisas são milagres que vêm de Deus.</text:p>
      <text:p text:style-name="P2"/>
      <text:p text:style-name="P2">Pv 30:24-27 Grandes lições. A formiga nos ensina a preparar-se para o futuro.</text:p>
      <text:p text:style-name="P2"/>
      <text:p text:style-name="P2">Pv 30:26 Os coelhos são animais frágeis, todavia vivem em lugares rudes - as rochas. (Nós crentes não somos pessoas fortes, todavia nossa vida está escondida em Cristo, a Rocha - 1 Samuel 2:2).</text:p>
      <text:p text:style-name="P2"/>
      <text:p text:style-name="P2">Pv 30:27 Os crentes são todos iguais. Não têm nenhum rei aqui na terra, todavia são todos guiados pelo Espírito Santo, o poder invisível. Os crentes não precisam de líderes para adorar a Deus.</text:p>
      <text:p text:style-name="P2"/>
      <text:p text:style-name="P2">Pv 30:28 O último lugar onde esperaríamos encontrar aranhas é nos palácio do rei. Cada crente é um cidadão do céu, em uma posição totalmente diferente de qualquer coisa na Terra. Devíamos estar vivendo cada dia cientes disto. Filipenses 3:20 e Colossenses 3:2.</text:p>
      <text:p text:style-name="P2"/>
      <text:h text:style-name="Heading_20_2" text:outline-level="2">#622</text:h>
      <text:p text:style-name="P2"/>
      <text:p text:style-name="P2">Aquele que dá o que não pode conservar, para ganhar o que não pode perder, não é tolo.</text:p>
      <text:p text:style-name="P2"/>
      <text:p text:style-name="P2">PROVÉRBIOS 31, Vers. 1-9</text:p>
      <text:p text:style-name="P2"/>
      <text:p text:style-name="P2">As Escrituras não nos dizem quem era o Rei Lemuel, mas suas palavras são muito importantes.</text:p>
      <text:p text:style-name="P2"/>
      <text:p text:style-name="P2">Pv 31:3 O homem é cabeça da família. Quando a esposa tenta passar por cima de sua autoridade, sempre resulta em um lar infeliz.</text:p>
      <text:p text:style-name="P2"/>
      <text:p text:style-name="P2">Pv 31:4-7 O segundo aviso é contra a bebida. Muitos avisos neste livro são dados neste sentido. A bebida afoga as mágoas, mas não resolve os problemas da vida - só Cristo pode resolvê-los.</text:p>
      <text:p text:style-name="P2"/>
      <text:p text:style-name="P2">Pv 31:8-9 Se fizéssemos assim, abrindo nossa boca a este respeito, iríamos agradar o Senhor.</text:p>
      <text:p text:style-name="P2"/>
      <text:h text:style-name="Heading_20_2" text:outline-level="2">#623</text:h>
      <text:p text:style-name="P2"/>
      <text:p text:style-name="P2"><text:soft-page-break/>Aqueles que de boa vontade deixam tudo nas mãos de Deus acabarão vendo a mão de Deus em tudo.</text:p>
      <text:p text:style-name="P2"/>
      <text:p text:style-name="P2">PROVÉRBIOS 31, Vers. 10:31</text:p>
      <text:p text:style-name="P2"/>
      <text:p text:style-name="P2">Hoje cada uma de vocês, mulheres e jovens, podem desfrutar de um desafio especial ao lerem estes 21 versículos. O assunto é uma mulher virtuosa (digna, próspera, devotada, confiável, honesta) aos olhos de Deus. Que assunto! Vamos ler.</text:p>
      <text:p text:style-name="P2"/>
      <text:p text:style-name="P2">Pv 31:10-12 Ela é alguém em quem se pode contar em uma emergência. Ela é capaz e cheia de energia, com um senso apurado do privilégio e responsabilidade de cuidar de um lar. Seu valor não pode ser comparado ao das jóias.</text:p>
      <text:p text:style-name="P2"/>
      <text:p text:style-name="P2">Pv 31:13-15 Ela encontra o seu mais profundo gozo no serviço que de bom grado faz para sua família, tecendo com suas próprias mãos. Ela está continuamente fazendo provisões, como os tesouros que os navios trazem de terras distantes.</text:p>
      <text:p text:style-name="P2"/>
      <text:p text:style-name="P2">Pv 31:16-18 Ela está agregando valor ao lar. Ela entende a importância de ser vigilante e enérgica, por isso a luz nunca se apaga em sua casa.</text:p>
      <text:p text:style-name="P2"/>
      <text:p text:style-name="P2">Pv 31:19-21 "Suas mãos", "sua mão" (várias vezes). Ela também pensa nos necessitados que estão nas redondezas. O frio não a faz parar.</text:p>
      <text:p text:style-name="P2"/>
      <text:p text:style-name="P2">Pv 31:22-24 Seu marido também é uma pessoa de respeito. Seu bom juízo lhe dá crédito.</text:p>
      <text:p text:style-name="P2"/>
      <text:p text:style-name="P2">Pv 31:25-27 Não é de espantar que depois ela tenha regozijo. Repare que sua boca só é mencionada uma única vez.</text:p>
      <text:p text:style-name="P2"/>
      <text:p text:style-name="P2">Pv 31:28-29 Os filhos tem oportunidade de perceber o seu valor. seu marido a louva.</text:p>
      <text:p text:style-name="P2"/>
      <text:p text:style-name="P2">Pv 31:30-31 Aqui está o segredo de sua vida devotada... ela teme o Senhor! O sétimo versículo do primeiro capítulo deste Livro de Provérbios nos fala do que este temor é o início. Veja você mesmo.</text:p>
      <text:p text:style-name="P2"/>
      <text:p text:style-name="P2">Pv 31:30 Algumas pessoas podem se orgulhar de sua aparência - mas será que existe um caráter verdadeiro por detrás do charme? É possível que o último versículo nos dê uma idéia do tribunal de Cristo quando todos os nossos atos serão pesados por Deus. Possamos redimir o tempo pois os dias são maus.</text:p>
      <text:p text:style-name="P2"/>
      <text:h text:style-name="Heading_20_2" text:outline-level="2">#624</text:h>
      <text:p text:style-name="P2"/>
      <text:p text:style-name="P2">A fé termina onde a preocupação começa, e a preocupação termina onde a fé começa.</text:p>
      <text:p text:style-name="P2"/>
      <text:p text:style-name="P2">TIAGO 1</text:p>
      <text:p text:style-name="P2"/>
      <text:p text:style-name="P2">Mais um dos cinco livros que agrupamos. Este, particularmente, exige nossa atenção especial. Muitos grupos cristãos o colocam junto com os ensinos de Paulo a respeito da igreja, usando-o como uma desculpa para voltar aos rituais, ao apontarem que Tiago fala sobre costumes <text:soft-page-break/>Judaicos. Mas precisamos nos lembrar de que este livro foi escrito bem nos primeiros dias do evangelho.</text:p>
      <text:p text:style-name="P2"/>
      <text:p text:style-name="P2">Repare como Tiago, em Atos 15:13,21, estava totalmente liberto do Judaísmo. Muitos Judeus estavam sendo salvos, mas não haviam ainda sido chamados para fora do velho sistema. Na época em que Tiago escreveu, os Judeus convertidos continuavam até mesmo a sacrificar animais (Atos 21:20 e 26). O livro dos Hebreus (escrito <text:s/>mais tarde) efetivamente chama os Judeus para fora (Hb 13:12-13). Tiago está fazendo o último chamado a Israel. Eles o rejeitaram... portanto Tiago está escrevendo para todo o Israel, para aqueles que eram crentes entre eles. Suas palavras também servem para nós. Elas mostram que onde existir fé, esta será mostrada pelo modo como vivemos! Lembre-se sempre de que a completa doutrina Cristã só é aprendida de Paulo... o livro de Tiago é como o livro de Atos, uma ponte entre o Judaísmo e o Cristianismo pleno.</text:p>
      <text:p text:style-name="P2"/>
      <text:p text:style-name="P2">Tg 1:2-15 Os crentes Judaicos estavam achando difícil entender que sua nova vida cristã não era o fim de seus problemas, mas na verdade um aumento deles. Essas tribulações estavam provando sua fé em Cristo, mas eles deviam deixar que produzissem resultados, os quais permitiriam que se tornassem maduros, e nada lhes faltasse.</text:p>
      <text:p text:style-name="P2"/>
      <text:p text:style-name="P2">Tg 1:5-8 Se não sabemos o que pensar de algum assunto, podemos perguntar a Deus, e Ele irá responder, e não irá nos repreender por perguntarmos. Mas com isto vem a responsabilidade - devemos perguntar, crendo.</text:p>
      <text:p text:style-name="P2"/>
      <text:p text:style-name="P2">Tg 1:9-11 As pessoas pobres que aceitam a Cristo têm sua posição elevada no Cristianismo, mas os ricos são rebaixados. Mas repare que ambos se regozijam nisto.</text:p>
      <text:p text:style-name="P2"/>
      <text:p text:style-name="P2">Tg 1:12 Este é o resultado da obra nas almas que é descrita nos versículos 2-4. Uma maravilhosa coroa da vida é o prêmio.</text:p>
      <text:p text:style-name="P2"/>
      <text:p text:style-name="P2">Tg 1:13-15 Por outro lado, eis o fruto da amargura e de se afastar de Deus. Termina exatamente no oposto do versículo 12. Nossa vontade própria nos leva à tentação. </text:p>
      <text:p text:style-name="P2"/>
      <text:p text:style-name="P2">Tg 1:16-18 Ele nos avisa para não cometermos um erro naquilo que se segue.</text:p>
      <text:p text:style-name="P2"/>
      <text:p text:style-name="P2">Tg 1:17 As duas palavras "dom" são similares em seu significado, mas poderíamos ler as palavras desta maneira... toda a boa dádiva e todo perfeito bom é do alto.</text:p>
      <text:p text:style-name="P2"/>
      <text:p text:style-name="P2">Tg 1:19-27 Um bom conselho para todos nós. A ira não produz bons resultados.</text:p>
      <text:p text:style-name="P2"/>
      <text:h text:style-name="Heading_20_2" text:outline-level="2">#625</text:h>
      <text:p text:style-name="P2"/>
      <text:p text:style-name="P2">Você precisa ser derretido antes de poder ser moldado.</text:p>
      <text:p text:style-name="P2"/>
      <text:p text:style-name="P2">TIAGO 2</text:p>
      <text:p text:style-name="P2"/>
      <text:p text:style-name="P2">Tg 2:1-13 Criar uma opinião diferente a respeito de uma pessoa só porque ela é rica ou pobre, não vem de Deus, mas é pecado (vers. 9). Deus escolheu mais pobres do que ricos, 1 Co 1:26 e Lc 6:20.</text:p>
      <text:p text:style-name="P2"><text:soft-page-break/></text:p>
      <text:p text:style-name="P2">Tg 2:10 Muitos se esquecem de que este versículo está na Bíblia. As pessoas julgam o pecado pelo modo como ele afeta os outros, mas Deus avalia o pecado pelo modo como afeta Cristo. Este versículo nos mostra que todo pecado é muito sério. Quebrar a unidade do Espírito (Ef 4:3) é ainda mais sério que a imoralidade, pois afeta a Cristo.</text:p>
      <text:p text:style-name="P2"/>
      <text:p text:style-name="P2">Tg 2:13 Uma bela conclusão destes assuntos todos. Deus se gloria no fato de Ele preferir demonstrar misericórdia ao invés de casticar.</text:p>
      <text:p text:style-name="P2"/>
      <text:p text:style-name="P2">Tg 2:14-26 Muito instrutivo. Se alguém diz que tem fé, mas não há qualquer evidência disto em sua vida, o que é que está conseguindo provar? Nossa vida mostra o que somos.</text:p>
      <text:p text:style-name="P2"/>
      <text:p text:style-name="P2">Tg 2:19 Um bom versículo para dar a uma pessoa que diz que "crê em Deus".</text:p>
      <text:p text:style-name="P2"/>
      <text:p text:style-name="P2">Tg 2:21-25 Dois exemplos de fé completamente diferentes. Abraão, o amigo de Deus, e uma prostituta. Deus faz acepção de pessoas? Fica claro que não. Ambos agiram em fé - ainda que a última tenha sido uma traidora para seu próprio país. </text:p>
      <text:p text:style-name="P2"/>
      <text:p text:style-name="P2">Tg 2:26 O que nossa vida demonstra?</text:p>
      <text:p text:style-name="P2"/>
      <text:h text:style-name="Heading_20_2" text:outline-level="2">#626</text:h>
      <text:p text:style-name="P2"/>
      <text:p text:style-name="P2">Quanto mais pura é pregada a Palavra de Deus, mais profundamente ela penetra e mais amorosamente ela opera.</text:p>
      <text:p text:style-name="P2"/>
      <text:p text:style-name="P2">TIAGO 3</text:p>
      <text:p text:style-name="P2"/>
      <text:p text:style-name="P2">Tg 3:1-12 Agora o assunto é o falar. Os resultados terríveis ou felizes daquilo que dizemos.</text:p>
      <text:p text:style-name="P2"/>
      <text:p text:style-name="P2">Tg 3:1 A palavra "mestres" significa "professores". Quanto mais falamos, maior a responsabilidade, e maior a condenação, se nossa vida não for consistente com aquilo que dizemos.</text:p>
      <text:p text:style-name="P2"/>
      <text:p text:style-name="P2">Tg 3:2 Todos nós ofendemos com frequência.</text:p>
      <text:p text:style-name="P2"/>
      <text:p text:style-name="P2">Tg 3:6 A língua é cheia de mal - derramando veneno.</text:p>
      <text:p text:style-name="P2"/>
      <text:p text:style-name="P2">Tg 3:13-18 É bom lembrar que a sabedoria vem do alto (vers. 17) e que é o oposto da vontade própria.</text:p>
      <text:p text:style-name="P2"/>
      <text:p text:style-name="P2">Tg 3:13 Este homem tinha três coisas; obras em submissão - um bom falar - sabedoria e entendimento.</text:p>
      <text:p text:style-name="P2"/>
      <text:p text:style-name="P2">Tg 3:14 O completo oposto.</text:p>
      <text:p text:style-name="P2"/>
      <text:p text:style-name="P2">Tg 3:16 Toda coisa má provém da vida descrita nos versículos 14 e 15.</text:p>
      <text:p text:style-name="P2"/>
      <text:p text:style-name="P2">Tg 3:17-18 Sublime! Possa ser algo mais aplicado a nós.</text:p>
      <text:p text:style-name="P2"/>
      <text:h text:style-name="Heading_20_2" text:outline-level="2">#627</text:h>
      <text:p text:style-name="P2"/>
      <text:p text:style-name="P2"><text:soft-page-break/>Cristo é a própria essência de todas as delícias e prazeres, a própria alma e substância disso tudo. Assim como todos os rios são reunidos no oceano, que é o lugar de encontro de todas as águas do mundo, assim Cristo é o Oceano no qual todas as delícias e prazeres genuínos se encontram.</text:p>
      <text:p text:style-name="P2"/>
      <text:p text:style-name="P2">TIAGO 4</text:p>
      <text:p text:style-name="P2"/>
      <text:p text:style-name="P2">Tg 4:1-10 "Entre vós" não se refere necessariamente a crentes. Mas os Cristãos se encontravam em meio às doze tribos (Leia o capítulo 1:1), e por isso podem ter se encontrado envolvidos nessas disputas. Tais lutas eram o resultado de se cair nos prazeres; a vontade-própria não havia sido quebrada; as cobiças os distraíam; eles queriam aquilo que não possuíam. (Parece tão familiar hoje!).</text:p>
      <text:p text:style-name="P2"/>
      <text:p text:style-name="P2">Tg 4:3 Porventura não é por esta razão que não obtemos respostas para nossas orações?</text:p>
      <text:p text:style-name="P2"/>
      <text:p text:style-name="P2">Tg 4:4 Um sério aviso contra a amizade com pessoas que não amam o Senhor. Trata-se de algo terrível ser descrito como um inimigo de Deus. Mas as Escrituras dizem aqui que uma pessoa é assim quando tem amizade com o mundo. Não deveríamos ter amizade com pessoas mundanas, mas deveríamos ser os melhores amigos que elas têm.</text:p>
      <text:p text:style-name="P2"/>
      <text:p text:style-name="P2">Tg 4:6 Um grande conforto para o crente. Misericórdia em 2:13, 3:17, graça aqui. Recolha as pedras preciosas em Tiago - há muitas.</text:p>
      <text:p text:style-name="P2"/>
      <text:p text:style-name="P2">Tg 4:7-17 Que mensagem importante para nós... submeter-se a Deus... resistir ao diabo... aproximar-se de Deus... manter as mãos limpas, há dez afirmações aqui.</text:p>
      <text:p text:style-name="P2"/>
      <text:h text:style-name="Heading_20_2" text:outline-level="2">#628</text:h>
      <text:p text:style-name="P2"/>
      <text:p text:style-name="P2">Aqueles que entram na fornalha como ouro não sairão piores.</text:p>
      <text:p text:style-name="P2"/>
      <text:p text:style-name="P2">TIAGO 5</text:p>
      <text:p text:style-name="P2"/>
      <text:p text:style-name="P2">Tg 5:1-6 Mais uma vez, lembre-se - escrito para todos os Hebreus - crentes e incrédulos. Deus sabe tudo o que está acontecendo. Os 3 primeiros versículos mostram o que eles tinham, os 3 seguintes o que eles faziam.</text:p>
      <text:p text:style-name="P2"/>
      <text:p text:style-name="P2">Tg 5:5-6 Repare que Tiago liga aqueles que tinham a ambição de serem ricos com aqueles que condenaram e mataram o Senhor Jesus (Atos 3:14).</text:p>
      <text:p text:style-name="P2"/>
      <text:p text:style-name="P2">Tg 5:8 O Senhor vem! Aguardar por Ele preserva o coração de amar as riquezas. Devemos esperar em paciência e viver em paz.</text:p>
      <text:p text:style-name="P2"/>
      <text:p text:style-name="P2">Tg 5:10-11 Exemplos de paciência. Como no livro de Hebreus, o escritor os leva de volta aos escritos do Antigo Testamento... e ao Senhor.</text:p>
      <text:p text:style-name="P2"/>
      <text:p text:style-name="P2">Tg 5:12 Expressões exageradas não são necessárias.</text:p>
      <text:p text:style-name="P2"/>
      <text:p text:style-name="P2">Tg 5:13-18 Que diferença faria em nossa vida se fizéssemos o que dizem estes versículos. Aqueles que sofreram pela vontade de Deus são agora abençoados.</text:p>
      <text:p text:style-name="P2"/>
      <text:p text:style-name="P2"><text:soft-page-break/>Tg 5:14-15 O pecado podia ter sido o responsável pela enfermidade, portanto era necessário que houvesse a confissão das ofensas e a oração. Deus faria a Sua parte. Tudo isso é muito diferente dos assim chamados "curandeiros de fé" de nossos dias. Lembre-se mais uma vez de que este livro não é totalmente de doutrina cristã. Os crentes Judeus ainda não tinham sido libertos de seus velhos hábitos.</text:p>
      <text:p text:style-name="P2"/>
      <text:p text:style-name="P2">Tg 5:19-20 Uma bela promessa para aqueles que têm uma profunda preocupação e cuidado pelo bem-estar de outros crentes. Se vêem um crente descuidado, e oram por ele, e falam com ele sobre sua vida descuidada, ...e aquela pessoa é restaurada, então acontecem duas coisas. A pessoa é salva de morrer - e os pecados nos quais insistia param de ser praticados, e, portanto, não são mais vistos (são cobertos). Mas lembre-se também de que se aquele crente descuidado recusar a correção, o Senhor pode agir de uma maneira totalmente diferente.</text:p>
      <text:p text:style-name="P2"/>
      <text:h text:style-name="Heading_20_2" text:outline-level="2">#629</text:h>
      <text:p text:style-name="P2"/>
      <text:p text:style-name="P2">Costuma-se dizer que em alguns países as árvores crescem, mas não dão fruto porque não há inverno ali.</text:p>
      <text:p text:style-name="P2"/>
      <text:p text:style-name="P2">JÓ 1</text:p>
      <text:p text:style-name="P2"/>
      <text:p text:style-name="P2">Outro de nosso grupo de cinco livros; Provérbios, Tiago, Jó, Eclesiastes e Judas. Este livro pode ser de ajuda a você se desejar aprender um grande segredo de Deus. Tem sido uma bênção para muitos crentes. Na verdade, tem sido o ponto de conversão na vida de alguns. É o único livro na Bíblia que trata exclusivamente com a vida de uma pessoa. Não devemos nos esquecer de que Deus está interessado em cada alma!</text:p>
      <text:p text:style-name="P2"/>
      <text:p text:style-name="P2">Isto o torna muito pessoal. O desenvolvimento da história ocupa 41 capítulos, mas o ponto em que o livro é resumido em alguns poucos versículos é o último capítulo. Se lêssemos apenas o último capítulo, aproveitaríamos muito pouco da poderosa mensagem que o Senhor tem para nós. Lembre-se de que a maior parte dos 41 capítulos são pensamentos de homens. Em si mesmos, esses pensamentos com frequência não são corretos. Mas são necessários para mostrar onde Deus quer chegar com Sua mensagem. Por exemplo, em 21:17 Jó diz que "Deus na Sua ira lhes reparte dores".</text:p>
      <text:p text:style-name="P2"/>
      <text:p text:style-name="P2">Você acha que isto é verdade? Não, não é, mas foi isto o que Jó disse naquela ocasião particular. Se Jó era um homem tão bom, como poderia Deus encontrar qualquer falta nele? Se Jó fosse um homem mau, como poderia Deus permitir que ele dissesse uma coisa tão terrível e deixá-lo sem castigo por isso? O que havia de errado com Jó? Em torno destas questões é que o livro todo é montado. Só Deus viu o que havia de errado em Jó. Se você descobrir as respostas e aplicá-las à sua própria vida, será um Cristão feliz até o fim de seus dias aqui na Terra.</text:p>
      <text:p text:style-name="P2"/>
      <text:p text:style-name="P2">Jó 1:1-5 Repare (a) quão bom ele era, (b) que ele temia a Deus, (c) que ele abstinha-se (evitava) o mal, (d) que Deus lhe havia dado um número perfeito (7) de filhos, (e) como ele era rico, (f) como ele era importante, (g) que ele oferecia sacrifícios a Deus por seus filhos (madrugando) caso eles tivessem pecado, (h) que ele levava essa vida com regularidade. O que Deus estará querendo nos mostrar? Veremos!</text:p>
      <text:p text:style-name="P2"><text:soft-page-break/></text:p>
      <text:p text:style-name="P2">Jó 1:6-12 Os anjos estão ali na presença do Senhor; Satanás está entre eles. A princípio podemos ficar surpresos por encontrar Satanás aqui na presença de Deus e com os outros anjos de Deus. Mas isto nos ajuda a entender quando nos lembramos de Deus não havia ainda agido em juízo condenando o mal. No futuro, Satanás será expulso dos céus. (Ap 12:7-9). Reparamos algo mais: No princípio e fim deste livro o nome "o Senhor" é usado, na metade é "Deus". "O Senhor" aparece 16 vezes nos primeiros 2 capítulos.</text:p>
      <text:p text:style-name="P2"/>
      <text:p text:style-name="P2">O Senhor chama a atenção de Satanás para Jó, falando dele exatamente as palavras que são usadas no primeiro versículo. Satanás replica que a razão de Jó temer a Deus era por Deus ter sido tão bom para com ele, e que se todas as coisas lhe fossem tiradas, ele seria como qualquer outra pessoa, e iria amaldiçoar a Deus. O Senhor dá a Satanás o poder de atribular a Jó, e é o que ele faz. Mas veremos que todas as acusações de Satanás caem por terra.</text:p>
      <text:p text:style-name="P2"/>
      <text:p text:style-name="P2">Jó 1:13-22 Vem a tormenta. Ele perde tudo. E fica registrado a seu respeito que em tudo isso ele não pecou.</text:p>
      <text:p text:style-name="P2"/>
      <text:h text:style-name="Heading_20_2" text:outline-level="2">#630</text:h>
      <text:p text:style-name="P2"/>
      <text:p text:style-name="P2">Quando Cristo Se revela há satisfação na mais débil porção, e sem Cristo há vazio na maior abundância.</text:p>
      <text:p text:style-name="P2"/>
      <text:p text:style-name="P2">JÓ 2</text:p>
      <text:p text:style-name="P2"/>
      <text:p text:style-name="P2">Jó 2:1-10 Novamente na presença de Deus, Satanás diz que se lhe fosse permitido tocar o corpo de Jó, ele O amaldiçoaria. O Senhor permite a Satanás ir mais longe (Deus controla o quanto Satanás pode nos atacar). A Satanás não foi permitido matar a Jó.</text:p>
      <text:p text:style-name="P2"/>
      <text:p text:style-name="P2">Jó 2:11-13 Os três amigos de Jó ouvem falar dos desastres, e vêm visitá-lo. Repare no que fazem por sete dias! Que imagem Jó deve ter sido para eles. Sua mente deve estar cheia de dúvidas de como Deus podia ser tão mau para com Jó quando ele era tão bom. Se estiver pensando assim, é provável que o Senhor tenha uma mensagem para você também. Muitos de nós somos bastante gratos pelo Senhor nos ter falado através de Jó.</text:p>
      <text:p text:style-name="P2"/>
      <text:h text:style-name="Heading_20_2" text:outline-level="2">#631</text:h>
      <text:p text:style-name="P2"/>
      <text:p text:style-name="P2">O mais tremendo juízo de Deus neste mundo é o endurecimento do coração dos homens.</text:p>
      <text:p text:style-name="P2"/>
      <text:p text:style-name="P2">JÓ 3</text:p>
      <text:p text:style-name="P2"/>
      <text:p text:style-name="P2">Começamos hoje a ouvir os pensamentos de Jó e de seus amigos. Você deve lembrar-se o tempo todo de que estes pensamentos são de Jó, não de Deus. Você irá reparar que Jó parece achar que está com a razão e que Deus está errado; ele está se defendendo. Jó começa dizendo que sente muito por ter nascido. (Mas nós ficamos gratos por isso ter acontecido!) Ele acha que Deus é contra ele, pois todos os pensamentos de Jó são dele e voltados para ele mesmo.</text:p>
      <text:p text:style-name="P2"/>
      <text:p text:style-name="P2"><text:soft-page-break/>Jó 3:25-26 Quando tudo ia bem, ele tinha temores de que algo assim iria acontecer! Em outras palavras, ele não tinha paz em sua alma. Ele vivia inquieto, nem tudo ia bem. Ele tinha razão. Veja que ele era bom exteriormente, mas não do ponto de vista de Deus; só encontraremos a resposta para isto no final.</text:p>
      <text:p text:style-name="P2"/>
      <text:h text:style-name="Heading_20_2" text:outline-level="2">#632</text:h>
      <text:p text:style-name="P2"/>
      <text:p text:style-name="P2">Não são apenas os meus piores pecados, mas as minhas melhores obras indicam que sou um descendente de Adão.</text:p>
      <text:p text:style-name="P2"/>
      <text:p text:style-name="P2">JÓ 4</text:p>
      <text:p text:style-name="P2"/>
      <text:p text:style-name="P2">Um dos visitantes, Elifaz, responde. Todos nós precisamos admitir que estes homens eram sábios pelos padrões do mundo, mas o que lhes faltava era que não conheciam os pensamentos de Deus. Cada um dos três homens que aparecem a seguir possui um diferente ponto de argumentação. Este homem baseia-se em sua experiência pessoal e por esta razão não poderá nos dizer coisa alguma além daquilo que a mente humana pode conceber.</text:p>
      <text:p text:style-name="P2"/>
      <text:p text:style-name="P2">Jó 4:1-6 Ele diz que enquanto Jó vivia dando conselhos para todos e ajudando-os quando estavam em tribulação, foi só o desastre bater à sua porta para ele ficar fora de si.</text:p>
      <text:p text:style-name="P2"/>
      <text:p text:style-name="P2">Jó 4:7 Ele pergunta se Jó alguma vez ouviu falar de um inocente sofrer. O que ele quer realmente dizer é que Jó não devia ser inocente, caso contrário essa tribulação não teria caído sobre ele!</text:p>
      <text:p text:style-name="P2"/>
      <text:p text:style-name="P2">Jó 4:8 "Segundo eu tenho visto". Ele se baseava na experiência humana. Isto nunca pode ajudar o crente espiritualmente. "O mundo não conheceu a Deus pela sua sabedoria." 1 Co 1:21.</text:p>
      <text:p text:style-name="P2"/>
      <text:p text:style-name="P2">Jó 4:12-21 Em seguida ele fala de um sonho ou visão que havia tido. Algo que tinha mexido com ele. Parece ter sido Satanás quem ele viu. Tudo não passa de uma crítica à obra de Deus, afirmando que Deus destrói os homens com a mesma rapidez que os cria, e que não há alternativa.</text:p>
      <text:p text:style-name="P2"/>
      <text:h text:style-name="Heading_20_2" text:outline-level="2">#633</text:h>
      <text:p text:style-name="P2"/>
      <text:p text:style-name="P2">Nossa mente está onde estiver nosso prazer, nosso coração está onde estiver nosso tesouro, nosso amor está onde estiver nossa vida, mas tudo isso, nosso prazer, nosso tesouro e nossa vida, repousam em Cristo.</text:p>
      <text:p text:style-name="P2"/>
      <text:p text:style-name="P2">JÓ 5</text:p>
      <text:p text:style-name="P2"/>
      <text:p text:style-name="P2">Este homem, Elifaz, continua com seus próprios pensamentos que foram tirados de sua própria experiência. Quanto mais sábios parecem, mais ímpios são, pois enganam as pessoas. O que ele está dizendo aqui é que tudo aquilo que nos acontece é causado por algo que tenhamos feito. Por isso no versículo 17 ele diz que Deus está corrigindo as pessoas. Assim ele sugere que Jó precisava corrigir sua vida. Ele diz que Jó deve alegrar-se, pois no final tudo ficará bem. Não é exatamente o que o mundo nos diz hoje?</text:p>
      <text:p text:style-name="P2"><text:soft-page-break/></text:p>
      <text:h text:style-name="Heading_20_2" text:outline-level="2">#634</text:h>
      <text:p text:style-name="P2"/>
      <text:p text:style-name="P2">Quando o pecado é o seu fardo, Cristo passa a ser seu prazer.</text:p>
      <text:p text:style-name="P2"/>
      <text:p text:style-name="P2">JÓ 6</text:p>
      <text:p text:style-name="P2"/>
      <text:p text:style-name="P2">Jó está prestes a argumentar sobre isso, por esta razão o capítulo começa com "Mas Jó". Todas as palavras nos 48 versículos que acabamos de ouvir nada mais acrescentaram do que mais tristeza para ele.</text:p>
      <text:p text:style-name="P2"/>
      <text:p text:style-name="P2">Jó 6:14 Ele está sentindo mais pena de si mesmo a cada dia que passa.</text:p>
      <text:p text:style-name="P2"/>
      <text:p text:style-name="P2">Jó 6:24 Ele está analisando a si próprio para ver se encontra alguma pequena falta em si. Pobre Jó.</text:p>
      <text:p text:style-name="P2"/>
      <text:h text:style-name="Heading_20_2" text:outline-level="2">#635</text:h>
      <text:p text:style-name="P2"/>
      <text:p text:style-name="P2">Usar a graça para argumentar em favor do pecado é a lógica que o Diabo usa.</text:p>
      <text:p text:style-name="P2"/>
      <text:p text:style-name="P2">JÓ 7</text:p>
      <text:p text:style-name="P2"/>
      <text:p text:style-name="P2">Jó continua sua conversa egocêntrica. Por muitas vezes nestes 21 versículos ele fala palavras como "eu, mim, meu, para mim".</text:p>
      <text:p text:style-name="P2"/>
      <text:p text:style-name="P2">Jó 7:19 Ele quer ficar longe de Deus.</text:p>
      <text:p text:style-name="P2"/>
      <text:p text:style-name="P2">Jó 7:20 Ele dispara esta declaração, "pequei", após defender tudo o que havia feito (versículo 24 do capítulo de ontem). Ele está dando chicotadas em todas as direções.</text:p>
      <text:p text:style-name="P2"/>
      <text:h text:style-name="Heading_20_2" text:outline-level="2">#636</text:h>
      <text:p text:style-name="P2"/>
      <text:p text:style-name="P2">Acrescentar qualquer coisa a Cristo é um acréscimo destrutivo.</text:p>
      <text:p text:style-name="P2"/>
      <text:p text:style-name="P2">JÓ 8</text:p>
      <text:p text:style-name="P2"/>
      <text:p text:style-name="P2">O segundo visitante - Bildade, agora fala. Sua linha de pensamento é diferente dos pensamentos de Elifaz. Os argumentos deste homem são de que devemos confiar nas tradições. Tudo o que é antigo é certo (vers. 8). Você escuta muita gente falando assim hoje. Eles dizem, "vou permanecer na religião de meu avô".</text:p>
      <text:p text:style-name="P2"/>
      <text:p text:style-name="P2">Jó 8:20 Mas aqui está mostrado aonde levam esses pensamentos. "Eis que Deus não rejeitará o reto". Portanto tudo o que precisamos fazer é sermos perfeitos e Ele ficará satisfeito conosco. Que coisa terrível dizer isto!</text:p>
      <text:p text:style-name="P2"/>
      <text:h text:style-name="Heading_20_2" text:outline-level="2">#637</text:h>
      <text:p text:style-name="P2"/>
      <text:p text:style-name="P2">Nada é mais contrário a uma esperança celestial do que um coração terrenal.</text:p>
      <text:p text:style-name="P2"><text:soft-page-break/></text:p>
      <text:p text:style-name="P2">JÓ 9</text:p>
      <text:p text:style-name="P2"/>
      <text:p text:style-name="P2">A argumentação de Jó fica mais amarga. Ele concorda com o discurso do que falou ontem, de que um homem deveria ser perfeito diante de Deus! (Que pensamento insensato). Mas ele não sabe como poderia ser mais perfeito do que é.</text:p>
      <text:p text:style-name="P2"/>
      <text:p text:style-name="P2">Jó 9:4 Ele raciocina mais ou menos assim - "Quem jamais ganhou depois de ter discutido com Deus?"</text:p>
      <text:p text:style-name="P2"/>
      <text:p text:style-name="P2">Jó 9:5-14 Deus é poderoso demais e ocupado demais para dar ouvidos a Jó, pensa ele.</text:p>
      <text:p text:style-name="P2"/>
      <text:p text:style-name="P2">Jó 9:16 Mesmo que Deus se ocupasse em escutá-lo, Jó diz que nunca acreditaria nisso!</text:p>
      <text:p text:style-name="P2"/>
      <text:p text:style-name="P2">Jó 9:17 Deus o castiga quando não há razão para fazê-lo! Um pensamento nada simpático!</text:p>
      <text:p text:style-name="P2"/>
      <text:p text:style-name="P2">Jó 9:18 Deus o enche de amargura, pelo menos é o que argumenta.</text:p>
      <text:p text:style-name="P2"/>
      <text:p text:style-name="P2">Jó 9:20 Ainda que ele se considerasse perfeito, haveria alguma coisa de errado. "Você nunca ganha", é o que ele está querendo realmente dizer.</text:p>
      <text:p text:style-name="P2"/>
      <text:p text:style-name="P2">Jó 9:22 Ele diz que Deus destrói tanto o perfeito quanto o ímpio, sem distinção!</text:p>
      <text:p text:style-name="P2"/>
      <text:p text:style-name="P2">Jó 9:23 Que Deus ri de seus problemas.</text:p>
      <text:p text:style-name="P2"/>
      <text:p text:style-name="P2">Jó 9:30-31 Ele simplesmente não poderia agradar a Deus, não importa o que fizesse. (Não é o mesmo que pensamos às vezes?)</text:p>
      <text:p text:style-name="P2"/>
      <text:p text:style-name="P2">Jó 9:32-35 Ele diz que deveria ter tido uma melhor chance se Deus fosse um homem. Ou se ao menos existisse alguém entre ele e Deus! (leia o que Deus fez a este respeito em 1 Timóteo 2:5).</text:p>
      <text:p text:style-name="P2"/>
      <text:h text:style-name="Heading_20_2" text:outline-level="2">#638</text:h>
      <text:p text:style-name="P2"/>
      <text:p text:style-name="P2">Se a culpa pelo pecado é tão grande que nada além do sangue de Jesus pode remediar isso; e se a sujeira do pecado é tão grande que nada além do sangue de Jesus pode apagar a mancha, quão grande, quão odioso, quão ímpio o pecado deve ser.</text:p>
      <text:p text:style-name="P2"/>
      <text:p text:style-name="P2">JÓ 10</text:p>
      <text:p text:style-name="P2"/>
      <text:p text:style-name="P2">Jó 10:1-14 Jó mantém suas acusações contra Deus, mas isto não torna seus pensamentos nem um pouco mais claros. Leia o versículo seguinte para descobrir para onde toda essa conversa o estava levando.</text:p>
      <text:p text:style-name="P2"/>
      <text:p text:style-name="P2">Jó 10:16-22 Ele fica mais exaltado.</text:p>
      <text:p text:style-name="P2"/>
      <text:p text:style-name="P2">Jó 10:21-22 Estes versículos nos lembram do mundo para o qual o Senhor Jesus veio. E que continua em trevas.</text:p>
      <text:p text:style-name="P2"/>
      <text:h text:style-name="Heading_20_2" text:outline-level="2"><text:soft-page-break/>#639</text:h>
      <text:p text:style-name="P2"/>
      <text:p text:style-name="P2">Um homem pode teologicamente sábio e espiritualmente ignorante.</text:p>
      <text:p text:style-name="P2"/>
      <text:p text:style-name="P2">JÓ 11</text:p>
      <text:p text:style-name="P2"/>
      <text:p text:style-name="P2">O terceiro amigo, Sofar, é quem agora fala. Lembremo-nos de que o primeiro - Elifaz, usou as experiências da vida como base para seus argumentos. O segundo, Bildade - usou a tradição, enquanto este usa a lei e a religiosidade como seu ponto de partida.</text:p>
      <text:p text:style-name="P2"/>
      <text:p text:style-name="P2">Jó 11:3 Ele faz algumas perguntas a Jó - acaso os estratagemas de mentira de Jó ficariam sem resposta, e será que alguém não deveria tentar humilhar Jó quando ele zombava de Deus?</text:p>
      <text:p text:style-name="P2"/>
      <text:p text:style-name="P2">Jó 11:6 Este homem sugere que Deus estava deixando Jó muito à vontade!</text:p>
      <text:p text:style-name="P2"/>
      <text:p text:style-name="P2">Jó 11:14-15 Sua idéia é que se Jó fosse bom e religioso, ele não sentiria medo.</text:p>
      <text:p text:style-name="P2"/>
      <text:p text:style-name="P2">Jó 11:16-20 Seu tema não é mais confortador para Jó do que qualquer outra idéia mundana.</text:p>
      <text:p text:style-name="P2"/>
      <text:h text:style-name="Heading_20_2" text:outline-level="2">#640</text:h>
      <text:p text:style-name="P2"/>
      <text:p text:style-name="P2">A alegria do céu está em ter Deus como tudo em todos.</text:p>
      <text:p text:style-name="P2"/>
      <text:p text:style-name="P2">JÓ 12</text:p>
      <text:p text:style-name="P2"/>
      <text:p text:style-name="P2">Jó 12:2 Jó responde com sarcasmo. Ele lhes disse que quando morressem, a sabedoria morreria com eles!</text:p>
      <text:p text:style-name="P2"/>
      <text:p text:style-name="P2">Jó 12:3 Mas ele volta logo atrás, ao dizer ele também tinha suas próprias idéias! Ele não vai querer ficar em segundo lugar. Não existia ali muita humildade!</text:p>
      <text:p text:style-name="P2"/>
      <text:p text:style-name="P2">Jó 12:9-25 Ele lança mais uma crítica aos caminhos de Deus. Ele diz que Deus faz só o que Ele quer e que não há um motivo para Suas ações. Ele não está sendo coerente (vers. 20).</text:p>
      <text:p text:style-name="P2"/>
      <text:h text:style-name="Heading_20_2" text:outline-level="2">#641</text:h>
      <text:p text:style-name="P2"/>
      <text:p text:style-name="P2">O orgulho é a camisa da alma, a primeira coisa que vestimos e a última que tiramos.</text:p>
      <text:p text:style-name="P2"/>
      <text:p text:style-name="P2">JÓ 13</text:p>
      <text:p text:style-name="P2"/>
      <text:p text:style-name="P2">Jó 13:3 Jó quer discutir com Deus, mas não quer ouvi-Lo.</text:p>
      <text:p text:style-name="P2"/>
      <text:p text:style-name="P2">Jó 13:4-6 Ele não considera muito o conselho que está recebendo, não é mesmo?</text:p>
      <text:p text:style-name="P2"/>
      <text:p text:style-name="P2">Jó 13:15 Isto parece bom, mas será que é? Repare a segunda parte, quando ele está bem determinado a argumentar a favor de seus próprios caminhos. Ele estava confiando em si mesmo, e não em Deus.</text:p>
      <text:p text:style-name="P2"><text:soft-page-break/></text:p>
      <text:p text:style-name="P2">Jó 13:18 Versículos assim provam o que havia em seu coração. Ele estava por demais convencido de estar certo.</text:p>
      <text:p text:style-name="P2"/>
      <text:p text:style-name="P2">Jó 13:19 Ele diz que morreria se tivesse que parar de falar!</text:p>
      <text:p text:style-name="P2"/>
      <text:p text:style-name="P2">Jó 13:20-28 Você pode ver claramente que Jó continua cheio de auto-confiança. Ele não está pronto a se render.</text:p>
      <text:p text:style-name="P2"/>
      <text:h text:style-name="Heading_20_2" text:outline-level="2">#642</text:h>
      <text:p text:style-name="P2"/>
      <text:p text:style-name="P2">O mundo anuncia mudanças, mas ele nunca é constante, a não ser nos desapontamentos. O mundo não passa de uma grande hospedaria, onde devemos passar uma ou duas noites, e sair; que loucura é colocar nosso coração nessa hospedaria e nos esquecermos de casa.</text:p>
      <text:p text:style-name="P2"/>
      <text:p text:style-name="P2"/>
      <text:p text:style-name="P2">JÓ 14</text:p>
      <text:p text:style-name="P2"/>
      <text:p text:style-name="P2">Jó volta sempre ao seu primeiro desejo - morrer. E chega ao ponto de dizer que quando as pessoas morrem elas nunca mais voltam! Ele diz que há mais esperança para uma árvore, porque ela pode voltar a brotar, mas não para o homem! Agora você está começando a enxergar dentro do coração de Jó. Externamente (aquilo que as pessoas vêem), Jó era correto e perfeito. Mas o que dizer de seu coração para com Deus? Você pode ver agora o que Deus está fazendo. Faz com que Jó chegue ao fim de seus próprios recursos, mas ele ainda tem um caminho muito longo a percorrer. E assim é conosco. Deus trata conosco por um bom período de tempo.</text:p>
      <text:p text:style-name="P2"/>
      <text:h text:style-name="Heading_20_2" text:outline-level="2">#643</text:h>
      <text:p text:style-name="P2"/>
      <text:p text:style-name="P2">Todas as pedras que acertaram os ouvidos de Estêvão nada mais fizeram do que jogá-lo para mais perto de Cristo, a pedra angular.</text:p>
      <text:p text:style-name="P2"/>
      <text:p text:style-name="P2">JÓ 15</text:p>
      <text:p text:style-name="P2"/>
      <text:p text:style-name="P2">Você irá reparar que os amigos de Jó falam em três rodadas. Aqui voltamos a escutar o primeiro homem - Elifaz. Este foi o homem do capítulo 4, que baseava seus argumentos na experiência pessoal. O que ele havia visto (versículo 17 do capítulo de hoje). A maioria das pessoas no mundo hoje está fazendo exatamente o mesmo.</text:p>
      <text:p text:style-name="P2"/>
      <text:p text:style-name="P2">Jó 15:17-35 Portanto aqui ele está dizendo a Jó que Deus não Se deixa enganar. As pessoas ímpias sofrem. Ele faz um longo discurso sobre todas as coisas que acontecem aos ímpios. Ele parece estar tentando convencer Jó que este estaria recebendo exatamente o que sua vida merecia!</text:p>
      <text:p text:style-name="P2"/>
      <text:h text:style-name="Heading_20_2" text:outline-level="2">#644</text:h>
      <text:p text:style-name="P2"/>
      <text:p text:style-name="P2">As flores cheiram mais doces após uma chuva; as vinhas produzem melhor quando podadas; a nogueira é mais produtiva quanto mais for sacudida; os santos desabrocham e são melhor sucedidos internamente, quando são mais afligidos externamente.</text:p>
      <text:p text:style-name="P2"><text:soft-page-break/></text:p>
      <text:p text:style-name="P2">JÓ 16</text:p>
      <text:p text:style-name="P2"/>
      <text:p text:style-name="P2">Mas Jó nega tudo isso. No versículo 17 ele clama que não existe nada de errado em sua vida. Até a sua oração é pura. Ele diz que a razão de tudo é que Deus o odeia! (Vers. 9). Você acha que era esta a razão?</text:p>
      <text:p text:style-name="P2"/>
      <text:p text:style-name="P2">Jó 16:21 Ele acha que Deus está muito longe dele. Tudo isso é necessário para humilhar Jó.</text:p>
      <text:p text:style-name="P2"/>
      <text:h text:style-name="Heading_20_2" text:outline-level="2">#645</text:h>
      <text:p text:style-name="P2"/>
      <text:p text:style-name="P2">Só a verdade pode capacitar uma alma a glorificar a Deus.</text:p>
      <text:p text:style-name="P2"/>
      <text:p text:style-name="P2">JÓ 17</text:p>
      <text:p text:style-name="P2"/>
      <text:p text:style-name="P2">Jó continua tentando justificar-se.</text:p>
      <text:p text:style-name="P2"/>
      <text:p text:style-name="P2">Jó 17:8-9 Quatro grupos de pessoas boas, Jó diz, verão que vale a pena tentar ser bom e que eles devem tentar cada vez mais.</text:p>
      <text:p text:style-name="P2"/>
      <text:p text:style-name="P2">Jó 17:11-16 Mas Jó volta à sua depressão, e aguarda a morte.</text:p>
      <text:p text:style-name="P2"/>
      <text:h text:style-name="Heading_20_2" text:outline-level="2">#646</text:h>
      <text:p text:style-name="P2"/>
      <text:p text:style-name="P2">O pecado teve o diabo por pai, a vergonha por companheira, e a morte por salário.</text:p>
      <text:p text:style-name="P2"/>
      <text:p text:style-name="P2">JÓ 18</text:p>
      <text:p text:style-name="P2"/>
      <text:p text:style-name="P2">Bildade tem sua segunda chance de falar. Ele é aquele que se apóia em tradições. Tudo que é antigo é bom, pensa ele (como muitas pessoas hoje!).</text:p>
      <text:p text:style-name="P2"/>
      <text:p text:style-name="P2">Jó 18:2-4 Mais uma vez ele ataca Jó. Ele não gosta de escutar... falar é sua especialidade.</text:p>
      <text:p text:style-name="P2"/>
      <text:p text:style-name="P2">Jó 18:5-21 Sua resposta aos problemas de Jó é que pessoas ímpias sempre sofrem - Jó está sofrendo - portanto Jó deve ser ímpio.</text:p>
      <text:p text:style-name="P2"/>
      <text:p text:style-name="P2">Jó 18:18 Sua idéia do destino dos ímpios! Desaparecerão do mundo!</text:p>
      <text:p text:style-name="P2"/>
      <text:p text:style-name="P2">Jó 18:9-21 Ele volta aos seus primeiros pensamentos. Buscar uma boa reputação para que a geração seguinte respeite você. Em outras palavras - tradição.</text:p>
      <text:p text:style-name="P2"/>
      <text:h text:style-name="Heading_20_2" text:outline-level="2">#647</text:h>
      <text:p text:style-name="P2"/>
      <text:p text:style-name="P2">Até que o homem tenha fé em Cristo, suas melhores obras não passam de gloriosos pecados.</text:p>
      <text:p text:style-name="P2"/>
      <text:p text:style-name="P2">JÓ 19</text:p>
      <text:p text:style-name="P2"/>
      <text:p text:style-name="P2">Jó 19:1-6 Quanto mais os homens falavam a Jó, pior ele se sentia. E ele acaba de escutar o discurso mais duro! Jó responde, e sua resposta <text:soft-page-break/>não é boa tampouco. Eles estavam justificando a si mesmos e condenando Jó. Portanto ele começa a condená-los! Mas admite que Deus o descartou.</text:p>
      <text:p text:style-name="P2"/>
      <text:p text:style-name="P2">Jó 19:7-20 Se lhes servia de algum conforto saber disso, ele confessa que sua tribulação vem da mão de Deus. Jó sente que todas as pessoas que conhecia haviam se voltado contra ele. Seus amigos mais íntimos o haviam esquecido. Até os servos de sua casa o consideravam um estranho, e nem ligavam para ele. Se Jó chama por um servo, este não lhe responde. Até sua esposa é uma estranha para ele, e as crianças não ligam para ele.</text:p>
      <text:p text:style-name="P2"/>
      <text:p text:style-name="P2">Jó 19:21-22 Ele clama por misericórdia.</text:p>
      <text:p text:style-name="P2"/>
      <text:p text:style-name="P2">Jó 19:23-24 É bem estranho, mas foi exatamente isto que aconteceu!</text:p>
      <text:p text:style-name="P2"/>
      <text:p text:style-name="P2">Jó 19:25-29 Ele faz este marcante reconhecimento, e todavia isso faz um efeito muito pequeno sobre ele.</text:p>
      <text:p text:style-name="P2"/>
      <text:h text:style-name="Heading_20_2" text:outline-level="2">#648</text:h>
      <text:p text:style-name="P2"/>
      <text:p text:style-name="P2">Suponha que um cristão tenha voltado suas costas para a luz; o que acontece? A luz irá brilhar sobre suas costas!</text:p>
      <text:p text:style-name="P2"/>
      <text:p text:style-name="P2">JÓ 20</text:p>
      <text:p text:style-name="P2"/>
      <text:p text:style-name="P2">Agora Sofar, o terceiro amigo, fala pela segunda vez. Ele aparece com sua filosofia e ela é totalmente vazia. Os pensamentos de muitos homens letrados de hoje não passa do mesmo. No versículo 4, ele diz que esta sabedoria existe desde que o homem foi colocado na Terra.</text:p>
      <text:p text:style-name="P2"/>
      <text:p text:style-name="P2">Jó 20:5-29 E assim prossegue ele dizendo que os ímpios serão logo cortados, e que a alegria do hipócrita dura pouco. É isto correto? Não, não é. Pois sabemos que algumas pessoas que foram ímpias a vida toda viveram até idade bem avançada. Com tudo isso ele está tentando provar que Jó deve ser culpado. Ele não poderia estar sofrendo assim sem um motivo. Pobre Jó. Pensamentos assim não lhe trazem nenhum conforto.</text:p>
      <text:p text:style-name="P2"/>
      <text:h text:style-name="Heading_20_2" text:outline-level="2">#649</text:h>
      <text:p text:style-name="P2"/>
      <text:p text:style-name="P2">Dar ao Senhor, e em Seu nome, a outros não é algo que nós fazemos; é o resultado daquilo que somos.</text:p>
      <text:p text:style-name="P2"/>
      <text:p text:style-name="P2">JÓ 21</text:p>
      <text:p text:style-name="P2"/>
      <text:p text:style-name="P2">Até este ponto Jó não estava querendo admitir que o que seus amigos diziam estava certo. Mas aqui notamos uma mudança.</text:p>
      <text:p text:style-name="P2"/>
      <text:p text:style-name="P2">Jó 21:1-13 A discussão continua, sobre a razão dos ímpios viverem bastante. Jó diz que ele têm uma vida feliz.</text:p>
      <text:p text:style-name="P2"/>
      <text:p text:style-name="P2">Jó 21:13 Mas ele admite que morrem repentinamente. (Você acha que faz algum sentido os argumentos destes homens? Você acha que os ímpios passam bem nesta vida? Sim, eles passam.)</text:p>
      <text:p text:style-name="P2"/>
      <text:p text:style-name="P2"><text:soft-page-break/>Jó 21:14-15 É isto o que o ímpio diz em seu coração.</text:p>
      <text:p text:style-name="P2"/>
      <text:p text:style-name="P2">Jó 21:16 Mas Jó é rápido em admitir que ele não era assim!</text:p>
      <text:p text:style-name="P2"/>
      <text:p text:style-name="P2">Jó 21:17-34 Aqui é onde Jó concorda um pouco com os argumentos de Sofar, que os ímpios são cortados de repente. Mas ele diz que Deus faz assim porque fica aborrecido com eles. Podemos notar ligeiras mudanças em Jó. Ele começa a admitir que havia um pouco de verdade naquilo que eles estavam dizendo, mas não muita.</text:p>
      <text:p text:style-name="P2"/>
      <text:h text:style-name="Heading_20_2" text:outline-level="2">#650</text:h>
      <text:p text:style-name="P2"/>
      <text:p text:style-name="P2">Cada cristão tem seu próprio ministério a cumprir, e nenhum cristão está competindo com outro para fazer a vontade de Deus.</text:p>
      <text:p text:style-name="P2"/>
      <text:p text:style-name="P2">JÓ 22</text:p>
      <text:p text:style-name="P2"/>
      <text:p text:style-name="P2">Escutamos Elifaz pela terceira e última vez. Ele agora está irado contra Jó.</text:p>
      <text:p text:style-name="P2"/>
      <text:p text:style-name="P2">Jó 22:2 Ele tenta provar que o modo como o homem age não afeta a Deus.</text:p>
      <text:p text:style-name="P2"/>
      <text:p text:style-name="P2">Jó 22:4 "Te repreende pelo temor de ti?", pergunta ele.</text:p>
      <text:p text:style-name="P2"/>
      <text:p text:style-name="P2">Jó 22:5 Jó sempre insistia ser inocente. Aqui Elifaz diz que insistir nisso é uma grande impiedade.</text:p>
      <text:p text:style-name="P2"/>
      <text:p text:style-name="P2">Jó 22:6-30 Ele acusa Jó de um pecado oculto. Mas vai além da verdade. Pois Jó nunca havia sido como ele o descreve nos versículos 6, 7 e 9.</text:p>
      <text:p text:style-name="P2"/>
      <text:p text:style-name="P2">Jó 22:21 Este Elifaz é tão orgulhoso que admoesta Jó a conhecer a Deus! Jó conhecia Deus melhor que Elifaz, embora ainda precisasse reconhecer seu erro.</text:p>
      <text:p text:style-name="P2"/>
      <text:h text:style-name="Heading_20_2" text:outline-level="2">#651</text:h>
      <text:p text:style-name="P2"/>
      <text:p text:style-name="P2">É bom tomar cuidado com tudo aquilo que magnifica as obras dos homens, obscurecendo assim a graça.</text:p>
      <text:p text:style-name="P2"/>
      <text:p text:style-name="P2">Jó 23</text:p>
      <text:p text:style-name="P2"/>
      <text:p text:style-name="P2">No que se referia à vida de Jó, ele não tem uma má consciência. Seus, assim chamados, consoladores estavam sempre tentando convencê-lo de que deveria existir alguns pecados ocultos em sua vida, que estariam lhe causando todo aquele problema. Mas aqui ele responde a essas acusações. (Devemos nos lembrar de que Jó ainda não chegou à sua grande descoberta. Mas no que concerne à sua vida diante dos homens, ele é irrepreensível). Ele conhecia a Deus muito melhor que seus amigos. Ele ansiava estar mais perto de Deus.</text:p>
      <text:p text:style-name="P2"/>
      <text:p text:style-name="P2">Jó 23:10 Ele não sabia que tudo aquilo iria trazer glória para Deus, mas sabia que não tinha sido um hipócrita.</text:p>
      <text:p text:style-name="P2"/>
      <text:p text:style-name="P2">Jó 23:12 Belas palavras. A Palavra de Deus era mais importante para ele que o alimento diário!</text:p>
      <text:p text:style-name="P2"/>
      <text:h text:style-name="Heading_20_2" text:outline-level="2"><text:soft-page-break/>#652</text:h>
      <text:p text:style-name="P2"/>
      <text:p text:style-name="P2">Leia a Palavra de Deus. Não para adquirir conhecimento, mas para obedecê-la!</text:p>
      <text:p text:style-name="P2"/>
      <text:p text:style-name="P2">JÓ 24</text:p>
      <text:p text:style-name="P2"/>
      <text:p text:style-name="P2">Este é um capítulo interessante. Jó toca em um assunto que você provavelmente já pensou com frequência a respeito. Por que se permite que os ímpios prosperem?</text:p>
      <text:p text:style-name="P2"/>
      <text:h text:style-name="Heading_20_2" text:outline-level="2">#653</text:h>
      <text:p text:style-name="P2"/>
      <text:p text:style-name="P2">Aos crentes não é dito que "se tornem um"; eles são um! E devemos agir como tal.</text:p>
      <text:p text:style-name="P2"/>
      <text:p text:style-name="P2">JÓ 25</text:p>
      <text:p text:style-name="P2"/>
      <text:p text:style-name="P2">Em seguida vem Bildade para sua última rodada. Ele tem muito pouco a dizer agora. Algumas observações sobre o maravilhoso poder de Deus. Ele é bastante desanimador, embora tudo o que diz seja verdade. Acaso isso atendeu às necessidades de Jó? De modo algum, e nem pode qualquer sabedoria terrena nos ajudar a conhecer a Deus.</text:p>
      <text:p text:style-name="P2"/>
      <text:h text:style-name="Heading_20_2" text:outline-level="2">#654</text:h>
      <text:p text:style-name="P2"/>
      <text:p text:style-name="P2">Se um crente é mais espiritual que outro, é porque ele dá mais valor à Pessoa de Cristo. Todo o poder para o andar e testemunho cristão depende da apreciação de Cristo.</text:p>
      <text:p text:style-name="P2"/>
      <text:p text:style-name="P2">JÓ 26</text:p>
      <text:p text:style-name="P2"/>
      <text:p text:style-name="P2">Jó vai muito além, e faz melhor quando fala do poder de Deus, do que Bildade havia feito. E ele não apenas fala das coisas que podem ser vistas, mas descreve as coisas do mundo invisível. Mas apesar de Jó poder falar desta maneira, havia uma dúvida na mente de Jó que ele não era capaz de resolver e esta era... Por que Deus, que é tão grande em relação a Jó, tão pequeno e sem importância, perdia seu tempo com ele. Que deixasse o homem em paz. No fundo de todos os pensamentos de Jó estava o sentimento e a inquietude de que ele não estaria sofrendo apenas em razão de circunstâncias comuns que lhe eram contrárias, mas que era Deus quem estava tratando com ele. Ele estava certo, e por isso seus amigos não poderiam ajudá-lo pois não estavam entendendo que Deus tinha um plano maravilhoso naquilo tudo.</text:p>
      <text:p text:style-name="P2"/>
      <text:h text:style-name="Heading_20_2" text:outline-level="2">#655</text:h>
      <text:p text:style-name="P2"/>
      <text:p text:style-name="P2">Faz parte da própria natureza da alma nascida de novo amar não apenas Deus, mas aqueles que são nascidos dEle. Este amor não conhece limites sectários, mas abraça todo o povo de Deus.</text:p>
      <text:p text:style-name="P2"/>
      <text:p text:style-name="P2">JÓ 27</text:p>
      <text:p text:style-name="P2"/>
      <text:p text:style-name="P2"><text:soft-page-break/>Neste capítulo Jó aborda outro assunto. Não a glória de Deus, como ontem, mas a infelicidade do hipócrita, e a terrível maldição no final de sua vida. Ele estava, na verdade, fazendo um melhor trabalho descrevendo o hipócrita do que os outros haviam feito. Ele usa uma linguagem rica em detalhes.</text:p>
      <text:p text:style-name="P2"/>
      <text:h text:style-name="Heading_20_2" text:outline-level="2">#656</text:h>
      <text:p text:style-name="P2"/>
      <text:p text:style-name="P2">Cada ato de serviço deveria levar em si o perfume do incenso - o aroma de adoração.</text:p>
      <text:p text:style-name="P2"/>
      <text:p text:style-name="P2">JÓ 28</text:p>
      <text:p text:style-name="P2"/>
      <text:p text:style-name="P2">Você está começando a enxergar o propósito que Deus tem ao nos dar o Livro de Jó? Deus está usando Jó para nos ensinar que Ele deseja que todos os Seus filhos desfrutem dEle. E a única maneira de aprendermos isto é fazendo diariamente duas coisas.</text:p>
      <text:p text:style-name="P2"/>
      <text:p text:style-name="P2">(1) Julgando-me a mim mesmo e parando de fazer coisas que sei que não agradam a Ele, e (2) sujeitando-me a Deus. Jó ainda não havia aprendido isto, e é por esta razão que neste capítulo ele continua tentando, ao dizer aos seus amigos que as pessoas podem fazer grandes coisas mas não podem entender a Deus.</text:p>
      <text:p text:style-name="P2"/>
      <text:p text:style-name="P2">Jó 28:1-11 Jó descreve as lutas do ser humano em sua vida. As pessoas buscam por ouro e pedras preciosas de todos os tipos. Ele removem montanhas, alteram o curso dos rios (pense no que a ciência está fazendo hoje!). Podem fazer muitas coisas maravilhosas, mas os resultados não lhes dão as respostas para as questões do versículo 12.</text:p>
      <text:p text:style-name="P2"/>
      <text:p text:style-name="P2">Jó 28:13-19 Todos os tesouros ocultos do mundo não poderiam produzir isso.</text:p>
      <text:p text:style-name="P2"/>
      <text:p text:style-name="P2">Jó 28:21, 27 A própria morte não tem a resposta. Deus agora vai indicar a resposta.</text:p>
      <text:p text:style-name="P2"/>
      <text:p text:style-name="P2">Jó 28:28 E aqui está. Leia este versículo. Depois leia 1 Co 1:30. Será que estamos encontrando as respostas para nossos problemas nestes dois versículos também? Não existe outra resposta. Apesar de Jó dizer isto, ele não aplica a si próprio... Será que é por esta razão que ele também não consegue entender?</text:p>
      <text:p text:style-name="P2"/>
      <text:h text:style-name="Heading_20_2" text:outline-level="2">#657</text:h>
      <text:p text:style-name="P2"/>
      <text:p text:style-name="P2">É o crente que se submete que se torna frutífero.</text:p>
      <text:p text:style-name="P2"/>
      <text:p text:style-name="P2">JÓ 29</text:p>
      <text:p text:style-name="P2"/>
      <text:p text:style-name="P2">O terceiro homem, Zofar, permanece em silêncio. Bildade tinha pouco a dizer na última vez (capítulo 25). Estes três homens são derrotados, até pelo enfermo e sofrido Jó. Eles ficam mais irritados do que humilhados com seu fracasso! Jó tem o caminho livre para si, e ele aproveita. Por muitas vezes neste capítulo ele usa as palavras "eu", "mim", ou "meu". Ele nos diz tudo sobre "os velhos tempos". Ele está nos mostrando que não está melhor no aprendizado da lição de Deus do que estavam os outros três homens.</text:p>
      <text:p text:style-name="P2"><text:soft-page-break/></text:p>
      <text:p text:style-name="P2"/>
      <text:p text:style-name="P2">Jó 29:11 Quando as pessoas lhe davam ouvidos! Quando as pessoas olhavam para ele! Este versículo vai ser mencionado quando ele chegar ao grande momento do final.</text:p>
      <text:p text:style-name="P2"/>
      <text:h text:style-name="Heading_20_2" text:outline-level="2">#658</text:h>
      <text:p text:style-name="P2"/>
      <text:p text:style-name="P2">No momento em que cristão olha para si como estando em Cristo não existem "se"s; mas quando o cristão é visto como estando no deserto, existem "se"s; não que exista alguma dúvida, mas isso cria dependência.</text:p>
      <text:p text:style-name="P2"/>
      <text:p text:style-name="P2">JÓ 30</text:p>
      <text:p text:style-name="P2"/>
      <text:p text:style-name="P2">Aqui Jó faz um contraste de todos os bons dias antigos com seus dias atuais de trevas. Ele fala de si 62 vezes e usa seis versículos a mais para descrever os maus dias do que usa para descrever os dias felizes.</text:p>
      <text:p text:style-name="P2"/>
      <text:p text:style-name="P2">Em quem ele está pensando sempre? Não há dúvidas de que Satanás esteja fazendo com que ele sinta pena de si mesmo. Ele faz o mesmo conosco, crentes, se não aprendermos a lição que este Livro está para nos ensinar no final.</text:p>
      <text:p text:style-name="P2"/>
      <text:h text:style-name="Heading_20_2" text:outline-level="2">#659</text:h>
      <text:p text:style-name="P2"/>
      <text:p text:style-name="P2">Não há como se manter em estreito contato com Deus, a menos que seja dado um novo passo à frente a cada nova luz que recebemos.</text:p>
      <text:p text:style-name="P2"/>
      <text:p text:style-name="P2">Jó 31:1 Ele era moralista.</text:p>
      <text:p text:style-name="P2"/>
      <text:p text:style-name="P2">Jó 31:3-12 Ele era justo e correto com os outros.</text:p>
      <text:p text:style-name="P2"/>
      <text:p text:style-name="P2">Jó 31:13 Ele era bom para com seus servos.</text:p>
      <text:p text:style-name="P2"/>
      <text:p text:style-name="P2">Jó 31:15-20 Era benigno para com os pobres.</text:p>
      <text:p text:style-name="P2"/>
      <text:p text:style-name="P2">Jó 31:21 Nunca tirava proveito dos órfãos.</text:p>
      <text:p text:style-name="P2"/>
      <text:p text:style-name="P2">Jó 31:24-25 Não tinha amor pelo dinheiro.</text:p>
      <text:p text:style-name="P2"/>
      <text:p text:style-name="P2">Jó 31:26-28 Detestava adorar outros deuses (como o Sol).</text:p>
      <text:p text:style-name="P2"/>
      <text:p text:style-name="P2">Jó 31:29-30 Nunca se vingava.</text:p>
      <text:p text:style-name="P2"/>
      <text:p text:style-name="P2">Jó 31:31-34 Era bom para com os estranhos, e não temia ninguém.</text:p>
      <text:p text:style-name="P2"/>
      <text:p text:style-name="P2">Jó 31:38-40 Se os seus campos clamassem ser ele cruel, que fossem cobertos de espinhos. Você acredita que uma pessoa assim poderia jamais aprender a lição que Deus estava tentando lhe ensinar? Espere para ver.</text:p>
      <text:p text:style-name="P2"/>
      <text:h text:style-name="Heading_20_2" text:outline-level="2">#660</text:h>
      <text:p text:style-name="P2"/>
      <text:p text:style-name="P2"><text:soft-page-break/>Com frequência nós enganamos a nós mesmos ao concluirmos que por nos mantermos longe de certos pecados, somos guardados em nossa capacidade e condição para o serviço no campo. Mas isto não é suficiente: devemos andar no Espírito.</text:p>
      <text:p text:style-name="P2"/>
      <text:p text:style-name="P2">JÓ 32</text:p>
      <text:p text:style-name="P2"/>
      <text:p text:style-name="P2">Ocorre uma grande mudança. Os três confortadores disseram tudo que podiam. Jó também falou bastante, embora não tenham chegado a lugar nenhum. Mas Deus está pronto para apresentar um novo homem. Não havia Jó perguntado se não haveria alguém que pudesse se colocar entre ele e Deus? (capítulo 9:33). Deus tem um homem. Deus está sempre pronto, mas Ele é tão sábio que sabe que precisamos esgotar nossos argumentos.</text:p>
      <text:p text:style-name="P2"/>
      <text:p text:style-name="P2">O nome do homem é Eliú. Nele podemos ver um pequeno lampejo de um outro Homem. Aquele que efetivamente colocou-se entre Deus e nós. Leia 1 Timóteo 2:5 para descobrir que Ele é. Eliú é muito cuidadoso para explicar que ele não passa de um homem comum, e o mais jovem ali. (O Senhor Jesus sempre tomou também um lugar de humilhação). Ele leva um bom tempo para dar início ao seu discurso (o capítulo todo). Quando começa, você logo vê que ele conhece a Deus muito melhor que os outros, inclusive Jó.</text:p>
      <text:p text:style-name="P2"/>
      <text:h text:style-name="Heading_20_2" text:outline-level="2">#661</text:h>
      <text:p text:style-name="P2"/>
      <text:p text:style-name="P2">As duas grandes atividades de um santo são a fé e o amor, ambos aplicados fora de mim: fé para confiar nAquele que me ama, e amor para me preocupar com aqueles que Ele ama e servi-los.</text:p>
      <text:p text:style-name="P2"/>
      <text:p text:style-name="P2">JÓ 33</text:p>
      <text:p text:style-name="P2"/>
      <text:p text:style-name="P2">Repare algo novo no versículo 4. Pela primeira vez no livro de Jó lemos do Espírito de Deus (antes em 26:4, mas não com "S" maiúsculo). Quando o Espírito de Deus fala através de uma pessoa, já não faz qualquer diferença se ela é jovem ou velha. Este jovem está falando guiado pelo Espírito Santo de Deus... o segredo de seu poder... o segredo do poder na vida de qualquer crente.</text:p>
      <text:p text:style-name="P2"/>
      <text:p text:style-name="P2">Existe sempre uma grande diferença entre o homem que fala o que Deus lhe diz para falar, e o homem (não importa quão hábil) que fala seus próprios pensamentos. Isto é o que podemos ver no livro de Jó até aqui. Os outros amigos estavam falando seus próprios pensamentos, e o mesmo acontecia com Jó! (veja o versículo 9 do capítulo de ontem). O mundo está se tornando cada dia mais escuro porque as pessoas estão dando ouvidos aos "grandes homens" e não à Palavra de Deus. Ao longo deste capítulo reparamos como Eliú fala bem. Ele não está se gloriando, mas fala com confiança... com graça e verdade.</text:p>
      <text:p text:style-name="P2"/>
      <text:p text:style-name="P2">Jó 33:8-11 Elú era um bom ouvinte, e bons ouvintes têm boa memória. Eliú repete o que Jó havia dito.</text:p>
      <text:p text:style-name="P2"/>
      <text:p text:style-name="P2">Jó 33:17-30 Há uma lição muito importante nestes versículos. (Podemos aplicá-la à nossa própria vida como crentes no Senhor Jesus. Separe um minuto para ler o versículo 7 do capítulo 36. O Senhor Jesus nunca tira os Seus olhos de cada crente hoje. Mas isto não significa que Ele nos deixe seguir adiante com nossa maneira descuidada e desobediente.) Todavia Jó era o homem mais justo na face da Terra. Então o que há de errado com Jó? Seu problema estava em pensar que ele era muito bom. Se <text:soft-page-break/>Jó tivesse sujeitado seu coração a Deus, ele não teria passado por esses problemas. Portanto, todos nós precisamos aprender que o Senhor nos ama demais para permitir que façamos nossa própria vontade.</text:p>
      <text:p text:style-name="P2"/>
      <text:h text:style-name="Heading_20_2" text:outline-level="2">#662</text:h>
      <text:p text:style-name="P2"/>
      <text:p text:style-name="P2">A Palavra de Deus é o cinzel com o qual as formas de Cristo são moldadas em mim!</text:p>
      <text:p text:style-name="P2"/>
      <text:p text:style-name="P2">JÓ 34</text:p>
      <text:p text:style-name="P2"/>
      <text:p text:style-name="P2">Ontem Eliú estava falando a Jó. Hoje ele fala aos homens a respeito de Jó. Nestas poucas palavras, Eliú nos dá uma visão gloriosa de Deus. Quão diferente do que os outros, inclusive Jó, haviam falado a respeito de Deus.</text:p>
      <text:p text:style-name="P2"/>
      <text:p text:style-name="P2">Jó 34:29 Um grande versículo! Deus não é como os outros homens! Estamos crescendo para conhecer nosso Pai cada vez melhor? Ele é, com certeza, um Pai amoroso.</text:p>
      <text:p text:style-name="P2"/>
      <text:p text:style-name="P2">Jó 34:32 Outro versículo maravilhoso. Nossa consciência é tocada. "se fiz alguma maldade". A falta não estava em Deus. Ela estava profundamente arraigada no coração de Jó. Ele estava tentando ser bom! Mas Deus tinha uma maneira melhor!</text:p>
      <text:p text:style-name="P2"/>
      <text:p text:style-name="P2">Jó 34:35 Eliú é um homem fiel. Os homens de Deus não tem medo de falar a verdade. Eles nunca serão populares neste mundo. A consciência de Jó estava sendo tocada.</text:p>
      <text:p text:style-name="P2"/>
      <text:h text:style-name="Heading_20_2" text:outline-level="2">#663</text:h>
      <text:p text:style-name="P2"/>
      <text:p text:style-name="P2">O fruto do Espírito não pode ser fabricado com nossos esforços. É só a vida de Cristo que pode produzir este fruto.</text:p>
      <text:p text:style-name="P2"/>
      <text:p text:style-name="P2">JÓ 35</text:p>
      <text:p text:style-name="P2"/>
      <text:p text:style-name="P2">Eliú continua falando francamente, e Jó vai diminuindo cada vez mais. Eliú dirige o pensamento de todos para o céu. Acaso não nos sentimos pequeninos quando miramos os céus em uma limpa noite estrelada? Leia os versículos 5-10. Não são eles de grande ajuda para contemplarmos a grandeza de Deus? Deus vê tudo e Ele enxergou tudo bem no fundo do coração de Jó. Mas nossos pensamentos estão sendo desviados o alto, para Deus, não para baixo, para Jó. Quando olhamos para cima, aprendemos.</text:p>
      <text:p text:style-name="P2"/>
      <text:h text:style-name="Heading_20_2" text:outline-level="2">#664</text:h>
      <text:p text:style-name="P2"/>
      <text:p text:style-name="P2">Mostre-me um coração que esteja esperando por Cristo, e eu lhe mostrarei um par de mãos que estão ocupadas com Ele de uma forma ou de outra.</text:p>
      <text:p text:style-name="P2"/>
      <text:p text:style-name="P2">JÓ 36</text:p>
      <text:p text:style-name="P2"/>
      <text:p text:style-name="P2"><text:soft-page-break/>Jó 36:1-3 Deus estava no centro dos pensamentos de Eliú. Seus olhos estavam em Deus. Jó tinha seus olhos em si mesmo (o motivo de toda a tribulação de Jó).</text:p>
      <text:p text:style-name="P2"/>
      <text:p text:style-name="P2">Jó 36:3 É sublime seguirmos este versículo em nossa vida.</text:p>
      <text:p text:style-name="P2"/>
      <text:p text:style-name="P2">Jó 36:4 Quanto mais perto andamos de Deus, mais sábios somos. Eliú tinha total confiança de estar falando a verdade de Deus.</text:p>
      <text:p text:style-name="P2"/>
      <text:p text:style-name="P2">Jó 36:5-17 Lembre-se de que você está lendo o Antigo Testamento. O Senhor Jesus Cristo ainda não havia vindo ao mundo. Deus estava ainda provando as pessoas para ver se elas obedeceriam. Nunca misture Cristianismo com a religião dos Judeus. Mas nós, os crentes, podemos aprender muito do Antigo Testamento. Nós, Cristãos somos rápida e facilmente desviados da comunhão com o Senhor, ficamos impacientes, irritados, implicantes, julgamos a todos menos a nós mesmos e seguimos fazendo tudo isso até Deus colocar Suas mãos sobre nós, com os métodos que Ele sabe que irão surtir melhor efeito, e nos levar de volta para Si. (Nunca podemos nos perder, mas com certeza podemos ser infelizes). É isto o que estamos aprendendo de Jó, mesmo que Jó não conhecesse coisa alguma sobre a salvação por meio do Senhor Jesus Cristo.</text:p>
      <text:p text:style-name="P2"/>
      <text:p text:style-name="P2">Jó 36:7-12 Aqui está um sério aviso. Uma pessoa pode ser tão resistente a se submeter a Deus que isto pode resultar na sua morte. Em 1 Co 11:29-31, aparece o mesmo, e não se esqueça de que esta última passagem foi escrita no dia da graça, a era Cristã. Nossos pecados seriam perdoados, mas quanta tristeza iriam deixar!</text:p>
      <text:p text:style-name="P2"/>
      <text:p text:style-name="P2">Jó 36:18 Não podemos ser descuidados com Deus.</text:p>
      <text:p text:style-name="P2"/>
      <text:p text:style-name="P2">Jó 36:26 Deus nunca foi realmente conhecido pelo homem até o Senhor Jesus ter vindo ao mundo.</text:p>
      <text:p text:style-name="P2"/>
      <text:p text:style-name="P2">Jó 36:26-33 Eliú continua trazendo à memória deles a grandeza de Deus, para que tivessem um genuíno quebrantamento de coração, e humilhação de pensamentos. Jó ainda não tinha chegado a este ponto.</text:p>
      <text:p text:style-name="P2"/>
      <text:h text:style-name="Heading_20_2" text:outline-level="2">#665</text:h>
      <text:p text:style-name="P2"/>
      <text:p text:style-name="P2">Nenhum serviço é digno dEle se não for feito em humilhação.</text:p>
      <text:p text:style-name="P2"/>
      <text:p text:style-name="P2">JÓ 37</text:p>
      <text:p text:style-name="P2"/>
      <text:p text:style-name="P2">Jó 37:1-3 Que maravilhosa descrição da grandeza de Deus. Quão pouco entendemos isso.</text:p>
      <text:p text:style-name="P2"/>
      <text:p text:style-name="P2">Jó 37:14 Jó foi instruído a ficar quieto e a escutar e ponderar! Três passos que foram uma instrução maravilhosa para nós!</text:p>
      <text:p text:style-name="P2"/>
      <text:p text:style-name="P2">Jó 37:15:24 Eliú faz cinco perguntas incríveis. Elas não fazem você sentir-se pequeno?</text:p>
      <text:p text:style-name="P2"/>
      <text:p text:style-name="P2">Jó 37:21 Que grandioso segredo está escondido aqui para nós que vivemos neste dia da graça! Jesus Cristo é a luz que está oculta nas trevas. Em nosso estado natural (não salvos) não víamos aquela luz brilhante.</text:p>
      <text:p text:style-name="P2"/>
      <text:p text:style-name="P2"><text:soft-page-break/>Jó 37:24 Nenhum sábio em si mesmo irá vê-Lo! A menos que enxerguemos a santidade e o coração de amor de Deus, continuaremos a pensar no quão bons nós somos. Estas são as últimas palavras de Eliú.</text:p>
      <text:p text:style-name="P2"/>
      <text:p text:style-name="P2">Toda a conversa desses cinco homens termina. Agora DEUS irá ter algo a dizer! Esteja preparado para escutar palavras maravilhosas!</text:p>
      <text:p text:style-name="P2"/>
      <text:h text:style-name="Heading_20_2" text:outline-level="2">#666</text:h>
      <text:p text:style-name="P2"/>
      <text:p text:style-name="P2">A proximidade de Cristo nos preserva do sectarismo - a praga mais natural ao coração humano.</text:p>
      <text:p text:style-name="P2"/>
      <text:p text:style-name="P2">JÓ 38</text:p>
      <text:p text:style-name="P2"/>
      <text:p text:style-name="P2">O próprio Deus fala! O que dirá Ele? Jó havia dito que Deus não perderia tempo falando com ele (9:32 e 19:7, 23:8,9; 19:5; 30:20,21 e 31:35 e muitas outras). Sabemos o quanto Deus está interessado pois Deus nos disse tudo o que precisamos saber! Qualquer coisa além disso é meramente a curiosidade da mente humana. Deus traz à memória Suas obras de criação como exemplo de Seu poder e sabedoria. Isto com certeza fará Jó ver sua pequenez.</text:p>
      <text:p text:style-name="P2"/>
      <text:p text:style-name="P2">Não podemos separar qualquer um dos versículos em particular para comentar. Você deveria ler a passagem toda como uma mensagem grandiosa e gloriosa proveniente da própria boca de Deus. (Poderíamos pensar que Deus deveria ter falado assim quando descreveu sua criação em Gênesis, capítulo 1, mas Ele reserva isto para um único homem, Jó).</text:p>
      <text:p text:style-name="P2"/>
      <text:h text:style-name="Heading_20_2" text:outline-level="2">#667</text:h>
      <text:p text:style-name="P2"/>
      <text:p text:style-name="P2">Precisamos vigiar contra a ostentação; precisamos permanecer quietos na presença de Deus, pois há muita independência por aí.</text:p>
      <text:p text:style-name="P2"/>
      <text:p text:style-name="P2">JÓ 39</text:p>
      <text:p text:style-name="P2"/>
      <text:p text:style-name="P2">Será que algum discurso em nossa própria língua seria capaz de nos fazer sentir menores que isso? Estes quatro capítulos nos dão uma das maiores expressões da sabedoria e poder de Deus encontradas na Bíblia. Tudo isso é necessário para Jó (e para nós) entendermos. E para nós é tudo maravilhoso demais, pois nos faz compreender a glória que o Senhor Jesus deixou de lado para Se tornar um Homem, e sofrer toda a vergonha e insultos de suas criaturas que as Suas benditas mãos fizeram!</text:p>
      <text:p text:style-name="P2"/>
      <text:h text:style-name="Heading_20_2" text:outline-level="2">#668</text:h>
      <text:p text:style-name="P2"/>
      <text:p text:style-name="P2">Deus nos deu a Sua Palavra e o Espírito Santo porque Ele quer que o mundo nos veja da mesma maneira que Ele nos vê, que é parecidos com Jesus.</text:p>
      <text:p text:style-name="P2"/>
      <text:p text:style-name="P2">JÓ 40</text:p>
      <text:p text:style-name="P2"/>
      <text:p text:style-name="P2">Jó 40:1-3 Todas as maravilhosas palavras do Senhor estão fazendo efeito em Jó. Rogamos para que o mesmo efeito possa ocorrer em cada um <text:soft-page-break/>de nós enquanto lermos isto. Jó está começando a ser quebrantado. Que lugar maravilhoso para o crente estar! Sem palavras diante de Deus!</text:p>
      <text:p text:style-name="P2"/>
      <text:p text:style-name="P2">Jó 40:6-24 Mas o Senhor sabia que seria preciso mais para levar Jó completamente ao fim de si próprio.</text:p>
      <text:p text:style-name="P2"/>
      <text:p text:style-name="P2">Jó 40:15 Talvez seja o hipopótamo.</text:p>
      <text:p text:style-name="P2"/>
      <text:h text:style-name="Heading_20_2" text:outline-level="2">#669</text:h>
      <text:p text:style-name="P2"/>
      <text:p text:style-name="P2">A revelação de si mesmo precede a revelação.</text:p>
      <text:p text:style-name="P2"/>
      <text:p text:style-name="P2">JÓ 41</text:p>
      <text:p text:style-name="P2"/>
      <text:p text:style-name="P2">Jó 41:1-9 Provavelmente trata-se de um crocodilo. Jó teria de responder "eu não" para cada uma destas perguntas. Mas Deus o está encaminhando para o próximo versículo.</text:p>
      <text:p text:style-name="P2"/>
      <text:p text:style-name="P2">Jó 41:10 Se ninguém for capaz de enfrentar um mero animal, quem seria capaz de enfrentar Deus? Que pergunta!</text:p>
      <text:p text:style-name="P2"/>
      <text:p text:style-name="P2">Jó 41:11 Deus controla tudo.</text:p>
      <text:p text:style-name="P2"/>
      <text:p text:style-name="P2">Jó 41:12-34 Deus continua descrevendo o grande poder de um animal. A descrição é assustadora. As palavras têm seu efeito em Jó, e quiçá funcionem da mesma maneira em nós. Possam elas abrir nossos olhos para enxergar nossa pequenez, e a grandeza de Deus. Deus termina de falar, e agora chegamos ao grande momento da vida de Jó.</text:p>
      <text:p text:style-name="P2"/>
      <text:h text:style-name="Heading_20_2" text:outline-level="2">#670</text:h>
      <text:p text:style-name="P2"/>
      <text:p text:style-name="P2">Sejamos cuidadosos para não deixarmos o repouso da alma para buscar bênçãos maiores. Deus não pode operar enquanto estivermos ansiosos - mesmo que seja a respeito de nossas experiências espirituais. Vamos confiar em Sua Palavra, e deixar que Ele a cumpra em nós.</text:p>
      <text:p text:style-name="P2"/>
      <text:p text:style-name="P2">JÓ 42</text:p>
      <text:p text:style-name="P2"/>
      <text:p text:style-name="P2">Jó 42:1-4 Jó é um homem humilhado! Todos os pensamentos a respeito de si próprio se foram.</text:p>
      <text:p text:style-name="P2"/>
      <text:p text:style-name="P2">Jó 42:5-6 Poucas palavras apenas. Mas são as palavras mais importantes que já foram ditas. (Quando nós crentes somos colocados em uma posição tão baixa a ponto de pronunciá-las, estamos a caminho de experimentar uma vida Cristã plena, rica e feliz). Leia mais uma vez estas palavras. (Ouvimos falar do Senhor quando fomos salvos, mas nossa vida só é entregue a Ele quando temos nossos olhos abertos para ver Sua beleza e onisuficiência).</text:p>
      <text:p text:style-name="P2"/>
      <text:p text:style-name="P2">Os novos pensamentos de Jó acerca de Deus são rapidamente conectados a novos pensamentos acerca de si mesmo. (Que contraste com as opiniões de Jó que encontramos em 29:11). Jó levou um bom tempo para chegar a este ponto (e nós também). Deus nos ama demais para nos deixar seguir nosso próprio e descuidado caminho. Com frequência um crente é rebaixado tanto quanto Jó, para ver o quão vil ele é. Isto só pode ser experimentado quando entramos na presença de Deus. Será que podemos <text:soft-page-break/>dizer, "por isso me abomino"? Nosso espírito humilhado irá mostrar os resultados em nossa vida, se já tivermos experimentado isto.</text:p>
      <text:p text:style-name="P2"/>
      <text:p text:style-name="P2">Suponha que Deus tivesse parado no final, que utilidade teria este Livro? Jó poderia ter dito, "Bem, quando tudo era próspero eu era os olhos do cego (29:15) e quando as coisas iam mal eu era paciente". Teria sido muito ruim. Mas isso não iria acontecer. Mesmo que seus amigos estivessem totalmente errados por pensar que este mundo era um exemplo do justo governo de Deus, Jó entende de repente o que é na realidade, e por isso temos o versículo 6.</text:p>
      <text:p text:style-name="P2"/>
      <text:p text:style-name="P2">Jó 42:7-17 Os pensamentos de Jó se voltam para seus amigos. Ele até ora por eles! E ao fazer isso, Deus age em favor de Jó, e lhe dá em dobro tudo o que tinha antes! Feliz Jó. (Felizes somos nós, se já tivermos sido humilhados para nos enxergar do modo como Deus nos vê. Então nossos olhos serão abertos e seremos capazes de dizer, "graças a Deus que sempre me deixa passar por tribulações"). O Livro de Jó foi de ajuda?</text:p>
      <text:p text:style-name="P2"/>
      <text:h text:style-name="Heading_20_2" text:outline-level="2">#671</text:h>
      <text:p text:style-name="P2"/>
      <text:p text:style-name="P2">Uma falta de apreço pela maravilha de uma salvação completa em Cristo abre a porta para todo tipo de desequilíbrio, e produz frustração e fracasso contínuos.</text:p>
      <text:p text:style-name="P2"/>
      <text:p text:style-name="P2">ECLESIASTES 1</text:p>
      <text:p text:style-name="P2"/>
      <text:p text:style-name="P2">Este Livro é totalmente diferente. Trata-se da experiência de um homem que é muito sábio e então decide experimentar de tudo o que há na Terra. (As palavras que ele usa são "debaixo do sol" e ele as usa cerca de 28 vezes neste Livro). Ele quer descobrir se alguma coisa irá fazê-lo feliz. O escritor é o Rei Salomão e não existe nada que lhe falte para poder encontrar a resposta. Portanto ele tenta. Às vezes ele chega perto da verdade, mas outras vezes está muito longe dela. (3:18-22, 7:16, 17). Mas o ensinamento divino está nos últimos dois versículos do livro. Eles dão a resposta às indagações de 1:13 e 2:3. Prazer, ser "bom", aprendizado, riquezas, etc, etc, não podem trazer a felicidade. Por que? Porque o mal é tudo o que há neste mundo. Lembre-se de que Salomão não conhecia nada sobre o Senhor Jesus. Ele estava buscando por satisfação aqui neste mundo, mas nós temos encontrado gozo e paz em um Homem celestial. É importante entender também que o quanto mais uma pessoa tenta encontrar a felicidade aqui, mais infeliz ela se torna.</text:p>
      <text:p text:style-name="P2"/>
      <text:p text:style-name="P2">Ec 1:1 Neste livro a palavra "Deus" é usada porque trata-se da experiência do homem na Terra diante de Deus, sem conhecê-Lo como Senhor.</text:p>
      <text:p text:style-name="P2"/>
      <text:p text:style-name="P2">Ec 1:4-11 Trabalho, trabalho, trabalho, que nunca termina... que nunca satisfaz... e assim segue toda a criação nesta Terra. Gênesis 3:17-19 nos diz o por quê disto ser assim.</text:p>
      <text:p text:style-name="P2"/>
      <text:p text:style-name="P2">Ec 1:12-18 Algo para pensar, para qualquer um que esteja buscando "abundantemente a sabedoria e o conhecimento" sobre tudo o que há no mundo. O homem que tinha mais conhecimento que qualquer outro homem sobre a Terra (exceto Cristo, evidentemente) nos diz no versículo 14 o que descobriu.</text:p>
      <text:p text:style-name="P2"/>
      <text:h text:style-name="Heading_20_2" text:outline-level="2"><text:soft-page-break/>#672</text:h>
      <text:p text:style-name="P2"/>
      <text:p text:style-name="P2">É preciso lembrar de um princípio fundamental na vida espiritual - que Deus só revela verdades espirituais para atender necessidades espirituais.</text:p>
      <text:p text:style-name="P2"/>
      <text:p text:style-name="P2">ECLESIASTES 2</text:p>
      <text:p text:style-name="P2"/>
      <text:p text:style-name="P2">Ec 2:1-3 Se o muito conhecimento não poderá satisfazer o coração, será que a diversão, o prazer e o entretenimento trarão contentamento? Não.</text:p>
      <text:p text:style-name="P2"/>
      <text:p text:style-name="P2">Ec 2:4-11 Bem, então, que tal um bom e duro trabalho para tornar o mundo um lugar melhor, mais limpo e belo para se viver? Que tal acumular "bens"? O versículo 11 repete o mesmo triste final.</text:p>
      <text:p text:style-name="P2"/>
      <text:p text:style-name="P2">Ec 2:12-19 Se tudo o que ele havia descoberto sobre a vida era verdade, que diferença faria para um homem ser ele sábio ou tolo? O "evento" comum a todos é a morte que encerra tudo aqui na Terra, portanto por que trabalhar tanto só para deixar tudo para os outros? (Sem as boas novas da salvação de Deus, que vida vazia!)</text:p>
      <text:p text:style-name="P2"/>
      <text:p text:style-name="P2">Ec 2:20-21 Salomão deixou tudo para seu filho Roboão que não herdou a sabedoria de seu pai. (Será que estamos aprendendo com Salomão?)</text:p>
      <text:p text:style-name="P2"/>
      <text:p text:style-name="P2">Ec 2:22-26 Como dizem alguns, "vamos comer, beber, e nos divertir, porque amanhã morreremos!" Que terrível modo de vida.</text:p>
      <text:p text:style-name="P2"/>
      <text:h text:style-name="Heading_20_2" text:outline-level="2">#673</text:h>
      <text:p text:style-name="P2"/>
      <text:p text:style-name="P2">Seja o que for que enfraqueça sua razão, debilite a brandura de sua consciência, obscureça seu senso de Deus, ou o prive do sabor pelas coisas espirituais - isto é pecado para você.</text:p>
      <text:p text:style-name="P2"/>
      <text:p text:style-name="P2">ECLESIASTES 3</text:p>
      <text:p text:style-name="P2"/>
      <text:p text:style-name="P2">Ec 3:1-8 Lembre-se de que isto não é Cristianismo, mas sim o que Salomão vê na vida diária.</text:p>
      <text:p text:style-name="P2"/>
      <text:p text:style-name="P2">Ec 3:9-15 Tudo segue adiante, sem que o homem possa mudar coisa alguma nem tampouco predizer o futuro. Tudo está nas mãos de Deus, mas até o conhecimento disto não traz contentamento.</text:p>
      <text:p text:style-name="P2"/>
      <text:p text:style-name="P2">Ec 3:16-22 Sem a revelação da verdade de Deus, estes versículos são a única conclusão a que um homem pode chegar - sem qualquer diferença real entre o homem e o animal. É daí que o ensino da evolução vem, pois a evolução nega a verdade da Palavra de Deus de que Ele criou o mundo.</text:p>
      <text:p text:style-name="P2"/>
      <text:h text:style-name="Heading_20_2" text:outline-level="2">#674</text:h>
      <text:p text:style-name="P2"/>
      <text:p text:style-name="P2">O entusiasmo é mais fácil que a obediência.</text:p>
      <text:p text:style-name="P2"/>
      <text:p text:style-name="P2">ECLESIASTES 4</text:p>
      <text:p text:style-name="P2"/>
      <text:p text:style-name="P2"><text:soft-page-break/>Ec 4:1-16 Se os últimos poucos versículos do capítulo 3 forem verdade, é melhor estar morto do que vivo, e é melhor ainda nunca ter nascido! Mas quando se está vivo, é melhor ter um pouco dos bens deste mundo e tranquilidade, do que ter muito e aflição.</text:p>
      <text:p text:style-name="P2"/>
      <text:p text:style-name="P2">Ec 4:7-12 É melhor ter companhia do que viver só.</text:p>
      <text:p text:style-name="P2"/>
      <text:p text:style-name="P2">Ec 4:13-16 Salomão fracassou no final de sua vida como rei, e aqui ele preocupa-se em saber se o seu filho irá dar ouvidos aos avisos. (Por favor, não se esqueça de que estes capítulos são as descobertas e raciocínios do homem, não os pensamentos de Deus).</text:p>
      <text:p text:style-name="P2"/>
      <text:h text:style-name="Heading_20_2" text:outline-level="2">#675</text:h>
      <text:p text:style-name="P2"/>
      <text:p text:style-name="P2">É isto apropriado para um seguidor de Cristo? Está isto de acordo com a glória e o caráter de Seu reino? Irá isto agradar o desagradar a meu Senhor e Salvador? Estas são perguntas de amor!</text:p>
      <text:p text:style-name="P2"/>
      <text:p text:style-name="P2">ECLESIASTES 5</text:p>
      <text:p text:style-name="P2"/>
      <text:p text:style-name="P2">Ec 5:1-8 Que aviso para cuidarmos de nosso falar e de nossas ações! Deus está ouvindo e observando! (Mt 14:7-10 é um exemplo da primeira parte do versículo 6).</text:p>
      <text:p text:style-name="P2"/>
      <text:p text:style-name="P2">Ec 5:9-17 O apóstolo Paulo faz uso deste ensinamento em 1 Tm 6:7-10. Mas Paulo tinha a verdade de Deus para mostrar o lado alegre do assunto, enquanto Salomão dá apenas o lado triste, do ponto de vista do homem.</text:p>
      <text:p text:style-name="P2"/>
      <text:p text:style-name="P2">Ec 5:18-20 Não é pecado ser rico em bens neste mundo, mas estes bens não irão realmente satisfazer o coração. É o desejo de ser rico (veja 1 Tm 6:9-10) que traz tristeza e frustração à vida.</text:p>
      <text:p text:style-name="P2"/>
      <text:h text:style-name="Heading_20_2" text:outline-level="2">#676</text:h>
      <text:p text:style-name="P2"/>
      <text:p text:style-name="P2">Que sua aparência e ações sejam uma grande propaganda de que o Espírito de Deus mora dentro de você.</text:p>
      <text:p text:style-name="P2"/>
      <text:p text:style-name="P2">ECLESIASTES 6</text:p>
      <text:p text:style-name="P2"/>
      <text:p text:style-name="P2">Ec 6:1-5 Que tolice é tentar conseguir muito dinheiro, bens e fama neste mundo, só para descobrir que isso não traz felicidade.</text:p>
      <text:p text:style-name="P2"/>
      <text:p text:style-name="P2">Ec 6:6 Ainda que uma pessoa vivesse 2000 anos, ela nunca veria nada que valesse a pena.</text:p>
      <text:p text:style-name="P2"/>
      <text:p text:style-name="P2">Ec 6:7-12 Muitas perguntas mas nenhuma resposta! Só a verdade de Deus dá as respostas certas. (Estamos buscando Suas respostas em Sua Palavra todos os dias? Nós as encontramos no Novo Testamento).</text:p>
      <text:p text:style-name="P2"/>
      <text:p text:style-name="P2">Podemos resumir os seis primeiros capítulos como uma mostra da vaidade ou vazio de todas as coisas no mundo; os últimos seis capítulos como uma mostra de que a verdadeira sabedoria é o único caminho que vale a pena trilhar neste mundo. (Mas aqui não nos diz como encontrá-lo).</text:p>
      <text:p text:style-name="P2"/>
      <text:h text:style-name="Heading_20_2" text:outline-level="2"><text:soft-page-break/>#677</text:h>
      <text:p text:style-name="P2"/>
      <text:p text:style-name="P2">Lembre-se: o fato de você ter muita informação não significa que você tenha sabedoria.</text:p>
      <text:p text:style-name="P2"/>
      <text:p text:style-name="P2">ECLESIASTES 7</text:p>
      <text:p text:style-name="P2"/>
      <text:p text:style-name="P2">Ec 7:1-6 Coisas diferentes são aqui comparadas. Repare as coisas melhores. Aqueles que não se preocupam com as coisas sérias são chamados de tolos.</text:p>
      <text:p text:style-name="P2"/>
      <text:p text:style-name="P2">Ec 7:7-14 Um espírito paciente e cuidadoso é o que deve ser visto em nossa vida.</text:p>
      <text:p text:style-name="P2"/>
      <text:p text:style-name="P2">Ec 7:16-18 O homem diz que a moderação em todas as coisas é a melhor política. (Esta não é a sabedoria de Deus, como temos visto neste livro de Eclesiastes).</text:p>
      <text:p text:style-name="P2"/>
      <text:p text:style-name="P2">Ec 7:19-28 Conclusões corretas, mas nada que dê qualquer esperança. (O "homem" do versículo 28 poderia nos falar de Cristo, mas até Sua vida justa não poderia salvar o homem, mas só serve para condená-lo ainda mais. É só através da morte de Cristo que alguém pode obter o que precisa, mas essa boa nova está na revelação do evangelho de Deus, não naquilo que o homem possa observar na Terra). (Neste nosso "dia da graça", um crente pode ter muito mais dificuldades que um incrédulo, assim como aconteceu com o Senhor Jesus).</text:p>
      <text:p text:style-name="P2"/>
      <text:h text:style-name="Heading_20_2" text:outline-level="2">#678</text:h>
      <text:p text:style-name="P2"/>
      <text:p text:style-name="P2">Não há atalhos nos caminhos de Deus.</text:p>
      <text:p text:style-name="P2"/>
      <text:p text:style-name="P2">Ec 8:1-7 Aqueles que estão em posição de autoridade devem ser respeitados e obedecidos, do contrário não haveria governo, o qual é ordenado por Deus (Romanos 13:1-3).</text:p>
      <text:p text:style-name="P2"/>
      <text:p text:style-name="P2">Ec 8:8 Ninguém pode fazer com que seu espírito permaneça em si, ou que saia de si, usando apenas do falar. Isto é um claro testemunho da divindade de Cristo, pois Ele ordenou a Seu espírito que saísse de Seu corpo (Mt 27:50).</text:p>
      <text:p text:style-name="P2"/>
      <text:p text:style-name="P2">Ec 8:9-14 Pessoas inocentes são castigadas às vezes e os culpados escapam com suas más obras. Existe justiça? Sim, existe, mas o homem pecador não consegue colocá-la em prática. Somente Cristo pode, e Ele o fará, durante o tempo futuro do milênio.</text:p>
      <text:p text:style-name="P2"/>
      <text:p text:style-name="P2">Ec 8:15-17 "Por que preocupar-se com o dia de amanhã e seus problemas? O homem não pode prever mesmo o futuro - só Deus o conhece. Divirta-se enquanto pode." - Não é isto o que muitos neste mundo estão dizendo?</text:p>
      <text:p text:style-name="P2"/>
      <text:p text:style-name="P2">Ec 8:17 Leia 1 Coríntios 1:21 e veja o que Deus nos deu em Cristo.</text:p>
      <text:p text:style-name="P2"/>
      <text:h text:style-name="Heading_20_2" text:outline-level="2">#679</text:h>
      <text:p text:style-name="P2"/>
      <text:p text:style-name="P2">É sempre mais humilde sermos guiados pela Sua Palavra do que por nossos pensamentos e sentimentos.</text:p>
      <text:p text:style-name="P2"><text:soft-page-break/></text:p>
      <text:p text:style-name="P2">ECLESIASTES 9</text:p>
      <text:p text:style-name="P2"/>
      <text:p text:style-name="P2">Ec 9:1-12 A morte chega para toda a humanidade. Se a verdade de Deus não for conhecida, o final do versículo 11 é tudo o que o homem consegue enxergar - que tudo é questão de oportunidade e sorte. Mas Deus está no controle e existe um juízo futuro mesmo para aqueles que não sabem disso (vers. 12 - lembremo-nos de Hebreus 9:27).</text:p>
      <text:p text:style-name="P2"/>
      <text:p text:style-name="P2">Ec 9:13-18 "Uma pequena cidade" - (este mundo); "um grande rei" - (Satanás); "um sábio pobre" - (Cristo em Sua obra na cruz). O final do versículo 16 é a verdade acerca da humanidade de um modo geral.</text:p>
      <text:p text:style-name="P2"/>
      <text:p text:style-name="P2">Ec 9:17 é verdadeiro acerca dos crentes que dão ouvidos a Cristo, não a Satanás. </text:p>
      <text:p text:style-name="P2"/>
      <text:h text:style-name="Heading_20_2" text:outline-level="2">#680</text:h>
      <text:p text:style-name="P2"/>
      <text:p text:style-name="P2">A cruz de Cristo prova todos os corações.</text:p>
      <text:p text:style-name="P2"/>
      <text:p text:style-name="P2">ECLESIASTES 10</text:p>
      <text:p text:style-name="P2"/>
      <text:p text:style-name="P2">Ec 10:1-15 A sobriedade e quietude de espírito, o desejo de ocupar uma posição sem importância, o saber como falar de modo simples e gracioso - estes são ensinamentos que dão a uma pessoa uma vida pacífica neste mundo, mas que não irão salvar sua alma.</text:p>
      <text:p text:style-name="P2"/>
      <text:p text:style-name="P2">Ec 10:16-20 Mais observações a respeito da vida - os jovens não são bons líderes, o dinheiro tem um grande poder sobre as pessoas, cuidado com o que fala em particular.</text:p>
      <text:p text:style-name="P2"/>
      <text:h text:style-name="Heading_20_2" text:outline-level="2">#681</text:h>
      <text:p text:style-name="P2"/>
      <text:p text:style-name="P2">Seu senso de pecado será sempre proporcional à sua proximidade de Cristo.</text:p>
      <text:p text:style-name="P2"/>
      <text:p text:style-name="P2">ECLESIASTES 11</text:p>
      <text:p text:style-name="P2"/>
      <text:p text:style-name="P2">Ec 11:1-6 Pensamentos mais avançados - compartilhe o que você tem; as coisas tomam seu curso natural conforme Deus determina; o homem não pode controlar as consequências de seus atos. Estas observações levaram Salomão aos versos seguintes.</text:p>
      <text:p text:style-name="P2"/>
      <text:p text:style-name="P2">Ec 11:7-10 Uma conclusão séria no final do versículo 9. A palavra "jovem" no versículo 10 significa "na flor da juventude". Que palavra deveria ser esta para cada um de nós! Aquela que é considerada a melhor época da vida não passa de vaidade, vazia e sem sentido. (Você desfruta o fato de ter Cristo como seu Salvador? Ele dá sentido à sua vida).</text:p>
      <text:p text:style-name="P2"/>
      <text:h text:style-name="Heading_20_2" text:outline-level="2">#682</text:h>
      <text:p text:style-name="P2"/>
      <text:p text:style-name="P2">Nós só mostramos o que realmente somos quando estamos longe de casa.</text:p>
      <text:p text:style-name="P2"/>
      <text:p text:style-name="P2">ECLESIASTES 12</text:p>
      <text:p text:style-name="P2"><text:soft-page-break/></text:p>
      <text:p text:style-name="P2">Ec 12:1-7 Não há época melhor para se pensar em Deus e na eternidade do que quando se é jovem. À medida que envelhecemos, a vida se torna mais difícil com mais responsabilidades. Veja se você pode identificar os diferentes membros do corpo aqui - versículo 3, braços, pernas, dentes. O corpo volta ao pó (Gênesis 3:19) após a morte. O final do versículo 7 não nos diz o que Deus faz com o espírito do homem. É preciso que procuremos em outra parte da Palavra de Deus para descobrir.</text:p>
      <text:p text:style-name="P2"/>
      <text:p text:style-name="P2">Ec 12:8 Nenhuma mudança na conclusão de Salomão. Será que aprendemos isso também?</text:p>
      <text:p text:style-name="P2"/>
      <text:p text:style-name="P2">Ec 12:9-12 Encontramos estes provérbios que Deus guardou para nós no livro de Provérbios, que apresenta a sabedoria celestial para a vida na Terra, mas não a salvação.</text:p>
      <text:p text:style-name="P2"/>
      <text:p text:style-name="P2">Ec 12:13-14 A conclusão de Salomão para tudo o que ele viu na Terra nos é mostrada neste livro de Eclesiastes. Há muita sabedoria e auxílio; (mas quando nascemos de novo recebemos uma vida celestial, e aprendemos acerca dela nas epístolas de Paulo).</text:p>
      <text:p text:style-name="P2"/>
      <text:h text:style-name="Heading_20_2" text:outline-level="2">#683</text:h>
      <text:p text:style-name="P2"/>
      <text:p text:style-name="P2">O fracasso é uma experiência compartilhada. Não pode haver um sentimento de isolamento. Minha primeira reação ao fracasso de um crente deveria ser a de examinar o meu próprio coração.</text:p>
      <text:p text:style-name="P2"/>
      <text:p text:style-name="P2">JUDAS</text:p>
      <text:p text:style-name="P2"/>
      <text:p text:style-name="P2">Judas nos fala de como serão as condições neste mundo um pouco antes da vinda do Senhor. Trata-se de um aviso para nós para "batalhar pela fé que uma vez foi dada aos santos" - vers. 3 - "uma vez" significa "de uma vez por todas", (algo que não se repetirá). Deus deu tudo que era necessário para nos manter nesta vida. Mas somos provados. Aqui Deus aponta para os perigos. Quando uma pessoa escuta a verdade e, sem aceitá-la, afasta-se dela, acaba ficando em uma condição muito séria. Ele ouviu e rejeitou. Isto se chama "apostasia". Hoje estamos vivendo em uma época muito difícil e perigosa. O Cristianismo está desaparecendo rapidamente e isto nos mostra o quão importante é este Livro de Judas para nós hoje.</text:p>
      <text:p text:style-name="P2"/>
      <text:p text:style-name="P2">Jd 1 e 21 "Conservados" e "guardados" são palavras que têm a mesma raiz. A primeira é o que Deus faz, e a segunda, o que devemos fazer. Com frequência oramos para que o Senhor possa nos guardar! O que o versículo 21 está lhe dizendo?</text:p>
      <text:p text:style-name="P2"/>
      <text:p text:style-name="P2">Jd 5 Três exemplos disto (1) Apesar dos Israelitas terem sido todos tirados do Egito por Deus nos dias de Moisés, alguns não creram em Deus e foram destruídos. </text:p>
      <text:p text:style-name="P2"/>
      <text:p text:style-name="P2">Jd 6 (2) Alguns anjos desobedeceram, e hoje estão em cadeias aguardando seu juízo.</text:p>
      <text:p text:style-name="P2"/>
      <text:p text:style-name="P2">Jd 7 (3) Sodoma e Gomorra, grandes cidades, foram ambas destruídas por terem se voltado para a imoralidade.</text:p>
      <text:p text:style-name="P2"/>
      <text:p text:style-name="P2"><text:soft-page-break/>Jd 8-10 O povo ímpio deste mundo estava se infiltrando entre os crentes. O mal começa de forma muito sutil. Podemos ver hoje toda a sujeira que aparece no noticiário... deixando de lado todo o respeito pelas autoridades e insultando a verdade de Deus.</text:p>
      <text:p text:style-name="P2"/>
      <text:p text:style-name="P2">Jd 11 Aqui estão as três formas como as pessoas se desviam; (1) "o caminho de Caim". Esta é uma figura da velha natureza, a vontade de uma pessoa com ódio tanto de Deus como dos crentes. (2) "O engano do prêmio de Balaão". Esta é uma figura do mal religioso. Ser religioso por causa do ganho. (3) "A contradição de Coré"; uma figura da rebelião contra Deus e Sua Palavra - Veja Números 16.</text:p>
      <text:p text:style-name="P2"/>
      <text:p text:style-name="P2">Jd 12-13 Exatamente como as pessoas em nosso país nos dias de hoje.</text:p>
      <text:p text:style-name="P2"/>
      <text:p text:style-name="P2">Jd 14-15 Versículos marcantes. Enoque viveu cerca de 1.600 anos antes que Moisés escrevesse o Livro de Gênesis (Gênesis 5:21-24), e avisa contra aquelas pessoas ímpias que nos cercam hoje e nos fala de do terrível fim que terão.</text:p>
      <text:p text:style-name="P2"/>
      <text:p text:style-name="P2">Jd 17-23 Vivemos em dias de libertinagem, nós os crentes estamos cercados por "escarnecedores" da verdade. Nos é dito que devemos nos edificar sobre a nossa santíssima fé (Leia estas palavras cuidadosamente) orando, conservando-nos no amor de Deus, esperando na misericórdia de nosso Senhor Jesus Cristo para a vida eterna. Como precisamos destas admoestações!</text:p>
      <text:p text:style-name="P2"/>
      <text:p text:style-name="P2">Jd 24-25 Que destino doce, tocante e seguro. Ele pode nos guardar (presente) e nos apresentar sem culpa diante de Deus (futuro).</text:p>
      <text:p text:style-name="P2"/>
      <text:h text:style-name="Heading_20_2" text:outline-level="2">#684</text:h>
      <text:p text:style-name="P2"/>
      <text:p text:style-name="P2">Quando você conhece o coração de Deus, jamais irá questionar Sua vontade. A vontade de Deus é Sua expressão do Seu amor por mim. O maior conhecimento que um homem possa ter é conhecer a vontade de Deus - sua maior realização é fazê-la.</text:p>
      <text:p text:style-name="P2"/>
      <text:p text:style-name="P2">MATEUS 1</text:p>
      <text:p text:style-name="P2"/>
      <text:p text:style-name="P2">A Bíblia começa com o Jardim do Éden, e com um rio saindo dele e se dividindo em quatro rios; (quatro nas Escrituras sugerem os pensamento de seguir em todas as direções - Norte, Oeste, Leste e Sul. Noé e seus filhos (4 no total) foram colocados em um mundo recém lavado. Abraão, mais tarde, foi chamado para sair da terrível idolatria deste mundo. Por meio de seus descendentes o mundo todo iria ser abençoado.</text:p>
      <text:p text:style-name="P2"/>
      <text:p text:style-name="P2">Assim Israel tornou-se o povo de Deus. Seu trono estava no centro - Jerusalém. É também o centro do governo e da adoração para todas as nações. Aqueles eram os planos de Deus... separação para Si mesmo, mas para uma bênção de alcance maior ainda. Para Israel foi dado o Antigo Testamento. Tudo centralizado neles. O Salvador do mundo seria seu Messias. Assim, ao chegar, Jesus nasceu ali.</text:p>
      <text:p text:style-name="P2"/>
      <text:p text:style-name="P2">Mais tarde, como um Homem, Ele apresentou-Se a eles. É por isso que o primeiro Livro da Nova seção da Bíblia começa com "Jesus Cristo". Este Livro tem diversas citações dos profetas dos dias do Antigo Testamento. Ele nasce em Belém, em conformidade com Miquéias 5:2. Serão mencionadas as outras partes e referências à medida que as encontrarmos.</text:p>
      <text:p text:style-name="P2"><text:soft-page-break/></text:p>
      <text:p text:style-name="P2">Mt 1:18 O nascimento virginal de nosso Senhor Jesus. Isto é negado por muitos hoje, mas sabemos que a Palavra de Deus ensina claramente que nosso Senhor Jesus nasceu como havia sido prometido a uma virgem (Is 7:14).</text:p>
      <text:p text:style-name="P2"/>
      <text:p text:style-name="P2">Mt 1:21 Antes de nascer, o maravilhoso nome de Jesus foi escolhido para Ele, e este nome significa Salvador, "porque Ele salvará o Seu povo dos seus pecados." Com frequência encontramos esta palavra "salvar" ao lermos o Evangelho.</text:p>
      <text:p text:style-name="P2"/>
      <text:h text:style-name="Heading_20_2" text:outline-level="2">#685</text:h>
      <text:p text:style-name="P2"/>
      <text:p text:style-name="P2">Se não exercitarmos nossa fé, Satanás irá enfatizar nossas quedas.</text:p>
      <text:p text:style-name="P2"/>
      <text:p text:style-name="P2">MATEUS 2</text:p>
      <text:p text:style-name="P2"/>
      <text:p text:style-name="P2">Mt 2:1-2 Cerca de 2 anos após o nascimento de Jesus, os homens vieram do oriente para adorá-Lo. Eram gentios. Eles visitaram o Rei Herodes, que ficou muito perturbado quando escutou do nascimento de Jesus. </text:p>
      <text:p text:style-name="P2"/>
      <text:p text:style-name="P2">Mt 2:5 Os líderes Judeus realmente sabiam que Belém era a cidade onde seu Messias deveria nascer, e citam a profecia no versículo 6 para prová-lo.</text:p>
      <text:p text:style-name="P2"/>
      <text:p text:style-name="P2">Mt 2:8 Herodes faz promessas enganosas de que também iria e adoraria a Jesus quando Ele fosse encontrado. </text:p>
      <text:p text:style-name="P2"/>
      <text:p text:style-name="P2">Mt 2:9 Um maravilhoso milagre é registrado aqui. A estrela moveu-se até Belém e parou ali. Estava a apenas 19 quilômetros de distância, portanto a estrela deve ter estado bem próxima para identificar o lugar com tamanha exatidão.</text:p>
      <text:p text:style-name="P2"/>
      <text:p text:style-name="P2">Mt 2:11 Ao que parece Jesus tinha quase dois anos de idade naquela ocasião (vers. 16).</text:p>
      <text:p text:style-name="P2"/>
      <text:p text:style-name="P2">Mt 2:19-23 Deus tomou um cuidado especial com aquela criança. José leva sua pequena família para a terra do Egito. Leia Oséias 11:1 e lembre-se de que foi escrito 700 anos antes de Jesus nascer! Algo notável, pois havia sido da terra do Egito que o povo, os Judeus, havia sido chamado a sair muitos anos antes, para entrar na terra de Israel.</text:p>
      <text:p text:style-name="P2"/>
      <text:p text:style-name="P2">Mt 2:22-23 Jesus, o verdadeiro filho de Davi e Rei de Israel, retorna agora à terra de Israel. Iria Ele direto para o trono de Davi? Não, em vez disso vemos que Ele vai para a Galiléia. Aqueles que viviam na Galiléia eram desprezados pelos Judeus, principalmente os que viviam na cidade de Nazaré. E assim encontramos o Senhor Jesus morando entre aqueles que eram desprezados. O Senhor Jesus, o verdadeiro Rei de Israel, era, Ele próprio, rejeitado e desprezado.</text:p>
      <text:p text:style-name="P2"/>
      <text:h text:style-name="Heading_20_2" text:outline-level="2">#686</text:h>
      <text:p text:style-name="P2"/>
      <text:p text:style-name="P2">Quanto mais submisso sou ao senhorio de Criso, menos Satanás e o mundo terão o que fazer.</text:p>
      <text:p text:style-name="P2"/>
      <text:p text:style-name="P2"><text:soft-page-break/>MATEUS 3</text:p>
      <text:p text:style-name="P2"/>
      <text:p text:style-name="P2">Passaram-se anos e Jesus começa Sua obra. Surge João Batista, conforme Isaías havia profetizado no capítulo 40:3 de seu Livro.</text:p>
      <text:p text:style-name="P2"/>
      <text:p text:style-name="P2">Mt 3:1 João Batista está pregando no deserto. O fato de João pregar no deserto ao invés de fazê-lo no templo nos mostra que o povo de Deus estava em uma condição que não agradava ao Senhor, e por isso João permanece separado deles e os chama ao arrependimento.</text:p>
      <text:p text:style-name="P2"/>
      <text:p text:style-name="P2">Mt 3:2 Encontraremos com frequência no Evangelho de Mateus a expressão "o reino dos céus". Isto não equivale ao céu propriamente dito, mas conforme descobriremos descrito mais tarde, refere-se ao fato de que o Senhor Jesus havia vindo do céu e iria revelar ao Seu povo aquilo que Ele havia recebido de Seu Pai no céu.</text:p>
      <text:p text:style-name="P2"/>
      <text:p text:style-name="P2">Mt 3:6 Este batismo não é de modo algum igual ao batismo Cristão do qual falamos hoje. Era um batismo para arrependimento pelos pecados do povo e da nação de Israel.</text:p>
      <text:p text:style-name="P2"/>
      <text:p text:style-name="P2">Mt 3:7-12 João avisa aqueles que iam a ele para serem batizados que Deus via seus corações.</text:p>
      <text:p text:style-name="P2"/>
      <text:p text:style-name="P2">Mt 3:13-17 Jesus vai a João para ser batizado e João, evidentemente, fica muito surpreso, pois sabia que o Senhor Jesus não tinha pecados que necessitassem de arrependimento. O Senhor Jesus sabia que a nação de Israel era culpada de muitos pecados... sua idolatria no passado, seu orgulho presente de justiça própria, portanto para ocupar o Seu lugar com Sua nação, Ele havia pedido a João que O batizasse.</text:p>
      <text:p text:style-name="P2"/>
      <text:p text:style-name="P2">Mt 3:16-17 Deus imediatamente O coloca separado como sendo bem diferente de qualquer outro que estivesse sendo batizado. Quando o Senhor Jesus sai da água, a voz de Deus é ouvida vinda do céu dizendo, "Este é Meu Filho amado, em Quem Me comprazo". O Espírito de Deus desce na forma de uma pomba sobre o Senhor Jesus. Aqui encontramos toda a Trindade no início de Sua vida pública.</text:p>
      <text:p text:style-name="P2"/>
      <text:h text:style-name="Heading_20_2" text:outline-level="2">#687</text:h>
      <text:p text:style-name="P2"/>
      <text:p text:style-name="P2">A oração é o amor na necessidade, apelando para o amor em poder.</text:p>
      <text:p text:style-name="P2"/>
      <text:p text:style-name="P2">MATEUS 4</text:p>
      <text:p text:style-name="P2"/>
      <text:p text:style-name="P2">Mt 4:1-11 A tentação do Senhor Jesus... algo muito importante para nós. Cada vez que Satanás tentou o Senhor Jesus, usou a palavra "se" ao apresentar sua tentação. A cada vez o Senhor respondeu citando a Palavra de Deus. Lembremo-nos disto quando confrontados com tentações; somos guardados pela Palavra de Deus. Quando Adão estava no jardim do Éden, também foi tentado, e caiu, e trouxe sobre si mesmo e sobre todos nós seus descendentes o pecado, sofrimento e a morte que se seguiu. O Senhor Jesus saiu do Paraíso para pagar pelos pecados daqueles que cressem nEle e poder levá-los ao Seu Paraíso. Como o "último Adão" Ele é tentado, e resiste a todas essas tentações. Lembre-se também, de que João Batista não era um Cristão, mas era como todos os crentes do Antigo Testamento. Ele esteve em evidência por apenas alguns poucos meses.</text:p>
      <text:p text:style-name="P2"/>
      <text:p text:style-name="P2"><text:soft-page-break/>Mt 4:12-16 O Senhor Jesus ouve falar que João havia sido lançado na prisão, e segue para a Galiléia. Muitos lugares e muitas cidades ouviram a maravilhosa mensagem do reino dos céus.</text:p>
      <text:p text:style-name="P2"/>
      <text:p text:style-name="P2">Mt 4:19 "Vinde após mim, e eu vos farei pescadores de homens." Que coisa maravilhosa para cada um de nós que conhece o Senhor Jesus como nosso Salvador, ser também um pescador assim.</text:p>
      <text:p text:style-name="P2"/>
      <text:p text:style-name="P2">Mt 4:23 O Senhor Jesus ensina nas sinagogas deles o "evangelho do reino" e cura todos os tipos de enfermidades entre o povo. Ele vai gradualmente reunindo um pequeno remanescente em torno de Si, o qual se transformará, e será o início da igreja de Deus, da qual cada um de nós que cremos faz parte.</text:p>
      <text:p text:style-name="P2"/>
      <text:h text:style-name="Heading_20_2" text:outline-level="2">#688</text:h>
      <text:p text:style-name="P2"/>
      <text:p text:style-name="P2">Há muitas pessoas que suportam a religião ao invés de desfrutarem de Cristo.</text:p>
      <text:p text:style-name="P2"/>
      <text:p text:style-name="P2">MATEUS 5</text:p>
      <text:p text:style-name="P2"/>
      <text:p text:style-name="P2">Chegamos agora àquele que é chamado de "sermão do monte". O Senhor Jesus mostra ao Seu povo os princípios (regras) do reino que Ele tinha vindo estabelecer. Mas Ele, o Rei, foi rejeitado e crucificado. O reino foi postergado de modo que, apesar de podermos ler estes maravilhosos versos, sabemos que eles ainda não se cumpriram.</text:p>
      <text:p text:style-name="P2"/>
      <text:p text:style-name="P2">Mt 5:5 Porventura são os mansos que herdam a terra hoje? Não, mas são os ímpios e infiéis. Lembre-se de que após nós, os crentes, termos sido levados para a glória (talvez hoje), o Senhor retornará para estabelecer Seu reino.</text:p>
      <text:p text:style-name="P2"/>
      <text:p text:style-name="P2">Mt 5:11-12 Se quisermos ser fiéis ao Rejeitado, também nos veremos perseguidos e acusados falsamente para a honra do Senhor. Podemos nos regozijar e ficar extremamente gratos por isso. Embora essas instruções fossem tão doces e perfeitas, ainda assim é Ele, o bendito Senhor Jesus, que exerce o poder de atração sobre nós. Se tiver tempo, leia Deuteronômio 14 para ver a conexão de Israel com o Antigo Testamento e ver como nosso capítulo foi falado para aquela mesma nação. Leia depois Gl 3:12,13 para entender o que a graça fez por nós.</text:p>
      <text:p text:style-name="P2"/>
      <text:p text:style-name="P2">Mt 5:17-48 O Senhor Jesus fala da lei de Moisés, não apenas confirmando a autoridade dessas leis, mas falando do coração do homem. A lei de Moisés só tratava das ações, mas Deus olha o coração. O homem é mais responsável hoje do que era sob a lei de Moisés.</text:p>
      <text:p text:style-name="P2"/>
      <text:p text:style-name="P2">Mt 5:22 Era totalmente errado irar-se contra o irmão.</text:p>
      <text:p text:style-name="P2"/>
      <text:p text:style-name="P2">Mt 5:27-28 Aquilo que está escondido no coração das pessoas é conhecido por Deus.</text:p>
      <text:p text:style-name="P2"/>
      <text:p text:style-name="P2">Mt 5:33-37 É muito comum hoje as pessoas jurarem para tornar suas afirmações mais verídicas. Uma linguagem assim não agrada muito a Ele.</text:p>
      <text:p text:style-name="P2"/>
      <text:p text:style-name="P2">Mt 5:38-48 É isto que o Senhor se agrada de ver naqueles que desejam agradá-lo... foi a forma como Ele próprio agiu quando esteve aqui. Não há ninguém que tenha amado seus inimigos como fez o Senhor Jesus.</text:p>
      <text:p text:style-name="P2"/>
      <text:h text:style-name="Heading_20_2" text:outline-level="2"><text:soft-page-break/>#689</text:h>
      <text:p text:style-name="P2"/>
      <text:p text:style-name="P2">Nosso amor pelo Salvador é expresso em nosso amor por Seu povo.</text:p>
      <text:p text:style-name="P2"/>
      <text:p text:style-name="P2">MATEUS 6</text:p>
      <text:p text:style-name="P2"/>
      <text:p text:style-name="P2">Mt 6:1-8 A maneira como muitas pessoas oravam e faziam outras boas obras. Quando mostramos obras de bondade a outros, ou quando oramos, é muito melhor fazer isso de modo a não atrair as atenções para nós mesmos.</text:p>
      <text:p text:style-name="P2"/>
      <text:p text:style-name="P2">Mt 6:9-13 "A oração do Senhor" era muito importante para os discípulos daqueles dias, pois suas esperanças estavam em um reino na Terra, enquanto nossas esperanças são celestiais. Estamos esperando que o Senhor nos chame para subir. Depois de estarmos lá por algum tempo, então o Senhor nos trará de volta para reinar sobre este mundo com Ele. Ele estabelecerá Seu reino na Terra. Mas um pouco antes de Sua volta, o pequeno remanescente Judeu (que creu no "evangelho do reino" - veja 24:14)... que será pregado no mundo, fará essa oração.</text:p>
      <text:p text:style-name="P2"/>
      <text:p text:style-name="P2">Mt 6:19-34 Podemos aplicar estas palavras a nós em nossas necessidades pessoais diárias. Há grande instrução para cada um de nós.</text:p>
      <text:p text:style-name="P2"/>
      <text:p text:style-name="P2">Mt 6:21 Se nosso tesouro estiver aqui neste mundo, passaremos por muitas ansiedades e esses tesouros poderão desaparecer com muita rapidez; mas nosso tesouro está no céu (o Senhor Jesus).</text:p>
      <text:p text:style-name="P2"/>
      <text:p text:style-name="P2">Mt 6:33 O mesmo pensamento.</text:p>
      <text:p text:style-name="P2"/>
      <text:h text:style-name="Heading_20_2" text:outline-level="2">#690</text:h>
      <text:p text:style-name="P2"/>
      <text:p text:style-name="P2">Nossas tribulações neste mundo colocam nossa natureza à prova; elas revelam o que está no coração. Elas provam o que há em cada um de nós, e graças a Deus, revelam o que há nEle para nós!</text:p>
      <text:p text:style-name="P2"/>
      <text:p text:style-name="P2">MATEUS 7</text:p>
      <text:p text:style-name="P2"/>
      <text:p text:style-name="P2">Mt 7:1-6 Ter consciência de nossas próprias fraquezas e falhas quando tentamos servir de ajuda a outros. Este versículo 6 refere-se mais ao nosso contato individual com as pessoas do que à pregação do evangelho de modo geral.</text:p>
      <text:p text:style-name="P2"/>
      <text:p text:style-name="P2">Mt 7:7-12 Podemos desfrutar de uma feliz confiança em Deus como nosso Pai, e levar a Ele cada um de nossos problemas.</text:p>
      <text:p text:style-name="P2"/>
      <text:p text:style-name="P2">Mt 7:13-14 Um portão estreito e um caminho estreito que levam à vida; e um portão largo e um caminho largo que levam à destruição (morte). Em qual você está?</text:p>
      <text:p text:style-name="P2"/>
      <text:p text:style-name="P2">Mt 7:15-23 Haverá muitos que surgirão com falsos ensinos e precisamos nos guardar. Há um dia vindouro quando o Senhor Jesus dirá a esses falsos mestres "Nunca vos conheci; apartai-vos de mim."</text:p>
      <text:p text:style-name="P2"/>
      <text:p text:style-name="P2">Mt 7:24-29 Há muitos que ouviram as palavras do Senhor, mas nunca receberam o Senhor Jesus Cristo como seu Salvador e continuam agindo exteriormente de um modo que possa parecer muito religioso.</text:p>
      <text:p text:style-name="P2"/>
      <text:h text:style-name="Heading_20_2" text:outline-level="2"><text:soft-page-break/>#691</text:h>
      <text:p text:style-name="P2"/>
      <text:p text:style-name="P2">O conhecimento e reconhecimento da graça produz adoração e obediência no crente.</text:p>
      <text:p text:style-name="P2"/>
      <text:p text:style-name="P2">MATEUS 8</text:p>
      <text:p text:style-name="P2"/>
      <text:p text:style-name="P2">Mt 8:1-4 Nos dias de Moisés, se alguém esticasse a mão e tocasse um leproso, se tornaria imediatamente impuro. Mas o Senhor Jesus podia esticar Sua mão, tocar este pobre leproso e limpar sua lepra! Cada um de nós necessita sentir o toque de nosso bendito Senhor dia após dia.</text:p>
      <text:p text:style-name="P2"/>
      <text:p text:style-name="P2">Mt 8:5-13 O Senhor Jesus cura alguém que não era Judeu. Um amoroso lembrete de que a graça de Deus logo alcançaria a nós, que somos Gentios. O Senhor Jesus pode curar as enfermidades de ambos.</text:p>
      <text:p text:style-name="P2"/>
      <text:p text:style-name="P2">Mt 8:17 Há aqueles que gostam de ensinar erroneamente que o Senhor Jesus carregou estas doenças e enfermidades enquanto estava morrendo na cruz, e que, portanto, nós que O conhecemos como nosso Salvador podemos ter todas as nossas enfermidades curadas. Isto não é verdade, como podemos ver deste versículo. Ele Se compadece de nossas enfermidades.</text:p>
      <text:p text:style-name="P2"/>
      <text:p text:style-name="P2">Mt 8:20 Esta é a primeira vez que Jesus é chamado de "Filho do Homem". Era este o Seu título para mostrar Sua humildade. Também vemos a primeira insinuação de Sua rejeição. Este título aparece 21 vezes em Mateus.</text:p>
      <text:p text:style-name="P2"/>
      <text:p text:style-name="P2">Mt 8:23-27 O Senhor Jesus tinha poder para acalmar a grande tormenta do mar.</text:p>
      <text:p text:style-name="P2"/>
      <text:p text:style-name="P2">Mt 8:28-34 Os demônios que possuíam estes homens reconheceram imediatamente o Senhor Jesus e O chamaram de Filho de Deus. Quão notável é isto, que até demônios reconhecessem quem era o Senhor Jesus, enquanto muitos escribas e sacerdotes se recusavam a reconhecê-Lo como Filho de Deus.</text:p>
      <text:p text:style-name="P2"/>
      <text:p text:style-name="P2">Mt 8:34 Um final bem triste para esta história. Na verdade o povo pediu que partisse de suas costas. Aquilo que havia acontecido aos porcos no versículo 32 é provavelmente uma figura daquilo que aconteceu aos orgulhosos Judeus que rejeitaram o Senhor Jesus e se recusaram a reconhecê-Lo como o Filho de Deus.</text:p>
      <text:p text:style-name="P2"/>
      <text:h text:style-name="Heading_20_2" text:outline-level="2">#692</text:h>
      <text:p text:style-name="P2"/>
      <text:p text:style-name="P2">Eu estaria em grande dificuldade se o Seu amor dependesse do que eu sou e faço.</text:p>
      <text:p text:style-name="P2"/>
      <text:p text:style-name="P2">MATEUS 9, Versículo 1-17</text:p>
      <text:p text:style-name="P2"/>
      <text:p text:style-name="P2">Mt 9:1-8 Se um grande homem aparecesse na Terra, e trouxesse bondade e poder que não se pode imaginar, e pudesse lidar com todos problemas da raça humana, e resolvê-los... ele seria recebido com grande clamor. Mas um tal assim já veio! Nós lemos de como Ele foi recebido. O coração do homem tem sido exposto - tal é o nosso coração.</text:p>
      <text:p text:style-name="P1"><text:s/></text:p>
      <text:p text:style-name="P2"><text:soft-page-break/>Mt. 9:9 Um adorável contraste... Mateus, o escritor deste mesmo livro não apenas ouve o convite do bendito Senhor, mas O obedece. Estamos nós obedecendo?</text:p>
      <text:p text:style-name="P2"/>
      <text:p text:style-name="P2">Mt 9:10-13 Toda inteligência espiritual depende do que nós pensamos do Senhor Jesus. Esses líderes religiosos não criam Nele, era assim que suas mentes trabalhavam. Este princípio se aplica a toda a vida do crente... quanto mais cremos nEle, mais compreendemos Sua Palavra. E podemos também perder este entendimento pela falta de cuidado.</text:p>
      <text:p text:style-name="P2"/>
      <text:p text:style-name="P2">Mt 9:14-17 A religião dos Judeus - o Antigo Testamento é mostrada pelo "vestido velho" e "odres velhos"; o Cristianismo pelo "vestido novo" e "vinho novo". O velho homem não pode se misturar com o novo. Se forem colocados juntos o velho fica pior. Mas muitos crentes estão hoje fazendo exatamente isto... estão misturando a verdade Cristã com as tradições do Antigo Testamento - rituais - música - altar, construções magníficas - clero - Todas essas coisas são velhas. Leia 2 Coríntios 5:17.</text:p>
      <text:p text:style-name="P2"/>
      <text:h text:style-name="Heading_20_2" text:outline-level="2">#693</text:h>
      <text:p text:style-name="P2"/>
      <text:p text:style-name="P2">Somos aceitos no sangue e envolvidos em Seu amor.</text:p>
      <text:p text:style-name="P2"/>
      <text:p text:style-name="P2">MATEUS 9, Vers. 18-35</text:p>
      <text:p text:style-name="P2"/>
      <text:p text:style-name="P2">Mt 9:18-26 (20-22 uma breve interrupção - um exemplo do que a fé em Cristo poderia fazer). Um Gentio em posição de autoridade demonstra ter uma grande fé na Pessoa de Cristo, e vemos o fruto desta fé. </text:p>
      <text:p text:style-name="P2"/>
      <text:p text:style-name="P2">Mt 9:27-31 Outro exemplo de crer (fé é crer). "Credes vós que eu possa fazer isto?" Esta é exatamente a chave para o crescimento em sua vida.</text:p>
      <text:p text:style-name="P2"/>
      <text:p text:style-name="P2">Mt 9:32-35 Repare que tratava-se do "evangelho do reino" que Jesus estava pregando, não o evangelho que nós pregamos hoje. O livro de Mateus nunca nos fala do evangelho da graça de Deus. Este evangelho surgiu após o Jesus ter morrido e ressuscitado.</text:p>
      <text:p text:style-name="P2"/>
      <text:h text:style-name="Heading_20_2" text:outline-level="2">#694</text:h>
      <text:p text:style-name="P2"/>
      <text:p text:style-name="P2">Somente olhos lavados por lágrimas podem ver claramente.</text:p>
      <text:p text:style-name="P2"/>
      <text:p text:style-name="P2">MATEUS 10</text:p>
      <text:p text:style-name="P2"/>
      <text:p text:style-name="P2">Nos últimos 3 versículos do capítulo de ontem, lemos do Senhor falando de enviar obreiros para Sua seara. O capítulo de hoje nos diz que Ele Se importa, e por isso Ele envia os obreiros... Seus 12 apóstolos. Ele é o Senhor da seara. Mas para entender corretamente o livro de Mateus, você precisa se lembrar de que é principalmente a Israel que tudo se refere. O versículo 5 deixa isto claro - eles não deviam sair das fronteiras de Israel. Eles deveriam pregar que o reino dos céus estava para ser estabelecido. Eles deviam apresentar o Messias.</text:p>
      <text:p text:style-name="P2"/>
      <text:p text:style-name="P2">Mt 10:5-15 As instruções em detalhes do que deveriam dizer, e onde deveriam dizer.</text:p>
      <text:p text:style-name="P2"/>
      <text:p text:style-name="P2"><text:soft-page-break/>Mt 10:5-15 Mais declarações genéricas para os discípulos. Tudo isso foi dito antes que Ele fosse rejeitado, e portanto nunca chegou a acontecer. O Senhor Jesus, quando vier em poder e glória (quando nós os crentes viermos com Ele) irá então cumprir este capítulo. (Para o crente agora trata-se de um reino em mistério pois não há um rei visível.).</text:p>
      <text:p text:style-name="P2"/>
      <text:h text:style-name="Heading_20_2" text:outline-level="2">#695</text:h>
      <text:p text:style-name="P2"/>
      <text:p text:style-name="P2">Uma pessoa espiritual é aquela que reconhece que é feita do mesmo material que aqueles que caem. Gálatas 6:1</text:p>
      <text:p text:style-name="P2"/>
      <text:p text:style-name="P2">MATEUS 11</text:p>
      <text:p text:style-name="P2"/>
      <text:p text:style-name="P2">Mt 11:2-9 João Batista está na prisão por ter a coragem de falar contra a imoralidade do Rei Herodes (veja 14:3-4). Na prisão ele ouve falar da obra de Cristo. Em seu coração Judeu estão ocultas algumas incertezas. "Se Jesus é o Messias verdadeiro, fazendo todos esses milagres, por que eu, o precursor, estou na prisão?" poderia ser um dos pensamentos em sua mente. Mas Cristo, o Messias, tendo chegado, passaria a ser testemunha de Si próprio; de modo que o trabalho de João havia terminado. Mas ele estava sendo provado, e o Senhor graciosamente envia uma mensagem assegurando João disso. Em lugar de João Batista testemunhar de Jesus, o Senhor passa a testemunhar de João.</text:p>
      <text:p text:style-name="P2"/>
      <text:p text:style-name="P2">Mt 11:20-24 Esta é a afirmação do Senhor sobre o terrível castigo que aguardava aquelas cidades que o Senhor estava visitando. Quanto mais uma pessoa escuta e, por conseguinte, conhece, mais responsável ela é. Não devemos nos esquecer deste fato.</text:p>
      <text:p text:style-name="P2"/>
      <text:p text:style-name="P2">Mt 11:25-30 O Senhor está sendo rejeitado, e sente isso. Ele fala com Seu Pai, e nos é permitido ouvir as palavras. Ele revela o Pai a nós, crentes.</text:p>
      <text:p text:style-name="P2"/>
      <text:p text:style-name="P2">Mt 11:28-30 Quando todo o mundo se havia voltado contra Jesus, Ele acena com uma esperança para todos - "Vinde a Mim".</text:p>
      <text:p text:style-name="P2"/>
      <text:p text:style-name="P2">Mt 11:29 Então, quando vamos a Ele, e O recebemos como nosso Salvador, Ele diz isto. Neste convite encontramos a responsabilidade de todo crente. Então achamos descanso.</text:p>
      <text:p text:style-name="P2"/>
      <text:h text:style-name="Heading_20_2" text:outline-level="2">#696</text:h>
      <text:p text:style-name="P2"/>
      <text:p text:style-name="P2">Deus escuta o coração sem palavras, mas nunca escuta palavras sem coração.</text:p>
      <text:p text:style-name="P2"/>
      <text:p text:style-name="P2">MATEUS 12, Vers. 1-30</text:p>
      <text:p text:style-name="P2"/>
      <text:p text:style-name="P2">Mt 12:1-8 Esta história tem um significado. O Senhor, após ser rejeitado, está dizendo que o teste terminou. Ele havia Se apresentado ao Seu povo de Israel e eles O rejeitaram. Jesus cita passagens do Antigo Testamento onde Davi, rejeitado pelo Rei Saul, come o pão santificado que apenas os sacerdotes deveriam comer. Os dois incidentes ocorrem por rejeição - Davi e o Filho de Davi - Jesus. Todo o sistema Judaico do Antigo Testamento, incluindo o dia de Sábado, <text:soft-page-break/>estava sendo deixado de lado. Alguém maior que o Sábado havia chegado!... mas eles não O receberiam. Alguém maior que o templo estava ali (vers. 6) mas eles não O reconheceram.</text:p>
      <text:p text:style-name="P2"/>
      <text:p text:style-name="P2">Mt 12:10-13 Outra prova de que o Sábado estava sendo colocado de lado.</text:p>
      <text:p text:style-name="P2"/>
      <text:p text:style-name="P2">Mt 12:14 A primeira vez que Sua destruição é abertamente planejada. Eles eram filhos do homicida (João 8:44).</text:p>
      <text:p text:style-name="P2"/>
      <text:p text:style-name="P2">Mt 12:15 Ele tinha o oposto em Seu coração... Ele curava todos os que iam a Ele.</text:p>
      <text:p text:style-name="P2"/>
      <text:p text:style-name="P2">Mt 12:22-30 Um homem cego e surdo... uma clara figura de Israel diante de Deus. Uma terrível acusação é feita pelos incrédulos contra o Senhor Jesus, provando assim sua verdadeira condição. Jesus prova o quão absurdo era o argumento deles... Satanás não iria destruir seu próprio reino.</text:p>
      <text:p text:style-name="P2"/>
      <text:h text:style-name="Heading_20_2" text:outline-level="2">#697</text:h>
      <text:p text:style-name="P2"/>
      <text:p text:style-name="P2">Entre os Cristãos, a morte não apenas perdeu seu aguilhão, mas seu nome também. Agora é conhecida como "dormir" (Atos 7:60).</text:p>
      <text:p text:style-name="P2"/>
      <text:p text:style-name="P2">MATEUS 12, Vers. 31-50</text:p>
      <text:p text:style-name="P2"/>
      <text:p text:style-name="P2">Mt 12:31-37 Há pessoas hoje que acreditam que poderiam cometer o "pecado sem perdão". Não há um pecado que alguém possa cometer hoje que não possa ser lavado pelo sangue de Cristo - (1a. Epístola de João 1:7). O Senhor Jesus estava pregando o "evangelho do Reino". A morte, o derramamento de sangue e a ressurreição de Cristo ainda não haviam acontecido, o Espírito Santo ainda não havia vindo para a Terra como uma Pessoa, portanto estas palavras aplicam-se a uma pessoa naquela época, que estava sob a lei. Estas palavras se aplicarão também no futuro, após termos ido para a glória. A obra do Espírito havia sido mostrada nos milagres que Jesus fazia. Aquela exibição da obra do Espírito de Deus deverá voltar a acontecer no milênio (Hb 6:5).</text:p>
      <text:p text:style-name="P2"/>
      <text:p text:style-name="P2">Mt 12:38-45 Eles pedem por um sinal! Eram homens ímpios (vers. 45) e o Senhor aproveita a ocasião para declarar os terríveis juízos que viriam. (A história de Jonas lançado no mar era uma figura da morte e ressurreição de Cristo).</text:p>
      <text:p text:style-name="P2"/>
      <text:p text:style-name="P2">Mt 12:46-50 Mais uma vez, o Senhor está mostrando as mudanças que resultavam de Sua rejeição. Seus relacionamentos com Sua família estavam todos sendo colocados de lado. Com este capítulo termina a apresentação de Jesus a Israel como Messias. Ele é rejeitado.</text:p>
      <text:p text:style-name="P2"/>
      <text:h text:style-name="Heading_20_2" text:outline-level="2">#698</text:h>
      <text:p text:style-name="P2"/>
      <text:p text:style-name="P2">A necessidade e a incapacidade são sempre as chaves de ouro que abrem os tesouros da graça. Se a necessidade for grande, recursos infinitos são abertos, onde a fé pode sorver à vontade.</text:p>
      <text:p text:style-name="P2"/>
      <text:p text:style-name="P2">MATEUS 13, Vers. 1-23</text:p>
      <text:p text:style-name="P2"/>
      <text:p text:style-name="P2"><text:soft-page-break/>Mt 13:1 Quando a "casa" era mencionada em Mateus, até este capítulo, estava se referindo a Israel. O Senhor aqui sai da "casa". (Veja os comentários de ontem). Ele senta à beira-mar.</text:p>
      <text:p text:style-name="P2"/>
      <text:p text:style-name="P2">Mt 13:2 Agora a Sua mensagem passará a ter uma amplitude maior ("às multidões"), indo além de Israel... estava indo aos Gentios, nós.</text:p>
      <text:p text:style-name="P2"/>
      <text:p text:style-name="P2">Mt 13:3-9 O Semeador (Cristo) sai com a semente (a Palavra de Deus). Até este capítulo podíamos dizer que o Senhor veio ao mundo buscando por "fruto" em Israel; mas não encontrou nenhum. Aqui Ele começa algo novo. A semente é sempre a mesma, o que faz a diferença é o solo... como a Palavra de Deus é recebida. Estas parábolas não falam de salvação, pois esta jamais poderíamos perder.</text:p>
      <text:p text:style-name="P2"/>
      <text:p text:style-name="P2">Mt 13:11-17 Por que o Senhor fala em parábolas (em enigmas). Ele faz uma distinção pela primeira vez entre a nação de Israel e um pequeno grupo que chamaremos de "remanescente".</text:p>
      <text:p text:style-name="P2"/>
      <text:p text:style-name="P2">Mt 13:18-23 Ele explica o significado da parábola. Quanto mais entendemos a Palavra de Deus, melhor conhecemos o Senhor - João 17:3. O fruto é produzido em sua vida em conformidade com o tanto que a Palavra de Deus está enraizada em você.</text:p>
      <text:p text:style-name="P2"/>
      <text:h text:style-name="Heading_20_2" text:outline-level="2">#699</text:h>
      <text:p text:style-name="P2"/>
      <text:p text:style-name="P2">Ele mostrou a eles Suas mãos e Seu lado, não para declarar que o homem O odiava, mas que Deus os amava. João 20:20.</text:p>
      <text:p text:style-name="P2"/>
      <text:p text:style-name="P2">MATEUS 13, Vers. 24-58</text:p>
      <text:p text:style-name="P2"/>
      <text:p text:style-name="P2">Mt 13:24-34 Esta parábola é mais genérica, mais pública. Trata-se de uma visão do mundo ocidental (Cristandade). Os verdadeiros crentes e aqueles que apenas professam ser estão todos vivendo no mesmo mundo. (É claro que isto não significa que devemos nos misturar com eles). O Senhor não nos leva imediatamente para o céu quando Ele nos salva. Chegará um dia quando Ele irá separar os crentes dos incrédulos (os apenas professos) que então serão lançados no inferno (a fornalha). As sementes de joio (ervas daninhas) são a má doutrina que é pregada.</text:p>
      <text:p text:style-name="P2"/>
      <text:p text:style-name="P2">Alguns não gostam de ser lembrados de que seguir adiante com uma organização que permite aquilo que sabem ser contrário à Palavra de Deus é permitir que Satanás plante esse joio em suas vidas. Uma vez um fazendeiro disse que para cada grão de alimento existe um de erva daninha que parece igual. Tomemos cuidado com o ensino errôneo. Tenhamos a coragem de nos separar disso para Cristo, nosso Centro. Estas três parábolas nos apresentaram o reino dos céus em sua aparência exterior no mundo. Todos, sejam eles verdadeiramente salvos ou não, os que dizem "sou Cristão" estão neste reino dos céus. Trata-se da profissão.</text:p>
      <text:p text:style-name="P2"/>
      <text:p text:style-name="P2">Mt 13:44-50 Estas três são mais profundas... como uma visão que o Espírito de Deus tem das coisas como elas são hoje. (Estas eram mais para os discípulos do que para a multidão, vers. 36).</text:p>
      <text:p text:style-name="P2"/>
      <text:p text:style-name="P2">Mt 13:44 O campo é o mundo; o tesouro são os crentes; o homem é Cristo; vendendo tudo, entregando-Se a Si mesmo, espírito, alma e corpo. Ele o compra, e redime os crentes levando-os embora deste mundo.</text:p>
      <text:p text:style-name="P2"><text:soft-page-break/></text:p>
      <text:p text:style-name="P2">Mt 13:45-50 A pérola são os crentes; a rede é a palavra do evangelho; o mar é o mundo em constante atividade. Que triste fim para o incrédulo, que início (de gozo com Cristo) para o crente!</text:p>
      <text:p text:style-name="P2"/>
      <text:p text:style-name="P2">Mt 13:52 Coisas novas e velhas. Os Judeus conheciam a doutrina do reino, mas que o reino sairia por todo o mundo era algo novo para eles.</text:p>
      <text:p text:style-name="P2"/>
      <text:p text:style-name="P2">Mt 13:54-58 Os líderes não tinham um coração para Ele e O vêem apenas como o filho do carpinteiro!</text:p>
      <text:p text:style-name="P2"/>
      <text:h text:style-name="Heading_20_2" text:outline-level="2">#700</text:h>
      <text:p text:style-name="P2"/>
      <text:p text:style-name="P2">A ligação com Cristo é o único segredo de desligamento do mundo.</text:p>
      <text:p text:style-name="P2"/>
      <text:p text:style-name="P2">MATEUS 14</text:p>
      <text:p text:style-name="P2"/>
      <text:p text:style-name="P2">Mt 14:1-2 Herodes (o Governador Provincial Romano) podia dizer coisas certas sobre os assuntos políticos de Israel, mas ele não conhecia a verdade dos assuntos espirituais.</text:p>
      <text:p text:style-name="P2"/>
      <text:p text:style-name="P2">Mt 14:3-12 Uma verdadeira figura do coração de uma pessoa que não é salva. Herodes coloca a sua própria glória em primeiro lugar. Então ele se livra do homem (João) que lhe deu uma má consciência. Uma boa consciência nos deixa calmos e tranquilos. A má consciência de Herodes ficava a lembrá-lo de João que ele havia assassinado. As obras de Jesus fizeram Herodes pensar que João havia ressuscitado de entre os mortos, e tal pensamento encheu-o de terror.</text:p>
      <text:p text:style-name="P2"/>
      <text:p text:style-name="P2">Mt 14:13-14 Que contraste com o terno coração de Jesus. Herodes era um homicida, Jesus um que curava.</text:p>
      <text:p text:style-name="P2"/>
      <text:p text:style-name="P2">Mt 14:15-21 A terceira vista dos corações... os discípulos. Eles não tinham aprendido muito de Jesus. "Despede-os", dizem Seus discípulos. "Traga-os", responde Jesus. Os discípulos estavam olhando para o problema, não para a Pessoa.</text:p>
      <text:p text:style-name="P2"/>
      <text:p text:style-name="P2">Mt 14:22-23 Maravilhosa instrução sobre as obras do Senhor Jesus no céu agora. Primeiro Ele sustentou Pedro na água... que é como a obra que o Senhor Jesus está fazendo no céu como nosso grande Sumo Sacerdote. Ele está rogando por nós e nos mantendo em comunhão com Deus (Hebreus 7:25, 9:24). Mas quando Pedro afunda ao ver as ondas e teme, o Senhor imediatamente está ao seu lado, e o levanta. Isto ilustra a segunda obra, e esta é que o Senhor Jesus é nosso Advogado. Ele age assim quando pecamos ou falhamos (1a. Epístola de João 2:1). O Senhor Jesus agora no céu é tanto nosso Sumo Sacerdote (mantendo-nos em comunhão) como Advogado (quando pecamos). A palavra "advogado" significa "alguém que suplica por outro"... como um advogado comum.</text:p>
      <text:p text:style-name="P2"/>
      <text:h text:style-name="Heading_20_2" text:outline-level="2">#701</text:h>
      <text:p text:style-name="P2"/>
      <text:p text:style-name="P2">Você está dando ouvidos a Satanás, você que busca mesmo que só um pouquinho do mundo.</text:p>
      <text:p text:style-name="P2"/>
      <text:p text:style-name="P2">MATEUS 15</text:p>
      <text:p text:style-name="P2"><text:soft-page-break/></text:p>
      <text:p text:style-name="P2">Mt 15:1-9 Jesus está sendo rejeitado por Israel nos últimos capítulos. Repare que Seus ensinamentos estão bem diferentes daqui para frente. Os líderes Judeus só queriam manter as tradições religiosas. Como resultado desta rejeição, o Senhor irá dizer-lhes que o reino é todo colocado de lado, e que Ele irá morrer. A tradição religiosa é uma das maiores armas de Satanás. (Estamos nós desejosos de nos sujeitar à Palavra de Deus e conferir tudo segundo ela?)</text:p>
      <text:p text:style-name="P2"/>
      <text:p text:style-name="P2">Mt 15:10 Ouça! Entenda! É tão simples assim.</text:p>
      <text:p text:style-name="P2"/>
      <text:p text:style-name="P2">Mt 15:11-20 Em nossa carne não há nada além de mal! Não é o que entra em nós que nos contamina, mas aquilo que sai de nós. Será que nos agarramos à idéia de que exista um pouquinho de bem em nós? Se assim for, não estamos ouvindo. Ouça e entenda (vers. 10).</text:p>
      <text:p text:style-name="P2"/>
      <text:p text:style-name="P2">Mt 15:21-28 Esta mulher não acha que possa existir algum bem nela... ela traz a Ele a sua tristeza. Ele se apraz em dar o Seu amor. Ele é a única fonte de todo o gozo, força, conhecimento e comunhão verdadeira.</text:p>
      <text:p text:style-name="P2"/>
      <text:p text:style-name="P2">Mt 15:29-31 Você está levando a Ele suas tristezas, tribulações, problemas; e ouvindo? Alguns fazem a primeira parte e não ouvem. Ele é aquele que nos cura.</text:p>
      <text:p text:style-name="P2"/>
      <text:p text:style-name="P2">Mt 15:32-39 Ele nos alimenta! Estamos nos suprindo dEle? Que mensagem para nossa consciência. Os discípulos vêem somente os problemas. Ouça e entenda! Eles não ouviam, apenas argumentavam. Mas o bendito Senhor não os impediu (leia 2 Tm 2:13 para seu encorajamento).</text:p>
      <text:p text:style-name="P2"/>
      <text:h text:style-name="Heading_20_2" text:outline-level="2">#702</text:h>
      <text:p text:style-name="P2"/>
      <text:p text:style-name="P2">A vida humana não pode ser invadida pela Divina sem que isto cause uma diferença.</text:p>
      <text:p text:style-name="P2"/>
      <text:p text:style-name="P2">MATEUS 16, Vers. 1-12</text:p>
      <text:p text:style-name="P2"/>
      <text:p text:style-name="P2">Com este capítulo surge um assunto totalmente novo e completo, que nunca foi mencionado antes... a igreja (assembléia de Cristo), que Jesus iria edificar. Mas vamos rever o que tinha sido dado até aqui, e agora está sendo colocado de lado. (1) O completo fracasso de Israel em seus cerca de 1.500 anos de teste (desde Moisés e a lei terem sido dados). (2) A inutilidade de uma religião de formas e cerimônias. (3) O coração do homem foi exposto perante um Homem Perfeito que andou entre eles. Mostrou-se completamente podre. Mas mesmo assim, Deus não pode ser vencido, ainda que aquela geração de pessoas entre as quais Jesus andou, tivesse visto um Homem Perfeito, isso tudo de nada valeu.</text:p>
      <text:p text:style-name="P2"/>
      <text:p text:style-name="P2">Mt 16:1 Fariseus e Saduceus juntos era algo muito pouco usual, pois eles se odiavam. Mas a oposição a Cristo é algo que sempre une as pessoas. Eles pedem por um milagre! Havia visto milagres antes bem diante de seus olhos, e a cada milagre que Ele fazia, eles não queriam aceitá-Lo mesmo assim. Mas eles irão ver um milagre quando for tarde demais! Veja no capítulo 24:29-30. Deus nunca age sem antes avisar.</text:p>
      <text:p text:style-name="P2"/>
      <text:p text:style-name="P2">Mt 16:2-5 Ele fala claramente sobre a busca deles por um milagre. Quando O recusam, isto faz com que Ele faça o que está na última sentença do versículo 4. Que terrível é quando isto acontece a alguém.</text:p>
      <text:p text:style-name="P2"/>
      <text:p text:style-name="P2"><text:soft-page-break/>Mt 16:6-12 Até os discípulos são lerdos para crer nEle, e para entender... estas duas coisas sempre andam juntas. A má doutrina é geralmente ilustrada pelo "fermento" nas Escrituras.</text:p>
      <text:p text:style-name="P2"/>
      <text:h text:style-name="Heading_20_2" text:outline-level="2">#703</text:h>
      <text:p text:style-name="P2"/>
      <text:p text:style-name="P2">Precisamos de disposição divina, que se desenvolve em nossa alma pelo desfrutar dEle.</text:p>
      <text:p text:style-name="P2"/>
      <text:p text:style-name="P2">MATEUS 16, Vers. 13-28</text:p>
      <text:p text:style-name="P2"/>
      <text:p text:style-name="P2">Mt 16:13-20 Aqui chegamos à terceira classe. A primeira era dos arrogantes e incrédulos Fariseus (que rejeitaram o Messias). A segunda, os discípulos. Eles estavam conscientes da autoridade divina que havia em Cristo, mas eram descuidados. A terceira, representada por Pedro, alguém que é inspirado por Deus para fazer uma declaração gloriosa. Ele confessa a Cristo como o Filho do Deus Vivo, e Aquele que está para voltar à glória como o Filho do Homem!</text:p>
      <text:p text:style-name="P2"/>
      <text:p text:style-name="P2">Há muitos que dão ouvidos a má doutrina baseada nestes versículos, e acreditam que Pedro era a rocha sobre a qual a igreja seria edificada. Mas isto é um erro. É a declaração que ele fez, "Tu és o Cristo, o Filho de Deus vivo", que é a rocha sobre a qual a igreja é edificada. Pedro recebeu as chaves do reino dos céus na Terra, não as chaves da igreja (como afirma a igreja de Roma).</text:p>
      <text:p text:style-name="P2"/>
      <text:p text:style-name="P2">Mt 16:21-28 A grande mudança nos ensinamentos do Senhor acontece agora. Esta é a primeira vez que Ele diz o que iria acontecer a Ele. É digno de nota que por quatro vezes isto é falado neste Evangelho; aqui, em 17:22; 20:17; 26:2 e por três vezes é mencionado que Ele iria ressuscitar ao terceiro dia. Todavia, quando ele ressuscitou, seus discípulos não creram! Marcos 16:9-11.</text:p>
      <text:p text:style-name="P2"/>
      <text:p text:style-name="P2">O reino que Ele veio estabelecer agora é adiado. (Será estabelecido no milênio). Ele vai morrer. A salvação através de Sua morte e ressurreição passa a ser o evangelho que seria pregado. (1 Co 15:1-4)</text:p>
      <text:p text:style-name="P2"/>
      <text:h text:style-name="Heading_20_2" text:outline-level="2">#704</text:h>
      <text:p text:style-name="P2"/>
      <text:p text:style-name="P2">A bondade de Cristo é o mais belo ornamento que um Cristão pode vestir.</text:p>
      <text:p text:style-name="P2"/>
      <text:p text:style-name="P2">MATEUS 17, Vers. 1-13</text:p>
      <text:p text:style-name="P2"/>
      <text:p text:style-name="P2">Há três coisas que substituem a religião Judaica (Judaísmo); (1) o reino do céu na forma como existe hoje. Lemos dele no capítulo 13. Todo aquele que afirma ser Cristão faz parte do reino, mas não é necessariamente salvo. (2) A igreja de Deus. Todos, e somente os verdadeiros crentes, fazem parte dela. (Recebemos apenas um lampejo dela no capítulo 16). (3) O reino em glória. Esta é uma breve visão do futuro, na transfiguração de nosso bendito Senhor (vers. 1-8), quando Ele será glorificado. Todo crente nEle irá vê-Lo desta maneira!</text:p>
      <text:p text:style-name="P2"/>
      <text:p text:style-name="P2">Mt 17:3 Moisés foi sepultado pelo Senhor (Dt 34:5-6). Elias foi arrebatado ao céu pelo Senhor (2 Rs 2:11). Poderíamos dizer também que Moisés representava a lei, e que Elias representava os profetas. Ambos <text:soft-page-break/>passaram. Os três discípulos não devem colocar Jesus no mesmo nível destes homens, pois Deus Pai fala do céu (vers. 5).</text:p>
      <text:p text:style-name="P2"/>
      <text:p text:style-name="P2">Mt 17:8 Se isto se aplicasse a todos nós, quão diferentes seríamos!</text:p>
      <text:p text:style-name="P2"/>
      <text:p text:style-name="P2">Mt 17:9 O Filho de Deus iria ser glorificado como Filho do Homem. Este último título só é empregado após Ele ter sido rejeitado e humilhado. Tente entende isto. Por estar Ele desejoso de descer tanto, Deus iria dar-Lhe o mais alto lugar, e isto como um Homem.</text:p>
      <text:p text:style-name="P2"/>
      <text:p text:style-name="P2">Mt 17:10-13 Eles estavam confusos acerca de Elias por este ter estado no monte. O Senhor explica que João Batista anunciou a vinda de Jesus (João 1:6-8 e 15) quando Ele veio pela primeira vez... mas João é como Elias será no futuro, quando ele (Elias) voltar e anunciar a vinda do Senhor em Sua glória.</text:p>
      <text:p text:style-name="P2"/>
      <text:h text:style-name="Heading_20_2" text:outline-level="2">#705</text:h>
      <text:p text:style-name="P2"/>
      <text:p text:style-name="P2">Não há nada que machuque mais o amor do que a indiferença.</text:p>
      <text:p text:style-name="P2"/>
      <text:p text:style-name="P2">MATEUS 17, Vers. 14-27</text:p>
      <text:p text:style-name="P2"/>
      <text:p text:style-name="P2">Mt 17:14-21 Apesar de tão privilegiados quanto estes três foram vendo a glória do Senhor, isto não os ajudou a serem capazes de curar o pobre lunático (que significa influenciado pela lua). A oração e a sinceridade nos conecta a Deus como nada mais pode fazê-lo.</text:p>
      <text:p text:style-name="P2"/>
      <text:p text:style-name="P2">Mt 17:22-23 A segunda vez Ele explica cuidadosamente o que seria feito a Ele. Ainda iremos ouvir isto mais duas vezes. Portanto, por quatro vezes ele diz isto, e eles nem podiam compreender, quanto mais crer nisto (veja Lucas 18:34).</text:p>
      <text:p text:style-name="P2"/>
      <text:p text:style-name="P2">Mt 17:24-27 Os Judeus chegam para receber um imposto para o templo. Eles tentam pegá-Lo com palavras. Cristo era o Filho do Deus do templo, e inclui Pedro consigo naquele lugar de privilégio. Portanto eles não precisariam pagar o imposto. Mas Ele coloca-Se no lugar de um estrangeiro e paga! Ele demonstra Quem realmente era ao fazer este milagre.</text:p>
      <text:p text:style-name="P2"/>
      <text:h text:style-name="Heading_20_2" text:outline-level="2">#706</text:h>
      <text:p text:style-name="P2"/>
      <text:p text:style-name="P2">A maioria das decisões que fazemos na vida diária podem ser guiadas pelos preceitos, promessas ou princípios encontrados nas Escrituras. Quanto melhor conhecemos a Palavra de Deus, melhor conheceremos a vontade de Deus.</text:p>
      <text:p text:style-name="P2"/>
      <text:p text:style-name="P2">MATEUS 18</text:p>
      <text:p text:style-name="P2"/>
      <text:p text:style-name="P2">O capítulo 18 conecta-se ao capítulo 16, pois o capítulo 17 ainda não aconteceu. Lembre-se de que Jesus estava sendo rejeitado e dirigindo-se para a cruz. Tudo, portanto, está mudando. Aqui eles estão sendo ensinados de como deveriam agir nesta nova situação... um real contraste com suas velhas maneiras judaicas.</text:p>
      <text:p text:style-name="P2"/>
      <text:p text:style-name="P2">Mt 18:1-6 A humildade nos ensina que devemos ser como crianças.</text:p>
      <text:p text:style-name="P2"/>
      <text:p text:style-name="P2"><text:soft-page-break/>Mt 18:7-14 O ego é causa de muitos problemas. O Senhor mostra aqui que se quisermos aprender dEle, devemos estar dispostos a nos humilharmos.</text:p>
      <text:p text:style-name="P2"/>
      <text:p text:style-name="P2">Mt 18:15-20 Instruções para quando um outro crente lhe ofender. O primeiro passo não é ficar falando mal dele, mas ir tratar diretamente com ele. Quantas tristezas evitaríamos que seguíssemos esta instrução. Quanta restauração haveria entre os crentes! A assembléia aqui significa aqueles crentes que estão reunidos pelo Espírito de Deus para o nome do Senhor Jesus, como efetivamente aconteceu quando Ele, o Espírito Santo, desceu ao mundo (Atos 2:1-4 e 1 Co 12:13). Quanta desobediência vemos hoje quando a igreja encontra-se dividida em centenas de denominações. Acaso não se trata da mesma incredulidade que temos visto nos discípulos neste Livro de Mateus? Há poder no meio de até mesmo dois ou três reunidos assim. As decisões podem não ser sempre corretas, mas a autoridade está ali.</text:p>
      <text:p text:style-name="P2"/>
      <text:p text:style-name="P2">Mt 18:20 O nome para o qual estamos reunidos. Não diz que "nos reunimos", pois não se trata de uma associação voluntária. O Espírito de Deus nos reúne. A pergunta é, estamos dispostos a crer nisto e deixá-Lo agir?</text:p>
      <text:p text:style-name="P2"/>
      <text:p text:style-name="P2">Mt 18:20-22 Deus estava querendo perdoar Israel, mesmo depois de terem crucificado Seu Filho amado - Atos 3:19:21. Se Deus está perdoando assim, não deveríamos fazer o mesmo?</text:p>
      <text:p text:style-name="P2"/>
      <text:p text:style-name="P2">Mt 18:23-35 Uma ilustração do que foi dito acima. Se convertermos aquele dinheiro em moeda de hoje, entendemos do que se trata. O primeiro homem devia cerca de dez milhões de dólares. Uma figura da dívida do nosso pecado para com Deus, que Ele graciosamente nos perdoou. O segundo homem devia vinte dólares. Como as dívidas que temos uns para com os outros.</text:p>
      <text:p text:style-name="P2"/>
      <text:h text:style-name="Heading_20_2" text:outline-level="2">#707</text:h>
      <text:p text:style-name="P2"/>
      <text:p text:style-name="P2">Não existe um gozo no céu do qual não experimentemos seu gosto agora, exceto no que se refere ao corpo glorificado.</text:p>
      <text:p text:style-name="P2"/>
      <text:p text:style-name="P2">MATEUS 19</text:p>
      <text:p text:style-name="P2"/>
      <text:p text:style-name="P2">Mt 19:1-12 Em resposta a esta pergunta, o Senhor Jesus os leva direto à instituição original do casamento estabelecido por Deus. Ele reconhece que Deus havia permitido a Moisés dar cartas de divórcio por causa da dureza do coração deles. Mas nós crentes agora sabemos, de passagens como Ef 5:22-33, que Deus tinha um propósito ainda mais glorioso ao estabelecer o matrimônio. Era para ser uma figura da união que nunca, jamais, será quebrada - a união de Cristo e Sua noiva, a Igreja, ou assembléia. Trata-se de uma união espiritual. Ela foi possível pela morte de Cristo na cruz. Portanto deste modo o Espírito de Deus, através de Cristo, dá ao crente um poder que é maior que o da natureza.</text:p>
      <text:p text:style-name="P2"/>
      <text:p text:style-name="P2">Mt 19:13-15 A criação de Deus era muito boa (Gn 1:31). Apesar de grande parte dela ter sido arruinada pelo pecado, muita coisa ainda permanece. As crianças são um exemplo daquela primeira criação. Amamos as crianças, uma dádiva de Deus para nós. Vemos aqui o valor que Deus dá a elas, pois quando cremos nos tornamos como crianças. 1 João 3:1-2.</text:p>
      <text:p text:style-name="P2"/>
      <text:p text:style-name="P2"><text:soft-page-break/>Mt 19:16-22 Este homem, que ter com Jesus, havia guardado os relacionamentos da vida. O que mais precisava? Paulo, antes de ser salvo, era tão irrepreensível quanto este homem. Mas o coração estava longe de Deus. Não temos o evangelho aqui, pois Jesus ainda não havia morrido. Mas isto mostra um Judeu tentando encontrar vida com seu velho coração, e não pode. Assim ele vai-se embora triste.</text:p>
      <text:p text:style-name="P2"/>
      <text:p text:style-name="P2">Mt 19:23-30 Os discípulos também precisavam de instruções. No Antigo Testamento, as riquezas haviam sido um sinal da bênção de Deus. Mas já não seria assim. Agora a bênção está no coração.</text:p>
      <text:p text:style-name="P2"/>
      <text:p text:style-name="P2">Mt 19:27-30 A vida eterna é consequência de crer que Cristo morreu para levar meus pecados para longe da vista de Deus para sempre; e não de guardar a lei. Lembre-se de que Jesus ainda não havia morrido e ressuscitado. Agora Romanos 6:23 deixa tudo claro e simples para hoje. Todavia as pessoas ainda hoje tentam seguir os ensinos de Cristo sem aceitá-Lo como seu Salvador.</text:p>
      <text:p text:style-name="P2"/>
      <text:h text:style-name="Heading_20_2" text:outline-level="2">#708</text:h>
      <text:p text:style-name="P2"/>
      <text:p text:style-name="P2">É preciso alguém que já esteja fora - separado - do mundo para resgatar as pessoas dele, e mostrar até para o pior, a graça de Deus.</text:p>
      <text:p text:style-name="P2"/>
      <text:p text:style-name="P2">MATEUS 20</text:p>
      <text:p text:style-name="P2"/>
      <text:p text:style-name="P2">Mt 20:1-16 Acerca das recompensas. (Para o crente, recompensa não é oferecida por Deus como consequência de algo, mas para nos encorajar à persistência. Fique firme! É tudo pela graça, não pela lei). Aqueles que concordaram com seu pagamento, receberam seu pagamento. Aqueles que confiaram no senhor da vinha, receberam de acordo com seu coração. O que é melhor? Este senhor é uma figura de Cristo, que é sempre bondoso em seu tratamento para conosco.</text:p>
      <text:p text:style-name="P2"/>
      <text:p text:style-name="P2">Mt 20:17-19 Aqui temos a terceira vez em que o Senhor fala de Sua morte.</text:p>
      <text:p text:style-name="P2"/>
      <text:p text:style-name="P2">Mt 20:20-28 O Senhor Jesus assume o lugar mais humilde ao ensinar Seus discípulos.</text:p>
      <text:p text:style-name="P2"/>
      <text:p text:style-name="P2">Mt 20:22 Os dois tipos de sofrimento... "o cálice", o sofrimento interior; "batismo" é um tipo dos sofrimentos exteriores. No versículo 28 termina a seção que começou no capítulo 18:1. Diríamos dizer que o capítulo era para terminar aqui, pois o restante pertence na verdade ao capítulo 21.</text:p>
      <text:p text:style-name="P2"/>
      <text:p text:style-name="P2">Mt 20:20-34 O Senhor começa Sua jornada final a Jerusalém e para a morte. Maravilhosa história. Os homens cegos enxergam melhor do que os que o cercam, pois vêem o Rei (vers. 31).</text:p>
      <text:p text:style-name="P2"/>
      <text:h text:style-name="Heading_20_2" text:outline-level="2">#709</text:h>
      <text:p text:style-name="P2"/>
      <text:p text:style-name="P2">Nos apossamos da força na mesma proporção em que deixamos de confiar no ego. 2 Coríntios 12:9-10</text:p>
      <text:p text:style-name="P2"/>
      <text:p text:style-name="P2">MATEUS 21, Vers. 1-22</text:p>
      <text:p text:style-name="P2"/>
      <text:p text:style-name="P2"><text:soft-page-break/>Mt 21:1-11 O Antigo Testamento frequentemente previu Cristo como o Rei que viria. (Sl 45:1, Zacarias 9:9). Mas, embora Israel devesse reconhecê-Lo, pois Zacarias 9:9 diz que Ele apareceria como uma Pessoa humilde, eles rejeitaram e crucificaram seu Rei. Ficaram indesculpáveis.</text:p>
      <text:p text:style-name="P2"/>
      <text:p text:style-name="P2">Mt 20:12:13 Ele age conforme é... santo Rei e Juiz... Ele limpa o templo de sua corrupção.</text:p>
      <text:p text:style-name="P2"/>
      <text:p text:style-name="P2">Mt 20:15:16 Crianças fazem o que Israel deveria ter feito.</text:p>
      <text:p text:style-name="P2"/>
      <text:p text:style-name="P2">Mt 20:17 Eles O rejeitam primeiro, por isso Ele os abandona (nunca é o contrário - leia Gn 3:8, foram eles que se esconderam primeiro). Ele não iria dormir na cidade condenada, ainda que amada.</text:p>
      <text:p text:style-name="P2"/>
      <text:p text:style-name="P2">Mt 20:18 Ele volta à cidade, mas não da mesma maneira.</text:p>
      <text:p text:style-name="P2"/>
      <text:p text:style-name="P2">Mt 20:19-22 Uma figura do juízo final do Velho Israel.</text:p>
      <text:p text:style-name="P2"/>
      <text:h text:style-name="Heading_20_2" text:outline-level="2">#710</text:h>
      <text:p text:style-name="P2"/>
      <text:p text:style-name="P2">Não há tirania como a tirania de uma consciência de justiça-própria, não há sofrimento como o sofrimento que alguém impõe a si mesmo sob as ferroadas de uma consciência legalista.</text:p>
      <text:p text:style-name="P2"/>
      <text:p text:style-name="P2">MATEUS 21, Vers. 23:44</text:p>
      <text:p text:style-name="P2"/>
      <text:p text:style-name="P2">Mt 21:23-27 Esta rejeição continua; mas Sua sabedoria os faz calar. A consciência deles os condena.</text:p>
      <text:p text:style-name="P2"/>
      <text:p text:style-name="P2">Mt 21:28-32 O pecador arrependido, não o que finge ser obediente, é quem faz a vontade de Deus. (Nem um pouco lisonjeiro para nós!).</text:p>
      <text:p text:style-name="P2"/>
      <text:p text:style-name="P2">Mt 21:33-43 O homem havia feito todo o possível em sua vinha para fazê-la produzir fruto, mas tudo fracassou. Uma parábola que mostra a obra de Deus com Israel (como acontece por todo o Antigo Testamento, Ele envia profetas a Israel, um após outro. Então Ele envia Seu Filho, e eles O matam). Mas Deus não ficaria desapontado no final!</text:p>
      <text:p text:style-name="P2"/>
      <text:p text:style-name="P2">Mt 21:42 A rocha, evidentemente, é Cristo.</text:p>
      <text:p text:style-name="P2"/>
      <text:p text:style-name="P2">Mt 21:44 O Senhor Jesus veio da primeira vez, e eles tropeçaram nEle, mas quando vier da próxima vez em juízo, Ele irá moer os incrédulos até o pó.</text:p>
      <text:p text:style-name="P2"/>
      <text:h text:style-name="Heading_20_2" text:outline-level="2">#711</text:h>
      <text:p text:style-name="P2"/>
      <text:p text:style-name="P2">O modo normal de vida do Cristão é ser governado por Cristo, como o corpo de um homem é governado por sua cabeça.</text:p>
      <text:p text:style-name="P2"/>
      <text:p text:style-name="P2">MATEUS 22</text:p>
      <text:p text:style-name="P2"/>
      <text:p text:style-name="P2">(Na história de ontem, os versículos 33-46 mostram um maravilhoso resumo do Antigo Testamento).</text:p>
      <text:p text:style-name="P2"/>
      <text:p text:style-name="P2"><text:soft-page-break/>Mt 22:1-14 Este é um resumo do Novo Testamento. No outro, o Filho está morto, neste Ele reaparece vivo, e o Rei (Deus) está dando uma festa de casamento para Seu Filho (o Senhor Jesus).</text:p>
      <text:p text:style-name="P2"/>
      <text:p text:style-name="P2">Mt 22:3-8 É inacreditável, mas é verdade. O Evangelho da salvação vai primeiro aos Judeus (aqueles que haviam crucificado o Filho de Deus). Veja Atos 28:27 e 28.</text:p>
      <text:p text:style-name="P2"/>
      <text:p text:style-name="P2">Mt 22:9-10 Uma imagem não muito lisonjeira de nós, Gentios, para os quais o Evangelho, o convite para as bodas, foi enviado. Somente a graça fez com que alguns de nós aceitasse!</text:p>
      <text:p text:style-name="P2"/>
      <text:p text:style-name="P2">Mt 22:11-13 O ponto de vista de Deus. Uma bela aparência exterior não garantirá a entrada no céu. Só aquilo que estivesse adequado ao Rei seria permitido ali.</text:p>
      <text:p text:style-name="P2"/>
      <text:p text:style-name="P2">Mt 22:15-46 Muitos ouvem o convite, ninguém gostaria de aceitá-lo, e poucos são escolhidos por Deus. Três classes de inimigos confrontam o Senhor. Primeiro os Fariseus... que se orgulhavam de sua santidade, devoção a Deus, e do conhecimento da lei. Os Herodianos formavam um partido que se alinhava com o rei Herodes, escolhido por Roma. Uniram-se a Herodes no propósito de misturar os Judeus com os costumes e a depravação dos Gregos e Romanos. Quão terrível ficou a mistura quando os Fariseus se uniram aos Herodianos contra Jesus! É claro que Satanás estava por trás disso.</text:p>
      <text:p text:style-name="P2"/>
      <text:p text:style-name="P2">Mt 22:22-33 Os Saduceus acreditavam que a alma perecia com o corpo e, portanto, não havia ressurreição (Atos 23:8). O Senhor os condenava severamente (3:7). Foram os ancestrais dos atuais infiéis e racionalistas. Estes três grupos lutavam por coisas diferentes, e todos estavam errados. Em seu ódio contra Cristo, eles alegremente se uniram e esqueceram suas diferenças.</text:p>
      <text:p text:style-name="P2"/>
      <text:h text:style-name="Heading_20_2" text:outline-level="2">#712</text:h>
      <text:p text:style-name="P2"/>
      <text:p text:style-name="P2">A fé não olha para as circunstâncias exteriores, para aquilo que é possível ou que não é possível; a fé despreza o que parece ser, e olha para Deus.</text:p>
      <text:p text:style-name="P2"/>
      <text:p text:style-name="P2">MATEUS 23</text:p>
      <text:p text:style-name="P2"/>
      <text:p text:style-name="P2">Este capítulo é uma denúncia feita pelo Senhor daqueles que levavam as pessoas a rejeitá-Lo, o único que poderia introduzi-los na bênção! Assumir um lugar e um título entre o povo, seja ele "Rabi" ou "Pai" é totalmente condenado. As pessoas que adotam hoje o nome de "Reverendo" colocam-se sob a mesma condenação. Os discípulos eram proibidos de seguir as obras dessas pessoas, embora o Antigo Testamento devesse continuar a ser lido e seguido. Aqueles líderes não apenas deixariam de entrar no reino, como impediriam que as pessoas entrassem!</text:p>
      <text:p text:style-name="P2"/>
      <text:p text:style-name="P2">Mt 23:37 Que clamor vindo dos lábios de nosso bendito Senhor! Algo de partir Seu coração. Que amor por Seu povo!</text:p>
      <text:p text:style-name="P2"/>
      <text:p text:style-name="P2">Mt 23:39 Todavia Ele contemplava o dia quando Israel viria a se voltar para o mesmo bendito Jesus. Leia o Salmo 118. Ainda é futuro.</text:p>
      <text:p text:style-name="P2"/>
      <text:h text:style-name="Heading_20_2" text:outline-level="2"><text:soft-page-break/>#713</text:h>
      <text:p text:style-name="P2"/>
      <text:p text:style-name="P2">Não é o que você come que alimenta seu corpo. É o que você digere.</text:p>
      <text:p text:style-name="P2"/>
      <text:p text:style-name="P2">MATEUS 24, Vers. 1-28</text:p>
      <text:p text:style-name="P2"/>
      <text:p text:style-name="P2">O Senhor começa aqui a falar do futuro do mundo.</text:p>
      <text:p text:style-name="P2"/>
      <text:p text:style-name="P2">Mt 24:1-2 Os discípulos ainda pensavam que o grande templo seria o centro do relacionamento de Deus com Seu povo. Eles ainda não tinham entendido que o verdadeiro templo era o corpo do Senhor.</text:p>
      <text:p text:style-name="P2"/>
      <text:p text:style-name="P2">Mt 24:3-5 O Senhor avisa que muitos tentariam enganar os crentes. (Vemos isto hoje como nunca antes).</text:p>
      <text:p text:style-name="P2"/>
      <text:p text:style-name="P2">Mt 24:6-14 Isto refere-se à primeira metade do período de tribulação. Para aqueles que desejam entrar um pouco mais na profecia, podemos sugerir que leiam sobre os 7 selos em Apocalipse 6, e verão a similaridade com estes assuntos; guerras e rumores de guerras (vers. 6), fome e epidemias (vers. 7), falsos profetas (vers. 11). Mas é possível que estes versículos sejam um esboço de todo aquele capítulo.</text:p>
      <text:p text:style-name="P2"/>
      <text:p text:style-name="P2">Mt 24:15-31 Na metade dos 7 anos de tribulação, ocorrem grandes mudanças. O falso Messias que fingia ser o Cristo durante os primeiros três anos e meio, repentinamente anuncia quem ele realmente é - o Anticristo, contra Deus. Então começa a verdadeira tribulação.</text:p>
      <text:p text:style-name="P2"/>
      <text:h text:style-name="Heading_20_2" text:outline-level="2">#714</text:h>
      <text:p text:style-name="P2"/>
      <text:p text:style-name="P2">A sabedoria de Deus não é uma extensão da sabedoria do homem, não é um aperfeiçoamento da sabedoria do homem, mas em todos os aspectos, o oposto da sabedoria do homem.</text:p>
      <text:p text:style-name="P2"/>
      <text:p text:style-name="P2">MATEUS 24, Vers. 29:51</text:p>
      <text:p text:style-name="P2"/>
      <text:p text:style-name="P2">Mt 24:29-31 Uma espécie de relato mais breve do mesmo período. No final daqueles sete anos, o Senhor Jesus aparece vindo do céu (e nós os crentes estaremos vindo com Ele. Apocalipse 19:14).</text:p>
      <text:p text:style-name="P2"/>
      <text:p text:style-name="P2">Mt 24:32 até o cap. 25:30 é como um parênteses, e aponta em direção a esse mesmo grande evento. (Que dia será este para nós! Leia 2 Tm 4:8. Você anseia por aquele momento?)</text:p>
      <text:p text:style-name="P2"/>
      <text:p text:style-name="P2">Mt 24:36-51 Isto refere-se às coisas que acontecerão neste mundo (após nós crentes termos sido levados para o céu). Certifique-se de entender bem isto.</text:p>
      <text:p text:style-name="P2"/>
      <text:p text:style-name="P2">Mt 24:40-41 Não se trata do arrebatamento. Os incrédulos são levados e os crentes deixados (justamente o oposto). É interessante ver os diferentes títulos do Senhor durante estes eventos de mudança.</text:p>
      <text:p text:style-name="P2"/>
      <text:p text:style-name="P2">Mt 24:41-44 Ele é visto como o "Filho do Homem" no versículo 44; como "Senhor" em 25:20; e como "Rei" em 25:34.</text:p>
      <text:p text:style-name="P2"/>
      <text:h text:style-name="Heading_20_2" text:outline-level="2"><text:soft-page-break/>#715</text:h>
      <text:p text:style-name="P2"/>
      <text:p text:style-name="P2">Receba suas circunstâncias como vindas do Senhor, e entregue suas dificuldades ao Senhor.</text:p>
      <text:p text:style-name="P2"/>
      <text:p text:style-name="P2">MATEUS 25</text:p>
      <text:p text:style-name="P2"/>
      <text:p text:style-name="P2">Mt 25:1-13 Esta bem conhecida parábola tem várias aplicações, e vamos aplicá-la à vinda do Senhor. Hoje até os verdadeiros crentes (as 5 prudentes) estão caindo no sono. Então, antes que o Senhor venha, acontece uma restauração da verdade de que o Senhor está chegando. Esta esperança esteve perdida para a igreja durante centenas e centenas de anos, e só foi restaurada no princípio de 1800. Estamos próximos de Sua vinda para nós. As tolas são surpreendidas sem azeite (vida ou Espírito Santo) e a porta é então fechada para sempre!</text:p>
      <text:p text:style-name="P2"/>
      <text:p text:style-name="P2">Mt 25:14-30 Esta parábola pode ser aplicada ao nosso serviço aqui. Três pessoas recebem diferentes habilidades. As duas primeiras tem algo em comum... elas conhecem seu Mestre. Elas possuem diferentes habilidades, mas suas recompensas são as mesmas. Não importa quanta habilidade temos, mas o quão bem conhecemos o Senhor. Vejamos o terceiro homem. Apesar de dizer que conhecia o Mestre, ele não O conhecia nem um pouco. Não se esqueça, isto não está falando da salvação, pois um crente nunca pode se perder, mas seu serviço pode ser todo perdido a menos que conheça como é o Senhor. Muitos crentes não parecem crescer no conhecimento do Senhor (veja 2 Pedro 3:18).</text:p>
      <text:p text:style-name="P2"/>
      <text:p text:style-name="P2">Mt 25:31-46 O Senhor Jesus voltará em Sua glória e reunirá as nações existentes diante dEle, e separará as pessoas, umas das outras. Aqueles à Sua direita irão povoar a Terra durante o milênio e os incrédulos, à Sua esquerda, serão lançados diretamente no inferno. (Não ficarão diante do trono de Ap 20:12).</text:p>
      <text:p text:style-name="P2"/>
      <text:h text:style-name="Heading_20_2" text:outline-level="2">#716</text:h>
      <text:p text:style-name="P2"/>
      <text:p text:style-name="P2">A única falha de um santo do Antigo Testamento que é registrado no Novo Testamento é o de Elias, intercedendo a Deus contra Israel - contra seus próprios irmãos. (Romanos 11:2-3).</text:p>
      <text:p text:style-name="P2"/>
      <text:p text:style-name="P2">MATEUS 26, Vers. 1-35</text:p>
      <text:p text:style-name="P2"/>
      <text:p text:style-name="P2">Mt 26:1-2 Com grande calma o Senhor fala aos discípulos, pela quarta e última vez, o que está para acontecer. A verdadeira Páscoa estava para ser sacrificada... o Cordeiro de Deus que tira o pecado do mundo.</text:p>
      <text:p text:style-name="P2"/>
      <text:p text:style-name="P2">Mt 26:6-13 A mesma pessoa - Maria, irmã de Lázaro, como em João 12, mas aqui a atenção está mais em Jesus.</text:p>
      <text:p text:style-name="P2"/>
      <text:p text:style-name="P2">Mt 26:8-11 Gastar qualquer coisa com Jesus é um desperdício aos olhos do <text:s/>mundo.</text:p>
      <text:p text:style-name="P2"/>
      <text:p text:style-name="P2">Mt 26:14-16 O total contraste com Maria. Judas, provavelmente vendo todo aquele dinheiro sendo desperdiçado, é levado a executar seu terrível ato... a traição de nosso bendito Senhor. Compare isto com Êxodo 21:32, o mesmo valor (o preço de um escravo) pelo qual o Senhor foi vendido por Judas.</text:p>
      <text:p text:style-name="P2"/>
      <text:p text:style-name="P2"><text:soft-page-break/>Mt 26:17-29 O Senhor agora institui a ceia. Que experiência para Seus discípulos escutá-Lo falar estas palavras. Será que correspondemos a isto de acordo com as Escrituras?</text:p>
      <text:p text:style-name="P2"/>
      <text:p text:style-name="P2">Mt 26:30-35 Eles ouvem mais palavras vindas de Seus lábios sobre o que estava para acontecer, todavia eles não creram que Ele iria ressuscitar de entre os mortos.</text:p>
      <text:p text:style-name="P2"/>
      <text:h text:style-name="Heading_20_2" text:outline-level="2">#717</text:h>
      <text:p text:style-name="P2"/>
      <text:p text:style-name="P2">Se você pudesse ter escolhido um período do temo para viver você não poderia ter escolhido uma época mais abençoada do que a presente - principalmente com a vinda do Senhor tão iminente.</text:p>
      <text:p text:style-name="P2"/>
      <text:p text:style-name="P2">MATEUS 26, Vers. 36-75</text:p>
      <text:p text:style-name="P2"/>
      <text:p text:style-name="P2">Mt 26:36-46 A agonia pela qual Ele passou no jardim do Getsêmani ao pensar na Cruz pode ser entendida (um pouquinho) pelas palavras que usou ao falar ao Seu Pai no céu. Mas tudo aqui estava determinado. Iremos escutar diferentes palavras vindas dEle na cruz... preste atenção nelas. Apenas algumas aparecem neste Evangelho. O Senhor foi abandonado por Deus mas não pelo Pai.</text:p>
      <text:p text:style-name="P2"/>
      <text:p text:style-name="P2">Mt 26:47-56 A terrível cena de Sua traição... A carne agindo em Judas, mas também em Pedro. Oh, em todos eles... "Então, todos os discípulos, deixando-o, fugiram."</text:p>
      <text:p text:style-name="P2"/>
      <text:p text:style-name="P2">Mt 26:57-75 Eles O estão levando a Caifás. Pedro O seguia, mas como? Repare nas quatro últimas palavras do versículo 58 (era o que pensavam!).</text:p>
      <text:p text:style-name="P2"/>
      <text:p text:style-name="P2">Mt 26:59 A corrupção e a violência caminham lado a lado por todas as Escrituras.</text:p>
      <text:p text:style-name="P2"/>
      <text:p text:style-name="P2">Mt 26:64 Eles ouvem uma afirmação clara de quem Ele é, vinda de Seus próprios e benditos lábios.</text:p>
      <text:p text:style-name="P2"/>
      <text:p text:style-name="P2">Mt 26:67 Lembre-se de que eles fazem isto a nosso Senhor antes que Ele seja condenado.</text:p>
      <text:p text:style-name="P2"/>
      <text:p text:style-name="P2">Mt 26:69-75 Pedro está cheio de auto-confiança, e mesmo assim nunca abrindo mão de sua fé, pois seu pobre coração era sincero. A oração do Senhor para ele (Lucas 22:32), foi ouvida. O Senhor olha, cheio de graça, o quebranta, e ele sai e chora amargamente. Era a dor do arrependimento, não do desespero, o bendito resultado de seu coração.</text:p>
      <text:p text:style-name="P2"/>
      <text:h text:style-name="Heading_20_2" text:outline-level="2">#718</text:h>
      <text:p text:style-name="P2"/>
      <text:p text:style-name="P2">Você acha que as melhores bênçãos são colocadas em alguma prateleira alta para que você precise escalar para alcançá-las? Elas são colocadas ao alcance daquele que é humilde - para obtê-las você precisa se inclinar.</text:p>
      <text:p text:style-name="P2"/>
      <text:p text:style-name="P2">MATEUS 27, vers. 1-31</text:p>
      <text:p text:style-name="P2"/>
      <text:p text:style-name="P2"><text:soft-page-break/>Começa com uma "manhã"; uma noite terrível tendo apenas terminado; Jesus foi cuspido e golpeado pelos líderes religiosos; agora nós O vemos sendo levado diante do governador Romano Pilatos, para que pudesse ser condenado à morte! O único Homem perfeito que jamais viveu! No livro de Jó 4:7, duas perguntas são feitas; leia ambas, e depois pense no que este mundo fez a este homem inocente e justo. (vers. 4).</text:p>
      <text:p text:style-name="P2"/>
      <text:p text:style-name="P2">Mt 27:1-10 Os Judeus não podiam condenar ninguém à morte, mas apenas o governador Romano podia fazer isso. Judas parece ter pensado que o Senhor poderia escapar como já havia feito antes. Satanás podia levá-lo a praticar aquele terrível ato, mas não podia protegê-lo do resultado do pecado. De que lhe valia o dinheiro agora?</text:p>
      <text:p text:style-name="P2"/>
      <text:p text:style-name="P2">Mt 27:9-10 Repare que até mesmo o que Judas fez estava predito no Antigo Testamento (Zacarias 11:12 e 13) com quase 500 anos de antecedência. No vers. 3 "arrependido" significa que teve um doloroso pesar pelo que havia feito.</text:p>
      <text:p text:style-name="P2"/>
      <text:p text:style-name="P2">Mt 27:11-31 O julgamento diante de Pilatos. O próprio testemunho do Senhor é o fundamento de tudo... "tu o dizes". A própria Verdade estava em pé diante de Pilatos! Ele era o "Filho de Deus" diante dos sacerdotes, e Rei diante do Imperador Romano.</text:p>
      <text:p text:style-name="P2"/>
      <text:p text:style-name="P2">Mt 27:14-24 O pobre Pilatos tenta encontrar uma maneira de soltar Jesus. Seu coração também nos é mostrado. O sonho de sua esposa aumenta o seu dilema. Isso atestava a inocência do Senhor. Judas, no vers. 4; a esposa de Pilatos, no vers. 19; Pilatos no vers. 24; Herodes, em Lucas 23:15; um dos ladrões, em Lucas 23:41; o centurião, em Lucas 23:47 e aqueles que estavam com ele, no vers. 54. No mínimo sete pessoas! Pilatos cede ao desejo dos sacerdotes e entrega Jesus à sua vontade.</text:p>
      <text:p text:style-name="P2"/>
      <text:p text:style-name="P2">Mt 27:25 Um clamor do qual eles se lembrarão em um dia ainda futuro. </text:p>
      <text:p text:style-name="P2"/>
      <text:p text:style-name="P2">Mt 27:26-31 Eles preferiam um assassino a Jesus! Então os soldados Romanos levam Jesus e começam uma série de terríveis e vergonhosos insultos antes de levá-Lo para fora da cidade para crucificá-Lo.</text:p>
      <text:p text:style-name="P2"/>
      <text:h text:style-name="Heading_20_2" text:outline-level="2">#719</text:h>
      <text:p text:style-name="P2"/>
      <text:p text:style-name="P2">Podemos ser gratos pelas dificuldades que Deus permite que surjam em nossa vida; elas tem o objetivo de nos desacostumar a este mundo.</text:p>
      <text:p text:style-name="P2"/>
      <text:p text:style-name="P2">MATEUS 27, Vers. 32-66</text:p>
      <text:p text:style-name="P2"/>
      <text:p text:style-name="P2">Mt 27:32-44 Os insultos e crueldades contra o Senhor não diminuem quando acontece a crucificação. Normalmente os homens ficam silenciosos em momentos de morte, mas não aqui. No Salmo 69:19-21 lemos de como Ele sentiu-Se internamente.</text:p>
      <text:p text:style-name="P2"/>
      <text:p text:style-name="P2">Mt 27:45-46 Para que nós não fôssemos abandonados. Veja também Hb 13:5. Leia também o Salmo 22, escrito quase mil anos antes.</text:p>
      <text:p text:style-name="P2"/>
      <text:p text:style-name="P2">Mt 27:50 Sua vida foi entregue. Ninguém a tirou dEle.</text:p>
      <text:p text:style-name="P2"/>
      <text:p text:style-name="P2">Mt 27:51 Leia Hb 10:19-20.</text:p>
      <text:p text:style-name="P2"/>
      <text:p text:style-name="P2"><text:soft-page-break/>Mt 27:55-56 Mulheres piedosas conheciam os pensamentos de Deus, como veremos em breve.</text:p>
      <text:p text:style-name="P2"/>
      <text:p text:style-name="P2">Mt 27:57-60 Não um apóstolo, mas um rico desconhecido executa o trabalho de colocar o corpo do Senhor em seu próprio sepulcro.</text:p>
      <text:p text:style-name="P2"/>
      <text:p text:style-name="P2">Mt 27:62-66 O príncipe dos sacerdotes mostrava ter mais conhecimento da ressurreição do que os discípulos. Eles também aquilo que não criam.</text:p>
      <text:p text:style-name="P2"/>
      <text:h text:style-name="Heading_20_2" text:outline-level="2">#720</text:h>
      <text:p text:style-name="P2"/>
      <text:p text:style-name="P2">Mães, Deus irá recompensar cada esforço de fé que vocês têm buscado fazer, em quietude, agindo por Ele.</text:p>
      <text:p text:style-name="P2"/>
      <text:p text:style-name="P2">MATEUS 28</text:p>
      <text:p text:style-name="P2"/>
      <text:p text:style-name="P2">O imenso poder de Deus está para se fazer conhecido - Leia Ef 1:19-20. O anjo não fala aos guardas, mas às piedosas mulheres. Ele afasta a pedra, não para deixar o Senhor sair, mas para deixar as mulheres olharem para dentro. Repare nas mensagens celestiais que eles dão. Os soldados ficaram como mortos (vers. 4). Como poderiam os soldados esquecer isso? Eles não dizem uma palavra a respeito, pelo que sabemos.</text:p>
      <text:p text:style-name="P2"/>
      <text:p text:style-name="P2">Mt 28:8 O gozo enche o coração delas, e brota um desejo genuíno de compartilhar com os discípulos.</text:p>
      <text:p text:style-name="P2"/>
      <text:p text:style-name="P2">Mt 28:9-10 O próprio Jesus as intercepta. O objeto de seu gozo está bem diante delas. Elas abraçam Seus pés, e "Lhe prestam homenagem", como deveria ser a tradução. Os Judeus chegam até a subornar os soldados para dizerem mentiras, para esconder a verdade da ressurreição. Assim é o mundo!</text:p>
      <text:p text:style-name="P2"/>
      <text:p text:style-name="P2">Mt 28:16-20 Então Jesus os encontra na Galiléia e ali a história termina, pois a bênção de Israel não é uma bênção celestial, mas terrena. Você deve se lembrar de que às vezes falamos de um remanescente... algo que faz parte, mas que está separado da história como um todo.</text:p>
      <text:p text:style-name="P2"/>
      <text:p text:style-name="P2">Depois de nós, os crentes, sermos levados para o céu (talvez hoje) Deus irá abrir os olhos de um pequeno número de Judeus, para que entendam que Jesus era verdadeiramente seu Messias! Este pequeno grupo é conhecido como "remanescente". Em nosso capítulo de hoje, estes cinco versículos são uma figura do grupo futuro; a ascensão do Senhor não é mencionada pois este evangelho é principalmente acerca de Israel, portanto a história continua até os dias futuros.</text:p>
      <text:p text:style-name="P2"/>
      <text:p text:style-name="P2">Há mais de 85 citações ou alusões a versículos do Antigo Testamento encontradas em Mateus. Assim este livro maravilhoso, instrutivo, mas claramente Judaico, chega ao fim, trazendo em si novos tesouros a serem descobertos.</text:p>
      <text:p text:style-name="P2"/>
      <text:h text:style-name="Heading_20_2" text:outline-level="2">#721</text:h>
      <text:p text:style-name="P2"/>
      <text:p text:style-name="P2">A sabedoria natural nas coisas de Deus fará cessar o fluxo de bênçãos.</text:p>
      <text:p text:style-name="P2"><text:soft-page-break/></text:p>
      <text:p text:style-name="P2">CANTARES DE SALOMÃO 1</text:p>
      <text:p text:style-name="P2"/>
      <text:p text:style-name="P2">Se estiver lembrado do livro que vem logo antes deste (Eclesiastes), verá que nada havia satisfeito completamente o escritor, tudo era desapontamento, mas neste livro (Cantares de Salomão) o coração está satisfeito com uma pessoa. O livro é uma história de amor, um homem (Salomão, uma figura de Cristo) apaixonado por uma mulher cujo nome não é mencionado (Israel).</text:p>
      <text:p text:style-name="P2"/>
      <text:p text:style-name="P2">Hoje isso tudo é uma figura de Cristo e de Sua noiva atual (todos os crentes). Mas lembre-se cuidadosamente de que as figuras do Antigo Testamento são como sombras (leia Hb 10:1). Encontramos a Pessoa perfeita (Cristo) e Sua esposa (cada crente nEle)). Israel recusou o Senhor Jesus quando Ele veio ao mundo por aquele povo da primeira vez, portanto vemos que a mulher às vezes falha.</text:p>
      <text:p text:style-name="P2"/>
      <text:p text:style-name="P2">Há muitas figuras maravilhosas nesta história de amor que pode ser aplicada a nós, como noiva de Cristo. Lembre-se de que Cristo tem apenas uma noiva, os que crêem nEle... a Igreja, a Assembléia. Estamos lendo de uma figura da coisa real.</text:p>
      <text:p text:style-name="P2"/>
      <text:p text:style-name="P2">Ct 1:1-4 A noiva fala do quanto ele significa para ela, e de quão doce e íntimo é aquele amor.</text:p>
      <text:p text:style-name="P2"/>
      <text:p text:style-name="P2">Ct 1:5-6 Ela compreende o quanto ela é indigna de ser amada por ele. (Ela se compara com as tendas negras, e ele com as belas e vistosas cortinas do templo de Salomão)!</text:p>
      <text:p text:style-name="P2"/>
      <text:p text:style-name="P2">Ct 1:8-11 O noivo responde, e fala a ela de seu amor.</text:p>
      <text:p text:style-name="P2"/>
      <text:p text:style-name="P2">Ct 1:12-14 Ela estava emocionada de sentar-se na sua presença. Ela não pediu por coisa alguma além da sua própria pessoa.</text:p>
      <text:p text:style-name="P2"/>
      <text:p text:style-name="P2">Ct 1:15-17 Apesar da forma terrível como ela havia agido para com ele no passado, aqui mostra como ele a vê! Ao longo de todo este livro, você irá reparar que quando é ele quem está falando, ele fala diretamente a ela e diz "tu". Mas quando é ela quem fala, ela fala dele usando a palavra "ele". (Nós os crentes no Senhor jesus podemos conhecer a intimidade de nos dirigirmos a Ele como "Tu"... veja (Ap 5:9).</text:p>
      <text:p text:style-name="P2"/>
      <text:h text:style-name="Heading_20_2" text:outline-level="2">#722</text:h>
      <text:p text:style-name="P2"/>
      <text:p text:style-name="P2">A santidade não é transmitida pela associação (Ageu 2:12). A impureza pode ser transmitida pela associação (Ageu 2:13).</text:p>
      <text:p text:style-name="P2"/>
      <text:p text:style-name="P2">CANTARES DE SALOMÃO 2</text:p>
      <text:p text:style-name="P2"/>
      <text:p text:style-name="P2">Ct 2:1 Ela não se orgulhava do que havia feito, mas estava feliz por saber o que ela significava para ele.</text:p>
      <text:p text:style-name="P2"/>
      <text:p text:style-name="P2">Ct 2:2 Ele responde imediatamente. Ela diz que do mesmo modo como uma macieira é muito melhor que as árvores de uma floresta, assim ele é em comparação com todo mundo.</text:p>
      <text:p text:style-name="P2"/>
      <text:p text:style-name="P2">Ct 2:3-4 Ela sentou-se - (descanso), seu fruto era doce - (alimento aprazível), seu estandarte sobre ela - (proteção). Estas são figuras <text:soft-page-break/>do que o Senhor é para nós. Será que estamos conscientes do quanto o Senhor nos ama? Ef 5:25</text:p>
      <text:p text:style-name="P2"/>
      <text:p text:style-name="P2">Ct 2:7 Gazelas e cervas são os animais que se assustam com maior facilidade, e possuem grande habilidade para ouvir. Podemos facilmente estragar nossa proximidade com o Senhor por meio de um pensamento mau ou leviano.</text:p>
      <text:p text:style-name="P2"/>
      <text:p text:style-name="P2">Ct 2:10-13 Ela conta o que ele lhe disse. Isto refere-se ao dia vindouro, quando Israel irá se recordar dos dias sombrios de dor que então terão passado; e as perspectivas de dias brilhantes e gloriosos por vir.</text:p>
      <text:p text:style-name="P2"/>
      <text:p text:style-name="P2">Ct 2:14-15 Ele anela ver a face dela, e escutar sua voz. Mas as raposinhas são como as pequenas coisas que estragam nossa alegria com o Senhor.</text:p>
      <text:p text:style-name="P2"/>
      <text:p text:style-name="P2">Ct 2:16-17 Ela fala com confiança. (Sabemos que o Senhor é nosso). Repare neste versículo 16, depois no 6:3 e 7:10 - o progresso em sua confiança).</text:p>
      <text:p text:style-name="P2"/>
      <text:p text:style-name="P2">Ct 2:17 Doce e glorioso dia vindouro!</text:p>
      <text:p text:style-name="P2"/>
      <text:h text:style-name="Heading_20_2" text:outline-level="2">#723</text:h>
      <text:p text:style-name="P2"/>
      <text:p text:style-name="P2">A paz deveria ser a expressão de nossa comunhão - não seu objetivo.</text:p>
      <text:p text:style-name="P2"/>
      <text:p text:style-name="P2">CANTARES DE SALOMÃO 3</text:p>
      <text:p text:style-name="P2"/>
      <text:p text:style-name="P2">O desapontamento entra em cena. Ela está pensando nele. Mas ela perdeu algo. Ele parece distante, muito distante. Ela permitiu que seus pensamentos se afastassem dele. (Como acontece conosco, não é mesmo?) Satanás odeia quando temos nosso olhar em Cristo.</text:p>
      <text:p text:style-name="P2"/>
      <text:p text:style-name="P2"/>
      <text:p text:style-name="P2">Ct 3:2-3 Ela sai em busca dele.</text:p>
      <text:p text:style-name="P2"/>
      <text:p text:style-name="P2">Ct 3:2-4 O amor dele por ela lhe dá energia para sair em busca dele. (Será que amamos o Senhor com a mesma energia?) Ela não iria querer parar até que O encontrasse. (Se formos sinceros, não demorará até que sejamos restaurados ao Senhor).</text:p>
      <text:p text:style-name="P2"/>
      <text:p text:style-name="P2">Ct 3:6-11 Estes versículos descrevem a gloriosa vinda do noivo. Pode ser uma figura do dia em que o Senhor Jesus virá em glória para estabelecer Seu reino de 1.000 anos chamado de "milênio".</text:p>
      <text:p text:style-name="P2"/>
      <text:h text:style-name="Heading_20_2" text:outline-level="2">#724</text:h>
      <text:p text:style-name="P2"/>
      <text:p text:style-name="P2">Graça é o que deveria caracterizar o Cristianismo hoje.</text:p>
      <text:p text:style-name="P2"/>
      <text:p text:style-name="P2">CANTARES DE SALOMÃO 4</text:p>
      <text:p text:style-name="P2"/>
      <text:p text:style-name="P2">Ct 4:1-7 (Com frequência compreendemos que amamos o Senhor, mas não temos tanta certeza quanto aos sentimentos dEle a nosso respeito). O noivo derrama seus pensamentos acerca de sua amada. Isso era o que ela (e nós) queríamos ouvir. Ele fala sete coisas sobre ela, que lhe <text:soft-page-break/>agradam. (Quando entendemos o quanto o Senhor Jesus nos ama, isto nos humilha, e aquece nosso coração).</text:p>
      <text:p text:style-name="P2"/>
      <text:p text:style-name="P2">Ct 4:8-15 O noivo a convida para ir com ele. O Líbano era um dos lugares mais belos. Mas ele viu os perigos - os leões e leopardos. (Assim o Senhor vê os perigos que não vemos), e diz "vem comigo do..." (Com frequência temos que nos separar daquilo que pode ser muito atraente para nossos olhos, mas Ele vê os perigos).</text:p>
      <text:p text:style-name="P2"/>
      <text:p text:style-name="P2">Ct 4:9-11 Embora o cenário em redor possa ser sempre tão lindo, seu olhar é atraído para aquela que está ao seu lado. (Somos aquilo que O completa! Ef 1:23).</text:p>
      <text:p text:style-name="P2"/>
      <text:p text:style-name="P2">Ct 4:12-15 O noivo compara aquela que ele ama a um jardim. Toda delícia possível é encontrada ali, e nela. Um jardim, um riacho, uma fonte, um pomar, frutas, doçura, perfumes, um paraíso (que é o significado de tudo isso).</text:p>
      <text:p text:style-name="P2"/>
      <text:p text:style-name="P2">Ct 4:16 O jardim pertence a ele. (Somos do Senhor). Ele sabe como extrair o melhor daquele jardim. Assim ele convoca uma rajada do vento frio do norte para que sopre. Isto faz as plantas produzirem melhor. Às vezes precisamos de tribulações e dificuldades para que em nós se produza o que há de melhor para Ele). O vento quente do sul vem em seguida.</text:p>
      <text:p text:style-name="P2"/>
      <text:h text:style-name="Heading_20_2" text:outline-level="2">#725</text:h>
      <text:p text:style-name="P2"/>
      <text:p text:style-name="P2">Não ganhamos nada se não quisermos ser corrigidos.</text:p>
      <text:p text:style-name="P2"/>
      <text:p text:style-name="P2">CANTARES DE SALOMÃO 5</text:p>
      <text:p text:style-name="P2"/>
      <text:p text:style-name="P2">Ct 5:1 Estes diferentes frutos poderiam representar as diferentes condições do povo do Senhor. "Mirra" é uma figura da tristeza, (que alguns de nós somos chamados a levar. Mas com frequência o resultado é tão doce quanto o mel, quando a obra é completada em nossa alma).</text:p>
      <text:p text:style-name="P2"/>
      <text:p text:style-name="P2">Ct 5:2 Mas outra vez a noiva se torna descuidada, inquieta, desconfortável, sonolenta, sem energia para ele. Ele não mudou. Ele está à porta e bate. Ele quer sua companhia. (Às vezes desviamos nossos pensamentos dEle para nós). Ele fica ali e espera, seu coração cheio de amor e desejo.</text:p>
      <text:p text:style-name="P2"/>
      <text:p text:style-name="P2">Ct 5:3 Tristes desculpas.</text:p>
      <text:p text:style-name="P2"/>
      <text:p text:style-name="P2">Ct 5:4 Ele insiste. Ele a ama demais para deixá-la ir assim. (Você já se encontrou nesta condição?) Sua bendita mão procura abrir a porta. O amor sempre toma o lugar humilde, e tem a primeira iniciativa. O amor sempre vence no final.</text:p>
      <text:p text:style-name="P2"/>
      <text:p text:style-name="P2">Ct 5:5 Ela está se recuperando de seu descuido. Sua consciência é tocada e ela chora de tristeza, (mirra) e alegria (mirra com doce aroma).</text:p>
      <text:p text:style-name="P2"/>
      <text:p text:style-name="P2">Ct 5:6 Ela demorou muito, e ele se foi.</text:p>
      <text:p text:style-name="P2"/>
      <text:p text:style-name="P2">Ct 5:7-8 Ela procura por ele. Ela está cheia de energia, mas também de confusão. Todos parecem ser contra ela. (Não é assim que costumamos ficar quando estamos afastados do Senhor?)</text:p>
      <text:p text:style-name="P2"><text:soft-page-break/></text:p>
      <text:p text:style-name="P2">Ct 5:9 Outros perguntam a ela por que ela é tão atraída a ele. (Não é isto o que o mundo nos pergunta?) Se você estiver vivendo próximo do Senhor, os incrédulos não podem entender o segredo que você tem. Mas se não somos diferentes deles, somos um pobre testemunho de Cristo a eles.</text:p>
      <text:p text:style-name="P2"/>
      <text:p text:style-name="P2">Ct 5:10-16 Agora ela não se contém em expressar uma das mais belas descrições da beleza que você e eu podemos ver no Senhor em todas as Escrituras. Da cabeça aos pés, "Ele é totalmente desejável".</text:p>
      <text:p text:style-name="P2"/>
      <text:p text:style-name="P2">Ct 5:16 Um doce final "meu amado... meu amigo". (São estes os nossos pensamentos a respeito do Senhor?)</text:p>
      <text:p text:style-name="P2"/>
      <text:h text:style-name="Heading_20_2" text:outline-level="2">#726</text:h>
      <text:p text:style-name="P2"/>
      <text:p text:style-name="P2">Que desonra para o nome do Senhor quando o mundo vê os crentes divergindo uns dos outros - em contendas.</text:p>
      <text:p text:style-name="P2"/>
      <text:p text:style-name="P2">CANTARES DE SALOMÃO 6</text:p>
      <text:p text:style-name="P2"/>
      <text:p text:style-name="P2">Ct 6:1 Tudo isso cria um desejo nos outros de conhecer mais sobre ele, e também de vê-lo. Aqui eles perguntam onde ele está. Como poderia ela ter saído a vagar longe de alguém tão glorioso? (Se estamos desfrutando a companhia do Senhor, outros irão querer ouvir a respeito dEle).</text:p>
      <text:p text:style-name="P2"/>
      <text:p text:style-name="P2">Ct 6:2 Ela agora sabe que ele não está na cidade movimentada, mas no tranquilo jardim. (Nós também, sabemos onde Ele está).</text:p>
      <text:p text:style-name="P2"/>
      <text:p text:style-name="P2">Ct 6:3 Repare que aqui é o contrário de 2:16. Ela está pensando menos em si própria agora!</text:p>
      <text:p text:style-name="P2"/>
      <text:p text:style-name="P2">Ct 6:4-9 As primeiras palavras faladas ao seu amado após o triste fracasso dela. Nenhuma palavra sobre sua frieza, apenas expressões mais profundas de seu amor por ela.</text:p>
      <text:p text:style-name="P2"/>
      <text:p text:style-name="P2">Ct 6:10 Seus amigos parecem dizer estas palavras.</text:p>
      <text:p text:style-name="P2"/>
      <text:p text:style-name="P2">Ct 6:13 Os amigos ao redor chegam querendo ver mais desta bela noiva. À medida que ela desce (em humilhação) ela sobe mais alto.</text:p>
      <text:p text:style-name="P2"/>
      <text:h text:style-name="Heading_20_2" text:outline-level="2">#727</text:h>
      <text:p text:style-name="P2"/>
      <text:p text:style-name="P2">Se falhamos em guardar a verdade em amor, ficaremos abertos aos ataques do inimigo que quer nos precipitar em um dos muitos erros ao nosso redor.</text:p>
      <text:p text:style-name="P2"/>
      <text:p text:style-name="P2">CANTARES DE SALOMÃO 7</text:p>
      <text:p text:style-name="P2"/>
      <text:p text:style-name="P2">Ct 7:1 O versículo se refere a ela. Seus pés são lindos - veja Isaías 52:7 para ver os pés do Senhor descritos ali. Os pés sugerem o andar, a vida. Seu andar era perfeito e maravilhoso. Agora abra em Romanos 10:15 para ver uma descrição dos pés, do andar e da vida do crente em Cristo hoje. Que cada um de nós possa guardar isto no coração.</text:p>
      <text:p text:style-name="P2"/>
      <text:p text:style-name="P2"><text:soft-page-break/>A noiva tem agora um título real. Aproxima-se o grande dia quando ela será a rainha da terra - Salmo 45:9. Isto acontecerá no Milênio.</text:p>
      <text:p text:style-name="P2"/>
      <text:p text:style-name="P2">Ct 7:1-9 Isto só revela novas expressões de amor que partem de seus lábios. Ele a vê sob uma nova luz.</text:p>
      <text:p text:style-name="P2"/>
      <text:p text:style-name="P2">Ct 7:10 Esta pode ser a nota mais elevada já soada pela noiva. Todos pensamentos acerca de si mesma já se foram, ela descansa no amor dEle. "Eu me satisfarei da tua semelhança quando acordar." Salmo 17:15.</text:p>
      <text:p text:style-name="P2"/>
      <text:p text:style-name="P2">Ct 7:11-13 Ela diz "Nós" quatro vezes (Saiamos, passemos, levantemo-nos, vejamos). Ela tem perfeita confiança ao falar com ele com tanto arrojo. Ela sabe muito bem o quanto ele a ama. Existe uma perfeita unidade de vontade, ela sabe exatamente quais são os seus pensamentos. O amor dela está completo, e ainda assim ela deseja mais. Tudo isso é uma figura da condição de toda a terra durante o milênio.</text:p>
      <text:p text:style-name="P2"/>
      <text:h text:style-name="Heading_20_2" text:outline-level="2">#728</text:h>
      <text:p text:style-name="P2"/>
      <text:p text:style-name="P2">A verdade de Deus dirige-se ao coração e à consciência; o inimigo dirige os seus esforços ao intelecto.</text:p>
      <text:p text:style-name="P2"/>
      <text:p text:style-name="P2">CANTARES DE SALOMÃO 8</text:p>
      <text:p text:style-name="P2"/>
      <text:p text:style-name="P2">Uma revisão de todo o livro.</text:p>
      <text:p text:style-name="P2"/>
      <text:p text:style-name="P2">Ct 8:1-5 A noiva deseja ardentemente pelo noivo. Ela almeja entregar a ele uma taça de doces alegrias! Assim ela lhe diz o quanto apreciou tudo o que ele fez por ela.</text:p>
      <text:p text:style-name="P2"/>
      <text:p text:style-name="P2">Ct 8:5 Ele recorda a ela que foi ele quem a levantou.</text:p>
      <text:p text:style-name="P2"/>
      <text:p text:style-name="P2">Ct 8:6-7 O que pode ser comparado ao amor! O que é mais forte!</text:p>
      <text:p text:style-name="P2"/>
      <text:p text:style-name="P2">Ct 8:8-9 Para entender isto, você precisa se lembrar do que aconteceu há muito tempo atrás na história de Israel. O reino foi dividido em dois reinos - Judá e Benjamim, chamados o reino de Judá, e as outras dez tribos, conhecidas como reino de Israel. Este último foi levado para o cativeiro. Estão hoje espalhados por algum lugar do mundo. O Senhor Jesus nasceu na tribo de Judá. Mas quando o Senhor Jesus retornar em glória, irá reunir as dez tribos perdidas, trazendo-as de todo o mundo. Essas tribos formam a "irmã pequena". Não tiveram parte na rejeição do Salvador, mas foram adoradores de ídolos. Todavia, entrarão na bênção também, no final, mas não em uma bênção tão grande quanto Judá.</text:p>
      <text:p text:style-name="P2"/>
      <text:p text:style-name="P2">Ct 8:11-14 Refere-se a toda a Terra no milênio. A Terra estará então unificada; cada coração estará cheio de gozo pois o Senhor Jesus é sua fonte. Você já percebeu o progresso nos três versículos mencionados quando estávamos lendo 2:16? Com frequência colocamos a nós mesmos em primeiro lugar como acontece naquele versículo. O segundo fala de algum progresso, mas ela ainda continua pensando um pouco no amor que tem por ele. Mas o terceiro versículo nos diz que o amor de Cristo por nós é o amor supremo. Está compreendendo?</text:p>
      <text:p text:style-name="P2"/>
      <text:h text:style-name="Heading_20_2" text:outline-level="2"><text:soft-page-break/>#729</text:h>
      <text:p text:style-name="P2"/>
      <text:p text:style-name="P2">O orgulho em alguém que já é salvo é tão ruim - talvez pior - quanto o orgulho em alguém que não esteja salvo.</text:p>
      <text:p text:style-name="P2"/>
      <text:p text:style-name="P2">1 CRÔNICAS 10</text:p>
      <text:p text:style-name="P2"/>
      <text:p text:style-name="P2">Os primeiros 9 capítulos são em sua maior parte uma lista das famílias de algumas das tribos de Israel, mas a tribo mais importante foi Judá. O grande rei era Davi e aprendemos que ele foi o primeiro rei da escolha de Deus para o Seu povo Israel. Portanto, sugiro que comecemos lendo hoje o décimo capítulo.</text:p>
      <text:p text:style-name="P2"/>
      <text:p text:style-name="P2">Em Crônicas veremos que a bênção segue a obediência. Cada um de nós precisa aprender e lembrar isto; e provar isto em nossa vida. Hoje vemos o oposto - o resultado da desobediência à Palavra de Deus.</text:p>
      <text:p text:style-name="P2"/>
      <text:p text:style-name="P2">1 Cr 10:1-6 O Senhor permitiu que os Filisteus (o mais poderoso dos inimigos de Israel) vencesse Saul e seu exército. Aqui lemos do resultado daquilo que foi dito pelo Senhor sobre Saul antes disso. (Leia 1 Samuel 15:10-11). Os Filisteus podem ser uma lição importante para nós aprendermos. Pense neles como o poder de Satanás contra o crente em Cristo hoje. Os Filisteus eram mais fortes que Israel, assim como Satanás é mais forte que nós como indivíduos. Mas sempre que o Senhor via que Israel era obediente, os Filisteus eram imediatamente derrotados quando atacavam Israel. Assim acontece conosco. "Obedecer é melhor do que sacrificar..." 1 Samuel 15:22.</text:p>
      <text:p text:style-name="P2"/>
      <text:p text:style-name="P2">1 Cr 10:8-10 Os Filisteus faziam um grande alarde de sua vitória contra Saul.</text:p>
      <text:p text:style-name="P2"/>
      <text:p text:style-name="P2">1 Cr 10:11-12 Homens valentes recuperaram os corpos de Saul e de seus filhos. Repare particularmente no que eles fizeram durante 7 dias. Deus viu isso, pois nos fala a respeito.</text:p>
      <text:p text:style-name="P2"/>
      <text:p text:style-name="P2">1 Cr 10:13-14 Veja por que Saul morreu! Veja contra Quem ele transgrediu! Veja contra o que! Veja o que ele não guardou! Veja a que ele pediu ajuda! Veja a Quem ele não pediu! Veja a quem o reino foi entregue!</text:p>
      <text:p text:style-name="P2"/>
      <text:h text:style-name="Heading_20_2" text:outline-level="2">#730</text:h>
      <text:p text:style-name="P2"/>
      <text:p text:style-name="P2">Não fomos deixados aqui; fomos enviados para cá. João 17:18</text:p>
      <text:p text:style-name="P2"/>
      <text:p text:style-name="P2">1 CRÔNICAS 11</text:p>
      <text:p text:style-name="P2"/>
      <text:p text:style-name="P2">A história do rei dado por Deus... Davi. Recordamos os muitos capítulos que lemos em 1 Samuel acerca de todas as dificuldades de Davi antes de ser feito rei. Aqui não há uma só palavra a respeito disso.</text:p>
      <text:p text:style-name="P2"/>
      <text:p text:style-name="P2">1 Cr 11:1-3 Durante sete anos Davi foi rei apenas na cidade de Hebrom e apenas sobre Judá.</text:p>
      <text:p text:style-name="P2"/>
      <text:p text:style-name="P2">1 Cr 11:4-9 Então ele foi feito rei sobre todo o Israel em Jerusalém.</text:p>
      <text:p text:style-name="P2"/>
      <text:p text:style-name="P2"><text:soft-page-break/>1 Cr 11:10-47 Os homens poderosos e fiéis que cercavam Davi. Muitas das faltas e fracassos de Davi não são mencionados. A graça cobre nossos pecados - Salmo 32:1-2. (Depois daqueles dias, o Senhor Jesus veio ao mundo, tornando-Se Aquele que levou nossos pecados. Agora Deus não vê nem um sequer dos pecados do crente! Pois eles foram apagados pelo sangue do Senhor Jesus - Hb 10:14 e 17, também 1 João 1:7).</text:p>
      <text:p text:style-name="P2"/>
      <text:p text:style-name="P2">1 Cr 11:17-19 Repare que apesar de existirem homens poderosos, os "três mais poderosos" estavam fazendo a vontade de Davi. Todos aqueles homens foram recompensados conforme sua fidelidade a Davi. É bom lembrar que Davi é uma sombra de Cristo em um dia vindouro. O Senhor Jesus irá voltar em poder e vitória para estabelecer o Seu reino. Ao Seu redor estarão aqueles que foram fiéis a Ele durante o tempo da tribulação.</text:p>
      <text:p text:style-name="P2"/>
      <text:h text:style-name="Heading_20_2" text:outline-level="2">#731</text:h>
      <text:p text:style-name="P2"/>
      <text:p text:style-name="P2">O Senhor não veio para tornar este mundo um lugar melhor para se viver; Ele veio para salvar pecadores e tirá-los dele.</text:p>
      <text:p text:style-name="P2"/>
      <text:p text:style-name="P2">1 CRÔNICAS 12</text:p>
      <text:p text:style-name="P2"/>
      <text:p text:style-name="P2">1 Cr 12:1-7 Um capítulo muito interessante e instrutivo. Muitos dos homens que eram fiéis a Davi tinham sido homens do rei Saul, que tivera tanto ciúme de Davi. (Você e eu antes seguíamos a Satanás, o inimigo de nosso Senhor. Agora nossos corações foram ganhos pelo amor de Cristo, e seguimos a Ele.)</text:p>
      <text:p text:style-name="P2"/>
      <text:p text:style-name="P2">1 Cr 12:2 O arco e a flecha eram as mesmas coisas que haviam matado o rei Saul - 1 Samuel 31:3. Agora estes homens são fortes nestas mesmas coisas, pois estão com Davi - vers. 18.</text:p>
      <text:p text:style-name="P2"/>
      <text:p text:style-name="P2">1 Cr 12:8-15 Os filhos de Gade eram famosos no uso de diferentes armas, escudo e broquel. Um belíssimo versículo nos fala que o Senhor é nosso escudo e broquel - Salmo 91:4. O escudo era defensivo, o broquel era um escudo redondo, mas tinha seu centro em forma de ponta. Era para o ataque. Armas para defesa e para ataque. (Os crentes estão armados de uma maneira diferente. Ef 6:11-17).</text:p>
      <text:p text:style-name="P2"/>
      <text:p text:style-name="P2">1 Cr 12:19-22 Mais pessoas juntam-se a Davi.</text:p>
      <text:p text:style-name="P2"/>
      <text:p text:style-name="P2">1 Cr 12:23-40 Um resumo dos homens fiéis a Davi. Leia estes versículos cuidadosamente. Há muito para se aprender neles.</text:p>
      <text:p text:style-name="P2"/>
      <text:p text:style-name="P2">1 Cr 12:38 Repare no que estes homens eram capazes de fazer. (É bom quando os crentes se colocam em formação). Eles tinham UM SÓ coração.</text:p>
      <text:p text:style-name="P2"/>
      <text:p text:style-name="P2">1 Cr 12:40 O resultado foi "gozo em Israel". (Quando há fidelidade a Cristo entre os crentes, passamos a andar em formação (andar em harmonia) e certamente haverá gozo nEle).</text:p>
      <text:p text:style-name="P2"/>
      <text:h text:style-name="Heading_20_2" text:outline-level="2">#732</text:h>
      <text:p text:style-name="P2"/>
      <text:p text:style-name="P2">Sempre que o homem manipula a Palavra de Deus e tenta adaptá-la ao seu gosto, algo é perdido.</text:p>
      <text:p text:style-name="P2"/>
      <text:p text:style-name="P2"><text:soft-page-break/>1 CRÔNICAS 13</text:p>
      <text:p text:style-name="P2"/>
      <text:p text:style-name="P2">1 Cr 13:1-8 Davi pensa imediatamente em trazer a arca (a mais elevada figura da presença do Senhor que temos no Antigo Testamento) a Jerusalém. Ele consulta os capitães e líderes. Mas não fala nada de ter consultado o Senhor. Ele estava cheio de entusiasmo natural, mas era preciso mais do que isto... obediência à Palavra de DEUS. (Às vezes os crentes ficam muito ansiosos de estarem ativos para o Senhor. Mas a menos que estejamos agindo em conformidade com a Palavra de Deus, iremos cometer erros).</text:p>
      <text:p text:style-name="P2"/>
      <text:p text:style-name="P2">1 Cr 13:9-14 É provável que ele tenha se lembrado do que os Filisteus haviam feito quando levaram a arca. Para eles não havia problema em colocar a arca numa carroça. Para eles fazer aquilo era fé. Mas era algo totalmente errado para Davi fazer o mesmo. (Às vezes imitamos os incrédulos, e achamos que está perfeitamente correto para nós. Mas será que está de acordo com a Palavra de Deus?)</text:p>
      <text:p text:style-name="P2"/>
      <text:p text:style-name="P2">1 Cr 13:14 Mas um lar foi abençoado por Deus.</text:p>
      <text:p text:style-name="P2"/>
      <text:h text:style-name="Heading_20_2" text:outline-level="2">#733</text:h>
      <text:p text:style-name="P2"/>
      <text:p text:style-name="P2">Não posso esperar guiar meus filhos a um padrão mais elevado do que aquele que eu atingir.</text:p>
      <text:p text:style-name="P2"/>
      <text:p text:style-name="P2">1 CRÔNICAS 14</text:p>
      <text:p text:style-name="P2"/>
      <text:p text:style-name="P2">1 Cr 14:8-17 Os Filisteus não sabiam que o rei escolhido por Deus (Davi) estava agora no trono de Israel e que Deus iria fortalecê-lo contra eles. (Não é estranho que os crentes costumem orar muito por direção nas coisas do dia-a-dia, mas quando se trata da adoração a Deus, muitos dizem que podem decidir por si mesmos? Quando dizemos ao Senhor, "onde queres?" (Lucas 22:9) então recebemos Suas instruções. Você compreende a importância disto?</text:p>
      <text:p text:style-name="P2"/>
      <text:p text:style-name="P2">1 Cr 14:10 e 14 Davi faz o que todo crente deveria fazer diariamente... perguntar ao Senhor antes de agir.</text:p>
      <text:p text:style-name="P2"/>
      <text:p text:style-name="P2">1 Cr 14:16-17 Repare no que o Senhor fez.</text:p>
      <text:p text:style-name="P2"/>
      <text:h text:style-name="Heading_20_2" text:outline-level="2">#734</text:h>
      <text:p text:style-name="P2"/>
      <text:p text:style-name="P2">Se o Espírito estiver entristecido, não devemos nos surpreender se Ele não puder mostrar-Se forte a nosso favor.</text:p>
      <text:p text:style-name="P2"/>
      <text:p text:style-name="P2">1 CRÔNICAS 15</text:p>
      <text:p text:style-name="P2"/>
      <text:p text:style-name="P2">1 Cr 15:1-3 Davi não se esqueceu da Arca.</text:p>
      <text:p text:style-name="P2"/>
      <text:p text:style-name="P2">1 Cr 15:4-15 Vimos no capítulo 13 que Davi havia desobedecido as claras instruções de Deus sobre o carregamento da Arca, e vimos o resultado. Agora ele é bem cuidadoso em ter os homens certos para fazer o transporte... os Levitas (veja Números 4:4-15).</text:p>
      <text:p text:style-name="P2"/>
      <text:p text:style-name="P2">1 Cr 15:16-28 Davi vê cada detalhe. Tudo deve estar em conformidade com a Palavra de Deus. Se Davi não tivesse cometido seu erro da <text:soft-page-break/>primeira vez, ele provavelmente não teria tido tanto interesse nos Levitas, e em tê-los escolhido como cantores. Não é maravilhoso que o Senhor traz, com frequência, bênção de nossos fracassos?</text:p>
      <text:p text:style-name="P2"/>
      <text:h text:style-name="Heading_20_2" text:outline-level="2">#735</text:h>
      <text:p text:style-name="P2"/>
      <text:p text:style-name="P2">A santidade deve sempre ser a prioridade número um.</text:p>
      <text:p text:style-name="P2"/>
      <text:p text:style-name="P2">1 CRÔNICAS 16</text:p>
      <text:p text:style-name="P2"/>
      <text:p text:style-name="P2">1 Cr 16:1-6 Davi continua a escolher homens para servirem ao Senhor. Cada um tinha um lugar particular para preencher. O mesmo acontece com eu e você (veja Marcos 13:34).</text:p>
      <text:p text:style-name="P2"/>
      <text:p text:style-name="P2">1 Cr 16:7-36 Estas palavras também são encontradas em vários Salmos diferentes. Mas Deus tem um propósito ao colocá-las aqui e nesta ordem. Trata-se de um cântico de regozijo. Tudo aponta para o Senhor reinando como Rei (vers. 31). Davi foi estabelecido como rei. As promessas feitas a Abraão muito tempo antes, serão todas cumpridas quando Cristo reinar como Rei. Não se trata aqui tanto de sua posição de Sacerdote, mas de Rei. Reparamos nos capítulos que lemos, que o rei faz todas as escolhas. O rei é a pessoa em proeminência. Assim deverá ser no milênio. Cristo, o Rei, irá dirigir todo o louvor a Deus.</text:p>
      <text:p text:style-name="P2"/>
      <text:p text:style-name="P2">1 Cr 16:37-43 A arca está em Jerusalém, mas o altar e os sacerdotes continuam em Gibeom.</text:p>
      <text:p text:style-name="P2"/>
      <text:p text:style-name="P2">1 Cr 16:39-40 Deus estava deixando de lado aquele lugar porque os sacerdotes haviam falhado.</text:p>
      <text:p text:style-name="P2"/>
      <text:h text:style-name="Heading_20_2" text:outline-level="2">#736</text:h>
      <text:p text:style-name="P2"/>
      <text:p text:style-name="P2">Sempre existe o perigo de relaxarmos em nossa atitude para com o mal.</text:p>
      <text:p text:style-name="P2"/>
      <text:p text:style-name="P2">1 CRÔNICAS 17</text:p>
      <text:p text:style-name="P2"/>
      <text:p text:style-name="P2">Agora Davi quer construir uma casa - um templo para Deus morar. Era algo bom de se desejar. Mas não era a hora, Deus tinha um tempo mais propício.</text:p>
      <text:p text:style-name="P2"/>
      <text:p text:style-name="P2">1 Cr 17:7-13 Ao invés disso, Deus diz a Davi que Ele irá edificar uma "casa" para Davi. Queria dizer uma família ou linhagem real. Repare nas onze coisas que Deus diz que iria fazer. (7) Te tirei etc... (8) Estive contigo... (9) Ordenarei um lugar... o plantarei. (10) Abaterei todos os teus inimigos... te edificarei uma casa, (11) Suscitarei a tua descendência... estabelecerei, (12) Confirmarei. (13) Lhe serei por pai. (14) O confirmarei. Estas são certamente misericórdias feitas a Davi - Atos 13:34. Elas eram certas porque não dependiam de Davi, mas apenas de Deus. Do Salmo 89:28-37 aprendemos que Davi compreendeu que todas essas coisas se cumpririam em Cristo.</text:p>
      <text:p text:style-name="P2"/>
      <text:p text:style-name="P2">1 Cr 17:16-27 As palavras de Davi em sua oração ao Senhor. Todas as palavras do Senhor produzem humildade diante de Deus, além de gratidão e louvor a Ele. Será que nossos corações transbordam de louvor? Sabemos que os descendentes de Davi falharam bastante. Deus não fala <text:soft-page-break/>nada de suas responsabilidades... só fala de tudo o que Ele iria fazer.</text:p>
      <text:p text:style-name="P2"/>
      <text:h text:style-name="Heading_20_2" text:outline-level="2">#737</text:h>
      <text:p text:style-name="P2"/>
      <text:p text:style-name="P2">Hipocrisia é falsa santidade.</text:p>
      <text:p text:style-name="P2"/>
      <text:p text:style-name="P2">1 CRÔNICAS 18</text:p>
      <text:p text:style-name="P2"/>
      <text:p text:style-name="P2">1 Cr 18:1 "E depois disto..." Depois do que? Depois de ele ter orado ao Senhor! Repare no primeiro inimigo que é mencionado... aquele que havia matado Saul.</text:p>
      <text:p text:style-name="P2"/>
      <text:p text:style-name="P2">1 Cr 18:2 E outro inimigo.</text:p>
      <text:p text:style-name="P2"/>
      <text:p text:style-name="P2">1 Cr 18:3 Repare que "Davi derrotou... quando ele ia estabelecer..."</text:p>
      <text:p text:style-name="P2"/>
      <text:p text:style-name="P2">1 Cr 18:4 "Davi lhe tomou..." Davi jarretou (aleijou) os cavalos dos inimigos.</text:p>
      <text:p text:style-name="P2"/>
      <text:p text:style-name="P2">1 Cr 18:5 Davi destruiu outro inimigo - os Sírios. </text:p>
      <text:p text:style-name="P2"/>
      <text:p text:style-name="P2">1 Cr 18:6 Davi levanta defesas. Repare nas últimas palavras!</text:p>
      <text:p text:style-name="P2"/>
      <text:p text:style-name="P2">1 Cr 18:7-8 Davi traz uma porção de coisas valiosas de outros inimigos.</text:p>
      <text:p text:style-name="P2"/>
      <text:p text:style-name="P2">1 Cr 18:9-10 Outros trazem toda sorte de riquezas a Davi.</text:p>
      <text:p text:style-name="P2"/>
      <text:p text:style-name="P2">1 Cr 18:11 A Quem Davi entrega todo o despojo?</text:p>
      <text:p text:style-name="P2"/>
      <text:p text:style-name="P2">1 Cr 18:13 Quem guardava Davi? Quem guarda você?</text:p>
      <text:p text:style-name="P2"/>
      <text:p text:style-name="P2">1 Cr 18:14 A quantos de seu povo Davi fez justiça?</text:p>
      <text:p text:style-name="P2"/>
      <text:p text:style-name="P2">1 Cr 18:15 Será que Davi se esqueceu dos sacerdotes?</text:p>
      <text:p text:style-name="P2"/>
      <text:p text:style-name="P2">1 Cr 18:17 Será que os filhos de Davi o seguiram?</text:p>
      <text:p text:style-name="P2"/>
      <text:h text:style-name="Heading_20_2" text:outline-level="2">#738</text:h>
      <text:p text:style-name="P2"/>
      <text:p text:style-name="P2">1 CRÔNICAS 19</text:p>
      <text:p text:style-name="P2"/>
      <text:p text:style-name="P2">1 Cr 19:1-5 Lemos de como o poder de Davi se espalhou por todos os lugares. Estamos lendo de alguns que suspeitavam das intenções de Davi, e de quão vergonhosamente trataram seus mensageiros. Esta história está em total contraste com o pobre aleijado Mefibosete - 2 Samuel 9.</text:p>
      <text:p text:style-name="P2"/>
      <text:p text:style-name="P2">1 Cr 19:6-19 Este tratamento levou aquelas pessoas à derrota. Ajuda-nos a entender melhor quando nos lembramos de que tudo isso é uma sombra do tempo em que o Senhor Jesus voltará em poder e grande glória no final da tribulação. Quando as nações se manifestarão de diferentes formas em relação a Ele. Ele as destruirá uma a uma. No Salmo 18:36-45 são apresentados os mesmos fatos.</text:p>
      <text:p text:style-name="P2"/>
      <text:h text:style-name="Heading_20_2" text:outline-level="2"><text:soft-page-break/>#739</text:h>
      <text:p text:style-name="P2"/>
      <text:p text:style-name="P2">Orar sobre algo e não ficarmos à disposição de Deus é hipocrisia.</text:p>
      <text:p text:style-name="P2"/>
      <text:p text:style-name="P2">1 CRÔNICAS 20</text:p>
      <text:p text:style-name="P2"/>
      <text:p text:style-name="P2">O Senhor está aqui contando a história, como uma ilustração do tempo em que Cristo virá como o Rei Perfeito. Ele vem em glória e poder - veja Apocalipse 19:11-16. Ele irá destruir completamente Seus inimigos (como Davi faz neste capítulo).</text:p>
      <text:p text:style-name="P2"/>
      <text:p text:style-name="P2">1 Cr 20:2 Repare a coroa de Davi. Leia Apocalipse 19:12.</text:p>
      <text:p text:style-name="P2"/>
      <text:p text:style-name="P2">1 Cr 20:3 Pode ser uma figura do mais severo juízo que cairá sobre o mundo Gentio quando o Senhor Jesus voltar para ser Rei (Leia aqueles versículos em Apocalipse 19:11-16).</text:p>
      <text:p text:style-name="P2"/>
      <text:h text:style-name="Heading_20_2" text:outline-level="2">#740</text:h>
      <text:p text:style-name="P2"/>
      <text:p text:style-name="P2">Não gastamos nossa vida na busca da felicidade, mas na busca de significado, que só é encontrado na vontade de Deus.</text:p>
      <text:p text:style-name="P2"/>
      <text:p text:style-name="P2">1 CRÔNICAS 21</text:p>
      <text:p text:style-name="P2"/>
      <text:p text:style-name="P2">1 Cr 21:1-8 Mas Davi é exposto às tentações de Satanás através de sua prosperidade. Ele quer saber o quão poderoso é, por isso ordena que todo o povo seja contado. Mas ao fazer isso, se esquece do poder de Deus. Precisamos reconhecer nossa fraqueza e nos apoiarmos somente na Sua força - 2 Coríntios 12:9-10.</text:p>
      <text:p text:style-name="P2"/>
      <text:p text:style-name="P2">1 Cr 21:9-17 O Senhor ama Davi demais para deixar de reparar nisso. Mas, como sempre, do castigo vem a bênção. Para nós, o mesmo sempre acontece. Davi realmente conhecia o Senhor muito bem, apesar de por um momento haver se esquecido disso. Mas quando ele cai em si, prefere cair nas mãos do Senhor, do que esperar por qualquer misericórdia de seus inimigos (vers. 13). Uma grande lição para nós aprendermos também.</text:p>
      <text:p text:style-name="P2"/>
      <text:p text:style-name="P2">1 Cr 21:18-30 Deus dirige nosso coração para as coisas mais brilhantes. Deus usa Davi para ser aquele que deve escolher o local do altar. Este deverá ser o lugar do glorioso templo de Salomão! 2 Crônicas 3:1. Isto iniciaria uma nova era para Israel em seu relacionamento com Deus. Mas repare que o fundamento de tudo isso era a oferta de sacrifícios (vers. 26).</text:p>
      <text:p text:style-name="P2"/>
      <text:p text:style-name="P2">1 Cr 21:27 A praga parou imediatamente. (É óbvio que você irá entender que isto está apontando para Cristo. O juízo por nossos pecados caiu sobre Cristo. Mas imediatamente a obra estava feita, ficamos livres do castigo - Hb 10:14).</text:p>
      <text:p text:style-name="P2"/>
      <text:h text:style-name="Heading_20_2" text:outline-level="2">#741</text:h>
      <text:p text:style-name="P2"/>
      <text:p text:style-name="P2">Adoração é a resposta de nossos corações à revelação que Deus deu de Si mesmo, de Seus conselhos e intenções. Deus está buscando por esse tipo de resposta.</text:p>
      <text:p text:style-name="P2"><text:soft-page-break/></text:p>
      <text:p text:style-name="P2">1 CRÔNICAS 22</text:p>
      <text:p text:style-name="P2"/>
      <text:p text:style-name="P2">O tabernáculo havia perdido seu lugar e poder. Toda uma nova idéia estava agora sendo estabelecida... o templo, e a graça ficando evidente. Este é o primeiro de cinco capítulos que nos falam da preparação para a construção desse templo glorioso. A Davi não foi permitido construir pois ele havia sido um homem de guerra. O filho de Davi, Salomão, um homem de paz - vers. 9 - iria construi-lo.</text:p>
      <text:p text:style-name="P2"/>
      <text:p text:style-name="P2">Deus tinha Cristo em mente quando escreveu este livro. O templo é uma outra imagem de Cristo, em toda a Sua formosura, magnificência, solidez, indestrubilidade e poder. Cristo, no futuro - isto é, durante o milênio. Mas Davi prepara todo o material. Assim foi com Cristo, tudo já está pronto para o dia de Sua glória na Terra no milênio.</text:p>
      <text:p text:style-name="P2"/>
      <text:p text:style-name="P2">1 Cr 22:1 Com os olhos da imaginação ele podia ver a casa!</text:p>
      <text:p text:style-name="P2"/>
      <text:p text:style-name="P2">1 Cr 22:2-5 A amplitude dos detalhes dos grandes preparativos para esse magnífico edifício.</text:p>
      <text:p text:style-name="P2"/>
      <text:p text:style-name="P2">1 Cr 22:6-16 Um doce diálogo entre pai e filho. Davi diz a Salomão que o auxílio do Senhor vinha em primeira lugar.</text:p>
      <text:p text:style-name="P2"/>
      <text:p text:style-name="P2">1 Cr 22:17-19 Davi também dá ordens aos príncipes. Mais uma vez aqui, ele coloca o Senhor com proeminência diante deles.</text:p>
      <text:p text:style-name="P2"/>
      <text:h text:style-name="Heading_20_2" text:outline-level="2">#742</text:h>
      <text:p text:style-name="P2"/>
      <text:p text:style-name="P2">Graça é uma expressão de amor - não o que merecemos.</text:p>
      <text:p text:style-name="P2"/>
      <text:p text:style-name="P2">1 CRÔNICAS 23</text:p>
      <text:p text:style-name="P2"/>
      <text:p text:style-name="P2">As instruções aos sacerdotes e Levitas. "Levita" vem de "Levi", um dos doze filhos de Jacó. Levi tinha três filhos, Gérson, Coate e Merari. Os sacerdotes vinham da família de Coate, mas as três famílias eram conhecidas como Levitas. Enquanto os filhos de Israel andavam pelo deserto por quarenta anos, os Levitas eram aqueles que carregavam o tabernáculo e sua mobília (Números 4).</text:p>
      <text:p text:style-name="P2"/>
      <text:p text:style-name="P2">Mas agora todos eles chegaram à terra prometida - e os Levitas não tem mais trabalho para executar, portanto Davi os escolhe para trabalharem em conexão com o templo. Outra evidência da mudança que ocorre sob o Rei Davi.</text:p>
      <text:p text:style-name="P2"/>
      <text:p text:style-name="P2">Lembre-se de que estes dois edifícios, o tabernáculo e o templo, são figuras para nós de nossa jornada no deserto através deste mundo (tabernáculo), e do Senhor reinando como Rei sobre o mundo durante os 1000 anos do milênio (templo). O tabernáculo era temporário e carregado de um lugar a outro, o templo era permanente. O tabernáculo estava no deserto, o templo estava na terra de Canaã (Palestina, Israel), a "terra prometida".</text:p>
      <text:p text:style-name="P2"/>
      <text:h text:style-name="Heading_20_2" text:outline-level="2">#743</text:h>
      <text:p text:style-name="P2"/>
      <text:p text:style-name="P2"><text:soft-page-break/>A doutrina dos apóstolos cria a comunhão; a oração mantém a comunhão; e o partir do pão expressa a comunhão.</text:p>
      <text:p text:style-name="P2"/>
      <text:p text:style-name="P2">1 CRÔNICAS 24</text:p>
      <text:p text:style-name="P2"/>
      <text:p text:style-name="P2">Toda ordem vinha do Rei Davi. E Davi estava recebendo suas instruções do Senhor. Nunca havia dois caminhos a seguir, nunca havia uma alternativa. E assim é com os crentes hoje. Deus nunca nos dá uma escolha de algo em nossa vida. Ele dá um caminho - ou nós obedecemos, ou desobedecemos. Se obedecemos, somos felizes - João 15:8-11 e aprendemos mais.</text:p>
      <text:p text:style-name="P2"/>
      <text:p text:style-name="P2">Vamos listar dez passagens que mostram que é esta a vontade de Deus. João 7:17, Lucas 8:18, 1 Coríntios 1:10, Filipenses 2:2, Atos 20:29-32, Gálatas 3:28, 2 Coríntios 3:5, 2 Coríntios 10:5, Provérbios 28:5. </text:p>
      <text:p text:style-name="P2"/>
      <text:p text:style-name="P2">Vamos relacionar tudo isso ao nosso capítulo. Davi, evidentemente, é uma figura de Cristo. De Cristo está escrito em Hebreus 5:8, "Ainda que era Filho, aprendeu a obediência, por aquilo que padeceu."</text:p>
      <text:p text:style-name="P2"/>
      <text:p text:style-name="P2">A vida de guerra de Davi é uma figura de como Cristo irá agir quando voltar em poder para reinar sobre a Terra. Davi era o legislador supremo - Cristo o será também. Davi recebeu esse direito. O mesmo com Cristo. Davi faz várias mudanças daquilo que havia sido dado por Moisés (23:24). Ele alterou a idade pára o serviço dos sacerdotes, passando de 20 para 30 anos. Introduziu o louvor ao Senhor (23:30).</text:p>
      <text:p text:style-name="P2"/>
      <text:p text:style-name="P2">1 Cr 24:7-18 Vinte e quatro grupos (ou turnos) trabalhavam em turnos nesta nova ocupação. Lembre-se de que tudo isso é uma figura do reino vindouro de Cristo.</text:p>
      <text:p text:style-name="P2"/>
      <text:h text:style-name="Heading_20_2" text:outline-level="2">#744</text:h>
      <text:p text:style-name="P2"/>
      <text:p text:style-name="P2">A mesma medida em que eu conheço meu Senhor é aquela em que estou preparado para servi-Lo.</text:p>
      <text:p text:style-name="P2"/>
      <text:p text:style-name="P2">1 CRÔNICAS 25</text:p>
      <text:p text:style-name="P2"/>
      <text:p text:style-name="P2">1 Cr 25:1-6 Outra mudança - a introdução de grupos cantando com instrumentos musicais. Nunca antes isto tinha feito parte a adoração pública Judaica. Nos dias do tabernáculo, os sacrifícios eram a atividade principal, mas nos dias do templo (nos dias futuros de glória sobre a Terra) os cânticos de triunfo serão o tema principal. Todavia, os sacrifícios estarão ali, mas serão um memorial da morte de Cristo.</text:p>
      <text:p text:style-name="P2"/>
      <text:p text:style-name="P2">1 Cr 25:7 "Doze" significa responsabilidade administrativa. Estes homens compartilhavam da responsabilidade juntamente com Davi. Durante o milênio, os anjos não terão este lugar de responsabilidade sob o comando do Senhor, como têm hoje. Os crentes tomarão o lugar que os anjos tem hoje. (Hb 2:5). Os crentes, durante o atual tempo da graça, que têm sido fiéis a Deus, terão maiores galardões (recompensas) e responsabilidades então - Lucas 19:15-19. 288 é divisível por 12 (12 vezes 24).</text:p>
      <text:p text:style-name="P2"/>
      <text:p text:style-name="P2">1 Cr 25:8-31 Tudo é dividido por 24 (2 x 12) grupos, os mestres, bem como os sábios. Quando o Senhor reinar sobre a Terra, tudo será administrado com perfeição.</text:p>
      <text:p text:style-name="P2"><text:soft-page-break/></text:p>
      <text:h text:style-name="Heading_20_2" text:outline-level="2">#745</text:h>
      <text:p text:style-name="P2"/>
      <text:p text:style-name="P2">Que frase do Novo Testamento poderia ser mais simples e mais sublime do que esta, "Seremos semelhantes a Ele"? (1 João 3:2)</text:p>
      <text:p text:style-name="P2"/>
      <text:p text:style-name="P2">1 CRÔNICAS 26</text:p>
      <text:p text:style-name="P2"/>
      <text:p text:style-name="P2">1 Cr 26:1-19 Os porteiros eram os vigias das portas da casa do Senhor - versículo 12. As portas eram guardadas continuamente. Isto nos mostra que o Rei Davi considerava este trabalho tão importante quanto o trabalho dos cantores. Para obtermos nosso ensino espiritual disto, precisamos entender nossa própria necessidade de estarmos continuamente em guarda. Em Ef 6:10-17 lemos do quão necessário é para o crente estar com toda a armadura de Deus. A única outra passagem das Escrituras onde toda a armadura é mencionada é em Lucas 11:22. Aquele homem foi vencido. Ele é uma figura de Satanás. Mas o ponto é que ele também tinha uma armadura (como Golias, 1 Samuel 17:4-7). Mas os crentes têm uma armadura que não pode ser perdida - se a vestimos. Deus nos diz que precisamos ser fiéis porteiros.</text:p>
      <text:p text:style-name="P2"/>
      <text:p text:style-name="P2">1 Cr 26:20-28 A seguir, havia os homens que cuidavam dos tesouros. Nós crentes temos recebido "tesouros" também. (Cl 2:2-3). O mundo tem os seus tesouros, mas eles não são dignos de serem comparados aos nossos tesouros em Cristo (Hb 11:26).</text:p>
      <text:p text:style-name="P2"/>
      <text:p text:style-name="P2">1 Cr 26:29-32 Outro grupo. Aqueles que cuidam dos assuntos externos. Uma figura de nós crentes em nossos contatos com as pessoas no dia-a-dia. Por três vezes é descrito o tipo de homens que eram necessários. Vers. 31, eles tinham que procurá-los, mas os encontraram. Não deixe que Satanás trabalhe em nosso orgulho, para nos impedir de falar a outros do Senhor Jesus Cristo.</text:p>
      <text:p text:style-name="P2"/>
      <text:p text:style-name="P2">1 Cr 26:32 Para cada assunto pertencente a Deus. Tudo era importante.</text:p>
      <text:p text:style-name="P2"/>
      <text:h text:style-name="Heading_20_2" text:outline-level="2">#746</text:h>
      <text:p text:style-name="P2"/>
      <text:p text:style-name="P2">O seu melhor desempenho no passado não é nada se estiver diminuindo sua corrida agora.</text:p>
      <text:p text:style-name="P2"/>
      <text:p text:style-name="P2">1 CRÔNICAS 27</text:p>
      <text:p text:style-name="P2"/>
      <text:p text:style-name="P2">1 Cr 27:1-15 A seguir, os soldados. Talvez os tivéssemos colocado em primeiro lugar, mas Deus coloca os porteiros bem antes que eles. Leia 2 Timóteo 2:1-4. Precisamos ser bons soldados de Jesus Cristo. Ora, isto não significa literalmente guerra, como acontece em nosso capítulo - mas agora nossa luta é espiritual - Ef 6:12 deixa isto bem claro.</text:p>
      <text:p text:style-name="P2"/>
      <text:p text:style-name="P2">1 Cr 27:16-22 Em seguida, os que legislavam sobre as tribos - treze grupos são mencionados.</text:p>
      <text:p text:style-name="P2"/>
      <text:p text:style-name="P2">1 Cr 27:23-24 Todos esses homens eram, sem dúvida, homens de confiança para administrar. Um era o próprio irmão de Davi. Davi havia aprendido a não contar todo o povo (capítulo 21).</text:p>
      <text:p text:style-name="P2"/>
      <text:p text:style-name="P2"><text:soft-page-break/>1 Cr 27:25:31 Treze grupos menores. Que organização maravilhosa deve ter sido esta que estava sendo criada para Salomão. Uma bela figura do dia glorioso neste mundo quando o Senhor Jesus reinar em justiça.</text:p>
      <text:p text:style-name="P2"/>
      <text:h text:style-name="Heading_20_2" text:outline-level="2">#747</text:h>
      <text:p text:style-name="P2"/>
      <text:p text:style-name="P2">Cristãos legalistas não são Cristãos generosos. É a graça, não a lei, que torna um homem generoso. Um Cristão legalista pode sempre encontrar alguma boa razão para não ajudar seu irmão.</text:p>
      <text:p text:style-name="P2"/>
      <text:p text:style-name="P2">1 CRÔNICAS 28</text:p>
      <text:p text:style-name="P2"/>
      <text:p text:style-name="P2">1 Cr 28:1-18 Davi coloca agora todos os homens em posições de responsabilidade e fala a eles estas belas palavras. Ele faz uma revisão de sua vida e dos pensamentos que Deus tinha a seu respeito. Repare com que frequência ele faz menção do Senhor. Se o povo guardasse as palavras do Senhor, certamente seria um grande povo.</text:p>
      <text:p text:style-name="P2"/>
      <text:p text:style-name="P2">1 Cr 28:9-10 Davi diz a Salomão - "conhece o Senhor!" Em seguida, sirva-O, com um coração perfeito e uma alma voluntária. Um coração perfeito significa ter um coração com nada mais além do Senhor a ocupá-lo (leite puro significa sem aditivos). Uma alma voluntária significa sem vontade própria. Uma alma que rendeu-se a Deus!</text:p>
      <text:p text:style-name="P2"/>
      <text:p text:style-name="P2">1 Cr 28:11-21 Davi entrega cuidadosamente a Salomão (1) os planos do templo, (2) os materiais com que iria construi-lo, (3) os detalhes do santo dos santos, e (4) a mobília.</text:p>
      <text:p text:style-name="P2"/>
      <text:p text:style-name="P2">1 Cr 28:19 Nada disso saiu da mente de Davi - tudo veio do próprio Deus!</text:p>
      <text:p text:style-name="P2"/>
      <text:p text:style-name="P2">1 Cr 28:20-21 Possamos nós receber esta instrução final para nós mesmos.</text:p>
      <text:p text:style-name="P2"/>
      <text:h text:style-name="Heading_20_2" text:outline-level="2">#748</text:h>
      <text:p text:style-name="P2"/>
      <text:p text:style-name="P2">A presença de Deus nunca nos torna orgulhosos. Ele é grande demais para nós sermos alguma coisa diante dEle. Não foi quando Paulo estava no terceiro céu que correu o risco de exaltar-se acima de medida, mas quando ele voltou à Terra (2 Coríntios 12).</text:p>
      <text:p text:style-name="P2"/>
      <text:p text:style-name="P2">1 CRÔNICAS 29</text:p>
      <text:p text:style-name="P2"/>
      <text:p text:style-name="P2">Primeiro, iremos ver a história do capítulo. Depois iremos ver que figura ele representa. Por muitos anos Davi foi juntando todos os materiais com os quais o glorioso Templo de Deus seria construído por seu filho Salomão. Trata-se de um resumo da parte que Davi teve nesse grande empreendimento.</text:p>
      <text:p text:style-name="P2"/>
      <text:p text:style-name="P2">Agora vamos à figura. O Rei Davi é uma figura do Senhor Jesus, Aquele que, quando esteve aqui, fez a grande obra da redenção. Ele destruiu o poder que Satanás tinha sobre a morte por meio de Sua morte na cruz. Aquela obra está agora completa. Salomão é uma figura da época em que Cristo irá voltar, trazendo-nos junto com Ele, para reinar sobre este mundo. Salomão teve um reino de paz. Cristo irá reinar na Terra por 1.000 anos.</text:p>
      <text:p text:style-name="P2"><text:soft-page-break/></text:p>
      <text:p text:style-name="P2">1 Cr 29:5 O convite para o trabalho voluntário na construção do Templo.</text:p>
      <text:p text:style-name="P2"/>
      <text:p text:style-name="P2">1 Cr 29:6-8 A resposta.</text:p>
      <text:p text:style-name="P2"/>
      <text:p text:style-name="P2">1 Cr 29:9 Eles "todos" se regozijam, do rei para baixo. </text:p>
      <text:p text:style-name="P2"/>
      <text:p text:style-name="P2">1 Cr 29:10-12 Termina com glória para Deus.</text:p>
      <text:p text:style-name="P2"/>
      <text:p text:style-name="P2">1 Cr 29:14,15 Davi percebe o quão pequeno ele é comparado com Deus!</text:p>
      <text:p text:style-name="P2"/>
      <text:p text:style-name="P2">1 Cr 29:18 Que este versículo possa agarrar-se ao seu coração e mente também. As promessas incondicionais de bênção feitas a Israel foram primeiro dadas a Abraão. Davi quer que o povo nunca se esqueça disto.</text:p>
      <text:p text:style-name="P2"/>
      <text:p text:style-name="P2">1 Cr 29:20-25 Todos têm o mesmo pensamento em conhecer e reconhecer que Deus era a fonte de toda a bênção, e por isso a Ele devia ir toda a adoração e louvor.</text:p>
      <text:p text:style-name="P2"/>
      <text:p text:style-name="P2">1 Cr 29:26-30 Davi desaparece - sua obra está completa. Ele colocou Salomão no trono.</text:p>
      <text:p text:style-name="P2"/>
      <text:h text:style-name="Heading_20_2" text:outline-level="2">#749</text:h>
      <text:p text:style-name="P2"/>
      <text:p text:style-name="P2">Por natureza, nós todos nos apegamos ao que temos. Filipenses 3:8.</text:p>
      <text:p text:style-name="P2"/>
      <text:p text:style-name="P2">2 CRÔNICAS 1</text:p>
      <text:p text:style-name="P2"/>
      <text:p text:style-name="P2">2 Cr 1:1-6 Davi, como você recorda, trouxe a arca a Jerusalém e a colocou em uma tenda ali (vers. 4). Mas Salomão volta ao lugar onde o tabernáculo foi levantado em Gibeom. O altar é uma figura da cruz de Cristo.</text:p>
      <text:p text:style-name="P2"/>
      <text:p text:style-name="P2">2 Cr 1:7-12 Além de receber tudo o que pediu, Salomão recebe também bens, riquezas e honra acima de todos os outros reis.</text:p>
      <text:p text:style-name="P2"/>
      <text:p text:style-name="P2">2 Cr 1:13-17 Prata e ouro se tornam tão comuns quanto pedras!</text:p>
      <text:p text:style-name="P2"/>
      <text:h text:style-name="Heading_20_2" text:outline-level="2">#750</text:h>
      <text:p text:style-name="P2"/>
      <text:p text:style-name="P2">Não há nada que mostre com tanta clareza o verdadeiro material de que somos feitos, do que a prosperidade.</text:p>
      <text:p text:style-name="P2"/>
      <text:p text:style-name="P2">2 CRÔNICAS 2</text:p>
      <text:p text:style-name="P2"/>
      <text:p text:style-name="P2">2 Cr 2:1-2 Salomão contratou 153.600 homens para o trabalho de construção do templo!</text:p>
      <text:p text:style-name="P2"/>
      <text:p text:style-name="P2">2 Cr 2:3-18 O rei gentio Hirão tem sua parte na preparação da madeira para o Templo. (Durante o milênio, muitos Gentios serão abençoados no reino do Senhor - Apocalipse 21:24). Lembrete! Tudo isso não é uma figura do Cristianismo, mas do milênio, quando Cristo reinará como Rei sobre a Terra. Estaremos com Ele então. Quanto mais fiéis a Ele você e eu tivermos sido em nossa vida aqui, maior a tarefa que iremos receber então. Substituiremos os anjos naquela ocasião. (Hb 2:5). Nossas <text:soft-page-break/>recompensas pela fidelidade serão nos 1.000 anos (o milênio), não na eternidade... nesta todos seremos iguais.</text:p>
      <text:p text:style-name="P2"/>
      <text:p text:style-name="P2">2 Cr 2:6-9 Embora o edifício fosse maravilhosamente grande (vers. 9) Salomão sentiu-se muito pequeno - "Quem sou eu?" (vers. 6). Seu pai havia falado a mesma coisa. 1 Cr 29:14.</text:p>
      <text:p text:style-name="P2"/>
      <text:p text:style-name="P2">2 Cr 3:10-18 Havia uma real harmonia entre as duas nações, assim como haverá no Milênio (não existe qualquer paz real hoje, em lugar algum).</text:p>
      <text:p text:style-name="P2"/>
      <text:h text:style-name="Heading_20_2" text:outline-level="2">#751</text:h>
      <text:p text:style-name="P2"/>
      <text:p text:style-name="P2">A associação do crente com o mundo pode resultar em prosperidade material, mas jamais poderá compensar a perda de comunhão com o Senhor. </text:p>
      <text:p text:style-name="P2"/>
      <text:p text:style-name="P2">2 CRÔNICAS 3</text:p>
      <text:p text:style-name="P2"/>
      <text:p text:style-name="P2">2 Cr 3:1-2 Bem no local onde Davi havia construído seu altar, Salomão constrói agora o templo. E repare o nome do monte (veja Gênesis 22:2 onde Abraão foi oferecer seu filho Isaque!).</text:p>
      <text:p text:style-name="P2"/>
      <text:p text:style-name="P2">2 Cr 3:3 A largura e comprimento eram o dobro das dimensões do tabernáculo.</text:p>
      <text:p text:style-name="P2"/>
      <text:p text:style-name="P2">2 Cr 3:3-17 Detalhes daquilo que provavelmente foi o mais maravilhoso, bem feito e caro edifício jamais construído.</text:p>
      <text:p text:style-name="P2"/>
      <text:p text:style-name="P2">2 Cr 3:8 Isto refere-se ao santo dos santos... onde Deus habitava. Era um cubo no seu formato - 20 côvados x 20 x 20, revestido de puro ouro.</text:p>
      <text:p text:style-name="P2"/>
      <text:p text:style-name="P2">2 Cr 3:11-13 Os querubins ou seres celestiais... servos de Deus para executar Suas ordens. Os anjos não são usados por Deus hoje para as coisas espirituais, mas para as coisas naturais e físicas. Eles cuidam de nós e nos protegem do perigo, enquanto o Espírito Santo, que habita em seu corpo, ensina e guia você a cada vez mais verdade, se você permite que Ele o faça. João 14:16, 17, 26.</text:p>
      <text:p text:style-name="P2"/>
      <text:p text:style-name="P2">2 Cr 3:14 O templo, assim como o tabernáculo, tinha um véu (ou cortina) que dividia o santo lugar do santo dos santos (ou "santíssimo").</text:p>
      <text:p text:style-name="P2"/>
      <text:p text:style-name="P2">2 Cr 3:15-17 Importante. As colunas são um símbolo de força. Aqui há duas - cada uma tinha um nome. Jaquim (significando "Ele estabelecerá") e Boaz (significando "Nele há força"). Durante o milênio, o Senhor Jesus será visto por este mundo em autoridade e poder. Quando Ele veio da primeira vez, foi em fraqueza. Os incrédulos (e muitos crentes também) queriam ver um Jesus que fosse poderoso e popular. Mas Ele não será assim até que chegue o milênio. O tabernáculo é uma figura dos crentes viajando em fraqueza através do deserto com Cristo. O templo é uma figura de Cristo reinando em poder durante o milênio.</text:p>
      <text:p text:style-name="P2"/>
      <text:h text:style-name="Heading_20_2" text:outline-level="2">#752</text:h>
      <text:p text:style-name="P2"/>
      <text:p text:style-name="P2"><text:soft-page-break/>Teremos toda a eternidade para celebrar as vitórias, mas temos apenas algumas horas antes do pôr do sol para conquistá-las.</text:p>
      <text:p text:style-name="P2"/>
      <text:p text:style-name="P2">2 CRÔNICAS 4</text:p>
      <text:p text:style-name="P2"/>
      <text:p text:style-name="P2">2 Cr 4:1-8 A pia era para os sacerdotes lavarem suas mãos e pés. (Todo crente é um sacerdote - 1 Pedro 2:5. Como sacerdotes precisamos de um lavar constante para nos mantermos limpos pela Palavra de Deus - Ef 5:26). Durante o milênio, isto será uma parte muito importante da operação do glorioso reino de Cristo. O castigo contra qualquer um que pecar será aplicado diariamente - Sofonias 3:5. Por isso vemos que a pia era bem grande no templo.</text:p>
      <text:p text:style-name="P2"/>
      <text:p text:style-name="P2">2 Cr 4:9-18 Estes parecem ser artefatos feitos de bronze. Este metal é uma figura de "prova" e "paciência". O Senhor Jesus sofreu completamente o juízo na cruz. Quem jamais poderia medir o que Ele passou?</text:p>
      <text:p text:style-name="P2"/>
      <text:p text:style-name="P2">2 Cr 4:19-22 O ouro é uma figura da justiça (perfeita bondade) de Cristo. Somente ouro era usado para fazer as peças para o santo dos santos e para o santo lugar. O bronze ficava do lado de fora.</text:p>
      <text:p text:style-name="P2"/>
      <text:h text:style-name="Heading_20_2" text:outline-level="2">#753</text:h>
      <text:p text:style-name="P2"/>
      <text:p text:style-name="P2">Estamos separados do mundo por afeição, não por medo.</text:p>
      <text:p text:style-name="P2"/>
      <text:p text:style-name="P2">2 CRÔNICAS 5</text:p>
      <text:p text:style-name="P2"/>
      <text:p text:style-name="P2">2 Cr 5:1-10 Recordamos que a arca foi trazida por Davi e colocada em uma tenda em Sião, que fazia parte de Jerusalém. Agora a arca é trazida para o templo acabado e colocada no santo dos santos, sob as asas do querubim. De todas as coisas que havia no templo, a arca é a mais importante, pois representa a presença de Cristo como Deus. Ele esteve escondido atrás do véu (cortina). Em Êxodo 19:16 a 19, lemos das terríveis circunstâncias quando Deus desceu sobre o Monte Sinai. A razão pela qual o mesmo não aconteceu quando Deus desceu sobre a arca em trevas, foi por causa do véu. Se Deus tivesse saído, todos ali teriam morrido, e ninguém podia atravessar o véu e entrar na Sua presença (exceto o Sumo Sacerdote, uma vez por ano). Mas quando Cristo morreu na cruz (1.500 anos depois), o véu foi rasgado em dois, de modo que Deus pudesse sair para nos encontrar, e nós podemos agora entrar com ousadia para encontrá-Lo. Leia com atenção Hb 10:19-22. Este é o seu privilégio. Você está entrando? Tudo de que precisa é uma boa consciência para estar na presença de Deus.</text:p>
      <text:p text:style-name="P2"/>
      <text:p text:style-name="P2">2 Cr 5:9 Os varais tinham permanecido nas laterais da cara para ela ser carregada. Agora, em seu lugar final de descanso, eles não seriam mais utilizados.</text:p>
      <text:p text:style-name="P2"/>
      <text:p text:style-name="P2">2 Cr 5:11-14 O ato final - a dedicação do templo terminado para o Senhor. Repare a completa harmonia - vers. 13. Se eles eram de um só coração, louvariam em uníssono. Assim ocorre conosco.</text:p>
      <text:p text:style-name="P2"/>
      <text:p text:style-name="P2">2 Cr 5:13-14 Deus Se agrada desta obra terminada, e demonstra isto enchendo a casa com uma nuvem, ou seja, a glória de Deus. A mesma nuvem (glória) que havia enchido o tabernáculo no deserto (Êxodo 40:34-35).</text:p>
      <text:p text:style-name="P2"/>
      <text:h text:style-name="Heading_20_2" text:outline-level="2"><text:soft-page-break/>#754</text:h>
      <text:p text:style-name="P2"/>
      <text:p text:style-name="P2">Duas coisas que podemos dar a nossos filhos: raízes e asas (2 Reis 19:30).</text:p>
      <text:p text:style-name="P2"/>
      <text:p text:style-name="P2">2 CRÔNICAS 6</text:p>
      <text:p text:style-name="P2"/>
      <text:p text:style-name="P2">2 Cr 6:1-11 Salomão está agora no completo comando da adoração. Em sua pessoa, ele combina o trabalho de sacerdote e rei. Assim também o Senhor Jesus será Rei e Sacerdote no milênio. (Ele é Rei - João 1:49, Profeta - Lucas 24:19, Sacerdote - Hb 3:1).</text:p>
      <text:p text:style-name="P2"/>
      <text:p text:style-name="P2">E quer conhecer um segredo? Vocês que aceitaram a Cristo como seu Salvador, foram feitos, não apenas sacerdotes, mas também reis. É melhor que acreditem, pois podem ler isto em Ap 5:10. Estamos agindo diariamente como sê crêssemos nisto?</text:p>
      <text:p text:style-name="P2"/>
      <text:p text:style-name="P2">2 Cr 6:4 Nossas palavras e obras deveriam ser as mesmas.</text:p>
      <text:p text:style-name="P2"/>
      <text:p text:style-name="P2">2 Cr 6:12-42 Ouça com atenção esta maravilhosa oração do Senhor.</text:p>
      <text:p text:style-name="P2"/>
      <text:p text:style-name="P2">2 Cr 6:22-23 Nas questões entre duas pessoas Salomão pede a Deus que julgue justamente.</text:p>
      <text:p text:style-name="P2"/>
      <text:p text:style-name="P2">2 Cr 6:24-25 Se a nação é derrotada na batalha, é por haverem pecado.</text:p>
      <text:p text:style-name="P2"/>
      <text:p text:style-name="P2">2 Cr 6:26-27 Se a chuva não cair sobre a terra, é por haverem pecado.</text:p>
      <text:p text:style-name="P2"/>
      <text:p text:style-name="P2">2 Cr 6:28-31 A oração torna-se mais individual. Se individual ou coletivamente eles voltassem as costas ao Senhor, confessando e orando a Ele, então Salomão roga ao Senhor para que tratasse individualmente com cada um, conforme cada estado de espírito.</text:p>
      <text:p text:style-name="P2"/>
      <text:p text:style-name="P2">2 Cr 6:32-42 Salomão pede ao Senhor que responda as orações das pessoas...</text:p>
      <text:p text:style-name="P2"/>
      <text:p text:style-name="P2">2 Cr 6:32-33 Alguém de fora, que orasse individualmente, desejoso de aprender acerca do Senhor.</text:p>
      <text:p text:style-name="P2"/>
      <text:p text:style-name="P2">2 Cr 6:34-35 Quando as pessoas estivessem fora, em outra terra, na guerra, e orassem coletivamente voltadas para Jerusalém.</text:p>
      <text:p text:style-name="P2"/>
      <text:p text:style-name="P2">2 Cr 6:36-39 Se as coisas ficassem muito ruins para eles por causa do pecado; mas se porventura voltassem ao Senhor enquanto estivessem naquela terra distante.</text:p>
      <text:p text:style-name="P2"/>
      <text:p text:style-name="P2">2 Cr 6:40-42 Termina sua oração. Compare estes versículos com Números 10:33-36. Ali, Deus estava buscando por um lugar de descanso - aqui, havia um lugar permanente. Ali, os inimigos precisavam ser dispersos - aqui, não há inimigos. Também o Salmo 132:8. Que oração maravilhosa! Mas Salomão não possuía os segredos, nem o poder que eu e você temos, já que Cristo nos deu uma nova vida, como a Sua própria, e Ele vive em nós. João 17:26. Leia agora. O Senhor busca uma coisa... quebrantamento de coração. Quanto precisamos aprender isto!</text:p>
      <text:p text:style-name="P2"/>
      <text:h text:style-name="Heading_20_2" text:outline-level="2">#755</text:h>
      <text:p text:style-name="P2"/>
      <text:p text:style-name="P2"><text:soft-page-break/>A arrogância dos homens contra o bem é assustadora. Mas os homens não lutam contra palha - eles lutam contra aquilo que temem.</text:p>
      <text:p text:style-name="P2"/>
      <text:p text:style-name="P2">2 CRÔNICAS 7</text:p>
      <text:p text:style-name="P2"/>
      <text:p text:style-name="P2">A oração sobe, no capítulo 6, e o fogo desce dos céus no capítulo de hoje. Isso provou que Deus havia aceito a oração de Salomão. Que experiência. A glória do Senhor encheu a casa. Pare um minuto para ler algo semelhante que aconteceu quando uma mulher derramou um pouco de perfume sobre os pés do Senhor uma semana antes de Ele ir para a cruz. João 12:3.</text:p>
      <text:p text:style-name="P2"/>
      <text:p text:style-name="P2">2 Cr 7:1 O Senhor, por meio deste evento, dá uma diferente evidência de Sua aceitação do sacrifício, do edifício e da oração.</text:p>
      <text:p text:style-name="P2"/>
      <text:p text:style-name="P2">2 Cr 7:3 Maravilhoso resultado - adoração a Deus.</text:p>
      <text:p text:style-name="P2"/>
      <text:p text:style-name="P2">2 Cr 7:5 Que tremendo sacrifício. Leia Hebreus 10:12 e 14 para o contraste.</text:p>
      <text:p text:style-name="P2"/>
      <text:p text:style-name="P2">2 Cr 7:6-9 O Senhor e Sua bondade eram o centro de seus pensamentos e sacrifícios.</text:p>
      <text:p text:style-name="P2"/>
      <text:p text:style-name="P2">2 Cr 7:10 O povo voltou para casa satisfeito e feliz. E nós?</text:p>
      <text:p text:style-name="P2"/>
      <text:p text:style-name="P2">2 Cr 7:12-22 O Senhor coloca toda a responsabilidade nos ombros de Salomão. Quanto mais conhecemos, mais responsáveis somos em viver aquilo que conhecemos do ensino que há na Bíblia; e quanto mais vivemos aquilo que aprendemos, então Deus irá nos ensinar mais e mais e ainda mais... não há limite! Leia Lucas 8:18 para ver por você mesmo.</text:p>
      <text:p text:style-name="P2"/>
      <text:h text:style-name="Heading_20_2" text:outline-level="2">#756</text:h>
      <text:p text:style-name="P2"/>
      <text:p text:style-name="P2">A fé é uma planta divina que só cresce no solo de uma vontade própria quebrada.</text:p>
      <text:p text:style-name="P2"/>
      <text:p text:style-name="P2">2 CRÔNICAS 8</text:p>
      <text:p text:style-name="P2"/>
      <text:p text:style-name="P2">Todo este capítulo nos mostra que tudo estava exatamente como o Rei Davi havia ordenado (vers. 14); e conforme Moisés havia ordenado (vers. 13) para que o povo fosse obediente ao que lhes havia sido falado. Vers. 10 e 15; para que terminassem toda obra que tivessem iniciado (vers. 16). Assim, venha no final do vers. 16. Então o Senhor dirigiu a obra além da adoração a Deus nos vers. 17 e 18. Seus navios voltaram, e milhões de dólares de ouro foram dados a Salomão. Todo este capítulo é uma figura do que o povo de Israel irá fazer no milênio, quando Cristo governar sobre todo este mundo, e quando a obediência e felicidade serão universais. Sl 72:8.</text:p>
      <text:p text:style-name="P2"/>
      <text:h text:style-name="Heading_20_2" text:outline-level="2">#757</text:h>
      <text:p text:style-name="P2"/>
      <text:p text:style-name="P2">Nossas recompensas finais serão determinadas com base na fidelidade pessoal - não no aplauso do público.</text:p>
      <text:p text:style-name="P2"/>
      <text:p text:style-name="P2">2 CRÔNICAS 9</text:p>
      <text:p text:style-name="P2"><text:soft-page-break/></text:p>
      <text:p text:style-name="P2">A fama de Salomão alcançou os quatro cantos do mundo. A Rainha de Sabá veio a Jerusalém para perguntar-lhe tudo o que havia em seu coração; e ele respondeu a tudo. (O Senhor Se apraz em nos ter fazendo perguntas, grandes ou pequenas, a Ele. Ele certamente irá responder todas elas).</text:p>
      <text:p text:style-name="P2"/>
      <text:p text:style-name="P2">2 Cr 9:3-4 Quando ela viu sua sabedoria, e sua casa, quase desfaleceu. (Quando nós crentes nos aproximamos do Senhor e aprendemos dEle - Mateus 11:29-30 - já não restará muito o que pensar de nós mesmos).</text:p>
      <text:p text:style-name="P2"/>
      <text:p text:style-name="P2">2 Cr 9:5-6 Nem metade lhe havia sido contado. (Podemos conhecer o Senhor como Salvador sem vê-Lo como nosso Senhor ou Mestre. É só então que há paz e gozo em nosso coração).</text:p>
      <text:p text:style-name="P2"/>
      <text:p text:style-name="P2">2 Cr 9:3-8 Repare que, como mulher, ela guarda o seu próprio lugar, interessando-se pelas coisas concernentes às mulheres. Não nos fala que ela estivesse inspecionando as tropas ou coisas assim.</text:p>
      <text:p text:style-name="P2"/>
      <text:p text:style-name="P2">2 Cr 9:11 Repare nas duas coisas que são feitas desta madeira especial. Terraços (ou degraus, escadas) e harpas. Parte da madeira era para ser pisada, e parte para fazer música. Na vida do crente, há dois lados de nossa vida que devem ser consistentes - nosso andar (nossa vida) e nossa adoração.</text:p>
      <text:p text:style-name="P2"/>
      <text:p text:style-name="P2">2 Cr 9:13-28 Os gentios contribuíram para a riqueza de Salomão. Assim será no milênio. Apocalipse 22:1-5.</text:p>
      <text:p text:style-name="P2"/>
      <text:p text:style-name="P2">2 Cr 9:29-31 Não lemos das falhas pessoais de Salomão (mas encontramos isso em 1 Reis). Assim termina esta bela história de Salomão conforme é visto por Deus em graça.</text:p>
      <text:p text:style-name="P2"/>
      <text:h text:style-name="Heading_20_2" text:outline-level="2">#758</text:h>
      <text:p text:style-name="P2"/>
      <text:p text:style-name="P2">A adoração e o serviço não competem entre si; sempre se complementam.</text:p>
      <text:p text:style-name="P2"/>
      <text:p text:style-name="P2">2 CRÔNICAS 10</text:p>
      <text:p text:style-name="P2"/>
      <text:p text:style-name="P2">2 Cr 10:1-3 O filho de Salomão, Roboão, logo arranja problemas. Jeroboão, um rebelde, que estava se escondendo no Egito, volta agora e consegue dividir o reino. Mas Deus estava permitindo isto, e havia avisado que isto aconteceria em 1 Reis 11:29-34.</text:p>
      <text:p text:style-name="P2"/>
      <text:p text:style-name="P2">2 Cr 10:4 Jeroboão e todo o povo pedem ao filho de Salomão que torne as coisas mais fáceis para eles.</text:p>
      <text:p text:style-name="P2"/>
      <text:p text:style-name="P2">2 Cr 10:5-15 Roboão pede primeiro o conselho dos anciãos; depois, dos jovens. Repare no versículo 15, que dá ouvido aos últimos.</text:p>
      <text:p text:style-name="P2"/>
      <text:p text:style-name="P2">2 Cr 10:16-19 Deste modo a nação de Israel é dividida. Dez tribos seguem a Jeroboão. Duas tribos - Judá e Benjamim, seguem a Roboão. As primeiras seriam chamadas de reino de Israel, e as últimas de reino de Judá. Deus não gosta de divisões. E se prestar atenção, verá que todos os reis futuros que desejaram obedecer ao Senhor, sempre pensavam em Israel como a união de todos. (Os crentes no Senhor Jesus são todos vistos por Deus como um só corpo. Atos 26:7 mostra que Paulo tinha isto em mente mesmo em uma época quando o povo já estava dividido há 600 anos).</text:p>
      <text:p text:style-name="P2"/>
      <text:p text:style-name="P2"><text:soft-page-break/>2 Cr 10:19 Mas aqui começa a divisão. Só duas tribos, Judá e Benjamim, continuaram a adorar a Deus em Seu Centro, Jerusalém. Hoje, desde 1947, estas duas tribos estão de volta à sua terra, mas em incredulidade.</text:p>
      <text:p text:style-name="P2"/>
      <text:h text:style-name="Heading_20_2" text:outline-level="2">#759</text:h>
      <text:p text:style-name="P2"/>
      <text:p text:style-name="P2">Não deveria existir separação entre o aprender e o viver.</text:p>
      <text:p text:style-name="P2"/>
      <text:p text:style-name="P2">2 CRÔNICAS 11</text:p>
      <text:p text:style-name="P2"/>
      <text:p text:style-name="P2">2 Cr 11:1-4 Roboão quer ir batalhar contra aqueles que se separaram. Mas Deus não quer. Se o povo escolheu dividir os crentes hoje em denominações, isto é um pecado muito sério. Mas Deus, embora desejasse fazê-lo - 1 Timóteo 2:4 - não forçará ninguém a estar reunido somente ao nome do Senhor Jesus Cristo. Quanto o Senhor significa para nós?</text:p>
      <text:p text:style-name="P2"/>
      <text:p text:style-name="P2">2 Cr 11:5-17 Durante três anos Roboão obedeceu o Senhor e foi abençoado.</text:p>
      <text:p text:style-name="P2"/>
      <text:p text:style-name="P2">2 Cr 11:18-23 Encontramos muitas sementes de problemas aqui.</text:p>
      <text:p text:style-name="P2"/>
      <text:h text:style-name="Heading_20_2" text:outline-level="2">#760</text:h>
      <text:p text:style-name="P2"/>
      <text:p text:style-name="P2">Satanás é tão enganador! Ele gosta de emprestar o vocabulário Cristão, mas não usa o dicionário Cristão!</text:p>
      <text:p text:style-name="P2"/>
      <text:p text:style-name="P2">2 CRÔNICAS 12</text:p>
      <text:p text:style-name="P2"/>
      <text:p text:style-name="P2">2 Cr 12:1 Leia isto com atenção. O primeiro rei deste reino de Judá, Roboão, faz 3 coisas neste versículo. E repare quem o seguiu na terceira coisa! Eles desprezaram a Palavra de Deus. Começou o declínio.</text:p>
      <text:p text:style-name="P2"/>
      <text:p text:style-name="P2">2 Cr 12:2-4 Cinco anos se passaram. Deus envia um exército de 1.200 carros, 60.000 homens montados em cavalos e uma imensa multidão de pessoas. Seguiram direto para Jerusalém.</text:p>
      <text:p text:style-name="P2"/>
      <text:p text:style-name="P2">2 Cr 12:5 Mas Deus tinha um homem, o obediente Semaías. Se abrir em 1 Reis 12:19-24, você encontrará o mesmo homem ali. Repare como ele é chamado no versículo 22. Semaías conta ao rei por que o Senhor havia enviado o rei do Egito para atacá-lo. Pense nisto quando o Senhor enviar problemas à sua vida.</text:p>
      <text:p text:style-name="P2"/>
      <text:p text:style-name="P2">2 Cr 12:6 Repare no que fizeram os líderes. Este é também o nosso remédio. Leia 1 Pedro 5:6.</text:p>
      <text:p text:style-name="P2"/>
      <text:p text:style-name="P2">2 Cr 12:7,8 O Senhor não fala ao rei. A quem Ele fala?</text:p>
      <text:p text:style-name="P2"/>
      <text:p text:style-name="P2">2 Cr 12:9-12 Ninguém é morto, mas perdem todos os seus tesouros.</text:p>
      <text:p text:style-name="P2"/>
      <text:p text:style-name="P2">2 Cr 12:13 O fato do nome de sua mãe ser mencionado mostra que ela tinha algo a ver com sua vida e caráter. Significa "prazer". E é o feminino de Naaman, o leproso (2 Reis 5:1).</text:p>
      <text:p text:style-name="P2"/>
      <text:p text:style-name="P2"><text:soft-page-break/>2 Cr 12:14-16 O Rei Roboão foi fiel no início de seu reino, mas não havia colocado seu coração no Senhor. Duas pessoas interessantes neste capítulo, Semaías e Naamã. Seu nome significa "Ouvido por Deus".</text:p>
      <text:p text:style-name="P2"/>
      <text:h text:style-name="Heading_20_2" text:outline-level="2">#761</text:h>
      <text:p text:style-name="P2"/>
      <text:p text:style-name="P2">O verdadeiro efeito da graça é nos ensinar que não temos força em nós mesmos.</text:p>
      <text:p text:style-name="P2"/>
      <text:p text:style-name="P2">2 CRÔNICAS 13</text:p>
      <text:p text:style-name="P2"/>
      <text:p text:style-name="P2">2 Cr 13:1-3 O filho Abias se torna rei de Judá. Há guerra entre os reinos de Judá e Israel. Abias, com 400.000 homens, encontra-se com Jeroboão, rei de Israel, que tinha 800.000 homens!</text:p>
      <text:p text:style-name="P2"/>
      <text:p text:style-name="P2">2 Cr 13:4-7 Abias declara que Jeroboão havia se rebelado contra o filho de Salomão, Roboão.</text:p>
      <text:p text:style-name="P2"/>
      <text:p text:style-name="P2">2 Cr 13:8 Abias continua a dizer a Jeroboão que ele está desafiando o reino do Senhor. Ele reconhece que Jeroboão possui um grande exército, mas o faz lembrar que tem também bezerros de ouro como deuses.</text:p>
      <text:p text:style-name="P2"/>
      <text:p text:style-name="P2">2 Cr 13:10-12 Mas Abias tem o Senhor!</text:p>
      <text:p text:style-name="P2"/>
      <text:p text:style-name="P2">2 Cr 13:13-20 Jeroboão usa um estratagema... ele envia parte de por trás da posição de Abias. O exército de Judá olha para trás e vê o que aconteceu. O que fizeram então? Repare no versículo 16 quem livrou Judá.</text:p>
      <text:p text:style-name="P2"/>
      <text:p text:style-name="P2">2 Cr 13:17 Meio milhão de Israel morrem.</text:p>
      <text:p text:style-name="P2"/>
      <text:p text:style-name="P2">2 Cr 13:18 Veja por que Judá venceu.</text:p>
      <text:p text:style-name="P2"/>
      <text:p text:style-name="P2">2 Cr 13:20 Quem fez o quê a Jeroboão?</text:p>
      <text:p text:style-name="P2"/>
      <text:p text:style-name="P2">2 Cr 13:21,22 Confiemos no Senhor em nossa batalha contra nosso inimigo. Ef 6:13.</text:p>
      <text:p text:style-name="P2"/>
      <text:h text:style-name="Heading_20_2" text:outline-level="2">#762</text:h>
      <text:p text:style-name="P2"/>
      <text:p text:style-name="P2">Quando estamos na presença de Deus não podemos estar ocupados com nosso próprio estado, salvo para ações de graças para sermos admitidos em tal lugar.</text:p>
      <text:p text:style-name="P2"/>
      <text:p text:style-name="P2">2 CRÔNICAS 14</text:p>
      <text:p text:style-name="P2"/>
      <text:p text:style-name="P2">2 Cr 14:1 Ele tem estes anos de quietude após os anos de guerra.</text:p>
      <text:p text:style-name="P2"/>
      <text:p text:style-name="P2">2 Cr 14:2-5 Conte quantas coisas más ele destruiu. Primeiro, precisamos nos livrar das coisas que sabemos não agradar ao Senhor, e então podemos edificar nossa vida cristã.</text:p>
      <text:p text:style-name="P2"/>
      <text:p text:style-name="P2">2 Cr 14:6-8 Repare que os muros, torres, portões e ferrolhos... são todos defensivos, e então um exército de mais de meio milhão de soldados. (Leia 2 Tm 2:3. Alguns cristãos pensam que tudo se resume em <text:soft-page-break/>pregara o evangelho, mas é preciso também defender e tomar posição pela verdade das Escrituras).</text:p>
      <text:p text:style-name="P2"/>
      <text:p text:style-name="P2">2 Cr 14:9-10 Satanás tem seu exército, e é forte também; um milhão de homens! O dobro.</text:p>
      <text:p text:style-name="P2"/>
      <text:p text:style-name="P2">2 Cr 14:11 Será que Asa disse "não há esperança para nós?" Ele fez o que precisamos fazer todos os dias. Será que importava quantos homens havia contra eles?</text:p>
      <text:p text:style-name="P2"/>
      <text:p text:style-name="P2">2 Cr 14:12-15 Eis Quem lutou (Veja no cap. 20:15).</text:p>
      <text:p text:style-name="P2"/>
      <text:h text:style-name="Heading_20_2" text:outline-level="2">#763</text:h>
      <text:p text:style-name="P2"/>
      <text:p text:style-name="P2">A diferença entre Pedro no aposento do sumo sacerdote e Pedro no dia de Pentecostes é esta: no aposento do sumo sacerdote, onde você o vê negando o Senhor, Pedro estava cheio de si; no segundo capítulo de Atos, ele estava "cheio do Espírito Santo".</text:p>
      <text:p text:style-name="P2"/>
      <text:p text:style-name="P2">2 CRÔNICAS 15</text:p>
      <text:p text:style-name="P2"/>
      <text:p text:style-name="P2">Um dia de sol resplandecente na história de Judá! Um verdadeiro retorno ao Senhor. Você pode pertencer a Ele, mas será que O está colocando em primeiro lugar em sua vida? Certamente não estamos, se não temos tempo para ler a Sua Palavra todos os dias. Todos precisamos fazer o que estas pessoas fizeram - nos livrar dos ídolos que entram em nossa vida. Este capítulo é tão belo, encorajador e simples, que quase dispensa comentários. Minha sugestão é que você o leia duas vezes, bem devagar. Na segunda vez que ler, verá coisas que não tinha visto na primeira vez.</text:p>
      <text:p text:style-name="P2"/>
      <text:h text:style-name="Heading_20_2" text:outline-level="2">#764</text:h>
      <text:p text:style-name="P2"/>
      <text:p text:style-name="P2">A natureza humana tem a tendência de querer seguir a homens ao invés do Senhor - a querer "algo novo", ao invés das verdades fundamentais básicas das Escrituras.</text:p>
      <text:p text:style-name="P2"/>
      <text:p text:style-name="P2">2 CRÔNICAS 16</text:p>
      <text:p text:style-name="P2"/>
      <text:p text:style-name="P2">2 Cr 16:1-9 Um triste afastamento do Senhor é o que acontece com Asa, que havia sido tão maravilhosamente abençoado, mas agora se torna frio em sua alma. Um aviso sério e de grande valor... logo quando Asa estava desfrutando de circunstâncias agradáveis, depois de se passarem 21 anos, o rei de Israel o ataca. (Não é verdade que quando estamos desfrutando de circunstâncias felizes como crentes, que acabamos nos esquecendo que foi o Senhor quem as proporcionou?).</text:p>
      <text:p text:style-name="P2"/>
      <text:p text:style-name="P2">2 Cr 16:2-6 Que terrível erro ele comete! Antes Asa havia saído a batalhar em nome do Senhor, agora ele está subornando o rei pagão da Síria para que pare de ajudar o rei de Israel que está querendo causar dano a Asa.</text:p>
      <text:p text:style-name="P2"/>
      <text:p text:style-name="P2">2 Cr 16:7-10 O Senhor envia um homem fiel que fala com bastante clareza e coragem a Asa. (Acaso não costumamos nos apoiar em pessoas ao invés do Senhor quando esfriamos em nossa alma?).</text:p>
      <text:p text:style-name="P2"/>
      <text:p text:style-name="P2"><text:soft-page-break/>2 Cr 16:9 Tente decorar este versículo!</text:p>
      <text:p text:style-name="P2"/>
      <text:p text:style-name="P2">2 Cr 16:10 Ao invés de receber a mensagem como vinda do Senhor, ele age de forma tola e acaba ficando irado também. (Também fazemos o mesmo quando somos infiéis).</text:p>
      <text:p text:style-name="P2"/>
      <text:p text:style-name="P2">2 Cr 16:11-14 Assim Asa, que tivera um bom começo em sua vida, e a quem o Senhor havia abençoado tão ricamente, no final recebe do Senhor uma doença em seus pés (uma figura para nós de uma vida ou andar infiel. Que isto sirva de verdadeira lição e aviso para nós.)</text:p>
      <text:p text:style-name="P2"/>
      <text:h text:style-name="Heading_20_2" text:outline-level="2">#765</text:h>
      <text:p text:style-name="P2"/>
      <text:p text:style-name="P2">A Palavra de Deus é a única semente que pode ser plantada em qualquer lugar do mundo, e dará fruto.</text:p>
      <text:p text:style-name="P2"/>
      <text:p text:style-name="P2">2 CRÔNICAS 17</text:p>
      <text:p text:style-name="P2"/>
      <text:p text:style-name="P2">2 Cr 17:1-6 Agora seu filho é rei, Jeosafá começa bem assumindo claramente uma posição pelo Senhor.</text:p>
      <text:p text:style-name="P2"/>
      <text:p text:style-name="P2">2 Cr 17:7-11 Jeosafá enviou homens que ensinassem fielmente a Palavra de Deus - vers. 9.</text:p>
      <text:p text:style-name="P2"/>
      <text:p text:style-name="P2">2 Cr 17:12 Não é de se espantar que ele tenha prosperado!</text:p>
      <text:p text:style-name="P2"/>
      <text:p text:style-name="P2">2 Cr 17:16 O Senhor viu esta característica neste homem. Somos como ele?</text:p>
      <text:p text:style-name="P2"/>
      <text:p text:style-name="P2">2 Cr 17:18 Que exército para uma nação tão pequena, 1.600.000 homens!</text:p>
      <text:p text:style-name="P2"/>
      <text:h text:style-name="Heading_20_2" text:outline-level="2">#766</text:h>
      <text:p text:style-name="P2"/>
      <text:p text:style-name="P2">Não existe nada que possa satisfazer o coração do Cristão além da Palavra de Deus.</text:p>
      <text:p text:style-name="P2"/>
      <text:p text:style-name="P2">2 CRÔNICAS 18</text:p>
      <text:p text:style-name="P2"/>
      <text:p text:style-name="P2">2 Cr 18:1 Como já mencionamos várias vezes, quando as coisas vão bem para o crente, ele está em grande perigo, pois torna-se descuidado. Você está lembrado do ímpio Acabe! Que loucura fazer amizade com ele.</text:p>
      <text:p text:style-name="P2"/>
      <text:p text:style-name="P2">2 Cr 18:2-3 Jeosafá se esqueceu do que disse seu bisavô Salomão - (Provérbios 1:10).</text:p>
      <text:p text:style-name="P2"/>
      <text:p text:style-name="P2">2 Cr 18:4 Uma sugestão louca para ser feita a um homem que havia matado os profetas do Senhor.</text:p>
      <text:p text:style-name="P2"/>
      <text:p text:style-name="P2">2 Cr 18:5 Estes eram homens que adoravam ídolos!</text:p>
      <text:p text:style-name="P2"/>
      <text:p text:style-name="P2">2 Cr 18:8-27 O horrível tratamento dado a este homem fiel.</text:p>
      <text:p text:style-name="P2"/>
      <text:p text:style-name="P2">2 Cr 18:27 Ele diz ao rei algo assim... "Se viver para ver o que você diz que irá acontecer, então a Palavra de Deus que falei não é verdade"!</text:p>
      <text:p text:style-name="P2"/>
      <text:p text:style-name="P2"><text:soft-page-break/>2 Cr 18:28-34 De quem foi a palavra que se cumpriu?</text:p>
      <text:p text:style-name="P2"/>
      <text:h text:style-name="Heading_20_2" text:outline-level="2">#767</text:h>
      <text:p text:style-name="P2"/>
      <text:p text:style-name="P2">A única liberdade que Deus dá a Seus filhos é para fazer o que Ele gosta - o que não é nada menos que a expressão de Seu coração de amor.</text:p>
      <text:p text:style-name="P2"/>
      <text:p text:style-name="P2">2 CRÔNICAS 19</text:p>
      <text:p text:style-name="P2"/>
      <text:p text:style-name="P2">O Senhor teve misericórdia de Jeosafá e salvou sua vida, mesmo depois de sua loucura em se unir com o ímpio rei Acabe.</text:p>
      <text:p text:style-name="P2"/>
      <text:p text:style-name="P2">2 Cr 19:2 Aqui está a pergunta que cada leitor pode fazer a si mesmo. Somos culpados? É algo fácil de se fazer. Quão mais felizes somos quando fazemos amizade com aqueles que amam o Senhor. Leia Salmo 139:21 para comparar.</text:p>
      <text:p text:style-name="P2"/>
      <text:p text:style-name="P2">2 Cr 19:3 Deus sempre nos dá o máximo de crédito que pode, todavia não deixa nada passar desapercebido. Deus repara que o rei Jeosafá destruiu alguns dos ídolos.</text:p>
      <text:p text:style-name="P2"/>
      <text:p text:style-name="P2">2 Cr 19:4 Ele foi em pessoa por todo o seu país para tentar levar o povo de volta ao Senhor. É isto que fazemos? Ou perdemos nosso precioso tempo falando de coisas sem importância?</text:p>
      <text:p text:style-name="P2"/>
      <text:p text:style-name="P2">2 Cr 19:5-19 Ele estabelece cuidadosamente homens que cuidassem de todas as questões concernentes a Deus, e ao reino.</text:p>
      <text:p text:style-name="P2"/>
      <text:p text:style-name="P2">2 Cr 19:9 Não seriam os juizes inteligentes que tomariam as melhores decisões, mas aqueles que viviam uma vida fiel ao Senhor e tinham um coração puro.</text:p>
      <text:p text:style-name="P2"/>
      <text:p text:style-name="P2">2 Cr 19:11 Última sentença. Você pode confiar no Senhor para que o instrua se for obediente a Sua Palavra.</text:p>
      <text:p text:style-name="P2"/>
      <text:h text:style-name="Heading_20_2" text:outline-level="2">#768</text:h>
      <text:p text:style-name="P2"/>
      <text:p text:style-name="P2">A verdade de Deus não é algo apenas para se conhecer, mas para se viver.</text:p>
      <text:p text:style-name="P2"/>
      <text:p text:style-name="P2">2 CRÔNICAS 20, Vers. 1-17</text:p>
      <text:p text:style-name="P2"/>
      <text:p text:style-name="P2">Quando alguém toma uma posição pelo Senhor e decide segui-Lo, o Senhor permite que aquela pessoa seja provada de verdade.</text:p>
      <text:p text:style-name="P2"/>
      <text:p text:style-name="P2">2 Cr 20:1 Estes inimigos em particular não estavam incomodando o reino de Judá até então. Quem é que estava por detrás disso? O Senhor. Ele iria ver quão sincero era toda essa obra (do capítulo de ontem). Hebreus 12:5-11.</text:p>
      <text:p text:style-name="P2"/>
      <text:p text:style-name="P2">2 Cr 20:2 É fornecido ao rei um registro detalhado do poder do inimigo. A quem irá ele se voltar? A quem nos voltamos quando os problemas aparecem de repente?</text:p>
      <text:p text:style-name="P2"/>
      <text:p text:style-name="P2"><text:soft-page-break/>2 Cr 20:3-12 Alguns podem dizer - Não perca seu precioso tempo assim. Vamos preparar o exército. Repare o quão preocupado ele está em sua oração. Ele lembra-se da oração de Salomão - 1 Reis 8?33-34.</text:p>
      <text:p text:style-name="P2"/>
      <text:p text:style-name="P2">2 Cr 20:12 Leia este versículos várias vezes. Lembre-se de onde ele se encontra nas escrituras. Mencione-o ao Senhor em suas orações!</text:p>
      <text:p text:style-name="P2"/>
      <text:p text:style-name="P2">2 Cr 20:13 As criancinhas estavam ali orando também.</text:p>
      <text:p text:style-name="P2"/>
      <text:p text:style-name="P2">2 Cr 20:15 Aqui está a resposta de Deus para uma oração assim. Possamos nós todos experimentar isto em nossa vida!</text:p>
      <text:p text:style-name="P2"/>
      <text:p text:style-name="P2">2 Cr 20:16-17 Quem poderia ter medo de ir em frente com uma promessa de Deus como esta?</text:p>
      <text:p text:style-name="P2"/>
      <text:h text:style-name="Heading_20_2" text:outline-level="2">#769 </text:h>
      <text:p text:style-name="P2"/>
      <text:p text:style-name="P2">Aquele que faz desviar o seu próximo coloca-se sob um castigo mais severo que o daquele que desviou-se.</text:p>
      <text:p text:style-name="P2"/>
      <text:p text:style-name="P2">2 CRÔNICAS 20, Vers. 18-37</text:p>
      <text:p text:style-name="P2"/>
      <text:p text:style-name="P2">2 Cr 20:18 Eles não deram pulos e gritos de alegria - eles adoraram o Senhor. Conte quantas vezes "o Senhor" é mencionado na leitura de hoje! Ele era a fonte e o objetivo! Será este o resultado em sua vida se você seguir os princípios deste capítulo.</text:p>
      <text:p text:style-name="P2"/>
      <text:p text:style-name="P2">2 Cr 20:20-21 Que estranha visão! Que confiança eles tinham no Senhor! Soldados seguindo os sacerdotes à batalha! Sacerdotes que estavam louvando a formosura da santidade! Era este o segredo de sua força e de sua vitória.</text:p>
      <text:p text:style-name="P2"/>
      <text:p text:style-name="P2">2 Cr 20:25 Eles eram mais que vencedores - Romanos 8:37.</text:p>
      <text:p text:style-name="P2"/>
      <text:p text:style-name="P2">2 Cr 20:26 O vale de Beraca era o vale da bênção. Possamos todos nós chegar até ele da maneira de Deus.</text:p>
      <text:p text:style-name="P2"/>
      <text:p text:style-name="P2">2 Cr 20:27-30 Sejamos assim. Sem nos esquecermos rapidamente do Senhor após Ele ter nos auxiliado tão graciosamente.</text:p>
      <text:p text:style-name="P2"/>
      <text:p text:style-name="P2">2 Cr 20:31 Sua mão recebe uma menção especial. Deus deve ter visto a influência da mãe no filho. Mães! Vocês estão implantando o temor do Senhor no coração de seus filhos? Não existe nada mais importante. Muitos anos depois o fruto foi visto.</text:p>
      <text:p text:style-name="P2"/>
      <text:p text:style-name="P2">2 Cr 20:35-37 Um tolo engano. Ele parte para um negócio em sociedade com um amigo infiel a Deus. E o resultado é o fracasso! Como demoramos para aprender as lições de Deus! Será que aprendemos a história de Josafá?</text:p>
      <text:p text:style-name="P2"/>
      <text:h text:style-name="Heading_20_2" text:outline-level="2">#770</text:h>
      <text:p text:style-name="P2"/>
      <text:p text:style-name="P2">A tendência é perdermos nossa dependência quando estamos desfrutando os resultados da mesma dependência.</text:p>
      <text:p text:style-name="P2"/>
      <text:p text:style-name="P2">2 CRÔNICAS 21</text:p>
      <text:p text:style-name="P2"><text:soft-page-break/></text:p>
      <text:p text:style-name="P2">Você deve se lembrar do ímpio rei Acabe, rei de Israel. O rei Josafá (rei de Judá) havia feito uma aliança com ele, e agora o filho de Josafá, Jeorão, se casa com a filha de Acabe! Nossa vida tem influência em nossos filhos.</text:p>
      <text:p text:style-name="P2"/>
      <text:p text:style-name="P2">2 Cr 21:6 A resposta. E a razão disso é deixada clara.</text:p>
      <text:p text:style-name="P2"/>
      <text:p text:style-name="P2">2 Cr 21:8-10 Nenhuma palavra sobre pedir ajuda ao Senhor, como seu pai havia feito 20:12.</text:p>
      <text:p text:style-name="P2"/>
      <text:p text:style-name="P2">2 Cr 21:11 Os falsos deuses e a imoralidade andam juntas.</text:p>
      <text:p text:style-name="P2"/>
      <text:p text:style-name="P2">2 Cr 2:12-15 Um fiel servo de Deus, Elias, havia escrito uma mensagem de Deus para o rei, falando-lhe de seu terrível futuro. Porventura isso iria fazer parar sua impiedade?</text:p>
      <text:p text:style-name="P2"/>
      <text:p text:style-name="P2">2 Cr 21:16-20 Que contraste vemos aqui também, comparado com a grande coleta que seu pai fez dos tesouros do inimigo. O inimigo despoja Judá de seus tesouros; mas todos, com exceção de uma pessoa da família real, foram levados cativos. O Senhor preservou a linhagem real (Mt 1:8).</text:p>
      <text:p text:style-name="P2"/>
      <text:p text:style-name="P2">2 Cr 21:20 Ele partiu desta vida sem arrepender-se! Por causa dos pecados que ele próprio cometeu e dos pecados que forçou o povo a cometer - vers. 11.</text:p>
      <text:p text:style-name="P2"/>
      <text:h text:style-name="Heading_20_2" text:outline-level="2">#771</text:h>
      <text:p text:style-name="P2"/>
      <text:p text:style-name="P2">Ao longo dos anos deveríamos aprender a ouvir mais e julgar menos.</text:p>
      <text:p text:style-name="P2"/>
      <text:p text:style-name="P2">2 CRÔNICAS 22</text:p>
      <text:p text:style-name="P2"/>
      <text:p text:style-name="P2">2 Cr 22:1-9 Acazias é o neto do rei Josafá que havia feito uma aliança com o ímpio rei Acabe (de Israel). Repare como esta ligação continuou trazendo problemas aos reis de Judá.</text:p>
      <text:p text:style-name="P2"/>
      <text:p text:style-name="P2">2 Cr 22:2 Diz "filha" de Onri, mas no Hebreu às vezes "filha" é usado quando se trata da neta, como acontece aqui - veja 21:6.</text:p>
      <text:p text:style-name="P2"/>
      <text:p text:style-name="P2">2 Cr 22:10 Quando esta ímpia filha de Acabe vê que seu filho foi assassinado, vai e mata todos os filhos dele para garantir que ela ficaria no completo domínio.</text:p>
      <text:p text:style-name="P2"/>
      <text:p text:style-name="P2">2 Cr 22:11 Todavia, a irmã do rei esconde de Atalia o menino mais novo. Desta forma a linhagem direta de Deus, desde Davi até Cristo, permanece ininterrupta! Deus, como sempre, estava no controle.</text:p>
      <text:p text:style-name="P2"/>
      <text:h text:style-name="Heading_20_2" text:outline-level="2">#772</text:h>
      <text:p text:style-name="P2"/>
      <text:p text:style-name="P2">Deus nunca nos pedira para fazer algo que o novo homem não gostaria de fazer.</text:p>
      <text:p text:style-name="P2"/>
      <text:p text:style-name="P2">2 CRÔNICAS 23, Vers. 1-15</text:p>
      <text:p text:style-name="P2"/>
      <text:p text:style-name="P2"><text:soft-page-break/>2 Cr 23:1 Surge um homem fiel e corajoso. E que homem! - Joiada (22:11 diz quem ele é). Sua esposa era tia do menino que agora está escondido no templo. Os descendentes do Rei Davi tinham arruinado quase que completamente o reino por sua impiedade, mas Deus sempre tem um homem preparado. E Joiada, o sacerdote, é esse homem. Você ficará surpreso ao descobrir onde ele acaba sendo sepultado!</text:p>
      <text:p text:style-name="P2"/>
      <text:p text:style-name="P2">2 Cr 23:2-10 Joiada cuidadosamente traça os planos para proclamar o menino rei. Conte quantas vezes o nome de Davi é mencionado no capítulo. Foi por causa do rei Davi que Deus preservou sua linhagem.</text:p>
      <text:p text:style-name="P2"/>
      <text:p text:style-name="P2">2 Cr 23:11 O menino de seis anos de idade é feito rei!</text:p>
      <text:p text:style-name="P2"/>
      <text:p text:style-name="P2">2 Cr 23:12-13 Que surpresa ela deve ter tido. Que surpresa todos os que não forem salvos terão quando o Senhor Jesus aparecer em glória para estabelecer o Seu reino. (Esta história é uma pequena figura do Senhor que agora está escondido no céu - a casa de Deus - até ser proclamado Rei dos reis e Senhor dos senhores).</text:p>
      <text:p text:style-name="P2"/>
      <text:p text:style-name="P2">2 Cr 23:14-15 A ímpia mulher recebe sua recompensa!</text:p>
      <text:p text:style-name="P2"/>
      <text:h text:style-name="Heading_20_2" text:outline-level="2">#773</text:h>
      <text:p text:style-name="P2"/>
      <text:p text:style-name="P2">Uma coisa é rejeitar a verdade, outra rejeitar o amor.</text:p>
      <text:p text:style-name="P2"/>
      <text:p text:style-name="P2">2 CRÔNICAS 23, Vers. 16-21</text:p>
      <text:p text:style-name="P2"/>
      <text:p text:style-name="P2">2 Cr 23:16-21 Uma bela reviravolta nos eventos. Como é bom vermos alguém levando outros de volta ao Senhor. Gl 6:1 é um exemplo.</text:p>
      <text:p text:style-name="P2"/>
      <text:p text:style-name="P2">2 Cr 23:16 Repare as últimas sete palavras!</text:p>
      <text:p text:style-name="P2"/>
      <text:p text:style-name="P2">2 Cr 23:17 Eles sabiam por onde começar. Não podemos voltar à comunhão com o Senhor até que antes confessemos e abandonemos nossos pecados.</text:p>
      <text:p text:style-name="P2"/>
      <text:p text:style-name="P2">2 Cr 23:19 Que lição esta para nós. A presença de Deus exige que os que nela entram estejam limpos. Satanás tem enganado com muita habilidade as pessoas fazendo-as pensar que qualquer denominação pode ter a Presença do Senhor, e que não devemos julgar os outros. Mas quando o Espírito de Deus reúne um crente ao nome do Senhor Jesus Cristo, fora de todas as denominações, aí aquela pessoa entende como são importantes versículos como este. O Espírito de Deus SÓ pode reunir a Cristo. Ele não pode guiar um crente a algum grupo de crentes que tenham doutrinas que sejam contrárias à Palavra de Deus. O Senhor Jesus não pode aceitar o mal em Sua presença.</text:p>
      <text:p text:style-name="P2"/>
      <text:p text:style-name="P2">2 Cr 23:21 "E a cidade ficou em paz". Que paz e quietude há no coração daquele que obedece a Deus e Sua Palavra. Joiada havia voltado aos dias de Davi em busca de sua direção. E precisamos voltar aos ensinamentos dos apóstolos para nossa direção. Vamos ler estes seis versículos e seguir este modelo.</text:p>
      <text:p text:style-name="P2"/>
      <text:p text:style-name="P2">2 Cr 23:16 Entregaram-se ao Senhor. Vers. 17 Removeram todo o mal de suas vidas. Vers. 18 Foram à Palavra de Deus em busca de direção. Vers. 19 Tiveram muito cuidado quanto a quem entraria na Casa de Deus. Vers. 20 O rei em seu trono é visto por todos. Vers. 21 Todos se regozijam. Seguiu-se a calma, após o juízo que caiu sobre os ímpios. Deveria ser este o padrão de nossa vida! Será que é?</text:p>
      <text:p text:style-name="P2"><text:soft-page-break/></text:p>
      <text:h text:style-name="Heading_20_2" text:outline-level="2">#774</text:h>
      <text:p text:style-name="P2"/>
      <text:p text:style-name="P2">O sono causa falta de discernimento e poder. (Romanos 13:11)</text:p>
      <text:p text:style-name="P2"/>
      <text:p text:style-name="P2">2 CRÔNICAS 24</text:p>
      <text:p text:style-name="P2"/>
      <text:p text:style-name="P2">2 Cr 24:1-14 São feitos grandes reparos na casa de Deus, mas o jovem rei Joás parecia se apoiar na fé de Joiada, o sacerdote, ao invés de sua própria fé.</text:p>
      <text:p text:style-name="P2"/>
      <text:p text:style-name="P2">2 Cr 24:15-16 Depois de uma longa vida (poucos viveram tanto tempo) Joiada, o fiel sacerdote, morre. Agora vemos o quanto de realidade havia nos outros.</text:p>
      <text:p text:style-name="P2"/>
      <text:p text:style-name="P2">2 Cr 24:17 O Rei Joás volta-se para os príncipes, e não para o Senhor, em busca de orientação.</text:p>
      <text:p text:style-name="P2"/>
      <text:p text:style-name="P2">2 Cr 24:18 Começa o rápido declínio!</text:p>
      <text:p text:style-name="P2"/>
      <text:p text:style-name="P2">2 Cr 24:20-21 O fiel Joiada tinha um filho fiel. Deus, que manteve o pai vivo por 130 anos, permite que o filho seja apedrejado até a morte. (Deus nunca comete erros! Leia Ap 2:10). Iria Zacarias receber uma coroa de vida? Sim. Fiel a Deus, pagou o preço.</text:p>
      <text:p text:style-name="P2"/>
      <text:p text:style-name="P2"/>
      <text:p text:style-name="P2">2 Cr 24:22 Até onde Joás chega afastando-se do Senhor. E ainda desafia a Deus para que faça algo a respeito.</text:p>
      <text:p text:style-name="P2"/>
      <text:p text:style-name="P2">2 Cr 24:23-25 Deus não iria deixar um desafio assim passar. Eis o resultado e o por quê.</text:p>
      <text:p text:style-name="P2"/>
      <text:p text:style-name="P2">2 Cr 24:25-27 Seu terrível fim. Joiada, o sacerdote, foi sepultado entre reis! - vers. 16. Mas o mesmo não ocorreu com este rei! O povo conhecia o real valor das duas vidas. (Quanto mais elevada a posição que assumimos diante de Deus, mais responsáveis somos e mais severo é o castigo se nos afastarmos do Senhor.)</text:p>
      <text:p text:style-name="P2"/>
      <text:h text:style-name="Heading_20_2" text:outline-level="2">#775</text:h>
      <text:p text:style-name="P2"/>
      <text:p text:style-name="P2">Você pode ser obediente e ainda assim ser tão frio quanto gelo. Mas dependência não é isso.</text:p>
      <text:p text:style-name="P2"/>
      <text:p text:style-name="P2">2 CRÔNICAS 25</text:p>
      <text:p text:style-name="P2"/>
      <text:p text:style-name="P2">2 Cr 25:1-2 Amazias, filho de Joás, é o próximo rei de Judá. (Deus vê o coração).</text:p>
      <text:p text:style-name="P2"/>
      <text:p text:style-name="P2">2 Cr 25:3-5 Ele quer descobrir o quão forte é, e se esquece do Senhor.</text:p>
      <text:p text:style-name="P2"/>
      <text:p text:style-name="P2">2 Cr 25:6-10 (Uma boa lição aqui para nós). Ele loucamente contrata pessoas de fora. Deus enviou um homem que falasse ao rei. O rei argumenta. Que resposta recebe ele! (Se tomamos a iniciativa de fazer algo ou comprar algo que depois entendemos não agradar o Senhor, naturalmente pensamos no quanto vamos perder se nos livrarmos daquilo. Vamos ler a última sentença do versículo 9 vez após outra).</text:p>
      <text:p text:style-name="P2"><text:soft-page-break/></text:p>
      <text:p text:style-name="P2">2 Cr 25:10 Aqueles que foram enviados de volta ficam irados. Veja também o versículo 13.</text:p>
      <text:p text:style-name="P2"/>
      <text:p text:style-name="P2">2 Cr 25:14-16 Que tolice fazer isso. Os deuses do povo que acabava de derrotar, são os que traz para casa e adora! Mas Deus envia um mensageiro com um sério aviso.</text:p>
      <text:p text:style-name="P2"/>
      <text:p text:style-name="P2">2 Cr 25:17-28 Tudo por haver se desviado do Senhor. (Que pessoas responsáveis nós crentes somos. Pense só em quantas vezes lemos que Deus enviou profetas para avisar. Será que somos gratos quando crentes fiéis nos avisam?)</text:p>
      <text:p text:style-name="P2"/>
      <text:h text:style-name="Heading_20_2" text:outline-level="2">#776</text:h>
      <text:p text:style-name="P2"/>
      <text:p text:style-name="P2">As crianças querem aquilo que os pais gostam.</text:p>
      <text:p text:style-name="P2"/>
      <text:p text:style-name="P2">2 CRÔNICAS 26</text:p>
      <text:p text:style-name="P2"/>
      <text:p text:style-name="P2">2 Cr 26:1-15 Uzias também tem uma grande lição para nós. Ele se volta para o Senhor, e estes 15 versículos nos falam de como o Senhor o ajudou. Enquanto olhou para o Senhor, foi ajudado - vers. 5. Poderíamos pensar que um homem que viu a ajuda que recebeu de Deus de forma tão clara jamais iria se desviar.</text:p>
      <text:p text:style-name="P2"/>
      <text:p text:style-name="P2">2 Cr 26:16-23 Mas que criaturas ingratas somos, que quando as coisas correm bem para nós, nos esquecemos do Senhor. O que este rei fez foi muito sério. Ninguém além de um sacerdote podia entrar na presença de Deus no templo. Mas seu coração está tão soberbo de orgulho e confiança própria que acha que pode fazer o que quer.</text:p>
      <text:p text:style-name="P2"/>
      <text:p text:style-name="P2">2 Cr 26:17-18 Diz que eram homens corajosos. Ser fiel a Deus é ser corajoso.</text:p>
      <text:p text:style-name="P2"/>
      <text:p text:style-name="P2">2 Cr 26:19 Quando estamos do lado errado nas questões espirituais, é comum ficarmos irados. Repare que parte de seu corpo foi afetada com lepra!</text:p>
      <text:p text:style-name="P2"/>
      <text:p text:style-name="P2">2 Cr 26:20-21 Seu terrível fim.</text:p>
      <text:p text:style-name="P2"/>
      <text:p text:style-name="P2">2 Cr 26:23 Ele não foi sepultado com os outros reis, mas sozinho em um campo!</text:p>
      <text:p text:style-name="P2"/>
      <text:h text:style-name="Heading_20_2" text:outline-level="2">#777</text:h>
      <text:p text:style-name="P2"/>
      <text:p text:style-name="P2">Adquirimos entendimento espiritual na presença do Senhor. Maria de Betânia foi vista sentada aos pés de Jesus e entendeu. Sentar aos Seus pés não é perda de tempo.</text:p>
      <text:p text:style-name="P2"/>
      <text:p text:style-name="P2">2 CRÔNICAS 27</text:p>
      <text:p text:style-name="P2"/>
      <text:p text:style-name="P2">Ontem lemos que esse novo rei Jotão havia sido o administrador do reino de seu pai, enquanto este esteve leproso (26:21), portanto viu o que o Senhor lhe fez por causa de sua desobediência ao entrar na casa do Senhor, onde só os sacerdotes tinham acesso permitido.</text:p>
      <text:p text:style-name="P2"/>
      <text:p text:style-name="P2"><text:soft-page-break/>2 Cr 27:2 Assim este versículo nos diz que ele não cometeu o mesmo erro - ele não entrou no templo. Mas o povo não havia aprendido... continuavam agindo com corrupção. (Se quiser, leia Isaías, capítulos 1 e 2 para ver o estado do povo por volta desta mesma época).</text:p>
      <text:p text:style-name="P2"/>
      <text:p text:style-name="P2">2 Cr 27:6 Você quer ser forte para o Senhor? Então aplique este versículo em sua vida. Por que não o fazemos? Principalmente por não crermos que o Senhor irá fazer a Sua parte.</text:p>
      <text:p text:style-name="P2"/>
      <text:p text:style-name="P2">2 Cr 27:8 Ele morre quando chega aos 41 anos de idade.</text:p>
      <text:p text:style-name="P2"/>
      <text:h text:style-name="Heading_20_2" text:outline-level="2">#778</text:h>
      <text:p text:style-name="P2"/>
      <text:p text:style-name="P2">A primeira geração de crentes não usou nenhum método de importância vital que não possa ser usado hoje. E nem se beneficiaram de algum poder que não esteja ao nosso alcance.</text:p>
      <text:p text:style-name="P2"/>
      <text:p text:style-name="P2">2 CRÔNICAS 28, Vers. 1-15</text:p>
      <text:p text:style-name="P2"/>
      <text:p text:style-name="P2">Os nomes destes reis nos são confusos, pois são vários. Acaz é o nome do rei (em Hebraico), que aparece também em Mateus 1:9. No versículo 1 lemos o que ele não fez, mas então, no versículo 4, lemos de seis coisas que ele fez. Ele foi um idólatra e homicida!</text:p>
      <text:p text:style-name="P2"/>
      <text:p text:style-name="P2">2 Cr 28:5 Veja a primeira palavra. Ele age primeiro, Deus age depois - embora isto tenha acontecido uns 150 anos mais tarde, parece-se um pouco com a história de Naamã em 2 Reis 5. Conte o número de inimigos que se levantam contra o rei Acaz por causa de sua maldade (2 aqui).</text:p>
      <text:p text:style-name="P2"/>
      <text:p text:style-name="P2">2 Crônicas 28:6-8 Este é o rei de Israel. Veja o que ele fez a 120.000 de sua própria nacionalidade. (Lembre-se de que Judá e Benjamim eram então conhecidos como reino de Judá). A última sentença do versículo 6 é o que Deus, e não Peca, está dizendo. Ele não sabia o que o Senhor estava deixando que fizesse isso por causa do que Judá estava fazendo. Veja agora o número de homens que ele capturou! quase 1/3 de milhão de homens foram perdidos por Judá.</text:p>
      <text:p text:style-name="P2"/>
      <text:p text:style-name="P2">2 Cr 28:9-15 Você deve ler isto bem devagar para ver que Deus estava controlando tudo. Embora o Senhor estivesse castigando Judá por meio de Israel, todavia Ele não gostou de ver Israel achar que eles próprios estavam isentos de pecado. Assim todos os prisioneiros são devolvidos.</text:p>
      <text:p text:style-name="P2"/>
      <text:p text:style-name="P2">2 Cr 28:10 Havia pecado também em Israel, de que Israel estava se esquecendo em sua ânsia de punir Judá. (Acaso não somos prontos para julgar os outros e nos esquecer de nossos próprios pecados?)</text:p>
      <text:p text:style-name="P2"/>
      <text:h text:style-name="Heading_20_2" text:outline-level="2">#779</text:h>
      <text:p text:style-name="P2"/>
      <text:p text:style-name="P2">A fé vem antes do conhecimento: o conhecimento não provê uma ligação com Deus, se a fé não vier antes.</text:p>
      <text:p text:style-name="P2"/>
      <text:p text:style-name="P2">2 CRÔNICAS 28, Vers. 16-27</text:p>
      <text:p text:style-name="P2"/>
      <text:p text:style-name="P2">2 Cr 28:16-21 Ele se volta a um rei pagão em busca de ajuda. (Como os crentes buscando alguém do mundo para ajudá-los. Ninguém pode competir <text:soft-page-break/>com o Senhor). O vers. 19 nos diz o porquê de todo o problema. Não há qualquer palavra de arrependimento, tampouco confissão de pecado. Tudo está em trevas.</text:p>
      <text:p text:style-name="P2"/>
      <text:p text:style-name="P2">2 Cr 28:22-27 Agora ele se volta para o mal religioso. Repare nos terríveis insultos contra Deus.</text:p>
      <text:p text:style-name="P2"/>
      <text:h text:style-name="Heading_20_2" text:outline-level="2">#780</text:h>
      <text:p text:style-name="P2"/>
      <text:p text:style-name="P2">Fé é a dependência em Deus e a independência em tudo o que for humano para sustentá-la.</text:p>
      <text:p text:style-name="P2"/>
      <text:p text:style-name="P2">2 CRÔNICAS 29, Vers. 1-20</text:p>
      <text:p text:style-name="P2"/>
      <text:p text:style-name="P2">A partir de um pai de tanta maldade, a graça de Deus levanta um filho fiel, o Rei Ezequias. Seu nome significa "força de Jeová". Existiram três grandes e fiéis reis na história de Judá - Josafá, Ezequias e Josias (veremos mais tarde).</text:p>
      <text:p text:style-name="P2"/>
      <text:p text:style-name="P2">2 Cr 29:1-9 Este jovem rei deu o primeiro passo correto - confessou que eles haviam pecado. (Quando nossa alma esfria e o Senhor fala conosco, a primeira coisa importante a fazer é confessar com exatidão os pecados que cometemos. Precisamos identificar o pecado e confessá-lo a Deus. Leia Provérbios 28:13. Uma promessa clara do Senhor).</text:p>
      <text:p text:style-name="P2"/>
      <text:p text:style-name="P2">2 Cr 29:10-19 A imundície que havia se juntado no templo foi a primeira a ser removida. De outra forma, como poderiam se dirigir ao Senhor? Até as portas haviam sido quebradas - vers. 3.</text:p>
      <text:p text:style-name="P2"/>
      <text:p text:style-name="P2">Tudo isso pode ser uma figura do que aconteceu com a igreja de Deus desde o dia do Pentecostes. O descuido fez com que as portas se quebrassem, crentes e incrédulos passassem a ter comunhão juntos. Será que estamos dispostos a voltar ao modelo original como era nos dias dos apóstolos? E a remover a corrupção que foi deixada acumular-se ao longo dos séculos?</text:p>
      <text:p text:style-name="P2"/>
      <text:h text:style-name="Heading_20_2" text:outline-level="2">#781</text:h>
      <text:p text:style-name="P2"/>
      <text:p text:style-name="P2">Agradeço a Ele, antes de mais nada, porque sei que Ele permitiu estas circunstâncias para o meu bem. Ele está construindo meu caráter para que, em meio às crises, minha reação possa refletir meu reconhecimento de Sua presença e controle.</text:p>
      <text:p text:style-name="P2"/>
      <text:p text:style-name="P2">2 CRÔNICAS 29, Vers. 21-36</text:p>
      <text:p text:style-name="P2"/>
      <text:p text:style-name="P2">2 Cr 29:21 Embora a maior parte de Israel estivesse espalhada longe de Deus, um número pequeno se reúne no lugar onde o Senhor escolheu para colocar o Seu nome. Primeiro vem uma oferta pelo pecado. Quão adequado é isso para a restauração deles.</text:p>
      <text:p text:style-name="P2"/>
      <text:p text:style-name="P2">2 Cr 29:24 Não foi apenas para aquele pequeno grupo que ofereceram o sacrifício - mas para "todo o Israel".</text:p>
      <text:p text:style-name="P2"/>
      <text:p text:style-name="P2">2 Cr 29:25 Eles voltaram exatamente à ordem de coisas estabelecidas por Davi. (E é isto o que precisamos aprender hoje. Devemos olhar somente para o Senhor, para descobrir o que temos que fazer, e aonde <text:soft-page-break/>devemos ir. Continuar com coisas que sabemos ser contrárias à Palavra de Deus é fechar os olhos para a verdade). Ezequias obedece o Senhor e é abençoado. (Faremos nós o mesmo?).</text:p>
      <text:p text:style-name="P2"/>
      <text:p text:style-name="P2">2 Cr 29:29 O resultado. (A verdade nos humilha se a obedecemos). O resultado é adoração a Deus.</text:p>
      <text:p text:style-name="P2"/>
      <text:p text:style-name="P2">2 Cr 29:36 Havia ordem - o resultado era regozijo. (Sempre é).</text:p>
      <text:p text:style-name="P2"/>
      <text:h text:style-name="Heading_20_2" text:outline-level="2">#782</text:h>
      <text:p text:style-name="P2"/>
      <text:p text:style-name="P2">Os líderes do povo de Deus só podem se levantar de uma forma - através do sofrimento.</text:p>
      <text:p text:style-name="P2"/>
      <text:p text:style-name="P2">2 CRÔNICAS 30</text:p>
      <text:p text:style-name="P2"/>
      <text:p text:style-name="P2">Lembre-se de que o povo de Israel está dividido em dois reinos, o reino de Israel e o reino de Judá. (O povo deste último está de volta à terra de Israel em nossos dias. O reino de Israel (as dez tribos) foi espalhado por volta do ano 600 AC. Ninguém sabe onde eles estão hoje.)</text:p>
      <text:p text:style-name="P2"/>
      <text:p text:style-name="P2">2 Cr 30:1 A observação acima irá ajudar você a entender este versículo. Nunca foi o desejo de Deus que Israel fosse dividido, como também não é o desejo de Deus que os crentes de hoje estejam divididos em denominações. O pecado foi o que os dividiu então, e nos divide hoje. Satanás está por trás de toda divisão.</text:p>
      <text:p text:style-name="P2"/>
      <text:p text:style-name="P2">Ezequias envia mensageiros a todo o Israel e os convida para o único centro que Deus tinha - Jerusalém. Os outros haviam criado seus próprios centros - Betel e Dã (que meramente imitava o centro de Deus). (Do mesmo modo hoje, as denominações são imitações criadas pelo homem da verdade de Cristo como o único Centro de reunião). Não era porque Ezequias estava ali, mas porque Deus estava. Era o centro escolhido por Deus.</text:p>
      <text:p text:style-name="P2"/>
      <text:p text:style-name="P2">2 Cr 30:2-5 É tomada a decisão de celebrar a Páscoa no segundo mês, pois eles ainda não estavam bem prontos para celebrá-la no primeiro mês, o que era correto (Números 9:10-11).</text:p>
      <text:p text:style-name="P2"/>
      <text:p text:style-name="P2">2 Cr 30:6-12 Os convites foram enviados a todos. Veja a recepção que tiveram! (Exatamente como acontece hoje. Quando a verdade de Cristo como o único centro de reunião é apontado nas Escrituras, a maioria dos crentes apresentam desculpas do porquê acharem que não há problemas em se permanecer em uma denominação0. Mas somos gratos pela primeira palavra do versículo 11. Alguns obedeceram. Repare no que fizeram. (Se a verdade é obedecida, ela nos humilha).</text:p>
      <text:p text:style-name="P2"/>
      <text:p text:style-name="P2">2 Cr 30:13 Todos eles se reuniram como uma só congregação.</text:p>
      <text:p text:style-name="P2"/>
      <text:p text:style-name="P2">2 Cr 30:14-22 Repare no cuidado que eles tinham com cada detalhe.</text:p>
      <text:p text:style-name="P2"/>
      <text:p text:style-name="P2">2 Cr 30:23 Eles queriam mais.</text:p>
      <text:p text:style-name="P2"/>
      <text:p text:style-name="P2">2 Cr 30:24-27 Corações voluntários e generosos (vers. 24), corações cheios de gozo (vers. 25), grande alegria (vers. 26), suas orações foram ouvidas no céu (vers. 27).</text:p>
      <text:p text:style-name="P2"/>
      <text:h text:style-name="Heading_20_2" text:outline-level="2"><text:soft-page-break/>#783</text:h>
      <text:p text:style-name="P2"/>
      <text:p text:style-name="P2">O que me faz seguir sempre é o conhecimento do amor de Deus que foi arraigado em mim.</text:p>
      <text:p text:style-name="P2"/>
      <text:p text:style-name="P2">2 CRÔNICAS 31</text:p>
      <text:p text:style-name="P2"/>
      <text:p text:style-name="P2">2 Cr 31:1 Aqueles que haviam obedecido e tinham voltado para Jerusalém agora entendem o que eles não haviam entendido antes, ou seja, que entre eles havia uma falsa religião. O vers. 1 nos diz o que foi que fizeram (2 Coríntios 10:4-6).</text:p>
      <text:p text:style-name="P2"/>
      <text:p text:style-name="P2">2 Cr 31:2-4 Agora era estabelecida uma rotina permanente.</text:p>
      <text:p text:style-name="P2"/>
      <text:p text:style-name="P2">2 Cr 31:5-7 Mais do que precisavam. (O mesmo acontece conosco quando nosso coração é atraído a ele!).</text:p>
      <text:p text:style-name="P2"/>
      <text:p text:style-name="P2">2 Cr 31:11-19 É interessante e instrutivo observar que o Senhor dá os nomes dos homens fiéis. Eles compartilhavam seu gozo com Deus.</text:p>
      <text:p text:style-name="P2"/>
      <text:p text:style-name="P2">2 Cr 31:20-21 Deus foi honrado nisso tudo. Era "bom" e "certo" e "verdadeiro" diante do Senhor. O que poderia sobrepujar isso? O resultado foi que prosperaram. (Possamos nós todos entender que também temos um caminho aberto diante de cada um de nós... uma vida de obediência à Palavra de Deus).</text:p>
      <text:p text:style-name="P2"/>
      <text:h text:style-name="Heading_20_2" text:outline-level="2">#784</text:h>
      <text:p text:style-name="P2"/>
      <text:p text:style-name="P2">Conformar-se com o mundo é fazer o que a vontade quer. Conformar-se com Cristo é fazer o que Cristo quer. Romanos 12:1-2</text:p>
      <text:p text:style-name="P2"/>
      <text:p text:style-name="P2">2 CRÔNICAS 32</text:p>
      <text:p text:style-name="P2"/>
      <text:p text:style-name="P2">2 Cr 32:1-8 Embora houvesse grande regozijo, Deus permite uma prova! Aproxima-se um grande inimigo.</text:p>
      <text:p text:style-name="P2"/>
      <text:p text:style-name="P2">2 Cr 32:9-19 O inimigo tenta destruir a confiança que o povo tem no Senhor. Eles até zombavam do fato (vers. 12) de que Ezequias havia afirmado existir apenas UM altar. (Não é exatamente isso que Satanás sussurra nos ouvidos dos crentes, dizendo que podemos escolher onde devemos adorar o Senhor? Satanás não gosta de ver pessoas reunidas ao redor de Cristo somente. Portanto ele causa as divisões.)</text:p>
      <text:p text:style-name="P2"/>
      <text:p text:style-name="P2">2 Cr 32:20 Dois homens fiéis oram.</text:p>
      <text:p text:style-name="P2"/>
      <text:p text:style-name="P2">2 Cr 32:21 Deus responde.</text:p>
      <text:p text:style-name="P2"/>
      <text:p text:style-name="P2">2 Cr 32:22 A Deus é dada a glória, pois Ele fez tudo sozinho. Repare nas últimas palavras!</text:p>
      <text:p text:style-name="P2"/>
      <text:p text:style-name="P2">2 Cr 32:23 Os corações das pessoas foram tocados.</text:p>
      <text:p text:style-name="P2"/>
      <text:p text:style-name="P2">2 Cr 32:24-25 Deus nos diz o que viu no coração do rei, por isso uma prova pessoal vem sobre ele.</text:p>
      <text:p text:style-name="P2"/>
      <text:p text:style-name="P2">2 Cr 32:26 Algo belo de se ver. (Que possa ser verdade a nosso respeito também).</text:p>
      <text:p text:style-name="P2"><text:soft-page-break/></text:p>
      <text:p text:style-name="P2">2 Cr 32:27-33 Deus o provou, (e Ele nos prova também).</text:p>
      <text:p text:style-name="P2"/>
      <text:p text:style-name="P2">1 Cr 32:33 Uma grande honra. Ele é sepultado no mais importante dentre os sepulcros, próximo ao rei Davi. (Que cada um de nós possa guardar no coração as lições que podemos aprender deste rei fiel).</text:p>
      <text:p text:style-name="P2"/>
      <text:h text:style-name="Heading_20_2" text:outline-level="2">#785</text:h>
      <text:p text:style-name="P2"/>
      <text:p text:style-name="P2">O segredo de uma vida matrimonial feliz: cada um sendo 100% para o outro, e juntos sendo 100% para o Senhor.</text:p>
      <text:p text:style-name="P2"/>
      <text:p text:style-name="P2">2 CRÔNICAS 33</text:p>
      <text:p text:style-name="P2"/>
      <text:p text:style-name="P2">Manassés nasceu durante os últimos 15 anos da vida de seu pai. Foram os anos que Deus acrescentou à vida de Ezequias quando ele orou ao Senhor - 2 Reis 20:1-6. O nome de Manassés significa "procurando esquecer". E vemos o porquê. Manassés se desvia completamente do Senhor, e isso trouxe sobre si um terrível castigo. (Isso nos mostra que o fato de termos pais fiéis não nos preserva, precisamos tomar uma posição por Cristo por nós mesmos).</text:p>
      <text:p text:style-name="P2"/>
      <text:p text:style-name="P2">2 Cr 33:3-9 Deus chama as obras ímpias de... males religiosos. (Trata-se hoje do pior tipo de mal, pois envolve a Cristo. Os crentes hoje não percebem isto, e acabam logo caindo nas armadilhas).</text:p>
      <text:p text:style-name="P2"/>
      <text:p text:style-name="P2">2 Cr 33:10 Deus nos avisa antes de agir com juízo. Mas Manassés não escuta!</text:p>
      <text:p text:style-name="P2"/>
      <text:p text:style-name="P2">2 Cr 33:11 O Senhor fez isto. (Será que vemos a mão do Senhor nas circunstâncias que vêm sobre nós?)</text:p>
      <text:p text:style-name="P2"/>
      <text:p text:style-name="P2">2 Cr 33:12 Ele fez. O mesmo que seu pai havia feito, 32:26.</text:p>
      <text:p text:style-name="P2"/>
      <text:p text:style-name="P2">2 Cr 33:13 O Senhor fez pessoalmente o mesmo. Ele o trouxe de volta! (Enquanto persistimos em ter nossas próprias idéias, não entendemos o Senhor - Provérbios 28:5).</text:p>
      <text:p text:style-name="P2"/>
      <text:p text:style-name="P2">2 Cr 33:14-16 Agora ele age sinceramente. O Senhor vem primeiro. Ele não se importa com o que os outros possam pensar. Ele é grato.</text:p>
      <text:p text:style-name="P2"/>
      <text:p text:style-name="P2">2 Cr 33:17 Grande parte do povo não foi levado de volta ao Senhor, mas teimosamente mantiveram suas velhas idéias, hábitos e ídolos.</text:p>
      <text:p text:style-name="P2"/>
      <text:p text:style-name="P2">2 Cr 33:18-19 Maravilhoso sumário de sua vida.</text:p>
      <text:p text:style-name="P2"/>
      <text:p text:style-name="P2">2 Cr 33:21-25 Breve é o registro da vida deste homem.</text:p>
      <text:p text:style-name="P2"/>
      <text:h text:style-name="Heading_20_2" text:outline-level="2">#786</text:h>
      <text:p text:style-name="P2"/>
      <text:p text:style-name="P2">Sua segurança está na obra de Cristo que foi feita por você: sua certeza, sobre a Palavra de Deus que lhe foi dada; seu gozo, em não entristecer o Espírito Santo que habita em você.</text:p>
      <text:p text:style-name="P2"/>
      <text:p text:style-name="P2">2 CRÔNICAS 34, Vers. 1-18</text:p>
      <text:p text:style-name="P2"/>
      <text:p text:style-name="P2"><text:soft-page-break/>2 Cr 34:1-2 Uma nova história. Que coração terno tem Josias. Com que cuidado ele obedece a Palavra de Deus.</text:p>
      <text:p text:style-name="P2"/>
      <text:p text:style-name="P2">2 Cr 34:3 Ele tem só 16 anos de idade. (Talvez alguns que lêem estas palavras tenham a mesma idade. Como é importante voltar-se para o Senhor quando somos jovens. É comum que muitos anos sejam desperdiçados. A vida de Josias pode servir de verdadeiro encorajamento para nós.)</text:p>
      <text:p text:style-name="P2"/>
      <text:p text:style-name="P2">2 Cr 34:4-7 Quando Josias tornou-se rei, o outro reino (de Israel) havia sido levado cativo. Somente o reino de Judá é deixado na terra. O próprio Josias atravessa a terra de Israel para destruir os ídolos. Então volta a Jerusalém - o centro de Deus.</text:p>
      <text:p text:style-name="P2"/>
      <text:p text:style-name="P2">2 Cr 34:8-13 Agora ele está com 26 anos de idade. Faz-se necessário uma reforma completa da casa do Senhor.</text:p>
      <text:p text:style-name="P2"/>
      <text:p text:style-name="P2">2 Cr 34:14-18 Deus tinha um livro escondido no templo. Era a Sua Palavra. Ela é passada de um para outro. Cada um parece compreender que trata-se de algo importante.</text:p>
      <text:p text:style-name="P2"/>
      <text:h text:style-name="Heading_20_2" text:outline-level="2">#787</text:h>
      <text:p text:style-name="P2"/>
      <text:p text:style-name="P2">A ignorância assume o ofício de juiz, e decide com a auto-confiança que lhe é natural.</text:p>
      <text:p text:style-name="P2"/>
      <text:p text:style-name="P2">2 CRÔNICAS 34, Vers. 19-33</text:p>
      <text:p text:style-name="P2"/>
      <text:p text:style-name="P2">2 Cr 34:19 Um perfeito exemplo de como a Palavra de Deus deveria afetar nossa vida. Ele imediatamente se entristece! Bom! Veja o versículo 27.</text:p>
      <text:p text:style-name="P2"/>
      <text:p text:style-name="P2">2 Cr 34:21 Ele entende a malignidade do pecado aos olhos de Deus. (E nós?)</text:p>
      <text:p text:style-name="P2"/>
      <text:p text:style-name="P2">2 Cr 34:22-26 Quando o povo de Deus tornou-se descuidado, as mulheres tomaram posições de proeminência. (Repare que hoje os crentes estão se tornando mais descuidados com a Palavra de Deus e em vários lugares as mulheres são pregadoras).</text:p>
      <text:p text:style-name="P2"/>
      <text:p text:style-name="P2">2 Cr 34:27 Maravilhoso versículo. Confie que Deus fará o mesmo para você.</text:p>
      <text:p text:style-name="P2"/>
      <text:p text:style-name="P2">2 Cr 34:28 Josias seria poupado de ver o terrível castigo que Deus estava prestes a enviar a Judá.</text:p>
      <text:p text:style-name="P2"/>
      <text:p text:style-name="P2">2 Cr 34:29-33 Você irá encontrar vários pensamentos maravilhosos aqui.</text:p>
      <text:p text:style-name="P2"/>
      <text:h text:style-name="Heading_20_2" text:outline-level="2">#788</text:h>
      <text:p text:style-name="P2"/>
      <text:p text:style-name="P2">Nenhum exercício espiritual se torna algo automático.</text:p>
      <text:p text:style-name="P2"/>
      <text:p text:style-name="P2">2 CRÔNICAS 35</text:p>
      <text:p text:style-name="P2"/>
      <text:p text:style-name="P2">2 Cr 35:1-19 Antes que leia estes versículos, gostaríamos de assinalar que o que é proeminente na história de Josias é que muitas coisas <text:soft-page-break/>foram restauradas segundo a Palavra de Deus que fora dada ao rei Davi. (Isto é de grande importância para nós também. Será que a Palavra de Deus está em primeiro lugar em sua vida? Se estiver, então considere-se uma pessoa feliz).</text:p>
      <text:p text:style-name="P2"/>
      <text:p text:style-name="P2">2 Cr 35:3 Até a arca parece ter sido tirada do templo.</text:p>
      <text:p text:style-name="P2"/>
      <text:p text:style-name="P2">2 Cr 35:20-27 Josias não consulta o Senhor sobre esta atitude; ele perde sua vida aí. O rei do Egito não o estava atacando. (Muitos crentes hoje se envolvem com coisas mundanas que não são o seu lugar, e acabam saindo perdedores também).</text:p>
      <text:p text:style-name="P2"/>
      <text:h text:style-name="Heading_20_2" text:outline-level="2">#789</text:h>
      <text:p text:style-name="P2"/>
      <text:p text:style-name="P2">Deus manifestou-Se a este mundo. Mas o homem, por amar mais as trevas do que a luz, segue o seu caminho para o inferno.</text:p>
      <text:p text:style-name="P2"/>
      <text:p text:style-name="P2">2 CRÔNICAS 36</text:p>
      <text:p text:style-name="P2"/>
      <text:p text:style-name="P2">Por ocasião da morte de Josias, Deus não retarda mais o castigo do ímpio Judá, e aqui vemos o dilúvio de juízo tomando tudo.</text:p>
      <text:p text:style-name="P2"/>
      <text:p text:style-name="P2">2 Cr 36:3 Primeiro o rei do Egito vem contra eles.</text:p>
      <text:p text:style-name="P2"/>
      <text:p text:style-name="P2">2 Cr 36:6 Então vem o rei de Babilônia. No vers. 10 o Templo é invadido e os utensílios santos são levados. Nos versículos 11-13 as coisas vão de mal a pior.</text:p>
      <text:p text:style-name="P2"/>
      <text:p text:style-name="P2">2 Cr 36:14 Repare no "todos" (sacerdotes e povo). O que poderia ser pior?</text:p>
      <text:p text:style-name="P2"/>
      <text:p text:style-name="P2">2 Cr 36:16 Isto é exatamente o que está acontecendo hoje. E o juízo de Deus está prestes a cair uma vez mais.</text:p>
      <text:p text:style-name="P2"/>
      <text:p text:style-name="P2">2 Cr 36:19 Que destruição! O povo e os líderes não tinham qualquer cuidado para com Deus e Sua Palavra. Portanto isto é o que acontece.</text:p>
      <text:p text:style-name="P2"/>
      <text:p text:style-name="P2">2 Cr 36:22-23 Mas que Deus é este que nos conta tudo! Ele irá trazer de volta a Jerusalém um pequeno remanescente que reconstruirá a casa do Senhor! Este é o Deus de graça. (Possamos nós conhecê-Lo e segui-Lo nestes dias de trevas. Nossa manhã logo chegará! O Senhor Jesus está chegando!)</text:p>
      <text:p text:style-name="P2"/>
      <text:h text:style-name="Heading_20_2" text:outline-level="2">#790</text:h>
      <text:p text:style-name="P2"/>
      <text:p text:style-name="P2">Nada é mais honrável do que um coração grato.</text:p>
      <text:p text:style-name="P2"/>
      <text:p text:style-name="P2">MARCOS 1, Ves. 1-20</text:p>
      <text:p text:style-name="P2"/>
      <text:p text:style-name="P2">Hoje passamos ao Novo Testamento. No Evangelho de Marcos o Senhor Jesus pode ser identificado em Seu serviço, particularmente como um Profeta.</text:p>
      <text:p text:style-name="P2"/>
      <text:p text:style-name="P2">Ele já aparece trabalhando nos primeiros versículos do primeiro capítulo. Nenhum ancestral seu é mencionado como acontece em Mateus e Lucas; algo que não era de se esperar para um servo. Tampouco há <text:soft-page-break/>muitos milagres ou longos diálogos neste Evangelho. Mais do que nos outros Evangelhos, este Evangelho apresenta a ordem real em que as coisas aconteceram.</text:p>
      <text:p text:style-name="P2"/>
      <text:p text:style-name="P2">Mc 1:1-8 João Batista prepara o caminho do Senhor, prega o batismo de arrependimento para perdão de pecados (não se trata do batismo Cristão, pois as pessoas eram batizadas por João, e depois precisavam do batismo Cristão (Atos 19:5), e anuncia um Servo mais glorioso (o vers. 7 nos diz o quão indigno ele se sentiu).</text:p>
      <text:p text:style-name="P2"/>
      <text:p text:style-name="P2">Mc 1:9-11 O Senhor Jesus ocupa Seu lugar com Seu povo, os Judeus, e é batizado por João. O Espírito de Deus desce sobre Jesus, e Deus fala do céu, declarando o prazer que tem em Seu Filho amado. Portanto vemos aqui a Trindade. O Filho é revelado como um Homem; o Espírito Santo desce como uma pomba, e a voz do Pai é ouvida. Lembre-se de que todos os propósitos de bênção de Deus estão centralizados em Cristo.</text:p>
      <text:p text:style-name="P2"/>
      <text:p text:style-name="P2">1 Coríntios 15:47 descreve dois homens, Adão, o primeiro homem... Cristo, o segundo Homem. A raça de Adão desapontou a Deus, por isso podemos entender o por quê do prazer do Pai ser expressado aqui.</text:p>
      <text:p text:style-name="P2"/>
      <text:p text:style-name="P2">Mc 1:14-15 Lembre-se de que era o "evangelho do reino" que Jesus pregava. O reino foi anunciado mas nunca estabelecido, porque Ele foi rejeitado. Mas Ele ainda há de voltar e estabelecê-lo em poder - Ap 11:17.</text:p>
      <text:p text:style-name="P2"/>
      <text:p text:style-name="P2">Mc 1:16-20 Dois pares de irmãos são convidados a seguir o Senhor Jesus. Eles se tornam Seus discípulos e apóstolos. Repare nas duas palavras do versículo 18. "Deixando" e "seguiram", e nas quatro palavras do versículo 20... "eles deixando" e "foram após". Eles foram tão atraídos a Jesus que deixaram suas redes e deixaram seu pai!</text:p>
      <text:p text:style-name="P2"/>
      <text:h text:style-name="Heading_20_2" text:outline-level="2">#791</text:h>
      <text:p text:style-name="P2"/>
      <text:p text:style-name="P2">Deus colocou uma parede - uma parede invisível - de graça ao nosso redor.</text:p>
      <text:p text:style-name="P2"/>
      <text:p text:style-name="P2">MARCOS 1, Vers. 21-45</text:p>
      <text:p text:style-name="P2"/>
      <text:p text:style-name="P2">Mc 1:21-45 Os milagres de que lemos aqui não são apenas um sinal e prova de Seu poder, mas eram também uma demonstração de Seu terno amor e bondade.</text:p>
      <text:p text:style-name="P2"/>
      <text:p text:style-name="P2">Mc 1:40-45 O leproso conhecia o poder do Senhor, mas não sabia se Ele iria querer curá-lo. Jesus mostra Sua compaixão. O poder e boa vontade são claramente mostrados ao pobre leproso (uma figura do pecado que contamina a todos os que são tocados) e Jesus o toca (mas Jesus não é contaminado).</text:p>
      <text:p text:style-name="P2"/>
      <text:p text:style-name="P2">Mc 1:44 É somente quando experimentamos Seu amor e graça, que nosso coração é verdadeiramente atraído a Ele, e nossos lábios são abertos para contar aos outros.</text:p>
      <text:p text:style-name="P2"/>
      <text:h text:style-name="Heading_20_2" text:outline-level="2">#792</text:h>
      <text:p text:style-name="P2"/>
      <text:p text:style-name="P2"><text:soft-page-break/>Devemos aprender a conhecer a Deus em segredo se quisermos ter coragem de testemunhá-Lo em público.</text:p>
      <text:p text:style-name="P2"/>
      <text:p text:style-name="P2">MARCOS 2</text:p>
      <text:p text:style-name="P2"/>
      <text:p text:style-name="P2">Jesus é o Pregador, versículo 2; Aquele que cura, versículo 11; o que chama, vers. 17; o Noivo, vers. 19; o Senhor do Sábado, vers. 28.</text:p>
      <text:p text:style-name="P2"/>
      <text:p text:style-name="P2">Mc 2:1-12 A consciência de nossa necessidade, e a confiança no amor, graça e poder do Senhor combinam-se para tornar realidade esta libertação da enfermidade e do pecado (a verdadeira raiz de todos os males) Salmo 103:3. Deus Se apraz em perdoar.</text:p>
      <text:p text:style-name="P2"/>
      <text:p text:style-name="P2">Mc 2:14-17 Mateus (Levi) era um Judeu e coletor de impostos para os Romanos. Os Judeus odiavam ter que admitir que havia uma nação Gentia dominando sobre eles, o povo de Deus. Mas eles detestavam um Judeu que trabalhasse para os Romanos. Os escribas e Fariseus levantam a questão quanto a como podia ser possível que um mestre justo se sentasse e comesse com homens impuros e pecadores. A graça é o oposto da lei, com toda a sua dureza.</text:p>
      <text:p text:style-name="P2"/>
      <text:p text:style-name="P2">Mc 2:15 Eles comem, e seguem a Jesus!</text:p>
      <text:p text:style-name="P2"/>
      <text:p text:style-name="P2">Mc 2:18-22 Jesus é o Noivo. Ele estava presente, portanto Seus seguidores não jejuariam. Mas mais tarde eles iriam jejuar, pois o gozo de Sua presença seria transformado na tristeza da Sua ausência. O outro motivo é este: era impossível misturar dois sistemas - Cristianismo e Judaísmo. O vinho novo (o poder verdadeiro e espiritual do Cristianismo) não poderia ser colocado nas velhas garrafas (as velhas instituições e cerimônias do Judaísmo). Se o fizessem, isso iria destruir as garrafas. É triste ter que dizer que hoje o Cristianismo adotou muitas das cerimônias do Antigo Testamento - rituais - música - ministros - altares - adaptando-se assim para agradar a velha natureza que há em nós.</text:p>
      <text:p text:style-name="P2"/>
      <text:p text:style-name="P2">Mc 2:23-28 O Sábado, o último dia da semana, era um sinal do descanso de Deus na primeira criação. Era também um sinal do concerto (acordo) que Ele havia feito com Israel. Por causa do pecado, o homem nunca compartilhou deste descanso com Deus. Deus tentou outra vez, e deu ao homem uma aliança - a lei - mas imediatamente eles a quebraram, ao construir o bezerro de ouro. Então, finalmente, crucificaram o Filho de Deus. O único Homem com quem Deus poderia ter comunhão - o Filho do Seu amor - o Senhor do Sábado. Da parte do homem, tudo estava rompido e acabado. Davi é usado aqui como uma figura do mesmo aspecto. O Sábado, o sinal do primeiro concerto, estava rompido e acaba por desaparecer. O Cristianismo é fundado sobre uma nova obra - a cruz de Cristo. Ele ficou morto durante o Sábado e ressuscitou no primeiro dia da semana - o Dia do Senhor - Domingo. Assim a ressurreição é o princípio da nova criação.</text:p>
      <text:p text:style-name="P2"/>
      <text:h text:style-name="Heading_20_2" text:outline-level="2">#793</text:h>
      <text:p text:style-name="P2"/>
      <text:p text:style-name="P2">Deus não nos conforta para nos tornar confortáveis, mas para nos tornar confortadores. (2 Co 1:4)</text:p>
      <text:p text:style-name="P2"/>
      <text:p text:style-name="P2">MARCOS 3</text:p>
      <text:p text:style-name="P2"/>
      <text:p text:style-name="P2"><text:soft-page-break/>Mc 3:1-6 Deus encontra o Seu verdadeiro descanso ao demonstrar o Seu amor a um mundo de maldade. Graciosamente o Senhor Jesus cura o pobre homem. Os Fariseus não viam nada de errado em fazer o mal, desde que a tradição fosse mantida. Eles odiavam os Herodianos. Aqui os vemos juntamente discutindo a destruição de Jesus, dAquele que era o Provedor de todo o bem!</text:p>
      <text:p text:style-name="P2"/>
      <text:p text:style-name="P2">Mc 3:7-12 O Senhor retira-Se da presença e contato com os líderes Judeus, mas continua Suas curas e Seu trabalho de graça e amor.</text:p>
      <text:p text:style-name="P2"/>
      <text:p text:style-name="P2">Mc 3:13-21 Ele se afasta ainda mais indo para o monte, e ali chama aqueles que escolheu para serem Seus apóstolos. Para que "estivessem com Ele". Só Marcos diz isto.</text:p>
      <text:p text:style-name="P2"/>
      <text:p text:style-name="P2">Mc 3:21-30 Seus amigos pensavam que Ele estivesse fora de Si; os líderes creditam Suas maravilhosas obras ao poder de Satanás! O Senhor mostra como isto seria impossível.</text:p>
      <text:p text:style-name="P2"/>
      <text:p text:style-name="P2">Mc 3:31-35 Por causa do ocorrido acima, Jesus renuncia a todo o relacionamento com Seu povo. Ele está agora formando novas ligações com as almas.</text:p>
      <text:p text:style-name="P2"/>
      <text:h text:style-name="Heading_20_2" text:outline-level="2">#794</text:h>
      <text:p text:style-name="P2"/>
      <text:p text:style-name="P2">A alma humana nunca fica tão forte quanto quando ousa perdoar uma injúria.</text:p>
      <text:p text:style-name="P2"/>
      <text:p text:style-name="P2">MARCOS 4, Vers. 1-25</text:p>
      <text:p text:style-name="P2"/>
      <text:p text:style-name="P2">Mc 4:1-20 O Senhor tinha vindo para colher o fruto de Sua vinha (Israel) mas não encontrou nenhum. Assim Ele se torna o Semeador da semente (a Palavra de Deus). A Palavra é recebida de diferentes modos. A profundidade com que ela penetra no coração é o que faz a diferença. Será que a Palavra de Deus afeta nosso coração e nossa vida? O diabo quer tirar-nos a Palavra. Se a consciência não for tocada, a Palavra pode trazer gozo no início, mas não é duradouro. Quando a consciência é despertada, então não há gozo no início. Mas quando a semente faz seu trabalho, então a luz entra e a confiança em Deus se desenvolve, trazendo o gozo.</text:p>
      <text:p text:style-name="P2"/>
      <text:p text:style-name="P2">Mc 4:21-25 Um aviso sério. Deixemos que as coisas que ouvimos da Palavra tomem conta de nós. "Atendei ao que irdes ouvir". A maioria de nossos problemas decorrem de não fazermos isto.</text:p>
      <text:p text:style-name="P2"/>
      <text:h text:style-name="Heading_20_2" text:outline-level="2">#795</text:h>
      <text:p text:style-name="P2"/>
      <text:p text:style-name="P2">Deus nos formou; o pecado nos deformou; Cristo nos transforma.</text:p>
      <text:p text:style-name="P2"/>
      <text:p text:style-name="P2">MARCOS 4, Vers. 26-41</text:p>
      <text:p text:style-name="P2"/>
      <text:p text:style-name="P2">Mc 4:26-29 Interessante e instrutivo. O Senhor veio ao mundo, trabalhou, semeou a semente. No final Ele voltará para mais trabalho, por ocasião da colheita. Mas no intervalo destas vindas Ele "dorme" (ele está longe, no céu), fica fora da vista, sentado à destra de Deus. Ele permite que o evangelho cresça, aparentemente sem se <text:soft-page-break/>importar muito com isso até que chegue a colheita. Mas Ele trabalha em oculto. Não nos enganemos pensando que Ele não esteja vendo tudo!</text:p>
      <text:p text:style-name="P2"/>
      <text:p text:style-name="P2">Mc 4:30-32 A semente é pequena quando plantada. O Cristianismo, no início, era muito limitado... só em Israel. Mas agora se espalhou por todo o mundo.</text:p>
      <text:p text:style-name="P2"/>
      <text:p text:style-name="P2">Mc 4:35-41 Uma parábola com grande significado para nós. O Senhor estava indo embora, e poderia parecer que Ele ficaria separado deles e de nós. O Senhor entra em um barco para cruzar o mar, e adormece. Vem uma tempestade, os discípulos ficam com medo e O acordam. Ele Se levanta, fala, acalma a tempestade, e então tem uma palavra para eles e para nós. Será que achamos que o barco que levava o Filho de Deus poderia ter afundado com todos a bordo? Em todas as dificuldades e perigos da vida Cristã, durante toda a jornada, estamos conscientes de que estamos no mesmo barco com Jesus, se estivermos fazendo a Sua vontade. Pode parecer que Ele esteja dormindo. Mas a Sua segurança é a nossa segurança. Acaso Ele falharia em fazer no futuro o que promete no versículo 35?</text:p>
      <text:p text:style-name="P2"/>
      <text:h text:style-name="Heading_20_2" text:outline-level="2">#796</text:h>
      <text:p text:style-name="P2"/>
      <text:p text:style-name="P2">Onde você estaria se a sua condição física e financeira fossem repentinamente ajustadas para ficarem equivalentes à sua condição espiritual?</text:p>
      <text:p text:style-name="P2"/>
      <text:p text:style-name="P2">MARCOS 5</text:p>
      <text:p text:style-name="P2"/>
      <text:p text:style-name="P2">Mc 5:1-21 Ontem, o Seu poder sobre a natureza e tempestades, hoje sobre demônios. Uma figura do mundo sendo influenciado por Satanás, e preferindo Satanás a Deus. O grande poder de Deus é capaz de afugentar o poder de Satanás, mas Satanás persuade as pessoas a afugentarem a Deus na Pessoa de Jesus. O poder de Deus é mais terrível para o homem do que o poder de Satanás. Os porcos são provavelmente uma figura do fim de Israel sob a influência de Satanás durante a tribulação. O homem que é curado está quieto e deseja estar com Jesus. Possivelmente uma figura do remanescente de Israel que será curado no futuro durante o período da tribulação.</text:p>
      <text:p text:style-name="P2"/>
      <text:p text:style-name="P2">Mc 5:22-43 Outra figura do relacionamento de Deus com Israel. Jesus veio curar Israel, mas Israel estava na verdade morto (falando espiritualmente). Quando Jesus chegou, foi necessário ressuscitar a Israel de entre os mortos, o que é representado pela jovem. Ele veio fazer isso na primeira vez, mas irá consumar isso no milênio.</text:p>
      <text:p text:style-name="P2"/>
      <text:p text:style-name="P2">Mc 5:25-34 Mas antes da cura final da menina (Israel) surge uma mulher com profunda necessidade e com uma fé individual e é completamente curada. Sinceridade é algo bom, mas não é suficiente. É preciso fé. A fé é sempre correspondida. Ele pode nos fazer esperar, mas não nos decepcionará.</text:p>
      <text:p text:style-name="P2"/>
      <text:p text:style-name="P2">Mc 5:35-43 A menina parece estar morta. Jesus a ressuscita. Assim será nos últimos dias, Israel será restaurado! Mas será a voz do Senhor que fará isso.</text:p>
      <text:p text:style-name="P2"/>
      <text:h text:style-name="Heading_20_2" text:outline-level="2"><text:soft-page-break/>#797</text:h>
      <text:p text:style-name="P2"/>
      <text:p text:style-name="P2">O ontem de Cristo foi o cumprimento da redenção. Seu amanhã é receber Sua Igreja para Si mesmo na glória. Mas Ele é um Cristo vivo para o hoje.</text:p>
      <text:p text:style-name="P2"/>
      <text:p text:style-name="P2">MARCOS 6, Vers. 1-29</text:p>
      <text:p text:style-name="P2"/>
      <text:p text:style-name="P2">Mc 6:1-6 Jesus deixa Jerusalém e vai para o Norte, para o lugar onde tinha passado a maior parte de sua vida humana. Ele prega em suas sinagogas, mas as pessoas não podem compreender como uma pessoa que era um carpinteiro podia falar com tal sabedoria e fazer milagres como aqueles. Eles não podiam ver uma relação entre a grandeza com a humanidade. Eles não sabiam que Deus Todo-poderoso tinha Se tornado um Homem, e que Ele estava lhes falando! Mas devemos nos lembrar de que aquilo que Deus é, é muito mais mostrado na humildade deste Homem do que se Ele tivesse vindo como um rei poderoso e glorioso! Apenas o fato de ser um carpinteiro foi suficiente para fazer o povo rejeitá-Lo.</text:p>
      <text:p text:style-name="P2"/>
      <text:p text:style-name="P2">Mc 6:5 nos fala do resultado da incredulidade!</text:p>
      <text:p text:style-name="P2"/>
      <text:p text:style-name="P2">Mc 6:7-13 O Senhor envia Seus doze apóstolos. Temos uma prova de Seu poder de forma mais marcante do que os Seus próprios milagres, e isto pelo fato de Ele dar a outros o poder de fazer milagres. Só Deus poderia fazer isso.</text:p>
      <text:p text:style-name="P2"/>
      <text:p text:style-name="P2">Mc 6:11 Que juízo esse, pronunciado por Alguém que tinha o poder para executá-lo!</text:p>
      <text:p text:style-name="P2"/>
      <text:p text:style-name="P2">Mc 6:14-29 Quando o Rei Herodes ouviu das obras de Jesus, sua consciência o incomodou, e ele imediatamente lembrou-se do que havia feito ao João Batista. Os detalhes daquela horrível festa são narrados. Herodes se orgulhava de seu poder, mas isso só provava sua fraqueza e sua maldade.</text:p>
      <text:p text:style-name="P2"/>
      <text:h text:style-name="Heading_20_2" text:outline-level="2">#798</text:h>
      <text:p text:style-name="P2"/>
      <text:p text:style-name="P2">Ou sua vida derrama luz, ou produz uma sombra.</text:p>
      <text:p text:style-name="P2"/>
      <text:p text:style-name="P2">MARCOS 6, Vers. 30-46</text:p>
      <text:p text:style-name="P2"/>
      <text:p text:style-name="P2">Mc 6:30-32 Os discípulos voltam e contam a Jesus tudo o que haviam falado e ensinado. Ele gentilmente os leva a um lugar tranqüilo para descansar. A carne havia se entusiasmado, e isto é perigoso para um crente. Principalmente quando se é bem sucedido. Precisamos ficar a sós com Jesus.</text:p>
      <text:p text:style-name="P2"/>
      <text:p text:style-name="P2">Mc 6:33-44 Os discípulos estão contentes com o descanso, mas descontentes com as multidões que vêm estragá-lo. Jesus, em sua amável compreensão, os ensina e alimenta. Leia o Salmo 145:16. Isto se cumprirá completamente no milênio, mas Jesus era um Homem aqui na Terra que podia fazer isso agora.</text:p>
      <text:p text:style-name="P2"/>
      <text:p text:style-name="P2">Mc 6:37 O Senhor não diz, "vou lhes dar de comer", mas "dai-lhes vós de comer". O Senhor quer que nós usemos Seu poder para trazer bênção para outros.</text:p>
      <text:p text:style-name="P2"><text:soft-page-break/></text:p>
      <text:p text:style-name="P2">Mc 6:45-46 A história de Jesus no presente e no futuro. Agora estamos no barco a caminho do outro lado. Ele está separado de nós porque este mundo O rejeitou. Mas o versículo 55 penetra no milênio, quando Ele será recebido com gozo, e bênção fluirá ricamente dEle.</text:p>
      <text:p text:style-name="P2"/>
      <text:h text:style-name="Heading_20_2" text:outline-level="2">#799</text:h>
      <text:p text:style-name="P2"/>
      <text:p text:style-name="P2">Os caminhos de Deus estão atrás dos bastidores; mas Ele move todos os cenários atrás dos quais Ele está. Precisamos aprender isto, e deixá-Lo trabalhar, e não nos preocuparmos muito com os complexos movimentos dos homens: eles irão cumprir os movimentos de Deus. O restante perecerá e desaparecerá. Devemos tão somente cumprir tranquilamente a Sua vontade.</text:p>
      <text:p text:style-name="P2"/>
      <text:p text:style-name="P2">MARCOS 7</text:p>
      <text:p text:style-name="P2"/>
      <text:p text:style-name="P2">Mc 7:1-23 Dois pontos importantes para aprendermos aqui. A hipocrisia religiosa dos Fariseus é exposta e julgada por Jesus. Todas aquelas lavagens eram desprezadas por Deus. Em segundo lugar, o Senhor mostra que o que sai da boca do homem, e não o que entra, é o que o contamina, pois vem de seu coração. As pessoas podem ser religiosas sem serem santas. Eles lavavam suas mãos, mas não seus corações. Os crentes podem falhar, e o fazem com freqüência, mas a alma que descansa na graça de Deus procura a aprovação de Deus somente.</text:p>
      <text:p text:style-name="P2"/>
      <text:p text:style-name="P2">Mc 7:24-30 Ele sobe ao norte e mostra a maravilhosa graça de Deus a uma pobre mulher Gentia, que estava fora de Israel. Suas humildes observações mostram que ela sabia nada merecer. Deus, em Sua graça, trouxe bênção a ela. Em todas as situações, a única condição de qualquer um receber bênção.</text:p>
      <text:p text:style-name="P2"/>
      <text:p text:style-name="P2">Mc 7:31-37 A condição desse pobre homem representa o estado de Seu amado povo... eles estava surdos à voz do bom Pastor, e suas línguas estavam atadas para que não pudessem louvar a Deus. Israel não podia falar ou ouvir! O Senhor suspira, os ouvidos são abertos, e a língua é solta.</text:p>
      <text:p text:style-name="P2"/>
      <text:p text:style-name="P2">Mc 7:37 "Tudo (Ele) faz bem". Você vê isto acontecer muitas vezes por dia?</text:p>
      <text:p text:style-name="P2"/>
      <text:h text:style-name="Heading_20_2" text:outline-level="2">#800</text:h>
      <text:p text:style-name="P2"/>
      <text:p text:style-name="P2">No serviço de Deus nossa maior habilidade é nossa disponibilidade.</text:p>
      <text:p text:style-name="P2"/>
      <text:p text:style-name="P2">MARCOS 8, Vers. 1-21</text:p>
      <text:p text:style-name="P2"/>
      <text:p text:style-name="P2">Mc 8:1-9 Eles têm sete pães. O número "7" é o número completo. Sete cestos são cheios com o alimento que sobrou. O número de pessoas alimentadas foi 4.000. O número "4" é o que nos fala de "universal" - indo nas quatro direções - Norte, Leste, Oeste e Sul. A graça de Deus e o amor e provisão vão por todo o mundo. Outra maneira em que isto pode ser aplicado. Três representa o céu - a Trindade, Deus Pai, Filho e Espírito Santo. Quatro representa a Terra - como já foi mencionado. Sete é plenitude, quando o céu e a Terra estiverem em harmonia, e Cristo for o centro de tudo - Ef 1:10.</text:p>
      <text:p text:style-name="P2"><text:soft-page-break/></text:p>
      <text:p text:style-name="P2">Mc 8:10-13 Israel O tinha rejeitado, todavia eles persistem em pedir um sinal. De nada adiantava dar uma prova a corações que haviam decidido não crer. A prova havia terminado. Por isso ele geme de tristeza em Seu espírito.</text:p>
      <text:p text:style-name="P2"/>
      <text:p text:style-name="P2">Mc 8:14-21 Os próprios discípulos estavam completamente cegos, não de vontade própria, mas de fato. Por isso aqui, o Senhor os instrui. Eles tinham fé, mas faltava-lhes entendimento.</text:p>
      <text:p text:style-name="P2"/>
      <text:p text:style-name="P2">Mc 8:15 Fariseus = hipocrisia; Herodes = mundanismo.</text:p>
      <text:p text:style-name="P2"/>
      <text:h text:style-name="Heading_20_2" text:outline-level="2">#801</text:h>
      <text:p text:style-name="P2"/>
      <text:p text:style-name="P2">Aqueles que conseguem enxergar a mão de Deus em tudo são os que mais deixam tudo nas mãos de Deus.</text:p>
      <text:p text:style-name="P2"/>
      <text:p text:style-name="P2">MARCOS 8, Vers. 22-38</text:p>
      <text:p text:style-name="P2"/>
      <text:p text:style-name="P2">Mc 8:22-26 É provável que a experiência do homem cego era semelhante à dos discípulos... só enxergavam parcialmente. O Senhor continua, até que o cego veja claramente. Quando o Espírito Santo desceu, então os discípulos puderam enxergar claramente.</text:p>
      <text:p text:style-name="P2"/>
      <text:p text:style-name="P2">Mc 8:27-33 O Senhor faz uma pergunta vital. Baseado na resposta de Pedro, pede-lhes que não falem nada sobre Ele. Por que? Porque Ele havia sido completamente rejeitado. Assim Ele leva os pensamentos deles para a cruz. Mas repare que Ele não diz que o Cristo deveria sofrer, mas o "Filho do Homem". Este é o Seu título de rejeição, e também aquele pelo qual Ele será conhecido quando voltar em poder e glória - Mateus 26:46. Pedro não entendia que a cruz era o caminho para a glória.</text:p>
      <text:p text:style-name="P2"/>
      <text:p text:style-name="P2">Mc 8:33 O Senhor sabia o que aquilo que Pedro tinha acabado de dizer não havia sido entendido pelos outros discípulos, por isso Ele fala energicamente com Pedro.</text:p>
      <text:p text:style-name="P2"/>
      <text:p text:style-name="P2">Mc 8:34-38 Seguir o Senhor aqui não é um caminho fácil. Implica assumir um lugar humilde, suportando tristeza e solidão. Mas o final dessa estrada é a glória.</text:p>
      <text:p text:style-name="P2"/>
      <text:h text:style-name="Heading_20_2" text:outline-level="2">#802</text:h>
      <text:p text:style-name="P2"/>
      <text:p text:style-name="P2">No momento em que paramos de aprender, começamos a esquecer.</text:p>
      <text:p text:style-name="P2"/>
      <text:p text:style-name="P2">MARCOS 9, Vers. 1-32</text:p>
      <text:p text:style-name="P2"/>
      <text:p text:style-name="P2">Mc 9:1-10 O Senhor sempre liga o sofrimento à glória. Ele esteve falando de sofrimento, por isso agora irá mostrar a glória a alguns deles. Leia as próprias palavras de Pedro em sua epístola, 2 Pedro 1:16-18, onde ele fala desta experiência. Que privilégio para o inconstante Pedro ser uma testemunha da glória do Senhor. Logo será o nosso privilégio também! E para sempre!</text:p>
      <text:p text:style-name="P2"/>
      <text:p text:style-name="P2">Mc 9:5 O sempre impetuoso Pedro quer colocar Cristo, Moisés e Elias no mesmo nível. Mas Moisés e Elias desaparecem e só Jesus é visto.</text:p>
      <text:p text:style-name="P2"><text:soft-page-break/></text:p>
      <text:p text:style-name="P2">Mc 9:9-10 Embora esta experiência estivesse bem adequada ao fortalecimento da fé e ao aumento do discernimento dos discípulos, eles não deveriam falar sobre ela até a ressurreição de Cristo.</text:p>
      <text:p text:style-name="P2"/>
      <text:p text:style-name="P2">Mc 9:11-13 Precisamos dar ouvidos a Deus. Então entenderemos claramente.</text:p>
      <text:p text:style-name="P2"/>
      <text:p text:style-name="P2">Mc 9:14-29 Outro exemplo da paciência do Senhor. Repare que o pobre pai não desiste por causa do fracasso dos discípulos. "Trazei-mo", deve ter soado como doce música para o pai. O que faltava? Poder? Não. Oração e jejum.</text:p>
      <text:p text:style-name="P2"/>
      <text:h text:style-name="Heading_20_2" text:outline-level="2">#803</text:h>
      <text:p text:style-name="P2"/>
      <text:p text:style-name="P2">Nunca deixe que as coisas que você não entende privem você da alegria das coisas que você entende.</text:p>
      <text:p text:style-name="P2"/>
      <text:p text:style-name="P2">MARCOS 9, Vers. 33-49</text:p>
      <text:p text:style-name="P2"/>
      <text:p text:style-name="P2">Mc 9:33-37 Enquanto Jesus lhes recorda insistentemente acerca da cruz futura que iria enfrentar, eles ficam discutindo quem seria o maior! Não é de admirar que lhes faltasse poder. (O pecado que é permitido em nossa vida é a única coisa que nos enfraquece.)</text:p>
      <text:p text:style-name="P2"/>
      <text:p text:style-name="P2">Mc 9:38-40 A razão de sua discussão está nas palavras - "o qual não nos segue".</text:p>
      <text:p text:style-name="P2"/>
      <text:p text:style-name="P2">Mc 9:41-50 A Pessoa de Cristo é o fator decisivo. Um copo d'água dada em Seu nome não deixaria de ter recompensa.</text:p>
      <text:p text:style-name="P2"/>
      <text:p text:style-name="P2">Mc 9:43-48 Uma eternidade de bênção com Cristo é melhor do que continuar com uma mão direita, um pé ou olho, e achar-se no tormento eterno. O fogo é uma figura, nas Escrituras, do poder perscrutador do juízo divino.</text:p>
      <text:p text:style-name="P2"/>
      <text:p text:style-name="P2">Mc 9:48-49 O sal representa o poder do Espírito Santo para nos guardar de tudo o que é impuro.</text:p>
      <text:p text:style-name="P2"/>
      <text:h text:style-name="Heading_20_2" text:outline-level="2">#804</text:h>
      <text:p text:style-name="P2"/>
      <text:p text:style-name="P2">Posso suportar tanto o amargo quanto o doce, sabendo que o cálice é preparado por Aquele que me ama demais para colocar qualquer ingrediente que não seja necessário.</text:p>
      <text:p text:style-name="P2"/>
      <text:p text:style-name="P2">Marcos 10, Vers. 1-27</text:p>
      <text:p text:style-name="P2"/>
      <text:p text:style-name="P2">Mc 10:2-12 Deus criou o homem em inocência. Mas com a entrada do pecado por intermédio do homem, as relações desta vida foram arruinadas. Os Fariseus fazem uma pergunta sobre a condição do casado. Deus nos leva para aquilo que Ele havia instituído no princípio. Foi por fazermos nossa vontade que houve dissolução no casamento.</text:p>
      <text:p text:style-name="P2"/>
      <text:p text:style-name="P2">Mc 10:13-16 Crianças (nas Escrituras) são uma figura do que os crentes deveriam ser... dependentes e confiantes.</text:p>
      <text:p text:style-name="P2"/>
      <text:p text:style-name="P2"><text:soft-page-break/>Mc 10:17-27 Deus criou a bela natureza ao nosso redor, apesar de espinhos e cardos serem encontrados nela. Descobrimos que aquilo que às vezes é belo no caráter de uma pessoa, pode ser encontrado até em um animal. Mas será que no homem, como tal, pode existir alguma coisa de boa? Paulo responde em Romanos 7:18. Isto é visto claramente na rejeição de Cristo. O jovem possui muitas boas qualidades em seu caráter. O Senhor diz que não existe nada de bom em uma pessoa (Romanos 3:10). O homem estava olhando para o Senhor como um Mestre. O Senhor é Deus, embora Ele escondesse Sua divindade na forma humana. O homem não sabia Quem o Senhor era. Ele, como o mundo de hoje, estava procurando por seus próprios interesses e prazeres; e na verdade não tinha, de maneira nenhuma, um coração para Deus.</text:p>
      <text:p text:style-name="P2"/>
      <text:p text:style-name="P2">Mc 10:21 O Senhor expõe o coração humano, a verdadeira condição do jovem. O amor pelas riquezas era o que governava o seu coração. Ele se vê na presença dAquele que sonda o coração! Acaso suas riquezas o tinham guardado da tristeza? Não, elas nunca podem satisfazer; só Cristo pode.</text:p>
      <text:p text:style-name="P2"/>
      <text:h text:style-name="Heading_20_2" text:outline-level="2">#805</text:h>
      <text:p text:style-name="P2"/>
      <text:p text:style-name="P2">O lugar onde Ele colocar você como obreiro em Sua seara é uma decisão que cabe a Ele, mas se você vai ser Seu discípulo é uma decisão sua.</text:p>
      <text:p text:style-name="P2"/>
      <text:p text:style-name="P2">MARCOS 10, Vers. 28-52</text:p>
      <text:p text:style-name="P2"/>
      <text:p text:style-name="P2">Mc 10:28-31 Os discípulos estavam surpresos com o que havia sido dito ao jovem. Se um homem rico, com uma vida confortável, que havia guardado a lei, estava longe do reino de Deus, quem poderia ser salvo? No Antigo Testamento Deus havia abençoado o homem fiel. Mas com a vinda do Senhor Jesus, a verdadeira condição perdida do homem foi exposta. Todos nós precisamos compreender nossa posição de perdidos, e que precisamos ser salvos.</text:p>
      <text:p text:style-name="P2"/>
      <text:p text:style-name="P2">Mc 10:32-34 Mais uma vez Ele fala da cruz. O entendimento disto só veio mais tarde.</text:p>
      <text:p text:style-name="P2"/>
      <text:p text:style-name="P2">Mc 10:35-45 O quão pouco eles estavam aprendendo daquilo que o Senhor lhes estava ensinando, pode ser visto nesta parte. Tiago e João tinham fé de que Ele iria reinar, mas a velha natureza neles se expressa. O Senhor deixa ao Pai o direito de escolha: Sua porção é a cruz!</text:p>
      <text:p text:style-name="P2"/>
      <text:p text:style-name="P2">Mc 10:46-52 Este pobre mendigo não tem ilusões quanto à dignidade de sua condição, e recebe uma bênção. No versículo 47 temos o chamado do pecador: no versículo 49, o chamado do Salvador e o chamado do servo. O homem se levantou, veio e seguiu!</text:p>
      <text:p text:style-name="P2"/>
      <text:h text:style-name="Heading_20_2" text:outline-level="2">#806</text:h>
      <text:p text:style-name="P2"/>
      <text:p text:style-name="P2">Existe uma realidade para todo homem - Jesus Cristo.</text:p>
      <text:p text:style-name="P2"/>
      <text:p text:style-name="P2">MARCOS 11</text:p>
      <text:p text:style-name="P2"/>
      <text:p text:style-name="P2">O capítulo de ontem encerrou a história de Jesus em Seu humilde serviço a Israel.</text:p>
      <text:p text:style-name="P2"/>
      <text:p text:style-name="P2"><text:soft-page-break/>Mc 11:1-11 Hoje começamos uma nova parte. O humilde Servo entra em Jerusalém montado em um jumento e Se apresenta como um Rei. Mais uma vez Ele cumpria o que havia sido escrito centenas de anos antes no Antigo Testamento a Seu respeito. Leia Zacarias 9:9 - não é um versículo emocionante?</text:p>
      <text:p text:style-name="P2"/>
      <text:p text:style-name="P2">Mc 11:9-10 "Hosana" é como uma oração no céu para abençoar Aquele (Jesus) que vinha em nome do Senhor.</text:p>
      <text:p text:style-name="P2"/>
      <text:p text:style-name="P2">Mc 11:11 Na verdade o povo não tinha interesse nEle, por isso quando entardeceu, Ele saiu de Sua cidade de Jerusalém e recolheu-se na pequena vila de Betânia. Que triste!</text:p>
      <text:p text:style-name="P2"/>
      <text:p text:style-name="P2">Mc 11:12-14 Esta figueira é uma figura de Israel. Por Israel não dar fruto (não queria obedecer a Deus e não O queria), Israel é deixado de lado. A maldição é pronunciada sobre a árvore. Mas lembre-se sempre de que Israel ainda vai voltar em bênção. Mas isto acontecerá porque o Senhor Jesus morreu por eles.</text:p>
      <text:p text:style-name="P2"/>
      <text:p text:style-name="P2">Mc 11:15-19 Apesar de não defender a Si mesmo, Ele mostra-se bastante zeloso pela casa de Deus - o templo. Devemos nos lembrar de que após Ele ser totalmente rejeitado, o próprio Deus voltou as costas para aquele templo. Tornou-se um lugar morto - Lucas 13:34-35, Marcos 14:1-2.</text:p>
      <text:p text:style-name="P2"/>
      <text:p text:style-name="P2">Mc 11:17 Leia Ml 3:1-2.</text:p>
      <text:p text:style-name="P2"/>
      <text:p text:style-name="P2">Mc 11:27-33 Esta é a terceira vez neste capítulo que Jesus entra em Jerusalém. Desta vez, os líderes religiosos tentam pegá-Lo em Suas próprias palavras. Mas Ele os reduz ao silêncio. Ele lhes havia dito Quem Ele era, mas eles não queriam crer. Rejeitar o Senhor Jesus é fatal.</text:p>
      <text:p text:style-name="P2"/>
      <text:h text:style-name="Heading_20_2" text:outline-level="2">#807</text:h>
      <text:p text:style-name="P2"/>
      <text:p text:style-name="P2">Ninguém fez mais perguntas do que Pedro; ele não era apenas curioso, mas queria saber! É assim que crescemos.</text:p>
      <text:p text:style-name="P2"/>
      <text:p text:style-name="P2">MARCOS 12, Vers. 1-17</text:p>
      <text:p text:style-name="P2"/>
      <text:p text:style-name="P2">Uma simples história com um importante significado. "Um homem", é o Senhor. Uma vinha é a terra e o povo de Israel. "Lavradores" - os líderes de Israel. "Um servo" refere-se aos profetas do Antigo Testamento.</text:p>
      <text:p text:style-name="P2"/>
      <text:p text:style-name="P2">Mc 12:3-11 Este é Israel no Antigo Testamento.</text:p>
      <text:p text:style-name="P2"/>
      <text:p text:style-name="P2">Mc 12:6 Que bela figura do Filho amado de Deus!</text:p>
      <text:p text:style-name="P2"/>
      <text:p text:style-name="P2">Mc 12:10 Uma referência ao Senhor Jesus no futuro.</text:p>
      <text:p text:style-name="P2"/>
      <text:p text:style-name="P2">Mc 12:12 Os homens ímpios aos quais o Senhor estava contando a história, entenderam seu significado, todavia isto não mudou a atitude deles para com Ele.</text:p>
      <text:p text:style-name="P2"/>
      <text:p text:style-name="P2">Mc 12:13-17 Eles tentam pegá-Lo de outra maneira. Que resposta perfeita Ele lhes deu.</text:p>
      <text:p text:style-name="P2"/>
      <text:h text:style-name="Heading_20_2" text:outline-level="2"><text:soft-page-break/>#808 </text:h>
      <text:p text:style-name="P2"/>
      <text:p text:style-name="P2">Compaixão é amor em ação.</text:p>
      <text:p text:style-name="P2"/>
      <text:p text:style-name="P2">MARCOS 12, Vers. 18:44</text:p>
      <text:p text:style-name="P2"/>
      <text:p text:style-name="P2">Mc 12:18-27 Os Saduceus não criam na ressurreição. Assim eles tentam encurralá-Lo com esta suposição. O bendito Senhor Jesus não somente tem todas as respostas, mas Ele próprio é a resposta para todos os nossos problemas e dúvidas. Deus é um Deus vivo, e Deus dos vivos.</text:p>
      <text:p text:style-name="P2"/>
      <text:p text:style-name="P2">Mc 12:28-34 Este homem entendeu que a obediência a Deus é mais importante do que oferecer sacrifícios a Deus.</text:p>
      <text:p text:style-name="P2"/>
      <text:p text:style-name="P2">Mc 12:35-37 A resposta a esta pergunta prova que Jesus é Divino. Como Deus, Ele é Senhor de Davi. Como homem, Ele é o Filho de Davi.</text:p>
      <text:p text:style-name="P2"/>
      <text:p text:style-name="P2">Mc 12:41-44 O Senhor repara na pobre mulher. Leia 2 Samuel 24, a metade do versículo 24. Seguir o Senhor nos custará algo. Este capítulo tem nos mostrado várias classes de pessoas, e o que o Senhor pensava de cada uma delas. A mulher é devotada a um lugar. Em 14:3, há uma mulher devotada a uma Pessoa!</text:p>
      <text:p text:style-name="P2"/>
      <text:p text:style-name="P2">Mc 12:10,24 e 26 Em cada versículo há um apelo para que se examine as Escrituras.</text:p>
      <text:p text:style-name="P2"/>
      <text:h text:style-name="Heading_20_2" text:outline-level="2">#809</text:h>
      <text:p text:style-name="P2"/>
      <text:p text:style-name="P2">Materialismo não é o que você possui, mas o que possui você.</text:p>
      <text:p text:style-name="P1"><text:s/></text:p>
      <text:p text:style-name="P2">MARCOS 13, Vers. 1-13</text:p>
      <text:p text:style-name="P2"/>
      <text:p text:style-name="P2">A partir do capítulo 11 e nos seguintes vimos as mudanças decorrentes da rejeição do Senhor. No capítulo 11, vers. 11, lemos de Jesus entrando no Templo. No versículo 1 do capítulo de hoje, nós O vemos saindo do Templo. Não lemos neste evangelho de Ele voltando lá outra vez. O Senhor deixou o templo, o glorioso centro da religião Judaica. Deus tinha parado de tratar com ela. Uma nova surgirá mais tarde (vers. 35) e será Ele seu Mestre. Pense em quantas pessoas hoje, Judeus, Católicos e Protestantes, estão se agarrando aos velhos costumes e tradições. (Leia 2 Co 5:17).</text:p>
      <text:p text:style-name="P2"/>
      <text:p text:style-name="P2">Mc 13:3-4 Os discípulos Lhe perguntam sobre o que Ele havia falado no versículo 2.</text:p>
      <text:p text:style-name="P2"/>
      <text:p text:style-name="P2">Mc 13:5-final O Senhor lhes dá um magnífico esboço do que aconteceria durante o período de vida deles, indo até a ocasião de Sua volta em glória. Mas por quatro vezes Ele disse "vigiai", (fiquem atentos), e veja qual é a última palavra do capítulo.</text:p>
      <text:p text:style-name="P2"/>
      <text:p text:style-name="P2">Mc 13:5-final O principal caráter de Satanás, o Diabo, é enganar. (Desde o Jardim do Éden - 2 Co 11:3 até o final em Ap 12:9 - Satanás é, nestes versículos, como uma "serpente enganadora". (vers. 5, 6 e 22).</text:p>
      <text:p text:style-name="P2"/>
      <text:p text:style-name="P2">Mc 13:9,12,13 Mas aqui aparece como o "leão que ruge" em violência. (Os dois caracteres de Satanás).</text:p>
      <text:p text:style-name="P2"><text:soft-page-break/></text:p>
      <text:p text:style-name="P2">Mc 13:10 Isto refere-se ao "evangelho do reino" que Jesus e Seus discípulos pregaram quando Ele estava na Terra. A nação de Israel o rejeitou. Hoje temos o evangelho da graça de Deus, sendo pregado em todo o mundo. Mas este versículo fala do futuro. (Após os crentes serem arrebatados para estar com o Senhor). Então aqueles no mundo, que podem não ter ouvido o evangelho, terão uma oportunidade (veja também Mateus 24:14).</text:p>
      <text:p text:style-name="P2"/>
      <text:p text:style-name="P2">Mc 13:11 Enquanto isso eles iriam poder contar com o Espírito de Deus (Depois de Jesus ter retornado ao céu) para lhes ajudar quanto ao que dizer.</text:p>
      <text:p text:style-name="P2"/>
      <text:p text:style-name="P2">Mc 13:12-13 Quanto mais próximos eles estivessem de agradar o Senhor, mais seriam incompreendidos e odiados. Nós também... (2 Tm 3:12).</text:p>
      <text:p text:style-name="P2"/>
      <text:h text:style-name="Heading_20_2" text:outline-level="2">#810</text:h>
      <text:p text:style-name="P2"/>
      <text:p text:style-name="P2">Deus nunca permitirá que ocorra uma situação na vida de qualquer crente em que ele não possa responder biblicamente.</text:p>
      <text:p text:style-name="P2"/>
      <text:p text:style-name="P2">MARCOS 13, Vers. 14-37</text:p>
      <text:p text:style-name="P2"/>
      <text:p text:style-name="P2">Mc 13:14,17 A "grande tribulação" começa na metade dos sete anos e segue por três anos e meio.</text:p>
      <text:p text:style-name="P2"/>
      <text:p text:style-name="P2">Mc 13:18 Seu terno cuidado era tão grande que ele pensava até no clima!</text:p>
      <text:p text:style-name="P2"/>
      <text:p text:style-name="P2">Mc 13:20, 22, 27 É maravilhoso vermos que os escolhidos do Senhor, os "eleitos", serão guardados durante aqueles dias difíceis.</text:p>
      <text:p text:style-name="P2"/>
      <text:p text:style-name="P2">Mc 13:21-23 Muitos iriam dizer ser o Messias. O anticristo (o falso Messias) aparecerá na Terra logo após os crentes terem sido tirados para estar com o Senhor. </text:p>
      <text:p text:style-name="P2"/>
      <text:p text:style-name="P2">Mc 13:24-37 Estes versículos estão se referindo mais à "grande tribulação". </text:p>
      <text:p text:style-name="P2"/>
      <text:p text:style-name="P2">Mc 13:37 Mas isto certamente aplica-se a nós hoje! Vigie. Pois certamente precisamos estar muito cuidadosos para não sermos enganados por coisas que estão sendo faladas em nossos dias.</text:p>
      <text:p text:style-name="P2"/>
      <text:h text:style-name="Heading_20_2" text:outline-level="2">#811</text:h>
      <text:p text:style-name="P2"/>
      <text:p text:style-name="P2">Pai, faça-me sensível à eternidade, para que eu possa ver além desta pequena caixa em que vivo.</text:p>
      <text:p text:style-name="P2"/>
      <text:p text:style-name="P2">MARCOS 14, Vers. 1-31</text:p>
      <text:p text:style-name="P2"/>
      <text:p text:style-name="P2">Mc 14:1-2 Em dois dias a grande celebração anual da Páscoa iria acontecer. A Páscoa havia sido guardada periodicamente desde que Moisés recebeu pela primeira vez as instruções de Deus, cerca de 1.300 anos antes disto. Cada Páscoa lembrava Deus de Seu amado Filho que iria morrer. Deus faz com que levem adiante seus malévolos planos exatamente no dia em que a Páscoa era sacrificada.</text:p>
      <text:p text:style-name="P2"><text:soft-page-break/></text:p>
      <text:p text:style-name="P2">Mc 14:3-9 Alguns calcularam o custo deste perfume; o que um trabalhador poderia ganhar em um ano. Embora os discípulos pudessem estar sentindo o ódio crescente dos líderes contra Jesus, esta mulher, provavelmente Maria (João 12:1-8) sabia que aquilo iria significar morte. E seu amor por Jesus era tão forte que ela entendeu a verdadeira situação melhor que os discípulos. Algo mais - não encontramos esta Maria na sepultura de Jesus, procurando entre os mortos. Ela sabia e se recordava dEle vivo.</text:p>
      <text:p text:style-name="P2"/>
      <text:p text:style-name="P2">Mc 14:10-11 O oposto - um coração que não está puro. Embora nenhum dos discípulos pudesse ver qualquer diferença na vida de Judas, agora os segredos de seu coração são revelados.</text:p>
      <text:p text:style-name="P2"/>
      <text:p text:style-name="P2">Mc 14:12-25 Vemos agora o que havia no coração do Senhor... amor e preocupação para com Seus seguidores. Ele deve mostrar a eles como irá Se entregar por eles. Assim Ele começa algo de novo aqui... a recordação dEle por Seus seguidores durante o longo período entre Sua cruz e Seu retorno. Descansamos na obra terminada da primeira, e com gozo aguardamos o segundo. Tomar do pão e do vinho a cada Dia do Senhor é a conexão que fazemos com ambas as coisas. Na verdade, o versículo 21 é a Páscoa. Do 22 ao 25 é a recordação do Senhor de uma nova maneira. Na Páscoa eles recordavam o cordeiro, mas no pão e no vinho, eles celebravam a memória dEle!</text:p>
      <text:p text:style-name="P2"/>
      <text:h text:style-name="Heading_20_2" text:outline-level="2">#812</text:h>
      <text:p text:style-name="P2"/>
      <text:p text:style-name="P2">Nunca precisamos ter medo de nossa fraqueza. Precisamos, isto sim, ter medo de nossa força imaginária.</text:p>
      <text:p text:style-name="P2"/>
      <text:p text:style-name="P2">MARCOS 14, Vers. 32-72</text:p>
      <text:p text:style-name="P2"/>
      <text:p text:style-name="P2">Mc 14:32-42 Os três que estavam com Jesus em diversas ocasiões especiais têm agora este privilégio. Mas como acontece com freqüência quando o Senhor nos dá algo para fazer, há o fracasso. Mas nunca quando é Ele que faz a obra. Você viu a palavra "vigiai" mencionada três vezes? É melhor "vigiarmos" e "tomarmos cuidado" também, pois estamos vivendo em dias difíceis.</text:p>
      <text:p text:style-name="P2"/>
      <text:p text:style-name="P2">Mc 14:37 Leia novamente o versículo 29. Agora leia os versículos 37, 54, 68, 70 e 71. Pedro pensava que conhecia a si mesmo.</text:p>
      <text:p text:style-name="P2"/>
      <text:p text:style-name="P2">Mc 14:50 Completamente abandonado! Que solidão para Ele!</text:p>
      <text:p text:style-name="P2"/>
      <text:p text:style-name="P2">Mc 14:55-72 Enquanto você lê estes versículos, abra em Isaías 53:7 e irá entender com que perfeição esta última passagem se cumpriu. Pedro nega o Senhor nos versículos 67, 68 e 71.</text:p>
      <text:p text:style-name="P2"/>
      <text:h text:style-name="Heading_20_2" text:outline-level="2">#813</text:h>
      <text:p text:style-name="P2"/>
      <text:p text:style-name="P2">Você mostra sua força por aquilo em que toma uma posição - sua fraqueza por aquilo que o faz cair dessa posição.</text:p>
      <text:p text:style-name="P2"/>
      <text:p text:style-name="P2">MARCOS 15</text:p>
      <text:p text:style-name="P2"/>
      <text:p text:style-name="P2"><text:soft-page-break/>Mc 15:1-15 Hoje lemos de Jesus ficando diante de Pilatos, e ontem nos versículos 53 ao 72 havíamos lido de Jesus diante do Sumo Sacerdote. Em ambos os casos Ele é condenado pelo que havia dito de Si mesmo. Quem é Jesus, é a questão mais importante de toda a sua vida. Se Ele não fosse Deus, então não há nem céu nem inferno, não há eternidade, a Bíblia não é verdade. Mas Ele é Deus, portanto todas estas coisas são reais e verdadeiras. Tudo depende disto.</text:p>
      <text:p text:style-name="P2"/>
      <text:p text:style-name="P2">Mc 15:21-47 Sua crucificação, morte e sepultamento.</text:p>
      <text:p text:style-name="P2"/>
      <text:p text:style-name="P2">Mc 15:32 Os principais sacerdotes diziam que se vissem Cristo descendo da cruz creriam nEle. Mas leia 16:11 e Lucas 16:31; João 20:29. Cremos com nosso coração - Romanos 10:10.</text:p>
      <text:p text:style-name="P2"/>
      <text:p text:style-name="P2">Mc 15:33-34 Paramos aqui. Não podemos seguir Jesus nas trevas. Isto era só com Ele. Nestas três horas, Ele levou o castigo pelos pecados de todos os que crêem nEle. Aqui Ele foi castigado por Deus por causa do pecado. O que Ele tinha sofrido dos homens nas primeiras três horas na cruz foi pela justiça. Podemos talvez compartilhar as primeiras três horas, mas nunca as últimas três.</text:p>
      <text:p text:style-name="P2"/>
      <text:p text:style-name="P2">Mc 15:34 As únicas palavras faladas na cruz que foram registradas por Marcos.</text:p>
      <text:p text:style-name="P2"/>
      <text:h text:style-name="Heading_20_2" text:outline-level="2">#814</text:h>
      <text:p text:style-name="P2"/>
      <text:p text:style-name="P2">O amor a Cristo é produzido na mesma proporção que conheço o Seu amor por mim.</text:p>
      <text:p text:style-name="P2"/>
      <text:p text:style-name="P2">MARCOS 16</text:p>
      <text:p text:style-name="P2"/>
      <text:p text:style-name="P2">A história de sua ressurreição é bem curta em Marcos. O tremendo poder de Deus havia levantado o Senhor Jesus de entre os mortos. As mulheres creram em Sua pessoa - que Ele era o Filho de Deus, mas a ressurreição estava um pouco além de sua fé. Mas as mulheres certamente tinham mais fé que os homens! Nunca lemos de alguma mulher no Novo Testamento que jamais tenha falado uma palavra contra o Senhor!</text:p>
      <text:p text:style-name="P2"/>
      <text:p text:style-name="P2">Mc 16:9-10 Maria Madalena foi a primeira a ver o Senhor pois ela era a mais devotada a Ele naquele momento.</text:p>
      <text:p text:style-name="P2"/>
      <text:p text:style-name="P2">Mc 16:14 Mesmo após Ele ter ressuscitado de entre os mortos, alguns dos discípulos não creram. E assim Ele precisou falar energicamente com eles.</text:p>
      <text:p text:style-name="P2"/>
      <text:p text:style-name="P2">Mc 16:19 Finalmente o Senhor é recebido no céu para sentar-Se à destra de Deus.</text:p>
      <text:p text:style-name="P2"/>
      <text:p text:style-name="P2">Mc 16:20 Não havia desculpas para não crer. Eles tinham provas abundantes, pois nos é falado dos "sinais que seguiriam". O Senhor deu provas da verdade de Sua palavra pelos sinais e milagres que foram feitos.</text:p>
      <text:p text:style-name="P2"/>
      <text:h text:style-name="Heading_20_2" text:outline-level="2">#815</text:h>
      <text:p text:style-name="P2"/>
      <text:p text:style-name="P2"><text:soft-page-break/>A única medida real e prática de meu apreço pela bondade e misericórdia de Deus para comigo está na medida em que eu, por minha vez, estou preparado para demonstrar bondade e misericórdia para com outros.</text:p>
      <text:p text:style-name="P2"/>
      <text:p text:style-name="P2">JONAS 1</text:p>
      <text:p text:style-name="P2"/>
      <text:p text:style-name="P2">Hoje iniciamos um livro dos mais interessantes. Todos neste livros brilham, exceto Jonas! Amamos esta história desde pequenos por ser ela tão fácil de entender... um peixe que engole um homem... depois nada até a praia e cospe o homem! São e salvo.</text:p>
      <text:p text:style-name="P2"/>
      <text:p text:style-name="P2">Mas quando ficamos mais velhos, olhamos para a história e aprendemos que ela é tão imensa em seu significado que podemos enxergar Cristo indo até a morte e voltando à vida. O próprio Jonas foi o primeiro profeta Hebreu enviado aos Gentios com uma mensagem. E, indo mais além, Jonas é uma figura da nação Judaica, completa e desesperadamente perdida, enquanto Nínive é uma figura de todo o mundo escutando a mensagem de Deus através de um Judeu!</text:p>
      <text:p text:style-name="P2"/>
      <text:p text:style-name="P2">Jn 1:1-3 Ele é instruído pelo Senhor a ir à grande cidade Gentia de Nínive, e dizer ao povo que Deus viu toda a sua maldade, e que a cidade seria destruída em 40 dias.</text:p>
      <text:p text:style-name="P2"/>
      <text:p text:style-name="P2">Jn 1:4-17 Mas Jonas foge do Senhor. Você já fez o mesmo? Você já sentiu necessidade de falar a alguém sobre sua alma e acabou não falando? Será que Deus deixou Jonas fazer o que queria? Sim. Ele deixou que Jonas fosse até o fim, permitindo até que os homens o jogassem no mar.</text:p>
      <text:p text:style-name="P2"/>
      <text:p text:style-name="P2">Jn 1:15 Só existe uma maneira da salvação vir a uma pessoa... por meio da morte (Romanos 3:25).</text:p>
      <text:p text:style-name="P2"/>
      <text:p text:style-name="P2">Jn 1:17 Mas! Que bondade do Senhor!</text:p>
      <text:p text:style-name="P2"/>
      <text:p text:style-name="P2">A oração é mencionada em todos os capítulos - 1:14, 2:1, 3:8, 4:2.</text:p>
      <text:p text:style-name="P2"/>
      <text:h text:style-name="Heading_20_2" text:outline-level="2">#816</text:h>
      <text:p text:style-name="P2"/>
      <text:p text:style-name="P2">O Senhor opera onde há simplicidade e devoção.</text:p>
      <text:p text:style-name="P2"/>
      <text:p text:style-name="P2">JONAS 2</text:p>
      <text:p text:style-name="P2"/>
      <text:p text:style-name="P2">Jn 2:1 Repare o quanto demorou até Jonas começar a orar. Deus com freqüência nos deixa seguir um longo caminho na direção de fazermos o que queremos. Mas quando chegamos ao fim, descobrimos que as coisas não estão funcionando como esperávamos! Então nos lembramos dEle e começamos a orar. No vers. 1, Jonas ora para viver. No 4:8 ele ora para morrer!</text:p>
      <text:p text:style-name="P2"/>
      <text:p text:style-name="P2">Jn 2:2-9 Veja quantos Salmos diferentes você pode identificar pelas citações de Jonas.</text:p>
      <text:p text:style-name="P2"/>
      <text:p text:style-name="P2">Jn 2:10 Que bondade do Senhor!</text:p>
      <text:p text:style-name="P2"/>
      <text:h text:style-name="Heading_20_2" text:outline-level="2"><text:soft-page-break/>#817</text:h>
      <text:p text:style-name="P2"/>
      <text:p text:style-name="P2">Comunhão = consciência de um interesse comum.</text:p>
      <text:p text:style-name="P2"/>
      <text:p text:style-name="P2">JONAS 3</text:p>
      <text:p text:style-name="P2"/>
      <text:p text:style-name="P2">Jn 3:1-4 Pela segunda vez, o Senhor manda Jonas ir e entregar a mensagem a Nínive. Desta vez ele vai.</text:p>
      <text:p text:style-name="P2"/>
      <text:p text:style-name="P2">Jn 3:5-9 O povo escuta a mensagem de aviso de Jonas. Com certeza, deve ter sido um estranho sermão. Só oito palavras. Repare que não diz que as pessoas tenham acreditado em Jonas. É importante lembrar isto quando falamos do Senhor Jesus Cristo àqueles que não são salvos. É a mensagem de Deus. Que bondade do Senhor!</text:p>
      <text:p text:style-name="P2"/>
      <text:p text:style-name="P2">Jn 3:8 Ao povo de Nínive foi dito que fizessem duas coisas... (1) Orassem a Deus e (2) se desviassem de suas maldades. Ambas as coisas são necessárias em nossa vida.</text:p>
      <text:p text:style-name="P2"/>
      <text:h text:style-name="Heading_20_2" text:outline-level="2">#818</text:h>
      <text:p text:style-name="P2"/>
      <text:p text:style-name="P2">Preciso aprender a aprender.</text:p>
      <text:p text:style-name="P2"/>
      <text:p text:style-name="P2">JONAS 4</text:p>
      <text:p text:style-name="P2"/>
      <text:p text:style-name="P2">Jn 4:1 Por que você acha que Jonas estava bravo?</text:p>
      <text:p text:style-name="P2"/>
      <text:p text:style-name="P2">Jn 4:2-4 Porque ele pensava em si mesmo, antes de pensar nos outros e no Senhor. Ele diz porque fugiu, pois sabia que o Senhor era gracioso, e que Ele não executaria a ameaça de destruição! Jonas preferia ver todos os de Nínive mortos do que suas palavras não serem cumpridas!</text:p>
      <text:p text:style-name="P2"/>
      <text:p text:style-name="P2">Jn 4:5-7 No vers. 6 diz que o SENHOR Deus enviou uma bênção, mas no vers. 7 diz que DEUS enviou o verme destrutivo. Sua graça dá a primeira coisa, Sua justiça a segunda.</text:p>
      <text:p text:style-name="P2"/>
      <text:p text:style-name="P2">Jn 4:5-11 Assim o Senhor faz um milagre acontecer. Acaso Jonas fez algo para a árvore crescer? Ele ficou feliz quando algo de bom cruzou o seu caminho, mas irado quando aconteceu algo de mal. Com freqüência os crentes são assim. E isto é o que podemos aprender desta história. O Senhor sempre tem uma lição para aprendermos em todas as coisas que nos acontecem.</text:p>
      <text:p text:style-name="P2"/>
      <text:p text:style-name="P2">Jn 4:11 Vir a conhecer o Senhor melhor é aprender o quão gracioso e bondoso Ele é para cada um de nós que colocou sua confiança no Senhor Jesus Cristo.</text:p>
      <text:p text:style-name="P2"/>
      <text:p text:style-name="P2">Jonas foi um sinal para os Gentios (Nínive); leia Lucas 11:30; e um sinal para os Judeus - Mt 12:39.</text:p>
      <text:p text:style-name="P2"/>
      <text:h text:style-name="Heading_20_2" text:outline-level="2">#819</text:h>
      <text:p text:style-name="P2"/>
      <text:p text:style-name="P2">Quando estamos honestamente buscando a promoção da glória e da causa de Cristo, nos regozijaremos em quem quer que Ele possa usar.</text:p>
      <text:p text:style-name="P2"/>
      <text:p text:style-name="P2"><text:soft-page-break/>ISAÍAS 1, Vers. 1-15</text:p>
      <text:p text:style-name="P2"/>
      <text:p text:style-name="P2">Não comentaremos todos os capítulos deste livro, já que alguns podem achar difícil de entender. Todavia, se você tiver tempo, leia os capítulos que forem omitidos. Começando com Isaías, até o fim do Antigo Testamento, temos dezessete livros das Escrituras, os quais predizem o futuro. Ninguém além de Deus pode prever o futuro com exatidão. Deus falou a estes profetas, e lhes disse o que deveriam dizer. Mas Ele nos diz que todas estas coisas aconteceram e foram todas escritas para nossa instrução e aviso. 1 Coríntios 10:11. A profecia trata, em sua maior parte, da Terra e não do céu. Isaías nos dá a maior e mais extensa visão do futuro do mundo. Os outros profetas tratam de pequenas seções do futuro. Isaías viveu durante o reinado de quatro reis de Judá, ou aproximadamente de 765 AC a 700 BC.</text:p>
      <text:p text:style-name="P2"/>
      <text:p text:style-name="P2">Is 1:1-9 Um resumo de todo o livro de Isaías; Deus amava muito Israel, mas por haverem se desviado dEle, Ele deve castigar Judá e sua capital Jerusalém por causa de toda a sua maldade. As outras 10 tribos já tinham sido levadas para o cativeiro. Este terrível evento deveria lhes ter mostrado que Deus tinha executado Seus avisos, e permitido que 10 tribos (o reino de Israel) fossem levadas cativas. Elas nunca foram trazidas de volta (cerca de 2.700 anos atrás). Mas o reino de Judá continuou em sua impiedade.</text:p>
      <text:p text:style-name="P2"/>
      <text:p text:style-name="P2">Is 1:10-15 Todos os seus atos religiosos não passavam de aparência. Deus odeia esse fingimento.</text:p>
      <text:p text:style-name="P2"/>
      <text:h text:style-name="Heading_20_2" text:outline-level="2">#820</text:h>
      <text:p text:style-name="P2"/>
      <text:p text:style-name="P2">Toda Bíblia deveria ser encapada com couro de sapatos.</text:p>
      <text:p text:style-name="P2"/>
      <text:p text:style-name="P2">Isaías 1, Vers. 16-31</text:p>
      <text:p text:style-name="P2"/>
      <text:p text:style-name="P2">Is 1:16-20 Maravilhosos versículos. Deus lhes implora. Não importa o quão maus eles fossem, se tão somente se voltassem a Deus, Ele os purificaria.</text:p>
      <text:p text:style-name="P2"/>
      <text:p text:style-name="P2">Is 1:16-17 Repare nas 4 últimas palavras do versículo 16 e nas 4 primeiras do versículo 17. Devemos agir nesta ordem. Estamos fazendo assim?</text:p>
      <text:p text:style-name="P2"/>
      <text:p text:style-name="P2">Is 1:18-20 O Senhor não estava deixando passar os seus pecados, mas queria que soubessem que se tão somente entendessem a seriedade de seus pecados, Ele alegremente lhes daria as boas vindas para que fossem a Ele e confessassem. Podemos usar este versículo para pregar o evangelho hoje porque trata-se realmente da mesma história, exceto pelo fato do sangue de Cristo ter sido já derramado. Para eles tratava-se de uma conversão nacional ao Senhor. Para nós, é individual.</text:p>
      <text:p text:style-name="P2"/>
      <text:p text:style-name="P2">Is 1:21-23 Mas eles não queriam ouvir. Exatamente como acontece com o mundo de hoje.</text:p>
      <text:p text:style-name="P2"/>
      <text:p text:style-name="P2">Is 1:24-31 Todavia Deus irá trazer salvação a eles no final. Trata-se de uma salvação na Terra, e acontece depois que nós, os crentes, tivermos sido levados para estar com o Senhor Jesus. </text:p>
      <text:p text:style-name="P2"/>
      <text:h text:style-name="Heading_20_2" text:outline-level="2"><text:soft-page-break/>#821</text:h>
      <text:p text:style-name="P2"/>
      <text:p text:style-name="P2">Todas as verdades da Bíblia são práticas, e não teóricas. Se estivermos crescendo no conhecimento, devemos estar crescendo em graça. (2 Pedro 3:18).</text:p>
      <text:p text:style-name="P2"/>
      <text:p text:style-name="P2">Isaías 2</text:p>
      <text:p text:style-name="P2"/>
      <text:p text:style-name="P2">Is 2:1-4 Um lampejo do futuro distante de Judá. Após os sete anos de tribulação, o Senhor volta em glória e estabelece o Seu reino por 1.000 anos, o milênio. Estes versículos referem-se àquele tempo ainda futuro.</text:p>
      <text:p text:style-name="P2"/>
      <text:p text:style-name="P2">Is 2:6-19 Uma tradução mais precisa da metade deste versículo é... "porque eles estão cheios daquilo que vem do oriente". Hoje, as lojas têm muitas coisas e produtos originários do Oriente, o que nos faz entender o quão próximos estamos do cumprimento destes versículos. Mas antes de Israel ser introduzido nesse maravilhoso tempo de bênção nesta Terra, haverá um longo período de abandono da parte de Deus. Estes quatorze versículos falam daqueles dias. Na verdade, poderíamos dizer que eles vão to tempo em que o reino de Judá foi levado para a Babilônia (logo depois de Isaías ter escrito este livro) até hoje, seguindo depois até após nós os crentes termos sido levados para estar com o Senhor, seguindo-se o tempo de tribulação.</text:p>
      <text:p text:style-name="P2"/>
      <text:p text:style-name="P2">Is 2:20-22 Apenas um sussurro de quando Israel começa a se humilhar, e então vêm os dias gloriosos dos 1.000 anos do milênio que descerão sobre este mundo. Mas nós os crentes estaremos com o Senhor antes que chegue aquele dia.</text:p>
      <text:p text:style-name="P2"/>
      <text:h text:style-name="Heading_20_2" text:outline-level="2">#822</text:h>
      <text:p text:style-name="P2"/>
      <text:p text:style-name="P2">Se não aprendermos a ser pacientes, provavelmente não aprenderemos coisa alguma.</text:p>
      <text:p text:style-name="P2"/>
      <text:p text:style-name="P2">ISAÍAS 5</text:p>
      <text:p text:style-name="P2"/>
      <text:p text:style-name="P2">Is 5:1-15 Deus plantou esta videira, esperando por fruto, mas Ele só achou fruto selvagem e sem utilidade.</text:p>
      <text:p text:style-name="P2"/>
      <text:p text:style-name="P2">Is 5:7 Por várias vezes temos lido do quão desobediente foi Israel, apesar de toda a bondade de Deus durante toda a sua história; Sua vinha é uma figura de Israel.</text:p>
      <text:p text:style-name="P2"/>
      <text:p text:style-name="P2">Is 5:16-19 O futuro, depois de termos sido levados para o céu. Trata-se do milênio, quando o bendito Senhor Jesus será Rei sobre a Terra.</text:p>
      <text:p text:style-name="P2"/>
      <text:p text:style-name="P2">Is 5:20-24 Quando as pessoas abandonam a Palavra de Deus, tudo fica confuso para elas (mas não entende isto). Ele não pode nos abençoar se formos desobedientes à Sua Palavra.</text:p>
      <text:p text:style-name="P2"/>
      <text:p text:style-name="P2">Is 5:25-30 Deus irá castigar Israel com severidade, logo antes do Senhor Jesus retornar. Estes versículos referem-se ao tempo chamado dia da tribulação.</text:p>
      <text:p text:style-name="P2"/>
      <text:h text:style-name="Heading_20_2" text:outline-level="2"><text:soft-page-break/>#823</text:h>
      <text:p text:style-name="P2"/>
      <text:p text:style-name="P2">O contato com o mal, não importa de que modo, corrompe, pois temos uma natureza que responde ao mal.</text:p>
      <text:p text:style-name="P2"/>
      <text:p text:style-name="P2">ISAÍAS 6</text:p>
      <text:p text:style-name="P2"/>
      <text:p text:style-name="P2">Is 6:1-6 Um serafim é um ser celestial, possivelmente como um anjo. Eles estão preocupados com a glória do Senhor. Repare no que dizem.</text:p>
      <text:p text:style-name="P2"/>
      <text:p text:style-name="P2">Is 6:5-7 Quando Isaías ouve o que os serafins dizem sobre o Senhor, ele entende que está na presença do Senhor. Isto faz com que ele saiba o quão impuro é. (Este é sempre o resultado quando somos colocados mais próximo do Senhor. Enxergamos o quão descuidados temos sido. Mas quando confessamos ao Senhor as coisas que temos praticado, as quais entendemos que não são do agrado dEle, então Ele nos restaura).</text:p>
      <text:p text:style-name="P2"/>
      <text:p text:style-name="P2">Is 6:8 Agora Isaías está pronto para ser usado pelo Senhor. (Não podemos estar prontos para o uso do Senhor, a menos que tenhamos passado pela experiência de Isaías).</text:p>
      <text:p text:style-name="P2"/>
      <text:p text:style-name="P2">Is 6:9-13 Israel era tão desobediente, que Deus precisa dizer a Isaías que vá e diga a eles que Ele iria cegá-los para que ficassem incapacitados de entender a Deus. (A cegueira está acontecendo hoje em nossas terras. As pessoas não estão obedecendo a Palavra de Deus, por isso 2 Coríntios 4:4 está se tornando verdade. Todos precisamos ser muito cuidadosos para viver tudo aquilo que temos aprendido da Bíblia. Se não o fazemos, não poderemos enxergar com clareza).</text:p>
      <text:p text:style-name="P2"/>
      <text:h text:style-name="Heading_20_2" text:outline-level="2">#824</text:h>
      <text:p text:style-name="P2"/>
      <text:p text:style-name="P2">Se Cristo não conta com o amor de nossos corações, Ele não irá querer contar com o trabalho de nossas mãos.</text:p>
      <text:p text:style-name="P2"/>
      <text:p text:style-name="P2">ISAÍAS 9</text:p>
      <text:p text:style-name="P2"/>
      <text:p text:style-name="P2">Is 9:6 Repentinamente Deus introduz o Senhor Jesus, sem identificá-Lo. Alguém que será capaz de levar Israel de volta a Deus.</text:p>
      <text:p text:style-name="P2"/>
      <text:p text:style-name="P2">Is 9:14 Durante a tribulação Deus estará agindo em juízo somente sobre Israel. Mas Deus não terminou de tratar com Israel. Os castigos irão crescer em severidade.</text:p>
      <text:p text:style-name="P2"/>
      <text:p text:style-name="P2">Is 9:15-17 Eles escutam com alegria os falsos mestres quando se afastam do Senhor. (O mesmo fazem os crentes, e Satanás tem muitos falsos mestres hoje).</text:p>
      <text:p text:style-name="P2"/>
      <text:p text:style-name="P2">Is 9:18-21 E eles se voltam a uma maior maldade, quando seus corações são endurecidos. A última sentença significa que então Deus irá puni-los ainda mais.</text:p>
      <text:p text:style-name="P2"/>
      <text:h text:style-name="Heading_20_2" text:outline-level="2">#825</text:h>
      <text:p text:style-name="P2"/>
      <text:p text:style-name="P2">Não somos salvos pelo amor de Deus, mas pela graça de Deus, que é o amor que pagou um preço. (Efésios 2:8,9)</text:p>
      <text:p text:style-name="P2"><text:soft-page-break/></text:p>
      <text:p text:style-name="P2">ISAÍAS 18</text:p>
      <text:p text:style-name="P2"/>
      <text:p text:style-name="P2">Um capítulo dos mais interessantes, pois podemos ver nele a previsão de alguns eventos que começam a ser vistos no mundo nos dias de hoje.</text:p>
      <text:p text:style-name="P2"/>
      <text:p text:style-name="P2">Há muitos pensamentos diferentes escritos pelos homens ao longo dos séculos quanto ao significado deste capítulo. Mas os daqueles, que cremos terem examinado com muita diligência cada palavra, parecem concordar que este capítulo refere-se a Israel e a uma nação amiga, não identificada, que envia ajuda. Não queremos escrever de forma categórica sobre isto, mas os eventos recentes no mundo parecem confirmar esta interpretação.</text:p>
      <text:p text:style-name="P2"/>
      <text:p text:style-name="P2">Is 18:1 De uma forma um pouco mais precisa, esta primeira palavra está chamando a atenção para um país que envia embaixadores para, no futuro, tentar ajudar Israel. É traduzida como "Ai". Então vem "que ensombreia com as suas asas", que parece sugerir um desejo de proteger ou cobrir outro que esteja necessitando de ajuda. "Que está além dos rios da Etiópia", (ou Cushe). Isto é além do Eufrates ou do Nilo. (Esta expressão aparece somente duas vezes na Bíblia - Sf 3:10). Portanto, um país distante.</text:p>
      <text:p text:style-name="P2"/>
      <text:p text:style-name="P2">Is 18:2 Esta descrição pode facilmente ser aplicada a Israel, espalhado, desnudado, surpreendentemente ainda existente.</text:p>
      <text:p text:style-name="P2"/>
      <text:p text:style-name="P2">Is 18:3 Todo o mundo é chamado a prestar atenção!</text:p>
      <text:p text:style-name="P2"/>
      <text:p text:style-name="P2">Is 18:4 O Senhor está olhando a partir de um lugar separado (o céu), e parece estar descansando. Um intervalo na colheita, quando não parece acontecer coisa alguma.</text:p>
      <text:p text:style-name="P2"/>
      <text:p text:style-name="P2">Is 18:5 Quanto tudo parece estar indo bem para Israel, repentinamente o Senhor enviará algo que esmigalhará.</text:p>
      <text:p text:style-name="P2"/>
      <text:p text:style-name="P2">Is 18:6 Há devastação por todo lado.</text:p>
      <text:p text:style-name="P2"/>
      <text:p text:style-name="P2">Is 18:7 Mas então! O Senhor irá curar de forma tão completa que parecerá como um belo presente, oferecido ao Senhor onde o SEU nome será honrado sobre a Terra.</text:p>
      <text:p text:style-name="P2"/>
      <text:h text:style-name="Heading_20_2" text:outline-level="2">#826</text:h>
      <text:p text:style-name="P2"/>
      <text:p text:style-name="P2">Devemos conhecer a verdade com nossa mente; tê-la em nosso coração e vivê-la com nossa vida.</text:p>
      <text:p text:style-name="P2"/>
      <text:p text:style-name="P2">ISAÍAS 21</text:p>
      <text:p text:style-name="P2"/>
      <text:p text:style-name="P2">Hoje lemos do futuro dos negócios, ciências, artes, política e orgulho de empreender deste mundo... tudo que será completamente destruído. A palavra "Babilônia" descreve estas cinco áreas deste pobre mundo sem Cristo.</text:p>
      <text:p text:style-name="P2"/>
      <text:p text:style-name="P2">Is 21:1-10 Refere-se à área em torno da grande cidade de Babilônia. Mas a palavra tem um significado mais amplo, que inclui os cinco pontos que mencionamos acima.</text:p>
      <text:p text:style-name="P2"/>
      <text:p text:style-name="P2"><text:soft-page-break/>Is 21:11-17 Refere-se às nações em redor de Israel. Elas podem ser identificadas como países árabes.</text:p>
      <text:p text:style-name="P2"/>
      <text:p text:style-name="P2">Deus chama de "deserto do mar". Nas Escrituras "o mar" é uma figura das massas de povos. Os homens podem se orgulhar muito do que fazem, mas Deus aguarda até que tenham chegado ao cume (como Ele fez com a torre de Babel). Trata-se da mesma palavra - "Babel", "Babilônia" - "confusão". Então ele irá destruir tudo. Isso acontece durante aqueles sete anos.</text:p>
      <text:p text:style-name="P2"/>
      <text:h text:style-name="Heading_20_2" text:outline-level="2">#827</text:h>
      <text:p text:style-name="P2"/>
      <text:p text:style-name="P2">Trata-se de uma grande coisa receber uma bênção, mas trata-se de algo maior ainda ser uma bênção para outros.</text:p>
      <text:p text:style-name="P2"/>
      <text:p text:style-name="P2">ISAÍAS 23</text:p>
      <text:p text:style-name="P2"/>
      <text:p text:style-name="P2">A cidade de Tiro era um grande porto marítimo no Mediterrâneo (atualmente Líbano). Trata-se de uma figura dos negócios e comércio deste mundo. Tudo será destruído pelo Senhor quando Ele vier em Sua glória. Mas no final o Senhor irá usar parte deste comércio terreno para o bem de Seu povo Israel durante o milênio.</text:p>
      <text:p text:style-name="P2"/>
      <text:h text:style-name="Heading_20_2" text:outline-level="2">#828</text:h>
      <text:p text:style-name="P2"/>
      <text:p text:style-name="P2">A plenitude de Cristo é manifestada pela capacidade de um Cristão dar frutos.</text:p>
      <text:p text:style-name="P2"/>
      <text:p text:style-name="P2">ISAÍAS 24</text:p>
      <text:p text:style-name="P2"/>
      <text:p text:style-name="P2">Este capítulo dá a impressão de que o mundo esteja diante do trono de Deus, como em Ap 20:11-15. Mas aquele grande trono branco de juízo é para indivíduos. Mas aqui trata-se de algo mais amplo e parece que mais áreas estão sendo julgadas pelo Senhor.</text:p>
      <text:p text:style-name="P2"/>
      <text:p text:style-name="P2">Is 24:1-2 Este pobre mundo tenta encontrar sua alegria e prazer longe de Deus. Hoje estamos lendo do terrível fim deste pobre e infeliz mundo tal como é conhecido nos dias de hoje.</text:p>
      <text:p text:style-name="P2"/>
      <text:p text:style-name="P2">Is 24:13-15 Em Israel, no final dos sete anos, haverá um pequeno número de Judeus que verdadeiramente crêem no Senhor. Eles são com freqüência chamados de "o remanescente". Eles devem formar a futura nação de Israel.</text:p>
      <text:p text:style-name="P2"/>
      <text:p text:style-name="P2">Is 24:16-18 Os incrédulos em Israel. Zacarias 13:8 nos fala que 2/3 dos Judeus deverão ser incrédulos e perecerão.</text:p>
      <text:p text:style-name="P2"/>
      <text:p text:style-name="P2">Is 24:19-23 Os dias da grande tribulação, quando este mundo irá balançar como um homem embriagado! Conte quantas vezes a palavra "terra" é usada neste capítulo.</text:p>
      <text:p text:style-name="P2"/>
      <text:h text:style-name="Heading_20_2" text:outline-level="2">#829</text:h>
      <text:p text:style-name="P2"/>
      <text:p text:style-name="P2">Quando você para de crescer, começa a morrer bem mais rápido. (2 Pedro 3:18)</text:p>
      <text:p text:style-name="P2"><text:soft-page-break/></text:p>
      <text:p text:style-name="P2">ISAÍAS 26</text:p>
      <text:p text:style-name="P2"/>
      <text:p text:style-name="P2">Is 26:1-4 Com muita freqüência, quando você lê os profetas do Antigo Testamento, usando as palavras "Naquele dia", está se referindo à época quando Israel terá passado pelo terrível castigo durante a tribulação, por causa de seus pecados passados, e entrado nas bênçãos do milênio. Repare as lindas palavras, "salvação", "justiça", "verdade", "paz", "confiar", "eternamente", "o Senhor Jeová".</text:p>
      <text:p text:style-name="P2"/>
      <text:p text:style-name="P2">Is 26:3 Um bom versículo para se decorar. O versículo anterior aplica-se à toda a nação, mas este versículo é bastante individual.</text:p>
      <text:p text:style-name="P2"/>
      <text:p text:style-name="P2">Is 26:5-11 Haverá muitos incrédulos sobre a terra naqueles sete anos. O versículo 11 significa que quando aqueles incrédulos virem este castigo caindo sobre eles, não crerão que seja Deus fazendo aquilo. Mas, mais tarde, acreditarão e serão envergonhados. Mas os versículos 7 e 9 mostram que haverá alguns crentes entre eles.</text:p>
      <text:p text:style-name="P2"/>
      <text:p text:style-name="P2">Is 26:12-13 O remanescente que crê não pode se gloriar em coisa alguma além do nome do Senhor!</text:p>
      <text:p text:style-name="P2"/>
      <text:p text:style-name="P2">Is 26:14 Aquelas nações que não crerem em Deus devem ser completamente destruídas. Repare nas referências aos "mortos", aqui e no versículo 19. Aqui ela fala do castigo que cairá sobre os Israelitas maus e rebeldes. No versículo 19 refere-se àqueles (o remanescente no futuro) que, em Israel, volta-se ao Senhor. Será uma ressurreição destes.</text:p>
      <text:p text:style-name="P2"/>
      <text:p text:style-name="P2">Is 26:15-19 Apesar de hoje os Judeus que voltaram à sua terra de Israel estarem orgulhosos de si mesmos, aqui ouvimos o que o remanescente crente irá dizer. Eles não dependem mais de si mesmos. Eles dependem somente de Deus.</text:p>
      <text:p text:style-name="P2"/>
      <text:p text:style-name="P2">Is 26:20-21 Aqueles dias serão tão terríveis, que Deus está dizendo ao remanescente que se esconda até que acabe a tribulação.</text:p>
      <text:p text:style-name="P2"/>
      <text:h text:style-name="Heading_20_2" text:outline-level="2">#830</text:h>
      <text:p text:style-name="P2"/>
      <text:p text:style-name="P2">O senso de responsabilidade deveria levar sempre a um senso de fraqueza.</text:p>
      <text:p text:style-name="P2"/>
      <text:p text:style-name="P2">ISAÍAS 28</text:p>
      <text:p text:style-name="P2"/>
      <text:p text:style-name="P2">Is 28:1-4 Uma leve mudança acontece. Deus começa a tratar das diferentes coisas em Israel que Ele irá julgar - Efraim (este era o nome de uma das tribos, mas é usado com freqü6encia para representar todas as 10 tribos espalhadas). Aprendemos o ponto de vista de Deus sobre as coisas para as quais as pessoas dão grande valor. As duas primeiras são o orgulho e a falta de cuidado por serem ricas - vers. 3.</text:p>
      <text:p text:style-name="P2"/>
      <text:p text:style-name="P2">Is 28:5-6 Mas Deus sussurra algumas poucas palavras de encorajamento para o pequeno remanescente de crentes Judeus. (Não uma coroa de orgulho - versículo 1 - mas uma coroa de glória!)</text:p>
      <text:p text:style-name="P2"/>
      <text:p text:style-name="P2">Is 28:7-13 Deus tem sido paciente com Israel. Ele tentou ensiná-los como se ensina uma criança na escola - "um pouco aqui, um pouco ali". Mas eles não ouviram.</text:p>
      <text:p text:style-name="P2"><text:soft-page-break/></text:p>
      <text:p text:style-name="P2">Is 28:14-15 Ao invés disso, eles escolherão o Anticristo (isto ainda é futuro).</text:p>
      <text:p text:style-name="P2"/>
      <text:p text:style-name="P2">Is 28:16-17 Mais uma vez é feita menção do Senhor Jesus aqui. (1 Pedro 2:6 nos dá a chave). Quando Deus julga as coisas, Ele apresenta o Senhor Jesus e Sua cruz.</text:p>
      <text:p text:style-name="P2"/>
      <text:p text:style-name="P2">Is 28:19-29 Esta é a história de um fazendeiro que arranca e joga fora as ervas daninhas (ervilhaca e cominho) para depois plantar sua boa semente (trigo, cevada, centeio). Tudo é uma figura das ações de Deus para com Israel.</text:p>
      <text:p text:style-name="P2"/>
      <text:h text:style-name="Heading_20_2" text:outline-level="2">#831</text:h>
      <text:p text:style-name="P2"/>
      <text:p text:style-name="P2">A grande utilidade de uma vida é gastá-la em algo que permaneça para sempre. (Efésios 5:16)</text:p>
      <text:p text:style-name="P2"/>
      <text:p text:style-name="P2">ISAÍAS 30</text:p>
      <text:p text:style-name="P2"/>
      <text:p text:style-name="P2">Is 30:1-7 No futuro, Israel tentará obter ajuda das nações ao redor, mas ouça o que Deus diz que acontecerá. (Só os pensamentos de Deus em Sua Palavra podem nos ensinar o caminho certo. Se dependemos de outros ao invés de depender do Senhor, Ele nos envergonhará daquilo que temos feito. O mundo nunca pode nos ajudar.)</text:p>
      <text:p text:style-name="P2"/>
      <text:p text:style-name="P2">Is 30:8-14 Leia estes versículos cuidadosamente para seu próprio bem. Ninguém é pior do que aquela pessoa que conhece o Senhor, desobedece a Palavra de Deus, e então é deixada só pelo Senhor.</text:p>
      <text:p text:style-name="P2"/>
      <text:p text:style-name="P2">Is 30:18 Ele aguarda com paciência por nós enquanto saímos em nosso próprio caminho para descobrir o quanto este é ruim; então Ele nos leva de volta a Si mesmo. Mas se nossa vontade própria continua trabalhando, às vezes Ele nos deixa seguir adiante, cada vez mais longe dEle. Feliz o dia quando voltamos. É isto o que alguns de Israel farão nos últimos dias.</text:p>
      <text:p text:style-name="P2"/>
      <text:p text:style-name="P2">Is 30:19 Este é o princípio do dia do Senhor - o milênio.</text:p>
      <text:p text:style-name="P2"/>
      <text:p text:style-name="P2">Is 30:20 Apesar de terem passado pela tribulação, aqueles que crêem serão introduzidos no milênio.</text:p>
      <text:p text:style-name="P2"/>
      <text:p text:style-name="P2">Is 30:21 Então eles andarão em obediência e serão felizes.</text:p>
      <text:p text:style-name="P2"/>
      <text:p text:style-name="P2">Is 30:22 Então eles se contentarão em se desfazer de tudo aquilo que antes ocupava seus corações.</text:p>
      <text:p text:style-name="P2"/>
      <text:p text:style-name="P2">Is 30:27-28 Leia Apocalipse 19:11-16. Ambos descrevem aquele grande dia quando o Senhor Jesus irá descer do céu, e destruirá todos os Seus inimigos na Terra. (Viremos junto com Ele!).</text:p>
      <text:p text:style-name="P2"/>
      <text:p text:style-name="P2">Is 30:30 Um dia glorioso e maravilhoso que está chegando para nosso bendito Senhor Jesus. Hoje o mundo usa o Seu adorável nome em blasfêmias e maldições. Ele virá em glória e majestade. Todo olho O verá, todo joelho se dobrará diante dEle. Apocalipse 1:7.</text:p>
      <text:p text:style-name="P2"/>
      <text:p text:style-name="P2"/>
      <text:h text:style-name="Heading_20_2" text:outline-level="2"><text:soft-page-break/>#832</text:h>
      <text:p text:style-name="P2"/>
      <text:p text:style-name="P2">Nada pode ser mais sem valor do que se buscar uma posição para si mesmo. É certo que acabará em desapontamento e confusão. O melhor para cada um de nós é sermos achados ocupando o lugar que nos foi designado e fazendo o trabalho que recebemos para fazer, e quanto mais humildes, quietos e despretensiosos formos, melhor.</text:p>
      <text:p text:style-name="P2"/>
      <text:p text:style-name="P2">ISAÍAS 35</text:p>
      <text:p text:style-name="P2"/>
      <text:p text:style-name="P2">Que maravilhoso capítulo. Quando Jesus esteve aqui, Ele amorosamente usou Seu grande poder para curar o doente, triste e pecador. Mas tudo que fez foi apenas um pequeno exemplo do que fará quando voltar. Assim, nosso capítulo no fala daquele doce e glorioso dia quando o Senhor Jesus vem em Sua glória. (E nós viremos com Ele!). Então, os olhos, ouvidos, pés e lábios irão todos louvar a Ele. Você encontra isto aqui?</text:p>
      <text:p text:style-name="P2"/>
      <text:h text:style-name="Heading_20_2" text:outline-level="2">#833</text:h>
      <text:p text:style-name="P2"/>
      <text:p text:style-name="P2">O crente que é alegre no Senhor invariavelmente leva bênçãos a outros.</text:p>
      <text:p text:style-name="P2"/>
      <text:p text:style-name="P2">ISAÍAS 40</text:p>
      <text:p text:style-name="P2"/>
      <text:p text:style-name="P2">O capítulo de hoje continua a falar do futuro glorioso para Israel; é escrito em uma linguagem tão bela que nos revela a bondade e graça de Deus para com Israel em um tempo ainda futuro neste mundo. Uma parte de Israel (chamada de remanescente), como já aprendemos, terá retornado para o Senhor durante os 7 anos de tribulação logo antes do milênio ter início. São estes que são descritos neste capítulo.</text:p>
      <text:p text:style-name="P2"/>
      <text:p text:style-name="P2">Tente lembrar de duas coisas sobre o futuro: para Israel, Deus ir[a mostrar as Suas glórias e Sua sabedoria neste mundo. Para os crentes (a igreja, corpo de Cristo) Ele irá mostrar a Sua glória e Sua sabedoria no céu. Nunca devemos misturar as duas coisas, pois podemos ver que elas são bem semelhantes. Mas ainda assim, uma é terrena, a outra celestial. Muitos cristãos confundem estas duas coisas.</text:p>
      <text:p text:style-name="P2"/>
      <text:p text:style-name="P2">Algumas Bíblias têm subtítulos no início. Por exemplo, no capítulo 41 algumas podem dizer, "A igreja de Deus é exortada a confiar nEle". Estas afirmações foram escritas por homens que estavam confundindo Israel com a igreja. E muitos ainda o fazem. </text:p>
      <text:p text:style-name="P2"/>
      <text:p text:style-name="P2">Is 40:29-31 Este é o pequeno remanescente daqueles últimos dias.</text:p>
      <text:p text:style-name="P2"/>
      <text:h text:style-name="Heading_20_2" text:outline-level="2">#834</text:h>
      <text:p text:style-name="P2"/>
      <text:p text:style-name="P2">Quem ainda não está salvo vive um presente que é controlado por seu passado, mas os Cristãos vivem um presente que é controlado por seu futuro. (Filipenses 3:12-21)</text:p>
      <text:p text:style-name="P2"/>
      <text:p text:style-name="P2">ISAÍAS 41</text:p>
      <text:p text:style-name="P2"/>
      <text:p text:style-name="P2"><text:soft-page-break/>Is 41:1-5 Estes versículos são maravilhosos. É como se Deus estivesse chamando o mundo todo, e dizendo algo assim - "Vamos resolver esta questão de uma vez para sempre".</text:p>
      <text:p text:style-name="P2"/>
      <text:p text:style-name="P2">Is 41:7 Eles consertam todos os ídolos e deuses de metal. Eles examinam a solda para ver se ficará firme! Eles colocam alguns pregos extras nos ídolos de madeira para torná-los mais fortes!</text:p>
      <text:p text:style-name="P2"/>
      <text:p text:style-name="P2">Is 41:21-23 Deus pede aos deuses mortos que anunciem o futuro!</text:p>
      <text:p text:style-name="P2"/>
      <text:p text:style-name="P2">Is 41:24 Deus dá a palavra final. Os deuses são como nada.</text:p>
      <text:p text:style-name="P2"/>
      <text:p text:style-name="P2">Is 41:26-29 As perguntas são feitas - "Podem os ídolos prever o futuro?" Não. Os ídolos são vento e confusão. É triste ter de dizer isto, mas nós crentes às vezes temos "ídolos" também. Qualquer coisa que nos impede de desfrutarmos o Senhor é um ídolo.</text:p>
      <text:p text:style-name="P2"/>
      <text:h text:style-name="Heading_20_2" text:outline-level="2">#835</text:h>
      <text:p text:style-name="P2"/>
      <text:p text:style-name="P2">Viver a vida na luz do arrebatamento significa correr a corrida olhando para Jesus. Hebreus 12:2</text:p>
      <text:p text:style-name="P2"/>
      <text:p text:style-name="P2">ISAÍAS 42</text:p>
      <text:p text:style-name="P2"/>
      <text:p text:style-name="P2">Is 42:1-4 Três servos de Deus são mencionados em Isaías. (1) Davi 37:35, (2) Israel, como uma nação, 41:8-16 e outros lugares; (3) O Senhor, no capítulo de hoje, versículos 1-12 e em todo o capítulo 49. Você reconhece aquela vida humilde que nunca estava com pressa? Deus sempre teve Seu amado Filho em mente. Abra em Mateus 12:18-21, que ajudará você a entender estes versículos. Pense só no que foi Deus se tornar um Servo tão humilde. O Senhor Jesus é o Servo, e o Senhor Jesus é Deus.</text:p>
      <text:p text:style-name="P2"/>
      <text:p text:style-name="P2">Is 42:7 Nunca nos é falado no Antigo Testamento de algum Israelita que, nascido cego, tivesse recuperado a vista. O Senhor Jesus foi o primeiro a trazer vista ao cego (Marcos 10:46). (Escrito cerca de 600 anos antes dEle vir ao mundo).</text:p>
      <text:p text:style-name="P2"/>
      <text:p text:style-name="P2">Is 42:5-12 Estes versículos todos se referem ao dia quando Cristo voltará em Sua glória.</text:p>
      <text:p text:style-name="P2"/>
      <text:p text:style-name="P2">Is 42:13-16 O que o Senhor fará durante aquele período.</text:p>
      <text:p text:style-name="P2"/>
      <text:p text:style-name="P2">Is 42:17-25 Todos os que se afastam do Senhor para ir a outros deuses (isto pode acontecer quando decidimos em nossas mentes buscar prazer no mundo) acabarão desapontados.</text:p>
      <text:p text:style-name="P2"/>
      <text:p text:style-name="P2">Is 42:24 Aqui nos diz que Deus controlava o que estava acontecendo a Israel. Ele permitia que ladrões viessem e os roubassem. (Assim acontece quando nos voltamos para outras coisas, e abandonamos o Senhor. Ele às vezes permite que entremos em dificuldade. E tudo isso por nos amar muito).</text:p>
      <text:p text:style-name="P2"/>
      <text:h text:style-name="Heading_20_2" text:outline-level="2">#836</text:h>
      <text:p text:style-name="P2"/>
      <text:p text:style-name="P2"><text:soft-page-break/>Como posso desfrutar da vinda do Senhor se ela irá destruir muito daquilo que estou procurando construir neste mundo?</text:p>
      <text:p text:style-name="P2"/>
      <text:p text:style-name="P2">ISAÍAS 45</text:p>
      <text:p text:style-name="P2"/>
      <text:p text:style-name="P2">Is 45:1-4 e 13 Isaías escreve o nome de um rei - Rei Ciro, que seria um grande rei Gentio no futuro. Podemos imaginar a surpresa cerca de 175 anos depois, quando apresentaram os escritos de Isaías a este rei da Pérsia e lhe mostraram que seu Deus já lhes havia revelado que aquele rei iria existir! Até mencionando o seu nome! Leia sobre isto em Esdras capítulo 1. Não é de se espantar que ele tenha desejado ajudar os Judeus a reconstruírem sua cidade de Jerusalém.</text:p>
      <text:p text:style-name="P2"/>
      <text:p text:style-name="P2">Is 45:5-25 Maravilhosas palavras de Deus. Leia cuidadosamente. Repare parte do versículo 21, "um Deus justo e Salvador". Não é tremendo? Deus é correto e justo. Mas desde que aquilo foi escrito, o Filho de Deus já veio ao mundo. Ele é o Salvador.</text:p>
      <text:p text:style-name="P2"/>
      <text:p text:style-name="P2">Is 45:22 Tão maravilhoso que faltam palavras. E mesmo assim as pessoas não querem ir a Ele. Preferem seguir em sua miséria e tristeza, e morrer sem salvação.</text:p>
      <text:p text:style-name="P2"/>
      <text:h text:style-name="Heading_20_2" text:outline-level="2">#837</text:h>
      <text:p text:style-name="P2"/>
      <text:p text:style-name="P2">O ponto mais importante é ser genuíno, e passar pelas duras realidades desta vida com um coração verdadeiramente sujeito a Deus.</text:p>
      <text:p text:style-name="P2"/>
      <text:p text:style-name="P2">ISAÍAS 52</text:p>
      <text:p text:style-name="P2"/>
      <text:p text:style-name="P2">O Senhor aqui chama Israel para que desperte! Ele está quase pronto a anunciar um grande evento.</text:p>
      <text:p text:style-name="P2"/>
      <text:p text:style-name="P2">Is 52:3 Ele lhes diz que tinham se vendido aos Gentios em redor deles e receberam o pagamento, então lhes diz que serão restaurados mais tarde e não lhes será cobrado nada!</text:p>
      <text:p text:style-name="P2"/>
      <text:p text:style-name="P2">Is 52:4 O Senhor recorda a eles os seus tristes dias no Egito e de como eram oprimidos.</text:p>
      <text:p text:style-name="P2"/>
      <text:p text:style-name="P2">Is 52:5 Ele pergunta o que Deus recebeu como resultado. Nada além dos uivos que deram, e Seu Nome sendo blasfemado!</text:p>
      <text:p text:style-name="P2"/>
      <text:p text:style-name="P2">Is 52:6 Então Ele lhes diz que está chegando um dia quando eles saberão que "EU sou" e "Eis-Me aqui". Eles tinham se esquecido completamente do Senhor que tinha feito tanto por eles!</text:p>
      <text:p text:style-name="P2"/>
      <text:p text:style-name="P2">Is 52:7-12 Um grande chamado para Seu povo escutar o que ELE irá fazer por eles! Lemos agora a maior referência de todo o Antigo Testamento acerca do Senhor Jesus morrendo na cruz. Lembre-se de que isto foi escrito 500 anos antes de Ele vir ao mundo! Algumas das mais ternas, doces e tocantes expressões de toda a Bíblia.</text:p>
      <text:p text:style-name="P2"/>
      <text:p text:style-name="P2">Os últimos 3 versículos deste capítulo e todo o capítulo 53 formam um grande "V". Primeiro lemos, nestes 3 versículos, os pináculos e a glória do Senhor Jesus. Então, no capítulo 53, vemos o grande vale, e as grandes profundezas nas quais o Senhor mergulhou em Sua vida aqui no mundo e na cruz. Então, no final deste capítulo, lemos dos <text:soft-page-break/>pináculos de glória onde Ele será elevado quando em Sua vida ressurreta e glorificada.</text:p>
      <text:p text:style-name="P2"/>
      <text:p text:style-name="P2">Is 52:14 Nenhum rosto humano jamais esteve tão desfigurado quanto o Seu!</text:p>
      <text:p text:style-name="P2"/>
      <text:p text:style-name="P2">Is 52:15 Muitas nações gentias no mundo durante o milênio devem voltar-se ao Senhor e ficarão espantadas com o que aprenderão dEle.</text:p>
      <text:p text:style-name="P2"/>
      <text:h text:style-name="Heading_20_2" text:outline-level="2">#838</text:h>
      <text:p text:style-name="P2"/>
      <text:p text:style-name="P2">O Cristão deve ser o mais feliz dos homens, mas sua felicidade deve estar naquilo que ele conhece de sua porção em Cristo e com Cristo.</text:p>
      <text:p text:style-name="P2"/>
      <text:p text:style-name="P2">ISAÍAS 53</text:p>
      <text:p text:style-name="P2"/>
      <text:p text:style-name="P2">Este capítulo refere-se particularmente a Israel, mas devemos aplicá-lo a nós.</text:p>
      <text:p text:style-name="P2"/>
      <text:p text:style-name="P2">Is 53:1 Algo como "Mas, oh! quão poucos creram!" Quem ouvirá?</text:p>
      <text:p text:style-name="P2"/>
      <text:p text:style-name="P2">Is 53:2 Aos olhos de Deus, Jesus era como um broto verde e tenro saído de uma raiz em terra seca, mas aos nossos olhos não havia nada nEle que nos atraísse, nada que nos fizesse desejá-Lo (bendito Jesus!).</text:p>
      <text:p text:style-name="P2"/>
      <text:p text:style-name="P2">Is 53:3 Homem de dores, acostumado a sofrer. Voltamos nossas costas para Ele, e olhamos para o outro lado. Não nos importamos.</text:p>
      <text:p text:style-name="P2"/>
      <text:p text:style-name="P2">Is 53:4-5 Nossas dores - nossas tristezas - nossas transgressões - nossas iniqüidades foram imputadas a Ele, e qual foi o resultado? - nossa paz. Fomos curados!</text:p>
      <text:p text:style-name="P2"/>
      <text:p text:style-name="P2">Is 53:6 Somos aqueles que se desviaram como ovelhas.</text:p>
      <text:p text:style-name="P2"/>
      <text:p text:style-name="P2">Is 53:7 Ele foi o Cordeiro que foi levado ao matadouro.</text:p>
      <text:p text:style-name="P2"/>
      <text:p text:style-name="P2">Is 53:8 Depois da prisão e do julgamento, eles O levaram para a morte.</text:p>
      <text:p text:style-name="P2"/>
      <text:p text:style-name="P2">Is 53:9 Ele foi sepultado como um criminoso, mas na sepultura de um homem rico - Mateus 27:57-60.</text:p>
      <text:p text:style-name="P2"/>
      <text:p text:style-name="P2">Is 53:10 Estava nos conselhos de Deus deixar Jesus sofrer, mas Jesus voltaria a viver e o plano de Deus prosperará em Sua mão.</text:p>
      <text:p text:style-name="P2"/>
      <text:p text:style-name="P2">Is 53:11 Quando Jesus vir todos os resultados do castigo que suportou, ficará satisfeito, e Deus será glorificado.</text:p>
      <text:p text:style-name="P2"/>
      <text:p text:style-name="P2">Is 53:12 Para entender este versículo devemos aplicá-lo inteiramente a Israel e a este mundo. Quando isto acontecer, todo verdadeiro crente no Senhor Jesus já estará seguro com o Senhor no céu. Então este versículo se cumprirá no mundo quando o Senhor estabelecer Seu reino mundial. Ele será Senhor de senhores e Rei de reis. Todo olho O verá. A última metade do versículo está dizendo que a razão pela qual Ele será tão vitorioso é Sua vida de obediência e humilhação, Sua morte expiatória e Suas orações.</text:p>
      <text:p text:style-name="P2"/>
      <text:h text:style-name="Heading_20_2" text:outline-level="2"><text:soft-page-break/>#839</text:h>
      <text:p text:style-name="P2"/>
      <text:p text:style-name="P2">Tudo o que Deus é não pode ser louvado com menos do que tudo o que é nosso.</text:p>
      <text:p text:style-name="P2"/>
      <text:p text:style-name="P2">ISAÍAS 55</text:p>
      <text:p text:style-name="P2"/>
      <text:p text:style-name="P2">Que capítulo maravilhoso! Que convite! Quão amável da parte de Deus fazer uma tal oferta! É como a mensagem do evangelho hoje. Nos versículos 1-5 temos o convite; nos versículos 6 e 7, o aviso; e nos versículos 8-11 temos a "Palavra".</text:p>
      <text:p text:style-name="P2"/>
      <text:p text:style-name="P2">Is 55:4 A quem você acha que Deus está se referindo quando Ele diz "ele"?</text:p>
      <text:p text:style-name="P2"/>
      <text:p text:style-name="P2">Is 55:6 Hoje este versículo ainda vale. Se o Senhor Jesus vier esta noite, então deixará de valer. "Enquanto se pode achar"; isto é muito sério.</text:p>
      <text:p text:style-name="P2"/>
      <text:p text:style-name="P2">Is 55:11 As pessoas podem zombar da Bíblia, mas repare neste versículo. Um bom versículo para se decorar. Veja se pode repeti-lo sem errar. Acho que é um dos mais negligenciados versículos da Bíblia. Experimente. É um versículo muito, muito importante.</text:p>
      <text:p text:style-name="P2"/>
      <text:h text:style-name="Heading_20_2" text:outline-level="2">#840</text:h>
      <text:p text:style-name="P2"/>
      <text:p text:style-name="P2">Quando os Cristãos estão crescendo na Palavra, são pacificadores - não criadores de caso - e promovem a unidade da assembléia.</text:p>
      <text:p text:style-name="P2"/>
      <text:p text:style-name="P2">ISAÍAS 57</text:p>
      <text:p text:style-name="P2"/>
      <text:p text:style-name="P2">Nos versículo 1-12 lemos a respeito do mau comportamento da nação de Israel. É Deus Quem fala aqui. Nos versículos 13-19 aprendemos do comportamento do pequeno número de Israelitas obedientes, que chamaremos de "o remanescente".</text:p>
      <text:p text:style-name="P2"/>
      <text:p text:style-name="P2">Is 57:1-2 Uma pessoa justa morre, às vezes jovem, e outros não parecem se preocupar com a razão. Ninguém entende que Deus está levando essas pessoas para que estejam com Ele, e longe dos dias maus que virão.</text:p>
      <text:p text:style-name="P2"/>
      <text:p text:style-name="P2">Is 57:3-12 O povo a que se refere aqui são as pessoas que, durante a tribulação, recusam-se a escutar o Senhor. A maldade delas vai ficando cada vez pior. É sempre assim.</text:p>
      <text:p text:style-name="P2"/>
      <text:p text:style-name="P2">Is 57:9 Isto se refere ao falso Messias. Ele é citado como "o rei". Abra no Evangelho de João 5:3, o Senhor Jesus fala de outra pessoa que virá, fingindo ser o Messias. Aquela pessoa é a mesma de que fala o nosso versículo 9.</text:p>
      <text:p text:style-name="P2"/>
      <text:p text:style-name="P2">Is 57:13 Acontece uma mudança. O Senhor mostra o contraste entre aqueles que dão ouvidos a falsas vozes, deuses e ídolos, e aqueles que confiam nEle. Veja a promessa na última parte do versículo 13.</text:p>
      <text:p text:style-name="P2"/>
      <text:p text:style-name="P2">Is 57:16 Que aviso aqui!</text:p>
      <text:p text:style-name="P2"/>
      <text:p text:style-name="P2">Is 57:18-19 E mesmo assim, que promessas para aqueles que colocariam o Senhor em primeiro lugar!</text:p>
      <text:p text:style-name="P2"><text:soft-page-break/></text:p>
      <text:h text:style-name="Heading_20_2" text:outline-level="2">#841</text:h>
      <text:p text:style-name="P2"/>
      <text:p text:style-name="P2">Existe na sociedade hoje uma situação estranha. Temos mais informação disponível sobre sexo e matrimônio do que jamais tivemos antes, todavia temos mais problemas matrimoniais e divórcios.</text:p>
      <text:p text:style-name="P2"/>
      <text:p text:style-name="P2">ISAÍAS 59</text:p>
      <text:p text:style-name="P2"/>
      <text:p text:style-name="P2">Is 59:1 O Senhor não é fraco demais para salvá-los! E Ele não está surdo!</text:p>
      <text:p text:style-name="P2"/>
      <text:p text:style-name="P2">Is 59:2 Mas seus próprios pecados foram a causa de seus problemas, e a razão de Deus ter ocultado Sua face deles.</text:p>
      <text:p text:style-name="P2"/>
      <text:p text:style-name="P2">Is 59:3-4 Deus viu cada detalhe na vida deles. (E Ele vê em nossa vida também!) É este o nosso problema? Todavia devemos sempre nos lembrar desta diferença: estas pessoas estavam sob a lei. Suas bênçãos dependiam de como eles agiam. Nossas bênçãos dependem inteiramente da obra consumada de Cristo por nós. Mas o gozo de nossas bênçãos depende inteiramente de nossa vida de obediência. Portanto procure se lembrar desta diferença quando ler o Antigo Testamento. As mãos, dedos, lábios, língua, pés e pensamentos deles estavam todos em atividade. Mas para si mesmos, e contra o Senhor que os amava tanto.</text:p>
      <text:p text:style-name="P2"/>
      <text:p text:style-name="P2">Is 59:15 Um versículo muito triste. Aqueles que andam em obediência são atacados. Isto é verdade hoje? Certamente. Quanto mais obediente você for à Palavra de Deus, mais irão considerá-lo de mente estreita. Mas a quem estamos tentando agradar, a Deus ou aos homens?</text:p>
      <text:p text:style-name="P2"/>
      <text:p text:style-name="P2">Is 59:16-20 Deus viu que não havia nenhum homem que os pudesse ajudar, portanto Ele próprio entrou em cena. Isto é exatamente o que o Senhor Jesus veio fazer no mundo como Homem. Maravilhosos versículos, particularmente o versículo 20. Deus sabia que a única forma de Seu povo ser feliz e abençoado, seria ao enviar Seu Filho!</text:p>
      <text:p text:style-name="P2"/>
      <text:p text:style-name="P2">Is 59:21 Mas isto certamente não será por terem feito algo; mas só por Deus ter mudado seus corações; e tudo porque o Senhor Jesus morreu por eles na cruz. Veja como este versículo é confirmado no Novo Testamento, Hb 8:10-13. Há unidade na Bíblia!</text:p>
      <text:p text:style-name="P2"/>
      <text:h text:style-name="Heading_20_2" text:outline-level="2">#842</text:h>
      <text:p text:style-name="P2"/>
      <text:p text:style-name="P2">O que somos em casa é um índice mais real de nosso caráter Cristão do que o que somos quando estamos em público.</text:p>
      <text:p text:style-name="P2"/>
      <text:p text:style-name="P2">ISAÍAS 62</text:p>
      <text:p text:style-name="P2"/>
      <text:p text:style-name="P2">Maravilhoso capítulo, Isaías diz que Deus não descansará enquanto Israel não for finalmente abençoado!</text:p>
      <text:p text:style-name="P2"/>
      <text:p text:style-name="P2">Is 62:2-4 Às vezes reservamos um tesouro especial para todos poderem ver. É o que o Senhor irá fazer com Israel no "dia do Senhor".</text:p>
      <text:p text:style-name="P2"/>
      <text:p text:style-name="P2">Is 62:5-12 A promessa de Deus para Israel.</text:p>
      <text:p text:style-name="P2"/>
      <text:p text:style-name="P2"><text:soft-page-break/>Is 62:6 Vigiando e orando, uma boa combinação (Mt 26:41, Mc 13:33, Lc 21:36).</text:p>
      <text:p text:style-name="P2"/>
      <text:p text:style-name="P2">Is 62:10-12 Lembre-se sempre de que a grande bênção em que Israel será introduzido durante o milênio depende totalmente no que o Senhor Jesus fez na cruz por eles. A nação incrédula está agora confiando totalmente no que se gabam de ser a força de seu próprio exército - e não no Senhor. Tudo isso será varrido de cena e uma nação de crentes no Senhor surgirá. Por isso lemos aqui "eis que vem a tua salvação". O Senhor Jesus é a salvação deles (e nossa).</text:p>
      <text:p text:style-name="P2"/>
      <text:h text:style-name="Heading_20_2" text:outline-level="2">#843</text:h>
      <text:p text:style-name="P2"/>
      <text:p text:style-name="P2">Cristianismo não é uma religião - é uma revelação.</text:p>
      <text:p text:style-name="P2"/>
      <text:p text:style-name="P2">ISAÍAS 65</text:p>
      <text:p text:style-name="P2"/>
      <text:p text:style-name="P2">Is 65:1-5 Agora é Deus que responde. Ele diz que outras nações (os Gentios) que nunca haviam perguntado por Ele agora O encontram. Mas Israel, Seu próprio povo, seguiu seu próprio caminho mau, apesar de Ele estender Seus braços para lhes dar as boas-vindas o tempo todo!</text:p>
      <text:p text:style-name="P2"/>
      <text:p text:style-name="P2">Is 65:5 E eles dizem uns aos outros, "Fica onde estás, e não te chegues a mim, porque sou mais santo do que tu!" (Eles não mereciam qualquer misericórdia).</text:p>
      <text:p text:style-name="P2"/>
      <text:p text:style-name="P2">Is 65:8-16 Nestes versículos encontramos um ponto muito importante. Deus faz de Israel dois grupos para o futuro. </text:p>
      <text:p text:style-name="P2">(1) O pequeno grupo que irá crer nEle durante a tribulação. Este pequeno grupo é conhecido com freqüência como "o remanescente" (em nosso capítulo, Ele os chama de "meus servos" e às vezes "meus escolhidos" - vers. 8-10 e 16).</text:p>
      <text:p text:style-name="P2">(2) A parte principal da nação de Israel irá ser destruída quando o Messias, o Senhor Jesus, voltar em Sua glória. Você vê isto nestes versículos?</text:p>
      <text:p text:style-name="P2"/>
      <text:p text:style-name="P2">Is 65:17-25 Estes versículos adentram o milênio. As pessoas viverão por todos os 1000 anos (tanto quanto uma árvore - vers. 22, somente o pecador irá morrer antes - vers. 20). Que belo mundo será então. O Senhor Jesus será Aquele para Quem todos olharão.</text:p>
      <text:p text:style-name="P2"/>
      <text:h text:style-name="Heading_20_2" text:outline-level="2">#844</text:h>
      <text:p text:style-name="P2"/>
      <text:p text:style-name="P2">Existe algo mais profundo que a obediência baseada no dever, e trata-se da obediência baseada na devoção.</text:p>
      <text:p text:style-name="P2"/>
      <text:p text:style-name="P2">ISAÍAS 66</text:p>
      <text:p text:style-name="P2"/>
      <text:p text:style-name="P2">Deus continua com Sua resposta.</text:p>
      <text:p text:style-name="P2"/>
      <text:p text:style-name="P2">Is 66:1-2 Apesar de ter feito o céu e a terra, Deus que lugar alguém poderia edificar para Si que pudesse ser tão bom quanto aquele e, mesmo assim, Ele diz que olharia para o homem que fosse humilde e que tremesse de Sua Palavra.</text:p>
      <text:p text:style-name="P2"/>
      <text:p text:style-name="P2"><text:soft-page-break/>Is 66:3-4 O povo estava usando qualquer coisa para o sacrifício que oferecia a Deus. Por isso Deus também poderia escolher como tratá-los.</text:p>
      <text:p text:style-name="P2"/>
      <text:p text:style-name="P2">Is 66:5-6 Deus irá castigar os incrédulos em Israel.</text:p>
      <text:p text:style-name="P2"/>
      <text:p text:style-name="P2">Is 66:10-13 Aqui vemos mais uma vez que Deus faz distinção entre aqueles que crêem (quão ricamente serão abençoados! vers. 10-14) e aqueles que não crêem (súbita destruição virá sobre eles, vers. 15-17).</text:p>
      <text:p text:style-name="P2"/>
      <text:p text:style-name="P2">Is 66:19-21 Deus irá enviar aqueles crentes (todos Judeus) a pregar o Evangelho do Reino às nações pagãs durante a tribulação (veja Mateus 24:14).</text:p>
      <text:p text:style-name="P2"/>
      <text:p text:style-name="P2">Is 66:22-24 E assim o nosso querido livro de Isaías termina com estas ricas promessas de bênção para um Israel crente durante o milênio. Há onze coisas "eternas" neste Livro. O Pai, o concerto, o poder, o fogo, o gozo, Deus, a salvação, a bondade, o sinal, o nome, e a luz. A Bíblia é uma "palavra firme" e eterna. 2 Pedro 1:19. Obedeça-a e será feliz. Mas não se esqueça que quando estas coisas acontecerem, nós, os crentes, já estaremos com o Senhor! Isaías é citado em Mateus, Marcos, Lucas, João, Atos, Romanos e 1 Pedro.</text:p>
      <text:p text:style-name="P2"/>
      <text:h text:style-name="Heading_20_2" text:outline-level="2">#845</text:h>
      <text:p text:style-name="P2"/>
      <text:p text:style-name="P2">A ansiedade nunca livra o amanhã de suas tristezas - ela apenas rouba do hoje a sua força.</text:p>
      <text:p text:style-name="P2"/>
      <text:p text:style-name="P2">OSÉIAS 1</text:p>
      <text:p text:style-name="P2"/>
      <text:p text:style-name="P2">Este profeta de coração tão terno chora com freqüência, não por causa de seus próprios pecados, mas pelos de Israel. Este livro coloca diante de nós uma figura de um homem (Deus), que tem uma esposa infiel (Israel) que é expulsa por causa de adultério, mas que mais tarde deve ser readmitida, purificada e feita o centro da nova terra. O livro pode ser dividido em três seções. A primeira, 1:1 ao final do capítulo 3. Deus está falando de Suas intenções. A segunda, 4:1 a 13:8... Mensagens ao povo pecador de Israel, e terceiro, 13:9 ao final... as bênçãos finais e a glória de Israel neste mundo. Maravilhoso? Maravilhoso! Você encontrará quatro nomes nos capítulos 1 e 2. Seus significados são, "Lo-Ami" 1:9, "Não meu povo"; "Ami" 2:1 "Meu povo", "Lo-Ruama" 1:6, "Não recebeu misericórdia", e "Ruama" "Tendo recebido misericórdia". </text:p>
      <text:p text:style-name="P2"/>
      <text:p text:style-name="P2">Você irá reparar que a forma negativa aparece primeiro em ambos os casos, pois Israel não merecia coisa alguma além do castigo que receberão, mas mais tarde eles serão abençoados e felizees.</text:p>
      <text:p text:style-name="P2"/>
      <text:p text:style-name="P2">Oséias fala do amor de Deus mais do que da justiça de Deus. Isto torna os avisos a Israel ainda mais terríveis. Todavia uma manhã de bênção é ainda prometida após a noite escura. Deus usa Oséias com bastante impacto.</text:p>
      <text:p text:style-name="P2"/>
      <text:p text:style-name="P2">Os 1:2-4 Oséias é instruído por Deus a viver uma parábola. A razão estava na extrema infidelidade de Israel para com Deus. Jr 3:14 nos diz que o próprio Deus usa uma parábola sobre Israel. Assim Oséias é usado por Deus para chocar o povo. Você verá que o próprio Israel é chamado pelo mesmo nome do filho que Oséias tem (vers. 11). A maior <text:soft-page-break/>parte dos profetas teve de sofrer coisas horríveis para que sua mensagem proveniente de Deus fosse ouvida.</text:p>
      <text:p text:style-name="P2"/>
      <text:p text:style-name="P2">Os 1:5 O nome do filho é um nome dado a um lugar de Israel hoje. Uma lembrança de que Deus ainda irá castigar Israel.</text:p>
      <text:p text:style-name="P2"/>
      <text:p text:style-name="P2">Os 1:6-7 O nome da filha significa "que não recebeu misericórdia". Isto se refere às dez tribos separadas, chamadas de "casa de Israel". Elas foram levadas para o cativeiro e nunca mais se ouviu falar nelas desde então. Mas Deus irá trazê-las todas de volta outra vez. "A casa de Judá" irá ser mantida por Deus. (Foi Judá que primeiro voltou à terra de Israel desde 4 de Maio de 1948).</text:p>
      <text:p text:style-name="P2"/>
      <text:p text:style-name="P2">Os 1:8-9 Mas naquela época Deus também havia colocado Judá completamente de lado.</text:p>
      <text:p text:style-name="P2"/>
      <text:p text:style-name="P2">Os 1:10-11 Um vislumbre do futuro... tudo completamente restaurado e abençoado. Não por causa deles, mas porque o Senhor Jesus levou sobre Si o castigo deles desde os tempos de Oséias.</text:p>
      <text:p text:style-name="P2"/>
      <text:h text:style-name="Heading_20_2" text:outline-level="2">#846</text:h>
      <text:p text:style-name="P2"/>
      <text:p text:style-name="P2">Se focarmos nossa atenção em Jesus Cristo, andaremos e trabalharemos juntos. Se focarmos em nós mesmos, causaremos rixas e divisões.</text:p>
      <text:p text:style-name="P2"/>
      <text:p text:style-name="P2">OSÉIAS 2</text:p>
      <text:p text:style-name="P2"/>
      <text:p text:style-name="P2">Os 2:1-13 O Senhor fala a Israel como se fosse Sua esposa que tivesse se tornado infiel a Ele. Poderíamos dizer que "onde abundou o pecado..." (veja Romanos 5:20).</text:p>
      <text:p text:style-name="P2"/>
      <text:p text:style-name="P2">Os 2:5 Israel achava que tivesse recebido suas bênçãos de falsos deuses nos quais havia confiado.</text:p>
      <text:p text:style-name="P2"/>
      <text:p text:style-name="P2">Os 2:6-13 Deus precisou fazer Israel passar por dias terríveis desde aquela época para fazê-los entender que não eram os falsos deuses que estavam cuidando deles, mas o próprio Deus.</text:p>
      <text:p text:style-name="P2"/>
      <text:p text:style-name="P2">Os 2:14-23 Aqui podemos dizer "superabundou a graça" Romanos 5:20. Deus sempre tem o Seu olhar naquele dia quando irá abençoar Israel ainda no futuro. Estes versículos são maravilhosos de serem lidos tendo isto em mente. Cada castigo foi necessário para fazer Israel olhar para o Senhor.</text:p>
      <text:p text:style-name="P2"/>
      <text:h text:style-name="Heading_20_2" text:outline-level="2">#847</text:h>
      <text:p text:style-name="P2"/>
      <text:p text:style-name="P2">O mais elevado ponto da dignidade moral em Abraão foi este: que ele foi um estrangeiro no mundo.</text:p>
      <text:p text:style-name="P2"/>
      <text:p text:style-name="P2">OSÉIAS 3</text:p>
      <text:p text:style-name="P2"/>
      <text:p text:style-name="P2">Israel experimentou isto de forma completa. Desde a crucificação do Senhor Jesus, Israel tem vagado como estrangeiro neste mundo, indesejado e empurrado de um país para o outro. (Foi só nos últimos 50 anos que os Judeus foram aceitos nos países em que vagaram). Este capítulo encerra a primeira seção deste livro.</text:p>
      <text:p text:style-name="P2"><text:soft-page-break/></text:p>
      <text:h text:style-name="Heading_20_2" text:outline-level="2">#848</text:h>
      <text:p text:style-name="P2"/>
      <text:p text:style-name="P2">É a simplicidade que nos introduz na presença de Deus.</text:p>
      <text:p text:style-name="P2"/>
      <text:p text:style-name="P2">OSÉIAS <text:s/>4</text:p>
      <text:p text:style-name="P2"/>
      <text:p text:style-name="P2">Daqui até o final do Livro, Deus fala ao povo e roga que se voltem para Si.</text:p>
      <text:p text:style-name="P2"/>
      <text:p text:style-name="P2">Os 4:1-14 Neste capítulo Deus mostra que todas as classes de pessoas em Israel haviam pecado. Profetas, sacerdotes, reis, todos. O adultério e o vinho desviou seu entendimento.</text:p>
      <text:p text:style-name="P2"/>
      <text:p text:style-name="P2">Os 4:15-19 Um aviso especial para que Judá não seguisse as outras dez tribos de Israel. E foi justamente o que fez.</text:p>
      <text:p text:style-name="P2"/>
      <text:p text:style-name="P2">Os 4:17 É algo terrível quando Deus nos abandona. Às vezes quando teimamos em seguir nosso próprio caminho, Ele faz isto (por algum tempo).</text:p>
      <text:p text:style-name="P2"/>
      <text:h text:style-name="Heading_20_2" text:outline-level="2">#849</text:h>
      <text:p text:style-name="P2"/>
      <text:p text:style-name="P2">Não podemos ser corretos na prática se não tivermos a doutrina correta.</text:p>
      <text:p text:style-name="P2"/>
      <text:p text:style-name="P2">OSÉIAS 5</text:p>
      <text:p text:style-name="P2"/>
      <text:p text:style-name="P2">Os 5:1 Oséias fala aos sacerdotes e ao povo. Ele lhes mostra que foram todos os seus pecados que lhes trouxeram problemas. (Uma lição muito importante para os crentes aprenderem. Não os pecados cometidos antes de sermos salvos, mas aquelas coisas que continuamos praticando agora. Lembre-se de que os pecados doutrinários são ainda mais sérios que os pecados morais).</text:p>
      <text:p text:style-name="P2"/>
      <text:p text:style-name="P2">Os 5:15 Mais uma vez um lampejo de alvorada, "até que se reconheçam culpados e busquem a minha face."</text:p>
      <text:p text:style-name="P2"/>
      <text:h text:style-name="Heading_20_2" text:outline-level="2">#850</text:h>
      <text:p text:style-name="P2"/>
      <text:p text:style-name="P2">No pão vemos unidade; no cálice, plenitude de bênção - o preço pago para nos redimir.</text:p>
      <text:p text:style-name="P2"/>
      <text:p text:style-name="P2">OSÉIAS 6</text:p>
      <text:p text:style-name="P2"/>
      <text:p text:style-name="P2">Oséias intensifica suas amorosas súplicas para que retornem ao Senhor.</text:p>
      <text:p text:style-name="P2"/>
      <text:p text:style-name="P2">Os 6:3 Maravilhosa promessa. (E para nós também). "Então conheceremos, se prosseguirmos em conhecer ao Senhor." (Trad. do Inglês). Se todos nós obedecermos a Palavra de Deus, então iremos todos entendê-la de igual maneira, e pensar de comum acordo. O Espírito de Deus não pode ensinar um crente de uma forma e ensinar outro crente de maneira oposta. O adultério e a prostituição na época de Israel nos ensina o que é, espiritualmente falando, a infidelidade para com o Senhor. Desobedecer ao Senhor doutrinariamente nos dias de hoje equivale a <text:soft-page-break/>cometer adultério naquela época. E quanto mais tempo continuarmos assim, mais endurecido fica nosso coração.</text:p>
      <text:p text:style-name="P2"/>
      <text:h text:style-name="Heading_20_2" text:outline-level="2">#851</text:h>
      <text:p text:style-name="P2"/>
      <text:p text:style-name="P2">Não há privilégio mais elevado neste mundo que estar à Mesa do Senhor, recordando a Sua Pessoa e obra (morte).</text:p>
      <text:p text:style-name="P2"/>
      <text:p text:style-name="P2">OSÉIAS 7</text:p>
      <text:p text:style-name="P2"/>
      <text:p text:style-name="P2">Este é um capítulo cheio de instruções espirituais para o crente no Senhor Jesus nos dias de hoje.</text:p>
      <text:p text:style-name="P2"/>
      <text:p text:style-name="P2">Os 7:2 Estas pessoas eram tão descuidadas que não conseguiam entender que Deus via tudo o que havia em seus corações!</text:p>
      <text:p text:style-name="P2"/>
      <text:p text:style-name="P2">Os 7:9 Foi aos poucos que eles se distanciaram do Senhor. (Você não era mais feliz, quando conheceu o Senhor Jesus como seu Salvador no início? E agora será que você tem forças para resistir a tentação? Leia este versículo com atenção.)</text:p>
      <text:p text:style-name="P2"/>
      <text:p text:style-name="P2">Os 7:10-14 Aqui está nossa resposta. Volte para o Senhor e confesse os pecados nos quais você tem andado. Fique a sós na presença de Deus. Se não fazemos isto, não conseguimos enxergar no que estamos errando. Podemos até achar que estejamos sendo bons e vivendo uma vida moralmente limpa. Isto é bom, mas o que dizer de nossos envolvimentos religiosos? Será que as Escrituras condenam o que estamos seguindo? Não se trata meramente do que dizemos em "Chapter-a-Day", mas do que Deus diz, do que cada um de nós terá de dar conta a Deus.</text:p>
      <text:p text:style-name="P2"/>
      <text:h text:style-name="Heading_20_2" text:outline-level="2">#852</text:h>
      <text:p text:style-name="P2"/>
      <text:p text:style-name="P2">Se não desfrutarmos da verdade acabaremos nos desviando e acabando cativos do inimigo. Se não desfrutarmos da verdade, não a possuímos.</text:p>
      <text:p text:style-name="P2"/>
      <text:p text:style-name="P2">OSÉIAS 8</text:p>
      <text:p text:style-name="P2"/>
      <text:p text:style-name="P2">Ele continua a suplicar ao povo. (Há muita instrução para nós aqui também).</text:p>
      <text:p text:style-name="P2"/>
      <text:p text:style-name="P2">Os 8:2 Acaso dizemos, "Sim, conheço a Deus"? E o tempo todo o Senhor vê nossos pensamentos. (É por isso que tantos crentes desfrutam de pouca paz em seus corações).</text:p>
      <text:p text:style-name="P2"/>
      <text:p text:style-name="P2">Os 8:4 Os ídolos são a causa de nossa fraqueza. Qualquer coisa que fique entre nós e o Senhor é um ídolo.</text:p>
      <text:p text:style-name="P2"/>
      <text:p text:style-name="P2">Os 8:11 Repare nas palavras "altares para pecar". Isto nos diz claramente que não se trata de imoralidade, mas de desobediência religiosa. Um altar servia para adorar. Tudo era feito em nome da religião.</text:p>
      <text:p text:style-name="P2"/>
      <text:p text:style-name="P2">Os 8:12 Eles eram tão descuidados que não entenderam. (Desobedecer o Senhor em questões religiosas é ainda pior que a imoralidade, pois trata-se de um pecado contra o próprio Senhor!) As pessoas decidem a <text:soft-page-break/>seriedade do pecado pelo modo como ele afeta outras pessoas. Deus decide a seriedade do pecado pelo modo como ele afeta a Cristo.</text:p>
      <text:p text:style-name="P2"/>
      <text:p text:style-name="P2">Os 8:14 As pessoas podem construir grandes edifícios para, como dizem, adorar a Deus, mas repare no que Deus diz. É o coração que Deus deseja. Nestes capítulos, lembre-se de que quando Efraim é mencionado, trata-se das 10 tribos divididas. Quando fala de Israel, trata-se de todas as 12 tribos, vistas como uma só. Quando é Judá, trata-se apenas de Judá e Benjamim (as duas que hoje estão de volta na terra).</text:p>
      <text:p text:style-name="P2"/>
      <text:h text:style-name="Heading_20_2" text:outline-level="2">#853</text:h>
      <text:p text:style-name="P2"/>
      <text:p text:style-name="P2">Estamos no mundo para representar a Cristo, e podemos fazer isso agindo à maneira de Cristo em todos os nossos relacionamentos sociais.</text:p>
      <text:p text:style-name="P2"/>
      <text:p text:style-name="P2">OSÉIAS 9</text:p>
      <text:p text:style-name="P2"/>
      <text:p text:style-name="P2">Uma conversa mais franca. (Estamos aplicando estas coisas espiritualmente a nós mesmos? Deveríamos.) Eles não deram ouvidos a todas estas súplicas. E nós? Será que continuamos fazendo coisas que sabemos não agradar o Senhor? Oramos por uma consciência sensível? Se não o fizermos, nossa consciência acabará endurecida, como aconteceu a este povo.</text:p>
      <text:p text:style-name="P2"/>
      <text:h text:style-name="Heading_20_2" text:outline-level="2">#854</text:h>
      <text:p text:style-name="P2"/>
      <text:p text:style-name="P2">Devo respeitar a consciência de outra pessoa, mas a consciência do outro não deve ser meu guia.</text:p>
      <text:p text:style-name="P2"/>
      <text:p text:style-name="P2">OSÉIAS 10</text:p>
      <text:p text:style-name="P2"/>
      <text:p text:style-name="P2">Os 10:1 Outra vez o mal religioso. Quanto mais riquezas tinham, maior o mal religioso!</text:p>
      <text:p text:style-name="P2"/>
      <text:p text:style-name="P2">Os 10:2 Corações divididos! Quantos crentes há hoje com corações divididos!</text:p>
      <text:p text:style-name="P2"/>
      <text:p text:style-name="P2">Os 10:13 Repare na lavra e na ceifa! Que o Senhor possa abrir nossos olhos para percebermos o que está enfraquecendo nossa vida. Só o pecado pode enfraquecer o crente.</text:p>
      <text:p text:style-name="P2"/>
      <text:h text:style-name="Heading_20_2" text:outline-level="2">#855</text:h>
      <text:p text:style-name="P2"/>
      <text:p text:style-name="P2">Quando permitimos que exista profanação entre nós, perdemos o controle da doutrina. Primeiro perdemos o ouro, depois a prata, e finalmente o bronze.</text:p>
      <text:p text:style-name="P2"/>
      <text:p text:style-name="P2">OSÉIAS 11</text:p>
      <text:p text:style-name="P2"/>
      <text:p text:style-name="P2">Maravilhoso capítulo. Deus agora lhes faz lembrar que Ele não é um homem. Ele tem o coração de Deus. Apesar de eles não O amarem, Ele permanecia o mesmo! (Esta é a linguagem que às vezes parte nosso coração. Nós, os crentes, com freqüência nos desviamos do Senhor. Com Seu terno amor Ele nos leva de volta. No Salmo 23, Ele diz, "Deitar-me faz em verdes pastos, guia-me mansamente a águas tranqüilas." Isto <text:soft-page-break/>poderia nos fazer pensar que não existe perigo para nós, mas o que é que Ele diz a seguir? "Refrigera" ou "restaura a minha alma". Pense só nisto! Quando tudo vai bem é que costumamos perder a comunhão com o Senhor).</text:p>
      <text:p text:style-name="P2"/>
      <text:p text:style-name="P2">Os 11:10-11 Quando eles começam a tremer, é porque esgotaram seus últimos recursos. (Podemos agradecer ao Senhor por Ele permitir que esgotemos todos os recursos, e então estamos prontos a ser restaurados).</text:p>
      <text:p text:style-name="P2"/>
      <text:h text:style-name="Heading_20_2" text:outline-level="2">#856</text:h>
      <text:p text:style-name="P2"/>
      <text:p text:style-name="P2">Todo sacrifício precisa de sal: devoção.</text:p>
      <text:p text:style-name="P2"/>
      <text:p text:style-name="P2">OSÉIAS 12</text:p>
      <text:p text:style-name="P2"/>
      <text:p text:style-name="P2">Isto é interessante. Deus certamente teria de puni-los por causa de seus pecados, mas Ele lhes recorda uma outra época muito tempo antes. A época de Jacó, quando ele lutou com o anjo do Senhor, e Jacó venceu. E o anjo era o próprio Senhor! Jacó conseguiu desviar a ira do Senhor e o Senhor disse Seu nome a Jacó.</text:p>
      <text:p text:style-name="P2"/>
      <text:p text:style-name="P2">"Agora", diz o Senhor a este povo, "faça o mesmo. Volte para Mim. Espere em Mim. Eu não mudo". <text:s/>Pense só na misericórdia do Senhor para com Israel que, apesar de tudo o que Ele lhes dissera, simplesmente O deixaram de lado. E ainda está para chegar o dia quando Ele fará deles o centro de todo o mundo! Acaso isto não leva você a agradecer ao Senhor pelo que Ele tem feito por você? Ou será que continuamos descuidados? Estamos sendo arrastados de volta aos prazeres e entretenimentos mundanos? Que o Senhor possa tocar nossos corações.</text:p>
      <text:p text:style-name="P2"/>
      <text:h text:style-name="Heading_20_2" text:outline-level="2">#857</text:h>
      <text:p text:style-name="P2"/>
      <text:p text:style-name="P2">Se não temos nenhum desejo evangelístico, ainda não estamos maduros no que significa ser Cristão.</text:p>
      <text:p text:style-name="P2"/>
      <text:p text:style-name="P2">OSÉIAS 13</text:p>
      <text:p text:style-name="P2"/>
      <text:p text:style-name="P2">Estes dois últimos capítulos são muito belos. Eles nos dão um relance de Deus.</text:p>
      <text:p text:style-name="P2"/>
      <text:p text:style-name="P2">Os 13:1-5 Deus deve anunciar o castigo, todavia ao fazê-lo Ele Se lembra do que Ele é. (Por assim dizer).</text:p>
      <text:p text:style-name="P2"/>
      <text:p text:style-name="P2">Os 13:6-8 O castigo era necessário.</text:p>
      <text:p text:style-name="P2"/>
      <text:p text:style-name="P2">Os 13:9-10 Mas o Senhor volta a abordar o amor e a graça.</text:p>
      <text:p text:style-name="P2"/>
      <text:p text:style-name="P2">Os 13:11-13 O castigo deve ser aplicado pois havia pecado ali.</text:p>
      <text:p text:style-name="P2"/>
      <text:p text:style-name="P2">Os 13:14 Repare no verbo, "remirei" (futuro). Agora abra em 1 Coríntios 15:54. "Tragada foi a morte". Ali está no passado. Porque a cruz de Cristo colocou-se entre estes versículos.</text:p>
      <text:p text:style-name="P2"/>
      <text:p text:style-name="P2">Os 13:15-16 Deus teria de castigar.</text:p>
      <text:p text:style-name="P2"/>
      <text:h text:style-name="Heading_20_2" text:outline-level="2"><text:soft-page-break/>#858</text:h>
      <text:p text:style-name="P2"/>
      <text:p text:style-name="P2">A comunhão dos apóstolos é conhecer e praticar a doutrina dos apóstolos.</text:p>
      <text:p text:style-name="P2"/>
      <text:p text:style-name="P2">OSÉIAS 14</text:p>
      <text:p text:style-name="P2"/>
      <text:p text:style-name="P2">Os 14:1-3 Ele ama a Israel de tal maneira que até lhes diz o que devem dizer a Ele quando puder abençoá-los!</text:p>
      <text:p text:style-name="P2"/>
      <text:p text:style-name="P2">Os 14:4 Seu amor explode. Deus é santo. Deus é amor. A santidade exige o castigo. Mas o amor de Deus irá vencer no final. Sabe por que? Porque Ele castigou Seu Filho, o Senhor Jesus, em lugar de Israel. Esperamos que você tenha sido auxiliado por este livro. Que nossas consciências possam ser tocadas por sua leitura.</text:p>
      <text:p text:style-name="P2"/>
      <text:h text:style-name="Heading_20_2" text:outline-level="2">#859</text:h>
      <text:p text:style-name="P2"/>
      <text:p text:style-name="P2">O que a luz revela, o sangue limpa. (1 João 1).</text:p>
      <text:p text:style-name="P2"/>
      <text:p text:style-name="P2">JOEL 1</text:p>
      <text:p text:style-name="P2"/>
      <text:p text:style-name="P2">Encontraremos cinco vezes a expressão "o dia do Senhor" neste livro. Como você já sabe, isto se refere a um tempo posterior aos crentes terem sido arrebatados para estar com o Senhor. Então os castigos provenientes de Deus cairão sobre este mundo, principalmente sobre Israel.</text:p>
      <text:p text:style-name="P2"/>
      <text:p text:style-name="P2">Uma terrível peste de moscas, gafanhotos e lagartas, que parecem ter comido tudo o que estava à vista. A terra de Israel é deixada vazia. Isto tem dois objetivos... (1) Acordar as pessoas para que entendam que se desviaram do Senhor que os amava, e (2) lembrá-los de que um dia de castigo ainda mais terrível está para cair sobre sua terra. Apesar de quase 2.800 anos já terem se passado desde que Joel escreveu este livro, "o dia do Senhor" ainda não chegou. Mas não devemos pensar que não esteja perto. A peste não foi apenas uma onda de má sorte, como se costuma dizer. Deus tinha uma mensagem para aquelas pessoas (e Ele tem uma mensagem para nós, quando permite que uma grande dor nos atinja).</text:p>
      <text:p text:style-name="P2"/>
      <text:p text:style-name="P2">Jl 1:15 Esta é a primeira referência feita àquele terrível "dia". Judá estava vivendo descuidadamente, dando pouca ou nenhuma atenção às súplicas vindas de Deus. Agora Deus lhes recorda da vinda do "dia do Senhor".</text:p>
      <text:p text:style-name="P2"/>
      <text:h text:style-name="Heading_20_2" text:outline-level="2">#860</text:h>
      <text:p text:style-name="P2"/>
      <text:p text:style-name="P2">Podemos não ser capazes de tocar Suas vestes, mas podemos tocar Seu coração!</text:p>
      <text:p text:style-name="P2"/>
      <text:p text:style-name="P2">JOEL 2</text:p>
      <text:p text:style-name="P2"/>
      <text:p text:style-name="P2">Jl 2:1-14 Volte ao livro de Números, capítulo 10, e verá que havia ali duas razões para se tocar as trombetas de prata. No vers. 9 ela era para ser tocada como um alarme para o arraial. Aqui em Joel o alarme <text:soft-page-break/>deve ser tocado! Havia perigo. O inimigo estava chegando. Joel avisa o povo. Será que estamos ouvindo o aviso? Hoje Deus está nos avisando. Deveríamos compreender que estamos vivendo em dias muito perigosos. Satanás está atacando os crentes pelo engano, ao invés de fazê-lo pelo medo.</text:p>
      <text:p text:style-name="P2"/>
      <text:p text:style-name="P2">Jl 2:15-17 Voltando a Números 10, vers. 7, você lê da outra ocasião em que as trombetas de prata eram tocadas - para reunir o povo. Aqui, eles deviam se purificar, os sacerdotes deviam chorar por causa da maldade de seu comportamento. Hoje o Senhor está dizendo o mesmo a todo verdadeiro crente. Para que se separe de toda a mistura e confusão que há em redor, e para que se reúna para o nome do Senhor Jesus somente. Cristo é o único centro de reunião, e Ele não está dividido. 1 Coríntios 1:13. Satanás é aquele que está separando os crentes uns dos outros.</text:p>
      <text:p text:style-name="P2"/>
      <text:p text:style-name="P2">Jl 2:18-27 O que o Senhor prometia se as duas trombetas fossem obedecidas. Você quer agradar ao Senhor? Então, será que está fazendo estas duas coisas? Ele certamente fará você feliz se as fizer. Repare o quanto o Senhor quer fazer o Seu povo feliz.</text:p>
      <text:p text:style-name="P2"/>
      <text:p text:style-name="P2">Jl 2:28-32 Abra em Atos 2:14 a 21 onde Pedro repete estas palavras. Elas foram parcialmente cumpridas no dia de Pentecostes. Elas se cumprirão totalmente quando o Senhor vier em Sua glória no dia do Senhor.</text:p>
      <text:p text:style-name="P2"/>
      <text:h text:style-name="Heading_20_2" text:outline-level="2">#861</text:h>
      <text:p text:style-name="P2"/>
      <text:p text:style-name="P2">Não há ninguém mais orgulhoso e contencioso do que aquele que sabe pouco.</text:p>
      <text:p text:style-name="P2"/>
      <text:p text:style-name="P2">JOEL 3</text:p>
      <text:p text:style-name="P2"/>
      <text:p text:style-name="P2">Este maravilhoso capítulo é um vislumbre do glorioso futuro quando Israel será o cetro de toda a Terra, e o Senhor Jesus será o Rei. Mas sempre é bom lembrar-se de que os crentes no Senhor Jesus não estarão aqui no mundo nessa ocasião. Nosso futuro é estar com o Senhor.</text:p>
      <text:p text:style-name="P2"/>
      <text:p text:style-name="P2">Jl 3:9-17 Refere-se ao tempo da tribulação. Uma pequena parte das duas tribos, Judá e Benjamim, crerá que Jesus voltará como Rei. São chamados de "remanescente". Sofrerão terrivelmente, e estes versículos descrevem aqueles dias horríveis. (As outras dez tribos continuam espalhadas e desconhecidas por aquela ocasião).</text:p>
      <text:p text:style-name="P2"/>
      <text:h text:style-name="Heading_20_2" text:outline-level="2">#862</text:h>
      <text:p text:style-name="P2"/>
      <text:p text:style-name="P2">Embora você não seja capaz de incutir graça em seus filhos, ao menos você pode incutir conhecimento neles.</text:p>
      <text:p text:style-name="P2"/>
      <text:p text:style-name="P2">AMÓS 1</text:p>
      <text:p text:style-name="P2"/>
      <text:p text:style-name="P2">Amós e Oséias viveram na mesma época. Oséias ficou muito alterado com os terríveis juízos que cairiam sobre Israel, mas Amós também revela o que acontecerá a algumas das nações ao redor de Israel.</text:p>
      <text:p text:style-name="P2"/>
      <text:p text:style-name="P2"><text:soft-page-break/>Amós não apenas escutou as palavras do Senhor, mas as viu; isto é, ele viu o que as palavras significavam. Este profeta escreve para as dez tribos antes de serem levadas cativas; desde então não se ouviu mais falar delas. São conhecidas como "as dez tribos perdidas", e aqui são chamadas de reino de Israel.</text:p>
      <text:p text:style-name="P2"/>
      <text:p text:style-name="P2">Deus manteve um registro de todas as coisas que os inimigos de Israel fizeram. Há cinco parágrafos ou divisões. Cada um começa com as mesmas palavras. "Por três transgressões... sim, por quatro". O número "três" nos fala que Deus tinha provas suficientes. O número "quatro" na Bíblia significa que qualquer assunto que estiver sendo tratado será divulgado para as quatro direções. Como leste, oeste, norte e sul. Em outras palavras, é para todos. Chamamos isto de "universal". Você verá oito juízos distintos que ainda devem cair sobre as nações que circundam Israel e sobre o próprio Israel.</text:p>
      <text:p text:style-name="P2"/>
      <text:p text:style-name="P2">Am 1:3-5 O primeiro é sobre Damasco. Foi a principal cidade da Síria - o país ao norte de Israel. Deus nunca Se esqueceu do que aquela nação fez a Seu povo.</text:p>
      <text:p text:style-name="P2"/>
      <text:p text:style-name="P2">Am 1:6-8 Em seguida, Gaza: hoje no noticiário escutamos falar muito sobre a "faixa de Gaza". Foi o centro da terra dos Filisteus. Foram eles os amargos inimigos de Israel nos dias do Rei Saul e do Rei Davi, e estão de volta hoje. É claro que os líderes oficiais não gostavam de escutar um pastor ou vaqueiro comum levando a Palavra de Deus à nação (leia 7:10). Todavia, Deus não é influenciado pelo que os governantes pensam.</text:p>
      <text:p text:style-name="P2"/>
      <text:p text:style-name="P2">Am 1:9-10 Cidade de Tiro. Foi conquistada por três impérios mundiais, um após outro.</text:p>
      <text:p text:style-name="P2"/>
      <text:p text:style-name="P2">Am 1:11-12 Agora vem Edom. Estava do outro lado do rio Jordão. Os Árabes continuam lutando contra Israel. Deus se lembra de que são culpados.</text:p>
      <text:p text:style-name="P2"/>
      <text:p text:style-name="P2">Am 1:13-15 Amom era muito cruel. Deus não Se esquece. Tudo isso nos diz que Deus tem um registro perfeito de toda a vida de cada pessoa.</text:p>
      <text:p text:style-name="P2"/>
      <text:h text:style-name="Heading_20_2" text:outline-level="2">#863</text:h>
      <text:p text:style-name="P2"/>
      <text:p text:style-name="P2">Cinismo é sempre a expressão do vazio.</text:p>
      <text:p text:style-name="P2"/>
      <text:p text:style-name="P2">Amós 2 </text:p>
      <text:p text:style-name="P2"/>
      <text:p text:style-name="P2">Am 2:1-3 Em seguida vem Moabe. Você se lembra de seu começo. Gn 19:30-37. Os versículos de hoje falam do fim de Moabe.</text:p>
      <text:p text:style-name="P2"/>
      <text:p text:style-name="P2">Am 2:4-5 Aqui há uma surpresa. Até Judá não escapa. Judá fazia parte de Israel. Repare de que estas pessoas eram culpadas. Não prestaram atenção à Palavra de Deus! Temos este cuidado? Nós a lemos todos os dias? Nós a obedecemos?</text:p>
      <text:p text:style-name="P2"/>
      <text:p text:style-name="P2">Am 2:6-8 Finalmente, todo Israel. Desprezavam aqueles que seguiam o Senhor! Que coisa terrível ter tal culpa. Deus não se esquece.</text:p>
      <text:p text:style-name="P2"/>
      <text:p text:style-name="P2">Am 2:10 Deus os faz lembrar do que havia feito graciosamente para eles. Ele lhes diz isto para envergonhá-los!</text:p>
      <text:p text:style-name="P2"/>
      <text:p text:style-name="P2"><text:soft-page-break/>Am 2:12 Nazireus eram aqueles que se devotavam totalmente ao Senhor. Os Israelitas os dissuadiam a desistir.</text:p>
      <text:p text:style-name="P2"/>
      <text:p text:style-name="P2">Am 2:16 A paciência de Deus chega a um fim no que diz respeito a estes oito grupos.</text:p>
      <text:p text:style-name="P2"/>
      <text:h text:style-name="Heading_20_2" text:outline-level="2">#864</text:h>
      <text:p text:style-name="P2"/>
      <text:p text:style-name="P2">Lembre-se de que, para que houvesse a humanidade em Cristo, foi necessário que Ele fosse quebrantado; mas para se ter Cristo visto no homem, o vaso deve ser quebrado.</text:p>
      <text:p text:style-name="P2"/>
      <text:p text:style-name="P2">Amós 3</text:p>
      <text:p text:style-name="P2"/>
      <text:p text:style-name="P2">Am 3:1-2 Os Israelitas seriam punidos de uma forma diferente dos outros. Quanto mais próximo do Senhor alguém é levado, mais cuidadosa aquela pessoa precisa ser em sua vida.</text:p>
      <text:p text:style-name="P2"/>
      <text:p text:style-name="P2">Deus está dizendo àquele povo que o castigo estava chegando. Mas que um pequeno remanescente seria salvo (vers. 12). Como apenas duas pernas, ou uma orelha de uma ovelha seria resgatada por um pastor da boca do leão, uma pequena parte de Israel seria salva no futuro. Os crentes hoje são como um remanescente. Se você crê na Palavra de Deus, seu coração está cheio de paz e conforto. Nada poderá importuná-lo.</text:p>
      <text:p text:style-name="P2"/>
      <text:h text:style-name="Heading_20_2" text:outline-level="2">#865</text:h>
      <text:p text:style-name="P2"/>
      <text:p text:style-name="P2">O valor da Bíblia não consiste meramente em conhecê-la, mas em obedecê-la.</text:p>
      <text:p text:style-name="P2"/>
      <text:p text:style-name="P2">Amós 4</text:p>
      <text:p text:style-name="P2"/>
      <text:p text:style-name="P2">O capítulo de hoje é também instrutivo e de grande auxílio. Deus fala de pequenos castigos que enviou como um aviso para Israel. Mas eles nem sequer ligaram. Conte o número de vezes neste capítulo que Ele diz, " contudo não vos convertestes a mim". </text:p>
      <text:p text:style-name="P2"/>
      <text:p text:style-name="P2">Am 4:12 Por isso vem o aviso final, "prepara-te, ó Israel, para te encontrares com o teu Deus". Este capítulo começa (e continua até o final do livro) para apresentar as súplicas de Deus a Seu povo, para que se desviassem de sua maldade, pois Ele sabia que não poderia bençoá-los a menos que se convertessem.</text:p>
      <text:p text:style-name="P2"/>
      <text:h text:style-name="Heading_20_2" text:outline-level="2">#866</text:h>
      <text:p text:style-name="P2"/>
      <text:p text:style-name="P2">Compaixão é sentir sua dor em meu coração.</text:p>
      <text:p text:style-name="P2"/>
      <text:p text:style-name="P2">Lucas 1, Vers. 1-38</text:p>
      <text:p text:style-name="P2"/>
      <text:p text:style-name="P2">Começamos hoje a ler um livro doce e terno, escrito por um médico que nos mostras estas qualidades em cada página. Alguns incrédulos dizem que não é preciso estar inspirado para escrever história. Dizem que basta relatar os fatos. Mas o historiador pode não estar correto em alguns detalhes. Porém a Palavra de Deus é inspirada (soprada por Deus) (2 Tm 3:16) e por isso é um registro perfeito dos fatos.</text:p>
      <text:p text:style-name="P2"><text:soft-page-break/></text:p>
      <text:p text:style-name="P2">Este Evangelho apresenta a Cristo como o "Filho do Homem", e por isso veremos referências a todo o mundo sendo abençoado. Não apenas Israel, como vemos com tanta freqüência em Mateus. Por exemplo, apenas Lucas em 2:31 cita Sl 98:2. Do mesmo modo, apenas Lucas (em 3:6) cita Is 40:5. "Toda carne" significa todas as nacionalidades, e somente Lucas, de todos os Evangelhos, traz as palavras "redimido" ou "redenção". E os incrédulos costumam dizer que "foram os homens que escreveram a Bíblia, não Deus".</text:p>
      <text:p text:style-name="P2"/>
      <text:p text:style-name="P2">Lc 1:1-4 A verdade é sempre absoluta, inflexível. A Bíblia é odiada pelos incrédulos por ser ela tão direta. Leia esta sentença para ver um exemplo disto. Repare nas palavras "narração", "se realizaram", "testemunhas", "desde o princípio", "da palavra", "cuidadosamente", "conheças", "plenamente", "desde o princípio". Que palavras diretas! Elas se mantém e permanecem para sempre. 1 Pedro 1:23. Mas não apenas este Livro de Lucas é inspirado e perfeito, mas leia os versículos abaixo para ver que toda a Bíblia confirma a si própria como sendo inspirada por Deus. 2 Pedro 1:21 refere-se ao Antigo Testamento e o capítulo 3:2 e 16, e Judas 17 ao Novo Testamento.</text:p>
      <text:p text:style-name="P2"/>
      <text:p text:style-name="P2">Lc 1:5-25 O nascimento de João - o mensageiro que devia preparar o caminho para o Senhor Jesus surgir neste mundo.</text:p>
      <text:p text:style-name="P2"/>
      <text:p text:style-name="P2">Lc 1:26-38 Quando lemos o Livro de Daniel, aprendemos que este anjo poderoso veio do céu, da parte de Deus, para contar a Daniel os grandes segredos do futuro. (Dn 8:15-19 e 9:21). Mas hoje lemos do mesmo Gabriel, que permanece na presença de Deus, vers. 19 de nosso capítulo, e repentinamente os céus se abrem e Gabriel vem à casa da pobre e desconhecida virgem de Nazaré! Podemos até mesmo escutar o diálogo de Maria com este visitante celestial. Leia as palavras bem devagar. Ela crê em tudo que o anjo Gabriel lhe diz. Ela será a mãe do Filho de Deus. O anjo se vai.</text:p>
      <text:p text:style-name="P2"/>
      <text:h text:style-name="Heading_20_2" text:outline-level="2">#867</text:h>
      <text:p text:style-name="P2"/>
      <text:p text:style-name="P2">Alguns Cristãos podem viver sem fazer nada, mas nenhum Cristão vive sem ter nada para fazer.</text:p>
      <text:p text:style-name="P2"/>
      <text:p text:style-name="P2">Lucas 1, vers. 39-79</text:p>
      <text:p text:style-name="P2"/>
      <text:p text:style-name="P2">Lc 1:39-45 Maria vai visitar sua prima Isabel que está para dar à luz João Batista. Podemos ler o maravilhoso diálogo entre estas duas mulheres privilegiadas. Mas repare que o assunto é a criança que Maria, e não Isabel, irá dar à luz. Repare neste capítulo a menção a Deus, ao Senhor, ao Espírito Santo, a Jesus, ao Filho do Altíssimo, ao Senhor Deus, ao Filho de Deus e a Deus meu Salvador. Que história!</text:p>
      <text:p text:style-name="P2"/>
      <text:p text:style-name="P2">Lc 1:46-55 Maria toma um lugar de grande humildade e temor. E seu coração transbordante diz, "Deus é meu Salvador". Ela precisava de um Salvador e cria nEle também!</text:p>
      <text:p text:style-name="P2"/>
      <text:p text:style-name="P2">Lc 1:68-79 O versículo 67 disse que Zacarias, um sacerdote, marido de Isabel, começou a profetizar, ou dizer coisas profundas pelo poder do Espírito Santo.</text:p>
      <text:p text:style-name="P2"/>
      <text:p text:style-name="P2">Lc 1:68-75 Maravilhosas palavras que ligam as profecias do Antigo Testamento a seu cumprimento no nascimento do Senhor Jesus. Repare na <text:soft-page-break/>margem de sua Bíblia (se você usa a versão de João Ferreira de Almeida), as muitas, muitas referências aos versículos do Antigo Testamento que são citados. Se tiver tempo, leia cada um deles. Você verá quão maravilhosamente bem a Bíblia se completa.</text:p>
      <text:p text:style-name="P2"/>
      <text:p text:style-name="P2">Lc 1:76-79 O pai dirige-se a seu filho João.</text:p>
      <text:p text:style-name="P2"/>
      <text:p text:style-name="P2">Lc 1:80 João desaparece nos desertos por muitos anos até voltarmos a ler dele em Mateus 3:1.</text:p>
      <text:p text:style-name="P2"/>
      <text:h text:style-name="Heading_20_2" text:outline-level="2">#868</text:h>
      <text:p text:style-name="P2"/>
      <text:p text:style-name="P2">Nenhuma vestimenta é mais apropriada a um filho de Deus do que o manto da humilhação.</text:p>
      <text:p text:style-name="P2"/>
      <text:p text:style-name="P2">Lucas 2, Vers. 1-24</text:p>
      <text:p text:style-name="P2"/>
      <text:p text:style-name="P2">Todos amamos esta maravilhosa história - o nascimento de Jesus. No Antigo Testamento há 333 profecias relativas ao Senhor Jesus Cristo. Destas, 109 se cumpriram em Sua primeira vinda, deixando 224 profecias para serem cumpridas em Sus vindas futuras. 333 razões para demonstrar que podemos confiar nEle! Dos 46 profetas do Antigo Testamento, menos de dez deles escrevem sobre eventos relacionados à Sua segunda vinda. Miquéis 5:2 profetizou que Ele nasceria em Belém, Isaías 7:14 diz que Ele nasceria de uma virgem, e Daniel 9:25 previa quando Ele iria nascer (cerca de 450 anos mais tarde). Todavia os incrédulos hoje não dão atenção a estes três fatos.</text:p>
      <text:p text:style-name="P2"/>
      <text:p text:style-name="P2">Lc 2:1-6 O Imperador Romano, César Augusto, ordena que todos devem voltar às suas cidades de origem para se recadastrar. Por esta razão José e Maria estão em Belém quando Jesus vem a nascer. Será que foi uma coincidência que Cesar tenha tomado aquela decisão justamente na mesma época? Sabemos Quem fez com que ele decidisse fazer aquilo exatamente naquela data!</text:p>
      <text:p text:style-name="P2"/>
      <text:p text:style-name="P2">Lc 2:7 e 13 Não havia lugar para Jesus nascer na estalagem, todavia os céus se regozijam com Seu nascimento.</text:p>
      <text:p text:style-name="P2"/>
      <text:p text:style-name="P2">Lc 2:14 Um grandioso resumo da obra de Cristo. O primeiro Adão, pela desobediência, fez com que toda a raça humana caísse em pecado, sofrimento e morte. Por causa do pecado, toda a violência, miséria e morte entrou neste pobre mundo. Deus perdeu Seu prazer no homem no jardim do Éden. Mas agora Ele anuncia que é glorificado no céu, que a paz virá a este mundo e que Seu prazer nos homens é restabelecido por intermédio dEste que acaba de nascer, Jesus, Seu Filho amado. Glorioso versículo.</text:p>
      <text:p text:style-name="P2"/>
      <text:p text:style-name="P2">Lc 2:15-18 Os pastores, vendo os anjos desaparecer no céu, decidem agir. Imediatamente vão ao estábulo onde o menino Jesus está. Os sábios foram guiados, assim como os pastores. Assim seremos nós, se quisermos ver a Jesus!</text:p>
      <text:p text:style-name="P2"/>
      <text:p text:style-name="P2">Lc 2:19 Outros podem indagar o que todos esses grandes eventos significam, mas Maria guardava o segredo em seu coração.</text:p>
      <text:p text:style-name="P2"/>
      <text:p text:style-name="P2">Lc 2:20-24 É difícil passar rapidamente por estes maravilhosos versículos. Os pastores compreenderam e deram a Deus a glória. Jesus recebe Seu nome. Reserve um tempo para ler Lv 12:1-4 para ver com que <text:soft-page-break/>cuidado a ordem do Antigo Testamento foi observada nesta família. (Veja se pode descobrir os 40 dias ali).</text:p>
      <text:p text:style-name="P2"/>
      <text:h text:style-name="Heading_20_2" text:outline-level="2">#869</text:h>
      <text:p text:style-name="P2"/>
      <text:p text:style-name="P2">A Bíblia é o único livro cujo Autor está sempre presente quando é lido.</text:p>
      <text:p text:style-name="P2"/>
      <text:p text:style-name="P2">Lucas 2, Vers. 25-52</text:p>
      <text:p text:style-name="P2"/>
      <text:p text:style-name="P2">Lc 2:25-32 O Espírito Santo é mencionado 11 vezes no evangelho de Lucas (mais do que nos outros evangelhos). Aqui um homem piedoso é avisado pelo Espírito Santo de que não morreria antes de ver "o Cristo do Senhor". Que declaração! O Espírito Santo o guia ao templo (não ao estábulo) no dia exato em que seus pais traziam o menino Jesus.</text:p>
      <text:p text:style-name="P2"/>
      <text:p text:style-name="P2">Lc 2:28 Simeão toma o Salvador do mundo em seus braços e dá graças a Deus.</text:p>
      <text:p text:style-name="P2"/>
      <text:p text:style-name="P2">Lc 2:29-32 Ele detalha a obra que Deus, o Pai, deu a Seu Filho fazer. Ela adentra a eternidade! (Simeão era também um ouvinte, pois é isto o que seu nome significa. Possamos nós ser ouvintes também!)</text:p>
      <text:p text:style-name="P2"/>
      <text:p text:style-name="P2">Lc 2:33-34 Simeão abençoa José e Maria, mas fala somente a Maria. (José aparece em destaque no Evangelho de Mateus, e Maria em Lucas).</text:p>
      <text:p text:style-name="P2"/>
      <text:p text:style-name="P2">Lc 2:35 Na cruz, o coração de Deus foi revelado em amor - o coração de Satanás foi revelado em ódio cruel e o coração do homem foi revelado em rejeição. Mas um coração - o coração do ladrão, foi revelado em confessar a Jesus como Senhor.</text:p>
      <text:p text:style-name="P2"/>
      <text:p text:style-name="P2">Lc 2:36-38 Uma velha viúva chamada Ana O reconhece!</text:p>
      <text:p text:style-name="P2"/>
      <text:p text:style-name="P2">Lc 2:41-52 O Senhor Jesus surpreende Sua mãe ao falar dos "negócios de meu Pai" - pois Deus era Seu Pai, e Seu negócio era fazer a vontade de Deus, Seu Pai. Estas são as primeiras palavras registradas do Senhor Jesus. Repare o quão próximas elas estão de Suas últimas palavras registradas (João 19:30).</text:p>
      <text:p text:style-name="P2"/>
      <text:h text:style-name="Heading_20_2" text:outline-level="2">#870</text:h>
      <text:p text:style-name="P2"/>
      <text:p text:style-name="P2">A graça não oferece liberdade para pecar; ela oferece libertação do pecado.</text:p>
      <text:p text:style-name="P2"/>
      <text:p text:style-name="P2">Lucas 3</text:p>
      <text:p text:style-name="P2"/>
      <text:p text:style-name="P2">Lc 3:1-2 Repare três coisas. (1) todo o mundo político em movimento (vers. 1); (2) a confusão na religião Judaica (dois sumo sacerdotes); e (3) "a palavra" saindo do deserto (não do templo).</text:p>
      <text:p text:style-name="P2"/>
      <text:p text:style-name="P2">Lc 3:3 Todos os profetas do Antigo Testamento haviam tentado guiar a desobediente nação de volta à lei e às ordenanças dadas por Deus. Mas tudo havia fracassado.</text:p>
      <text:p text:style-name="P2"/>
      <text:p text:style-name="P2">Lc 3:7 João sabe que seus corações não são sinceros, e fala duramente. Aqui não se trata do batismo cristão, embora fosse feito da mesma <text:soft-page-break/>maneira. Este era um batismo de arrependimento, pois o Messias estava chegando. A única forma de recebê-Lo era pelo arrependimento.</text:p>
      <text:p text:style-name="P2"/>
      <text:p text:style-name="P2">Lc 3:16 João deixa bem claro que está contente por ser apenas o mensageiro.</text:p>
      <text:p text:style-name="P2"/>
      <text:p text:style-name="P2">Lc 3:22 É claro que para o Senhor Jesus não havia necessidade de arrependimento, mas Deus mostra Sua aprovação quanto ao que estava sendo feito. Vemos a Trindade aqui.</text:p>
      <text:p text:style-name="P2"/>
      <text:p text:style-name="P2">Lc 3:23-28 A genealogia do Senhor Jesus vai até Adão porque o evangelho de Lucas apresenta Cristo como o Filho do Homem para o mundo todo. (Mateus O apresenta para os Judeus, e a genealogia vai até Abraão).</text:p>
      <text:p text:style-name="P2"/>
      <text:h text:style-name="Heading_20_2" text:outline-level="2">#871</text:h>
      <text:p text:style-name="P2"/>
      <text:p text:style-name="P2">Quando Deus pretende fazer algo maravilhoso, Ele com freqüência começa com uma dificuldade.</text:p>
      <text:p text:style-name="P2"/>
      <text:p text:style-name="P2">Lucas 4</text:p>
      <text:p text:style-name="P2"/>
      <text:p text:style-name="P2">Lc 4:1 Lembre-se de que o Senhor Jesus é, ao mesmo tempo, DEUS e Homem. Ele sempre foi DEUS, o Filho de Deus, mas Se tornou Homem apenas quando veio a este mundo e nasceu em um estábulo em Belém, Israel. A Bíblia é a Palavra escrita, Ele é a Palavra Viva. (Leia no Evangelho de João - capítulo 1, vers. 1). Agora, como Homem, Ele sentia fisicamente tudo o que qualquer outro homem sente... fome, sede, cansaço, o modo como O tratavam, etc. Nosso primeiro versículo nos diz que Ele "foi levado", e "tentado" pelo diabo; o versículo 5 fala do diabo tomando (ou levando) a Ele; o versículo 9 fala que "ele" (o diabo) O trouxe, e "colocou-O", etc. Como Homem Ele dependia inteiramente de Deus (leia Hb 4:15).</text:p>
      <text:p text:style-name="P2"/>
      <text:p text:style-name="P2">Lc 4:2-13 Adão foi tentado e falhou. O fruto da árvore em Gênesis foi descrito como sendo "bom para se comer" (a concupiscência da carne), "agradável aos olhos" (a concupiscência dos olhos) e "a árvore desejável para dar entendimento" (a soberba da vida). Mas o Senhor Jesus não falhou - e nem poderia falhar, pois Ele era Deus manifestado em carne, e Ele era, e sempre será, SANTO. O Senhor enfrentou cada tentação com uma citação das Escrituras. Dt 8:31, 6:13 e Salmo 91:11, 12. Nós também temos a Palavra de Deus para nos dirigir e guiar. Use-a rapidamente sempre que for tentado pelo mesmo diabo! Mas é preciso que a leia todos os dias para estar familiarizado com ela.</text:p>
      <text:p text:style-name="P2"/>
      <text:p text:style-name="P2">Lc 4:16-20 Em Isaías 61, vers. 1 e 2, você verá que o Senhor parou de ler no meio da sentença. Pois Ele próprio levaria aquela vingança por nós! Mas se as pessoas O rejeitam, a vingança de Deus certamente cairá sobre elas (Ap 19:11-13 e João 3:36).</text:p>
      <text:p text:style-name="P2"/>
      <text:p text:style-name="P2">Lc 4:29 Ele acabara de pregar e Suas palavras eram "de graça" (vers. 22), todavia tentaram se livrar dEle, pois Ele faz menção de bênçãos para os Gentios (vers. 25-27).</text:p>
      <text:p text:style-name="P2"/>
      <text:p text:style-name="P2">Lc 4:33-34 Ele continua pregando, curando e abençoando - que Salvador maravilhoso!</text:p>
      <text:p text:style-name="P2"/>
      <text:h text:style-name="Heading_20_2" text:outline-level="2"><text:soft-page-break/>#872</text:h>
      <text:p text:style-name="P2"/>
      <text:p text:style-name="P2">A verdadeira fé não é apenas crer que Deus pode fazer, mas saber que Deus fará.</text:p>
      <text:p text:style-name="P2"/>
      <text:p text:style-name="P2">Lucas 5</text:p>
      <text:p text:style-name="P2"/>
      <text:p text:style-name="P2">Lc 5:1-7 Ele pede para usar o barco, mas depois os paga por isso!</text:p>
      <text:p text:style-name="P2"/>
      <text:p text:style-name="P2">Lc 5:5 Podemos trabalhar duro, e não ter nada para mostrar com isto. Mas quando obedecemos a Ele, sem questionar, que resultados!</text:p>
      <text:p text:style-name="P2"/>
      <text:p text:style-name="P2">Lc 5:8-11 Pedro entende que está na presença do Senhor, e confessa que é pecador. Jesus sabia tudo isso, portanto não Se afastou!</text:p>
      <text:p text:style-name="P2"/>
      <text:p text:style-name="P2">Lc 5:11 Estes mesmos homens, Tiago, João e Pedro, deixaram tudo e seguiram a Jesus!</text:p>
      <text:p text:style-name="P2"/>
      <text:p text:style-name="P2">Lc 5:12-15 Um pobre leproso que realmente cria que o Senhor tinha o poder de curar, mas não sabia se ele realmente Se importava ou não, prostrou-se com o rosto em terra diante de Jesus. Acaso é isto que estamos fazendo quando temos problemas?</text:p>
      <text:p text:style-name="P2"/>
      <text:p text:style-name="P2">Lc 5:17 Leia cuidadosamente. O Senhor estava ali para curar os Fariseus e doutores da lei, mas eles não entendiam que precisavam ser curados!</text:p>
      <text:p text:style-name="P2"/>
      <text:p text:style-name="P2">Lc 5:18-26 Que contraste! Estes entenderam sua condição e confiaram que Jesus poderia ajudá-los. Neste evento vemos a fé dos homens que carregam a cama para dentro da casa onde Jesus estava falando, uma fé maior que aquela do homem que estava na cama. As multidões e as dificuldades não os desencorajaram, e levaram a cama para o telhado, abrindo uma abertura por onde desceram o homem!</text:p>
      <text:p text:style-name="P2"/>
      <text:p text:style-name="P2">Lc 5:20 Que palavras para se ouvir!</text:p>
      <text:p text:style-name="P2"/>
      <text:p text:style-name="P2">Lc 5:21 Que corações endurecidos!</text:p>
      <text:p text:style-name="P2"/>
      <text:p text:style-name="P2">Lc 5:22-24 Que palavras benditas saíram dos lábios do humilde Senhor Jesus!</text:p>
      <text:p text:style-name="P2"/>
      <text:p text:style-name="P2">Lc 5:26 Mas a Deus foi dada a glória!</text:p>
      <text:p text:style-name="P2"/>
      <text:h text:style-name="Heading_20_2" text:outline-level="2">#873</text:h>
      <text:p text:style-name="P2"/>
      <text:p text:style-name="P2">Quando nos preocupamos, acreditamos mais em nosso problemas do que na promessa de Deus.</text:p>
      <text:p text:style-name="P2"/>
      <text:p text:style-name="P2">Lucas 6, Vers. 1-19</text:p>
      <text:p text:style-name="P2"/>
      <text:p text:style-name="P2">Lc 6:1-12 O "Sabbath", (Sábado) era o dia separado por Deus para o descanso, e especialmente dado aos Judeus. Ele já O tinham rejeitado, por isso Ele lhes diz que é o "Senhor do Sabbath". Ele fez certo ao curar no Sabbath. Isso deixou aqueles líderes religiosos extremamente irados. O Senhor na cruz esteve morto todo o dia de Sábado, provando que aquele dia de descanso havia terminado, pois eles tinham matado o Senhor. Mas no primeiro dia da semana, o Domingo, o dia do Senhor, Ele <text:soft-page-break/>ressuscitou de entre os mortos, e colocou os crentes em uma nova posição. Assim podemos compreender que o primeiro dia da semana é separado para os verdadeiros crentes, e é chamado de "o Dia do Senhor". Não se trata de um dia de descanso, mas de um dia quando temos o privilégio especial de adorar e servir o Senhor.</text:p>
      <text:p text:style-name="P2"/>
      <text:p text:style-name="P2">Lc 6:13-16 Ele escolhe 12 dentre aqueles que O seguiram, os quais chama de apóstolos.</text:p>
      <text:p text:style-name="P2"/>
      <text:p text:style-name="P2">Lc 6:17-19 Muitos vinham para ser curados, mas não diz que creram verdadeiramente nEle.</text:p>
      <text:p text:style-name="P2"/>
      <text:h text:style-name="Heading_20_2" text:outline-level="2">#874</text:h>
      <text:p text:style-name="P2"/>
      <text:p text:style-name="P2">Os Cristãos agradam a Deus quando seu andar é condizente com seu falar.</text:p>
      <text:p text:style-name="P2"/>
      <text:p text:style-name="P2">Lucas 6, Vers. 20-44</text:p>
      <text:p text:style-name="P2"/>
      <text:p text:style-name="P2">Lc 6:20-26 O Senhor Jesus diz a Seus seguidores que eles não deveriam esperar ser bem aceitos, mas deveriam esperar por sofrimento. Pois se as pessoas rejeitaram o Senhor, rejeitariam também Seus seguidores. Repare na palavra "bem-aventurados" que é mencionada três vezes, e então "regozijai-vos", "exultai" e "galardão". Mas a palavra "ai" é mencionada quatro vezes. Então vem "fome", "lamentareis" e "chorareis".</text:p>
      <text:p text:style-name="P2"/>
      <text:p text:style-name="P2">Lc 6:23-28 Estes versículos não estão dizendo a alguém como ser salvo, (isto é um dom de Deus, por meio da obra de Cristo). Mas nós, os crentes, deveríamos nos lembrar de que temos poder para agir como o Senhor Jesus agiria, em toda circunstância (João 1:12). Se lermos estes versículos bem devagar, veremos que Ele cumpriu essas coisas, e assim deveríamos nós fazer - para agradá-Lo. Nós, os crentes, somos abençoados. Estes versículos nos falam para amar, fazer o bem e orar por aqueles que rejeitam a verdade.</text:p>
      <text:p text:style-name="P2"/>
      <text:p text:style-name="P2">Lc 6:39-42 Que lição para todos os crentes aprenderem. Como costumamos ser críticos a respeito dos outros!</text:p>
      <text:p text:style-name="P2"/>
      <text:p text:style-name="P2">Lc 6:43-49 Vivemos hoje em um mundo onde tudo está ficando nebuloso... nada é definitivo... as pessoas já não têm certeza de nada... qualquer coisa serve... há poucos "absolutos". Mas estes sete versículos nos dizem que as árvores, os arbustos e as pessoas produzem aquilo que são. O que há em nosso coração será mostrado em nossa conversa e em nossa vida.</text:p>
      <text:p text:style-name="P2"/>
      <text:h text:style-name="Heading_20_2" text:outline-level="2">#875</text:h>
      <text:p text:style-name="P2"/>
      <text:p text:style-name="P2">É impossível acender um fogo no coração de outro sem que antes esteja queimando no seu coração.</text:p>
      <text:p text:style-name="P2"/>
      <text:p text:style-name="P2">Lucas 7</text:p>
      <text:p text:style-name="P2"/>
      <text:p text:style-name="P2">Lc 7:1-10 O oficial Romano, o centurião, acredita que Jesus possa curar seu servo; adotando uma atitude de humilhação, aproxima-se de Jesus através dos Judeus. A mensagem é maravilhosa. Como se dissesse a <text:soft-page-break/>Jesus, "Tenho servos sob o meu comando, mas as enfermidades estão sob o Seu comando". Veja o resultado!</text:p>
      <text:p text:style-name="P2"/>
      <text:p text:style-name="P2">Lc 7:11-17 Ele não apenas pode curar o enfermo, mas pode também ressuscitar o morto. Repare no versículo 15, que a mãe era uma viúva solitária, e o Senhor não ressuscitou o jovem para que ele pudesse ser Seu servo, mas ternamente devolve o jovem ressurreto à sua mãe.</text:p>
      <text:p text:style-name="P2"/>
      <text:p text:style-name="P2">Lc 7:19-30 João, aquele mensageiro fiel, está na prisão e escuta dos milagres que o Senhor está fazendo. Sem dúvida ele tentava imaginar por que o Senhor não tinha aberto as portas da prisão e o deixado sair, e por isso envia mensageiros para descobrir se o Senhor era verdadeiramente Aquele que viria. João tinha dito "Eis o Cordeiro de Deus" (João 1:36) mas estar preso era demais para João. O Senhor lhes diz para voltar e dizer a João que não ficasse ofendido. (Será que você vê Ele responder as orações de outros, e parece Se esquecer de você? Ele sabe onde você está, e o que pode estar sofrendo, e algum dia iremos entender isto).</text:p>
      <text:p text:style-name="P2"/>
      <text:p text:style-name="P2">Lc 7:36-50 Quem recebeu perdão e bênção? uma pobre mulher pecadora, que se humilhou, chorando aos seus pés. E quem foi que perdeu isto? O orgulhoso Fariseu que era capaz de apontar rapidamente outro pecador, mas não era capaz de reconhecer a si mesmo como sendo um. Não foi o amor dela, mas sua fé que a salvou.</text:p>
      <text:p text:style-name="P2"/>
      <text:h text:style-name="Heading_20_2" text:outline-level="2">#876</text:h>
      <text:p text:style-name="P2"/>
      <text:p text:style-name="P2">Nossa eficiência sem a suficiência de Cristo não passa de deficiência.</text:p>
      <text:p text:style-name="P2"/>
      <text:p text:style-name="P2">Lucas 8, Vers. 1-21</text:p>
      <text:p text:style-name="P2"/>
      <text:p text:style-name="P2">Em resumo, o capítulo 8 fala da pregação do Senhor; o capítulo 9, da pregação dos doze apóstolos; o capítulo 10 da pregação dos setenta.</text:p>
      <text:p text:style-name="P2"/>
      <text:p text:style-name="P2">Lc 8:1-3 Ele leva consigo homens e mulheres que haviam sido atraídos a Ele. Você já parou para pensar no quão maravilhoso é que Deus, o Criador, tenha vindo ao mundo para pregar o reino de Deus? Ele tem um plano que atenderá cada necessidade que nós crentes possamos ter! Que mundo! um mundo que está em completa rebelião contra Deus!</text:p>
      <text:p text:style-name="P2"/>
      <text:p text:style-name="P2">Lc 8:4-15 Será que você encontrou o segredo desta parábola do Semador? Ela expõe o que o homem é, que a semente era sempre a mesma, mas que o fato da semente cair aqui e ali servia para expor como o solo era. Cada tipo de pessoa neste mundo é vista como diferentes tipos de solo. O primeiro é o caminho (onde o diabo está esperando). O segundo é formado pelas pedras (onde a velha natureza se revela). O terceiro é o solo cheio de espinhos (onde o mundo domina tudo). O quarto é a boa terra (onde o Espírito Santo está trabalhando).</text:p>
      <text:p text:style-name="P2"/>
      <text:p text:style-name="P2">Lc 8:16 Sabemos que o Senhor Jesus não esconderia aquela luz. Se a luz estiver sob o alqueire (um vaso), ou debaixo de uma cama, certamente não iluminará o caminho. Talvez um vaso pudesse nos lembrar de nosso trabalho - e jamais deveríamos permitir que nosso trabalho nos impedisse de brilhar para o Senhor. A cama nos fala de nossa preguiça - devemos ser diligentes em fazer nossa luz brilhar.</text:p>
      <text:p text:style-name="P2"/>
      <text:h text:style-name="Heading_20_2" text:outline-level="2"><text:soft-page-break/>#877</text:h>
      <text:p text:style-name="P2"/>
      <text:p text:style-name="P2">Aquele que anda com Deus estará fora de compasso com este mundo.</text:p>
      <text:p text:style-name="P2"/>
      <text:p text:style-name="P2">Lucas 8, Vers. 22-40</text:p>
      <text:p text:style-name="P2"/>
      <text:p text:style-name="P2">Lc 8:22-25 Talvez nos encontremos em problemas de verdade, e pode parecer como se o Senhor tivesse Se esquecido de nós. A tempestade fica cada vez pior, e acabamos nos desesperando. Mas lembre-se sempre, de que o Senhor nunca permitirá que sejamos tentados mais do que podemos suportar - leia 1 Coríntios 10:13.</text:p>
      <text:p text:style-name="P2"/>
      <text:p text:style-name="P2">Lc 8:26-40 Que condição terrível a deste pobre homem - mas nada é difícil demais para o Senhor. O Senhor o envia ao seu próprio povo para lhes falar de Jesus. Você acha que ele fez um trabalho fiel? O versículo 40 dá a resposta.</text:p>
      <text:p text:style-name="P2"/>
      <text:h text:style-name="Heading_20_2" text:outline-level="2">#878</text:h>
      <text:p text:style-name="P2"/>
      <text:p text:style-name="P2">A vida natural veio pelo sopro de Deus; a vida eterna vem pela morte de Cristo.</text:p>
      <text:p text:style-name="P2"/>
      <text:p text:style-name="P2">Lucas 9</text:p>
      <text:p text:style-name="P2"/>
      <text:p text:style-name="P2">Lc 9:1-6 Quão grande é o amor de nosso Senhor Jesus, que não apenas segue pregando as boas novas (capítulo 8) mas envia outros para que as espalhem cada vez mais longe.</text:p>
      <text:p text:style-name="P2"/>
      <text:p text:style-name="P2">Lc 9:10 Os discípulos voltam com as notícias de seus trabalhos e Ele os leva para um lugar deserto. Ele sabia que precisavam de descanso - apesar de Seu próprio trabalho nunca ter parado.</text:p>
      <text:p text:style-name="P2"/>
      <text:p text:style-name="P2">Lc 9:11-17 O Senhor sabia o que faria, mas prova a fé deles. Por menor fé que você tenha, Ele pode usá-la para muita bênção.</text:p>
      <text:p text:style-name="P2"/>
      <text:p text:style-name="P2">Lc 9:18-22 Algo de novo! Pedro verdadeiramente confessa o Senhor como "o Cristo de Deus". Então o Senhor lhes fala de Sua futura rejeição e morte.</text:p>
      <text:p text:style-name="P2"/>
      <text:p text:style-name="P2">Lc 9:23 Repare numa importante palavra neste versículo, "cada dia". Os mártires morreram pela fé, e seu galardão será grande. Talvez você não enfrente isso, mas você pode a "cada dia" tomar aquela cruz e seguir o Senhor.</text:p>
      <text:p text:style-name="P2"/>
      <text:p text:style-name="P2">Lc 9:28-36 Chegamos agora a um evento bem diferente. O Senhor Jesus toma três de Seus apóstolos (veja quais) e os leva para uma montanha (repare para fazer o que). Enquanto Ele fazia isso, toda a Sua aparência se alterou, Seu rosto e Seus vestidos brilhavam com fulgor... era um breve vislumbre de como o Senhor Jesus parecerá em Seu reino de glória que Ele estabelecerá neste mundo durante Seu reino de 1000 anos como Rei. Dois outros homens aparecem de repente. Quem são? Eles tinham vivido cerca de 1500 anos antes! Ali estavam eles, falando com Jesus sobre (repare com atenção!) Sua morte. Repare no que os três apóstolos estavam fazendo" (como nós?) Pedro sugere algo horrível. Mas ouça o que Deus diz bem alto do céu! Jamais deveríamos colocar o Senhor Jesus no mesmo nível das outras pessoas. Mas homens <text:soft-page-break/>piedosos têm feito algo assim quando usam nomes de homens para suas denominações.</text:p>
      <text:p text:style-name="P2"/>
      <text:h text:style-name="Heading_20_2" text:outline-level="2">#879</text:h>
      <text:p text:style-name="P2"/>
      <text:p text:style-name="P2">A doçura de uma bonança é melhor sentida quando a tormenta está passando lá fora.</text:p>
      <text:p text:style-name="P2"/>
      <text:p text:style-name="P2">Lucas 10, Vers. 1-20</text:p>
      <text:p text:style-name="P2"/>
      <text:p text:style-name="P2">Lc 10:1-16 Desta vez Ele envia setenta (não temos isto em Mateus. O evangelho de Lucas é mais dirigido a toda a raça humana). As cidades que rejeitam esses mensageiros são terrivelmente culpadas, pois o versículo 16 nos fala de que é o próprio Senhor que estão rejeitando. Continua havendo essa mesma rejeição. Trata-se de algo sério aos olhos de Deus, recusar uma palavra de aviso ou um convite.</text:p>
      <text:p text:style-name="P2"/>
      <text:p text:style-name="P2">Lc 10:20 Há muitos nomes honrados no mundo, mas todos eles desaparecerão. Agradeçamos a Deus por nosso nome (daqueles que receberam o Senhor Jesus) estar escrito no céu.</text:p>
      <text:p text:style-name="P2"/>
      <text:h text:style-name="Heading_20_2" text:outline-level="2">#880</text:h>
      <text:p text:style-name="P2"/>
      <text:p text:style-name="P2">Ser uma testemunha do fato de que Cristo vive significa ser uma testemunha do fato de que eu morri.</text:p>
      <text:p text:style-name="P2"/>
      <text:p text:style-name="P2">Lucas 10, Vers. 21-42</text:p>
      <text:p text:style-name="P2"/>
      <text:p text:style-name="P2"/>
      <text:p text:style-name="P2">Lc 10:21 Que bela submissão. Ele tinha sido rejeitado, e estava a caminho da cruz, mas olhou para o alto com gratidão Àquele que O havia enviado. Podemos dizer o mesmo.</text:p>
      <text:p text:style-name="P2"/>
      <text:p text:style-name="P2">Lc 10:25-37 Que figura de nós mesmos trilhando o caminho errado, e do Senhor Jesus que veio até onde estávamos e trouxe tamanha bênção para nós. E aquele pobre homem foi levado a um abrigo e alimentado, onde recebeu cuidados até a volta do Samaritano. Assim nosso Senhor, que nos salvou, quer nos convidar a estarmos reunidos ao Seu precioso nome, em cuja assembléia possamos receber abrigo e o alimento da Palavra de Deus, até que o Senhor venha nos buscar.</text:p>
      <text:p text:style-name="P2"/>
      <text:p text:style-name="P2">Lc 10:42 Oh! O que é estar sentado aos Seus pés escutando Sua Palavra!</text:p>
      <text:p text:style-name="P2"/>
      <text:h text:style-name="Heading_20_2" text:outline-level="2">#881</text:h>
      <text:p text:style-name="P2"/>
      <text:p text:style-name="P2">Os crentes não andam em santidade porque devem fazê-lo, mas porque querem fazê-lo.</text:p>
      <text:p text:style-name="P2"/>
      <text:p text:style-name="P2">Lucas 11, Vers. 1-26</text:p>
      <text:p text:style-name="P2"/>
      <text:p text:style-name="P2">Lc 11:1 O Senhor, como um Homem dependente, orava muito, e Seus discípulos pedem que também sejam ensinados a orar. Eles ainda não sabiam como simplesmente falar, dando graças e fazendo seus pedidos ao Pai. Quando oramos a Deus nosso Pai, estamos demonstrando que entendemos o quanto precisamos dEle. Quando Satanás nos vê ajoelhados <text:soft-page-break/>em oração, sabe que estamos falando com Deus e aí estamos em melhor condição de resistir a ele. 1 Pedro 5:8 e 9.</text:p>
      <text:p text:style-name="P2"/>
      <text:p text:style-name="P2">Lc 11:2-4 Muitos cristãos não entendem que "a oração do Senhor" (ou "Pai Nosso") foi dada a Seus discípulos aqui no mundo antes do Senhor ter morrido e ressuscitado. Eles estavam rogando para que o reino de Deus viesse ao mundo. Ainda não havia vindo. Nós crentes hoje somos um povo celestial, com nossas esperanças e futuro no céu. Após sermos levados para o céu no "arrebatamento", o evangelho que anuncia Jesus voltando como Rei, será pregado às pessoas que nunca ouviram o Evangelho da graça de Deus neste presente "dia da graça". Então aqueles crentes irão fazer esta oração - "Venha o Teu reino". E Ele voltará (conosco, seguindo-O) para reinar sobre este mundo durante os 1000 anos do milênio. Que futuro maravilhoso nós temos. Vale a pena sofrermos um pouco ou muito por Ele agora. Agora estamos redimidos e podemos, pelo Espírito, falar a nosso amoroso Pai com nossas próprias palavras.</text:p>
      <text:p text:style-name="P2"/>
      <text:p text:style-name="P2">Lc 11:5-13 O Senhor compara um homem à meia noite pedindo a seus amigos três pães, conosco pedindo a nosso Pai para suprir nossas necessidades. O egoísmo impedia aquele homem de dar o pão, até que a persistência do outro o importunou tanto que finalmente entregou o pão. Nosso Pai está sempre pronto... "pedi e dar-se-vos-á".</text:p>
      <text:p text:style-name="P2"/>
      <text:p text:style-name="P2">Lc 11:14-26 O ódio do coração do homem contra o Senhor! No versículo 21 o diabo é o valente. Seus bens são os incrédulos que ele exige para si. Mas o Senhor é "mais valente do que ele" e veio para libertar os cativos de Satanás e mantê-los livres.</text:p>
      <text:p text:style-name="P2"/>
      <text:p text:style-name="P2">Lc 11:15 Esta é uma figura da religião pervertida e o versículo 16 é como infidelidade.</text:p>
      <text:p text:style-name="P2"/>
      <text:p text:style-name="P2">Lc 11:23 O maior conflito de todos os tempos é proclamado... Deus ou Satanás. Ou é um ou outro, não existe acordo.</text:p>
      <text:p text:style-name="P2"/>
      <text:h text:style-name="Heading_20_2" text:outline-level="2">#882</text:h>
      <text:p text:style-name="P2"/>
      <text:p text:style-name="P2">A obediência a ordens conhecidas, e o amor fraternal, não são suficientes para nos manter seja por que tempo for. Conduta, obediência, devoção e serviço devem fluir do amor, e a menos que seja acompanhada de um exercício, nossa atividade cedo ou tarde acaba chegando ao fim.</text:p>
      <text:p text:style-name="P2"/>
      <text:p text:style-name="P2">Lucas 11, Vers. 27-53</text:p>
      <text:p text:style-name="P2"/>
      <text:p text:style-name="P2">Lc 11:27-28 Colocando a ênfase na pessoa errada. Esta mulher pensava mais na mãe de Jesus do que nEle. Leia 1:46, 47 para ver que Maria tinha seus valores bem definidos. Ela reconheceu que Jesus, seu Salvador, era o mais importante.</text:p>
      <text:p text:style-name="P2"/>
      <text:p text:style-name="P2">Lc 11:31-32 Duas comparações... O Rei Salomão era um exemplo (bem fraco) da grandeza da exaltação de Cristo, enquanto Jonas foi um exemplo da profundidade à qual o Senhor desceu, ao levar o nosso castigo.</text:p>
      <text:p text:style-name="P2"/>
      <text:p text:style-name="P2">Lc 11:33-36 Um contraste entre um olho "simples" e um olho "mau". Ter o olho simples significa que tenho apenas um objeto diante de mim e <text:soft-page-break/>este é agradar ao Senhor Jesus, e obedecer à Sua Palavra. Todos os outros motivos são relativamente "maus".</text:p>
      <text:p text:style-name="P2"/>
      <text:p text:style-name="P2">Lc 11:37-44 O Senhor é convidado para jantar por um Fariseu que repara que Jesus não passa pelo costume de se lavar antes de comer. Aqui o Senhor fala de modo bem direto para estes líderes religiosos apontando sua hipocrisia. Ele não os poupa. Por que você acha que Ele falou assim? Porque Alguém maior que Salomão ou Jonas estava ali diante deles e eles não O reconheceram... o bendito, humilde, gracioso, amoroso e tão prometido Cristo (o Messias), o Filho de Deus. Considerando Sua vida perfeita de obediência a Deus, eles tinham tudo o que precisavam para provar Quem Ele é, e mesmo assim O desprezaram! (Leia João 1:10-11).</text:p>
      <text:p text:style-name="P2"/>
      <text:p text:style-name="P2">Lc 11:45-52 Os legisladores (doutores da lei) juntam-se contra Ele. O Senhor expõe a vida falsa que eles também levavam.</text:p>
      <text:p text:style-name="P2"/>
      <text:p text:style-name="P2">Lc 11:53-54 Podemos ver destes versículos que eles estão se preparando para destruí-Lo. Antes de terminarmos este capítulo, repare nas cinco declarações que ele contém. No vers. 20, "o dedo de Deus" e "o reino de Deus", no vers. 28, "a Palavra de Deus", no vers. 42, "o amor de Deus", e no vers. 49, "a sabedoria de Deus". Cinco referências em um capítulo maravilhoso.</text:p>
      <text:p text:style-name="P2"/>
      <text:h text:style-name="Heading_20_2" text:outline-level="2">#883</text:h>
      <text:p text:style-name="P2"/>
      <text:p text:style-name="P2">As glórias morais de Cristo são manifestações de Seu caráter em cada movimento Seu aqui neste mundo ao longo de seu caminho.</text:p>
      <text:p text:style-name="P2"/>
      <text:p text:style-name="P2">Lucas 12, Vers. 1-30</text:p>
      <text:p text:style-name="P2"/>
      <text:p text:style-name="P2">Lc 12:4-5 O Senhor Jesus seria condenado à morte, e o mesmo aconteceria com alguns de Seu seguidores. Mas Ele lhes diz para não temerem os homens, que podiam matar o corpo - mas para temerem a Deus, que podia lançar uma alma perdida no inferno.</text:p>
      <text:p text:style-name="P2"/>
      <text:p text:style-name="P2">Lc 12:6-7 Então Ele fala a seus corações e desvia os seus pensamentos do medo completamente, e fala do amoroso cuidado que Deus tinha para com eles.</text:p>
      <text:p text:style-name="P2"/>
      <text:p text:style-name="P2">Lc 12:8-12 Que promessas maravilhosas - confessar seus nomes diante de Seu Pai se eles confessassem o nome de Jesus para as pessoas (Será que temos vergonha?)</text:p>
      <text:p text:style-name="P2"/>
      <text:p text:style-name="P2">Lc 12:13-15 Jesus não estava no mundo para resolver o problema da herança de alguém! Eles precisam tomar cuidado para não ficarem como o rico louco.</text:p>
      <text:p text:style-name="P2"/>
      <text:p text:style-name="P2">Lc 12:16-21 Este pobre rico homem só pensava em si próprio.</text:p>
      <text:p text:style-name="P2"/>
      <text:p text:style-name="P2">Lc 12:13-21 O mundo rejeitou o Senhor, o único verdadeiramente Justo, e isto acontece até hoje, quando vemos muita injustiça e impiedade. Não vamos deixar que nosso coração se apegue a coisas que logo ficarão para trás.</text:p>
      <text:p text:style-name="P2"/>
      <text:h text:style-name="Heading_20_2" text:outline-level="2"><text:soft-page-break/>#884</text:h>
      <text:p text:style-name="P2"/>
      <text:p text:style-name="P2">O Senhor nunca permite que algo aconteça em nossa vida sem que Ele tenha um propósito para isso.</text:p>
      <text:p text:style-name="P2"/>
      <text:p text:style-name="P2">Lucas 12, Vers. 31-59</text:p>
      <text:p text:style-name="P2"/>
      <text:p text:style-name="P2">Lc 12:32 Veja se você consegue perceber quais são os três diferentes grupos no versículo (1) Um Pastor com Seu rebanho (2) ? e (3) ?.</text:p>
      <text:p text:style-name="P2"/>
      <text:p text:style-name="P2">Lc 12:31-48 Podemos ver nos últimos versículos que lemos ontem, e nestes dezesseis versículos, que uma confiança pessoal no Senhor é algo necessário e que não devemos estar ansiosos quanto à comida ou vestimenta (vers. 31, 32).</text:p>
      <text:p text:style-name="P2"/>
      <text:p text:style-name="P2">Lc 12:34 Que tesouro nós temos em nosso Senhor Jesus lá mesmo no céu. Se nosso tesouro está no céu, e Ele está, é ali que nosso coração vai estar.</text:p>
      <text:p text:style-name="P2"/>
      <text:p text:style-name="P2">Lc 12:35-40 E é do céu que Ele está vindo. Não se esqueça. Se realmente cremos que o Senhor voltará a qualquer momento, nossa vida irá demonstrar isto. Em cada um dos versículos 37 e 43 existe uma promessa de bênção. Mas será que você percebe a diferença?</text:p>
      <text:p text:style-name="P2"/>
      <text:p text:style-name="P2"/>
      <text:p text:style-name="P2">Lc 12:49-53 As pessoas hoje discutem religião como se fosse uma teoria sobre a qual podem ter diferentes opiniões. Estes versículos nos dizem que a Pessoa do Senhor Jesus é o Objeto central da vida. Ou somos a favor, ou contra Ele... não há uma terceira opção. Leia estes versículos para ver o que DEUS diz. Não apenas nossos amigos Cristãos podem se voltar contra nós se nos posicionarmos demais por ELE, mas até nossos irmãos e irmãs. E não é assim? Seguir ao Senhor às vezes gera ódio, fogo e divisão, não paz. A Sua graça foi o que despertou a oposição.</text:p>
      <text:p text:style-name="P2"/>
      <text:h text:style-name="Heading_20_2" text:outline-level="2">#885</text:h>
      <text:p text:style-name="P2"/>
      <text:p text:style-name="P2">"Vá à igreja de sua escolha" é o pensamento que dá origem à heresia.</text:p>
      <text:p text:style-name="P2"/>
      <text:p text:style-name="P2">Lucas 13</text:p>
      <text:p text:style-name="P2"/>
      <text:p text:style-name="P2">Lc 13:1-5 O Senhor parece ter Israel como nação em mente, sua hipocrisia e rebelião, em contraste com a paciência de Deus e seu amoroso coração para com ela. Estes não eram mais ímpios que o resto da nação.</text:p>
      <text:p text:style-name="P2"/>
      <text:p text:style-name="P2">Lc 13:6-9 A figueira é outra figura de Israel; não tinha fruto para o Senhor. Por três anos (o tempo da presença do Senhor e de sua pregação entre eles), eles O odiaram e não se arrependeram. E até mesmo após o Senhor ter sido crucificado, Ele esperou e enviou mensagens de perdão. Mas eles rejeitaram todas elas, e apedrejaram Estêvão que os avisou com tanta fidelidade. Agora, como nação, eles foram "cortados". (Não os judeus como pessoas individualmente).</text:p>
      <text:p text:style-name="P2"/>
      <text:p text:style-name="P2">Lc 13:11-13 Tudo o que esta pobre mulher podia ver era o solo ao redor de seus pés... uma figura de Israel. O Senhor a toca, e ela se <text:soft-page-break/>endireita imediatamente, e olha para a face de Jesus! Que figura daquilo que Ele fará para Israel no futuro.</text:p>
      <text:p text:style-name="P2"/>
      <text:p text:style-name="P2">Lc 13:23 Soa como uma pergunta inteligente, mas às vezes perguntas assim são simplesmente uma tentativa de fugir da pergunta "estou salvo?".</text:p>
      <text:p text:style-name="P2"/>
      <text:p text:style-name="P2">Lc 13:34-35 Ele ama o povo, mesmo sabendo que O odiavam e logo O crucificariam. Ele olhava para trás para a história deles e sabia tudo sobre aqueles que haviam sido enviados e mortos no passado.</text:p>
      <text:p text:style-name="P2"/>
      <text:h text:style-name="Heading_20_2" text:outline-level="2">#886</text:h>
      <text:p text:style-name="P2"/>
      <text:p text:style-name="P2">Todo pecado é contra Deus. É só na presença do Senhor que aprendemos o que é o pecado. Quando você entra em Sua presença passa a abominar o ego.</text:p>
      <text:p text:style-name="P2"/>
      <text:p text:style-name="P2">Lucas 14</text:p>
      <text:p text:style-name="P2"/>
      <text:p text:style-name="P2">Lc 14:1-6 No capítulo de hoje nada O satisfaz, nada está em conformidade com Seus pensamentos. Se estamos próximos a Ele, teremos a mesma opinião. O Senhor é convidado para ir à casa do Fariseu, e imediatamente percebe que os que estão ali se opõem a Ele. A casa é certamente uma figura do mundo do homem. Ele repara no pobre homem sofrendo de um edema. Ele lhes faz uma pergunta. Eles queriam pegá-Lo em Suas próprias palavras, por isso guardam um silêncio hipócrita. Ele cura o homem, e em seguida lhes faz uma pergunta. E que pergunta! Ele revela seus corações ímpios - e os nossos.</text:p>
      <text:p text:style-name="P2"/>
      <text:p text:style-name="P2">Lc 14:7-11 O Senhor percebe que os convidados escolhem os melhores lugares! Como nossa velha natureza? Certamente. Se você pudesse enxergar o mundo de hoje com os olhos de Deus, veria a mesma cena. A concupiscência da carne, a concupiscência dos olhos e a soberba da vida.</text:p>
      <text:p text:style-name="P2"/>
      <text:p text:style-name="P2">Lc 14:12-14 O Senhor agora se volta para o anfitrião. Mas não é diferente dos outros! Egoísmo em uma outra forma! Se o Senhor tivesse agido desta maneira conosco, convidando para o céu os ricos e mais atraentes, quantos teriam aceitado a oferta?</text:p>
      <text:p text:style-name="P2"/>
      <text:p text:style-name="P2">Lc 14:15-24 O Senhor desvenda a cena de uma festa que acontecerá no céu. Que diferença! Nenhum convidado aparece! Deus precisa forçar Seus convidados a entrar! Se tivéssemos apenas a obra do Senhor Jesus, não haveria um único convidado. Se tivéssemos apenas a obra do Espírito Santo, não teríamos uma festa! Que amor Deus tem em enviar a ambos!</text:p>
      <text:p text:style-name="P2"/>
      <text:p text:style-name="P2">Lc 14:25-final Uma grande multidão segue a Jesus. Eles estavam olhando a Ele como Alguém para ser seguido. Mas o primeiro contato que qualquer pecador precisa ter com ele é como Salvador. Mas o Senhor lhes diz algo assim - "Se você quiser ser como Eu, deve deixar tudo".</text:p>
      <text:p text:style-name="P2"/>
      <text:h text:style-name="Heading_20_2" text:outline-level="2">#887</text:h>
      <text:p text:style-name="P2"/>
      <text:p text:style-name="P2">A idolatria nos separa completamente de Deus. Idolatria é permitir que algo mais domine minha vida.</text:p>
      <text:p text:style-name="P2"/>
      <text:p text:style-name="P2"><text:soft-page-break/>Lucas 15</text:p>
      <text:p text:style-name="P2"/>
      <text:p text:style-name="P2">Lc 15:1-2 Feliz o contraste neste capítulo. Ele encontra Publicanos (coletores de impostos) e pecadores. Com eles Ele pode Se comunicar como um Salvador! Agora Ele pode abrir Seu coração e Sua boca e contar estas maravilhosas histórias ou parábolas.</text:p>
      <text:p text:style-name="P2"/>
      <text:p text:style-name="P2">Lc 15:3-7 Como a obra do Senhor Jesus.</text:p>
      <text:p text:style-name="P2"/>
      <text:p text:style-name="P2">Lc 15:8-10 Como a obra do Espírito Santo.</text:p>
      <text:p text:style-name="P2"/>
      <text:p text:style-name="P2">Lc 15:8-final Como o coração de Deus Pai. O Senhor Jesus prepara a festa... o Espírito Santo prepara os convidados e o Pai está cheio de gozo por ter Sua casa cheia de convidados, regozijando por toda a eternidade. Se você estiver desfrutando de comunhão com seu Pai, com alguém já disse, nunca irá deixar de desfrutar o capítulo 15 de Lucas! Aproveite.</text:p>
      <text:p text:style-name="P2"/>
      <text:h text:style-name="Heading_20_2" text:outline-level="2">#888</text:h>
      <text:p text:style-name="P2"/>
      <text:p text:style-name="P2">Se alguém não crê que Jesus Cristo é o Filho eterno de Deus essa pessoa não tem lugar na assembléia.</text:p>
      <text:p text:style-name="P2"/>
      <text:p text:style-name="P2">Lucas 16</text:p>
      <text:p text:style-name="P2"/>
      <text:p text:style-name="P2">Lc 16:1-12 Uma lição das mais importantes deve ser aprendida aqui por todo crente no Senhor Jesus. Um mordomo é alguém a quem são delegadas responsabilidades por alguém rico, para que cuide de seus negócios. O patrão o chama e diz que soube que ele está gastando seu dinheiro, e o despede.</text:p>
      <text:p text:style-name="P2"/>
      <text:p text:style-name="P2">Lc 16:3-7 Ele pensa sobre o assunto e faz um plano, colocando-o em execução.</text:p>
      <text:p text:style-name="P2"/>
      <text:p text:style-name="P2">Lc 16:8 O patrão lhe dá os parabéns quando fica sabendo o que o homem fez. Por que? Porque o homem pensou em seu futuro e tinha o direito de fazer aquilo.</text:p>
      <text:p text:style-name="P2"/>
      <text:p text:style-name="P2">Lc 16:9-12 O primeiro significado desta história é que Israel foi o "mordomo" e perdeu o emprego, mas ao aplicá-la ao crente em Cristo hoje, ela nos ensina que primeiro precisamos aprender que devemos viver dentro de nossas possibilidades. Se formos fiéis neste sentido, então o Senhor pode nos dar algum trabalho para fazer para Ele, e é quando nos confia as coisas que verdadeiramente têm valor nesta vida, "as verdadeiras riquezas" (vers. 11-12).</text:p>
      <text:p text:style-name="P2"/>
      <text:p text:style-name="P2">Lc 16:13 "Mamom" significa dinheiro.</text:p>
      <text:p text:style-name="P2"/>
      <text:p text:style-name="P2">Lc 16:19-31 Um homem rico que tomou as coisas que lhe foram confiadas, e as usou todas para seu próprio prazer. Todos os dias isto acontece ao nosso redor, mas o que seria se pudéssemos realmente ver por trás das cenas e escutar a terrível angústia de um vizinho que tenha ido para uma eternidade de perdição! Mas veja este pobre homem Lázaro - ele fecha seus olhos na morte e os abre em eterna alegria. E existe um grande abismo colocado para sempre entre aqueles dois lugares.</text:p>
      <text:p text:style-name="P2"/>
      <text:h text:style-name="Heading_20_2" text:outline-level="2"><text:soft-page-break/>#889</text:h>
      <text:p text:style-name="P2"/>
      <text:p text:style-name="P2">Se você abandonar o verdadeiro Deus já não terá um padrão absoluto do que é certo e errado.</text:p>
      <text:p text:style-name="P2"/>
      <text:p text:style-name="P2">Lucas 17</text:p>
      <text:p text:style-name="P2"/>
      <text:p text:style-name="P2">Lc 17:1-2 O Senhor Jesus ama aqueles "pequeninos" e Nos avisa que devemos tomar muito cuidado para que nada do que fazemos ou dizemos possa vir a ofender um deles.</text:p>
      <text:p text:style-name="P2"/>
      <text:p text:style-name="P2">Lc 17:3-4 Suponha que alguém tenha feito algo para me ofender, o que devo fazer? O Senhor diz que devo perdoá-lo - não importa quantas vezes ele tenha me ofendido. Não devo ofender os outros, e devo perdoar, se alguém me ofender.</text:p>
      <text:p text:style-name="P2"/>
      <text:p text:style-name="P2">Lc 17:11-19 Cada um destes leprosos clamou por misericórdia, e o Senhor escutou e curou cada um deles. Só um voltou para agradecer ao Senhor. Aqui está um leproso limpo - um Samaritano aos pés de Jesus dando graças a Ele.</text:p>
      <text:p text:style-name="P2"/>
      <text:p text:style-name="P2">Lc 17:21 Em outras palavras, o Senhor Jesus está dizendo, "Eu, o Senhor Jesus, represento o reino de Deus entre vocês". Não significa que o reino de Deus estava dentro de cada um deles, pois ele estava falando a Fariseus incrédulos.</text:p>
      <text:p text:style-name="P2"/>
      <text:p text:style-name="P2">Lc 17:22-37 O Senhor fala da época em que voltará para reinar. Será um tempo de juízo quando alguns serão levados em juízo e outros serão deixados para bênção, as bênçãos do milênio. Procure se lembrar disto, pois há muitos que confundem a vinda de Cristo com o arrebatamento. Aqui os incrédulos são os que são levados de repente. (Tudo isso acontecerá DEPOIS de nós, os crentes, termos sido levados para o céu.)</text:p>
      <text:p text:style-name="P2"/>
      <text:h text:style-name="Heading_20_2" text:outline-level="2">#890</text:h>
      <text:p text:style-name="P2"/>
      <text:p text:style-name="P2">Abandonar a mesa do Senhor é abandonar o poder - o lugar de correção.</text:p>
      <text:p text:style-name="P2"/>
      <text:p text:style-name="P2">Lucas 18</text:p>
      <text:p text:style-name="P2"/>
      <text:p text:style-name="P2">Lc 18:1-8 O Senhor conta uma parábola (uma história terrena com um significado celestial) para os discípulos aprenderem que oração e paciência andam juntas. Precisamos temer mais não ouvir o Senhor do que temer que Ele não nos ouça. Já foi dito que a forma mais rápida de ficarmos em pé é ficando de joelhos. Vigiar e orar.</text:p>
      <text:p text:style-name="P2"/>
      <text:p text:style-name="P2">Lc 18:9-14 Esta lição de oração é diferente. Mostra o espírito no qual devemos orar. Dois homens falam a Deus em oração, e o Senhor Deus fala. Escute cuidadosamente o que Ele disse!</text:p>
      <text:p text:style-name="P2"/>
      <text:p text:style-name="P2">Lc 18:15-17 Uma terceira lição ensinada pelo Senhor. Esta mostra o coração dos discípulos mas depois revela o Seu coração.</text:p>
      <text:p text:style-name="P2"/>
      <text:p text:style-name="P2">Lc 18:18-23 Uma quarta lição. Este jovem não aprende, pois seu coração e mente estavam colocados nas coisas erradas da vida, nas riquezas, e por isso ele vai embora triste, mesmo continuando com suas riquezas. Elas não podiam satisfazê-los.</text:p>
      <text:p text:style-name="P2"/>
      <text:p text:style-name="P2"><text:soft-page-break/>Lc 18:24-30 Uma quinta lição. O que parece impossível às pessoas é possível a Deus. Os discípulos não entendiam que o Senhor Jesus estava apresentando algo jamais ouvido antes. Nos dias do Antigo Testamento, quando alguém era fiel e obediente a Deus, ficava rico porque Deus o recompensava naquele mesmo tempo e lugar. Eles tinha a evidência de que Deus os escutava e recompensava. Mas eles não entendiam que, apesar da bondade de Deus para com eles, Israel iria se voltar contra Deus e crucificar Seu Filho. Mas a história do Evangelho trazia um segredo que a graça e a bênção seriam um presente de Deus. Algo que parecia impossível ao povo.</text:p>
      <text:p text:style-name="P2"/>
      <text:p text:style-name="P2">Lc 18:31-34 Estes versículos comprovam as observações acima. O Senhor falou com muita clareza. Como poderia alguém não entender as palavras claras que Jesus estava lhes dizendo. Leia o versículo 25 do capítulo 24. Ele os acusava de que após a Sua ressurreição eles seriam negligentes e incrédulos. Será que somos assim?</text:p>
      <text:p text:style-name="P2"/>
      <text:p text:style-name="P2">Lc 18:35-43 Enquanto o Fariseu, e então o rico, perderam a bênção, um pobre mendigo cego a recebe. Ele seguiu a Jesus!</text:p>
      <text:p text:style-name="P2"/>
      <text:h text:style-name="Heading_20_2" text:outline-level="2">#891</text:h>
      <text:p text:style-name="P2"/>
      <text:p text:style-name="P2">Nenhum ministério é certo a menos que seja por graça. Nenhum caminho é certo a menos que seja por graça.</text:p>
      <text:p text:style-name="P2"/>
      <text:p text:style-name="P2">Lucas 19</text:p>
      <text:p text:style-name="P2"/>
      <text:p text:style-name="P2">A história de um homem rico que recebeu a bênção.</text:p>
      <text:p text:style-name="P2"/>
      <text:p text:style-name="P2">Lc 19:1-10 As riquezas de Zaqueu não o satisfaziam. Ele queria Jesus. Nada iria impedi-lo. O Senhor Jesus pára e o chama pelo nome. Ele desce para finalmente ficar na presença de Jesus. No versículo 7, aqueles que viram aquilo acontecer consideravam Zaqueu um pecador. É claro que o Senhor sabia tudo acerca de Zaqueu, mas o que diz? Versículo 10, 'Não vim para abençoar você, Zaqueu, porque você é generoso e honesto, mas porque vim buscar e salvar o que estava perdido!'</text:p>
      <text:p text:style-name="P2"/>
      <text:p text:style-name="P2">Lc 19:11-27 Enquanto nosso Senhor Jesus está ausente, Ele deixou com cada um de nós algo que podemos usar para Ele, e daremos conta disto quanto ao modo como usamos.</text:p>
      <text:p text:style-name="P2"/>
      <text:p text:style-name="P2">Lc 19:38 O Senhor está entrando na cidade de Jerusalém e este é o clamor que se levanta. Quando Ele nasceu, o clamor levantado foi de "Paz na Terra". Não existe paz real na Terra, pois eles rejeitaram o Príncipe de Paz. Ao entrar na cidade onde Ele será condenado, o clamor agora é "paz no céu". O Príncipe da Paz estava voltado para o céu.</text:p>
      <text:p text:style-name="P2"/>
      <text:p text:style-name="P2">Lc 19:41 O Senhor chora sobre a mesma cidade que tanto O odiava.</text:p>
      <text:p text:style-name="P2"/>
      <text:h text:style-name="Heading_20_2" text:outline-level="2">#892</text:h>
      <text:p text:style-name="P2"/>
      <text:p text:style-name="P2">Quando a divisão acontece, ninguém ganha; somos todos perdedores. Deus permite que isto venha sobre nós por causa de nossa condição.</text:p>
      <text:p text:style-name="P2"/>
      <text:p text:style-name="P2">Lucas 20</text:p>
      <text:p text:style-name="P2"><text:soft-page-break/></text:p>
      <text:p text:style-name="P2">Lc 20:1-8 Só uma Pessoa divina poderia calar a incredulidade com uma resposta assim. Lembre-se de que Jesus não tinha ainda morrido, portanto quando diz "Evangelho" aqui ainda está se referindo às boas novas do reino na terra.</text:p>
      <text:p text:style-name="P2"/>
      <text:p text:style-name="P2">Lc 20:9-18 A culpada nação de Israel era Sua "vinha". Após terem recusado a mensagem enviada por tantos de Seus servos (os profetas do Antigo Testamento), Deus olha para cá e diz: "Enviarei Meu Filho Amado". Mas Eles matam aquele Filho. Os judeus continuam, individualmente, livres para aceitarem o Senhor Jesus, evidentemente.</text:p>
      <text:p text:style-name="P2"/>
      <text:p text:style-name="P2">Lc 20:19-26 Os pecados de Israel os colocaram sob o controle de César, o Imperador Romano. O Senhor simplesmente lhes diz para pagarem o que César exigia, mas também para que se lembrassem de sua responsabilidade para com Deus.</text:p>
      <text:p text:style-name="P2"/>
      <text:p text:style-name="P2">Lc 20:27-38 O Senhor diz aos Saduceus (eles não criam em uma ressurreição) que no céu, não existe qualquer forma de matrimônio. As alegrias do céu são muito, muito maiores do que as alegrias no mundo. "Iguais aos anjos" significa que os anjos nada têm a ver com matrimônio no céu - e nem nós. Seremos mais elevados e mais próximos do Senhor do que o mais importante dentre os anjos.</text:p>
      <text:p text:style-name="P2"/>
      <text:h text:style-name="Heading_20_2" text:outline-level="2">#893</text:h>
      <text:p text:style-name="P2"/>
      <text:p text:style-name="P2">Nunca precisamos mais do amparo de Deus e da obediência à Sua Palavra do que durante a Sua adoração.</text:p>
      <text:p text:style-name="P2"/>
      <text:p text:style-name="P2">Lucas 21</text:p>
      <text:p text:style-name="P2"/>
      <text:p text:style-name="P2">Lc 21:1-4 Devemos tudo ao bendito Senhor Jesus, que entregou-Se a Si mesmo por nós. Nada retemos - e nem deveríamos.</text:p>
      <text:p text:style-name="P2"/>
      <text:p text:style-name="P2">Lc 21:1-7 O Senhor deve dizer aos discípulos que este maravilhoso templo iria ser destruído. Eles querem saber quando.</text:p>
      <text:p text:style-name="P2"/>
      <text:p text:style-name="P2">Lc 21:8-24 O Senhor lhes fala claramente sobre os terríveis juízos que cairiam sobre aquela cidade. No ano 70 A.D. (cerca de 37 anos mais tarde), um General Romano chamado Tito veio e cercou a cidade de Jerusalém (vers. 20) e a destruiu completamente, e entregou multidões de Judeus à morte. As palavras "até que o tempo dos Gentios se complete" significa o período de tempo que ainda existe hoje. Os Gentios são os governantes do mundo; Romanos 11:25. Após nós os crentes termos sido levados para a glória, alguns em Israel se voltarão ao Senhor - Romanos 11:26. Eles formarão toda a nação de Israel; e a terra e o povo de Israel mais uma vez será o trono do Senhor na Terra e o "tempo dos Gentios" chegará ao fim.</text:p>
      <text:p text:style-name="P2"/>
      <text:p text:style-name="P2">Lc 21:25-28 Estes versículos falam do tempo quando o Senhor virá do céu para derrotar todos os Seus inimigos e trazer libertação para os Judeus piedosos que estarão esperando por Ele naquela ocasião. </text:p>
      <text:p text:style-name="P2"/>
      <text:p text:style-name="P2">Lc 21:32-33 Aquelas palavras que nosso Senhor falou jamais passarão!</text:p>
      <text:p text:style-name="P2"/>
      <text:p text:style-name="P2">Lc 21:37 Eles estão planejando matá-Lo, mas Ele paciente e amavelmente continua a trabalhar entre eles. À noite Ele vai ao monte das Oliveiras! Nenhum deles O convidou para suas casas.</text:p>
      <text:p text:style-name="P2"><text:soft-page-break/></text:p>
      <text:h text:style-name="Heading_20_2" text:outline-level="2">#894</text:h>
      <text:p text:style-name="P2"/>
      <text:p text:style-name="P2">O Único Corpo é sempre mencionado como estando aqui no mundo, não no céu.</text:p>
      <text:p text:style-name="P2"/>
      <text:p text:style-name="P2">Lucas 22</text:p>
      <text:p text:style-name="P2"/>
      <text:p text:style-name="P2">Lc 22:9 Uma pergunta das mais importantes. O Senhor continua a desejar que O lembremos, e Ele adora nos ouvir fazendo esta mesma pergunta. Ele não Se agrada quando olhamos ao nosso redor e nos juntamos "à igreja de nossa preferência". Todo crente está na "igreja" pela qual Ele Se entregou. É desejo de nosso Senhor nos ver reunidos ao redor de Si, para o Seu digno Nome, e não para o nome de uma organização feita por homens. O lugar que o Senhor escolheu foi um "cenáculo" (andar elevado) - não o templo - mas um lugar fora de todos os sistemas religiosos.</text:p>
      <text:p text:style-name="P2"/>
      <text:p text:style-name="P2">Lc 22:19-20 Que simplicidade! Há muitos que continuam a se reunir no primeiro dia da semana para lembrar Seu Senhor na quieta e preciosa simplicidade descrita aqui. Um pão, um cálice, e a presença de nosso Senhor Jesus! Se desejamos nos separar daquilo que sabemos ser errado, é então, e só então, que o Espírito de Deus nos reúne ao Nome do Senhor. Acrescentar qualquer coisa mais é dizer que Ele não providenciou o suficiente.</text:p>
      <text:p text:style-name="P2"/>
      <text:p text:style-name="P2">Lc 22:28 Ele tinha visto muitos fracassos com Seus discípulos, e ainda assim diz isto.</text:p>
      <text:p text:style-name="P2"/>
      <text:p text:style-name="P2">Lc 22:39-46 Ele roga a Seu Pai a respeito da cruz. Oh! Quão terrível é o pecado aos olhos do Senhor. Quão horrível o sofrimento que foi necessário para eliminar o pecado.</text:p>
      <text:p text:style-name="P2"/>
      <text:p text:style-name="P2">Lc 22:54-62 Pedro nega que tivesse alguma vez conhecido o Senhor! Ele nem imaginava o quão fraco era, e nem nós.</text:p>
      <text:p text:style-name="P2"/>
      <text:p text:style-name="P2">Lc 22:63-65 Quão horríveis são nossos próprios corações. O Senhor Jesus foi vendado, enquanto O esbofeteavam e esmurravam... Ele que os havia criado. Que Salvador!</text:p>
      <text:p text:style-name="P2"/>
      <text:h text:style-name="Heading_20_2" text:outline-level="2">#895</text:h>
      <text:p text:style-name="P2"/>
      <text:p text:style-name="P2">A linguagem é o único veículo no qual o pensamento pode viajar. João 1:1</text:p>
      <text:p text:style-name="P2"/>
      <text:p text:style-name="P2">Lucas 23</text:p>
      <text:p text:style-name="P2"/>
      <text:p text:style-name="P2">Lc 23:1-12 É triste ver que todo esse ódio contra o Senhor acaba fazendo pessoas ficarem amigas.</text:p>
      <text:p text:style-name="P2"/>
      <text:p text:style-name="P2">Lc 23:25 Eles escolheram um homicida, e crucificaram o único Homem bom e verdadeiro que jamais viveu. E hoje culpam a Deus por suas guerras e seus problemas! O mundo de hoje O crucificaria outra vez se pudesse fazê-lo.</text:p>
      <text:p text:style-name="P2"/>
      <text:p text:style-name="P2"><text:soft-page-break/>Lc 23:39-43 Como compreender que Deus pudesse demonstrar tamanho amor! Deus é amor. Esta é a hora mais negra que já houve na história da humanidade. Deus tocou o coração daquele ladrão, de forma que ele admitiu sua culpa, confessou a Jesus como Senhor. Naquele mesmo dia ele estava no paraíso com o Senhor Jesus!</text:p>
      <text:p text:style-name="P2"/>
      <text:p text:style-name="P2">Lc 23:45 Deus havia aberto o caminho para agora poder sair abençoando o homem, e abriu o caminho para o homem poder agora entrar na presença de Deus; limpo de toda mancha do pecado.</text:p>
      <text:p text:style-name="P2"/>
      <text:p text:style-name="P2">Lc 23:50 Sem dúvida as ímpias autoridades queriam lançar o corpo morto de Jesus em uma vala comum com os dois ladrões, mas Deus declarou "com o rico em Sua morte" (Isaías 53:9), e assim se cumpriu.</text:p>
      <text:p text:style-name="P2"/>
      <text:h text:style-name="Heading_20_2" text:outline-level="2">#896</text:h>
      <text:p text:style-name="P2"/>
      <text:p text:style-name="P2">Deus tem permitido nossas tribulações com um propósito, e Ele está bem ali conosco. Não existe uma lágrima desnecessária em nossa vida. É um momento quando o Senhor está mais próximo de nós do que em qualquer outro momento de nossa experiência.</text:p>
      <text:p text:style-name="P2"/>
      <text:p text:style-name="P2">Lucas 24</text:p>
      <text:p text:style-name="P2"/>
      <text:p text:style-name="P2">Que notícia gloriosa! A ressurreição! Jesus, Aquele que morreu por pecadores, saiu do túmulo. Agora sabemos que Deus está completamente satisfeito com a obra de redenção. Ele ressuscitou "para nossa justificação" Romanos 4:25.</text:p>
      <text:p text:style-name="P2"/>
      <text:p text:style-name="P2">Lc 24:6-7 Uma grande surpresa para aquelas mulheres fiéis que foram cedo no primeiro dia da semana.</text:p>
      <text:p text:style-name="P2"/>
      <text:p text:style-name="P2">Lc 24:11 Apesar da história da ressurreição, a mensagem não foi crida. Mas Pedro corre todo o caminho até a sepultura, e descobre que a história delas era verdadeira.</text:p>
      <text:p text:style-name="P2"/>
      <text:p text:style-name="P2">Lc 24:13-35 Dois desencorajados discípulos são encontrados pelo Senhor e Ele acalenta seus corações falando daquelas coisas que eram verdadeiramente caras a eles.</text:p>
      <text:p text:style-name="P2"/>
      <text:p text:style-name="P2">Lc 24:27 Três coisas são abertas nesta maravilhosa história. Aqui está a primeira... as Escrituras são abertas a eles pelo Senhor. Que experiência deve ter sido para eles enquanto caminhavam aqueles 9,5 quilômetros por estradas entre montanhas de Jerusalém a Emaús. Não é de admirar que seus corações queimavam dentro de si (vers. 32).</text:p>
      <text:p text:style-name="P2"/>
      <text:p text:style-name="P2">Lc 24:28 O Senhor não Se convida a entrar na casa deles. Seus corações haviam sido tão aquecidos por Sua companhia, que eles não querem que Ele vá embora.</text:p>
      <text:p text:style-name="P2"/>
      <text:p text:style-name="P2">Lc 24:31 Aqui está a segunda coisa que Ele abriu... seus olhos. Eles O reconhecem! O Senhor Jesus! Que momento aguarda por aqueles de nós que conhecem este mesmo Senhor Jesus como nosso próprio Salvador, quando ouvirmos o Seu chamado para subirmos (1 Ts 4:15-18) Pode ser hoje!</text:p>
      <text:p text:style-name="P2"/>
      <text:p text:style-name="P2">Lc 24:33 Repare onde eles vão.</text:p>
      <text:p text:style-name="P2"/>
      <text:p text:style-name="P2">Lc 24:36 A presença de Jesus! Que alegria para seus corações.</text:p>
      <text:p text:style-name="P2"/>
      <text:p text:style-name="P2"><text:soft-page-break/>Lc 24:45 A terceira coisa é aberta... seu entendimento. Isto não aconteceu quando as duas primeiras foram abertas. Por que? Porque foi só quando eles estavam no lugar certo. Nosso entendimento não é aberto até que sejamos obedientes. Eles tinham tomado uma decisão e retornado a Jerusalém quando a segunda coisa foi aberta. Ninguém lhes disse para retornar! Quando nós nos separamos é que Ele nos reúne.</text:p>
      <text:p text:style-name="P2"/>
      <text:p text:style-name="P2">Lc 24:47 A mensagem de arrependimento e perdão deveria começar em Jerusalém - a mesma cidade onde Ele tinha sido rejeitado e odiado e expulso.</text:p>
      <text:p text:style-name="P2"/>
      <text:p text:style-name="P2">Lc 24:49 Eles deviam esperar em Jerusalém até que o Espírito Santo descesse sobre eles, a respeito do que lemos em Atos, capítulo 2.</text:p>
      <text:p text:style-name="P2"/>
      <text:h text:style-name="Heading_20_2" text:outline-level="2">#897</text:h>
      <text:p text:style-name="P2"/>
      <text:p text:style-name="P2">Aproveite para louvá-Lo. Se não elevamos Seu louvor, Deus levantará alguém que o faça.</text:p>
      <text:p text:style-name="P2"/>
      <text:p text:style-name="P2">Salmos</text:p>
      <text:p text:style-name="P2"/>
      <text:p text:style-name="P2">Para descrever os Salmos poderíamos dizer que alguns são... (1) a voz do Senhor Jesus, escrita 1.000 anos antes que os eventos acontecessem! (2) Ou como a voz do pequeno grupo de crentes Judeus, (o remanescente) durante a tribulação, ou (3) na maioria das vezes as palavras do Rei Davi. Cada palavra é inspirada pelo próprio Deus. Além disso este Livro de Salmos poderia servir como um hinário para o Remanescente crente, durante a tribulação. De tanto que fala de suas tribulações, alegrias, tristezas e glória vindoura.</text:p>
      <text:p text:style-name="P2"/>
      <text:p text:style-name="P2">Salmo 1</text:p>
      <text:p text:style-name="P2"/>
      <text:p text:style-name="P2">O livro inicia com "bem-aventurado" ou "feliz". Deus quer que sejamos felizes. Ele providenciou tudo para nossa felicidade. Repare nestas três palavras, "anda", "detém" e "senta"... Se andamos com alguém, isto pode nos parecer de muito pouca importância... uma amizade passageira, portanto podemos pensar que não importa se for algum "ímpio". Mas o passo seguinte é "se detém" - isto é, passamos a ficar mais em sua companhia e começamos a nos sentir à vontade com eles - embora sejam "pecadores". E por fim vem, "sentado" - agora podemos nos sentir confortáveis, pois nos sentamos com eles, mesmo sendo eles "escarnecedores". Se amamos o Senhor Jesus, e Sua Palavra, não iremos querer andar ou nos deter, ou nos sentar na companhia daqueles que não O amam. Nós nos separamos deles mas não nos isolamos, pois precisamos testemunhar a eles.</text:p>
      <text:p text:style-name="P2"/>
      <text:p text:style-name="P2">Sl 1:2 Estamos lendo nosso capítulo todos os dias e meditando nele dia e noite? Leia seu capítulo com Deus.</text:p>
      <text:p text:style-name="P2"/>
      <text:p text:style-name="P2">Sl 1:3 Uma árvore plantada aqui está obtendo sua umidade do rio. Se ficarmos próximos do Senhor, e lermos Sua Palavra, cresceremos, ainda que venhamos a encontrar poucos amigos Cristãos para nos ajudar e encorajar.</text:p>
      <text:p text:style-name="P2"/>
      <text:p text:style-name="P2">Sl 1:4 "Os ímpios" parecem prosperar, mas algum dia terão de se encontrar com Deus. O Senhor Jesus andou completamente na verdade deste maravilhoso Salmo. Mas continue a recordar para si mesmo que... <text:soft-page-break/>o Senhor Jesus viveu no mundo 1.000 anos após estas palavras terem sido escritas! Ele as cumpriu com perfeição.</text:p>
      <text:p text:style-name="P2"/>
      <text:h text:style-name="Heading_20_2" text:outline-level="2">#898</text:h>
      <text:p text:style-name="P2"/>
      <text:p text:style-name="P2">A verdadeira energia sempre se revela em uma alegre e abundante obediência.</text:p>
      <text:p text:style-name="P2"/>
      <text:p text:style-name="P2">Salmo 2</text:p>
      <text:p text:style-name="P2"/>
      <text:p text:style-name="P2">Neste Salmo, vemos um terrível ódio e oposição prenunciados pelo Senhor Jesus. O mundo não deseja alguém que viva para a glória de Deus. Odeiam a luz, pois querem viver em seus pecados.</text:p>
      <text:p text:style-name="P2"/>
      <text:p text:style-name="P2">Sl 2:2 Muitos se unem para demonstrar seu ódio, exatamente como acontece hoje.</text:p>
      <text:p text:style-name="P2"/>
      <text:p text:style-name="P2">Sl 2:7-9 Apesar de escrito 1000 anos antes do Senhor Jesus vir ao mundo, repare como são parecidas as palavras aqui e em Mateus 3:17, Atos 13:33 e Hebreus 1:5. Deus enxerga o ódio do coração do homem, e Ele nos diz que Seu Filho, o Senhor Jesus, em um tempo ainda futuro, será honrado, e aqueles que O desprezaram serão punidos. O Senhor irá reinar sobre este mundo, e Seus inimigos serão "despedaçados". Um juízo santo e feroz cairá sobre aqueles que rejeitarem a Cristo.</text:p>
      <text:p text:style-name="P2"/>
      <text:p text:style-name="P2">Sl 2:12 Se não se arrependerem, irão "perecer". Mas bem-aventurados aqueles todos que colocam sua confiança nEle.</text:p>
      <text:p text:style-name="P2"/>
      <text:h text:style-name="Heading_20_2" text:outline-level="2">#899</text:h>
      <text:p text:style-name="P2"/>
      <text:p text:style-name="P2">Difamadores são os foles do diabo que sopram o fogo da contenda.</text:p>
      <text:p text:style-name="P2"/>
      <text:p text:style-name="P2">Salmo 3</text:p>
      <text:p text:style-name="P2"/>
      <text:p text:style-name="P2">Repare no preâmbulo deste Salmo (é inspirado). Deus poderia ter, com a mesma facilidade, entregue estas palavras a Davi quando tudo estava tranqüilo e feliz, mas Ele as entregou quando Davi estava em sério problema. Pare um momento para se ocupar com outro exemplo de dias difíceis que produziram mais louvor e adoração a Deus do que os dias de grande bênção. 2 Samuel 22:2-51 (50 versículos). Louvor depois de suas tribulações. Capítulo 23:1-7 (7 versículos) depois de sucesso e bênção. Percebe como isto se aplica à sua vida?</text:p>
      <text:p text:style-name="P2"/>
      <text:p text:style-name="P2">Sl 3:5 Apesar de Davi estar envolvido em sérios problemas, ele acorda alegre e sem medo. A noite está passando e o dia já vem.</text:p>
      <text:p text:style-name="P2"/>
      <text:h text:style-name="Heading_20_2" text:outline-level="2">#900</text:h>
      <text:p text:style-name="P2"/>
      <text:p text:style-name="P2">É difícil para aqueles que confiam nas riquezas entrar no reino de Deus. O problema não está no ter, mas no confiar.</text:p>
      <text:p text:style-name="P2"/>
      <text:p text:style-name="P2">Salmo 4</text:p>
      <text:p text:style-name="P2"/>
      <text:p text:style-name="P2"><text:soft-page-break/>Sl 4:1 A parte do meio pode ser traduzida "Na pressão Tu me ampliaste". É encorajador para nós quando o Senhor nos faz passar por tribulações.</text:p>
      <text:p text:style-name="P2"/>
      <text:p text:style-name="P2">Sl 4:3 Aqui lemos sobre o "piedoso". Você se recorda da maneira como o Senhor irá reinar depois de nos ter chamado para o lar, para estar consigo. Todos aqueles que rejeitaram o evangelho serão punidos, sem outra chance de receber o evangelho. Mas Deus irá trabalhar nos corações de alguns de Seu próprio povo, os Judeus, e lhes dirá que o seu Rei prometido está vindo do céu para reinar. Alguns irão crer nesta maravilhosa mensagem, e aguardarão por Ele em fé, e falarão a outros sobre a Sua vinda. Estes são freqüentemente mencionados nos Salmos como "piedosos" ou às vezes até como "pobres" ou "mansos". Aqueles que rejeitarem aquela mensagem são chamados de "maus" ou "ímpios". Isto nos ajudará a compreender estes Salmos com maior facilidade.</text:p>
      <text:p text:style-name="P2"/>
      <text:p text:style-name="P2">Sl 4:7-8 Podemos pensar que a abundância de dinheiro poderia nos fazer felizes, mas existe uma felicidade que é muito mais maravilhosa que aquela "no tempo em que se lhes multiplicam o trigo e o vinho". Aqueles que agradam a Deus podem se deitar e dormir em paz.</text:p>
      <text:p text:style-name="P2"/>
      <text:h text:style-name="Heading_20_2" text:outline-level="2">#901</text:h>
      <text:p text:style-name="P2"/>
      <text:p text:style-name="P2">Um pai é um espelho no qual o filho olha para se vestir. Mantenha esse espelho limpo e sem manchas.</text:p>
      <text:p text:style-name="P2"/>
      <text:p text:style-name="P2">Salmo 5</text:p>
      <text:p text:style-name="P2"/>
      <text:p text:style-name="P2">Sl 5:2 Davi chamava Deus de seu Rei, e no tempo vindouro, que mencionamos no Salmo de ontem, os Judeus fiéis daquela ocasião também O conhecerão como Rei.</text:p>
      <text:p text:style-name="P2"/>
      <text:p text:style-name="P2">Sl 5:3 É bom começar cada dia falando com o Senhor.</text:p>
      <text:p text:style-name="P2"/>
      <text:p text:style-name="P2">Sl 5:10 Isto pode nos surpreender um pouco. Mas devemos nos lembrar mais uma vez de que se trata da linguagem de Davi, do Antigo Testamento, e de que também está falando de um tempo futuro quando o Senhor estará pronto para voltar e vencer Seus inimigos, e reinar sobre a Terra.</text:p>
      <text:p text:style-name="P2"/>
      <text:p text:style-name="P2">Sl 5:11-12 Você se regozija? Talvez você diga, "quando tudo vai bem, então me regozijo". Mas aqui lemos de como cada crente pode se regozijar todos os dias.</text:p>
      <text:p text:style-name="P2"/>
      <text:h text:style-name="Heading_20_2" text:outline-level="2">#902</text:h>
      <text:p text:style-name="P2"/>
      <text:p text:style-name="P2">Bem-aventurado aquele que não tem nada a dizer, e que se abstém de apresentar uma evidência audível disto.</text:p>
      <text:p text:style-name="P2"/>
      <text:p text:style-name="P2">Salmo 6</text:p>
      <text:p text:style-name="P2"/>
      <text:p text:style-name="P2">Talvez fiquemos ainda mais surpresos com tanta tribulação e choro. Davi tinha uma fé poderosa, e é verdadeiramente maravilhoso escutá-lo suplicando ao Senhor desta maneira quando estava em tribulação.</text:p>
      <text:p text:style-name="P2"/>
      <text:p text:style-name="P2"><text:soft-page-break/>Sl 6:6 Parece ser noite. E haverá um tempo de muita escuridão e sofrimento para aqueles "piedosos", quando os "ímpios" prosperarem e os perseguirem. Nesta escuridão e tribulação é que clamam ao Senhor. </text:p>
      <text:p text:style-name="P2"/>
      <text:h text:style-name="Heading_20_2" text:outline-level="2">#903</text:h>
      <text:p text:style-name="P2"/>
      <text:p text:style-name="P2">Aqueles que estão a caminho do céu não ficarão contentes se forem sozinhos.</text:p>
      <text:p text:style-name="P2"/>
      <text:p text:style-name="P2">Salmo 7</text:p>
      <text:p text:style-name="P2"/>
      <text:p text:style-name="P2">Sl 7:1 Davi, quando em tribulação, não só invoca o Senhor, mas confia no Senhor. E assim será com os "piedosos" no futuro, quando não tiverem força própria diante de inimigos tão fortes.</text:p>
      <text:p text:style-name="P2"/>
      <text:p text:style-name="P2">Sl 7:6 O Senhor não livrará abertamente Seu povo por um bom tempo durante seu tempo futuro de "tribulação".</text:p>
      <text:p text:style-name="P2"/>
      <text:p text:style-name="P2">Sl 7:7 Que palavras maravilhosas! Era por isto que Davi ansiava.</text:p>
      <text:p text:style-name="P2"/>
      <text:p text:style-name="P2">Sl 7:17 Repare com que freqüência o último versículo dos Salmos é de vitória.</text:p>
      <text:p text:style-name="P2"/>
      <text:h text:style-name="Heading_20_2" text:outline-level="2">#904</text:h>
      <text:p text:style-name="P2"/>
      <text:p text:style-name="P2">Deus irá sempre ter alguns poucos que são sinceros para com Ele, e suportará o mundo por ter estas testemunhas de Si mesmo vivendo nele.</text:p>
      <text:p text:style-name="P2"/>
      <text:p text:style-name="P2">Salmo 8</text:p>
      <text:p text:style-name="P2"/>
      <text:p text:style-name="P2">O cântico de louvor prometido no final do Salmo 7.</text:p>
      <text:p text:style-name="P2"/>
      <text:p text:style-name="P2">Sl 8:1 Que maravilhosa explosão de louvor esta! Este é verdadeiramente o cântico dos piedosos, que foram desprezados e que ouviram o nome de Seu Senhor sendo desprezado. Mas agora, os ímpios se foram, e o Senhor reina.</text:p>
      <text:p text:style-name="P2"/>
      <text:p text:style-name="P2">Sl 8:3-4 O Senhor fez toda a criação - todavia encontra Seu prazer em Seu povo.</text:p>
      <text:p text:style-name="P2"/>
      <text:p text:style-name="P2">Sl 8:5 Isto nos fala do Senhor Jesus, que como um bebê foi feito menor que os anjos. Mas agora Ele ultrapassou os anjos outra vez e está coroado com glória e honra. Um Homem glorificado acima das estrelas.</text:p>
      <text:p text:style-name="P2"/>
      <text:h text:style-name="Heading_20_2" text:outline-level="2">#905</text:h>
      <text:p text:style-name="P2"/>
      <text:p text:style-name="P2">Aquele que vai dormir irado, tem o diabo como seu companheiro. O modo de cumprirmos o "irai-vos mas não pequeis" é não ficarmos irados com nada além do pecado.</text:p>
      <text:p text:style-name="P2"/>
      <text:p text:style-name="P2">Salmo 10</text:p>
      <text:p text:style-name="P2"/>
      <text:p text:style-name="P2">O clamor daqueles que confiam no Senhor durante o dia futuro de tribulação sobre a terra. Eles sofrem e são perseguidos. Repare <text:soft-page-break/>quantas vezes as palavras "ímpio" e "pobre" são usadas. Veja o comentário do Salmo 4. "Ímpios" e "maus" são as mesmas pessoas.</text:p>
      <text:p text:style-name="P2"/>
      <text:p text:style-name="P2">Sl 10:12 O que os incrédulos dirão durante aquele mesmo período.</text:p>
      <text:p text:style-name="P2"/>
      <text:p text:style-name="P2">Sl 10:12 Este pobre "remanescente" sofredor ama o Senhor e está aguardando por Sua volta.</text:p>
      <text:p text:style-name="P2"/>
      <text:p text:style-name="P2">Sl 10:14 Os ímpios haviam dito no versículo 11 "Deus... nunca verá isto". Mas aqui os fiéis dizem "Tu o viste". Aqueles que conhecem o Senhor tem a certeza de que Ele está vendo e que Ele irá livrá-los.</text:p>
      <text:p text:style-name="P2"/>
      <text:p text:style-name="P2">Sl 10:17 Esta palavra "manso" fala de alguns poucos piedosos que são fiéis a Ele durante a "tribulação" que virá. Eles são confiantes de que o Senhor Se lembrará deles e os libertará. (Amanhã, passaremos ao Salmo 16).</text:p>
      <text:p text:style-name="P2"/>
      <text:h text:style-name="Heading_20_2" text:outline-level="2">#906</text:h>
      <text:p text:style-name="P2"/>
      <text:p text:style-name="P2">A oposição à verdade é inevitável em um mundo onde as mentes dos homens estão alienadas de Deus por causa do pecado.</text:p>
      <text:p text:style-name="P2"/>
      <text:p text:style-name="P2">Salmo 16</text:p>
      <text:p text:style-name="P2"/>
      <text:p text:style-name="P2">Para entender melhor este Salmo, lembre-se de que é como se fosse o Senhor, como um Homem, falando a Deus.</text:p>
      <text:p text:style-name="P2"/>
      <text:p text:style-name="P2">Sl 16:2-3 O próprio Senhor encontra Seu prazer naqueles que Ele chama de Seus santos. Isto fala principalmente daqueles que confiarão nEle e esperarão por Ele no futuro. Ele ama os Seus santos! Todos os crentes são conhecidos como santos ou santificados.</text:p>
      <text:p text:style-name="P2"/>
      <text:p text:style-name="P2">Sl 16:5-8 O Senhor Jesus é descrito nestes versos como perfeitamente dependente. Ele Se volta ao Senhor Seu Deus, e confia nEle para tudo e agradece a Ele por Sua fidelidade.</text:p>
      <text:p text:style-name="P2"/>
      <text:p text:style-name="P2">Sl 16:10 Isto refere-se à ressurreição do Senhor Jesus de entre os mortos, então ainda futura.</text:p>
      <text:p text:style-name="P2"/>
      <text:p text:style-name="P2">Sl 16:11 Que feliz confiança! O Senhor Jesus profeticamente olha para o futuro, para o gozo, após Sua morte e ressurreição, quando estiver à destra de Deus em glória. É ali que Ele está agora.</text:p>
      <text:p text:style-name="P2"/>
      <text:h text:style-name="Heading_20_2" text:outline-level="2">#907</text:h>
      <text:p text:style-name="P2"/>
      <text:p text:style-name="P2">O novo homem adora ver a verdade colocada diante de sua alma.</text:p>
      <text:p text:style-name="P2"/>
      <text:p text:style-name="P2">Salmo 22</text:p>
      <text:p text:style-name="P2"/>
      <text:p text:style-name="P2">Agruparemos os Salmos 22, 23 e 24. Poderíamos identificá-los como a cruz, o cajado (o bastão do pastor) e a coroa de glória. Ou de outra forma, o Salmo 22 ontem, o 23 hoje, e o 24 para sempre. Ou 22 como o Bom Pastor, o 23 como o Grande Pastor e o 24 como o Supremo Pastor. A própria linguagem do Senhor Jesus quando sofreu sobre a cruz mil anos depois.</text:p>
      <text:p text:style-name="P2"/>
      <text:p text:style-name="P2"><text:soft-page-break/>Sl 22:1 Quando Ele estava levando os nossos pecados sobre a cruz, Deus desviou Sua face dEle, pois Deus é santo e odeia o pecado.</text:p>
      <text:p text:style-name="P2"/>
      <text:p text:style-name="P2">Sl 22:4-5 Ele diz que quando Israel clamou a Deus, Ele os escutou. Mas quando Ele clama, Deus não responde! Ele é abandonado por Deus.</text:p>
      <text:p text:style-name="P2"/>
      <text:p text:style-name="P2">Sl 22:16-18 O modo exato como o Senhor Jesus foi tratado, descrito mil anos antes de acontecer. Os pregos em Suas benditas mãos e pés - a divisão de suas vestes.</text:p>
      <text:p text:style-name="P2"/>
      <text:p text:style-name="P2">Sl 22:21 Terminam as palavras dos sofrimentos do Senhor sobre a cruz.</text:p>
      <text:p text:style-name="P2"/>
      <text:p text:style-name="P2">Sl 22:22 A obra da cruz está terminada. O Senhor levou todo o juízo e agora está feliz por anunciar "o teu nome aos meus irmãos". Em João 20, vers. 17, ouvimos o Senhor dizer, "subo para o Meu Pai e vosso Pai". Ele não estava Se encontrando com Satanás na cruz (como muitos dizem), mas Se encontrando com Deus e com o juízo por causa do pecado. Ele fez isto como o Filho do homem. Em Sua vida Ele glorificou a Seu Pai, mas na cruz Ele glorificou a Deus como Aquele que carregou o pecado.</text:p>
      <text:p text:style-name="P2"/>
      <text:p text:style-name="P2">Sl 22:22 Trata-se de uma pequena menção feita à era Cristã - veja João 20:17.</text:p>
      <text:p text:style-name="P2"/>
      <text:p text:style-name="P2">Sl 22:25 A "grande congregação" refere-se ao milênio, quando Judeus e Gentios seguirão o Senhor Jesus em louvor a Jeová.</text:p>
      <text:p text:style-name="P2"/>
      <text:h text:style-name="Heading_20_2" text:outline-level="2">#908</text:h>
      <text:p text:style-name="P2"/>
      <text:p text:style-name="P2">Quando Deus quer testar nossa fé nEle por meio de alguma terrível tribulação, Satanás sempre procura nos levar a questionar a bondade de Deus.</text:p>
      <text:p text:style-name="P2"/>
      <text:p text:style-name="P2">Salmo 23</text:p>
      <text:p text:style-name="P2"/>
      <text:p text:style-name="P2">O mais conhecido e amado de todos os Salmos. Mas antes de podermos desfrutar do Senhor Jesus como nosso Pastor, Ele precisava morrer por nós, e é por isso que o Salmo 22, com todo o seu sofrimento, deve vir antes do Salmo 23, com toda a sua paz e descanso.</text:p>
      <text:p text:style-name="P2"/>
      <text:p text:style-name="P2">Sl 23:1-3 Que paz e alegria! Mas repare que Davi diz "[Ele] deitar-me faz - [Ele] guia-me - [Ele] refrigera..." Quando as coisas estão boas e agradáveis, Davi gosta de falar do maravilhoso e fiel Pastor.</text:p>
      <text:p text:style-name="P2"/>
      <text:p text:style-name="P2">Sl 23:4 Mas Davi está falando ao Pastor.</text:p>
      <text:p text:style-name="P2"/>
      <text:p text:style-name="P2">Sl 23:5 O vale é coisa passada e o cálice transborda! E assim será com todos aqueles que pertencem ao Senhor.</text:p>
      <text:p text:style-name="P2"/>
      <text:p text:style-name="P2">Sl 23:6 As maravilhosas promessas. Que futuro maravilhoso! Olhamos para trás para os sofrimentos do Salmo 22 e agradecemos e louvamos ao Senhor por ter passado por tudo aquilo para a glória de Deus, e para que pudéssemos conhecê-Lo agora como nosso Pastor, e olhar para quando habitaremos com Ele para sempre.</text:p>
      <text:p text:style-name="P2"/>
      <text:h text:style-name="Heading_20_2" text:outline-level="2"><text:soft-page-break/>#909</text:h>
      <text:p text:style-name="P2"/>
      <text:p text:style-name="P2">Em toda tribulação, tenhamos isto em mente: "Aquele que não poupou Seu próprio Filho, antes O entregou por nós" é algo que opera todas as coisas para nosso bem, inclusive a presente e dura prova.</text:p>
      <text:p text:style-name="P2"/>
      <text:p text:style-name="P2">Salmo 24</text:p>
      <text:p text:style-name="P2"/>
      <text:p text:style-name="P2">"A Terra pertence ao Senhor". Deveríamos nos lembrar disto. Há tanta arrogância quanto ao "Homem e seu mundo", mas ela na verdade pertence ao Senhor - Ele a fez.</text:p>
      <text:p text:style-name="P2"/>
      <text:p text:style-name="P2">Sl 24:3 Este mundo que o Senhor fez foi arruinado pelo pecado e aqui duas perguntas são feitas - que podem significar - quem é digno de reinar sobre este mundo?</text:p>
      <text:p text:style-name="P2"/>
      <text:p text:style-name="P2">Sl 24:4 A resposta à pergunta deveria nos mostrar que o próprio Senhor é o Único que é digno para reinar. Mas também todos aqueles que aceitaram o Senhor Jesus como seu Salvador estão limpos e puros aos olhos de Deus.</text:p>
      <text:p text:style-name="P2"/>
      <text:p text:style-name="P2">Sl 24:7-8 Podemos ver com muita clareza que é o próprio Senhor que reina, e há regozijo quando Ele reina, pois Ele derrotará todos os Seus inimigos. Vamos então reparar que no Salmo 22 Ele sofre, no Salmo 23 Ele cuida de nós como nosso Pastor, e no Salmo 24 Ele volta do céu, conosco, para reinar.</text:p>
      <text:p text:style-name="P2"/>
      <text:h text:style-name="Heading_20_2" text:outline-level="2">#910</text:h>
      <text:p text:style-name="P2"/>
      <text:p text:style-name="P2">Não importa o quão grandes são as dificuldades ao nosso redor, Deus conhece a saída e Ele nos guiará se tão somente esperarmos pacientemente por Ele.</text:p>
      <text:p text:style-name="P2"/>
      <text:p text:style-name="P2">Salmo 25</text:p>
      <text:p text:style-name="P2"/>
      <text:p text:style-name="P2">Sl 25:1 Quando você e eu vivemos com uma boa consciência para com Deus, podemos desfrutar de estarmos perto do Senhor, como este versículo diz. Eale não fala de levantar seus olhos, mas seus sentimentos interiores, sua alma. A alma é nosso sentimento interior, nossas afeições.</text:p>
      <text:p text:style-name="P2"/>
      <text:p text:style-name="P2">Sl 25:2 Não me sentirei culpado ou envergonhado se confiar no Senhor.</text:p>
      <text:p text:style-name="P2"/>
      <text:p text:style-name="P2">Sl 25:3 Então ele pensa em outros (algo bom de se fazer). Ele espera que eles também descubram isto para si mesmos. nunca se arrependerão de terem confiado no Senhor.</text:p>
      <text:p text:style-name="P2"/>
      <text:p text:style-name="P2">Sl 25:4 Aqui há uma mudança. Ele almeja conhecer o Senhor cada vez mais. É bom se deixar ensinar.</text:p>
      <text:p text:style-name="P2"/>
      <text:p text:style-name="P2">Sl 25:5 Não apenas conhecer os caminhos do Senhor, mas viver neles! Uma grande diferença.</text:p>
      <text:p text:style-name="P2"/>
      <text:p text:style-name="P2">Sl 25:6 Ele preferia se lembrar do que o Senhor é, do que pensar em si mesmo.</text:p>
      <text:p text:style-name="P2"/>
      <text:p text:style-name="P2"><text:soft-page-break/>Sl 25:7 Nós que hoje cremos, sabemos que depois disso o Senhor veio ao mundo e morreu por nós, portanto, o versículo para nós é Hb 8:12.</text:p>
      <text:p text:style-name="P2"/>
      <text:p text:style-name="P2">Sl 25:8-13 Ele volta a recordar o que o Senhor é.</text:p>
      <text:p text:style-name="P2"/>
      <text:p text:style-name="P2">Sl 25:14 O Senhor irá sussurrar para você o que você deve fazer quando estiver em dúvida; mas isto só acontece quando tememos o Senhor (temos reverência por Ele).</text:p>
      <text:p text:style-name="P2"/>
      <text:p text:style-name="P2">Sl 25:15-final Lembre-se de que os Salmos não nos dão a revelação completa do que Deus deu para o crente hoje. O Salmo seguinte continua com os mesmos pensamentos do Salmo de hoje. Lembre-se também de que a primeira aplicação dos Salmos é para Israel.</text:p>
      <text:p text:style-name="P2"/>
      <text:h text:style-name="Heading_20_2" text:outline-level="2">#911</text:h>
      <text:p text:style-name="P2"/>
      <text:p text:style-name="P2">Viver a vida à luz do arrebatamento significa correr a carreira olhando para Jesus. Hb 12:2</text:p>
      <text:p text:style-name="P2"/>
      <text:p text:style-name="P2">Salmo 27</text:p>
      <text:p text:style-name="P2"/>
      <text:p text:style-name="P2">Este Salmo é como as palavras do "remanescente" durante a tribulação. Mas estas pessoas estão tão próximas do Senhor que suas palavras são como as palavras do próprio Senhor.</text:p>
      <text:p text:style-name="P2"/>
      <text:p text:style-name="P2">Sl 27:1-3 Ele é primeiro luz - e salvação, e força. É preciso mais?</text:p>
      <text:p text:style-name="P2"/>
      <text:p text:style-name="P2">Sl 27:4 O rei Davi amava tanto o Senhor que queria habitar, ou viver na casa do Senhor. E queria por "todos os dias da minha vida" - não apenas de vez em quando. "Para contemplar a formosura do Senhor". Você percebe a diferença entre este versículo, "todos os dias da minha vida", e as últimas palavras do Salmo 23?</text:p>
      <text:p text:style-name="P2"/>
      <text:p text:style-name="P2">Sl 27:5 Às vezes é preciso um período de tribulação para nos fazer sentir nossa necessidade da presença do Senhor.</text:p>
      <text:p text:style-name="P2"/>
      <text:p text:style-name="P2">Sl 27:8 O Senhor quer que busquemos a Sua face, ou que fiquemos perto de Si.</text:p>
      <text:p text:style-name="P2"/>
      <text:p text:style-name="P2">Sl 27:11 Esta é uma excelente oração para todos nós. Com muita freqüência queremos seguir nosso próprio caminho.</text:p>
      <text:p text:style-name="P2"/>
      <text:p text:style-name="P2">Sl 27:14 Algo que nem sempre é fácil de se fazer. Mas é o segredo da força!</text:p>
      <text:p text:style-name="P2"/>
      <text:h text:style-name="Heading_20_2" text:outline-level="2">#912</text:h>
      <text:p text:style-name="P2"/>
      <text:p text:style-name="P2">Quão solene é ter a verdade e depois cair. Existe uma responsabilidade especial para aqueles que tiveram os privilégios.</text:p>
      <text:p text:style-name="P2"/>
      <text:p text:style-name="P2">Salmo 30</text:p>
      <text:p text:style-name="P2"/>
      <text:p text:style-name="P2">Um ponto muito importante para eu e você aprendermos, está neste Salmo; que a maravilhosa posição em que todo crente está é maior que as melhores circunstâncias em que uma pessoa poderia estar neste mundo. Podemos pensar que quando todas as coisas vão bem... um bom <text:soft-page-break/>emprego, um casamento feliz, boa saúde e tudo mais, aí está a verdadeira felicidade. Mas as Escrituras nos lembram em 1 Pedro 3:14 que existe uma felicidade que nos pertence quando estamos em circunstâncias adversas... sofrendo. Assim entendemos que o Senhor nos deixou um exemplo em Sua própria vida de dores. (1 Pedro 2:21).</text:p>
      <text:p text:style-name="P2"/>
      <text:p text:style-name="P2">Sl 30:1-3 Uma alma que coloca tudo diante do Senhor e confessa a Ele, está consciente de que foi tirada do abismo.</text:p>
      <text:p text:style-name="P2"/>
      <text:p text:style-name="P2">Sl 30:4-final Mesmo depois de termos sentido que estamos perdoados, podemos ser descuidados novamente e acabar deprimidos. O versículo 10 nos mostra que o Senhor continua ouvindo. Isto nos humilhará, mas Ele continua a nos ouvir quando confessamos a Ele. (Leia 1 João 3:20, 21).</text:p>
      <text:p text:style-name="P2"/>
      <text:h text:style-name="Heading_20_2" text:outline-level="2">#913</text:h>
      <text:p text:style-name="P2"/>
      <text:p text:style-name="P2">O deserto prova o que somos.</text:p>
      <text:p text:style-name="P2"/>
      <text:p text:style-name="P2">Salmo 32</text:p>
      <text:p text:style-name="P2"/>
      <text:p text:style-name="P2">Ps 32:1-2 As gratas palavras de um que foi perdoado. Ele não finge, pois entende que o Senhor conhece tudo.</text:p>
      <text:p text:style-name="P2"/>
      <text:p text:style-name="P2">Sl 32:3-4 Ele se lembra do quão terrível foi quando o Senhor começou a operar em si.</text:p>
      <text:p text:style-name="P2"/>
      <text:p text:style-name="P2">Sl 32:5 Foi um grande dia quando ele confessou tudo ao Senhor. (É esta a nossa maneira de permanecer em comunhão com o Senhor).</text:p>
      <text:p text:style-name="P2"/>
      <text:p text:style-name="P2">S1l 32:8 Repare na ordem das três promessas. Não as esqueça. O cavalo e a mula não têm entendimento da vontade do seu dono. O Senhor não quer que sejamos como eles. Deus quer nos guiar gentilmente e com amor. Mas às vezes Ele precisa acrescentar tribulações e dor em nossa vida quando estamos tentando seguir nosso próprio caminho.</text:p>
      <text:p text:style-name="P2"/>
      <text:p text:style-name="P2">Sl 32:11 Aqui o pecador perdoado encoraja outros a se juntarem a ele em louvor ao Senhor.</text:p>
      <text:p text:style-name="P2"/>
      <text:h text:style-name="Heading_20_2" text:outline-level="2">#914</text:h>
      <text:p text:style-name="P2"/>
      <text:p text:style-name="P2">A oração regular leva a uma vida regular.</text:p>
      <text:p text:style-name="P2"/>
      <text:p text:style-name="P2">Salmo 36</text:p>
      <text:p text:style-name="P2"/>
      <text:p text:style-name="P2">Sl 36:1-4 Isto descreve o coração humano. Que depravação! Nada fica escondido. Tudo está exposto. Quão terrível ele é! A sua e a minha naturezas.</text:p>
      <text:p text:style-name="P2"/>
      <text:p text:style-name="P2">Sl 36:5-final Mas... O Senhor Deus vers. 5, Sua misericórdia (benignidade), Sua fidelidade; vers. 6, Sua justiça, Seus juízos; vers. 7, outra vez Sua benignidade; vers. 8, Seu deleite; vers. 9, com Ele está o manancial da vida e Sua luz; vers. 10, outra vez Sua benignidade e Sua justiça.</text:p>
      <text:p text:style-name="P2"/>
      <text:p text:style-name="P2"><text:soft-page-break/>Sl 36:12 Os opostos... orgulho, a mão do ímpio, obreiros de iniqüidade são lançados por terra. Quão gratos devíamos ser por ter um Deus assim.</text:p>
      <text:p text:style-name="P2"/>
      <text:h text:style-name="Heading_20_2" text:outline-level="2">#915</text:h>
      <text:p text:style-name="P2"/>
      <text:p text:style-name="P2">Uma pessoa é sábia quando aprende com seus próprios erros, mas é mais feliz se aprender com os erros dos outros.</text:p>
      <text:p text:style-name="P2"/>
      <text:p text:style-name="P2">Salmo 37</text:p>
      <text:p text:style-name="P2"/>
      <text:p text:style-name="P2">Sl 37:1 "Malfeitores" e "os que praticam iniqüidade" parecem ir bem! E talvez aqueles que vivem para agradar o Senhor não parecem ir tão bem - mas "Não te indignes... nem tenhas inveja." Pois eles cedo serão cortados.</text:p>
      <text:p text:style-name="P2"/>
      <text:p text:style-name="P2">Sl 37:3-7 Precisamos destas coisas todos os dias. Isto está escrito para o povo terreno de Deus, os Judeus fiéis, em uma época futura.</text:p>
      <text:p text:style-name="P2"/>
      <text:p text:style-name="P2">Sl 3:7 "A terra" significa a terra prometida.</text:p>
      <text:p text:style-name="P2"/>
      <text:p text:style-name="P2">Sl 37:11 Isto só acontecerá aqui neste mundo após o Senhor voltar para reinar; estaremos no céu. "Os ímpios" (vers. 14) são aqueles que seguem em seus caminhos de infidelidade durante a tribulação. Os "mansos", "justos", e "fiéis" (o remanescente) são aqueles que amam o Senhor, e estarão aguardando por Sua vinda do céu para reinar naquela ocasião.</text:p>
      <text:p text:style-name="P2"/>
      <text:h text:style-name="Heading_20_2" text:outline-level="2">#916</text:h>
      <text:p text:style-name="P2"/>
      <text:p text:style-name="P2">O Senhor merece o melhor que temos. Romanos 12:1</text:p>
      <text:p text:style-name="P2"/>
      <text:p text:style-name="P2">Salmo 40</text:p>
      <text:p text:style-name="P2"/>
      <text:p text:style-name="P2">Com freqüência neste livro de Salmos, alguns são agrupados em torno de um tema. Estes três são uma figura da vida de Cristo no mundo entre o Seu próprio povo, Israel. Não apenas compartilhando de suas dores, mas no final, pagando por seus pecados na cruz. Ele jamais fez qualquer esforço para salvar a Si próprio daquela terrível cruz. Ao longo deste Salmo, você verá um pouco do que Ele passou, e como Ele sentiu tudo o que Lhe foi feito.</text:p>
      <text:p text:style-name="P2"/>
      <text:p text:style-name="P2">Sl 40:1 Ele não usa a palavra "Pai", pois esta só é usada no Novo Testamento. Podemos ver que o Senhor tomou o Seu lugar entre o Seu próprio povo. Possamos nós tomar nosso lugar com Ele neste mundo mau, e entender que estamos seguindo um Homem rejeitado.</text:p>
      <text:p text:style-name="P2"/>
      <text:h text:style-name="Heading_20_2" text:outline-level="2">#917</text:h>
      <text:p text:style-name="P2"/>
      <text:p text:style-name="P2">A menos que você tenha a Jesus como Senhor, jamais encontrará o verdadeiro lugar de reunião.</text:p>
      <text:p text:style-name="P2"/>
      <text:p text:style-name="P2">Salmo 41</text:p>
      <text:p text:style-name="P2"/>
      <text:p text:style-name="P2"><text:soft-page-break/>Houve ocasiões na vida de Davi quando seus próprios amigos se voltaram contra ele. Um desses era Simei, e um deles era o seu próprio filho Absalão. Mas havia alguns que eram fiéis a Davi e sofreram com ele.</text:p>
      <text:p text:style-name="P2"/>
      <text:p text:style-name="P2">Sl 41:1 "O pobre" na verdade significa os desprezados seguidores do Senhor em um tempo ainda futuro. Aqueles que permanecem fiéis em esperar pelo Senhor são chamados de "pobres", "mansos", ou "fiéis". Embora isto será cumprido após termos ido para o céu, também é válido para hoje. Pois aqueles que amam o Senhor são desprezados. Ele está contente por ver aqueles que confessam o Seu nome.</text:p>
      <text:p text:style-name="P2"/>
      <text:p text:style-name="P2">Sl 41:5 Mesmo hoje, há muitos que odeiam aquele Nome precioso, e gostariam de vê-lo apagado. Mas podemos honrar aquele Nome em nossos corações, nossos lábios e nossos caminhos. Podemos estar com aqueles que estão reunidos ao Seu precioso Nome. Aquele que amamos é desprezado, e se desejamos ser bem aceitos neste mundo, acabaremos sendo infiéis para Ele.</text:p>
      <text:p text:style-name="P2"/>
      <text:p text:style-name="P2">Sl 41:9 Davi escreveu isto quando um de seus amigos especiais havia se voltado contra ele, e ele sentiu muito por isto. Ao mesmo tempo, ele considerou muito aqueles que permaneceram com ele e lhe foram fiéis.</text:p>
      <text:p text:style-name="P2"/>
      <text:h text:style-name="Heading_20_2" text:outline-level="2">#918</text:h>
      <text:p text:style-name="P2"/>
      <text:p text:style-name="P2">Se imitarmos o mundo, seremos envolvidos por coisas que poderão apenas desvalorizar nossa vida espiritual.</text:p>
      <text:p text:style-name="P2"/>
      <text:p text:style-name="P2">Salmo 42</text:p>
      <text:p text:style-name="P2"/>
      <text:p text:style-name="P2">Sl 42:1-3 Esta é uma figura de um crente que está procurando por algo... e não sabe o que é. Ele teve a primeira alegria de sua salvação, mas agora, por alguma razão, já não tem mais esse gozo. Ele descobre que até mesmo sua busca começa a trazer um alívio. Na verdade, o que ele busca é por Deus, pelo próprio Deus. E descobre que a busca começa a trazer gozo! E não é o mesmo que descobrimos? As circunstâncias ao nosso redor podem ser agradáveis, mas elas não nos satisfazem. Somente o Senhor satisfaz. Assim, quando o Senhor nos envia algo que nossa velha natureza não aprecia, descobrimos que o Senhor está tentando nos ensinar que nossa vida diária só encontra satisfação em Cristo, e em Cristo apenas. Assim, o que estamos aprendendo deste Salmo é que quando tiramos de nossa vida as coisas que sabemos não estarem agradando a Ele, então o verdadeiro gozo nos é dado por Deus, pelo próprio Deus.</text:p>
      <text:p text:style-name="P2"/>
      <text:h text:style-name="Heading_20_2" text:outline-level="2">#919</text:h>
      <text:p text:style-name="P2"/>
      <text:p text:style-name="P2">Existe um índice que é encontrado no coração, o qual nos trai mais que qualquer outra coisa dentro de nós - a língua.</text:p>
      <text:p text:style-name="P2"/>
      <text:p text:style-name="P2">Salmo 45</text:p>
      <text:p text:style-name="P2"/>
      <text:p text:style-name="P2">Lembre-se de que, apesar destes Salmos estarem se referindo às coisas que realmente aconteceram com o Rei Davi e outros, eles são belas e poéticas figuras do Senhor Jesus quando volta para Reinar sobre a terra. Este Salmo é uma resposta aos problemas e às orações por ajuda dos últimos 3 Salmos.</text:p>
      <text:p text:style-name="P2"><text:soft-page-break/></text:p>
      <text:p text:style-name="P2">Sl 45:1-2 Uma adorável descrição da formosura do Senhor.</text:p>
      <text:p text:style-name="P2"/>
      <text:p text:style-name="P2">Sl 45:3-5 Em um dia ainda futuro, o Senhor Jesus virá do céu para abater Seus inimigos e reinar sobre Seu próprio povo que O aguarda.</text:p>
      <text:p text:style-name="P2"/>
      <text:p text:style-name="P2">Sl 45:3-8 Seus inimigos - os ímpios - O temerão, mas Seu próprio povo, os fiéis Judeus, regozijarão em Sua formosura que é aqui descrita.</text:p>
      <text:p text:style-name="P2"/>
      <text:p text:style-name="P2">Sl 45:9-12 "A rainha" - trata-se de Jerusalém, vista como uma rainha. O Senhor Jesus virá do céu conosco, para trazer bênção a este mundo.</text:p>
      <text:p text:style-name="P2"/>
      <text:p text:style-name="P2">Sl 45:13 Isto é da maior importância. Vemos o que é exterior, mas Deus vê o coração. "O seu vestido é entretecido de ouro." - aquilo que é externo - que outros podem ver, mas ela é "toda ilustre lá dentro."</text:p>
      <text:p text:style-name="P2"/>
      <text:h text:style-name="Heading_20_2" text:outline-level="2">#920</text:h>
      <text:p text:style-name="P2"/>
      <text:p text:style-name="P2">A vida de fé é algo mais que uma série de quedas e restaurações, erros e correções; que mostra, por um lado, a triste fraqueza do homem, e por outro, a graça e poder de Deus.</text:p>
      <text:p text:style-name="P2"/>
      <text:p text:style-name="P2">Salmo 46</text:p>
      <text:p text:style-name="P2"/>
      <text:p text:style-name="P2">Este Salmo nos apresenta um ponto muito importante, ainda que simples... "Aquietai-vos, e sabei que Eu sou Deus."</text:p>
      <text:p text:style-name="P2"/>
      <text:p text:style-name="P2">Sl 46:10 Mas onde começamos a aprender isto? No vers. 1. Não são muitas as palavras, mas que palavras! Leia por pelo menos cinco vezes, me veja o que acontece com sua confiança! Uma tradução bastante exata deste versículo é, "Deus é nosso refúgio e fortaleza, um auxílio na aflição, e pronto para ser encontrado". (tradução de J.N.D). Não importa o que aconteça à nossa vida, (ainda que as montanhas se abalem), podemos ficar sossegados. Experimente por si mesmo.</text:p>
      <text:p text:style-name="P2"/>
      <text:h text:style-name="Heading_20_2" text:outline-level="2">#921</text:h>
      <text:p text:style-name="P2"/>
      <text:p text:style-name="P2">Um crente volta ao mundo por etapas. Primeiro vem a amizade com o mundo, depois é salpicado pelo mundo, acaba amando o mundo e sendo conformado pelo mundo. Tiago 4:4; 1:27; 1 João 2:15-17; Romanos 12:2.</text:p>
      <text:p text:style-name="P2"/>
      <text:p text:style-name="P2">Salmo 48</text:p>
      <text:p text:style-name="P2"/>
      <text:p text:style-name="P2">Deus só teve um centro principal neste mundo... Jerusalém, ou Sião. Por isso todo este Salmo trata de um ponto. Reparamos que não está falando sobre o que é aquela cidade hoje, mas o que será no futuro Milênio. No Sl 44 podemos ler dos terríveis juízos que cairão sobre aquela cidade (depois de nós, os crentes, sermos levados para o céu) durante a tribulação.</text:p>
      <text:p text:style-name="P2"/>
      <text:h text:style-name="Heading_20_2" text:outline-level="2">#922</text:h>
      <text:p text:style-name="P2"/>
      <text:p text:style-name="P2">Quando Deus é tirado de Seu lugar, o que domina é a imoralidade.</text:p>
      <text:p text:style-name="P2"/>
      <text:p text:style-name="P2">Salmo 50</text:p>
      <text:p text:style-name="P2"><text:soft-page-break/></text:p>
      <text:p text:style-name="P2">Este Salmo explica muito dos dias passados da história de Israel. Sim, Ele lhes deu instruções quanto ao que as pessoas deveriam apresentar a Deus nos muitos, muitos sacrifícios. Não havia nada de errado com os sacrifícios. O que Deus está dizendo neste Salmo é que Ele não está reclamando dos sacrifícios, mas das pessoas que continuavam com seus erros, seus caminhos maus de uns para com os outros mesmo quando estavam oferecendo aqueles sacrifícios. Você pode ver o que Deus está nos dizendo hoje... que podemos apresentar uma aparência de santidade por freqüentarmos cultos religiosos e, ao mesmo tempo, continuarmos em pecado.</text:p>
      <text:p text:style-name="P2"/>
      <text:p text:style-name="P2">Sl 50:23 nos fala do que ELE fez... tendo oferecido o único sacrifício pelo pecado, o Senhor Jesus. Repare na última parte daquele versículo... será que em nosso dia-a-dia nossa vida é condizente com este sacrifício?</text:p>
      <text:p text:style-name="P2"/>
      <text:h text:style-name="Heading_20_2" text:outline-level="2">#923</text:h>
      <text:p text:style-name="P2"/>
      <text:p text:style-name="P2">Não cabe a nós decidir o que Deus é e o que Ele não é; temos uma revelação na Pessoa de nosso Senhor Jesus Cristo.</text:p>
      <text:p text:style-name="P2"/>
      <text:p text:style-name="P2">Salmo 51</text:p>
      <text:p text:style-name="P2"/>
      <text:p text:style-name="P2">Sl 51:1-4 Aqui há uma lição muito importante. O rei Davi tinha cometido um terrível pecado (2 Sm 11). Não apenas por cometer adultério, mas por causar a morte do marido da mulher. Neste Salmo Davi assume total responsabilidade por seu pecado. Ele se lança aos pés do Senhor. Todo pecado é contra Deus.</text:p>
      <text:p text:style-name="P2"/>
      <text:p text:style-name="P2">Sl 51:5 Ele volta à raiz de todo o pecado. Quando o crente peca, ele deve ir rapidamente a Deus e confessá-lo. 1 João 1:9 é importante.</text:p>
      <text:p text:style-name="P2"/>
      <text:p text:style-name="P2">Sl 51:8-12 Ele deseja muito ter de volta o verdadeiro gozo da vida... permanecendo perto do Senhor.</text:p>
      <text:p text:style-name="P2"/>
      <text:p text:style-name="P2">Sl 51:13-15 Ele quer poder testemunhar a outros sobre o Senhor.</text:p>
      <text:p text:style-name="P2"/>
      <text:p text:style-name="P2">Sl 51:16,17 Descansamos no único sacrifício feito por nossos pecados, a morte do Senhor Jesus.</text:p>
      <text:p text:style-name="P2"/>
      <text:p text:style-name="P2">Sl 51:19 Então o Senhor Se alegrará também.</text:p>
      <text:p text:style-name="P2"/>
      <text:h text:style-name="Heading_20_2" text:outline-level="2">#924</text:h>
      <text:p text:style-name="P2"/>
      <text:p text:style-name="P2">Estamos em terreno muito perigoso quando formamos uma doutrina a partir do Antigo Testamento sem que exista respaldo no Novo Testamento.</text:p>
      <text:p text:style-name="P2"/>
      <text:p text:style-name="P2">Salmos 52 e 53</text:p>
      <text:p text:style-name="P2"/>
      <text:p text:style-name="P2">Há muitíssimo poder visto em toda parte hoje, no desenvolvimento, ciência, indústria e conhecimento geral. Se o crente ficar impressionado e se deixar levar por isso, então o Salmo 53 lhe diz que há algumas coisas que ele precisa aprender de Deus. Talvez os versículos 8 e 9 do Salmo 52 sejam o que ele procura.</text:p>
      <text:p text:style-name="P2"><text:soft-page-break/></text:p>
      <text:h text:style-name="Heading_20_2" text:outline-level="2">#925</text:h>
      <text:p text:style-name="P2"/>
      <text:p text:style-name="P2">A maioria de nós é condicionada por nossa sociedade a ter uma "mente insaciável".</text:p>
      <text:p text:style-name="P2"/>
      <text:p text:style-name="P2">Salmo 54</text:p>
      <text:p text:style-name="P2"/>
      <text:p text:style-name="P2">Os fiéis arrependidos são perseguidos pelos infiéis zombadores, e então clamam ao Senhor, e confiam nEle.</text:p>
      <text:p text:style-name="P2"/>
      <text:p text:style-name="P2">Sl 54:1 Que esse Nome digno seja cada vez mais precioso para nós.</text:p>
      <text:p text:style-name="P2"/>
      <text:p text:style-name="P2">Sl 54:6 e 7 O resultado. Clamamos pelo nome do Senhor quando estamos em dificuldades, e então louvamos aquele nome digno.</text:p>
      <text:p text:style-name="P2"/>
      <text:h text:style-name="Heading_20_2" text:outline-level="2">#926</text:h>
      <text:p text:style-name="P2"/>
      <text:p text:style-name="P2">Muitos de nós ficamos ocupados com coisas banais enquanto nos esquecemos do Senhor.</text:p>
      <text:p text:style-name="P2"/>
      <text:p text:style-name="P2">Na vida de Davi, muitos de seus amigos se voltaram contra ele; e o mais triste foi seu próprio filho Absalão ter feito isso. E na vida do Senhor, foi Judas que se voltou contra Ele e O traiu.</text:p>
      <text:p text:style-name="P2"/>
      <text:p text:style-name="P2">Sl 55:12-13 O Senhor entristeceu-Se muito com o ódio do coração de Judas. O Senhor Se entristece com a porção incrédula da nação de Israel. Ele os amava, e havia feito tanto por eles, todavia, mesmo assim eles O odiavam e desprezavam.</text:p>
      <text:p text:style-name="P2"/>
      <text:p text:style-name="P2">Sl 55:16 O Senhor Jesus viveu para a glória de Deus. Nós também podemos contar com Deus e descobrir nEle nossa felicidade, mesmo que nossos amigos possam se voltar contra nós.</text:p>
      <text:p text:style-name="P2"/>
      <text:p text:style-name="P2">Sl 55:17 Daniel fez isso, veja Dn 6:10.</text:p>
      <text:p text:style-name="P2"/>
      <text:h text:style-name="Heading_20_2" text:outline-level="2">#927</text:h>
      <text:p text:style-name="P2"/>
      <text:p text:style-name="P2">Jesus sempre foi perfeitamente amado, mas Sua obediência deu ao Pai outra razão para amá-Lo. (João 10:17)</text:p>
      <text:p text:style-name="P2"/>
      <text:p text:style-name="P2">Salmo 61</text:p>
      <text:p text:style-name="P2"/>
      <text:p text:style-name="P2">Será que o nosso coração já ficou perplexo com as terríveis condições ao nosso redor? Você perdeu o gozo que costumava ter no Senhor? Acaso parece não existir uma saída? Leia o Salmo 61. Volte-se para o Senhor. Esqueça tudo mais. Ele irá guiá-lo para a ROCHA; ela está DEBAIXO de você, e Sua asa está SOBRE você.</text:p>
      <text:p text:style-name="P2"/>
      <text:h text:style-name="Heading_20_2" text:outline-level="2">#928</text:h>
      <text:p text:style-name="P2"/>
      <text:p text:style-name="P2">O que a luz revela, o sangue limpa (1 João 1:7-9)</text:p>
      <text:p text:style-name="P2"/>
      <text:p text:style-name="P2"><text:soft-page-break/>Salmo 62</text:p>
      <text:p text:style-name="P2"/>
      <text:p text:style-name="P2">Sl 62:1,2 Aqui ouvimos uma pessoa que conhece o Senhor tão bem que tem plena confiança nEle para tudo nesta vida.</text:p>
      <text:p text:style-name="P2"/>
      <text:p text:style-name="P2">Sl 62:5,6 Repare que sua fé está aumentando. No vers. 2, ele diz que não será muito abalado por problemas, mas no vers. 6 ele diz que não será abalado de maneira nenhuma.</text:p>
      <text:p text:style-name="P2"/>
      <text:p text:style-name="P2">Sl 62:8 É só quando você se mantém próximo do Senhor com uma boa consciência, que pode falar a outros para que confiem verdadeiramente nEle.</text:p>
      <text:p text:style-name="P2"/>
      <text:p text:style-name="P2">Sl 62:11,12 Ele tem total confiança na bondade e lealdade de Deus. </text:p>
      <text:p text:style-name="P2"/>
      <text:h text:style-name="Heading_20_2" text:outline-level="2">#929</text:h>
      <text:p text:style-name="P2"/>
      <text:p text:style-name="P2">O gozo é contagioso! O gozo sob o fogo traz bênçãos a outros.</text:p>
      <text:p text:style-name="P2"/>
      <text:p text:style-name="P2">Salmo 63 e 64</text:p>
      <text:p text:style-name="P2"/>
      <text:p text:style-name="P2">Sl 63:1 Ele busca por Deus. Sua alma anseia por Ele; sua carne (corpo) almeja por Ele. De vez em quando deveríamos nos lembrar de que há diferentes lições nestes Salmos. Com freqüência eles são a expressão do coração de Jesus enquanto estava aqui no mundo - escritos muito tempo antes dEle ter nascido. Às vezes são os sentimentos de Davi em suas tribulações. Mas a maior parte deles pode nos ensinar lições para nossos problemas de hoje. Aqui o Senhor sente profundamente o ódio daqueles que O rejeitaram. Sem dúvida os Judeus piedosos sentirão o mesmo no tempo da grande tribulação que ainda virá a eles. Mas em tudo isso, existe segurança e confiança no Senhor.</text:p>
      <text:p text:style-name="P2"/>
      <text:p text:style-name="P2">Repare no Salmo 63, vers. 1, que sua alma tem sede; no vers. 5, sua alma é satisfeita e no vers. 8 sua alma encontra comunhão.</text:p>
      <text:p text:style-name="P2"/>
      <text:p text:style-name="P2">Sl 63:6 Compare este versículo com Ec 2:23.</text:p>
      <text:p text:style-name="P2"/>
      <text:h text:style-name="Heading_20_2" text:outline-level="2">#930</text:h>
      <text:p text:style-name="P2"/>
      <text:p text:style-name="P2">Quando nos justificamos de nossos erros como conseqüência de problemas hereditários ou de ambiente, estamos culpando a providência de Deus. Foi isto que Adão fez em Gênesis 3:12. Ninguém é levado a pecar pelas circunstâncias em que Deus o colocou.</text:p>
      <text:p text:style-name="P2"/>
      <text:p text:style-name="P2">Sl 66</text:p>
      <text:p text:style-name="P2"/>
      <text:p text:style-name="P2">Sl 66:1-4 Todo o mundo. Ele ainda será cheio de glória e do louvor do Senhor. Isto refere-se ao milênio.</text:p>
      <text:p text:style-name="P2"/>
      <text:p text:style-name="P2">Sl 66:5-12 Todo o Israel. "Vinde e vede..." Este maravilhoso Salmo convida a todos para que venham e vejam o que o Senhor fará, e a glória que será abertamente manifesta.</text:p>
      <text:p text:style-name="P2"/>
      <text:p text:style-name="P2">Sl 66:6 Seus pensamentos remontam a época quando eles foram tirados do Egito, e embora tenham reclamado bastante, eles são cheios de louvor ao recordarem a bondade do Senhor, vers. 12.</text:p>
      <text:p text:style-name="P2"><text:soft-page-break/></text:p>
      <text:p text:style-name="P2">Sl 66:16-20 O indivíduo. "Vinde e ouvi..." Sim, não apenas vir e ver - mas vir e ouvir. Que nossas vozes se levantem em louvor e oração e confiança, mesmo que possamos estar cercados de dificuldades, pois elas terminarão na Sua presença e todo o gozo que ela traz.</text:p>
      <text:p text:style-name="P2"/>
      <text:h text:style-name="Heading_20_2" text:outline-level="2">#931</text:h>
      <text:p text:style-name="P2"/>
      <text:p text:style-name="P2">Muitos professam conhecê-Lo, mas O negam com seu modo de vida.</text:p>
      <text:p text:style-name="P2"/>
      <text:p text:style-name="P2">Salmo 67</text:p>
      <text:p text:style-name="P2"/>
      <text:p text:style-name="P2">Aqueles crentes no "evangelho do reino" (que será pregado após sermos levados para o céu) são introduzidos nessa maravilhosa bênção, e estarão ansiosos para que outros possam desfrutar do "vinde e vede" 66:5; "vinde e ouvi" 66:16; e "conheçam" 67:2; e "louvem" 67:3; "alegrem-se e regozijem-se" 67:4, e "Deus abençoará" 67:7. Todos os crentes verão e desfrutarão das bênçãos do Senhor.</text:p>
      <text:p text:style-name="P2"/>
      <text:h text:style-name="Heading_20_2" text:outline-level="2">#932</text:h>
      <text:p text:style-name="P2"/>
      <text:p text:style-name="P2">Se você não controlar seu tempo, todas as outras coisas o farão.</text:p>
      <text:p text:style-name="P2"/>
      <text:p text:style-name="P2">Salmo 68</text:p>
      <text:p text:style-name="P2"/>
      <text:p text:style-name="P2">Em 1 Crônicas, cap. 15, o Rei Davi leva a arca até Jerusalém, para colocá-la no Monte Sião. Você verá que deveria haver cânticos enquanto a arca era carregada e subia o monte. Este Salmo nos dá as palavras do cântico que eles cantaram há muito tempo. Mas é maravilhoso perceber que este mesmo cântico será cantado no futuro pelo remanescente crente dos Judeus.</text:p>
      <text:p text:style-name="P2"/>
      <text:p text:style-name="P2">Sl 68:15 Eles chegam a ponto de onde podem ver o Monte Sião e são cheios de louvor. Isto pode parecer difícil de entender. Eles descrevem o que estava acontecendo nos dias do Rei Davi; mas também estão dizendo o que Israel pode esperar quando o Senhor Jesus retornar para reinar sobre a terra como Rei durante o milênio (1.000 anos).</text:p>
      <text:p text:style-name="P2"/>
      <text:p text:style-name="P2">Sl 68:19 Eles não podem tomar qualquer glória para si, mas bendizem o Senhor por Suas bênçãos diárias e por Sua bondade em restaurá-los à sua terra.</text:p>
      <text:p text:style-name="P2"/>
      <text:h text:style-name="Heading_20_2" text:outline-level="2">#933</text:h>
      <text:p text:style-name="P2"/>
      <text:p text:style-name="P2">O teste para todo ministério é, "Isto leva o coração a se ocupar com Cristo?"</text:p>
      <text:p text:style-name="P2"/>
      <text:p text:style-name="P2">Salmo 69</text:p>
      <text:p text:style-name="P2"/>
      <text:p text:style-name="P2">Agora iremos ler três Salmos que falam dos sofrimentos do Senhor, (não aqueles provenientes de Deus, como no Salmo 22), mas vindos das pessoas. Salmos 69, 102 e 116. Os clamores do Senhor pelos sofrimentos causados pelas pessoas.</text:p>
      <text:p text:style-name="P2"/>
      <text:p text:style-name="P2"><text:soft-page-break/>Sl 69:5 Acaso seria possível encontrar qualquer falha em Sua vida santa? Certamente que não. Mas Ele levou nossos pecados, e os confessou como se fossem Seus.</text:p>
      <text:p text:style-name="P2"/>
      <text:p text:style-name="P2">Sl 69:20 Não houve quem tivesse piedade ou que O consolasse em Sua terrível dor e sofrimento.</text:p>
      <text:p text:style-name="P2"/>
      <text:p text:style-name="P2">Sl 69:21 Que notável que viéssemos a ler palavras como estas, escritas muito tempo antes do Senhor Jesus viver aqui, e que se cumprissem com tanta perfeição mil anos após terem sido escritas pelo Rei Davi.</text:p>
      <text:p text:style-name="P2"/>
      <text:p text:style-name="P2">Sl 69:22 Haverá um terrível castigo para aqueles que odiaram e crucificaram o Senhor, sem nunca terem se arrependido.</text:p>
      <text:p text:style-name="P2"/>
      <text:p text:style-name="P2">Sl 69:32-36 Haverá bênção para o humilde, e para aqueles que amam o Seu nome.</text:p>
      <text:p text:style-name="P2"/>
      <text:h text:style-name="Heading_20_2" text:outline-level="2">#934</text:h>
      <text:p text:style-name="P2"/>
      <text:p text:style-name="P2">Alguns de nós queremos que Deus seja a cobertura do bolo da vida. Mas Deus, e a vida que Ele dá, não é a cobertura - Ele é o alicerce. Ele não poderá ser menos que isso. Marcos 10:17:22.</text:p>
      <text:p text:style-name="P2"/>
      <text:p text:style-name="P2">Salmo 73</text:p>
      <text:p text:style-name="P2"/>
      <text:p text:style-name="P2">Talvez todos nós tenhamos experimentado pensamentos que nos foram abertos neste Salmo.</text:p>
      <text:p text:style-name="P2"/>
      <text:p text:style-name="P2">Sl 73:1 É verdade que Deus é bom para aqueles que têm um coração puro. Ele Se apraz em abençoar, mas às vezes atrapalhamos Suas bênçãos por causa de nossa maneira descuidada de andar.</text:p>
      <text:p text:style-name="P2"/>
      <text:p text:style-name="P2">Sl 73:2-16 O autor observa os ímpios para ver como eles se saem. Eles são saudáveis e prosperam e nem mesmo parecem ter tantos problemas quanto os crentes costumam ter com freqüência. Isto é muito difícil de entender. Quanto mais ele olhava ao redor, mais confuso ficava. Mas ele não estava olhando no lugar correto.</text:p>
      <text:p text:style-name="P2"/>
      <text:p text:style-name="P2">Sl 73:17 Mas quando ele entra na presença do Senhor, obtém a resposta. O horrível fim do ímpio é tão terrível que seu pouco tempo de prosperidade parece nada.</text:p>
      <text:p text:style-name="P2"/>
      <text:p text:style-name="P2">Sl 73:22 Ele reconhece que foi tolo em invejar o ímpio. Mas talvez nós façamos a mesma coisa. Olhemos para eles, mas lembremos que nosso futuro é estar na gloriosa presença do Senhor Jesus, não importa quais possam ser nossos problemas atuais.</text:p>
      <text:p text:style-name="P2"/>
      <text:p text:style-name="P2">Sl 73:25 O Senhor será o gozo de nossos corações no céu - e isto deveria ser já o nosso deleite aqui - pois Ele é bem capaz de encher nossos corações com gozo enquanto estamos a caminho do lar.</text:p>
      <text:p text:style-name="P2"/>
      <text:p text:style-name="P2">Sl 73:28 Procuremos, portanto, ficar perto do Senhor e confiar nEle, e nosso testemunho será conseqüência disso.</text:p>
      <text:p text:style-name="P2"/>
      <text:h text:style-name="Heading_20_2" text:outline-level="2">#935</text:h>
      <text:p text:style-name="P2"/>
      <text:p text:style-name="P2"><text:soft-page-break/>Em vão Satanás procura derrubar aqueles que, descansando no amor de Cristo, O consideram como o acalentado objeto de suas almas.</text:p>
      <text:p text:style-name="P2"/>
      <text:p text:style-name="P2">Salmo 84</text:p>
      <text:p text:style-name="P2"/>
      <text:p text:style-name="P2">Sl 84:1 Este maravilhoso versículo nos fala de alguém que adora estar na presença do Senhor. Será que isto vale para você?</text:p>
      <text:p text:style-name="P2"/>
      <text:p text:style-name="P2">Sl 84:2 Houve um tempo em que Davi foi expulso de Jerusalém, e pode ter sido nessa época que ele escreveu este Salmo. Ele não está ansioso por estar em seu palácio, mas nos átrios do Senhor.</text:p>
      <text:p text:style-name="P2"/>
      <text:p text:style-name="P2">Sl 84:3 O pardal; o pássaro de menor valor, e andorinha; o mais incansável pássaro, ambos encontraram um lugar para pousar. Não importa o quão humilde ou atarefado você possa se sentir - podemos encontrar um abrigo na presença do Senhor.</text:p>
      <text:p text:style-name="P2"/>
      <text:p text:style-name="P2">Sl 84:5-12 Há um vale para ser atravessado. Isto é muito parecido com o Salmo 23. Também nos fala da casa do Senhor, e de habitar ali para sempre - mas também fala do vale que há no caminho. </text:p>
      <text:p text:style-name="P2"/>
      <text:p text:style-name="P2">A casa do Senhor é algo que esperamos encontrar no final da jornada, mas podem existir vales de lágrimas e tribulações ao longo da jornada.</text:p>
      <text:p text:style-name="P2"/>
      <text:p text:style-name="P2">Que os últimos oito versículos possam se apossar de nós, e possamos experimentar o que significa confiar nEle.</text:p>
      <text:p text:style-name="P2"/>
      <text:h text:style-name="Heading_20_2" text:outline-level="2">#936</text:h>
      <text:p text:style-name="P2"/>
      <text:p text:style-name="P2">Uma Bíblia que está caindo aos pedaços geralmente pertence a alguém que não está.</text:p>
      <text:p text:style-name="P2"/>
      <text:p text:style-name="P2">Salmo 90</text:p>
      <text:p text:style-name="P2"/>
      <text:p text:style-name="P2">Este Salmo dá início ao quarto livro de nossa seção. Esta vai até o final do Salmo 106. Começa com um Salmo de Moisés (Ele viveu cerca de 500 anos antes do Rei Davi). As maravilhas, os mistérios da primeira criação parecem ser comparados com a majestade e maravilha de Deus, dEle próprio. Poderíamos chamar este de um Salmo do "Tempo". Veja as palavras "Geração", "Eternidade", "madrugada", "manhã", "noite", "dias".</text:p>
      <text:p text:style-name="P2"/>
      <text:p text:style-name="P2">Sl 90:1-2 Podemos olhar ao nosso redor para a criação - o mar - as montanhas - e podemos nos regozijar por saber que Deus, que nos ama e cuida de nós, existia antes de tudo isso - de eternidade a eternidade! No versículo 2 vemos a estabilidade e grandeza de Deus; que contraste com a fragilidade e pequenez do homem! (vers. 5,6).</text:p>
      <text:p text:style-name="P2"/>
      <text:p text:style-name="P2">Sl 90:3-10 Quão fraco e frágil é o homem! Ele se acha muito sábio e importante, e se gaba do que pode fazer. Mas, apesar de tudo, ele vive apenas alguns poucos anos e então se vai, e para onde se foi?</text:p>
      <text:p text:style-name="P2"/>
      <text:p text:style-name="P2">Sl 90:12 Se apenas nos lembrarmos de quão breve é nosso tempo aqui, aplicaremos nosso coração à sabedoria. Que sabedoria é essa? Certamente não é a sabedoria que é ensinada na escola, mas a sabedoria de se aceitar o Senhor como nosso Salvador e viver para agradá-Lo.</text:p>
      <text:p text:style-name="P2"/>
      <text:p text:style-name="P2"><text:soft-page-break/>Sl 90:14 A sabedoria do homem nunca lhe trouxe qualquer felicidade. Mas a consciência do cuidado e misericórdia do Senhor pode nos tornar gratos todos os dias de nossa vida.</text:p>
      <text:p text:style-name="P2"/>
      <text:p text:style-name="P2">Sl 90:17 Possamos também desejar que a formosura do Senhor seja vista em nós, e que nossa vida possa ser tal que aqueles que nos observam possam ver a "formosura do Senhor".</text:p>
      <text:p text:style-name="P2"/>
      <text:h text:style-name="Heading_20_2" text:outline-level="2">#937</text:h>
      <text:p text:style-name="P2"/>
      <text:p text:style-name="P2">Quantos de nós O serviríamos se Ele não oferecesse coisa alguma além de Si mesmo? Nenhuma cura. Nenhum sucesso. Nenhuma prosperidade. Nenhuma bênção neste mundo. Nenhum milagre, sinais ou maravilhas.</text:p>
      <text:p text:style-name="P2"/>
      <text:p text:style-name="P2">Salmo 91</text:p>
      <text:p text:style-name="P2"/>
      <text:p text:style-name="P2">Este maravilhoso Salmo é sobre o Senhor Jesus, o Messias deles, que não viria a não ser mil anos mais tarde! Ele seria conservado pelo "Deus Altíssimo" (do vers. 1).</text:p>
      <text:p text:style-name="P2"/>
      <text:p text:style-name="P2">Sl 91:3-8 NOs mostra como Deus iria preservar Seu amado Filho que viria como um Homem. Parece ser um contraste notável com a história de Adão. Adão quis ser como Deus e por isso tentou se tornar sábio e importante. Mas o Senhor Jesus, sendo igual a Deus, fala neste Salmo como um Homem dependente. Ele confiou em Deus em todas as coisas, e isto é um exemplo para nós. Ontem fomos recordados de quão fraco e frágil é o homem. Aqui temos um relato dAquele bendito Ser que não tinha qualquer tipo de pecado ou falha. E mesmo assim, como um Homem, confiou perfeitamente em Deus.</text:p>
      <text:p text:style-name="P2"/>
      <text:p text:style-name="P2">Sl 91:11-12 O diabo citou estas palavras para o Senhor na tentação do deserto. Mateus 4:6, o diabo sabia que este versículo era sobre o Senhor, e por isso tentou tentar o Senhor para que agisse fora da vontade de Deus, Seu Pai. Mas o Senhor não faria isso. Vamos, portanto, aprender a lição de dependência que há neste Salmo.</text:p>
      <text:p text:style-name="P2"/>
      <text:h text:style-name="Heading_20_2" text:outline-level="2">#938</text:h>
      <text:p text:style-name="P2"/>
      <text:p text:style-name="P2">No momento em que você faz algo porque é essa a sua vontade própria, você pecou. Fazer nossa própria vontade por ser ela a nossa própria vontade é a essência da rebelião contra Deus.</text:p>
      <text:p text:style-name="P2"/>
      <text:p text:style-name="P2">Salmo 92</text:p>
      <text:p text:style-name="P2"/>
      <text:p text:style-name="P2">Sl 92:1 Louvar o Senhor só é possível quando estamos desfrutando dEle!</text:p>
      <text:p text:style-name="P2"/>
      <text:p text:style-name="P2">Sl 92:3 Será que louvamos o Senhor com um instrumento de dez cordas? Dois olhos, dois ouvidos, duas mãos, dois pés e um coração! Dez cordas! Louvemos a Ele com tudo o que temos.</text:p>
      <text:p text:style-name="P2"/>
      <text:p text:style-name="P2">Sl 92:5 Podemos ver Sua obra na criação, e conhecemos Seus pensamentos de amor, pois Ele nos mostrou todos eles ao entregar o Senhor Jesus.</text:p>
      <text:p text:style-name="P2"/>
      <text:p text:style-name="P2">Sl 92:6 Há muitos insensatos que negam que Deus tenha feito o mundo, e não dão a mínima importância aos Seus pensamentos de amor.</text:p>
      <text:p text:style-name="P2"/>
      <text:p text:style-name="P2"><text:soft-page-break/>Sl 92:14 Não é maravilhoso ver aqueles que são velhos continuarem alegres no Senhor e falarem a outros do Seu amor? Isso sem dúvida nos faz lembrar principalmente do povo de Deus, os Judeus, que no futuro de sua história bendirá e louvará o Senhor.</text:p>
      <text:p text:style-name="P2"/>
      <text:h text:style-name="Heading_20_2" text:outline-level="2">#939</text:h>
      <text:p text:style-name="P2"/>
      <text:p text:style-name="P2">Normalmente uma montanha não escorregará para o mar sob meu comando. Mas se aquela montanha estiver entre eu e o cumprimento da vontade de Deus, então posso dizer, "Mova-se", e ela se moverá. (Filipenses 4:13)</text:p>
      <text:p text:style-name="P2"/>
      <text:p text:style-name="P2">Salmo 93</text:p>
      <text:p text:style-name="P2"/>
      <text:p text:style-name="P2">Aqui lemos da majestade, glória e poder neste mundo em uma época ainda futura. Embora não aconteça ainda, há Alguém que é mais poderoso do que as ondas e correntes das rebeliões humanas, e Ele colocará tudo em ordem. Enquanto esse dia não chega, possamos nós, que O conhecemos e desfrutamos de Sua presença, estar cientes de que Ele nos quer andando em santa separação - vers. 5.</text:p>
      <text:p text:style-name="P2"/>
      <text:h text:style-name="Heading_20_2" text:outline-level="2">#940</text:h>
      <text:p text:style-name="P2"/>
      <text:p text:style-name="P2">Você deve estar separado de seu pecado, ou não poderá estar junto de Deus.</text:p>
      <text:p text:style-name="P2"/>
      <text:p text:style-name="P2">Salmo 102</text:p>
      <text:p text:style-name="P2"/>
      <text:p text:style-name="P2">Aprendemos mais dos sentimentos íntimos do Senhor Jesus no Antigo Testamento do que no Novo Testamento, onde os eventos efetivamente tomaram lugar!</text:p>
      <text:p text:style-name="P2"/>
      <text:p text:style-name="P2">Sl 102:1-11 Ouvimos o próprio Senhor em Sua profunda tristeza enquanto sofria por nós na cruz.</text:p>
      <text:p text:style-name="P2"/>
      <text:p text:style-name="P2">Sl 102:12-22 Deus ouve Seus clamores e o Senhor pode Se regozijar com a promessa de vida e de um reino. Isso deveria nos levar a também louvar o Senhor, enquanto pensamos no sofrimento pelo qual Ele passou, e para que pudéssemos ter o gozo do perdão e de louvá-Lo.</text:p>
      <text:p text:style-name="P2"/>
      <text:p text:style-name="P2">Até o versículo 11, temos as tristezas da vida do Senhor, quando Ele veio da primeira vez. Mas do 12 ao 17, Ele é consolado quando pensa no resultado de Sua obra.</text:p>
      <text:p text:style-name="P2"/>
      <text:p text:style-name="P2">Sl 102:18 Será motivo de bênção para Israel e todas as nações no futuro milênio.</text:p>
      <text:p text:style-name="P2"/>
      <text:p text:style-name="P2">Sl 102:23 O Messias, vers. 25, O Criador.</text:p>
      <text:p text:style-name="P2"/>
      <text:p text:style-name="P2">Sl 102:24 O preço que Ele pagou para nos redimir!</text:p>
      <text:p text:style-name="P2"/>
      <text:h text:style-name="Heading_20_2" text:outline-level="2">#941</text:h>
      <text:p text:style-name="P2"/>
      <text:p text:style-name="P2">Nossas convicções são formadas por nossas afeições.</text:p>
      <text:p text:style-name="P2"/>
      <text:p text:style-name="P2">Salmo 104</text:p>
      <text:p text:style-name="P2"><text:soft-page-break/></text:p>
      <text:p text:style-name="P2">Começa com a grandeza do Senhor; termina com a glória do Senhor (vers. 31). Deus, como Criador, é exaltado. Há muitos hoje em dia que pensam ser muito sábios, e todavia riem da idéia de que Deus criou todas as coisas. Que surpresa será para eles quando se encontrarem com Aquele que fez todas as coisas!</text:p>
      <text:p text:style-name="P2"/>
      <text:p text:style-name="P2">Sl 104:5 Ele estabeleceu os próprios fundamentos da Terra. Ao lermos estes versículos calmamente, somos levados a louvá-Lo mais e mais. Olhe para o céu - para a lua e as estrelas - e lembre-se do versículo 19. Olhe para os montes e lembre-se do versículo 13. Olhe para as árvores e lembre-se do versículo 16. Sim, para onde quer que olhemos, vemos a mão do Senhor, e sentimos o mesmo que o escritor sentiu ao chegarmos ao versículo 24!</text:p>
      <text:p text:style-name="P2"/>
      <text:p text:style-name="P2">Sl 104:30 Todas as coisas que existem provém da mão de Deus.</text:p>
      <text:p text:style-name="P2"/>
      <text:p text:style-name="P2">Sl 104:34 E isto deve nos levar a pensar no Senhor. E não é algo apenas doce para nós, mas é doce para Ele, pois Ele sabe em que estamos pensando!</text:p>
      <text:p text:style-name="P2"/>
      <text:h text:style-name="Heading_20_2" text:outline-level="2">#942</text:h>
      <text:p text:style-name="P2"/>
      <text:p text:style-name="P2">Eu não daria muito valor à sua religião, a menos que ela pudesse ser vista. Lâmpadas não falam, mas podem ser vistas. [Spurgeon]</text:p>
      <text:p text:style-name="P2"/>
      <text:p text:style-name="P2">Salmo 105</text:p>
      <text:p text:style-name="P2"/>
      <text:p text:style-name="P2">O autor fala das promessas de Deus a Abraão, Isaque e Jacó. Ele lembra a bondade de Deus ao abençoar.</text:p>
      <text:p text:style-name="P2"/>
      <text:p text:style-name="P2">Sl 105:25 Refere-se ao tempo quando o povo de Deus era escravo no Egito. Deus permitiu que eles fossem odiados e espancados - todavia os amava.</text:p>
      <text:p text:style-name="P2"/>
      <text:p text:style-name="P2">Sl 105:26-37 A maravilhosa libertação proporcionada por Deus para o Seu povo, mas podemos aprender uma lição disso. Acaso o Senhor enviou um tempo de tribulação para você? Ele permitiu que alguns o odiassem? Lembre-se de que Ele ama você e irá introduzi-lo em uma bênção eterna.</text:p>
      <text:p text:style-name="P2"/>
      <text:p text:style-name="P2">Sl 105:37 O povo estava rico e saudável.</text:p>
      <text:p text:style-name="P2"/>
      <text:p text:style-name="P2">Sl 105:38 Os Egípcios ficaram felizes quando os filhos de Israel partiram. É bem possível que os incrédulos fiquem felizes quando o Senhor nos chamar. Então não haverá ninguém para incomodar suas consciências, ou para falar a eles do Senhor. Mas será por pouco tempo, e aí os juízos virão.</text:p>
      <text:p text:style-name="P2"/>
      <text:p text:style-name="P2">Sl 105:41 Ele cuidou deles no deserto, e lhes deu água que saía da Rocha. Ele também conhece as nossas necessidades, e pode refrescar nossos corações sedentos com a água de Sua Palavra.</text:p>
      <text:p text:style-name="P2"/>
      <text:h text:style-name="Heading_20_2" text:outline-level="2">#943</text:h>
      <text:p text:style-name="P2"/>
      <text:p text:style-name="P2">O conhecimento pode fazer de mim alguém que fale mais, mas a graça fará de mim alguém que ande melhor.</text:p>
      <text:p text:style-name="P2"><text:soft-page-break/></text:p>
      <text:p text:style-name="P2">Salmo 106</text:p>
      <text:p text:style-name="P2"/>
      <text:p text:style-name="P2">O Salmo 105 nos mostrou o que Deus realmente é para com o Seu povo. Seguidas vezes Ele falou de Sua fidelidade para com eles.</text:p>
      <text:p text:style-name="P2"/>
      <text:p text:style-name="P2">Sl 106:3-25 Hoje olhamos para o outro lado... a maneira como as pessoas agem. Elas ficaram felizes quando Deus agiu com tanta bondade para com elas, mas logo voltaram a seus caminhos maus. Por isso aqui vemos uma breve história dos pensamentos e ações do povo quando foram libertados do Egito.</text:p>
      <text:p text:style-name="P2"/>
      <text:p text:style-name="P2">Sl 106:12 Quando viram o maravilhoso milagre no Mar Vermelho, chegaram até a cantar (Êxodo 15).</text:p>
      <text:p text:style-name="P2"/>
      <text:p text:style-name="P2">Sl 106:13-25 Não demorou para eles se esquecerem. Eles vão de mal a pior. Estes são versículos muito tristes, mas são uma imagem real de tudo o que somos em nosso estado natural.</text:p>
      <text:p text:style-name="P2"/>
      <text:p text:style-name="P2">Sl 106:26-27 Deus entra em cena com castigo. Teria isso feito com que abandonassem sua desobediência? O vers. 28 responde esta pergunta.</text:p>
      <text:p text:style-name="P2"/>
      <text:p text:style-name="P2">Sl 106:30-31 Outra bondade de Deus. Moisés, no versículo 23, fala a Deus em prol do povo. Aqui outro homem fiel mostra sua coragem.</text:p>
      <text:p text:style-name="P2"/>
      <text:p text:style-name="P2">Sl 106:32-43 Mas eles voltam; dessa vez indo para os ídolos. O vers. 35 nos mostra o que acontece conosco quando nos misturamos com amigos mundanos (veja 1 Co 15:33). Eles começam a se esquecer das obras de Deus (vers. 13); eles começaram esquecendo-se das obras de Deus (vers. 13); e terminaram sacrificando a demônios (vers. 37).</text:p>
      <text:p text:style-name="P2"/>
      <text:p text:style-name="P2">Sl 106:44-48 Todavia, mesmo assim Deus mostra o que ELE é. Você está compreendendo a mensagem?</text:p>
      <text:p text:style-name="P2"/>
      <text:h text:style-name="Heading_20_2" text:outline-level="2">#944</text:h>
      <text:p text:style-name="P2"/>
      <text:p text:style-name="P2">Não existe vitória se comprometemos o padrão bíblico.</text:p>
      <text:p text:style-name="P2"/>
      <text:p text:style-name="P2">Salmo 107</text:p>
      <text:p text:style-name="P2"/>
      <text:p text:style-name="P2">Hoje começamos a 5a. e última parte dos Salmos. É como uma história escrita antes de ter acontecido. Irá nos ajudar a compreender melhor que se tivermos em mente que esta parte é como Israel em sua marcha final para conquistar a terra e o centro que eles haviam desprezado. E é sua entrada nos gozos e bênçãos milenares que terão por mil anos, com o Senhor sendo seu Rei e Jerusalém seu centro.</text:p>
      <text:p text:style-name="P2"/>
      <text:p text:style-name="P2">Sl 107:2 "Digam-no os remidos do Senhor." Abramos nossa boca e falemos do que o Senhor tem feito por nós. Leia os versículos 6, 13, 19, 28. Eles todos falam da mesma coisa. E agora os versículos 8, 15, 21 e 31. Também falam o mesmo. O Senhor enviava tribulação a eles de tempos em tempos, e em suas tribulações eles se voltavam e clamavam ao Senhor. Ele os libertou, e então veio o chamado para que O louvassem! </text:p>
      <text:p text:style-name="P2"/>
      <text:p text:style-name="P2">Devemos, portanto, aprender a lição destes poucos Salmos de louvor. Jamais poderemos nos esquecer da bondade e misericórdia do Senhor que nos tomou e nos salvou. Podemos ver sua benignidade e Sua fidelidade em todas as provas e tribulações que permitiu na vida de cada um de <text:soft-page-break/>nós. E o resultado de tudo isso deveria ser cada vez mais louvor ao Seu digno nome.</text:p>
      <text:p text:style-name="P2"/>
      <text:h text:style-name="Heading_20_2" text:outline-level="2">#945</text:h>
      <text:p text:style-name="P2"/>
      <text:p text:style-name="P2">O cultivo da disciplina na esfera física ajudará você a ser disciplinado em sua vida espiritual.</text:p>
      <text:p text:style-name="P2"/>
      <text:p text:style-name="P2">Salmo 110</text:p>
      <text:p text:style-name="P2"/>
      <text:p text:style-name="P2">Um belíssimo Salmo. Repare na palavra "Senhor".</text:p>
      <text:p text:style-name="P2"/>
      <text:p text:style-name="P2">Sl 110:1 As letras da palavra são diferentes. "Disse o SENHOR ao meu Senhor". A primeira palavra SENHOR significa "Jeová" - e a próxima palavra Senhor é "Adonai" e refere-se ao Senhor Jesus. Esta palavra é nova para a maioria de nós e ela significa Deus, pois o Senhor Jesus era Deus, bem como homem. Em Lucas capítulo 20, versículos 41-44, você verá que os Judeus não entendiam isso de modo algum.</text:p>
      <text:p text:style-name="P2"/>
      <text:p text:style-name="P2">Sl 110:2-3 No Salmo 109, o Senhor fala de Si mesmo como "pobre e necessitado". Mas que lugar de honra Ele tem! Ele ascendeu (subiu) e recebeu um tão elevado lugar. Em Filipenses capítulo 2, vers. 5-11, o Senhor Jesus desceu, desceu tanto, até a vergonhosa morte de cruz. Mas Ele agora recebeu um lugar de honra tão maravilhoso, e ainda irá reinar sobre os que o desejarem, (as pessoas neste mundo, não nós) e subjugará todos os Seus inimigos. E estaremos com Ele para compartilhar disso com Ele. Não procuremos a honra deste mundo agora, mas esperemos pelo dia quando nós todos compartilharemos da honra que Ele conquistou.</text:p>
      <text:p text:style-name="P2"/>
      <text:p text:style-name="P2">Sl 110:7 Isto pode se referir ao Senhor Jesus em Sua perfeita dependência durante toda a Sua humilde vida aqui no mundo. Ele estava feliz com o refrigério que recebia de Deus, mas nunca se desviou do caminho de dependência. Possamos nós receber semelhante refrigério e "exaltarmos a cabeça".</text:p>
      <text:p text:style-name="P2"/>
      <text:h text:style-name="Heading_20_2" text:outline-level="2">#946</text:h>
      <text:p text:style-name="P2"/>
      <text:p text:style-name="P2">Se pretendo alcançar almas para Cristo, devo tocá-Lo antes, por mim mesmo.</text:p>
      <text:p text:style-name="P2"/>
      <text:p text:style-name="P2">Salmo 111</text:p>
      <text:p text:style-name="P2"/>
      <text:p text:style-name="P2">Sl 111:1-6 Nosso coração deveria ficar cheio de louvor quando nos lembramos de que o Senhor Jesus, tão desprezado e indesejado, agora está em um lugar de honra e majestade.</text:p>
      <text:p text:style-name="P2"/>
      <text:p text:style-name="P2">Sl 111:7 É bom recordar que até mesmo o trabalho de Suas mãos (o que vemos ao nosso redor) deveria nos fazer louvá-Lo. Cinco versículos falam das Obras do Senhor.</text:p>
      <text:p text:style-name="P2"/>
      <text:p text:style-name="P2">Sl 111:10 Quanto precisamos nos lembrar disso! As escolas de hoje ensinam a sabedoria do homem, não a sabedoria que vem de Deus através da Bíblia. Leia o versículo 5 e 10 juntos. Não estamos com medo do Senhor, mas repare o que o "temor" dEle produz.</text:p>
      <text:p text:style-name="P2"/>
      <text:h text:style-name="Heading_20_2" text:outline-level="2"><text:soft-page-break/>#947</text:h>
      <text:p text:style-name="P2"/>
      <text:p text:style-name="P2">A verdade de Deus, quando não nos sujeitamos a ela, tem um efeito endurecedor sobre aquele que a conhece bem.</text:p>
      <text:p text:style-name="P2"/>
      <text:p text:style-name="P2">Salmo 112</text:p>
      <text:p text:style-name="P2"/>
      <text:p text:style-name="P2">Sl 112:1 Não apenas é o temor do Senhor o princípio da sabedoria, mas a pessoa que anda nesse temor é abençoada do Senhor. O próprio Senhor Jesus não faria nada que não fosse para a glória de Deus.</text:p>
      <text:p text:style-name="P2"/>
      <text:p text:style-name="P2">Sl 112:2-3 Lembre-se sempre de que as promessas de recompensas por obedecer o Senhor (nos dias do Antigo Testamento) eram riquezas e coisas materiais, enquanto para nós hoje, elas são o desfrutar de nossas bênçãos espirituais em Cristo.</text:p>
      <text:p text:style-name="P2"/>
      <text:p text:style-name="P2">Sl 112:7 Acaso estamos com medo de más notícias? Se estivermos, é por não estarmos confiando completamente no Senhor. Podemos estar confiando nEle para salvação, mas deveríamos confiar nEle também a cada dia de nossa vida, pois Ele está cuidando de nós.</text:p>
      <text:p text:style-name="P2"/>
      <text:p text:style-name="P2">Sl 112:9 O andar diário com o Senhor não nos deixa egoístas, mas nos faz querer ajudar outros. Repare quanto tempo a justiça daquela pessoa dura!</text:p>
      <text:p text:style-name="P2"/>
      <text:h text:style-name="Heading_20_2" text:outline-level="2">#948</text:h>
      <text:p text:style-name="P2"/>
      <text:p text:style-name="P2">Fidelidade é apenas outra palavra para obediência.</text:p>
      <text:p text:style-name="P2"/>
      <text:p text:style-name="P2">Salmo 113</text:p>
      <text:p text:style-name="P2"/>
      <text:p text:style-name="P2">Sl 113:1-2 Repare que o "nome do Senhor" é mencionado nos três primeiros versículos. Hoje há tantos nomes que os homens honram, e até chamam "igrejas" por diferentes nomes. É isso que a Bíblia ensina?</text:p>
      <text:p text:style-name="P2"/>
      <text:p text:style-name="P2">Sl 113:7-8 Nossa posição antes e depois de termos conhecido o Senhor Jesus como nosso Salvador. Deus usa coisas fracas para que fique claro e evidente que o bem e as bênçãos vêm de Seu amor e poder. Portanto, lembremo-nos de que Seu coração e Sua mão são as fontes e que desfrutamos das bênçãos por meio da obediência, oração e leitura de Sua Palavra.</text:p>
      <text:p text:style-name="P2"/>
      <text:p text:style-name="P2">Sl 113:9 Podemos colocar Sara, Raquel, Ana e Isabel neste versículo.</text:p>
      <text:p text:style-name="P2"/>
      <text:h text:style-name="Heading_20_2" text:outline-level="2">#949</text:h>
      <text:p text:style-name="P2"/>
      <text:p text:style-name="P2">Um grama de coração vale mais que uma tonelada de conhecimento. (1 Coríntios 8:1)</text:p>
      <text:p text:style-name="P2"/>
      <text:p text:style-name="P2">Salmo 114</text:p>
      <text:p text:style-name="P2"/>
      <text:p text:style-name="P2">Sl 114:1-6 Isto nos faz lembrar dos filhos de Israel deixando a terra do Egito e cruzando a terra que manava "leite e mel". Havia grandes obras de poder naquele tempo.</text:p>
      <text:p text:style-name="P2"/>
      <text:p text:style-name="P2"><text:soft-page-break/>Sl 114:7 Mas há um poder maior ainda por vir! Que dia terrível será para aqueles que forem deixados para trás na vinda do Senhor. O mundo irá sentir Seu poder em juízo (castigo) de maneira muito pior do que foi sentido na terra do Egito.</text:p>
      <text:p text:style-name="P2"/>
      <text:h text:style-name="Heading_20_2" text:outline-level="2">#950</text:h>
      <text:p text:style-name="P2"/>
      <text:p text:style-name="P2">Se você não é fiel onde está, não será fiel em lugar nenhum.</text:p>
      <text:p text:style-name="P2"/>
      <text:p text:style-name="P2">Salmo 116</text:p>
      <text:p text:style-name="P2"/>
      <text:p text:style-name="P2">Aqui encontramos a cântico de ressurreição do Senhor Jesus. Não se esqueça... escrito 1.000 anos antes da cruz de Cristo ter acontecido!</text:p>
      <text:p text:style-name="P2"/>
      <text:p text:style-name="P2">Sl 116:3 Ele foi até a morte por você e por mim.</text:p>
      <text:p text:style-name="P2"/>
      <text:p text:style-name="P2">Sl 116:8 Mas Ele ressuscitou. Jamais conheceremos o horror que foi para sua alma ter ido à morte e à sepultura por nós. Mas nos regozijamos por saber que Ele está agora ressuscitado e podemos participar do Seu cântico de louvor e vitória.</text:p>
      <text:p text:style-name="P2"/>
      <text:p text:style-name="P2">Sl 116:15 Que versículo maravilhoso! É verdadeiramente precioso para Ele, quando alguém dentre os Seus próprios santos (crentes) é chamado para o Lar, para estar na Sua presença. Estes versículos do sofrimento do bendito Senhor tocaram seu coração?</text:p>
      <text:p text:style-name="P2"/>
      <text:p text:style-name="P2">Sl 116:18 Seu povo... vers. 19 o lugar... Jerusalém.</text:p>
      <text:p text:style-name="P2"/>
      <text:h text:style-name="Heading_20_2" text:outline-level="2">#951</text:h>
      <text:p text:style-name="P2"/>
      <text:p text:style-name="P2">Se o Senhor quisesse desfrutar do céu sozinho, Ele poderia ter escapado da morte na cruz. Mas foi o Seu desejo que estivéssemos com Ele. O céu não estará completo para Ele até que estejamos lá para contemplar Sua glória.</text:p>
      <text:p text:style-name="P2"/>
      <text:p text:style-name="P2">Salmo 125</text:p>
      <text:p text:style-name="P2"/>
      <text:p text:style-name="P2">Sl 125:1-2 Se você tem uma tranqüila confiança no Senhor, mesmo que passe por dificuldades em sua vida, pensará nestes dois versículos... Você crê nisso? Você vê a terceira palavra do primeiro versículo? O Senhor ficaria feliz em mostrar a você o que Ele está esperando fazer por você se você ...... nEle!</text:p>
      <text:p text:style-name="P2"/>
      <text:p text:style-name="P2">Sl 125:4 Às vezes dizemos a nossos filhos, "Agora fiquem bonzinhos". Você quer que o Senhor "seja bom" com você? O que o Senhor espera que sejamos? Justos de coração. Precisamos pedir a Ele que nos ajude a ser assim? Leia 2 Pedro 1:3,4.</text:p>
      <text:p text:style-name="P2"/>
      <text:p text:style-name="P2">Sl 125:5 Isto será o fim daqueles que passam a fazer sua própria vontade. Mas o Senhor não quer terminar o Salmo assim. O Salmo começa com "confiar" e termina com "paz".</text:p>
      <text:p text:style-name="P2"/>
      <text:h text:style-name="Heading_20_2" text:outline-level="2">#952</text:h>
      <text:p text:style-name="P2"/>
      <text:p text:style-name="P2"><text:soft-page-break/>Quando reclamamos, devemos nos lembrar de que é um insulto a Deus queixar-se com a boca que Ele criou para louvar.</text:p>
      <text:p text:style-name="P2"/>
      <text:p text:style-name="P2">Salmo 126</text:p>
      <text:p text:style-name="P2"/>
      <text:p text:style-name="P2">Você deve ter reparado, no número do capítulo, uma frase que diz, "Canto dos degraus". A palavra "degraus" significa "subida". Estes 14 Salmos, do 120 ao 134, são para ser cânticos como passos que sobem... de dias de tribulações, dificuldades, cativeiro, sempre subindo para o gozo, regozijo e cânticos de louvor a Deus em Sua casa (ou templo). Como se fosse a longa jornada de Israel da Babilônia, "a cidade de confusão" Is 24:10 a Jerusalém, a cidade de paz. Sl 122:3-8. Por isso você pode também desfrutar do pensamento de que estamos em uma jornada para o céu, onde o Senhor Jesus está esperando por nós.</text:p>
      <text:p text:style-name="P2"/>
      <text:p text:style-name="P2">Sl 126:3 Certamente todo crente pode dizer isto do fundo de seu coração.</text:p>
      <text:p text:style-name="P2"/>
      <text:p text:style-name="P2">Sl 126:5 Podemos pensar nestes versículos como a Boa Semente do evangelho, e dizermos isso a outros.</text:p>
      <text:p text:style-name="P2"/>
      <text:p text:style-name="P2">Sl 126:6 Podemos aplicar o vers. 5 a nós mesmos... "eles", mas este versículo para o Senhor... "Ele". O Senhor Jesus chorou ao olhar para Jerusalém, pois Ele sabia que iriam rejeitar o Seu amor e misericórdia. Mas Ele voltará trazendo o fruto (nós) com Ele.</text:p>
      <text:p text:style-name="P2"/>
      <text:h text:style-name="Heading_20_2" text:outline-level="2">#953</text:h>
      <text:p text:style-name="P2"/>
      <text:p text:style-name="P2">Alguém que realmente conhece a verdade só fica mais consciente do quanto não sabe.</text:p>
      <text:p text:style-name="P2"/>
      <text:p text:style-name="P2">Salmos 127</text:p>
      <text:p text:style-name="P2"/>
      <text:p text:style-name="P2">Aqui somos lembrados de que só Deus dá as bênçãos. Tudo que tentamos fazer por nós mesmos é vazio. </text:p>
      <text:p text:style-name="P2"/>
      <text:p text:style-name="P2">Sl 127:1 Se os homens constróem edifícios, algum dia eles se tornarão pó e cinzas e seus honrados nomes serão esquecidos. Mas existe um edifício que permanecerá para sempre - a igreja de Deus! Ela é feita de cada verdadeiro crente, cada um uma pedra viva - 1 Pedro 2:5.</text:p>
      <text:p text:style-name="P2"/>
      <text:h text:style-name="Heading_20_2" text:outline-level="2">#954</text:h>
      <text:p text:style-name="P2"/>
      <text:p text:style-name="P2">Perdão é mais que retirada da pena. É a restauração da comunhão.</text:p>
      <text:p text:style-name="P2"/>
      <text:p text:style-name="P2">Salmo 133</text:p>
      <text:p text:style-name="P2"/>
      <text:p text:style-name="P2">Sl 133:1 "Irmãos, vivam em comunhão". Será possível? Sim, graças a Deus, é possível. Se todos obedecêssemos a Palavra de Deus, estaríamos todos reunidos ao nome do Senhor Jesus. Que glória traríamos a Ele! Que felicidade e unidade para nós. (Ou será que somos como em Provérbios 6:19?) Leia a primeira sentença mais uma vez e leia rapidamente a última parte do versículo 3. Entendeu?</text:p>
      <text:p text:style-name="P2"/>
      <text:h text:style-name="Heading_20_2" text:outline-level="2"><text:soft-page-break/>#955</text:h>
      <text:p text:style-name="P2"/>
      <text:p text:style-name="P2">A menos que estejamos vivendo em comunhão com o Senhor Jesus, as Escrituras não nos comunicarão sua força e alimento.</text:p>
      <text:p text:style-name="P2"/>
      <text:p text:style-name="P2">Salmo 134</text:p>
      <text:p text:style-name="P2"/>
      <text:p text:style-name="P2">Sl 134:1 Aqui todos os servos do Senhor estão diante da casa do Senhor. Que lição para nós! É algo maravilhoso ser salvo, e ter a Bíblia como lâmpada para nossos pés e luz para nosso caminho. Mas e a casa do Senhor? Será que realmente queremos estar ali? É para lá que a Bíblia nos leva. Se lermos a Sua Palavra em oração, e se a obedecermos, aprenderemos mais da verdade. O Senhor Jesus é a verdade e o Espírito de Deus nos guiará para aquela unidade singular do Espírito Santo (leia cuidadosamente Ef 4:3).</text:p>
      <text:p text:style-name="P2"/>
      <text:h text:style-name="Heading_20_2" text:outline-level="2">#956</text:h>
      <text:p text:style-name="P2"/>
      <text:p text:style-name="P2">Se Jesus Cristo estivesse pessoalmente no mundo, todos gostaríamos de estar em Sua companhia. Mas se Ele não está, certamente iremos querer estar com aqueles que expressam algo de Seu caráter.</text:p>
      <text:p text:style-name="P2"/>
      <text:p text:style-name="P2">Salmo 140</text:p>
      <text:p text:style-name="P2"/>
      <text:p text:style-name="P2">Um homem que ama o Senhor e está rodeado de homens orgulhosos e maus. O que devemos fazer? No versículo 4 ele diz, "guarda-me, ó Senhor". No versículo 6 ele diz, "Tu és o meu Deus". No versículo 12 ele diz, "Sei que o SENHOR sustentará a causa do oprimido, e o direito do necessitado." Pensamos que podemos lutar contra o mal que nos cerca, mas ao invés disso podemos ficar quietos e confiar no Senhor, que logo irá nos livrar de tudo, completamente e para sempre.</text:p>
      <text:p text:style-name="P2"/>
      <text:h text:style-name="Heading_20_2" text:outline-level="2">#957</text:h>
      <text:p text:style-name="P2"/>
      <text:p text:style-name="P2">Se o seu modo de vida contradiz a Palavra de Deus, ou você muda seu modo de vida ou a Palavra de Deus.</text:p>
      <text:p text:style-name="P2"/>
      <text:p text:style-name="P2">Salmo 141</text:p>
      <text:p text:style-name="P2"/>
      <text:p text:style-name="P2">Sl 141:3 Quando ouvimos conversas ímpias e más ao nosso redor diariamente, podemos acabar falando da mesma maneira. Peçamos ao Senhor que guarde nossos lábios.</text:p>
      <text:p text:style-name="P2"/>
      <text:p text:style-name="P2">Sl 141:5 Podem haver ocasiões quando algum amigo venha a falar alguma palavra fiel a você, por ele temer que você esteja ficando descuidado. Não se ire por isso. O Senhor permitiu que fosse assim, e há uma lição para você aprender aí.</text:p>
      <text:p text:style-name="P2"/>
      <text:h text:style-name="Heading_20_2" text:outline-level="2">#958</text:h>
      <text:p text:style-name="P2"/>
      <text:p text:style-name="P2">Este tempo chamado vida é muito mais sagrado e especial do que qualquer um de nós poderia jamais imaginar.</text:p>
      <text:p text:style-name="P2"/>
      <text:p text:style-name="P2"><text:soft-page-break/>Salmo 149</text:p>
      <text:p text:style-name="P2"/>
      <text:p text:style-name="P2">Sl 149:4 "Uma nova canção" (veja Ap. 5:9, esta será a nossa canção). É o Seu povo crente e terreno que está sendo mencionado aqui. O Senhor irá usá-lo para vencer os ímpios e todos os inimigos do Senhor. Mas hoje, podemos nos regozijar por saber que somos Seu povo celestial. Não cabe a nós eliminar o ímpio, mas apresentar a ele a oferta de perdão de Deus; e aguardar que o Senhor nos chame para irmos embora. Então Ele julgará o ímpio que se recusou a aceitá-Lo.</text:p>
      <text:p text:style-name="P2"/>
      <text:h text:style-name="Heading_20_2" text:outline-level="2">#959</text:h>
      <text:p text:style-name="P2"/>
      <text:p text:style-name="P2">A recompensa para o serviço obediente é capacidade para um serviço ainda maior. (Mateus 25:21-23)</text:p>
      <text:p text:style-name="P2"/>
      <text:p text:style-name="P2">Salmo 150</text:p>
      <text:p text:style-name="P2"/>
      <text:p text:style-name="P2">Todos os crentes hoje tem o gozo e o privilégio de louvar nosso bendito Senhor em Seu santuário, e muito em breve O louvaremos lá no céu, em Seu firmamento.</text:p>
      <text:p text:style-name="P2"/>
      <text:h text:style-name="Heading_20_2" text:outline-level="2">#960</text:h>
      <text:p text:style-name="P2"/>
      <text:p text:style-name="P2">Nada pode drenar mais a vitalidade de um Cristão do que o lixo de alianças não santificadas, deleites sujos, práticas ímpias e coisas do tipo. A verdadeira separação dessas coisas fará de nós "vasos para honra, santificados e idôneo para uso do Senhor".</text:p>
      <text:p text:style-name="P2"/>
      <text:p text:style-name="P2">Daniel 1</text:p>
      <text:p text:style-name="P2"/>
      <text:p text:style-name="P2">Hoje iniciamos um livro novo e totalmente diferente - Daniel. Passa-se no "tempo dos gentios". Lucas 21:24. Isso abrange muitos anos. Estamos neste período hoje. Começou cerca de 607 A.C. ou há 2.600 anos e continuará até o Senhor voltar. Tudo isso aconteceu após as dez tribos de Israel terem sido levadas cativas pela Assíria (e nunca mais se ouviu falar delas desde então); as tribos que restaram, Judá e Benjamim, foram levadas cativas à Babilônia pelo Rei Nabucodonosor. Judá era a tribo Real; e os reis também foram levados. Nosso capítulo fala de Daniel, um dos que pertenciam à família real. Esses quatro jovens deviam ter cerca de 17 anos de idade.</text:p>
      <text:p text:style-name="P2"/>
      <text:p text:style-name="P2">Dn 1:3-4 O rei decide usar esses Hebreus cativos para treiná-los, junto a um grupo de seu próprio povo, com o que havia de melhor em ensino. O versículo 4 nos dá uma lista de 6 requisitos que deviam ter. Que oportunidade para esses jovens.</text:p>
      <text:p text:style-name="P2"/>
      <text:p text:style-name="P2">Dn 1:5 O rei planeja o que eles deviam comer... o melhor... o cardápio do próprio rei, e, sem dúvida, os melhores vinhos disponíveis.</text:p>
      <text:p text:style-name="P2"/>
      <text:p text:style-name="P2">Dn 1:7 Para ajudar esses Hebreus cativos a esquecer seu passado, todos recebem nomes estrangeiros.</text:p>
      <text:p text:style-name="P2"/>
      <text:p text:style-name="P2">Dn 1:8 Mas Daniel tinha um segredo em seu coração... ele pertencia a DEUS. Ele não comeria a carne que provavelmente teria sido oferecida a ídolos. Ele não iria se contaminar.</text:p>
      <text:p text:style-name="P2"/>
      <text:p text:style-name="P2"><text:soft-page-break/>Dn 1:10-14 O oficial teme alterar os planos do rei; ele morreria se o fizesse. Daniel fala algo importante; não teria sido justo lançar a responsabilidade sobre o homem que estaria servindo a comida. Daniel sugere que o homem traga também alguns cereais, e veja o que acontece por dez dias. Uma sugestão muito sábia.</text:p>
      <text:p text:style-name="P2"/>
      <text:p text:style-name="P2">Dn 1:15-16 Os quatro jovens tinham suas faces mais coradas e estavam mais gordos do que os outros.</text:p>
      <text:p text:style-name="P2"/>
      <text:p text:style-name="P2">Dn 1:17 O segredo é revelado - Deus honrava aqueles que O honravam!</text:p>
      <text:p text:style-name="P2"/>
      <text:p text:style-name="P2">Dn 1:19 Eles não só estavam melhores fisicamente, mas também em inteligência estavam dez vezes mais inteligentes!</text:p>
      <text:p text:style-name="P2"/>
      <text:p text:style-name="P2">Dn 1:21 Este versículo fala muito sem dizê-lo... Nabucodonosor, o rei, havia passado para a história. Seu sucessor, o Rei Belsazar, foi morto por outro Império, o Medo-Persa. Mas as três primeiras palavras de nosso versículo nos mostram o que o Apóstolo Paulo disse a Timóteo em 2 Tm 3:14. Preste muita atenção nisso.</text:p>
      <text:p text:style-name="P2"/>
      <text:h text:style-name="Heading_20_2" text:outline-level="2">#961</text:h>
      <text:p text:style-name="P2"/>
      <text:p text:style-name="P2">Somente o verdadeiro Cristianismo tem a solução para o problema do pecado.</text:p>
      <text:p text:style-name="P2"/>
      <text:p text:style-name="P2">Daniel 2:1-30</text:p>
      <text:p text:style-name="P2"/>
      <text:p text:style-name="P2">Dn 2:1-13 O Rei Nabucodonosor aparentemente teve seu sonho algum tempo antes e havia esquecido. Todos os sábios de seu vasto império não podem dizer qual o significado de seu sonho. Mas seus pensamentos estão muito perturbados e ele não consegue dormir. Ele está tão agitado que ordena que todos os sábios (provavelmente todos os do capítulo 1) sejam mortos, inclusive Daniel.</text:p>
      <text:p text:style-name="P2"/>
      <text:p text:style-name="P2">Dn 2:14-16 Daniel vai ao rei e pede por tempo, e promete a interpretação. O que ele faz? Os próximos dois versículos nos dão a resposta.</text:p>
      <text:p text:style-name="P2"/>
      <text:p text:style-name="P2">Dn 2:19-23 O que Daniel faz assim que Deus lhe conta o sonho e o seu significado? Leia os versículos.</text:p>
      <text:p text:style-name="P2"/>
      <text:p text:style-name="P2">Dn 2:26 Daniel se encontra com o rei face a face. O rei lhe pergunta se é capaz de decifrar o mistério.</text:p>
      <text:p text:style-name="P2"/>
      <text:p text:style-name="P2">Dn 2:27-30 Quem recebe o crédito por revelar o mistério?</text:p>
      <text:p text:style-name="P2"/>
      <text:h text:style-name="Heading_20_2" text:outline-level="2">#962</text:h>
      <text:p text:style-name="P2"/>
      <text:p text:style-name="P2">O verdadeiro Cristianismo é singular por ensinar que a salvação é pela fé e não pelas obras.</text:p>
      <text:p text:style-name="P2"/>
      <text:p text:style-name="P2">Daniel 2:31-49</text:p>
      <text:p text:style-name="P2"/>
      <text:p text:style-name="P2">Dn 2:31-45 Temos aqui a maior previsão de eventos políticos futuros que o mundo jamais conheceu. O sonho era de uma grande estátua de aparência brilhante e bela. Havia quatro materiais diferentes, a <text:soft-page-break/>cabeça de ouro puro, o tronco e os braços de prata, abdome e coxas de bronze, pernas de ferro, seus pés parte de ferro e parte de barro. Enquanto ele observava, uma rocha atingiu a grande imagem nos pés e os quebrou, então, pouco a pouco, toda a imagem foi reduzida a pedaços. Então a rocha cresceu cada vez mais até encher toda a Terra. Em seguida Daniel contou ao rei o seu significado. Quatro Impérios se levantariam no mundo, um após o outro. O último desapareceria para voltar a se levantar e ser totalmente destruído. Tudo isso é muito importante para nós pois, apesar disso ter sido escrito há cerca de 2.600 anos, nos fala de eventos que estão acontecendo na Europa hoje, com a restauração do Império Romano.</text:p>
      <text:p text:style-name="P2"/>
      <text:p text:style-name="P2">Dn 2:44-45 A rocha é explicada. Trata-se de um tipo do Senhor Jesus que voltará e destruirá completamente o Império Romano restaurado (Ap 19?13-16).</text:p>
      <text:p text:style-name="P2"/>
      <text:p text:style-name="P2">Dn 2:46-49 O Rei Nabucodonosor reveste Daniel de honras (mas logo se esquece dele).</text:p>
      <text:p text:style-name="P2"/>
      <text:h text:style-name="Heading_20_2" text:outline-level="2">#963</text:h>
      <text:p text:style-name="P2"/>
      <text:p text:style-name="P2">Podemos desejar trazer ao Senhor uma obra perfeita. Gostaríamos de apontar, quando nosso trabalho estivesse terminado, os belos grãos maduros, os feixes reunidos, todavia o Senhor frustra nossos planos, despedaça nossas intenções, nos faz ver a ruína de todas as nossas esperanças, quebra a bela estrutura que pensávamos estar construindo, nos lança em Seus braços e sussurra em nossos ouvidos, "Não é o seu trabalho que eu quero, mas você". (2 Coríntios 8:5)</text:p>
      <text:p text:style-name="P2"/>
      <text:p text:style-name="P2">Daniel 3</text:p>
      <text:p text:style-name="P2"/>
      <text:p text:style-name="P2">Dn 3:1,6 Este poderoso e orgulhoso rei levantou uma imagem e ordenou que todos se prostrassem diante dela. Se alguém se recusasse, seria lançado na fornalha. O que você teria feito?</text:p>
      <text:p text:style-name="P2"/>
      <text:p text:style-name="P2">Dn 3:12 Que bela resposta para a ordem do rei! Eles sabiam que o Senhor poderia livrá-los da fornalha, mas não tinham idéia se Ele iria fazê-lo. Então eles dizem que se Ele não o fizesse, Ele os livraria das mãos do rei de algum outro modo! Que maravilha! Podemos ser ridicularizados, ou não conseguir progredir em nosso trabalho, mas nada vale tanto a pena quanto ser fiel ao Senhor.</text:p>
      <text:p text:style-name="P2"/>
      <text:p text:style-name="P2">Dn 3:23-27 O que Deus faz a eles! Ele não abandonará você mesmo que você também venha a se encontrar em uma posição de real sofrimento por causa dEle.</text:p>
      <text:p text:style-name="P2"/>
      <text:h text:style-name="Heading_20_2" text:outline-level="2">#964</text:h>
      <text:p text:style-name="P2"/>
      <text:p text:style-name="P2">Se não fosse pelo pecado, a morte não teria começo. Se não fosse pela morte, o pecado não teria fim.</text:p>
      <text:p text:style-name="P2"/>
      <text:p text:style-name="P2">Daniel 4</text:p>
      <text:p text:style-name="P2"/>
      <text:p text:style-name="P2">Este capítulo é muito sério para todos nós, pois demonstra que Deus é poderoso e Se envolve nas questões dos homens e ouve tudo o que falamos. A falsa adoração é seguida de orgulho real.</text:p>
      <text:p text:style-name="P2"><text:soft-page-break/></text:p>
      <text:p text:style-name="P2">Dn 4:1-3 Este mesmo rei não aprendeu coisa alguma, apesar de todas as coisas que foram ditas nos três capítulos anteriores. Repare como ele está cheio de si.</text:p>
      <text:p text:style-name="P2"/>
      <text:p text:style-name="P2">Dn 4:3-18 Ele tem outro sonho, obviamente enviado por Deus. Lhe é dito que ele próprio era a grande árvore que seria derrubada. Daniel lhe diz para se desviar de seus ímpios pecados e mudar seu modo de ser, pois talvez o castigo possa ser anulado. Acaso ele dá atenção? Veremos mais tarde.</text:p>
      <text:p text:style-name="P2"/>
      <text:p text:style-name="P2">Dn 4:19-27 Daniel lhe diz o que o sonho significa. Ele teve um bom número de avisos, mas é muito orgulhoso para prestar atenção.</text:p>
      <text:p text:style-name="P2"/>
      <text:p text:style-name="P2">Dn 4:28-37 Deus lhe dá um ano inteiro para se arrepender! (Deus é misericordioso). Mas não acontece. Assim ele perde a razão e se torna como um animal por sete anos. Cada um de nós tem que prestar contas a Deus, e devíamos ser mais sérios acerca da vida. Deus com misericórdia traz o rei de volta e ele dá louvor a Deus. Não ouvimos mais falar dele.</text:p>
      <text:p text:style-name="P2"/>
      <text:h text:style-name="Heading_20_2" text:outline-level="2">#965</text:h>
      <text:p text:style-name="P2"/>
      <text:p text:style-name="P2">A tempestade que sopra revela a força das raízes. (Colossenses 2:7)</text:p>
      <text:p text:style-name="P2"/>
      <text:p text:style-name="P2">Daniel 5</text:p>
      <text:p text:style-name="P2"/>
      <text:p text:style-name="P2">Passaram-se uns 25 anos... Nabucodonosor se foi... seu neto, Belsazar, é rei.</text:p>
      <text:p text:style-name="P2"/>
      <text:p text:style-name="P2">Dn 5:1-4 Belsazar voltou-se para seus deuses e faz um grande banquete dedicado a eles, usando os vasos sagrados roubados do templo de Deus em Jerusalém por Nabucodonosor.</text:p>
      <text:p text:style-name="P2"/>
      <text:p text:style-name="P2">Dn 5:5-9 Em meio à festa de bebedeiras, algo acontece de repente causando medo em todos, inclusive no rei.</text:p>
      <text:p text:style-name="P2"/>
      <text:p text:style-name="P2">Dn 5:10-12 A rainha entra e diz ao rei que há um homem que é capaz de explicar o significado das palavras escritas sobre a parede.</text:p>
      <text:p text:style-name="P2"/>
      <text:p text:style-name="P2">Dn 5:13-16 Daniel é trazido. (Como se esqueceram rapidamente dele antes!) Grandes recompensas lhe são prometidas.</text:p>
      <text:p text:style-name="P2"/>
      <text:p text:style-name="P2">Dn 5:17-29 Daniel começa a falar. Ele precisa contar a história de Nabucodonosor como se ninguém ali jamais a tivesse escutado! (Exatamente como as pessoas de hoje, que não ouvem). Daniel fala que o fim do primeiro grande império mundial, Babilônia, tinha chegado.</text:p>
      <text:p text:style-name="P2"/>
      <text:p text:style-name="P2">Dn 5:30-31 O juízo vem! O rei é morto, o império destruído.</text:p>
      <text:p text:style-name="P2"/>
      <text:h text:style-name="Heading_20_2" text:outline-level="2">#966</text:h>
      <text:p text:style-name="P2"/>
      <text:p text:style-name="P2">O testemunho contra o mal deveria estar em nosso falar e modo de agir.</text:p>
      <text:p text:style-name="P2"/>
      <text:p text:style-name="P2">Daniel 6</text:p>
      <text:p text:style-name="P2"/>
      <text:p text:style-name="P2"><text:soft-page-break/>Um novo Império foi formado, o Medo-Persa, com Dario encabeçando-o, mas tendo a Ciro como rei (1:21).</text:p>
      <text:p text:style-name="P2"/>
      <text:p text:style-name="P2">Dn 6:1-9 Daniel recebe um cargo elevado, que causa inveja entre os líderes nativos. Eles só conseguem encontrar falta nele na "lei de seu Deus" - vers. 5. Assim, eles pedem ao rei que assine uma lei que proíba qualquer um de orar a qualquer exceto a Dario pelo período de 30 dias. Se alguém o fizesse, seria lançado na cova do leão.</text:p>
      <text:p text:style-name="P2"/>
      <text:p text:style-name="P2">Dn 6:10-17 Quando Daniel soube que a lei tinha sido assinada, foi justamente o que fez. Aqueles homens o encontram orando, e acreditando terem vencido, informam a Dario. As leis do Império nunca podiam ser mudadas (vers. 15). Dario fica transtornado pois respeita Daniel, mas nada pode fazer. Daniel é lançado na cova do leão.</text:p>
      <text:p text:style-name="P2"/>
      <text:p text:style-name="P2">Dn 6:16 Dario tinha respeito por Daniel e confiança em Deus. Leia o versículo 4 mais uma vez.</text:p>
      <text:p text:style-name="P2"/>
      <text:p text:style-name="P2">Dn 6:18-20 Os sentimentos do rei, poderia ele dormir? Será que dormiu aquela manhã? Repare as palavras de sua pergunta a Daniel.</text:p>
      <text:p text:style-name="P2"/>
      <text:p text:style-name="P2">Dn 6:21-22 Daniel responde com confiança em Deus e no rei.</text:p>
      <text:p text:style-name="P2"/>
      <text:p text:style-name="P2">Dn 6:23 E suas feridas?</text:p>
      <text:p text:style-name="P2"/>
      <text:p text:style-name="P2">Dn 6:24-25 Uma terrível retribuição (a primeira parte do livro termina aqui).</text:p>
      <text:p text:style-name="P2"/>
      <text:h text:style-name="Heading_20_2" text:outline-level="2">#967</text:h>
      <text:p text:style-name="P2"/>
      <text:p text:style-name="P2">A comunhão de coração com Cristo mantém firme o senso de nossa posição em Cristo e é o poder salvador colocado em prática em nosso andar.</text:p>
      <text:p text:style-name="P2"/>
      <text:p text:style-name="P2">Daniel 7</text:p>
      <text:p text:style-name="P2"/>
      <text:p text:style-name="P2">A última seção do livro tem início. Agora iremos ler das visões de Daniel e das revelações que recebe de Deus. Os capítulos 7 e 8 na verdade aconteceram antes do capítulo 6. No capítulo 2 lemos dos 4 impérios mundiais, aqui lemos dos mesmos quatro, desta vez como 4 bestas diferentes.</text:p>
      <text:p text:style-name="P2"/>
      <text:p text:style-name="P2">Dn 7:1-8 No capítulo 2 vimos os 4 impérios como o homem os vê, como um imenso monumento ao seu orgulho. Aqui vemos esses impérios como Deus os vê, como bestas... horríveis. O primeiro representa o império Babilônico, como um leão. O segundo império como um urso, o Medo-Persa. O terceiro, como um leopardo, o Grego. O quarto, que não se parecia com nenhum animal vivo, o império Romano. Ele tinha 10 chifres (10 reis - vers. 24).</text:p>
      <text:p text:style-name="P2"/>
      <text:p text:style-name="P2">Dn 7:9-10 Um tipo de descrição do que está escrito em Apocalipse 19:11-17 e se refere a quando o Império Romano for restaurado, acabando finalmente a ser destruído pelo Senhor Jesus em Sua vinda. Você deve estar lembrado de ter lido no capítulo 2:44,45 sobre a rocha. Estamos perto disso agora, pois os 10 reinos da Europa estão se formando diante de nossos olhos em um Império Romano revivido.</text:p>
      <text:p text:style-name="P2"/>
      <text:p text:style-name="P2"><text:soft-page-break/>Dn 7:11 Refere-se a este Império Romano Revivido (Ap 19:20). Porventura não mexe com você saber que o Senhor está para vir qualquer dia desses?</text:p>
      <text:p text:style-name="P2"/>
      <text:p text:style-name="P2">Dn 7:13-14 A vinda do Senhor. Não se trata do arrebatamento.</text:p>
      <text:p text:style-name="P2"/>
      <text:p text:style-name="P2">Dn 7:17-22 O povo que crê neste "evangelho do reino", que será pregado após termos partido para a glória.</text:p>
      <text:p text:style-name="P2"/>
      <text:p text:style-name="P2">Dn 7:23-28 Há dias horríveis pela frente. Mas quando o Senhor aparecer, todas essas pessoas que não tiverem sido salvas serão lançadas no inferno. Então o Senhor Jesus começará Seu reino neste mundo por 1.000 anos, o Milênio.</text:p>
      <text:p text:style-name="P2"/>
      <text:h text:style-name="Heading_20_2" text:outline-level="2">#968</text:h>
      <text:p text:style-name="P2"/>
      <text:p text:style-name="P2">Não tema as conseqüências. Se fizermos o que é certo, Deus cuidará delas.</text:p>
      <text:p text:style-name="P2"/>
      <text:p text:style-name="P2">Daniel 8</text:p>
      <text:p text:style-name="P2"/>
      <text:p text:style-name="P2">O segundo e terceiro dos quatro impérios voltam a ser mencionados aqui nos versículos 3 e 4 (o segundo império) e no versículo 5 (o terceiro - o império Grego).</text:p>
      <text:p text:style-name="P2"/>
      <text:p text:style-name="P2">Dn 8:8 refere-se a "Alexandre o grande" ter morrido (com 32 anos de idade), o Grego, tendo seu império sido dividido por 4 de seus generais.</text:p>
      <text:p text:style-name="P2"/>
      <text:p text:style-name="P2">Dn 8:9-12 Um homem chamado Antioco Epifano é o "chifre pequeno". (Ele viveu durante os anos de silêncio entre o Antigo e o Novo Testamento).</text:p>
      <text:p text:style-name="P2"/>
      <text:p text:style-name="P2">Dn 8:17,19 Refere-se ao futuro.</text:p>
      <text:p text:style-name="P2"/>
      <text:p text:style-name="P2">Dn 8:23-25 Refere-se também ao futuro. O Príncipe dos Príncipes é o Senhor Jesus.</text:p>
      <text:p text:style-name="P2"/>
      <text:h text:style-name="Heading_20_2" text:outline-level="2">#969</text:h>
      <text:p text:style-name="P2"/>
      <text:p text:style-name="P2">Nada causa tanto dano à alma quanto a controvérsia.</text:p>
      <text:p text:style-name="P2"/>
      <text:p text:style-name="P2">Daniel 9</text:p>
      <text:p text:style-name="P2"/>
      <text:p text:style-name="P2">Dn 9:5-10 O povo de Deus havia pecado, e por causa disso as pessoas foram levadas para o cativeiro, e Daniel estava entre eles. Mas daquilo que já lemos, Daniel era um jovem fiel e que orava. Repare sua confissão. Ele não aponta o dedo para outros, mas diz repetidas vezes que NÓS pecamos. Vamos nos lembrar disto.</text:p>
      <text:p text:style-name="P2"/>
      <text:p text:style-name="P2">Dn 9:15-18 As tribos de Judá e Benjamim estavam no cativeiro na Babilônia por terem pecado. Sua cidade, Jerusalém, e o tempo de Deus nela, estavam em ruínas. Foi isso que entristeceu Daniel.</text:p>
      <text:p text:style-name="P2"/>
      <text:p text:style-name="P2">Dn 9:20 O Senhor escuta uma oração assim!</text:p>
      <text:p text:style-name="P2"/>
      <text:p text:style-name="P2"><text:soft-page-break/>Dn 9:23-27 Estes notáveis versículos falam, em riqueza de detalhes, da vinda do Senhor Jesus, Aquele que foi cortado, e da tristeza e do sofrimento de Seu povo no futuro.</text:p>
      <text:p text:style-name="P2"/>
      <text:p text:style-name="P2">Sn 9:25 "Messias e Príncipe"; mas no próximo versículo o "príncipe" é a Besta.</text:p>
      <text:p text:style-name="P2"/>
      <text:h text:style-name="Heading_20_2" text:outline-level="2">#970</text:h>
      <text:p text:style-name="P2"/>
      <text:p text:style-name="P2">Tudo o que devemos esperar é sermos mantidos fiéis até o fim. Se estivermos procurando fazer algum barulho neste mundo, ou levantar um testemunho, acabaremos desapontados, mas se estivermos contentes em andar humildemente com nosso Deus, teremos uma razão para nos alegrarmos e nosso trabalho não será em vão. (C.H.M.)</text:p>
      <text:p text:style-name="P2"/>
      <text:p text:style-name="P2">Daniel 10</text:p>
      <text:p text:style-name="P2"/>
      <text:p text:style-name="P2">Dn 10:2 A visão que Daniel teve falava do sofrimento futuro para seu povo, os Judeus, e ele chorou por 3 semanas. É bom para nós sentirmos com tal profundidade a dor que está reservada para qualquer um que rejeite o Senhor Jesus. Por duas vezes Daniel é chamado de "um homem muito amado".</text:p>
      <text:p text:style-name="P2"/>
      <text:p text:style-name="P2">Dn 10:21 Miguel era o anjo do povo de Israel.</text:p>
      <text:p text:style-name="P2"/>
      <text:h text:style-name="Heading_20_2" text:outline-level="2">#971</text:h>
      <text:p text:style-name="P2"/>
      <text:p text:style-name="P2">Se o nosso andar não condiz com nossas palavras, é melhor falarmos bem pouco.</text:p>
      <text:p text:style-name="P2"/>
      <text:p text:style-name="P2">Daniel 11</text:p>
      <text:p text:style-name="P2"/>
      <text:p text:style-name="P2">Os primeiros 34 versículos deste capítulo já são história. Na época em que foram escritos, tudo isso era futuro!</text:p>
      <text:p text:style-name="P2"/>
      <text:p text:style-name="P2">Dn 11:36-37 Você já ouviu a palavra "Anticristo". Esta é a pessoa descrita nestes versículos. Ele será um Judeu, um rei em Israel. Ele enganará milhões de pessoas (após nós os crentes termos ido para a glória).</text:p>
      <text:p text:style-name="P2"/>
      <text:p text:style-name="P2">Dn 11:40-45 Dois outros homens poderosos aparecerão (após termos partido), mas ambos serão destruídos pelo Senhor quando Ele vier em glória (Ap 19:11-21).</text:p>
      <text:p text:style-name="P2"/>
      <text:h text:style-name="Heading_20_2" text:outline-level="2">#972</text:h>
      <text:p text:style-name="P2"/>
      <text:p text:style-name="P2">Conseguimos realizar muito mais pelo que somos do que pelo que falamos.</text:p>
      <text:p text:style-name="P2"/>
      <text:p text:style-name="P2">Daniel 12</text:p>
      <text:p text:style-name="P2"/>
      <text:p text:style-name="P2">Dn 12:1 Miguel é aqui chamado de "grande príncipe"; (Veja também em Ap 12:7).</text:p>
      <text:p text:style-name="P2"/>
      <text:p text:style-name="P2"><text:soft-page-break/>Dn 12:4 A Daniel é dito que sele o livro, pois se passariam muitos anos antes que essas coisas se cumprissem. O tempo está próximo quando estes propósitos de Deus se cumprirão. Será que entendemos que estamos vivendo um pouco antes dessas profecias se cumprirem?</text:p>
      <text:p text:style-name="P2"/>
      <text:h text:style-name="Heading_20_2" text:outline-level="2">#973</text:h>
      <text:p text:style-name="P2"/>
      <text:p text:style-name="P2">Atividade, quando alguém não se encontra na presença de Deus, onde o coração não se julga a si mesmo, sempre tem a tendência de endurecê-lo.</text:p>
      <text:p text:style-name="P2"/>
      <text:p text:style-name="P2">Ester 1</text:p>
      <text:p text:style-name="P2"/>
      <text:p text:style-name="P2">O nome de Deus não é mencionado nenhuma vez no livro! Deveria este livro estar na Bíblia? Mas espere até você lê-lo! Você encontrará a invisível mão de Deus em cada página, mas será preciso lê-lo cuidadosamente. É tudo verdade, pode ter certeza. Fala de uma época na história dos Judeus quando eles estavam cativos na Babilônia e cerca de 80 anos após a época de Daniel. Lembre-se, eles eram cativos (veja cap. 2, vers. 6) por terem se voltado à adoração de ídolos, razão pela qual Deus Se esconde. Mas Ele nos diz o que estava fazendo por eles por trás dos bastidores. Que Deus misericordioso. Podemos ficar a indagar por que este homem e Ester, sua jovem sobrinha, terem ficado naquele país distante, quando muitos Judeus tinham retornado a Jerusalém (Iremos ler deles em Esdras e Neemias). Eles certamente moravam em um lugar onde Deus não era conhecido.</text:p>
      <text:p text:style-name="P2"/>
      <text:h text:style-name="Heading_20_2" text:outline-level="2">#974</text:h>
      <text:p text:style-name="P2"/>
      <text:p text:style-name="P2">Quando esta vida passageira terminar, só permanecerá aquilo que foi produzido pela Palavra.</text:p>
      <text:p text:style-name="P2"/>
      <text:p text:style-name="P2">Ester 1-2</text:p>
      <text:p text:style-name="P2"/>
      <text:p text:style-name="P2">Et 1:1-9 Que tremenda festa foi aquela. Mas bem típica daqueles dias de prosperidade. Deus permitiu que os Gentios crescessem em grande poder e riquezas.</text:p>
      <text:p text:style-name="P2"/>
      <text:p text:style-name="P2">Et 1:10-22 Como resultado da recusa da rainha em obedecer seu marido, ela perdeu sua coroa. Lembre-se de que esta história aconteceu em uma terra pagã.</text:p>
      <text:p text:style-name="P2"/>
      <text:p text:style-name="P2">Et 2:1-4 O rei está prestes a tomar outra esposa.</text:p>
      <text:p text:style-name="P2"/>
      <text:p text:style-name="P2">Et 2:5-7 Aqui somos apresentados a Mordecai e a Ester (o nome dela significa "Ficarei escondida"), que ele havia criado como sua filha. Ambos faziam parte dos cativos Judeus. Repare que Ester havia se conservado pura, ela era uma virgem.</text:p>
      <text:p text:style-name="P2"/>
      <text:p text:style-name="P2">Et 2:15 Ela não confiava em coisa alguma que fosse de sua própria escolha, mas deixava tudo nas mãos de Deus.</text:p>
      <text:p text:style-name="P2"/>
      <text:p text:style-name="P2">Et 2:20 Ela era submissa às instruções de Mordecai.</text:p>
      <text:p text:style-name="P2"/>
      <text:p text:style-name="P2">Et 2:21-23 Observe estes versículos e a história desse complô, pois ela forma uma parte muito importante da história que se seguirá. Que <text:soft-page-break/>interessante é ver a maneira como Deus trabalha "atrás dos bastidores" dirigindo as coisas para a bênção do Seu povo.</text:p>
      <text:p text:style-name="P2"/>
      <text:h text:style-name="Heading_20_2" text:outline-level="2">#975</text:h>
      <text:p text:style-name="P2"/>
      <text:p text:style-name="P2">Cultive intimidade com Ele; isso mantém a consciência viva e o coração feliz.</text:p>
      <text:p text:style-name="P2"/>
      <text:p text:style-name="P2">Ester 3</text:p>
      <text:p text:style-name="P2"/>
      <text:p text:style-name="P2">Et 3:1-6 Hamã é exaltado com grande poder por Assuero. Ele tem grande prazer ao ver todos se curvando diante dele -- mas Mordecai, o Judeu, não se curvará. Embora o nome de Deus não seja mencionado neste livro de Ester, podemos ver que a Palavra de Deus era conhecida e obedecida. Os dez mandamentos (Êxodo 20:5) estavam sendo seguidos aqui, por mais que isso custasse. O crente obedece as leis de seu país. Mas quando essas leis entram em conflito com o que a Palavra de Deus diz, então ele obedece a Palavra.</text:p>
      <text:p text:style-name="P2"/>
      <text:p text:style-name="P2">Et 3:7-15 Hamã fica tão irado com isso, que ao invés de tentar se livrar de Mordecai, ele decide se livrar de todos os Judeus em todo o reino.</text:p>
      <text:p text:style-name="P2"/>
      <text:p text:style-name="P2">Et 3:8 Interessante este versículo. Os escritores modernos hoje afirmam que a Bíblia é só uma coleção de escritos de diversos povos. Repare no que diz este versículo, que nega completamente isso.</text:p>
      <text:p text:style-name="P2"/>
      <text:p text:style-name="P2">Et 3:15 Exatamente como o mundo de hoje. Senta-se para beber mas não sabe o que virá. Hamã pensava estar no controle -- mas espere só para ver!</text:p>
      <text:p text:style-name="P2"/>
      <text:h text:style-name="Heading_20_2" text:outline-level="2">#976</text:h>
      <text:p text:style-name="P2"/>
      <text:p text:style-name="P2">A fidelidade habitual em se julgar a carne nas pequenas coisas é o segredo de não cair.</text:p>
      <text:p text:style-name="P2"/>
      <text:p text:style-name="P2">Et 4:1-3 Mordecai está obviamente angustiado, e por um bom motivo; ele ama sua nação. Ele estava fazendo algo de muita coragem ao ir ao próprio portão do palácio vestido de saco, e chorar amargamente.</text:p>
      <text:p text:style-name="P2"/>
      <text:p text:style-name="P2">Et 4:4-8 A rainha Ester ouve falar de como Mordecai está vestido e de seu choro, e ela compartilha de sua dor. A princípio Ester tem medo, mas ela é lembrada de que sua própria vida também será tirada junto com a de todos os outros Judeus. Ela é também lembrada de que só chegou a ocupar o lugar de rainha para esse desafio especial. Repare mais uma vez seu desejo de se sujeitar ao conselho de seu primo. Ao ler este capítulo, repare nas sete coisas do primeiro versículo: (1) rasgou seus vestidos, (2) vestiu-se de saco, (3) clamou, (4) luto, (5) jejum, (6) choro e (7) lamentação. Veremos um contraste com essas coisas quando a história se desdobrar mais.</text:p>
      <text:p text:style-name="P2"/>
      <text:h text:style-name="Heading_20_2" text:outline-level="2">#977</text:h>
      <text:p text:style-name="P2"/>
      <text:p text:style-name="P2">Se não pudermos vencer onde estamos, não poderemos vencer em lugar nenhum.</text:p>
      <text:p text:style-name="P2"><text:soft-page-break/></text:p>
      <text:p text:style-name="P2">Ester 5</text:p>
      <text:p text:style-name="P2"/>
      <text:p text:style-name="P2">Os três dias de jejum haviam terminado, e Ester entra no palácio, nos aposentos do rei. Para sua alegria, ele estende o cetro e ela pode fazer seu pedido. Ela não conta logo de uma vez qual era sua intenção.</text:p>
      <text:p text:style-name="P2"/>
      <text:p text:style-name="P2">Et 5:9-14 Hamã chegou ao ponto mais alto da honra, e está muito orgulhoso disso. Mas Mordecai ainda assim não se curvará a ele. Hamã vai para casa e se gaba a todos os seus amigos de sua riqueza e honra, e termina falando de sua ira contra Mordecai. Até aqui tudo esteve contra os Judeus, e a favor de seus inimigos. Mas Deus tem o Seu olhar sobre o Seu povo e Ele ainda os amava, apesar de terem perdido todos os direitos de serem chamados de Seu povo, por causa de sua desobediência.</text:p>
      <text:p text:style-name="P2"/>
      <text:p text:style-name="P2">Et 5:13 Não importa quão bem as coisas vão para o incrédulo, nunca há uma alegria completa, como vemos aqui.</text:p>
      <text:p text:style-name="P2"/>
      <text:p text:style-name="P2">Et 5:14 Será que teríamos a coragem de Ester? Que mulher corajosa! Ela mostrou que Deus estava com ela?</text:p>
      <text:p text:style-name="P2"/>
      <text:h text:style-name="Heading_20_2" text:outline-level="2">#978</text:h>
      <text:p text:style-name="P2"/>
      <text:p text:style-name="P2">As aflições não podem machucar quando são misturadas com submissão.</text:p>
      <text:p text:style-name="P2"/>
      <text:p text:style-name="P2">Ester 6</text:p>
      <text:p text:style-name="P2"/>
      <text:p text:style-name="P2">Era muito mais do que um caso comum de uma noite sem dormir. Deus manteve o rei acordado.</text:p>
      <text:p text:style-name="P2"/>
      <text:p text:style-name="P2">Et 6:2-3 O rei pede a alguém para ler o diário de seu reino. Nele estava a história que vimos no final do capítulo 2. E foi visto que nenhuma recompensa de honra havia sido dada a Mordecai por ter salvo a vida do rei. Você enxerga a mão de Deus nesta grande história? Quem teria colocado o pensamento na cabeça do rei, de ler o antigo diário?</text:p>
      <text:p text:style-name="P2"/>
      <text:p text:style-name="P2">Et 6:4-11 Hamã é humilhado, e o odiado Mordecai é exaltado. É verdade hoje que em muitos países os Judeus têm sido odiados e perseguidos e mortos; poderia parecer que Deus não tem reparado nisso. Mas virá o dia quando Ele Se voltará outra vez para o Seu povo terreno (após termos sido levados para o céu).</text:p>
      <text:p text:style-name="P2"/>
      <text:h text:style-name="Heading_20_2" text:outline-level="2">#979</text:h>
      <text:p text:style-name="P2"/>
      <text:p text:style-name="P2">Jesus Cristo não é a segurança CONTRA tempestades, mas Ele é a perfeita segurança NAS tempestades. Ele não nos prometeu uma viagem tranqüila, mas sim um destino seguro.</text:p>
      <text:p text:style-name="P2"/>
      <text:p text:style-name="P2">Ester 7</text:p>
      <text:p text:style-name="P2"/>
      <text:p text:style-name="P2">Et 7:3-5 O rei ainda não sabe que Ester é uma Judia, e pergunta surpreso quem é que estaria ameaçando sua vida.</text:p>
      <text:p text:style-name="P2"/>
      <text:p text:style-name="P2">Et 7:6 Ela acusa Hamã. A rápida vingança cai sobre aquele homem arrogante, ardiloso e culpado. Tenhamos em mente, ao lermos esta <text:soft-page-break/>história, que o Senhor está por detrás de tudo o que acontece (Provérbios 21, vers. 1; e Sl 73:19).</text:p>
      <text:p text:style-name="P2"/>
      <text:h text:style-name="Heading_20_2" text:outline-level="2">#980</text:h>
      <text:p text:style-name="P2"/>
      <text:p text:style-name="P2">Uma coisa é defender o Cristianismo, outra ser um discípulo dele, pois é mais fácil ensinar suas lições do que aprendê-las. (J.G.B.)</text:p>
      <text:p text:style-name="P2"/>
      <text:p text:style-name="P2">Ester 8</text:p>
      <text:p text:style-name="P2"/>
      <text:p text:style-name="P2">Os Judeus não apenas foram poupados da pena de morte que havia sido proclamada, mas foi escrito um novo decreto, dando aos Judeus liberdade para matar "quaisquer que viessem contra eles".</text:p>
      <text:p text:style-name="P2"/>
      <text:p text:style-name="P2">Et 8:15 Que mudança maravilhosa! Nada de vestidos de sacos e lágrimas, mas vestes reais e regozijo. E tudo isso veio sem depender de esforços dos Judeus, mas pela fiel mão do Senhor trabalhando por eles. Repare no contraste entre as últimas palavras de 3:15 e as últimas palavras deste versículo!</text:p>
      <text:p text:style-name="P2"/>
      <text:p text:style-name="P2">Et 8:16-17 Podemos compreender sua alegria, pois num dia eles estavam sob a sentença de morte, e no dia seguinte haviam sido libertados dela. Repare também que "muitos dos povos da terra se fizeram judeus". Que bom seria se muitas pessoas se voltassem para o Senhor hoje, e O recebessem como seu Salvador, tornando-se Cristãos.</text:p>
      <text:p text:style-name="P2"/>
      <text:p text:style-name="P2">Tínhamos apontado sete coisas tristes no capítulo 4:1. Aqui vemos o contraste; (1) luz, (2) gratidão, (3) alegria, (4) honra, (5) uma festa, (6) um bom dia, (7) descanso (9:17). Que perfeita descrição do incrédulo que se torna crente.</text:p>
      <text:p text:style-name="P2"/>
      <text:h text:style-name="Heading_20_2" text:outline-level="2">#981 </text:h>
      <text:p text:style-name="P2"/>
      <text:p text:style-name="P2">Quando o conhecimento entra na cabeça, ele me exalta. Quando o conhecimento entra no coração, me humilha.</text:p>
      <text:p text:style-name="P2"/>
      <text:p text:style-name="P2">Ester 9</text:p>
      <text:p text:style-name="P2"/>
      <text:p text:style-name="P2">Et 9:1-11 O dia da vingança havia chegado, mas não caiu, como planejado, sobre os judeus, mas sobre seus inimigos. Até os dez filhos de Hamã são condenados à morte (lembre-se do que leu em Zacarias 12:8,9 sobre o futuro de Israel). As tribulações e problemas deste pobre mundo não serão resolvidas pelo evangelho, nem pelos esforços das pessoas, mas pelos juízos de Deus.</text:p>
      <text:p text:style-name="P2"/>
      <text:p text:style-name="P2">Et 9:30 Será que nossas cartas levam sempre "palavras de paz e verdade"? Deveriam.</text:p>
      <text:p text:style-name="P2"/>
      <text:h text:style-name="Heading_20_2" text:outline-level="2">#982</text:h>
      <text:p text:style-name="P2"/>
      <text:p text:style-name="P2">O quebrantamento da vontade é uma grande forma de se abrir o entendimento.</text:p>
      <text:p text:style-name="P2"/>
      <text:p text:style-name="P2">Ester 10</text:p>
      <text:p text:style-name="P2"/>
      <text:p text:style-name="P2"><text:soft-page-break/>Uma descrição da glória e honra de Mordecai. Sua história começa como um desconhecido Judeu, cativo na terra de um orgulhoso rei Gentio. Deus prometeu bênção para sua amada nação, os Judeus. E Ele cumprirá Sua promessa, apesar de já ter havido épocas quando eles foram mais odiados e perseguidos que qualquer outra raça. E ainda haverá épocas quando eles passarão por terrível tribulação. Mas no final brilharão em sua própria terra, abençoados pela própria fidelidade de Deus. Assim termina nossa história de Ester. Você já aprendeu seu significado em relação ao futuro de Israel? Tenha cuidado para não confundir esta história com o Cristianismo (não nos vingamos de nossos inimigos). Mas trata-se de uma figura do que irá acontecer com os inimigos de Israel no futuro. Deus irá usar Israel para castigar seus inimigos, que os odiaram e perseguiram. (Gaste um minuto para ler Zacarias 12:8-9 para ver isso).</text:p>
      <text:p text:style-name="P2"/>
      <text:h text:style-name="Heading_20_2" text:outline-level="2">#983</text:h>
      <text:p text:style-name="P2"/>
      <text:p text:style-name="P2">A humildade diante dos homens é, com freqüência, a melhor prova de restauração diante de Deus.</text:p>
      <text:p text:style-name="P2"/>
      <text:p text:style-name="P2">Esdras 1</text:p>
      <text:p text:style-name="P2"/>
      <text:p text:style-name="P2">Cinco livros, embora nem todos estejam juntos na ordem dos Livros da Bíblia, nos falam de uma única época. Todos eles apontam para a época logo antes do Senhor Jesus vir ao mundo. Esdras, Neemias, Ageu, Zacarias e Malaquias. Estes cinco livros falam da época da volta de um pequeno grupo que tinha seu coração para o Senhor, e desejavam deixar a vida próspera de Babilônia. O reino de Judá (apenas 2 tribos) tinha sido levado para o cativeiro na Babilônia logo antes do ano 500 AC, ficando lá 70 anos. </text:p>
      <text:p text:style-name="P2"/>
      <text:p text:style-name="P2">Capítulos 1-6 Estes capítulos falam da história do que aconteceu cerca de 70 anos antes. (Esdras não tinha nascido naquela época).</text:p>
      <text:p text:style-name="P2"/>
      <text:p text:style-name="P2">Voltemos aos motivos que levaram Israel ser levado para o cativeiro. Foi por terem abandonado o Senhor. Assim o Senhor convocou a cabeça dos primeiros e maiores impérios do mundo... Babilônia, para que levasse Judá para fora de sua terra. Aqui eles já tinham passado 70 anos em Babilônia.</text:p>
      <text:p text:style-name="P2"/>
      <text:p text:style-name="P2">Ed 1:1-4 Ciro era cabeça do segundo império mundial, a Pérsia (hoje Irã). Ele oferece a possibilidade dos cativos de Israel voltarem a Jerusalém. Ele pagaria suas despesas. (Que Deus de misericórdia, amor e poder nós temos!)</text:p>
      <text:p text:style-name="P2"/>
      <text:p text:style-name="P2">Ed 1:5-11 O Rei Ciro fez algo maravilhoso. Disse aos cativos que levassem de volta a Jerusalém todos os vasos da casa do Senhor que o outro rei de Babilônia havia roubado 70 anos antes.</text:p>
      <text:p text:style-name="P2"/>
      <text:h text:style-name="Heading_20_2" text:outline-level="2">#984</text:h>
      <text:p text:style-name="P2"/>
      <text:p text:style-name="P2">O segredo do progresso verdadeiro é uma ligação pessoal a Ele.</text:p>
      <text:p text:style-name="P2"/>
      <text:p text:style-name="P2">Esdras 2, Vers. 1-57</text:p>
      <text:p text:style-name="P2"/>
      <text:p text:style-name="P2"><text:soft-page-break/>Ed 2:1-2 Os nomes verdadeiros de alguns daqueles que queriam voltar para o centro de Deus... Jerusalém. Embora tudo estivesse em ruínas ali, eles ainda assim desejavam ir. Muitos nunca haviam estado lá!</text:p>
      <text:p text:style-name="P2"/>
      <text:p text:style-name="P2">Ed 2:2 Zorobabel era o líder. Abra em Mateus 1:1-16 (a linhagem real que vai de Abraão, passando pelo Rei Davi, até Cristo - vers. 16 - Repare o versículo 12). Será que Deus controla as coisas? Esse mesmo homem, Zorobabel, é daquela linhagem real - na verdade da linhagem do Rei de Israel. Assim como Jesus era - (Mateus 2:1-2 e 27:37).</text:p>
      <text:p text:style-name="P2"/>
      <text:p text:style-name="P2">Ed 2:2-58 Embora possamos achar difícil até pronunciar estes nomes, o Senhor quer tão bem essas pessoas que nos diz quem elas eram! Repare que eles são separados por famílias (gaste um minuto para ler Êxodo 1:1). Quão felizes somos quando nossos filhos seguem o Senhor. Podemos contar com isso quando nós mesmos O seguimos.</text:p>
      <text:p text:style-name="P2"/>
      <text:h text:style-name="Heading_20_2" text:outline-level="2">#985</text:h>
      <text:p text:style-name="P2"/>
      <text:p text:style-name="P2">Sempre que existir uma real necessidade no deserto, é pecado duvidar que Deus queira nos ajudar. Tentar o Senhor é duvidar do suprimento de bondade que Ele possui, dando tudo o que precisamos.</text:p>
      <text:p text:style-name="P2"/>
      <text:p text:style-name="P2">Esdras 2, Vers. 58-70</text:p>
      <text:p text:style-name="P2"/>
      <text:p text:style-name="P2">Ed 2:61-63 Uma triste e importante lição. Alguns foram "excluídos do sacerdócio" porque não podia provar a que famílias pertenciam. Isso não fazia diferença enquanto estavam no cativeiro, mas ao retornarem para ocupar novamente o lugar onde o Senhor havia colocado o Seu nome, havia muito cuidado quanto a quem deveria atuar como sacerdote e quem não deveria. Quando se trata de uma questão de adoração a Deus, vemos como é extremamente necessário que isto seja feito de acordo com a ordem de Deus, e não conforme aquilo que os homens pensam. (É por isso que existem tantas denominações hoje). João 4:23</text:p>
      <text:p text:style-name="P2"/>
      <text:p text:style-name="P2">Ed 2:68 Quando eles chegam à casa do Senhor que está em Jerusalém, vêem que ela foi destruída. Eles haviam voltado para reconstrui-la - todavia agem em uma maravilhosa fé, como se a casa estivesse inteira.</text:p>
      <text:p text:style-name="P2"/>
      <text:p text:style-name="P2">Ed 2:70 Lemos de sete grupos. Aqueles que retornaram eram vistos como ocupando o lugar da nação de "todo o Israel", embora fossem menos de 50.000 (leia Romanos 11:26).</text:p>
      <text:p text:style-name="P2"/>
      <text:h text:style-name="Heading_20_2" text:outline-level="2">#986</text:h>
      <text:p text:style-name="P2"/>
      <text:p text:style-name="P2">Onde há o temor do Senhor, aí haverá o entendimento da Sua Palavra e vontade. Mas a Palavra de Deus não será simples se não houver sujeição a ela.</text:p>
      <text:p text:style-name="P2"/>
      <text:p text:style-name="P2">Esdras 3</text:p>
      <text:p text:style-name="P2"/>
      <text:p text:style-name="P2">Ed 3:1 O próprio Senhor havia escolhido Jerusalém - Deuteronômio 12:5. E em resposta ao Seu chamado, eles estavam todos reunidos ali. Repare... "como um só homem". Todos eles tinham um único objetivo... estar onde o Senhor queria que estivessem. Isso sempre produz unidade.</text:p>
      <text:p text:style-name="P2"/>
      <text:p text:style-name="P2"><text:soft-page-break/>Ed 3:2-3 Eles estavam cercados de inimigos, e os temiam. A primeira coisa que fizeram foi levantar o altar e oferecer ofertas queimadas. Eles deram imediatamente ao Senhor o Seu devido lugar, e confiaram nEle para cuidar deles.</text:p>
      <text:p text:style-name="P2"/>
      <text:p text:style-name="P2">Ed 3:4 Sacrificando e guardando a festa dos Tabernáculos com alegria! Louvor a Deus no versículo 3, alegria em seus corações - vers. 4.</text:p>
      <text:p text:style-name="P2"/>
      <text:p text:style-name="P2">Ed 3:8-13 Uma importante lição. Quando os fundamentos dessa nova casa do Senhor foram lançados, houve grande alegria e gratidão. Mas havia alguns velhos Judeus que se lembravam da glória do templo de Salomão; esses choraram quando viram esse novo alicerce, tão pobre e pequeno, nada parecido aos "velhos tempos". Abra em Ageu capítulo 2, e veja que Deus ouviu seu choro e enviou uma maravilhosa mensagem. Leia os versículos 3-5.</text:p>
      <text:p text:style-name="P2"/>
      <text:h text:style-name="Heading_20_2" text:outline-level="2">#987</text:h>
      <text:p text:style-name="P2"/>
      <text:p text:style-name="P2">A comunhão com os santos é preciosa, mas devo ter intimidade de comunhão com Deus acima de tudo, e comunhão com os santos fluirá da comunhão com Deus.</text:p>
      <text:p text:style-name="P2"/>
      <text:p text:style-name="P2">Esdras 4</text:p>
      <text:p text:style-name="P2"/>
      <text:p text:style-name="P2">Ed 4:2 Estes inimigos se aproximam dos fiéis Judeus com engano.</text:p>
      <text:p text:style-name="P2"/>
      <text:p text:style-name="P2">Ed 4:3 Uma boa resposta.</text:p>
      <text:p text:style-name="P2"/>
      <text:p text:style-name="P2">Ed 4:4-6 Mas o inimigo tenta outro método.</text:p>
      <text:p text:style-name="P2"/>
      <text:p text:style-name="P2">Ed 4:7-16 Uma carta escrita ao rei Artaxerxes (onde os Judeus tinham permanecido durante 70 anos), levando reclamações contra estes Judeus.</text:p>
      <text:p text:style-name="P2"/>
      <text:p text:style-name="P2">Ed 4:17-24 Uma resposta retorna vinda do rei e é ordenado que o trabalho seja interrompido. Que estranho isso, pois era realmente uma obra do Senhor, e todavia o inimigo consegue pará-la. Mas, se abrirmos o livro de Ageu, descobriremos que havia uma razão espiritual para isso. O Capítulo 1, vers. 2, 4 e 9 conta uma triste história. Assim que colocaram os fundamentos da casa, eles começaram a negligenciar seu trabalho, e passaram a construir suas próprias casas. (Se formos infiéis, o Senhor pode permitir que o inimigo nos ataque).</text:p>
      <text:p text:style-name="P2"/>
      <text:h text:style-name="Heading_20_2" text:outline-level="2">#988</text:h>
      <text:p text:style-name="P2"/>
      <text:p text:style-name="P2">A comunhão com Deus sempre dá confiança em Seu poder.</text:p>
      <text:p text:style-name="P2"/>
      <text:p text:style-name="P2">Esdras 5</text:p>
      <text:p text:style-name="P2"/>
      <text:p text:style-name="P2">Deus envia uma mensagem àqueles Judeus por meio dos dois profetas. (Iremos ler seus livros em breve).</text:p>
      <text:p text:style-name="P2"/>
      <text:p text:style-name="P2">Ed 5:2 Depois de ouvirem a mensagem de Deus, eles voltam a construir a cada do Senhor com grande energia.</text:p>
      <text:p text:style-name="P2"/>
      <text:p text:style-name="P2">Ed 5:3,7 O inimigo continua ativo.</text:p>
      <text:p text:style-name="P2"/>
      <text:p text:style-name="P2"><text:soft-page-break/>Ed 5:5 Eles haviam escutado a Palavra de Deus (no vers. 1) e agora Deus vigiava por Eles! De que mais precisavam? Nem nós!</text:p>
      <text:p text:style-name="P2"/>
      <text:p text:style-name="P2">Ed 5:6-17 Outra carta é enviada ao rei. Desta vez é para o rei Dario, pois ele havia sucedido Artaxerxes. Esta carta dá um relato completo do que está acontecendo em Jerusalém. Eles apresentaram uma descrição verdadeira, e cheia de fé, do que estavam fazendo, e do por quê estavam fazendo.</text:p>
      <text:p text:style-name="P2"/>
      <text:p text:style-name="P2">Ed 5:11 O que os Judeus disseram aos que queriam que o trabalho fosse interrompido...</text:p>
      <text:p text:style-name="P2"/>
      <text:p text:style-name="P2">Ed 5:12 Não foi pelo poder do inimigo que o templo de Salomão havia sido destruído, mas pelo próprio pecado deles.</text:p>
      <text:p text:style-name="P2"/>
      <text:p text:style-name="P2">Ed 5:17 É feita uma busca em Babilônia para verificar se os Judeus realmente tinham autoridade do rei Ciro para continuar com o trabalho da casa do Senhor.</text:p>
      <text:p text:style-name="P2"/>
      <text:h text:style-name="Heading_20_2" text:outline-level="2">#989</text:h>
      <text:p text:style-name="P2"/>
      <text:p text:style-name="P2">A conversão de pecadores -- a edificação dos crentes -- são coisas muito preciosas. Mas não são estes os objetivos da alma. O objetivo deve ser agradar a Deus.</text:p>
      <text:p text:style-name="P2"/>
      <text:p text:style-name="P2">Esdras 6</text:p>
      <text:p text:style-name="P2"/>
      <text:p text:style-name="P2">Ed 6:1-12 A maravilhosa resposta do rei da Medo-Pérsia. Eles não só estavam livres para continuar a trabalhar, mas o Senhor toca o coração de Dario! Ele responde aos inimigos da obra do Senhor desta maneira.</text:p>
      <text:p text:style-name="P2"/>
      <text:p text:style-name="P2">Ed 6:7 "Deixem a obra do Senhor em paz!"</text:p>
      <text:p text:style-name="P2"/>
      <text:p text:style-name="P2">Ed 6:8 A despesa (dinheiro) dada a esses homens.</text:p>
      <text:p text:style-name="P2"/>
      <text:p text:style-name="P2">Ed 6:9 Esses judeus agora tinham mais liberdade para ajudar do que antes! (Quando somos descuidados em nossa vida e frios em nosso coração, Satanás nos engana, e perdemos nosso poder e discernimento).</text:p>
      <text:p text:style-name="P2"/>
      <text:p text:style-name="P2">Ed 6:15 E a casa foi terminada...</text:p>
      <text:p text:style-name="P2"/>
      <text:p text:style-name="P2">Ed 6:16 Compare o sacrifício da dedicação dessa casa, com a dedicação do templo de Salomão em 1 Reis 8, vers. 10-11, quando a glória do Senhor encheu o templo de Salomão. Mas já não havia tais sinais aqui nos dias de Esdras.</text:p>
      <text:p text:style-name="P2"/>
      <text:p text:style-name="P2">Ed 6:21-22 Conte sete coisas que algumas pessoas fizeram ou que aconteceram a elas.</text:p>
      <text:p text:style-name="P2"/>
      <text:p text:style-name="P2">Ed 6:22 Com a ajuda de Deus a casa do Senhor foi reconstruída. A Páscoa e a festa dos pães ázimos foram celebradas com ALEGRIA, porque "o Senhor os tinha alegrado". Estes capítulos completam a história do primeiro retorno dos Judeus cativos da Babilônia para Jerusalém.</text:p>
      <text:p text:style-name="P2"/>
      <text:h text:style-name="Heading_20_2" text:outline-level="2">#990</text:h>
      <text:p text:style-name="P2"/>
      <text:p text:style-name="P2"><text:soft-page-break/>Só existem dois tipos de testemunho -- os lábios e a vida. E os lábios deveriam ser tão somente a expressão daquilo que foi primeiro produzido na vida.</text:p>
      <text:p text:style-name="P2"/>
      <text:p text:style-name="P2">Esdras 7, Vers. 1-10</text:p>
      <text:p text:style-name="P2"/>
      <text:p text:style-name="P2">Cerca de oitenta anos se passaram entre os capítulos 6 e 7. Aqui no final do livro, Esdras aparece pela primeira vez e fala pessoalmente de guiar o segundo grupo para fora de Babilônia.</text:p>
      <text:p text:style-name="P2"/>
      <text:p text:style-name="P2">Ed 7:1-5 Esdras era descendente de Aarão, portanto era um sacerdote de nascença.</text:p>
      <text:p text:style-name="P2"/>
      <text:p text:style-name="P2">Ed 7:6 Esdras também lê cuidadosamente a lei de Moisés. Era esta a única maneira de ser de ajuda para os demais.</text:p>
      <text:p text:style-name="P2"/>
      <text:p text:style-name="P2">Ed 7:10 Repare três coisas neste versículo. Isso também é bom para nós.</text:p>
      <text:p text:style-name="P2"/>
      <text:h text:style-name="Heading_20_2" text:outline-level="2">#991</text:h>
      <text:p text:style-name="P2"/>
      <text:p text:style-name="P2">Não há crescimento sem desafio, e não pode haver desafio sem mudança.</text:p>
      <text:p text:style-name="P2"/>
      <text:p text:style-name="P2">Esdras 7, Vers 11-28</text:p>
      <text:p text:style-name="P2"/>
      <text:p text:style-name="P2">Ed 7:11-26 Esta carta o rei deu a Esdras quando ele saiu de Babilônia para Jerusalém. Repare no versículo 13... "que quiser ir contigo a Jerusalém, vá." Cada um estava livre para ir ou ficar. Ficar provavelmente significasse prosperidade, enquanto ir significaria dificuldade, mas era agradável ao Senhor.</text:p>
      <text:p text:style-name="P2"/>
      <text:p text:style-name="P2">Ed 7:25 Repare no que o rei disse que Esdras tinha em mãos.</text:p>
      <text:p text:style-name="P2"/>
      <text:p text:style-name="P2">Ed 7:27-28 Ele não assumiu para si o crédito, nem à sua influência para com o rei, mas agradeceu e louvou o Senhor por essa maravilhosa porta aberta. Repare quantas vezes a mão do Senhor está sobre Esdras.</text:p>
      <text:p text:style-name="P2"/>
      <text:h text:style-name="Heading_20_2" text:outline-level="2">#992</text:h>
      <text:p text:style-name="P2"/>
      <text:p text:style-name="P2">As provas pelas quais você está passando estão lhe ensinando como ajudar alguém. 2 Coríntios 1:4</text:p>
      <text:p text:style-name="P2"/>
      <text:p text:style-name="P2">Esdras 8</text:p>
      <text:p text:style-name="P2"/>
      <text:p text:style-name="P2">Ed 8:1-14 Esses homens não sabiam que seus nomes seriam incluídos na Sagrada Palavra de Deus, só por terem desejado ir a Jerusalém! Deus viu sua devoção, e hoje Ele continua a reparar no amor daqueles que desejam estar onde Sua Palavra os guiará. Que jornada cheia de significado, da Babilônia a Jerusalém. A Babilônia é uma figura, para nós, da corrupção da idolatria e do mundanismo, e Jerusalém é uma figura do privilégio de estar onde Ele colocou o Seu nome.</text:p>
      <text:p text:style-name="P2"/>
      <text:p text:style-name="P2">Ed 8:15-22 Nenhum dos filhos de Levi foram encontrados entre aqueles homens de boa vontade. Aparentemente eles se sentiam em casa estando em Babilônia e decidiram ficar ali.</text:p>
      <text:p text:style-name="P2"/>
      <text:p text:style-name="P2"><text:soft-page-break/>Ed 8:18-20 Havia alguns que finalmente foram tocados para ir, e "foram todos mencionados por seus nomes".</text:p>
      <text:p text:style-name="P2"/>
      <text:p text:style-name="P2">Ed 8:21 Uma jornada longa e perigosa estava diante deles, por isso Esdras proclama um jejum. Ele queria um caminho seguro do Senhor, "para nós, para nossos filhos e para todos os nossos bens." Ele levava aquilo a sério! Se nós, que somos pais, desejamos que nossos filhos andem no caminho correto, devemos nós andar nele.</text:p>
      <text:p text:style-name="P2"/>
      <text:p text:style-name="P2">Ed 8:24-34 Esses homens têm uma enorme responsabilidade. No início da jornada eles recebem alguns tesouros. Lhes é ordenado, "vigiai, pois, e guardai-os..." Vers. 29. Muitos tesouros maravilhosos de verdade nos foram dados na Palavra de Deus. Que tesouro é saber que somos pedras vivas na igreja de Deus - que somos membros do corpo de Cristo - que fazemos parte da noiva de Cristo - que nosso Senhor virá logo para nos levar ao Lar. Escute Ele dizer, "vigiai, pois, e guardai-os!"</text:p>
      <text:p text:style-name="P2"/>
      <text:p text:style-name="P2">Ed 8:34 Quando eles chegaram ao final da jornada, tinham um relato escrito do que lhes foi dado quando começaram. A verdade de Deus nos foi dada para ser guardada e obedecida. Teremos que dar conta a Deus de como nós obedecemos esta ordem.</text:p>
      <text:p text:style-name="P2"/>
      <text:h text:style-name="Heading_20_2" text:outline-level="2">#993</text:h>
      <text:p text:style-name="P2"/>
      <text:p text:style-name="P2">Todo ato de desobediência de um Cristão demonstra uma falta de apreço pelo que Deus é, e pelo que Cristo fez.</text:p>
      <text:p text:style-name="P2"/>
      <text:p text:style-name="P2">Esdras 9</text:p>
      <text:p text:style-name="P2"/>
      <text:p text:style-name="P2">Ed 9:1 Esdras fica surpreso e muito transtornado ao descobrir que muitos, até mesmo os sacerdotes e príncipes, haviam se casado com esposas estrangeiras.</text:p>
      <text:p text:style-name="P2"/>
      <text:p text:style-name="P2">Ed 9:2 Um aviso. A "linhagem santa" refere-se aos Israelitas. Eles estavam se misturando e se casando com Gentios. Isso era proibido por Deus. E para aqueles dentre nós que realmente pertencem ao Senhor Jesus hoje, trata-se de algo sério e errado tomar um mesmo jugo ou ter amizade com aqueles que não conhecem o Senhor Jesus como Salvador. (2 Co 6:14, Tg 4:4).</text:p>
      <text:p text:style-name="P2"/>
      <text:p text:style-name="P2">Ed 9:3 A grande dor de Esdras aconteceu quando ele recebeu notícias da desobediência do povo de Deus.</text:p>
      <text:p text:style-name="P2"/>
      <text:p text:style-name="P2">Ed 9:4 A dor e humilhação pessoal de Esdras, tocou o coração daqueles que tiveram temor das palavras do Deus de Israel. Nós também devemos temer diante de Palavra de Deus. Na verdade havia aqui dois grupos, os culpados e os inocentes. Repare qual foi o grupo que temeu a Palavra de Deus. Será que esse temor dará algum resultado? Espere para ver.</text:p>
      <text:p text:style-name="P2"/>
      <text:p text:style-name="P2">Ed 9:6-8 Primeiro - Esdras coloca-se entre os culpados, ao dizer, "estou envergonhado... nossas iniqüidades... nossa culpa". Em seguida, ele justificou a Deus por tudo o que havia acontecido a eles no passado, "por causa das nossas iniqüidades somos entregues na mão dos reis das terras..." e, então, ele fala da graça que o Senhor lhes havia demonstrado. (Confessemos hoje o quanto temos falhado, e nunca culpemos Deus por nossas dificuldades. Ele é gracioso e fiel).</text:p>
      <text:p text:style-name="P2"/>
      <text:h text:style-name="Heading_20_2" text:outline-level="2"><text:soft-page-break/>#994</text:h>
      <text:p text:style-name="P2"/>
      <text:p text:style-name="P2">Nosso Senhor não exige um bom desempenho, apenas uma vida de bons frutos.</text:p>
      <text:p text:style-name="P2"/>
      <text:p text:style-name="P2">Esdras 10</text:p>
      <text:p text:style-name="P2"/>
      <text:p text:style-name="P2">Ed 10:1 Que resultado magnífico da confissão e pranto de um homem. As notícias se espalham e logo há uma grande congregação reunida e chorando diante da casa de Deus (Ec 7:2).</text:p>
      <text:p text:style-name="P2"/>
      <text:p text:style-name="P2">Ed 10:2-5 Um homem sugere um remédio muito forte e difícil. Uma completa confissão de sua culpa, e o desejo de se separarem daquilo que estava desagradando ao Senhor.</text:p>
      <text:p text:style-name="P2"/>
      <text:p text:style-name="P2">Ed 10:3 As esposas e filhos eram para ser mandados embora. Isso estava de acordo com a lei que os considerava impuros. Em 1 Co 7, vers. 14 você vê o contraste entre a lei e a graça de. Em 1 Co 7, nem a esposa, nem os filhos precisam ser mandados embora se o marido se tornar crente. Continua sendo errado e uma desobediência se casar com um incrédulo. Um crente pode rogar a Deus que o(a) companheiro(a) e os filhos sejam salvos.</text:p>
      <text:p text:style-name="P2"/>
      <text:p text:style-name="P2">Ed 10:9-10 Esdras primeiro explica qual foi o pecado deles, e então insiste para que confessem e, finalmente, lhes comunica a responsabilidade que têm de se separarem. Confessar é uma coisa, mas deve haver um afastamento do próprio pecado. Não teriam "mulheres estranhas" se tivessem mantido uma separação adequada do povo da terra.</text:p>
      <text:p text:style-name="P2"/>
      <text:p text:style-name="P2">Ed 10:18 A lista real dos que eram culpados, e começa com os sacerdotes! Eles eram muito mais responsáveis por causa de sua posição e influência.</text:p>
      <text:p text:style-name="P2"/>
      <text:h text:style-name="Heading_20_2" text:outline-level="2">#995</text:h>
      <text:p text:style-name="P2"/>
      <text:p text:style-name="P2">Nós, como Cristãos, somos exortados a vivermos à margem da cultura. Isto é, não somos, e nem podemos ser, parte da corrente cultural, por causa do bendito fato de que nossas mentes foram renovadas em Cristo.</text:p>
      <text:p text:style-name="P2"/>
      <text:p text:style-name="P2">Neemias 1</text:p>
      <text:p text:style-name="P2"/>
      <text:p text:style-name="P2">O segundo dos 5 livros que descreve a época após um pequeno grupo de cerca de 50.000 ou menos (Judá e Benjamim) ter voltado a Jerusalém. Esdras nos contou da reconstrução do templo, hoje começamos a ler sobre a reconstrução do muro ao redor de Jerusalém. Do mesmo modo como eles precisavam de um muro para protegê-los das artimanhas e violência do inimigo, precisamos nos manter separados, (não isolados) do mundo. 2 Tm 2:20-21 e 2 Co 6:14. Este livro se passa cerca de 12 anos após o tempo de Esdras. Nos dá a última visão histórica do povo de Deus no Antigo Testamento. Cremos que estamos vivendo nos últimos dias do povo de Deus neste "tempo da graça". Possamos ser sensíveis ao que Deus está nos dizendo hoje. Mas provavelmente a maior lição para aprendermos hoje é que Neemias (significa Conforto de Jeová), por meio de seu livro, mostra que ele entendia perfeitamente as condições de ruína do povo de Deus.</text:p>
      <text:p text:style-name="P2"/>
      <text:p text:style-name="P2"><text:soft-page-break/>Ne 1:1 Susã estava na terra de seu cativeiro. Fica onde hoje é o Irã. Neemias vivia num palácio, e mesmo assim vemos que ele deixou aquele palácio e sofreu muitos problemas por amar o povo de Deus.</text:p>
      <text:p text:style-name="P2"/>
      <text:p text:style-name="P2">Ne 1:2-3 Neemias inquiriu sobre seus irmãos, os Judeus que haviam voltado à sua terra, e descobre que estão passando por dificuldades.</text:p>
      <text:p text:style-name="P2"/>
      <text:p text:style-name="P2">Ne 1:4-11 Nesta oração, Neemias mostra o seu profundo amor por seu povo, e sua grande dor por seus problemas.</text:p>
      <text:p text:style-name="P2"/>
      <text:p text:style-name="P2">Ne 1:6 Ele admite que esses problemas ocorreram por causa do pecado e da desobediência, mas não culpa outros por isso, porém diz... "eu e a casa de meu pai temos pecado". Neemias está ciente da triste ruína de seu próprio povo, os Judeus, e ele está também ciente da fidelidade do Senhor, a Quem se volta em oração.</text:p>
      <text:p text:style-name="P2"/>
      <text:p text:style-name="P2">Ne 1:11 Neemias tinha uma posição de grande honra ali, mas ele chorou e orou porque o povo do Senhor estava em grande tristeza e tribulação. Repare que ele coloca o grande rei simplesmente como "este homem" diante de Deus.</text:p>
      <text:p text:style-name="P2"/>
      <text:h text:style-name="Heading_20_2" text:outline-level="2">#996</text:h>
      <text:p text:style-name="P2"/>
      <text:p text:style-name="P2">Um garotinho disse: "Eu sei porque as flores crescem. Elas querem sair logo da terra suja". <text:s/>(Romanos 12:9)</text:p>
      <text:p text:style-name="P2"/>
      <text:p text:style-name="P2">Neemias 2</text:p>
      <text:p text:style-name="P2"/>
      <text:p text:style-name="P2">Ne 2:2 O rei repara que Neemias parece triste, e pergunta a razão. Aparecer triste na presença do rei podia significar a morte.</text:p>
      <text:p text:style-name="P2"/>
      <text:p text:style-name="P2">Ne 2:4-5 Entre a pergunta e a resposta, houve uma rápida oração silenciosa ao Senhor. Que excelente hábito para qualquer um de nós!</text:p>
      <text:p text:style-name="P2"/>
      <text:p text:style-name="P2">Ne 2:5-8 O rei escuta seu pedido e este é prontamente atendido.</text:p>
      <text:p text:style-name="P2"/>
      <text:p text:style-name="P2">Ne 2:10 Sinais de problemas no horizonte. Dois homens, Sambalate e Tobias, ouvem acerca da visita de Neemias e ficam irados. (Sambalate era de Moabe - Tobias era de Amom. O ímpio princípio de seus povos é contado em Gênesis 19:32-38).</text:p>
      <text:p text:style-name="P2"/>
      <text:p text:style-name="P2">Ne 2:12-18 Neemias faz uma volta de inspeção e descobre que as condições são muito ruins. Mas no versículo 18, ele fala com confiança da mão de Deus. Nós também estamos vivendo em um dia de indiferença semelhante, mas podemos também contr com o Senhor para que esteja conosco, e podemos também sair a edificar (encorajar) uns aos outros.</text:p>
      <text:p text:style-name="P2"/>
      <text:p text:style-name="P2">Ne 2:19 Aqueles 2 inimigos mais uma vez, e mais um se junta a eles para rirem e zombarem.</text:p>
      <text:p text:style-name="P2"/>
      <text:h text:style-name="Heading_20_2" text:outline-level="2">#997</text:h>
      <text:p text:style-name="P2"/>
      <text:p text:style-name="P2">A menos que exista em nós aquilo que está acima de nós, logo acabaremos sucumbindo àquilo que está ao redor de nós. (Colossenses 3:1-3).</text:p>
      <text:p text:style-name="P2"/>
      <text:p text:style-name="P2"><text:soft-page-break/>Neemias 3, Vers. 1-13</text:p>
      <text:p text:style-name="P2"/>
      <text:p text:style-name="P2">A construção do muro ao redor da cidade de Jerusalém. Era para manter a salvo os que estavam dentro da cidade e separá-los de seus inimigos do lado de fora. Devemos amar aqueles que continuam fora, perdidos e culpados, mas não devemos nos misturar a eles.</text:p>
      <text:p text:style-name="P2"/>
      <text:p text:style-name="P2"/>
      <text:p text:style-name="P2">Ne 3:1 Esiasibe, o sumo sacerdote, constrói algo. Mas leia 13:4 e 28. Ele estava ligado aos inimigos. Depois veja os versículos 20 e 21 de nosso capítulo; ele não construiu em frente à sua casa. Esses homens construíram a porta das ovelhas - a primeira porta mencionada, pois é como ovelhas perdidas que somos encontrados e redimidos e levados para dentro.</text:p>
      <text:p text:style-name="P2"/>
      <text:p text:style-name="P2">Ne 3:3 A primeira porta. (Agora somos salvos, e cada um é uma de Suas ovelhas, podendo ser "pescadores de homens", para ganhar outros para o Senhor).</text:p>
      <text:p text:style-name="P2"/>
      <text:p text:style-name="P2">Ne 3:5 Como eles trabalhavam.</text:p>
      <text:p text:style-name="P2"/>
      <text:p text:style-name="P2">Ne 3:6 A "velha porta". (Hoje quando tudo o que é velho é considerado fora de moda, é bom lembrar que a verdade de Deus nunca fica fora de moda).</text:p>
      <text:p text:style-name="P2"/>
      <text:p text:style-name="P2">Ne 3:12 (Talvez algumas filhas não gostem muito quando seus pais constroem um muro que impede seu contato com as diversões e os amigos mundanos). Essas fiéis filhas ajudaram seu pai a construir o muro!</text:p>
      <text:p text:style-name="P2"/>
      <text:h text:style-name="Heading_20_2" text:outline-level="2">#998</text:h>
      <text:p text:style-name="P2"/>
      <text:p text:style-name="P2">O pior de todos os castigos é Ele deixar que sigamos nossos próprios caminhos.</text:p>
      <text:p text:style-name="P2"/>
      <text:p text:style-name="P2">Neemias 3, Vers. 14-32</text:p>
      <text:p text:style-name="P2"/>
      <text:p text:style-name="P2">Ne 3:14 A porta do esterco! (Paulo disse "Tenho também por perda todas as coisas... e as considero como escória [esterco], para que possa ganhar a Cristo". Tudo o que parece tão valioso não passa de esterco e coisas sem valor, comparadas a Cristo). Malquias coloca ferrolhos e fechaduras naquela porta.</text:p>
      <text:p text:style-name="P2"/>
      <text:p text:style-name="P2">Ne 3:23 Aqui dois homens repararam "defronte da sua casa". (Uma coisa é dizer a alguém que deve ser fiel e se separar, mas outra é aplicar isso à nossa própria família.)</text:p>
      <text:p text:style-name="P2"/>
      <text:p text:style-name="P2">Ne 3:30 "Defronte de sua câmara". Este é o caso mais pessoal de todos... (Não contar aos outros o que fazemos, nem mesmo dessa feita à sua própria casa ou família, mas somente sua câmara - bem onde vivia).</text:p>
      <text:p text:style-name="P2"/>
      <text:p text:style-name="P2">Ne 3:32 De volta onde começamos. O muro está completo, e agora o povo de Deus está dentro e o inimigo fora.</text:p>
      <text:p text:style-name="P2"/>
      <text:h text:style-name="Heading_20_2" text:outline-level="2">#999</text:h>
      <text:p text:style-name="P2"/>
      <text:p text:style-name="P2"><text:soft-page-break/>Se a membrana deste mundo desceu sobre nossa visão espiritual, escondendo Cristo de nós, só Ele poderá removê-la.</text:p>
      <text:p text:style-name="P2"/>
      <text:p text:style-name="P2">Neemias 4</text:p>
      <text:p text:style-name="P2"/>
      <text:p text:style-name="P2">Ne 4:1-6 Os mesmos dois inimigos estavam muito irados; eles zombavam do trabalho. Mas Neemias diz, "construímos o muro". Não deixe que a zombaria ou a ira faça você parar de viver para a glória de Deus. Podem existir até outros cristãos que irão zombar de você e lhe dizer que você está muito separado - mas apenas siga adiante construindo seu muro.</text:p>
      <text:p text:style-name="P2"/>
      <text:p text:style-name="P2">Ne 4:14 Neemias encoraja os trabalhadores e diz, "lembrem-se do Senhor..."</text:p>
      <text:p text:style-name="P2"/>
      <text:p text:style-name="P2">Ne 4:16-23 Daquele dia em diante, havia vigília e prontidão em defender essa obra do Senhor. Em Efésios capítulo 6, lemos de toda a armadura de Deus, e precisamos de toda ela, pois há muitos inimigos poderosos e vigilantes.</text:p>
      <text:p text:style-name="P2"/>
      <text:h text:style-name="Heading_20_2" text:outline-level="2">#1000</text:h>
      <text:p text:style-name="P2"/>
      <text:p text:style-name="P2">A aliança com o mundo nos impede de vencer o mundo.</text:p>
      <text:p text:style-name="P2"/>
      <text:p text:style-name="P2">Neemias 5</text:p>
      <text:p text:style-name="P2"/>
      <text:p text:style-name="P2">Ne 5:1-5 Problemas entre esses menos obreiros. A avareza é um pecado terrível.</text:p>
      <text:p text:style-name="P2"/>
      <text:p text:style-name="P2">Ne 5:6-13 Neemias fica irado com isso, e fala de modo severo, prometendo a eles restaurar e corrigir o que tinha sido tomado erroneamente. Suas palavras de repreensão fizeram efeito, e os culpados prometem devolver tudo.</text:p>
      <text:p text:style-name="P2"/>
      <text:p text:style-name="P2">Ne 5:14-16 O próprio Neemias dá um bom exemplo de fidelidade e desprendimento. Se quisermos encorajar outros para agradar ao Senhor, não teremos muito sucesso se nós próprios não estivermos vivendo como deveríamos. Neemias diz, "por causa do temor de Deus".</text:p>
      <text:p text:style-name="P2"/>
      <text:p text:style-name="P2">Ne 5:17-19 Neemias se preocupava com seu povo e até com os pagãos! O egoísmo é algo odioso ao Senhor. Se realmente amamos o povo de Deus, temos muitas oportunidades de mostrar isso.</text:p>
      <text:p text:style-name="P2"/>
      <text:h text:style-name="Heading_20_2" text:outline-level="2">#1001</text:h>
      <text:p text:style-name="P2"/>
      <text:p text:style-name="P2">A Palavra de Deus não será simples se não houver sujeição a Ele.</text:p>
      <text:p text:style-name="P2"/>
      <text:p text:style-name="P2">Neemias 6 </text:p>
      <text:p text:style-name="P2"/>
      <text:p text:style-name="P2">Ne 6:1-4 Os mesmos inimigos não desistiram de seu ódio, mas desta vez tentam um outro método. Eles sugerem a Neemias, "vem, e congreguemo-nos juntamente..." Como isso soava inofensivo. Neemias disse "não" quatro vezes. Hoje o "Movimento Ecumênico" é um grande esforço para tentar unir todos os grupos religiosos para formar uma grande igreja. Temos uma figura disso aqui. Possamos também responder "não". </text:p>
      <text:p text:style-name="P2"/>
      <text:p text:style-name="P2"><text:soft-page-break/>Ne 6:5-8 O inimigo tenta outra vez, com falsas acusações, e diz, "vem, pois, agora, e consultemos juntamente". Outra vez Neemias se recusa a ser enganado.</text:p>
      <text:p text:style-name="P2"/>
      <text:p text:style-name="P2">Ne 6:9 Ele se volta a Deus em busca de forças.</text:p>
      <text:p text:style-name="P2"/>
      <text:p text:style-name="P2">Ne 6:10-14 Novas tentativas de impedir este servo de Deus. Neemias leva tudo ao Senhor e segue mansamente com seu trabalho.</text:p>
      <text:p text:style-name="P2"/>
      <text:p text:style-name="P2">Ne 6:15 A obra está terminada. O muro e todas as suas portas estavam agora completados.</text:p>
      <text:p text:style-name="P2"/>
      <text:p text:style-name="P2">Ne 6:17-19 Ao invés de zombar ou ameaçar, o inimigo tenta fazer amizade com alguns que estão dentro do muro. Vemos até casamentos acontecerem entre aqueles inimigos fora e o povo de Deus dentro, pois Mesulão era um dos edificadores do muro.</text:p>
      <text:p text:style-name="P2"/>
      <text:h text:style-name="Heading_20_2" text:outline-level="2">#1002</text:h>
      <text:p text:style-name="P2"/>
      <text:p text:style-name="P2">Onde há discernimento espiritual, as coisas se tornam simples e claras como o dia. O segredo do Senhor está com aqueles que O temem.</text:p>
      <text:p text:style-name="P2"/>
      <text:p text:style-name="P2">Neemias 7</text:p>
      <text:p text:style-name="P2"/>
      <text:p text:style-name="P2">Ne 7:2 Hanani recebeu a responsabilidade sobre Jerusalém. Não diz que ele era rico ou sábio, ou habilidoso. Mas que era fiel e temia a Deus.</text:p>
      <text:p text:style-name="P2"/>
      <text:p text:style-name="P2">Ne 7:3 Vigilância - as portas não podiam ser abertas até o sol estar quente. Isto significava ter luz em abundância, de modo que nenhum inimigo poderia entrar fingindo ser um verdadeiro cidadão. Se aquele muro havia sido construído para abrigar o povo de Deus, e para mantê-lo em separação, então era preciso que existisse fidelidade em manter fora dele aqueles que não tinham um coração para o Senhor.</text:p>
      <text:p text:style-name="P2"/>
      <text:p text:style-name="P2">Ne 7:5-66 Uma longa lista de nomes daqueles que moravam na cidade, somando 42.360. Deus sabia o nome de cada um deles.</text:p>
      <text:p text:style-name="P2"/>
      <text:p text:style-name="P2">Ne 7:64 Há alguns cujos nomes não foram encontrados. Mas em Filipenses 4:3 encontramos aqueles que tinham seus nomes no "livro da vida"!</text:p>
      <text:p text:style-name="P2"/>
      <text:h text:style-name="Heading_20_2" text:outline-level="2">#1003</text:h>
      <text:p text:style-name="P2"/>
      <text:p text:style-name="P2">Quanto mais perto de Deus um homem caminha pela graça, mais brando ele se torna para com a falta dos outros.</text:p>
      <text:p text:style-name="P2"/>
      <text:p text:style-name="P2">Neemias 8</text:p>
      <text:p text:style-name="P2"/>
      <text:p text:style-name="P2">Ne 8:1-8 Os homens e mulheres se reuniram na porta das águas e escutaram, da manhã ao meio-dia, enquanto Esdras lia para eles a Palavra de Deus. Como é importante atender ao chamado do Senhor, sair da confusão religiosa que é representada por Babilônia, e então, ouvir a Sua Palavra.</text:p>
      <text:p text:style-name="P2"/>
      <text:p text:style-name="P2">Ne 8:8 Era muito importante ler as escrituras com clareza, e explicar-lhes para que elas pudessem ser compreendidas. Isso traz alegria, veja o vers. 11.</text:p>
      <text:p text:style-name="P2"><text:soft-page-break/></text:p>
      <text:p text:style-name="P2">Ne 8:9-12 O próprio Senhor Se alegrou quando viu o Seu povo reunido outra vez ao centro que Ele estabeleceu.</text:p>
      <text:p text:style-name="P2"/>
      <text:p text:style-name="P2">Ne 8:13-18 Eles guardaram a "festa dos tabernáculos" (uma figura do milênio vindouro). Façamos nós também da leitura da Palavra do Senhor nosso costume diário.</text:p>
      <text:p text:style-name="P2"/>
      <text:h text:style-name="Heading_20_2" text:outline-level="2">#1004</text:h>
      <text:p text:style-name="P2"/>
      <text:p text:style-name="P2">A submissão à vontade divina é o travesseiro mais macio no qual podemos descansar.</text:p>
      <text:p text:style-name="P2"/>
      <text:p text:style-name="P2">Neemias 9</text:p>
      <text:p text:style-name="P2"/>
      <text:p text:style-name="P2">Uma mudança ocorre, da satisfação ao jejum! Havia satisfação porque guardavam a festa que falava de bênção futura. Nós também podemos nos alegrar ao olharmos adiante para o dia quando o próprio Senhor virá e nos levará para casa. Mas quando pensamos no quanto falhamos, é bom nos humilharmos. Que figura essa de uma verdadeira confissão!</text:p>
      <text:p text:style-name="P2"/>
      <text:p text:style-name="P2">Ne 9:2-3 Passos importantes - separação de todos os estrangeiros - confissão de seus pecados - leitura do livro da lei, e adoração ao Senhor. Haveria mais adoração se nos lembrássemos dessas outras coisas tão importantes.</text:p>
      <text:p text:style-name="P2"/>
      <text:p text:style-name="P2">Ne 9:4-38 Um maravilhoso registro das fiéis atitudes de Deus desde os dias de Abraão.</text:p>
      <text:p text:style-name="P2"/>
      <text:p text:style-name="P2">Ne 9:16-17 A culpa e infidelidade deles são lembradas - bem como a bondade de Deus.</text:p>
      <text:p text:style-name="P2"/>
      <text:p text:style-name="P2">Ne 9:18-19 O fracasso de Israel e a fidelidade de Deus. (Apesar de falharmos tanto, o Senhor tem sido tão fiel para conosco. Somos gratos por Sua fidelidade).</text:p>
      <text:p text:style-name="P2"/>
      <text:p text:style-name="P2">Ne 9:33 Que maravilhosa confissão! Estejamos sempre prontos para admitir totalmente nossa própria falha.</text:p>
      <text:p text:style-name="P2"/>
      <text:h text:style-name="Heading_20_2" text:outline-level="2">#1005</text:h>
      <text:p text:style-name="P2"/>
      <text:p text:style-name="P2">Satanás consegue introduzir todo o seu poder numa alma no momento que nela surja uma sombra de desconfiança de Deus.</text:p>
      <text:p text:style-name="P2"/>
      <text:p text:style-name="P2">Neemias 10</text:p>
      <text:p text:style-name="P2"/>
      <text:p text:style-name="P2">Os nomes daqueles que selaram o concerto - começando com Neemias. Além de todos aqueles que assinaram o concerto, no versículo 28 lemos "e o restante do povo..." Sua vida é, ou um auxílio, ou um obstáculo, para todos os outros crentes.</text:p>
      <text:p text:style-name="P2"/>
      <text:p text:style-name="P2">Ne 10:32-39 Encontramos uma feliz prontidão em levar ao Senhor tudo o que poderia ser usado em Seu serviço.</text:p>
      <text:p text:style-name="P2"/>
      <text:p text:style-name="P2">Ne 10:34 O que era a "oferta da lenha"? Nenhuma oferta queimada no fogo jamais poderia ser feita se não tivessem lenha. Talvez o <text:soft-page-break/>Israelita que trazia algumas braçadas de lenha ao sacerdote, achasse que seu trabalho não tinha valor. Mas o Senhor chamou isso de "oferta de lenha", e deu valor a ela. Veja com quantas vezes a expressão "casa de Deus" ou "casa do Senhor" é usada.</text:p>
      <text:p text:style-name="P2"/>
      <text:h text:style-name="Heading_20_2" text:outline-level="2">#1006</text:h>
      <text:p text:style-name="P2"/>
      <text:p text:style-name="P2">A liberdade da vontade não passa de escravidão ao diabo.</text:p>
      <text:p text:style-name="P2"/>
      <text:p text:style-name="P2">Neemias 11</text:p>
      <text:p text:style-name="P2"/>
      <text:p text:style-name="P2">O povo foi assentado em diferentes lugares da terra. Encontramos vários nomes, pois Deus tem um interesse individual em cada um dos Seus.</text:p>
      <text:p text:style-name="P2"/>
      <text:p text:style-name="P2">Ne 11:2 Ligue este versículo ao Salmo 137:5,6.</text:p>
      <text:p text:style-name="P2"/>
      <text:p text:style-name="P2">Ne 11:19 Os porteiros. Algumas pessoas que achavam que deviam estar dentro eram mantidas fora. Por isso homens fiéis eram escolhidos para essa tarefa.</text:p>
      <text:p text:style-name="P2"/>
      <text:p text:style-name="P2">Ne 11:22 Cantores. Que alegria deve dar ao coração de Deus quando Ele olha e vê o Seu povo cantando de tanta alegria no coração.</text:p>
      <text:p text:style-name="P2"/>
      <text:h text:style-name="Heading_20_2" text:outline-level="2">#1007</text:h>
      <text:p text:style-name="P2"/>
      <text:p text:style-name="P2">A diferença entre a Bíblia e todos os outros livros é esta: Para entender a Bíblia você precisa conhecer o Autor.</text:p>
      <text:p text:style-name="P2"/>
      <text:p text:style-name="P2">Neemias 12</text:p>
      <text:p text:style-name="P2"/>
      <text:p text:style-name="P2">Ne 12:24-25 Por três vezes neste capítulo os cantores e porteiros são mencionados. Cantores, para louvar ao Senhor. Porteiros, para guardar as portas. Repare no vers. 25 - porteiros fazendo a guarda junto aos batentes das portas. Era bem ali que esses homens fiéis ficavam. </text:p>
      <text:p text:style-name="P2"/>
      <text:p text:style-name="P2">Ne 12:29 Repare onde os cantores moravam. Eles queriam ficar perto de Jerusalém.</text:p>
      <text:p text:style-name="P2"/>
      <text:p text:style-name="P2">Ne 12:36 Repare quem está guiando seus irmãos... Esdras, o fiel escriba.</text:p>
      <text:p text:style-name="P2"/>
      <text:p text:style-name="P2">Ne 12:43 Que maravilhoso cântico, e que louvor. "Deus os alegrara com grande alegria".</text:p>
      <text:p text:style-name="P2"/>
      <text:p text:style-name="P2">Ne 12:45 "Conforme o mandado de Davi", eles voltaram às origens.</text:p>
      <text:p text:style-name="P2"/>
      <text:h text:style-name="Heading_20_2" text:outline-level="2">#1008</text:h>
      <text:p text:style-name="P2"/>
      <text:p text:style-name="P2">Nosso Livro de estudos é a Palavra de Deus, nosso Mestre é o Espírito Santo e nossa sala de aula é a vida. Nosso Senhor pode nos ensinar em casa, ou na assembléia, ou na vida diária. Mas a meta é sempre a mesma - justiça! - conformidade a Cristo.</text:p>
      <text:p text:style-name="P2"/>
      <text:p text:style-name="P2">Neemias 13</text:p>
      <text:p text:style-name="P2"><text:soft-page-break/></text:p>
      <text:p text:style-name="P2">Ne 13:1-3 Quando a Palavra do Senhor foi lida, descobriu-se que nenhum Amonita ou Moabita deveria jamais entrar na congregação do Senhor. Assim que escutaram isso, agiram, e se separaram de todo "elemento misto". Não foi a primeira vez que fizeram essa separação. Cerca de 11 anos antes, no capítulo 9:2, eles tinham entendido que tinham se misturado com o mundo ao redor. (Uma das mais bem-sucedidas armadilhas de Satanás é nos levar de volta à amizade com incrédulos). Já mencionamos várias vezes a parede de separação neste livro. Que possamos entender o que isso significa para nós hoje.</text:p>
      <text:p text:style-name="P2"/>
      <text:p text:style-name="P2">Ne 13:4-9 É difícil de acreditar que isso iria acontecer. Eliasibe tinha sido o primeiro a edificar quando o muro foi iniciado no capítulo 3. Ele, um sacerdote, já tinha cedido aquela sala para Tobias; um daqueles ativos inimigos! Neemias ficou tão irado que jogou fora tudo o que pertencia a Tobias e limpou aquela sala e a restaurou ao seu uso adequado. Graças a Deus por homens fiéis!</text:p>
      <text:p text:style-name="P2"/>
      <text:p text:style-name="P2">Ne 13:17 Neemias fala aos nobres, pois eles não se importavam pelo Sábado.</text:p>
      <text:p text:style-name="P2"/>
      <text:p text:style-name="P2">Ne 13:21 Agora ele fala aos mercadores pois eles também falhavam em honrar o Sábado.</text:p>
      <text:p text:style-name="P2"/>
      <text:p text:style-name="P2">Ne 13:25 Mais uma vez ele fala a alguns dentre os Judeus, que haviam tomado esposas, e lhes recorda que essa foi exatamente uma das coisas que levaram o rei Salomão a fracassar de modo tão horrível. Será que Neemias tinha o direito de reprovar tanto? Tinha. Ele estava lutando por aquilo que era certo aos olhos do Senhor. Lembremo-nos de que a Palavra de Deus nos é dada para ser lida e obedecida. Leia Judas 3. Por quatro vezes Neemias orou, "Lembra-Te de mim, Deus meu..." e foram suas últimas palavras.</text:p>
      <text:p text:style-name="P2"/>
      <text:h text:style-name="Heading_20_2" text:outline-level="2">#1009</text:h>
      <text:p text:style-name="P2"/>
      <text:p text:style-name="P2">Qual é a prova de que eu realmente sou um estudante da Palavra do Deus vivo? É que estou crescendo em justiça, fé e amor, em paz. 2 Timóteo 2:22</text:p>
      <text:p text:style-name="P2"/>
      <text:p text:style-name="P2">Ageu 1</text:p>
      <text:p text:style-name="P2"/>
      <text:p text:style-name="P2">Nosso terceiro livro nesta mesma área... quando alguns Judeus voltaram a Jerusalém para estar onde o Senhor queria que todo o Israel estivesse. Em Esdras você leu sobre todas as coisas que aconteceram e também o que eles fizeram em seu trabalho. Este livro de Ageu nos fala das coisas que o Senhor viu nos corações dessas mesmas pessoas nessa mesma época. Interessante, não? Isso explica muitas coisas sobre nós quando olhamos sob a superfície de nossas circunstâncias para nosso estado de espírito. Apesar de terem começado a reconstruir o templo (não o muro), pouco depois eles se cansaram, e isso por causa da oposição, começando a trabalhar em suas próprias casas. Que Cristo possa ser a atração de nosso coração, e se assim for, não reduziremos a intensidade de nossa devoção a Ele.</text:p>
      <text:p text:style-name="P2"/>
      <text:p text:style-name="P2">Ag 1:1 Ageu foi o homem a quem o Senhor deu uma mensagem para entregar a Zorobabel (você se lembra dele nos dois livros anteriores?)</text:p>
      <text:p text:style-name="P2"/>
      <text:p text:style-name="P2"><text:soft-page-break/>Ag 1:2 Quando o povo voltou à sua terra, o templo estava em ruínas, e eles passaram a trabalhar para reconstruí-lo. Mas depois de algum tempo tornaram-se descuidados, e o trabalho parou. Assim Deus levanta um profeta que insiste para que voltem ao trabalho, mas eles dizem que não é o momento certo.</text:p>
      <text:p text:style-name="P2"/>
      <text:p text:style-name="P2">Ag 1:4 O Senhor repara que o povo estava vivendo confortavelmente em suas casas forradas.</text:p>
      <text:p text:style-name="P2"/>
      <text:p text:style-name="P2">Ag 1:5 Aí estava a raiz do descuido deles.</text:p>
      <text:p text:style-name="P2"/>
      <text:p text:style-name="P2">Ag 1:6, 9, 11 O Senhor controla cada uma de suas circunstâncias. Se Ele não ajudar, não importa o quanto de energia nós usamos.</text:p>
      <text:p text:style-name="P2"/>
      <text:p text:style-name="P2">Ag 1:13 Contraste. Podemos contar com o Senhor para abençoar quando Lhe obedecemos. Mas às vezes tentamos usar o Senhor como uma conveniência para nossos motivos egoístas, e então nos espantamos de estar tão pobres espiritualmente, e ficamos sem entender a Palavra do Senhor. O "mensageiro do Senhor" falou a "mensagem do Senhor". Use a Palavra de Deus quando falar às pessoas. Há poder nela. Se você olhar em Mateus 1:12 e 16, verá quem é esse Zorobabel! Que milagre! Esse homem não sabia que sua fidelidade seria registrada o livro eterno de Deus. Tampouco ele sabia que seria o ancestral do Senhor Jesus como Homem neste mundo.</text:p>
      <text:p text:style-name="P2"/>
      <text:h text:style-name="Heading_20_2" text:outline-level="2">#1010</text:h>
      <text:p text:style-name="P2"/>
      <text:p text:style-name="P2">Você tem apenas uma oportunidade de fazer a Sua vontade; portanto dê a Jesus todos os seus dias. É a única vida que você entende que não tem mais do que uma vida.</text:p>
      <text:p text:style-name="P2"/>
      <text:p text:style-name="P2">Ageu 2, Vers. 1-9</text:p>
      <text:p text:style-name="P2"/>
      <text:p text:style-name="P2">Ageu viveu por volta da mesma época da primeira metade do livro de Esdras. A diferença interessante é que Esdras fala dos adversários (4o. capítulo) mas não fala da condição do coração do povo; enquanto Ageu fala do estado de espírito do povo e não dos adversários. O Senhor permite as circunstâncias a fim de atrair nossas almas para mais perto dEle. Então nós entendemos.</text:p>
      <text:p text:style-name="P2"/>
      <text:p text:style-name="P2">Ag 2:3 O Senhor lhes faz recordar da glória da primeira casa; mas no versículo 7, Ele lhes fala da glória futura "desta casa".</text:p>
      <text:p text:style-name="P2"/>
      <text:p text:style-name="P2">Ag 2:4-5 Maravilhosas promessas. Ele lhes diz para serem fortes e, melhor ainda, lhes diz por que deviam ser fortes... "Sou convosco". Vale a pena abrir em Ef 6:10.</text:p>
      <text:p text:style-name="P2"/>
      <text:p text:style-name="P2">Ag 2:6-9 Eles podiam olhar adiante e enxergar um grande futuro na Terra... mas nós olhamos para o céu! Fp 3:13, 20. Nesta primeira mensagem, o Senhor encoraja os líderes a olharem para o Senhor, não para as circunstâncias.</text:p>
      <text:p text:style-name="P2"/>
      <text:h text:style-name="Heading_20_2" text:outline-level="2">#1011</text:h>
      <text:p text:style-name="P2"/>
      <text:p text:style-name="P2">Cada necessidade nossa nos traz o amoroso ministério do Senhor. Ele esteve com Maria em sua tristeza. Ele esteve com Simão em seu <text:soft-page-break/>desespero. Ele esteve com Cléopas em suas dúvidas. João 11:28, Lucas 24:34, 24:15.</text:p>
      <text:p text:style-name="P2"/>
      <text:p text:style-name="P2">Ageu 2, Vers. 10-23</text:p>
      <text:p text:style-name="P2"/>
      <text:p text:style-name="P2">Ag 2:10-17 Deus explica por que eles não foram bem sucedidos em seu trabalho. Estavam em uma má condição espiritual. Uma mensagem que vale para nós. Precisamos estar pedindo sempre a Deus por uma consciência maleável. Quando nos tornamos descuidados, perdemos nossa habilidade de entender as coisas espirituais, e vagamos cada vez mais longe. Quando temos uma consciência maleável, Deus permite que vejamos algumas das coisas que estamos descuidando em nossa vida. Se as confessamos e deixamos, então começamos a aprender um pouco mais. Crescemos espiritualmente passo a passo.</text:p>
      <text:p text:style-name="P2"/>
      <text:p text:style-name="P2">Ag 2:12-13 Não nos limpamos por estarmos associados àquilo que é limpo, mas somos turvados (contaminados) pela associação com o que é impuro. É bom nos lembrarmos disso.</text:p>
      <text:p text:style-name="P2"/>
      <text:p text:style-name="P2">Ag 2:1-19 Se existir um coração puro para com Deus, Ele nos abençoará em nossas almas.</text:p>
      <text:p text:style-name="P2"/>
      <text:p text:style-name="P2">Ag 2:20-23 Não devemos tentar endireitar o mundo. Reverentemente falando, se Deus não endireitou o mundo, tampouco podemos fazê-lo. Aqui vemos o futuro... o juízo está chegando.</text:p>
      <text:p text:style-name="P2"/>
      <text:p text:style-name="P2">Ag 2:23 Zorobabel se torna uma figura de Cristo. Ele era a garantia (promessa) de que Cristo viria. "Far-te-ei como um anel de selar"; compare isto com o selo de Jeremias 22:24.</text:p>
      <text:p text:style-name="P2"/>
      <text:h text:style-name="Heading_20_2" text:outline-level="2">#1012</text:h>
      <text:p text:style-name="P2"/>
      <text:p text:style-name="P2">Quando um pecador hesita em ir a Cristo, Satanás opera em sua hesitação.</text:p>
      <text:p text:style-name="P2"/>
      <text:p text:style-name="P2">Zacarias 1</text:p>
      <text:p text:style-name="P2"/>
      <text:p text:style-name="P2">Seu nome significa "Lembrado por Jeová". Nada da própria vida de Zacarias é registrado. Sua época foi cerca de 519 A.C. Acabamos de ler o livro de Ageu, e estes dois homens aparentemente viveram na mesma época, conforme Esdras 5:1 e 6:14. Ageu está preocupado com a Casa, Zacarias com a cidade. Veremos tratar-se de um livro muito interessante, pois nos fala da primeira vinda do Senhor Jesus, a qual naquela ocasião ainda estava no futuro. Então ele vai mais além para nos falar de dias que ainda são futuros para nós, quando Israel será abençoado em sua terra. Eles receberam sua terra de volta em Maio de 1948. Portanto falta pouco!</text:p>
      <text:p text:style-name="P2"/>
      <text:p text:style-name="P2">Zc 1:1-6 Um chamado para que o povo volte-se para o Senhor, não para que sejam como seus pais que se recusaram a ouvir os avisos de Deus por meio dos profetas. Eles admitiram que o castigo foi exatamente como Ele havia dito.</text:p>
      <text:p text:style-name="P2"/>
      <text:p text:style-name="P2">Zc 1:7-17 A primeira mensagem de Zacarias. Um cavalo é um símbolo do poder de Deus no mundo, usando as nações para executar Seus objetivos. É possível que o cavalo vermelho represente a Pérsia (Irã hoje) a mesma cor daquele que o anjo montava, pois a Pérsia era que governava <text:soft-page-break/>naquele tempo. O malhado poderia representar o próximo Império futuro - Grécia, e o cavalo branco seria o Império Romano (o último Império).</text:p>
      <text:p text:style-name="P2"/>
      <text:p text:style-name="P2">Zc 1:15 Deus está irado com as nações pois viviam tranqüilas enquanto Israel era punido.</text:p>
      <text:p text:style-name="P2"/>
      <text:p text:style-name="P2">Zc 1:16 Deus ainda irá mostrar misericórdia para Jerusalém, após toda a desobediência contra Ele. Misericórdia? Pois Cristo pagou por seus pecados.</text:p>
      <text:p text:style-name="P2"/>
      <text:p text:style-name="P2">Zc 1:18-21 Os quatro Impérios do mundo representados por quatro chifres, foram os instrumentos de Deus para espalhar Israel por sua desobediência.</text:p>
      <text:p text:style-name="P2"/>
      <text:h text:style-name="Heading_20_2" text:outline-level="2">#1013</text:h>
      <text:p text:style-name="P2"/>
      <text:p text:style-name="P2">Os mais ocupados nas coisas do Senhor lutam mais para manter seu próprio tempo pessoal com o Senhor. As necessidades urgentes e constantes exigências facilmente descartam nosso relacionamento fundamental com o Senhor.</text:p>
      <text:p text:style-name="P2"/>
      <text:p text:style-name="P2">Zacarias 2</text:p>
      <text:p text:style-name="P2"/>
      <text:p text:style-name="P2">Um homem com uma vara de medir. Jerusalém, apesar de pequena, seria feita grande e uma bênção (ainda no futuro). Sem muros.</text:p>
      <text:p text:style-name="P2"/>
      <text:p text:style-name="P2">Zc 2:5 O Senhor seria um muro de fogo ao seu redor.</text:p>
      <text:p text:style-name="P2"/>
      <text:p text:style-name="P2">Zc 2:8-13 "A glória" refere-se ao tempo quando o Senhor voltar em poder para estabelecer Seu reino glorioso e reinar sobre a terra, tendo Jerusalém e Israel como o centro.</text:p>
      <text:p text:style-name="P2"/>
      <text:h text:style-name="Heading_20_2" text:outline-level="2">#1014</text:h>
      <text:p text:style-name="P2"/>
      <text:p text:style-name="P2">Não desperdice o amanhã por falhar em fazer a vontade de Deus hoje. Faça o amanhã melhor obedecendo hoje.</text:p>
      <text:p text:style-name="P2"/>
      <text:p text:style-name="P2">Zacarias 3</text:p>
      <text:p text:style-name="P2"/>
      <text:p text:style-name="P2">Para Jerusalém ser abençoada, o povo precisava ser limpo. Josué, o sumo sacerdote, com seus vestidos imundos, ilustra isto. Satanás é derrotado. No vers. 4, Josué é limpo, no vers. 5 ele é vestido e depois coroado.</text:p>
      <text:p text:style-name="P2"/>
      <text:p text:style-name="P2">Zc 3:7 O pequeno remanescente (os poucos fiéis do futuro) será provado até chegar aquele dia.</text:p>
      <text:p text:style-name="P2"/>
      <text:p text:style-name="P2">Zc 3:8-10 Um vislumbre do milênio.</text:p>
      <text:p text:style-name="P2"/>
      <text:h text:style-name="Heading_20_2" text:outline-level="2">#1015</text:h>
      <text:p text:style-name="P2"/>
      <text:p text:style-name="P2">Não é preciso fé para olhar para trás e dizer, "Foi o Senhor". Mas para ver a silhueta em meio às sombras enevoadas do agitado mar de hoje e dizer, "É o Senhor!" exige fé e coragem.</text:p>
      <text:p text:style-name="P2"/>
      <text:p text:style-name="P2"><text:soft-page-break/>Zacarias 4</text:p>
      <text:p text:style-name="P2"/>
      <text:p text:style-name="P2">Zc 4:1-3 Mostrando que Seu reino, no milênio, será todo luz e perfeita ordem.</text:p>
      <text:p text:style-name="P2"/>
      <text:p text:style-name="P2">Zc 4:6-10 Descreve as condições da época em que foi escrito, quando o remanescente, guiado por Zorobabel, retornou para Jerusalém. Zacarias o encoraja para que seja capaz de completar seu trabalho de reconstruir a casa de Deus.</text:p>
      <text:p text:style-name="P2"/>
      <text:p text:style-name="P2">Zc 4:11-14 No futuro Cristo será tanto Rei como Sacerdote, e Seu poder será o Espírito Santo (o azeite). Isso se aplica também ao remanescente que retornava na forma de uma sombra do cumprimento real quando o Senhor voltar. (Ap 11:4).</text:p>
      <text:p text:style-name="P2"/>
      <text:h text:style-name="Heading_20_2" text:outline-level="2">#1016</text:h>
      <text:p text:style-name="P2"/>
      <text:p text:style-name="P2">Errar é uma coisa; amar o erro é algo totalmente diferente.</text:p>
      <text:p text:style-name="P2"/>
      <text:p text:style-name="P2">Zacarias 5</text:p>
      <text:p text:style-name="P2"/>
      <text:p text:style-name="P2">Zc 5:1-4 Outra visão - Um grande rolo (livro) que voava (cerca de 9 X 4,5 metros) prefigura o juízo que irá buscar em todo canto e punir a hipocrisia ligada a roubos e a juramentos.</text:p>
      <text:p text:style-name="P2"/>
      <text:p text:style-name="P2">Zc 5:5-11 Outra visão. A mulher é mantida no lugar por um peso. Uma figura da ímpia idolatria introduzida pela Babilônia na terra de Israel tempos antes. Agora parte para voltar ao seu lugar de origem. Sinar fica na Babilônia, onde os homens se opuseram a Deus. (Veja Gn 11:2 e Ap. 17:5)</text:p>
      <text:p text:style-name="P2"/>
      <text:h text:style-name="Heading_20_2" text:outline-level="2">#1017</text:h>
      <text:p text:style-name="P2"/>
      <text:p text:style-name="P2">O vigor de nossa vida espiritual estará em proporção exata ao lugar que a Palavra ocupa em nossa vida e pensamentos. - George Muller</text:p>
      <text:p text:style-name="P2"/>
      <text:p text:style-name="P2">Zacarias 6</text:p>
      <text:p text:style-name="P2"/>
      <text:p text:style-name="P2">Zc 6:1-8 Os quatro cavalos provavelmente representam os quatro Impérios mundiais. O cavalo vermelho (Babilônia); o cavalo preto (Medos e Persas, existentes na época); o cavalo branco (Grécia); o cavalo malhado (Romanos).</text:p>
      <text:p text:style-name="P2"/>
      <text:p text:style-name="P2">Zc 6:9-15 Cristo como Renovo é mais uma vez apresentado. Ele irá edificar o templo do Senhor e depois Se sentará em Seu trono; e julgará como Rei e Sacerdote.</text:p>
      <text:p text:style-name="P2"/>
      <text:p text:style-name="P2">Zacarias 6:13 Fala do Senhor em um tempo futuro como Rei e Sacerdote.</text:p>
      <text:p text:style-name="P2"/>
      <text:h text:style-name="Heading_20_2" text:outline-level="2">#1018</text:h>
      <text:p text:style-name="P2"/>
      <text:p text:style-name="P2">Não podemos fugir de nós mesmos alterando nossas circunstâncias, apenas podemos alterar as circunstâncias se fugirmos de nós mesmos.</text:p>
      <text:p text:style-name="P2"/>
      <text:p text:style-name="P2">Zacarias 7</text:p>
      <text:p text:style-name="P2"><text:soft-page-break/></text:p>
      <text:p text:style-name="P2">As coisas mudam deste capítulo em diante. O Senhor agora fala para a consciência do povo que havia voltado a Jerusalém. Ficará mais difícil de entender, portanto leia com calma.</text:p>
      <text:p text:style-name="P2"/>
      <text:p text:style-name="P2">Zc 7:3 Refere-se a quando Jerusalém foi destruída setenta anos antes (2 Reis 25:8)</text:p>
      <text:p text:style-name="P2"/>
      <text:p text:style-name="P2">Zc 7:5 O Senhor pergunta a eles se realmente jejuaram e lamentaram, na Babilônia, a condição destruída de Jerusalém.</text:p>
      <text:p text:style-name="P2"/>
      <text:p text:style-name="P2">Zc 7:8-14 Deus lhes faz lembrar de que foram espalhados por causa de seus pecados. Mas será que ouviam?</text:p>
      <text:p text:style-name="P2"/>
      <text:h text:style-name="Heading_20_2" text:outline-level="2">#1019</text:h>
      <text:p text:style-name="P2"/>
      <text:p text:style-name="P2">Há muitas coisas que o mundo chama de desapontamento; mas não existe uma palavra assim no dicionário da fé. Coisas que são desapontamentos para outros, para os crentes são notificações da vontade de Deus.</text:p>
      <text:p text:style-name="P2"/>
      <text:p text:style-name="P2">Zc 8:1-8 Que misericórdia! Deus lhes diz que, apesar de sua voluntariosa desobediência, Ele iria agir em misericórdia para com eles (Romanos 9?27). Isto só acontecerá no milênio.</text:p>
      <text:p text:style-name="P2"/>
      <text:p text:style-name="P2">Zc 8:9-15 Maravilhosa figura de como Deus é gracioso!</text:p>
      <text:p text:style-name="P2"/>
      <text:p text:style-name="P2">Zc 8:16-23 Durante a tribulação, muitos Judeus crentes pregarão o evangelho da reino vindouro por todo o mundo. Muitos Gentios ouvirão e crerão, e assim entrarão no milênio.</text:p>
      <text:p text:style-name="P2"/>
      <text:p text:style-name="P2">Zc 8:19 Jejum e festas produziram alegria e gratidão... verdade e paz.</text:p>
      <text:p text:style-name="P2"/>
      <text:h text:style-name="Heading_20_2" text:outline-level="2">#1020</text:h>
      <text:p text:style-name="P2"/>
      <text:p text:style-name="P2">É impossível, quando nos ocupamos conosco, testemunhar a outros do que Deus é.</text:p>
      <text:p text:style-name="P2"/>
      <text:p text:style-name="P2">Zacarias 9</text:p>
      <text:p text:style-name="P2"/>
      <text:p text:style-name="P2">Zc 9:1-8 Deus irá punir severamente as nações em redor de Israel, de forma que isso permitirá que Israel expanda para no norte. Quando você escuta falar do Líbano nestes dias, lembre-se de que Tiro e Sidom são cidades situadas ali hoje.</text:p>
      <text:p text:style-name="P2"/>
      <text:p text:style-name="P2">Zc 9:9 Este versículo está no Novo Testamento; veja se você consegue encontrá-lo. Está muito claro a Quem ele se refere!</text:p>
      <text:p text:style-name="P2"/>
      <text:p text:style-name="P2">Zc 9:10-16 Mas a tribulação deve vir também para levar os ímpios, e então os crentes em Israel serão salvos.</text:p>
      <text:p text:style-name="P2"/>
      <text:h text:style-name="Heading_20_2" text:outline-level="2">#1021</text:h>
      <text:p text:style-name="P2"/>
      <text:p text:style-name="P2">Revelação não é uma massa de teorias e princípios, mas o conhecimento da Sua vontade.</text:p>
      <text:p text:style-name="P2"/>
      <text:p text:style-name="P2"><text:soft-page-break/>Zacarias 10</text:p>
      <text:p text:style-name="P2"/>
      <text:p text:style-name="P2">Zc 10:1 Chuvas de bênçãos devem descer sobre Israel no milênio.</text:p>
      <text:p text:style-name="P2"/>
      <text:p text:style-name="P2">Zc 10:2-3 Que benefício trouxeram todos aqueles ídolos?</text:p>
      <text:p text:style-name="P2"/>
      <text:p text:style-name="P2">Zc 10:6 Deus dará aos Judeus grande força e todos os crentes serão reunidos em Israel.</text:p>
      <text:p text:style-name="P2"/>
      <text:p text:style-name="P2">Zc 10:7-12 As dez tribos dispersas serão reunidas de todas as partes do mundo.</text:p>
      <text:p text:style-name="P2"/>
      <text:h text:style-name="Heading_20_2" text:outline-level="2">#1022</text:h>
      <text:p text:style-name="P2"/>
      <text:p text:style-name="P2">Quando somos feridos ou mal compreendidos, ou maltratados, se quisermos honrar nosso bendito Senhor, devemos suportar isso com doce perdão e paciência.</text:p>
      <text:p text:style-name="P2"/>
      <text:p text:style-name="P2">Zacarias 11</text:p>
      <text:p text:style-name="P2"/>
      <text:p text:style-name="P2">O capítulo 11 está em grande contraste com o capítulo 10.</text:p>
      <text:p text:style-name="P2"/>
      <text:p text:style-name="P2">Zc 11:1-5 Aqui o povo de Israel está sob o controle dos Gentios. Seus próprios líderes (seus pastores, escribas, anciãos, sacerdotes) não tinham piedade deles, por isso o Senhor Se apieda deles.</text:p>
      <text:p text:style-name="P2"/>
      <text:p text:style-name="P2">Zc 11:12-13 Você percebe como isso é parecido com Mateus 27:9-10? O Messias deles é avaliado em trinta peças de prata.</text:p>
      <text:p text:style-name="P2"/>
      <text:p text:style-name="P2">Zc 11:7,10,14 Refere-se a Judá e Israel, por tanto tempo divididos em dois reinos.</text:p>
      <text:p text:style-name="P2"/>
      <text:p text:style-name="P2">Zc 11:15-17 O verdadeiro Pastor (Cristo) tendo sido rejeitado, o Senhor fala aqui do Anticristo. Todas estas passagens não fazem qualquer referência ao nosso atual tempo da graça.</text:p>
      <text:p text:style-name="P2"/>
      <text:h text:style-name="Heading_20_2" text:outline-level="2">#1023</text:h>
      <text:p text:style-name="P2"/>
      <text:p text:style-name="P2">Existe a tendência de se perder a dependência quando estamos desfrutando dos resultados da dependência.</text:p>
      <text:p text:style-name="P2"/>
      <text:p text:style-name="P2">Zacarias 12</text:p>
      <text:p text:style-name="P2"/>
      <text:p text:style-name="P2">As condições em Jerusalém durante o tempo que o Anticristo é aceito pela nação de Israel durante a tribulação.</text:p>
      <text:p text:style-name="P2"/>
      <text:p text:style-name="P2">Zc 12:3-9 As nações ao redor de Israel o molestarão, mas mais tarde o remanescente crente receberá forças de Deus, e se voltará contra aquelas nações e as esmagará.</text:p>
      <text:p text:style-name="P2"/>
      <text:p text:style-name="P2">Zc 12:8 O mais fraco ali ficará tão forte quanto Davi! Ele matou um leão e um urso com suas mãos.</text:p>
      <text:p text:style-name="P2"/>
      <text:p text:style-name="P2">Zc 12:10-14 O remanescente crente em Judá entenderá que Aquele que crucificaram é o seu verdadeiro Messias. Seus corações serão traspassados de tristeza. Sua tristeza será individual e intensa.</text:p>
      <text:p text:style-name="P2"><text:soft-page-break/></text:p>
      <text:p text:style-name="P2">Zc 12:12 Todos se lamentarão, Rei (Davi), Profeta (Natã), e Sacerdote (Levi).</text:p>
      <text:p text:style-name="P2"/>
      <text:h text:style-name="Heading_20_2" text:outline-level="2">#1024</text:h>
      <text:p text:style-name="P2"/>
      <text:p text:style-name="P2">O Cristão que compromete a Verdade hoje irá comprometer a Moral amanhã.</text:p>
      <text:p text:style-name="P2"/>
      <text:p text:style-name="P2">Zacarias 13</text:p>
      <text:p text:style-name="P2"/>
      <text:p text:style-name="P2">A cruz é mostrada aqui.</text:p>
      <text:p text:style-name="P2"/>
      <text:p text:style-name="P2">Zc 13:2-4 Como resultado da cruz, todo o Israel será limpo. Todo incrédulo na terra será destruído (Mt 25:31-46).</text:p>
      <text:p text:style-name="P2"/>
      <text:p text:style-name="P2">Zc 13:6 Aqueles Israelitas que não conheceram a cruz farão essa pergunta.</text:p>
      <text:p text:style-name="P2"/>
      <text:p text:style-name="P2">Zc 13:7 Deus proclama Jesus Cristo Seu Companheiro, mas Sua espada O fere! A nação estava dispersa, enquanto o remanescente crente era abençoado (Mt 26:31).</text:p>
      <text:p text:style-name="P2"/>
      <text:p text:style-name="P2">Zc 13:8-9 Judá será peneirado individualmente. Dois terços deles será formado por incrédulos.</text:p>
      <text:p text:style-name="P2"/>
      <text:h text:style-name="Heading_20_2" text:outline-level="2">#1025</text:h>
      <text:p text:style-name="P2"/>
      <text:p text:style-name="P2">A habilidade de memorizar o que quer que seja depende de sua importância para nós.</text:p>
      <text:p text:style-name="P2"/>
      <text:p text:style-name="P2">Zacarias 14</text:p>
      <text:p text:style-name="P2"/>
      <text:p text:style-name="P2">Zc 14:1-4 O Senhor surge de repente no final da tribulação. Isso é chamado de "O dia do Senhor". Seus pés estarão sobre o Monte das Oliveiras, o lugar de onde Ele subiu ao céu (Atos 1:9-11).</text:p>
      <text:p text:style-name="P2"/>
      <text:p text:style-name="P2">Zc 14:5 O Senhor destruirá as nações incrédulas do Ocidente. Não de uma vez, pois lemos em Daniel de como Ele irá tratar com um grupo de cada vez (a Rússia será a última - Ezequiel 38 e 39). A última parte deste versículo é interessante. 1 Ts 4:14 refere-se ao mesmo evento.</text:p>
      <text:p text:style-name="P2"/>
      <text:p text:style-name="P2">Zc 14:6-7 Abra em Isaías 39:26. Parece estar se referindo ao mesmo tempo futuro quando o Senhor voltará com todos nós que cremos, para reinar sobre a terra. A luz aparentemente será muito mais intensa do que é agora.</text:p>
      <text:p text:style-name="P2"/>
      <text:p text:style-name="P2">Zc 14:8 Dois rios brotarão de Jerusalém. (É a única capital no mundo que não tem um rio). Um fluirá para o Oeste até o Mediterrâneo, e o outro para o Leste, até o Mar Morto.</text:p>
      <text:p text:style-name="P2"/>
      <text:p text:style-name="P2">Zc 14:9 É maravilhoso ler isto com calma.</text:p>
      <text:p text:style-name="P2"/>
      <text:p text:style-name="P2">Zc 14:14 Pense só que dia será quando este versículo se cumprir.</text:p>
      <text:p text:style-name="P2"/>
      <text:p text:style-name="P2"><text:soft-page-break/>Zc 14:20-21 Ninguém desprezará aquele maravilhoso dia de "SANTIDADE AO SENHOR".</text:p>
      <text:p text:style-name="P2"/>
      <text:h text:style-name="Heading_20_2" text:outline-level="2">#1026</text:h>
      <text:p text:style-name="P2"/>
      <text:p text:style-name="P2">Muitas coisas são abertas por engano, mas nenhuma delas com maior freqüência do que a boca. (Salmo 19:4)</text:p>
      <text:p text:style-name="P2"/>
      <text:p text:style-name="P2">Malaquias 1</text:p>
      <text:p text:style-name="P2"/>
      <text:p text:style-name="P2">Malaquias significa "Meu mensageiro"</text:p>
      <text:p text:style-name="P2"/>
      <text:p text:style-name="P2">O último de nossos cinco livros que falam das condições daquele pequeno grupo que retornou a Jerusalém cerca de 475 anos antes do Senhor vir ao mundo. Eles também, de um modo geral, acabaram descuidados, e assim o profeta Malaquias é levantado por Deus para despertar o povo. É como uma conversa entre Deus e Seu povo. Eles haviam afundado em um estado muito baixo. Só estavam adorando a Deus exteriormente. Ele, em misericórdia, graça e amor, trouxera Seu povo de volta do cativeiro. Mesmo assim eles eram tão esquecidos e desobedientes! Quanto deviam a Deus! O Senhor deseja encontrar em nós um coração que olhe para Ele a cada dia.</text:p>
      <text:p text:style-name="P2"/>
      <text:p text:style-name="P2">Ml 1:1-2 Ele precisava lembrá-los! Eles perguntam a Ele de que maneira Ele os amava! Estavam insensíveis à autoridade do Senhor.</text:p>
      <text:p text:style-name="P2"/>
      <text:p text:style-name="P2">Ml 1:6 Os sacerdotes desprezavam Seu Nome! Perguntam a Ele como faziam isso.</text:p>
      <text:p text:style-name="P2"/>
      <text:p text:style-name="P2">Ml 1:7 Trouxeram pão impuro ao Seu altar! Eles perguntam quando! Tinham se afastado tanto de Deus que nem mesmo tinham consciência disso. Muitos crentes hoje estão assim. O Senhor estava para vir a eles... e veio. Ele está para voltar... e voltará. Você espera por Ele?</text:p>
      <text:p text:style-name="P2"/>
      <text:h text:style-name="Heading_20_2" text:outline-level="2">#1027</text:h>
      <text:p text:style-name="P2"/>
      <text:p text:style-name="P2">Somos prisioneiros de uma vida de escolhas e conseqüências.</text:p>
      <text:p text:style-name="P2"/>
      <text:p text:style-name="P2">Malaquias 2</text:p>
      <text:p text:style-name="P2"/>
      <text:p text:style-name="P2">Ml 2:1-10 Os sacerdotes que deveriam ser guias do povo são os próximos a serem mencionados. Deus tinha levantado os sacerdotes para que fossem Seus mensageiros e aqueles que estivessem entre Deus e Seu povo. Ele tinha feito um acordo com eles para abençoá-los se glorificassem a Deus.</text:p>
      <text:p text:style-name="P2"/>
      <text:p text:style-name="P2">Ml 2:7 (Todo crente hoje é um sacerdote - 1 Pedro 2:5. Temos a mente de Cristo - 1 Co 2:16. Temos sabedoria vinda de Deus - 1 João 2:20).</text:p>
      <text:p text:style-name="P2"/>
      <text:p text:style-name="P2">Ml 2:11-13 Mal religioso. Você percebe a grande distância que separa os crentes de Deus por causa do mal religioso? O Senhor nos chama de volta - 2 Tm 2:21.</text:p>
      <text:p text:style-name="P2"/>
      <text:p text:style-name="P2"><text:soft-page-break/>Ml 2:14-17 A infidelidade a Deus e à Sua Palavra é representada pela infidelidade no relacionamento matrimonial. Se somos amigos daqueles que não seguem o Senhor, somos infiéis a Ele!</text:p>
      <text:p text:style-name="P2"/>
      <text:h text:style-name="Heading_20_2" text:outline-level="2">#1028</text:h>
      <text:p text:style-name="P2"/>
      <text:p text:style-name="P2">As pessoas tendem a se mover ao longo do caminho de suas expectativas.</text:p>
      <text:p text:style-name="P2"/>
      <text:p text:style-name="P2">Malaquias 3</text:p>
      <text:p text:style-name="P2"/>
      <text:p text:style-name="P2">Ml 3:1-6 O mensageiro que iria anunciar a vinda do Senhor Jesus era João Batista. (Isto foi escrito centenas de anos antes de João nascer).</text:p>
      <text:p text:style-name="P2"/>
      <text:p text:style-name="P2">Ml 3:14 Ouvimos isso nos dias de hoje - "De que adianta agradar o Senhor? Não me ajudou em nada, por isso vou viver e agradar a mim mesmo!"</text:p>
      <text:p text:style-name="P2"/>
      <text:p text:style-name="P2">Ml 3:15 As pessoas hoje estão entorpecidas com a idéia de que são felizes do jeito que são.</text:p>
      <text:p text:style-name="P2"/>
      <text:p text:style-name="P2">Ml 3:16-18 Todavia Deus viu um pequeno grupo de pessoas que temia o Senhor, e que se reuniu e falou sobre isso e desfrutou do Senhor!</text:p>
      <text:p text:style-name="P2"/>
      <text:p text:style-name="P2">Nestes 4 capítulos, "Seu Nome ou Meu Nome" aparece 9 vezes. Que Nome precioso! (Veja também Sl 89:7) Repare nas promessas, apodere-se delas. Teremos a habilidade de discernir o que é verdadeiramente justo e o que é mau. Mas estes versículos referem-se a quando o Senhor aparecer diante do mundo em um tempo ainda futuro. Então Ele virá para julgar toda a impiedade.</text:p>
      <text:p text:style-name="P2"/>
      <text:h text:style-name="Heading_20_2" text:outline-level="2">#1029</text:h>
      <text:p text:style-name="P2"/>
      <text:p text:style-name="P2">A consciência é um bom "policial", mas um péssimo guia. Nunca desobedeça a sua consciência, mas deixe que sua consciência seja guiada pela Palavra de Deus.</text:p>
      <text:p text:style-name="P2"/>
      <text:p text:style-name="P2">Malaquias 4</text:p>
      <text:p text:style-name="P2"/>
      <text:p text:style-name="P2">Ml 4:1 Mas Deus é santo, e Ele nos revela o fim do ímpio. O castigo está a caminho!</text:p>
      <text:p text:style-name="P2"/>
      <text:p text:style-name="P2">Ml 4:2 Mas, que contraste para essas pessoas!</text:p>
      <text:p text:style-name="P2"/>
      <text:p text:style-name="P2">Ml 4:5-6 Um homem se levantará antes que o Senhor volte em glória. (Não para nós - não existe nenhum acontecimento que deva acontecer antes que Ele volte para nós). Ele chamará o povo ao arrependimento antes que venha o grande e terrível dia do Senhor Jesus. Alguns irão escutá-lo. Assim termina o Antigo Testamento, com a promessa do amanhecer do Sol da Justiça, o Senhor Jesus, vindo em poder. (O Novo Testamento termina com a promessa de Sua vinda como Estrela da Manhã - para nós).</text:p>
      <text:p text:style-name="P2"/>
      <text:h text:style-name="Heading_20_2" text:outline-level="2">#1030</text:h>
      <text:p text:style-name="P2"/>
      <text:p text:style-name="P2"><text:soft-page-break/>Nosso conhecimento de Deus é medido por nossa obediência a Sua Palavra; e nosso amor por Ele é a medida dessa obediência.</text:p>
      <text:p text:style-name="P2"/>
      <text:p text:style-name="P2">Jeremias 1</text:p>
      <text:p text:style-name="P2"/>
      <text:p text:style-name="P2">Os profundos sentimentos de tristeza de Jeremias por seu povo tornam este livro tocante. O Senhor chega a dizer-lhe que o povo não iria escutá-lo. Que difícil tarefa ele tinha! Ele estava muito triste por ver Judá se afastando do Senhor. Ele devia dizer-lhes que o castigo os esperava. Ele os amava profundamente. Seria tão horrível quanto ver uma pessoa assistir uma multidão correndo para a beira de um precipício oculto, e não ser capaz de detê-la. Alguns na multidão até mesmo atiravam pedras contra ele enquanto os avisava.</text:p>
      <text:p text:style-name="P2"/>
      <text:p text:style-name="P2">Seu coração fica partido... Finalmente ele soluça quando os vê morrer. Ele estava tão perto do Senhor que podia sentir o que o Senhor sentia por Seu povo, por isso é como se escutássemos uma reflexão da voz do Senhor neste livro.</text:p>
      <text:p text:style-name="P2"/>
      <text:p text:style-name="P2">Jr 1:2 Embora Josias ainda fosse rei e fizesse o que era certo aos olhos do Senhor, muitos Israelitas iam ao templo e abandonavam seus ídolos, adorando "externamente" o Senhor, mas seus corações continuavam os mesmos. E Deus via seus corações e os avisava dos castigos que viriam. Jeremias, um homem de coração brando, não gostava de fazer isso. Ele tentava se esquivar do que Deus lhe pedia para fazer.</text:p>
      <text:p text:style-name="P2"/>
      <text:p text:style-name="P2">Jr 1:6 Jeremias sabe que o povo não ouvirá a mensagem.</text:p>
      <text:p text:style-name="P2"/>
      <text:p text:style-name="P2">Jr 1:9-12 Mas o Senhor lhe diz que irá colocar as próprias palavras na boca de Jeremias. O Senhor lhe mostra uma "vara de amendoeira" - e uma "panela a ferver", (como uma frigideira). A amendoeira era a primeira a florir. Em números 17:8 ela deu frutos em uma noite. Isso nos mostra que o Senhor Se apressaria a usar Sua vara para executar aquilo que estava dizendo que iria acontecer.</text:p>
      <text:p text:style-name="P2"/>
      <text:p text:style-name="P2">Jr 1:14 " Do norte se descobrirá o mal..." Esse perigo que estava para vir do norte era o poder do país chamado "Babilônia".</text:p>
      <text:p text:style-name="P2"/>
      <text:h text:style-name="Heading_20_2" text:outline-level="2">#1031</text:h>
      <text:p text:style-name="P2"/>
      <text:p text:style-name="P2">Abra sua Bíblia regularmente, abra-a em oração, leia com expectativa, viva o que lê com alegria.</text:p>
      <text:p text:style-name="P2"/>
      <text:p text:style-name="P2">Jeremias 2</text:p>
      <text:p text:style-name="P2"/>
      <text:p text:style-name="P2">Jr 2:1-4 Deus amorosamente recorda o povo que não Se esqueceu de Seu amor para com ele nos dias passados quando os tirou da terra do Egito! Eles obedeceram e O seguiram!</text:p>
      <text:p text:style-name="P2"/>
      <text:p text:style-name="P2">Jr 2:5-8 O Senhor pergunta que mal Ele havia feito para que se desviassem dEle! Nenhum, evidentemente. Quando chegaram à terra prometida, O desprezaram!</text:p>
      <text:p text:style-name="P2"/>
      <text:p text:style-name="P2">Jr 2:9-17 Depois de tudo o que Deus lhes havia feito, que modo vergonhoso de se comportarem ídolos que não tinham vida.</text:p>
      <text:p text:style-name="P2"/>
      <text:p text:style-name="P2"><text:soft-page-break/>Jr 2:18-34 Ao invés de aceitarem o castigo merecido do Senhor, eles quiseram descer ao Egito para buscar ajuda! Que comportamento terrível!</text:p>
      <text:p text:style-name="P2"/>
      <text:p text:style-name="P2">Jr 2:35-final Eles tinham o horrenda coragem de dizer que eram inocentes!</text:p>
      <text:p text:style-name="P2"/>
      <text:h text:style-name="Heading_20_2" text:outline-level="2">#1032</text:h>
      <text:p text:style-name="P2"/>
      <text:p text:style-name="P2">A melhor herança que um pai pode deixar para seus filhos é um exemplo Cristão.</text:p>
      <text:p text:style-name="P2"/>
      <text:p text:style-name="P2">Jeremias 3</text:p>
      <text:p text:style-name="P2"/>
      <text:p text:style-name="P2">Encontraremos com freqüência as palavras prostituição e adultério neste livro. Deus amou a nação de Israel, e Ele a escolheu para ser Seu próprio povo especial, assim como um homem escolhe uma mulher para ser sua esposa. Mas se uma esposa se desvia de seu marido em busca de algum outro homem, isso é um terrível pecado. E é isto o que Deus está dizendo àquela culpada nação. Ele diz, 'Eu te amei, te abençoei, e agora te desvias de mim' - isso é adultério.</text:p>
      <text:p text:style-name="P2"/>
      <text:p text:style-name="P2">Jr 3:4 Vamos guardar este versículo no coração. Que maravilhosa bênção teria sido para nós, se sempre nos voltássemos para o Senhor em busca de cada pedacinho de sabedoria que precisássemos, e deixássemos que Ele nos guiasse sempre, através da Sua Palavra.</text:p>
      <text:p text:style-name="P2"/>
      <text:p text:style-name="P2">Jr 3:10 Mencionamos que havia uma aparência de seguir o Senhor nos dias de Josias, mas o Senhor podia ver seus corações, e aqui Ele diz que eles não estavam com o coração sincero, mas "falsamente" - isto é, apenas fingindo.</text:p>
      <text:p text:style-name="P2"/>
      <text:p text:style-name="P2">Jr 3:13 O Senhor roga a eles que reconheçam sua culpa, pois se assim fizessem, Ele os abençoaria.</text:p>
      <text:p text:style-name="P2"/>
      <text:p text:style-name="P2">Jr 3:14 Mesmo se toda a nação não se arrependesse, o Senhor pede a um ou dois que o fizessem, que se voltassem a Ele e promete abençoá-los. Isso é verdade hoje. O mundo todo é culpado. Não podemos esperar que nosso país ou qualquer outro se arrependa. Mas podemos orar para que "um de uma cidade, e dois de uma geração" possam se voltar para o Senhor de todo o seu coração.</text:p>
      <text:p text:style-name="P2"/>
      <text:p text:style-name="P2">Jr 3:17-22 Deus promete bênção àqueles que se arrependerem e retornarem para Ele. Amanhã, passaremos ao capítulo 7.</text:p>
      <text:p text:style-name="P2"/>
      <text:h text:style-name="Heading_20_2" text:outline-level="2">#1033</text:h>
      <text:p text:style-name="P2"/>
      <text:p text:style-name="P2">A conversão de uma alma é o milagre de um momento; o crescimento de um santo é o trabalho de uma vida.</text:p>
      <text:p text:style-name="P2"/>
      <text:p text:style-name="P2">Jeremias 7</text:p>
      <text:p text:style-name="P2"/>
      <text:p text:style-name="P2">O Senhor continua suplicando ao povo para que volte para Ele. É como um homem que tem uma esposa que o deixou para ir atrás de outros homens.</text:p>
      <text:p text:style-name="P2"/>
      <text:p text:style-name="P2"><text:soft-page-break/>Jr 7:2 O profeta é instruído aqui a se colocar "à porta da casa do Senhor".</text:p>
      <text:p text:style-name="P2"/>
      <text:p text:style-name="P2">Jr 7:4 Do portão do templo, ele os avisa, que ainda que se gabassem de seu rico templo, e de sua religião, mesmo assim o Senhor podia ver seus corações maus e seus caminhos pecaminosos.</text:p>
      <text:p text:style-name="P2"/>
      <text:p text:style-name="P2">Jr 7:13-14 O Senhor lhes recorda que Ele os havia avisado diversas vezes, mas eles não quiseram ouvir, e por isso Ele avisa com tristeza que aquele mesmo templo do qual eles se gabavam, seria destruído. E isso realmente aconteceu quando o rei Nabucodonosor veio pouco tempo depois.</text:p>
      <text:p text:style-name="P2"/>
      <text:p text:style-name="P2">Jr 7?18 Eles não apenas se desviaram do Senhor, mas adoraram falsos deuses - ídolos, em Seu lugar. Isto com freqüência chamado de "adultério" - isto é, desviar-se de Deus que os amava, para seguir falsos ídolos.</text:p>
      <text:p text:style-name="P2"/>
      <text:p text:style-name="P2">Jr 7:25 Apesar de seus muitos anos de culpa e idolatria, Deus continuou a suplicar a eles por meio de seus profetas.</text:p>
      <text:p text:style-name="P2"/>
      <text:p text:style-name="P2">Jr 7:34 Essa era a triste e terrível condição que prevalecia nas cidades de Israel, por causa de seu pecado.</text:p>
      <text:p text:style-name="P2"/>
      <text:h text:style-name="Heading_20_2" text:outline-level="2">#1034</text:h>
      <text:p text:style-name="P2"/>
      <text:p text:style-name="P2">Não somos ricos pelo que está em nossos bolsos, mas pelo que está em nosso coração.</text:p>
      <text:p text:style-name="P2"/>
      <text:p text:style-name="P2">Jeremias 10</text:p>
      <text:p text:style-name="P2"/>
      <text:p text:style-name="P2">Jr 10:1-5 Não se tratava das idéias de Jeremias - tratava-se da Palavra do Senhor. Então, nos versículos seguintes, Ele mostra a loucura de se adorar ídolos - apenas um pedaço de madeira às vezes adornado de prata e ouro.</text:p>
      <text:p text:style-name="P2"/>
      <text:p text:style-name="P2">Jr 10:7,10 Repare Quem é o Senhor!</text:p>
      <text:p text:style-name="P2"/>
      <text:p text:style-name="P2">Jr 10:11-12 Aqui o Senhor recorda o Seu povo de que essas tolices de ídolos não podiam fazer coisa alguma, e que eles próprios acabariam desaparecendo. Mas o Senhor - Ele é Aquele que criou todas as coisas.</text:p>
      <text:p text:style-name="P2"/>
      <text:p text:style-name="P2">Jr 10:23 É como se o Senhor dissesse, "Não é possível para alguém decidir o que fazer em sua vida, sem Mim". Não temos sabedoria para viver para a glória de Deus. A sabedoria não vem de nosso coração, mas da Palavra de Deus.</text:p>
      <text:p text:style-name="P2"/>
      <text:h text:style-name="Heading_20_2" text:outline-level="2">#1035</text:h>
      <text:p text:style-name="P2"/>
      <text:p text:style-name="P2">Se tivermos a Palavra de Deus em nossa mente, Ele pode colocar as palavras certas em nossa boca.</text:p>
      <text:p text:style-name="P2"/>
      <text:p text:style-name="P2">Jeremias 18</text:p>
      <text:p text:style-name="P2"/>
      <text:p text:style-name="P2">Talvez todos saibamos algo sobre como um oleiro transforma o barro em um jarro ou vaso de alguma espécie. Às vezes ele não fica no formato <text:soft-page-break/>correto, e o oleiro começa de novo. Ele pode fazer o que quiser com o barro. Aqui o Senhor diz a Israel que eles, o Seu povo, são um vaso "estragado" ou arruindado.</text:p>
      <text:p text:style-name="P2"/>
      <text:p text:style-name="P2">Jr 18:8 Se você leu a história de Jonas e Nínive, irá se lembrar de que Deus fez exatamente o que Ele nos diz neste versículo.</text:p>
      <text:p text:style-name="P2"/>
      <text:p text:style-name="P2">Jr 18:12 Apesar da promessa de bênção, a resposta que dão é de que não ouvirão, mas continuarão em seus maus caminhos.</text:p>
      <text:p text:style-name="P2"/>
      <text:p text:style-name="P2">Jr 18:18 Eles começavam a ficar cansados de ouvir as súplicas e avisos de Jeremias, apesar de ele estar lhes falando tão somente a Palavra de Deus. Agora eles começam a planejar atribulá-lo para não precisarem mais ouvir suas palavras.</text:p>
      <text:p text:style-name="P2"/>
      <text:h text:style-name="Heading_20_2" text:outline-level="2">#1036</text:h>
      <text:p text:style-name="P2"/>
      <text:p text:style-name="P2">Não tente levar as cargas de amanhã com a graça recebida para hoje.</text:p>
      <text:p text:style-name="P2"/>
      <text:p text:style-name="P2">Jeremias 21</text:p>
      <text:p text:style-name="P2"/>
      <text:p text:style-name="P2">Neste capítulo, exatamente o que havia sido profetizado no início do livro começa a acontecer. O poderoso Rei Nabucodonosor, da Babilônia, vem para destruí-los.</text:p>
      <text:p text:style-name="P2"/>
      <text:p text:style-name="P2">Jr 21:4-5 Agora era tarde demais. O inimigo estava às portas, e o Senhor diz que Ele próprio irá lutar contra Israel, e que a cidade será tomada.</text:p>
      <text:p text:style-name="P2"/>
      <text:p text:style-name="P2">Jr 21:8 Aqui está algo para ser lembrado, "o caminho da vida" e "o caminho da morte". E é o Senhor quem anuncia a mensagem.</text:p>
      <text:p text:style-name="P2"/>
      <text:p text:style-name="P2">Jr 21:9 Leia este versículo com atenção. Se quisessem viver, eles deviam se sujeitar ao inimigo e sair para se render. Se quisessem morrer, deviam se recusar a sair e permanecer na cidade culpada.</text:p>
      <text:p text:style-name="P2"/>
      <text:h text:style-name="Heading_20_2" text:outline-level="2">#1037</text:h>
      <text:p text:style-name="P2"/>
      <text:p text:style-name="P2">Minha resistência em mudar uma área de minha vida que esteja inconsistente com a vontade de Deus irá me endurecer para as próximas súplicas que o Espírito me fizer.</text:p>
      <text:p text:style-name="P2"/>
      <text:p text:style-name="P2">Jeremias 26</text:p>
      <text:p text:style-name="P2"/>
      <text:p text:style-name="P2">O Rei Josias morreu e seu filho Jeoiaquim é o novo rei.</text:p>
      <text:p text:style-name="P2"/>
      <text:p text:style-name="P2">Jr 26:2 O Senhor diz a Jeremias que permaneça na entrada da casa do Senhor, e ele ouve que não deve omitir nem uma só palavra dos avisos dados pelo Senhor.</text:p>
      <text:p text:style-name="P2"/>
      <text:p text:style-name="P2">Jr 26:8-9 Quando ele termina sua mensagem, os sacerdotes, os profetas e todo o povo ficam tão irados que planejam matar Jeremias! Pobre Jeremias. Ele está só.</text:p>
      <text:p text:style-name="P2"/>
      <text:p text:style-name="P2">Jr 26:10 Mas o Senhor tem Seu olhar sobre Seu servo fiel, e envia os príncipes para protegerem Jeremias.</text:p>
      <text:p text:style-name="P2"><text:soft-page-break/></text:p>
      <text:p text:style-name="P2">Jr 26:12-15 O destemido Jeremias fala palavras fiéis pelo Senhor.</text:p>
      <text:p text:style-name="P2"/>
      <text:p text:style-name="P2">Jr 26:16 O Senhor cuidava desse homem fiel. Ele está pronto para morrer como disse a eles no versículo 14.</text:p>
      <text:p text:style-name="P2"/>
      <text:p text:style-name="P2">Jr 26:24 Aqui Deus nos diz o nome daqueles que permaneceram com Jeremias e o defenderam quando outros queriam entregá-lo à morte.</text:p>
      <text:p text:style-name="P2"/>
      <text:h text:style-name="Heading_20_2" text:outline-level="2">#1038</text:h>
      <text:p text:style-name="P2"/>
      <text:p text:style-name="P2">Não há perigo de nos conformarmos com o mundo fora de nós se estivermos completamente submissos ao Espírito de Deus dentro de nós.</text:p>
      <text:p text:style-name="P2"/>
      <text:p text:style-name="P2">Jeremias 29</text:p>
      <text:p text:style-name="P2"/>
      <text:p text:style-name="P2">Nos capítulos anteriores, o Senhor levou adiante Suas palavras de aviso. Judá foi levado cativo para a Babilônia. Jeremias escreve esta carta a eles. Não há dúvida de que eles pensavam com freqüência em sua própria terra na Palestina, e ficavam pensando por que teriam que se sujeitar aos governantes da terra onde foram mantidos cativos. Podemos ver aqui a resposta de Deus a esta pergunta.</text:p>
      <text:p text:style-name="P2"/>
      <text:p text:style-name="P2">Jr 29:10 Mais uma vez o Senhor lhes recorda que após 70 anos Ele permitiria que voltassem à sua própria terra. Que bondade dizer a eles o número dos anos!</text:p>
      <text:p text:style-name="P2"/>
      <text:p text:style-name="P2">Jr 29:21 Repare mais uma vez que o Senhor nomeia especificamente aqueles que se recusaram a aceitar Sua Palavra e se rebelaram contra Ele. Ele vê e conhece o coração de cada um e se alguém rejeita a Sua Palavra, - que terrível castigo!</text:p>
      <text:p text:style-name="P2"/>
      <text:p text:style-name="P2">Jr 29:24-final Semaías fingiu ter uma mensagem do Senhor, mas estava na verdade pregando a rebelião contra o Senhor.</text:p>
      <text:p text:style-name="P2"/>
      <text:h text:style-name="Heading_20_2" text:outline-level="2">#1039</text:h>
      <text:p text:style-name="P2"/>
      <text:p text:style-name="P2">A vontade de Deus nunca colocará você onde a graça de Deus não possa sustentá-lo.</text:p>
      <text:p text:style-name="P2"/>
      <text:p text:style-name="P2">Jeremias 30</text:p>
      <text:p text:style-name="P2"/>
      <text:p text:style-name="P2">Este capítulo traz dois pensamentos. Primeiro, Deus estava dando a eles uma promessa de que iria levá-los de volta para sua terra. Lemos ontem que Jeremias devia dizer-lhes o tempo que se passaria antes que isso acontecesse. Mas, em segundo lugar, Deus disse a Jeremias para dizer ao povo acerca de um evento ainda maior que ocorreria em um futuro distante... Todas as tribos de Judá e Israel iriam ser levadas de volta para a terra. Esse evento ainda não ocorreu. E nem ocorrerá, sem que antes o Senhor venha no céu e chame a todo crente, morto e vivo, para que suba com Ele para o céu. Você é um crente no Senhor Jesus Cristo? Então você será um daqueles que ouvem a Sua voz e que estarão com Ele para sempre.</text:p>
      <text:p text:style-name="P2"/>
      <text:p text:style-name="P2">Jr 30:4-7 Mas, há algo mais. Antes que o Senhor os leve de volta, um terrível juízo cairá sobre o povo, conhecido como a grande tribulação.</text:p>
      <text:p text:style-name="P2"><text:soft-page-break/></text:p>
      <text:p text:style-name="P2">Jr 30:8-11 Ele diz aos fiéis para que não temam.</text:p>
      <text:p text:style-name="P2"/>
      <text:p text:style-name="P2">Jr 30:12-15 Uma palavra para os incrédulos. O castigo é por terem persistido na desobediência... por isso eram "incuráveis".</text:p>
      <text:p text:style-name="P2"/>
      <text:p text:style-name="P2">Jr 30:16 Refere-se às nações que odiaram Israel e a castigaram.</text:p>
      <text:p text:style-name="P2"/>
      <text:p text:style-name="P2">Jr 30:17-final. Ele volta ao assunto da bênção que receberão nos últimos dias.</text:p>
      <text:p text:style-name="P2"/>
      <text:h text:style-name="Heading_20_2" text:outline-level="2">#1040</text:h>
      <text:p text:style-name="P2"/>
      <text:p text:style-name="P2">É verdade que o dinheiro é o passaporte universal para qualquer lugar exceto o céu, e o provedor universal de tudo, exceto felicidade. (Provérbios 18:11).</text:p>
      <text:p text:style-name="P2"/>
      <text:p text:style-name="P2">Jeremias 31</text:p>
      <text:p text:style-name="P2"/>
      <text:p text:style-name="P2">Jr 31:1-3 Agora o Senhor fala de Si. Que Deus amoroso!</text:p>
      <text:p text:style-name="P2"/>
      <text:p text:style-name="P2">Jr 31:4-30 Aqui vemos que não somente as tribos de Judá e Benjamim (elas estão de volta à terra desde 1948), mas todas as outras 10 tribos que continuam espalhadas e desconhecidas, deverão ser também chamadas de volta.</text:p>
      <text:p text:style-name="P2"/>
      <text:p text:style-name="P2">Jr 31:31-final. Maravilhosas promessas para o Milênio. Mas, repare que o próprio Senhor estará ali com eles. A nova aliança (ou concerto) será feita com Israel, não pela guarda da lei, mas em razão da morte do Senhor Jesus na cruz, Deus irá perdoar seus pecados. Aqueles que crerem nEle serão os únicos a entrar no Milênio. Todos os que nascerem durante esses 1000 anos serão crentes (vers. 33, 34).</text:p>
      <text:p text:style-name="P2"/>
      <text:p text:style-name="P2">Jr 31:36,37 Repare os "se". Se o céu pudesse ser medido, então Suas promessas não seriam mantidas! Impossível!</text:p>
      <text:p text:style-name="P2"/>
      <text:h text:style-name="Heading_20_2" text:outline-level="2">#1041</text:h>
      <text:p text:style-name="P2"/>
      <text:p text:style-name="P2">Precisamos ser encorajados a pensar em termos de perspectivas eternas.</text:p>
      <text:p text:style-name="P2"/>
      <text:p text:style-name="P2">Jeremias 32</text:p>
      <text:p text:style-name="P2"/>
      <text:p text:style-name="P2">Jr 32:3 Pobre Jeremias, foi tão odiado por dizer ao povo o que o Senhor lhe havia dito, que o colocam na prisão. Mas é bom reparar que ele fica firme, como se nada tivesse acontecido. Por que? Porque ele cria em Deus. (Veja como o apóstolo Paulo chama a si mesmo em Ef 4:1). Assim era Jeremias! Feliz por ser um! Mas repare o versículo 4.</text:p>
      <text:p text:style-name="P2"/>
      <text:p text:style-name="P2">Jr 32:6-12 Ele é instruído a comprar um pedaço de terra.</text:p>
      <text:p text:style-name="P2"/>
      <text:p text:style-name="P2">Jr 32:14-15 As escrituras da propriedade deviam ser conservadas para o futuro. Mais tarde eles descobririam que tudo isso tinha sido profetizado!</text:p>
      <text:p text:style-name="P2"/>
      <text:p text:style-name="P2">Jr 32:17 Jamais nos esqueçamos deste versículo... e da pergunta no versículo 27. O restante do capítulo nos mostra que (1) Deus deu a <text:soft-page-break/>Israel a terra prometida, (2) Eles desobedeceram a Deus, (3) Eles foram castigados por isso, (4) Todavia Deus (por causa da morte de Cristo por seus pecados) irá levá-los de volta e Cristo será Rei sobre eles em prosperidade, poder e felicidade.</text:p>
      <text:p text:style-name="P2"/>
      <text:h text:style-name="Heading_20_2" text:outline-level="2">#1042</text:h>
      <text:p text:style-name="P2"/>
      <text:p text:style-name="P2">É mais fácil se entusiasmar do que obedecer.</text:p>
      <text:p text:style-name="P2"/>
      <text:p text:style-name="P2">Jeremias 33</text:p>
      <text:p text:style-name="P2"/>
      <text:p text:style-name="P2">A profecia prossegue no futuro (ainda não aconteceu) quando o Senhor Jesus voltará. Ele é descrito como o Renovo de justiça, e a descendência do Rei Davi (vers. 15). Nos versículos 6-8, Deus está dizendo 7 vezes o que fará. Que maravilhosas promessas!</text:p>
      <text:p text:style-name="P2"/>
      <text:h text:style-name="Heading_20_2" text:outline-level="2">#1043</text:h>
      <text:p text:style-name="P2"/>
      <text:p text:style-name="P2">Quando manifestamos justiça prática, estamos provando ter uma fonte de vida nova.</text:p>
      <text:p text:style-name="P2"/>
      <text:p text:style-name="P2">Jeremias 34</text:p>
      <text:p text:style-name="P2"/>
      <text:p text:style-name="P2">Todos os que tinham escravos Hebreus tinham feito um acordo com Zedequias e os libertaram. Mas depois tomaram as mesmas pessoas e as escravizaram novamente. Jeremias está muito irado com isso, e diz que serão castigados pelo que fizeram. Não é exatamente o que acontece às vezes com os Cristãos? O Senhor Jesus nos deu libertação de nossos pecados e do mundo, e então voltamos para as coisas mundanas, e Satanás nos atrai para fazermos coisas que nos torna outra vez como escravos.</text:p>
      <text:p text:style-name="P2"/>
      <text:h text:style-name="Heading_20_2" text:outline-level="2">#1044</text:h>
      <text:p text:style-name="P2"/>
      <text:p text:style-name="P2">Nunca conhecemos corretamente a verdade até que a conheçamos sem sua própria relação com outras verdades.</text:p>
      <text:p text:style-name="P2"/>
      <text:p text:style-name="P2">Jeremias 35</text:p>
      <text:p text:style-name="P2"/>
      <text:p text:style-name="P2">Lemos da fidelidade desse povo Gentio, os Recabitas. Deus havia prometido abençoá-los e a seus descendentes. Eles são descendentes de Recabe e dos Queneus (1 Crônicas 2:55, Gentios). É muito interessante lermos na Enciclopédia que há pessoas no deserto hoje que afirmam ser Recabitas.</text:p>
      <text:p text:style-name="P2"/>
      <text:h text:style-name="Heading_20_2" text:outline-level="2">#1045</text:h>
      <text:p text:style-name="P2"/>
      <text:p text:style-name="P2">Não "tome" algum tempo para orar, mas "crie" tempo para oração.</text:p>
      <text:p text:style-name="P2"/>
      <text:p text:style-name="P2">Jeremias 36</text:p>
      <text:p text:style-name="P2"/>
      <text:p text:style-name="P2">Jeremias ordenou a um homem, um escritor, Baruque, que escrevesse esta profecia do que Deus iria fazer mais tarde ao castigar Jerusalém. Ele <text:soft-page-break/>devia escrever isso em um pergaminho. Quando isso foi lido para o rei Jeoiaquim, ele o cortou e jogou no fogo. Então tentou prender Jeremias e Baruque. Mas Deus viu tudo isso acontecendo, e os escondeu. Outro pergaminho foi obtido e toda a profecia foi escrita outra vez. O mesmo acontece hoje. As pessoas colocam suas Bíblias em uma gaveta e se esquecem dela. Mas Deus vê isso também. Assim Baruque escreve tudo outra vez!</text:p>
      <text:p text:style-name="P2"/>
      <text:h text:style-name="Heading_20_2" text:outline-level="2">#1046</text:h>
      <text:p text:style-name="P2"/>
      <text:p text:style-name="P2">Tanto Jônatas como Saul tinham uma espada. Apenas Jônatas tinha coragem de usá-la. 1 Samuel 13</text:p>
      <text:p text:style-name="P2"/>
      <text:p text:style-name="P2">Jeremias 37</text:p>
      <text:p text:style-name="P2"/>
      <text:p text:style-name="P2">O rei Zedequias continua desobediente a Deus; mas dá um show de pretensão. Ele consegue um pouquinho de alívio da guerra com Babilônia, mas isso lhe dá a esperança de que talvez eles iriam embora. Por isso pede a Jeremias que fale ao Senhor e escute o que Ele diz. (Parece bom!) Ele espera que o Senhor não os castigue. Isso só demonstra o quão longe de Deus ele estava. Os príncipes acusam Jeremias de se aliar com o inimigo, pois ele tinha dito que o castigo estava chegando. Por isso o colocam na prisão. Zedequias, provavelmente por razões de consciência, livra Jeremias da prisão. Mas ele estava muito fraco para confessar seus pecados e obedecer ao Senhor.</text:p>
      <text:p text:style-name="P2"/>
      <text:h text:style-name="Heading_20_2" text:outline-level="2">#1047</text:h>
      <text:p text:style-name="P2"/>
      <text:p text:style-name="P2">A vida de sua alma é a fé. A saúde de sua alma é o amor.</text:p>
      <text:p text:style-name="P2"/>
      <text:p text:style-name="P2">Jeremias 38</text:p>
      <text:p text:style-name="P2"/>
      <text:p text:style-name="P2">Jr 38:2 As coisas ficam piores para Jeremias. Deus disse que qualquer um que ficasse em Jerusalém morreria, mas aqueles que fossem com o inimigo viveriam. Os príncipes ficam tão irados, que pedem ao rei que mate Jeremias.</text:p>
      <text:p text:style-name="P2"/>
      <text:p text:style-name="P2">Jr 38:5,6 Jeremias é lançado no calabouço. Alguns homens fiéis procuram ajudá-lo. Deus é um Deus de detalhes. Seu caminho é perfeito. A própria prisão se torna um lugar de segurança para Jeremias. Deus queria que Ebede-Meleque escutasse uma mensagem, por isso Ele a envia através de Jeremias. Que encorajamento isso deve ter sido para ele.</text:p>
      <text:p text:style-name="P2"/>
      <text:h text:style-name="Heading_20_2" text:outline-level="2">#1048</text:h>
      <text:p text:style-name="P2"/>
      <text:p text:style-name="P2">Se quisermos saber mais sobre Jesus, devemos deixar todo compromisso com o pecado.</text:p>
      <text:p text:style-name="P2"/>
      <text:p text:style-name="P2">Jeremias 44</text:p>
      <text:p text:style-name="P2"/>
      <text:p text:style-name="P2">Temos a terrível confusão e o pecado que existia entre aqueles que insistiam em permanecer em Jerusalém quando Deus lhes havia dito que saíssem. O resultado foi que acabaram espalhados e receberam o castigo de que Deus lhes havia falado antes. Não havia indicação de que alguém <text:soft-page-break/>tivesse se arrependido. Eles pedem a Jeremias que pergunte ao Senhor, mas não O obedecem quanto chega a resposta. </text:p>
      <text:p text:style-name="P2"/>
      <text:h text:style-name="Heading_20_2" text:outline-level="2">#1049</text:h>
      <text:p text:style-name="P2"/>
      <text:p text:style-name="P2">A imoralidade segue a idolatria. Romanos 1:20-25</text:p>
      <text:p text:style-name="P2"/>
      <text:p text:style-name="P2">Jeremias 52</text:p>
      <text:p text:style-name="P2"/>
      <text:p text:style-name="P2">Jr 52:1-3 O Rei Zedequias ficou em Jerusalém, rebelando-se contra o rei de Babilônia.</text:p>
      <text:p text:style-name="P2"/>
      <text:p text:style-name="P2">Jr 52:4 Nove anos mais tarde, o inimigo voltou com todo o seu exército e cercou a cidade durante 2 anos.</text:p>
      <text:p text:style-name="P2"/>
      <text:p text:style-name="P2">Jr 52:6,7 A fome agora prevalece, os homens de guerra tentam escapar, mas fracassam.</text:p>
      <text:p text:style-name="P2"/>
      <text:p text:style-name="P2">Jr 52:8-11 O terrível juízo de Deus cai sobre Zedequias, seus olhos são arrancados, e ele é levado para a Babilônia.</text:p>
      <text:p text:style-name="P2"/>
      <text:p text:style-name="P2">Jr 52:12,13 O grande templo do Senhor é queimado, junto com o muro da cidade.</text:p>
      <text:p text:style-name="P2"/>
      <text:p text:style-name="P2">Jr 52:15 Que final até para os mais pobres do povo.</text:p>
      <text:p text:style-name="P2"/>
      <text:p text:style-name="P2">Jr 52:17-23 Os vasos da casa do Senhor são todos levados para a Babilônia. Por que toda essa destruição? Simplesmente porque o reino de Judá, desde o rei até os mais pobres, tinha abandonado sua fé no Deus que os amou, mas Sua santidade exigia esse castigo. Que a leitura deste Livro crie em nós um efeito de sobriedade.</text:p>
      <text:p text:style-name="P2"/>
      <text:p text:style-name="P2">Sumário: Israel, apesar de toda a bondade de Deus, O abandonou e se voltou para a Idolatria. Por isso Deus entregou o governo do mundo aos Gentios. Permanece assim até hoje. Mas sabemos que Deus encontrou uma maneira de abençoar Israel e o mundo no futuro, e isso ao dar o Seu Filho, o Senhor Jesus Cristo, para ser um sacrifício na cruz! Assim Deus pode ser justo e certo em perdoar os pecados de cada um, sim, de todos os que colocarem sua confiança em Cristo.</text:p>
      <text:p text:style-name="P2"/>
      <text:h text:style-name="Heading_20_2" text:outline-level="2">#1050</text:h>
      <text:p text:style-name="P2"/>
      <text:p text:style-name="P2">Três coisas que nos atrapalham em nossa ocupação com Cristo e Sua vinda: o temor do homem; o engano das riquezas; os cuidados desta vida.</text:p>
      <text:p text:style-name="P2"/>
      <text:p text:style-name="P2">Habacuque 1</text:p>
      <text:p text:style-name="P2"/>
      <text:p text:style-name="P2">O primeiro dos profetas menores, chamado de "profeta" - somente Ageu e Zacarias são também chamados de profetas. É um nome difícil de se pronunciar, mas um livro fácil de se entender e desfrutar. Eis um sumário dele. São como os pensamentos de alguém que entende o quão mau se tornara o povo ao seu redor. E eles também faziam parte do povo de Deus.</text:p>
      <text:p text:style-name="P2"/>
      <text:p text:style-name="P2"><text:soft-page-break/>Então ele se ira pelo fato dos Israelitas serem mortos pelas nações ao redor. Mas Deus lhe explica algumas coisas que Deus sabia que iriam acontecer. Habacuque sabe que essas nações bem queriam atacar Israel. Portanto decide que era melhor parar de falar e dar ouvidos a Deus, pois Ele estava usando essas nações para castigar Israel pelas coisas terríveis que estavam fazendo. Habacuque não só fica satisfeito por ouvir isso, mas fica muito feliz. E assim ficaremos nós se dermos ouvidos a Deus e Lhe obedecermos.</text:p>
      <text:p text:style-name="P2"/>
      <text:p text:style-name="P2">Hc 1:1-4 Ele está reclamando para Deus que todos estavam se afastando e transgredindo a lei, e Deus não estava fazendo nada a respeito.</text:p>
      <text:p text:style-name="P2"/>
      <text:p text:style-name="P2">Hc 1:5-11 Foi permitido que o inimigo causasse esse estrago por causa dos pecados de Israel. Eles achavam que estivessem fazendo isso para seu próprio deus.</text:p>
      <text:p text:style-name="P2"/>
      <text:p text:style-name="P2">Hc 1:12-17 Ele sabe que Deus é desde a eternidade e pode fazer qualquer coisa!</text:p>
      <text:p text:style-name="P2"/>
      <text:h text:style-name="Heading_20_2" text:outline-level="2">#1051</text:h>
      <text:p text:style-name="P2"/>
      <text:p text:style-name="P2">A oração fará um homem deixar de pecar, ou o pecado fará um homem deixar de orar. Ore sempre: pois a oração é um escudo para a alma, um sacrifício para Deus, e um castigo para Satanás. John Bunyan</text:p>
      <text:p text:style-name="P2"/>
      <text:p text:style-name="P2">Habacuque 2</text:p>
      <text:p text:style-name="P2"/>
      <text:p text:style-name="P2">Hc 2:1-3 Habacuque decide que era melhor parar de falar e começar a ouvir o que Deus estava tentando lhe dizer. Deus lhe disse para escrever o que Ele estava dizendo. Tudo isso que estava acontecendo era uma figura daquilo que iria acontecer a Israel num futuro distante! (Ainda não aconteceu. A tribulação acontecerá antes do Milênio). Consegue enxergar o cenário? Habacuque fala como se estivesse na tribulação.</text:p>
      <text:p text:style-name="P2"/>
      <text:p text:style-name="P2">Hc 2:4 Bom para nós hoje.</text:p>
      <text:p text:style-name="P2"/>
      <text:p text:style-name="P2">Hc 2:5-19 Diversos avisos. Não julgue as coisas pelo que você vê (Leia João 20:29).</text:p>
      <text:p text:style-name="P2"/>
      <text:p text:style-name="P2">Hc 2:14 Refere-se a como as coisas serão no Milênio.</text:p>
      <text:p text:style-name="P2"/>
      <text:p text:style-name="P2">Hc 2:18,19 Um aviso contra a adoração aos ídolos.</text:p>
      <text:p text:style-name="P2"/>
      <text:p text:style-name="P2">Hc 2:20 Nos diz que o Senhor está no controle de tudo.</text:p>
      <text:p text:style-name="P2"/>
      <text:h text:style-name="Heading_20_2" text:outline-level="2">#1052</text:h>
      <text:p text:style-name="P2"/>
      <text:p text:style-name="P2">Se não existir piedade no lar, não haverá bênção na assembléia.</text:p>
      <text:p text:style-name="P2"/>
      <text:p text:style-name="P2">Habacuque 3</text:p>
      <text:p text:style-name="P2"/>
      <text:p text:style-name="P2">Hc 3:1-final Que mudança acontece! Agora Habacuque ora. "Sigionote" significa um canto poético grave ou uma elegia.</text:p>
      <text:p text:style-name="P2"/>
      <text:p text:style-name="P2"><text:soft-page-break/>Hc 3:17-19 Que confiança maravilhosa! Ele agora pode dizer, "Senhor, apesar de tomares tudo, sim, tudo, ainda posso me regozijar em Ti!" Maravilhoso este pequeno Livro, cheio de instruções para nós! Começa com um "fardo" e termina com um cântico! Quando estamos desfrutando do Senhor Jesus, Ele transforma nossos problemas e fardos em um cântico. A harpa é um instrumento de cordas, também encontrado em Ap 5:8.</text:p>
      <text:p text:style-name="P2"/>
      <text:h text:style-name="Heading_20_2" text:outline-level="2">#1053</text:h>
      <text:p text:style-name="P2"/>
      <text:p text:style-name="P2">A criação é obra dos dedos de Deus (Sl 8:3)... o castigo do ímpio é obra da mão de Deus (Sl 39:10)... a salvação é obra do braço de Deus (Sl 77:1).</text:p>
      <text:p text:style-name="P2"/>
      <text:p text:style-name="P2">Naum 1</text:p>
      <text:p text:style-name="P2"/>
      <text:p text:style-name="P2">Este livro foi escrito cerca de 150 anos após o livro de Jonas. Tente entender seu significado. Num relance, vemos que fala da cidade de Nínive... mas a história toda é um tipo do que irá acontecer a esse mesmo inimigo em um dia futuro.</text:p>
      <text:p text:style-name="P2"/>
      <text:p text:style-name="P2">Na 1:15 Que promessa maravilhosa! Possamos nós tomar posse dela.</text:p>
      <text:p text:style-name="P2"/>
      <text:p text:style-name="P2">Na 1:15 Encontramos também este versículo em Isaías 52:7, falando dos maravilhosos pés do Senhor. Naum significa "a angústia do Senhor"; e no versículo 9 vemos que "não se levantará duas vezes a angústia". A obra do Senhor na cruz foi completada de uma vez para sempre. Agora ligue isto com Gn 41:52.</text:p>
      <text:p text:style-name="P2"/>
      <text:h text:style-name="Heading_20_2" text:outline-level="2">#1054</text:h>
      <text:p text:style-name="P2"/>
      <text:p text:style-name="P2">Cada dia tem seu próprio trabalho, sua luta, e suas exigências; portanto, devemos ter em mente a cada manhã: Levanto-me para trabalhar para Deus, para guerrear contra tudo o que se opõe a Deus, e para obter de Deus um suprimento de graça para todas as minhas necessidades.</text:p>
      <text:p text:style-name="P2"/>
      <text:p text:style-name="P2">Naum 2</text:p>
      <text:p text:style-name="P2"/>
      <text:p text:style-name="P2">Lemos sobre a cidade de Nínive, que foi poupada na época de Jonas. Mas agora, cerca de 150 anos mais tarde, a cidade voltou à adoração de ídolos. Deus está muito irado com esta cidade. E Judá era igualmente culpada de idolatria.</text:p>
      <text:p text:style-name="P2"/>
      <text:p text:style-name="P2">Na 2:6 O rio pode ser o Tigre. As represas serão rompidas.</text:p>
      <text:p text:style-name="P2"/>
      <text:p text:style-name="P2">Na 2:7 "Huzzab" (algumas versões) é um nome simbólico para Níneve. Ouvimos muito sobre o Irã e o Iraque, que é onde aquela cidade estava. Aqueles países serão alguns dos inimigos que atacarão Israel durante a Tribulação.</text:p>
      <text:p text:style-name="P2"/>
      <text:p text:style-name="P2">Na 2:8-13 Refere-se ao castigo de Deus que cedo cairia sobre a grande impiedade deles. (Hoje o mundo está se tornando ainda mais ímpio e violento, por isso devemos nos manter o mais separado possível dele).</text:p>
      <text:p text:style-name="P2"/>
      <text:p text:style-name="P2">Capítulo 3:9 Provavelmente refira-se ao Egito... "tendo... o mar por muralha", ou o rio Nilo.</text:p>
      <text:p text:style-name="P2"><text:soft-page-break/></text:p>
      <text:h text:style-name="Heading_20_2" text:outline-level="2">#1055</text:h>
      <text:p text:style-name="P2"/>
      <text:p text:style-name="P2">Para todo santo que sofre, é um conforto saber que por detrás, por cima e além da dor dessa circunstância de perplexidade, existe um propósito de valor eterno.</text:p>
      <text:p text:style-name="P2"/>
      <text:p text:style-name="P2">Sofonias 1</text:p>
      <text:p text:style-name="P2"/>
      <text:p text:style-name="P2">Sofonias significa "Jeová escondeu" Sl 27:5</text:p>
      <text:p text:style-name="P2"/>
      <text:p text:style-name="P2">Sf 1:2,3 Deus pronuncia um juízo geral sobre todos que Lhe desobedecem, tanto Judeus como Gentios.</text:p>
      <text:p text:style-name="P2"/>
      <text:p text:style-name="P2">Sf 1:4-6 O juízo de Judá é singular, pois o povo foi especialmente abençoado pelo Senhor e agora estavam fazendo as mesmas coisas más como faziam as nações Gentias. Eles haviam "abandonado o Senhor" (Leia Hb 10:38).</text:p>
      <text:p text:style-name="P2"/>
      <text:p text:style-name="P2">Sf 1:7 Deus diz que preparou um sacrifício (O Senhor na cruz), e está convidando (glórias futuras neste mundo).</text:p>
      <text:p text:style-name="P2"/>
      <text:p text:style-name="P2">Sf 1:8 Repare "trajes estrangeiros". Hoje podemos ver o mesmo nas roupas estranhas que as pessoas vestem. (Leia Josué 7:21 e Ezequiel 23:12), para entendermos de onde as modas vêm.</text:p>
      <text:p text:style-name="P2"/>
      <text:p text:style-name="P2">Sf 1:12 O Senhor perscrutará seus pecados.</text:p>
      <text:p text:style-name="P2"/>
      <text:p text:style-name="P2">Sf 1:14-17 Isto refere-se ao tempo da grande tribulação.</text:p>
      <text:p text:style-name="P2"/>
      <text:p text:style-name="P2">Sf 1:18 Toda sua riqueza não poderá comprar um modo de escape do castigo que está para vir sobre o mundo.</text:p>
      <text:p text:style-name="P2"/>
      <text:h text:style-name="Heading_20_2" text:outline-level="2">#1056</text:h>
      <text:p text:style-name="P2"/>
      <text:p text:style-name="P2">Quando tivermos tido o privilégio de sermos usados por Deus, existe uma tentação sutil de nos esquecermos de que foi Deus que nos fez progredir, e não nós mesmos. Que o Senhor possa nos recordar graciosamente que "nenhuma carne se gloriará na Sua presença".</text:p>
      <text:p text:style-name="P2"/>
      <text:p text:style-name="P2">Sofonias 2</text:p>
      <text:p text:style-name="P2"/>
      <text:p text:style-name="P2">Sf 2:1-3 Este é um chamado para o povo incrédulo de Israel para que busque ao Senhor. Mas no vers. 3 (os mansos da terra) vemos a primeira referência ao pequeno remanescente que se voltará ao Senhor.</text:p>
      <text:p text:style-name="P2"/>
      <text:p text:style-name="P2">Sf 2:7 Este remanescente irá ser cuidado pelo Senhor.</text:p>
      <text:p text:style-name="P2"/>
      <text:p text:style-name="P2">Sf 2:8-15 As nações, Moabe, Etiópia, Assíria e Nínive recebem menção especial pois tiveram prazer em atacar o povo de Deus, Israel.</text:p>
      <text:p text:style-name="P2"/>
      <text:h text:style-name="Heading_20_2" text:outline-level="2">#1057</text:h>
      <text:p text:style-name="P2"/>
      <text:p text:style-name="P2"><text:soft-page-break/>Pensamentos acerca do eu e da própria glória levarão a esforços malogrados nas coisas espirituais; o desapego e a humildade são ferramentas com as quais Deus trabalha para a Sua glória.</text:p>
      <text:p text:style-name="P2"/>
      <text:p text:style-name="P2">Sofonias 3</text:p>
      <text:p text:style-name="P2"/>
      <text:p text:style-name="P2">Sf 3:1-7 O maior castigo irá cair sobre a cidade de Jerusalém, pois foi o centro de Deus no mundo, a mais privilegiada de todas. Deus fala de todo o pecado que Ele viu. Os homens responsáveis, seus príncipes, seus juízes, seus profetas, seus sacerdotes. Quanto mais elevados os privilégios, pior o castigo.</text:p>
      <text:p text:style-name="P2"/>
      <text:p text:style-name="P2">Sf 3:5 Refere-se ao Milênio, cada dia aqueles que desobedecerem ao Senhor morrerão.</text:p>
      <text:p text:style-name="P2"/>
      <text:p text:style-name="P2">Sf 3:7 Como se o Senhor dissesse, "certamente depois de tudo o que fiz, eles prestarão atenção em Mim". Mas eles se corromperam ainda mais!</text:p>
      <text:p text:style-name="P2"/>
      <text:p text:style-name="P2">Sf 3:8 Ele diz ao remanescente para ficar firme e aguardar nEle.</text:p>
      <text:p text:style-name="P2"/>
      <text:p text:style-name="P2">Sf 3:9 No Milênio, cada Israelita terá um coração puro, ninguém dentre eles desobedecerá ao Senhor (Hb 8:11-13).</text:p>
      <text:p text:style-name="P2"/>
      <text:p text:style-name="P2">Sf 3:10 Isto se refere às 10 tribos dispersas (e elas continuam assim até hoje). O Senhor as chamará de volta para a terra de Israel.</text:p>
      <text:p text:style-name="P2"/>
      <text:p text:style-name="P2">Sf 3:14-final Uma época gloriosa para Israel. Todos os desobedientes serão levados.</text:p>
      <text:p text:style-name="P2"/>
      <text:p text:style-name="P2">Sf 3:15 O Senhor será seu Rei durante aqueles mil anos de alegria e glória neste mundo.</text:p>
      <text:p text:style-name="P2"/>
      <text:p text:style-name="P2">Sf 3:17 O Senhor Deus no meio deles se alegrará neles com cânticos. Neste capítulo você encontrará (1) O justo Senhor no centro, (2) O Rei de Israel no centro, (3) O Senhor teu Deus no centro.</text:p>
      <text:p text:style-name="P2"/>
      <text:h text:style-name="Heading_20_2" text:outline-level="2">#1058</text:h>
      <text:p text:style-name="P2"/>
      <text:p text:style-name="P2">As pessoas podem duvidar daquilo que você diz, mas elas irão crer naquilo que você faz.</text:p>
      <text:p text:style-name="P2"/>
      <text:p text:style-name="P2">Obadias</text:p>
      <text:p text:style-name="P2"/>
      <text:p text:style-name="P2">Ob 1:1 O Espírito nos profetas com freqüência olha além de Israel e Judá, reparando nas nações dos Gentios. "Um emissário", como diz Obadias, "foi enviado aos gentios", antes e agora. Portanto, Naum foi enviado a Níneve, e agora Obadias é enviado a Edom.</text:p>
      <text:p text:style-name="P2"/>
      <text:p text:style-name="P2">Ob 1:3 O mundo era a porção de Esaú, enquanto Israel continuava um estrangeiro e peregrino. Os filhos de Esaú eram duques e também reis, e tinham suas próprias cidades; estavam estabelecidos, como em fendas das rochas, onde as águias faziam seus ninhos; enquanto os filhos de Jacó eram errantes e sem lar em terras estranhas. Esaú era um homem profano. Ele vendeu sua parte nas coisas do Senhor por uma porção de lentilhas. Ele estava com seu coração colocado na vida presente.</text:p>
      <text:p text:style-name="P2"/>
      <text:p text:style-name="P2"><text:soft-page-break/>Ob 1:10-14 Esaú (ou Edom) estava feliz no tempo do cativeiro de Jacó... "no dia do seu infortúnio". Ele se regozijou na queda de Jerusalém sob a espada dos Caldeus. Moabe podia ter sido uma habitação para os cativos de Sião (Is 16:4), mas Edom ficou no caminho para desviá-los.</text:p>
      <text:p text:style-name="P2"/>
      <text:p text:style-name="P2">Ob 1:12-14 Sete coisas que Esaú não devia ter feito.</text:p>
      <text:p text:style-name="P2"/>
      <text:p text:style-name="P2">Ob 1:21 Quando o monte de Esaú for castigado, a salvação exultará no monte Sião, e a santidade encontrará seu santuário ali (durante o milênio).</text:p>
      <text:p text:style-name="P2"/>
      <text:h text:style-name="Heading_20_2" text:outline-level="2">#1059</text:h>
      <text:p text:style-name="P2"/>
      <text:p text:style-name="P2">Quando Deus permite provas extraordinárias, Ele dá conforto extraordinário.</text:p>
      <text:p text:style-name="P2"/>
      <text:p text:style-name="P2">João 1:1-28</text:p>
      <text:p text:style-name="P2"/>
      <text:p text:style-name="P2">Este evangelho apresenta muito mais, do que os outros três, das Pessoas do Filho de Deus, do Pai e do Espírito Santo. Estaremos lendo da rejeição do Senhor Jesus e nossa redenção, como se já tivesse acontecido. Não há menção do nascimento do Senhor, ou da ascensão para o céu, nem os eventos estão em seqüência. Podemos dizer que tudo está no "agora". Israel é visto como estando totalmente rejeitado por Deus.</text:p>
      <text:p text:style-name="P2"/>
      <text:p text:style-name="P2">Jo 1:1 Deus nos leva de volta para a eternidade, antes da criação do mundo. Deus não teve começo. Este evangelho fala da glória de Cristo, esse Homem bendito que hoje está na glória. Mostra-nos os filhos de Deus (os que crêem) como Sua família. João nos fala repetidas vezes que este Homem bendito é Deus.</text:p>
      <text:p text:style-name="P2"/>
      <text:p text:style-name="P2">Em João não há (1) nascimento do Senhor Jesus. (2) Não há registro de Seus ancestrais terrenos. (3) Não é tentado por Satanás. (4) Não há menção de nenhum caso de possessão demoníaca. (5) Não há agonia no Getsêmani. (6) Não há as três horas de trevas na cruz. (7) Não há o abandono de Deus. (8) Não há a ascensão. É o Senhor Jesus Cristo, rejeitado por Seu próprio povo Israel, mas vivendo e morrendo para a glória de Deus.</text:p>
      <text:p text:style-name="P2"/>
      <text:p text:style-name="P2">Jo 1:1-5 O que o Senhor Jesus sempre foi e é. Ele era antes do início de todas as coisas. Tudo o que Deus é, Sua sabedoria e amor e poder, estão em Cristo.</text:p>
      <text:p text:style-name="P2"/>
      <text:p text:style-name="P2">Jo 1:6-13 O propósito para o qual João Batista foi levantado era de apontar para "a Luz".</text:p>
      <text:p text:style-name="P2"/>
      <text:p text:style-name="P2">Jo 1:12 Somente aqueles que são "nascidos de novo" são filhos de Deus.</text:p>
      <text:p text:style-name="P2"/>
      <text:p text:style-name="P2">Jo 1:14-18 Foi isto que o Senhor Se tornou quando veio ao mundo. Sua glória foi vista.</text:p>
      <text:p text:style-name="P2"/>
      <text:p text:style-name="P2">Jo 1:19-28 Ele veio após João, mas existia antes dele.</text:p>
      <text:p text:style-name="P2"/>
      <text:h text:style-name="Heading_20_2" text:outline-level="2">#1060</text:h>
      <text:p text:style-name="P2"/>
      <text:p text:style-name="P2"><text:soft-page-break/>Deus ama cada um de nós como se não existisse nada além de cada um de nós para amar.</text:p>
      <text:p text:style-name="P2"/>
      <text:p text:style-name="P2">João 1:29-51</text:p>
      <text:p text:style-name="P2"/>
      <text:p text:style-name="P2">Jo 1:29-34 Jesus é o "Cordeiro de Deus", o sacrifício que Deus proveu para nós.</text:p>
      <text:p text:style-name="P2"/>
      <text:p text:style-name="P2">Jo 1:32 Deus provou que Jesus era Seu Filho pelo Espírito de Deus descendo sobre Ele.</text:p>
      <text:p text:style-name="P2"/>
      <text:p text:style-name="P2">Jo 1:35-51 Maravilhosa visão, o bendito Senhor atrai seguidores a Si mesmo. Os seguidores de João o deixam e seguem a Jesus. Todos se alegram juntamente. Agora repare Seus diversos nomes (1) a "Palavra", (2) "Jesus", (3) "a Luz". Veja se consegue encontrar pelo menos outros cinco.</text:p>
      <text:p text:style-name="P2"/>
      <text:h text:style-name="Heading_20_2" text:outline-level="2">#1061</text:h>
      <text:p text:style-name="P2"/>
      <text:p text:style-name="P2">Louvor é o solo onde o gozo vence.</text:p>
      <text:p text:style-name="P2"/>
      <text:p text:style-name="P2">João 2</text:p>
      <text:p text:style-name="P2"/>
      <text:p text:style-name="P2">Jo 2:1-11 O primeiro milagre. O vinho nas escrituras é às vezes uma figura da alegria neste mundo. O homem fez com que ela terminasse. O Senhor Jesus transforma água em vinho, só Ele pode nos dar verdadeira alegria.</text:p>
      <text:p text:style-name="P2"/>
      <text:p text:style-name="P2">Jo 2:13-17 Ele tem o direito e o poder de limpar o templo, a casa de Seu Pai. Mais tarde Ele teria de abandoná-lo, pois a nação O rejeitou.</text:p>
      <text:p text:style-name="P2"/>
      <text:p text:style-name="P2">Jo 2:23-25 Como acontece hoje, muitos crêem no Seu nome, mas não passam disso. Eles só O viram; as pessoas dizem que "ver é crer". Mas não é assim. Suas consciências não são alcançadas.</text:p>
      <text:p text:style-name="P2"/>
      <text:h text:style-name="Heading_20_2" text:outline-level="2">#1062</text:h>
      <text:p text:style-name="P2"/>
      <text:p text:style-name="P2">Deus quer que usemos o melhor de nossa vida para Ele.</text:p>
      <text:p text:style-name="P2"/>
      <text:p text:style-name="P2">João 3</text:p>
      <text:p text:style-name="P2"/>
      <text:p text:style-name="P2">Jo 3:1-21 Estes versículos explicam verdadeiramente o que os últimos três versículos do capítulo de ontem significavam. Muitos acham que se estiverem vivendo uma "vida correta" terão maior chance de alcançar o céu. Nicodemos pensava assim. Mas lhe foi dito que precisava "nascer de novo".</text:p>
      <text:p text:style-name="P2"/>
      <text:p text:style-name="P2">Jo 3:12-21 O Senhor Jesus como que se volta para o mundo inteiro e nos dá a maravilhosa notícia de salvação eterna com Deus por crer no Senhor Jesus Cristo.</text:p>
      <text:p text:style-name="P2"/>
      <text:p text:style-name="P2">Jo 3:18 Qualquer um que não aceite o Senhor Jesus como seu Salvador pessoal já está condenado; o versículo 12:31 mostra que o julgamento já foi determinado. Mas quando alguém crê, tudo é perdoado e aquela pessoa é salva. Um bom versículo para dar a incrédulos.</text:p>
      <text:p text:style-name="P2"/>
      <text:p text:style-name="P2"><text:soft-page-break/>Jo 3:25-34 João Batista diz coisas que são bem claras. O mais jovem é capaz de entender estas palavras.</text:p>
      <text:p text:style-name="P2"/>
      <text:p text:style-name="P2">Jo 3:35,36 O João que escreveu este evangelho (não o Batista) deve ter sido quem escreveu estas palavras, pois João Batista nada sabia sobre o Cristianismo e a vida eterna.</text:p>
      <text:p text:style-name="P2"/>
      <text:h text:style-name="Heading_20_2" text:outline-level="2">#1063</text:h>
      <text:p text:style-name="P2"/>
      <text:p text:style-name="P2">Deus me ama do jeito que eu sou, mas Ele me ama demais para deixar que eu continue assim.</text:p>
      <text:p text:style-name="P2"/>
      <text:p text:style-name="P2">João 4</text:p>
      <text:p text:style-name="P2"/>
      <text:p text:style-name="P2">Jo 4:1-4 Para ir da Judéia (no Sul) para a Galiléia (no Norte) uma pessoa precisava passar através da Samaria.</text:p>
      <text:p text:style-name="P2"/>
      <text:p text:style-name="P2">Jo 4:5-42 Embora o Senhor Jesus não seja desejado na Judéia, Ele fica feliz em dedicar Seu tempo a ganhar uma mulher pecadora. Ele é o Dador da água viva. Com tudo o que tentou, o coração dela não podia ficar satisfeito. Mas foi somente quando sua consciência foi tocada que ela entendeu que não estava falando com um homem comum.</text:p>
      <text:p text:style-name="P2"/>
      <text:p text:style-name="P2">Jo 4:28-42 Ela mostrou o verdadeiro sinal de um crente, quis falar imediatamente do Senhor Jesus a outros. Se você nunca falou a ninguém do Senhor Jesus como seu Salvador, então você não está seguro de ter sido salvo - Romanos 10:9,10.</text:p>
      <text:p text:style-name="P2"/>
      <text:p text:style-name="P2">Jo 4:43-54 Mas Ele tinha outra obra a fazer. Ele podia levantar alguém dentre os mortos se necessário. Agora ele cura este filho que estava a ponto de morrer, (uma figura de Israel como nação). Depois que o Senhor Jesus voltar para os que crêem, Ele irá levantar Israel de seu presente estado que é como se estivesse morto.</text:p>
      <text:p text:style-name="P2"/>
      <text:h text:style-name="Heading_20_2" text:outline-level="2">#1064</text:h>
      <text:p text:style-name="P2"/>
      <text:p text:style-name="P2">Deus nunca nos tira algo sem que nos dê algo infinitamente melhor em seu lugar.</text:p>
      <text:p text:style-name="P2"/>
      <text:p text:style-name="P2">João 5:1-27</text:p>
      <text:p text:style-name="P2"/>
      <text:p text:style-name="P2">Jo 5:1-16 Que milagre Jesus faz; Ele vai ao pobre homem, não diz ao homem que venha a Si. E assim é agora, não podemos ir a Ele em nossos pecados. Mas Ele vem a nós. Fazer isto no Sábado só despertou a ira do povo religioso.</text:p>
      <text:p text:style-name="P2"/>
      <text:p text:style-name="P2">Jo 5:17-27 Mas revelou também a verdade de que Deus Pai, e Deus Filho, estão trabalhando juntos na salvação de almas. Todo ser humano vivo receberá uma das duas coisas do Senhor Jesus, a vida eterna, ou será banido no inferno.</text:p>
      <text:p text:style-name="P2"/>
      <text:p text:style-name="P2">Jo 5:25 Refere-se a uma pessoa que está morta no pecado. É assim que todos os incrédulos estão. Quando escutamos a voz do Filho de Deus, recebemos vida, agora vivemos.</text:p>
      <text:p text:style-name="P2"/>
      <text:h text:style-name="Heading_20_2" text:outline-level="2"><text:soft-page-break/>#1065</text:h>
      <text:p text:style-name="P2"/>
      <text:p text:style-name="P2">Quando oramos por nossos irmãos isto nos ajuda muito a amá-los.</text:p>
      <text:p text:style-name="P2"/>
      <text:p text:style-name="P2">João 5:28-47</text:p>
      <text:p text:style-name="P2"/>
      <text:p text:style-name="P2">Jo 5:28,29 Estes versículos referem-se a algo totalmente diferente. Estes mortos são aqueles que estão em seus túmulos. Seus corpos estão mortos. Tanto salvos quanto não salvos. Os crentes, cujos corpos estão nos túmulos, serão ressuscitados pela voz do Senhor Jesus algum dia destes (1 Ts 4:16) Os incrédulos que morreram permanecerão em seus túmulos por mais cerca de mil anos! E então serão ressuscitados pela voz do Filho de Deus - Ap 20:12. Portanto, nossos dois versículos referem-se a dois eventos separados em duas épocas distintas.</text:p>
      <text:p text:style-name="P2"/>
      <text:p text:style-name="P2">Jo 5:32-47 Eles eram indesculpáveis quando se recusaram a aceitá-Lo. Quatro coisas e pessoas lhes falavam dEle. (1) João Batista. (2) Suas próprias obras. (3) Seu Pai em Seu batismo (1:32,33); e (4) as passagens do Antigo Testamento, vers. 45-47.</text:p>
      <text:p text:style-name="P2"/>
      <text:h text:style-name="Heading_20_2" text:outline-level="2">#1066</text:h>
      <text:p text:style-name="P2"/>
      <text:p text:style-name="P2">Você pode servir sem amar, mas não pode amar sem servir.</text:p>
      <text:p text:style-name="P2"/>
      <text:p text:style-name="P2">João 6:1-40</text:p>
      <text:p text:style-name="P2"/>
      <text:p text:style-name="P2">Jo 6:1-4 Que maravilhoso poder! O Senhor Jesus podia alimentar 5.000 homens com 5 pães e 2 peixinhos. Hoje Ele é o alimento para cada crente na face da Terra.</text:p>
      <text:p text:style-name="P2"/>
      <text:p text:style-name="P2">Jo 6:15 Externamente parece que eles O queriam como Rei. Mas Ele podia enxergar além de suas ações em seus corações.</text:p>
      <text:p text:style-name="P2"/>
      <text:p text:style-name="P2">Jo 6:16-21 Quando temos dificuldades em nossa vida, devemos nos lembrar de ler estes versículos; principalmente o versículo 20.</text:p>
      <text:p text:style-name="P2"/>
      <text:p text:style-name="P2">Jo 6:22-40 Eles estavam interessados nEle principalmente por terem sido alimentados por Ele. Mas o que Ele queria era seus corações. Ele queria que todos O recebessem e ao presente que Ele podia lhes dar... a vida eterna. (vers. 27).</text:p>
      <text:p text:style-name="P2"/>
      <text:h text:style-name="Heading_20_2" text:outline-level="2">#1067</text:h>
      <text:p text:style-name="P2"/>
      <text:p text:style-name="P2">Um ídolo é qualquer coisa que permitimos que venha antes de Cristo.</text:p>
      <text:p text:style-name="P2"/>
      <text:p text:style-name="P2">João 6:41-71</text:p>
      <text:p text:style-name="P2"/>
      <text:p text:style-name="P2">Jo 6:41 Os Judeus reclamam de Ele ter dito que tinha descido do céu!</text:p>
      <text:p text:style-name="P2"/>
      <text:p text:style-name="P2">Jo 6:44 Este versículo tira de nós todo crédito por aceitarmos o Senhor Jesus e concede toda a glória a Deus. O pão que Jesus deu foi Sua carne, a qual Ele daria por todo o mundo. Não poderia haver salvação para nós se o Senhor Jesus tão somente tivesse vindo ao mundo, e depois voltado para o céu. Ele devia morrer.</text:p>
      <text:p text:style-name="P2"/>
      <text:p text:style-name="P2"><text:soft-page-break/>Jo 6:51-58 Isto não significa que realmente comamos a carne e bebamos Seu sangue. Mas significa que, se for para obtermos a salvação, esta será através de Sua morte, e de nenhuma outra forma. A morte de Cristo deixa bem claro que a velha vida com a qual nascemos jamais pode herdar a vida eterna. É só quando entendemos que a velha vida está condenada e colocada no lugar da morte, que podemos saber que nossa nova vida está em Cristo, que morreu e ressuscitou.</text:p>
      <text:p text:style-name="P2"/>
      <text:p text:style-name="P2">Jo 6:53 É preciso COMER uma vez para salvação.</text:p>
      <text:p text:style-name="P2"/>
      <text:p text:style-name="P2">Jo 6:54-57 A palavra muda para COME. Estes versículos são para o crente. "Come" significa que devemos estar comendo continuamente. É a Sua morte que nos mantém em nossa nova vida.</text:p>
      <text:p text:style-name="P2"/>
      <text:p text:style-name="P2">Jo 6:69-71 Muitos não podiam aceitar o que acaba de ser dito, e desistiram. Mas isso apenas demonstrou que sua crença nEle era muito vaga.</text:p>
      <text:p text:style-name="P2"/>
      <text:p text:style-name="P2">Jo 6:68 Se nosso coração se torna frio para com o Senhor, para quem poderemos nos voltar que nos faça feliz? A resposta de Pedro é bem clara.</text:p>
      <text:p text:style-name="P2"/>
      <text:h text:style-name="Heading_20_2" text:outline-level="2">#1068</text:h>
      <text:p text:style-name="P2"/>
      <text:p text:style-name="P2">A medida em que tenho deixado que o mundo ocupe meu coração, é a medida em que tenho perdido minha força espiritual. O mundo é um sistema separado de Deus, sobre o qual Satanás é deus e príncipe. Se eu amar o mundo em qualquer forma e medida, estarei sendo infiel a Cristo. Tiago 4:4.</text:p>
      <text:p text:style-name="P2"/>
      <text:p text:style-name="P2">João 7:1-31</text:p>
      <text:p text:style-name="P2"/>
      <text:p text:style-name="P2">Jo 7:1-9 A família de Jesus não crê nEle! Eles insistem para que vá a Jerusalém para as celebrações Judaicas. Mas Ele espera; mais tarde irá e Se revelará.</text:p>
      <text:p text:style-name="P2"/>
      <text:p text:style-name="P2">Jo 7:10-13 Enquanto ensina no Templo, Jesus não fala muito de Si.</text:p>
      <text:p text:style-name="P2"/>
      <text:p text:style-name="P2">Jo 7:17 Se alguém desejar fazer a vontade de Deus, conhecerá o ensino das escrituras... se vêm de Deus ou se são pensamentos de homens. Será que estamos nos sujeitando à Palavra de Deus?</text:p>
      <text:p text:style-name="P2"/>
      <text:p text:style-name="P2">Jo 7:19-31 Moisés deu aos Israelitas a lei, mas eles não a guardaram. Quando Jesus veio eles tentaram matá-Lo por Ele ter curado um homem no Sábado!</text:p>
      <text:p text:style-name="P2"/>
      <text:h text:style-name="Heading_20_2" text:outline-level="2">#1069</text:h>
      <text:p text:style-name="P2"/>
      <text:p text:style-name="P2">As coisas que eu permito em minha vida podem ser causa do tropeço de outra pessoa.</text:p>
      <text:p text:style-name="P2"/>
      <text:p text:style-name="P2">João 7:32-35</text:p>
      <text:p text:style-name="P2"/>
      <text:p text:style-name="P2">Jo 7:37 Gloriosa Pessoa - tão individual. O cristianismo não é uma religião, é uma Pessoa. Você vive em comunhão com Ele um dia após o outro?</text:p>
      <text:p text:style-name="P2"><text:soft-page-break/></text:p>
      <text:p text:style-name="P2">Jo 7:38,39 A água é uma figura do Espírito Santo, que desceu do céu em Pentecostes. Ele preenche todo crente com satisfação e gozo celestial, se você não deixar que outras coisas preencham sua vida. (Mas lembre-se de que o Espírito Santo ainda não tinha vindo pois Jesus ainda não tinha subido ao céu).</text:p>
      <text:p text:style-name="P2"/>
      <text:p text:style-name="P2">Jo 7:40-53 Eles estavam divididos com respeito a Jesus. O que pensamos dEle decide o lado que tomamos, mesmo depois que somos crentes. O quanto o Senhor Jesus significa para nós irá determinar o tipo de vida que iremos viver. Gostamos da companhia de pessoas que não estão salvas? Então o Senhor perdeu Sua atração pra nós.</text:p>
      <text:p text:style-name="P2"/>
      <text:h text:style-name="Heading_20_2" text:outline-level="2">#1070</text:h>
      <text:p text:style-name="P2"/>
      <text:p text:style-name="P2">Se amamos o Senhor, amaremos Seus irmãos.</text:p>
      <text:p text:style-name="P2"/>
      <text:p text:style-name="P2">João 8:1-32</text:p>
      <text:p text:style-name="P2"/>
      <text:p text:style-name="P2">Há três palavras que podem descrever o Senhor Jesus - "Vida", "Luz" e "Amor". Nestes capítulos, "água" ou "vida" são mencionadas - uma figura de "Vida" (veja 4:10 e 7:38). Do capítulo 8 até o final do 12, trata-se de "Luz". Então do capítulo 13 ao fim, certamente o assunto é "Amor". hoje iremos ver "Luz".</text:p>
      <text:p text:style-name="P2"/>
      <text:p text:style-name="P2">Jo 8:1-11 Estes líderes religiosos continuam a tentar fazer Jesus cometer um erro para poderem acusá-lo de ir contra as Escrituras. Antes de mais nada, eles próprios estavam transgredindo a lei. Pois em Lv 20:10 diz claramente que tanto o homem como a mulher deviam ser punidos. Mas eles trazem somente a mulher. Jesus faz com que eles se lembrem de seus próprios pecados. Ele escrevia na terra, dando à consciência tempo para funcionar. Com a consciência culpada na presença de Deus, eles saíram um de cada vez. Eles não podiam permanecer diante da "Luz". E o Senhor disse à mulher para ir e não pecar mais. A Luz revela como somos maus, mas o sangue do Senhor Jesus nos limpa de todo pecado. (1 João 1:7).</text:p>
      <text:p text:style-name="P2"/>
      <text:p text:style-name="P2">Jo 8:12-32 O que é o Senhor Jesus no verso 12?</text:p>
      <text:p text:style-name="P2"/>
      <text:p text:style-name="P2">Jo 8:13-19 Os Fariseus diziam que uma testemunha era suficiente. Mas Deus era também Sua testemunha. Portanto havia duas testemunhas, mas mesmo assim eles não iriam mudar, nem crer.</text:p>
      <text:p text:style-name="P2"/>
      <text:p text:style-name="P2">Jo 8:21-32 Alguns dos versículos de maior ajuda de todas as escrituras para vermos a importância de conhecer quem é Jesus. Leia cuidadosamente - particularmente o vers. 24.</text:p>
      <text:p text:style-name="P2"/>
      <text:h text:style-name="Heading_20_2" text:outline-level="2">#1071</text:h>
      <text:p text:style-name="P2"/>
      <text:p text:style-name="P2">Nossa questão é com um Deus que pode perdoar e limpar tudo, mas que não pode deixar passar coisa alguma.</text:p>
      <text:p text:style-name="P2"/>
      <text:p text:style-name="P2">João 8:33-59</text:p>
      <text:p text:style-name="P2"/>
      <text:p text:style-name="P2"><text:soft-page-break/>Jo 8:33-50 Jesus assinalou que apesar de eles serem descendentes de Abraão, diante de Deus eles eram pecadores. E estavam seguindo o pai dles, o diabo.</text:p>
      <text:p text:style-name="P2"/>
      <text:p text:style-name="P2">Jo 8:51-59 Jesus disse que se alguém guardasse Sua Palavra jamais iria perecer. Mas eles argumentaram que Abraão tinha morrido. Seria Jesus maior do que Abraão? - perguntaram eles.</text:p>
      <text:p text:style-name="P2"/>
      <text:p text:style-name="P2">Jo 8:58,59 A maravilhosa resposta de Jesus e o que eles responderam. (Você reparou a "luz" no capítulo? ...ela expõe). </text:p>
      <text:p text:style-name="P2"/>
      <text:h text:style-name="Heading_20_2" text:outline-level="2">#1072</text:h>
      <text:p text:style-name="P2"/>
      <text:p text:style-name="P2">Deus prova nossa fé para podermos provar Sua fidelidade.</text:p>
      <text:p text:style-name="P2"/>
      <text:p text:style-name="P2">João 9</text:p>
      <text:p text:style-name="P2"/>
      <text:p text:style-name="P2">Ontem vimos as palavras do rejeitado Jesus. Hove vemos Suas indesejadas obras. O capítulo inteiro é uma só história a respeito da "Luz", Jesus, trazendo luz para o homem em trevas. A questão sobre Quem é Jesus está no centro de tudo. O foco estava nos Fariseus. Eles não podiam negar que um grande milagre tinha sido realizado. O versículo 24 mostra em quê eles acreditavam. O mundo não mudou! M a maioria dos argumentos que os líderes religiosos têm hoje giram em torno da mesma pergunta. "Jesus é o Filho de Deus?" Se Jesus não for Deus, então não existe céu, inferno ou salvação. Mas já que Ele é o Filho de Deus, então tudo o que a Bíblia diz é verdade. O que o Senhor Jesus fez a esse cego é uma figura do que Ele fez para cada crente nEle. Ele devolveu a vista aos nossos olhos cegos. O cego podia entender melhor do que os outros, que se Jesus não era de Deus, Ele nada poderia fazer.</text:p>
      <text:p text:style-name="P2"/>
      <text:p text:style-name="P2">Jo 9:35-38 O cego é expulso da religião dos Judeus, mas Jesus o encontra e revela a ele que Ele é o Filho de Deus. O homem crê e O adora.</text:p>
      <text:p text:style-name="P2"/>
      <text:p text:style-name="P2">Jo 9:40-41 Se os Fariseus tivessem confessado que eram cegos, também haveria cura para o pecado deles, mas quando disseram que viam, seu pecado permaneceu. (Você viu "luz" neste capítulo? ela trouxe libertação).</text:p>
      <text:p text:style-name="P2"/>
      <text:h text:style-name="Heading_20_2" text:outline-level="2">#1073</text:h>
      <text:p text:style-name="P2"/>
      <text:p text:style-name="P2">Hoje o dia pode começar como um dia qualquer, mas pode ser um dia em que Deus irá abençoar você, dirigi-lo e usá-lo para Sua glória.</text:p>
      <text:p text:style-name="P2"/>
      <text:p text:style-name="P2">João 10</text:p>
      <text:p text:style-name="P2"/>
      <text:p text:style-name="P2">Jesus está reunindo Suas ovelhas em torno de um novo centro - Ele próprio. Ele as estava reunindo fora do velho aprisco (Israel). (Os Judeus tinham ajudado a obra do Senhor sem saber disso, ao expulsarem o homem no capítulo 9:34).</text:p>
      <text:p text:style-name="P2"/>
      <text:p text:style-name="P2">Jo 10:3 O porteiro é o Espírito Santo. Jesus guia as ovelhas para fora do rebanho judeu para dar a elas vida em uma nova condição.</text:p>
      <text:p text:style-name="P2"/>
      <text:p text:style-name="P2"><text:soft-page-break/>Jo 10:7-9 Aqueles que entram pela porta (Jesus) encontram salvação, liberdade, alimento e intimidade.</text:p>
      <text:p text:style-name="P2"/>
      <text:p text:style-name="P2">Jo 10:29 Encontram também segurança e proteção. O Pai deu as ovelhas a Cristo.</text:p>
      <text:p text:style-name="P2"/>
      <text:p text:style-name="P2">Jo 10:16 As "outras ovelhas" somos nós, Gentios. Alguns O escutaram. Repare que há um só rebanho. Ele é o Pastor. Nós permanecemos próximos a Ele porque Ele atrai nossos corações. Não existe uma cerca ao nosso redor, não existe uma lei, mas Ele é o Centro de atração.</text:p>
      <text:p text:style-name="P2"/>
      <text:p text:style-name="P2">Jo 10:24-38 Os Judeus estão outra vez divididos. Quem é Ele? perguntam eles. Ele volta a revelar Suas Palavras e obras. Eles não queriam crer porque não eram Suas ovelhas.</text:p>
      <text:p text:style-name="P2"/>
      <text:h text:style-name="Heading_20_2" text:outline-level="2">#1074</text:h>
      <text:p text:style-name="P2"/>
      <text:p text:style-name="P2">Nunca há poder coletivo sem fidelidade individual.</text:p>
      <text:p text:style-name="P2"/>
      <text:p text:style-name="P2">João 11</text:p>
      <text:p text:style-name="P2"/>
      <text:p text:style-name="P2">Por Seu poder o Senhor Jesus prova ser a ressurreição e a vida. Embora Lázaro estivesse doente, Jesus não visitou Maria e Marta até quatro dias depois da morte de Lázaro. Isso deve ter colocado em teste a fé deles tremendamente. Mas Ele estava esperando que Seu Pai dissesse a Ele quando devia ir.</text:p>
      <text:p text:style-name="P2"/>
      <text:p text:style-name="P2">Jo 11:24 Elas sabiam que Lázaro ressuscitaria no último dia, mas isso não lhes serviu de conforto naquela ocasião. Oh, elas pensavam, se ao menos Jesus tivesse chegado antes de Lázaro morrer!</text:p>
      <text:p text:style-name="P2"/>
      <text:p text:style-name="P2">Jo 11:42 Jesus ansiava para que cressem nEle!</text:p>
      <text:p text:style-name="P2"/>
      <text:p text:style-name="P2">Jo 11:43 Jesus ordena que o homem saísse da morte, pois Seu poder era ilimitado.</text:p>
      <text:p text:style-name="P2"/>
      <text:p text:style-name="P2">Jo 11:47 Quanto mais amor e poder Ele demonstrava, mais os líderes O odiavam. Eles estavam determinados a impedir Seu trabalho de uma forma ou de outra; matando-o, se fosse necessário. (Há luz neste capítulo).</text:p>
      <text:p text:style-name="P2"/>
      <text:h text:style-name="Heading_20_2" text:outline-level="2">#1075</text:h>
      <text:p text:style-name="P2"/>
      <text:p text:style-name="P2">Reunir-se ao nome do Senhor não se trata da sabedoria de um grupo de indivíduos, mas do desfrutar daquilo que nos foi prometido em Mateus 18:20</text:p>
      <text:p text:style-name="P2"/>
      <text:p text:style-name="P2">João 12:1-19</text:p>
      <text:p text:style-name="P2"/>
      <text:p text:style-name="P2">Jo 12:1-11 Aqui encontramos em Maria um belo contraste em relação a todo o ódio e falta de compreensão. Ela está em comunhão com o Senhor. O resultado da comunhão com Ele é a compreensão do que está acontecendo. Somente ela parece saber o que vai acontecer a Ele. Ela derrama um caro perfume em seus pés; isso imediatamente leva os demais a criticá-la!</text:p>
      <text:p text:style-name="P2"/>
      <text:p text:style-name="P2"><text:soft-page-break/>Jo 12:10 Eles transferem seus pensamentos homicidas para Lázaro. E as pessoas hoje ainda dizem que nunca alguém foi capaz de voltar da sepultura. A verdade é que elas não crerão, mesmo que alguém ressuscite de entre os mortos. (Lucas 16:31).</text:p>
      <text:p text:style-name="P2"/>
      <text:p text:style-name="P2">Jo 12:12-19 O povo aclama Jesus como Rei de Israel. Mas os líderes não sabem como parar isso.</text:p>
      <text:p text:style-name="P2"/>
      <text:h text:style-name="Heading_20_2" text:outline-level="2">#1076</text:h>
      <text:p text:style-name="P2"/>
      <text:p text:style-name="P2">A incredulidade em relação à verdade é algo natural... raciocinar contra a verdade não é difícil... mas a Palavra de Deus permanece tão clara e certa como nunca.</text:p>
      <text:p text:style-name="P2"/>
      <text:p text:style-name="P2">João 12:20-50</text:p>
      <text:p text:style-name="P2"/>
      <text:p text:style-name="P2">Jo 12:20-26 Os Gregos (Gentios) querem vê-Lo. Jesus sabia que ainda não tinha chegado a hora de ser Rei. Em vez disso ele estava caminhando para a cruz!</text:p>
      <text:p text:style-name="P2"/>
      <text:p text:style-name="P2">Jo 12:24 Primeiro Jesus devia se tornar como uma semente que é plantada no solo. Ela morre, mas é pela morte que dá fruto. Aqueles que creram no Senhor Jesus como Salvador são o resultado, o fruto, para Deus.</text:p>
      <text:p text:style-name="P2"/>
      <text:p text:style-name="P2">Jo 12:26 Uma coisa é ser salvo, mas outra é seguir o Senhor Jesus! Aqui é onde a felicidade e a paz passa a fazer parte da vida do crente.</text:p>
      <text:p text:style-name="P2"/>
      <text:p text:style-name="P2">Jo 12:27-36 O Senhor estava atribulado em Seu espírito, e Ele pede para ser livrado daquilo que estava por vir. Mas imediatamente acrescenta que tinha sido exatamente para isso que Ele tinha vindo ao mundo.</text:p>
      <text:p text:style-name="P2"/>
      <text:p text:style-name="P2">Jo 12:37-50 Não importa quantos milagres Ele fizesse, mesmo assim eles não queriam crer. Duas grandes coisas irão acontecer em um só evento. O mundo estava para se tornar culpado da crucificação do Senhor Jesus, e o poder de Satanás estava para ser destruído.</text:p>
      <text:p text:style-name="P2"/>
      <text:p text:style-name="P2">Jo 12:38 Isaías, mais de 500 anos antes, havia escrito estas mesmas palavras - Isaías 53:1</text:p>
      <text:p text:style-name="P2"/>
      <text:p text:style-name="P2">Jo 12:46 "A Luz" é mais uma vez mencionada.</text:p>
      <text:p text:style-name="P2"/>
      <text:p text:style-name="P2">Jo 12:48 A Bíblia irá julgar e condenar os incrédulos quando estiverem diante do Senhor no fim do milênio.</text:p>
      <text:p text:style-name="P2"/>
      <text:h text:style-name="Heading_20_2" text:outline-level="2">#1077</text:h>
      <text:p text:style-name="P2"/>
      <text:p text:style-name="P2">Deus registra o passado e revela o futuro em Sua Palavra, com o objetivo de me afetar no presente.</text:p>
      <text:p text:style-name="P2"/>
      <text:p text:style-name="P2">João 13</text:p>
      <text:p text:style-name="P2"/>
      <text:p text:style-name="P2">De agora em diante Jesus só é visto com Seus discípulos.</text:p>
      <text:p text:style-name="P2"/>
      <text:p text:style-name="P2"><text:soft-page-break/>Jo 13:1 O amor de Jesus nunca mudou para com os Seus, mesmo estando Ele agora diante da cruz.</text:p>
      <text:p text:style-name="P2"/>
      <text:p text:style-name="P2">Jo 13:1-17 Jesus está nos ensinando uma lição. Cada crente deve ter um interesse e uma preocupação real nos outros crentes. Devemos lavar os pés uns dos outros. Isso significa que quando um de nós faz algo que não agrade o Senhor, outro crente pode vir a nós e, amorosamente, apontar isso. Satanás aqui iria dizer que não devemos julgar uns aos outros. Se amamos uns aos outros, vamos tentar ajudar uns aos outros. É somente quando julgamos e tiramos de nossa vida as coisas que não agradam o Senhor que podemos ter comunhão com Ele.</text:p>
      <text:p text:style-name="P2"/>
      <text:p text:style-name="P2">Jo 13:7 Jesus estava partindo, e eles iriam entender isso mais tarde. O "depois" refere-se aos nossos dias.</text:p>
      <text:p text:style-name="P2"/>
      <text:p text:style-name="P2">Jo 13:18-30 Judas é apontado como aquele que trai o Senhor. Judas sai antes da ceia do Senhor. Isso não é dito aqui.</text:p>
      <text:p text:style-name="P2"/>
      <text:p text:style-name="P2">Jo 13:31-35 O Senhor Jesus será visto em Sua glória quando vier em Seu Reino no início do milênio. Mas Deus O terá glorificado antes disso - agora no céu.</text:p>
      <text:p text:style-name="P2"/>
      <text:p text:style-name="P2">Jo 13:34-36 Ao amarmos uns aos outros demonstramos que seguimos o Senhor Jesus.</text:p>
      <text:p text:style-name="P2"/>
      <text:p text:style-name="P2">Jo 13:37,38 Pedro se gaba de sua fidelidade, mas é avisado da queda que o espera.</text:p>
      <text:p text:style-name="P2"/>
      <text:h text:style-name="Heading_20_2" text:outline-level="2">#1078</text:h>
      <text:p text:style-name="P2"/>
      <text:p text:style-name="P2">Nunca existirá um tempo, enquanto o Senhor não vier, em que falte luz na Palavra de Deus para guiar o crente.</text:p>
      <text:p text:style-name="P2"/>
      <text:p text:style-name="P2">João 14</text:p>
      <text:p text:style-name="P2"/>
      <text:p text:style-name="P2">Jo 14:1-14 Eles estavam grandemente atribulados com a idéia de Sua partida. Por isso Jesus os conforta. Ele vai preparar um lugar para eles na Casa de Seu Pai, e voltará para levá-los para Si. Isto é um conforto para nós também.</text:p>
      <text:p text:style-name="P2"/>
      <text:p text:style-name="P2">Jo 14:6 Pense em tudo o que está incluído nestas palavras!</text:p>
      <text:p text:style-name="P2"/>
      <text:p text:style-name="P2">Jo 14:9-11 Quando nós que somos crentes lemos João 1:18 podemos pensar que jamais veremos a Deus, o Pai. Mas estes versículos explicam que sim, todavia na Pessoa do Filho. Leia também Cl 2:9, Pai, Filho e Espírito Santo se aprazem em habitar no corpo do Filho.</text:p>
      <text:p text:style-name="P2"/>
      <text:p text:style-name="P2">Jo 14:13 Isto significa que estamos vivendo em obediência à Palavra de Deus.</text:p>
      <text:p text:style-name="P2"/>
      <text:p text:style-name="P2">Jo 14:16-26 O Consolador é o Espírito Santo. Ele é Aquele que ensinou os apóstolos. Se nós, que somos crentes, obedecêssemos as Escrituras, estaríamos em uma só comunhão, reunidos somente ao Nome do Senhor.</text:p>
      <text:p text:style-name="P2"/>
      <text:p text:style-name="P2">Jo 14:21 Quanto mais obedientes formos, mais Jesus Se revela a nós. Quanto mais Ele atrai nosso coração, menos o mundo irá nos atrair.</text:p>
      <text:p text:style-name="P2"/>
      <text:p text:style-name="P2"><text:soft-page-break/>Jo 14:27-31 O Senhor Jesus desfrutava de uma paz constante com Seu Pai. Ele nunca ficava abalado, não importa quão terrível fosse o tratamento que este mundo Lhe dava. É esta a paz que Ele nos dá. Se não estivermos todos os dias caminhando com Ele o mundo logo tomará conta de nosso coração, e essa paz é prejudicada. Que Ele possa satisfazer nosso coração cada vez mais.</text:p>
      <text:p text:style-name="P2"/>
      <text:h text:style-name="Heading_20_2" text:outline-level="2">#1079</text:h>
      <text:p text:style-name="P2"/>
      <text:p text:style-name="P2">A Bíblia não foi escrita para a informação de cientistas, mas nenhuma descoberta da ciência pode negar a verdade que ela contém.</text:p>
      <text:p text:style-name="P2"/>
      <text:p text:style-name="P2">João 15</text:p>
      <text:p text:style-name="P2"/>
      <text:p text:style-name="P2">Jo 15:1-7 Quando Jesus estava no mundo, Ele era a videira verdadeira. Israel deveria ter sido essa videira - Sl 80:8. Os ramos devem permanecer na videira ou não poderão dar fruto. Quem não está nEle é lançado fora, como um galho seco, pois não passa de alguém que meramente professa ser dEle. Estes versículos estão dizendo que sem Ele nada podemos fazer - versículo 5. Muitos acham que são cristãos por viverem uma vida correta e limpa; mas o Senhor Jesus nada tem a ver com suas vidas... não são nascidos de novo.</text:p>
      <text:p text:style-name="P2"/>
      <text:p text:style-name="P2">Jo 15:8-11 Estes versículos têm sido chamados de estrada real para a felicidade. Será o mesmo para nós? É através da obediência que temos gozo completo. Vers. 11.</text:p>
      <text:p text:style-name="P2"/>
      <text:p text:style-name="P2">Jo 15:18-27 O mundo odeia o crente no Senhor Jesus que vive para Ele.</text:p>
      <text:p text:style-name="P2"/>
      <text:p text:style-name="P2">Jo 15:24-25 Se eles não tivessem visto os milagres que Ele fez, poderia haver desculpa para não crerem nEle, mas agora eles não têm qualquer desculpa.</text:p>
      <text:p text:style-name="P2"/>
      <text:h text:style-name="Heading_20_2" text:outline-level="2">#1080</text:h>
      <text:p text:style-name="P2"/>
      <text:p text:style-name="P2">Enquanto Mateus nos mostra a glória oficial do Messias, e Marcos nos mostra a missão de serviço dAquele que "viveu fazendo o bem"... Lucas nos apresenta a Ele próprio, como o Filho do Homem.</text:p>
      <text:p text:style-name="P2"/>
      <text:p text:style-name="P2">João 16</text:p>
      <text:p text:style-name="P2"/>
      <text:p text:style-name="P2">Jo 16:1-16 Jesus continua a confortar Seus discípulos. Ele está contando a eles alguns segredos relacionados ao futuro... Ele avisa que alguns seriam expulsos da sinagoga... alguns seriam mortos... e diz que se não subisse ao céu, o Espírito Santo, com todo o Seu poder, não viria. Tudo aquilo iria valer a pena.</text:p>
      <text:p text:style-name="P2"/>
      <text:p text:style-name="P2">Jo 16:8 O Espírito Santo seria uma demonstração para o mundo.</text:p>
      <text:p text:style-name="P2"/>
      <text:p text:style-name="P2">Jo 16:12-15 Jesus tinha muitas coisas a dizer aos discípulos, mas eles não teriam poder para recebê-las até que o Espírito Santo viesse. O Espírito Santo iria guiá-los em toda a verdade.</text:p>
      <text:p text:style-name="P2"/>
      <text:p text:style-name="P2">Jo 16:16-22 Eles se entristeceriam enquanto Ele estivesse longe, mas Ele voltaria, e então eles se regozijariam. Então, depois de haver morrido, Ele ressuscitou e alguns crentes O viram. Mas esta passagem <text:soft-page-break/>está se referindo principalmente à Sua vinda entre nuvens. É por isso que aguardamos.</text:p>
      <text:p text:style-name="P2"/>
      <text:p text:style-name="P2">Jo 16:23-26 Ele revela a eles como deviam orar. Deviam orar ao Pai em Seu nome.</text:p>
      <text:p text:style-name="P2"/>
      <text:p text:style-name="P2">Jo 16:24 Plenitude de gozo através da oração... dependência.</text:p>
      <text:p text:style-name="P2"/>
      <text:p text:style-name="P2">Jo 16:33 O que Jesus disse foi para que tivessem paz nEle. No mundo eles teriam tribulações, mas Ele havia vencido o mundo. Aqui termina o diálogo do Senhor com Seus discípulos.</text:p>
      <text:p text:style-name="P2"/>
      <text:h text:style-name="Heading_20_2" text:outline-level="2">#1081</text:h>
      <text:p text:style-name="P2"/>
      <text:p text:style-name="P2">Com um versículo das Escrituras o Senhor fez Satanás se calar. Mt 4:1-11</text:p>
      <text:p text:style-name="P2"/>
      <text:p text:style-name="P2">João 17</text:p>
      <text:p text:style-name="P2"/>
      <text:p text:style-name="P2">Esta é a oração do Senhor ao Seu Pai; Jesus queria que tudo o que o Pai tinha decidido viesse a ocorrer.</text:p>
      <text:p text:style-name="P2"/>
      <text:p text:style-name="P2">Jo 17:1-5 A glória do Senhor Jesus, como Filho do Pai, nos é revelada.</text:p>
      <text:p text:style-name="P2"/>
      <text:p text:style-name="P2">Jo 17:6-19 Jesus coloca Seus discípulos no mesmo relacionamento que Ele tem com o Pai. (Eles são introduzidos na posição em que Ele estava como Homem diante de Deus Pai). Ele roga para que eles possam desfrutar desse lugar de bênção.</text:p>
      <text:p text:style-name="P2"/>
      <text:p text:style-name="P2">Jo 17:20-21 Outros viriam a crer depois. Nós somos alguns desses. Todos os crentes são introduzidos na mesma bênção da unidade com o Pai e o Filho.</text:p>
      <text:p text:style-name="P2"/>
      <text:p text:style-name="P2">Jo 17:22-26 Aqui temos um relance de nossa posição eterna na glória. Haverá uma total unidade. Veremos a glória do Filho. Mas eles (e nós) devemos desfrutar agora desse maravilhoso relacionamento.</text:p>
      <text:p text:style-name="P2"/>
      <text:h text:style-name="Heading_20_2" text:outline-level="2">#1082</text:h>
      <text:p text:style-name="P2"/>
      <text:p text:style-name="P2">Em minha vida, apenas o que foi produzido pela Palavra deve ser preservado.</text:p>
      <text:p text:style-name="P2"/>
      <text:p text:style-name="P2">João 18</text:p>
      <text:p text:style-name="P2"/>
      <text:p text:style-name="P2">Jo 18:1-14 Jesus entra no jardim e é traído por Judas. Em João não lemos de Sua agonia no jardim. Mas somente aqui lemos dos soldados e dos homens caindo ao solo, pois João nos mostra o Senhor Jesus como o Filho de Deus.</text:p>
      <text:p text:style-name="P2"/>
      <text:p text:style-name="P2">Jo 18:15-18 e 25-27 Pedro nega seu Senhor. Ele precisa aprender algumas lições. Repare nas palavras "e Anás mandou-o maniatado", vers. 24 - "depois levaram Jesus" - vers. 28. O bendito Senhor Jesus humildemente deixa que essas pessoas ímpias O levem de um lado para outro! Quão baixo foi o lugar que Ele tomou! Leia Fl 2:7-11.</text:p>
      <text:p text:style-name="P2"/>
      <text:h text:style-name="Heading_20_2" text:outline-level="2"><text:soft-page-break/>#1083</text:h>
      <text:p text:style-name="P2"/>
      <text:p text:style-name="P2">"Deus é meu Pai, e sou Seu presente para Seu Filho. Cristo é minha justiça... meu objetivo na vida... e meu gozo eternamente".</text:p>
      <text:p text:style-name="P2"/>
      <text:p text:style-name="P2">João 19</text:p>
      <text:p text:style-name="P2"/>
      <text:p text:style-name="P2">Repare nos muitos contrastes em todo este capítulo.</text:p>
      <text:p text:style-name="P2"/>
      <text:p text:style-name="P2">Jo 19:1 Pilatos havia examinado Jesus e não O considerou culpado. Mesmo assim ele O açoita.</text:p>
      <text:p text:style-name="P2"/>
      <text:p text:style-name="P2">Jo 19:2-3 Os soldados colocam uma coroa em Sua cabeça, mas é uma coroa de espinhos! Eles dizem "Salve, Rei dos Judeus!". Por seis vezes eles O chamam de Rei neste capítulo. Eles O esbofeteiam!</text:p>
      <text:p text:style-name="P2"/>
      <text:p text:style-name="P2">Jo 19:4-6 Pilatos diz não ter encontrado falta nEle. Os principais dos sacerdotes retrucam, "Crucifica-o! Crucifica-o!".</text:p>
      <text:p text:style-name="P2"/>
      <text:p text:style-name="P2">Jo 19:7 Em Lucas 22:67 lemos que os principais dos sacerdotes haviam pedido que Jesus lhes dissesse se Ele era o Cristo. Aqui eles dizem que Ele devia morrer por causa do que disse!</text:p>
      <text:p text:style-name="P2"/>
      <text:p text:style-name="P2">Jo 19:8-11 Pilatos fala de seu poder a Jesus. Jesus responde que ele não tinha qualquer poder! (Se não lhe fosse dado por Deus).</text:p>
      <text:p text:style-name="P2"/>
      <text:p text:style-name="P2">Jo 19:12-15 Os Judeus odiavam a César, cabeça do Império Romano, e aqui querem tê-lo por amigo!</text:p>
      <text:p text:style-name="P2"/>
      <text:p text:style-name="P2">Jo 19:16 Havendo admitido que Jesus não era culpado, mesmo assim ele O condena a ser crucificado.</text:p>
      <text:p text:style-name="P2"/>
      <text:p text:style-name="P2">Jo 19:18 O Senhor da glória, o Criador, é crucificado entre dois ladrões.</text:p>
      <text:p text:style-name="P2"/>
      <text:p text:style-name="P2">Jo 19:19 Depois de tudo isso Pilatos escreve este título e o coloca sobre a cruz!</text:p>
      <text:p text:style-name="P2"/>
      <text:p text:style-name="P2">Jo 19:23,24 O bendito Senhor Jesus, depois de todo o bem que havia feito, é despido de suas vestes e pregado na cruz por soldados cruéis. Eles lançam sortes (como se faz com uma moeda), mas não sabem que estão cumprindo as Escrituras! (Salmo 22:18). Por quatro vezes este capítulo diz "para que se cumprisse a Escritura"... Ele, o Verbo Vivo, cumpria a Palavra escrita.</text:p>
      <text:p text:style-name="P2"/>
      <text:p text:style-name="P2">Jo 19:28,29 Em Sua sede deram a Ele vinagre! - Sl 69:21.</text:p>
      <text:p text:style-name="P2"/>
      <text:p text:style-name="P2">Jo 19:30 Ninguém tirou Sua vida, Ele a entregou de Si mesmo. (Jo 10:17-18).</text:p>
      <text:p text:style-name="P2"/>
      <text:p text:style-name="P2">Jo 19:32-34 Os soldados vêem que Jesus está morto e um deles fura o Seu lado com uma lança! O poder purificador do sangue de Jesus é para o pecador. O poder expiador do sangue de Jesus é para o trono de Deus. Você encontra o primeiro em Levítico 14; o segundo você encontra em Levítico 16. O primeiro satisfez a necessidade nossa, como pecadores; o segundo satisfez o coração de Deus no que diz respeito ao pecado. O primeiro é para os "pecados", o segundo para o "pecado".</text:p>
      <text:p text:style-name="P2"/>
      <text:p text:style-name="P2"><text:soft-page-break/>Jo 19:36 A passagem escrita cerca de 1.300 anos antes a respeito da Páscoa - Êxodo 12:46 - se cumpre! E no versículo 37 outra passagem se cumpre!</text:p>
      <text:p text:style-name="P2"/>
      <text:h text:style-name="Heading_20_2" text:outline-level="2">#1084</text:h>
      <text:p text:style-name="P2"/>
      <text:p text:style-name="P2">Se não estivermos nos ajoelhando e confessando que temos sido negligentes para com o Senhor, e seguirmos fazendo coisas que sabemos que O desagradam, então não haverá psicologia humana que possa ajudar.</text:p>
      <text:p text:style-name="P2"/>
      <text:p text:style-name="P2">João 20</text:p>
      <text:p text:style-name="P2"/>
      <text:p text:style-name="P2">Deus entra em ação! O maior poder jamais visto é demonstrado. O Senhor Jesus é ressuscitado de entre os mortos. Agora tudo muda das trevas para a luz.</text:p>
      <text:p text:style-name="P2"/>
      <text:p text:style-name="P2">Jo 20:1 Na primeira criação Deus trabalhou durante seis dias, e descansou no sétimo dia. Mas por causa do pecado de Adão a morte passou a todos. Todavia, o Senhor Jesus (o segundo Adão - 1 Co 15:47) desceu ao mundo e providenciou uma nova e perfeita criação. Agora Deus pode descansar para sempre no dia que vem depois do sétimo, o oitavo dia. O dia após o antigo Sabbath (sétimo dia, Sábado) é o oitavo dia (Domingo) e é esse o dia do Senhor (Atos 20:7). Quando aceitamos a Cristo como Salvador nascemos de novo nessa nova criação (2 Co 5:17).</text:p>
      <text:p text:style-name="P2"/>
      <text:p text:style-name="P2">Há três coisas novas: (A) um novo dia, versículo 1, o primeiro dia da semana, (B) um novo nome (pela primeira vez o Senhor Jesus chama Seus seguidores de "irmãos", versículo 7, (C) um novo relacionamento no versículo 17, Deus se torna "Pai" deles.</text:p>
      <text:p text:style-name="P2"/>
      <text:p text:style-name="P2">Jo 20:1-10 O que temos agora é um túmulo vazio. A morte não podia reter nosso Salvador. Ele vive e vive para sempre. Ap 1:18.</text:p>
      <text:p text:style-name="P2"/>
      <text:p text:style-name="P2">Jo 20:11-18 A todos os discípulos falta a devoção encontrada em Maria. Leia Lucas 8:2 para ver quem ela era. Ela deseja tocá-Lo, supondo que Ele fosse como tinha sido antes de Sua morte. Mas Ele estava para ser conhecido de uma nova maneira. Cristo ressuscitou em uma nova posição. O modo como Ele foi conhecido quando foi visto pelo povo jamais seria o mesmo. É isso que significa 2 Co 5:16. Nós já não o conhecemos segundo a carne, ou seja, nossa antiga vida está na carne. Nosso nova vida é uma vida espiritual.</text:p>
      <text:p text:style-name="P2"/>
      <text:p text:style-name="P2">Jo 20:24-29 Estes versículos são uma figura do que Deus quer que desfrutemos. O Espírito de Deus quer reunir cada crente em torno do Senhor Jesus. Separados de todas as coisas que são contrárias às Escrituras.</text:p>
      <text:p text:style-name="P2"/>
      <text:p text:style-name="P2">Jo 20:31 Um resumo <text:span text:style-name="T2">de</text:span> todo o evangelho de João.</text:p>
      <text:p text:style-name="P2"/>
      <text:h text:style-name="Heading_20_2" text:outline-level="2">#1085</text:h>
      <text:p text:style-name="P2"/>
      <text:p text:style-name="P2">A fé cristã foi feita para florescer em solo hostil.</text:p>
      <text:p text:style-name="P2"/>
      <text:p text:style-name="P2">João 21</text:p>
      <text:p text:style-name="P2"/>
      <text:p text:style-name="P2"><text:soft-page-break/>Jo 21:1-14 É triste que Pedro queira voltar à sua velha vida! E os outros o seguem. Você está retornando à sua velha vida? Quer voltar a viver como vivia? Quando queremos isso é porque o Senhor Jesus perdeu a atração que exercia em nós. Eles trabalharam duro na pescaria. Não é isso que acontece conosco quando nosso coração se torna frio? Quando queremos fazer algo, não é verdade que nada nos impede de trabalhar até tarde?</text:p>
      <text:p text:style-name="P2"/>
      <text:p text:style-name="P2">O Senhor faz com que os peixes evitem as redes! Chega a manhã e Ele vai até onde eles estavam e pergunta a eles se tinham alguma coisa para comer! Por que Ele perguntou? Porque queria que eles admitissem que não tinham conseguido absolutamente nada como resultado de todo o seu trabalho. Você conhece algum crente que ficou feliz depois de se afastar do Senhor? Alguns pensam que estão felizes. </text:p>
      <text:p text:style-name="P2"/>
      <text:p text:style-name="P2">Jo 21:6 Será que darão ouvidos às instruções? Repare nos maravilhosos resultados da simples obediência. Eles não conseguiam levantar aquela enorme carga de peixes! (Veja Malaquias 3:10).</text:p>
      <text:p text:style-name="P2"/>
      <text:p text:style-name="P2">Jo 21:7-14 O Senhor é sempre Aquele que provê - Tiago 1:17, e por isso Ele diz estas duas palavras tão doces: "Vinde, comei". Será que estamos atendendo Seu convite? A comida que o bendito Senhor nos dá é Ele próprio, um alimento para nossa nova natureza. João 6:35.</text:p>
      <text:p text:style-name="P2"/>
      <text:p text:style-name="P2">Jo 21: 15-25 No Salmo 23 diz: "Refrigera minha alma". Aqui a alma de Pedro foi restaurada, depois de ter negado de forma tão terrível que conhecia o Senhor. Agora ele é instruído a alimentar e cuidar de outros crentes (o Senhor é o Sumo Pastor).</text:p>
      <text:p text:style-name="P2"/>
      <text:p text:style-name="P2">Jo 21:25 Não há limites para o que podemos aprender sobre o Senhor Jesus. Que possamos aprender mais e mais dEle. Com este capítulo completamos a leitura da maioria dos livros da Bíblia. Alternamos entre o Antigo e o Novo Testamentos para mostrar a unidade da Bíblia como um todo. Cremos que tenha sido de bênção para você.</text:p>
      <text:p text:style-name="P2"/>
      <text:p text:style-name="P1"><text:s/></text:p>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rpo_20_do_20_texto" style:display-name="Corpo do texto" style:family="paragraph" style:parent-style-name="Standard">
      <style:paragraph-properties fo:margin-top="0cm" fo:margin-bottom="0.212cm" loext:contextual-spacing="false"/>
    </style:style>
    <style:style style:name="Table_20_Contents" style:display-name="Table Contents" style:family="paragraph" style:parent-style-name="Corpo_20_do_20_texto" style:class="extra"/>
    <style:style style:name="Título_20_da_20_tabela" style:display-name="Título da tabela" style:family="paragraph" style:parent-style-name="Table_20_Contents">
      <style:paragraph-properties fo:text-align="center" style:justify-single-word="false"/>
      <style:text-properties fo:font-style="italic" fo:font-weight="bold" style:font-style-asian="italic" style:font-weight-asian="bold"/>
    </style:style>
    <style:style style:name="Chapter"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Abrir_20_parágrafo" style:display-name="Abrir parágrafo" style:family="paragraph" style:parent-style-name="Corpo_20_do_20_texto">
      <style:paragraph-properties fo:margin-left="0cm" fo:margin-right="0cm" fo:text-indent="0.499cm" style:auto-text-indent="false"/>
    </style:style>
    <style:style style:name="Chapter-a-day_20_i" style:display-name="Chapter-a-day i" style:family="paragraph" style:parent-style-name="Abrir_20_parágrafo">
      <style:paragraph-properties fo:margin-left="0cm" fo:margin-right="0cm" fo:text-indent="0cm" style:auto-text-indent="false"/>
      <style:text-properties style:font-name="Courier New" fo:font-family="'Courier New'" style:font-family-generic="modern" fo:language="en" fo:country="US" style:font-name-complex="Courier New" style:font-family-complex="'Courier New'" style:font-family-generic-complex="modern"/>
    </style:style>
    <style:style style:name="Padrão" style:family="paragraph">
      <style:paragraph-properties fo:orphans="2" fo:widows="2"/>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Fonte_20_parág._20_padrão" style:display-name="Fonte parág. padrão" style:family="text"/>
    <style:style style:name="Footnote_20_Symbol" style:display-name="Footnote Symbol" style:family="text">
      <style:text-properties style:text-position="super 58%"/>
    </style:style>
    <style:style style:name="WW-Fonte_20_parág._20_padrão" style:display-name="WW-Fonte parág. padrão" style:family="text">
      <style:text-properties fo:font-size="12pt" style:font-size-asian="12pt"/>
    </style:style>
    <style:style style:name="Caracteres_20_de_20_numeração" style:display-name="Caracteres de numeração" style:family="text">
      <style:text-properties fo:font-size="12pt" style:font-size-asian="12pt"/>
    </style:style>
    <style:style style:name="eudoraheader" style:family="text" style:parent-style-name="Fonte_20_parág._20_padrão"/>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a-day2_p</dc:title>
    <meta:initial-creator>Mario Persona</meta:initial-creator>
    <meta:creation-date>2011-12-13T09:25:00</meta:creation-date>
    <dc:date>2018-06-11T22:44:11.378350661</dc:date>
    <meta:editing-cycles>6</meta:editing-cycles>
    <meta:editing-duration>PT5M39S</meta:editing-duration>
    <meta:generator>LibreOffice/5.1.6.2$Linux_X86_64 LibreOffice_project/10m0$Build-2</meta:generator>
    <meta:document-statistic meta:table-count="0" meta:image-count="0" meta:object-count="0" meta:page-count="583" meta:paragraph-count="8388" meta:word-count="236150" meta:character-count="1324577" meta:non-whitespace-character-count="1096700"/>
  </office:meta>
</office:document-meta>
</file>